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9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0.99pt solid #000000" fo:border-right="none" fo:border-top="none"/>
    </style:style>
    <style:style style:name="ce9" style:family="table-cell" style:parent-style-name="Default">
      <style:table-cell-properties fo:border-bottom="0.99pt solid #000000" fo:border-left="0.99pt solid #000000" fo:border-right="none" fo:border-top="none"/>
    </style:style>
    <style:style style:name="ce30" style:family="table-cell" style:parent-style-name="Default" style:data-style-name="N1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order-left="none" fo:border-right="0.99pt solid #000000" fo:border-top="none"/>
    </style:style>
    <style:style style:name="ce13" style:family="table-cell" style:parent-style-name="Default">
      <style:table-cell-properties fo:border-bottom="none" fo:border-left="none" fo:border-right="0.99pt solid #000000" fo:border-top="none"/>
    </style:style>
    <style:style style:name="ce14" style:family="table-cell" style:parent-style-name="Default">
      <style:table-cell-properties fo:border-bottom="0.99pt solid #000000" fo:border-left="none" fo:border-right="0.99pt solid #000000" fo:border-top="none"/>
    </style:style>
    <style:style style:name="ce37" style:family="table-cell" style:parent-style-name="Default" style:data-style-name="N1">
      <style:table-cell-properties fo:border-bottom="0.74pt solid #000000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99pt solid #000000"/>
    </style:style>
    <style:style style:name="T1" style:family="text">
      <style:text-properties fo:language="el" fo:country="GR"/>
    </style:style>
    <style:style style:name="T2" style:family="text">
      <style:text-properties style:text-position="-26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Default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number-columns-repeated="989" table:default-cell-style-name="Default"/>
        <table:table-row table:style-name="ro1">
          <table:table-cell table:style-name="ce1"/>
          <table:table-cell table:style-name="ce10" office:value-type="string" calcext:value-type="string">
            <text:p>pop</text:p>
          </table:table-cell>
          <table:table-cell table:style-name="ce15" office:value-type="string" calcext:value-type="string">
            <text:p>iter<text:span text:style-name="T2">max</text:span></text:p>
          </table:table-cell>
          <table:table-cell table:style-name="ce15" office:value-type="string" calcext:value-type="string">
            <text:p>p<text:span text:style-name="T2">sel</text:span></text:p>
          </table:table-cell>
          <table:table-cell table:style-name="ce15" office:value-type="string" calcext:value-type="string">
            <text:p>p<text:span text:style-name="T2">cross</text:span></text:p>
          </table:table-cell>
          <table:table-cell table:style-name="ce18" office:value-type="string" calcext:value-type="string">
            <text:p>p<text:span text:style-name="T2">mut</text:span></text:p>
          </table:table-cell>
          <table:table-cell table:style-name="ce4" table:number-columns-repeated="2"/>
          <table:table-cell table:number-columns-repeated="2"/>
          <table:table-cell table:style-name="ce27" office:value-type="string" calcext:value-type="string" table:number-columns-spanned="2" table:number-rows-spanned="1">
            <text:p>A 1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A 2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A 3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A 4</text:p>
          </table:table-cell>
          <table:covered-table-cell table:style-name="ce21"/>
          <table:table-cell/>
          <table:table-cell table:style-name="ce27" office:value-type="string" calcext:value-type="string" table:number-columns-spanned="2" table:number-rows-spanned="1">
            <text:p>B1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B2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B3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B4</text:p>
          </table:table-cell>
          <table:covered-table-cell table:style-name="ce21"/>
          <table:table-cell table:number-columns-repeated="98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11" office:value-type="string" calcext:value-type="string">
            <text:p>1<text:span text:style-name="T1">5</text:span>0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1" office:value-type="string" calcext:value-type="string">
            <text:p>0.0<text:span text:style-name="T1">22</text:span></text:p>
          </table:table-cell>
          <table:table-cell table:style-name="ce16" office:value-type="string" calcext:value-type="string">
            <text:p>0.5</text:p>
          </table:table-cell>
          <table:table-cell table:style-name="ce19" office:value-type="string" calcext:value-type="string">
            <text:p>0.02<text:span text:style-name="T1">8</text:span></text:p>
          </table:table-cell>
          <table:table-cell table:style-name="ce4" table:number-columns-repeated="2"/>
          <table:table-cell/>
          <table:table-cell table:style-name="ce13" office:value-type="float" office:value="0" calcext:value-type="float">
            <text:p>0</text:p>
          </table:table-cell>
          <table:table-cell office:value-type="float" office:value="45258" calcext:value-type="float">
            <text:p>45258</text:p>
          </table:table-cell>
          <table:table-cell office:value-type="float" office:value="57596" calcext:value-type="float">
            <text:p>57596</text:p>
          </table:table-cell>
          <table:table-cell office:value-type="float" office:value="45558" calcext:value-type="float">
            <text:p>45558</text:p>
          </table:table-cell>
          <table:table-cell office:value-type="float" office:value="57733" calcext:value-type="float">
            <text:p>57733</text:p>
          </table:table-cell>
          <table:table-cell office:value-type="float" office:value="46762" calcext:value-type="float">
            <text:p>46762</text:p>
          </table:table-cell>
          <table:table-cell office:value-type="float" office:value="57891" calcext:value-type="float">
            <text:p>57891</text:p>
          </table:table-cell>
          <table:table-cell office:value-type="float" office:value="45764" calcext:value-type="float">
            <text:p>45764</text:p>
          </table:table-cell>
          <table:table-cell office:value-type="float" office:value="57652" calcext:value-type="float">
            <text:p>5765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4759" calcext:value-type="float">
            <text:p>44759</text:p>
          </table:table-cell>
          <table:table-cell office:value-type="float" office:value="57747" calcext:value-type="float">
            <text:p>57747</text:p>
          </table:table-cell>
          <table:table-cell table:style-name="ce4" office:value-type="float" office:value="45361" calcext:value-type="float">
            <text:p>45361</text:p>
          </table:table-cell>
          <table:table-cell table:style-name="Default" office:value-type="float" office:value="57684" calcext:value-type="float">
            <text:p>57684</text:p>
          </table:table-cell>
          <table:table-cell office:value-type="float" office:value="46258" calcext:value-type="float">
            <text:p>46258</text:p>
          </table:table-cell>
          <table:table-cell table:style-name="Default" office:value-type="float" office:value="57698" calcext:value-type="float">
            <text:p>57698</text:p>
          </table:table-cell>
          <table:table-cell office:value-type="float" office:value="44968" calcext:value-type="float">
            <text:p>44968</text:p>
          </table:table-cell>
          <table:table-cell office:value-type="float" office:value="57589" calcext:value-type="float">
            <text:p>57589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500" calcext:value-type="float">
            <text:p>500</text:p>
          </table:table-cell>
          <table:table-cell table:style-name="ce17" office:value-type="string" calcext:value-type="string">
            <text:p>0.0<text:span text:style-name="T1">40</text:span></text:p>
          </table:table-cell>
          <table:table-cell table:style-name="ce12" office:value-type="string" calcext:value-type="string">
            <text:p>0.6</text:p>
          </table:table-cell>
          <table:table-cell table:style-name="ce20" office:value-type="string" calcext:value-type="string">
            <text:p>0.05</text:p>
          </table:table-cell>
          <table:table-cell table:style-name="ce4" table:number-columns-repeated="2"/>
          <table:table-cell/>
          <table:table-cell table:style-name="ce13" office:value-type="float" office:value="1" calcext:value-type="float">
            <text:p>1</text:p>
          </table:table-cell>
          <table:table-cell office:value-type="float" office:value="43261" calcext:value-type="float">
            <text:p>43261</text:p>
          </table:table-cell>
          <table:table-cell office:value-type="float" office:value="55405" calcext:value-type="float">
            <text:p>55405</text:p>
          </table:table-cell>
          <table:table-cell office:value-type="float" office:value="44456" calcext:value-type="float">
            <text:p>44456</text:p>
          </table:table-cell>
          <table:table-cell office:value-type="float" office:value="55529" calcext:value-type="float">
            <text:p>55529</text:p>
          </table:table-cell>
          <table:table-cell office:value-type="float" office:value="43666" calcext:value-type="float">
            <text:p>43666</text:p>
          </table:table-cell>
          <table:table-cell office:value-type="float" office:value="54139" calcext:value-type="float">
            <text:p>54139</text:p>
          </table:table-cell>
          <table:table-cell office:value-type="float" office:value="44660" calcext:value-type="float">
            <text:p>44660</text:p>
          </table:table-cell>
          <table:table-cell office:value-type="float" office:value="53933" calcext:value-type="float">
            <text:p>53933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43861" calcext:value-type="float">
            <text:p>43861</text:p>
          </table:table-cell>
          <table:table-cell office:value-type="float" office:value="54759" calcext:value-type="float">
            <text:p>54759</text:p>
          </table:table-cell>
          <table:table-cell table:style-name="ce4" office:value-type="float" office:value="43265" calcext:value-type="float">
            <text:p>43265</text:p>
          </table:table-cell>
          <table:table-cell table:style-name="Default" office:value-type="float" office:value="54983" calcext:value-type="float">
            <text:p>54983</text:p>
          </table:table-cell>
          <table:table-cell office:value-type="float" office:value="42968" calcext:value-type="float">
            <text:p>42968</text:p>
          </table:table-cell>
          <table:table-cell table:style-name="Default" office:value-type="float" office:value="53422" calcext:value-type="float">
            <text:p>53422</text:p>
          </table:table-cell>
          <table:table-cell office:value-type="float" office:value="42063" calcext:value-type="float">
            <text:p>42063</text:p>
          </table:table-cell>
          <table:table-cell office:value-type="float" office:value="53556" calcext:value-type="float">
            <text:p>53556</text:p>
          </table:table-cell>
          <table:table-cell table:number-columns-repeated="989"/>
        </table:table-row>
        <table:table-row table:style-name="ro3">
          <table:table-cell table:style-name="ce4" table:number-columns-repeated="8"/>
          <table:table-cell/>
          <table:table-cell table:style-name="ce13" office:value-type="float" office:value="2" calcext:value-type="float">
            <text:p>2</text:p>
          </table:table-cell>
          <table:table-cell office:value-type="float" office:value="43767" calcext:value-type="float">
            <text:p>43767</text:p>
          </table:table-cell>
          <table:table-cell office:value-type="float" office:value="54673" calcext:value-type="float">
            <text:p>54673</text:p>
          </table:table-cell>
          <table:table-cell office:value-type="float" office:value="43164" calcext:value-type="float">
            <text:p>43164</text:p>
          </table:table-cell>
          <table:table-cell office:value-type="float" office:value="54200" calcext:value-type="float">
            <text:p>54200</text:p>
          </table:table-cell>
          <table:table-cell office:value-type="float" office:value="41763" calcext:value-type="float">
            <text:p>41763</text:p>
          </table:table-cell>
          <table:table-cell office:value-type="float" office:value="51207" calcext:value-type="float">
            <text:p>51207</text:p>
          </table:table-cell>
          <table:table-cell office:value-type="float" office:value="40562" calcext:value-type="float">
            <text:p>40562</text:p>
          </table:table-cell>
          <table:table-cell office:value-type="float" office:value="50919" calcext:value-type="float">
            <text:p>50919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43364" calcext:value-type="float">
            <text:p>43364</text:p>
          </table:table-cell>
          <table:table-cell office:value-type="float" office:value="53873" calcext:value-type="float">
            <text:p>53873</text:p>
          </table:table-cell>
          <table:table-cell table:style-name="ce4" office:value-type="float" office:value="42057" calcext:value-type="float">
            <text:p>42057</text:p>
          </table:table-cell>
          <table:table-cell table:style-name="Default" office:value-type="float" office:value="53630" calcext:value-type="float">
            <text:p>53630</text:p>
          </table:table-cell>
          <table:table-cell office:value-type="float" office:value="39764" calcext:value-type="float">
            <text:p>39764</text:p>
          </table:table-cell>
          <table:table-cell table:style-name="Default" office:value-type="float" office:value="49152" calcext:value-type="float">
            <text:p>49152</text:p>
          </table:table-cell>
          <table:table-cell office:value-type="float" office:value="40063" calcext:value-type="float">
            <text:p>40063</text:p>
          </table:table-cell>
          <table:table-cell office:value-type="float" office:value="50034" calcext:value-type="float">
            <text:p>5003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" calcext:value-type="float">
            <text:p>3</text:p>
          </table:table-cell>
          <table:table-cell office:value-type="float" office:value="43359" calcext:value-type="float">
            <text:p>43359</text:p>
          </table:table-cell>
          <table:table-cell office:value-type="float" office:value="53907" calcext:value-type="float">
            <text:p>53907</text:p>
          </table:table-cell>
          <table:table-cell office:value-type="float" office:value="40872" calcext:value-type="float">
            <text:p>40872</text:p>
          </table:table-cell>
          <table:table-cell office:value-type="float" office:value="53419" calcext:value-type="float">
            <text:p>53419</text:p>
          </table:table-cell>
          <table:table-cell office:value-type="float" office:value="40063" calcext:value-type="float">
            <text:p>40063</text:p>
          </table:table-cell>
          <table:table-cell office:value-type="float" office:value="48868" calcext:value-type="float">
            <text:p>48868</text:p>
          </table:table-cell>
          <table:table-cell office:value-type="float" office:value="39666" calcext:value-type="float">
            <text:p>39666</text:p>
          </table:table-cell>
          <table:table-cell office:value-type="float" office:value="47881" calcext:value-type="float">
            <text:p>47881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40965" calcext:value-type="float">
            <text:p>40965</text:p>
          </table:table-cell>
          <table:table-cell office:value-type="float" office:value="52903" calcext:value-type="float">
            <text:p>52903</text:p>
          </table:table-cell>
          <table:table-cell table:style-name="ce4" office:value-type="float" office:value="39762" calcext:value-type="float">
            <text:p>39762</text:p>
          </table:table-cell>
          <table:table-cell table:style-name="Default" office:value-type="float" office:value="51925" calcext:value-type="float">
            <text:p>51925</text:p>
          </table:table-cell>
          <table:table-cell office:value-type="float" office:value="39755" calcext:value-type="float">
            <text:p>39755</text:p>
          </table:table-cell>
          <table:table-cell table:style-name="Default" office:value-type="float" office:value="46810" calcext:value-type="float">
            <text:p>46810</text:p>
          </table:table-cell>
          <table:table-cell office:value-type="float" office:value="38166" calcext:value-type="float">
            <text:p>38166</text:p>
          </table:table-cell>
          <table:table-cell office:value-type="float" office:value="47359" calcext:value-type="float">
            <text:p>47359</text:p>
          </table:table-cell>
          <table:table-cell table:number-columns-repeated="989"/>
        </table:table-row>
        <table:table-row table:style-name="ro3">
          <table:table-cell table:style-name="ce5" office:value-type="string" calcext:value-type="string" table:number-columns-spanned="8" table:number-rows-spanned="2">
            <text:p>Α</text:p>
          </table:table-cell>
          <table:covered-table-cell table:style-name="ce35"/>
          <table:covered-table-cell table:style-name="ce8"/>
          <table:covered-table-cell table:style-name="ce35"/>
          <table:covered-table-cell table:style-name="ce8"/>
          <table:covered-table-cell table:style-name="ce35"/>
          <table:covered-table-cell table:style-name="ce8"/>
          <table:covered-table-cell table:style-name="ce35"/>
          <table:table-cell/>
          <table:table-cell table:style-name="ce13" office:value-type="float" office:value="4" calcext:value-type="float">
            <text:p>4</text:p>
          </table:table-cell>
          <table:table-cell office:value-type="float" office:value="40663" calcext:value-type="float">
            <text:p>40663</text:p>
          </table:table-cell>
          <table:table-cell office:value-type="float" office:value="53236" calcext:value-type="float">
            <text:p>53236</text:p>
          </table:table-cell>
          <table:table-cell office:value-type="float" office:value="40869" calcext:value-type="float">
            <text:p>40869</text:p>
          </table:table-cell>
          <table:table-cell office:value-type="float" office:value="52583" calcext:value-type="float">
            <text:p>52583</text:p>
          </table:table-cell>
          <table:table-cell office:value-type="float" office:value="37763" calcext:value-type="float">
            <text:p>37763</text:p>
          </table:table-cell>
          <table:table-cell office:value-type="float" office:value="46898" calcext:value-type="float">
            <text:p>46898</text:p>
          </table:table-cell>
          <table:table-cell office:value-type="float" office:value="37558" calcext:value-type="float">
            <text:p>37558</text:p>
          </table:table-cell>
          <table:table-cell office:value-type="float" office:value="45576" calcext:value-type="float">
            <text:p>45576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40167" calcext:value-type="float">
            <text:p>40167</text:p>
          </table:table-cell>
          <table:table-cell office:value-type="float" office:value="51685" calcext:value-type="float">
            <text:p>51685</text:p>
          </table:table-cell>
          <table:table-cell table:style-name="ce4" office:value-type="float" office:value="38764" calcext:value-type="float">
            <text:p>38764</text:p>
          </table:table-cell>
          <table:table-cell table:style-name="Default" office:value-type="float" office:value="50644" calcext:value-type="float">
            <text:p>50644</text:p>
          </table:table-cell>
          <table:table-cell office:value-type="float" office:value="37362" calcext:value-type="float">
            <text:p>37362</text:p>
          </table:table-cell>
          <table:table-cell table:style-name="Default" office:value-type="float" office:value="45615" calcext:value-type="float">
            <text:p>45615</text:p>
          </table:table-cell>
          <table:table-cell office:value-type="float" office:value="34967" calcext:value-type="float">
            <text:p>34967</text:p>
          </table:table-cell>
          <table:table-cell office:value-type="float" office:value="43826" calcext:value-type="float">
            <text:p>43826</text:p>
          </table:table-cell>
          <table:table-cell table:number-columns-repeated="989"/>
        </table:table-row>
        <table:table-row table:style-name="ro3">
          <table:covered-table-cell table:style-name="ce6"/>
          <table:covered-table-cell table:style-name="ce35"/>
          <table:covered-table-cell table:style-name="ce8"/>
          <table:covered-table-cell table:style-name="ce35"/>
          <table:covered-table-cell table:style-name="ce8"/>
          <table:covered-table-cell table:style-name="ce35"/>
          <table:covered-table-cell table:style-name="ce8"/>
          <table:covered-table-cell table:style-name="ce35"/>
          <table:table-cell/>
          <table:table-cell table:style-name="ce13" office:value-type="float" office:value="5" calcext:value-type="float">
            <text:p>5</text:p>
          </table:table-cell>
          <table:table-cell office:value-type="float" office:value="40954" calcext:value-type="float">
            <text:p>40954</text:p>
          </table:table-cell>
          <table:table-cell office:value-type="float" office:value="52452" calcext:value-type="float">
            <text:p>52452</text:p>
          </table:table-cell>
          <table:table-cell office:value-type="float" office:value="40263" calcext:value-type="float">
            <text:p>40263</text:p>
          </table:table-cell>
          <table:table-cell office:value-type="float" office:value="51084" calcext:value-type="float">
            <text:p>51084</text:p>
          </table:table-cell>
          <table:table-cell office:value-type="float" office:value="36466" calcext:value-type="float">
            <text:p>36466</text:p>
          </table:table-cell>
          <table:table-cell office:value-type="float" office:value="44659" calcext:value-type="float">
            <text:p>44659</text:p>
          </table:table-cell>
          <table:table-cell office:value-type="float" office:value="35067" calcext:value-type="float">
            <text:p>35067</text:p>
          </table:table-cell>
          <table:table-cell office:value-type="float" office:value="44021" calcext:value-type="float">
            <text:p>44021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39765" calcext:value-type="float">
            <text:p>39765</text:p>
          </table:table-cell>
          <table:table-cell office:value-type="float" office:value="50589" calcext:value-type="float">
            <text:p>50589</text:p>
          </table:table-cell>
          <table:table-cell table:style-name="ce4" office:value-type="float" office:value="36560" calcext:value-type="float">
            <text:p>36560</text:p>
          </table:table-cell>
          <table:table-cell table:style-name="Default" office:value-type="float" office:value="49099" calcext:value-type="float">
            <text:p>49099</text:p>
          </table:table-cell>
          <table:table-cell office:value-type="float" office:value="35862" calcext:value-type="float">
            <text:p>35862</text:p>
          </table:table-cell>
          <table:table-cell table:style-name="Default" office:value-type="float" office:value="43962" calcext:value-type="float">
            <text:p>43962</text:p>
          </table:table-cell>
          <table:table-cell office:value-type="float" office:value="33163" calcext:value-type="float">
            <text:p>33163</text:p>
          </table:table-cell>
          <table:table-cell office:value-type="float" office:value="41452" calcext:value-type="float">
            <text:p>41452</text:p>
          </table:table-cell>
          <table:table-cell table:number-columns-repeated="989"/>
        </table:table-row>
        <table:table-row table:style-name="ro3">
          <table:table-cell table:style-name="ce27" office:value-type="string" calcext:value-type="string" table:number-columns-spanned="2" table:number-rows-spanned="2">
            <text:p>Random</text:p>
            <text:p>Inversion</text:p>
          </table:table-cell>
          <table:covered-table-cell table:style-name="ce35"/>
          <table:table-cell table:style-name="ce27" office:value-type="string" calcext:value-type="string" table:number-columns-spanned="2" table:number-rows-spanned="2">
            <text:p>Random</text:p>
            <text:p>Swap</text:p>
          </table:table-cell>
          <table:covered-table-cell table:style-name="ce35"/>
          <table:table-cell table:style-name="ce27" office:value-type="string" calcext:value-type="string" table:number-columns-spanned="2" table:number-rows-spanned="2">
            <text:p>Merit</text:p>
            <text:p>Inversion</text:p>
          </table:table-cell>
          <table:covered-table-cell table:style-name="ce35"/>
          <table:table-cell table:style-name="ce27" office:value-type="string" calcext:value-type="string" table:number-columns-spanned="2" table:number-rows-spanned="2">
            <text:p>Merit</text:p>
            <text:p>Swap</text:p>
          </table:table-cell>
          <table:covered-table-cell table:style-name="ce35"/>
          <table:table-cell/>
          <table:table-cell table:style-name="ce13" office:value-type="float" office:value="6" calcext:value-type="float">
            <text:p>6</text:p>
          </table:table-cell>
          <table:table-cell office:value-type="float" office:value="40467" calcext:value-type="float">
            <text:p>40467</text:p>
          </table:table-cell>
          <table:table-cell office:value-type="float" office:value="51613" calcext:value-type="float">
            <text:p>51613</text:p>
          </table:table-cell>
          <table:table-cell office:value-type="float" office:value="35861" calcext:value-type="float">
            <text:p>35861</text:p>
          </table:table-cell>
          <table:table-cell office:value-type="float" office:value="49275" calcext:value-type="float">
            <text:p>49275</text:p>
          </table:table-cell>
          <table:table-cell office:value-type="float" office:value="35463" calcext:value-type="float">
            <text:p>35463</text:p>
          </table:table-cell>
          <table:table-cell office:value-type="float" office:value="41960" calcext:value-type="float">
            <text:p>41960</text:p>
          </table:table-cell>
          <table:table-cell office:value-type="float" office:value="33771" calcext:value-type="float">
            <text:p>33771</text:p>
          </table:table-cell>
          <table:table-cell office:value-type="float" office:value="41739" calcext:value-type="float">
            <text:p>41739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35768" calcext:value-type="float">
            <text:p>35768</text:p>
          </table:table-cell>
          <table:table-cell office:value-type="float" office:value="48540" calcext:value-type="float">
            <text:p>48540</text:p>
          </table:table-cell>
          <table:table-cell table:style-name="ce4" office:value-type="float" office:value="35565" calcext:value-type="float">
            <text:p>35565</text:p>
          </table:table-cell>
          <table:table-cell table:style-name="Default" office:value-type="float" office:value="47724" calcext:value-type="float">
            <text:p>47724</text:p>
          </table:table-cell>
          <table:table-cell office:value-type="float" office:value="34259" calcext:value-type="float">
            <text:p>34259</text:p>
          </table:table-cell>
          <table:table-cell table:style-name="Default" office:value-type="float" office:value="42584" calcext:value-type="float">
            <text:p>42584</text:p>
          </table:table-cell>
          <table:table-cell office:value-type="float" office:value="32064" calcext:value-type="float">
            <text:p>32064</text:p>
          </table:table-cell>
          <table:table-cell office:value-type="float" office:value="39911" calcext:value-type="float">
            <text:p>39911</text:p>
          </table:table-cell>
          <table:table-cell table:number-columns-repeated="989"/>
        </table:table-row>
        <table:table-row table:style-name="ro3">
          <table:covered-table-cell table:style-name="ce6"/>
          <table:covered-table-cell table:style-name="ce35"/>
          <table:covered-table-cell table:style-name="ce8"/>
          <table:covered-table-cell table:style-name="ce35"/>
          <table:covered-table-cell table:style-name="ce6"/>
          <table:covered-table-cell table:style-name="ce35"/>
          <table:covered-table-cell table:style-name="ce8"/>
          <table:covered-table-cell table:style-name="ce35"/>
          <table:table-cell/>
          <table:table-cell table:style-name="ce13" office:value-type="float" office:value="7" calcext:value-type="float">
            <text:p>7</text:p>
          </table:table-cell>
          <table:table-cell office:value-type="float" office:value="40059" calcext:value-type="float">
            <text:p>40059</text:p>
          </table:table-cell>
          <table:table-cell office:value-type="float" office:value="50799" calcext:value-type="float">
            <text:p>50799</text:p>
          </table:table-cell>
          <table:table-cell office:value-type="float" office:value="36670" calcext:value-type="float">
            <text:p>36670</text:p>
          </table:table-cell>
          <table:table-cell office:value-type="float" office:value="46619" calcext:value-type="float">
            <text:p>46619</text:p>
          </table:table-cell>
          <table:table-cell office:value-type="float" office:value="32863" calcext:value-type="float">
            <text:p>32863</text:p>
          </table:table-cell>
          <table:table-cell office:value-type="float" office:value="40285" calcext:value-type="float">
            <text:p>40285</text:p>
          </table:table-cell>
          <table:table-cell office:value-type="float" office:value="32461" calcext:value-type="float">
            <text:p>32461</text:p>
          </table:table-cell>
          <table:table-cell office:value-type="float" office:value="38912" calcext:value-type="float">
            <text:p>38912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34563" calcext:value-type="float">
            <text:p>34563</text:p>
          </table:table-cell>
          <table:table-cell office:value-type="float" office:value="44744" calcext:value-type="float">
            <text:p>44744</text:p>
          </table:table-cell>
          <table:table-cell table:style-name="ce4" office:value-type="float" office:value="33365" calcext:value-type="float">
            <text:p>33365</text:p>
          </table:table-cell>
          <table:table-cell table:style-name="Default" office:value-type="float" office:value="47359" calcext:value-type="float">
            <text:p>47359</text:p>
          </table:table-cell>
          <table:table-cell office:value-type="float" office:value="33060" calcext:value-type="float">
            <text:p>33060</text:p>
          </table:table-cell>
          <table:table-cell table:style-name="Default" office:value-type="float" office:value="40907" calcext:value-type="float">
            <text:p>40907</text:p>
          </table:table-cell>
          <table:table-cell office:value-type="float" office:value="30761" calcext:value-type="float">
            <text:p>30761</text:p>
          </table:table-cell>
          <table:table-cell office:value-type="float" office:value="39061" calcext:value-type="float">
            <text:p>39061</text:p>
          </table:table-cell>
          <table:table-cell table:number-columns-repeated="989"/>
        </table:table-row>
        <table:table-row table:style-name="ro3">
          <table:table-cell table:style-name="ce8" office:value-type="float" office:value="11260" calcext:value-type="float">
            <text:p>11260</text:p>
          </table:table-cell>
          <table:table-cell table:style-name="ce13" office:value-type="float" office:value="17682" calcext:value-type="float">
            <text:p>17682</text:p>
          </table:table-cell>
          <table:table-cell table:style-name="ce8" office:value-type="float" office:value="11563" calcext:value-type="float">
            <text:p>11563</text:p>
          </table:table-cell>
          <table:table-cell table:style-name="ce13" office:value-type="float" office:value="18047" calcext:value-type="float">
            <text:p>18047</text:p>
          </table:table-cell>
          <table:table-cell table:style-name="ce8" office:value-type="float" office:value="9661" calcext:value-type="float">
            <text:p>9661</text:p>
          </table:table-cell>
          <table:table-cell table:style-name="ce13" office:value-type="float" office:value="16710" calcext:value-type="float">
            <text:p>16710</text:p>
          </table:table-cell>
          <table:table-cell table:style-name="ce8" office:value-type="float" office:value="11561" calcext:value-type="float">
            <text:p>11561</text:p>
          </table:table-cell>
          <table:table-cell table:style-name="ce13" office:value-type="float" office:value="17766" calcext:value-type="float">
            <text:p>17766</text:p>
          </table:table-cell>
          <table:table-cell/>
          <table:table-cell table:style-name="ce13" office:value-type="float" office:value="8" calcext:value-type="float">
            <text:p>8</text:p>
          </table:table-cell>
          <table:table-cell office:value-type="float" office:value="36064" calcext:value-type="float">
            <text:p>36064</text:p>
          </table:table-cell>
          <table:table-cell office:value-type="float" office:value="49093" calcext:value-type="float">
            <text:p>49093</text:p>
          </table:table-cell>
          <table:table-cell office:value-type="float" office:value="34968" calcext:value-type="float">
            <text:p>34968</text:p>
          </table:table-cell>
          <table:table-cell office:value-type="float" office:value="43881" calcext:value-type="float">
            <text:p>43881</text:p>
          </table:table-cell>
          <table:table-cell office:value-type="float" office:value="30463" calcext:value-type="float">
            <text:p>30463</text:p>
          </table:table-cell>
          <table:table-cell office:value-type="float" office:value="38926" calcext:value-type="float">
            <text:p>38926</text:p>
          </table:table-cell>
          <table:table-cell office:value-type="float" office:value="30968" calcext:value-type="float">
            <text:p>30968</text:p>
          </table:table-cell>
          <table:table-cell office:value-type="float" office:value="37280" calcext:value-type="float">
            <text:p>37280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32770" calcext:value-type="float">
            <text:p>32770</text:p>
          </table:table-cell>
          <table:table-cell office:value-type="float" office:value="42118" calcext:value-type="float">
            <text:p>42118</text:p>
          </table:table-cell>
          <table:table-cell table:style-name="ce4" office:value-type="float" office:value="30866" calcext:value-type="float">
            <text:p>30866</text:p>
          </table:table-cell>
          <table:table-cell table:style-name="Default" office:value-type="float" office:value="43993" calcext:value-type="float">
            <text:p>43993</text:p>
          </table:table-cell>
          <table:table-cell office:value-type="float" office:value="31261" calcext:value-type="float">
            <text:p>31261</text:p>
          </table:table-cell>
          <table:table-cell table:style-name="Default" office:value-type="float" office:value="39400" calcext:value-type="float">
            <text:p>39400</text:p>
          </table:table-cell>
          <table:table-cell office:value-type="float" office:value="29866" calcext:value-type="float">
            <text:p>29866</text:p>
          </table:table-cell>
          <table:table-cell office:value-type="float" office:value="38102" calcext:value-type="float">
            <text:p>38102</text:p>
          </table:table-cell>
          <table:table-cell table:number-columns-repeated="989"/>
        </table:table-row>
        <table:table-row table:style-name="ro3">
          <table:table-cell table:style-name="ce8" office:value-type="float" office:value="11455" calcext:value-type="float">
            <text:p>11455</text:p>
          </table:table-cell>
          <table:table-cell table:style-name="ce13" office:value-type="float" office:value="17322" calcext:value-type="float">
            <text:p>17322</text:p>
          </table:table-cell>
          <table:table-cell table:style-name="ce8" office:value-type="float" office:value="11763" calcext:value-type="float">
            <text:p>11763</text:p>
          </table:table-cell>
          <table:table-cell table:style-name="ce13" office:value-type="float" office:value="18745" calcext:value-type="float">
            <text:p>18745</text:p>
          </table:table-cell>
          <table:table-cell table:style-name="ce8" office:value-type="float" office:value="12660" calcext:value-type="float">
            <text:p>12660</text:p>
          </table:table-cell>
          <table:table-cell table:style-name="ce13" office:value-type="float" office:value="18969" calcext:value-type="float">
            <text:p>18969</text:p>
          </table:table-cell>
          <table:table-cell table:style-name="ce8" office:value-type="float" office:value="11370" calcext:value-type="float">
            <text:p>11370</text:p>
          </table:table-cell>
          <table:table-cell table:style-name="ce13" office:value-type="float" office:value="17979" calcext:value-type="float">
            <text:p>17979</text:p>
          </table:table-cell>
          <table:table-cell/>
          <table:table-cell table:style-name="ce13" office:value-type="float" office:value="9" calcext:value-type="float">
            <text:p>9</text:p>
          </table:table-cell>
          <table:table-cell office:value-type="float" office:value="34666" calcext:value-type="float">
            <text:p>34666</text:p>
          </table:table-cell>
          <table:table-cell office:value-type="float" office:value="45788" calcext:value-type="float">
            <text:p>45788</text:p>
          </table:table-cell>
          <table:table-cell office:value-type="float" office:value="33364" calcext:value-type="float">
            <text:p>33364</text:p>
          </table:table-cell>
          <table:table-cell office:value-type="float" office:value="41978" calcext:value-type="float">
            <text:p>41978</text:p>
          </table:table-cell>
          <table:table-cell office:value-type="float" office:value="30963" calcext:value-type="float">
            <text:p>30963</text:p>
          </table:table-cell>
          <table:table-cell office:value-type="float" office:value="37389" calcext:value-type="float">
            <text:p>37389</text:p>
          </table:table-cell>
          <table:table-cell office:value-type="float" office:value="29865" calcext:value-type="float">
            <text:p>29865</text:p>
          </table:table-cell>
          <table:table-cell office:value-type="float" office:value="36465" calcext:value-type="float">
            <text:p>36465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30268" calcext:value-type="float">
            <text:p>30268</text:p>
          </table:table-cell>
          <table:table-cell office:value-type="float" office:value="40473" calcext:value-type="float">
            <text:p>40473</text:p>
          </table:table-cell>
          <table:table-cell table:style-name="ce4" office:value-type="float" office:value="28769" calcext:value-type="float">
            <text:p>28769</text:p>
          </table:table-cell>
          <table:table-cell table:style-name="Default" office:value-type="float" office:value="40557" calcext:value-type="float">
            <text:p>40557</text:p>
          </table:table-cell>
          <table:table-cell office:value-type="float" office:value="30062" calcext:value-type="float">
            <text:p>30062</text:p>
          </table:table-cell>
          <table:table-cell table:style-name="Default" office:value-type="float" office:value="37991" calcext:value-type="float">
            <text:p>37991</text:p>
          </table:table-cell>
          <table:table-cell office:value-type="float" office:value="29064" calcext:value-type="float">
            <text:p>29064</text:p>
          </table:table-cell>
          <table:table-cell office:value-type="float" office:value="36961" calcext:value-type="float">
            <text:p>36961</text:p>
          </table:table-cell>
          <table:table-cell table:number-columns-repeated="989"/>
        </table:table-row>
        <table:table-row table:style-name="ro3">
          <table:table-cell table:style-name="ce8" office:value-type="float" office:value="11056" calcext:value-type="float">
            <text:p>11056</text:p>
          </table:table-cell>
          <table:table-cell table:style-name="ce13" office:value-type="float" office:value="17529" calcext:value-type="float">
            <text:p>17529</text:p>
          </table:table-cell>
          <table:table-cell table:style-name="ce8" office:value-type="float" office:value="9768" calcext:value-type="float">
            <text:p>9768</text:p>
          </table:table-cell>
          <table:table-cell table:style-name="ce13" office:value-type="float" office:value="18170" calcext:value-type="float">
            <text:p>18170</text:p>
          </table:table-cell>
          <table:table-cell table:style-name="ce8" office:value-type="float" office:value="12760" calcext:value-type="float">
            <text:p>12760</text:p>
          </table:table-cell>
          <table:table-cell table:style-name="ce13" office:value-type="float" office:value="18807" calcext:value-type="float">
            <text:p>18807</text:p>
          </table:table-cell>
          <table:table-cell table:style-name="ce8" office:value-type="float" office:value="12057" calcext:value-type="float">
            <text:p>12057</text:p>
          </table:table-cell>
          <table:table-cell table:style-name="ce13" office:value-type="float" office:value="17531" calcext:value-type="float">
            <text:p>17531</text:p>
          </table:table-cell>
          <table:table-cell/>
          <table:table-cell table:style-name="ce13" office:value-type="float" office:value="10" calcext:value-type="float">
            <text:p>10</text:p>
          </table:table-cell>
          <table:table-cell office:value-type="float" office:value="33667" calcext:value-type="float">
            <text:p>33667</text:p>
          </table:table-cell>
          <table:table-cell office:value-type="float" office:value="42036" calcext:value-type="float">
            <text:p>42036</text:p>
          </table:table-cell>
          <table:table-cell office:value-type="float" office:value="32664" calcext:value-type="float">
            <text:p>32664</text:p>
          </table:table-cell>
          <table:table-cell office:value-type="float" office:value="40858" calcext:value-type="float">
            <text:p>40858</text:p>
          </table:table-cell>
          <table:table-cell office:value-type="float" office:value="29164" calcext:value-type="float">
            <text:p>29164</text:p>
          </table:table-cell>
          <table:table-cell office:value-type="float" office:value="35889" calcext:value-type="float">
            <text:p>35889</text:p>
          </table:table-cell>
          <table:table-cell office:value-type="float" office:value="29070" calcext:value-type="float">
            <text:p>29070</text:p>
          </table:table-cell>
          <table:table-cell office:value-type="float" office:value="35228" calcext:value-type="float">
            <text:p>35228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29766" calcext:value-type="float">
            <text:p>29766</text:p>
          </table:table-cell>
          <table:table-cell office:value-type="float" office:value="39123" calcext:value-type="float">
            <text:p>39123</text:p>
          </table:table-cell>
          <table:table-cell table:style-name="ce4" office:value-type="float" office:value="28369" calcext:value-type="float">
            <text:p>28369</text:p>
          </table:table-cell>
          <table:table-cell table:style-name="Default" office:value-type="float" office:value="39081" calcext:value-type="float">
            <text:p>39081</text:p>
          </table:table-cell>
          <table:table-cell office:value-type="float" office:value="28062" calcext:value-type="float">
            <text:p>28062</text:p>
          </table:table-cell>
          <table:table-cell table:style-name="Default" office:value-type="float" office:value="36352" calcext:value-type="float">
            <text:p>36352</text:p>
          </table:table-cell>
          <table:table-cell office:value-type="float" office:value="28463" calcext:value-type="float">
            <text:p>28463</text:p>
          </table:table-cell>
          <table:table-cell office:value-type="float" office:value="35958" calcext:value-type="float">
            <text:p>35958</text:p>
          </table:table-cell>
          <table:table-cell table:number-columns-repeated="989"/>
        </table:table-row>
        <table:table-row table:style-name="ro3">
          <table:table-cell table:style-name="ce8" office:value-type="float" office:value="12859" calcext:value-type="float">
            <text:p>12859</text:p>
          </table:table-cell>
          <table:table-cell table:style-name="ce13" office:value-type="float" office:value="18739" calcext:value-type="float">
            <text:p>18739</text:p>
          </table:table-cell>
          <table:table-cell table:style-name="ce8" office:value-type="float" office:value="10757" calcext:value-type="float">
            <text:p>10757</text:p>
          </table:table-cell>
          <table:table-cell table:style-name="ce13" office:value-type="float" office:value="18081" calcext:value-type="float">
            <text:p>18081</text:p>
          </table:table-cell>
          <table:table-cell table:style-name="ce8" office:value-type="float" office:value="10664" calcext:value-type="float">
            <text:p>10664</text:p>
          </table:table-cell>
          <table:table-cell table:style-name="ce13" office:value-type="float" office:value="16557" calcext:value-type="float">
            <text:p>16557</text:p>
          </table:table-cell>
          <table:table-cell table:style-name="ce8" office:value-type="float" office:value="10869" calcext:value-type="float">
            <text:p>10869</text:p>
          </table:table-cell>
          <table:table-cell table:style-name="ce13" office:value-type="float" office:value="17375" calcext:value-type="float">
            <text:p>17375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office:value-type="float" office:value="31463" calcext:value-type="float">
            <text:p>31463</text:p>
          </table:table-cell>
          <table:table-cell office:value-type="float" office:value="39971" calcext:value-type="float">
            <text:p>39971</text:p>
          </table:table-cell>
          <table:table-cell office:value-type="float" office:value="30672" calcext:value-type="float">
            <text:p>30672</text:p>
          </table:table-cell>
          <table:table-cell office:value-type="float" office:value="39940" calcext:value-type="float">
            <text:p>39940</text:p>
          </table:table-cell>
          <table:table-cell office:value-type="float" office:value="28661" calcext:value-type="float">
            <text:p>28661</text:p>
          </table:table-cell>
          <table:table-cell office:value-type="float" office:value="34569" calcext:value-type="float">
            <text:p>34569</text:p>
          </table:table-cell>
          <table:table-cell office:value-type="float" office:value="27563" calcext:value-type="float">
            <text:p>27563</text:p>
          </table:table-cell>
          <table:table-cell office:value-type="float" office:value="34235" calcext:value-type="float">
            <text:p>34235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30266" calcext:value-type="float">
            <text:p>30266</text:p>
          </table:table-cell>
          <table:table-cell office:value-type="float" office:value="38401" calcext:value-type="float">
            <text:p>38401</text:p>
          </table:table-cell>
          <table:table-cell table:style-name="ce4" office:value-type="float" office:value="27670" calcext:value-type="float">
            <text:p>27670</text:p>
          </table:table-cell>
          <table:table-cell table:style-name="Default" office:value-type="float" office:value="37904" calcext:value-type="float">
            <text:p>37904</text:p>
          </table:table-cell>
          <table:table-cell office:value-type="float" office:value="27462" calcext:value-type="float">
            <text:p>27462</text:p>
          </table:table-cell>
          <table:table-cell table:style-name="Default" office:value-type="float" office:value="35187" calcext:value-type="float">
            <text:p>35187</text:p>
          </table:table-cell>
          <table:table-cell office:value-type="float" office:value="28461" calcext:value-type="float">
            <text:p>28461</text:p>
          </table:table-cell>
          <table:table-cell office:value-type="float" office:value="35681" calcext:value-type="float">
            <text:p>35681</text:p>
          </table:table-cell>
          <table:table-cell table:number-columns-repeated="989"/>
        </table:table-row>
        <table:table-row table:style-name="ro3">
          <table:table-cell table:style-name="ce9" office:value-type="float" office:value="11568" calcext:value-type="float">
            <text:p>11568</text:p>
          </table:table-cell>
          <table:table-cell table:style-name="ce14" office:value-type="float" office:value="17633" calcext:value-type="float">
            <text:p>17633</text:p>
          </table:table-cell>
          <table:table-cell table:style-name="ce9" office:value-type="float" office:value="11468" calcext:value-type="float">
            <text:p>11468</text:p>
          </table:table-cell>
          <table:table-cell table:style-name="ce14" office:value-type="float" office:value="18042" calcext:value-type="float">
            <text:p>18042</text:p>
          </table:table-cell>
          <table:table-cell table:style-name="ce9" office:value-type="float" office:value="11664" calcext:value-type="float">
            <text:p>11664</text:p>
          </table:table-cell>
          <table:table-cell table:style-name="ce14" office:value-type="float" office:value="17747" calcext:value-type="float">
            <text:p>17747</text:p>
          </table:table-cell>
          <table:table-cell table:style-name="ce9" office:value-type="float" office:value="11364" calcext:value-type="float">
            <text:p>11364</text:p>
          </table:table-cell>
          <table:table-cell table:style-name="ce14" office:value-type="float" office:value="17153" calcext:value-type="float">
            <text:p>17153</text:p>
          </table:table-cell>
          <table:table-cell/>
          <table:table-cell table:style-name="ce13" office:value-type="float" office:value="12" calcext:value-type="float">
            <text:p>12</text:p>
          </table:table-cell>
          <table:table-cell office:value-type="float" office:value="29568" calcext:value-type="float">
            <text:p>29568</text:p>
          </table:table-cell>
          <table:table-cell office:value-type="float" office:value="38555" calcext:value-type="float">
            <text:p>38555</text:p>
          </table:table-cell>
          <table:table-cell office:value-type="float" office:value="29960" calcext:value-type="float">
            <text:p>29960</text:p>
          </table:table-cell>
          <table:table-cell office:value-type="float" office:value="38686" calcext:value-type="float">
            <text:p>38686</text:p>
          </table:table-cell>
          <table:table-cell office:value-type="float" office:value="28262" calcext:value-type="float">
            <text:p>28262</text:p>
          </table:table-cell>
          <table:table-cell office:value-type="float" office:value="33849" calcext:value-type="float">
            <text:p>33849</text:p>
          </table:table-cell>
          <table:table-cell office:value-type="float" office:value="27161" calcext:value-type="float">
            <text:p>27161</text:p>
          </table:table-cell>
          <table:table-cell office:value-type="float" office:value="33522" calcext:value-type="float">
            <text:p>33522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29468" calcext:value-type="float">
            <text:p>29468</text:p>
          </table:table-cell>
          <table:table-cell office:value-type="float" office:value="37809" calcext:value-type="float">
            <text:p>37809</text:p>
          </table:table-cell>
          <table:table-cell table:style-name="ce4" office:value-type="float" office:value="26869" calcext:value-type="float">
            <text:p>26869</text:p>
          </table:table-cell>
          <table:table-cell table:style-name="Default" office:value-type="float" office:value="36951" calcext:value-type="float">
            <text:p>36951</text:p>
          </table:table-cell>
          <table:table-cell office:value-type="float" office:value="26861" calcext:value-type="float">
            <text:p>26861</text:p>
          </table:table-cell>
          <table:table-cell table:style-name="Default" office:value-type="float" office:value="34921" calcext:value-type="float">
            <text:p>34921</text:p>
          </table:table-cell>
          <table:table-cell office:value-type="float" office:value="28263" calcext:value-type="float">
            <text:p>28263</text:p>
          </table:table-cell>
          <table:table-cell office:value-type="float" office:value="35840" calcext:value-type="float">
            <text:p>35840</text:p>
          </table:table-cell>
          <table:table-cell table:number-columns-repeated="989"/>
        </table:table-row>
        <table:table-row table:style-name="ro3">
          <table:table-cell table:style-name="ce30" table:formula="of:=AVERAGE([.A10:.A14])" office:value-type="float" office:value="11639.6" calcext:value-type="float">
            <text:p>11640</text:p>
          </table:table-cell>
          <table:table-cell table:style-name="ce37" table:formula="of:=AVERAGE([.B10:.B14])" office:value-type="float" office:value="17781" calcext:value-type="float">
            <text:p>17781</text:p>
          </table:table-cell>
          <table:table-cell table:style-name="ce30" table:formula="of:=AVERAGE([.C10:.C14])" office:value-type="float" office:value="11063.8" calcext:value-type="float">
            <text:p>11064</text:p>
          </table:table-cell>
          <table:table-cell table:style-name="ce37" table:formula="of:=AVERAGE([.D10:.D14])" office:value-type="float" office:value="18217" calcext:value-type="float">
            <text:p>18217</text:p>
          </table:table-cell>
          <table:table-cell table:style-name="ce30" table:formula="of:=AVERAGE([.E10:.E14])" office:value-type="float" office:value="11481.8" calcext:value-type="float">
            <text:p>11482</text:p>
          </table:table-cell>
          <table:table-cell table:style-name="ce37" table:formula="of:=AVERAGE([.F10:.F14])" office:value-type="float" office:value="17758" calcext:value-type="float">
            <text:p>17758</text:p>
          </table:table-cell>
          <table:table-cell table:style-name="ce30" table:formula="of:=AVERAGE([.G10:.G14])" office:value-type="float" office:value="11444.2" calcext:value-type="float">
            <text:p>11444</text:p>
          </table:table-cell>
          <table:table-cell table:style-name="ce37" table:formula="of:=AVERAGE([.H10:.H14])" office:value-type="float" office:value="17560.8" calcext:value-type="float">
            <text:p>17561</text:p>
          </table:table-cell>
          <table:table-cell/>
          <table:table-cell table:style-name="ce13" office:value-type="float" office:value="13" calcext:value-type="float">
            <text:p>13</text:p>
          </table:table-cell>
          <table:table-cell office:value-type="float" office:value="30369" calcext:value-type="float">
            <text:p>30369</text:p>
          </table:table-cell>
          <table:table-cell office:value-type="float" office:value="37444" calcext:value-type="float">
            <text:p>37444</text:p>
          </table:table-cell>
          <table:table-cell office:value-type="float" office:value="28264" calcext:value-type="float">
            <text:p>28264</text:p>
          </table:table-cell>
          <table:table-cell office:value-type="float" office:value="37207" calcext:value-type="float">
            <text:p>37207</text:p>
          </table:table-cell>
          <table:table-cell office:value-type="float" office:value="27667" calcext:value-type="float">
            <text:p>27667</text:p>
          </table:table-cell>
          <table:table-cell office:value-type="float" office:value="33244" calcext:value-type="float">
            <text:p>33244</text:p>
          </table:table-cell>
          <table:table-cell office:value-type="float" office:value="26862" calcext:value-type="float">
            <text:p>26862</text:p>
          </table:table-cell>
          <table:table-cell office:value-type="float" office:value="33259" calcext:value-type="float">
            <text:p>33259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26172" calcext:value-type="float">
            <text:p>26172</text:p>
          </table:table-cell>
          <table:table-cell office:value-type="float" office:value="36540" calcext:value-type="float">
            <text:p>36540</text:p>
          </table:table-cell>
          <table:table-cell table:style-name="ce4" office:value-type="float" office:value="26771" calcext:value-type="float">
            <text:p>26771</text:p>
          </table:table-cell>
          <table:table-cell table:style-name="Default" office:value-type="float" office:value="35974" calcext:value-type="float">
            <text:p>35974</text:p>
          </table:table-cell>
          <table:table-cell office:value-type="float" office:value="25159" calcext:value-type="float">
            <text:p>25159</text:p>
          </table:table-cell>
          <table:table-cell table:style-name="Default" office:value-type="float" office:value="34315" calcext:value-type="float">
            <text:p>34315</text:p>
          </table:table-cell>
          <table:table-cell office:value-type="float" office:value="26561" calcext:value-type="float">
            <text:p>26561</text:p>
          </table:table-cell>
          <table:table-cell office:value-type="float" office:value="35534" calcext:value-type="float">
            <text:p>3553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4" calcext:value-type="float">
            <text:p>14</text:p>
          </table:table-cell>
          <table:table-cell office:value-type="float" office:value="29263" calcext:value-type="float">
            <text:p>29263</text:p>
          </table:table-cell>
          <table:table-cell office:value-type="float" office:value="36792" calcext:value-type="float">
            <text:p>36792</text:p>
          </table:table-cell>
          <table:table-cell office:value-type="float" office:value="27267" calcext:value-type="float">
            <text:p>27267</text:p>
          </table:table-cell>
          <table:table-cell office:value-type="float" office:value="35591" calcext:value-type="float">
            <text:p>35591</text:p>
          </table:table-cell>
          <table:table-cell office:value-type="float" office:value="27457" calcext:value-type="float">
            <text:p>27457</text:p>
          </table:table-cell>
          <table:table-cell office:value-type="float" office:value="32763" calcext:value-type="float">
            <text:p>32763</text:p>
          </table:table-cell>
          <table:table-cell office:value-type="float" office:value="27162" calcext:value-type="float">
            <text:p>27162</text:p>
          </table:table-cell>
          <table:table-cell office:value-type="float" office:value="32689" calcext:value-type="float">
            <text:p>32689</text:p>
          </table:table-cell>
          <table:table-cell table:style-name="ce8" office:value-type="float" office:value="14" calcext:value-type="float">
            <text:p>14</text:p>
          </table:table-cell>
          <table:table-cell office:value-type="float" office:value="27265" calcext:value-type="float">
            <text:p>27265</text:p>
          </table:table-cell>
          <table:table-cell office:value-type="float" office:value="35903" calcext:value-type="float">
            <text:p>35903</text:p>
          </table:table-cell>
          <table:table-cell table:style-name="ce4" office:value-type="float" office:value="26769" calcext:value-type="float">
            <text:p>26769</text:p>
          </table:table-cell>
          <table:table-cell table:style-name="Default" office:value-type="float" office:value="35220" calcext:value-type="float">
            <text:p>35220</text:p>
          </table:table-cell>
          <table:table-cell office:value-type="float" office:value="25759" calcext:value-type="float">
            <text:p>25759</text:p>
          </table:table-cell>
          <table:table-cell table:style-name="Default" office:value-type="float" office:value="33577" calcext:value-type="float">
            <text:p>33577</text:p>
          </table:table-cell>
          <table:table-cell office:value-type="float" office:value="26665" calcext:value-type="float">
            <text:p>26665</text:p>
          </table:table-cell>
          <table:table-cell office:value-type="float" office:value="34869" calcext:value-type="float">
            <text:p>34869</text:p>
          </table:table-cell>
          <table:table-cell table:number-columns-repeated="989"/>
        </table:table-row>
        <table:table-row table:style-name="ro3">
          <table:table-cell table:style-name="ce5" office:value-type="string" calcext:value-type="string" table:number-columns-spanned="8" table:number-rows-spanned="2">
            <text:p>B</text:p>
          </table:table-cell>
          <table:covered-table-cell table:style-name="ce35"/>
          <table:covered-table-cell table:style-name="ce8"/>
          <table:covered-table-cell table:style-name="ce35"/>
          <table:covered-table-cell table:style-name="ce8"/>
          <table:covered-table-cell table:style-name="ce35"/>
          <table:covered-table-cell table:style-name="ce8"/>
          <table:covered-table-cell table:style-name="ce35"/>
          <table:table-cell/>
          <table:table-cell table:style-name="ce13" office:value-type="float" office:value="15" calcext:value-type="float">
            <text:p>15</text:p>
          </table:table-cell>
          <table:table-cell office:value-type="float" office:value="28665" calcext:value-type="float">
            <text:p>28665</text:p>
          </table:table-cell>
          <table:table-cell office:value-type="float" office:value="36246" calcext:value-type="float">
            <text:p>36246</text:p>
          </table:table-cell>
          <table:table-cell office:value-type="float" office:value="25663" calcext:value-type="float">
            <text:p>25663</text:p>
          </table:table-cell>
          <table:table-cell office:value-type="float" office:value="34004" calcext:value-type="float">
            <text:p>34004</text:p>
          </table:table-cell>
          <table:table-cell office:value-type="float" office:value="25270" calcext:value-type="float">
            <text:p>25270</text:p>
          </table:table-cell>
          <table:table-cell office:value-type="float" office:value="32188" calcext:value-type="float">
            <text:p>32188</text:p>
          </table:table-cell>
          <table:table-cell office:value-type="float" office:value="26164" calcext:value-type="float">
            <text:p>26164</text:p>
          </table:table-cell>
          <table:table-cell office:value-type="float" office:value="32231" calcext:value-type="float">
            <text:p>32231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26264" calcext:value-type="float">
            <text:p>26264</text:p>
          </table:table-cell>
          <table:table-cell office:value-type="float" office:value="35222" calcext:value-type="float">
            <text:p>35222</text:p>
          </table:table-cell>
          <table:table-cell table:style-name="ce4" office:value-type="float" office:value="25769" calcext:value-type="float">
            <text:p>25769</text:p>
          </table:table-cell>
          <table:table-cell table:style-name="Default" office:value-type="float" office:value="34342" calcext:value-type="float">
            <text:p>34342</text:p>
          </table:table-cell>
          <table:table-cell office:value-type="float" office:value="24759" calcext:value-type="float">
            <text:p>24759</text:p>
          </table:table-cell>
          <table:table-cell table:style-name="Default" office:value-type="float" office:value="32535" calcext:value-type="float">
            <text:p>32535</text:p>
          </table:table-cell>
          <table:table-cell office:value-type="float" office:value="25961" calcext:value-type="float">
            <text:p>25961</text:p>
          </table:table-cell>
          <table:table-cell office:value-type="float" office:value="34180" calcext:value-type="float">
            <text:p>34180</text:p>
          </table:table-cell>
          <table:table-cell table:number-columns-repeated="989"/>
        </table:table-row>
        <table:table-row table:style-name="ro3">
          <table:covered-table-cell table:style-name="ce6"/>
          <table:covered-table-cell table:style-name="ce35"/>
          <table:covered-table-cell table:style-name="ce8"/>
          <table:covered-table-cell table:style-name="ce35"/>
          <table:covered-table-cell table:style-name="ce8"/>
          <table:covered-table-cell table:style-name="ce35"/>
          <table:covered-table-cell table:style-name="ce8"/>
          <table:covered-table-cell table:style-name="ce35"/>
          <table:table-cell/>
          <table:table-cell table:style-name="ce13" office:value-type="float" office:value="16" calcext:value-type="float">
            <text:p>16</text:p>
          </table:table-cell>
          <table:table-cell office:value-type="float" office:value="27264" calcext:value-type="float">
            <text:p>27264</text:p>
          </table:table-cell>
          <table:table-cell office:value-type="float" office:value="35234" calcext:value-type="float">
            <text:p>35234</text:p>
          </table:table-cell>
          <table:table-cell office:value-type="float" office:value="25066" calcext:value-type="float">
            <text:p>25066</text:p>
          </table:table-cell>
          <table:table-cell office:value-type="float" office:value="32880" calcext:value-type="float">
            <text:p>32880</text:p>
          </table:table-cell>
          <table:table-cell office:value-type="float" office:value="25570" calcext:value-type="float">
            <text:p>25570</text:p>
          </table:table-cell>
          <table:table-cell office:value-type="float" office:value="31475" calcext:value-type="float">
            <text:p>31475</text:p>
          </table:table-cell>
          <table:table-cell office:value-type="float" office:value="25364" calcext:value-type="float">
            <text:p>25364</text:p>
          </table:table-cell>
          <table:table-cell office:value-type="float" office:value="31532" calcext:value-type="float">
            <text:p>31532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27165" calcext:value-type="float">
            <text:p>27165</text:p>
          </table:table-cell>
          <table:table-cell office:value-type="float" office:value="34904" calcext:value-type="float">
            <text:p>34904</text:p>
          </table:table-cell>
          <table:table-cell table:style-name="ce4" office:value-type="float" office:value="25171" calcext:value-type="float">
            <text:p>25171</text:p>
          </table:table-cell>
          <table:table-cell table:style-name="Default" office:value-type="float" office:value="33827" calcext:value-type="float">
            <text:p>33827</text:p>
          </table:table-cell>
          <table:table-cell office:value-type="float" office:value="24760" calcext:value-type="float">
            <text:p>24760</text:p>
          </table:table-cell>
          <table:table-cell table:style-name="Default" office:value-type="float" office:value="31987" calcext:value-type="float">
            <text:p>31987</text:p>
          </table:table-cell>
          <table:table-cell office:value-type="float" office:value="27061" calcext:value-type="float">
            <text:p>27061</text:p>
          </table:table-cell>
          <table:table-cell office:value-type="float" office:value="33648" calcext:value-type="float">
            <text:p>33648</text:p>
          </table:table-cell>
          <table:table-cell table:number-columns-repeated="989"/>
        </table:table-row>
        <table:table-row table:style-name="ro3">
          <table:table-cell table:style-name="ce27" office:value-type="string" calcext:value-type="string" table:number-columns-spanned="2" table:number-rows-spanned="2">
            <text:p>Random</text:p>
            <text:p>Inversion</text:p>
          </table:table-cell>
          <table:covered-table-cell table:style-name="ce35"/>
          <table:table-cell table:style-name="ce27" office:value-type="string" calcext:value-type="string" table:number-columns-spanned="2" table:number-rows-spanned="2">
            <text:p>Random</text:p>
            <text:p>Swap</text:p>
          </table:table-cell>
          <table:covered-table-cell table:style-name="ce35"/>
          <table:table-cell table:style-name="ce27" office:value-type="string" calcext:value-type="string" table:number-columns-spanned="2" table:number-rows-spanned="2">
            <text:p>Merit</text:p>
            <text:p>Inversion</text:p>
          </table:table-cell>
          <table:covered-table-cell table:style-name="ce35"/>
          <table:table-cell table:style-name="ce27" office:value-type="string" calcext:value-type="string" table:number-columns-spanned="2" table:number-rows-spanned="2">
            <text:p>Merit</text:p>
            <text:p>Swap</text:p>
          </table:table-cell>
          <table:covered-table-cell table:style-name="ce35"/>
          <table:table-cell/>
          <table:table-cell table:style-name="ce13" office:value-type="float" office:value="17" calcext:value-type="float">
            <text:p>17</text:p>
          </table:table-cell>
          <table:table-cell office:value-type="float" office:value="26366" calcext:value-type="float">
            <text:p>26366</text:p>
          </table:table-cell>
          <table:table-cell office:value-type="float" office:value="34441" calcext:value-type="float">
            <text:p>34441</text:p>
          </table:table-cell>
          <table:table-cell office:value-type="float" office:value="24761" calcext:value-type="float">
            <text:p>24761</text:p>
          </table:table-cell>
          <table:table-cell office:value-type="float" office:value="32020" calcext:value-type="float">
            <text:p>32020</text:p>
          </table:table-cell>
          <table:table-cell office:value-type="float" office:value="24463" calcext:value-type="float">
            <text:p>24463</text:p>
          </table:table-cell>
          <table:table-cell office:value-type="float" office:value="30901" calcext:value-type="float">
            <text:p>30901</text:p>
          </table:table-cell>
          <table:table-cell office:value-type="float" office:value="23865" calcext:value-type="float">
            <text:p>23865</text:p>
          </table:table-cell>
          <table:table-cell office:value-type="float" office:value="30790" calcext:value-type="float">
            <text:p>30790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25164" calcext:value-type="float">
            <text:p>25164</text:p>
          </table:table-cell>
          <table:table-cell office:value-type="float" office:value="34704" calcext:value-type="float">
            <text:p>34704</text:p>
          </table:table-cell>
          <table:table-cell table:style-name="ce4" office:value-type="float" office:value="24265" calcext:value-type="float">
            <text:p>24265</text:p>
          </table:table-cell>
          <table:table-cell table:style-name="Default" office:value-type="float" office:value="33064" calcext:value-type="float">
            <text:p>33064</text:p>
          </table:table-cell>
          <table:table-cell office:value-type="float" office:value="25163" calcext:value-type="float">
            <text:p>25163</text:p>
          </table:table-cell>
          <table:table-cell table:style-name="Default" office:value-type="float" office:value="31573" calcext:value-type="float">
            <text:p>31573</text:p>
          </table:table-cell>
          <table:table-cell office:value-type="float" office:value="23163" calcext:value-type="float">
            <text:p>23163</text:p>
          </table:table-cell>
          <table:table-cell office:value-type="float" office:value="33427" calcext:value-type="float">
            <text:p>33427</text:p>
          </table:table-cell>
          <table:table-cell table:number-columns-repeated="989"/>
        </table:table-row>
        <table:table-row table:style-name="ro3">
          <table:covered-table-cell table:style-name="ce6"/>
          <table:covered-table-cell table:style-name="ce35"/>
          <table:covered-table-cell table:style-name="ce8"/>
          <table:covered-table-cell table:style-name="ce35"/>
          <table:covered-table-cell table:style-name="ce6"/>
          <table:covered-table-cell table:style-name="ce35"/>
          <table:covered-table-cell table:style-name="ce8"/>
          <table:covered-table-cell table:style-name="ce35"/>
          <table:table-cell/>
          <table:table-cell table:style-name="ce13" office:value-type="float" office:value="18" calcext:value-type="float">
            <text:p>18</text:p>
          </table:table-cell>
          <table:table-cell office:value-type="float" office:value="25467" calcext:value-type="float">
            <text:p>25467</text:p>
          </table:table-cell>
          <table:table-cell office:value-type="float" office:value="33367" calcext:value-type="float">
            <text:p>33367</text:p>
          </table:table-cell>
          <table:table-cell office:value-type="float" office:value="23267" calcext:value-type="float">
            <text:p>23267</text:p>
          </table:table-cell>
          <table:table-cell office:value-type="float" office:value="31329" calcext:value-type="float">
            <text:p>31329</text:p>
          </table:table-cell>
          <table:table-cell office:value-type="float" office:value="24562" calcext:value-type="float">
            <text:p>24562</text:p>
          </table:table-cell>
          <table:table-cell office:value-type="float" office:value="30285" calcext:value-type="float">
            <text:p>30285</text:p>
          </table:table-cell>
          <table:table-cell office:value-type="float" office:value="23864" calcext:value-type="float">
            <text:p>23864</text:p>
          </table:table-cell>
          <table:table-cell office:value-type="float" office:value="30045" calcext:value-type="float">
            <text:p>30045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25768" calcext:value-type="float">
            <text:p>25768</text:p>
          </table:table-cell>
          <table:table-cell office:value-type="float" office:value="34128" calcext:value-type="float">
            <text:p>34128</text:p>
          </table:table-cell>
          <table:table-cell table:style-name="ce4" office:value-type="float" office:value="23870" calcext:value-type="float">
            <text:p>23870</text:p>
          </table:table-cell>
          <table:table-cell table:style-name="Default" office:value-type="float" office:value="32504" calcext:value-type="float">
            <text:p>32504</text:p>
          </table:table-cell>
          <table:table-cell office:value-type="float" office:value="23460" calcext:value-type="float">
            <text:p>23460</text:p>
          </table:table-cell>
          <table:table-cell table:style-name="Default" office:value-type="float" office:value="31355" calcext:value-type="float">
            <text:p>31355</text:p>
          </table:table-cell>
          <table:table-cell office:value-type="float" office:value="24259" calcext:value-type="float">
            <text:p>24259</text:p>
          </table:table-cell>
          <table:table-cell office:value-type="float" office:value="32499" calcext:value-type="float">
            <text:p>32499</text:p>
          </table:table-cell>
          <table:table-cell table:number-columns-repeated="989"/>
        </table:table-row>
        <table:table-row table:style-name="ro3">
          <table:table-cell table:style-name="ce8" office:value-type="float" office:value="15066" calcext:value-type="float">
            <text:p>15066</text:p>
          </table:table-cell>
          <table:table-cell table:style-name="ce13" office:value-type="float" office:value="23640" calcext:value-type="float">
            <text:p>23640</text:p>
          </table:table-cell>
          <table:table-cell table:style-name="ce8" office:value-type="float" office:value="20067" calcext:value-type="float">
            <text:p>20067</text:p>
          </table:table-cell>
          <table:table-cell table:style-name="ce13" office:value-type="float" office:value="29092" calcext:value-type="float">
            <text:p>29092</text:p>
          </table:table-cell>
          <table:table-cell table:style-name="ce8" office:value-type="float" office:value="15865" calcext:value-type="float">
            <text:p>15865</text:p>
          </table:table-cell>
          <table:table-cell table:style-name="ce13" office:value-type="float" office:value="24377" calcext:value-type="float">
            <text:p>24377</text:p>
          </table:table-cell>
          <table:table-cell table:style-name="ce8" office:value-type="float" office:value="19667" calcext:value-type="float">
            <text:p>19667</text:p>
          </table:table-cell>
          <table:table-cell table:style-name="ce13" office:value-type="float" office:value="27575" calcext:value-type="float">
            <text:p>27575</text:p>
          </table:table-cell>
          <table:table-cell/>
          <table:table-cell table:style-name="ce13" office:value-type="float" office:value="19" calcext:value-type="float">
            <text:p>19</text:p>
          </table:table-cell>
          <table:table-cell office:value-type="float" office:value="24467" calcext:value-type="float">
            <text:p>24467</text:p>
          </table:table-cell>
          <table:table-cell office:value-type="float" office:value="32286" calcext:value-type="float">
            <text:p>32286</text:p>
          </table:table-cell>
          <table:table-cell office:value-type="float" office:value="23565" calcext:value-type="float">
            <text:p>23565</text:p>
          </table:table-cell>
          <table:table-cell office:value-type="float" office:value="30653" calcext:value-type="float">
            <text:p>30653</text:p>
          </table:table-cell>
          <table:table-cell office:value-type="float" office:value="24067" calcext:value-type="float">
            <text:p>24067</text:p>
          </table:table-cell>
          <table:table-cell office:value-type="float" office:value="30054" calcext:value-type="float">
            <text:p>30054</text:p>
          </table:table-cell>
          <table:table-cell office:value-type="float" office:value="23666" calcext:value-type="float">
            <text:p>23666</text:p>
          </table:table-cell>
          <table:table-cell office:value-type="float" office:value="29364" calcext:value-type="float">
            <text:p>29364</text:p>
          </table:table-cell>
          <table:table-cell table:style-name="ce8" office:value-type="float" office:value="19" calcext:value-type="float">
            <text:p>19</text:p>
          </table:table-cell>
          <table:table-cell office:value-type="float" office:value="25572" calcext:value-type="float">
            <text:p>25572</text:p>
          </table:table-cell>
          <table:table-cell office:value-type="float" office:value="33914" calcext:value-type="float">
            <text:p>33914</text:p>
          </table:table-cell>
          <table:table-cell table:style-name="ce4" office:value-type="float" office:value="24363" calcext:value-type="float">
            <text:p>24363</text:p>
          </table:table-cell>
          <table:table-cell table:style-name="Default" office:value-type="float" office:value="31896" calcext:value-type="float">
            <text:p>31896</text:p>
          </table:table-cell>
          <table:table-cell office:value-type="float" office:value="23358" calcext:value-type="float">
            <text:p>23358</text:p>
          </table:table-cell>
          <table:table-cell table:style-name="Default" office:value-type="float" office:value="30976" calcext:value-type="float">
            <text:p>30976</text:p>
          </table:table-cell>
          <table:table-cell office:value-type="float" office:value="22470" calcext:value-type="float">
            <text:p>22470</text:p>
          </table:table-cell>
          <table:table-cell office:value-type="float" office:value="30840" calcext:value-type="float">
            <text:p>30840</text:p>
          </table:table-cell>
          <table:table-cell table:number-columns-repeated="989"/>
        </table:table-row>
        <table:table-row table:style-name="ro3">
          <table:table-cell table:style-name="ce8" office:value-type="float" office:value="12763" calcext:value-type="float">
            <text:p>12763</text:p>
          </table:table-cell>
          <table:table-cell table:style-name="ce13" office:value-type="float" office:value="21833" calcext:value-type="float">
            <text:p>21833</text:p>
          </table:table-cell>
          <table:table-cell table:style-name="ce8" office:value-type="float" office:value="20364" calcext:value-type="float">
            <text:p>20364</text:p>
          </table:table-cell>
          <table:table-cell table:style-name="ce13" office:value-type="float" office:value="29608" calcext:value-type="float">
            <text:p>29608</text:p>
          </table:table-cell>
          <table:table-cell table:style-name="ce8" office:value-type="float" office:value="14567" calcext:value-type="float">
            <text:p>14567</text:p>
          </table:table-cell>
          <table:table-cell table:style-name="ce13" office:value-type="float" office:value="24332" calcext:value-type="float">
            <text:p>24332</text:p>
          </table:table-cell>
          <table:table-cell table:style-name="ce8" office:value-type="float" office:value="19369" calcext:value-type="float">
            <text:p>19369</text:p>
          </table:table-cell>
          <table:table-cell table:style-name="ce13" office:value-type="float" office:value="27340" calcext:value-type="float">
            <text:p>27340</text:p>
          </table:table-cell>
          <table:table-cell/>
          <table:table-cell table:style-name="ce13" office:value-type="float" office:value="20" calcext:value-type="float">
            <text:p>20</text:p>
          </table:table-cell>
          <table:table-cell office:value-type="float" office:value="22368" calcext:value-type="float">
            <text:p>22368</text:p>
          </table:table-cell>
          <table:table-cell office:value-type="float" office:value="31446" calcext:value-type="float">
            <text:p>31446</text:p>
          </table:table-cell>
          <table:table-cell office:value-type="float" office:value="22264" calcext:value-type="float">
            <text:p>22264</text:p>
          </table:table-cell>
          <table:table-cell office:value-type="float" office:value="29981" calcext:value-type="float">
            <text:p>29981</text:p>
          </table:table-cell>
          <table:table-cell office:value-type="float" office:value="24564" calcext:value-type="float">
            <text:p>24564</text:p>
          </table:table-cell>
          <table:table-cell office:value-type="float" office:value="29888" calcext:value-type="float">
            <text:p>29888</text:p>
          </table:table-cell>
          <table:table-cell office:value-type="float" office:value="23065" calcext:value-type="float">
            <text:p>23065</text:p>
          </table:table-cell>
          <table:table-cell office:value-type="float" office:value="28854" calcext:value-type="float">
            <text:p>28854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24970" calcext:value-type="float">
            <text:p>24970</text:p>
          </table:table-cell>
          <table:table-cell office:value-type="float" office:value="33229" calcext:value-type="float">
            <text:p>33229</text:p>
          </table:table-cell>
          <table:table-cell table:style-name="ce4" office:value-type="float" office:value="23467" calcext:value-type="float">
            <text:p>23467</text:p>
          </table:table-cell>
          <table:table-cell table:style-name="Default" office:value-type="float" office:value="32107" calcext:value-type="float">
            <text:p>32107</text:p>
          </table:table-cell>
          <table:table-cell office:value-type="float" office:value="20261" calcext:value-type="float">
            <text:p>20261</text:p>
          </table:table-cell>
          <table:table-cell table:style-name="Default" office:value-type="float" office:value="31020" calcext:value-type="float">
            <text:p>31020</text:p>
          </table:table-cell>
          <table:table-cell office:value-type="float" office:value="22863" calcext:value-type="float">
            <text:p>22863</text:p>
          </table:table-cell>
          <table:table-cell office:value-type="float" office:value="30252" calcext:value-type="float">
            <text:p>30252</text:p>
          </table:table-cell>
          <table:table-cell table:number-columns-repeated="989"/>
        </table:table-row>
        <table:table-row table:style-name="ro3">
          <table:table-cell table:style-name="ce8" office:value-type="float" office:value="16065" calcext:value-type="float">
            <text:p>16065</text:p>
          </table:table-cell>
          <table:table-cell table:style-name="ce13" office:value-type="float" office:value="23849" calcext:value-type="float">
            <text:p>23849</text:p>
          </table:table-cell>
          <table:table-cell table:style-name="ce8" office:value-type="float" office:value="20967" calcext:value-type="float">
            <text:p>20967</text:p>
          </table:table-cell>
          <table:table-cell table:style-name="ce13" office:value-type="float" office:value="30544" calcext:value-type="float">
            <text:p>30544</text:p>
          </table:table-cell>
          <table:table-cell table:style-name="ce8" office:value-type="float" office:value="15566" calcext:value-type="float">
            <text:p>15566</text:p>
          </table:table-cell>
          <table:table-cell table:style-name="ce13" office:value-type="float" office:value="23782" calcext:value-type="float">
            <text:p>23782</text:p>
          </table:table-cell>
          <table:table-cell table:style-name="ce8" office:value-type="float" office:value="18664" calcext:value-type="float">
            <text:p>18664</text:p>
          </table:table-cell>
          <table:table-cell table:style-name="ce13" office:value-type="float" office:value="26698" calcext:value-type="float">
            <text:p>26698</text:p>
          </table:table-cell>
          <table:table-cell/>
          <table:table-cell table:style-name="ce13" office:value-type="float" office:value="21" calcext:value-type="float">
            <text:p>21</text:p>
          </table:table-cell>
          <table:table-cell office:value-type="float" office:value="23167" calcext:value-type="float">
            <text:p>23167</text:p>
          </table:table-cell>
          <table:table-cell office:value-type="float" office:value="30599" calcext:value-type="float">
            <text:p>30599</text:p>
          </table:table-cell>
          <table:table-cell office:value-type="float" office:value="22265" calcext:value-type="float">
            <text:p>22265</text:p>
          </table:table-cell>
          <table:table-cell office:value-type="float" office:value="29444" calcext:value-type="float">
            <text:p>29444</text:p>
          </table:table-cell>
          <table:table-cell office:value-type="float" office:value="23364" calcext:value-type="float">
            <text:p>23364</text:p>
          </table:table-cell>
          <table:table-cell office:value-type="float" office:value="29655" calcext:value-type="float">
            <text:p>29655</text:p>
          </table:table-cell>
          <table:table-cell office:value-type="float" office:value="22764" calcext:value-type="float">
            <text:p>22764</text:p>
          </table:table-cell>
          <table:table-cell office:value-type="float" office:value="28184" calcext:value-type="float">
            <text:p>28184</text:p>
          </table:table-cell>
          <table:table-cell table:style-name="ce8" office:value-type="float" office:value="21" calcext:value-type="float">
            <text:p>21</text:p>
          </table:table-cell>
          <table:table-cell office:value-type="float" office:value="24569" calcext:value-type="float">
            <text:p>24569</text:p>
          </table:table-cell>
          <table:table-cell office:value-type="float" office:value="32503" calcext:value-type="float">
            <text:p>32503</text:p>
          </table:table-cell>
          <table:table-cell table:style-name="ce4" office:value-type="float" office:value="24365" calcext:value-type="float">
            <text:p>24365</text:p>
          </table:table-cell>
          <table:table-cell table:style-name="Default" office:value-type="float" office:value="31959" calcext:value-type="float">
            <text:p>31959</text:p>
          </table:table-cell>
          <table:table-cell office:value-type="float" office:value="22361" calcext:value-type="float">
            <text:p>22361</text:p>
          </table:table-cell>
          <table:table-cell table:style-name="Default" office:value-type="float" office:value="31136" calcext:value-type="float">
            <text:p>31136</text:p>
          </table:table-cell>
          <table:table-cell office:value-type="float" office:value="21670" calcext:value-type="float">
            <text:p>21670</text:p>
          </table:table-cell>
          <table:table-cell office:value-type="float" office:value="29776" calcext:value-type="float">
            <text:p>29776</text:p>
          </table:table-cell>
          <table:table-cell table:number-columns-repeated="989"/>
        </table:table-row>
        <table:table-row table:style-name="ro3">
          <table:table-cell table:style-name="ce8" office:value-type="float" office:value="16368" calcext:value-type="float">
            <text:p>16368</text:p>
          </table:table-cell>
          <table:table-cell table:style-name="ce13" office:value-type="float" office:value="24469" calcext:value-type="float">
            <text:p>24469</text:p>
          </table:table-cell>
          <table:table-cell table:style-name="ce8" office:value-type="float" office:value="18265" calcext:value-type="float">
            <text:p>18265</text:p>
          </table:table-cell>
          <table:table-cell table:style-name="ce13" office:value-type="float" office:value="27775" calcext:value-type="float">
            <text:p>27775</text:p>
          </table:table-cell>
          <table:table-cell table:style-name="ce8" office:value-type="float" office:value="16263" calcext:value-type="float">
            <text:p>16263</text:p>
          </table:table-cell>
          <table:table-cell table:style-name="ce13" office:value-type="float" office:value="24178" calcext:value-type="float">
            <text:p>24178</text:p>
          </table:table-cell>
          <table:table-cell table:style-name="ce8" office:value-type="float" office:value="21360" calcext:value-type="float">
            <text:p>21360</text:p>
          </table:table-cell>
          <table:table-cell table:style-name="ce13" office:value-type="float" office:value="28715" calcext:value-type="float">
            <text:p>28715</text:p>
          </table:table-cell>
          <table:table-cell/>
          <table:table-cell table:style-name="ce13" office:value-type="float" office:value="22" calcext:value-type="float">
            <text:p>22</text:p>
          </table:table-cell>
          <table:table-cell office:value-type="float" office:value="22866" calcext:value-type="float">
            <text:p>22866</text:p>
          </table:table-cell>
          <table:table-cell office:value-type="float" office:value="29856" calcext:value-type="float">
            <text:p>29856</text:p>
          </table:table-cell>
          <table:table-cell office:value-type="float" office:value="20366" calcext:value-type="float">
            <text:p>20366</text:p>
          </table:table-cell>
          <table:table-cell office:value-type="float" office:value="29288" calcext:value-type="float">
            <text:p>29288</text:p>
          </table:table-cell>
          <table:table-cell office:value-type="float" office:value="22363" calcext:value-type="float">
            <text:p>22363</text:p>
          </table:table-cell>
          <table:table-cell office:value-type="float" office:value="29581" calcext:value-type="float">
            <text:p>29581</text:p>
          </table:table-cell>
          <table:table-cell office:value-type="float" office:value="21866" calcext:value-type="float">
            <text:p>21866</text:p>
          </table:table-cell>
          <table:table-cell office:value-type="float" office:value="27954" calcext:value-type="float">
            <text:p>27954</text:p>
          </table:table-cell>
          <table:table-cell table:style-name="ce8" office:value-type="float" office:value="22" calcext:value-type="float">
            <text:p>22</text:p>
          </table:table-cell>
          <table:table-cell office:value-type="float" office:value="24364" calcext:value-type="float">
            <text:p>24364</text:p>
          </table:table-cell>
          <table:table-cell office:value-type="float" office:value="32140" calcext:value-type="float">
            <text:p>32140</text:p>
          </table:table-cell>
          <table:table-cell table:style-name="ce4" office:value-type="float" office:value="23266" calcext:value-type="float">
            <text:p>23266</text:p>
          </table:table-cell>
          <table:table-cell table:style-name="Default" office:value-type="float" office:value="31782" calcext:value-type="float">
            <text:p>31782</text:p>
          </table:table-cell>
          <table:table-cell office:value-type="float" office:value="21362" calcext:value-type="float">
            <text:p>21362</text:p>
          </table:table-cell>
          <table:table-cell table:style-name="Default" office:value-type="float" office:value="30841" calcext:value-type="float">
            <text:p>30841</text:p>
          </table:table-cell>
          <table:table-cell office:value-type="float" office:value="20668" calcext:value-type="float">
            <text:p>20668</text:p>
          </table:table-cell>
          <table:table-cell office:value-type="float" office:value="29075" calcext:value-type="float">
            <text:p>29075</text:p>
          </table:table-cell>
          <table:table-cell table:number-columns-repeated="989"/>
        </table:table-row>
        <table:table-row table:style-name="ro3">
          <table:table-cell table:style-name="ce9" office:value-type="float" office:value="13568" calcext:value-type="float">
            <text:p>13568</text:p>
          </table:table-cell>
          <table:table-cell table:style-name="ce14" office:value-type="float" office:value="23299" calcext:value-type="float">
            <text:p>23299</text:p>
          </table:table-cell>
          <table:table-cell table:style-name="ce9" office:value-type="float" office:value="20053" calcext:value-type="float">
            <text:p>20053</text:p>
          </table:table-cell>
          <table:table-cell table:style-name="ce14" office:value-type="float" office:value="28171" calcext:value-type="float">
            <text:p>28171</text:p>
          </table:table-cell>
          <table:table-cell table:style-name="ce9" office:value-type="float" office:value="15371" calcext:value-type="float">
            <text:p>15371</text:p>
          </table:table-cell>
          <table:table-cell table:style-name="ce14" office:value-type="float" office:value="23030" calcext:value-type="float">
            <text:p>23030</text:p>
          </table:table-cell>
          <table:table-cell table:style-name="ce9" office:value-type="float" office:value="19666" calcext:value-type="float">
            <text:p>19666</text:p>
          </table:table-cell>
          <table:table-cell table:style-name="ce14" office:value-type="float" office:value="27552" calcext:value-type="float">
            <text:p>27552</text:p>
          </table:table-cell>
          <table:table-cell/>
          <table:table-cell table:style-name="ce13" office:value-type="float" office:value="23" calcext:value-type="float">
            <text:p>23</text:p>
          </table:table-cell>
          <table:table-cell office:value-type="float" office:value="21768" calcext:value-type="float">
            <text:p>21768</text:p>
          </table:table-cell>
          <table:table-cell office:value-type="float" office:value="28833" calcext:value-type="float">
            <text:p>28833</text:p>
          </table:table-cell>
          <table:table-cell office:value-type="float" office:value="20568" calcext:value-type="float">
            <text:p>20568</text:p>
          </table:table-cell>
          <table:table-cell office:value-type="float" office:value="28849" calcext:value-type="float">
            <text:p>28849</text:p>
          </table:table-cell>
          <table:table-cell office:value-type="float" office:value="23266" calcext:value-type="float">
            <text:p>23266</text:p>
          </table:table-cell>
          <table:table-cell office:value-type="float" office:value="28888" calcext:value-type="float">
            <text:p>28888</text:p>
          </table:table-cell>
          <table:table-cell office:value-type="float" office:value="21959" calcext:value-type="float">
            <text:p>21959</text:p>
          </table:table-cell>
          <table:table-cell office:value-type="float" office:value="27626" calcext:value-type="float">
            <text:p>27626</text:p>
          </table:table-cell>
          <table:table-cell table:style-name="ce8" office:value-type="float" office:value="23" calcext:value-type="float">
            <text:p>23</text:p>
          </table:table-cell>
          <table:table-cell office:value-type="float" office:value="23865" calcext:value-type="float">
            <text:p>23865</text:p>
          </table:table-cell>
          <table:table-cell office:value-type="float" office:value="31697" calcext:value-type="float">
            <text:p>31697</text:p>
          </table:table-cell>
          <table:table-cell table:style-name="ce4" office:value-type="float" office:value="23060" calcext:value-type="float">
            <text:p>23060</text:p>
          </table:table-cell>
          <table:table-cell table:style-name="Default" office:value-type="float" office:value="31912" calcext:value-type="float">
            <text:p>31912</text:p>
          </table:table-cell>
          <table:table-cell office:value-type="float" office:value="21158" calcext:value-type="float">
            <text:p>21158</text:p>
          </table:table-cell>
          <table:table-cell table:style-name="Default" office:value-type="float" office:value="29850" calcext:value-type="float">
            <text:p>29850</text:p>
          </table:table-cell>
          <table:table-cell office:value-type="float" office:value="21868" calcext:value-type="float">
            <text:p>21868</text:p>
          </table:table-cell>
          <table:table-cell office:value-type="float" office:value="28843" calcext:value-type="float">
            <text:p>28843</text:p>
          </table:table-cell>
          <table:table-cell table:number-columns-repeated="989"/>
        </table:table-row>
        <table:table-row table:style-name="ro3">
          <table:table-cell table:style-name="ce30" table:formula="of:=AVERAGE([.A21:.A25])" office:value-type="float" office:value="14766" calcext:value-type="float">
            <text:p>14766</text:p>
          </table:table-cell>
          <table:table-cell table:style-name="ce37" table:formula="of:=AVERAGE([.B21:.B25])" office:value-type="float" office:value="23418" calcext:value-type="float">
            <text:p>23418</text:p>
          </table:table-cell>
          <table:table-cell table:style-name="ce30" table:formula="of:=AVERAGE([.C21:.C25])" office:value-type="float" office:value="19943.2" calcext:value-type="float">
            <text:p>19943</text:p>
          </table:table-cell>
          <table:table-cell table:style-name="ce37" table:formula="of:=AVERAGE([.D21:.D25])" office:value-type="float" office:value="29038" calcext:value-type="float">
            <text:p>29038</text:p>
          </table:table-cell>
          <table:table-cell table:style-name="ce30" table:formula="of:=AVERAGE([.E21:.E25])" office:value-type="float" office:value="15526.4" calcext:value-type="float">
            <text:p>15526</text:p>
          </table:table-cell>
          <table:table-cell table:style-name="ce37" table:formula="of:=AVERAGE([.F21:.F25])" office:value-type="float" office:value="23939.8" calcext:value-type="float">
            <text:p>23940</text:p>
          </table:table-cell>
          <table:table-cell table:style-name="ce30" table:formula="of:=AVERAGE([.G21:.G25])" office:value-type="float" office:value="19745.2" calcext:value-type="float">
            <text:p>19745</text:p>
          </table:table-cell>
          <table:table-cell table:style-name="ce37" table:formula="of:=AVERAGE([.H21:.H25])" office:value-type="float" office:value="27576" calcext:value-type="float">
            <text:p>27576</text:p>
          </table:table-cell>
          <table:table-cell/>
          <table:table-cell table:style-name="ce13" office:value-type="float" office:value="24" calcext:value-type="float">
            <text:p>24</text:p>
          </table:table-cell>
          <table:table-cell office:value-type="float" office:value="22070" calcext:value-type="float">
            <text:p>22070</text:p>
          </table:table-cell>
          <table:table-cell office:value-type="float" office:value="27973" calcext:value-type="float">
            <text:p>27973</text:p>
          </table:table-cell>
          <table:table-cell office:value-type="float" office:value="19766" calcext:value-type="float">
            <text:p>19766</text:p>
          </table:table-cell>
          <table:table-cell office:value-type="float" office:value="28473" calcext:value-type="float">
            <text:p>28473</text:p>
          </table:table-cell>
          <table:table-cell office:value-type="float" office:value="22264" calcext:value-type="float">
            <text:p>22264</text:p>
          </table:table-cell>
          <table:table-cell office:value-type="float" office:value="28719" calcext:value-type="float">
            <text:p>28719</text:p>
          </table:table-cell>
          <table:table-cell office:value-type="float" office:value="21165" calcext:value-type="float">
            <text:p>21165</text:p>
          </table:table-cell>
          <table:table-cell office:value-type="float" office:value="27587" calcext:value-type="float">
            <text:p>27587</text:p>
          </table:table-cell>
          <table:table-cell table:style-name="ce8" office:value-type="float" office:value="24" calcext:value-type="float">
            <text:p>24</text:p>
          </table:table-cell>
          <table:table-cell office:value-type="float" office:value="23767" calcext:value-type="float">
            <text:p>23767</text:p>
          </table:table-cell>
          <table:table-cell office:value-type="float" office:value="31463" calcext:value-type="float">
            <text:p>31463</text:p>
          </table:table-cell>
          <table:table-cell table:style-name="ce4" office:value-type="float" office:value="21967" calcext:value-type="float">
            <text:p>21967</text:p>
          </table:table-cell>
          <table:table-cell table:style-name="Default" office:value-type="float" office:value="31722" calcext:value-type="float">
            <text:p>31722</text:p>
          </table:table-cell>
          <table:table-cell office:value-type="float" office:value="19960" calcext:value-type="float">
            <text:p>19960</text:p>
          </table:table-cell>
          <table:table-cell table:style-name="Default" office:value-type="float" office:value="29127" calcext:value-type="float">
            <text:p>29127</text:p>
          </table:table-cell>
          <table:table-cell office:value-type="float" office:value="22266" calcext:value-type="float">
            <text:p>22266</text:p>
          </table:table-cell>
          <table:table-cell office:value-type="float" office:value="28856" calcext:value-type="float">
            <text:p>2885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5" calcext:value-type="float">
            <text:p>25</text:p>
          </table:table-cell>
          <table:table-cell office:value-type="float" office:value="20872" calcext:value-type="float">
            <text:p>20872</text:p>
          </table:table-cell>
          <table:table-cell office:value-type="float" office:value="27674" calcext:value-type="float">
            <text:p>27674</text:p>
          </table:table-cell>
          <table:table-cell office:value-type="float" office:value="20660" calcext:value-type="float">
            <text:p>20660</text:p>
          </table:table-cell>
          <table:table-cell office:value-type="float" office:value="28240" calcext:value-type="float">
            <text:p>28240</text:p>
          </table:table-cell>
          <table:table-cell office:value-type="float" office:value="22364" calcext:value-type="float">
            <text:p>22364</text:p>
          </table:table-cell>
          <table:table-cell office:value-type="float" office:value="28349" calcext:value-type="float">
            <text:p>28349</text:p>
          </table:table-cell>
          <table:table-cell office:value-type="float" office:value="21964" calcext:value-type="float">
            <text:p>21964</text:p>
          </table:table-cell>
          <table:table-cell office:value-type="float" office:value="27353" calcext:value-type="float">
            <text:p>27353</text:p>
          </table:table-cell>
          <table:table-cell table:style-name="ce8" office:value-type="float" office:value="25" calcext:value-type="float">
            <text:p>25</text:p>
          </table:table-cell>
          <table:table-cell office:value-type="float" office:value="23972" calcext:value-type="float">
            <text:p>23972</text:p>
          </table:table-cell>
          <table:table-cell office:value-type="float" office:value="31802" calcext:value-type="float">
            <text:p>31802</text:p>
          </table:table-cell>
          <table:table-cell table:style-name="ce4" office:value-type="float" office:value="22666" calcext:value-type="float">
            <text:p>22666</text:p>
          </table:table-cell>
          <table:table-cell table:style-name="Default" office:value-type="float" office:value="31998" calcext:value-type="float">
            <text:p>31998</text:p>
          </table:table-cell>
          <table:table-cell office:value-type="float" office:value="21662" calcext:value-type="float">
            <text:p>21662</text:p>
          </table:table-cell>
          <table:table-cell table:style-name="Default" office:value-type="float" office:value="29086" calcext:value-type="float">
            <text:p>29086</text:p>
          </table:table-cell>
          <table:table-cell office:value-type="float" office:value="20463" calcext:value-type="float">
            <text:p>20463</text:p>
          </table:table-cell>
          <table:table-cell office:value-type="float" office:value="28809" calcext:value-type="float">
            <text:p>2880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6" calcext:value-type="float">
            <text:p>26</text:p>
          </table:table-cell>
          <table:table-cell office:value-type="float" office:value="19972" calcext:value-type="float">
            <text:p>19972</text:p>
          </table:table-cell>
          <table:table-cell office:value-type="float" office:value="27122" calcext:value-type="float">
            <text:p>27122</text:p>
          </table:table-cell>
          <table:table-cell office:value-type="float" office:value="20663" calcext:value-type="float">
            <text:p>20663</text:p>
          </table:table-cell>
          <table:table-cell office:value-type="float" office:value="27878" calcext:value-type="float">
            <text:p>27878</text:p>
          </table:table-cell>
          <table:table-cell office:value-type="float" office:value="22263" calcext:value-type="float">
            <text:p>22263</text:p>
          </table:table-cell>
          <table:table-cell office:value-type="float" office:value="27925" calcext:value-type="float">
            <text:p>27925</text:p>
          </table:table-cell>
          <table:table-cell office:value-type="float" office:value="20864" calcext:value-type="float">
            <text:p>20864</text:p>
          </table:table-cell>
          <table:table-cell office:value-type="float" office:value="27199" calcext:value-type="float">
            <text:p>27199</text:p>
          </table:table-cell>
          <table:table-cell table:style-name="ce8" office:value-type="float" office:value="26" calcext:value-type="float">
            <text:p>26</text:p>
          </table:table-cell>
          <table:table-cell office:value-type="float" office:value="23863" calcext:value-type="float">
            <text:p>23863</text:p>
          </table:table-cell>
          <table:table-cell office:value-type="float" office:value="31835" calcext:value-type="float">
            <text:p>31835</text:p>
          </table:table-cell>
          <table:table-cell table:style-name="ce4" office:value-type="float" office:value="23168" calcext:value-type="float">
            <text:p>23168</text:p>
          </table:table-cell>
          <table:table-cell table:style-name="Default" office:value-type="float" office:value="32582" calcext:value-type="float">
            <text:p>32582</text:p>
          </table:table-cell>
          <table:table-cell office:value-type="float" office:value="21163" calcext:value-type="float">
            <text:p>21163</text:p>
          </table:table-cell>
          <table:table-cell table:style-name="Default" office:value-type="float" office:value="28795" calcext:value-type="float">
            <text:p>28795</text:p>
          </table:table-cell>
          <table:table-cell office:value-type="float" office:value="19965" calcext:value-type="float">
            <text:p>19965</text:p>
          </table:table-cell>
          <table:table-cell office:value-type="float" office:value="28586" calcext:value-type="float">
            <text:p>2858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7" calcext:value-type="float">
            <text:p>27</text:p>
          </table:table-cell>
          <table:table-cell office:value-type="float" office:value="19971" calcext:value-type="float">
            <text:p>19971</text:p>
          </table:table-cell>
          <table:table-cell office:value-type="float" office:value="26787" calcext:value-type="float">
            <text:p>26787</text:p>
          </table:table-cell>
          <table:table-cell office:value-type="float" office:value="20164" calcext:value-type="float">
            <text:p>20164</text:p>
          </table:table-cell>
          <table:table-cell office:value-type="float" office:value="27708" calcext:value-type="float">
            <text:p>27708</text:p>
          </table:table-cell>
          <table:table-cell office:value-type="float" office:value="22364" calcext:value-type="float">
            <text:p>22364</text:p>
          </table:table-cell>
          <table:table-cell office:value-type="float" office:value="27532" calcext:value-type="float">
            <text:p>27532</text:p>
          </table:table-cell>
          <table:table-cell office:value-type="float" office:value="20162" calcext:value-type="float">
            <text:p>20162</text:p>
          </table:table-cell>
          <table:table-cell office:value-type="float" office:value="26675" calcext:value-type="float">
            <text:p>26675</text:p>
          </table:table-cell>
          <table:table-cell table:style-name="ce8" office:value-type="float" office:value="27" calcext:value-type="float">
            <text:p>27</text:p>
          </table:table-cell>
          <table:table-cell office:value-type="float" office:value="23467" calcext:value-type="float">
            <text:p>23467</text:p>
          </table:table-cell>
          <table:table-cell office:value-type="float" office:value="31920" calcext:value-type="float">
            <text:p>31920</text:p>
          </table:table-cell>
          <table:table-cell table:style-name="ce4" office:value-type="float" office:value="22867" calcext:value-type="float">
            <text:p>22867</text:p>
          </table:table-cell>
          <table:table-cell table:style-name="Default" office:value-type="float" office:value="32148" calcext:value-type="float">
            <text:p>32148</text:p>
          </table:table-cell>
          <table:table-cell office:value-type="float" office:value="20561" calcext:value-type="float">
            <text:p>20561</text:p>
          </table:table-cell>
          <table:table-cell table:style-name="Default" office:value-type="float" office:value="28747" calcext:value-type="float">
            <text:p>28747</text:p>
          </table:table-cell>
          <table:table-cell office:value-type="float" office:value="21269" calcext:value-type="float">
            <text:p>21269</text:p>
          </table:table-cell>
          <table:table-cell office:value-type="float" office:value="28648" calcext:value-type="float">
            <text:p>2864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8" calcext:value-type="float">
            <text:p>28</text:p>
          </table:table-cell>
          <table:table-cell office:value-type="float" office:value="20168" calcext:value-type="float">
            <text:p>20168</text:p>
          </table:table-cell>
          <table:table-cell office:value-type="float" office:value="26564" calcext:value-type="float">
            <text:p>26564</text:p>
          </table:table-cell>
          <table:table-cell office:value-type="float" office:value="19566" calcext:value-type="float">
            <text:p>19566</text:p>
          </table:table-cell>
          <table:table-cell office:value-type="float" office:value="27400" calcext:value-type="float">
            <text:p>27400</text:p>
          </table:table-cell>
          <table:table-cell office:value-type="float" office:value="22364" calcext:value-type="float">
            <text:p>22364</text:p>
          </table:table-cell>
          <table:table-cell office:value-type="float" office:value="27442" calcext:value-type="float">
            <text:p>27442</text:p>
          </table:table-cell>
          <table:table-cell office:value-type="float" office:value="20268" calcext:value-type="float">
            <text:p>20268</text:p>
          </table:table-cell>
          <table:table-cell office:value-type="float" office:value="26058" calcext:value-type="float">
            <text:p>26058</text:p>
          </table:table-cell>
          <table:table-cell table:style-name="ce8" office:value-type="float" office:value="28" calcext:value-type="float">
            <text:p>28</text:p>
          </table:table-cell>
          <table:table-cell office:value-type="float" office:value="23567" calcext:value-type="float">
            <text:p>23567</text:p>
          </table:table-cell>
          <table:table-cell office:value-type="float" office:value="31632" calcext:value-type="float">
            <text:p>31632</text:p>
          </table:table-cell>
          <table:table-cell table:style-name="ce4" office:value-type="float" office:value="21971" calcext:value-type="float">
            <text:p>21971</text:p>
          </table:table-cell>
          <table:table-cell table:style-name="Default" office:value-type="float" office:value="31864" calcext:value-type="float">
            <text:p>31864</text:p>
          </table:table-cell>
          <table:table-cell office:value-type="float" office:value="20862" calcext:value-type="float">
            <text:p>20862</text:p>
          </table:table-cell>
          <table:table-cell table:style-name="Default" office:value-type="float" office:value="28451" calcext:value-type="float">
            <text:p>28451</text:p>
          </table:table-cell>
          <table:table-cell office:value-type="float" office:value="20568" calcext:value-type="float">
            <text:p>20568</text:p>
          </table:table-cell>
          <table:table-cell office:value-type="float" office:value="28721" calcext:value-type="float">
            <text:p>2872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9" calcext:value-type="float">
            <text:p>29</text:p>
          </table:table-cell>
          <table:table-cell office:value-type="float" office:value="19071" calcext:value-type="float">
            <text:p>19071</text:p>
          </table:table-cell>
          <table:table-cell office:value-type="float" office:value="26284" calcext:value-type="float">
            <text:p>26284</text:p>
          </table:table-cell>
          <table:table-cell office:value-type="float" office:value="20461" calcext:value-type="float">
            <text:p>20461</text:p>
          </table:table-cell>
          <table:table-cell office:value-type="float" office:value="27543" calcext:value-type="float">
            <text:p>27543</text:p>
          </table:table-cell>
          <table:table-cell office:value-type="float" office:value="21565" calcext:value-type="float">
            <text:p>21565</text:p>
          </table:table-cell>
          <table:table-cell office:value-type="float" office:value="27475" calcext:value-type="float">
            <text:p>27475</text:p>
          </table:table-cell>
          <table:table-cell office:value-type="float" office:value="19964" calcext:value-type="float">
            <text:p>19964</text:p>
          </table:table-cell>
          <table:table-cell office:value-type="float" office:value="25751" calcext:value-type="float">
            <text:p>25751</text:p>
          </table:table-cell>
          <table:table-cell table:style-name="ce8" office:value-type="float" office:value="29" calcext:value-type="float">
            <text:p>29</text:p>
          </table:table-cell>
          <table:table-cell office:value-type="float" office:value="23267" calcext:value-type="float">
            <text:p>23267</text:p>
          </table:table-cell>
          <table:table-cell office:value-type="float" office:value="31575" calcext:value-type="float">
            <text:p>31575</text:p>
          </table:table-cell>
          <table:table-cell table:style-name="ce4" office:value-type="float" office:value="20768" calcext:value-type="float">
            <text:p>20768</text:p>
          </table:table-cell>
          <table:table-cell table:style-name="Default" office:value-type="float" office:value="31224" calcext:value-type="float">
            <text:p>31224</text:p>
          </table:table-cell>
          <table:table-cell office:value-type="float" office:value="20657" calcext:value-type="float">
            <text:p>20657</text:p>
          </table:table-cell>
          <table:table-cell table:style-name="Default" office:value-type="float" office:value="28485" calcext:value-type="float">
            <text:p>28485</text:p>
          </table:table-cell>
          <table:table-cell office:value-type="float" office:value="21966" calcext:value-type="float">
            <text:p>21966</text:p>
          </table:table-cell>
          <table:table-cell office:value-type="float" office:value="29013" calcext:value-type="float">
            <text:p>2901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0" calcext:value-type="float">
            <text:p>30</text:p>
          </table:table-cell>
          <table:table-cell office:value-type="float" office:value="19968" calcext:value-type="float">
            <text:p>19968</text:p>
          </table:table-cell>
          <table:table-cell office:value-type="float" office:value="26038" calcext:value-type="float">
            <text:p>26038</text:p>
          </table:table-cell>
          <table:table-cell office:value-type="float" office:value="19565" calcext:value-type="float">
            <text:p>19565</text:p>
          </table:table-cell>
          <table:table-cell office:value-type="float" office:value="27199" calcext:value-type="float">
            <text:p>27199</text:p>
          </table:table-cell>
          <table:table-cell office:value-type="float" office:value="21466" calcext:value-type="float">
            <text:p>21466</text:p>
          </table:table-cell>
          <table:table-cell office:value-type="float" office:value="27136" calcext:value-type="float">
            <text:p>27136</text:p>
          </table:table-cell>
          <table:table-cell office:value-type="float" office:value="19161" calcext:value-type="float">
            <text:p>19161</text:p>
          </table:table-cell>
          <table:table-cell office:value-type="float" office:value="25846" calcext:value-type="float">
            <text:p>25846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23568" calcext:value-type="float">
            <text:p>23568</text:p>
          </table:table-cell>
          <table:table-cell office:value-type="float" office:value="31463" calcext:value-type="float">
            <text:p>31463</text:p>
          </table:table-cell>
          <table:table-cell table:style-name="ce4" office:value-type="float" office:value="22365" calcext:value-type="float">
            <text:p>22365</text:p>
          </table:table-cell>
          <table:table-cell table:style-name="Default" office:value-type="float" office:value="31526" calcext:value-type="float">
            <text:p>31526</text:p>
          </table:table-cell>
          <table:table-cell office:value-type="float" office:value="20763" calcext:value-type="float">
            <text:p>20763</text:p>
          </table:table-cell>
          <table:table-cell table:style-name="Default" office:value-type="float" office:value="28527" calcext:value-type="float">
            <text:p>28527</text:p>
          </table:table-cell>
          <table:table-cell office:value-type="float" office:value="21365" calcext:value-type="float">
            <text:p>21365</text:p>
          </table:table-cell>
          <table:table-cell office:value-type="float" office:value="29056" calcext:value-type="float">
            <text:p>2905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1" calcext:value-type="float">
            <text:p>31</text:p>
          </table:table-cell>
          <table:table-cell office:value-type="float" office:value="19871" calcext:value-type="float">
            <text:p>19871</text:p>
          </table:table-cell>
          <table:table-cell office:value-type="float" office:value="25853" calcext:value-type="float">
            <text:p>25853</text:p>
          </table:table-cell>
          <table:table-cell office:value-type="float" office:value="19662" calcext:value-type="float">
            <text:p>19662</text:p>
          </table:table-cell>
          <table:table-cell office:value-type="float" office:value="26870" calcext:value-type="float">
            <text:p>26870</text:p>
          </table:table-cell>
          <table:table-cell office:value-type="float" office:value="20568" calcext:value-type="float">
            <text:p>20568</text:p>
          </table:table-cell>
          <table:table-cell office:value-type="float" office:value="26898" calcext:value-type="float">
            <text:p>26898</text:p>
          </table:table-cell>
          <table:table-cell office:value-type="float" office:value="18165" calcext:value-type="float">
            <text:p>18165</text:p>
          </table:table-cell>
          <table:table-cell office:value-type="float" office:value="25621" calcext:value-type="float">
            <text:p>25621</text:p>
          </table:table-cell>
          <table:table-cell table:style-name="ce8" office:value-type="float" office:value="31" calcext:value-type="float">
            <text:p>31</text:p>
          </table:table-cell>
          <table:table-cell office:value-type="float" office:value="21568" calcext:value-type="float">
            <text:p>21568</text:p>
          </table:table-cell>
          <table:table-cell office:value-type="float" office:value="31922" calcext:value-type="float">
            <text:p>31922</text:p>
          </table:table-cell>
          <table:table-cell table:style-name="ce4" office:value-type="float" office:value="22865" calcext:value-type="float">
            <text:p>22865</text:p>
          </table:table-cell>
          <table:table-cell table:style-name="Default" office:value-type="float" office:value="31883" calcext:value-type="float">
            <text:p>31883</text:p>
          </table:table-cell>
          <table:table-cell office:value-type="float" office:value="19667" calcext:value-type="float">
            <text:p>19667</text:p>
          </table:table-cell>
          <table:table-cell table:style-name="Default" office:value-type="float" office:value="28788" calcext:value-type="float">
            <text:p>28788</text:p>
          </table:table-cell>
          <table:table-cell office:value-type="float" office:value="20768" calcext:value-type="float">
            <text:p>20768</text:p>
          </table:table-cell>
          <table:table-cell office:value-type="float" office:value="29353" calcext:value-type="float">
            <text:p>2935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2" calcext:value-type="float">
            <text:p>32</text:p>
          </table:table-cell>
          <table:table-cell office:value-type="float" office:value="19669" calcext:value-type="float">
            <text:p>19669</text:p>
          </table:table-cell>
          <table:table-cell office:value-type="float" office:value="25921" calcext:value-type="float">
            <text:p>25921</text:p>
          </table:table-cell>
          <table:table-cell office:value-type="float" office:value="19569" calcext:value-type="float">
            <text:p>19569</text:p>
          </table:table-cell>
          <table:table-cell office:value-type="float" office:value="26461" calcext:value-type="float">
            <text:p>26461</text:p>
          </table:table-cell>
          <table:table-cell office:value-type="float" office:value="19766" calcext:value-type="float">
            <text:p>19766</text:p>
          </table:table-cell>
          <table:table-cell office:value-type="float" office:value="26537" calcext:value-type="float">
            <text:p>26537</text:p>
          </table:table-cell>
          <table:table-cell office:value-type="float" office:value="18660" calcext:value-type="float">
            <text:p>18660</text:p>
          </table:table-cell>
          <table:table-cell office:value-type="float" office:value="25111" calcext:value-type="float">
            <text:p>25111</text:p>
          </table:table-cell>
          <table:table-cell table:style-name="ce8" office:value-type="float" office:value="32" calcext:value-type="float">
            <text:p>32</text:p>
          </table:table-cell>
          <table:table-cell office:value-type="float" office:value="21670" calcext:value-type="float">
            <text:p>21670</text:p>
          </table:table-cell>
          <table:table-cell office:value-type="float" office:value="31086" calcext:value-type="float">
            <text:p>31086</text:p>
          </table:table-cell>
          <table:table-cell table:style-name="ce4" office:value-type="float" office:value="23067" calcext:value-type="float">
            <text:p>23067</text:p>
          </table:table-cell>
          <table:table-cell table:style-name="Default" office:value-type="float" office:value="31953" calcext:value-type="float">
            <text:p>31953</text:p>
          </table:table-cell>
          <table:table-cell office:value-type="float" office:value="21357" calcext:value-type="float">
            <text:p>21357</text:p>
          </table:table-cell>
          <table:table-cell table:style-name="Default" office:value-type="float" office:value="28693" calcext:value-type="float">
            <text:p>28693</text:p>
          </table:table-cell>
          <table:table-cell office:value-type="float" office:value="21471" calcext:value-type="float">
            <text:p>21471</text:p>
          </table:table-cell>
          <table:table-cell office:value-type="float" office:value="29245" calcext:value-type="float">
            <text:p>2924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3" calcext:value-type="float">
            <text:p>33</text:p>
          </table:table-cell>
          <table:table-cell office:value-type="float" office:value="18969" calcext:value-type="float">
            <text:p>18969</text:p>
          </table:table-cell>
          <table:table-cell office:value-type="float" office:value="25578" calcext:value-type="float">
            <text:p>25578</text:p>
          </table:table-cell>
          <table:table-cell office:value-type="float" office:value="18463" calcext:value-type="float">
            <text:p>18463</text:p>
          </table:table-cell>
          <table:table-cell office:value-type="float" office:value="26276" calcext:value-type="float">
            <text:p>26276</text:p>
          </table:table-cell>
          <table:table-cell office:value-type="float" office:value="20664" calcext:value-type="float">
            <text:p>20664</text:p>
          </table:table-cell>
          <table:table-cell office:value-type="float" office:value="26529" calcext:value-type="float">
            <text:p>26529</text:p>
          </table:table-cell>
          <table:table-cell office:value-type="float" office:value="18263" calcext:value-type="float">
            <text:p>18263</text:p>
          </table:table-cell>
          <table:table-cell office:value-type="float" office:value="24638" calcext:value-type="float">
            <text:p>24638</text:p>
          </table:table-cell>
          <table:table-cell table:style-name="ce8" office:value-type="float" office:value="33" calcext:value-type="float">
            <text:p>33</text:p>
          </table:table-cell>
          <table:table-cell office:value-type="float" office:value="22468" calcext:value-type="float">
            <text:p>22468</text:p>
          </table:table-cell>
          <table:table-cell office:value-type="float" office:value="30408" calcext:value-type="float">
            <text:p>30408</text:p>
          </table:table-cell>
          <table:table-cell table:style-name="ce4" office:value-type="float" office:value="21764" calcext:value-type="float">
            <text:p>21764</text:p>
          </table:table-cell>
          <table:table-cell table:style-name="Default" office:value-type="float" office:value="31881" calcext:value-type="float">
            <text:p>31881</text:p>
          </table:table-cell>
          <table:table-cell office:value-type="float" office:value="21464" calcext:value-type="float">
            <text:p>21464</text:p>
          </table:table-cell>
          <table:table-cell table:style-name="Default" office:value-type="float" office:value="29062" calcext:value-type="float">
            <text:p>29062</text:p>
          </table:table-cell>
          <table:table-cell office:value-type="float" office:value="20968" calcext:value-type="float">
            <text:p>20968</text:p>
          </table:table-cell>
          <table:table-cell office:value-type="float" office:value="28953" calcext:value-type="float">
            <text:p>2895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4" calcext:value-type="float">
            <text:p>34</text:p>
          </table:table-cell>
          <table:table-cell office:value-type="float" office:value="19169" calcext:value-type="float">
            <text:p>19169</text:p>
          </table:table-cell>
          <table:table-cell office:value-type="float" office:value="25395" calcext:value-type="float">
            <text:p>25395</text:p>
          </table:table-cell>
          <table:table-cell office:value-type="float" office:value="18863" calcext:value-type="float">
            <text:p>18863</text:p>
          </table:table-cell>
          <table:table-cell office:value-type="float" office:value="25915" calcext:value-type="float">
            <text:p>25915</text:p>
          </table:table-cell>
          <table:table-cell office:value-type="float" office:value="20764" calcext:value-type="float">
            <text:p>20764</text:p>
          </table:table-cell>
          <table:table-cell office:value-type="float" office:value="26242" calcext:value-type="float">
            <text:p>26242</text:p>
          </table:table-cell>
          <table:table-cell office:value-type="float" office:value="18364" calcext:value-type="float">
            <text:p>18364</text:p>
          </table:table-cell>
          <table:table-cell office:value-type="float" office:value="24181" calcext:value-type="float">
            <text:p>24181</text:p>
          </table:table-cell>
          <table:table-cell table:style-name="ce8" office:value-type="float" office:value="34" calcext:value-type="float">
            <text:p>34</text:p>
          </table:table-cell>
          <table:table-cell office:value-type="float" office:value="21767" calcext:value-type="float">
            <text:p>21767</text:p>
          </table:table-cell>
          <table:table-cell office:value-type="float" office:value="30235" calcext:value-type="float">
            <text:p>30235</text:p>
          </table:table-cell>
          <table:table-cell table:style-name="ce4" office:value-type="float" office:value="23663" calcext:value-type="float">
            <text:p>23663</text:p>
          </table:table-cell>
          <table:table-cell table:style-name="Default" office:value-type="float" office:value="31779" calcext:value-type="float">
            <text:p>31779</text:p>
          </table:table-cell>
          <table:table-cell office:value-type="float" office:value="20964" calcext:value-type="float">
            <text:p>20964</text:p>
          </table:table-cell>
          <table:table-cell table:style-name="Default" office:value-type="float" office:value="28879" calcext:value-type="float">
            <text:p>28879</text:p>
          </table:table-cell>
          <table:table-cell office:value-type="float" office:value="20568" calcext:value-type="float">
            <text:p>20568</text:p>
          </table:table-cell>
          <table:table-cell office:value-type="float" office:value="28459" calcext:value-type="float">
            <text:p>2845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5" calcext:value-type="float">
            <text:p>35</text:p>
          </table:table-cell>
          <table:table-cell office:value-type="float" office:value="18169" calcext:value-type="float">
            <text:p>18169</text:p>
          </table:table-cell>
          <table:table-cell office:value-type="float" office:value="25223" calcext:value-type="float">
            <text:p>25223</text:p>
          </table:table-cell>
          <table:table-cell office:value-type="float" office:value="17467" calcext:value-type="float">
            <text:p>17467</text:p>
          </table:table-cell>
          <table:table-cell office:value-type="float" office:value="25664" calcext:value-type="float">
            <text:p>25664</text:p>
          </table:table-cell>
          <table:table-cell office:value-type="float" office:value="19767" calcext:value-type="float">
            <text:p>19767</text:p>
          </table:table-cell>
          <table:table-cell office:value-type="float" office:value="26195" calcext:value-type="float">
            <text:p>26195</text:p>
          </table:table-cell>
          <table:table-cell office:value-type="float" office:value="16370" calcext:value-type="float">
            <text:p>16370</text:p>
          </table:table-cell>
          <table:table-cell office:value-type="float" office:value="23920" calcext:value-type="float">
            <text:p>23920</text:p>
          </table:table-cell>
          <table:table-cell table:style-name="ce8" office:value-type="float" office:value="35" calcext:value-type="float">
            <text:p>35</text:p>
          </table:table-cell>
          <table:table-cell office:value-type="float" office:value="21265" calcext:value-type="float">
            <text:p>21265</text:p>
          </table:table-cell>
          <table:table-cell office:value-type="float" office:value="30089" calcext:value-type="float">
            <text:p>30089</text:p>
          </table:table-cell>
          <table:table-cell table:style-name="ce4" office:value-type="float" office:value="22869" calcext:value-type="float">
            <text:p>22869</text:p>
          </table:table-cell>
          <table:table-cell table:style-name="Default" office:value-type="float" office:value="31729" calcext:value-type="float">
            <text:p>31729</text:p>
          </table:table-cell>
          <table:table-cell office:value-type="float" office:value="21064" calcext:value-type="float">
            <text:p>21064</text:p>
          </table:table-cell>
          <table:table-cell table:style-name="Default" office:value-type="float" office:value="28911" calcext:value-type="float">
            <text:p>28911</text:p>
          </table:table-cell>
          <table:table-cell office:value-type="float" office:value="19767" calcext:value-type="float">
            <text:p>19767</text:p>
          </table:table-cell>
          <table:table-cell office:value-type="float" office:value="28525" calcext:value-type="float">
            <text:p>2852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6" calcext:value-type="float">
            <text:p>36</text:p>
          </table:table-cell>
          <table:table-cell office:value-type="float" office:value="18869" calcext:value-type="float">
            <text:p>18869</text:p>
          </table:table-cell>
          <table:table-cell office:value-type="float" office:value="25116" calcext:value-type="float">
            <text:p>25116</text:p>
          </table:table-cell>
          <table:table-cell office:value-type="float" office:value="18762" calcext:value-type="float">
            <text:p>18762</text:p>
          </table:table-cell>
          <table:table-cell office:value-type="float" office:value="25356" calcext:value-type="float">
            <text:p>25356</text:p>
          </table:table-cell>
          <table:table-cell office:value-type="float" office:value="20366" calcext:value-type="float">
            <text:p>20366</text:p>
          </table:table-cell>
          <table:table-cell office:value-type="float" office:value="25899" calcext:value-type="float">
            <text:p>25899</text:p>
          </table:table-cell>
          <table:table-cell office:value-type="float" office:value="18065" calcext:value-type="float">
            <text:p>18065</text:p>
          </table:table-cell>
          <table:table-cell office:value-type="float" office:value="23971" calcext:value-type="float">
            <text:p>23971</text:p>
          </table:table-cell>
          <table:table-cell table:style-name="ce8" office:value-type="float" office:value="36" calcext:value-type="float">
            <text:p>36</text:p>
          </table:table-cell>
          <table:table-cell office:value-type="float" office:value="20166" calcext:value-type="float">
            <text:p>20166</text:p>
          </table:table-cell>
          <table:table-cell office:value-type="float" office:value="29733" calcext:value-type="float">
            <text:p>29733</text:p>
          </table:table-cell>
          <table:table-cell table:style-name="ce4" office:value-type="float" office:value="22669" calcext:value-type="float">
            <text:p>22669</text:p>
          </table:table-cell>
          <table:table-cell table:style-name="Default" office:value-type="float" office:value="32062" calcext:value-type="float">
            <text:p>32062</text:p>
          </table:table-cell>
          <table:table-cell office:value-type="float" office:value="20560" calcext:value-type="float">
            <text:p>20560</text:p>
          </table:table-cell>
          <table:table-cell table:style-name="Default" office:value-type="float" office:value="28826" calcext:value-type="float">
            <text:p>28826</text:p>
          </table:table-cell>
          <table:table-cell office:value-type="float" office:value="21267" calcext:value-type="float">
            <text:p>21267</text:p>
          </table:table-cell>
          <table:table-cell office:value-type="float" office:value="28659" calcext:value-type="float">
            <text:p>2865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7" calcext:value-type="float">
            <text:p>37</text:p>
          </table:table-cell>
          <table:table-cell office:value-type="float" office:value="18868" calcext:value-type="float">
            <text:p>18868</text:p>
          </table:table-cell>
          <table:table-cell office:value-type="float" office:value="25053" calcext:value-type="float">
            <text:p>25053</text:p>
          </table:table-cell>
          <table:table-cell office:value-type="float" office:value="17668" calcext:value-type="float">
            <text:p>17668</text:p>
          </table:table-cell>
          <table:table-cell office:value-type="float" office:value="25070" calcext:value-type="float">
            <text:p>25070</text:p>
          </table:table-cell>
          <table:table-cell office:value-type="float" office:value="19667" calcext:value-type="float">
            <text:p>19667</text:p>
          </table:table-cell>
          <table:table-cell office:value-type="float" office:value="25555" calcext:value-type="float">
            <text:p>25555</text:p>
          </table:table-cell>
          <table:table-cell office:value-type="float" office:value="18169" calcext:value-type="float">
            <text:p>18169</text:p>
          </table:table-cell>
          <table:table-cell office:value-type="float" office:value="23789" calcext:value-type="float">
            <text:p>23789</text:p>
          </table:table-cell>
          <table:table-cell table:style-name="ce8" office:value-type="float" office:value="37" calcext:value-type="float">
            <text:p>37</text:p>
          </table:table-cell>
          <table:table-cell office:value-type="float" office:value="21266" calcext:value-type="float">
            <text:p>21266</text:p>
          </table:table-cell>
          <table:table-cell office:value-type="float" office:value="29655" calcext:value-type="float">
            <text:p>29655</text:p>
          </table:table-cell>
          <table:table-cell table:style-name="ce4" office:value-type="float" office:value="23564" calcext:value-type="float">
            <text:p>23564</text:p>
          </table:table-cell>
          <table:table-cell table:style-name="Default" office:value-type="float" office:value="32314" calcext:value-type="float">
            <text:p>32314</text:p>
          </table:table-cell>
          <table:table-cell office:value-type="float" office:value="20961" calcext:value-type="float">
            <text:p>20961</text:p>
          </table:table-cell>
          <table:table-cell table:style-name="Default" office:value-type="float" office:value="28612" calcext:value-type="float">
            <text:p>28612</text:p>
          </table:table-cell>
          <table:table-cell office:value-type="float" office:value="20665" calcext:value-type="float">
            <text:p>20665</text:p>
          </table:table-cell>
          <table:table-cell office:value-type="float" office:value="28843" calcext:value-type="float">
            <text:p>2884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8" calcext:value-type="float">
            <text:p>38</text:p>
          </table:table-cell>
          <table:table-cell office:value-type="float" office:value="18868" calcext:value-type="float">
            <text:p>18868</text:p>
          </table:table-cell>
          <table:table-cell office:value-type="float" office:value="24862" calcext:value-type="float">
            <text:p>24862</text:p>
          </table:table-cell>
          <table:table-cell office:value-type="float" office:value="17370" calcext:value-type="float">
            <text:p>17370</text:p>
          </table:table-cell>
          <table:table-cell office:value-type="float" office:value="24885" calcext:value-type="float">
            <text:p>24885</text:p>
          </table:table-cell>
          <table:table-cell office:value-type="float" office:value="19666" calcext:value-type="float">
            <text:p>19666</text:p>
          </table:table-cell>
          <table:table-cell office:value-type="float" office:value="25371" calcext:value-type="float">
            <text:p>25371</text:p>
          </table:table-cell>
          <table:table-cell office:value-type="float" office:value="18167" calcext:value-type="float">
            <text:p>18167</text:p>
          </table:table-cell>
          <table:table-cell office:value-type="float" office:value="23737" calcext:value-type="float">
            <text:p>23737</text:p>
          </table:table-cell>
          <table:table-cell table:style-name="ce8" office:value-type="float" office:value="38" calcext:value-type="float">
            <text:p>38</text:p>
          </table:table-cell>
          <table:table-cell office:value-type="float" office:value="19868" calcext:value-type="float">
            <text:p>19868</text:p>
          </table:table-cell>
          <table:table-cell office:value-type="float" office:value="29668" calcext:value-type="float">
            <text:p>29668</text:p>
          </table:table-cell>
          <table:table-cell table:style-name="ce4" office:value-type="float" office:value="23060" calcext:value-type="float">
            <text:p>23060</text:p>
          </table:table-cell>
          <table:table-cell table:style-name="Default" office:value-type="float" office:value="32228" calcext:value-type="float">
            <text:p>32228</text:p>
          </table:table-cell>
          <table:table-cell office:value-type="float" office:value="20561" calcext:value-type="float">
            <text:p>20561</text:p>
          </table:table-cell>
          <table:table-cell table:style-name="Default" office:value-type="float" office:value="28891" calcext:value-type="float">
            <text:p>28891</text:p>
          </table:table-cell>
          <table:table-cell office:value-type="float" office:value="21764" calcext:value-type="float">
            <text:p>21764</text:p>
          </table:table-cell>
          <table:table-cell office:value-type="float" office:value="28872" calcext:value-type="float">
            <text:p>2887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9" calcext:value-type="float">
            <text:p>39</text:p>
          </table:table-cell>
          <table:table-cell office:value-type="float" office:value="18766" calcext:value-type="float">
            <text:p>18766</text:p>
          </table:table-cell>
          <table:table-cell office:value-type="float" office:value="24687" calcext:value-type="float">
            <text:p>24687</text:p>
          </table:table-cell>
          <table:table-cell office:value-type="float" office:value="16863" calcext:value-type="float">
            <text:p>16863</text:p>
          </table:table-cell>
          <table:table-cell office:value-type="float" office:value="24533" calcext:value-type="float">
            <text:p>24533</text:p>
          </table:table-cell>
          <table:table-cell office:value-type="float" office:value="19764" calcext:value-type="float">
            <text:p>19764</text:p>
          </table:table-cell>
          <table:table-cell office:value-type="float" office:value="25185" calcext:value-type="float">
            <text:p>25185</text:p>
          </table:table-cell>
          <table:table-cell office:value-type="float" office:value="17169" calcext:value-type="float">
            <text:p>17169</text:p>
          </table:table-cell>
          <table:table-cell office:value-type="float" office:value="23629" calcext:value-type="float">
            <text:p>23629</text:p>
          </table:table-cell>
          <table:table-cell table:style-name="ce8" office:value-type="float" office:value="39" calcext:value-type="float">
            <text:p>39</text:p>
          </table:table-cell>
          <table:table-cell office:value-type="float" office:value="20769" calcext:value-type="float">
            <text:p>20769</text:p>
          </table:table-cell>
          <table:table-cell office:value-type="float" office:value="29607" calcext:value-type="float">
            <text:p>29607</text:p>
          </table:table-cell>
          <table:table-cell table:style-name="ce4" office:value-type="float" office:value="21668" calcext:value-type="float">
            <text:p>21668</text:p>
          </table:table-cell>
          <table:table-cell table:style-name="Default" office:value-type="float" office:value="32477" calcext:value-type="float">
            <text:p>32477</text:p>
          </table:table-cell>
          <table:table-cell office:value-type="float" office:value="21263" calcext:value-type="float">
            <text:p>21263</text:p>
          </table:table-cell>
          <table:table-cell table:style-name="Default" office:value-type="float" office:value="28640" calcext:value-type="float">
            <text:p>28640</text:p>
          </table:table-cell>
          <table:table-cell office:value-type="float" office:value="21566" calcext:value-type="float">
            <text:p>21566</text:p>
          </table:table-cell>
          <table:table-cell office:value-type="float" office:value="28928" calcext:value-type="float">
            <text:p>2892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0" calcext:value-type="float">
            <text:p>40</text:p>
          </table:table-cell>
          <table:table-cell office:value-type="float" office:value="17071" calcext:value-type="float">
            <text:p>17071</text:p>
          </table:table-cell>
          <table:table-cell office:value-type="float" office:value="24468" calcext:value-type="float">
            <text:p>24468</text:p>
          </table:table-cell>
          <table:table-cell office:value-type="float" office:value="16867" calcext:value-type="float">
            <text:p>16867</text:p>
          </table:table-cell>
          <table:table-cell office:value-type="float" office:value="24085" calcext:value-type="float">
            <text:p>24085</text:p>
          </table:table-cell>
          <table:table-cell office:value-type="float" office:value="19567" calcext:value-type="float">
            <text:p>19567</text:p>
          </table:table-cell>
          <table:table-cell office:value-type="float" office:value="25155" calcext:value-type="float">
            <text:p>25155</text:p>
          </table:table-cell>
          <table:table-cell office:value-type="float" office:value="16369" calcext:value-type="float">
            <text:p>16369</text:p>
          </table:table-cell>
          <table:table-cell office:value-type="float" office:value="23092" calcext:value-type="float">
            <text:p>23092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20865" calcext:value-type="float">
            <text:p>20865</text:p>
          </table:table-cell>
          <table:table-cell office:value-type="float" office:value="29008" calcext:value-type="float">
            <text:p>29008</text:p>
          </table:table-cell>
          <table:table-cell table:style-name="ce4" office:value-type="float" office:value="22269" calcext:value-type="float">
            <text:p>22269</text:p>
          </table:table-cell>
          <table:table-cell table:style-name="Default" office:value-type="float" office:value="32210" calcext:value-type="float">
            <text:p>32210</text:p>
          </table:table-cell>
          <table:table-cell office:value-type="float" office:value="21160" calcext:value-type="float">
            <text:p>21160</text:p>
          </table:table-cell>
          <table:table-cell table:style-name="Default" office:value-type="float" office:value="28748" calcext:value-type="float">
            <text:p>28748</text:p>
          </table:table-cell>
          <table:table-cell office:value-type="float" office:value="20968" calcext:value-type="float">
            <text:p>20968</text:p>
          </table:table-cell>
          <table:table-cell office:value-type="float" office:value="29297" calcext:value-type="float">
            <text:p>2929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1" calcext:value-type="float">
            <text:p>41</text:p>
          </table:table-cell>
          <table:table-cell office:value-type="float" office:value="16971" calcext:value-type="float">
            <text:p>16971</text:p>
          </table:table-cell>
          <table:table-cell office:value-type="float" office:value="24269" calcext:value-type="float">
            <text:p>24269</text:p>
          </table:table-cell>
          <table:table-cell office:value-type="float" office:value="16465" calcext:value-type="float">
            <text:p>16465</text:p>
          </table:table-cell>
          <table:table-cell office:value-type="float" office:value="24162" calcext:value-type="float">
            <text:p>24162</text:p>
          </table:table-cell>
          <table:table-cell office:value-type="float" office:value="19665" calcext:value-type="float">
            <text:p>19665</text:p>
          </table:table-cell>
          <table:table-cell office:value-type="float" office:value="25245" calcext:value-type="float">
            <text:p>25245</text:p>
          </table:table-cell>
          <table:table-cell office:value-type="float" office:value="17364" calcext:value-type="float">
            <text:p>17364</text:p>
          </table:table-cell>
          <table:table-cell office:value-type="float" office:value="22943" calcext:value-type="float">
            <text:p>22943</text:p>
          </table:table-cell>
          <table:table-cell table:style-name="ce8" office:value-type="float" office:value="41" calcext:value-type="float">
            <text:p>41</text:p>
          </table:table-cell>
          <table:table-cell office:value-type="float" office:value="19866" calcext:value-type="float">
            <text:p>19866</text:p>
          </table:table-cell>
          <table:table-cell office:value-type="float" office:value="28412" calcext:value-type="float">
            <text:p>28412</text:p>
          </table:table-cell>
          <table:table-cell table:style-name="ce4" office:value-type="float" office:value="22068" calcext:value-type="float">
            <text:p>22068</text:p>
          </table:table-cell>
          <table:table-cell table:style-name="Default" office:value-type="float" office:value="32066" calcext:value-type="float">
            <text:p>32066</text:p>
          </table:table-cell>
          <table:table-cell office:value-type="float" office:value="21064" calcext:value-type="float">
            <text:p>21064</text:p>
          </table:table-cell>
          <table:table-cell table:style-name="Default" office:value-type="float" office:value="28784" calcext:value-type="float">
            <text:p>28784</text:p>
          </table:table-cell>
          <table:table-cell office:value-type="float" office:value="20862" calcext:value-type="float">
            <text:p>20862</text:p>
          </table:table-cell>
          <table:table-cell office:value-type="float" office:value="29231" calcext:value-type="float">
            <text:p>2923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2" calcext:value-type="float">
            <text:p>42</text:p>
          </table:table-cell>
          <table:table-cell office:value-type="float" office:value="17071" calcext:value-type="float">
            <text:p>17071</text:p>
          </table:table-cell>
          <table:table-cell office:value-type="float" office:value="23498" calcext:value-type="float">
            <text:p>23498</text:p>
          </table:table-cell>
          <table:table-cell office:value-type="float" office:value="16963" calcext:value-type="float">
            <text:p>16963</text:p>
          </table:table-cell>
          <table:table-cell office:value-type="float" office:value="24042" calcext:value-type="float">
            <text:p>24042</text:p>
          </table:table-cell>
          <table:table-cell office:value-type="float" office:value="19166" calcext:value-type="float">
            <text:p>19166</text:p>
          </table:table-cell>
          <table:table-cell office:value-type="float" office:value="25357" calcext:value-type="float">
            <text:p>25357</text:p>
          </table:table-cell>
          <table:table-cell office:value-type="float" office:value="16466" calcext:value-type="float">
            <text:p>16466</text:p>
          </table:table-cell>
          <table:table-cell office:value-type="float" office:value="22871" calcext:value-type="float">
            <text:p>22871</text:p>
          </table:table-cell>
          <table:table-cell table:style-name="ce8" office:value-type="float" office:value="42" calcext:value-type="float">
            <text:p>42</text:p>
          </table:table-cell>
          <table:table-cell office:value-type="float" office:value="17362" calcext:value-type="float">
            <text:p>17362</text:p>
          </table:table-cell>
          <table:table-cell office:value-type="float" office:value="27911" calcext:value-type="float">
            <text:p>27911</text:p>
          </table:table-cell>
          <table:table-cell table:style-name="ce4" office:value-type="float" office:value="23164" calcext:value-type="float">
            <text:p>23164</text:p>
          </table:table-cell>
          <table:table-cell table:style-name="Default" office:value-type="float" office:value="31474" calcext:value-type="float">
            <text:p>31474</text:p>
          </table:table-cell>
          <table:table-cell office:value-type="float" office:value="20860" calcext:value-type="float">
            <text:p>20860</text:p>
          </table:table-cell>
          <table:table-cell table:style-name="Default" office:value-type="float" office:value="28558" calcext:value-type="float">
            <text:p>28558</text:p>
          </table:table-cell>
          <table:table-cell office:value-type="float" office:value="21064" calcext:value-type="float">
            <text:p>21064</text:p>
          </table:table-cell>
          <table:table-cell office:value-type="float" office:value="29232" calcext:value-type="float">
            <text:p>2923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3" calcext:value-type="float">
            <text:p>43</text:p>
          </table:table-cell>
          <table:table-cell office:value-type="float" office:value="16666" calcext:value-type="float">
            <text:p>16666</text:p>
          </table:table-cell>
          <table:table-cell office:value-type="float" office:value="23193" calcext:value-type="float">
            <text:p>23193</text:p>
          </table:table-cell>
          <table:table-cell office:value-type="float" office:value="15363" calcext:value-type="float">
            <text:p>15363</text:p>
          </table:table-cell>
          <table:table-cell office:value-type="float" office:value="24056" calcext:value-type="float">
            <text:p>24056</text:p>
          </table:table-cell>
          <table:table-cell office:value-type="float" office:value="19666" calcext:value-type="float">
            <text:p>19666</text:p>
          </table:table-cell>
          <table:table-cell office:value-type="float" office:value="25184" calcext:value-type="float">
            <text:p>25184</text:p>
          </table:table-cell>
          <table:table-cell office:value-type="float" office:value="16568" calcext:value-type="float">
            <text:p>16568</text:p>
          </table:table-cell>
          <table:table-cell office:value-type="float" office:value="22908" calcext:value-type="float">
            <text:p>22908</text:p>
          </table:table-cell>
          <table:table-cell table:style-name="ce8" office:value-type="float" office:value="43" calcext:value-type="float">
            <text:p>43</text:p>
          </table:table-cell>
          <table:table-cell office:value-type="float" office:value="18466" calcext:value-type="float">
            <text:p>18466</text:p>
          </table:table-cell>
          <table:table-cell office:value-type="float" office:value="27342" calcext:value-type="float">
            <text:p>27342</text:p>
          </table:table-cell>
          <table:table-cell table:style-name="ce4" office:value-type="float" office:value="21669" calcext:value-type="float">
            <text:p>21669</text:p>
          </table:table-cell>
          <table:table-cell table:style-name="Default" office:value-type="float" office:value="31102" calcext:value-type="float">
            <text:p>31102</text:p>
          </table:table-cell>
          <table:table-cell office:value-type="float" office:value="21560" calcext:value-type="float">
            <text:p>21560</text:p>
          </table:table-cell>
          <table:table-cell table:style-name="Default" office:value-type="float" office:value="28621" calcext:value-type="float">
            <text:p>28621</text:p>
          </table:table-cell>
          <table:table-cell office:value-type="float" office:value="21467" calcext:value-type="float">
            <text:p>21467</text:p>
          </table:table-cell>
          <table:table-cell office:value-type="float" office:value="29061" calcext:value-type="float">
            <text:p>2906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4" calcext:value-type="float">
            <text:p>44</text:p>
          </table:table-cell>
          <table:table-cell office:value-type="float" office:value="17169" calcext:value-type="float">
            <text:p>17169</text:p>
          </table:table-cell>
          <table:table-cell office:value-type="float" office:value="23116" calcext:value-type="float">
            <text:p>23116</text:p>
          </table:table-cell>
          <table:table-cell office:value-type="float" office:value="16063" calcext:value-type="float">
            <text:p>16063</text:p>
          </table:table-cell>
          <table:table-cell office:value-type="float" office:value="23868" calcext:value-type="float">
            <text:p>23868</text:p>
          </table:table-cell>
          <table:table-cell office:value-type="float" office:value="19566" calcext:value-type="float">
            <text:p>19566</text:p>
          </table:table-cell>
          <table:table-cell office:value-type="float" office:value="25165" calcext:value-type="float">
            <text:p>25165</text:p>
          </table:table-cell>
          <table:table-cell office:value-type="float" office:value="16665" calcext:value-type="float">
            <text:p>16665</text:p>
          </table:table-cell>
          <table:table-cell office:value-type="float" office:value="22921" calcext:value-type="float">
            <text:p>22921</text:p>
          </table:table-cell>
          <table:table-cell table:style-name="ce8" office:value-type="float" office:value="44" calcext:value-type="float">
            <text:p>44</text:p>
          </table:table-cell>
          <table:table-cell office:value-type="float" office:value="17766" calcext:value-type="float">
            <text:p>17766</text:p>
          </table:table-cell>
          <table:table-cell office:value-type="float" office:value="27061" calcext:value-type="float">
            <text:p>27061</text:p>
          </table:table-cell>
          <table:table-cell table:style-name="ce4" office:value-type="float" office:value="22766" calcext:value-type="float">
            <text:p>22766</text:p>
          </table:table-cell>
          <table:table-cell table:style-name="Default" office:value-type="float" office:value="30882" calcext:value-type="float">
            <text:p>30882</text:p>
          </table:table-cell>
          <table:table-cell office:value-type="float" office:value="18856" calcext:value-type="float">
            <text:p>18856</text:p>
          </table:table-cell>
          <table:table-cell table:style-name="Default" office:value-type="float" office:value="28451" calcext:value-type="float">
            <text:p>28451</text:p>
          </table:table-cell>
          <table:table-cell office:value-type="float" office:value="21665" calcext:value-type="float">
            <text:p>21665</text:p>
          </table:table-cell>
          <table:table-cell office:value-type="float" office:value="29055" calcext:value-type="float">
            <text:p>2905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5" calcext:value-type="float">
            <text:p>45</text:p>
          </table:table-cell>
          <table:table-cell office:value-type="float" office:value="16471" calcext:value-type="float">
            <text:p>16471</text:p>
          </table:table-cell>
          <table:table-cell office:value-type="float" office:value="22986" calcext:value-type="float">
            <text:p>22986</text:p>
          </table:table-cell>
          <table:table-cell office:value-type="float" office:value="16765" calcext:value-type="float">
            <text:p>16765</text:p>
          </table:table-cell>
          <table:table-cell office:value-type="float" office:value="23534" calcext:value-type="float">
            <text:p>23534</text:p>
          </table:table-cell>
          <table:table-cell office:value-type="float" office:value="19667" calcext:value-type="float">
            <text:p>19667</text:p>
          </table:table-cell>
          <table:table-cell office:value-type="float" office:value="25179" calcext:value-type="float">
            <text:p>25179</text:p>
          </table:table-cell>
          <table:table-cell office:value-type="float" office:value="16171" calcext:value-type="float">
            <text:p>16171</text:p>
          </table:table-cell>
          <table:table-cell office:value-type="float" office:value="22757" calcext:value-type="float">
            <text:p>22757</text:p>
          </table:table-cell>
          <table:table-cell table:style-name="ce8" office:value-type="float" office:value="45" calcext:value-type="float">
            <text:p>45</text:p>
          </table:table-cell>
          <table:table-cell office:value-type="float" office:value="18363" calcext:value-type="float">
            <text:p>18363</text:p>
          </table:table-cell>
          <table:table-cell office:value-type="float" office:value="26648" calcext:value-type="float">
            <text:p>26648</text:p>
          </table:table-cell>
          <table:table-cell table:style-name="ce4" office:value-type="float" office:value="22163" calcext:value-type="float">
            <text:p>22163</text:p>
          </table:table-cell>
          <table:table-cell table:style-name="Default" office:value-type="float" office:value="31051" calcext:value-type="float">
            <text:p>31051</text:p>
          </table:table-cell>
          <table:table-cell office:value-type="float" office:value="19559" calcext:value-type="float">
            <text:p>19559</text:p>
          </table:table-cell>
          <table:table-cell table:style-name="Default" office:value-type="float" office:value="28459" calcext:value-type="float">
            <text:p>28459</text:p>
          </table:table-cell>
          <table:table-cell office:value-type="float" office:value="21169" calcext:value-type="float">
            <text:p>21169</text:p>
          </table:table-cell>
          <table:table-cell office:value-type="float" office:value="28997" calcext:value-type="float">
            <text:p>2899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6" calcext:value-type="float">
            <text:p>46</text:p>
          </table:table-cell>
          <table:table-cell office:value-type="float" office:value="16270" calcext:value-type="float">
            <text:p>16270</text:p>
          </table:table-cell>
          <table:table-cell office:value-type="float" office:value="22987" calcext:value-type="float">
            <text:p>22987</text:p>
          </table:table-cell>
          <table:table-cell office:value-type="float" office:value="16265" calcext:value-type="float">
            <text:p>16265</text:p>
          </table:table-cell>
          <table:table-cell office:value-type="float" office:value="23507" calcext:value-type="float">
            <text:p>23507</text:p>
          </table:table-cell>
          <table:table-cell office:value-type="float" office:value="19664" calcext:value-type="float">
            <text:p>19664</text:p>
          </table:table-cell>
          <table:table-cell office:value-type="float" office:value="25207" calcext:value-type="float">
            <text:p>25207</text:p>
          </table:table-cell>
          <table:table-cell office:value-type="float" office:value="16467" calcext:value-type="float">
            <text:p>16467</text:p>
          </table:table-cell>
          <table:table-cell office:value-type="float" office:value="22447" calcext:value-type="float">
            <text:p>22447</text:p>
          </table:table-cell>
          <table:table-cell table:style-name="ce8" office:value-type="float" office:value="46" calcext:value-type="float">
            <text:p>46</text:p>
          </table:table-cell>
          <table:table-cell office:value-type="float" office:value="17571" calcext:value-type="float">
            <text:p>17571</text:p>
          </table:table-cell>
          <table:table-cell office:value-type="float" office:value="26909" calcext:value-type="float">
            <text:p>26909</text:p>
          </table:table-cell>
          <table:table-cell table:style-name="ce4" office:value-type="float" office:value="21669" calcext:value-type="float">
            <text:p>21669</text:p>
          </table:table-cell>
          <table:table-cell table:style-name="Default" office:value-type="float" office:value="30912" calcext:value-type="float">
            <text:p>30912</text:p>
          </table:table-cell>
          <table:table-cell office:value-type="float" office:value="19656" calcext:value-type="float">
            <text:p>19656</text:p>
          </table:table-cell>
          <table:table-cell table:style-name="Default" office:value-type="float" office:value="27690" calcext:value-type="float">
            <text:p>27690</text:p>
          </table:table-cell>
          <table:table-cell office:value-type="float" office:value="20366" calcext:value-type="float">
            <text:p>20366</text:p>
          </table:table-cell>
          <table:table-cell office:value-type="float" office:value="28546" calcext:value-type="float">
            <text:p>2854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7" calcext:value-type="float">
            <text:p>47</text:p>
          </table:table-cell>
          <table:table-cell office:value-type="float" office:value="15472" calcext:value-type="float">
            <text:p>15472</text:p>
          </table:table-cell>
          <table:table-cell office:value-type="float" office:value="22854" calcext:value-type="float">
            <text:p>22854</text:p>
          </table:table-cell>
          <table:table-cell office:value-type="float" office:value="14369" calcext:value-type="float">
            <text:p>14369</text:p>
          </table:table-cell>
          <table:table-cell office:value-type="float" office:value="23502" calcext:value-type="float">
            <text:p>23502</text:p>
          </table:table-cell>
          <table:table-cell office:value-type="float" office:value="20068" calcext:value-type="float">
            <text:p>20068</text:p>
          </table:table-cell>
          <table:table-cell office:value-type="float" office:value="25134" calcext:value-type="float">
            <text:p>25134</text:p>
          </table:table-cell>
          <table:table-cell office:value-type="float" office:value="16862" calcext:value-type="float">
            <text:p>16862</text:p>
          </table:table-cell>
          <table:table-cell office:value-type="float" office:value="22174" calcext:value-type="float">
            <text:p>22174</text:p>
          </table:table-cell>
          <table:table-cell table:style-name="ce8" office:value-type="float" office:value="47" calcext:value-type="float">
            <text:p>47</text:p>
          </table:table-cell>
          <table:table-cell office:value-type="float" office:value="19167" calcext:value-type="float">
            <text:p>19167</text:p>
          </table:table-cell>
          <table:table-cell office:value-type="float" office:value="26805" calcext:value-type="float">
            <text:p>26805</text:p>
          </table:table-cell>
          <table:table-cell table:style-name="ce4" office:value-type="float" office:value="22768" calcext:value-type="float">
            <text:p>22768</text:p>
          </table:table-cell>
          <table:table-cell table:style-name="Default" office:value-type="float" office:value="30893" calcext:value-type="float">
            <text:p>30893</text:p>
          </table:table-cell>
          <table:table-cell office:value-type="float" office:value="19259" calcext:value-type="float">
            <text:p>19259</text:p>
          </table:table-cell>
          <table:table-cell table:style-name="Default" office:value-type="float" office:value="27575" calcext:value-type="float">
            <text:p>27575</text:p>
          </table:table-cell>
          <table:table-cell office:value-type="float" office:value="20366" calcext:value-type="float">
            <text:p>20366</text:p>
          </table:table-cell>
          <table:table-cell office:value-type="float" office:value="28434" calcext:value-type="float">
            <text:p>2843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8" calcext:value-type="float">
            <text:p>48</text:p>
          </table:table-cell>
          <table:table-cell office:value-type="float" office:value="16572" calcext:value-type="float">
            <text:p>16572</text:p>
          </table:table-cell>
          <table:table-cell office:value-type="float" office:value="22831" calcext:value-type="float">
            <text:p>22831</text:p>
          </table:table-cell>
          <table:table-cell office:value-type="float" office:value="15566" calcext:value-type="float">
            <text:p>15566</text:p>
          </table:table-cell>
          <table:table-cell office:value-type="float" office:value="23007" calcext:value-type="float">
            <text:p>23007</text:p>
          </table:table-cell>
          <table:table-cell office:value-type="float" office:value="19666" calcext:value-type="float">
            <text:p>19666</text:p>
          </table:table-cell>
          <table:table-cell office:value-type="float" office:value="25012" calcext:value-type="float">
            <text:p>25012</text:p>
          </table:table-cell>
          <table:table-cell office:value-type="float" office:value="16469" calcext:value-type="float">
            <text:p>16469</text:p>
          </table:table-cell>
          <table:table-cell office:value-type="float" office:value="22239" calcext:value-type="float">
            <text:p>22239</text:p>
          </table:table-cell>
          <table:table-cell table:style-name="ce8" office:value-type="float" office:value="48" calcext:value-type="float">
            <text:p>48</text:p>
          </table:table-cell>
          <table:table-cell office:value-type="float" office:value="18163" calcext:value-type="float">
            <text:p>18163</text:p>
          </table:table-cell>
          <table:table-cell office:value-type="float" office:value="26947" calcext:value-type="float">
            <text:p>26947</text:p>
          </table:table-cell>
          <table:table-cell table:style-name="ce4" office:value-type="float" office:value="22064" calcext:value-type="float">
            <text:p>22064</text:p>
          </table:table-cell>
          <table:table-cell table:style-name="Default" office:value-type="float" office:value="31035" calcext:value-type="float">
            <text:p>31035</text:p>
          </table:table-cell>
          <table:table-cell office:value-type="float" office:value="17159" calcext:value-type="float">
            <text:p>17159</text:p>
          </table:table-cell>
          <table:table-cell table:style-name="Default" office:value-type="float" office:value="27453" calcext:value-type="float">
            <text:p>27453</text:p>
          </table:table-cell>
          <table:table-cell office:value-type="float" office:value="21063" calcext:value-type="float">
            <text:p>21063</text:p>
          </table:table-cell>
          <table:table-cell office:value-type="float" office:value="28180" calcext:value-type="float">
            <text:p>2818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9" calcext:value-type="float">
            <text:p>49</text:p>
          </table:table-cell>
          <table:table-cell office:value-type="float" office:value="16667" calcext:value-type="float">
            <text:p>16667</text:p>
          </table:table-cell>
          <table:table-cell office:value-type="float" office:value="22734" calcext:value-type="float">
            <text:p>22734</text:p>
          </table:table-cell>
          <table:table-cell office:value-type="float" office:value="14965" calcext:value-type="float">
            <text:p>14965</text:p>
          </table:table-cell>
          <table:table-cell office:value-type="float" office:value="22522" calcext:value-type="float">
            <text:p>22522</text:p>
          </table:table-cell>
          <table:table-cell office:value-type="float" office:value="19167" calcext:value-type="float">
            <text:p>19167</text:p>
          </table:table-cell>
          <table:table-cell office:value-type="float" office:value="24937" calcext:value-type="float">
            <text:p>24937</text:p>
          </table:table-cell>
          <table:table-cell office:value-type="float" office:value="16465" calcext:value-type="float">
            <text:p>16465</text:p>
          </table:table-cell>
          <table:table-cell office:value-type="float" office:value="22280" calcext:value-type="float">
            <text:p>22280</text:p>
          </table:table-cell>
          <table:table-cell table:style-name="ce8" office:value-type="float" office:value="49" calcext:value-type="float">
            <text:p>49</text:p>
          </table:table-cell>
          <table:table-cell office:value-type="float" office:value="17970" calcext:value-type="float">
            <text:p>17970</text:p>
          </table:table-cell>
          <table:table-cell office:value-type="float" office:value="26974" calcext:value-type="float">
            <text:p>26974</text:p>
          </table:table-cell>
          <table:table-cell table:style-name="ce4" office:value-type="float" office:value="22273" calcext:value-type="float">
            <text:p>22273</text:p>
          </table:table-cell>
          <table:table-cell table:style-name="Default" office:value-type="float" office:value="31164" calcext:value-type="float">
            <text:p>31164</text:p>
          </table:table-cell>
          <table:table-cell office:value-type="float" office:value="18758" calcext:value-type="float">
            <text:p>18758</text:p>
          </table:table-cell>
          <table:table-cell table:style-name="Default" office:value-type="float" office:value="27502" calcext:value-type="float">
            <text:p>27502</text:p>
          </table:table-cell>
          <table:table-cell office:value-type="float" office:value="20467" calcext:value-type="float">
            <text:p>20467</text:p>
          </table:table-cell>
          <table:table-cell office:value-type="float" office:value="28589" calcext:value-type="float">
            <text:p>2858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50" calcext:value-type="float">
            <text:p>50</text:p>
          </table:table-cell>
          <table:table-cell office:value-type="float" office:value="16170" calcext:value-type="float">
            <text:p>16170</text:p>
          </table:table-cell>
          <table:table-cell office:value-type="float" office:value="22582" calcext:value-type="float">
            <text:p>22582</text:p>
          </table:table-cell>
          <table:table-cell office:value-type="float" office:value="15462" calcext:value-type="float">
            <text:p>15462</text:p>
          </table:table-cell>
          <table:table-cell office:value-type="float" office:value="22487" calcext:value-type="float">
            <text:p>22487</text:p>
          </table:table-cell>
          <table:table-cell office:value-type="float" office:value="19068" calcext:value-type="float">
            <text:p>19068</text:p>
          </table:table-cell>
          <table:table-cell office:value-type="float" office:value="24871" calcext:value-type="float">
            <text:p>24871</text:p>
          </table:table-cell>
          <table:table-cell office:value-type="float" office:value="15269" calcext:value-type="float">
            <text:p>15269</text:p>
          </table:table-cell>
          <table:table-cell office:value-type="float" office:value="22165" calcext:value-type="float">
            <text:p>22165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19070" calcext:value-type="float">
            <text:p>19070</text:p>
          </table:table-cell>
          <table:table-cell office:value-type="float" office:value="26642" calcext:value-type="float">
            <text:p>26642</text:p>
          </table:table-cell>
          <table:table-cell table:style-name="ce4" office:value-type="float" office:value="21172" calcext:value-type="float">
            <text:p>21172</text:p>
          </table:table-cell>
          <table:table-cell table:style-name="Default" office:value-type="float" office:value="31267" calcext:value-type="float">
            <text:p>31267</text:p>
          </table:table-cell>
          <table:table-cell office:value-type="float" office:value="19060" calcext:value-type="float">
            <text:p>19060</text:p>
          </table:table-cell>
          <table:table-cell table:style-name="Default" office:value-type="float" office:value="27291" calcext:value-type="float">
            <text:p>27291</text:p>
          </table:table-cell>
          <table:table-cell office:value-type="float" office:value="20568" calcext:value-type="float">
            <text:p>20568</text:p>
          </table:table-cell>
          <table:table-cell office:value-type="float" office:value="28713" calcext:value-type="float">
            <text:p>2871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51" calcext:value-type="float">
            <text:p>51</text:p>
          </table:table-cell>
          <table:table-cell office:value-type="float" office:value="16569" calcext:value-type="float">
            <text:p>16569</text:p>
          </table:table-cell>
          <table:table-cell office:value-type="float" office:value="22601" calcext:value-type="float">
            <text:p>22601</text:p>
          </table:table-cell>
          <table:table-cell office:value-type="float" office:value="15467" calcext:value-type="float">
            <text:p>15467</text:p>
          </table:table-cell>
          <table:table-cell office:value-type="float" office:value="22562" calcext:value-type="float">
            <text:p>22562</text:p>
          </table:table-cell>
          <table:table-cell office:value-type="float" office:value="19669" calcext:value-type="float">
            <text:p>19669</text:p>
          </table:table-cell>
          <table:table-cell office:value-type="float" office:value="24651" calcext:value-type="float">
            <text:p>24651</text:p>
          </table:table-cell>
          <table:table-cell office:value-type="float" office:value="15969" calcext:value-type="float">
            <text:p>15969</text:p>
          </table:table-cell>
          <table:table-cell office:value-type="float" office:value="22317" calcext:value-type="float">
            <text:p>22317</text:p>
          </table:table-cell>
          <table:table-cell table:style-name="ce8" office:value-type="float" office:value="51" calcext:value-type="float">
            <text:p>51</text:p>
          </table:table-cell>
          <table:table-cell office:value-type="float" office:value="17068" calcext:value-type="float">
            <text:p>17068</text:p>
          </table:table-cell>
          <table:table-cell office:value-type="float" office:value="27002" calcext:value-type="float">
            <text:p>27002</text:p>
          </table:table-cell>
          <table:table-cell table:style-name="ce4" office:value-type="float" office:value="22466" calcext:value-type="float">
            <text:p>22466</text:p>
          </table:table-cell>
          <table:table-cell table:style-name="Default" office:value-type="float" office:value="31746" calcext:value-type="float">
            <text:p>31746</text:p>
          </table:table-cell>
          <table:table-cell office:value-type="float" office:value="18661" calcext:value-type="float">
            <text:p>18661</text:p>
          </table:table-cell>
          <table:table-cell table:style-name="Default" office:value-type="float" office:value="26997" calcext:value-type="float">
            <text:p>26997</text:p>
          </table:table-cell>
          <table:table-cell office:value-type="float" office:value="20066" calcext:value-type="float">
            <text:p>20066</text:p>
          </table:table-cell>
          <table:table-cell office:value-type="float" office:value="28281" calcext:value-type="float">
            <text:p>2828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52" calcext:value-type="float">
            <text:p>52</text:p>
          </table:table-cell>
          <table:table-cell office:value-type="float" office:value="16468" calcext:value-type="float">
            <text:p>16468</text:p>
          </table:table-cell>
          <table:table-cell office:value-type="float" office:value="22519" calcext:value-type="float">
            <text:p>22519</text:p>
          </table:table-cell>
          <table:table-cell office:value-type="float" office:value="14465" calcext:value-type="float">
            <text:p>14465</text:p>
          </table:table-cell>
          <table:table-cell office:value-type="float" office:value="22432" calcext:value-type="float">
            <text:p>22432</text:p>
          </table:table-cell>
          <table:table-cell office:value-type="float" office:value="19465" calcext:value-type="float">
            <text:p>19465</text:p>
          </table:table-cell>
          <table:table-cell office:value-type="float" office:value="24571" calcext:value-type="float">
            <text:p>24571</text:p>
          </table:table-cell>
          <table:table-cell office:value-type="float" office:value="15167" calcext:value-type="float">
            <text:p>15167</text:p>
          </table:table-cell>
          <table:table-cell office:value-type="float" office:value="22226" calcext:value-type="float">
            <text:p>22226</text:p>
          </table:table-cell>
          <table:table-cell table:style-name="ce8" office:value-type="float" office:value="52" calcext:value-type="float">
            <text:p>52</text:p>
          </table:table-cell>
          <table:table-cell office:value-type="float" office:value="17967" calcext:value-type="float">
            <text:p>17967</text:p>
          </table:table-cell>
          <table:table-cell office:value-type="float" office:value="27036" calcext:value-type="float">
            <text:p>27036</text:p>
          </table:table-cell>
          <table:table-cell table:style-name="ce4" office:value-type="float" office:value="23069" calcext:value-type="float">
            <text:p>23069</text:p>
          </table:table-cell>
          <table:table-cell table:style-name="Default" office:value-type="float" office:value="31731" calcext:value-type="float">
            <text:p>31731</text:p>
          </table:table-cell>
          <table:table-cell office:value-type="float" office:value="20060" calcext:value-type="float">
            <text:p>20060</text:p>
          </table:table-cell>
          <table:table-cell table:style-name="Default" office:value-type="float" office:value="27080" calcext:value-type="float">
            <text:p>27080</text:p>
          </table:table-cell>
          <table:table-cell office:value-type="float" office:value="19067" calcext:value-type="float">
            <text:p>19067</text:p>
          </table:table-cell>
          <table:table-cell office:value-type="float" office:value="27546" calcext:value-type="float">
            <text:p>2754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53" calcext:value-type="float">
            <text:p>53</text:p>
          </table:table-cell>
          <table:table-cell office:value-type="float" office:value="15566" calcext:value-type="float">
            <text:p>15566</text:p>
          </table:table-cell>
          <table:table-cell office:value-type="float" office:value="22391" calcext:value-type="float">
            <text:p>22391</text:p>
          </table:table-cell>
          <table:table-cell office:value-type="float" office:value="15866" calcext:value-type="float">
            <text:p>15866</text:p>
          </table:table-cell>
          <table:table-cell office:value-type="float" office:value="22050" calcext:value-type="float">
            <text:p>22050</text:p>
          </table:table-cell>
          <table:table-cell office:value-type="float" office:value="17966" calcext:value-type="float">
            <text:p>17966</text:p>
          </table:table-cell>
          <table:table-cell office:value-type="float" office:value="24644" calcext:value-type="float">
            <text:p>24644</text:p>
          </table:table-cell>
          <table:table-cell office:value-type="float" office:value="15665" calcext:value-type="float">
            <text:p>15665</text:p>
          </table:table-cell>
          <table:table-cell office:value-type="float" office:value="22043" calcext:value-type="float">
            <text:p>22043</text:p>
          </table:table-cell>
          <table:table-cell table:style-name="ce8" office:value-type="float" office:value="53" calcext:value-type="float">
            <text:p>53</text:p>
          </table:table-cell>
          <table:table-cell office:value-type="float" office:value="16268" calcext:value-type="float">
            <text:p>16268</text:p>
          </table:table-cell>
          <table:table-cell office:value-type="float" office:value="26952" calcext:value-type="float">
            <text:p>26952</text:p>
          </table:table-cell>
          <table:table-cell table:style-name="ce4" office:value-type="float" office:value="23460" calcext:value-type="float">
            <text:p>23460</text:p>
          </table:table-cell>
          <table:table-cell table:style-name="Default" office:value-type="float" office:value="31784" calcext:value-type="float">
            <text:p>31784</text:p>
          </table:table-cell>
          <table:table-cell office:value-type="float" office:value="18056" calcext:value-type="float">
            <text:p>18056</text:p>
          </table:table-cell>
          <table:table-cell table:style-name="Default" office:value-type="float" office:value="27139" calcext:value-type="float">
            <text:p>27139</text:p>
          </table:table-cell>
          <table:table-cell office:value-type="float" office:value="20472" calcext:value-type="float">
            <text:p>20472</text:p>
          </table:table-cell>
          <table:table-cell office:value-type="float" office:value="27240" calcext:value-type="float">
            <text:p>2724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54" calcext:value-type="float">
            <text:p>54</text:p>
          </table:table-cell>
          <table:table-cell office:value-type="float" office:value="15569" calcext:value-type="float">
            <text:p>15569</text:p>
          </table:table-cell>
          <table:table-cell office:value-type="float" office:value="22018" calcext:value-type="float">
            <text:p>22018</text:p>
          </table:table-cell>
          <table:table-cell office:value-type="float" office:value="15167" calcext:value-type="float">
            <text:p>15167</text:p>
          </table:table-cell>
          <table:table-cell office:value-type="float" office:value="21702" calcext:value-type="float">
            <text:p>21702</text:p>
          </table:table-cell>
          <table:table-cell office:value-type="float" office:value="18966" calcext:value-type="float">
            <text:p>18966</text:p>
          </table:table-cell>
          <table:table-cell office:value-type="float" office:value="24673" calcext:value-type="float">
            <text:p>24673</text:p>
          </table:table-cell>
          <table:table-cell office:value-type="float" office:value="16265" calcext:value-type="float">
            <text:p>16265</text:p>
          </table:table-cell>
          <table:table-cell office:value-type="float" office:value="21866" calcext:value-type="float">
            <text:p>21866</text:p>
          </table:table-cell>
          <table:table-cell table:style-name="ce8" office:value-type="float" office:value="54" calcext:value-type="float">
            <text:p>54</text:p>
          </table:table-cell>
          <table:table-cell office:value-type="float" office:value="18066" calcext:value-type="float">
            <text:p>18066</text:p>
          </table:table-cell>
          <table:table-cell office:value-type="float" office:value="26822" calcext:value-type="float">
            <text:p>26822</text:p>
          </table:table-cell>
          <table:table-cell table:style-name="ce4" office:value-type="float" office:value="22266" calcext:value-type="float">
            <text:p>22266</text:p>
          </table:table-cell>
          <table:table-cell table:style-name="Default" office:value-type="float" office:value="31824" calcext:value-type="float">
            <text:p>31824</text:p>
          </table:table-cell>
          <table:table-cell office:value-type="float" office:value="19261" calcext:value-type="float">
            <text:p>19261</text:p>
          </table:table-cell>
          <table:table-cell table:style-name="Default" office:value-type="float" office:value="26938" calcext:value-type="float">
            <text:p>26938</text:p>
          </table:table-cell>
          <table:table-cell office:value-type="float" office:value="18767" calcext:value-type="float">
            <text:p>18767</text:p>
          </table:table-cell>
          <table:table-cell office:value-type="float" office:value="27833" calcext:value-type="float">
            <text:p>2783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55" calcext:value-type="float">
            <text:p>55</text:p>
          </table:table-cell>
          <table:table-cell office:value-type="float" office:value="15671" calcext:value-type="float">
            <text:p>15671</text:p>
          </table:table-cell>
          <table:table-cell office:value-type="float" office:value="21904" calcext:value-type="float">
            <text:p>21904</text:p>
          </table:table-cell>
          <table:table-cell office:value-type="float" office:value="14562" calcext:value-type="float">
            <text:p>14562</text:p>
          </table:table-cell>
          <table:table-cell office:value-type="float" office:value="21629" calcext:value-type="float">
            <text:p>21629</text:p>
          </table:table-cell>
          <table:table-cell office:value-type="float" office:value="18165" calcext:value-type="float">
            <text:p>18165</text:p>
          </table:table-cell>
          <table:table-cell office:value-type="float" office:value="24587" calcext:value-type="float">
            <text:p>24587</text:p>
          </table:table-cell>
          <table:table-cell office:value-type="float" office:value="16067" calcext:value-type="float">
            <text:p>16067</text:p>
          </table:table-cell>
          <table:table-cell office:value-type="float" office:value="21800" calcext:value-type="float">
            <text:p>21800</text:p>
          </table:table-cell>
          <table:table-cell table:style-name="ce8" office:value-type="float" office:value="55" calcext:value-type="float">
            <text:p>55</text:p>
          </table:table-cell>
          <table:table-cell office:value-type="float" office:value="18268" calcext:value-type="float">
            <text:p>18268</text:p>
          </table:table-cell>
          <table:table-cell office:value-type="float" office:value="27024" calcext:value-type="float">
            <text:p>27024</text:p>
          </table:table-cell>
          <table:table-cell table:style-name="ce4" office:value-type="float" office:value="21772" calcext:value-type="float">
            <text:p>21772</text:p>
          </table:table-cell>
          <table:table-cell table:style-name="Default" office:value-type="float" office:value="31702" calcext:value-type="float">
            <text:p>31702</text:p>
          </table:table-cell>
          <table:table-cell office:value-type="float" office:value="19258" calcext:value-type="float">
            <text:p>19258</text:p>
          </table:table-cell>
          <table:table-cell table:style-name="Default" office:value-type="float" office:value="27038" calcext:value-type="float">
            <text:p>27038</text:p>
          </table:table-cell>
          <table:table-cell office:value-type="float" office:value="20066" calcext:value-type="float">
            <text:p>20066</text:p>
          </table:table-cell>
          <table:table-cell office:value-type="float" office:value="27766" calcext:value-type="float">
            <text:p>2776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56" calcext:value-type="float">
            <text:p>56</text:p>
          </table:table-cell>
          <table:table-cell office:value-type="float" office:value="15671" calcext:value-type="float">
            <text:p>15671</text:p>
          </table:table-cell>
          <table:table-cell office:value-type="float" office:value="22016" calcext:value-type="float">
            <text:p>22016</text:p>
          </table:table-cell>
          <table:table-cell office:value-type="float" office:value="15166" calcext:value-type="float">
            <text:p>15166</text:p>
          </table:table-cell>
          <table:table-cell office:value-type="float" office:value="21475" calcext:value-type="float">
            <text:p>21475</text:p>
          </table:table-cell>
          <table:table-cell office:value-type="float" office:value="18066" calcext:value-type="float">
            <text:p>18066</text:p>
          </table:table-cell>
          <table:table-cell office:value-type="float" office:value="24440" calcext:value-type="float">
            <text:p>24440</text:p>
          </table:table-cell>
          <table:table-cell office:value-type="float" office:value="15667" calcext:value-type="float">
            <text:p>15667</text:p>
          </table:table-cell>
          <table:table-cell office:value-type="float" office:value="21814" calcext:value-type="float">
            <text:p>21814</text:p>
          </table:table-cell>
          <table:table-cell table:style-name="ce8" office:value-type="float" office:value="56" calcext:value-type="float">
            <text:p>56</text:p>
          </table:table-cell>
          <table:table-cell office:value-type="float" office:value="18468" calcext:value-type="float">
            <text:p>18468</text:p>
          </table:table-cell>
          <table:table-cell office:value-type="float" office:value="27075" calcext:value-type="float">
            <text:p>27075</text:p>
          </table:table-cell>
          <table:table-cell table:style-name="ce4" office:value-type="float" office:value="22370" calcext:value-type="float">
            <text:p>22370</text:p>
          </table:table-cell>
          <table:table-cell table:style-name="Default" office:value-type="float" office:value="30895" calcext:value-type="float">
            <text:p>30895</text:p>
          </table:table-cell>
          <table:table-cell office:value-type="float" office:value="19661" calcext:value-type="float">
            <text:p>19661</text:p>
          </table:table-cell>
          <table:table-cell table:style-name="Default" office:value-type="float" office:value="27001" calcext:value-type="float">
            <text:p>27001</text:p>
          </table:table-cell>
          <table:table-cell office:value-type="float" office:value="19467" calcext:value-type="float">
            <text:p>19467</text:p>
          </table:table-cell>
          <table:table-cell office:value-type="float" office:value="27727" calcext:value-type="float">
            <text:p>2772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57" calcext:value-type="float">
            <text:p>57</text:p>
          </table:table-cell>
          <table:table-cell office:value-type="float" office:value="15465" calcext:value-type="float">
            <text:p>15465</text:p>
          </table:table-cell>
          <table:table-cell office:value-type="float" office:value="21988" calcext:value-type="float">
            <text:p>21988</text:p>
          </table:table-cell>
          <table:table-cell office:value-type="float" office:value="14364" calcext:value-type="float">
            <text:p>14364</text:p>
          </table:table-cell>
          <table:table-cell office:value-type="float" office:value="21747" calcext:value-type="float">
            <text:p>21747</text:p>
          </table:table-cell>
          <table:table-cell office:value-type="float" office:value="18068" calcext:value-type="float">
            <text:p>18068</text:p>
          </table:table-cell>
          <table:table-cell office:value-type="float" office:value="24188" calcext:value-type="float">
            <text:p>24188</text:p>
          </table:table-cell>
          <table:table-cell office:value-type="float" office:value="15765" calcext:value-type="float">
            <text:p>15765</text:p>
          </table:table-cell>
          <table:table-cell office:value-type="float" office:value="21903" calcext:value-type="float">
            <text:p>21903</text:p>
          </table:table-cell>
          <table:table-cell table:style-name="ce8" office:value-type="float" office:value="57" calcext:value-type="float">
            <text:p>57</text:p>
          </table:table-cell>
          <table:table-cell office:value-type="float" office:value="19264" calcext:value-type="float">
            <text:p>19264</text:p>
          </table:table-cell>
          <table:table-cell office:value-type="float" office:value="27299" calcext:value-type="float">
            <text:p>27299</text:p>
          </table:table-cell>
          <table:table-cell table:style-name="ce4" office:value-type="float" office:value="22466" calcext:value-type="float">
            <text:p>22466</text:p>
          </table:table-cell>
          <table:table-cell table:style-name="Default" office:value-type="float" office:value="30271" calcext:value-type="float">
            <text:p>30271</text:p>
          </table:table-cell>
          <table:table-cell office:value-type="float" office:value="19361" calcext:value-type="float">
            <text:p>19361</text:p>
          </table:table-cell>
          <table:table-cell table:style-name="Default" office:value-type="float" office:value="26712" calcext:value-type="float">
            <text:p>26712</text:p>
          </table:table-cell>
          <table:table-cell office:value-type="float" office:value="20169" calcext:value-type="float">
            <text:p>20169</text:p>
          </table:table-cell>
          <table:table-cell office:value-type="float" office:value="27857" calcext:value-type="float">
            <text:p>2785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58" calcext:value-type="float">
            <text:p>58</text:p>
          </table:table-cell>
          <table:table-cell office:value-type="float" office:value="15669" calcext:value-type="float">
            <text:p>15669</text:p>
          </table:table-cell>
          <table:table-cell office:value-type="float" office:value="21785" calcext:value-type="float">
            <text:p>21785</text:p>
          </table:table-cell>
          <table:table-cell office:value-type="float" office:value="14461" calcext:value-type="float">
            <text:p>14461</text:p>
          </table:table-cell>
          <table:table-cell office:value-type="float" office:value="21621" calcext:value-type="float">
            <text:p>21621</text:p>
          </table:table-cell>
          <table:table-cell office:value-type="float" office:value="18065" calcext:value-type="float">
            <text:p>18065</text:p>
          </table:table-cell>
          <table:table-cell office:value-type="float" office:value="24131" calcext:value-type="float">
            <text:p>24131</text:p>
          </table:table-cell>
          <table:table-cell office:value-type="float" office:value="14770" calcext:value-type="float">
            <text:p>14770</text:p>
          </table:table-cell>
          <table:table-cell office:value-type="float" office:value="22041" calcext:value-type="float">
            <text:p>22041</text:p>
          </table:table-cell>
          <table:table-cell table:style-name="ce8" office:value-type="float" office:value="58" calcext:value-type="float">
            <text:p>58</text:p>
          </table:table-cell>
          <table:table-cell office:value-type="float" office:value="18367" calcext:value-type="float">
            <text:p>18367</text:p>
          </table:table-cell>
          <table:table-cell office:value-type="float" office:value="27136" calcext:value-type="float">
            <text:p>27136</text:p>
          </table:table-cell>
          <table:table-cell table:style-name="ce4" office:value-type="float" office:value="22271" calcext:value-type="float">
            <text:p>22271</text:p>
          </table:table-cell>
          <table:table-cell table:style-name="Default" office:value-type="float" office:value="30325" calcext:value-type="float">
            <text:p>30325</text:p>
          </table:table-cell>
          <table:table-cell office:value-type="float" office:value="18757" calcext:value-type="float">
            <text:p>18757</text:p>
          </table:table-cell>
          <table:table-cell table:style-name="Default" office:value-type="float" office:value="26916" calcext:value-type="float">
            <text:p>26916</text:p>
          </table:table-cell>
          <table:table-cell office:value-type="float" office:value="19864" calcext:value-type="float">
            <text:p>19864</text:p>
          </table:table-cell>
          <table:table-cell office:value-type="float" office:value="28451" calcext:value-type="float">
            <text:p>2845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59" calcext:value-type="float">
            <text:p>59</text:p>
          </table:table-cell>
          <table:table-cell office:value-type="float" office:value="15569" calcext:value-type="float">
            <text:p>15569</text:p>
          </table:table-cell>
          <table:table-cell office:value-type="float" office:value="22134" calcext:value-type="float">
            <text:p>22134</text:p>
          </table:table-cell>
          <table:table-cell office:value-type="float" office:value="15360" calcext:value-type="float">
            <text:p>15360</text:p>
          </table:table-cell>
          <table:table-cell office:value-type="float" office:value="21399" calcext:value-type="float">
            <text:p>21399</text:p>
          </table:table-cell>
          <table:table-cell office:value-type="float" office:value="18066" calcext:value-type="float">
            <text:p>18066</text:p>
          </table:table-cell>
          <table:table-cell office:value-type="float" office:value="24010" calcext:value-type="float">
            <text:p>24010</text:p>
          </table:table-cell>
          <table:table-cell office:value-type="float" office:value="15064" calcext:value-type="float">
            <text:p>15064</text:p>
          </table:table-cell>
          <table:table-cell office:value-type="float" office:value="21856" calcext:value-type="float">
            <text:p>21856</text:p>
          </table:table-cell>
          <table:table-cell table:style-name="ce8" office:value-type="float" office:value="59" calcext:value-type="float">
            <text:p>59</text:p>
          </table:table-cell>
          <table:table-cell office:value-type="float" office:value="18971" calcext:value-type="float">
            <text:p>18971</text:p>
          </table:table-cell>
          <table:table-cell office:value-type="float" office:value="27262" calcext:value-type="float">
            <text:p>27262</text:p>
          </table:table-cell>
          <table:table-cell table:style-name="ce4" office:value-type="float" office:value="21476" calcext:value-type="float">
            <text:p>21476</text:p>
          </table:table-cell>
          <table:table-cell table:style-name="Default" office:value-type="float" office:value="29844" calcext:value-type="float">
            <text:p>29844</text:p>
          </table:table-cell>
          <table:table-cell office:value-type="float" office:value="19461" calcext:value-type="float">
            <text:p>19461</text:p>
          </table:table-cell>
          <table:table-cell table:style-name="Default" office:value-type="float" office:value="26918" calcext:value-type="float">
            <text:p>26918</text:p>
          </table:table-cell>
          <table:table-cell office:value-type="float" office:value="19867" calcext:value-type="float">
            <text:p>19867</text:p>
          </table:table-cell>
          <table:table-cell office:value-type="float" office:value="27914" calcext:value-type="float">
            <text:p>2791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60" calcext:value-type="float">
            <text:p>60</text:p>
          </table:table-cell>
          <table:table-cell office:value-type="float" office:value="15469" calcext:value-type="float">
            <text:p>15469</text:p>
          </table:table-cell>
          <table:table-cell office:value-type="float" office:value="22306" calcext:value-type="float">
            <text:p>22306</text:p>
          </table:table-cell>
          <table:table-cell office:value-type="float" office:value="13563" calcext:value-type="float">
            <text:p>13563</text:p>
          </table:table-cell>
          <table:table-cell office:value-type="float" office:value="21176" calcext:value-type="float">
            <text:p>21176</text:p>
          </table:table-cell>
          <table:table-cell office:value-type="float" office:value="18768" calcext:value-type="float">
            <text:p>18768</text:p>
          </table:table-cell>
          <table:table-cell office:value-type="float" office:value="24029" calcext:value-type="float">
            <text:p>24029</text:p>
          </table:table-cell>
          <table:table-cell office:value-type="float" office:value="16061" calcext:value-type="float">
            <text:p>16061</text:p>
          </table:table-cell>
          <table:table-cell office:value-type="float" office:value="22041" calcext:value-type="float">
            <text:p>22041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19065" calcext:value-type="float">
            <text:p>19065</text:p>
          </table:table-cell>
          <table:table-cell office:value-type="float" office:value="26944" calcext:value-type="float">
            <text:p>26944</text:p>
          </table:table-cell>
          <table:table-cell table:style-name="ce4" office:value-type="float" office:value="20768" calcext:value-type="float">
            <text:p>20768</text:p>
          </table:table-cell>
          <table:table-cell table:style-name="Default" office:value-type="float" office:value="29906" calcext:value-type="float">
            <text:p>29906</text:p>
          </table:table-cell>
          <table:table-cell office:value-type="float" office:value="18764" calcext:value-type="float">
            <text:p>18764</text:p>
          </table:table-cell>
          <table:table-cell table:style-name="Default" office:value-type="float" office:value="26623" calcext:value-type="float">
            <text:p>26623</text:p>
          </table:table-cell>
          <table:table-cell office:value-type="float" office:value="20465" calcext:value-type="float">
            <text:p>20465</text:p>
          </table:table-cell>
          <table:table-cell office:value-type="float" office:value="27904" calcext:value-type="float">
            <text:p>2790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61" calcext:value-type="float">
            <text:p>61</text:p>
          </table:table-cell>
          <table:table-cell office:value-type="float" office:value="16269" calcext:value-type="float">
            <text:p>16269</text:p>
          </table:table-cell>
          <table:table-cell office:value-type="float" office:value="22049" calcext:value-type="float">
            <text:p>22049</text:p>
          </table:table-cell>
          <table:table-cell office:value-type="float" office:value="12561" calcext:value-type="float">
            <text:p>12561</text:p>
          </table:table-cell>
          <table:table-cell office:value-type="float" office:value="20977" calcext:value-type="float">
            <text:p>20977</text:p>
          </table:table-cell>
          <table:table-cell office:value-type="float" office:value="18264" calcext:value-type="float">
            <text:p>18264</text:p>
          </table:table-cell>
          <table:table-cell office:value-type="float" office:value="24046" calcext:value-type="float">
            <text:p>24046</text:p>
          </table:table-cell>
          <table:table-cell office:value-type="float" office:value="14965" calcext:value-type="float">
            <text:p>14965</text:p>
          </table:table-cell>
          <table:table-cell office:value-type="float" office:value="21967" calcext:value-type="float">
            <text:p>21967</text:p>
          </table:table-cell>
          <table:table-cell table:style-name="ce8" office:value-type="float" office:value="61" calcext:value-type="float">
            <text:p>61</text:p>
          </table:table-cell>
          <table:table-cell office:value-type="float" office:value="19066" calcext:value-type="float">
            <text:p>19066</text:p>
          </table:table-cell>
          <table:table-cell office:value-type="float" office:value="26834" calcext:value-type="float">
            <text:p>26834</text:p>
          </table:table-cell>
          <table:table-cell table:style-name="ce4" office:value-type="float" office:value="21366" calcext:value-type="float">
            <text:p>21366</text:p>
          </table:table-cell>
          <table:table-cell table:style-name="Default" office:value-type="float" office:value="30194" calcext:value-type="float">
            <text:p>30194</text:p>
          </table:table-cell>
          <table:table-cell office:value-type="float" office:value="18462" calcext:value-type="float">
            <text:p>18462</text:p>
          </table:table-cell>
          <table:table-cell table:style-name="Default" office:value-type="float" office:value="26592" calcext:value-type="float">
            <text:p>26592</text:p>
          </table:table-cell>
          <table:table-cell office:value-type="float" office:value="19963" calcext:value-type="float">
            <text:p>19963</text:p>
          </table:table-cell>
          <table:table-cell office:value-type="float" office:value="27853" calcext:value-type="float">
            <text:p>2785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62" calcext:value-type="float">
            <text:p>62</text:p>
          </table:table-cell>
          <table:table-cell office:value-type="float" office:value="14667" calcext:value-type="float">
            <text:p>14667</text:p>
          </table:table-cell>
          <table:table-cell office:value-type="float" office:value="22076" calcext:value-type="float">
            <text:p>22076</text:p>
          </table:table-cell>
          <table:table-cell office:value-type="float" office:value="10865" calcext:value-type="float">
            <text:p>10865</text:p>
          </table:table-cell>
          <table:table-cell office:value-type="float" office:value="20383" calcext:value-type="float">
            <text:p>20383</text:p>
          </table:table-cell>
          <table:table-cell office:value-type="float" office:value="17862" calcext:value-type="float">
            <text:p>17862</text:p>
          </table:table-cell>
          <table:table-cell office:value-type="float" office:value="23935" calcext:value-type="float">
            <text:p>23935</text:p>
          </table:table-cell>
          <table:table-cell office:value-type="float" office:value="14864" calcext:value-type="float">
            <text:p>14864</text:p>
          </table:table-cell>
          <table:table-cell office:value-type="float" office:value="21364" calcext:value-type="float">
            <text:p>21364</text:p>
          </table:table-cell>
          <table:table-cell table:style-name="ce8" office:value-type="float" office:value="62" calcext:value-type="float">
            <text:p>62</text:p>
          </table:table-cell>
          <table:table-cell office:value-type="float" office:value="17667" calcext:value-type="float">
            <text:p>17667</text:p>
          </table:table-cell>
          <table:table-cell office:value-type="float" office:value="27182" calcext:value-type="float">
            <text:p>27182</text:p>
          </table:table-cell>
          <table:table-cell table:style-name="ce4" office:value-type="float" office:value="20466" calcext:value-type="float">
            <text:p>20466</text:p>
          </table:table-cell>
          <table:table-cell table:style-name="Default" office:value-type="float" office:value="29819" calcext:value-type="float">
            <text:p>29819</text:p>
          </table:table-cell>
          <table:table-cell office:value-type="float" office:value="19764" calcext:value-type="float">
            <text:p>19764</text:p>
          </table:table-cell>
          <table:table-cell table:style-name="Default" office:value-type="float" office:value="26572" calcext:value-type="float">
            <text:p>26572</text:p>
          </table:table-cell>
          <table:table-cell office:value-type="float" office:value="20971" calcext:value-type="float">
            <text:p>20971</text:p>
          </table:table-cell>
          <table:table-cell office:value-type="float" office:value="28293" calcext:value-type="float">
            <text:p>2829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63" calcext:value-type="float">
            <text:p>63</text:p>
          </table:table-cell>
          <table:table-cell office:value-type="float" office:value="15369" calcext:value-type="float">
            <text:p>15369</text:p>
          </table:table-cell>
          <table:table-cell office:value-type="float" office:value="21916" calcext:value-type="float">
            <text:p>21916</text:p>
          </table:table-cell>
          <table:table-cell office:value-type="float" office:value="13565" calcext:value-type="float">
            <text:p>13565</text:p>
          </table:table-cell>
          <table:table-cell office:value-type="float" office:value="20107" calcext:value-type="float">
            <text:p>20107</text:p>
          </table:table-cell>
          <table:table-cell office:value-type="float" office:value="17766" calcext:value-type="float">
            <text:p>17766</text:p>
          </table:table-cell>
          <table:table-cell office:value-type="float" office:value="23955" calcext:value-type="float">
            <text:p>23955</text:p>
          </table:table-cell>
          <table:table-cell office:value-type="float" office:value="14965" calcext:value-type="float">
            <text:p>14965</text:p>
          </table:table-cell>
          <table:table-cell office:value-type="float" office:value="21136" calcext:value-type="float">
            <text:p>21136</text:p>
          </table:table-cell>
          <table:table-cell table:style-name="ce8" office:value-type="float" office:value="63" calcext:value-type="float">
            <text:p>63</text:p>
          </table:table-cell>
          <table:table-cell office:value-type="float" office:value="17370" calcext:value-type="float">
            <text:p>17370</text:p>
          </table:table-cell>
          <table:table-cell office:value-type="float" office:value="27105" calcext:value-type="float">
            <text:p>27105</text:p>
          </table:table-cell>
          <table:table-cell table:style-name="ce4" office:value-type="float" office:value="20971" calcext:value-type="float">
            <text:p>20971</text:p>
          </table:table-cell>
          <table:table-cell table:style-name="Default" office:value-type="float" office:value="29456" calcext:value-type="float">
            <text:p>29456</text:p>
          </table:table-cell>
          <table:table-cell office:value-type="float" office:value="18560" calcext:value-type="float">
            <text:p>18560</text:p>
          </table:table-cell>
          <table:table-cell table:style-name="Default" office:value-type="float" office:value="26834" calcext:value-type="float">
            <text:p>26834</text:p>
          </table:table-cell>
          <table:table-cell office:value-type="float" office:value="20165" calcext:value-type="float">
            <text:p>20165</text:p>
          </table:table-cell>
          <table:table-cell office:value-type="float" office:value="28241" calcext:value-type="float">
            <text:p>2824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64" calcext:value-type="float">
            <text:p>64</text:p>
          </table:table-cell>
          <table:table-cell office:value-type="float" office:value="15467" calcext:value-type="float">
            <text:p>15467</text:p>
          </table:table-cell>
          <table:table-cell office:value-type="float" office:value="21810" calcext:value-type="float">
            <text:p>21810</text:p>
          </table:table-cell>
          <table:table-cell office:value-type="float" office:value="13662" calcext:value-type="float">
            <text:p>13662</text:p>
          </table:table-cell>
          <table:table-cell office:value-type="float" office:value="20098" calcext:value-type="float">
            <text:p>20098</text:p>
          </table:table-cell>
          <table:table-cell office:value-type="float" office:value="17965" calcext:value-type="float">
            <text:p>17965</text:p>
          </table:table-cell>
          <table:table-cell office:value-type="float" office:value="23844" calcext:value-type="float">
            <text:p>23844</text:p>
          </table:table-cell>
          <table:table-cell office:value-type="float" office:value="14365" calcext:value-type="float">
            <text:p>14365</text:p>
          </table:table-cell>
          <table:table-cell office:value-type="float" office:value="21058" calcext:value-type="float">
            <text:p>21058</text:p>
          </table:table-cell>
          <table:table-cell table:style-name="ce8" office:value-type="float" office:value="64" calcext:value-type="float">
            <text:p>64</text:p>
          </table:table-cell>
          <table:table-cell office:value-type="float" office:value="18166" calcext:value-type="float">
            <text:p>18166</text:p>
          </table:table-cell>
          <table:table-cell office:value-type="float" office:value="26977" calcext:value-type="float">
            <text:p>26977</text:p>
          </table:table-cell>
          <table:table-cell table:style-name="ce4" office:value-type="float" office:value="20468" calcext:value-type="float">
            <text:p>20468</text:p>
          </table:table-cell>
          <table:table-cell table:style-name="Default" office:value-type="float" office:value="29273" calcext:value-type="float">
            <text:p>29273</text:p>
          </table:table-cell>
          <table:table-cell office:value-type="float" office:value="18859" calcext:value-type="float">
            <text:p>18859</text:p>
          </table:table-cell>
          <table:table-cell table:style-name="Default" office:value-type="float" office:value="26688" calcext:value-type="float">
            <text:p>26688</text:p>
          </table:table-cell>
          <table:table-cell office:value-type="float" office:value="20863" calcext:value-type="float">
            <text:p>20863</text:p>
          </table:table-cell>
          <table:table-cell office:value-type="float" office:value="28171" calcext:value-type="float">
            <text:p>2817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65" calcext:value-type="float">
            <text:p>65</text:p>
          </table:table-cell>
          <table:table-cell office:value-type="float" office:value="15469" calcext:value-type="float">
            <text:p>15469</text:p>
          </table:table-cell>
          <table:table-cell office:value-type="float" office:value="21615" calcext:value-type="float">
            <text:p>21615</text:p>
          </table:table-cell>
          <table:table-cell office:value-type="float" office:value="13363" calcext:value-type="float">
            <text:p>13363</text:p>
          </table:table-cell>
          <table:table-cell office:value-type="float" office:value="19964" calcext:value-type="float">
            <text:p>19964</text:p>
          </table:table-cell>
          <table:table-cell office:value-type="float" office:value="17862" calcext:value-type="float">
            <text:p>17862</text:p>
          </table:table-cell>
          <table:table-cell office:value-type="float" office:value="23820" calcext:value-type="float">
            <text:p>23820</text:p>
          </table:table-cell>
          <table:table-cell office:value-type="float" office:value="14464" calcext:value-type="float">
            <text:p>14464</text:p>
          </table:table-cell>
          <table:table-cell office:value-type="float" office:value="21158" calcext:value-type="float">
            <text:p>21158</text:p>
          </table:table-cell>
          <table:table-cell table:style-name="ce8" office:value-type="float" office:value="65" calcext:value-type="float">
            <text:p>65</text:p>
          </table:table-cell>
          <table:table-cell office:value-type="float" office:value="18365" calcext:value-type="float">
            <text:p>18365</text:p>
          </table:table-cell>
          <table:table-cell office:value-type="float" office:value="26989" calcext:value-type="float">
            <text:p>26989</text:p>
          </table:table-cell>
          <table:table-cell table:style-name="ce4" office:value-type="float" office:value="19570" calcext:value-type="float">
            <text:p>19570</text:p>
          </table:table-cell>
          <table:table-cell table:style-name="Default" office:value-type="float" office:value="28906" calcext:value-type="float">
            <text:p>28906</text:p>
          </table:table-cell>
          <table:table-cell office:value-type="float" office:value="19259" calcext:value-type="float">
            <text:p>19259</text:p>
          </table:table-cell>
          <table:table-cell table:style-name="Default" office:value-type="float" office:value="26500" calcext:value-type="float">
            <text:p>26500</text:p>
          </table:table-cell>
          <table:table-cell office:value-type="float" office:value="19067" calcext:value-type="float">
            <text:p>19067</text:p>
          </table:table-cell>
          <table:table-cell office:value-type="float" office:value="28078" calcext:value-type="float">
            <text:p>2807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66" calcext:value-type="float">
            <text:p>66</text:p>
          </table:table-cell>
          <table:table-cell office:value-type="float" office:value="15569" calcext:value-type="float">
            <text:p>15569</text:p>
          </table:table-cell>
          <table:table-cell office:value-type="float" office:value="21515" calcext:value-type="float">
            <text:p>21515</text:p>
          </table:table-cell>
          <table:table-cell office:value-type="float" office:value="12662" calcext:value-type="float">
            <text:p>12662</text:p>
          </table:table-cell>
          <table:table-cell office:value-type="float" office:value="19913" calcext:value-type="float">
            <text:p>19913</text:p>
          </table:table-cell>
          <table:table-cell office:value-type="float" office:value="17865" calcext:value-type="float">
            <text:p>17865</text:p>
          </table:table-cell>
          <table:table-cell office:value-type="float" office:value="23468" calcext:value-type="float">
            <text:p>23468</text:p>
          </table:table-cell>
          <table:table-cell office:value-type="float" office:value="14966" calcext:value-type="float">
            <text:p>14966</text:p>
          </table:table-cell>
          <table:table-cell office:value-type="float" office:value="20821" calcext:value-type="float">
            <text:p>20821</text:p>
          </table:table-cell>
          <table:table-cell table:style-name="ce8" office:value-type="float" office:value="66" calcext:value-type="float">
            <text:p>66</text:p>
          </table:table-cell>
          <table:table-cell office:value-type="float" office:value="19066" calcext:value-type="float">
            <text:p>19066</text:p>
          </table:table-cell>
          <table:table-cell office:value-type="float" office:value="26816" calcext:value-type="float">
            <text:p>26816</text:p>
          </table:table-cell>
          <table:table-cell table:style-name="ce4" office:value-type="float" office:value="20261" calcext:value-type="float">
            <text:p>20261</text:p>
          </table:table-cell>
          <table:table-cell table:style-name="Default" office:value-type="float" office:value="28874" calcext:value-type="float">
            <text:p>28874</text:p>
          </table:table-cell>
          <table:table-cell office:value-type="float" office:value="18662" calcext:value-type="float">
            <text:p>18662</text:p>
          </table:table-cell>
          <table:table-cell table:style-name="Default" office:value-type="float" office:value="26851" calcext:value-type="float">
            <text:p>26851</text:p>
          </table:table-cell>
          <table:table-cell office:value-type="float" office:value="20262" calcext:value-type="float">
            <text:p>20262</text:p>
          </table:table-cell>
          <table:table-cell office:value-type="float" office:value="28321" calcext:value-type="float">
            <text:p>2832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67" calcext:value-type="float">
            <text:p>67</text:p>
          </table:table-cell>
          <table:table-cell office:value-type="float" office:value="14570" calcext:value-type="float">
            <text:p>14570</text:p>
          </table:table-cell>
          <table:table-cell office:value-type="float" office:value="21663" calcext:value-type="float">
            <text:p>21663</text:p>
          </table:table-cell>
          <table:table-cell office:value-type="float" office:value="11763" calcext:value-type="float">
            <text:p>11763</text:p>
          </table:table-cell>
          <table:table-cell office:value-type="float" office:value="19658" calcext:value-type="float">
            <text:p>19658</text:p>
          </table:table-cell>
          <table:table-cell office:value-type="float" office:value="17862" calcext:value-type="float">
            <text:p>17862</text:p>
          </table:table-cell>
          <table:table-cell office:value-type="float" office:value="23330" calcext:value-type="float">
            <text:p>23330</text:p>
          </table:table-cell>
          <table:table-cell office:value-type="float" office:value="14266" calcext:value-type="float">
            <text:p>14266</text:p>
          </table:table-cell>
          <table:table-cell office:value-type="float" office:value="20352" calcext:value-type="float">
            <text:p>20352</text:p>
          </table:table-cell>
          <table:table-cell table:style-name="ce8" office:value-type="float" office:value="67" calcext:value-type="float">
            <text:p>67</text:p>
          </table:table-cell>
          <table:table-cell office:value-type="float" office:value="18868" calcext:value-type="float">
            <text:p>18868</text:p>
          </table:table-cell>
          <table:table-cell office:value-type="float" office:value="27079" calcext:value-type="float">
            <text:p>27079</text:p>
          </table:table-cell>
          <table:table-cell table:style-name="ce4" office:value-type="float" office:value="19068" calcext:value-type="float">
            <text:p>19068</text:p>
          </table:table-cell>
          <table:table-cell table:style-name="Default" office:value-type="float" office:value="28503" calcext:value-type="float">
            <text:p>28503</text:p>
          </table:table-cell>
          <table:table-cell office:value-type="float" office:value="18560" calcext:value-type="float">
            <text:p>18560</text:p>
          </table:table-cell>
          <table:table-cell table:style-name="Default" office:value-type="float" office:value="26826" calcext:value-type="float">
            <text:p>26826</text:p>
          </table:table-cell>
          <table:table-cell office:value-type="float" office:value="19859" calcext:value-type="float">
            <text:p>19859</text:p>
          </table:table-cell>
          <table:table-cell office:value-type="float" office:value="28253" calcext:value-type="float">
            <text:p>2825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68" calcext:value-type="float">
            <text:p>68</text:p>
          </table:table-cell>
          <table:table-cell office:value-type="float" office:value="15469" calcext:value-type="float">
            <text:p>15469</text:p>
          </table:table-cell>
          <table:table-cell office:value-type="float" office:value="21521" calcext:value-type="float">
            <text:p>21521</text:p>
          </table:table-cell>
          <table:table-cell office:value-type="float" office:value="12463" calcext:value-type="float">
            <text:p>12463</text:p>
          </table:table-cell>
          <table:table-cell office:value-type="float" office:value="19608" calcext:value-type="float">
            <text:p>19608</text:p>
          </table:table-cell>
          <table:table-cell office:value-type="float" office:value="17164" calcext:value-type="float">
            <text:p>17164</text:p>
          </table:table-cell>
          <table:table-cell office:value-type="float" office:value="23272" calcext:value-type="float">
            <text:p>23272</text:p>
          </table:table-cell>
          <table:table-cell office:value-type="float" office:value="14364" calcext:value-type="float">
            <text:p>14364</text:p>
          </table:table-cell>
          <table:table-cell office:value-type="float" office:value="20025" calcext:value-type="float">
            <text:p>20025</text:p>
          </table:table-cell>
          <table:table-cell table:style-name="ce8" office:value-type="float" office:value="68" calcext:value-type="float">
            <text:p>68</text:p>
          </table:table-cell>
          <table:table-cell office:value-type="float" office:value="17266" calcext:value-type="float">
            <text:p>17266</text:p>
          </table:table-cell>
          <table:table-cell office:value-type="float" office:value="27059" calcext:value-type="float">
            <text:p>27059</text:p>
          </table:table-cell>
          <table:table-cell table:style-name="ce4" office:value-type="float" office:value="19168" calcext:value-type="float">
            <text:p>19168</text:p>
          </table:table-cell>
          <table:table-cell table:style-name="Default" office:value-type="float" office:value="27944" calcext:value-type="float">
            <text:p>27944</text:p>
          </table:table-cell>
          <table:table-cell office:value-type="float" office:value="19459" calcext:value-type="float">
            <text:p>19459</text:p>
          </table:table-cell>
          <table:table-cell table:style-name="Default" office:value-type="float" office:value="26758" calcext:value-type="float">
            <text:p>26758</text:p>
          </table:table-cell>
          <table:table-cell office:value-type="float" office:value="20262" calcext:value-type="float">
            <text:p>20262</text:p>
          </table:table-cell>
          <table:table-cell office:value-type="float" office:value="28058" calcext:value-type="float">
            <text:p>2805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69" calcext:value-type="float">
            <text:p>69</text:p>
          </table:table-cell>
          <table:table-cell office:value-type="float" office:value="15367" calcext:value-type="float">
            <text:p>15367</text:p>
          </table:table-cell>
          <table:table-cell office:value-type="float" office:value="21382" calcext:value-type="float">
            <text:p>21382</text:p>
          </table:table-cell>
          <table:table-cell office:value-type="float" office:value="13064" calcext:value-type="float">
            <text:p>13064</text:p>
          </table:table-cell>
          <table:table-cell office:value-type="float" office:value="19718" calcext:value-type="float">
            <text:p>19718</text:p>
          </table:table-cell>
          <table:table-cell office:value-type="float" office:value="17364" calcext:value-type="float">
            <text:p>17364</text:p>
          </table:table-cell>
          <table:table-cell office:value-type="float" office:value="23209" calcext:value-type="float">
            <text:p>23209</text:p>
          </table:table-cell>
          <table:table-cell office:value-type="float" office:value="13262" calcext:value-type="float">
            <text:p>13262</text:p>
          </table:table-cell>
          <table:table-cell office:value-type="float" office:value="20026" calcext:value-type="float">
            <text:p>20026</text:p>
          </table:table-cell>
          <table:table-cell table:style-name="ce8" office:value-type="float" office:value="69" calcext:value-type="float">
            <text:p>69</text:p>
          </table:table-cell>
          <table:table-cell office:value-type="float" office:value="18169" calcext:value-type="float">
            <text:p>18169</text:p>
          </table:table-cell>
          <table:table-cell office:value-type="float" office:value="26974" calcext:value-type="float">
            <text:p>26974</text:p>
          </table:table-cell>
          <table:table-cell table:style-name="ce4" office:value-type="float" office:value="19563" calcext:value-type="float">
            <text:p>19563</text:p>
          </table:table-cell>
          <table:table-cell table:style-name="Default" office:value-type="float" office:value="27866" calcext:value-type="float">
            <text:p>27866</text:p>
          </table:table-cell>
          <table:table-cell office:value-type="float" office:value="19260" calcext:value-type="float">
            <text:p>19260</text:p>
          </table:table-cell>
          <table:table-cell table:style-name="Default" office:value-type="float" office:value="26876" calcext:value-type="float">
            <text:p>26876</text:p>
          </table:table-cell>
          <table:table-cell office:value-type="float" office:value="19868" calcext:value-type="float">
            <text:p>19868</text:p>
          </table:table-cell>
          <table:table-cell office:value-type="float" office:value="28090" calcext:value-type="float">
            <text:p>2809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70" calcext:value-type="float">
            <text:p>70</text:p>
          </table:table-cell>
          <table:table-cell office:value-type="float" office:value="15468" calcext:value-type="float">
            <text:p>15468</text:p>
          </table:table-cell>
          <table:table-cell office:value-type="float" office:value="21382" calcext:value-type="float">
            <text:p>21382</text:p>
          </table:table-cell>
          <table:table-cell office:value-type="float" office:value="13263" calcext:value-type="float">
            <text:p>13263</text:p>
          </table:table-cell>
          <table:table-cell office:value-type="float" office:value="19669" calcext:value-type="float">
            <text:p>19669</text:p>
          </table:table-cell>
          <table:table-cell office:value-type="float" office:value="17164" calcext:value-type="float">
            <text:p>17164</text:p>
          </table:table-cell>
          <table:table-cell office:value-type="float" office:value="23236" calcext:value-type="float">
            <text:p>23236</text:p>
          </table:table-cell>
          <table:table-cell office:value-type="float" office:value="14062" calcext:value-type="float">
            <text:p>14062</text:p>
          </table:table-cell>
          <table:table-cell office:value-type="float" office:value="20009" calcext:value-type="float">
            <text:p>20009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16762" calcext:value-type="float">
            <text:p>16762</text:p>
          </table:table-cell>
          <table:table-cell office:value-type="float" office:value="26667" calcext:value-type="float">
            <text:p>26667</text:p>
          </table:table-cell>
          <table:table-cell table:style-name="ce4" office:value-type="float" office:value="19666" calcext:value-type="float">
            <text:p>19666</text:p>
          </table:table-cell>
          <table:table-cell table:style-name="Default" office:value-type="float" office:value="28578" calcext:value-type="float">
            <text:p>28578</text:p>
          </table:table-cell>
          <table:table-cell office:value-type="float" office:value="18560" calcext:value-type="float">
            <text:p>18560</text:p>
          </table:table-cell>
          <table:table-cell table:style-name="Default" office:value-type="float" office:value="27155" calcext:value-type="float">
            <text:p>27155</text:p>
          </table:table-cell>
          <table:table-cell office:value-type="float" office:value="20467" calcext:value-type="float">
            <text:p>20467</text:p>
          </table:table-cell>
          <table:table-cell office:value-type="float" office:value="28064" calcext:value-type="float">
            <text:p>2806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71" calcext:value-type="float">
            <text:p>71</text:p>
          </table:table-cell>
          <table:table-cell office:value-type="float" office:value="15368" calcext:value-type="float">
            <text:p>15368</text:p>
          </table:table-cell>
          <table:table-cell office:value-type="float" office:value="21344" calcext:value-type="float">
            <text:p>21344</text:p>
          </table:table-cell>
          <table:table-cell office:value-type="float" office:value="12567" calcext:value-type="float">
            <text:p>12567</text:p>
          </table:table-cell>
          <table:table-cell office:value-type="float" office:value="19585" calcext:value-type="float">
            <text:p>19585</text:p>
          </table:table-cell>
          <table:table-cell office:value-type="float" office:value="17163" calcext:value-type="float">
            <text:p>17163</text:p>
          </table:table-cell>
          <table:table-cell office:value-type="float" office:value="23163" calcext:value-type="float">
            <text:p>23163</text:p>
          </table:table-cell>
          <table:table-cell office:value-type="float" office:value="13463" calcext:value-type="float">
            <text:p>13463</text:p>
          </table:table-cell>
          <table:table-cell office:value-type="float" office:value="20151" calcext:value-type="float">
            <text:p>20151</text:p>
          </table:table-cell>
          <table:table-cell table:style-name="ce8" office:value-type="float" office:value="71" calcext:value-type="float">
            <text:p>71</text:p>
          </table:table-cell>
          <table:table-cell office:value-type="float" office:value="16665" calcext:value-type="float">
            <text:p>16665</text:p>
          </table:table-cell>
          <table:table-cell office:value-type="float" office:value="26334" calcext:value-type="float">
            <text:p>26334</text:p>
          </table:table-cell>
          <table:table-cell table:style-name="ce4" office:value-type="float" office:value="20064" calcext:value-type="float">
            <text:p>20064</text:p>
          </table:table-cell>
          <table:table-cell table:style-name="Default" office:value-type="float" office:value="29117" calcext:value-type="float">
            <text:p>29117</text:p>
          </table:table-cell>
          <table:table-cell office:value-type="float" office:value="18558" calcext:value-type="float">
            <text:p>18558</text:p>
          </table:table-cell>
          <table:table-cell table:style-name="Default" office:value-type="float" office:value="26773" calcext:value-type="float">
            <text:p>26773</text:p>
          </table:table-cell>
          <table:table-cell office:value-type="float" office:value="20267" calcext:value-type="float">
            <text:p>20267</text:p>
          </table:table-cell>
          <table:table-cell office:value-type="float" office:value="28081" calcext:value-type="float">
            <text:p>2808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72" calcext:value-type="float">
            <text:p>72</text:p>
          </table:table-cell>
          <table:table-cell office:value-type="float" office:value="14469" calcext:value-type="float">
            <text:p>14469</text:p>
          </table:table-cell>
          <table:table-cell office:value-type="float" office:value="21339" calcext:value-type="float">
            <text:p>21339</text:p>
          </table:table-cell>
          <table:table-cell office:value-type="float" office:value="12663" calcext:value-type="float">
            <text:p>12663</text:p>
          </table:table-cell>
          <table:table-cell office:value-type="float" office:value="19532" calcext:value-type="float">
            <text:p>19532</text:p>
          </table:table-cell>
          <table:table-cell office:value-type="float" office:value="17062" calcext:value-type="float">
            <text:p>17062</text:p>
          </table:table-cell>
          <table:table-cell office:value-type="float" office:value="23130" calcext:value-type="float">
            <text:p>23130</text:p>
          </table:table-cell>
          <table:table-cell office:value-type="float" office:value="14363" calcext:value-type="float">
            <text:p>14363</text:p>
          </table:table-cell>
          <table:table-cell office:value-type="float" office:value="20089" calcext:value-type="float">
            <text:p>20089</text:p>
          </table:table-cell>
          <table:table-cell table:style-name="ce8" office:value-type="float" office:value="72" calcext:value-type="float">
            <text:p>72</text:p>
          </table:table-cell>
          <table:table-cell office:value-type="float" office:value="18366" calcext:value-type="float">
            <text:p>18366</text:p>
          </table:table-cell>
          <table:table-cell office:value-type="float" office:value="26032" calcext:value-type="float">
            <text:p>26032</text:p>
          </table:table-cell>
          <table:table-cell table:style-name="ce4" office:value-type="float" office:value="18967" calcext:value-type="float">
            <text:p>18967</text:p>
          </table:table-cell>
          <table:table-cell table:style-name="Default" office:value-type="float" office:value="29089" calcext:value-type="float">
            <text:p>29089</text:p>
          </table:table-cell>
          <table:table-cell office:value-type="float" office:value="17765" calcext:value-type="float">
            <text:p>17765</text:p>
          </table:table-cell>
          <table:table-cell table:style-name="Default" office:value-type="float" office:value="26513" calcext:value-type="float">
            <text:p>26513</text:p>
          </table:table-cell>
          <table:table-cell office:value-type="float" office:value="20768" calcext:value-type="float">
            <text:p>20768</text:p>
          </table:table-cell>
          <table:table-cell office:value-type="float" office:value="28055" calcext:value-type="float">
            <text:p>2805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73" calcext:value-type="float">
            <text:p>73</text:p>
          </table:table-cell>
          <table:table-cell office:value-type="float" office:value="15367" calcext:value-type="float">
            <text:p>15367</text:p>
          </table:table-cell>
          <table:table-cell office:value-type="float" office:value="21383" calcext:value-type="float">
            <text:p>21383</text:p>
          </table:table-cell>
          <table:table-cell office:value-type="float" office:value="13365" calcext:value-type="float">
            <text:p>13365</text:p>
          </table:table-cell>
          <table:table-cell office:value-type="float" office:value="19461" calcext:value-type="float">
            <text:p>19461</text:p>
          </table:table-cell>
          <table:table-cell office:value-type="float" office:value="17062" calcext:value-type="float">
            <text:p>17062</text:p>
          </table:table-cell>
          <table:table-cell office:value-type="float" office:value="23104" calcext:value-type="float">
            <text:p>23104</text:p>
          </table:table-cell>
          <table:table-cell office:value-type="float" office:value="14264" calcext:value-type="float">
            <text:p>14264</text:p>
          </table:table-cell>
          <table:table-cell office:value-type="float" office:value="20205" calcext:value-type="float">
            <text:p>20205</text:p>
          </table:table-cell>
          <table:table-cell table:style-name="ce8" office:value-type="float" office:value="73" calcext:value-type="float">
            <text:p>73</text:p>
          </table:table-cell>
          <table:table-cell office:value-type="float" office:value="18164" calcext:value-type="float">
            <text:p>18164</text:p>
          </table:table-cell>
          <table:table-cell office:value-type="float" office:value="25959" calcext:value-type="float">
            <text:p>25959</text:p>
          </table:table-cell>
          <table:table-cell table:style-name="ce4" office:value-type="float" office:value="20168" calcext:value-type="float">
            <text:p>20168</text:p>
          </table:table-cell>
          <table:table-cell table:style-name="Default" office:value-type="float" office:value="29085" calcext:value-type="float">
            <text:p>29085</text:p>
          </table:table-cell>
          <table:table-cell office:value-type="float" office:value="17960" calcext:value-type="float">
            <text:p>17960</text:p>
          </table:table-cell>
          <table:table-cell table:style-name="Default" office:value-type="float" office:value="26336" calcext:value-type="float">
            <text:p>26336</text:p>
          </table:table-cell>
          <table:table-cell office:value-type="float" office:value="21265" calcext:value-type="float">
            <text:p>21265</text:p>
          </table:table-cell>
          <table:table-cell office:value-type="float" office:value="28340" calcext:value-type="float">
            <text:p>2834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74" calcext:value-type="float">
            <text:p>74</text:p>
          </table:table-cell>
          <table:table-cell office:value-type="float" office:value="14567" calcext:value-type="float">
            <text:p>14567</text:p>
          </table:table-cell>
          <table:table-cell office:value-type="float" office:value="21218" calcext:value-type="float">
            <text:p>21218</text:p>
          </table:table-cell>
          <table:table-cell office:value-type="float" office:value="12462" calcext:value-type="float">
            <text:p>12462</text:p>
          </table:table-cell>
          <table:table-cell office:value-type="float" office:value="19536" calcext:value-type="float">
            <text:p>19536</text:p>
          </table:table-cell>
          <table:table-cell office:value-type="float" office:value="16262" calcext:value-type="float">
            <text:p>16262</text:p>
          </table:table-cell>
          <table:table-cell office:value-type="float" office:value="22600" calcext:value-type="float">
            <text:p>22600</text:p>
          </table:table-cell>
          <table:table-cell office:value-type="float" office:value="14465" calcext:value-type="float">
            <text:p>14465</text:p>
          </table:table-cell>
          <table:table-cell office:value-type="float" office:value="20064" calcext:value-type="float">
            <text:p>20064</text:p>
          </table:table-cell>
          <table:table-cell table:style-name="ce8" office:value-type="float" office:value="74" calcext:value-type="float">
            <text:p>74</text:p>
          </table:table-cell>
          <table:table-cell office:value-type="float" office:value="17968" calcext:value-type="float">
            <text:p>17968</text:p>
          </table:table-cell>
          <table:table-cell office:value-type="float" office:value="26374" calcext:value-type="float">
            <text:p>26374</text:p>
          </table:table-cell>
          <table:table-cell table:style-name="ce4" office:value-type="float" office:value="20568" calcext:value-type="float">
            <text:p>20568</text:p>
          </table:table-cell>
          <table:table-cell table:style-name="Default" office:value-type="float" office:value="29295" calcext:value-type="float">
            <text:p>29295</text:p>
          </table:table-cell>
          <table:table-cell office:value-type="float" office:value="18063" calcext:value-type="float">
            <text:p>18063</text:p>
          </table:table-cell>
          <table:table-cell table:style-name="Default" office:value-type="float" office:value="26065" calcext:value-type="float">
            <text:p>26065</text:p>
          </table:table-cell>
          <table:table-cell office:value-type="float" office:value="20664" calcext:value-type="float">
            <text:p>20664</text:p>
          </table:table-cell>
          <table:table-cell office:value-type="float" office:value="28654" calcext:value-type="float">
            <text:p>2865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75" calcext:value-type="float">
            <text:p>75</text:p>
          </table:table-cell>
          <table:table-cell office:value-type="float" office:value="14667" calcext:value-type="float">
            <text:p>14667</text:p>
          </table:table-cell>
          <table:table-cell office:value-type="float" office:value="20951" calcext:value-type="float">
            <text:p>20951</text:p>
          </table:table-cell>
          <table:table-cell office:value-type="float" office:value="12666" calcext:value-type="float">
            <text:p>12666</text:p>
          </table:table-cell>
          <table:table-cell office:value-type="float" office:value="19350" calcext:value-type="float">
            <text:p>19350</text:p>
          </table:table-cell>
          <table:table-cell office:value-type="float" office:value="16264" calcext:value-type="float">
            <text:p>16264</text:p>
          </table:table-cell>
          <table:table-cell office:value-type="float" office:value="22602" calcext:value-type="float">
            <text:p>22602</text:p>
          </table:table-cell>
          <table:table-cell office:value-type="float" office:value="13566" calcext:value-type="float">
            <text:p>13566</text:p>
          </table:table-cell>
          <table:table-cell office:value-type="float" office:value="19867" calcext:value-type="float">
            <text:p>19867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16765" calcext:value-type="float">
            <text:p>16765</text:p>
          </table:table-cell>
          <table:table-cell office:value-type="float" office:value="26569" calcext:value-type="float">
            <text:p>26569</text:p>
          </table:table-cell>
          <table:table-cell table:style-name="ce4" office:value-type="float" office:value="19764" calcext:value-type="float">
            <text:p>19764</text:p>
          </table:table-cell>
          <table:table-cell table:style-name="Default" office:value-type="float" office:value="28982" calcext:value-type="float">
            <text:p>28982</text:p>
          </table:table-cell>
          <table:table-cell office:value-type="float" office:value="18659" calcext:value-type="float">
            <text:p>18659</text:p>
          </table:table-cell>
          <table:table-cell table:style-name="Default" office:value-type="float" office:value="26241" calcext:value-type="float">
            <text:p>26241</text:p>
          </table:table-cell>
          <table:table-cell office:value-type="float" office:value="21464" calcext:value-type="float">
            <text:p>21464</text:p>
          </table:table-cell>
          <table:table-cell office:value-type="float" office:value="28595" calcext:value-type="float">
            <text:p>2859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76" calcext:value-type="float">
            <text:p>76</text:p>
          </table:table-cell>
          <table:table-cell office:value-type="float" office:value="15568" calcext:value-type="float">
            <text:p>15568</text:p>
          </table:table-cell>
          <table:table-cell office:value-type="float" office:value="21111" calcext:value-type="float">
            <text:p>21111</text:p>
          </table:table-cell>
          <table:table-cell office:value-type="float" office:value="12464" calcext:value-type="float">
            <text:p>12464</text:p>
          </table:table-cell>
          <table:table-cell office:value-type="float" office:value="19163" calcext:value-type="float">
            <text:p>19163</text:p>
          </table:table-cell>
          <table:table-cell office:value-type="float" office:value="16363" calcext:value-type="float">
            <text:p>16363</text:p>
          </table:table-cell>
          <table:table-cell office:value-type="float" office:value="22412" calcext:value-type="float">
            <text:p>22412</text:p>
          </table:table-cell>
          <table:table-cell office:value-type="float" office:value="12661" calcext:value-type="float">
            <text:p>12661</text:p>
          </table:table-cell>
          <table:table-cell office:value-type="float" office:value="19696" calcext:value-type="float">
            <text:p>19696</text:p>
          </table:table-cell>
          <table:table-cell table:style-name="ce8" office:value-type="float" office:value="76" calcext:value-type="float">
            <text:p>76</text:p>
          </table:table-cell>
          <table:table-cell office:value-type="float" office:value="18068" calcext:value-type="float">
            <text:p>18068</text:p>
          </table:table-cell>
          <table:table-cell office:value-type="float" office:value="26354" calcext:value-type="float">
            <text:p>26354</text:p>
          </table:table-cell>
          <table:table-cell table:style-name="ce4" office:value-type="float" office:value="20866" calcext:value-type="float">
            <text:p>20866</text:p>
          </table:table-cell>
          <table:table-cell table:style-name="Default" office:value-type="float" office:value="29191" calcext:value-type="float">
            <text:p>29191</text:p>
          </table:table-cell>
          <table:table-cell office:value-type="float" office:value="17963" calcext:value-type="float">
            <text:p>17963</text:p>
          </table:table-cell>
          <table:table-cell table:style-name="Default" office:value-type="float" office:value="26296" calcext:value-type="float">
            <text:p>26296</text:p>
          </table:table-cell>
          <table:table-cell office:value-type="float" office:value="21265" calcext:value-type="float">
            <text:p>21265</text:p>
          </table:table-cell>
          <table:table-cell office:value-type="float" office:value="28698" calcext:value-type="float">
            <text:p>2869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77" calcext:value-type="float">
            <text:p>77</text:p>
          </table:table-cell>
          <table:table-cell office:value-type="float" office:value="15267" calcext:value-type="float">
            <text:p>15267</text:p>
          </table:table-cell>
          <table:table-cell office:value-type="float" office:value="20917" calcext:value-type="float">
            <text:p>20917</text:p>
          </table:table-cell>
          <table:table-cell office:value-type="float" office:value="12566" calcext:value-type="float">
            <text:p>12566</text:p>
          </table:table-cell>
          <table:table-cell office:value-type="float" office:value="19111" calcext:value-type="float">
            <text:p>19111</text:p>
          </table:table-cell>
          <table:table-cell office:value-type="float" office:value="16264" calcext:value-type="float">
            <text:p>16264</text:p>
          </table:table-cell>
          <table:table-cell office:value-type="float" office:value="22544" calcext:value-type="float">
            <text:p>22544</text:p>
          </table:table-cell>
          <table:table-cell office:value-type="float" office:value="12564" calcext:value-type="float">
            <text:p>12564</text:p>
          </table:table-cell>
          <table:table-cell office:value-type="float" office:value="19304" calcext:value-type="float">
            <text:p>19304</text:p>
          </table:table-cell>
          <table:table-cell table:style-name="ce8" office:value-type="float" office:value="77" calcext:value-type="float">
            <text:p>77</text:p>
          </table:table-cell>
          <table:table-cell office:value-type="float" office:value="17067" calcext:value-type="float">
            <text:p>17067</text:p>
          </table:table-cell>
          <table:table-cell office:value-type="float" office:value="26227" calcext:value-type="float">
            <text:p>26227</text:p>
          </table:table-cell>
          <table:table-cell table:style-name="ce4" office:value-type="float" office:value="19065" calcext:value-type="float">
            <text:p>19065</text:p>
          </table:table-cell>
          <table:table-cell table:style-name="Default" office:value-type="float" office:value="29012" calcext:value-type="float">
            <text:p>29012</text:p>
          </table:table-cell>
          <table:table-cell office:value-type="float" office:value="18758" calcext:value-type="float">
            <text:p>18758</text:p>
          </table:table-cell>
          <table:table-cell table:style-name="Default" office:value-type="float" office:value="26246" calcext:value-type="float">
            <text:p>26246</text:p>
          </table:table-cell>
          <table:table-cell office:value-type="float" office:value="20663" calcext:value-type="float">
            <text:p>20663</text:p>
          </table:table-cell>
          <table:table-cell office:value-type="float" office:value="28538" calcext:value-type="float">
            <text:p>2853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78" calcext:value-type="float">
            <text:p>78</text:p>
          </table:table-cell>
          <table:table-cell office:value-type="float" office:value="14665" calcext:value-type="float">
            <text:p>14665</text:p>
          </table:table-cell>
          <table:table-cell office:value-type="float" office:value="20830" calcext:value-type="float">
            <text:p>20830</text:p>
          </table:table-cell>
          <table:table-cell office:value-type="float" office:value="12664" calcext:value-type="float">
            <text:p>12664</text:p>
          </table:table-cell>
          <table:table-cell office:value-type="float" office:value="18914" calcext:value-type="float">
            <text:p>18914</text:p>
          </table:table-cell>
          <table:table-cell office:value-type="float" office:value="16262" calcext:value-type="float">
            <text:p>16262</text:p>
          </table:table-cell>
          <table:table-cell office:value-type="float" office:value="22328" calcext:value-type="float">
            <text:p>22328</text:p>
          </table:table-cell>
          <table:table-cell office:value-type="float" office:value="12663" calcext:value-type="float">
            <text:p>12663</text:p>
          </table:table-cell>
          <table:table-cell office:value-type="float" office:value="19077" calcext:value-type="float">
            <text:p>19077</text:p>
          </table:table-cell>
          <table:table-cell table:style-name="ce8" office:value-type="float" office:value="78" calcext:value-type="float">
            <text:p>78</text:p>
          </table:table-cell>
          <table:table-cell office:value-type="float" office:value="16765" calcext:value-type="float">
            <text:p>16765</text:p>
          </table:table-cell>
          <table:table-cell office:value-type="float" office:value="26395" calcext:value-type="float">
            <text:p>26395</text:p>
          </table:table-cell>
          <table:table-cell table:style-name="ce4" office:value-type="float" office:value="21068" calcext:value-type="float">
            <text:p>21068</text:p>
          </table:table-cell>
          <table:table-cell table:style-name="Default" office:value-type="float" office:value="29102" calcext:value-type="float">
            <text:p>29102</text:p>
          </table:table-cell>
          <table:table-cell office:value-type="float" office:value="18161" calcext:value-type="float">
            <text:p>18161</text:p>
          </table:table-cell>
          <table:table-cell table:style-name="Default" office:value-type="float" office:value="26483" calcext:value-type="float">
            <text:p>26483</text:p>
          </table:table-cell>
          <table:table-cell office:value-type="float" office:value="21363" calcext:value-type="float">
            <text:p>21363</text:p>
          </table:table-cell>
          <table:table-cell office:value-type="float" office:value="28637" calcext:value-type="float">
            <text:p>2863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79" calcext:value-type="float">
            <text:p>79</text:p>
          </table:table-cell>
          <table:table-cell office:value-type="float" office:value="14566" calcext:value-type="float">
            <text:p>14566</text:p>
          </table:table-cell>
          <table:table-cell office:value-type="float" office:value="20878" calcext:value-type="float">
            <text:p>20878</text:p>
          </table:table-cell>
          <table:table-cell office:value-type="float" office:value="12465" calcext:value-type="float">
            <text:p>12465</text:p>
          </table:table-cell>
          <table:table-cell office:value-type="float" office:value="19094" calcext:value-type="float">
            <text:p>19094</text:p>
          </table:table-cell>
          <table:table-cell office:value-type="float" office:value="16264" calcext:value-type="float">
            <text:p>16264</text:p>
          </table:table-cell>
          <table:table-cell office:value-type="float" office:value="22473" calcext:value-type="float">
            <text:p>22473</text:p>
          </table:table-cell>
          <table:table-cell office:value-type="float" office:value="12866" calcext:value-type="float">
            <text:p>12866</text:p>
          </table:table-cell>
          <table:table-cell office:value-type="float" office:value="19079" calcext:value-type="float">
            <text:p>19079</text:p>
          </table:table-cell>
          <table:table-cell table:style-name="ce8" office:value-type="float" office:value="79" calcext:value-type="float">
            <text:p>79</text:p>
          </table:table-cell>
          <table:table-cell office:value-type="float" office:value="18268" calcext:value-type="float">
            <text:p>18268</text:p>
          </table:table-cell>
          <table:table-cell office:value-type="float" office:value="26547" calcext:value-type="float">
            <text:p>26547</text:p>
          </table:table-cell>
          <table:table-cell table:style-name="ce4" office:value-type="float" office:value="19570" calcext:value-type="float">
            <text:p>19570</text:p>
          </table:table-cell>
          <table:table-cell table:style-name="Default" office:value-type="float" office:value="29169" calcext:value-type="float">
            <text:p>29169</text:p>
          </table:table-cell>
          <table:table-cell office:value-type="float" office:value="18161" calcext:value-type="float">
            <text:p>18161</text:p>
          </table:table-cell>
          <table:table-cell table:style-name="Default" office:value-type="float" office:value="26399" calcext:value-type="float">
            <text:p>26399</text:p>
          </table:table-cell>
          <table:table-cell office:value-type="float" office:value="20464" calcext:value-type="float">
            <text:p>20464</text:p>
          </table:table-cell>
          <table:table-cell office:value-type="float" office:value="28624" calcext:value-type="float">
            <text:p>2862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80" calcext:value-type="float">
            <text:p>80</text:p>
          </table:table-cell>
          <table:table-cell office:value-type="float" office:value="15367" calcext:value-type="float">
            <text:p>15367</text:p>
          </table:table-cell>
          <table:table-cell office:value-type="float" office:value="20990" calcext:value-type="float">
            <text:p>20990</text:p>
          </table:table-cell>
          <table:table-cell office:value-type="float" office:value="12463" calcext:value-type="float">
            <text:p>12463</text:p>
          </table:table-cell>
          <table:table-cell office:value-type="float" office:value="18963" calcext:value-type="float">
            <text:p>18963</text:p>
          </table:table-cell>
          <table:table-cell office:value-type="float" office:value="17062" calcext:value-type="float">
            <text:p>17062</text:p>
          </table:table-cell>
          <table:table-cell office:value-type="float" office:value="22339" calcext:value-type="float">
            <text:p>22339</text:p>
          </table:table-cell>
          <table:table-cell office:value-type="float" office:value="12963" calcext:value-type="float">
            <text:p>12963</text:p>
          </table:table-cell>
          <table:table-cell office:value-type="float" office:value="18957" calcext:value-type="float">
            <text:p>18957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18160" calcext:value-type="float">
            <text:p>18160</text:p>
          </table:table-cell>
          <table:table-cell office:value-type="float" office:value="26427" calcext:value-type="float">
            <text:p>26427</text:p>
          </table:table-cell>
          <table:table-cell table:style-name="ce4" office:value-type="float" office:value="19267" calcext:value-type="float">
            <text:p>19267</text:p>
          </table:table-cell>
          <table:table-cell table:style-name="Default" office:value-type="float" office:value="29510" calcext:value-type="float">
            <text:p>29510</text:p>
          </table:table-cell>
          <table:table-cell office:value-type="float" office:value="18061" calcext:value-type="float">
            <text:p>18061</text:p>
          </table:table-cell>
          <table:table-cell table:style-name="Default" office:value-type="float" office:value="26533" calcext:value-type="float">
            <text:p>26533</text:p>
          </table:table-cell>
          <table:table-cell office:value-type="float" office:value="18765" calcext:value-type="float">
            <text:p>18765</text:p>
          </table:table-cell>
          <table:table-cell office:value-type="float" office:value="28764" calcext:value-type="float">
            <text:p>2876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81" calcext:value-type="float">
            <text:p>81</text:p>
          </table:table-cell>
          <table:table-cell office:value-type="float" office:value="14567" calcext:value-type="float">
            <text:p>14567</text:p>
          </table:table-cell>
          <table:table-cell office:value-type="float" office:value="21177" calcext:value-type="float">
            <text:p>21177</text:p>
          </table:table-cell>
          <table:table-cell office:value-type="float" office:value="12661" calcext:value-type="float">
            <text:p>12661</text:p>
          </table:table-cell>
          <table:table-cell office:value-type="float" office:value="19103" calcext:value-type="float">
            <text:p>19103</text:p>
          </table:table-cell>
          <table:table-cell office:value-type="float" office:value="16060" calcext:value-type="float">
            <text:p>16060</text:p>
          </table:table-cell>
          <table:table-cell office:value-type="float" office:value="22557" calcext:value-type="float">
            <text:p>22557</text:p>
          </table:table-cell>
          <table:table-cell office:value-type="float" office:value="12665" calcext:value-type="float">
            <text:p>12665</text:p>
          </table:table-cell>
          <table:table-cell office:value-type="float" office:value="19123" calcext:value-type="float">
            <text:p>19123</text:p>
          </table:table-cell>
          <table:table-cell table:style-name="ce8" office:value-type="float" office:value="81" calcext:value-type="float">
            <text:p>81</text:p>
          </table:table-cell>
          <table:table-cell office:value-type="float" office:value="17666" calcext:value-type="float">
            <text:p>17666</text:p>
          </table:table-cell>
          <table:table-cell office:value-type="float" office:value="26287" calcext:value-type="float">
            <text:p>26287</text:p>
          </table:table-cell>
          <table:table-cell table:style-name="ce4" office:value-type="float" office:value="18765" calcext:value-type="float">
            <text:p>18765</text:p>
          </table:table-cell>
          <table:table-cell table:style-name="Default" office:value-type="float" office:value="29571" calcext:value-type="float">
            <text:p>29571</text:p>
          </table:table-cell>
          <table:table-cell office:value-type="float" office:value="17958" calcext:value-type="float">
            <text:p>17958</text:p>
          </table:table-cell>
          <table:table-cell table:style-name="Default" office:value-type="float" office:value="26574" calcext:value-type="float">
            <text:p>26574</text:p>
          </table:table-cell>
          <table:table-cell office:value-type="float" office:value="20063" calcext:value-type="float">
            <text:p>20063</text:p>
          </table:table-cell>
          <table:table-cell office:value-type="float" office:value="28199" calcext:value-type="float">
            <text:p>2819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82" calcext:value-type="float">
            <text:p>82</text:p>
          </table:table-cell>
          <table:table-cell office:value-type="float" office:value="14469" calcext:value-type="float">
            <text:p>14469</text:p>
          </table:table-cell>
          <table:table-cell office:value-type="float" office:value="21076" calcext:value-type="float">
            <text:p>21076</text:p>
          </table:table-cell>
          <table:table-cell office:value-type="float" office:value="13363" calcext:value-type="float">
            <text:p>13363</text:p>
          </table:table-cell>
          <table:table-cell office:value-type="float" office:value="18867" calcext:value-type="float">
            <text:p>18867</text:p>
          </table:table-cell>
          <table:table-cell office:value-type="float" office:value="16862" calcext:value-type="float">
            <text:p>16862</text:p>
          </table:table-cell>
          <table:table-cell office:value-type="float" office:value="22773" calcext:value-type="float">
            <text:p>22773</text:p>
          </table:table-cell>
          <table:table-cell office:value-type="float" office:value="12665" calcext:value-type="float">
            <text:p>12665</text:p>
          </table:table-cell>
          <table:table-cell office:value-type="float" office:value="19122" calcext:value-type="float">
            <text:p>19122</text:p>
          </table:table-cell>
          <table:table-cell table:style-name="ce8" office:value-type="float" office:value="82" calcext:value-type="float">
            <text:p>82</text:p>
          </table:table-cell>
          <table:table-cell office:value-type="float" office:value="17568" calcext:value-type="float">
            <text:p>17568</text:p>
          </table:table-cell>
          <table:table-cell office:value-type="float" office:value="26294" calcext:value-type="float">
            <text:p>26294</text:p>
          </table:table-cell>
          <table:table-cell table:style-name="ce4" office:value-type="float" office:value="19371" calcext:value-type="float">
            <text:p>19371</text:p>
          </table:table-cell>
          <table:table-cell table:style-name="Default" office:value-type="float" office:value="29521" calcext:value-type="float">
            <text:p>29521</text:p>
          </table:table-cell>
          <table:table-cell office:value-type="float" office:value="18258" calcext:value-type="float">
            <text:p>18258</text:p>
          </table:table-cell>
          <table:table-cell table:style-name="Default" office:value-type="float" office:value="26147" calcext:value-type="float">
            <text:p>26147</text:p>
          </table:table-cell>
          <table:table-cell office:value-type="float" office:value="19864" calcext:value-type="float">
            <text:p>19864</text:p>
          </table:table-cell>
          <table:table-cell office:value-type="float" office:value="27977" calcext:value-type="float">
            <text:p>2797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83" calcext:value-type="float">
            <text:p>83</text:p>
          </table:table-cell>
          <table:table-cell office:value-type="float" office:value="14370" calcext:value-type="float">
            <text:p>14370</text:p>
          </table:table-cell>
          <table:table-cell office:value-type="float" office:value="21064" calcext:value-type="float">
            <text:p>21064</text:p>
          </table:table-cell>
          <table:table-cell office:value-type="float" office:value="11662" calcext:value-type="float">
            <text:p>11662</text:p>
          </table:table-cell>
          <table:table-cell office:value-type="float" office:value="19048" calcext:value-type="float">
            <text:p>19048</text:p>
          </table:table-cell>
          <table:table-cell office:value-type="float" office:value="16262" calcext:value-type="float">
            <text:p>16262</text:p>
          </table:table-cell>
          <table:table-cell office:value-type="float" office:value="22738" calcext:value-type="float">
            <text:p>22738</text:p>
          </table:table-cell>
          <table:table-cell office:value-type="float" office:value="12864" calcext:value-type="float">
            <text:p>12864</text:p>
          </table:table-cell>
          <table:table-cell office:value-type="float" office:value="19224" calcext:value-type="float">
            <text:p>19224</text:p>
          </table:table-cell>
          <table:table-cell table:style-name="ce8" office:value-type="float" office:value="83" calcext:value-type="float">
            <text:p>83</text:p>
          </table:table-cell>
          <table:table-cell office:value-type="float" office:value="16666" calcext:value-type="float">
            <text:p>16666</text:p>
          </table:table-cell>
          <table:table-cell office:value-type="float" office:value="26139" calcext:value-type="float">
            <text:p>26139</text:p>
          </table:table-cell>
          <table:table-cell table:style-name="ce4" office:value-type="float" office:value="20766" calcext:value-type="float">
            <text:p>20766</text:p>
          </table:table-cell>
          <table:table-cell table:style-name="Default" office:value-type="float" office:value="29086" calcext:value-type="float">
            <text:p>29086</text:p>
          </table:table-cell>
          <table:table-cell office:value-type="float" office:value="18959" calcext:value-type="float">
            <text:p>18959</text:p>
          </table:table-cell>
          <table:table-cell table:style-name="Default" office:value-type="float" office:value="26389" calcext:value-type="float">
            <text:p>26389</text:p>
          </table:table-cell>
          <table:table-cell office:value-type="float" office:value="20765" calcext:value-type="float">
            <text:p>20765</text:p>
          </table:table-cell>
          <table:table-cell office:value-type="float" office:value="27522" calcext:value-type="float">
            <text:p>2752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84" calcext:value-type="float">
            <text:p>84</text:p>
          </table:table-cell>
          <table:table-cell office:value-type="float" office:value="15366" calcext:value-type="float">
            <text:p>15366</text:p>
          </table:table-cell>
          <table:table-cell office:value-type="float" office:value="20988" calcext:value-type="float">
            <text:p>20988</text:p>
          </table:table-cell>
          <table:table-cell office:value-type="float" office:value="12762" calcext:value-type="float">
            <text:p>12762</text:p>
          </table:table-cell>
          <table:table-cell office:value-type="float" office:value="19010" calcext:value-type="float">
            <text:p>19010</text:p>
          </table:table-cell>
          <table:table-cell office:value-type="float" office:value="16362" calcext:value-type="float">
            <text:p>16362</text:p>
          </table:table-cell>
          <table:table-cell office:value-type="float" office:value="22779" calcext:value-type="float">
            <text:p>22779</text:p>
          </table:table-cell>
          <table:table-cell office:value-type="float" office:value="13361" calcext:value-type="float">
            <text:p>13361</text:p>
          </table:table-cell>
          <table:table-cell office:value-type="float" office:value="19296" calcext:value-type="float">
            <text:p>19296</text:p>
          </table:table-cell>
          <table:table-cell table:style-name="ce8" office:value-type="float" office:value="84" calcext:value-type="float">
            <text:p>84</text:p>
          </table:table-cell>
          <table:table-cell office:value-type="float" office:value="16964" calcext:value-type="float">
            <text:p>16964</text:p>
          </table:table-cell>
          <table:table-cell office:value-type="float" office:value="25612" calcext:value-type="float">
            <text:p>25612</text:p>
          </table:table-cell>
          <table:table-cell table:style-name="ce4" office:value-type="float" office:value="19762" calcext:value-type="float">
            <text:p>19762</text:p>
          </table:table-cell>
          <table:table-cell table:style-name="Default" office:value-type="float" office:value="28544" calcext:value-type="float">
            <text:p>28544</text:p>
          </table:table-cell>
          <table:table-cell office:value-type="float" office:value="17759" calcext:value-type="float">
            <text:p>17759</text:p>
          </table:table-cell>
          <table:table-cell table:style-name="Default" office:value-type="float" office:value="26453" calcext:value-type="float">
            <text:p>26453</text:p>
          </table:table-cell>
          <table:table-cell office:value-type="float" office:value="19666" calcext:value-type="float">
            <text:p>19666</text:p>
          </table:table-cell>
          <table:table-cell office:value-type="float" office:value="27727" calcext:value-type="float">
            <text:p>2772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85" calcext:value-type="float">
            <text:p>85</text:p>
          </table:table-cell>
          <table:table-cell office:value-type="float" office:value="15265" calcext:value-type="float">
            <text:p>15265</text:p>
          </table:table-cell>
          <table:table-cell office:value-type="float" office:value="20907" calcext:value-type="float">
            <text:p>20907</text:p>
          </table:table-cell>
          <table:table-cell office:value-type="float" office:value="12464" calcext:value-type="float">
            <text:p>12464</text:p>
          </table:table-cell>
          <table:table-cell office:value-type="float" office:value="19124" calcext:value-type="float">
            <text:p>19124</text:p>
          </table:table-cell>
          <table:table-cell office:value-type="float" office:value="16062" calcext:value-type="float">
            <text:p>16062</text:p>
          </table:table-cell>
          <table:table-cell office:value-type="float" office:value="22712" calcext:value-type="float">
            <text:p>22712</text:p>
          </table:table-cell>
          <table:table-cell office:value-type="float" office:value="12763" calcext:value-type="float">
            <text:p>12763</text:p>
          </table:table-cell>
          <table:table-cell office:value-type="float" office:value="19275" calcext:value-type="float">
            <text:p>19275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16465" calcext:value-type="float">
            <text:p>16465</text:p>
          </table:table-cell>
          <table:table-cell office:value-type="float" office:value="25774" calcext:value-type="float">
            <text:p>25774</text:p>
          </table:table-cell>
          <table:table-cell table:style-name="ce4" office:value-type="float" office:value="18771" calcext:value-type="float">
            <text:p>18771</text:p>
          </table:table-cell>
          <table:table-cell table:style-name="Default" office:value-type="float" office:value="27988" calcext:value-type="float">
            <text:p>27988</text:p>
          </table:table-cell>
          <table:table-cell office:value-type="float" office:value="18559" calcext:value-type="float">
            <text:p>18559</text:p>
          </table:table-cell>
          <table:table-cell table:style-name="Default" office:value-type="float" office:value="26287" calcext:value-type="float">
            <text:p>26287</text:p>
          </table:table-cell>
          <table:table-cell office:value-type="float" office:value="18762" calcext:value-type="float">
            <text:p>18762</text:p>
          </table:table-cell>
          <table:table-cell office:value-type="float" office:value="27574" calcext:value-type="float">
            <text:p>2757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86" calcext:value-type="float">
            <text:p>86</text:p>
          </table:table-cell>
          <table:table-cell office:value-type="float" office:value="15066" calcext:value-type="float">
            <text:p>15066</text:p>
          </table:table-cell>
          <table:table-cell office:value-type="float" office:value="20800" calcext:value-type="float">
            <text:p>20800</text:p>
          </table:table-cell>
          <table:table-cell office:value-type="float" office:value="12760" calcext:value-type="float">
            <text:p>12760</text:p>
          </table:table-cell>
          <table:table-cell office:value-type="float" office:value="19233" calcext:value-type="float">
            <text:p>19233</text:p>
          </table:table-cell>
          <table:table-cell office:value-type="float" office:value="16261" calcext:value-type="float">
            <text:p>16261</text:p>
          </table:table-cell>
          <table:table-cell office:value-type="float" office:value="22669" calcext:value-type="float">
            <text:p>22669</text:p>
          </table:table-cell>
          <table:table-cell office:value-type="float" office:value="12562" calcext:value-type="float">
            <text:p>12562</text:p>
          </table:table-cell>
          <table:table-cell office:value-type="float" office:value="18946" calcext:value-type="float">
            <text:p>18946</text:p>
          </table:table-cell>
          <table:table-cell table:style-name="ce8" office:value-type="float" office:value="86" calcext:value-type="float">
            <text:p>86</text:p>
          </table:table-cell>
          <table:table-cell office:value-type="float" office:value="17764" calcext:value-type="float">
            <text:p>17764</text:p>
          </table:table-cell>
          <table:table-cell office:value-type="float" office:value="25652" calcext:value-type="float">
            <text:p>25652</text:p>
          </table:table-cell>
          <table:table-cell table:style-name="ce4" office:value-type="float" office:value="18166" calcext:value-type="float">
            <text:p>18166</text:p>
          </table:table-cell>
          <table:table-cell table:style-name="Default" office:value-type="float" office:value="27668" calcext:value-type="float">
            <text:p>27668</text:p>
          </table:table-cell>
          <table:table-cell office:value-type="float" office:value="18757" calcext:value-type="float">
            <text:p>18757</text:p>
          </table:table-cell>
          <table:table-cell table:style-name="Default" office:value-type="float" office:value="26248" calcext:value-type="float">
            <text:p>26248</text:p>
          </table:table-cell>
          <table:table-cell office:value-type="float" office:value="18965" calcext:value-type="float">
            <text:p>18965</text:p>
          </table:table-cell>
          <table:table-cell office:value-type="float" office:value="27540" calcext:value-type="float">
            <text:p>2754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87" calcext:value-type="float">
            <text:p>87</text:p>
          </table:table-cell>
          <table:table-cell office:value-type="float" office:value="14569" calcext:value-type="float">
            <text:p>14569</text:p>
          </table:table-cell>
          <table:table-cell office:value-type="float" office:value="20763" calcext:value-type="float">
            <text:p>20763</text:p>
          </table:table-cell>
          <table:table-cell office:value-type="float" office:value="12262" calcext:value-type="float">
            <text:p>12262</text:p>
          </table:table-cell>
          <table:table-cell office:value-type="float" office:value="19217" calcext:value-type="float">
            <text:p>19217</text:p>
          </table:table-cell>
          <table:table-cell office:value-type="float" office:value="15262" calcext:value-type="float">
            <text:p>15262</text:p>
          </table:table-cell>
          <table:table-cell office:value-type="float" office:value="22620" calcext:value-type="float">
            <text:p>22620</text:p>
          </table:table-cell>
          <table:table-cell office:value-type="float" office:value="13463" calcext:value-type="float">
            <text:p>13463</text:p>
          </table:table-cell>
          <table:table-cell office:value-type="float" office:value="18641" calcext:value-type="float">
            <text:p>18641</text:p>
          </table:table-cell>
          <table:table-cell table:style-name="ce8" office:value-type="float" office:value="87" calcext:value-type="float">
            <text:p>87</text:p>
          </table:table-cell>
          <table:table-cell office:value-type="float" office:value="16464" calcext:value-type="float">
            <text:p>16464</text:p>
          </table:table-cell>
          <table:table-cell office:value-type="float" office:value="25614" calcext:value-type="float">
            <text:p>25614</text:p>
          </table:table-cell>
          <table:table-cell table:style-name="ce4" office:value-type="float" office:value="18965" calcext:value-type="float">
            <text:p>18965</text:p>
          </table:table-cell>
          <table:table-cell table:style-name="Default" office:value-type="float" office:value="27165" calcext:value-type="float">
            <text:p>27165</text:p>
          </table:table-cell>
          <table:table-cell office:value-type="float" office:value="17959" calcext:value-type="float">
            <text:p>17959</text:p>
          </table:table-cell>
          <table:table-cell table:style-name="Default" office:value-type="float" office:value="26203" calcext:value-type="float">
            <text:p>26203</text:p>
          </table:table-cell>
          <table:table-cell office:value-type="float" office:value="18668" calcext:value-type="float">
            <text:p>18668</text:p>
          </table:table-cell>
          <table:table-cell office:value-type="float" office:value="27378" calcext:value-type="float">
            <text:p>2737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88" calcext:value-type="float">
            <text:p>88</text:p>
          </table:table-cell>
          <table:table-cell office:value-type="float" office:value="14465" calcext:value-type="float">
            <text:p>14465</text:p>
          </table:table-cell>
          <table:table-cell office:value-type="float" office:value="20742" calcext:value-type="float">
            <text:p>20742</text:p>
          </table:table-cell>
          <table:table-cell office:value-type="float" office:value="11765" calcext:value-type="float">
            <text:p>11765</text:p>
          </table:table-cell>
          <table:table-cell office:value-type="float" office:value="19116" calcext:value-type="float">
            <text:p>19116</text:p>
          </table:table-cell>
          <table:table-cell office:value-type="float" office:value="16062" calcext:value-type="float">
            <text:p>16062</text:p>
          </table:table-cell>
          <table:table-cell office:value-type="float" office:value="22389" calcext:value-type="float">
            <text:p>22389</text:p>
          </table:table-cell>
          <table:table-cell office:value-type="float" office:value="12963" calcext:value-type="float">
            <text:p>12963</text:p>
          </table:table-cell>
          <table:table-cell office:value-type="float" office:value="18811" calcext:value-type="float">
            <text:p>18811</text:p>
          </table:table-cell>
          <table:table-cell table:style-name="ce8" office:value-type="float" office:value="88" calcext:value-type="float">
            <text:p>88</text:p>
          </table:table-cell>
          <table:table-cell office:value-type="float" office:value="16563" calcext:value-type="float">
            <text:p>16563</text:p>
          </table:table-cell>
          <table:table-cell office:value-type="float" office:value="25322" calcext:value-type="float">
            <text:p>25322</text:p>
          </table:table-cell>
          <table:table-cell table:style-name="ce4" office:value-type="float" office:value="18864" calcext:value-type="float">
            <text:p>18864</text:p>
          </table:table-cell>
          <table:table-cell table:style-name="Default" office:value-type="float" office:value="27544" calcext:value-type="float">
            <text:p>27544</text:p>
          </table:table-cell>
          <table:table-cell office:value-type="float" office:value="18561" calcext:value-type="float">
            <text:p>18561</text:p>
          </table:table-cell>
          <table:table-cell table:style-name="Default" office:value-type="float" office:value="25969" calcext:value-type="float">
            <text:p>25969</text:p>
          </table:table-cell>
          <table:table-cell office:value-type="float" office:value="20068" calcext:value-type="float">
            <text:p>20068</text:p>
          </table:table-cell>
          <table:table-cell office:value-type="float" office:value="27501" calcext:value-type="float">
            <text:p>2750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89" calcext:value-type="float">
            <text:p>89</text:p>
          </table:table-cell>
          <table:table-cell office:value-type="float" office:value="14466" calcext:value-type="float">
            <text:p>14466</text:p>
          </table:table-cell>
          <table:table-cell office:value-type="float" office:value="20416" calcext:value-type="float">
            <text:p>20416</text:p>
          </table:table-cell>
          <table:table-cell office:value-type="float" office:value="12367" calcext:value-type="float">
            <text:p>12367</text:p>
          </table:table-cell>
          <table:table-cell office:value-type="float" office:value="18759" calcext:value-type="float">
            <text:p>18759</text:p>
          </table:table-cell>
          <table:table-cell office:value-type="float" office:value="16062" calcext:value-type="float">
            <text:p>16062</text:p>
          </table:table-cell>
          <table:table-cell office:value-type="float" office:value="22097" calcext:value-type="float">
            <text:p>22097</text:p>
          </table:table-cell>
          <table:table-cell office:value-type="float" office:value="12462" calcext:value-type="float">
            <text:p>12462</text:p>
          </table:table-cell>
          <table:table-cell office:value-type="float" office:value="18980" calcext:value-type="float">
            <text:p>18980</text:p>
          </table:table-cell>
          <table:table-cell table:style-name="ce8" office:value-type="float" office:value="89" calcext:value-type="float">
            <text:p>89</text:p>
          </table:table-cell>
          <table:table-cell office:value-type="float" office:value="16364" calcext:value-type="float">
            <text:p>16364</text:p>
          </table:table-cell>
          <table:table-cell office:value-type="float" office:value="25316" calcext:value-type="float">
            <text:p>25316</text:p>
          </table:table-cell>
          <table:table-cell table:style-name="ce4" office:value-type="float" office:value="18966" calcext:value-type="float">
            <text:p>18966</text:p>
          </table:table-cell>
          <table:table-cell table:style-name="Default" office:value-type="float" office:value="27783" calcext:value-type="float">
            <text:p>27783</text:p>
          </table:table-cell>
          <table:table-cell office:value-type="float" office:value="18264" calcext:value-type="float">
            <text:p>18264</text:p>
          </table:table-cell>
          <table:table-cell table:style-name="Default" office:value-type="float" office:value="26001" calcext:value-type="float">
            <text:p>26001</text:p>
          </table:table-cell>
          <table:table-cell office:value-type="float" office:value="20665" calcext:value-type="float">
            <text:p>20665</text:p>
          </table:table-cell>
          <table:table-cell office:value-type="float" office:value="27730" calcext:value-type="float">
            <text:p>2773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90" calcext:value-type="float">
            <text:p>90</text:p>
          </table:table-cell>
          <table:table-cell office:value-type="float" office:value="14471" calcext:value-type="float">
            <text:p>14471</text:p>
          </table:table-cell>
          <table:table-cell office:value-type="float" office:value="20468" calcext:value-type="float">
            <text:p>20468</text:p>
          </table:table-cell>
          <table:table-cell office:value-type="float" office:value="13063" calcext:value-type="float">
            <text:p>13063</text:p>
          </table:table-cell>
          <table:table-cell office:value-type="float" office:value="18798" calcext:value-type="float">
            <text:p>18798</text:p>
          </table:table-cell>
          <table:table-cell office:value-type="float" office:value="15263" calcext:value-type="float">
            <text:p>15263</text:p>
          </table:table-cell>
          <table:table-cell office:value-type="float" office:value="21777" calcext:value-type="float">
            <text:p>21777</text:p>
          </table:table-cell>
          <table:table-cell office:value-type="float" office:value="12565" calcext:value-type="float">
            <text:p>12565</text:p>
          </table:table-cell>
          <table:table-cell office:value-type="float" office:value="19012" calcext:value-type="float">
            <text:p>19012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7262" calcext:value-type="float">
            <text:p>17262</text:p>
          </table:table-cell>
          <table:table-cell office:value-type="float" office:value="25344" calcext:value-type="float">
            <text:p>25344</text:p>
          </table:table-cell>
          <table:table-cell table:style-name="ce4" office:value-type="float" office:value="19664" calcext:value-type="float">
            <text:p>19664</text:p>
          </table:table-cell>
          <table:table-cell table:style-name="Default" office:value-type="float" office:value="27857" calcext:value-type="float">
            <text:p>27857</text:p>
          </table:table-cell>
          <table:table-cell office:value-type="float" office:value="18657" calcext:value-type="float">
            <text:p>18657</text:p>
          </table:table-cell>
          <table:table-cell table:style-name="Default" office:value-type="float" office:value="26348" calcext:value-type="float">
            <text:p>26348</text:p>
          </table:table-cell>
          <table:table-cell office:value-type="float" office:value="20864" calcext:value-type="float">
            <text:p>20864</text:p>
          </table:table-cell>
          <table:table-cell office:value-type="float" office:value="28142" calcext:value-type="float">
            <text:p>2814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91" calcext:value-type="float">
            <text:p>91</text:p>
          </table:table-cell>
          <table:table-cell office:value-type="float" office:value="14567" calcext:value-type="float">
            <text:p>14567</text:p>
          </table:table-cell>
          <table:table-cell office:value-type="float" office:value="20664" calcext:value-type="float">
            <text:p>20664</text:p>
          </table:table-cell>
          <table:table-cell office:value-type="float" office:value="12463" calcext:value-type="float">
            <text:p>12463</text:p>
          </table:table-cell>
          <table:table-cell office:value-type="float" office:value="18903" calcext:value-type="float">
            <text:p>18903</text:p>
          </table:table-cell>
          <table:table-cell office:value-type="float" office:value="15262" calcext:value-type="float">
            <text:p>15262</text:p>
          </table:table-cell>
          <table:table-cell office:value-type="float" office:value="21687" calcext:value-type="float">
            <text:p>21687</text:p>
          </table:table-cell>
          <table:table-cell office:value-type="float" office:value="12362" calcext:value-type="float">
            <text:p>12362</text:p>
          </table:table-cell>
          <table:table-cell office:value-type="float" office:value="18902" calcext:value-type="float">
            <text:p>18902</text:p>
          </table:table-cell>
          <table:table-cell table:style-name="ce8" office:value-type="float" office:value="91" calcext:value-type="float">
            <text:p>91</text:p>
          </table:table-cell>
          <table:table-cell office:value-type="float" office:value="16864" calcext:value-type="float">
            <text:p>16864</text:p>
          </table:table-cell>
          <table:table-cell office:value-type="float" office:value="25838" calcext:value-type="float">
            <text:p>25838</text:p>
          </table:table-cell>
          <table:table-cell table:style-name="ce4" office:value-type="float" office:value="20765" calcext:value-type="float">
            <text:p>20765</text:p>
          </table:table-cell>
          <table:table-cell table:style-name="Default" office:value-type="float" office:value="28404" calcext:value-type="float">
            <text:p>28404</text:p>
          </table:table-cell>
          <table:table-cell office:value-type="float" office:value="18861" calcext:value-type="float">
            <text:p>18861</text:p>
          </table:table-cell>
          <table:table-cell table:style-name="Default" office:value-type="float" office:value="26497" calcext:value-type="float">
            <text:p>26497</text:p>
          </table:table-cell>
          <table:table-cell office:value-type="float" office:value="19766" calcext:value-type="float">
            <text:p>19766</text:p>
          </table:table-cell>
          <table:table-cell office:value-type="float" office:value="28405" calcext:value-type="float">
            <text:p>2840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92" calcext:value-type="float">
            <text:p>92</text:p>
          </table:table-cell>
          <table:table-cell office:value-type="float" office:value="14166" calcext:value-type="float">
            <text:p>14166</text:p>
          </table:table-cell>
          <table:table-cell office:value-type="float" office:value="20655" calcext:value-type="float">
            <text:p>20655</text:p>
          </table:table-cell>
          <table:table-cell office:value-type="float" office:value="12459" calcext:value-type="float">
            <text:p>12459</text:p>
          </table:table-cell>
          <table:table-cell office:value-type="float" office:value="19020" calcext:value-type="float">
            <text:p>19020</text:p>
          </table:table-cell>
          <table:table-cell office:value-type="float" office:value="15362" calcext:value-type="float">
            <text:p>15362</text:p>
          </table:table-cell>
          <table:table-cell office:value-type="float" office:value="21631" calcext:value-type="float">
            <text:p>21631</text:p>
          </table:table-cell>
          <table:table-cell office:value-type="float" office:value="12567" calcext:value-type="float">
            <text:p>12567</text:p>
          </table:table-cell>
          <table:table-cell office:value-type="float" office:value="18773" calcext:value-type="float">
            <text:p>18773</text:p>
          </table:table-cell>
          <table:table-cell table:style-name="ce8" office:value-type="float" office:value="92" calcext:value-type="float">
            <text:p>92</text:p>
          </table:table-cell>
          <table:table-cell office:value-type="float" office:value="16664" calcext:value-type="float">
            <text:p>16664</text:p>
          </table:table-cell>
          <table:table-cell office:value-type="float" office:value="25840" calcext:value-type="float">
            <text:p>25840</text:p>
          </table:table-cell>
          <table:table-cell table:style-name="ce4" office:value-type="float" office:value="19871" calcext:value-type="float">
            <text:p>19871</text:p>
          </table:table-cell>
          <table:table-cell table:style-name="Default" office:value-type="float" office:value="28803" calcext:value-type="float">
            <text:p>28803</text:p>
          </table:table-cell>
          <table:table-cell office:value-type="float" office:value="19064" calcext:value-type="float">
            <text:p>19064</text:p>
          </table:table-cell>
          <table:table-cell table:style-name="Default" office:value-type="float" office:value="26535" calcext:value-type="float">
            <text:p>26535</text:p>
          </table:table-cell>
          <table:table-cell office:value-type="float" office:value="20367" calcext:value-type="float">
            <text:p>20367</text:p>
          </table:table-cell>
          <table:table-cell office:value-type="float" office:value="28098" calcext:value-type="float">
            <text:p>2809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93" calcext:value-type="float">
            <text:p>93</text:p>
          </table:table-cell>
          <table:table-cell office:value-type="float" office:value="14469" calcext:value-type="float">
            <text:p>14469</text:p>
          </table:table-cell>
          <table:table-cell office:value-type="float" office:value="20434" calcext:value-type="float">
            <text:p>20434</text:p>
          </table:table-cell>
          <table:table-cell office:value-type="float" office:value="12468" calcext:value-type="float">
            <text:p>12468</text:p>
          </table:table-cell>
          <table:table-cell office:value-type="float" office:value="19170" calcext:value-type="float">
            <text:p>19170</text:p>
          </table:table-cell>
          <table:table-cell office:value-type="float" office:value="15262" calcext:value-type="float">
            <text:p>15262</text:p>
          </table:table-cell>
          <table:table-cell office:value-type="float" office:value="21565" calcext:value-type="float">
            <text:p>21565</text:p>
          </table:table-cell>
          <table:table-cell office:value-type="float" office:value="12768" calcext:value-type="float">
            <text:p>12768</text:p>
          </table:table-cell>
          <table:table-cell office:value-type="float" office:value="18843" calcext:value-type="float">
            <text:p>18843</text:p>
          </table:table-cell>
          <table:table-cell table:style-name="ce8" office:value-type="float" office:value="93" calcext:value-type="float">
            <text:p>93</text:p>
          </table:table-cell>
          <table:table-cell office:value-type="float" office:value="15760" calcext:value-type="float">
            <text:p>15760</text:p>
          </table:table-cell>
          <table:table-cell office:value-type="float" office:value="25271" calcext:value-type="float">
            <text:p>25271</text:p>
          </table:table-cell>
          <table:table-cell table:style-name="ce4" office:value-type="float" office:value="20066" calcext:value-type="float">
            <text:p>20066</text:p>
          </table:table-cell>
          <table:table-cell table:style-name="Default" office:value-type="float" office:value="29405" calcext:value-type="float">
            <text:p>29405</text:p>
          </table:table-cell>
          <table:table-cell office:value-type="float" office:value="18964" calcext:value-type="float">
            <text:p>18964</text:p>
          </table:table-cell>
          <table:table-cell table:style-name="Default" office:value-type="float" office:value="26546" calcext:value-type="float">
            <text:p>26546</text:p>
          </table:table-cell>
          <table:table-cell office:value-type="float" office:value="18770" calcext:value-type="float">
            <text:p>18770</text:p>
          </table:table-cell>
          <table:table-cell office:value-type="float" office:value="28085" calcext:value-type="float">
            <text:p>2808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94" calcext:value-type="float">
            <text:p>94</text:p>
          </table:table-cell>
          <table:table-cell office:value-type="float" office:value="14667" calcext:value-type="float">
            <text:p>14667</text:p>
          </table:table-cell>
          <table:table-cell office:value-type="float" office:value="20722" calcext:value-type="float">
            <text:p>20722</text:p>
          </table:table-cell>
          <table:table-cell office:value-type="float" office:value="12562" calcext:value-type="float">
            <text:p>12562</text:p>
          </table:table-cell>
          <table:table-cell office:value-type="float" office:value="19228" calcext:value-type="float">
            <text:p>19228</text:p>
          </table:table-cell>
          <table:table-cell office:value-type="float" office:value="15262" calcext:value-type="float">
            <text:p>15262</text:p>
          </table:table-cell>
          <table:table-cell office:value-type="float" office:value="21593" calcext:value-type="float">
            <text:p>21593</text:p>
          </table:table-cell>
          <table:table-cell office:value-type="float" office:value="11967" calcext:value-type="float">
            <text:p>11967</text:p>
          </table:table-cell>
          <table:table-cell office:value-type="float" office:value="18804" calcext:value-type="float">
            <text:p>18804</text:p>
          </table:table-cell>
          <table:table-cell table:style-name="ce8" office:value-type="float" office:value="94" calcext:value-type="float">
            <text:p>94</text:p>
          </table:table-cell>
          <table:table-cell office:value-type="float" office:value="17463" calcext:value-type="float">
            <text:p>17463</text:p>
          </table:table-cell>
          <table:table-cell office:value-type="float" office:value="24882" calcext:value-type="float">
            <text:p>24882</text:p>
          </table:table-cell>
          <table:table-cell table:style-name="ce4" office:value-type="float" office:value="21364" calcext:value-type="float">
            <text:p>21364</text:p>
          </table:table-cell>
          <table:table-cell table:style-name="Default" office:value-type="float" office:value="29964" calcext:value-type="float">
            <text:p>29964</text:p>
          </table:table-cell>
          <table:table-cell office:value-type="float" office:value="19461" calcext:value-type="float">
            <text:p>19461</text:p>
          </table:table-cell>
          <table:table-cell table:style-name="Default" office:value-type="float" office:value="26529" calcext:value-type="float">
            <text:p>26529</text:p>
          </table:table-cell>
          <table:table-cell office:value-type="float" office:value="19669" calcext:value-type="float">
            <text:p>19669</text:p>
          </table:table-cell>
          <table:table-cell office:value-type="float" office:value="28203" calcext:value-type="float">
            <text:p>2820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95" calcext:value-type="float">
            <text:p>95</text:p>
          </table:table-cell>
          <table:table-cell office:value-type="float" office:value="14465" calcext:value-type="float">
            <text:p>14465</text:p>
          </table:table-cell>
          <table:table-cell office:value-type="float" office:value="20531" calcext:value-type="float">
            <text:p>20531</text:p>
          </table:table-cell>
          <table:table-cell office:value-type="float" office:value="11762" calcext:value-type="float">
            <text:p>11762</text:p>
          </table:table-cell>
          <table:table-cell office:value-type="float" office:value="19215" calcext:value-type="float">
            <text:p>19215</text:p>
          </table:table-cell>
          <table:table-cell office:value-type="float" office:value="15262" calcext:value-type="float">
            <text:p>15262</text:p>
          </table:table-cell>
          <table:table-cell office:value-type="float" office:value="21739" calcext:value-type="float">
            <text:p>21739</text:p>
          </table:table-cell>
          <table:table-cell office:value-type="float" office:value="13364" calcext:value-type="float">
            <text:p>13364</text:p>
          </table:table-cell>
          <table:table-cell office:value-type="float" office:value="18838" calcext:value-type="float">
            <text:p>18838</text:p>
          </table:table-cell>
          <table:table-cell table:style-name="ce8" office:value-type="float" office:value="95" calcext:value-type="float">
            <text:p>95</text:p>
          </table:table-cell>
          <table:table-cell office:value-type="float" office:value="17462" calcext:value-type="float">
            <text:p>17462</text:p>
          </table:table-cell>
          <table:table-cell office:value-type="float" office:value="25156" calcext:value-type="float">
            <text:p>25156</text:p>
          </table:table-cell>
          <table:table-cell table:style-name="ce4" office:value-type="float" office:value="21465" calcext:value-type="float">
            <text:p>21465</text:p>
          </table:table-cell>
          <table:table-cell table:style-name="Default" office:value-type="float" office:value="30591" calcext:value-type="float">
            <text:p>30591</text:p>
          </table:table-cell>
          <table:table-cell office:value-type="float" office:value="18858" calcext:value-type="float">
            <text:p>18858</text:p>
          </table:table-cell>
          <table:table-cell table:style-name="Default" office:value-type="float" office:value="26543" calcext:value-type="float">
            <text:p>26543</text:p>
          </table:table-cell>
          <table:table-cell office:value-type="float" office:value="19655" calcext:value-type="float">
            <text:p>19655</text:p>
          </table:table-cell>
          <table:table-cell office:value-type="float" office:value="27681" calcext:value-type="float">
            <text:p>2768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96" calcext:value-type="float">
            <text:p>96</text:p>
          </table:table-cell>
          <table:table-cell office:value-type="float" office:value="14465" calcext:value-type="float">
            <text:p>14465</text:p>
          </table:table-cell>
          <table:table-cell office:value-type="float" office:value="20696" calcext:value-type="float">
            <text:p>20696</text:p>
          </table:table-cell>
          <table:table-cell office:value-type="float" office:value="12360" calcext:value-type="float">
            <text:p>12360</text:p>
          </table:table-cell>
          <table:table-cell office:value-type="float" office:value="19204" calcext:value-type="float">
            <text:p>19204</text:p>
          </table:table-cell>
          <table:table-cell office:value-type="float" office:value="16062" calcext:value-type="float">
            <text:p>16062</text:p>
          </table:table-cell>
          <table:table-cell office:value-type="float" office:value="21608" calcext:value-type="float">
            <text:p>21608</text:p>
          </table:table-cell>
          <table:table-cell office:value-type="float" office:value="12969" calcext:value-type="float">
            <text:p>12969</text:p>
          </table:table-cell>
          <table:table-cell office:value-type="float" office:value="18818" calcext:value-type="float">
            <text:p>18818</text:p>
          </table:table-cell>
          <table:table-cell table:style-name="ce8" office:value-type="float" office:value="96" calcext:value-type="float">
            <text:p>96</text:p>
          </table:table-cell>
          <table:table-cell office:value-type="float" office:value="16761" calcext:value-type="float">
            <text:p>16761</text:p>
          </table:table-cell>
          <table:table-cell office:value-type="float" office:value="25364" calcext:value-type="float">
            <text:p>25364</text:p>
          </table:table-cell>
          <table:table-cell table:style-name="ce4" office:value-type="float" office:value="21267" calcext:value-type="float">
            <text:p>21267</text:p>
          </table:table-cell>
          <table:table-cell table:style-name="Default" office:value-type="float" office:value="30733" calcext:value-type="float">
            <text:p>30733</text:p>
          </table:table-cell>
          <table:table-cell office:value-type="float" office:value="19058" calcext:value-type="float">
            <text:p>19058</text:p>
          </table:table-cell>
          <table:table-cell table:style-name="Default" office:value-type="float" office:value="26725" calcext:value-type="float">
            <text:p>26725</text:p>
          </table:table-cell>
          <table:table-cell office:value-type="float" office:value="20166" calcext:value-type="float">
            <text:p>20166</text:p>
          </table:table-cell>
          <table:table-cell office:value-type="float" office:value="27572" calcext:value-type="float">
            <text:p>2757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97" calcext:value-type="float">
            <text:p>97</text:p>
          </table:table-cell>
          <table:table-cell office:value-type="float" office:value="14466" calcext:value-type="float">
            <text:p>14466</text:p>
          </table:table-cell>
          <table:table-cell office:value-type="float" office:value="20717" calcext:value-type="float">
            <text:p>20717</text:p>
          </table:table-cell>
          <table:table-cell office:value-type="float" office:value="11763" calcext:value-type="float">
            <text:p>11763</text:p>
          </table:table-cell>
          <table:table-cell office:value-type="float" office:value="18900" calcext:value-type="float">
            <text:p>18900</text:p>
          </table:table-cell>
          <table:table-cell office:value-type="float" office:value="15262" calcext:value-type="float">
            <text:p>15262</text:p>
          </table:table-cell>
          <table:table-cell office:value-type="float" office:value="21579" calcext:value-type="float">
            <text:p>21579</text:p>
          </table:table-cell>
          <table:table-cell office:value-type="float" office:value="13367" calcext:value-type="float">
            <text:p>13367</text:p>
          </table:table-cell>
          <table:table-cell office:value-type="float" office:value="18962" calcext:value-type="float">
            <text:p>18962</text:p>
          </table:table-cell>
          <table:table-cell table:style-name="ce8" office:value-type="float" office:value="97" calcext:value-type="float">
            <text:p>97</text:p>
          </table:table-cell>
          <table:table-cell office:value-type="float" office:value="17266" calcext:value-type="float">
            <text:p>17266</text:p>
          </table:table-cell>
          <table:table-cell office:value-type="float" office:value="25776" calcext:value-type="float">
            <text:p>25776</text:p>
          </table:table-cell>
          <table:table-cell table:style-name="ce4" office:value-type="float" office:value="22466" calcext:value-type="float">
            <text:p>22466</text:p>
          </table:table-cell>
          <table:table-cell table:style-name="Default" office:value-type="float" office:value="30582" calcext:value-type="float">
            <text:p>30582</text:p>
          </table:table-cell>
          <table:table-cell office:value-type="float" office:value="18459" calcext:value-type="float">
            <text:p>18459</text:p>
          </table:table-cell>
          <table:table-cell table:style-name="Default" office:value-type="float" office:value="26738" calcext:value-type="float">
            <text:p>26738</text:p>
          </table:table-cell>
          <table:table-cell office:value-type="float" office:value="19563" calcext:value-type="float">
            <text:p>19563</text:p>
          </table:table-cell>
          <table:table-cell office:value-type="float" office:value="27660" calcext:value-type="float">
            <text:p>2766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98" calcext:value-type="float">
            <text:p>98</text:p>
          </table:table-cell>
          <table:table-cell office:value-type="float" office:value="14466" calcext:value-type="float">
            <text:p>14466</text:p>
          </table:table-cell>
          <table:table-cell office:value-type="float" office:value="20518" calcext:value-type="float">
            <text:p>20518</text:p>
          </table:table-cell>
          <table:table-cell office:value-type="float" office:value="11461" calcext:value-type="float">
            <text:p>11461</text:p>
          </table:table-cell>
          <table:table-cell office:value-type="float" office:value="18984" calcext:value-type="float">
            <text:p>18984</text:p>
          </table:table-cell>
          <table:table-cell office:value-type="float" office:value="15961" calcext:value-type="float">
            <text:p>15961</text:p>
          </table:table-cell>
          <table:table-cell office:value-type="float" office:value="21579" calcext:value-type="float">
            <text:p>21579</text:p>
          </table:table-cell>
          <table:table-cell office:value-type="float" office:value="12966" calcext:value-type="float">
            <text:p>12966</text:p>
          </table:table-cell>
          <table:table-cell office:value-type="float" office:value="19149" calcext:value-type="float">
            <text:p>19149</text:p>
          </table:table-cell>
          <table:table-cell table:style-name="ce8" office:value-type="float" office:value="98" calcext:value-type="float">
            <text:p>98</text:p>
          </table:table-cell>
          <table:table-cell office:value-type="float" office:value="17363" calcext:value-type="float">
            <text:p>17363</text:p>
          </table:table-cell>
          <table:table-cell office:value-type="float" office:value="25959" calcext:value-type="float">
            <text:p>25959</text:p>
          </table:table-cell>
          <table:table-cell table:style-name="ce4" office:value-type="float" office:value="22560" calcext:value-type="float">
            <text:p>22560</text:p>
          </table:table-cell>
          <table:table-cell table:style-name="Default" office:value-type="float" office:value="30207" calcext:value-type="float">
            <text:p>30207</text:p>
          </table:table-cell>
          <table:table-cell office:value-type="float" office:value="18258" calcext:value-type="float">
            <text:p>18258</text:p>
          </table:table-cell>
          <table:table-cell table:style-name="Default" office:value-type="float" office:value="26901" calcext:value-type="float">
            <text:p>26901</text:p>
          </table:table-cell>
          <table:table-cell office:value-type="float" office:value="19963" calcext:value-type="float">
            <text:p>19963</text:p>
          </table:table-cell>
          <table:table-cell office:value-type="float" office:value="27897" calcext:value-type="float">
            <text:p>2789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99" calcext:value-type="float">
            <text:p>99</text:p>
          </table:table-cell>
          <table:table-cell office:value-type="float" office:value="14365" calcext:value-type="float">
            <text:p>14365</text:p>
          </table:table-cell>
          <table:table-cell office:value-type="float" office:value="20548" calcext:value-type="float">
            <text:p>20548</text:p>
          </table:table-cell>
          <table:table-cell office:value-type="float" office:value="12464" calcext:value-type="float">
            <text:p>12464</text:p>
          </table:table-cell>
          <table:table-cell office:value-type="float" office:value="18812" calcext:value-type="float">
            <text:p>18812</text:p>
          </table:table-cell>
          <table:table-cell office:value-type="float" office:value="15963" calcext:value-type="float">
            <text:p>15963</text:p>
          </table:table-cell>
          <table:table-cell office:value-type="float" office:value="21590" calcext:value-type="float">
            <text:p>21590</text:p>
          </table:table-cell>
          <table:table-cell office:value-type="float" office:value="13466" calcext:value-type="float">
            <text:p>13466</text:p>
          </table:table-cell>
          <table:table-cell office:value-type="float" office:value="19080" calcext:value-type="float">
            <text:p>19080</text:p>
          </table:table-cell>
          <table:table-cell table:style-name="ce8" office:value-type="float" office:value="99" calcext:value-type="float">
            <text:p>99</text:p>
          </table:table-cell>
          <table:table-cell office:value-type="float" office:value="18365" calcext:value-type="float">
            <text:p>18365</text:p>
          </table:table-cell>
          <table:table-cell office:value-type="float" office:value="25901" calcext:value-type="float">
            <text:p>25901</text:p>
          </table:table-cell>
          <table:table-cell table:style-name="ce4" office:value-type="float" office:value="21464" calcext:value-type="float">
            <text:p>21464</text:p>
          </table:table-cell>
          <table:table-cell table:style-name="Default" office:value-type="float" office:value="30327" calcext:value-type="float">
            <text:p>30327</text:p>
          </table:table-cell>
          <table:table-cell office:value-type="float" office:value="18454" calcext:value-type="float">
            <text:p>18454</text:p>
          </table:table-cell>
          <table:table-cell table:style-name="Default" office:value-type="float" office:value="26647" calcext:value-type="float">
            <text:p>26647</text:p>
          </table:table-cell>
          <table:table-cell office:value-type="float" office:value="20358" calcext:value-type="float">
            <text:p>20358</text:p>
          </table:table-cell>
          <table:table-cell office:value-type="float" office:value="27729" calcext:value-type="float">
            <text:p>2772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00" calcext:value-type="float">
            <text:p>100</text:p>
          </table:table-cell>
          <table:table-cell office:value-type="float" office:value="14166" calcext:value-type="float">
            <text:p>14166</text:p>
          </table:table-cell>
          <table:table-cell office:value-type="float" office:value="20470" calcext:value-type="float">
            <text:p>20470</text:p>
          </table:table-cell>
          <table:table-cell office:value-type="float" office:value="11663" calcext:value-type="float">
            <text:p>11663</text:p>
          </table:table-cell>
          <table:table-cell office:value-type="float" office:value="18915" calcext:value-type="float">
            <text:p>18915</text:p>
          </table:table-cell>
          <table:table-cell office:value-type="float" office:value="15261" calcext:value-type="float">
            <text:p>15261</text:p>
          </table:table-cell>
          <table:table-cell office:value-type="float" office:value="21800" calcext:value-type="float">
            <text:p>21800</text:p>
          </table:table-cell>
          <table:table-cell office:value-type="float" office:value="13465" calcext:value-type="float">
            <text:p>13465</text:p>
          </table:table-cell>
          <table:table-cell office:value-type="float" office:value="19270" calcext:value-type="float">
            <text:p>19270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17965" calcext:value-type="float">
            <text:p>17965</text:p>
          </table:table-cell>
          <table:table-cell office:value-type="float" office:value="25714" calcext:value-type="float">
            <text:p>25714</text:p>
          </table:table-cell>
          <table:table-cell table:style-name="ce4" office:value-type="float" office:value="21364" calcext:value-type="float">
            <text:p>21364</text:p>
          </table:table-cell>
          <table:table-cell table:style-name="Default" office:value-type="float" office:value="30239" calcext:value-type="float">
            <text:p>30239</text:p>
          </table:table-cell>
          <table:table-cell office:value-type="float" office:value="18162" calcext:value-type="float">
            <text:p>18162</text:p>
          </table:table-cell>
          <table:table-cell table:style-name="Default" office:value-type="float" office:value="26748" calcext:value-type="float">
            <text:p>26748</text:p>
          </table:table-cell>
          <table:table-cell office:value-type="float" office:value="18368" calcext:value-type="float">
            <text:p>18368</text:p>
          </table:table-cell>
          <table:table-cell office:value-type="float" office:value="27476" calcext:value-type="float">
            <text:p>2747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01" calcext:value-type="float">
            <text:p>101</text:p>
          </table:table-cell>
          <table:table-cell office:value-type="float" office:value="14366" calcext:value-type="float">
            <text:p>14366</text:p>
          </table:table-cell>
          <table:table-cell office:value-type="float" office:value="20677" calcext:value-type="float">
            <text:p>20677</text:p>
          </table:table-cell>
          <table:table-cell office:value-type="float" office:value="11562" calcext:value-type="float">
            <text:p>11562</text:p>
          </table:table-cell>
          <table:table-cell office:value-type="float" office:value="18798" calcext:value-type="float">
            <text:p>18798</text:p>
          </table:table-cell>
          <table:table-cell office:value-type="float" office:value="15362" calcext:value-type="float">
            <text:p>15362</text:p>
          </table:table-cell>
          <table:table-cell office:value-type="float" office:value="21906" calcext:value-type="float">
            <text:p>21906</text:p>
          </table:table-cell>
          <table:table-cell office:value-type="float" office:value="13465" calcext:value-type="float">
            <text:p>13465</text:p>
          </table:table-cell>
          <table:table-cell office:value-type="float" office:value="19243" calcext:value-type="float">
            <text:p>19243</text:p>
          </table:table-cell>
          <table:table-cell table:style-name="ce8" office:value-type="float" office:value="101" calcext:value-type="float">
            <text:p>101</text:p>
          </table:table-cell>
          <table:table-cell office:value-type="float" office:value="16664" calcext:value-type="float">
            <text:p>16664</text:p>
          </table:table-cell>
          <table:table-cell office:value-type="float" office:value="25810" calcext:value-type="float">
            <text:p>25810</text:p>
          </table:table-cell>
          <table:table-cell table:style-name="ce4" office:value-type="float" office:value="20569" calcext:value-type="float">
            <text:p>20569</text:p>
          </table:table-cell>
          <table:table-cell table:style-name="Default" office:value-type="float" office:value="29924" calcext:value-type="float">
            <text:p>29924</text:p>
          </table:table-cell>
          <table:table-cell office:value-type="float" office:value="18458" calcext:value-type="float">
            <text:p>18458</text:p>
          </table:table-cell>
          <table:table-cell table:style-name="Default" office:value-type="float" office:value="26750" calcext:value-type="float">
            <text:p>26750</text:p>
          </table:table-cell>
          <table:table-cell office:value-type="float" office:value="18964" calcext:value-type="float">
            <text:p>18964</text:p>
          </table:table-cell>
          <table:table-cell office:value-type="float" office:value="27086" calcext:value-type="float">
            <text:p>2708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02" calcext:value-type="float">
            <text:p>102</text:p>
          </table:table-cell>
          <table:table-cell office:value-type="float" office:value="14466" calcext:value-type="float">
            <text:p>14466</text:p>
          </table:table-cell>
          <table:table-cell office:value-type="float" office:value="20648" calcext:value-type="float">
            <text:p>20648</text:p>
          </table:table-cell>
          <table:table-cell office:value-type="float" office:value="11763" calcext:value-type="float">
            <text:p>11763</text:p>
          </table:table-cell>
          <table:table-cell office:value-type="float" office:value="18619" calcext:value-type="float">
            <text:p>18619</text:p>
          </table:table-cell>
          <table:table-cell office:value-type="float" office:value="15262" calcext:value-type="float">
            <text:p>15262</text:p>
          </table:table-cell>
          <table:table-cell office:value-type="float" office:value="21801" calcext:value-type="float">
            <text:p>21801</text:p>
          </table:table-cell>
          <table:table-cell office:value-type="float" office:value="12464" calcext:value-type="float">
            <text:p>12464</text:p>
          </table:table-cell>
          <table:table-cell office:value-type="float" office:value="19378" calcext:value-type="float">
            <text:p>19378</text:p>
          </table:table-cell>
          <table:table-cell table:style-name="ce8" office:value-type="float" office:value="102" calcext:value-type="float">
            <text:p>102</text:p>
          </table:table-cell>
          <table:table-cell office:value-type="float" office:value="17264" calcext:value-type="float">
            <text:p>17264</text:p>
          </table:table-cell>
          <table:table-cell office:value-type="float" office:value="25805" calcext:value-type="float">
            <text:p>25805</text:p>
          </table:table-cell>
          <table:table-cell table:style-name="ce4" office:value-type="float" office:value="20659" calcext:value-type="float">
            <text:p>20659</text:p>
          </table:table-cell>
          <table:table-cell table:style-name="Default" office:value-type="float" office:value="29469" calcext:value-type="float">
            <text:p>29469</text:p>
          </table:table-cell>
          <table:table-cell office:value-type="float" office:value="19058" calcext:value-type="float">
            <text:p>19058</text:p>
          </table:table-cell>
          <table:table-cell table:style-name="Default" office:value-type="float" office:value="26869" calcext:value-type="float">
            <text:p>26869</text:p>
          </table:table-cell>
          <table:table-cell office:value-type="float" office:value="17167" calcext:value-type="float">
            <text:p>17167</text:p>
          </table:table-cell>
          <table:table-cell office:value-type="float" office:value="26859" calcext:value-type="float">
            <text:p>2685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03" calcext:value-type="float">
            <text:p>103</text:p>
          </table:table-cell>
          <table:table-cell office:value-type="float" office:value="14465" calcext:value-type="float">
            <text:p>14465</text:p>
          </table:table-cell>
          <table:table-cell office:value-type="float" office:value="20504" calcext:value-type="float">
            <text:p>20504</text:p>
          </table:table-cell>
          <table:table-cell office:value-type="float" office:value="12565" calcext:value-type="float">
            <text:p>12565</text:p>
          </table:table-cell>
          <table:table-cell office:value-type="float" office:value="18699" calcext:value-type="float">
            <text:p>18699</text:p>
          </table:table-cell>
          <table:table-cell office:value-type="float" office:value="15261" calcext:value-type="float">
            <text:p>15261</text:p>
          </table:table-cell>
          <table:table-cell office:value-type="float" office:value="21698" calcext:value-type="float">
            <text:p>21698</text:p>
          </table:table-cell>
          <table:table-cell office:value-type="float" office:value="13368" calcext:value-type="float">
            <text:p>13368</text:p>
          </table:table-cell>
          <table:table-cell office:value-type="float" office:value="18982" calcext:value-type="float">
            <text:p>18982</text:p>
          </table:table-cell>
          <table:table-cell table:style-name="ce8" office:value-type="float" office:value="103" calcext:value-type="float">
            <text:p>103</text:p>
          </table:table-cell>
          <table:table-cell office:value-type="float" office:value="17161" calcext:value-type="float">
            <text:p>17161</text:p>
          </table:table-cell>
          <table:table-cell office:value-type="float" office:value="25759" calcext:value-type="float">
            <text:p>25759</text:p>
          </table:table-cell>
          <table:table-cell table:style-name="ce4" office:value-type="float" office:value="19857" calcext:value-type="float">
            <text:p>19857</text:p>
          </table:table-cell>
          <table:table-cell table:style-name="Default" office:value-type="float" office:value="29590" calcext:value-type="float">
            <text:p>29590</text:p>
          </table:table-cell>
          <table:table-cell office:value-type="float" office:value="19162" calcext:value-type="float">
            <text:p>19162</text:p>
          </table:table-cell>
          <table:table-cell table:style-name="Default" office:value-type="float" office:value="26898" calcext:value-type="float">
            <text:p>26898</text:p>
          </table:table-cell>
          <table:table-cell office:value-type="float" office:value="18566" calcext:value-type="float">
            <text:p>18566</text:p>
          </table:table-cell>
          <table:table-cell office:value-type="float" office:value="26405" calcext:value-type="float">
            <text:p>2640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04" calcext:value-type="float">
            <text:p>104</text:p>
          </table:table-cell>
          <table:table-cell office:value-type="float" office:value="15067" calcext:value-type="float">
            <text:p>15067</text:p>
          </table:table-cell>
          <table:table-cell office:value-type="float" office:value="20481" calcext:value-type="float">
            <text:p>20481</text:p>
          </table:table-cell>
          <table:table-cell office:value-type="float" office:value="13264" calcext:value-type="float">
            <text:p>13264</text:p>
          </table:table-cell>
          <table:table-cell office:value-type="float" office:value="18712" calcext:value-type="float">
            <text:p>18712</text:p>
          </table:table-cell>
          <table:table-cell office:value-type="float" office:value="15262" calcext:value-type="float">
            <text:p>15262</text:p>
          </table:table-cell>
          <table:table-cell office:value-type="float" office:value="21649" calcext:value-type="float">
            <text:p>21649</text:p>
          </table:table-cell>
          <table:table-cell office:value-type="float" office:value="12567" calcext:value-type="float">
            <text:p>12567</text:p>
          </table:table-cell>
          <table:table-cell office:value-type="float" office:value="19022" calcext:value-type="float">
            <text:p>19022</text:p>
          </table:table-cell>
          <table:table-cell table:style-name="ce8" office:value-type="float" office:value="104" calcext:value-type="float">
            <text:p>104</text:p>
          </table:table-cell>
          <table:table-cell office:value-type="float" office:value="17864" calcext:value-type="float">
            <text:p>17864</text:p>
          </table:table-cell>
          <table:table-cell office:value-type="float" office:value="25903" calcext:value-type="float">
            <text:p>25903</text:p>
          </table:table-cell>
          <table:table-cell table:style-name="ce4" office:value-type="float" office:value="19961" calcext:value-type="float">
            <text:p>19961</text:p>
          </table:table-cell>
          <table:table-cell table:style-name="Default" office:value-type="float" office:value="29584" calcext:value-type="float">
            <text:p>29584</text:p>
          </table:table-cell>
          <table:table-cell office:value-type="float" office:value="19158" calcext:value-type="float">
            <text:p>19158</text:p>
          </table:table-cell>
          <table:table-cell table:style-name="Default" office:value-type="float" office:value="26417" calcext:value-type="float">
            <text:p>26417</text:p>
          </table:table-cell>
          <table:table-cell office:value-type="float" office:value="18864" calcext:value-type="float">
            <text:p>18864</text:p>
          </table:table-cell>
          <table:table-cell office:value-type="float" office:value="26311" calcext:value-type="float">
            <text:p>2631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05" calcext:value-type="float">
            <text:p>105</text:p>
          </table:table-cell>
          <table:table-cell office:value-type="float" office:value="14365" calcext:value-type="float">
            <text:p>14365</text:p>
          </table:table-cell>
          <table:table-cell office:value-type="float" office:value="20490" calcext:value-type="float">
            <text:p>20490</text:p>
          </table:table-cell>
          <table:table-cell office:value-type="float" office:value="12666" calcext:value-type="float">
            <text:p>12666</text:p>
          </table:table-cell>
          <table:table-cell office:value-type="float" office:value="19056" calcext:value-type="float">
            <text:p>19056</text:p>
          </table:table-cell>
          <table:table-cell office:value-type="float" office:value="15261" calcext:value-type="float">
            <text:p>15261</text:p>
          </table:table-cell>
          <table:table-cell office:value-type="float" office:value="21625" calcext:value-type="float">
            <text:p>21625</text:p>
          </table:table-cell>
          <table:table-cell office:value-type="float" office:value="12767" calcext:value-type="float">
            <text:p>12767</text:p>
          </table:table-cell>
          <table:table-cell office:value-type="float" office:value="18885" calcext:value-type="float">
            <text:p>18885</text:p>
          </table:table-cell>
          <table:table-cell table:style-name="ce8" office:value-type="float" office:value="105" calcext:value-type="float">
            <text:p>105</text:p>
          </table:table-cell>
          <table:table-cell office:value-type="float" office:value="17864" calcext:value-type="float">
            <text:p>17864</text:p>
          </table:table-cell>
          <table:table-cell office:value-type="float" office:value="25892" calcext:value-type="float">
            <text:p>25892</text:p>
          </table:table-cell>
          <table:table-cell table:style-name="ce4" office:value-type="float" office:value="20963" calcext:value-type="float">
            <text:p>20963</text:p>
          </table:table-cell>
          <table:table-cell table:style-name="Default" office:value-type="float" office:value="29512" calcext:value-type="float">
            <text:p>29512</text:p>
          </table:table-cell>
          <table:table-cell office:value-type="float" office:value="17263" calcext:value-type="float">
            <text:p>17263</text:p>
          </table:table-cell>
          <table:table-cell table:style-name="Default" office:value-type="float" office:value="26412" calcext:value-type="float">
            <text:p>26412</text:p>
          </table:table-cell>
          <table:table-cell office:value-type="float" office:value="18868" calcext:value-type="float">
            <text:p>18868</text:p>
          </table:table-cell>
          <table:table-cell office:value-type="float" office:value="26217" calcext:value-type="float">
            <text:p>2621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06" calcext:value-type="float">
            <text:p>106</text:p>
          </table:table-cell>
          <table:table-cell office:value-type="float" office:value="14468" calcext:value-type="float">
            <text:p>14468</text:p>
          </table:table-cell>
          <table:table-cell office:value-type="float" office:value="20444" calcext:value-type="float">
            <text:p>20444</text:p>
          </table:table-cell>
          <table:table-cell office:value-type="float" office:value="11468" calcext:value-type="float">
            <text:p>11468</text:p>
          </table:table-cell>
          <table:table-cell office:value-type="float" office:value="19127" calcext:value-type="float">
            <text:p>19127</text:p>
          </table:table-cell>
          <table:table-cell office:value-type="float" office:value="15161" calcext:value-type="float">
            <text:p>15161</text:p>
          </table:table-cell>
          <table:table-cell office:value-type="float" office:value="21486" calcext:value-type="float">
            <text:p>21486</text:p>
          </table:table-cell>
          <table:table-cell office:value-type="float" office:value="12664" calcext:value-type="float">
            <text:p>12664</text:p>
          </table:table-cell>
          <table:table-cell office:value-type="float" office:value="18964" calcext:value-type="float">
            <text:p>18964</text:p>
          </table:table-cell>
          <table:table-cell table:style-name="ce8" office:value-type="float" office:value="106" calcext:value-type="float">
            <text:p>106</text:p>
          </table:table-cell>
          <table:table-cell office:value-type="float" office:value="17263" calcext:value-type="float">
            <text:p>17263</text:p>
          </table:table-cell>
          <table:table-cell office:value-type="float" office:value="26046" calcext:value-type="float">
            <text:p>26046</text:p>
          </table:table-cell>
          <table:table-cell table:style-name="ce4" office:value-type="float" office:value="20264" calcext:value-type="float">
            <text:p>20264</text:p>
          </table:table-cell>
          <table:table-cell table:style-name="Default" office:value-type="float" office:value="29335" calcext:value-type="float">
            <text:p>29335</text:p>
          </table:table-cell>
          <table:table-cell office:value-type="float" office:value="18757" calcext:value-type="float">
            <text:p>18757</text:p>
          </table:table-cell>
          <table:table-cell table:style-name="Default" office:value-type="float" office:value="26409" calcext:value-type="float">
            <text:p>26409</text:p>
          </table:table-cell>
          <table:table-cell office:value-type="float" office:value="18164" calcext:value-type="float">
            <text:p>18164</text:p>
          </table:table-cell>
          <table:table-cell office:value-type="float" office:value="25963" calcext:value-type="float">
            <text:p>2596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07" calcext:value-type="float">
            <text:p>107</text:p>
          </table:table-cell>
          <table:table-cell office:value-type="float" office:value="14368" calcext:value-type="float">
            <text:p>14368</text:p>
          </table:table-cell>
          <table:table-cell office:value-type="float" office:value="20407" calcext:value-type="float">
            <text:p>20407</text:p>
          </table:table-cell>
          <table:table-cell office:value-type="float" office:value="11564" calcext:value-type="float">
            <text:p>11564</text:p>
          </table:table-cell>
          <table:table-cell office:value-type="float" office:value="18980" calcext:value-type="float">
            <text:p>18980</text:p>
          </table:table-cell>
          <table:table-cell office:value-type="float" office:value="15161" calcext:value-type="float">
            <text:p>15161</text:p>
          </table:table-cell>
          <table:table-cell office:value-type="float" office:value="21185" calcext:value-type="float">
            <text:p>21185</text:p>
          </table:table-cell>
          <table:table-cell office:value-type="float" office:value="12768" calcext:value-type="float">
            <text:p>12768</text:p>
          </table:table-cell>
          <table:table-cell office:value-type="float" office:value="18831" calcext:value-type="float">
            <text:p>18831</text:p>
          </table:table-cell>
          <table:table-cell table:style-name="ce8" office:value-type="float" office:value="107" calcext:value-type="float">
            <text:p>107</text:p>
          </table:table-cell>
          <table:table-cell office:value-type="float" office:value="17364" calcext:value-type="float">
            <text:p>17364</text:p>
          </table:table-cell>
          <table:table-cell office:value-type="float" office:value="25857" calcext:value-type="float">
            <text:p>25857</text:p>
          </table:table-cell>
          <table:table-cell table:style-name="ce4" office:value-type="float" office:value="19359" calcext:value-type="float">
            <text:p>19359</text:p>
          </table:table-cell>
          <table:table-cell table:style-name="Default" office:value-type="float" office:value="29480" calcext:value-type="float">
            <text:p>29480</text:p>
          </table:table-cell>
          <table:table-cell office:value-type="float" office:value="18065" calcext:value-type="float">
            <text:p>18065</text:p>
          </table:table-cell>
          <table:table-cell table:style-name="Default" office:value-type="float" office:value="26249" calcext:value-type="float">
            <text:p>26249</text:p>
          </table:table-cell>
          <table:table-cell office:value-type="float" office:value="18264" calcext:value-type="float">
            <text:p>18264</text:p>
          </table:table-cell>
          <table:table-cell office:value-type="float" office:value="26008" calcext:value-type="float">
            <text:p>2600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08" calcext:value-type="float">
            <text:p>108</text:p>
          </table:table-cell>
          <table:table-cell office:value-type="float" office:value="14367" calcext:value-type="float">
            <text:p>14367</text:p>
          </table:table-cell>
          <table:table-cell office:value-type="float" office:value="20318" calcext:value-type="float">
            <text:p>20318</text:p>
          </table:table-cell>
          <table:table-cell office:value-type="float" office:value="11568" calcext:value-type="float">
            <text:p>11568</text:p>
          </table:table-cell>
          <table:table-cell office:value-type="float" office:value="18739" calcext:value-type="float">
            <text:p>18739</text:p>
          </table:table-cell>
          <table:table-cell office:value-type="float" office:value="15361" calcext:value-type="float">
            <text:p>15361</text:p>
          </table:table-cell>
          <table:table-cell office:value-type="float" office:value="21260" calcext:value-type="float">
            <text:p>21260</text:p>
          </table:table-cell>
          <table:table-cell office:value-type="float" office:value="13466" calcext:value-type="float">
            <text:p>13466</text:p>
          </table:table-cell>
          <table:table-cell office:value-type="float" office:value="18945" calcext:value-type="float">
            <text:p>18945</text:p>
          </table:table-cell>
          <table:table-cell table:style-name="ce8" office:value-type="float" office:value="108" calcext:value-type="float">
            <text:p>108</text:p>
          </table:table-cell>
          <table:table-cell office:value-type="float" office:value="17766" calcext:value-type="float">
            <text:p>17766</text:p>
          </table:table-cell>
          <table:table-cell office:value-type="float" office:value="25539" calcext:value-type="float">
            <text:p>25539</text:p>
          </table:table-cell>
          <table:table-cell table:style-name="ce4" office:value-type="float" office:value="20558" calcext:value-type="float">
            <text:p>20558</text:p>
          </table:table-cell>
          <table:table-cell table:style-name="Default" office:value-type="float" office:value="29242" calcext:value-type="float">
            <text:p>29242</text:p>
          </table:table-cell>
          <table:table-cell office:value-type="float" office:value="19163" calcext:value-type="float">
            <text:p>19163</text:p>
          </table:table-cell>
          <table:table-cell table:style-name="Default" office:value-type="float" office:value="26550" calcext:value-type="float">
            <text:p>26550</text:p>
          </table:table-cell>
          <table:table-cell office:value-type="float" office:value="17963" calcext:value-type="float">
            <text:p>17963</text:p>
          </table:table-cell>
          <table:table-cell office:value-type="float" office:value="26010" calcext:value-type="float">
            <text:p>2601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09" calcext:value-type="float">
            <text:p>109</text:p>
          </table:table-cell>
          <table:table-cell office:value-type="float" office:value="14468" calcext:value-type="float">
            <text:p>14468</text:p>
          </table:table-cell>
          <table:table-cell office:value-type="float" office:value="20421" calcext:value-type="float">
            <text:p>20421</text:p>
          </table:table-cell>
          <table:table-cell office:value-type="float" office:value="11865" calcext:value-type="float">
            <text:p>11865</text:p>
          </table:table-cell>
          <table:table-cell office:value-type="float" office:value="18556" calcext:value-type="float">
            <text:p>18556</text:p>
          </table:table-cell>
          <table:table-cell office:value-type="float" office:value="14361" calcext:value-type="float">
            <text:p>14361</text:p>
          </table:table-cell>
          <table:table-cell office:value-type="float" office:value="20954" calcext:value-type="float">
            <text:p>20954</text:p>
          </table:table-cell>
          <table:table-cell office:value-type="float" office:value="12869" calcext:value-type="float">
            <text:p>12869</text:p>
          </table:table-cell>
          <table:table-cell office:value-type="float" office:value="18843" calcext:value-type="float">
            <text:p>18843</text:p>
          </table:table-cell>
          <table:table-cell table:style-name="ce8" office:value-type="float" office:value="109" calcext:value-type="float">
            <text:p>109</text:p>
          </table:table-cell>
          <table:table-cell office:value-type="float" office:value="16767" calcext:value-type="float">
            <text:p>16767</text:p>
          </table:table-cell>
          <table:table-cell office:value-type="float" office:value="25598" calcext:value-type="float">
            <text:p>25598</text:p>
          </table:table-cell>
          <table:table-cell table:style-name="ce4" office:value-type="float" office:value="17963" calcext:value-type="float">
            <text:p>17963</text:p>
          </table:table-cell>
          <table:table-cell table:style-name="Default" office:value-type="float" office:value="28755" calcext:value-type="float">
            <text:p>28755</text:p>
          </table:table-cell>
          <table:table-cell office:value-type="float" office:value="18059" calcext:value-type="float">
            <text:p>18059</text:p>
          </table:table-cell>
          <table:table-cell table:style-name="Default" office:value-type="float" office:value="26546" calcext:value-type="float">
            <text:p>26546</text:p>
          </table:table-cell>
          <table:table-cell office:value-type="float" office:value="18470" calcext:value-type="float">
            <text:p>18470</text:p>
          </table:table-cell>
          <table:table-cell office:value-type="float" office:value="26273" calcext:value-type="float">
            <text:p>2627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10" calcext:value-type="float">
            <text:p>110</text:p>
          </table:table-cell>
          <table:table-cell office:value-type="float" office:value="13767" calcext:value-type="float">
            <text:p>13767</text:p>
          </table:table-cell>
          <table:table-cell office:value-type="float" office:value="20436" calcext:value-type="float">
            <text:p>20436</text:p>
          </table:table-cell>
          <table:table-cell office:value-type="float" office:value="11561" calcext:value-type="float">
            <text:p>11561</text:p>
          </table:table-cell>
          <table:table-cell office:value-type="float" office:value="18561" calcext:value-type="float">
            <text:p>18561</text:p>
          </table:table-cell>
          <table:table-cell office:value-type="float" office:value="14461" calcext:value-type="float">
            <text:p>14461</text:p>
          </table:table-cell>
          <table:table-cell office:value-type="float" office:value="20790" calcext:value-type="float">
            <text:p>20790</text:p>
          </table:table-cell>
          <table:table-cell office:value-type="float" office:value="12866" calcext:value-type="float">
            <text:p>12866</text:p>
          </table:table-cell>
          <table:table-cell office:value-type="float" office:value="19088" calcext:value-type="float">
            <text:p>19088</text:p>
          </table:table-cell>
          <table:table-cell table:style-name="ce8" office:value-type="float" office:value="110" calcext:value-type="float">
            <text:p>110</text:p>
          </table:table-cell>
          <table:table-cell office:value-type="float" office:value="18467" calcext:value-type="float">
            <text:p>18467</text:p>
          </table:table-cell>
          <table:table-cell office:value-type="float" office:value="25885" calcext:value-type="float">
            <text:p>25885</text:p>
          </table:table-cell>
          <table:table-cell table:style-name="ce4" office:value-type="float" office:value="20063" calcext:value-type="float">
            <text:p>20063</text:p>
          </table:table-cell>
          <table:table-cell table:style-name="Default" office:value-type="float" office:value="28321" calcext:value-type="float">
            <text:p>28321</text:p>
          </table:table-cell>
          <table:table-cell office:value-type="float" office:value="17961" calcext:value-type="float">
            <text:p>17961</text:p>
          </table:table-cell>
          <table:table-cell table:style-name="Default" office:value-type="float" office:value="26559" calcext:value-type="float">
            <text:p>26559</text:p>
          </table:table-cell>
          <table:table-cell office:value-type="float" office:value="16265" calcext:value-type="float">
            <text:p>16265</text:p>
          </table:table-cell>
          <table:table-cell office:value-type="float" office:value="26484" calcext:value-type="float">
            <text:p>2648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11" calcext:value-type="float">
            <text:p>111</text:p>
          </table:table-cell>
          <table:table-cell office:value-type="float" office:value="14266" calcext:value-type="float">
            <text:p>14266</text:p>
          </table:table-cell>
          <table:table-cell office:value-type="float" office:value="20344" calcext:value-type="float">
            <text:p>20344</text:p>
          </table:table-cell>
          <table:table-cell office:value-type="float" office:value="12460" calcext:value-type="float">
            <text:p>12460</text:p>
          </table:table-cell>
          <table:table-cell office:value-type="float" office:value="18408" calcext:value-type="float">
            <text:p>18408</text:p>
          </table:table-cell>
          <table:table-cell office:value-type="float" office:value="15061" calcext:value-type="float">
            <text:p>15061</text:p>
          </table:table-cell>
          <table:table-cell office:value-type="float" office:value="20704" calcext:value-type="float">
            <text:p>20704</text:p>
          </table:table-cell>
          <table:table-cell office:value-type="float" office:value="12566" calcext:value-type="float">
            <text:p>12566</text:p>
          </table:table-cell>
          <table:table-cell office:value-type="float" office:value="18921" calcext:value-type="float">
            <text:p>18921</text:p>
          </table:table-cell>
          <table:table-cell table:style-name="ce8" office:value-type="float" office:value="111" calcext:value-type="float">
            <text:p>111</text:p>
          </table:table-cell>
          <table:table-cell office:value-type="float" office:value="17571" calcext:value-type="float">
            <text:p>17571</text:p>
          </table:table-cell>
          <table:table-cell office:value-type="float" office:value="25911" calcext:value-type="float">
            <text:p>25911</text:p>
          </table:table-cell>
          <table:table-cell table:style-name="ce4" office:value-type="float" office:value="18663" calcext:value-type="float">
            <text:p>18663</text:p>
          </table:table-cell>
          <table:table-cell table:style-name="Default" office:value-type="float" office:value="28106" calcext:value-type="float">
            <text:p>28106</text:p>
          </table:table-cell>
          <table:table-cell office:value-type="float" office:value="18660" calcext:value-type="float">
            <text:p>18660</text:p>
          </table:table-cell>
          <table:table-cell table:style-name="Default" office:value-type="float" office:value="25995" calcext:value-type="float">
            <text:p>25995</text:p>
          </table:table-cell>
          <table:table-cell office:value-type="float" office:value="17464" calcext:value-type="float">
            <text:p>17464</text:p>
          </table:table-cell>
          <table:table-cell office:value-type="float" office:value="26400" calcext:value-type="float">
            <text:p>2640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12" calcext:value-type="float">
            <text:p>112</text:p>
          </table:table-cell>
          <table:table-cell office:value-type="float" office:value="14168" calcext:value-type="float">
            <text:p>14168</text:p>
          </table:table-cell>
          <table:table-cell office:value-type="float" office:value="20236" calcext:value-type="float">
            <text:p>20236</text:p>
          </table:table-cell>
          <table:table-cell office:value-type="float" office:value="12363" calcext:value-type="float">
            <text:p>12363</text:p>
          </table:table-cell>
          <table:table-cell office:value-type="float" office:value="18596" calcext:value-type="float">
            <text:p>18596</text:p>
          </table:table-cell>
          <table:table-cell office:value-type="float" office:value="14361" calcext:value-type="float">
            <text:p>14361</text:p>
          </table:table-cell>
          <table:table-cell office:value-type="float" office:value="20745" calcext:value-type="float">
            <text:p>20745</text:p>
          </table:table-cell>
          <table:table-cell office:value-type="float" office:value="12870" calcext:value-type="float">
            <text:p>12870</text:p>
          </table:table-cell>
          <table:table-cell office:value-type="float" office:value="18657" calcext:value-type="float">
            <text:p>18657</text:p>
          </table:table-cell>
          <table:table-cell table:style-name="ce8" office:value-type="float" office:value="112" calcext:value-type="float">
            <text:p>112</text:p>
          </table:table-cell>
          <table:table-cell office:value-type="float" office:value="17564" calcext:value-type="float">
            <text:p>17564</text:p>
          </table:table-cell>
          <table:table-cell office:value-type="float" office:value="26123" calcext:value-type="float">
            <text:p>26123</text:p>
          </table:table-cell>
          <table:table-cell table:style-name="ce4" office:value-type="float" office:value="16059" calcext:value-type="float">
            <text:p>16059</text:p>
          </table:table-cell>
          <table:table-cell table:style-name="Default" office:value-type="float" office:value="27651" calcext:value-type="float">
            <text:p>27651</text:p>
          </table:table-cell>
          <table:table-cell office:value-type="float" office:value="18159" calcext:value-type="float">
            <text:p>18159</text:p>
          </table:table-cell>
          <table:table-cell table:style-name="Default" office:value-type="float" office:value="25950" calcext:value-type="float">
            <text:p>25950</text:p>
          </table:table-cell>
          <table:table-cell office:value-type="float" office:value="17867" calcext:value-type="float">
            <text:p>17867</text:p>
          </table:table-cell>
          <table:table-cell office:value-type="float" office:value="26438" calcext:value-type="float">
            <text:p>2643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13" calcext:value-type="float">
            <text:p>113</text:p>
          </table:table-cell>
          <table:table-cell office:value-type="float" office:value="14266" calcext:value-type="float">
            <text:p>14266</text:p>
          </table:table-cell>
          <table:table-cell office:value-type="float" office:value="20121" calcext:value-type="float">
            <text:p>20121</text:p>
          </table:table-cell>
          <table:table-cell office:value-type="float" office:value="12467" calcext:value-type="float">
            <text:p>12467</text:p>
          </table:table-cell>
          <table:table-cell office:value-type="float" office:value="18679" calcext:value-type="float">
            <text:p>18679</text:p>
          </table:table-cell>
          <table:table-cell office:value-type="float" office:value="15161" calcext:value-type="float">
            <text:p>15161</text:p>
          </table:table-cell>
          <table:table-cell office:value-type="float" office:value="20962" calcext:value-type="float">
            <text:p>20962</text:p>
          </table:table-cell>
          <table:table-cell office:value-type="float" office:value="13467" calcext:value-type="float">
            <text:p>13467</text:p>
          </table:table-cell>
          <table:table-cell office:value-type="float" office:value="18743" calcext:value-type="float">
            <text:p>18743</text:p>
          </table:table-cell>
          <table:table-cell table:style-name="ce8" office:value-type="float" office:value="113" calcext:value-type="float">
            <text:p>113</text:p>
          </table:table-cell>
          <table:table-cell office:value-type="float" office:value="17065" calcext:value-type="float">
            <text:p>17065</text:p>
          </table:table-cell>
          <table:table-cell office:value-type="float" office:value="26412" calcext:value-type="float">
            <text:p>26412</text:p>
          </table:table-cell>
          <table:table-cell table:style-name="ce4" office:value-type="float" office:value="19662" calcext:value-type="float">
            <text:p>19662</text:p>
          </table:table-cell>
          <table:table-cell table:style-name="Default" office:value-type="float" office:value="27354" calcext:value-type="float">
            <text:p>27354</text:p>
          </table:table-cell>
          <table:table-cell office:value-type="float" office:value="18060" calcext:value-type="float">
            <text:p>18060</text:p>
          </table:table-cell>
          <table:table-cell table:style-name="Default" office:value-type="float" office:value="25875" calcext:value-type="float">
            <text:p>25875</text:p>
          </table:table-cell>
          <table:table-cell office:value-type="float" office:value="17966" calcext:value-type="float">
            <text:p>17966</text:p>
          </table:table-cell>
          <table:table-cell office:value-type="float" office:value="26133" calcext:value-type="float">
            <text:p>2613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14" calcext:value-type="float">
            <text:p>114</text:p>
          </table:table-cell>
          <table:table-cell office:value-type="float" office:value="14469" calcext:value-type="float">
            <text:p>14469</text:p>
          </table:table-cell>
          <table:table-cell office:value-type="float" office:value="20183" calcext:value-type="float">
            <text:p>20183</text:p>
          </table:table-cell>
          <table:table-cell office:value-type="float" office:value="12464" calcext:value-type="float">
            <text:p>12464</text:p>
          </table:table-cell>
          <table:table-cell office:value-type="float" office:value="18991" calcext:value-type="float">
            <text:p>18991</text:p>
          </table:table-cell>
          <table:table-cell office:value-type="float" office:value="14361" calcext:value-type="float">
            <text:p>14361</text:p>
          </table:table-cell>
          <table:table-cell office:value-type="float" office:value="20915" calcext:value-type="float">
            <text:p>20915</text:p>
          </table:table-cell>
          <table:table-cell office:value-type="float" office:value="12569" calcext:value-type="float">
            <text:p>12569</text:p>
          </table:table-cell>
          <table:table-cell office:value-type="float" office:value="18700" calcext:value-type="float">
            <text:p>18700</text:p>
          </table:table-cell>
          <table:table-cell table:style-name="ce8" office:value-type="float" office:value="114" calcext:value-type="float">
            <text:p>114</text:p>
          </table:table-cell>
          <table:table-cell office:value-type="float" office:value="17264" calcext:value-type="float">
            <text:p>17264</text:p>
          </table:table-cell>
          <table:table-cell office:value-type="float" office:value="25970" calcext:value-type="float">
            <text:p>25970</text:p>
          </table:table-cell>
          <table:table-cell table:style-name="ce4" office:value-type="float" office:value="19563" calcext:value-type="float">
            <text:p>19563</text:p>
          </table:table-cell>
          <table:table-cell table:style-name="Default" office:value-type="float" office:value="27787" calcext:value-type="float">
            <text:p>27787</text:p>
          </table:table-cell>
          <table:table-cell office:value-type="float" office:value="17258" calcext:value-type="float">
            <text:p>17258</text:p>
          </table:table-cell>
          <table:table-cell table:style-name="Default" office:value-type="float" office:value="25871" calcext:value-type="float">
            <text:p>25871</text:p>
          </table:table-cell>
          <table:table-cell office:value-type="float" office:value="18762" calcext:value-type="float">
            <text:p>18762</text:p>
          </table:table-cell>
          <table:table-cell office:value-type="float" office:value="26050" calcext:value-type="float">
            <text:p>2605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15" calcext:value-type="float">
            <text:p>115</text:p>
          </table:table-cell>
          <table:table-cell office:value-type="float" office:value="15065" calcext:value-type="float">
            <text:p>15065</text:p>
          </table:table-cell>
          <table:table-cell office:value-type="float" office:value="20259" calcext:value-type="float">
            <text:p>20259</text:p>
          </table:table-cell>
          <table:table-cell office:value-type="float" office:value="12761" calcext:value-type="float">
            <text:p>12761</text:p>
          </table:table-cell>
          <table:table-cell office:value-type="float" office:value="18990" calcext:value-type="float">
            <text:p>18990</text:p>
          </table:table-cell>
          <table:table-cell office:value-type="float" office:value="14362" calcext:value-type="float">
            <text:p>14362</text:p>
          </table:table-cell>
          <table:table-cell office:value-type="float" office:value="20883" calcext:value-type="float">
            <text:p>20883</text:p>
          </table:table-cell>
          <table:table-cell office:value-type="float" office:value="12467" calcext:value-type="float">
            <text:p>12467</text:p>
          </table:table-cell>
          <table:table-cell office:value-type="float" office:value="18407" calcext:value-type="float">
            <text:p>18407</text:p>
          </table:table-cell>
          <table:table-cell table:style-name="ce8" office:value-type="float" office:value="115" calcext:value-type="float">
            <text:p>115</text:p>
          </table:table-cell>
          <table:table-cell office:value-type="float" office:value="17465" calcext:value-type="float">
            <text:p>17465</text:p>
          </table:table-cell>
          <table:table-cell office:value-type="float" office:value="25790" calcext:value-type="float">
            <text:p>25790</text:p>
          </table:table-cell>
          <table:table-cell table:style-name="ce4" office:value-type="float" office:value="18159" calcext:value-type="float">
            <text:p>18159</text:p>
          </table:table-cell>
          <table:table-cell table:style-name="Default" office:value-type="float" office:value="28338" calcext:value-type="float">
            <text:p>28338</text:p>
          </table:table-cell>
          <table:table-cell office:value-type="float" office:value="17756" calcext:value-type="float">
            <text:p>17756</text:p>
          </table:table-cell>
          <table:table-cell table:style-name="Default" office:value-type="float" office:value="25823" calcext:value-type="float">
            <text:p>25823</text:p>
          </table:table-cell>
          <table:table-cell office:value-type="float" office:value="17164" calcext:value-type="float">
            <text:p>17164</text:p>
          </table:table-cell>
          <table:table-cell office:value-type="float" office:value="26090" calcext:value-type="float">
            <text:p>2609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16" calcext:value-type="float">
            <text:p>116</text:p>
          </table:table-cell>
          <table:table-cell office:value-type="float" office:value="14966" calcext:value-type="float">
            <text:p>14966</text:p>
          </table:table-cell>
          <table:table-cell office:value-type="float" office:value="20258" calcext:value-type="float">
            <text:p>20258</text:p>
          </table:table-cell>
          <table:table-cell office:value-type="float" office:value="11764" calcext:value-type="float">
            <text:p>11764</text:p>
          </table:table-cell>
          <table:table-cell office:value-type="float" office:value="19407" calcext:value-type="float">
            <text:p>19407</text:p>
          </table:table-cell>
          <table:table-cell office:value-type="float" office:value="14361" calcext:value-type="float">
            <text:p>14361</text:p>
          </table:table-cell>
          <table:table-cell office:value-type="float" office:value="20766" calcext:value-type="float">
            <text:p>20766</text:p>
          </table:table-cell>
          <table:table-cell office:value-type="float" office:value="12668" calcext:value-type="float">
            <text:p>12668</text:p>
          </table:table-cell>
          <table:table-cell office:value-type="float" office:value="18539" calcext:value-type="float">
            <text:p>18539</text:p>
          </table:table-cell>
          <table:table-cell table:style-name="ce8" office:value-type="float" office:value="116" calcext:value-type="float">
            <text:p>116</text:p>
          </table:table-cell>
          <table:table-cell office:value-type="float" office:value="17364" calcext:value-type="float">
            <text:p>17364</text:p>
          </table:table-cell>
          <table:table-cell office:value-type="float" office:value="26029" calcext:value-type="float">
            <text:p>26029</text:p>
          </table:table-cell>
          <table:table-cell table:style-name="ce4" office:value-type="float" office:value="18760" calcext:value-type="float">
            <text:p>18760</text:p>
          </table:table-cell>
          <table:table-cell table:style-name="Default" office:value-type="float" office:value="28284" calcext:value-type="float">
            <text:p>28284</text:p>
          </table:table-cell>
          <table:table-cell office:value-type="float" office:value="18159" calcext:value-type="float">
            <text:p>18159</text:p>
          </table:table-cell>
          <table:table-cell table:style-name="Default" office:value-type="float" office:value="25696" calcext:value-type="float">
            <text:p>25696</text:p>
          </table:table-cell>
          <table:table-cell office:value-type="float" office:value="18768" calcext:value-type="float">
            <text:p>18768</text:p>
          </table:table-cell>
          <table:table-cell office:value-type="float" office:value="26160" calcext:value-type="float">
            <text:p>2616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17" calcext:value-type="float">
            <text:p>117</text:p>
          </table:table-cell>
          <table:table-cell office:value-type="float" office:value="14469" calcext:value-type="float">
            <text:p>14469</text:p>
          </table:table-cell>
          <table:table-cell office:value-type="float" office:value="20332" calcext:value-type="float">
            <text:p>20332</text:p>
          </table:table-cell>
          <table:table-cell office:value-type="float" office:value="12663" calcext:value-type="float">
            <text:p>12663</text:p>
          </table:table-cell>
          <table:table-cell office:value-type="float" office:value="19291" calcext:value-type="float">
            <text:p>19291</text:p>
          </table:table-cell>
          <table:table-cell office:value-type="float" office:value="14362" calcext:value-type="float">
            <text:p>14362</text:p>
          </table:table-cell>
          <table:table-cell office:value-type="float" office:value="20675" calcext:value-type="float">
            <text:p>20675</text:p>
          </table:table-cell>
          <table:table-cell office:value-type="float" office:value="12667" calcext:value-type="float">
            <text:p>12667</text:p>
          </table:table-cell>
          <table:table-cell office:value-type="float" office:value="18821" calcext:value-type="float">
            <text:p>18821</text:p>
          </table:table-cell>
          <table:table-cell table:style-name="ce8" office:value-type="float" office:value="117" calcext:value-type="float">
            <text:p>117</text:p>
          </table:table-cell>
          <table:table-cell office:value-type="float" office:value="15668" calcext:value-type="float">
            <text:p>15668</text:p>
          </table:table-cell>
          <table:table-cell office:value-type="float" office:value="25884" calcext:value-type="float">
            <text:p>25884</text:p>
          </table:table-cell>
          <table:table-cell table:style-name="ce4" office:value-type="float" office:value="19663" calcext:value-type="float">
            <text:p>19663</text:p>
          </table:table-cell>
          <table:table-cell table:style-name="Default" office:value-type="float" office:value="27828" calcext:value-type="float">
            <text:p>27828</text:p>
          </table:table-cell>
          <table:table-cell office:value-type="float" office:value="17256" calcext:value-type="float">
            <text:p>17256</text:p>
          </table:table-cell>
          <table:table-cell table:style-name="Default" office:value-type="float" office:value="25586" calcext:value-type="float">
            <text:p>25586</text:p>
          </table:table-cell>
          <table:table-cell office:value-type="float" office:value="17866" calcext:value-type="float">
            <text:p>17866</text:p>
          </table:table-cell>
          <table:table-cell office:value-type="float" office:value="25978" calcext:value-type="float">
            <text:p>2597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18" calcext:value-type="float">
            <text:p>118</text:p>
          </table:table-cell>
          <table:table-cell office:value-type="float" office:value="14267" calcext:value-type="float">
            <text:p>14267</text:p>
          </table:table-cell>
          <table:table-cell office:value-type="float" office:value="20299" calcext:value-type="float">
            <text:p>20299</text:p>
          </table:table-cell>
          <table:table-cell office:value-type="float" office:value="10763" calcext:value-type="float">
            <text:p>10763</text:p>
          </table:table-cell>
          <table:table-cell office:value-type="float" office:value="19226" calcext:value-type="float">
            <text:p>19226</text:p>
          </table:table-cell>
          <table:table-cell office:value-type="float" office:value="15062" calcext:value-type="float">
            <text:p>15062</text:p>
          </table:table-cell>
          <table:table-cell office:value-type="float" office:value="20813" calcext:value-type="float">
            <text:p>20813</text:p>
          </table:table-cell>
          <table:table-cell office:value-type="float" office:value="12869" calcext:value-type="float">
            <text:p>12869</text:p>
          </table:table-cell>
          <table:table-cell office:value-type="float" office:value="18945" calcext:value-type="float">
            <text:p>18945</text:p>
          </table:table-cell>
          <table:table-cell table:style-name="ce8" office:value-type="float" office:value="118" calcext:value-type="float">
            <text:p>118</text:p>
          </table:table-cell>
          <table:table-cell office:value-type="float" office:value="17366" calcext:value-type="float">
            <text:p>17366</text:p>
          </table:table-cell>
          <table:table-cell office:value-type="float" office:value="26013" calcext:value-type="float">
            <text:p>26013</text:p>
          </table:table-cell>
          <table:table-cell table:style-name="ce4" office:value-type="float" office:value="18752" calcext:value-type="float">
            <text:p>18752</text:p>
          </table:table-cell>
          <table:table-cell table:style-name="Default" office:value-type="float" office:value="27795" calcext:value-type="float">
            <text:p>27795</text:p>
          </table:table-cell>
          <table:table-cell office:value-type="float" office:value="17059" calcext:value-type="float">
            <text:p>17059</text:p>
          </table:table-cell>
          <table:table-cell table:style-name="Default" office:value-type="float" office:value="25492" calcext:value-type="float">
            <text:p>25492</text:p>
          </table:table-cell>
          <table:table-cell office:value-type="float" office:value="17568" calcext:value-type="float">
            <text:p>17568</text:p>
          </table:table-cell>
          <table:table-cell office:value-type="float" office:value="25817" calcext:value-type="float">
            <text:p>2581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19" calcext:value-type="float">
            <text:p>119</text:p>
          </table:table-cell>
          <table:table-cell office:value-type="float" office:value="14366" calcext:value-type="float">
            <text:p>14366</text:p>
          </table:table-cell>
          <table:table-cell office:value-type="float" office:value="20084" calcext:value-type="float">
            <text:p>20084</text:p>
          </table:table-cell>
          <table:table-cell office:value-type="float" office:value="12363" calcext:value-type="float">
            <text:p>12363</text:p>
          </table:table-cell>
          <table:table-cell office:value-type="float" office:value="19275" calcext:value-type="float">
            <text:p>19275</text:p>
          </table:table-cell>
          <table:table-cell office:value-type="float" office:value="14361" calcext:value-type="float">
            <text:p>14361</text:p>
          </table:table-cell>
          <table:table-cell office:value-type="float" office:value="20845" calcext:value-type="float">
            <text:p>20845</text:p>
          </table:table-cell>
          <table:table-cell office:value-type="float" office:value="12870" calcext:value-type="float">
            <text:p>12870</text:p>
          </table:table-cell>
          <table:table-cell office:value-type="float" office:value="18994" calcext:value-type="float">
            <text:p>18994</text:p>
          </table:table-cell>
          <table:table-cell table:style-name="ce8" office:value-type="float" office:value="119" calcext:value-type="float">
            <text:p>119</text:p>
          </table:table-cell>
          <table:table-cell office:value-type="float" office:value="16266" calcext:value-type="float">
            <text:p>16266</text:p>
          </table:table-cell>
          <table:table-cell office:value-type="float" office:value="25643" calcext:value-type="float">
            <text:p>25643</text:p>
          </table:table-cell>
          <table:table-cell table:style-name="ce4" office:value-type="float" office:value="19759" calcext:value-type="float">
            <text:p>19759</text:p>
          </table:table-cell>
          <table:table-cell table:style-name="Default" office:value-type="float" office:value="27765" calcext:value-type="float">
            <text:p>27765</text:p>
          </table:table-cell>
          <table:table-cell office:value-type="float" office:value="17056" calcext:value-type="float">
            <text:p>17056</text:p>
          </table:table-cell>
          <table:table-cell table:style-name="Default" office:value-type="float" office:value="25550" calcext:value-type="float">
            <text:p>25550</text:p>
          </table:table-cell>
          <table:table-cell office:value-type="float" office:value="17065" calcext:value-type="float">
            <text:p>17065</text:p>
          </table:table-cell>
          <table:table-cell office:value-type="float" office:value="25929" calcext:value-type="float">
            <text:p>2592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20" calcext:value-type="float">
            <text:p>120</text:p>
          </table:table-cell>
          <table:table-cell office:value-type="float" office:value="14366" calcext:value-type="float">
            <text:p>14366</text:p>
          </table:table-cell>
          <table:table-cell office:value-type="float" office:value="20236" calcext:value-type="float">
            <text:p>20236</text:p>
          </table:table-cell>
          <table:table-cell office:value-type="float" office:value="11660" calcext:value-type="float">
            <text:p>11660</text:p>
          </table:table-cell>
          <table:table-cell office:value-type="float" office:value="19216" calcext:value-type="float">
            <text:p>19216</text:p>
          </table:table-cell>
          <table:table-cell office:value-type="float" office:value="14361" calcext:value-type="float">
            <text:p>14361</text:p>
          </table:table-cell>
          <table:table-cell office:value-type="float" office:value="20659" calcext:value-type="float">
            <text:p>20659</text:p>
          </table:table-cell>
          <table:table-cell office:value-type="float" office:value="12468" calcext:value-type="float">
            <text:p>12468</text:p>
          </table:table-cell>
          <table:table-cell office:value-type="float" office:value="19097" calcext:value-type="float">
            <text:p>19097</text:p>
          </table:table-cell>
          <table:table-cell table:style-name="ce8" office:value-type="float" office:value="120" calcext:value-type="float">
            <text:p>120</text:p>
          </table:table-cell>
          <table:table-cell office:value-type="float" office:value="17169" calcext:value-type="float">
            <text:p>17169</text:p>
          </table:table-cell>
          <table:table-cell office:value-type="float" office:value="25488" calcext:value-type="float">
            <text:p>25488</text:p>
          </table:table-cell>
          <table:table-cell table:style-name="ce4" office:value-type="float" office:value="18260" calcext:value-type="float">
            <text:p>18260</text:p>
          </table:table-cell>
          <table:table-cell table:style-name="Default" office:value-type="float" office:value="27955" calcext:value-type="float">
            <text:p>27955</text:p>
          </table:table-cell>
          <table:table-cell office:value-type="float" office:value="17954" calcext:value-type="float">
            <text:p>17954</text:p>
          </table:table-cell>
          <table:table-cell table:style-name="Default" office:value-type="float" office:value="25572" calcext:value-type="float">
            <text:p>25572</text:p>
          </table:table-cell>
          <table:table-cell office:value-type="float" office:value="18668" calcext:value-type="float">
            <text:p>18668</text:p>
          </table:table-cell>
          <table:table-cell office:value-type="float" office:value="26093" calcext:value-type="float">
            <text:p>2609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21" calcext:value-type="float">
            <text:p>121</text:p>
          </table:table-cell>
          <table:table-cell office:value-type="float" office:value="14367" calcext:value-type="float">
            <text:p>14367</text:p>
          </table:table-cell>
          <table:table-cell office:value-type="float" office:value="20047" calcext:value-type="float">
            <text:p>20047</text:p>
          </table:table-cell>
          <table:table-cell office:value-type="float" office:value="11766" calcext:value-type="float">
            <text:p>11766</text:p>
          </table:table-cell>
          <table:table-cell office:value-type="float" office:value="19277" calcext:value-type="float">
            <text:p>19277</text:p>
          </table:table-cell>
          <table:table-cell office:value-type="float" office:value="14361" calcext:value-type="float">
            <text:p>14361</text:p>
          </table:table-cell>
          <table:table-cell office:value-type="float" office:value="20727" calcext:value-type="float">
            <text:p>20727</text:p>
          </table:table-cell>
          <table:table-cell office:value-type="float" office:value="13668" calcext:value-type="float">
            <text:p>13668</text:p>
          </table:table-cell>
          <table:table-cell office:value-type="float" office:value="19226" calcext:value-type="float">
            <text:p>19226</text:p>
          </table:table-cell>
          <table:table-cell table:style-name="ce8" office:value-type="float" office:value="121" calcext:value-type="float">
            <text:p>121</text:p>
          </table:table-cell>
          <table:table-cell office:value-type="float" office:value="16564" calcext:value-type="float">
            <text:p>16564</text:p>
          </table:table-cell>
          <table:table-cell office:value-type="float" office:value="25418" calcext:value-type="float">
            <text:p>25418</text:p>
          </table:table-cell>
          <table:table-cell table:style-name="ce4" office:value-type="float" office:value="19156" calcext:value-type="float">
            <text:p>19156</text:p>
          </table:table-cell>
          <table:table-cell table:style-name="Default" office:value-type="float" office:value="27955" calcext:value-type="float">
            <text:p>27955</text:p>
          </table:table-cell>
          <table:table-cell office:value-type="float" office:value="17358" calcext:value-type="float">
            <text:p>17358</text:p>
          </table:table-cell>
          <table:table-cell table:style-name="Default" office:value-type="float" office:value="25774" calcext:value-type="float">
            <text:p>25774</text:p>
          </table:table-cell>
          <table:table-cell office:value-type="float" office:value="18065" calcext:value-type="float">
            <text:p>18065</text:p>
          </table:table-cell>
          <table:table-cell office:value-type="float" office:value="26076" calcext:value-type="float">
            <text:p>2607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22" calcext:value-type="float">
            <text:p>122</text:p>
          </table:table-cell>
          <table:table-cell office:value-type="float" office:value="14265" calcext:value-type="float">
            <text:p>14265</text:p>
          </table:table-cell>
          <table:table-cell office:value-type="float" office:value="20190" calcext:value-type="float">
            <text:p>20190</text:p>
          </table:table-cell>
          <table:table-cell office:value-type="float" office:value="12562" calcext:value-type="float">
            <text:p>12562</text:p>
          </table:table-cell>
          <table:table-cell office:value-type="float" office:value="19440" calcext:value-type="float">
            <text:p>19440</text:p>
          </table:table-cell>
          <table:table-cell office:value-type="float" office:value="14462" calcext:value-type="float">
            <text:p>14462</text:p>
          </table:table-cell>
          <table:table-cell office:value-type="float" office:value="20503" calcext:value-type="float">
            <text:p>20503</text:p>
          </table:table-cell>
          <table:table-cell office:value-type="float" office:value="12669" calcext:value-type="float">
            <text:p>12669</text:p>
          </table:table-cell>
          <table:table-cell office:value-type="float" office:value="19094" calcext:value-type="float">
            <text:p>19094</text:p>
          </table:table-cell>
          <table:table-cell table:style-name="ce8" office:value-type="float" office:value="122" calcext:value-type="float">
            <text:p>122</text:p>
          </table:table-cell>
          <table:table-cell office:value-type="float" office:value="15469" calcext:value-type="float">
            <text:p>15469</text:p>
          </table:table-cell>
          <table:table-cell office:value-type="float" office:value="25236" calcext:value-type="float">
            <text:p>25236</text:p>
          </table:table-cell>
          <table:table-cell table:style-name="ce4" office:value-type="float" office:value="19358" calcext:value-type="float">
            <text:p>19358</text:p>
          </table:table-cell>
          <table:table-cell table:style-name="Default" office:value-type="float" office:value="27870" calcext:value-type="float">
            <text:p>27870</text:p>
          </table:table-cell>
          <table:table-cell office:value-type="float" office:value="17855" calcext:value-type="float">
            <text:p>17855</text:p>
          </table:table-cell>
          <table:table-cell table:style-name="Default" office:value-type="float" office:value="25797" calcext:value-type="float">
            <text:p>25797</text:p>
          </table:table-cell>
          <table:table-cell office:value-type="float" office:value="17962" calcext:value-type="float">
            <text:p>17962</text:p>
          </table:table-cell>
          <table:table-cell office:value-type="float" office:value="25935" calcext:value-type="float">
            <text:p>2593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23" calcext:value-type="float">
            <text:p>123</text:p>
          </table:table-cell>
          <table:table-cell office:value-type="float" office:value="14266" calcext:value-type="float">
            <text:p>14266</text:p>
          </table:table-cell>
          <table:table-cell office:value-type="float" office:value="20041" calcext:value-type="float">
            <text:p>20041</text:p>
          </table:table-cell>
          <table:table-cell office:value-type="float" office:value="11664" calcext:value-type="float">
            <text:p>11664</text:p>
          </table:table-cell>
          <table:table-cell office:value-type="float" office:value="19665" calcext:value-type="float">
            <text:p>19665</text:p>
          </table:table-cell>
          <table:table-cell office:value-type="float" office:value="14361" calcext:value-type="float">
            <text:p>14361</text:p>
          </table:table-cell>
          <table:table-cell office:value-type="float" office:value="20744" calcext:value-type="float">
            <text:p>20744</text:p>
          </table:table-cell>
          <table:table-cell office:value-type="float" office:value="13468" calcext:value-type="float">
            <text:p>13468</text:p>
          </table:table-cell>
          <table:table-cell office:value-type="float" office:value="19174" calcext:value-type="float">
            <text:p>19174</text:p>
          </table:table-cell>
          <table:table-cell table:style-name="ce8" office:value-type="float" office:value="123" calcext:value-type="float">
            <text:p>123</text:p>
          </table:table-cell>
          <table:table-cell office:value-type="float" office:value="15665" calcext:value-type="float">
            <text:p>15665</text:p>
          </table:table-cell>
          <table:table-cell office:value-type="float" office:value="25207" calcext:value-type="float">
            <text:p>25207</text:p>
          </table:table-cell>
          <table:table-cell table:style-name="ce4" office:value-type="float" office:value="19761" calcext:value-type="float">
            <text:p>19761</text:p>
          </table:table-cell>
          <table:table-cell table:style-name="Default" office:value-type="float" office:value="27811" calcext:value-type="float">
            <text:p>27811</text:p>
          </table:table-cell>
          <table:table-cell office:value-type="float" office:value="16957" calcext:value-type="float">
            <text:p>16957</text:p>
          </table:table-cell>
          <table:table-cell table:style-name="Default" office:value-type="float" office:value="25868" calcext:value-type="float">
            <text:p>25868</text:p>
          </table:table-cell>
          <table:table-cell office:value-type="float" office:value="18866" calcext:value-type="float">
            <text:p>18866</text:p>
          </table:table-cell>
          <table:table-cell office:value-type="float" office:value="25627" calcext:value-type="float">
            <text:p>2562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24" calcext:value-type="float">
            <text:p>124</text:p>
          </table:table-cell>
          <table:table-cell office:value-type="float" office:value="14365" calcext:value-type="float">
            <text:p>14365</text:p>
          </table:table-cell>
          <table:table-cell office:value-type="float" office:value="20144" calcext:value-type="float">
            <text:p>20144</text:p>
          </table:table-cell>
          <table:table-cell office:value-type="float" office:value="12666" calcext:value-type="float">
            <text:p>12666</text:p>
          </table:table-cell>
          <table:table-cell office:value-type="float" office:value="19734" calcext:value-type="float">
            <text:p>19734</text:p>
          </table:table-cell>
          <table:table-cell office:value-type="float" office:value="15161" calcext:value-type="float">
            <text:p>15161</text:p>
          </table:table-cell>
          <table:table-cell office:value-type="float" office:value="20758" calcext:value-type="float">
            <text:p>20758</text:p>
          </table:table-cell>
          <table:table-cell office:value-type="float" office:value="13569" calcext:value-type="float">
            <text:p>13569</text:p>
          </table:table-cell>
          <table:table-cell office:value-type="float" office:value="18986" calcext:value-type="float">
            <text:p>18986</text:p>
          </table:table-cell>
          <table:table-cell table:style-name="ce8" office:value-type="float" office:value="124" calcext:value-type="float">
            <text:p>124</text:p>
          </table:table-cell>
          <table:table-cell office:value-type="float" office:value="15965" calcext:value-type="float">
            <text:p>15965</text:p>
          </table:table-cell>
          <table:table-cell office:value-type="float" office:value="25359" calcext:value-type="float">
            <text:p>25359</text:p>
          </table:table-cell>
          <table:table-cell table:style-name="ce4" office:value-type="float" office:value="18256" calcext:value-type="float">
            <text:p>18256</text:p>
          </table:table-cell>
          <table:table-cell table:style-name="Default" office:value-type="float" office:value="28002" calcext:value-type="float">
            <text:p>28002</text:p>
          </table:table-cell>
          <table:table-cell office:value-type="float" office:value="18057" calcext:value-type="float">
            <text:p>18057</text:p>
          </table:table-cell>
          <table:table-cell table:style-name="Default" office:value-type="float" office:value="25806" calcext:value-type="float">
            <text:p>25806</text:p>
          </table:table-cell>
          <table:table-cell office:value-type="float" office:value="17864" calcext:value-type="float">
            <text:p>17864</text:p>
          </table:table-cell>
          <table:table-cell office:value-type="float" office:value="25991" calcext:value-type="float">
            <text:p>2599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25" calcext:value-type="float">
            <text:p>125</text:p>
          </table:table-cell>
          <table:table-cell office:value-type="float" office:value="14465" calcext:value-type="float">
            <text:p>14465</text:p>
          </table:table-cell>
          <table:table-cell office:value-type="float" office:value="20314" calcext:value-type="float">
            <text:p>20314</text:p>
          </table:table-cell>
          <table:table-cell office:value-type="float" office:value="12064" calcext:value-type="float">
            <text:p>12064</text:p>
          </table:table-cell>
          <table:table-cell office:value-type="float" office:value="19633" calcext:value-type="float">
            <text:p>19633</text:p>
          </table:table-cell>
          <table:table-cell office:value-type="float" office:value="15061" calcext:value-type="float">
            <text:p>15061</text:p>
          </table:table-cell>
          <table:table-cell office:value-type="float" office:value="20934" calcext:value-type="float">
            <text:p>20934</text:p>
          </table:table-cell>
          <table:table-cell office:value-type="float" office:value="13470" calcext:value-type="float">
            <text:p>13470</text:p>
          </table:table-cell>
          <table:table-cell office:value-type="float" office:value="19062" calcext:value-type="float">
            <text:p>19062</text:p>
          </table:table-cell>
          <table:table-cell table:style-name="ce8" office:value-type="float" office:value="125" calcext:value-type="float">
            <text:p>125</text:p>
          </table:table-cell>
          <table:table-cell office:value-type="float" office:value="17367" calcext:value-type="float">
            <text:p>17367</text:p>
          </table:table-cell>
          <table:table-cell office:value-type="float" office:value="25305" calcext:value-type="float">
            <text:p>25305</text:p>
          </table:table-cell>
          <table:table-cell table:style-name="ce4" office:value-type="float" office:value="20157" calcext:value-type="float">
            <text:p>20157</text:p>
          </table:table-cell>
          <table:table-cell table:style-name="Default" office:value-type="float" office:value="27948" calcext:value-type="float">
            <text:p>27948</text:p>
          </table:table-cell>
          <table:table-cell office:value-type="float" office:value="17355" calcext:value-type="float">
            <text:p>17355</text:p>
          </table:table-cell>
          <table:table-cell table:style-name="Default" office:value-type="float" office:value="26060" calcext:value-type="float">
            <text:p>26060</text:p>
          </table:table-cell>
          <table:table-cell office:value-type="float" office:value="17966" calcext:value-type="float">
            <text:p>17966</text:p>
          </table:table-cell>
          <table:table-cell office:value-type="float" office:value="26062" calcext:value-type="float">
            <text:p>2606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26" calcext:value-type="float">
            <text:p>126</text:p>
          </table:table-cell>
          <table:table-cell office:value-type="float" office:value="14462" calcext:value-type="float">
            <text:p>14462</text:p>
          </table:table-cell>
          <table:table-cell office:value-type="float" office:value="20240" calcext:value-type="float">
            <text:p>20240</text:p>
          </table:table-cell>
          <table:table-cell office:value-type="float" office:value="10962" calcext:value-type="float">
            <text:p>10962</text:p>
          </table:table-cell>
          <table:table-cell office:value-type="float" office:value="19446" calcext:value-type="float">
            <text:p>19446</text:p>
          </table:table-cell>
          <table:table-cell office:value-type="float" office:value="13561" calcext:value-type="float">
            <text:p>13561</text:p>
          </table:table-cell>
          <table:table-cell office:value-type="float" office:value="20903" calcext:value-type="float">
            <text:p>20903</text:p>
          </table:table-cell>
          <table:table-cell office:value-type="float" office:value="12666" calcext:value-type="float">
            <text:p>12666</text:p>
          </table:table-cell>
          <table:table-cell office:value-type="float" office:value="19095" calcext:value-type="float">
            <text:p>19095</text:p>
          </table:table-cell>
          <table:table-cell table:style-name="ce8" office:value-type="float" office:value="126" calcext:value-type="float">
            <text:p>126</text:p>
          </table:table-cell>
          <table:table-cell office:value-type="float" office:value="15665" calcext:value-type="float">
            <text:p>15665</text:p>
          </table:table-cell>
          <table:table-cell office:value-type="float" office:value="25306" calcext:value-type="float">
            <text:p>25306</text:p>
          </table:table-cell>
          <table:table-cell table:style-name="ce4" office:value-type="float" office:value="19259" calcext:value-type="float">
            <text:p>19259</text:p>
          </table:table-cell>
          <table:table-cell table:style-name="Default" office:value-type="float" office:value="28560" calcext:value-type="float">
            <text:p>28560</text:p>
          </table:table-cell>
          <table:table-cell office:value-type="float" office:value="17157" calcext:value-type="float">
            <text:p>17157</text:p>
          </table:table-cell>
          <table:table-cell table:style-name="Default" office:value-type="float" office:value="26192" calcext:value-type="float">
            <text:p>26192</text:p>
          </table:table-cell>
          <table:table-cell office:value-type="float" office:value="18564" calcext:value-type="float">
            <text:p>18564</text:p>
          </table:table-cell>
          <table:table-cell office:value-type="float" office:value="26396" calcext:value-type="float">
            <text:p>2639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27" calcext:value-type="float">
            <text:p>127</text:p>
          </table:table-cell>
          <table:table-cell office:value-type="float" office:value="14266" calcext:value-type="float">
            <text:p>14266</text:p>
          </table:table-cell>
          <table:table-cell office:value-type="float" office:value="20357" calcext:value-type="float">
            <text:p>20357</text:p>
          </table:table-cell>
          <table:table-cell office:value-type="float" office:value="12762" calcext:value-type="float">
            <text:p>12762</text:p>
          </table:table-cell>
          <table:table-cell office:value-type="float" office:value="19386" calcext:value-type="float">
            <text:p>19386</text:p>
          </table:table-cell>
          <table:table-cell office:value-type="float" office:value="14562" calcext:value-type="float">
            <text:p>14562</text:p>
          </table:table-cell>
          <table:table-cell office:value-type="float" office:value="20971" calcext:value-type="float">
            <text:p>20971</text:p>
          </table:table-cell>
          <table:table-cell office:value-type="float" office:value="13664" calcext:value-type="float">
            <text:p>13664</text:p>
          </table:table-cell>
          <table:table-cell office:value-type="float" office:value="19347" calcext:value-type="float">
            <text:p>19347</text:p>
          </table:table-cell>
          <table:table-cell table:style-name="ce8" office:value-type="float" office:value="127" calcext:value-type="float">
            <text:p>127</text:p>
          </table:table-cell>
          <table:table-cell office:value-type="float" office:value="16665" calcext:value-type="float">
            <text:p>16665</text:p>
          </table:table-cell>
          <table:table-cell office:value-type="float" office:value="25287" calcext:value-type="float">
            <text:p>25287</text:p>
          </table:table-cell>
          <table:table-cell table:style-name="ce4" office:value-type="float" office:value="18860" calcext:value-type="float">
            <text:p>18860</text:p>
          </table:table-cell>
          <table:table-cell table:style-name="Default" office:value-type="float" office:value="28579" calcext:value-type="float">
            <text:p>28579</text:p>
          </table:table-cell>
          <table:table-cell office:value-type="float" office:value="17158" calcext:value-type="float">
            <text:p>17158</text:p>
          </table:table-cell>
          <table:table-cell table:style-name="Default" office:value-type="float" office:value="25550" calcext:value-type="float">
            <text:p>25550</text:p>
          </table:table-cell>
          <table:table-cell office:value-type="float" office:value="17771" calcext:value-type="float">
            <text:p>17771</text:p>
          </table:table-cell>
          <table:table-cell office:value-type="float" office:value="26885" calcext:value-type="float">
            <text:p>2688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28" calcext:value-type="float">
            <text:p>128</text:p>
          </table:table-cell>
          <table:table-cell office:value-type="float" office:value="14366" calcext:value-type="float">
            <text:p>14366</text:p>
          </table:table-cell>
          <table:table-cell office:value-type="float" office:value="20452" calcext:value-type="float">
            <text:p>20452</text:p>
          </table:table-cell>
          <table:table-cell office:value-type="float" office:value="12760" calcext:value-type="float">
            <text:p>12760</text:p>
          </table:table-cell>
          <table:table-cell office:value-type="float" office:value="19474" calcext:value-type="float">
            <text:p>19474</text:p>
          </table:table-cell>
          <table:table-cell office:value-type="float" office:value="14562" calcext:value-type="float">
            <text:p>14562</text:p>
          </table:table-cell>
          <table:table-cell office:value-type="float" office:value="20865" calcext:value-type="float">
            <text:p>20865</text:p>
          </table:table-cell>
          <table:table-cell office:value-type="float" office:value="13772" calcext:value-type="float">
            <text:p>13772</text:p>
          </table:table-cell>
          <table:table-cell office:value-type="float" office:value="19511" calcext:value-type="float">
            <text:p>19511</text:p>
          </table:table-cell>
          <table:table-cell table:style-name="ce8" office:value-type="float" office:value="128" calcext:value-type="float">
            <text:p>128</text:p>
          </table:table-cell>
          <table:table-cell office:value-type="float" office:value="17467" calcext:value-type="float">
            <text:p>17467</text:p>
          </table:table-cell>
          <table:table-cell office:value-type="float" office:value="25524" calcext:value-type="float">
            <text:p>25524</text:p>
          </table:table-cell>
          <table:table-cell table:style-name="ce4" office:value-type="float" office:value="20859" calcext:value-type="float">
            <text:p>20859</text:p>
          </table:table-cell>
          <table:table-cell table:style-name="Default" office:value-type="float" office:value="28680" calcext:value-type="float">
            <text:p>28680</text:p>
          </table:table-cell>
          <table:table-cell office:value-type="float" office:value="16056" calcext:value-type="float">
            <text:p>16056</text:p>
          </table:table-cell>
          <table:table-cell table:style-name="Default" office:value-type="float" office:value="25437" calcext:value-type="float">
            <text:p>25437</text:p>
          </table:table-cell>
          <table:table-cell office:value-type="float" office:value="18767" calcext:value-type="float">
            <text:p>18767</text:p>
          </table:table-cell>
          <table:table-cell office:value-type="float" office:value="26790" calcext:value-type="float">
            <text:p>2679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29" calcext:value-type="float">
            <text:p>129</text:p>
          </table:table-cell>
          <table:table-cell office:value-type="float" office:value="14266" calcext:value-type="float">
            <text:p>14266</text:p>
          </table:table-cell>
          <table:table-cell office:value-type="float" office:value="20529" calcext:value-type="float">
            <text:p>20529</text:p>
          </table:table-cell>
          <table:table-cell office:value-type="float" office:value="12662" calcext:value-type="float">
            <text:p>12662</text:p>
          </table:table-cell>
          <table:table-cell office:value-type="float" office:value="19485" calcext:value-type="float">
            <text:p>19485</text:p>
          </table:table-cell>
          <table:table-cell office:value-type="float" office:value="14563" calcext:value-type="float">
            <text:p>14563</text:p>
          </table:table-cell>
          <table:table-cell office:value-type="float" office:value="20702" calcext:value-type="float">
            <text:p>20702</text:p>
          </table:table-cell>
          <table:table-cell office:value-type="float" office:value="13271" calcext:value-type="float">
            <text:p>13271</text:p>
          </table:table-cell>
          <table:table-cell office:value-type="float" office:value="19517" calcext:value-type="float">
            <text:p>19517</text:p>
          </table:table-cell>
          <table:table-cell table:style-name="ce8" office:value-type="float" office:value="129" calcext:value-type="float">
            <text:p>129</text:p>
          </table:table-cell>
          <table:table-cell office:value-type="float" office:value="17363" calcext:value-type="float">
            <text:p>17363</text:p>
          </table:table-cell>
          <table:table-cell office:value-type="float" office:value="25695" calcext:value-type="float">
            <text:p>25695</text:p>
          </table:table-cell>
          <table:table-cell table:style-name="ce4" office:value-type="float" office:value="18961" calcext:value-type="float">
            <text:p>18961</text:p>
          </table:table-cell>
          <table:table-cell table:style-name="Default" office:value-type="float" office:value="28706" calcext:value-type="float">
            <text:p>28706</text:p>
          </table:table-cell>
          <table:table-cell office:value-type="float" office:value="16956" calcext:value-type="float">
            <text:p>16956</text:p>
          </table:table-cell>
          <table:table-cell table:style-name="Default" office:value-type="float" office:value="25311" calcext:value-type="float">
            <text:p>25311</text:p>
          </table:table-cell>
          <table:table-cell office:value-type="float" office:value="16868" calcext:value-type="float">
            <text:p>16868</text:p>
          </table:table-cell>
          <table:table-cell office:value-type="float" office:value="26817" calcext:value-type="float">
            <text:p>2681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30" calcext:value-type="float">
            <text:p>130</text:p>
          </table:table-cell>
          <table:table-cell office:value-type="float" office:value="14165" calcext:value-type="float">
            <text:p>14165</text:p>
          </table:table-cell>
          <table:table-cell office:value-type="float" office:value="20392" calcext:value-type="float">
            <text:p>20392</text:p>
          </table:table-cell>
          <table:table-cell office:value-type="float" office:value="12662" calcext:value-type="float">
            <text:p>12662</text:p>
          </table:table-cell>
          <table:table-cell office:value-type="float" office:value="19421" calcext:value-type="float">
            <text:p>19421</text:p>
          </table:table-cell>
          <table:table-cell office:value-type="float" office:value="14361" calcext:value-type="float">
            <text:p>14361</text:p>
          </table:table-cell>
          <table:table-cell office:value-type="float" office:value="20729" calcext:value-type="float">
            <text:p>20729</text:p>
          </table:table-cell>
          <table:table-cell office:value-type="float" office:value="12672" calcext:value-type="float">
            <text:p>12672</text:p>
          </table:table-cell>
          <table:table-cell office:value-type="float" office:value="19322" calcext:value-type="float">
            <text:p>19322</text:p>
          </table:table-cell>
          <table:table-cell table:style-name="ce8" office:value-type="float" office:value="130" calcext:value-type="float">
            <text:p>130</text:p>
          </table:table-cell>
          <table:table-cell office:value-type="float" office:value="17367" calcext:value-type="float">
            <text:p>17367</text:p>
          </table:table-cell>
          <table:table-cell office:value-type="float" office:value="25722" calcext:value-type="float">
            <text:p>25722</text:p>
          </table:table-cell>
          <table:table-cell table:style-name="ce4" office:value-type="float" office:value="18063" calcext:value-type="float">
            <text:p>18063</text:p>
          </table:table-cell>
          <table:table-cell table:style-name="Default" office:value-type="float" office:value="28821" calcext:value-type="float">
            <text:p>28821</text:p>
          </table:table-cell>
          <table:table-cell office:value-type="float" office:value="16155" calcext:value-type="float">
            <text:p>16155</text:p>
          </table:table-cell>
          <table:table-cell table:style-name="Default" office:value-type="float" office:value="25097" calcext:value-type="float">
            <text:p>25097</text:p>
          </table:table-cell>
          <table:table-cell office:value-type="float" office:value="18268" calcext:value-type="float">
            <text:p>18268</text:p>
          </table:table-cell>
          <table:table-cell office:value-type="float" office:value="26742" calcext:value-type="float">
            <text:p>2674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31" calcext:value-type="float">
            <text:p>131</text:p>
          </table:table-cell>
          <table:table-cell office:value-type="float" office:value="14365" calcext:value-type="float">
            <text:p>14365</text:p>
          </table:table-cell>
          <table:table-cell office:value-type="float" office:value="20297" calcext:value-type="float">
            <text:p>20297</text:p>
          </table:table-cell>
          <table:table-cell office:value-type="float" office:value="12562" calcext:value-type="float">
            <text:p>12562</text:p>
          </table:table-cell>
          <table:table-cell office:value-type="float" office:value="19329" calcext:value-type="float">
            <text:p>19329</text:p>
          </table:table-cell>
          <table:table-cell office:value-type="float" office:value="13461" calcext:value-type="float">
            <text:p>13461</text:p>
          </table:table-cell>
          <table:table-cell office:value-type="float" office:value="20644" calcext:value-type="float">
            <text:p>20644</text:p>
          </table:table-cell>
          <table:table-cell office:value-type="float" office:value="12669" calcext:value-type="float">
            <text:p>12669</text:p>
          </table:table-cell>
          <table:table-cell office:value-type="float" office:value="19039" calcext:value-type="float">
            <text:p>19039</text:p>
          </table:table-cell>
          <table:table-cell table:style-name="ce8" office:value-type="float" office:value="131" calcext:value-type="float">
            <text:p>131</text:p>
          </table:table-cell>
          <table:table-cell office:value-type="float" office:value="16464" calcext:value-type="float">
            <text:p>16464</text:p>
          </table:table-cell>
          <table:table-cell office:value-type="float" office:value="25797" calcext:value-type="float">
            <text:p>25797</text:p>
          </table:table-cell>
          <table:table-cell table:style-name="ce4" office:value-type="float" office:value="19062" calcext:value-type="float">
            <text:p>19062</text:p>
          </table:table-cell>
          <table:table-cell table:style-name="Default" office:value-type="float" office:value="28562" calcext:value-type="float">
            <text:p>28562</text:p>
          </table:table-cell>
          <table:table-cell office:value-type="float" office:value="17256" calcext:value-type="float">
            <text:p>17256</text:p>
          </table:table-cell>
          <table:table-cell table:style-name="Default" office:value-type="float" office:value="24966" calcext:value-type="float">
            <text:p>24966</text:p>
          </table:table-cell>
          <table:table-cell office:value-type="float" office:value="19370" calcext:value-type="float">
            <text:p>19370</text:p>
          </table:table-cell>
          <table:table-cell office:value-type="float" office:value="26588" calcext:value-type="float">
            <text:p>2658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32" calcext:value-type="float">
            <text:p>132</text:p>
          </table:table-cell>
          <table:table-cell office:value-type="float" office:value="15065" calcext:value-type="float">
            <text:p>15065</text:p>
          </table:table-cell>
          <table:table-cell office:value-type="float" office:value="20210" calcext:value-type="float">
            <text:p>20210</text:p>
          </table:table-cell>
          <table:table-cell office:value-type="float" office:value="11563" calcext:value-type="float">
            <text:p>11563</text:p>
          </table:table-cell>
          <table:table-cell office:value-type="float" office:value="19199" calcext:value-type="float">
            <text:p>19199</text:p>
          </table:table-cell>
          <table:table-cell office:value-type="float" office:value="14261" calcext:value-type="float">
            <text:p>14261</text:p>
          </table:table-cell>
          <table:table-cell office:value-type="float" office:value="20422" calcext:value-type="float">
            <text:p>20422</text:p>
          </table:table-cell>
          <table:table-cell office:value-type="float" office:value="12569" calcext:value-type="float">
            <text:p>12569</text:p>
          </table:table-cell>
          <table:table-cell office:value-type="float" office:value="18954" calcext:value-type="float">
            <text:p>18954</text:p>
          </table:table-cell>
          <table:table-cell table:style-name="ce8" office:value-type="float" office:value="132" calcext:value-type="float">
            <text:p>132</text:p>
          </table:table-cell>
          <table:table-cell office:value-type="float" office:value="17463" calcext:value-type="float">
            <text:p>17463</text:p>
          </table:table-cell>
          <table:table-cell office:value-type="float" office:value="25690" calcext:value-type="float">
            <text:p>25690</text:p>
          </table:table-cell>
          <table:table-cell table:style-name="ce4" office:value-type="float" office:value="18558" calcext:value-type="float">
            <text:p>18558</text:p>
          </table:table-cell>
          <table:table-cell table:style-name="Default" office:value-type="float" office:value="28022" calcext:value-type="float">
            <text:p>28022</text:p>
          </table:table-cell>
          <table:table-cell office:value-type="float" office:value="16556" calcext:value-type="float">
            <text:p>16556</text:p>
          </table:table-cell>
          <table:table-cell table:style-name="Default" office:value-type="float" office:value="24778" calcext:value-type="float">
            <text:p>24778</text:p>
          </table:table-cell>
          <table:table-cell office:value-type="float" office:value="18671" calcext:value-type="float">
            <text:p>18671</text:p>
          </table:table-cell>
          <table:table-cell office:value-type="float" office:value="26832" calcext:value-type="float">
            <text:p>2683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33" calcext:value-type="float">
            <text:p>133</text:p>
          </table:table-cell>
          <table:table-cell office:value-type="float" office:value="14167" calcext:value-type="float">
            <text:p>14167</text:p>
          </table:table-cell>
          <table:table-cell office:value-type="float" office:value="20216" calcext:value-type="float">
            <text:p>20216</text:p>
          </table:table-cell>
          <table:table-cell office:value-type="float" office:value="11563" calcext:value-type="float">
            <text:p>11563</text:p>
          </table:table-cell>
          <table:table-cell office:value-type="float" office:value="19051" calcext:value-type="float">
            <text:p>19051</text:p>
          </table:table-cell>
          <table:table-cell office:value-type="float" office:value="14361" calcext:value-type="float">
            <text:p>14361</text:p>
          </table:table-cell>
          <table:table-cell office:value-type="float" office:value="20363" calcext:value-type="float">
            <text:p>20363</text:p>
          </table:table-cell>
          <table:table-cell office:value-type="float" office:value="12669" calcext:value-type="float">
            <text:p>12669</text:p>
          </table:table-cell>
          <table:table-cell office:value-type="float" office:value="18903" calcext:value-type="float">
            <text:p>18903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18067" calcext:value-type="float">
            <text:p>18067</text:p>
          </table:table-cell>
          <table:table-cell office:value-type="float" office:value="25588" calcext:value-type="float">
            <text:p>25588</text:p>
          </table:table-cell>
          <table:table-cell table:style-name="ce4" office:value-type="float" office:value="19760" calcext:value-type="float">
            <text:p>19760</text:p>
          </table:table-cell>
          <table:table-cell table:style-name="Default" office:value-type="float" office:value="28030" calcext:value-type="float">
            <text:p>28030</text:p>
          </table:table-cell>
          <table:table-cell office:value-type="float" office:value="16059" calcext:value-type="float">
            <text:p>16059</text:p>
          </table:table-cell>
          <table:table-cell table:style-name="Default" office:value-type="float" office:value="24692" calcext:value-type="float">
            <text:p>24692</text:p>
          </table:table-cell>
          <table:table-cell office:value-type="float" office:value="19569" calcext:value-type="float">
            <text:p>19569</text:p>
          </table:table-cell>
          <table:table-cell office:value-type="float" office:value="27266" calcext:value-type="float">
            <text:p>2726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34" calcext:value-type="float">
            <text:p>134</text:p>
          </table:table-cell>
          <table:table-cell office:value-type="float" office:value="14265" calcext:value-type="float">
            <text:p>14265</text:p>
          </table:table-cell>
          <table:table-cell office:value-type="float" office:value="20349" calcext:value-type="float">
            <text:p>20349</text:p>
          </table:table-cell>
          <table:table-cell office:value-type="float" office:value="11662" calcext:value-type="float">
            <text:p>11662</text:p>
          </table:table-cell>
          <table:table-cell office:value-type="float" office:value="19084" calcext:value-type="float">
            <text:p>19084</text:p>
          </table:table-cell>
          <table:table-cell office:value-type="float" office:value="13461" calcext:value-type="float">
            <text:p>13461</text:p>
          </table:table-cell>
          <table:table-cell office:value-type="float" office:value="20311" calcext:value-type="float">
            <text:p>20311</text:p>
          </table:table-cell>
          <table:table-cell office:value-type="float" office:value="13664" calcext:value-type="float">
            <text:p>13664</text:p>
          </table:table-cell>
          <table:table-cell office:value-type="float" office:value="18861" calcext:value-type="float">
            <text:p>18861</text:p>
          </table:table-cell>
          <table:table-cell table:style-name="ce8" office:value-type="float" office:value="134" calcext:value-type="float">
            <text:p>134</text:p>
          </table:table-cell>
          <table:table-cell office:value-type="float" office:value="17263" calcext:value-type="float">
            <text:p>17263</text:p>
          </table:table-cell>
          <table:table-cell office:value-type="float" office:value="25798" calcext:value-type="float">
            <text:p>25798</text:p>
          </table:table-cell>
          <table:table-cell table:style-name="ce4" office:value-type="float" office:value="18065" calcext:value-type="float">
            <text:p>18065</text:p>
          </table:table-cell>
          <table:table-cell table:style-name="Default" office:value-type="float" office:value="27741" calcext:value-type="float">
            <text:p>27741</text:p>
          </table:table-cell>
          <table:table-cell office:value-type="float" office:value="16057" calcext:value-type="float">
            <text:p>16057</text:p>
          </table:table-cell>
          <table:table-cell table:style-name="Default" office:value-type="float" office:value="24599" calcext:value-type="float">
            <text:p>24599</text:p>
          </table:table-cell>
          <table:table-cell office:value-type="float" office:value="19071" calcext:value-type="float">
            <text:p>19071</text:p>
          </table:table-cell>
          <table:table-cell office:value-type="float" office:value="27226" calcext:value-type="float">
            <text:p>2722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35" calcext:value-type="float">
            <text:p>135</text:p>
          </table:table-cell>
          <table:table-cell office:value-type="float" office:value="14967" calcext:value-type="float">
            <text:p>14967</text:p>
          </table:table-cell>
          <table:table-cell office:value-type="float" office:value="20180" calcext:value-type="float">
            <text:p>20180</text:p>
          </table:table-cell>
          <table:table-cell office:value-type="float" office:value="11063" calcext:value-type="float">
            <text:p>11063</text:p>
          </table:table-cell>
          <table:table-cell office:value-type="float" office:value="18969" calcext:value-type="float">
            <text:p>18969</text:p>
          </table:table-cell>
          <table:table-cell office:value-type="float" office:value="13562" calcext:value-type="float">
            <text:p>13562</text:p>
          </table:table-cell>
          <table:table-cell office:value-type="float" office:value="20081" calcext:value-type="float">
            <text:p>20081</text:p>
          </table:table-cell>
          <table:table-cell office:value-type="float" office:value="13169" calcext:value-type="float">
            <text:p>13169</text:p>
          </table:table-cell>
          <table:table-cell office:value-type="float" office:value="19094" calcext:value-type="float">
            <text:p>19094</text:p>
          </table:table-cell>
          <table:table-cell table:style-name="ce8" office:value-type="float" office:value="135" calcext:value-type="float">
            <text:p>135</text:p>
          </table:table-cell>
          <table:table-cell office:value-type="float" office:value="17466" calcext:value-type="float">
            <text:p>17466</text:p>
          </table:table-cell>
          <table:table-cell office:value-type="float" office:value="25411" calcext:value-type="float">
            <text:p>25411</text:p>
          </table:table-cell>
          <table:table-cell table:style-name="ce4" office:value-type="float" office:value="19054" calcext:value-type="float">
            <text:p>19054</text:p>
          </table:table-cell>
          <table:table-cell table:style-name="Default" office:value-type="float" office:value="27781" calcext:value-type="float">
            <text:p>27781</text:p>
          </table:table-cell>
          <table:table-cell office:value-type="float" office:value="16354" calcext:value-type="float">
            <text:p>16354</text:p>
          </table:table-cell>
          <table:table-cell table:style-name="Default" office:value-type="float" office:value="24678" calcext:value-type="float">
            <text:p>24678</text:p>
          </table:table-cell>
          <table:table-cell office:value-type="float" office:value="18972" calcext:value-type="float">
            <text:p>18972</text:p>
          </table:table-cell>
          <table:table-cell office:value-type="float" office:value="27174" calcext:value-type="float">
            <text:p>2717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36" calcext:value-type="float">
            <text:p>136</text:p>
          </table:table-cell>
          <table:table-cell office:value-type="float" office:value="14267" calcext:value-type="float">
            <text:p>14267</text:p>
          </table:table-cell>
          <table:table-cell office:value-type="float" office:value="20338" calcext:value-type="float">
            <text:p>20338</text:p>
          </table:table-cell>
          <table:table-cell office:value-type="float" office:value="11763" calcext:value-type="float">
            <text:p>11763</text:p>
          </table:table-cell>
          <table:table-cell office:value-type="float" office:value="18726" calcext:value-type="float">
            <text:p>18726</text:p>
          </table:table-cell>
          <table:table-cell office:value-type="float" office:value="13561" calcext:value-type="float">
            <text:p>13561</text:p>
          </table:table-cell>
          <table:table-cell office:value-type="float" office:value="20294" calcext:value-type="float">
            <text:p>20294</text:p>
          </table:table-cell>
          <table:table-cell office:value-type="float" office:value="12867" calcext:value-type="float">
            <text:p>12867</text:p>
          </table:table-cell>
          <table:table-cell office:value-type="float" office:value="19199" calcext:value-type="float">
            <text:p>19199</text:p>
          </table:table-cell>
          <table:table-cell table:style-name="ce8" office:value-type="float" office:value="136" calcext:value-type="float">
            <text:p>136</text:p>
          </table:table-cell>
          <table:table-cell office:value-type="float" office:value="16662" calcext:value-type="float">
            <text:p>16662</text:p>
          </table:table-cell>
          <table:table-cell office:value-type="float" office:value="25300" calcext:value-type="float">
            <text:p>25300</text:p>
          </table:table-cell>
          <table:table-cell table:style-name="ce4" office:value-type="float" office:value="17959" calcext:value-type="float">
            <text:p>17959</text:p>
          </table:table-cell>
          <table:table-cell table:style-name="Default" office:value-type="float" office:value="28104" calcext:value-type="float">
            <text:p>28104</text:p>
          </table:table-cell>
          <table:table-cell office:value-type="float" office:value="16556" calcext:value-type="float">
            <text:p>16556</text:p>
          </table:table-cell>
          <table:table-cell table:style-name="Default" office:value-type="float" office:value="24673" calcext:value-type="float">
            <text:p>24673</text:p>
          </table:table-cell>
          <table:table-cell office:value-type="float" office:value="19768" calcext:value-type="float">
            <text:p>19768</text:p>
          </table:table-cell>
          <table:table-cell office:value-type="float" office:value="27181" calcext:value-type="float">
            <text:p>2718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37" calcext:value-type="float">
            <text:p>137</text:p>
          </table:table-cell>
          <table:table-cell office:value-type="float" office:value="15064" calcext:value-type="float">
            <text:p>15064</text:p>
          </table:table-cell>
          <table:table-cell office:value-type="float" office:value="20420" calcext:value-type="float">
            <text:p>20420</text:p>
          </table:table-cell>
          <table:table-cell office:value-type="float" office:value="12362" calcext:value-type="float">
            <text:p>12362</text:p>
          </table:table-cell>
          <table:table-cell office:value-type="float" office:value="18797" calcext:value-type="float">
            <text:p>18797</text:p>
          </table:table-cell>
          <table:table-cell office:value-type="float" office:value="13461" calcext:value-type="float">
            <text:p>13461</text:p>
          </table:table-cell>
          <table:table-cell office:value-type="float" office:value="20215" calcext:value-type="float">
            <text:p>20215</text:p>
          </table:table-cell>
          <table:table-cell office:value-type="float" office:value="13467" calcext:value-type="float">
            <text:p>13467</text:p>
          </table:table-cell>
          <table:table-cell office:value-type="float" office:value="19318" calcext:value-type="float">
            <text:p>19318</text:p>
          </table:table-cell>
          <table:table-cell table:style-name="ce8" office:value-type="float" office:value="137" calcext:value-type="float">
            <text:p>137</text:p>
          </table:table-cell>
          <table:table-cell office:value-type="float" office:value="17368" calcext:value-type="float">
            <text:p>17368</text:p>
          </table:table-cell>
          <table:table-cell office:value-type="float" office:value="25439" calcext:value-type="float">
            <text:p>25439</text:p>
          </table:table-cell>
          <table:table-cell table:style-name="ce4" office:value-type="float" office:value="19162" calcext:value-type="float">
            <text:p>19162</text:p>
          </table:table-cell>
          <table:table-cell table:style-name="Default" office:value-type="float" office:value="28432" calcext:value-type="float">
            <text:p>28432</text:p>
          </table:table-cell>
          <table:table-cell office:value-type="float" office:value="17157" calcext:value-type="float">
            <text:p>17157</text:p>
          </table:table-cell>
          <table:table-cell table:style-name="Default" office:value-type="float" office:value="24834" calcext:value-type="float">
            <text:p>24834</text:p>
          </table:table-cell>
          <table:table-cell office:value-type="float" office:value="18671" calcext:value-type="float">
            <text:p>18671</text:p>
          </table:table-cell>
          <table:table-cell office:value-type="float" office:value="26922" calcext:value-type="float">
            <text:p>2692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38" calcext:value-type="float">
            <text:p>138</text:p>
          </table:table-cell>
          <table:table-cell office:value-type="float" office:value="14164" calcext:value-type="float">
            <text:p>14164</text:p>
          </table:table-cell>
          <table:table-cell office:value-type="float" office:value="20485" calcext:value-type="float">
            <text:p>20485</text:p>
          </table:table-cell>
          <table:table-cell office:value-type="float" office:value="12362" calcext:value-type="float">
            <text:p>12362</text:p>
          </table:table-cell>
          <table:table-cell office:value-type="float" office:value="18749" calcext:value-type="float">
            <text:p>18749</text:p>
          </table:table-cell>
          <table:table-cell office:value-type="float" office:value="14261" calcext:value-type="float">
            <text:p>14261</text:p>
          </table:table-cell>
          <table:table-cell office:value-type="float" office:value="20059" calcext:value-type="float">
            <text:p>20059</text:p>
          </table:table-cell>
          <table:table-cell office:value-type="float" office:value="13669" calcext:value-type="float">
            <text:p>13669</text:p>
          </table:table-cell>
          <table:table-cell office:value-type="float" office:value="19263" calcext:value-type="float">
            <text:p>19263</text:p>
          </table:table-cell>
          <table:table-cell table:style-name="ce8" office:value-type="float" office:value="138" calcext:value-type="float">
            <text:p>138</text:p>
          </table:table-cell>
          <table:table-cell office:value-type="float" office:value="15763" calcext:value-type="float">
            <text:p>15763</text:p>
          </table:table-cell>
          <table:table-cell office:value-type="float" office:value="25389" calcext:value-type="float">
            <text:p>25389</text:p>
          </table:table-cell>
          <table:table-cell table:style-name="ce4" office:value-type="float" office:value="18664" calcext:value-type="float">
            <text:p>18664</text:p>
          </table:table-cell>
          <table:table-cell table:style-name="Default" office:value-type="float" office:value="28481" calcext:value-type="float">
            <text:p>28481</text:p>
          </table:table-cell>
          <table:table-cell office:value-type="float" office:value="17158" calcext:value-type="float">
            <text:p>17158</text:p>
          </table:table-cell>
          <table:table-cell table:style-name="Default" office:value-type="float" office:value="24875" calcext:value-type="float">
            <text:p>24875</text:p>
          </table:table-cell>
          <table:table-cell office:value-type="float" office:value="19166" calcext:value-type="float">
            <text:p>19166</text:p>
          </table:table-cell>
          <table:table-cell office:value-type="float" office:value="26350" calcext:value-type="float">
            <text:p>2635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39" calcext:value-type="float">
            <text:p>139</text:p>
          </table:table-cell>
          <table:table-cell office:value-type="float" office:value="14266" calcext:value-type="float">
            <text:p>14266</text:p>
          </table:table-cell>
          <table:table-cell office:value-type="float" office:value="20378" calcext:value-type="float">
            <text:p>20378</text:p>
          </table:table-cell>
          <table:table-cell office:value-type="float" office:value="11563" calcext:value-type="float">
            <text:p>11563</text:p>
          </table:table-cell>
          <table:table-cell office:value-type="float" office:value="18905" calcext:value-type="float">
            <text:p>18905</text:p>
          </table:table-cell>
          <table:table-cell office:value-type="float" office:value="13562" calcext:value-type="float">
            <text:p>13562</text:p>
          </table:table-cell>
          <table:table-cell office:value-type="float" office:value="20288" calcext:value-type="float">
            <text:p>20288</text:p>
          </table:table-cell>
          <table:table-cell office:value-type="float" office:value="11769" calcext:value-type="float">
            <text:p>11769</text:p>
          </table:table-cell>
          <table:table-cell office:value-type="float" office:value="19151" calcext:value-type="float">
            <text:p>19151</text:p>
          </table:table-cell>
          <table:table-cell table:style-name="ce8" office:value-type="float" office:value="139" calcext:value-type="float">
            <text:p>139</text:p>
          </table:table-cell>
          <table:table-cell office:value-type="float" office:value="17464" calcext:value-type="float">
            <text:p>17464</text:p>
          </table:table-cell>
          <table:table-cell office:value-type="float" office:value="25445" calcext:value-type="float">
            <text:p>25445</text:p>
          </table:table-cell>
          <table:table-cell table:style-name="ce4" office:value-type="float" office:value="19058" calcext:value-type="float">
            <text:p>19058</text:p>
          </table:table-cell>
          <table:table-cell table:style-name="Default" office:value-type="float" office:value="27909" calcext:value-type="float">
            <text:p>27909</text:p>
          </table:table-cell>
          <table:table-cell office:value-type="float" office:value="17253" calcext:value-type="float">
            <text:p>17253</text:p>
          </table:table-cell>
          <table:table-cell table:style-name="Default" office:value-type="float" office:value="25215" calcext:value-type="float">
            <text:p>25215</text:p>
          </table:table-cell>
          <table:table-cell office:value-type="float" office:value="18670" calcext:value-type="float">
            <text:p>18670</text:p>
          </table:table-cell>
          <table:table-cell office:value-type="float" office:value="26712" calcext:value-type="float">
            <text:p>2671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40" calcext:value-type="float">
            <text:p>140</text:p>
          </table:table-cell>
          <table:table-cell office:value-type="float" office:value="14965" calcext:value-type="float">
            <text:p>14965</text:p>
          </table:table-cell>
          <table:table-cell office:value-type="float" office:value="20244" calcext:value-type="float">
            <text:p>20244</text:p>
          </table:table-cell>
          <table:table-cell office:value-type="float" office:value="10663" calcext:value-type="float">
            <text:p>10663</text:p>
          </table:table-cell>
          <table:table-cell office:value-type="float" office:value="19027" calcext:value-type="float">
            <text:p>19027</text:p>
          </table:table-cell>
          <table:table-cell office:value-type="float" office:value="14362" calcext:value-type="float">
            <text:p>14362</text:p>
          </table:table-cell>
          <table:table-cell office:value-type="float" office:value="20199" calcext:value-type="float">
            <text:p>20199</text:p>
          </table:table-cell>
          <table:table-cell office:value-type="float" office:value="13467" calcext:value-type="float">
            <text:p>13467</text:p>
          </table:table-cell>
          <table:table-cell office:value-type="float" office:value="18945" calcext:value-type="float">
            <text:p>18945</text:p>
          </table:table-cell>
          <table:table-cell table:style-name="ce8" office:value-type="float" office:value="140" calcext:value-type="float">
            <text:p>140</text:p>
          </table:table-cell>
          <table:table-cell office:value-type="float" office:value="16765" calcext:value-type="float">
            <text:p>16765</text:p>
          </table:table-cell>
          <table:table-cell office:value-type="float" office:value="25574" calcext:value-type="float">
            <text:p>25574</text:p>
          </table:table-cell>
          <table:table-cell table:style-name="ce4" office:value-type="float" office:value="17963" calcext:value-type="float">
            <text:p>17963</text:p>
          </table:table-cell>
          <table:table-cell table:style-name="Default" office:value-type="float" office:value="27660" calcext:value-type="float">
            <text:p>27660</text:p>
          </table:table-cell>
          <table:table-cell office:value-type="float" office:value="17254" calcext:value-type="float">
            <text:p>17254</text:p>
          </table:table-cell>
          <table:table-cell table:style-name="Default" office:value-type="float" office:value="25116" calcext:value-type="float">
            <text:p>25116</text:p>
          </table:table-cell>
          <table:table-cell office:value-type="float" office:value="18268" calcext:value-type="float">
            <text:p>18268</text:p>
          </table:table-cell>
          <table:table-cell office:value-type="float" office:value="26950" calcext:value-type="float">
            <text:p>2695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41" calcext:value-type="float">
            <text:p>141</text:p>
          </table:table-cell>
          <table:table-cell office:value-type="float" office:value="14365" calcext:value-type="float">
            <text:p>14365</text:p>
          </table:table-cell>
          <table:table-cell office:value-type="float" office:value="20230" calcext:value-type="float">
            <text:p>20230</text:p>
          </table:table-cell>
          <table:table-cell office:value-type="float" office:value="11661" calcext:value-type="float">
            <text:p>11661</text:p>
          </table:table-cell>
          <table:table-cell office:value-type="float" office:value="19062" calcext:value-type="float">
            <text:p>19062</text:p>
          </table:table-cell>
          <table:table-cell office:value-type="float" office:value="13561" calcext:value-type="float">
            <text:p>13561</text:p>
          </table:table-cell>
          <table:table-cell office:value-type="float" office:value="20293" calcext:value-type="float">
            <text:p>20293</text:p>
          </table:table-cell>
          <table:table-cell office:value-type="float" office:value="13369" calcext:value-type="float">
            <text:p>13369</text:p>
          </table:table-cell>
          <table:table-cell office:value-type="float" office:value="18897" calcext:value-type="float">
            <text:p>18897</text:p>
          </table:table-cell>
          <table:table-cell table:style-name="ce8" office:value-type="float" office:value="141" calcext:value-type="float">
            <text:p>141</text:p>
          </table:table-cell>
          <table:table-cell office:value-type="float" office:value="16562" calcext:value-type="float">
            <text:p>16562</text:p>
          </table:table-cell>
          <table:table-cell office:value-type="float" office:value="25214" calcext:value-type="float">
            <text:p>25214</text:p>
          </table:table-cell>
          <table:table-cell table:style-name="ce4" office:value-type="float" office:value="18863" calcext:value-type="float">
            <text:p>18863</text:p>
          </table:table-cell>
          <table:table-cell table:style-name="Default" office:value-type="float" office:value="27384" calcext:value-type="float">
            <text:p>27384</text:p>
          </table:table-cell>
          <table:table-cell office:value-type="float" office:value="17157" calcext:value-type="float">
            <text:p>17157</text:p>
          </table:table-cell>
          <table:table-cell table:style-name="Default" office:value-type="float" office:value="24837" calcext:value-type="float">
            <text:p>24837</text:p>
          </table:table-cell>
          <table:table-cell office:value-type="float" office:value="18368" calcext:value-type="float">
            <text:p>18368</text:p>
          </table:table-cell>
          <table:table-cell office:value-type="float" office:value="27219" calcext:value-type="float">
            <text:p>2721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42" calcext:value-type="float">
            <text:p>142</text:p>
          </table:table-cell>
          <table:table-cell office:value-type="float" office:value="14366" calcext:value-type="float">
            <text:p>14366</text:p>
          </table:table-cell>
          <table:table-cell office:value-type="float" office:value="20279" calcext:value-type="float">
            <text:p>20279</text:p>
          </table:table-cell>
          <table:table-cell office:value-type="float" office:value="12962" calcext:value-type="float">
            <text:p>12962</text:p>
          </table:table-cell>
          <table:table-cell office:value-type="float" office:value="19286" calcext:value-type="float">
            <text:p>19286</text:p>
          </table:table-cell>
          <table:table-cell office:value-type="float" office:value="14262" calcext:value-type="float">
            <text:p>14262</text:p>
          </table:table-cell>
          <table:table-cell office:value-type="float" office:value="20294" calcext:value-type="float">
            <text:p>20294</text:p>
          </table:table-cell>
          <table:table-cell office:value-type="float" office:value="13369" calcext:value-type="float">
            <text:p>13369</text:p>
          </table:table-cell>
          <table:table-cell office:value-type="float" office:value="19059" calcext:value-type="float">
            <text:p>19059</text:p>
          </table:table-cell>
          <table:table-cell table:style-name="ce8" office:value-type="float" office:value="142" calcext:value-type="float">
            <text:p>142</text:p>
          </table:table-cell>
          <table:table-cell office:value-type="float" office:value="16570" calcext:value-type="float">
            <text:p>16570</text:p>
          </table:table-cell>
          <table:table-cell office:value-type="float" office:value="24935" calcext:value-type="float">
            <text:p>24935</text:p>
          </table:table-cell>
          <table:table-cell table:style-name="ce4" office:value-type="float" office:value="18162" calcext:value-type="float">
            <text:p>18162</text:p>
          </table:table-cell>
          <table:table-cell table:style-name="Default" office:value-type="float" office:value="27352" calcext:value-type="float">
            <text:p>27352</text:p>
          </table:table-cell>
          <table:table-cell office:value-type="float" office:value="15457" calcext:value-type="float">
            <text:p>15457</text:p>
          </table:table-cell>
          <table:table-cell table:style-name="Default" office:value-type="float" office:value="24737" calcext:value-type="float">
            <text:p>24737</text:p>
          </table:table-cell>
          <table:table-cell office:value-type="float" office:value="19771" calcext:value-type="float">
            <text:p>19771</text:p>
          </table:table-cell>
          <table:table-cell office:value-type="float" office:value="27097" calcext:value-type="float">
            <text:p>2709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43" calcext:value-type="float">
            <text:p>143</text:p>
          </table:table-cell>
          <table:table-cell office:value-type="float" office:value="14366" calcext:value-type="float">
            <text:p>14366</text:p>
          </table:table-cell>
          <table:table-cell office:value-type="float" office:value="20319" calcext:value-type="float">
            <text:p>20319</text:p>
          </table:table-cell>
          <table:table-cell office:value-type="float" office:value="11765" calcext:value-type="float">
            <text:p>11765</text:p>
          </table:table-cell>
          <table:table-cell office:value-type="float" office:value="19308" calcext:value-type="float">
            <text:p>19308</text:p>
          </table:table-cell>
          <table:table-cell office:value-type="float" office:value="13361" calcext:value-type="float">
            <text:p>13361</text:p>
          </table:table-cell>
          <table:table-cell office:value-type="float" office:value="20161" calcext:value-type="float">
            <text:p>20161</text:p>
          </table:table-cell>
          <table:table-cell office:value-type="float" office:value="13167" calcext:value-type="float">
            <text:p>13167</text:p>
          </table:table-cell>
          <table:table-cell office:value-type="float" office:value="19065" calcext:value-type="float">
            <text:p>19065</text:p>
          </table:table-cell>
          <table:table-cell table:style-name="ce8" office:value-type="float" office:value="143" calcext:value-type="float">
            <text:p>143</text:p>
          </table:table-cell>
          <table:table-cell office:value-type="float" office:value="15863" calcext:value-type="float">
            <text:p>15863</text:p>
          </table:table-cell>
          <table:table-cell office:value-type="float" office:value="25120" calcext:value-type="float">
            <text:p>25120</text:p>
          </table:table-cell>
          <table:table-cell table:style-name="ce4" office:value-type="float" office:value="18766" calcext:value-type="float">
            <text:p>18766</text:p>
          </table:table-cell>
          <table:table-cell table:style-name="Default" office:value-type="float" office:value="27593" calcext:value-type="float">
            <text:p>27593</text:p>
          </table:table-cell>
          <table:table-cell office:value-type="float" office:value="16657" calcext:value-type="float">
            <text:p>16657</text:p>
          </table:table-cell>
          <table:table-cell table:style-name="Default" office:value-type="float" office:value="25035" calcext:value-type="float">
            <text:p>25035</text:p>
          </table:table-cell>
          <table:table-cell office:value-type="float" office:value="20167" calcext:value-type="float">
            <text:p>20167</text:p>
          </table:table-cell>
          <table:table-cell office:value-type="float" office:value="27077" calcext:value-type="float">
            <text:p>2707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44" calcext:value-type="float">
            <text:p>144</text:p>
          </table:table-cell>
          <table:table-cell office:value-type="float" office:value="14265" calcext:value-type="float">
            <text:p>14265</text:p>
          </table:table-cell>
          <table:table-cell office:value-type="float" office:value="20158" calcext:value-type="float">
            <text:p>20158</text:p>
          </table:table-cell>
          <table:table-cell office:value-type="float" office:value="13265" calcext:value-type="float">
            <text:p>13265</text:p>
          </table:table-cell>
          <table:table-cell office:value-type="float" office:value="19230" calcext:value-type="float">
            <text:p>19230</text:p>
          </table:table-cell>
          <table:table-cell office:value-type="float" office:value="13561" calcext:value-type="float">
            <text:p>13561</text:p>
          </table:table-cell>
          <table:table-cell office:value-type="float" office:value="20104" calcext:value-type="float">
            <text:p>20104</text:p>
          </table:table-cell>
          <table:table-cell office:value-type="float" office:value="13367" calcext:value-type="float">
            <text:p>13367</text:p>
          </table:table-cell>
          <table:table-cell office:value-type="float" office:value="18829" calcext:value-type="float">
            <text:p>18829</text:p>
          </table:table-cell>
          <table:table-cell table:style-name="ce8" office:value-type="float" office:value="144" calcext:value-type="float">
            <text:p>144</text:p>
          </table:table-cell>
          <table:table-cell office:value-type="float" office:value="16365" calcext:value-type="float">
            <text:p>16365</text:p>
          </table:table-cell>
          <table:table-cell office:value-type="float" office:value="25181" calcext:value-type="float">
            <text:p>25181</text:p>
          </table:table-cell>
          <table:table-cell table:style-name="ce4" office:value-type="float" office:value="18865" calcext:value-type="float">
            <text:p>18865</text:p>
          </table:table-cell>
          <table:table-cell table:style-name="Default" office:value-type="float" office:value="27244" calcext:value-type="float">
            <text:p>27244</text:p>
          </table:table-cell>
          <table:table-cell office:value-type="float" office:value="16559" calcext:value-type="float">
            <text:p>16559</text:p>
          </table:table-cell>
          <table:table-cell table:style-name="Default" office:value-type="float" office:value="25191" calcext:value-type="float">
            <text:p>25191</text:p>
          </table:table-cell>
          <table:table-cell office:value-type="float" office:value="19767" calcext:value-type="float">
            <text:p>19767</text:p>
          </table:table-cell>
          <table:table-cell office:value-type="float" office:value="27574" calcext:value-type="float">
            <text:p>2757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45" calcext:value-type="float">
            <text:p>145</text:p>
          </table:table-cell>
          <table:table-cell office:value-type="float" office:value="14270" calcext:value-type="float">
            <text:p>14270</text:p>
          </table:table-cell>
          <table:table-cell office:value-type="float" office:value="20210" calcext:value-type="float">
            <text:p>20210</text:p>
          </table:table-cell>
          <table:table-cell office:value-type="float" office:value="12563" calcext:value-type="float">
            <text:p>12563</text:p>
          </table:table-cell>
          <table:table-cell office:value-type="float" office:value="19305" calcext:value-type="float">
            <text:p>19305</text:p>
          </table:table-cell>
          <table:table-cell office:value-type="float" office:value="13561" calcext:value-type="float">
            <text:p>13561</text:p>
          </table:table-cell>
          <table:table-cell office:value-type="float" office:value="20039" calcext:value-type="float">
            <text:p>20039</text:p>
          </table:table-cell>
          <table:table-cell office:value-type="float" office:value="12470" calcext:value-type="float">
            <text:p>12470</text:p>
          </table:table-cell>
          <table:table-cell office:value-type="float" office:value="18847" calcext:value-type="float">
            <text:p>18847</text:p>
          </table:table-cell>
          <table:table-cell table:style-name="ce8" office:value-type="float" office:value="145" calcext:value-type="float">
            <text:p>145</text:p>
          </table:table-cell>
          <table:table-cell office:value-type="float" office:value="16561" calcext:value-type="float">
            <text:p>16561</text:p>
          </table:table-cell>
          <table:table-cell office:value-type="float" office:value="25069" calcext:value-type="float">
            <text:p>25069</text:p>
          </table:table-cell>
          <table:table-cell table:style-name="ce4" office:value-type="float" office:value="18865" calcext:value-type="float">
            <text:p>18865</text:p>
          </table:table-cell>
          <table:table-cell table:style-name="Default" office:value-type="float" office:value="27909" calcext:value-type="float">
            <text:p>27909</text:p>
          </table:table-cell>
          <table:table-cell office:value-type="float" office:value="16461" calcext:value-type="float">
            <text:p>16461</text:p>
          </table:table-cell>
          <table:table-cell table:style-name="Default" office:value-type="float" office:value="24998" calcext:value-type="float">
            <text:p>24998</text:p>
          </table:table-cell>
          <table:table-cell office:value-type="float" office:value="20368" calcext:value-type="float">
            <text:p>20368</text:p>
          </table:table-cell>
          <table:table-cell office:value-type="float" office:value="27923" calcext:value-type="float">
            <text:p>2792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46" calcext:value-type="float">
            <text:p>146</text:p>
          </table:table-cell>
          <table:table-cell office:value-type="float" office:value="14364" calcext:value-type="float">
            <text:p>14364</text:p>
          </table:table-cell>
          <table:table-cell office:value-type="float" office:value="20161" calcext:value-type="float">
            <text:p>20161</text:p>
          </table:table-cell>
          <table:table-cell office:value-type="float" office:value="13161" calcext:value-type="float">
            <text:p>13161</text:p>
          </table:table-cell>
          <table:table-cell office:value-type="float" office:value="19382" calcext:value-type="float">
            <text:p>19382</text:p>
          </table:table-cell>
          <table:table-cell office:value-type="float" office:value="13561" calcext:value-type="float">
            <text:p>13561</text:p>
          </table:table-cell>
          <table:table-cell office:value-type="float" office:value="20139" calcext:value-type="float">
            <text:p>20139</text:p>
          </table:table-cell>
          <table:table-cell office:value-type="float" office:value="12969" calcext:value-type="float">
            <text:p>12969</text:p>
          </table:table-cell>
          <table:table-cell office:value-type="float" office:value="18762" calcext:value-type="float">
            <text:p>18762</text:p>
          </table:table-cell>
          <table:table-cell table:style-name="ce8" office:value-type="float" office:value="146" calcext:value-type="float">
            <text:p>146</text:p>
          </table:table-cell>
          <table:table-cell office:value-type="float" office:value="16766" calcext:value-type="float">
            <text:p>16766</text:p>
          </table:table-cell>
          <table:table-cell office:value-type="float" office:value="25141" calcext:value-type="float">
            <text:p>25141</text:p>
          </table:table-cell>
          <table:table-cell table:style-name="ce4" office:value-type="float" office:value="19769" calcext:value-type="float">
            <text:p>19769</text:p>
          </table:table-cell>
          <table:table-cell table:style-name="Default" office:value-type="float" office:value="28089" calcext:value-type="float">
            <text:p>28089</text:p>
          </table:table-cell>
          <table:table-cell office:value-type="float" office:value="17162" calcext:value-type="float">
            <text:p>17162</text:p>
          </table:table-cell>
          <table:table-cell table:style-name="Default" office:value-type="float" office:value="24776" calcext:value-type="float">
            <text:p>24776</text:p>
          </table:table-cell>
          <table:table-cell office:value-type="float" office:value="20465" calcext:value-type="float">
            <text:p>20465</text:p>
          </table:table-cell>
          <table:table-cell office:value-type="float" office:value="27746" calcext:value-type="float">
            <text:p>2774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47" calcext:value-type="float">
            <text:p>147</text:p>
          </table:table-cell>
          <table:table-cell office:value-type="float" office:value="14267" calcext:value-type="float">
            <text:p>14267</text:p>
          </table:table-cell>
          <table:table-cell office:value-type="float" office:value="20300" calcext:value-type="float">
            <text:p>20300</text:p>
          </table:table-cell>
          <table:table-cell office:value-type="float" office:value="12560" calcext:value-type="float">
            <text:p>12560</text:p>
          </table:table-cell>
          <table:table-cell office:value-type="float" office:value="19350" calcext:value-type="float">
            <text:p>19350</text:p>
          </table:table-cell>
          <table:table-cell office:value-type="float" office:value="13561" calcext:value-type="float">
            <text:p>13561</text:p>
          </table:table-cell>
          <table:table-cell office:value-type="float" office:value="20196" calcext:value-type="float">
            <text:p>20196</text:p>
          </table:table-cell>
          <table:table-cell office:value-type="float" office:value="12469" calcext:value-type="float">
            <text:p>12469</text:p>
          </table:table-cell>
          <table:table-cell office:value-type="float" office:value="18589" calcext:value-type="float">
            <text:p>18589</text:p>
          </table:table-cell>
          <table:table-cell table:style-name="ce8" office:value-type="float" office:value="147" calcext:value-type="float">
            <text:p>147</text:p>
          </table:table-cell>
          <table:table-cell office:value-type="float" office:value="16568" calcext:value-type="float">
            <text:p>16568</text:p>
          </table:table-cell>
          <table:table-cell office:value-type="float" office:value="25310" calcext:value-type="float">
            <text:p>25310</text:p>
          </table:table-cell>
          <table:table-cell table:style-name="ce4" office:value-type="float" office:value="18171" calcext:value-type="float">
            <text:p>18171</text:p>
          </table:table-cell>
          <table:table-cell table:style-name="Default" office:value-type="float" office:value="28514" calcext:value-type="float">
            <text:p>28514</text:p>
          </table:table-cell>
          <table:table-cell office:value-type="float" office:value="17456" calcext:value-type="float">
            <text:p>17456</text:p>
          </table:table-cell>
          <table:table-cell table:style-name="Default" office:value-type="float" office:value="24934" calcext:value-type="float">
            <text:p>24934</text:p>
          </table:table-cell>
          <table:table-cell office:value-type="float" office:value="20266" calcext:value-type="float">
            <text:p>20266</text:p>
          </table:table-cell>
          <table:table-cell office:value-type="float" office:value="28121" calcext:value-type="float">
            <text:p>2812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48" calcext:value-type="float">
            <text:p>148</text:p>
          </table:table-cell>
          <table:table-cell office:value-type="float" office:value="14262" calcext:value-type="float">
            <text:p>14262</text:p>
          </table:table-cell>
          <table:table-cell office:value-type="float" office:value="20240" calcext:value-type="float">
            <text:p>20240</text:p>
          </table:table-cell>
          <table:table-cell office:value-type="float" office:value="12665" calcext:value-type="float">
            <text:p>12665</text:p>
          </table:table-cell>
          <table:table-cell office:value-type="float" office:value="19301" calcext:value-type="float">
            <text:p>19301</text:p>
          </table:table-cell>
          <table:table-cell office:value-type="float" office:value="13561" calcext:value-type="float">
            <text:p>13561</text:p>
          </table:table-cell>
          <table:table-cell office:value-type="float" office:value="20178" calcext:value-type="float">
            <text:p>20178</text:p>
          </table:table-cell>
          <table:table-cell office:value-type="float" office:value="12368" calcext:value-type="float">
            <text:p>12368</text:p>
          </table:table-cell>
          <table:table-cell office:value-type="float" office:value="18566" calcext:value-type="float">
            <text:p>18566</text:p>
          </table:table-cell>
          <table:table-cell table:style-name="ce8" office:value-type="float" office:value="148" calcext:value-type="float">
            <text:p>148</text:p>
          </table:table-cell>
          <table:table-cell office:value-type="float" office:value="15862" calcext:value-type="float">
            <text:p>15862</text:p>
          </table:table-cell>
          <table:table-cell office:value-type="float" office:value="25418" calcext:value-type="float">
            <text:p>25418</text:p>
          </table:table-cell>
          <table:table-cell table:style-name="ce4" office:value-type="float" office:value="19170" calcext:value-type="float">
            <text:p>19170</text:p>
          </table:table-cell>
          <table:table-cell table:style-name="Default" office:value-type="float" office:value="28550" calcext:value-type="float">
            <text:p>28550</text:p>
          </table:table-cell>
          <table:table-cell office:value-type="float" office:value="17160" calcext:value-type="float">
            <text:p>17160</text:p>
          </table:table-cell>
          <table:table-cell table:style-name="Default" office:value-type="float" office:value="24918" calcext:value-type="float">
            <text:p>24918</text:p>
          </table:table-cell>
          <table:table-cell office:value-type="float" office:value="20368" calcext:value-type="float">
            <text:p>20368</text:p>
          </table:table-cell>
          <table:table-cell office:value-type="float" office:value="28002" calcext:value-type="float">
            <text:p>2800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49" calcext:value-type="float">
            <text:p>149</text:p>
          </table:table-cell>
          <table:table-cell office:value-type="float" office:value="14165" calcext:value-type="float">
            <text:p>14165</text:p>
          </table:table-cell>
          <table:table-cell office:value-type="float" office:value="20034" calcext:value-type="float">
            <text:p>20034</text:p>
          </table:table-cell>
          <table:table-cell office:value-type="float" office:value="12864" calcext:value-type="float">
            <text:p>12864</text:p>
          </table:table-cell>
          <table:table-cell office:value-type="float" office:value="19082" calcext:value-type="float">
            <text:p>19082</text:p>
          </table:table-cell>
          <table:table-cell office:value-type="float" office:value="13561" calcext:value-type="float">
            <text:p>13561</text:p>
          </table:table-cell>
          <table:table-cell office:value-type="float" office:value="20140" calcext:value-type="float">
            <text:p>20140</text:p>
          </table:table-cell>
          <table:table-cell office:value-type="float" office:value="12770" calcext:value-type="float">
            <text:p>12770</text:p>
          </table:table-cell>
          <table:table-cell office:value-type="float" office:value="18745" calcext:value-type="float">
            <text:p>18745</text:p>
          </table:table-cell>
          <table:table-cell table:style-name="ce8" office:value-type="float" office:value="149" calcext:value-type="float">
            <text:p>149</text:p>
          </table:table-cell>
          <table:table-cell office:value-type="float" office:value="14762" calcext:value-type="float">
            <text:p>14762</text:p>
          </table:table-cell>
          <table:table-cell office:value-type="float" office:value="25251" calcext:value-type="float">
            <text:p>25251</text:p>
          </table:table-cell>
          <table:table-cell table:style-name="ce4" office:value-type="float" office:value="19862" calcext:value-type="float">
            <text:p>19862</text:p>
          </table:table-cell>
          <table:table-cell table:style-name="Default" office:value-type="float" office:value="28400" calcext:value-type="float">
            <text:p>28400</text:p>
          </table:table-cell>
          <table:table-cell office:value-type="float" office:value="17860" calcext:value-type="float">
            <text:p>17860</text:p>
          </table:table-cell>
          <table:table-cell table:style-name="Default" office:value-type="float" office:value="25011" calcext:value-type="float">
            <text:p>25011</text:p>
          </table:table-cell>
          <table:table-cell office:value-type="float" office:value="19269" calcext:value-type="float">
            <text:p>19269</text:p>
          </table:table-cell>
          <table:table-cell office:value-type="float" office:value="27616" calcext:value-type="float">
            <text:p>2761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50" calcext:value-type="float">
            <text:p>150</text:p>
          </table:table-cell>
          <table:table-cell office:value-type="float" office:value="14365" calcext:value-type="float">
            <text:p>14365</text:p>
          </table:table-cell>
          <table:table-cell office:value-type="float" office:value="20337" calcext:value-type="float">
            <text:p>20337</text:p>
          </table:table-cell>
          <table:table-cell office:value-type="float" office:value="11863" calcext:value-type="float">
            <text:p>11863</text:p>
          </table:table-cell>
          <table:table-cell office:value-type="float" office:value="19061" calcext:value-type="float">
            <text:p>19061</text:p>
          </table:table-cell>
          <table:table-cell office:value-type="float" office:value="13563" calcext:value-type="float">
            <text:p>13563</text:p>
          </table:table-cell>
          <table:table-cell office:value-type="float" office:value="20017" calcext:value-type="float">
            <text:p>20017</text:p>
          </table:table-cell>
          <table:table-cell office:value-type="float" office:value="12469" calcext:value-type="float">
            <text:p>12469</text:p>
          </table:table-cell>
          <table:table-cell office:value-type="float" office:value="18790" calcext:value-type="float">
            <text:p>18790</text:p>
          </table:table-cell>
          <table:table-cell table:style-name="ce8" office:value-type="float" office:value="150" calcext:value-type="float">
            <text:p>150</text:p>
          </table:table-cell>
          <table:table-cell office:value-type="float" office:value="16462" calcext:value-type="float">
            <text:p>16462</text:p>
          </table:table-cell>
          <table:table-cell office:value-type="float" office:value="25126" calcext:value-type="float">
            <text:p>25126</text:p>
          </table:table-cell>
          <table:table-cell table:style-name="ce4" office:value-type="float" office:value="19668" calcext:value-type="float">
            <text:p>19668</text:p>
          </table:table-cell>
          <table:table-cell table:style-name="Default" office:value-type="float" office:value="28245" calcext:value-type="float">
            <text:p>28245</text:p>
          </table:table-cell>
          <table:table-cell office:value-type="float" office:value="17057" calcext:value-type="float">
            <text:p>17057</text:p>
          </table:table-cell>
          <table:table-cell table:style-name="Default" office:value-type="float" office:value="25044" calcext:value-type="float">
            <text:p>25044</text:p>
          </table:table-cell>
          <table:table-cell office:value-type="float" office:value="19265" calcext:value-type="float">
            <text:p>19265</text:p>
          </table:table-cell>
          <table:table-cell office:value-type="float" office:value="27505" calcext:value-type="float">
            <text:p>2750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51" calcext:value-type="float">
            <text:p>151</text:p>
          </table:table-cell>
          <table:table-cell office:value-type="float" office:value="14465" calcext:value-type="float">
            <text:p>14465</text:p>
          </table:table-cell>
          <table:table-cell office:value-type="float" office:value="20266" calcext:value-type="float">
            <text:p>20266</text:p>
          </table:table-cell>
          <table:table-cell office:value-type="float" office:value="10865" calcext:value-type="float">
            <text:p>10865</text:p>
          </table:table-cell>
          <table:table-cell office:value-type="float" office:value="18908" calcext:value-type="float">
            <text:p>18908</text:p>
          </table:table-cell>
          <table:table-cell office:value-type="float" office:value="13461" calcext:value-type="float">
            <text:p>13461</text:p>
          </table:table-cell>
          <table:table-cell office:value-type="float" office:value="19990" calcext:value-type="float">
            <text:p>19990</text:p>
          </table:table-cell>
          <table:table-cell office:value-type="float" office:value="12868" calcext:value-type="float">
            <text:p>12868</text:p>
          </table:table-cell>
          <table:table-cell office:value-type="float" office:value="18802" calcext:value-type="float">
            <text:p>18802</text:p>
          </table:table-cell>
          <table:table-cell table:style-name="ce8" office:value-type="float" office:value="151" calcext:value-type="float">
            <text:p>151</text:p>
          </table:table-cell>
          <table:table-cell office:value-type="float" office:value="16565" calcext:value-type="float">
            <text:p>16565</text:p>
          </table:table-cell>
          <table:table-cell office:value-type="float" office:value="25231" calcext:value-type="float">
            <text:p>25231</text:p>
          </table:table-cell>
          <table:table-cell table:style-name="ce4" office:value-type="float" office:value="19170" calcext:value-type="float">
            <text:p>19170</text:p>
          </table:table-cell>
          <table:table-cell table:style-name="Default" office:value-type="float" office:value="28153" calcext:value-type="float">
            <text:p>28153</text:p>
          </table:table-cell>
          <table:table-cell office:value-type="float" office:value="17255" calcext:value-type="float">
            <text:p>17255</text:p>
          </table:table-cell>
          <table:table-cell table:style-name="Default" office:value-type="float" office:value="25038" calcext:value-type="float">
            <text:p>25038</text:p>
          </table:table-cell>
          <table:table-cell office:value-type="float" office:value="18066" calcext:value-type="float">
            <text:p>18066</text:p>
          </table:table-cell>
          <table:table-cell office:value-type="float" office:value="27281" calcext:value-type="float">
            <text:p>2728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52" calcext:value-type="float">
            <text:p>152</text:p>
          </table:table-cell>
          <table:table-cell office:value-type="float" office:value="14366" calcext:value-type="float">
            <text:p>14366</text:p>
          </table:table-cell>
          <table:table-cell office:value-type="float" office:value="20327" calcext:value-type="float">
            <text:p>20327</text:p>
          </table:table-cell>
          <table:table-cell office:value-type="float" office:value="11757" calcext:value-type="float">
            <text:p>11757</text:p>
          </table:table-cell>
          <table:table-cell office:value-type="float" office:value="18676" calcext:value-type="float">
            <text:p>18676</text:p>
          </table:table-cell>
          <table:table-cell office:value-type="float" office:value="13561" calcext:value-type="float">
            <text:p>13561</text:p>
          </table:table-cell>
          <table:table-cell office:value-type="float" office:value="20009" calcext:value-type="float">
            <text:p>20009</text:p>
          </table:table-cell>
          <table:table-cell office:value-type="float" office:value="13767" calcext:value-type="float">
            <text:p>13767</text:p>
          </table:table-cell>
          <table:table-cell office:value-type="float" office:value="18923" calcext:value-type="float">
            <text:p>18923</text:p>
          </table:table-cell>
          <table:table-cell table:style-name="ce8" office:value-type="float" office:value="152" calcext:value-type="float">
            <text:p>152</text:p>
          </table:table-cell>
          <table:table-cell office:value-type="float" office:value="14761" calcext:value-type="float">
            <text:p>14761</text:p>
          </table:table-cell>
          <table:table-cell office:value-type="float" office:value="24976" calcext:value-type="float">
            <text:p>24976</text:p>
          </table:table-cell>
          <table:table-cell table:style-name="ce4" office:value-type="float" office:value="17772" calcext:value-type="float">
            <text:p>17772</text:p>
          </table:table-cell>
          <table:table-cell table:style-name="Default" office:value-type="float" office:value="28002" calcext:value-type="float">
            <text:p>28002</text:p>
          </table:table-cell>
          <table:table-cell office:value-type="float" office:value="17156" calcext:value-type="float">
            <text:p>17156</text:p>
          </table:table-cell>
          <table:table-cell table:style-name="Default" office:value-type="float" office:value="25144" calcext:value-type="float">
            <text:p>25144</text:p>
          </table:table-cell>
          <table:table-cell office:value-type="float" office:value="18266" calcext:value-type="float">
            <text:p>18266</text:p>
          </table:table-cell>
          <table:table-cell office:value-type="float" office:value="27204" calcext:value-type="float">
            <text:p>2720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53" calcext:value-type="float">
            <text:p>153</text:p>
          </table:table-cell>
          <table:table-cell office:value-type="float" office:value="14268" calcext:value-type="float">
            <text:p>14268</text:p>
          </table:table-cell>
          <table:table-cell office:value-type="float" office:value="20334" calcext:value-type="float">
            <text:p>20334</text:p>
          </table:table-cell>
          <table:table-cell office:value-type="float" office:value="12660" calcext:value-type="float">
            <text:p>12660</text:p>
          </table:table-cell>
          <table:table-cell office:value-type="float" office:value="18579" calcext:value-type="float">
            <text:p>18579</text:p>
          </table:table-cell>
          <table:table-cell office:value-type="float" office:value="12661" calcext:value-type="float">
            <text:p>12661</text:p>
          </table:table-cell>
          <table:table-cell office:value-type="float" office:value="20013" calcext:value-type="float">
            <text:p>20013</text:p>
          </table:table-cell>
          <table:table-cell office:value-type="float" office:value="13168" calcext:value-type="float">
            <text:p>13168</text:p>
          </table:table-cell>
          <table:table-cell office:value-type="float" office:value="19216" calcext:value-type="float">
            <text:p>19216</text:p>
          </table:table-cell>
          <table:table-cell table:style-name="ce8" office:value-type="float" office:value="153" calcext:value-type="float">
            <text:p>153</text:p>
          </table:table-cell>
          <table:table-cell office:value-type="float" office:value="15663" calcext:value-type="float">
            <text:p>15663</text:p>
          </table:table-cell>
          <table:table-cell office:value-type="float" office:value="25203" calcext:value-type="float">
            <text:p>25203</text:p>
          </table:table-cell>
          <table:table-cell table:style-name="ce4" office:value-type="float" office:value="18167" calcext:value-type="float">
            <text:p>18167</text:p>
          </table:table-cell>
          <table:table-cell table:style-name="Default" office:value-type="float" office:value="27610" calcext:value-type="float">
            <text:p>27610</text:p>
          </table:table-cell>
          <table:table-cell office:value-type="float" office:value="17059" calcext:value-type="float">
            <text:p>17059</text:p>
          </table:table-cell>
          <table:table-cell table:style-name="Default" office:value-type="float" office:value="25233" calcext:value-type="float">
            <text:p>25233</text:p>
          </table:table-cell>
          <table:table-cell office:value-type="float" office:value="17968" calcext:value-type="float">
            <text:p>17968</text:p>
          </table:table-cell>
          <table:table-cell office:value-type="float" office:value="26628" calcext:value-type="float">
            <text:p>2662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54" calcext:value-type="float">
            <text:p>154</text:p>
          </table:table-cell>
          <table:table-cell office:value-type="float" office:value="14266" calcext:value-type="float">
            <text:p>14266</text:p>
          </table:table-cell>
          <table:table-cell office:value-type="float" office:value="20375" calcext:value-type="float">
            <text:p>20375</text:p>
          </table:table-cell>
          <table:table-cell office:value-type="float" office:value="12466" calcext:value-type="float">
            <text:p>12466</text:p>
          </table:table-cell>
          <table:table-cell office:value-type="float" office:value="18916" calcext:value-type="float">
            <text:p>18916</text:p>
          </table:table-cell>
          <table:table-cell office:value-type="float" office:value="14362" calcext:value-type="float">
            <text:p>14362</text:p>
          </table:table-cell>
          <table:table-cell office:value-type="float" office:value="19858" calcext:value-type="float">
            <text:p>19858</text:p>
          </table:table-cell>
          <table:table-cell office:value-type="float" office:value="13470" calcext:value-type="float">
            <text:p>13470</text:p>
          </table:table-cell>
          <table:table-cell office:value-type="float" office:value="19222" calcext:value-type="float">
            <text:p>19222</text:p>
          </table:table-cell>
          <table:table-cell table:style-name="ce8" office:value-type="float" office:value="154" calcext:value-type="float">
            <text:p>154</text:p>
          </table:table-cell>
          <table:table-cell office:value-type="float" office:value="16463" calcext:value-type="float">
            <text:p>16463</text:p>
          </table:table-cell>
          <table:table-cell office:value-type="float" office:value="24932" calcext:value-type="float">
            <text:p>24932</text:p>
          </table:table-cell>
          <table:table-cell table:style-name="ce4" office:value-type="float" office:value="16566" calcext:value-type="float">
            <text:p>16566</text:p>
          </table:table-cell>
          <table:table-cell table:style-name="Default" office:value-type="float" office:value="27446" calcext:value-type="float">
            <text:p>27446</text:p>
          </table:table-cell>
          <table:table-cell office:value-type="float" office:value="16359" calcext:value-type="float">
            <text:p>16359</text:p>
          </table:table-cell>
          <table:table-cell table:style-name="Default" office:value-type="float" office:value="25180" calcext:value-type="float">
            <text:p>25180</text:p>
          </table:table-cell>
          <table:table-cell office:value-type="float" office:value="19264" calcext:value-type="float">
            <text:p>19264</text:p>
          </table:table-cell>
          <table:table-cell office:value-type="float" office:value="26720" calcext:value-type="float">
            <text:p>2672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55" calcext:value-type="float">
            <text:p>155</text:p>
          </table:table-cell>
          <table:table-cell office:value-type="float" office:value="14265" calcext:value-type="float">
            <text:p>14265</text:p>
          </table:table-cell>
          <table:table-cell office:value-type="float" office:value="20194" calcext:value-type="float">
            <text:p>20194</text:p>
          </table:table-cell>
          <table:table-cell office:value-type="float" office:value="12464" calcext:value-type="float">
            <text:p>12464</text:p>
          </table:table-cell>
          <table:table-cell office:value-type="float" office:value="19162" calcext:value-type="float">
            <text:p>19162</text:p>
          </table:table-cell>
          <table:table-cell office:value-type="float" office:value="13461" calcext:value-type="float">
            <text:p>13461</text:p>
          </table:table-cell>
          <table:table-cell office:value-type="float" office:value="20146" calcext:value-type="float">
            <text:p>20146</text:p>
          </table:table-cell>
          <table:table-cell office:value-type="float" office:value="11871" calcext:value-type="float">
            <text:p>11871</text:p>
          </table:table-cell>
          <table:table-cell office:value-type="float" office:value="19308" calcext:value-type="float">
            <text:p>19308</text:p>
          </table:table-cell>
          <table:table-cell table:style-name="ce8" office:value-type="float" office:value="155" calcext:value-type="float">
            <text:p>155</text:p>
          </table:table-cell>
          <table:table-cell office:value-type="float" office:value="16563" calcext:value-type="float">
            <text:p>16563</text:p>
          </table:table-cell>
          <table:table-cell office:value-type="float" office:value="25190" calcext:value-type="float">
            <text:p>25190</text:p>
          </table:table-cell>
          <table:table-cell table:style-name="ce4" office:value-type="float" office:value="18370" calcext:value-type="float">
            <text:p>18370</text:p>
          </table:table-cell>
          <table:table-cell table:style-name="Default" office:value-type="float" office:value="27026" calcext:value-type="float">
            <text:p>27026</text:p>
          </table:table-cell>
          <table:table-cell office:value-type="float" office:value="15556" calcext:value-type="float">
            <text:p>15556</text:p>
          </table:table-cell>
          <table:table-cell table:style-name="Default" office:value-type="float" office:value="25161" calcext:value-type="float">
            <text:p>25161</text:p>
          </table:table-cell>
          <table:table-cell office:value-type="float" office:value="18962" calcext:value-type="float">
            <text:p>18962</text:p>
          </table:table-cell>
          <table:table-cell office:value-type="float" office:value="26956" calcext:value-type="float">
            <text:p>2695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56" calcext:value-type="float">
            <text:p>156</text:p>
          </table:table-cell>
          <table:table-cell office:value-type="float" office:value="14165" calcext:value-type="float">
            <text:p>14165</text:p>
          </table:table-cell>
          <table:table-cell office:value-type="float" office:value="20247" calcext:value-type="float">
            <text:p>20247</text:p>
          </table:table-cell>
          <table:table-cell office:value-type="float" office:value="11664" calcext:value-type="float">
            <text:p>11664</text:p>
          </table:table-cell>
          <table:table-cell office:value-type="float" office:value="19268" calcext:value-type="float">
            <text:p>19268</text:p>
          </table:table-cell>
          <table:table-cell office:value-type="float" office:value="13461" calcext:value-type="float">
            <text:p>13461</text:p>
          </table:table-cell>
          <table:table-cell office:value-type="float" office:value="19966" calcext:value-type="float">
            <text:p>19966</text:p>
          </table:table-cell>
          <table:table-cell office:value-type="float" office:value="12770" calcext:value-type="float">
            <text:p>12770</text:p>
          </table:table-cell>
          <table:table-cell office:value-type="float" office:value="19148" calcext:value-type="float">
            <text:p>19148</text:p>
          </table:table-cell>
          <table:table-cell table:style-name="ce8" office:value-type="float" office:value="156" calcext:value-type="float">
            <text:p>156</text:p>
          </table:table-cell>
          <table:table-cell office:value-type="float" office:value="16463" calcext:value-type="float">
            <text:p>16463</text:p>
          </table:table-cell>
          <table:table-cell office:value-type="float" office:value="25464" calcext:value-type="float">
            <text:p>25464</text:p>
          </table:table-cell>
          <table:table-cell table:style-name="ce4" office:value-type="float" office:value="15669" calcext:value-type="float">
            <text:p>15669</text:p>
          </table:table-cell>
          <table:table-cell table:style-name="Default" office:value-type="float" office:value="26672" calcext:value-type="float">
            <text:p>26672</text:p>
          </table:table-cell>
          <table:table-cell office:value-type="float" office:value="16460" calcext:value-type="float">
            <text:p>16460</text:p>
          </table:table-cell>
          <table:table-cell table:style-name="Default" office:value-type="float" office:value="24797" calcext:value-type="float">
            <text:p>24797</text:p>
          </table:table-cell>
          <table:table-cell office:value-type="float" office:value="18359" calcext:value-type="float">
            <text:p>18359</text:p>
          </table:table-cell>
          <table:table-cell office:value-type="float" office:value="27190" calcext:value-type="float">
            <text:p>2719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57" calcext:value-type="float">
            <text:p>157</text:p>
          </table:table-cell>
          <table:table-cell office:value-type="float" office:value="14268" calcext:value-type="float">
            <text:p>14268</text:p>
          </table:table-cell>
          <table:table-cell office:value-type="float" office:value="20295" calcext:value-type="float">
            <text:p>20295</text:p>
          </table:table-cell>
          <table:table-cell office:value-type="float" office:value="12459" calcext:value-type="float">
            <text:p>12459</text:p>
          </table:table-cell>
          <table:table-cell office:value-type="float" office:value="19403" calcext:value-type="float">
            <text:p>19403</text:p>
          </table:table-cell>
          <table:table-cell office:value-type="float" office:value="13361" calcext:value-type="float">
            <text:p>13361</text:p>
          </table:table-cell>
          <table:table-cell office:value-type="float" office:value="20065" calcext:value-type="float">
            <text:p>20065</text:p>
          </table:table-cell>
          <table:table-cell office:value-type="float" office:value="13367" calcext:value-type="float">
            <text:p>13367</text:p>
          </table:table-cell>
          <table:table-cell office:value-type="float" office:value="19046" calcext:value-type="float">
            <text:p>19046</text:p>
          </table:table-cell>
          <table:table-cell table:style-name="ce8" office:value-type="float" office:value="157" calcext:value-type="float">
            <text:p>157</text:p>
          </table:table-cell>
          <table:table-cell office:value-type="float" office:value="15561" calcext:value-type="float">
            <text:p>15561</text:p>
          </table:table-cell>
          <table:table-cell office:value-type="float" office:value="25242" calcext:value-type="float">
            <text:p>25242</text:p>
          </table:table-cell>
          <table:table-cell table:style-name="ce4" office:value-type="float" office:value="16968" calcext:value-type="float">
            <text:p>16968</text:p>
          </table:table-cell>
          <table:table-cell table:style-name="Default" office:value-type="float" office:value="26710" calcext:value-type="float">
            <text:p>26710</text:p>
          </table:table-cell>
          <table:table-cell office:value-type="float" office:value="15359" calcext:value-type="float">
            <text:p>15359</text:p>
          </table:table-cell>
          <table:table-cell table:style-name="Default" office:value-type="float" office:value="24687" calcext:value-type="float">
            <text:p>24687</text:p>
          </table:table-cell>
          <table:table-cell office:value-type="float" office:value="17259" calcext:value-type="float">
            <text:p>17259</text:p>
          </table:table-cell>
          <table:table-cell office:value-type="float" office:value="27218" calcext:value-type="float">
            <text:p>2721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58" calcext:value-type="float">
            <text:p>158</text:p>
          </table:table-cell>
          <table:table-cell office:value-type="float" office:value="14267" calcext:value-type="float">
            <text:p>14267</text:p>
          </table:table-cell>
          <table:table-cell office:value-type="float" office:value="20269" calcext:value-type="float">
            <text:p>20269</text:p>
          </table:table-cell>
          <table:table-cell office:value-type="float" office:value="13259" calcext:value-type="float">
            <text:p>13259</text:p>
          </table:table-cell>
          <table:table-cell office:value-type="float" office:value="19201" calcext:value-type="float">
            <text:p>19201</text:p>
          </table:table-cell>
          <table:table-cell office:value-type="float" office:value="13561" calcext:value-type="float">
            <text:p>13561</text:p>
          </table:table-cell>
          <table:table-cell office:value-type="float" office:value="20089" calcext:value-type="float">
            <text:p>20089</text:p>
          </table:table-cell>
          <table:table-cell office:value-type="float" office:value="13565" calcext:value-type="float">
            <text:p>13565</text:p>
          </table:table-cell>
          <table:table-cell office:value-type="float" office:value="19062" calcext:value-type="float">
            <text:p>19062</text:p>
          </table:table-cell>
          <table:table-cell table:style-name="ce8" office:value-type="float" office:value="158" calcext:value-type="float">
            <text:p>158</text:p>
          </table:table-cell>
          <table:table-cell office:value-type="float" office:value="16765" calcext:value-type="float">
            <text:p>16765</text:p>
          </table:table-cell>
          <table:table-cell office:value-type="float" office:value="25403" calcext:value-type="float">
            <text:p>25403</text:p>
          </table:table-cell>
          <table:table-cell table:style-name="ce4" office:value-type="float" office:value="18067" calcext:value-type="float">
            <text:p>18067</text:p>
          </table:table-cell>
          <table:table-cell table:style-name="Default" office:value-type="float" office:value="26652" calcext:value-type="float">
            <text:p>26652</text:p>
          </table:table-cell>
          <table:table-cell office:value-type="float" office:value="16257" calcext:value-type="float">
            <text:p>16257</text:p>
          </table:table-cell>
          <table:table-cell table:style-name="Default" office:value-type="float" office:value="24535" calcext:value-type="float">
            <text:p>24535</text:p>
          </table:table-cell>
          <table:table-cell office:value-type="float" office:value="18962" calcext:value-type="float">
            <text:p>18962</text:p>
          </table:table-cell>
          <table:table-cell office:value-type="float" office:value="26727" calcext:value-type="float">
            <text:p>2672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59" calcext:value-type="float">
            <text:p>159</text:p>
          </table:table-cell>
          <table:table-cell office:value-type="float" office:value="14365" calcext:value-type="float">
            <text:p>14365</text:p>
          </table:table-cell>
          <table:table-cell office:value-type="float" office:value="20451" calcext:value-type="float">
            <text:p>20451</text:p>
          </table:table-cell>
          <table:table-cell office:value-type="float" office:value="12662" calcext:value-type="float">
            <text:p>12662</text:p>
          </table:table-cell>
          <table:table-cell office:value-type="float" office:value="19442" calcext:value-type="float">
            <text:p>19442</text:p>
          </table:table-cell>
          <table:table-cell office:value-type="float" office:value="13462" calcext:value-type="float">
            <text:p>13462</text:p>
          </table:table-cell>
          <table:table-cell office:value-type="float" office:value="19996" calcext:value-type="float">
            <text:p>19996</text:p>
          </table:table-cell>
          <table:table-cell office:value-type="float" office:value="12569" calcext:value-type="float">
            <text:p>12569</text:p>
          </table:table-cell>
          <table:table-cell office:value-type="float" office:value="19211" calcext:value-type="float">
            <text:p>19211</text:p>
          </table:table-cell>
          <table:table-cell table:style-name="ce8" office:value-type="float" office:value="159" calcext:value-type="float">
            <text:p>159</text:p>
          </table:table-cell>
          <table:table-cell office:value-type="float" office:value="16467" calcext:value-type="float">
            <text:p>16467</text:p>
          </table:table-cell>
          <table:table-cell office:value-type="float" office:value="25348" calcext:value-type="float">
            <text:p>25348</text:p>
          </table:table-cell>
          <table:table-cell table:style-name="ce4" office:value-type="float" office:value="17865" calcext:value-type="float">
            <text:p>17865</text:p>
          </table:table-cell>
          <table:table-cell table:style-name="Default" office:value-type="float" office:value="26388" calcext:value-type="float">
            <text:p>26388</text:p>
          </table:table-cell>
          <table:table-cell office:value-type="float" office:value="17257" calcext:value-type="float">
            <text:p>17257</text:p>
          </table:table-cell>
          <table:table-cell table:style-name="Default" office:value-type="float" office:value="24741" calcext:value-type="float">
            <text:p>24741</text:p>
          </table:table-cell>
          <table:table-cell office:value-type="float" office:value="18061" calcext:value-type="float">
            <text:p>18061</text:p>
          </table:table-cell>
          <table:table-cell office:value-type="float" office:value="26621" calcext:value-type="float">
            <text:p>2662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60" calcext:value-type="float">
            <text:p>160</text:p>
          </table:table-cell>
          <table:table-cell office:value-type="float" office:value="14364" calcext:value-type="float">
            <text:p>14364</text:p>
          </table:table-cell>
          <table:table-cell office:value-type="float" office:value="20280" calcext:value-type="float">
            <text:p>20280</text:p>
          </table:table-cell>
          <table:table-cell office:value-type="float" office:value="12357" calcext:value-type="float">
            <text:p>12357</text:p>
          </table:table-cell>
          <table:table-cell office:value-type="float" office:value="19745" calcext:value-type="float">
            <text:p>19745</text:p>
          </table:table-cell>
          <table:table-cell office:value-type="float" office:value="14161" calcext:value-type="float">
            <text:p>14161</text:p>
          </table:table-cell>
          <table:table-cell office:value-type="float" office:value="20082" calcext:value-type="float">
            <text:p>20082</text:p>
          </table:table-cell>
          <table:table-cell office:value-type="float" office:value="12568" calcext:value-type="float">
            <text:p>12568</text:p>
          </table:table-cell>
          <table:table-cell office:value-type="float" office:value="19108" calcext:value-type="float">
            <text:p>19108</text:p>
          </table:table-cell>
          <table:table-cell table:style-name="ce8" office:value-type="float" office:value="160" calcext:value-type="float">
            <text:p>160</text:p>
          </table:table-cell>
          <table:table-cell office:value-type="float" office:value="17364" calcext:value-type="float">
            <text:p>17364</text:p>
          </table:table-cell>
          <table:table-cell office:value-type="float" office:value="25242" calcext:value-type="float">
            <text:p>25242</text:p>
          </table:table-cell>
          <table:table-cell table:style-name="ce4" office:value-type="float" office:value="17269" calcext:value-type="float">
            <text:p>17269</text:p>
          </table:table-cell>
          <table:table-cell table:style-name="Default" office:value-type="float" office:value="26248" calcext:value-type="float">
            <text:p>26248</text:p>
          </table:table-cell>
          <table:table-cell office:value-type="float" office:value="16455" calcext:value-type="float">
            <text:p>16455</text:p>
          </table:table-cell>
          <table:table-cell table:style-name="Default" office:value-type="float" office:value="25035" calcext:value-type="float">
            <text:p>25035</text:p>
          </table:table-cell>
          <table:table-cell office:value-type="float" office:value="19963" calcext:value-type="float">
            <text:p>19963</text:p>
          </table:table-cell>
          <table:table-cell office:value-type="float" office:value="26925" calcext:value-type="float">
            <text:p>2692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61" calcext:value-type="float">
            <text:p>161</text:p>
          </table:table-cell>
          <table:table-cell office:value-type="float" office:value="14363" calcext:value-type="float">
            <text:p>14363</text:p>
          </table:table-cell>
          <table:table-cell office:value-type="float" office:value="20162" calcext:value-type="float">
            <text:p>20162</text:p>
          </table:table-cell>
          <table:table-cell office:value-type="float" office:value="12561" calcext:value-type="float">
            <text:p>12561</text:p>
          </table:table-cell>
          <table:table-cell office:value-type="float" office:value="19679" calcext:value-type="float">
            <text:p>19679</text:p>
          </table:table-cell>
          <table:table-cell office:value-type="float" office:value="13561" calcext:value-type="float">
            <text:p>13561</text:p>
          </table:table-cell>
          <table:table-cell office:value-type="float" office:value="19929" calcext:value-type="float">
            <text:p>19929</text:p>
          </table:table-cell>
          <table:table-cell office:value-type="float" office:value="13469" calcext:value-type="float">
            <text:p>13469</text:p>
          </table:table-cell>
          <table:table-cell office:value-type="float" office:value="18932" calcext:value-type="float">
            <text:p>18932</text:p>
          </table:table-cell>
          <table:table-cell table:style-name="ce8" office:value-type="float" office:value="161" calcext:value-type="float">
            <text:p>161</text:p>
          </table:table-cell>
          <table:table-cell office:value-type="float" office:value="16664" calcext:value-type="float">
            <text:p>16664</text:p>
          </table:table-cell>
          <table:table-cell office:value-type="float" office:value="25737" calcext:value-type="float">
            <text:p>25737</text:p>
          </table:table-cell>
          <table:table-cell table:style-name="ce4" office:value-type="float" office:value="17464" calcext:value-type="float">
            <text:p>17464</text:p>
          </table:table-cell>
          <table:table-cell table:style-name="Default" office:value-type="float" office:value="26434" calcext:value-type="float">
            <text:p>26434</text:p>
          </table:table-cell>
          <table:table-cell office:value-type="float" office:value="16259" calcext:value-type="float">
            <text:p>16259</text:p>
          </table:table-cell>
          <table:table-cell table:style-name="Default" office:value-type="float" office:value="24947" calcext:value-type="float">
            <text:p>24947</text:p>
          </table:table-cell>
          <table:table-cell office:value-type="float" office:value="18264" calcext:value-type="float">
            <text:p>18264</text:p>
          </table:table-cell>
          <table:table-cell office:value-type="float" office:value="27380" calcext:value-type="float">
            <text:p>2738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62" calcext:value-type="float">
            <text:p>162</text:p>
          </table:table-cell>
          <table:table-cell office:value-type="float" office:value="14266" calcext:value-type="float">
            <text:p>14266</text:p>
          </table:table-cell>
          <table:table-cell office:value-type="float" office:value="20345" calcext:value-type="float">
            <text:p>20345</text:p>
          </table:table-cell>
          <table:table-cell office:value-type="float" office:value="10861" calcext:value-type="float">
            <text:p>10861</text:p>
          </table:table-cell>
          <table:table-cell office:value-type="float" office:value="19690" calcext:value-type="float">
            <text:p>19690</text:p>
          </table:table-cell>
          <table:table-cell office:value-type="float" office:value="13461" calcext:value-type="float">
            <text:p>13461</text:p>
          </table:table-cell>
          <table:table-cell office:value-type="float" office:value="19923" calcext:value-type="float">
            <text:p>19923</text:p>
          </table:table-cell>
          <table:table-cell office:value-type="float" office:value="13367" calcext:value-type="float">
            <text:p>13367</text:p>
          </table:table-cell>
          <table:table-cell office:value-type="float" office:value="19141" calcext:value-type="float">
            <text:p>19141</text:p>
          </table:table-cell>
          <table:table-cell table:style-name="ce8" office:value-type="float" office:value="162" calcext:value-type="float">
            <text:p>162</text:p>
          </table:table-cell>
          <table:table-cell office:value-type="float" office:value="15466" calcext:value-type="float">
            <text:p>15466</text:p>
          </table:table-cell>
          <table:table-cell office:value-type="float" office:value="25441" calcext:value-type="float">
            <text:p>25441</text:p>
          </table:table-cell>
          <table:table-cell table:style-name="ce4" office:value-type="float" office:value="18767" calcext:value-type="float">
            <text:p>18767</text:p>
          </table:table-cell>
          <table:table-cell table:style-name="Default" office:value-type="float" office:value="26843" calcext:value-type="float">
            <text:p>26843</text:p>
          </table:table-cell>
          <table:table-cell office:value-type="float" office:value="17257" calcext:value-type="float">
            <text:p>17257</text:p>
          </table:table-cell>
          <table:table-cell table:style-name="Default" office:value-type="float" office:value="24720" calcext:value-type="float">
            <text:p>24720</text:p>
          </table:table-cell>
          <table:table-cell office:value-type="float" office:value="18864" calcext:value-type="float">
            <text:p>18864</text:p>
          </table:table-cell>
          <table:table-cell office:value-type="float" office:value="27442" calcext:value-type="float">
            <text:p>2744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63" calcext:value-type="float">
            <text:p>163</text:p>
          </table:table-cell>
          <table:table-cell office:value-type="float" office:value="14069" calcext:value-type="float">
            <text:p>14069</text:p>
          </table:table-cell>
          <table:table-cell office:value-type="float" office:value="20431" calcext:value-type="float">
            <text:p>20431</text:p>
          </table:table-cell>
          <table:table-cell office:value-type="float" office:value="11860" calcext:value-type="float">
            <text:p>11860</text:p>
          </table:table-cell>
          <table:table-cell office:value-type="float" office:value="19472" calcext:value-type="float">
            <text:p>19472</text:p>
          </table:table-cell>
          <table:table-cell office:value-type="float" office:value="13561" calcext:value-type="float">
            <text:p>13561</text:p>
          </table:table-cell>
          <table:table-cell office:value-type="float" office:value="19817" calcext:value-type="float">
            <text:p>19817</text:p>
          </table:table-cell>
          <table:table-cell office:value-type="float" office:value="12567" calcext:value-type="float">
            <text:p>12567</text:p>
          </table:table-cell>
          <table:table-cell office:value-type="float" office:value="19005" calcext:value-type="float">
            <text:p>19005</text:p>
          </table:table-cell>
          <table:table-cell table:style-name="ce8" office:value-type="float" office:value="163" calcext:value-type="float">
            <text:p>163</text:p>
          </table:table-cell>
          <table:table-cell office:value-type="float" office:value="15461" calcext:value-type="float">
            <text:p>15461</text:p>
          </table:table-cell>
          <table:table-cell office:value-type="float" office:value="25032" calcext:value-type="float">
            <text:p>25032</text:p>
          </table:table-cell>
          <table:table-cell table:style-name="ce4" office:value-type="float" office:value="18667" calcext:value-type="float">
            <text:p>18667</text:p>
          </table:table-cell>
          <table:table-cell table:style-name="Default" office:value-type="float" office:value="27352" calcext:value-type="float">
            <text:p>27352</text:p>
          </table:table-cell>
          <table:table-cell office:value-type="float" office:value="16358" calcext:value-type="float">
            <text:p>16358</text:p>
          </table:table-cell>
          <table:table-cell table:style-name="Default" office:value-type="float" office:value="24768" calcext:value-type="float">
            <text:p>24768</text:p>
          </table:table-cell>
          <table:table-cell office:value-type="float" office:value="20666" calcext:value-type="float">
            <text:p>20666</text:p>
          </table:table-cell>
          <table:table-cell office:value-type="float" office:value="27760" calcext:value-type="float">
            <text:p>2776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64" calcext:value-type="float">
            <text:p>164</text:p>
          </table:table-cell>
          <table:table-cell office:value-type="float" office:value="14069" calcext:value-type="float">
            <text:p>14069</text:p>
          </table:table-cell>
          <table:table-cell office:value-type="float" office:value="20481" calcext:value-type="float">
            <text:p>20481</text:p>
          </table:table-cell>
          <table:table-cell office:value-type="float" office:value="12362" calcext:value-type="float">
            <text:p>12362</text:p>
          </table:table-cell>
          <table:table-cell office:value-type="float" office:value="19633" calcext:value-type="float">
            <text:p>19633</text:p>
          </table:table-cell>
          <table:table-cell office:value-type="float" office:value="13461" calcext:value-type="float">
            <text:p>13461</text:p>
          </table:table-cell>
          <table:table-cell office:value-type="float" office:value="19895" calcext:value-type="float">
            <text:p>19895</text:p>
          </table:table-cell>
          <table:table-cell office:value-type="float" office:value="12367" calcext:value-type="float">
            <text:p>12367</text:p>
          </table:table-cell>
          <table:table-cell office:value-type="float" office:value="18922" calcext:value-type="float">
            <text:p>18922</text:p>
          </table:table-cell>
          <table:table-cell table:style-name="ce8" office:value-type="float" office:value="164" calcext:value-type="float">
            <text:p>164</text:p>
          </table:table-cell>
          <table:table-cell office:value-type="float" office:value="16561" calcext:value-type="float">
            <text:p>16561</text:p>
          </table:table-cell>
          <table:table-cell office:value-type="float" office:value="24573" calcext:value-type="float">
            <text:p>24573</text:p>
          </table:table-cell>
          <table:table-cell table:style-name="ce4" office:value-type="float" office:value="18061" calcext:value-type="float">
            <text:p>18061</text:p>
          </table:table-cell>
          <table:table-cell table:style-name="Default" office:value-type="float" office:value="27681" calcext:value-type="float">
            <text:p>27681</text:p>
          </table:table-cell>
          <table:table-cell office:value-type="float" office:value="17159" calcext:value-type="float">
            <text:p>17159</text:p>
          </table:table-cell>
          <table:table-cell table:style-name="Default" office:value-type="float" office:value="24479" calcext:value-type="float">
            <text:p>24479</text:p>
          </table:table-cell>
          <table:table-cell office:value-type="float" office:value="19668" calcext:value-type="float">
            <text:p>19668</text:p>
          </table:table-cell>
          <table:table-cell office:value-type="float" office:value="27718" calcext:value-type="float">
            <text:p>2771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65" calcext:value-type="float">
            <text:p>165</text:p>
          </table:table-cell>
          <table:table-cell office:value-type="float" office:value="14167" calcext:value-type="float">
            <text:p>14167</text:p>
          </table:table-cell>
          <table:table-cell office:value-type="float" office:value="20337" calcext:value-type="float">
            <text:p>20337</text:p>
          </table:table-cell>
          <table:table-cell office:value-type="float" office:value="12064" calcext:value-type="float">
            <text:p>12064</text:p>
          </table:table-cell>
          <table:table-cell office:value-type="float" office:value="19552" calcext:value-type="float">
            <text:p>19552</text:p>
          </table:table-cell>
          <table:table-cell office:value-type="float" office:value="13461" calcext:value-type="float">
            <text:p>13461</text:p>
          </table:table-cell>
          <table:table-cell office:value-type="float" office:value="19868" calcext:value-type="float">
            <text:p>19868</text:p>
          </table:table-cell>
          <table:table-cell office:value-type="float" office:value="12767" calcext:value-type="float">
            <text:p>12767</text:p>
          </table:table-cell>
          <table:table-cell office:value-type="float" office:value="18860" calcext:value-type="float">
            <text:p>18860</text:p>
          </table:table-cell>
          <table:table-cell table:style-name="ce8" office:value-type="float" office:value="165" calcext:value-type="float">
            <text:p>165</text:p>
          </table:table-cell>
          <table:table-cell office:value-type="float" office:value="15062" calcext:value-type="float">
            <text:p>15062</text:p>
          </table:table-cell>
          <table:table-cell office:value-type="float" office:value="24910" calcext:value-type="float">
            <text:p>24910</text:p>
          </table:table-cell>
          <table:table-cell table:style-name="ce4" office:value-type="float" office:value="18565" calcext:value-type="float">
            <text:p>18565</text:p>
          </table:table-cell>
          <table:table-cell table:style-name="Default" office:value-type="float" office:value="27738" calcext:value-type="float">
            <text:p>27738</text:p>
          </table:table-cell>
          <table:table-cell office:value-type="float" office:value="15262" calcext:value-type="float">
            <text:p>15262</text:p>
          </table:table-cell>
          <table:table-cell table:style-name="Default" office:value-type="float" office:value="24962" calcext:value-type="float">
            <text:p>24962</text:p>
          </table:table-cell>
          <table:table-cell office:value-type="float" office:value="19566" calcext:value-type="float">
            <text:p>19566</text:p>
          </table:table-cell>
          <table:table-cell office:value-type="float" office:value="27659" calcext:value-type="float">
            <text:p>2765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66" calcext:value-type="float">
            <text:p>166</text:p>
          </table:table-cell>
          <table:table-cell office:value-type="float" office:value="14364" calcext:value-type="float">
            <text:p>14364</text:p>
          </table:table-cell>
          <table:table-cell office:value-type="float" office:value="20248" calcext:value-type="float">
            <text:p>20248</text:p>
          </table:table-cell>
          <table:table-cell office:value-type="float" office:value="11563" calcext:value-type="float">
            <text:p>11563</text:p>
          </table:table-cell>
          <table:table-cell office:value-type="float" office:value="19669" calcext:value-type="float">
            <text:p>19669</text:p>
          </table:table-cell>
          <table:table-cell office:value-type="float" office:value="13461" calcext:value-type="float">
            <text:p>13461</text:p>
          </table:table-cell>
          <table:table-cell office:value-type="float" office:value="19819" calcext:value-type="float">
            <text:p>19819</text:p>
          </table:table-cell>
          <table:table-cell office:value-type="float" office:value="12470" calcext:value-type="float">
            <text:p>12470</text:p>
          </table:table-cell>
          <table:table-cell office:value-type="float" office:value="18846" calcext:value-type="float">
            <text:p>18846</text:p>
          </table:table-cell>
          <table:table-cell table:style-name="ce8" office:value-type="float" office:value="166" calcext:value-type="float">
            <text:p>166</text:p>
          </table:table-cell>
          <table:table-cell office:value-type="float" office:value="15165" calcext:value-type="float">
            <text:p>15165</text:p>
          </table:table-cell>
          <table:table-cell office:value-type="float" office:value="24787" calcext:value-type="float">
            <text:p>24787</text:p>
          </table:table-cell>
          <table:table-cell table:style-name="ce4" office:value-type="float" office:value="19166" calcext:value-type="float">
            <text:p>19166</text:p>
          </table:table-cell>
          <table:table-cell table:style-name="Default" office:value-type="float" office:value="27807" calcext:value-type="float">
            <text:p>27807</text:p>
          </table:table-cell>
          <table:table-cell office:value-type="float" office:value="16357" calcext:value-type="float">
            <text:p>16357</text:p>
          </table:table-cell>
          <table:table-cell table:style-name="Default" office:value-type="float" office:value="24993" calcext:value-type="float">
            <text:p>24993</text:p>
          </table:table-cell>
          <table:table-cell office:value-type="float" office:value="17865" calcext:value-type="float">
            <text:p>17865</text:p>
          </table:table-cell>
          <table:table-cell office:value-type="float" office:value="27509" calcext:value-type="float">
            <text:p>2750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67" calcext:value-type="float">
            <text:p>167</text:p>
          </table:table-cell>
          <table:table-cell office:value-type="float" office:value="14265" calcext:value-type="float">
            <text:p>14265</text:p>
          </table:table-cell>
          <table:table-cell office:value-type="float" office:value="20290" calcext:value-type="float">
            <text:p>20290</text:p>
          </table:table-cell>
          <table:table-cell office:value-type="float" office:value="12564" calcext:value-type="float">
            <text:p>12564</text:p>
          </table:table-cell>
          <table:table-cell office:value-type="float" office:value="19435" calcext:value-type="float">
            <text:p>19435</text:p>
          </table:table-cell>
          <table:table-cell office:value-type="float" office:value="13361" calcext:value-type="float">
            <text:p>13361</text:p>
          </table:table-cell>
          <table:table-cell office:value-type="float" office:value="19760" calcext:value-type="float">
            <text:p>19760</text:p>
          </table:table-cell>
          <table:table-cell office:value-type="float" office:value="12668" calcext:value-type="float">
            <text:p>12668</text:p>
          </table:table-cell>
          <table:table-cell office:value-type="float" office:value="18746" calcext:value-type="float">
            <text:p>18746</text:p>
          </table:table-cell>
          <table:table-cell table:style-name="ce8" office:value-type="float" office:value="167" calcext:value-type="float">
            <text:p>167</text:p>
          </table:table-cell>
          <table:table-cell office:value-type="float" office:value="15662" calcext:value-type="float">
            <text:p>15662</text:p>
          </table:table-cell>
          <table:table-cell office:value-type="float" office:value="24782" calcext:value-type="float">
            <text:p>24782</text:p>
          </table:table-cell>
          <table:table-cell table:style-name="ce4" office:value-type="float" office:value="17867" calcext:value-type="float">
            <text:p>17867</text:p>
          </table:table-cell>
          <table:table-cell table:style-name="Default" office:value-type="float" office:value="27943" calcext:value-type="float">
            <text:p>27943</text:p>
          </table:table-cell>
          <table:table-cell office:value-type="float" office:value="17058" calcext:value-type="float">
            <text:p>17058</text:p>
          </table:table-cell>
          <table:table-cell table:style-name="Default" office:value-type="float" office:value="25058" calcext:value-type="float">
            <text:p>25058</text:p>
          </table:table-cell>
          <table:table-cell office:value-type="float" office:value="19962" calcext:value-type="float">
            <text:p>19962</text:p>
          </table:table-cell>
          <table:table-cell office:value-type="float" office:value="27229" calcext:value-type="float">
            <text:p>2722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68" calcext:value-type="float">
            <text:p>168</text:p>
          </table:table-cell>
          <table:table-cell office:value-type="float" office:value="14165" calcext:value-type="float">
            <text:p>14165</text:p>
          </table:table-cell>
          <table:table-cell office:value-type="float" office:value="20086" calcext:value-type="float">
            <text:p>20086</text:p>
          </table:table-cell>
          <table:table-cell office:value-type="float" office:value="12465" calcext:value-type="float">
            <text:p>12465</text:p>
          </table:table-cell>
          <table:table-cell office:value-type="float" office:value="19365" calcext:value-type="float">
            <text:p>19365</text:p>
          </table:table-cell>
          <table:table-cell office:value-type="float" office:value="13461" calcext:value-type="float">
            <text:p>13461</text:p>
          </table:table-cell>
          <table:table-cell office:value-type="float" office:value="19516" calcext:value-type="float">
            <text:p>19516</text:p>
          </table:table-cell>
          <table:table-cell office:value-type="float" office:value="12368" calcext:value-type="float">
            <text:p>12368</text:p>
          </table:table-cell>
          <table:table-cell office:value-type="float" office:value="18602" calcext:value-type="float">
            <text:p>18602</text:p>
          </table:table-cell>
          <table:table-cell table:style-name="ce8" office:value-type="float" office:value="168" calcext:value-type="float">
            <text:p>168</text:p>
          </table:table-cell>
          <table:table-cell office:value-type="float" office:value="16164" calcext:value-type="float">
            <text:p>16164</text:p>
          </table:table-cell>
          <table:table-cell office:value-type="float" office:value="24723" calcext:value-type="float">
            <text:p>24723</text:p>
          </table:table-cell>
          <table:table-cell table:style-name="ce4" office:value-type="float" office:value="18265" calcext:value-type="float">
            <text:p>18265</text:p>
          </table:table-cell>
          <table:table-cell table:style-name="Default" office:value-type="float" office:value="28072" calcext:value-type="float">
            <text:p>28072</text:p>
          </table:table-cell>
          <table:table-cell office:value-type="float" office:value="17161" calcext:value-type="float">
            <text:p>17161</text:p>
          </table:table-cell>
          <table:table-cell table:style-name="Default" office:value-type="float" office:value="24929" calcext:value-type="float">
            <text:p>24929</text:p>
          </table:table-cell>
          <table:table-cell office:value-type="float" office:value="20864" calcext:value-type="float">
            <text:p>20864</text:p>
          </table:table-cell>
          <table:table-cell office:value-type="float" office:value="27702" calcext:value-type="float">
            <text:p>2770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69" calcext:value-type="float">
            <text:p>169</text:p>
          </table:table-cell>
          <table:table-cell office:value-type="float" office:value="14268" calcext:value-type="float">
            <text:p>14268</text:p>
          </table:table-cell>
          <table:table-cell office:value-type="float" office:value="20044" calcext:value-type="float">
            <text:p>20044</text:p>
          </table:table-cell>
          <table:table-cell office:value-type="float" office:value="10766" calcext:value-type="float">
            <text:p>10766</text:p>
          </table:table-cell>
          <table:table-cell office:value-type="float" office:value="19061" calcext:value-type="float">
            <text:p>19061</text:p>
          </table:table-cell>
          <table:table-cell office:value-type="float" office:value="13461" calcext:value-type="float">
            <text:p>13461</text:p>
          </table:table-cell>
          <table:table-cell office:value-type="float" office:value="19630" calcext:value-type="float">
            <text:p>19630</text:p>
          </table:table-cell>
          <table:table-cell office:value-type="float" office:value="12670" calcext:value-type="float">
            <text:p>12670</text:p>
          </table:table-cell>
          <table:table-cell office:value-type="float" office:value="18692" calcext:value-type="float">
            <text:p>18692</text:p>
          </table:table-cell>
          <table:table-cell table:style-name="ce8" office:value-type="float" office:value="169" calcext:value-type="float">
            <text:p>169</text:p>
          </table:table-cell>
          <table:table-cell office:value-type="float" office:value="15764" calcext:value-type="float">
            <text:p>15764</text:p>
          </table:table-cell>
          <table:table-cell office:value-type="float" office:value="24637" calcext:value-type="float">
            <text:p>24637</text:p>
          </table:table-cell>
          <table:table-cell table:style-name="ce4" office:value-type="float" office:value="18267" calcext:value-type="float">
            <text:p>18267</text:p>
          </table:table-cell>
          <table:table-cell table:style-name="Default" office:value-type="float" office:value="27935" calcext:value-type="float">
            <text:p>27935</text:p>
          </table:table-cell>
          <table:table-cell office:value-type="float" office:value="16960" calcext:value-type="float">
            <text:p>16960</text:p>
          </table:table-cell>
          <table:table-cell table:style-name="Default" office:value-type="float" office:value="24947" calcext:value-type="float">
            <text:p>24947</text:p>
          </table:table-cell>
          <table:table-cell office:value-type="float" office:value="19466" calcext:value-type="float">
            <text:p>19466</text:p>
          </table:table-cell>
          <table:table-cell office:value-type="float" office:value="27926" calcext:value-type="float">
            <text:p>2792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70" calcext:value-type="float">
            <text:p>170</text:p>
          </table:table-cell>
          <table:table-cell office:value-type="float" office:value="14166" calcext:value-type="float">
            <text:p>14166</text:p>
          </table:table-cell>
          <table:table-cell office:value-type="float" office:value="20120" calcext:value-type="float">
            <text:p>20120</text:p>
          </table:table-cell>
          <table:table-cell office:value-type="float" office:value="12361" calcext:value-type="float">
            <text:p>12361</text:p>
          </table:table-cell>
          <table:table-cell office:value-type="float" office:value="19173" calcext:value-type="float">
            <text:p>19173</text:p>
          </table:table-cell>
          <table:table-cell office:value-type="float" office:value="13661" calcext:value-type="float">
            <text:p>13661</text:p>
          </table:table-cell>
          <table:table-cell office:value-type="float" office:value="19825" calcext:value-type="float">
            <text:p>19825</text:p>
          </table:table-cell>
          <table:table-cell office:value-type="float" office:value="12768" calcext:value-type="float">
            <text:p>12768</text:p>
          </table:table-cell>
          <table:table-cell office:value-type="float" office:value="18685" calcext:value-type="float">
            <text:p>18685</text:p>
          </table:table-cell>
          <table:table-cell table:style-name="ce8" office:value-type="float" office:value="170" calcext:value-type="float">
            <text:p>170</text:p>
          </table:table-cell>
          <table:table-cell office:value-type="float" office:value="15465" calcext:value-type="float">
            <text:p>15465</text:p>
          </table:table-cell>
          <table:table-cell office:value-type="float" office:value="24795" calcext:value-type="float">
            <text:p>24795</text:p>
          </table:table-cell>
          <table:table-cell table:style-name="ce4" office:value-type="float" office:value="19266" calcext:value-type="float">
            <text:p>19266</text:p>
          </table:table-cell>
          <table:table-cell table:style-name="Default" office:value-type="float" office:value="27727" calcext:value-type="float">
            <text:p>27727</text:p>
          </table:table-cell>
          <table:table-cell office:value-type="float" office:value="16461" calcext:value-type="float">
            <text:p>16461</text:p>
          </table:table-cell>
          <table:table-cell table:style-name="Default" office:value-type="float" office:value="24995" calcext:value-type="float">
            <text:p>24995</text:p>
          </table:table-cell>
          <table:table-cell office:value-type="float" office:value="20964" calcext:value-type="float">
            <text:p>20964</text:p>
          </table:table-cell>
          <table:table-cell office:value-type="float" office:value="28081" calcext:value-type="float">
            <text:p>2808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71" calcext:value-type="float">
            <text:p>171</text:p>
          </table:table-cell>
          <table:table-cell office:value-type="float" office:value="14266" calcext:value-type="float">
            <text:p>14266</text:p>
          </table:table-cell>
          <table:table-cell office:value-type="float" office:value="20093" calcext:value-type="float">
            <text:p>20093</text:p>
          </table:table-cell>
          <table:table-cell office:value-type="float" office:value="13262" calcext:value-type="float">
            <text:p>13262</text:p>
          </table:table-cell>
          <table:table-cell office:value-type="float" office:value="19363" calcext:value-type="float">
            <text:p>19363</text:p>
          </table:table-cell>
          <table:table-cell office:value-type="float" office:value="13461" calcext:value-type="float">
            <text:p>13461</text:p>
          </table:table-cell>
          <table:table-cell office:value-type="float" office:value="19720" calcext:value-type="float">
            <text:p>19720</text:p>
          </table:table-cell>
          <table:table-cell office:value-type="float" office:value="13267" calcext:value-type="float">
            <text:p>13267</text:p>
          </table:table-cell>
          <table:table-cell office:value-type="float" office:value="18574" calcext:value-type="float">
            <text:p>18574</text:p>
          </table:table-cell>
          <table:table-cell table:style-name="ce8" office:value-type="float" office:value="171" calcext:value-type="float">
            <text:p>171</text:p>
          </table:table-cell>
          <table:table-cell office:value-type="float" office:value="14764" calcext:value-type="float">
            <text:p>14764</text:p>
          </table:table-cell>
          <table:table-cell office:value-type="float" office:value="24549" calcext:value-type="float">
            <text:p>24549</text:p>
          </table:table-cell>
          <table:table-cell table:style-name="ce4" office:value-type="float" office:value="18568" calcext:value-type="float">
            <text:p>18568</text:p>
          </table:table-cell>
          <table:table-cell table:style-name="Default" office:value-type="float" office:value="28171" calcext:value-type="float">
            <text:p>28171</text:p>
          </table:table-cell>
          <table:table-cell office:value-type="float" office:value="14659" calcext:value-type="float">
            <text:p>14659</text:p>
          </table:table-cell>
          <table:table-cell table:style-name="Default" office:value-type="float" office:value="24821" calcext:value-type="float">
            <text:p>24821</text:p>
          </table:table-cell>
          <table:table-cell office:value-type="float" office:value="20962" calcext:value-type="float">
            <text:p>20962</text:p>
          </table:table-cell>
          <table:table-cell office:value-type="float" office:value="28200" calcext:value-type="float">
            <text:p>2820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72" calcext:value-type="float">
            <text:p>172</text:p>
          </table:table-cell>
          <table:table-cell office:value-type="float" office:value="14364" calcext:value-type="float">
            <text:p>14364</text:p>
          </table:table-cell>
          <table:table-cell office:value-type="float" office:value="20064" calcext:value-type="float">
            <text:p>20064</text:p>
          </table:table-cell>
          <table:table-cell office:value-type="float" office:value="12463" calcext:value-type="float">
            <text:p>12463</text:p>
          </table:table-cell>
          <table:table-cell office:value-type="float" office:value="19383" calcext:value-type="float">
            <text:p>19383</text:p>
          </table:table-cell>
          <table:table-cell office:value-type="float" office:value="13461" calcext:value-type="float">
            <text:p>13461</text:p>
          </table:table-cell>
          <table:table-cell office:value-type="float" office:value="19543" calcext:value-type="float">
            <text:p>19543</text:p>
          </table:table-cell>
          <table:table-cell office:value-type="float" office:value="13268" calcext:value-type="float">
            <text:p>13268</text:p>
          </table:table-cell>
          <table:table-cell office:value-type="float" office:value="18479" calcext:value-type="float">
            <text:p>18479</text:p>
          </table:table-cell>
          <table:table-cell table:style-name="ce8" office:value-type="float" office:value="172" calcext:value-type="float">
            <text:p>172</text:p>
          </table:table-cell>
          <table:table-cell office:value-type="float" office:value="15862" calcext:value-type="float">
            <text:p>15862</text:p>
          </table:table-cell>
          <table:table-cell office:value-type="float" office:value="24280" calcext:value-type="float">
            <text:p>24280</text:p>
          </table:table-cell>
          <table:table-cell table:style-name="ce4" office:value-type="float" office:value="19064" calcext:value-type="float">
            <text:p>19064</text:p>
          </table:table-cell>
          <table:table-cell table:style-name="Default" office:value-type="float" office:value="28385" calcext:value-type="float">
            <text:p>28385</text:p>
          </table:table-cell>
          <table:table-cell office:value-type="float" office:value="16062" calcext:value-type="float">
            <text:p>16062</text:p>
          </table:table-cell>
          <table:table-cell table:style-name="Default" office:value-type="float" office:value="24402" calcext:value-type="float">
            <text:p>24402</text:p>
          </table:table-cell>
          <table:table-cell office:value-type="float" office:value="20965" calcext:value-type="float">
            <text:p>20965</text:p>
          </table:table-cell>
          <table:table-cell office:value-type="float" office:value="28528" calcext:value-type="float">
            <text:p>2852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73" calcext:value-type="float">
            <text:p>173</text:p>
          </table:table-cell>
          <table:table-cell office:value-type="float" office:value="14264" calcext:value-type="float">
            <text:p>14264</text:p>
          </table:table-cell>
          <table:table-cell office:value-type="float" office:value="20082" calcext:value-type="float">
            <text:p>20082</text:p>
          </table:table-cell>
          <table:table-cell office:value-type="float" office:value="12762" calcext:value-type="float">
            <text:p>12762</text:p>
          </table:table-cell>
          <table:table-cell office:value-type="float" office:value="19309" calcext:value-type="float">
            <text:p>19309</text:p>
          </table:table-cell>
          <table:table-cell office:value-type="float" office:value="13461" calcext:value-type="float">
            <text:p>13461</text:p>
          </table:table-cell>
          <table:table-cell office:value-type="float" office:value="19670" calcext:value-type="float">
            <text:p>19670</text:p>
          </table:table-cell>
          <table:table-cell office:value-type="float" office:value="12472" calcext:value-type="float">
            <text:p>12472</text:p>
          </table:table-cell>
          <table:table-cell office:value-type="float" office:value="18712" calcext:value-type="float">
            <text:p>18712</text:p>
          </table:table-cell>
          <table:table-cell table:style-name="ce8" office:value-type="float" office:value="173" calcext:value-type="float">
            <text:p>173</text:p>
          </table:table-cell>
          <table:table-cell office:value-type="float" office:value="15458" calcext:value-type="float">
            <text:p>15458</text:p>
          </table:table-cell>
          <table:table-cell office:value-type="float" office:value="24609" calcext:value-type="float">
            <text:p>24609</text:p>
          </table:table-cell>
          <table:table-cell table:style-name="ce4" office:value-type="float" office:value="19669" calcext:value-type="float">
            <text:p>19669</text:p>
          </table:table-cell>
          <table:table-cell table:style-name="Default" office:value-type="float" office:value="28580" calcext:value-type="float">
            <text:p>28580</text:p>
          </table:table-cell>
          <table:table-cell office:value-type="float" office:value="17262" calcext:value-type="float">
            <text:p>17262</text:p>
          </table:table-cell>
          <table:table-cell table:style-name="Default" office:value-type="float" office:value="24535" calcext:value-type="float">
            <text:p>24535</text:p>
          </table:table-cell>
          <table:table-cell office:value-type="float" office:value="20567" calcext:value-type="float">
            <text:p>20567</text:p>
          </table:table-cell>
          <table:table-cell office:value-type="float" office:value="28544" calcext:value-type="float">
            <text:p>2854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74" calcext:value-type="float">
            <text:p>174</text:p>
          </table:table-cell>
          <table:table-cell office:value-type="float" office:value="14365" calcext:value-type="float">
            <text:p>14365</text:p>
          </table:table-cell>
          <table:table-cell office:value-type="float" office:value="20129" calcext:value-type="float">
            <text:p>20129</text:p>
          </table:table-cell>
          <table:table-cell office:value-type="float" office:value="11758" calcext:value-type="float">
            <text:p>11758</text:p>
          </table:table-cell>
          <table:table-cell office:value-type="float" office:value="19328" calcext:value-type="float">
            <text:p>19328</text:p>
          </table:table-cell>
          <table:table-cell office:value-type="float" office:value="12661" calcext:value-type="float">
            <text:p>12661</text:p>
          </table:table-cell>
          <table:table-cell office:value-type="float" office:value="19843" calcext:value-type="float">
            <text:p>19843</text:p>
          </table:table-cell>
          <table:table-cell office:value-type="float" office:value="13267" calcext:value-type="float">
            <text:p>13267</text:p>
          </table:table-cell>
          <table:table-cell office:value-type="float" office:value="18796" calcext:value-type="float">
            <text:p>18796</text:p>
          </table:table-cell>
          <table:table-cell table:style-name="ce8" office:value-type="float" office:value="174" calcext:value-type="float">
            <text:p>174</text:p>
          </table:table-cell>
          <table:table-cell office:value-type="float" office:value="15659" calcext:value-type="float">
            <text:p>15659</text:p>
          </table:table-cell>
          <table:table-cell office:value-type="float" office:value="24676" calcext:value-type="float">
            <text:p>24676</text:p>
          </table:table-cell>
          <table:table-cell table:style-name="ce4" office:value-type="float" office:value="19265" calcext:value-type="float">
            <text:p>19265</text:p>
          </table:table-cell>
          <table:table-cell table:style-name="Default" office:value-type="float" office:value="28614" calcext:value-type="float">
            <text:p>28614</text:p>
          </table:table-cell>
          <table:table-cell office:value-type="float" office:value="16962" calcext:value-type="float">
            <text:p>16962</text:p>
          </table:table-cell>
          <table:table-cell table:style-name="Default" office:value-type="float" office:value="24739" calcext:value-type="float">
            <text:p>24739</text:p>
          </table:table-cell>
          <table:table-cell office:value-type="float" office:value="20465" calcext:value-type="float">
            <text:p>20465</text:p>
          </table:table-cell>
          <table:table-cell office:value-type="float" office:value="28558" calcext:value-type="float">
            <text:p>2855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75" calcext:value-type="float">
            <text:p>175</text:p>
          </table:table-cell>
          <table:table-cell office:value-type="float" office:value="14165" calcext:value-type="float">
            <text:p>14165</text:p>
          </table:table-cell>
          <table:table-cell office:value-type="float" office:value="20131" calcext:value-type="float">
            <text:p>20131</text:p>
          </table:table-cell>
          <table:table-cell office:value-type="float" office:value="11861" calcext:value-type="float">
            <text:p>11861</text:p>
          </table:table-cell>
          <table:table-cell office:value-type="float" office:value="19091" calcext:value-type="float">
            <text:p>19091</text:p>
          </table:table-cell>
          <table:table-cell office:value-type="float" office:value="12661" calcext:value-type="float">
            <text:p>12661</text:p>
          </table:table-cell>
          <table:table-cell office:value-type="float" office:value="19565" calcext:value-type="float">
            <text:p>19565</text:p>
          </table:table-cell>
          <table:table-cell office:value-type="float" office:value="13166" calcext:value-type="float">
            <text:p>13166</text:p>
          </table:table-cell>
          <table:table-cell office:value-type="float" office:value="18856" calcext:value-type="float">
            <text:p>18856</text:p>
          </table:table-cell>
          <table:table-cell table:style-name="ce8" office:value-type="float" office:value="175" calcext:value-type="float">
            <text:p>175</text:p>
          </table:table-cell>
          <table:table-cell office:value-type="float" office:value="16565" calcext:value-type="float">
            <text:p>16565</text:p>
          </table:table-cell>
          <table:table-cell office:value-type="float" office:value="24666" calcext:value-type="float">
            <text:p>24666</text:p>
          </table:table-cell>
          <table:table-cell table:style-name="ce4" office:value-type="float" office:value="18172" calcext:value-type="float">
            <text:p>18172</text:p>
          </table:table-cell>
          <table:table-cell table:style-name="Default" office:value-type="float" office:value="28728" calcext:value-type="float">
            <text:p>28728</text:p>
          </table:table-cell>
          <table:table-cell office:value-type="float" office:value="17358" calcext:value-type="float">
            <text:p>17358</text:p>
          </table:table-cell>
          <table:table-cell table:style-name="Default" office:value-type="float" office:value="25046" calcext:value-type="float">
            <text:p>25046</text:p>
          </table:table-cell>
          <table:table-cell office:value-type="float" office:value="20869" calcext:value-type="float">
            <text:p>20869</text:p>
          </table:table-cell>
          <table:table-cell office:value-type="float" office:value="28499" calcext:value-type="float">
            <text:p>2849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76" calcext:value-type="float">
            <text:p>176</text:p>
          </table:table-cell>
          <table:table-cell office:value-type="float" office:value="14069" calcext:value-type="float">
            <text:p>14069</text:p>
          </table:table-cell>
          <table:table-cell office:value-type="float" office:value="20192" calcext:value-type="float">
            <text:p>20192</text:p>
          </table:table-cell>
          <table:table-cell office:value-type="float" office:value="11960" calcext:value-type="float">
            <text:p>11960</text:p>
          </table:table-cell>
          <table:table-cell office:value-type="float" office:value="19048" calcext:value-type="float">
            <text:p>19048</text:p>
          </table:table-cell>
          <table:table-cell office:value-type="float" office:value="13461" calcext:value-type="float">
            <text:p>13461</text:p>
          </table:table-cell>
          <table:table-cell office:value-type="float" office:value="19400" calcext:value-type="float">
            <text:p>19400</text:p>
          </table:table-cell>
          <table:table-cell office:value-type="float" office:value="12668" calcext:value-type="float">
            <text:p>12668</text:p>
          </table:table-cell>
          <table:table-cell office:value-type="float" office:value="19227" calcext:value-type="float">
            <text:p>19227</text:p>
          </table:table-cell>
          <table:table-cell table:style-name="ce8" office:value-type="float" office:value="176" calcext:value-type="float">
            <text:p>176</text:p>
          </table:table-cell>
          <table:table-cell office:value-type="float" office:value="15563" calcext:value-type="float">
            <text:p>15563</text:p>
          </table:table-cell>
          <table:table-cell office:value-type="float" office:value="24700" calcext:value-type="float">
            <text:p>24700</text:p>
          </table:table-cell>
          <table:table-cell table:style-name="ce4" office:value-type="float" office:value="16966" calcext:value-type="float">
            <text:p>16966</text:p>
          </table:table-cell>
          <table:table-cell table:style-name="Default" office:value-type="float" office:value="28656" calcext:value-type="float">
            <text:p>28656</text:p>
          </table:table-cell>
          <table:table-cell office:value-type="float" office:value="16661" calcext:value-type="float">
            <text:p>16661</text:p>
          </table:table-cell>
          <table:table-cell table:style-name="Default" office:value-type="float" office:value="24973" calcext:value-type="float">
            <text:p>24973</text:p>
          </table:table-cell>
          <table:table-cell office:value-type="float" office:value="20267" calcext:value-type="float">
            <text:p>20267</text:p>
          </table:table-cell>
          <table:table-cell office:value-type="float" office:value="28504" calcext:value-type="float">
            <text:p>2850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77" calcext:value-type="float">
            <text:p>177</text:p>
          </table:table-cell>
          <table:table-cell office:value-type="float" office:value="14165" calcext:value-type="float">
            <text:p>14165</text:p>
          </table:table-cell>
          <table:table-cell office:value-type="float" office:value="20185" calcext:value-type="float">
            <text:p>20185</text:p>
          </table:table-cell>
          <table:table-cell office:value-type="float" office:value="11359" calcext:value-type="float">
            <text:p>11359</text:p>
          </table:table-cell>
          <table:table-cell office:value-type="float" office:value="18927" calcext:value-type="float">
            <text:p>18927</text:p>
          </table:table-cell>
          <table:table-cell office:value-type="float" office:value="12661" calcext:value-type="float">
            <text:p>12661</text:p>
          </table:table-cell>
          <table:table-cell office:value-type="float" office:value="19451" calcext:value-type="float">
            <text:p>19451</text:p>
          </table:table-cell>
          <table:table-cell office:value-type="float" office:value="13565" calcext:value-type="float">
            <text:p>13565</text:p>
          </table:table-cell>
          <table:table-cell office:value-type="float" office:value="19193" calcext:value-type="float">
            <text:p>19193</text:p>
          </table:table-cell>
          <table:table-cell table:style-name="ce8" office:value-type="float" office:value="177" calcext:value-type="float">
            <text:p>177</text:p>
          </table:table-cell>
          <table:table-cell office:value-type="float" office:value="15763" calcext:value-type="float">
            <text:p>15763</text:p>
          </table:table-cell>
          <table:table-cell office:value-type="float" office:value="24480" calcext:value-type="float">
            <text:p>24480</text:p>
          </table:table-cell>
          <table:table-cell table:style-name="ce4" office:value-type="float" office:value="18067" calcext:value-type="float">
            <text:p>18067</text:p>
          </table:table-cell>
          <table:table-cell table:style-name="Default" office:value-type="float" office:value="27753" calcext:value-type="float">
            <text:p>27753</text:p>
          </table:table-cell>
          <table:table-cell office:value-type="float" office:value="17061" calcext:value-type="float">
            <text:p>17061</text:p>
          </table:table-cell>
          <table:table-cell table:style-name="Default" office:value-type="float" office:value="25063" calcext:value-type="float">
            <text:p>25063</text:p>
          </table:table-cell>
          <table:table-cell office:value-type="float" office:value="19370" calcext:value-type="float">
            <text:p>19370</text:p>
          </table:table-cell>
          <table:table-cell office:value-type="float" office:value="28468" calcext:value-type="float">
            <text:p>2846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78" calcext:value-type="float">
            <text:p>178</text:p>
          </table:table-cell>
          <table:table-cell office:value-type="float" office:value="14264" calcext:value-type="float">
            <text:p>14264</text:p>
          </table:table-cell>
          <table:table-cell office:value-type="float" office:value="20259" calcext:value-type="float">
            <text:p>20259</text:p>
          </table:table-cell>
          <table:table-cell office:value-type="float" office:value="12759" calcext:value-type="float">
            <text:p>12759</text:p>
          </table:table-cell>
          <table:table-cell office:value-type="float" office:value="18814" calcext:value-type="float">
            <text:p>18814</text:p>
          </table:table-cell>
          <table:table-cell office:value-type="float" office:value="13561" calcext:value-type="float">
            <text:p>13561</text:p>
          </table:table-cell>
          <table:table-cell office:value-type="float" office:value="19561" calcext:value-type="float">
            <text:p>19561</text:p>
          </table:table-cell>
          <table:table-cell office:value-type="float" office:value="13266" calcext:value-type="float">
            <text:p>13266</text:p>
          </table:table-cell>
          <table:table-cell office:value-type="float" office:value="19439" calcext:value-type="float">
            <text:p>19439</text:p>
          </table:table-cell>
          <table:table-cell table:style-name="ce8" office:value-type="float" office:value="178" calcext:value-type="float">
            <text:p>178</text:p>
          </table:table-cell>
          <table:table-cell office:value-type="float" office:value="15662" calcext:value-type="float">
            <text:p>15662</text:p>
          </table:table-cell>
          <table:table-cell office:value-type="float" office:value="24166" calcext:value-type="float">
            <text:p>24166</text:p>
          </table:table-cell>
          <table:table-cell table:style-name="ce4" office:value-type="float" office:value="16463" calcext:value-type="float">
            <text:p>16463</text:p>
          </table:table-cell>
          <table:table-cell table:style-name="Default" office:value-type="float" office:value="27315" calcext:value-type="float">
            <text:p>27315</text:p>
          </table:table-cell>
          <table:table-cell office:value-type="float" office:value="16160" calcext:value-type="float">
            <text:p>16160</text:p>
          </table:table-cell>
          <table:table-cell table:style-name="Default" office:value-type="float" office:value="25629" calcext:value-type="float">
            <text:p>25629</text:p>
          </table:table-cell>
          <table:table-cell office:value-type="float" office:value="19071" calcext:value-type="float">
            <text:p>19071</text:p>
          </table:table-cell>
          <table:table-cell office:value-type="float" office:value="28088" calcext:value-type="float">
            <text:p>2808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79" calcext:value-type="float">
            <text:p>179</text:p>
          </table:table-cell>
          <table:table-cell office:value-type="float" office:value="14364" calcext:value-type="float">
            <text:p>14364</text:p>
          </table:table-cell>
          <table:table-cell office:value-type="float" office:value="20363" calcext:value-type="float">
            <text:p>20363</text:p>
          </table:table-cell>
          <table:table-cell office:value-type="float" office:value="12262" calcext:value-type="float">
            <text:p>12262</text:p>
          </table:table-cell>
          <table:table-cell office:value-type="float" office:value="18890" calcext:value-type="float">
            <text:p>18890</text:p>
          </table:table-cell>
          <table:table-cell office:value-type="float" office:value="13461" calcext:value-type="float">
            <text:p>13461</text:p>
          </table:table-cell>
          <table:table-cell office:value-type="float" office:value="19595" calcext:value-type="float">
            <text:p>19595</text:p>
          </table:table-cell>
          <table:table-cell office:value-type="float" office:value="13472" calcext:value-type="float">
            <text:p>13472</text:p>
          </table:table-cell>
          <table:table-cell office:value-type="float" office:value="19373" calcext:value-type="float">
            <text:p>19373</text:p>
          </table:table-cell>
          <table:table-cell table:style-name="ce8" office:value-type="float" office:value="179" calcext:value-type="float">
            <text:p>179</text:p>
          </table:table-cell>
          <table:table-cell office:value-type="float" office:value="13966" calcext:value-type="float">
            <text:p>13966</text:p>
          </table:table-cell>
          <table:table-cell office:value-type="float" office:value="23895" calcext:value-type="float">
            <text:p>23895</text:p>
          </table:table-cell>
          <table:table-cell table:style-name="ce4" office:value-type="float" office:value="18766" calcext:value-type="float">
            <text:p>18766</text:p>
          </table:table-cell>
          <table:table-cell table:style-name="Default" office:value-type="float" office:value="27141" calcext:value-type="float">
            <text:p>27141</text:p>
          </table:table-cell>
          <table:table-cell office:value-type="float" office:value="17260" calcext:value-type="float">
            <text:p>17260</text:p>
          </table:table-cell>
          <table:table-cell table:style-name="Default" office:value-type="float" office:value="25515" calcext:value-type="float">
            <text:p>25515</text:p>
          </table:table-cell>
          <table:table-cell office:value-type="float" office:value="18265" calcext:value-type="float">
            <text:p>18265</text:p>
          </table:table-cell>
          <table:table-cell office:value-type="float" office:value="27535" calcext:value-type="float">
            <text:p>2753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80" calcext:value-type="float">
            <text:p>180</text:p>
          </table:table-cell>
          <table:table-cell office:value-type="float" office:value="14964" calcext:value-type="float">
            <text:p>14964</text:p>
          </table:table-cell>
          <table:table-cell office:value-type="float" office:value="20592" calcext:value-type="float">
            <text:p>20592</text:p>
          </table:table-cell>
          <table:table-cell office:value-type="float" office:value="11664" calcext:value-type="float">
            <text:p>11664</text:p>
          </table:table-cell>
          <table:table-cell office:value-type="float" office:value="19033" calcext:value-type="float">
            <text:p>19033</text:p>
          </table:table-cell>
          <table:table-cell office:value-type="float" office:value="12761" calcext:value-type="float">
            <text:p>12761</text:p>
          </table:table-cell>
          <table:table-cell office:value-type="float" office:value="19514" calcext:value-type="float">
            <text:p>19514</text:p>
          </table:table-cell>
          <table:table-cell office:value-type="float" office:value="13466" calcext:value-type="float">
            <text:p>13466</text:p>
          </table:table-cell>
          <table:table-cell office:value-type="float" office:value="19481" calcext:value-type="float">
            <text:p>19481</text:p>
          </table:table-cell>
          <table:table-cell table:style-name="ce8" office:value-type="float" office:value="180" calcext:value-type="float">
            <text:p>180</text:p>
          </table:table-cell>
          <table:table-cell office:value-type="float" office:value="14765" calcext:value-type="float">
            <text:p>14765</text:p>
          </table:table-cell>
          <table:table-cell office:value-type="float" office:value="24207" calcext:value-type="float">
            <text:p>24207</text:p>
          </table:table-cell>
          <table:table-cell table:style-name="ce4" office:value-type="float" office:value="17767" calcext:value-type="float">
            <text:p>17767</text:p>
          </table:table-cell>
          <table:table-cell table:style-name="Default" office:value-type="float" office:value="27365" calcext:value-type="float">
            <text:p>27365</text:p>
          </table:table-cell>
          <table:table-cell office:value-type="float" office:value="16961" calcext:value-type="float">
            <text:p>16961</text:p>
          </table:table-cell>
          <table:table-cell table:style-name="Default" office:value-type="float" office:value="25038" calcext:value-type="float">
            <text:p>25038</text:p>
          </table:table-cell>
          <table:table-cell office:value-type="float" office:value="18568" calcext:value-type="float">
            <text:p>18568</text:p>
          </table:table-cell>
          <table:table-cell office:value-type="float" office:value="27794" calcext:value-type="float">
            <text:p>2779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81" calcext:value-type="float">
            <text:p>181</text:p>
          </table:table-cell>
          <table:table-cell office:value-type="float" office:value="14964" calcext:value-type="float">
            <text:p>14964</text:p>
          </table:table-cell>
          <table:table-cell office:value-type="float" office:value="20543" calcext:value-type="float">
            <text:p>20543</text:p>
          </table:table-cell>
          <table:table-cell office:value-type="float" office:value="12461" calcext:value-type="float">
            <text:p>12461</text:p>
          </table:table-cell>
          <table:table-cell office:value-type="float" office:value="19124" calcext:value-type="float">
            <text:p>19124</text:p>
          </table:table-cell>
          <table:table-cell office:value-type="float" office:value="14160" calcext:value-type="float">
            <text:p>14160</text:p>
          </table:table-cell>
          <table:table-cell office:value-type="float" office:value="19578" calcext:value-type="float">
            <text:p>19578</text:p>
          </table:table-cell>
          <table:table-cell office:value-type="float" office:value="13670" calcext:value-type="float">
            <text:p>13670</text:p>
          </table:table-cell>
          <table:table-cell office:value-type="float" office:value="19670" calcext:value-type="float">
            <text:p>19670</text:p>
          </table:table-cell>
          <table:table-cell table:style-name="ce8" office:value-type="float" office:value="181" calcext:value-type="float">
            <text:p>181</text:p>
          </table:table-cell>
          <table:table-cell office:value-type="float" office:value="14862" calcext:value-type="float">
            <text:p>14862</text:p>
          </table:table-cell>
          <table:table-cell office:value-type="float" office:value="24084" calcext:value-type="float">
            <text:p>24084</text:p>
          </table:table-cell>
          <table:table-cell table:style-name="ce4" office:value-type="float" office:value="19363" calcext:value-type="float">
            <text:p>19363</text:p>
          </table:table-cell>
          <table:table-cell table:style-name="Default" office:value-type="float" office:value="27936" calcext:value-type="float">
            <text:p>27936</text:p>
          </table:table-cell>
          <table:table-cell office:value-type="float" office:value="15561" calcext:value-type="float">
            <text:p>15561</text:p>
          </table:table-cell>
          <table:table-cell table:style-name="Default" office:value-type="float" office:value="25331" calcext:value-type="float">
            <text:p>25331</text:p>
          </table:table-cell>
          <table:table-cell office:value-type="float" office:value="19264" calcext:value-type="float">
            <text:p>19264</text:p>
          </table:table-cell>
          <table:table-cell office:value-type="float" office:value="27025" calcext:value-type="float">
            <text:p>2702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82" calcext:value-type="float">
            <text:p>182</text:p>
          </table:table-cell>
          <table:table-cell office:value-type="float" office:value="14266" calcext:value-type="float">
            <text:p>14266</text:p>
          </table:table-cell>
          <table:table-cell office:value-type="float" office:value="20699" calcext:value-type="float">
            <text:p>20699</text:p>
          </table:table-cell>
          <table:table-cell office:value-type="float" office:value="11961" calcext:value-type="float">
            <text:p>11961</text:p>
          </table:table-cell>
          <table:table-cell office:value-type="float" office:value="18924" calcext:value-type="float">
            <text:p>18924</text:p>
          </table:table-cell>
          <table:table-cell office:value-type="float" office:value="13661" calcext:value-type="float">
            <text:p>13661</text:p>
          </table:table-cell>
          <table:table-cell office:value-type="float" office:value="19730" calcext:value-type="float">
            <text:p>19730</text:p>
          </table:table-cell>
          <table:table-cell office:value-type="float" office:value="13867" calcext:value-type="float">
            <text:p>13867</text:p>
          </table:table-cell>
          <table:table-cell office:value-type="float" office:value="19553" calcext:value-type="float">
            <text:p>19553</text:p>
          </table:table-cell>
          <table:table-cell table:style-name="ce8" office:value-type="float" office:value="182" calcext:value-type="float">
            <text:p>182</text:p>
          </table:table-cell>
          <table:table-cell office:value-type="float" office:value="16262" calcext:value-type="float">
            <text:p>16262</text:p>
          </table:table-cell>
          <table:table-cell office:value-type="float" office:value="24027" calcext:value-type="float">
            <text:p>24027</text:p>
          </table:table-cell>
          <table:table-cell table:style-name="ce4" office:value-type="float" office:value="19665" calcext:value-type="float">
            <text:p>19665</text:p>
          </table:table-cell>
          <table:table-cell table:style-name="Default" office:value-type="float" office:value="27810" calcext:value-type="float">
            <text:p>27810</text:p>
          </table:table-cell>
          <table:table-cell office:value-type="float" office:value="17362" calcext:value-type="float">
            <text:p>17362</text:p>
          </table:table-cell>
          <table:table-cell table:style-name="Default" office:value-type="float" office:value="25493" calcext:value-type="float">
            <text:p>25493</text:p>
          </table:table-cell>
          <table:table-cell office:value-type="float" office:value="19467" calcext:value-type="float">
            <text:p>19467</text:p>
          </table:table-cell>
          <table:table-cell office:value-type="float" office:value="26743" calcext:value-type="float">
            <text:p>2674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83" calcext:value-type="float">
            <text:p>183</text:p>
          </table:table-cell>
          <table:table-cell office:value-type="float" office:value="14264" calcext:value-type="float">
            <text:p>14264</text:p>
          </table:table-cell>
          <table:table-cell office:value-type="float" office:value="20273" calcext:value-type="float">
            <text:p>20273</text:p>
          </table:table-cell>
          <table:table-cell office:value-type="float" office:value="11965" calcext:value-type="float">
            <text:p>11965</text:p>
          </table:table-cell>
          <table:table-cell office:value-type="float" office:value="18747" calcext:value-type="float">
            <text:p>18747</text:p>
          </table:table-cell>
          <table:table-cell office:value-type="float" office:value="12562" calcext:value-type="float">
            <text:p>12562</text:p>
          </table:table-cell>
          <table:table-cell office:value-type="float" office:value="19809" calcext:value-type="float">
            <text:p>19809</text:p>
          </table:table-cell>
          <table:table-cell office:value-type="float" office:value="14169" calcext:value-type="float">
            <text:p>14169</text:p>
          </table:table-cell>
          <table:table-cell office:value-type="float" office:value="19792" calcext:value-type="float">
            <text:p>19792</text:p>
          </table:table-cell>
          <table:table-cell table:style-name="ce8" office:value-type="float" office:value="183" calcext:value-type="float">
            <text:p>183</text:p>
          </table:table-cell>
          <table:table-cell office:value-type="float" office:value="15667" calcext:value-type="float">
            <text:p>15667</text:p>
          </table:table-cell>
          <table:table-cell office:value-type="float" office:value="24299" calcext:value-type="float">
            <text:p>24299</text:p>
          </table:table-cell>
          <table:table-cell table:style-name="ce4" office:value-type="float" office:value="18067" calcext:value-type="float">
            <text:p>18067</text:p>
          </table:table-cell>
          <table:table-cell table:style-name="Default" office:value-type="float" office:value="27797" calcext:value-type="float">
            <text:p>27797</text:p>
          </table:table-cell>
          <table:table-cell office:value-type="float" office:value="15564" calcext:value-type="float">
            <text:p>15564</text:p>
          </table:table-cell>
          <table:table-cell table:style-name="Default" office:value-type="float" office:value="25352" calcext:value-type="float">
            <text:p>25352</text:p>
          </table:table-cell>
          <table:table-cell office:value-type="float" office:value="18772" calcext:value-type="float">
            <text:p>18772</text:p>
          </table:table-cell>
          <table:table-cell office:value-type="float" office:value="27012" calcext:value-type="float">
            <text:p>2701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84" calcext:value-type="float">
            <text:p>184</text:p>
          </table:table-cell>
          <table:table-cell office:value-type="float" office:value="14165" calcext:value-type="float">
            <text:p>14165</text:p>
          </table:table-cell>
          <table:table-cell office:value-type="float" office:value="20152" calcext:value-type="float">
            <text:p>20152</text:p>
          </table:table-cell>
          <table:table-cell office:value-type="float" office:value="11664" calcext:value-type="float">
            <text:p>11664</text:p>
          </table:table-cell>
          <table:table-cell office:value-type="float" office:value="18757" calcext:value-type="float">
            <text:p>18757</text:p>
          </table:table-cell>
          <table:table-cell office:value-type="float" office:value="13362" calcext:value-type="float">
            <text:p>13362</text:p>
          </table:table-cell>
          <table:table-cell office:value-type="float" office:value="19574" calcext:value-type="float">
            <text:p>19574</text:p>
          </table:table-cell>
          <table:table-cell office:value-type="float" office:value="13772" calcext:value-type="float">
            <text:p>13772</text:p>
          </table:table-cell>
          <table:table-cell office:value-type="float" office:value="19589" calcext:value-type="float">
            <text:p>19589</text:p>
          </table:table-cell>
          <table:table-cell table:style-name="ce8" office:value-type="float" office:value="184" calcext:value-type="float">
            <text:p>184</text:p>
          </table:table-cell>
          <table:table-cell office:value-type="float" office:value="15766" calcext:value-type="float">
            <text:p>15766</text:p>
          </table:table-cell>
          <table:table-cell office:value-type="float" office:value="24422" calcext:value-type="float">
            <text:p>24422</text:p>
          </table:table-cell>
          <table:table-cell table:style-name="ce4" office:value-type="float" office:value="18265" calcext:value-type="float">
            <text:p>18265</text:p>
          </table:table-cell>
          <table:table-cell table:style-name="Default" office:value-type="float" office:value="27874" calcext:value-type="float">
            <text:p>27874</text:p>
          </table:table-cell>
          <table:table-cell office:value-type="float" office:value="17162" calcext:value-type="float">
            <text:p>17162</text:p>
          </table:table-cell>
          <table:table-cell table:style-name="Default" office:value-type="float" office:value="25049" calcext:value-type="float">
            <text:p>25049</text:p>
          </table:table-cell>
          <table:table-cell office:value-type="float" office:value="19067" calcext:value-type="float">
            <text:p>19067</text:p>
          </table:table-cell>
          <table:table-cell office:value-type="float" office:value="26945" calcext:value-type="float">
            <text:p>2694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85" calcext:value-type="float">
            <text:p>185</text:p>
          </table:table-cell>
          <table:table-cell office:value-type="float" office:value="14164" calcext:value-type="float">
            <text:p>14164</text:p>
          </table:table-cell>
          <table:table-cell office:value-type="float" office:value="20008" calcext:value-type="float">
            <text:p>20008</text:p>
          </table:table-cell>
          <table:table-cell office:value-type="float" office:value="11664" calcext:value-type="float">
            <text:p>11664</text:p>
          </table:table-cell>
          <table:table-cell office:value-type="float" office:value="18898" calcext:value-type="float">
            <text:p>18898</text:p>
          </table:table-cell>
          <table:table-cell office:value-type="float" office:value="12661" calcext:value-type="float">
            <text:p>12661</text:p>
          </table:table-cell>
          <table:table-cell office:value-type="float" office:value="19428" calcext:value-type="float">
            <text:p>19428</text:p>
          </table:table-cell>
          <table:table-cell office:value-type="float" office:value="13671" calcext:value-type="float">
            <text:p>13671</text:p>
          </table:table-cell>
          <table:table-cell office:value-type="float" office:value="19709" calcext:value-type="float">
            <text:p>19709</text:p>
          </table:table-cell>
          <table:table-cell table:style-name="ce8" office:value-type="float" office:value="185" calcext:value-type="float">
            <text:p>185</text:p>
          </table:table-cell>
          <table:table-cell office:value-type="float" office:value="17263" calcext:value-type="float">
            <text:p>17263</text:p>
          </table:table-cell>
          <table:table-cell office:value-type="float" office:value="24699" calcext:value-type="float">
            <text:p>24699</text:p>
          </table:table-cell>
          <table:table-cell table:style-name="ce4" office:value-type="float" office:value="19666" calcext:value-type="float">
            <text:p>19666</text:p>
          </table:table-cell>
          <table:table-cell table:style-name="Default" office:value-type="float" office:value="28137" calcext:value-type="float">
            <text:p>28137</text:p>
          </table:table-cell>
          <table:table-cell office:value-type="float" office:value="16965" calcext:value-type="float">
            <text:p>16965</text:p>
          </table:table-cell>
          <table:table-cell table:style-name="Default" office:value-type="float" office:value="25185" calcext:value-type="float">
            <text:p>25185</text:p>
          </table:table-cell>
          <table:table-cell office:value-type="float" office:value="19166" calcext:value-type="float">
            <text:p>19166</text:p>
          </table:table-cell>
          <table:table-cell office:value-type="float" office:value="27294" calcext:value-type="float">
            <text:p>2729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86" calcext:value-type="float">
            <text:p>186</text:p>
          </table:table-cell>
          <table:table-cell office:value-type="float" office:value="14264" calcext:value-type="float">
            <text:p>14264</text:p>
          </table:table-cell>
          <table:table-cell office:value-type="float" office:value="20254" calcext:value-type="float">
            <text:p>20254</text:p>
          </table:table-cell>
          <table:table-cell office:value-type="float" office:value="12663" calcext:value-type="float">
            <text:p>12663</text:p>
          </table:table-cell>
          <table:table-cell office:value-type="float" office:value="18998" calcext:value-type="float">
            <text:p>18998</text:p>
          </table:table-cell>
          <table:table-cell office:value-type="float" office:value="13561" calcext:value-type="float">
            <text:p>13561</text:p>
          </table:table-cell>
          <table:table-cell office:value-type="float" office:value="19279" calcext:value-type="float">
            <text:p>19279</text:p>
          </table:table-cell>
          <table:table-cell office:value-type="float" office:value="13473" calcext:value-type="float">
            <text:p>13473</text:p>
          </table:table-cell>
          <table:table-cell office:value-type="float" office:value="19826" calcext:value-type="float">
            <text:p>19826</text:p>
          </table:table-cell>
          <table:table-cell table:style-name="ce8" office:value-type="float" office:value="186" calcext:value-type="float">
            <text:p>186</text:p>
          </table:table-cell>
          <table:table-cell office:value-type="float" office:value="13665" calcext:value-type="float">
            <text:p>13665</text:p>
          </table:table-cell>
          <table:table-cell office:value-type="float" office:value="24773" calcext:value-type="float">
            <text:p>24773</text:p>
          </table:table-cell>
          <table:table-cell table:style-name="ce4" office:value-type="float" office:value="20560" calcext:value-type="float">
            <text:p>20560</text:p>
          </table:table-cell>
          <table:table-cell table:style-name="Default" office:value-type="float" office:value="28531" calcext:value-type="float">
            <text:p>28531</text:p>
          </table:table-cell>
          <table:table-cell office:value-type="float" office:value="16565" calcext:value-type="float">
            <text:p>16565</text:p>
          </table:table-cell>
          <table:table-cell table:style-name="Default" office:value-type="float" office:value="25303" calcext:value-type="float">
            <text:p>25303</text:p>
          </table:table-cell>
          <table:table-cell office:value-type="float" office:value="19467" calcext:value-type="float">
            <text:p>19467</text:p>
          </table:table-cell>
          <table:table-cell office:value-type="float" office:value="27816" calcext:value-type="float">
            <text:p>2781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87" calcext:value-type="float">
            <text:p>187</text:p>
          </table:table-cell>
          <table:table-cell office:value-type="float" office:value="14266" calcext:value-type="float">
            <text:p>14266</text:p>
          </table:table-cell>
          <table:table-cell office:value-type="float" office:value="20240" calcext:value-type="float">
            <text:p>20240</text:p>
          </table:table-cell>
          <table:table-cell office:value-type="float" office:value="11766" calcext:value-type="float">
            <text:p>11766</text:p>
          </table:table-cell>
          <table:table-cell office:value-type="float" office:value="18951" calcext:value-type="float">
            <text:p>18951</text:p>
          </table:table-cell>
          <table:table-cell office:value-type="float" office:value="14162" calcext:value-type="float">
            <text:p>14162</text:p>
          </table:table-cell>
          <table:table-cell office:value-type="float" office:value="19403" calcext:value-type="float">
            <text:p>19403</text:p>
          </table:table-cell>
          <table:table-cell office:value-type="float" office:value="14268" calcext:value-type="float">
            <text:p>14268</text:p>
          </table:table-cell>
          <table:table-cell office:value-type="float" office:value="19787" calcext:value-type="float">
            <text:p>19787</text:p>
          </table:table-cell>
          <table:table-cell table:style-name="ce8" office:value-type="float" office:value="187" calcext:value-type="float">
            <text:p>187</text:p>
          </table:table-cell>
          <table:table-cell office:value-type="float" office:value="16464" calcext:value-type="float">
            <text:p>16464</text:p>
          </table:table-cell>
          <table:table-cell office:value-type="float" office:value="24968" calcext:value-type="float">
            <text:p>24968</text:p>
          </table:table-cell>
          <table:table-cell table:style-name="ce4" office:value-type="float" office:value="20865" calcext:value-type="float">
            <text:p>20865</text:p>
          </table:table-cell>
          <table:table-cell table:style-name="Default" office:value-type="float" office:value="29009" calcext:value-type="float">
            <text:p>29009</text:p>
          </table:table-cell>
          <table:table-cell office:value-type="float" office:value="16366" calcext:value-type="float">
            <text:p>16366</text:p>
          </table:table-cell>
          <table:table-cell table:style-name="Default" office:value-type="float" office:value="25320" calcext:value-type="float">
            <text:p>25320</text:p>
          </table:table-cell>
          <table:table-cell office:value-type="float" office:value="19966" calcext:value-type="float">
            <text:p>19966</text:p>
          </table:table-cell>
          <table:table-cell office:value-type="float" office:value="27914" calcext:value-type="float">
            <text:p>2791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88" calcext:value-type="float">
            <text:p>188</text:p>
          </table:table-cell>
          <table:table-cell office:value-type="float" office:value="14263" calcext:value-type="float">
            <text:p>14263</text:p>
          </table:table-cell>
          <table:table-cell office:value-type="float" office:value="20020" calcext:value-type="float">
            <text:p>20020</text:p>
          </table:table-cell>
          <table:table-cell office:value-type="float" office:value="11766" calcext:value-type="float">
            <text:p>11766</text:p>
          </table:table-cell>
          <table:table-cell office:value-type="float" office:value="19129" calcext:value-type="float">
            <text:p>19129</text:p>
          </table:table-cell>
          <table:table-cell office:value-type="float" office:value="12561" calcext:value-type="float">
            <text:p>12561</text:p>
          </table:table-cell>
          <table:table-cell office:value-type="float" office:value="19594" calcext:value-type="float">
            <text:p>19594</text:p>
          </table:table-cell>
          <table:table-cell office:value-type="float" office:value="13667" calcext:value-type="float">
            <text:p>13667</text:p>
          </table:table-cell>
          <table:table-cell office:value-type="float" office:value="19918" calcext:value-type="float">
            <text:p>19918</text:p>
          </table:table-cell>
          <table:table-cell table:style-name="ce8" office:value-type="float" office:value="188" calcext:value-type="float">
            <text:p>188</text:p>
          </table:table-cell>
          <table:table-cell office:value-type="float" office:value="16464" calcext:value-type="float">
            <text:p>16464</text:p>
          </table:table-cell>
          <table:table-cell office:value-type="float" office:value="24849" calcext:value-type="float">
            <text:p>24849</text:p>
          </table:table-cell>
          <table:table-cell table:style-name="ce4" office:value-type="float" office:value="19567" calcext:value-type="float">
            <text:p>19567</text:p>
          </table:table-cell>
          <table:table-cell table:style-name="Default" office:value-type="float" office:value="29481" calcext:value-type="float">
            <text:p>29481</text:p>
          </table:table-cell>
          <table:table-cell office:value-type="float" office:value="15665" calcext:value-type="float">
            <text:p>15665</text:p>
          </table:table-cell>
          <table:table-cell table:style-name="Default" office:value-type="float" office:value="25079" calcext:value-type="float">
            <text:p>25079</text:p>
          </table:table-cell>
          <table:table-cell office:value-type="float" office:value="18967" calcext:value-type="float">
            <text:p>18967</text:p>
          </table:table-cell>
          <table:table-cell office:value-type="float" office:value="27392" calcext:value-type="float">
            <text:p>2739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89" calcext:value-type="float">
            <text:p>189</text:p>
          </table:table-cell>
          <table:table-cell office:value-type="float" office:value="14369" calcext:value-type="float">
            <text:p>14369</text:p>
          </table:table-cell>
          <table:table-cell office:value-type="float" office:value="20183" calcext:value-type="float">
            <text:p>20183</text:p>
          </table:table-cell>
          <table:table-cell office:value-type="float" office:value="12464" calcext:value-type="float">
            <text:p>12464</text:p>
          </table:table-cell>
          <table:table-cell office:value-type="float" office:value="19076" calcext:value-type="float">
            <text:p>19076</text:p>
          </table:table-cell>
          <table:table-cell office:value-type="float" office:value="12661" calcext:value-type="float">
            <text:p>12661</text:p>
          </table:table-cell>
          <table:table-cell office:value-type="float" office:value="19699" calcext:value-type="float">
            <text:p>19699</text:p>
          </table:table-cell>
          <table:table-cell office:value-type="float" office:value="12965" calcext:value-type="float">
            <text:p>12965</text:p>
          </table:table-cell>
          <table:table-cell office:value-type="float" office:value="19954" calcext:value-type="float">
            <text:p>19954</text:p>
          </table:table-cell>
          <table:table-cell table:style-name="ce8" office:value-type="float" office:value="189" calcext:value-type="float">
            <text:p>189</text:p>
          </table:table-cell>
          <table:table-cell office:value-type="float" office:value="15864" calcext:value-type="float">
            <text:p>15864</text:p>
          </table:table-cell>
          <table:table-cell office:value-type="float" office:value="24541" calcext:value-type="float">
            <text:p>24541</text:p>
          </table:table-cell>
          <table:table-cell table:style-name="ce4" office:value-type="float" office:value="19164" calcext:value-type="float">
            <text:p>19164</text:p>
          </table:table-cell>
          <table:table-cell table:style-name="Default" office:value-type="float" office:value="29450" calcext:value-type="float">
            <text:p>29450</text:p>
          </table:table-cell>
          <table:table-cell office:value-type="float" office:value="17165" calcext:value-type="float">
            <text:p>17165</text:p>
          </table:table-cell>
          <table:table-cell table:style-name="Default" office:value-type="float" office:value="25089" calcext:value-type="float">
            <text:p>25089</text:p>
          </table:table-cell>
          <table:table-cell office:value-type="float" office:value="18969" calcext:value-type="float">
            <text:p>18969</text:p>
          </table:table-cell>
          <table:table-cell office:value-type="float" office:value="27081" calcext:value-type="float">
            <text:p>2708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90" calcext:value-type="float">
            <text:p>190</text:p>
          </table:table-cell>
          <table:table-cell office:value-type="float" office:value="14165" calcext:value-type="float">
            <text:p>14165</text:p>
          </table:table-cell>
          <table:table-cell office:value-type="float" office:value="20287" calcext:value-type="float">
            <text:p>20287</text:p>
          </table:table-cell>
          <table:table-cell office:value-type="float" office:value="12362" calcext:value-type="float">
            <text:p>12362</text:p>
          </table:table-cell>
          <table:table-cell office:value-type="float" office:value="19048" calcext:value-type="float">
            <text:p>19048</text:p>
          </table:table-cell>
          <table:table-cell office:value-type="float" office:value="12562" calcext:value-type="float">
            <text:p>12562</text:p>
          </table:table-cell>
          <table:table-cell office:value-type="float" office:value="19648" calcext:value-type="float">
            <text:p>19648</text:p>
          </table:table-cell>
          <table:table-cell office:value-type="float" office:value="13767" calcext:value-type="float">
            <text:p>13767</text:p>
          </table:table-cell>
          <table:table-cell office:value-type="float" office:value="19667" calcext:value-type="float">
            <text:p>19667</text:p>
          </table:table-cell>
          <table:table-cell table:style-name="ce8" office:value-type="float" office:value="190" calcext:value-type="float">
            <text:p>190</text:p>
          </table:table-cell>
          <table:table-cell office:value-type="float" office:value="15864" calcext:value-type="float">
            <text:p>15864</text:p>
          </table:table-cell>
          <table:table-cell office:value-type="float" office:value="24673" calcext:value-type="float">
            <text:p>24673</text:p>
          </table:table-cell>
          <table:table-cell table:style-name="ce4" office:value-type="float" office:value="18664" calcext:value-type="float">
            <text:p>18664</text:p>
          </table:table-cell>
          <table:table-cell table:style-name="Default" office:value-type="float" office:value="28878" calcext:value-type="float">
            <text:p>28878</text:p>
          </table:table-cell>
          <table:table-cell office:value-type="float" office:value="16961" calcext:value-type="float">
            <text:p>16961</text:p>
          </table:table-cell>
          <table:table-cell table:style-name="Default" office:value-type="float" office:value="24979" calcext:value-type="float">
            <text:p>24979</text:p>
          </table:table-cell>
          <table:table-cell office:value-type="float" office:value="17964" calcext:value-type="float">
            <text:p>17964</text:p>
          </table:table-cell>
          <table:table-cell office:value-type="float" office:value="26899" calcext:value-type="float">
            <text:p>2689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91" calcext:value-type="float">
            <text:p>191</text:p>
          </table:table-cell>
          <table:table-cell office:value-type="float" office:value="14164" calcext:value-type="float">
            <text:p>14164</text:p>
          </table:table-cell>
          <table:table-cell office:value-type="float" office:value="20288" calcext:value-type="float">
            <text:p>20288</text:p>
          </table:table-cell>
          <table:table-cell office:value-type="float" office:value="12162" calcext:value-type="float">
            <text:p>12162</text:p>
          </table:table-cell>
          <table:table-cell office:value-type="float" office:value="18939" calcext:value-type="float">
            <text:p>18939</text:p>
          </table:table-cell>
          <table:table-cell office:value-type="float" office:value="13562" calcext:value-type="float">
            <text:p>13562</text:p>
          </table:table-cell>
          <table:table-cell office:value-type="float" office:value="19610" calcext:value-type="float">
            <text:p>19610</text:p>
          </table:table-cell>
          <table:table-cell office:value-type="float" office:value="13765" calcext:value-type="float">
            <text:p>13765</text:p>
          </table:table-cell>
          <table:table-cell office:value-type="float" office:value="19604" calcext:value-type="float">
            <text:p>19604</text:p>
          </table:table-cell>
          <table:table-cell table:style-name="ce8" office:value-type="float" office:value="191" calcext:value-type="float">
            <text:p>191</text:p>
          </table:table-cell>
          <table:table-cell office:value-type="float" office:value="14565" calcext:value-type="float">
            <text:p>14565</text:p>
          </table:table-cell>
          <table:table-cell office:value-type="float" office:value="24624" calcext:value-type="float">
            <text:p>24624</text:p>
          </table:table-cell>
          <table:table-cell table:style-name="ce4" office:value-type="float" office:value="19665" calcext:value-type="float">
            <text:p>19665</text:p>
          </table:table-cell>
          <table:table-cell table:style-name="Default" office:value-type="float" office:value="28631" calcext:value-type="float">
            <text:p>28631</text:p>
          </table:table-cell>
          <table:table-cell office:value-type="float" office:value="16965" calcext:value-type="float">
            <text:p>16965</text:p>
          </table:table-cell>
          <table:table-cell table:style-name="Default" office:value-type="float" office:value="24982" calcext:value-type="float">
            <text:p>24982</text:p>
          </table:table-cell>
          <table:table-cell office:value-type="float" office:value="17770" calcext:value-type="float">
            <text:p>17770</text:p>
          </table:table-cell>
          <table:table-cell office:value-type="float" office:value="26834" calcext:value-type="float">
            <text:p>2683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92" calcext:value-type="float">
            <text:p>192</text:p>
          </table:table-cell>
          <table:table-cell office:value-type="float" office:value="14264" calcext:value-type="float">
            <text:p>14264</text:p>
          </table:table-cell>
          <table:table-cell office:value-type="float" office:value="20145" calcext:value-type="float">
            <text:p>20145</text:p>
          </table:table-cell>
          <table:table-cell office:value-type="float" office:value="11561" calcext:value-type="float">
            <text:p>11561</text:p>
          </table:table-cell>
          <table:table-cell office:value-type="float" office:value="18929" calcext:value-type="float">
            <text:p>18929</text:p>
          </table:table-cell>
          <table:table-cell office:value-type="float" office:value="12561" calcext:value-type="float">
            <text:p>12561</text:p>
          </table:table-cell>
          <table:table-cell office:value-type="float" office:value="19473" calcext:value-type="float">
            <text:p>19473</text:p>
          </table:table-cell>
          <table:table-cell office:value-type="float" office:value="13466" calcext:value-type="float">
            <text:p>13466</text:p>
          </table:table-cell>
          <table:table-cell office:value-type="float" office:value="19500" calcext:value-type="float">
            <text:p>19500</text:p>
          </table:table-cell>
          <table:table-cell table:style-name="ce8" office:value-type="float" office:value="192" calcext:value-type="float">
            <text:p>192</text:p>
          </table:table-cell>
          <table:table-cell office:value-type="float" office:value="15668" calcext:value-type="float">
            <text:p>15668</text:p>
          </table:table-cell>
          <table:table-cell office:value-type="float" office:value="24734" calcext:value-type="float">
            <text:p>24734</text:p>
          </table:table-cell>
          <table:table-cell table:style-name="ce4" office:value-type="float" office:value="17963" calcext:value-type="float">
            <text:p>17963</text:p>
          </table:table-cell>
          <table:table-cell table:style-name="Default" office:value-type="float" office:value="28828" calcext:value-type="float">
            <text:p>28828</text:p>
          </table:table-cell>
          <table:table-cell office:value-type="float" office:value="16360" calcext:value-type="float">
            <text:p>16360</text:p>
          </table:table-cell>
          <table:table-cell table:style-name="Default" office:value-type="float" office:value="24853" calcext:value-type="float">
            <text:p>24853</text:p>
          </table:table-cell>
          <table:table-cell office:value-type="float" office:value="18169" calcext:value-type="float">
            <text:p>18169</text:p>
          </table:table-cell>
          <table:table-cell office:value-type="float" office:value="26568" calcext:value-type="float">
            <text:p>2656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93" calcext:value-type="float">
            <text:p>193</text:p>
          </table:table-cell>
          <table:table-cell office:value-type="float" office:value="14263" calcext:value-type="float">
            <text:p>14263</text:p>
          </table:table-cell>
          <table:table-cell office:value-type="float" office:value="20155" calcext:value-type="float">
            <text:p>20155</text:p>
          </table:table-cell>
          <table:table-cell office:value-type="float" office:value="10662" calcext:value-type="float">
            <text:p>10662</text:p>
          </table:table-cell>
          <table:table-cell office:value-type="float" office:value="18782" calcext:value-type="float">
            <text:p>18782</text:p>
          </table:table-cell>
          <table:table-cell office:value-type="float" office:value="13461" calcext:value-type="float">
            <text:p>13461</text:p>
          </table:table-cell>
          <table:table-cell office:value-type="float" office:value="19402" calcext:value-type="float">
            <text:p>19402</text:p>
          </table:table-cell>
          <table:table-cell office:value-type="float" office:value="14366" calcext:value-type="float">
            <text:p>14366</text:p>
          </table:table-cell>
          <table:table-cell office:value-type="float" office:value="19514" calcext:value-type="float">
            <text:p>19514</text:p>
          </table:table-cell>
          <table:table-cell table:style-name="ce8" office:value-type="float" office:value="193" calcext:value-type="float">
            <text:p>193</text:p>
          </table:table-cell>
          <table:table-cell office:value-type="float" office:value="15960" calcext:value-type="float">
            <text:p>15960</text:p>
          </table:table-cell>
          <table:table-cell office:value-type="float" office:value="24612" calcext:value-type="float">
            <text:p>24612</text:p>
          </table:table-cell>
          <table:table-cell table:style-name="ce4" office:value-type="float" office:value="18063" calcext:value-type="float">
            <text:p>18063</text:p>
          </table:table-cell>
          <table:table-cell table:style-name="Default" office:value-type="float" office:value="28724" calcext:value-type="float">
            <text:p>28724</text:p>
          </table:table-cell>
          <table:table-cell office:value-type="float" office:value="16964" calcext:value-type="float">
            <text:p>16964</text:p>
          </table:table-cell>
          <table:table-cell table:style-name="Default" office:value-type="float" office:value="24684" calcext:value-type="float">
            <text:p>24684</text:p>
          </table:table-cell>
          <table:table-cell office:value-type="float" office:value="17266" calcext:value-type="float">
            <text:p>17266</text:p>
          </table:table-cell>
          <table:table-cell office:value-type="float" office:value="26770" calcext:value-type="float">
            <text:p>2677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94" calcext:value-type="float">
            <text:p>194</text:p>
          </table:table-cell>
          <table:table-cell office:value-type="float" office:value="13969" calcext:value-type="float">
            <text:p>13969</text:p>
          </table:table-cell>
          <table:table-cell office:value-type="float" office:value="20079" calcext:value-type="float">
            <text:p>20079</text:p>
          </table:table-cell>
          <table:table-cell office:value-type="float" office:value="11763" calcext:value-type="float">
            <text:p>11763</text:p>
          </table:table-cell>
          <table:table-cell office:value-type="float" office:value="18608" calcext:value-type="float">
            <text:p>18608</text:p>
          </table:table-cell>
          <table:table-cell office:value-type="float" office:value="13561" calcext:value-type="float">
            <text:p>13561</text:p>
          </table:table-cell>
          <table:table-cell office:value-type="float" office:value="19394" calcext:value-type="float">
            <text:p>19394</text:p>
          </table:table-cell>
          <table:table-cell office:value-type="float" office:value="14266" calcext:value-type="float">
            <text:p>14266</text:p>
          </table:table-cell>
          <table:table-cell office:value-type="float" office:value="19622" calcext:value-type="float">
            <text:p>19622</text:p>
          </table:table-cell>
          <table:table-cell table:style-name="ce8" office:value-type="float" office:value="194" calcext:value-type="float">
            <text:p>194</text:p>
          </table:table-cell>
          <table:table-cell office:value-type="float" office:value="16562" calcext:value-type="float">
            <text:p>16562</text:p>
          </table:table-cell>
          <table:table-cell office:value-type="float" office:value="24602" calcext:value-type="float">
            <text:p>24602</text:p>
          </table:table-cell>
          <table:table-cell table:style-name="ce4" office:value-type="float" office:value="19266" calcext:value-type="float">
            <text:p>19266</text:p>
          </table:table-cell>
          <table:table-cell table:style-name="Default" office:value-type="float" office:value="28328" calcext:value-type="float">
            <text:p>28328</text:p>
          </table:table-cell>
          <table:table-cell office:value-type="float" office:value="16867" calcext:value-type="float">
            <text:p>16867</text:p>
          </table:table-cell>
          <table:table-cell table:style-name="Default" office:value-type="float" office:value="24993" calcext:value-type="float">
            <text:p>24993</text:p>
          </table:table-cell>
          <table:table-cell office:value-type="float" office:value="19570" calcext:value-type="float">
            <text:p>19570</text:p>
          </table:table-cell>
          <table:table-cell office:value-type="float" office:value="27012" calcext:value-type="float">
            <text:p>2701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95" calcext:value-type="float">
            <text:p>195</text:p>
          </table:table-cell>
          <table:table-cell office:value-type="float" office:value="14266" calcext:value-type="float">
            <text:p>14266</text:p>
          </table:table-cell>
          <table:table-cell office:value-type="float" office:value="20373" calcext:value-type="float">
            <text:p>20373</text:p>
          </table:table-cell>
          <table:table-cell office:value-type="float" office:value="11665" calcext:value-type="float">
            <text:p>11665</text:p>
          </table:table-cell>
          <table:table-cell office:value-type="float" office:value="18672" calcext:value-type="float">
            <text:p>18672</text:p>
          </table:table-cell>
          <table:table-cell office:value-type="float" office:value="13463" calcext:value-type="float">
            <text:p>13463</text:p>
          </table:table-cell>
          <table:table-cell office:value-type="float" office:value="19380" calcext:value-type="float">
            <text:p>19380</text:p>
          </table:table-cell>
          <table:table-cell office:value-type="float" office:value="14262" calcext:value-type="float">
            <text:p>14262</text:p>
          </table:table-cell>
          <table:table-cell office:value-type="float" office:value="19529" calcext:value-type="float">
            <text:p>19529</text:p>
          </table:table-cell>
          <table:table-cell table:style-name="ce8" office:value-type="float" office:value="195" calcext:value-type="float">
            <text:p>195</text:p>
          </table:table-cell>
          <table:table-cell office:value-type="float" office:value="14464" calcext:value-type="float">
            <text:p>14464</text:p>
          </table:table-cell>
          <table:table-cell office:value-type="float" office:value="24324" calcext:value-type="float">
            <text:p>24324</text:p>
          </table:table-cell>
          <table:table-cell table:style-name="ce4" office:value-type="float" office:value="17963" calcext:value-type="float">
            <text:p>17963</text:p>
          </table:table-cell>
          <table:table-cell table:style-name="Default" office:value-type="float" office:value="28028" calcext:value-type="float">
            <text:p>28028</text:p>
          </table:table-cell>
          <table:table-cell office:value-type="float" office:value="15564" calcext:value-type="float">
            <text:p>15564</text:p>
          </table:table-cell>
          <table:table-cell table:style-name="Default" office:value-type="float" office:value="24696" calcext:value-type="float">
            <text:p>24696</text:p>
          </table:table-cell>
          <table:table-cell office:value-type="float" office:value="18066" calcext:value-type="float">
            <text:p>18066</text:p>
          </table:table-cell>
          <table:table-cell office:value-type="float" office:value="27523" calcext:value-type="float">
            <text:p>2752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96" calcext:value-type="float">
            <text:p>196</text:p>
          </table:table-cell>
          <table:table-cell office:value-type="float" office:value="14268" calcext:value-type="float">
            <text:p>14268</text:p>
          </table:table-cell>
          <table:table-cell office:value-type="float" office:value="20206" calcext:value-type="float">
            <text:p>20206</text:p>
          </table:table-cell>
          <table:table-cell office:value-type="float" office:value="11564" calcext:value-type="float">
            <text:p>11564</text:p>
          </table:table-cell>
          <table:table-cell office:value-type="float" office:value="18649" calcext:value-type="float">
            <text:p>18649</text:p>
          </table:table-cell>
          <table:table-cell office:value-type="float" office:value="12561" calcext:value-type="float">
            <text:p>12561</text:p>
          </table:table-cell>
          <table:table-cell office:value-type="float" office:value="19476" calcext:value-type="float">
            <text:p>19476</text:p>
          </table:table-cell>
          <table:table-cell office:value-type="float" office:value="13265" calcext:value-type="float">
            <text:p>13265</text:p>
          </table:table-cell>
          <table:table-cell office:value-type="float" office:value="19614" calcext:value-type="float">
            <text:p>19614</text:p>
          </table:table-cell>
          <table:table-cell table:style-name="ce8" office:value-type="float" office:value="196" calcext:value-type="float">
            <text:p>196</text:p>
          </table:table-cell>
          <table:table-cell office:value-type="float" office:value="15367" calcext:value-type="float">
            <text:p>15367</text:p>
          </table:table-cell>
          <table:table-cell office:value-type="float" office:value="24180" calcext:value-type="float">
            <text:p>24180</text:p>
          </table:table-cell>
          <table:table-cell table:style-name="ce4" office:value-type="float" office:value="18665" calcext:value-type="float">
            <text:p>18665</text:p>
          </table:table-cell>
          <table:table-cell table:style-name="Default" office:value-type="float" office:value="27777" calcext:value-type="float">
            <text:p>27777</text:p>
          </table:table-cell>
          <table:table-cell office:value-type="float" office:value="16465" calcext:value-type="float">
            <text:p>16465</text:p>
          </table:table-cell>
          <table:table-cell table:style-name="Default" office:value-type="float" office:value="24563" calcext:value-type="float">
            <text:p>24563</text:p>
          </table:table-cell>
          <table:table-cell office:value-type="float" office:value="18765" calcext:value-type="float">
            <text:p>18765</text:p>
          </table:table-cell>
          <table:table-cell office:value-type="float" office:value="27495" calcext:value-type="float">
            <text:p>2749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97" calcext:value-type="float">
            <text:p>197</text:p>
          </table:table-cell>
          <table:table-cell office:value-type="float" office:value="14368" calcext:value-type="float">
            <text:p>14368</text:p>
          </table:table-cell>
          <table:table-cell office:value-type="float" office:value="20194" calcext:value-type="float">
            <text:p>20194</text:p>
          </table:table-cell>
          <table:table-cell office:value-type="float" office:value="10765" calcext:value-type="float">
            <text:p>10765</text:p>
          </table:table-cell>
          <table:table-cell office:value-type="float" office:value="18685" calcext:value-type="float">
            <text:p>18685</text:p>
          </table:table-cell>
          <table:table-cell office:value-type="float" office:value="13361" calcext:value-type="float">
            <text:p>13361</text:p>
          </table:table-cell>
          <table:table-cell office:value-type="float" office:value="19578" calcext:value-type="float">
            <text:p>19578</text:p>
          </table:table-cell>
          <table:table-cell office:value-type="float" office:value="13564" calcext:value-type="float">
            <text:p>13564</text:p>
          </table:table-cell>
          <table:table-cell office:value-type="float" office:value="19440" calcext:value-type="float">
            <text:p>19440</text:p>
          </table:table-cell>
          <table:table-cell table:style-name="ce8" office:value-type="float" office:value="197" calcext:value-type="float">
            <text:p>197</text:p>
          </table:table-cell>
          <table:table-cell office:value-type="float" office:value="14965" calcext:value-type="float">
            <text:p>14965</text:p>
          </table:table-cell>
          <table:table-cell office:value-type="float" office:value="24149" calcext:value-type="float">
            <text:p>24149</text:p>
          </table:table-cell>
          <table:table-cell table:style-name="ce4" office:value-type="float" office:value="18663" calcext:value-type="float">
            <text:p>18663</text:p>
          </table:table-cell>
          <table:table-cell table:style-name="Default" office:value-type="float" office:value="27303" calcext:value-type="float">
            <text:p>27303</text:p>
          </table:table-cell>
          <table:table-cell office:value-type="float" office:value="15066" calcext:value-type="float">
            <text:p>15066</text:p>
          </table:table-cell>
          <table:table-cell table:style-name="Default" office:value-type="float" office:value="24627" calcext:value-type="float">
            <text:p>24627</text:p>
          </table:table-cell>
          <table:table-cell office:value-type="float" office:value="18970" calcext:value-type="float">
            <text:p>18970</text:p>
          </table:table-cell>
          <table:table-cell office:value-type="float" office:value="27329" calcext:value-type="float">
            <text:p>2732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98" calcext:value-type="float">
            <text:p>198</text:p>
          </table:table-cell>
          <table:table-cell office:value-type="float" office:value="14365" calcext:value-type="float">
            <text:p>14365</text:p>
          </table:table-cell>
          <table:table-cell office:value-type="float" office:value="20271" calcext:value-type="float">
            <text:p>20271</text:p>
          </table:table-cell>
          <table:table-cell office:value-type="float" office:value="11664" calcext:value-type="float">
            <text:p>11664</text:p>
          </table:table-cell>
          <table:table-cell office:value-type="float" office:value="18717" calcext:value-type="float">
            <text:p>18717</text:p>
          </table:table-cell>
          <table:table-cell office:value-type="float" office:value="13362" calcext:value-type="float">
            <text:p>13362</text:p>
          </table:table-cell>
          <table:table-cell office:value-type="float" office:value="19197" calcext:value-type="float">
            <text:p>19197</text:p>
          </table:table-cell>
          <table:table-cell office:value-type="float" office:value="14066" calcext:value-type="float">
            <text:p>14066</text:p>
          </table:table-cell>
          <table:table-cell office:value-type="float" office:value="19431" calcext:value-type="float">
            <text:p>19431</text:p>
          </table:table-cell>
          <table:table-cell table:style-name="ce8" office:value-type="float" office:value="198" calcext:value-type="float">
            <text:p>198</text:p>
          </table:table-cell>
          <table:table-cell office:value-type="float" office:value="14766" calcext:value-type="float">
            <text:p>14766</text:p>
          </table:table-cell>
          <table:table-cell office:value-type="float" office:value="23859" calcext:value-type="float">
            <text:p>23859</text:p>
          </table:table-cell>
          <table:table-cell table:style-name="ce4" office:value-type="float" office:value="17765" calcext:value-type="float">
            <text:p>17765</text:p>
          </table:table-cell>
          <table:table-cell table:style-name="Default" office:value-type="float" office:value="27245" calcext:value-type="float">
            <text:p>27245</text:p>
          </table:table-cell>
          <table:table-cell office:value-type="float" office:value="17362" calcext:value-type="float">
            <text:p>17362</text:p>
          </table:table-cell>
          <table:table-cell table:style-name="Default" office:value-type="float" office:value="24494" calcext:value-type="float">
            <text:p>24494</text:p>
          </table:table-cell>
          <table:table-cell office:value-type="float" office:value="18668" calcext:value-type="float">
            <text:p>18668</text:p>
          </table:table-cell>
          <table:table-cell office:value-type="float" office:value="26862" calcext:value-type="float">
            <text:p>2686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199" calcext:value-type="float">
            <text:p>199</text:p>
          </table:table-cell>
          <table:table-cell office:value-type="float" office:value="14269" calcext:value-type="float">
            <text:p>14269</text:p>
          </table:table-cell>
          <table:table-cell office:value-type="float" office:value="20178" calcext:value-type="float">
            <text:p>20178</text:p>
          </table:table-cell>
          <table:table-cell office:value-type="float" office:value="11660" calcext:value-type="float">
            <text:p>11660</text:p>
          </table:table-cell>
          <table:table-cell office:value-type="float" office:value="18797" calcext:value-type="float">
            <text:p>18797</text:p>
          </table:table-cell>
          <table:table-cell office:value-type="float" office:value="13361" calcext:value-type="float">
            <text:p>13361</text:p>
          </table:table-cell>
          <table:table-cell office:value-type="float" office:value="19166" calcext:value-type="float">
            <text:p>19166</text:p>
          </table:table-cell>
          <table:table-cell office:value-type="float" office:value="13664" calcext:value-type="float">
            <text:p>13664</text:p>
          </table:table-cell>
          <table:table-cell office:value-type="float" office:value="19714" calcext:value-type="float">
            <text:p>19714</text:p>
          </table:table-cell>
          <table:table-cell table:style-name="ce8" office:value-type="float" office:value="199" calcext:value-type="float">
            <text:p>199</text:p>
          </table:table-cell>
          <table:table-cell office:value-type="float" office:value="13664" calcext:value-type="float">
            <text:p>13664</text:p>
          </table:table-cell>
          <table:table-cell office:value-type="float" office:value="23815" calcext:value-type="float">
            <text:p>23815</text:p>
          </table:table-cell>
          <table:table-cell table:style-name="ce4" office:value-type="float" office:value="18863" calcext:value-type="float">
            <text:p>18863</text:p>
          </table:table-cell>
          <table:table-cell table:style-name="Default" office:value-type="float" office:value="27211" calcext:value-type="float">
            <text:p>27211</text:p>
          </table:table-cell>
          <table:table-cell office:value-type="float" office:value="16565" calcext:value-type="float">
            <text:p>16565</text:p>
          </table:table-cell>
          <table:table-cell table:style-name="Default" office:value-type="float" office:value="24835" calcext:value-type="float">
            <text:p>24835</text:p>
          </table:table-cell>
          <table:table-cell office:value-type="float" office:value="19464" calcext:value-type="float">
            <text:p>19464</text:p>
          </table:table-cell>
          <table:table-cell office:value-type="float" office:value="27004" calcext:value-type="float">
            <text:p>2700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00" calcext:value-type="float">
            <text:p>200</text:p>
          </table:table-cell>
          <table:table-cell office:value-type="float" office:value="14366" calcext:value-type="float">
            <text:p>14366</text:p>
          </table:table-cell>
          <table:table-cell office:value-type="float" office:value="20267" calcext:value-type="float">
            <text:p>20267</text:p>
          </table:table-cell>
          <table:table-cell office:value-type="float" office:value="12361" calcext:value-type="float">
            <text:p>12361</text:p>
          </table:table-cell>
          <table:table-cell office:value-type="float" office:value="18921" calcext:value-type="float">
            <text:p>18921</text:p>
          </table:table-cell>
          <table:table-cell office:value-type="float" office:value="12659" calcext:value-type="float">
            <text:p>12659</text:p>
          </table:table-cell>
          <table:table-cell office:value-type="float" office:value="19223" calcext:value-type="float">
            <text:p>19223</text:p>
          </table:table-cell>
          <table:table-cell office:value-type="float" office:value="13467" calcext:value-type="float">
            <text:p>13467</text:p>
          </table:table-cell>
          <table:table-cell office:value-type="float" office:value="19716" calcext:value-type="float">
            <text:p>19716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14462" calcext:value-type="float">
            <text:p>14462</text:p>
          </table:table-cell>
          <table:table-cell office:value-type="float" office:value="24085" calcext:value-type="float">
            <text:p>24085</text:p>
          </table:table-cell>
          <table:table-cell table:style-name="ce4" office:value-type="float" office:value="17868" calcext:value-type="float">
            <text:p>17868</text:p>
          </table:table-cell>
          <table:table-cell table:style-name="Default" office:value-type="float" office:value="27509" calcext:value-type="float">
            <text:p>27509</text:p>
          </table:table-cell>
          <table:table-cell office:value-type="float" office:value="17163" calcext:value-type="float">
            <text:p>17163</text:p>
          </table:table-cell>
          <table:table-cell table:style-name="Default" office:value-type="float" office:value="25014" calcext:value-type="float">
            <text:p>25014</text:p>
          </table:table-cell>
          <table:table-cell office:value-type="float" office:value="18563" calcext:value-type="float">
            <text:p>18563</text:p>
          </table:table-cell>
          <table:table-cell office:value-type="float" office:value="27380" calcext:value-type="float">
            <text:p>2738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01" calcext:value-type="float">
            <text:p>201</text:p>
          </table:table-cell>
          <table:table-cell office:value-type="float" office:value="14263" calcext:value-type="float">
            <text:p>14263</text:p>
          </table:table-cell>
          <table:table-cell office:value-type="float" office:value="20216" calcext:value-type="float">
            <text:p>20216</text:p>
          </table:table-cell>
          <table:table-cell office:value-type="float" office:value="12462" calcext:value-type="float">
            <text:p>12462</text:p>
          </table:table-cell>
          <table:table-cell office:value-type="float" office:value="18708" calcext:value-type="float">
            <text:p>18708</text:p>
          </table:table-cell>
          <table:table-cell office:value-type="float" office:value="13461" calcext:value-type="float">
            <text:p>13461</text:p>
          </table:table-cell>
          <table:table-cell office:value-type="float" office:value="19326" calcext:value-type="float">
            <text:p>19326</text:p>
          </table:table-cell>
          <table:table-cell office:value-type="float" office:value="13766" calcext:value-type="float">
            <text:p>13766</text:p>
          </table:table-cell>
          <table:table-cell office:value-type="float" office:value="19936" calcext:value-type="float">
            <text:p>19936</text:p>
          </table:table-cell>
          <table:table-cell table:style-name="ce8" office:value-type="float" office:value="201" calcext:value-type="float">
            <text:p>201</text:p>
          </table:table-cell>
          <table:table-cell office:value-type="float" office:value="16166" calcext:value-type="float">
            <text:p>16166</text:p>
          </table:table-cell>
          <table:table-cell office:value-type="float" office:value="24337" calcext:value-type="float">
            <text:p>24337</text:p>
          </table:table-cell>
          <table:table-cell table:style-name="ce4" office:value-type="float" office:value="18666" calcext:value-type="float">
            <text:p>18666</text:p>
          </table:table-cell>
          <table:table-cell table:style-name="Default" office:value-type="float" office:value="27635" calcext:value-type="float">
            <text:p>27635</text:p>
          </table:table-cell>
          <table:table-cell office:value-type="float" office:value="17759" calcext:value-type="float">
            <text:p>17759</text:p>
          </table:table-cell>
          <table:table-cell table:style-name="Default" office:value-type="float" office:value="25277" calcext:value-type="float">
            <text:p>25277</text:p>
          </table:table-cell>
          <table:table-cell office:value-type="float" office:value="19067" calcext:value-type="float">
            <text:p>19067</text:p>
          </table:table-cell>
          <table:table-cell office:value-type="float" office:value="27049" calcext:value-type="float">
            <text:p>2704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02" calcext:value-type="float">
            <text:p>202</text:p>
          </table:table-cell>
          <table:table-cell office:value-type="float" office:value="14265" calcext:value-type="float">
            <text:p>14265</text:p>
          </table:table-cell>
          <table:table-cell office:value-type="float" office:value="20115" calcext:value-type="float">
            <text:p>20115</text:p>
          </table:table-cell>
          <table:table-cell office:value-type="float" office:value="10661" calcext:value-type="float">
            <text:p>10661</text:p>
          </table:table-cell>
          <table:table-cell office:value-type="float" office:value="18715" calcext:value-type="float">
            <text:p>18715</text:p>
          </table:table-cell>
          <table:table-cell office:value-type="float" office:value="12561" calcext:value-type="float">
            <text:p>12561</text:p>
          </table:table-cell>
          <table:table-cell office:value-type="float" office:value="19338" calcext:value-type="float">
            <text:p>19338</text:p>
          </table:table-cell>
          <table:table-cell office:value-type="float" office:value="13568" calcext:value-type="float">
            <text:p>13568</text:p>
          </table:table-cell>
          <table:table-cell office:value-type="float" office:value="19905" calcext:value-type="float">
            <text:p>19905</text:p>
          </table:table-cell>
          <table:table-cell table:style-name="ce8" office:value-type="float" office:value="202" calcext:value-type="float">
            <text:p>202</text:p>
          </table:table-cell>
          <table:table-cell office:value-type="float" office:value="16364" calcext:value-type="float">
            <text:p>16364</text:p>
          </table:table-cell>
          <table:table-cell office:value-type="float" office:value="24313" calcext:value-type="float">
            <text:p>24313</text:p>
          </table:table-cell>
          <table:table-cell table:style-name="ce4" office:value-type="float" office:value="18769" calcext:value-type="float">
            <text:p>18769</text:p>
          </table:table-cell>
          <table:table-cell table:style-name="Default" office:value-type="float" office:value="27379" calcext:value-type="float">
            <text:p>27379</text:p>
          </table:table-cell>
          <table:table-cell office:value-type="float" office:value="16461" calcext:value-type="float">
            <text:p>16461</text:p>
          </table:table-cell>
          <table:table-cell table:style-name="Default" office:value-type="float" office:value="25187" calcext:value-type="float">
            <text:p>25187</text:p>
          </table:table-cell>
          <table:table-cell office:value-type="float" office:value="18069" calcext:value-type="float">
            <text:p>18069</text:p>
          </table:table-cell>
          <table:table-cell office:value-type="float" office:value="26857" calcext:value-type="float">
            <text:p>2685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03" calcext:value-type="float">
            <text:p>203</text:p>
          </table:table-cell>
          <table:table-cell office:value-type="float" office:value="14365" calcext:value-type="float">
            <text:p>14365</text:p>
          </table:table-cell>
          <table:table-cell office:value-type="float" office:value="19999" calcext:value-type="float">
            <text:p>19999</text:p>
          </table:table-cell>
          <table:table-cell office:value-type="float" office:value="11463" calcext:value-type="float">
            <text:p>11463</text:p>
          </table:table-cell>
          <table:table-cell office:value-type="float" office:value="18295" calcext:value-type="float">
            <text:p>18295</text:p>
          </table:table-cell>
          <table:table-cell office:value-type="float" office:value="12661" calcext:value-type="float">
            <text:p>12661</text:p>
          </table:table-cell>
          <table:table-cell office:value-type="float" office:value="19413" calcext:value-type="float">
            <text:p>19413</text:p>
          </table:table-cell>
          <table:table-cell office:value-type="float" office:value="13266" calcext:value-type="float">
            <text:p>13266</text:p>
          </table:table-cell>
          <table:table-cell office:value-type="float" office:value="19731" calcext:value-type="float">
            <text:p>19731</text:p>
          </table:table-cell>
          <table:table-cell table:style-name="ce8" office:value-type="float" office:value="203" calcext:value-type="float">
            <text:p>203</text:p>
          </table:table-cell>
          <table:table-cell office:value-type="float" office:value="14765" calcext:value-type="float">
            <text:p>14765</text:p>
          </table:table-cell>
          <table:table-cell office:value-type="float" office:value="24382" calcext:value-type="float">
            <text:p>24382</text:p>
          </table:table-cell>
          <table:table-cell table:style-name="ce4" office:value-type="float" office:value="18366" calcext:value-type="float">
            <text:p>18366</text:p>
          </table:table-cell>
          <table:table-cell table:style-name="Default" office:value-type="float" office:value="27924" calcext:value-type="float">
            <text:p>27924</text:p>
          </table:table-cell>
          <table:table-cell office:value-type="float" office:value="16161" calcext:value-type="float">
            <text:p>16161</text:p>
          </table:table-cell>
          <table:table-cell table:style-name="Default" office:value-type="float" office:value="25028" calcext:value-type="float">
            <text:p>25028</text:p>
          </table:table-cell>
          <table:table-cell office:value-type="float" office:value="18366" calcext:value-type="float">
            <text:p>18366</text:p>
          </table:table-cell>
          <table:table-cell office:value-type="float" office:value="26873" calcext:value-type="float">
            <text:p>2687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04" calcext:value-type="float">
            <text:p>204</text:p>
          </table:table-cell>
          <table:table-cell office:value-type="float" office:value="14269" calcext:value-type="float">
            <text:p>14269</text:p>
          </table:table-cell>
          <table:table-cell office:value-type="float" office:value="20131" calcext:value-type="float">
            <text:p>20131</text:p>
          </table:table-cell>
          <table:table-cell office:value-type="float" office:value="11565" calcext:value-type="float">
            <text:p>11565</text:p>
          </table:table-cell>
          <table:table-cell office:value-type="float" office:value="18005" calcext:value-type="float">
            <text:p>18005</text:p>
          </table:table-cell>
          <table:table-cell office:value-type="float" office:value="13662" calcext:value-type="float">
            <text:p>13662</text:p>
          </table:table-cell>
          <table:table-cell office:value-type="float" office:value="19524" calcext:value-type="float">
            <text:p>19524</text:p>
          </table:table-cell>
          <table:table-cell office:value-type="float" office:value="11766" calcext:value-type="float">
            <text:p>11766</text:p>
          </table:table-cell>
          <table:table-cell office:value-type="float" office:value="19396" calcext:value-type="float">
            <text:p>19396</text:p>
          </table:table-cell>
          <table:table-cell table:style-name="ce8" office:value-type="float" office:value="204" calcext:value-type="float">
            <text:p>204</text:p>
          </table:table-cell>
          <table:table-cell office:value-type="float" office:value="14665" calcext:value-type="float">
            <text:p>14665</text:p>
          </table:table-cell>
          <table:table-cell office:value-type="float" office:value="24288" calcext:value-type="float">
            <text:p>24288</text:p>
          </table:table-cell>
          <table:table-cell table:style-name="ce4" office:value-type="float" office:value="19765" calcext:value-type="float">
            <text:p>19765</text:p>
          </table:table-cell>
          <table:table-cell table:style-name="Default" office:value-type="float" office:value="28022" calcext:value-type="float">
            <text:p>28022</text:p>
          </table:table-cell>
          <table:table-cell office:value-type="float" office:value="16162" calcext:value-type="float">
            <text:p>16162</text:p>
          </table:table-cell>
          <table:table-cell table:style-name="Default" office:value-type="float" office:value="24957" calcext:value-type="float">
            <text:p>24957</text:p>
          </table:table-cell>
          <table:table-cell office:value-type="float" office:value="18765" calcext:value-type="float">
            <text:p>18765</text:p>
          </table:table-cell>
          <table:table-cell office:value-type="float" office:value="26744" calcext:value-type="float">
            <text:p>2674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05" calcext:value-type="float">
            <text:p>205</text:p>
          </table:table-cell>
          <table:table-cell office:value-type="float" office:value="14168" calcext:value-type="float">
            <text:p>14168</text:p>
          </table:table-cell>
          <table:table-cell office:value-type="float" office:value="20262" calcext:value-type="float">
            <text:p>20262</text:p>
          </table:table-cell>
          <table:table-cell office:value-type="float" office:value="12165" calcext:value-type="float">
            <text:p>12165</text:p>
          </table:table-cell>
          <table:table-cell office:value-type="float" office:value="18075" calcext:value-type="float">
            <text:p>18075</text:p>
          </table:table-cell>
          <table:table-cell office:value-type="float" office:value="13361" calcext:value-type="float">
            <text:p>13361</text:p>
          </table:table-cell>
          <table:table-cell office:value-type="float" office:value="19497" calcext:value-type="float">
            <text:p>19497</text:p>
          </table:table-cell>
          <table:table-cell office:value-type="float" office:value="13266" calcext:value-type="float">
            <text:p>13266</text:p>
          </table:table-cell>
          <table:table-cell office:value-type="float" office:value="18875" calcext:value-type="float">
            <text:p>18875</text:p>
          </table:table-cell>
          <table:table-cell table:style-name="ce8" office:value-type="float" office:value="205" calcext:value-type="float">
            <text:p>205</text:p>
          </table:table-cell>
          <table:table-cell office:value-type="float" office:value="15464" calcext:value-type="float">
            <text:p>15464</text:p>
          </table:table-cell>
          <table:table-cell office:value-type="float" office:value="23864" calcext:value-type="float">
            <text:p>23864</text:p>
          </table:table-cell>
          <table:table-cell table:style-name="ce4" office:value-type="float" office:value="19568" calcext:value-type="float">
            <text:p>19568</text:p>
          </table:table-cell>
          <table:table-cell table:style-name="Default" office:value-type="float" office:value="28613" calcext:value-type="float">
            <text:p>28613</text:p>
          </table:table-cell>
          <table:table-cell office:value-type="float" office:value="16363" calcext:value-type="float">
            <text:p>16363</text:p>
          </table:table-cell>
          <table:table-cell table:style-name="Default" office:value-type="float" office:value="24877" calcext:value-type="float">
            <text:p>24877</text:p>
          </table:table-cell>
          <table:table-cell office:value-type="float" office:value="19467" calcext:value-type="float">
            <text:p>19467</text:p>
          </table:table-cell>
          <table:table-cell office:value-type="float" office:value="27085" calcext:value-type="float">
            <text:p>2708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06" calcext:value-type="float">
            <text:p>206</text:p>
          </table:table-cell>
          <table:table-cell office:value-type="float" office:value="14264" calcext:value-type="float">
            <text:p>14264</text:p>
          </table:table-cell>
          <table:table-cell office:value-type="float" office:value="20118" calcext:value-type="float">
            <text:p>20118</text:p>
          </table:table-cell>
          <table:table-cell office:value-type="float" office:value="10661" calcext:value-type="float">
            <text:p>10661</text:p>
          </table:table-cell>
          <table:table-cell office:value-type="float" office:value="18226" calcext:value-type="float">
            <text:p>18226</text:p>
          </table:table-cell>
          <table:table-cell office:value-type="float" office:value="13560" calcext:value-type="float">
            <text:p>13560</text:p>
          </table:table-cell>
          <table:table-cell office:value-type="float" office:value="19506" calcext:value-type="float">
            <text:p>19506</text:p>
          </table:table-cell>
          <table:table-cell office:value-type="float" office:value="13367" calcext:value-type="float">
            <text:p>13367</text:p>
          </table:table-cell>
          <table:table-cell office:value-type="float" office:value="18815" calcext:value-type="float">
            <text:p>18815</text:p>
          </table:table-cell>
          <table:table-cell table:style-name="ce8" office:value-type="float" office:value="206" calcext:value-type="float">
            <text:p>206</text:p>
          </table:table-cell>
          <table:table-cell office:value-type="float" office:value="13866" calcext:value-type="float">
            <text:p>13866</text:p>
          </table:table-cell>
          <table:table-cell office:value-type="float" office:value="23810" calcext:value-type="float">
            <text:p>23810</text:p>
          </table:table-cell>
          <table:table-cell table:style-name="ce4" office:value-type="float" office:value="19662" calcext:value-type="float">
            <text:p>19662</text:p>
          </table:table-cell>
          <table:table-cell table:style-name="Default" office:value-type="float" office:value="28725" calcext:value-type="float">
            <text:p>28725</text:p>
          </table:table-cell>
          <table:table-cell office:value-type="float" office:value="16662" calcext:value-type="float">
            <text:p>16662</text:p>
          </table:table-cell>
          <table:table-cell table:style-name="Default" office:value-type="float" office:value="24733" calcext:value-type="float">
            <text:p>24733</text:p>
          </table:table-cell>
          <table:table-cell office:value-type="float" office:value="18864" calcext:value-type="float">
            <text:p>18864</text:p>
          </table:table-cell>
          <table:table-cell office:value-type="float" office:value="27244" calcext:value-type="float">
            <text:p>2724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07" calcext:value-type="float">
            <text:p>207</text:p>
          </table:table-cell>
          <table:table-cell office:value-type="float" office:value="14165" calcext:value-type="float">
            <text:p>14165</text:p>
          </table:table-cell>
          <table:table-cell office:value-type="float" office:value="20233" calcext:value-type="float">
            <text:p>20233</text:p>
          </table:table-cell>
          <table:table-cell office:value-type="float" office:value="11563" calcext:value-type="float">
            <text:p>11563</text:p>
          </table:table-cell>
          <table:table-cell office:value-type="float" office:value="18119" calcext:value-type="float">
            <text:p>18119</text:p>
          </table:table-cell>
          <table:table-cell office:value-type="float" office:value="13361" calcext:value-type="float">
            <text:p>13361</text:p>
          </table:table-cell>
          <table:table-cell office:value-type="float" office:value="19662" calcext:value-type="float">
            <text:p>19662</text:p>
          </table:table-cell>
          <table:table-cell office:value-type="float" office:value="12766" calcext:value-type="float">
            <text:p>12766</text:p>
          </table:table-cell>
          <table:table-cell office:value-type="float" office:value="18510" calcext:value-type="float">
            <text:p>18510</text:p>
          </table:table-cell>
          <table:table-cell table:style-name="ce8" office:value-type="float" office:value="207" calcext:value-type="float">
            <text:p>207</text:p>
          </table:table-cell>
          <table:table-cell office:value-type="float" office:value="13564" calcext:value-type="float">
            <text:p>13564</text:p>
          </table:table-cell>
          <table:table-cell office:value-type="float" office:value="23597" calcext:value-type="float">
            <text:p>23597</text:p>
          </table:table-cell>
          <table:table-cell table:style-name="ce4" office:value-type="float" office:value="17964" calcext:value-type="float">
            <text:p>17964</text:p>
          </table:table-cell>
          <table:table-cell table:style-name="Default" office:value-type="float" office:value="29166" calcext:value-type="float">
            <text:p>29166</text:p>
          </table:table-cell>
          <table:table-cell office:value-type="float" office:value="15359" calcext:value-type="float">
            <text:p>15359</text:p>
          </table:table-cell>
          <table:table-cell table:style-name="Default" office:value-type="float" office:value="24605" calcext:value-type="float">
            <text:p>24605</text:p>
          </table:table-cell>
          <table:table-cell office:value-type="float" office:value="18468" calcext:value-type="float">
            <text:p>18468</text:p>
          </table:table-cell>
          <table:table-cell office:value-type="float" office:value="26794" calcext:value-type="float">
            <text:p>2679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08" calcext:value-type="float">
            <text:p>208</text:p>
          </table:table-cell>
          <table:table-cell office:value-type="float" office:value="14067" calcext:value-type="float">
            <text:p>14067</text:p>
          </table:table-cell>
          <table:table-cell office:value-type="float" office:value="20179" calcext:value-type="float">
            <text:p>20179</text:p>
          </table:table-cell>
          <table:table-cell office:value-type="float" office:value="11563" calcext:value-type="float">
            <text:p>11563</text:p>
          </table:table-cell>
          <table:table-cell office:value-type="float" office:value="18186" calcext:value-type="float">
            <text:p>18186</text:p>
          </table:table-cell>
          <table:table-cell office:value-type="float" office:value="13561" calcext:value-type="float">
            <text:p>13561</text:p>
          </table:table-cell>
          <table:table-cell office:value-type="float" office:value="19558" calcext:value-type="float">
            <text:p>19558</text:p>
          </table:table-cell>
          <table:table-cell office:value-type="float" office:value="11768" calcext:value-type="float">
            <text:p>11768</text:p>
          </table:table-cell>
          <table:table-cell office:value-type="float" office:value="18416" calcext:value-type="float">
            <text:p>18416</text:p>
          </table:table-cell>
          <table:table-cell table:style-name="ce8" office:value-type="float" office:value="208" calcext:value-type="float">
            <text:p>208</text:p>
          </table:table-cell>
          <table:table-cell office:value-type="float" office:value="15867" calcext:value-type="float">
            <text:p>15867</text:p>
          </table:table-cell>
          <table:table-cell office:value-type="float" office:value="23755" calcext:value-type="float">
            <text:p>23755</text:p>
          </table:table-cell>
          <table:table-cell table:style-name="ce4" office:value-type="float" office:value="20265" calcext:value-type="float">
            <text:p>20265</text:p>
          </table:table-cell>
          <table:table-cell table:style-name="Default" office:value-type="float" office:value="29186" calcext:value-type="float">
            <text:p>29186</text:p>
          </table:table-cell>
          <table:table-cell office:value-type="float" office:value="17161" calcext:value-type="float">
            <text:p>17161</text:p>
          </table:table-cell>
          <table:table-cell table:style-name="Default" office:value-type="float" office:value="24664" calcext:value-type="float">
            <text:p>24664</text:p>
          </table:table-cell>
          <table:table-cell office:value-type="float" office:value="18466" calcext:value-type="float">
            <text:p>18466</text:p>
          </table:table-cell>
          <table:table-cell office:value-type="float" office:value="26560" calcext:value-type="float">
            <text:p>2656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09" calcext:value-type="float">
            <text:p>209</text:p>
          </table:table-cell>
          <table:table-cell office:value-type="float" office:value="14565" calcext:value-type="float">
            <text:p>14565</text:p>
          </table:table-cell>
          <table:table-cell office:value-type="float" office:value="20285" calcext:value-type="float">
            <text:p>20285</text:p>
          </table:table-cell>
          <table:table-cell office:value-type="float" office:value="10762" calcext:value-type="float">
            <text:p>10762</text:p>
          </table:table-cell>
          <table:table-cell office:value-type="float" office:value="18140" calcext:value-type="float">
            <text:p>18140</text:p>
          </table:table-cell>
          <table:table-cell office:value-type="float" office:value="12561" calcext:value-type="float">
            <text:p>12561</text:p>
          </table:table-cell>
          <table:table-cell office:value-type="float" office:value="19471" calcext:value-type="float">
            <text:p>19471</text:p>
          </table:table-cell>
          <table:table-cell office:value-type="float" office:value="12567" calcext:value-type="float">
            <text:p>12567</text:p>
          </table:table-cell>
          <table:table-cell office:value-type="float" office:value="18535" calcext:value-type="float">
            <text:p>18535</text:p>
          </table:table-cell>
          <table:table-cell table:style-name="ce8" office:value-type="float" office:value="209" calcext:value-type="float">
            <text:p>209</text:p>
          </table:table-cell>
          <table:table-cell office:value-type="float" office:value="14668" calcext:value-type="float">
            <text:p>14668</text:p>
          </table:table-cell>
          <table:table-cell office:value-type="float" office:value="23886" calcext:value-type="float">
            <text:p>23886</text:p>
          </table:table-cell>
          <table:table-cell table:style-name="ce4" office:value-type="float" office:value="19166" calcext:value-type="float">
            <text:p>19166</text:p>
          </table:table-cell>
          <table:table-cell table:style-name="Default" office:value-type="float" office:value="29251" calcext:value-type="float">
            <text:p>29251</text:p>
          </table:table-cell>
          <table:table-cell office:value-type="float" office:value="13563" calcext:value-type="float">
            <text:p>13563</text:p>
          </table:table-cell>
          <table:table-cell table:style-name="Default" office:value-type="float" office:value="24848" calcext:value-type="float">
            <text:p>24848</text:p>
          </table:table-cell>
          <table:table-cell office:value-type="float" office:value="18966" calcext:value-type="float">
            <text:p>18966</text:p>
          </table:table-cell>
          <table:table-cell office:value-type="float" office:value="26596" calcext:value-type="float">
            <text:p>2659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10" calcext:value-type="float">
            <text:p>210</text:p>
          </table:table-cell>
          <table:table-cell office:value-type="float" office:value="14366" calcext:value-type="float">
            <text:p>14366</text:p>
          </table:table-cell>
          <table:table-cell office:value-type="float" office:value="20340" calcext:value-type="float">
            <text:p>20340</text:p>
          </table:table-cell>
          <table:table-cell office:value-type="float" office:value="11461" calcext:value-type="float">
            <text:p>11461</text:p>
          </table:table-cell>
          <table:table-cell office:value-type="float" office:value="18128" calcext:value-type="float">
            <text:p>18128</text:p>
          </table:table-cell>
          <table:table-cell office:value-type="float" office:value="12561" calcext:value-type="float">
            <text:p>12561</text:p>
          </table:table-cell>
          <table:table-cell office:value-type="float" office:value="19409" calcext:value-type="float">
            <text:p>19409</text:p>
          </table:table-cell>
          <table:table-cell office:value-type="float" office:value="12372" calcext:value-type="float">
            <text:p>12372</text:p>
          </table:table-cell>
          <table:table-cell office:value-type="float" office:value="18453" calcext:value-type="float">
            <text:p>18453</text:p>
          </table:table-cell>
          <table:table-cell table:style-name="ce8" office:value-type="float" office:value="210" calcext:value-type="float">
            <text:p>210</text:p>
          </table:table-cell>
          <table:table-cell office:value-type="float" office:value="14964" calcext:value-type="float">
            <text:p>14964</text:p>
          </table:table-cell>
          <table:table-cell office:value-type="float" office:value="23555" calcext:value-type="float">
            <text:p>23555</text:p>
          </table:table-cell>
          <table:table-cell table:style-name="ce4" office:value-type="float" office:value="19063" calcext:value-type="float">
            <text:p>19063</text:p>
          </table:table-cell>
          <table:table-cell table:style-name="Default" office:value-type="float" office:value="29119" calcext:value-type="float">
            <text:p>29119</text:p>
          </table:table-cell>
          <table:table-cell office:value-type="float" office:value="15266" calcext:value-type="float">
            <text:p>15266</text:p>
          </table:table-cell>
          <table:table-cell table:style-name="Default" office:value-type="float" office:value="24205" calcext:value-type="float">
            <text:p>24205</text:p>
          </table:table-cell>
          <table:table-cell office:value-type="float" office:value="18169" calcext:value-type="float">
            <text:p>18169</text:p>
          </table:table-cell>
          <table:table-cell office:value-type="float" office:value="26643" calcext:value-type="float">
            <text:p>2664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11" calcext:value-type="float">
            <text:p>211</text:p>
          </table:table-cell>
          <table:table-cell office:value-type="float" office:value="14164" calcext:value-type="float">
            <text:p>14164</text:p>
          </table:table-cell>
          <table:table-cell office:value-type="float" office:value="20330" calcext:value-type="float">
            <text:p>20330</text:p>
          </table:table-cell>
          <table:table-cell office:value-type="float" office:value="11662" calcext:value-type="float">
            <text:p>11662</text:p>
          </table:table-cell>
          <table:table-cell office:value-type="float" office:value="18109" calcext:value-type="float">
            <text:p>18109</text:p>
          </table:table-cell>
          <table:table-cell office:value-type="float" office:value="12661" calcext:value-type="float">
            <text:p>12661</text:p>
          </table:table-cell>
          <table:table-cell office:value-type="float" office:value="19609" calcext:value-type="float">
            <text:p>19609</text:p>
          </table:table-cell>
          <table:table-cell office:value-type="float" office:value="11569" calcext:value-type="float">
            <text:p>11569</text:p>
          </table:table-cell>
          <table:table-cell office:value-type="float" office:value="18703" calcext:value-type="float">
            <text:p>18703</text:p>
          </table:table-cell>
          <table:table-cell table:style-name="ce8" office:value-type="float" office:value="211" calcext:value-type="float">
            <text:p>211</text:p>
          </table:table-cell>
          <table:table-cell office:value-type="float" office:value="14663" calcext:value-type="float">
            <text:p>14663</text:p>
          </table:table-cell>
          <table:table-cell office:value-type="float" office:value="23573" calcext:value-type="float">
            <text:p>23573</text:p>
          </table:table-cell>
          <table:table-cell table:style-name="ce4" office:value-type="float" office:value="21364" calcext:value-type="float">
            <text:p>21364</text:p>
          </table:table-cell>
          <table:table-cell table:style-name="Default" office:value-type="float" office:value="29534" calcext:value-type="float">
            <text:p>29534</text:p>
          </table:table-cell>
          <table:table-cell office:value-type="float" office:value="15865" calcext:value-type="float">
            <text:p>15865</text:p>
          </table:table-cell>
          <table:table-cell table:style-name="Default" office:value-type="float" office:value="24181" calcext:value-type="float">
            <text:p>24181</text:p>
          </table:table-cell>
          <table:table-cell office:value-type="float" office:value="16967" calcext:value-type="float">
            <text:p>16967</text:p>
          </table:table-cell>
          <table:table-cell office:value-type="float" office:value="26297" calcext:value-type="float">
            <text:p>2629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12" calcext:value-type="float">
            <text:p>212</text:p>
          </table:table-cell>
          <table:table-cell office:value-type="float" office:value="14266" calcext:value-type="float">
            <text:p>14266</text:p>
          </table:table-cell>
          <table:table-cell office:value-type="float" office:value="20324" calcext:value-type="float">
            <text:p>20324</text:p>
          </table:table-cell>
          <table:table-cell office:value-type="float" office:value="12260" calcext:value-type="float">
            <text:p>12260</text:p>
          </table:table-cell>
          <table:table-cell office:value-type="float" office:value="18180" calcext:value-type="float">
            <text:p>18180</text:p>
          </table:table-cell>
          <table:table-cell office:value-type="float" office:value="13361" calcext:value-type="float">
            <text:p>13361</text:p>
          </table:table-cell>
          <table:table-cell office:value-type="float" office:value="19434" calcext:value-type="float">
            <text:p>19434</text:p>
          </table:table-cell>
          <table:table-cell office:value-type="float" office:value="11766" calcext:value-type="float">
            <text:p>11766</text:p>
          </table:table-cell>
          <table:table-cell office:value-type="float" office:value="18769" calcext:value-type="float">
            <text:p>18769</text:p>
          </table:table-cell>
          <table:table-cell table:style-name="ce8" office:value-type="float" office:value="212" calcext:value-type="float">
            <text:p>212</text:p>
          </table:table-cell>
          <table:table-cell office:value-type="float" office:value="15164" calcext:value-type="float">
            <text:p>15164</text:p>
          </table:table-cell>
          <table:table-cell office:value-type="float" office:value="23562" calcext:value-type="float">
            <text:p>23562</text:p>
          </table:table-cell>
          <table:table-cell table:style-name="ce4" office:value-type="float" office:value="22464" calcext:value-type="float">
            <text:p>22464</text:p>
          </table:table-cell>
          <table:table-cell table:style-name="Default" office:value-type="float" office:value="30116" calcext:value-type="float">
            <text:p>30116</text:p>
          </table:table-cell>
          <table:table-cell office:value-type="float" office:value="16065" calcext:value-type="float">
            <text:p>16065</text:p>
          </table:table-cell>
          <table:table-cell table:style-name="Default" office:value-type="float" office:value="24330" calcext:value-type="float">
            <text:p>24330</text:p>
          </table:table-cell>
          <table:table-cell office:value-type="float" office:value="19466" calcext:value-type="float">
            <text:p>19466</text:p>
          </table:table-cell>
          <table:table-cell office:value-type="float" office:value="26458" calcext:value-type="float">
            <text:p>2645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13" calcext:value-type="float">
            <text:p>213</text:p>
          </table:table-cell>
          <table:table-cell office:value-type="float" office:value="14267" calcext:value-type="float">
            <text:p>14267</text:p>
          </table:table-cell>
          <table:table-cell office:value-type="float" office:value="20178" calcext:value-type="float">
            <text:p>20178</text:p>
          </table:table-cell>
          <table:table-cell office:value-type="float" office:value="10564" calcext:value-type="float">
            <text:p>10564</text:p>
          </table:table-cell>
          <table:table-cell office:value-type="float" office:value="18462" calcext:value-type="float">
            <text:p>18462</text:p>
          </table:table-cell>
          <table:table-cell office:value-type="float" office:value="13361" calcext:value-type="float">
            <text:p>13361</text:p>
          </table:table-cell>
          <table:table-cell office:value-type="float" office:value="19277" calcext:value-type="float">
            <text:p>19277</text:p>
          </table:table-cell>
          <table:table-cell office:value-type="float" office:value="12466" calcext:value-type="float">
            <text:p>12466</text:p>
          </table:table-cell>
          <table:table-cell office:value-type="float" office:value="18736" calcext:value-type="float">
            <text:p>18736</text:p>
          </table:table-cell>
          <table:table-cell table:style-name="ce8" office:value-type="float" office:value="213" calcext:value-type="float">
            <text:p>213</text:p>
          </table:table-cell>
          <table:table-cell office:value-type="float" office:value="13868" calcext:value-type="float">
            <text:p>13868</text:p>
          </table:table-cell>
          <table:table-cell office:value-type="float" office:value="23964" calcext:value-type="float">
            <text:p>23964</text:p>
          </table:table-cell>
          <table:table-cell table:style-name="ce4" office:value-type="float" office:value="20067" calcext:value-type="float">
            <text:p>20067</text:p>
          </table:table-cell>
          <table:table-cell table:style-name="Default" office:value-type="float" office:value="30652" calcext:value-type="float">
            <text:p>30652</text:p>
          </table:table-cell>
          <table:table-cell office:value-type="float" office:value="16463" calcext:value-type="float">
            <text:p>16463</text:p>
          </table:table-cell>
          <table:table-cell table:style-name="Default" office:value-type="float" office:value="24288" calcext:value-type="float">
            <text:p>24288</text:p>
          </table:table-cell>
          <table:table-cell office:value-type="float" office:value="18863" calcext:value-type="float">
            <text:p>18863</text:p>
          </table:table-cell>
          <table:table-cell office:value-type="float" office:value="26758" calcext:value-type="float">
            <text:p>2675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14" calcext:value-type="float">
            <text:p>214</text:p>
          </table:table-cell>
          <table:table-cell office:value-type="float" office:value="14365" calcext:value-type="float">
            <text:p>14365</text:p>
          </table:table-cell>
          <table:table-cell office:value-type="float" office:value="20170" calcext:value-type="float">
            <text:p>20170</text:p>
          </table:table-cell>
          <table:table-cell office:value-type="float" office:value="9962" calcext:value-type="float">
            <text:p>9962</text:p>
          </table:table-cell>
          <table:table-cell office:value-type="float" office:value="18164" calcext:value-type="float">
            <text:p>18164</text:p>
          </table:table-cell>
          <table:table-cell office:value-type="float" office:value="13361" calcext:value-type="float">
            <text:p>13361</text:p>
          </table:table-cell>
          <table:table-cell office:value-type="float" office:value="19387" calcext:value-type="float">
            <text:p>19387</text:p>
          </table:table-cell>
          <table:table-cell office:value-type="float" office:value="12368" calcext:value-type="float">
            <text:p>12368</text:p>
          </table:table-cell>
          <table:table-cell office:value-type="float" office:value="18427" calcext:value-type="float">
            <text:p>18427</text:p>
          </table:table-cell>
          <table:table-cell table:style-name="ce8" office:value-type="float" office:value="214" calcext:value-type="float">
            <text:p>214</text:p>
          </table:table-cell>
          <table:table-cell office:value-type="float" office:value="14670" calcext:value-type="float">
            <text:p>14670</text:p>
          </table:table-cell>
          <table:table-cell office:value-type="float" office:value="23937" calcext:value-type="float">
            <text:p>23937</text:p>
          </table:table-cell>
          <table:table-cell table:style-name="ce4" office:value-type="float" office:value="20963" calcext:value-type="float">
            <text:p>20963</text:p>
          </table:table-cell>
          <table:table-cell table:style-name="Default" office:value-type="float" office:value="30619" calcext:value-type="float">
            <text:p>30619</text:p>
          </table:table-cell>
          <table:table-cell office:value-type="float" office:value="14460" calcext:value-type="float">
            <text:p>14460</text:p>
          </table:table-cell>
          <table:table-cell table:style-name="Default" office:value-type="float" office:value="24292" calcext:value-type="float">
            <text:p>24292</text:p>
          </table:table-cell>
          <table:table-cell office:value-type="float" office:value="20160" calcext:value-type="float">
            <text:p>20160</text:p>
          </table:table-cell>
          <table:table-cell office:value-type="float" office:value="27064" calcext:value-type="float">
            <text:p>2706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15" calcext:value-type="float">
            <text:p>215</text:p>
          </table:table-cell>
          <table:table-cell office:value-type="float" office:value="14265" calcext:value-type="float">
            <text:p>14265</text:p>
          </table:table-cell>
          <table:table-cell office:value-type="float" office:value="20273" calcext:value-type="float">
            <text:p>20273</text:p>
          </table:table-cell>
          <table:table-cell office:value-type="float" office:value="10464" calcext:value-type="float">
            <text:p>10464</text:p>
          </table:table-cell>
          <table:table-cell office:value-type="float" office:value="18039" calcext:value-type="float">
            <text:p>18039</text:p>
          </table:table-cell>
          <table:table-cell office:value-type="float" office:value="13461" calcext:value-type="float">
            <text:p>13461</text:p>
          </table:table-cell>
          <table:table-cell office:value-type="float" office:value="19734" calcext:value-type="float">
            <text:p>19734</text:p>
          </table:table-cell>
          <table:table-cell office:value-type="float" office:value="10767" calcext:value-type="float">
            <text:p>10767</text:p>
          </table:table-cell>
          <table:table-cell office:value-type="float" office:value="18295" calcext:value-type="float">
            <text:p>18295</text:p>
          </table:table-cell>
          <table:table-cell table:style-name="ce8" office:value-type="float" office:value="215" calcext:value-type="float">
            <text:p>215</text:p>
          </table:table-cell>
          <table:table-cell office:value-type="float" office:value="14573" calcext:value-type="float">
            <text:p>14573</text:p>
          </table:table-cell>
          <table:table-cell office:value-type="float" office:value="23626" calcext:value-type="float">
            <text:p>23626</text:p>
          </table:table-cell>
          <table:table-cell table:style-name="ce4" office:value-type="float" office:value="20466" calcext:value-type="float">
            <text:p>20466</text:p>
          </table:table-cell>
          <table:table-cell table:style-name="Default" office:value-type="float" office:value="30304" calcext:value-type="float">
            <text:p>30304</text:p>
          </table:table-cell>
          <table:table-cell office:value-type="float" office:value="15262" calcext:value-type="float">
            <text:p>15262</text:p>
          </table:table-cell>
          <table:table-cell table:style-name="Default" office:value-type="float" office:value="24293" calcext:value-type="float">
            <text:p>24293</text:p>
          </table:table-cell>
          <table:table-cell office:value-type="float" office:value="18966" calcext:value-type="float">
            <text:p>18966</text:p>
          </table:table-cell>
          <table:table-cell office:value-type="float" office:value="27218" calcext:value-type="float">
            <text:p>2721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16" calcext:value-type="float">
            <text:p>216</text:p>
          </table:table-cell>
          <table:table-cell office:value-type="float" office:value="14365" calcext:value-type="float">
            <text:p>14365</text:p>
          </table:table-cell>
          <table:table-cell office:value-type="float" office:value="20123" calcext:value-type="float">
            <text:p>20123</text:p>
          </table:table-cell>
          <table:table-cell office:value-type="float" office:value="11661" calcext:value-type="float">
            <text:p>11661</text:p>
          </table:table-cell>
          <table:table-cell office:value-type="float" office:value="17923" calcext:value-type="float">
            <text:p>17923</text:p>
          </table:table-cell>
          <table:table-cell office:value-type="float" office:value="13561" calcext:value-type="float">
            <text:p>13561</text:p>
          </table:table-cell>
          <table:table-cell office:value-type="float" office:value="19439" calcext:value-type="float">
            <text:p>19439</text:p>
          </table:table-cell>
          <table:table-cell office:value-type="float" office:value="11870" calcext:value-type="float">
            <text:p>11870</text:p>
          </table:table-cell>
          <table:table-cell office:value-type="float" office:value="18237" calcext:value-type="float">
            <text:p>18237</text:p>
          </table:table-cell>
          <table:table-cell table:style-name="ce8" office:value-type="float" office:value="216" calcext:value-type="float">
            <text:p>216</text:p>
          </table:table-cell>
          <table:table-cell office:value-type="float" office:value="15261" calcext:value-type="float">
            <text:p>15261</text:p>
          </table:table-cell>
          <table:table-cell office:value-type="float" office:value="23727" calcext:value-type="float">
            <text:p>23727</text:p>
          </table:table-cell>
          <table:table-cell table:style-name="ce4" office:value-type="float" office:value="21967" calcext:value-type="float">
            <text:p>21967</text:p>
          </table:table-cell>
          <table:table-cell table:style-name="Default" office:value-type="float" office:value="30156" calcext:value-type="float">
            <text:p>30156</text:p>
          </table:table-cell>
          <table:table-cell office:value-type="float" office:value="14463" calcext:value-type="float">
            <text:p>14463</text:p>
          </table:table-cell>
          <table:table-cell table:style-name="Default" office:value-type="float" office:value="23975" calcext:value-type="float">
            <text:p>23975</text:p>
          </table:table-cell>
          <table:table-cell office:value-type="float" office:value="20564" calcext:value-type="float">
            <text:p>20564</text:p>
          </table:table-cell>
          <table:table-cell office:value-type="float" office:value="27587" calcext:value-type="float">
            <text:p>2758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17" calcext:value-type="float">
            <text:p>217</text:p>
          </table:table-cell>
          <table:table-cell office:value-type="float" office:value="14364" calcext:value-type="float">
            <text:p>14364</text:p>
          </table:table-cell>
          <table:table-cell office:value-type="float" office:value="20409" calcext:value-type="float">
            <text:p>20409</text:p>
          </table:table-cell>
          <table:table-cell office:value-type="float" office:value="11465" calcext:value-type="float">
            <text:p>11465</text:p>
          </table:table-cell>
          <table:table-cell office:value-type="float" office:value="17868" calcext:value-type="float">
            <text:p>17868</text:p>
          </table:table-cell>
          <table:table-cell office:value-type="float" office:value="13561" calcext:value-type="float">
            <text:p>13561</text:p>
          </table:table-cell>
          <table:table-cell office:value-type="float" office:value="19378" calcext:value-type="float">
            <text:p>19378</text:p>
          </table:table-cell>
          <table:table-cell office:value-type="float" office:value="11867" calcext:value-type="float">
            <text:p>11867</text:p>
          </table:table-cell>
          <table:table-cell office:value-type="float" office:value="18133" calcext:value-type="float">
            <text:p>18133</text:p>
          </table:table-cell>
          <table:table-cell table:style-name="ce8" office:value-type="float" office:value="217" calcext:value-type="float">
            <text:p>217</text:p>
          </table:table-cell>
          <table:table-cell office:value-type="float" office:value="14862" calcext:value-type="float">
            <text:p>14862</text:p>
          </table:table-cell>
          <table:table-cell office:value-type="float" office:value="23632" calcext:value-type="float">
            <text:p>23632</text:p>
          </table:table-cell>
          <table:table-cell table:style-name="ce4" office:value-type="float" office:value="20265" calcext:value-type="float">
            <text:p>20265</text:p>
          </table:table-cell>
          <table:table-cell table:style-name="Default" office:value-type="float" office:value="30136" calcext:value-type="float">
            <text:p>30136</text:p>
          </table:table-cell>
          <table:table-cell office:value-type="float" office:value="16261" calcext:value-type="float">
            <text:p>16261</text:p>
          </table:table-cell>
          <table:table-cell table:style-name="Default" office:value-type="float" office:value="23833" calcext:value-type="float">
            <text:p>23833</text:p>
          </table:table-cell>
          <table:table-cell office:value-type="float" office:value="19465" calcext:value-type="float">
            <text:p>19465</text:p>
          </table:table-cell>
          <table:table-cell office:value-type="float" office:value="27512" calcext:value-type="float">
            <text:p>2751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18" calcext:value-type="float">
            <text:p>218</text:p>
          </table:table-cell>
          <table:table-cell office:value-type="float" office:value="14364" calcext:value-type="float">
            <text:p>14364</text:p>
          </table:table-cell>
          <table:table-cell office:value-type="float" office:value="20447" calcext:value-type="float">
            <text:p>20447</text:p>
          </table:table-cell>
          <table:table-cell office:value-type="float" office:value="11563" calcext:value-type="float">
            <text:p>11563</text:p>
          </table:table-cell>
          <table:table-cell office:value-type="float" office:value="18126" calcext:value-type="float">
            <text:p>18126</text:p>
          </table:table-cell>
          <table:table-cell office:value-type="float" office:value="13661" calcext:value-type="float">
            <text:p>13661</text:p>
          </table:table-cell>
          <table:table-cell office:value-type="float" office:value="19485" calcext:value-type="float">
            <text:p>19485</text:p>
          </table:table-cell>
          <table:table-cell office:value-type="float" office:value="12265" calcext:value-type="float">
            <text:p>12265</text:p>
          </table:table-cell>
          <table:table-cell office:value-type="float" office:value="18139" calcext:value-type="float">
            <text:p>18139</text:p>
          </table:table-cell>
          <table:table-cell table:style-name="ce8" office:value-type="float" office:value="218" calcext:value-type="float">
            <text:p>218</text:p>
          </table:table-cell>
          <table:table-cell office:value-type="float" office:value="13866" calcext:value-type="float">
            <text:p>13866</text:p>
          </table:table-cell>
          <table:table-cell office:value-type="float" office:value="23745" calcext:value-type="float">
            <text:p>23745</text:p>
          </table:table-cell>
          <table:table-cell table:style-name="ce4" office:value-type="float" office:value="19262" calcext:value-type="float">
            <text:p>19262</text:p>
          </table:table-cell>
          <table:table-cell table:style-name="Default" office:value-type="float" office:value="29746" calcext:value-type="float">
            <text:p>29746</text:p>
          </table:table-cell>
          <table:table-cell office:value-type="float" office:value="16056" calcext:value-type="float">
            <text:p>16056</text:p>
          </table:table-cell>
          <table:table-cell table:style-name="Default" office:value-type="float" office:value="24283" calcext:value-type="float">
            <text:p>24283</text:p>
          </table:table-cell>
          <table:table-cell office:value-type="float" office:value="18767" calcext:value-type="float">
            <text:p>18767</text:p>
          </table:table-cell>
          <table:table-cell office:value-type="float" office:value="27696" calcext:value-type="float">
            <text:p>2769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19" calcext:value-type="float">
            <text:p>219</text:p>
          </table:table-cell>
          <table:table-cell office:value-type="float" office:value="14369" calcext:value-type="float">
            <text:p>14369</text:p>
          </table:table-cell>
          <table:table-cell office:value-type="float" office:value="20358" calcext:value-type="float">
            <text:p>20358</text:p>
          </table:table-cell>
          <table:table-cell office:value-type="float" office:value="11662" calcext:value-type="float">
            <text:p>11662</text:p>
          </table:table-cell>
          <table:table-cell office:value-type="float" office:value="18111" calcext:value-type="float">
            <text:p>18111</text:p>
          </table:table-cell>
          <table:table-cell office:value-type="float" office:value="13361" calcext:value-type="float">
            <text:p>13361</text:p>
          </table:table-cell>
          <table:table-cell office:value-type="float" office:value="19492" calcext:value-type="float">
            <text:p>19492</text:p>
          </table:table-cell>
          <table:table-cell office:value-type="float" office:value="10467" calcext:value-type="float">
            <text:p>10467</text:p>
          </table:table-cell>
          <table:table-cell office:value-type="float" office:value="17901" calcext:value-type="float">
            <text:p>17901</text:p>
          </table:table-cell>
          <table:table-cell table:style-name="ce8" office:value-type="float" office:value="219" calcext:value-type="float">
            <text:p>219</text:p>
          </table:table-cell>
          <table:table-cell office:value-type="float" office:value="14365" calcext:value-type="float">
            <text:p>14365</text:p>
          </table:table-cell>
          <table:table-cell office:value-type="float" office:value="24148" calcext:value-type="float">
            <text:p>24148</text:p>
          </table:table-cell>
          <table:table-cell table:style-name="ce4" office:value-type="float" office:value="19567" calcext:value-type="float">
            <text:p>19567</text:p>
          </table:table-cell>
          <table:table-cell table:style-name="Default" office:value-type="float" office:value="29276" calcext:value-type="float">
            <text:p>29276</text:p>
          </table:table-cell>
          <table:table-cell office:value-type="float" office:value="16356" calcext:value-type="float">
            <text:p>16356</text:p>
          </table:table-cell>
          <table:table-cell table:style-name="Default" office:value-type="float" office:value="24222" calcext:value-type="float">
            <text:p>24222</text:p>
          </table:table-cell>
          <table:table-cell office:value-type="float" office:value="20368" calcext:value-type="float">
            <text:p>20368</text:p>
          </table:table-cell>
          <table:table-cell office:value-type="float" office:value="27745" calcext:value-type="float">
            <text:p>2774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20" calcext:value-type="float">
            <text:p>220</text:p>
          </table:table-cell>
          <table:table-cell office:value-type="float" office:value="14065" calcext:value-type="float">
            <text:p>14065</text:p>
          </table:table-cell>
          <table:table-cell office:value-type="float" office:value="20543" calcext:value-type="float">
            <text:p>20543</text:p>
          </table:table-cell>
          <table:table-cell office:value-type="float" office:value="11663" calcext:value-type="float">
            <text:p>11663</text:p>
          </table:table-cell>
          <table:table-cell office:value-type="float" office:value="18147" calcext:value-type="float">
            <text:p>18147</text:p>
          </table:table-cell>
          <table:table-cell office:value-type="float" office:value="12661" calcext:value-type="float">
            <text:p>12661</text:p>
          </table:table-cell>
          <table:table-cell office:value-type="float" office:value="19668" calcext:value-type="float">
            <text:p>19668</text:p>
          </table:table-cell>
          <table:table-cell office:value-type="float" office:value="10569" calcext:value-type="float">
            <text:p>10569</text:p>
          </table:table-cell>
          <table:table-cell office:value-type="float" office:value="17548" calcext:value-type="float">
            <text:p>17548</text:p>
          </table:table-cell>
          <table:table-cell table:style-name="ce8" office:value-type="float" office:value="220" calcext:value-type="float">
            <text:p>220</text:p>
          </table:table-cell>
          <table:table-cell office:value-type="float" office:value="14664" calcext:value-type="float">
            <text:p>14664</text:p>
          </table:table-cell>
          <table:table-cell office:value-type="float" office:value="23947" calcext:value-type="float">
            <text:p>23947</text:p>
          </table:table-cell>
          <table:table-cell table:style-name="ce4" office:value-type="float" office:value="19061" calcext:value-type="float">
            <text:p>19061</text:p>
          </table:table-cell>
          <table:table-cell table:style-name="Default" office:value-type="float" office:value="29613" calcext:value-type="float">
            <text:p>29613</text:p>
          </table:table-cell>
          <table:table-cell office:value-type="float" office:value="16259" calcext:value-type="float">
            <text:p>16259</text:p>
          </table:table-cell>
          <table:table-cell table:style-name="Default" office:value-type="float" office:value="24538" calcext:value-type="float">
            <text:p>24538</text:p>
          </table:table-cell>
          <table:table-cell office:value-type="float" office:value="19163" calcext:value-type="float">
            <text:p>19163</text:p>
          </table:table-cell>
          <table:table-cell office:value-type="float" office:value="27891" calcext:value-type="float">
            <text:p>2789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21" calcext:value-type="float">
            <text:p>221</text:p>
          </table:table-cell>
          <table:table-cell office:value-type="float" office:value="14869" calcext:value-type="float">
            <text:p>14869</text:p>
          </table:table-cell>
          <table:table-cell office:value-type="float" office:value="20309" calcext:value-type="float">
            <text:p>20309</text:p>
          </table:table-cell>
          <table:table-cell office:value-type="float" office:value="11459" calcext:value-type="float">
            <text:p>11459</text:p>
          </table:table-cell>
          <table:table-cell office:value-type="float" office:value="18237" calcext:value-type="float">
            <text:p>18237</text:p>
          </table:table-cell>
          <table:table-cell office:value-type="float" office:value="13561" calcext:value-type="float">
            <text:p>13561</text:p>
          </table:table-cell>
          <table:table-cell office:value-type="float" office:value="19708" calcext:value-type="float">
            <text:p>19708</text:p>
          </table:table-cell>
          <table:table-cell office:value-type="float" office:value="11566" calcext:value-type="float">
            <text:p>11566</text:p>
          </table:table-cell>
          <table:table-cell office:value-type="float" office:value="17379" calcext:value-type="float">
            <text:p>17379</text:p>
          </table:table-cell>
          <table:table-cell table:style-name="ce8" office:value-type="float" office:value="221" calcext:value-type="float">
            <text:p>221</text:p>
          </table:table-cell>
          <table:table-cell office:value-type="float" office:value="14868" calcext:value-type="float">
            <text:p>14868</text:p>
          </table:table-cell>
          <table:table-cell office:value-type="float" office:value="23657" calcext:value-type="float">
            <text:p>23657</text:p>
          </table:table-cell>
          <table:table-cell table:style-name="ce4" office:value-type="float" office:value="18864" calcext:value-type="float">
            <text:p>18864</text:p>
          </table:table-cell>
          <table:table-cell table:style-name="Default" office:value-type="float" office:value="29675" calcext:value-type="float">
            <text:p>29675</text:p>
          </table:table-cell>
          <table:table-cell office:value-type="float" office:value="16261" calcext:value-type="float">
            <text:p>16261</text:p>
          </table:table-cell>
          <table:table-cell table:style-name="Default" office:value-type="float" office:value="24308" calcext:value-type="float">
            <text:p>24308</text:p>
          </table:table-cell>
          <table:table-cell office:value-type="float" office:value="19968" calcext:value-type="float">
            <text:p>19968</text:p>
          </table:table-cell>
          <table:table-cell office:value-type="float" office:value="28019" calcext:value-type="float">
            <text:p>2801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22" calcext:value-type="float">
            <text:p>222</text:p>
          </table:table-cell>
          <table:table-cell office:value-type="float" office:value="14165" calcext:value-type="float">
            <text:p>14165</text:p>
          </table:table-cell>
          <table:table-cell office:value-type="float" office:value="20356" calcext:value-type="float">
            <text:p>20356</text:p>
          </table:table-cell>
          <table:table-cell office:value-type="float" office:value="11365" calcext:value-type="float">
            <text:p>11365</text:p>
          </table:table-cell>
          <table:table-cell office:value-type="float" office:value="17935" calcext:value-type="float">
            <text:p>17935</text:p>
          </table:table-cell>
          <table:table-cell office:value-type="float" office:value="13361" calcext:value-type="float">
            <text:p>13361</text:p>
          </table:table-cell>
          <table:table-cell office:value-type="float" office:value="19815" calcext:value-type="float">
            <text:p>19815</text:p>
          </table:table-cell>
          <table:table-cell office:value-type="float" office:value="10467" calcext:value-type="float">
            <text:p>10467</text:p>
          </table:table-cell>
          <table:table-cell office:value-type="float" office:value="17366" calcext:value-type="float">
            <text:p>17366</text:p>
          </table:table-cell>
          <table:table-cell table:style-name="ce8" office:value-type="float" office:value="222" calcext:value-type="float">
            <text:p>222</text:p>
          </table:table-cell>
          <table:table-cell office:value-type="float" office:value="15564" calcext:value-type="float">
            <text:p>15564</text:p>
          </table:table-cell>
          <table:table-cell office:value-type="float" office:value="23930" calcext:value-type="float">
            <text:p>23930</text:p>
          </table:table-cell>
          <table:table-cell table:style-name="ce4" office:value-type="float" office:value="20069" calcext:value-type="float">
            <text:p>20069</text:p>
          </table:table-cell>
          <table:table-cell table:style-name="Default" office:value-type="float" office:value="29328" calcext:value-type="float">
            <text:p>29328</text:p>
          </table:table-cell>
          <table:table-cell office:value-type="float" office:value="16462" calcext:value-type="float">
            <text:p>16462</text:p>
          </table:table-cell>
          <table:table-cell table:style-name="Default" office:value-type="float" office:value="24149" calcext:value-type="float">
            <text:p>24149</text:p>
          </table:table-cell>
          <table:table-cell office:value-type="float" office:value="20368" calcext:value-type="float">
            <text:p>20368</text:p>
          </table:table-cell>
          <table:table-cell office:value-type="float" office:value="27750" calcext:value-type="float">
            <text:p>2775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23" calcext:value-type="float">
            <text:p>223</text:p>
          </table:table-cell>
          <table:table-cell office:value-type="float" office:value="14365" calcext:value-type="float">
            <text:p>14365</text:p>
          </table:table-cell>
          <table:table-cell office:value-type="float" office:value="20203" calcext:value-type="float">
            <text:p>20203</text:p>
          </table:table-cell>
          <table:table-cell office:value-type="float" office:value="11368" calcext:value-type="float">
            <text:p>11368</text:p>
          </table:table-cell>
          <table:table-cell office:value-type="float" office:value="18045" calcext:value-type="float">
            <text:p>18045</text:p>
          </table:table-cell>
          <table:table-cell office:value-type="float" office:value="12561" calcext:value-type="float">
            <text:p>12561</text:p>
          </table:table-cell>
          <table:table-cell office:value-type="float" office:value="19498" calcext:value-type="float">
            <text:p>19498</text:p>
          </table:table-cell>
          <table:table-cell office:value-type="float" office:value="11266" calcext:value-type="float">
            <text:p>11266</text:p>
          </table:table-cell>
          <table:table-cell office:value-type="float" office:value="17362" calcext:value-type="float">
            <text:p>17362</text:p>
          </table:table-cell>
          <table:table-cell table:style-name="ce8" office:value-type="float" office:value="223" calcext:value-type="float">
            <text:p>223</text:p>
          </table:table-cell>
          <table:table-cell office:value-type="float" office:value="13769" calcext:value-type="float">
            <text:p>13769</text:p>
          </table:table-cell>
          <table:table-cell office:value-type="float" office:value="24004" calcext:value-type="float">
            <text:p>24004</text:p>
          </table:table-cell>
          <table:table-cell table:style-name="ce4" office:value-type="float" office:value="20562" calcext:value-type="float">
            <text:p>20562</text:p>
          </table:table-cell>
          <table:table-cell table:style-name="Default" office:value-type="float" office:value="29583" calcext:value-type="float">
            <text:p>29583</text:p>
          </table:table-cell>
          <table:table-cell office:value-type="float" office:value="16257" calcext:value-type="float">
            <text:p>16257</text:p>
          </table:table-cell>
          <table:table-cell table:style-name="Default" office:value-type="float" office:value="24318" calcext:value-type="float">
            <text:p>24318</text:p>
          </table:table-cell>
          <table:table-cell office:value-type="float" office:value="20172" calcext:value-type="float">
            <text:p>20172</text:p>
          </table:table-cell>
          <table:table-cell office:value-type="float" office:value="28119" calcext:value-type="float">
            <text:p>2811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24" calcext:value-type="float">
            <text:p>224</text:p>
          </table:table-cell>
          <table:table-cell office:value-type="float" office:value="14168" calcext:value-type="float">
            <text:p>14168</text:p>
          </table:table-cell>
          <table:table-cell office:value-type="float" office:value="20357" calcext:value-type="float">
            <text:p>20357</text:p>
          </table:table-cell>
          <table:table-cell office:value-type="float" office:value="11467" calcext:value-type="float">
            <text:p>11467</text:p>
          </table:table-cell>
          <table:table-cell office:value-type="float" office:value="17978" calcext:value-type="float">
            <text:p>17978</text:p>
          </table:table-cell>
          <table:table-cell office:value-type="float" office:value="12661" calcext:value-type="float">
            <text:p>12661</text:p>
          </table:table-cell>
          <table:table-cell office:value-type="float" office:value="19529" calcext:value-type="float">
            <text:p>19529</text:p>
          </table:table-cell>
          <table:table-cell office:value-type="float" office:value="11668" calcext:value-type="float">
            <text:p>11668</text:p>
          </table:table-cell>
          <table:table-cell office:value-type="float" office:value="17748" calcext:value-type="float">
            <text:p>17748</text:p>
          </table:table-cell>
          <table:table-cell table:style-name="ce8" office:value-type="float" office:value="224" calcext:value-type="float">
            <text:p>224</text:p>
          </table:table-cell>
          <table:table-cell office:value-type="float" office:value="13766" calcext:value-type="float">
            <text:p>13766</text:p>
          </table:table-cell>
          <table:table-cell office:value-type="float" office:value="23604" calcext:value-type="float">
            <text:p>23604</text:p>
          </table:table-cell>
          <table:table-cell table:style-name="ce4" office:value-type="float" office:value="20169" calcext:value-type="float">
            <text:p>20169</text:p>
          </table:table-cell>
          <table:table-cell table:style-name="Default" office:value-type="float" office:value="29376" calcext:value-type="float">
            <text:p>29376</text:p>
          </table:table-cell>
          <table:table-cell office:value-type="float" office:value="15257" calcext:value-type="float">
            <text:p>15257</text:p>
          </table:table-cell>
          <table:table-cell table:style-name="Default" office:value-type="float" office:value="24134" calcext:value-type="float">
            <text:p>24134</text:p>
          </table:table-cell>
          <table:table-cell office:value-type="float" office:value="20266" calcext:value-type="float">
            <text:p>20266</text:p>
          </table:table-cell>
          <table:table-cell office:value-type="float" office:value="28551" calcext:value-type="float">
            <text:p>2855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25" calcext:value-type="float">
            <text:p>225</text:p>
          </table:table-cell>
          <table:table-cell office:value-type="float" office:value="13867" calcext:value-type="float">
            <text:p>13867</text:p>
          </table:table-cell>
          <table:table-cell office:value-type="float" office:value="20200" calcext:value-type="float">
            <text:p>20200</text:p>
          </table:table-cell>
          <table:table-cell office:value-type="float" office:value="12268" calcext:value-type="float">
            <text:p>12268</text:p>
          </table:table-cell>
          <table:table-cell office:value-type="float" office:value="18067" calcext:value-type="float">
            <text:p>18067</text:p>
          </table:table-cell>
          <table:table-cell office:value-type="float" office:value="12561" calcext:value-type="float">
            <text:p>12561</text:p>
          </table:table-cell>
          <table:table-cell office:value-type="float" office:value="19481" calcext:value-type="float">
            <text:p>19481</text:p>
          </table:table-cell>
          <table:table-cell office:value-type="float" office:value="12463" calcext:value-type="float">
            <text:p>12463</text:p>
          </table:table-cell>
          <table:table-cell office:value-type="float" office:value="18064" calcext:value-type="float">
            <text:p>18064</text:p>
          </table:table-cell>
          <table:table-cell table:style-name="ce8" office:value-type="float" office:value="225" calcext:value-type="float">
            <text:p>225</text:p>
          </table:table-cell>
          <table:table-cell office:value-type="float" office:value="13266" calcext:value-type="float">
            <text:p>13266</text:p>
          </table:table-cell>
          <table:table-cell office:value-type="float" office:value="23650" calcext:value-type="float">
            <text:p>23650</text:p>
          </table:table-cell>
          <table:table-cell table:style-name="ce4" office:value-type="float" office:value="20166" calcext:value-type="float">
            <text:p>20166</text:p>
          </table:table-cell>
          <table:table-cell table:style-name="Default" office:value-type="float" office:value="29145" calcext:value-type="float">
            <text:p>29145</text:p>
          </table:table-cell>
          <table:table-cell office:value-type="float" office:value="14159" calcext:value-type="float">
            <text:p>14159</text:p>
          </table:table-cell>
          <table:table-cell table:style-name="Default" office:value-type="float" office:value="24304" calcext:value-type="float">
            <text:p>24304</text:p>
          </table:table-cell>
          <table:table-cell office:value-type="float" office:value="20062" calcext:value-type="float">
            <text:p>20062</text:p>
          </table:table-cell>
          <table:table-cell office:value-type="float" office:value="28527" calcext:value-type="float">
            <text:p>2852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26" calcext:value-type="float">
            <text:p>226</text:p>
          </table:table-cell>
          <table:table-cell office:value-type="float" office:value="14164" calcext:value-type="float">
            <text:p>14164</text:p>
          </table:table-cell>
          <table:table-cell office:value-type="float" office:value="20067" calcext:value-type="float">
            <text:p>20067</text:p>
          </table:table-cell>
          <table:table-cell office:value-type="float" office:value="9863" calcext:value-type="float">
            <text:p>9863</text:p>
          </table:table-cell>
          <table:table-cell office:value-type="float" office:value="18313" calcext:value-type="float">
            <text:p>18313</text:p>
          </table:table-cell>
          <table:table-cell office:value-type="float" office:value="12661" calcext:value-type="float">
            <text:p>12661</text:p>
          </table:table-cell>
          <table:table-cell office:value-type="float" office:value="19312" calcext:value-type="float">
            <text:p>19312</text:p>
          </table:table-cell>
          <table:table-cell office:value-type="float" office:value="12264" calcext:value-type="float">
            <text:p>12264</text:p>
          </table:table-cell>
          <table:table-cell office:value-type="float" office:value="18149" calcext:value-type="float">
            <text:p>18149</text:p>
          </table:table-cell>
          <table:table-cell table:style-name="ce8" office:value-type="float" office:value="226" calcext:value-type="float">
            <text:p>226</text:p>
          </table:table-cell>
          <table:table-cell office:value-type="float" office:value="13865" calcext:value-type="float">
            <text:p>13865</text:p>
          </table:table-cell>
          <table:table-cell office:value-type="float" office:value="23343" calcext:value-type="float">
            <text:p>23343</text:p>
          </table:table-cell>
          <table:table-cell table:style-name="ce4" office:value-type="float" office:value="20859" calcext:value-type="float">
            <text:p>20859</text:p>
          </table:table-cell>
          <table:table-cell table:style-name="Default" office:value-type="float" office:value="29102" calcext:value-type="float">
            <text:p>29102</text:p>
          </table:table-cell>
          <table:table-cell office:value-type="float" office:value="15357" calcext:value-type="float">
            <text:p>15357</text:p>
          </table:table-cell>
          <table:table-cell table:style-name="Default" office:value-type="float" office:value="24120" calcext:value-type="float">
            <text:p>24120</text:p>
          </table:table-cell>
          <table:table-cell office:value-type="float" office:value="19162" calcext:value-type="float">
            <text:p>19162</text:p>
          </table:table-cell>
          <table:table-cell office:value-type="float" office:value="28448" calcext:value-type="float">
            <text:p>2844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27" calcext:value-type="float">
            <text:p>227</text:p>
          </table:table-cell>
          <table:table-cell office:value-type="float" office:value="14465" calcext:value-type="float">
            <text:p>14465</text:p>
          </table:table-cell>
          <table:table-cell office:value-type="float" office:value="20119" calcext:value-type="float">
            <text:p>20119</text:p>
          </table:table-cell>
          <table:table-cell office:value-type="float" office:value="11762" calcext:value-type="float">
            <text:p>11762</text:p>
          </table:table-cell>
          <table:table-cell office:value-type="float" office:value="18581" calcext:value-type="float">
            <text:p>18581</text:p>
          </table:table-cell>
          <table:table-cell office:value-type="float" office:value="13561" calcext:value-type="float">
            <text:p>13561</text:p>
          </table:table-cell>
          <table:table-cell office:value-type="float" office:value="19099" calcext:value-type="float">
            <text:p>19099</text:p>
          </table:table-cell>
          <table:table-cell office:value-type="float" office:value="11467" calcext:value-type="float">
            <text:p>11467</text:p>
          </table:table-cell>
          <table:table-cell office:value-type="float" office:value="18026" calcext:value-type="float">
            <text:p>18026</text:p>
          </table:table-cell>
          <table:table-cell table:style-name="ce8" office:value-type="float" office:value="227" calcext:value-type="float">
            <text:p>227</text:p>
          </table:table-cell>
          <table:table-cell office:value-type="float" office:value="14663" calcext:value-type="float">
            <text:p>14663</text:p>
          </table:table-cell>
          <table:table-cell office:value-type="float" office:value="23138" calcext:value-type="float">
            <text:p>23138</text:p>
          </table:table-cell>
          <table:table-cell table:style-name="ce4" office:value-type="float" office:value="19761" calcext:value-type="float">
            <text:p>19761</text:p>
          </table:table-cell>
          <table:table-cell table:style-name="Default" office:value-type="float" office:value="29352" calcext:value-type="float">
            <text:p>29352</text:p>
          </table:table-cell>
          <table:table-cell office:value-type="float" office:value="15357" calcext:value-type="float">
            <text:p>15357</text:p>
          </table:table-cell>
          <table:table-cell table:style-name="Default" office:value-type="float" office:value="23964" calcext:value-type="float">
            <text:p>23964</text:p>
          </table:table-cell>
          <table:table-cell office:value-type="float" office:value="19868" calcext:value-type="float">
            <text:p>19868</text:p>
          </table:table-cell>
          <table:table-cell office:value-type="float" office:value="27984" calcext:value-type="float">
            <text:p>2798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28" calcext:value-type="float">
            <text:p>228</text:p>
          </table:table-cell>
          <table:table-cell office:value-type="float" office:value="14067" calcext:value-type="float">
            <text:p>14067</text:p>
          </table:table-cell>
          <table:table-cell office:value-type="float" office:value="20181" calcext:value-type="float">
            <text:p>20181</text:p>
          </table:table-cell>
          <table:table-cell office:value-type="float" office:value="11566" calcext:value-type="float">
            <text:p>11566</text:p>
          </table:table-cell>
          <table:table-cell office:value-type="float" office:value="18547" calcext:value-type="float">
            <text:p>18547</text:p>
          </table:table-cell>
          <table:table-cell office:value-type="float" office:value="13361" calcext:value-type="float">
            <text:p>13361</text:p>
          </table:table-cell>
          <table:table-cell office:value-type="float" office:value="19368" calcext:value-type="float">
            <text:p>19368</text:p>
          </table:table-cell>
          <table:table-cell office:value-type="float" office:value="11567" calcext:value-type="float">
            <text:p>11567</text:p>
          </table:table-cell>
          <table:table-cell office:value-type="float" office:value="17804" calcext:value-type="float">
            <text:p>17804</text:p>
          </table:table-cell>
          <table:table-cell table:style-name="ce8" office:value-type="float" office:value="228" calcext:value-type="float">
            <text:p>228</text:p>
          </table:table-cell>
          <table:table-cell office:value-type="float" office:value="14761" calcext:value-type="float">
            <text:p>14761</text:p>
          </table:table-cell>
          <table:table-cell office:value-type="float" office:value="23344" calcext:value-type="float">
            <text:p>23344</text:p>
          </table:table-cell>
          <table:table-cell table:style-name="ce4" office:value-type="float" office:value="20563" calcext:value-type="float">
            <text:p>20563</text:p>
          </table:table-cell>
          <table:table-cell table:style-name="Default" office:value-type="float" office:value="29599" calcext:value-type="float">
            <text:p>29599</text:p>
          </table:table-cell>
          <table:table-cell office:value-type="float" office:value="15458" calcext:value-type="float">
            <text:p>15458</text:p>
          </table:table-cell>
          <table:table-cell table:style-name="Default" office:value-type="float" office:value="24160" calcext:value-type="float">
            <text:p>24160</text:p>
          </table:table-cell>
          <table:table-cell office:value-type="float" office:value="19160" calcext:value-type="float">
            <text:p>19160</text:p>
          </table:table-cell>
          <table:table-cell office:value-type="float" office:value="27736" calcext:value-type="float">
            <text:p>2773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29" calcext:value-type="float">
            <text:p>229</text:p>
          </table:table-cell>
          <table:table-cell office:value-type="float" office:value="14165" calcext:value-type="float">
            <text:p>14165</text:p>
          </table:table-cell>
          <table:table-cell office:value-type="float" office:value="20167" calcext:value-type="float">
            <text:p>20167</text:p>
          </table:table-cell>
          <table:table-cell office:value-type="float" office:value="11263" calcext:value-type="float">
            <text:p>11263</text:p>
          </table:table-cell>
          <table:table-cell office:value-type="float" office:value="18417" calcext:value-type="float">
            <text:p>18417</text:p>
          </table:table-cell>
          <table:table-cell office:value-type="float" office:value="12661" calcext:value-type="float">
            <text:p>12661</text:p>
          </table:table-cell>
          <table:table-cell office:value-type="float" office:value="19393" calcext:value-type="float">
            <text:p>19393</text:p>
          </table:table-cell>
          <table:table-cell office:value-type="float" office:value="12170" calcext:value-type="float">
            <text:p>12170</text:p>
          </table:table-cell>
          <table:table-cell office:value-type="float" office:value="17716" calcext:value-type="float">
            <text:p>17716</text:p>
          </table:table-cell>
          <table:table-cell table:style-name="ce8" office:value-type="float" office:value="229" calcext:value-type="float">
            <text:p>229</text:p>
          </table:table-cell>
          <table:table-cell office:value-type="float" office:value="14865" calcext:value-type="float">
            <text:p>14865</text:p>
          </table:table-cell>
          <table:table-cell office:value-type="float" office:value="23787" calcext:value-type="float">
            <text:p>23787</text:p>
          </table:table-cell>
          <table:table-cell table:style-name="ce4" office:value-type="float" office:value="21364" calcext:value-type="float">
            <text:p>21364</text:p>
          </table:table-cell>
          <table:table-cell table:style-name="Default" office:value-type="float" office:value="29498" calcext:value-type="float">
            <text:p>29498</text:p>
          </table:table-cell>
          <table:table-cell office:value-type="float" office:value="14357" calcext:value-type="float">
            <text:p>14357</text:p>
          </table:table-cell>
          <table:table-cell table:style-name="Default" office:value-type="float" office:value="24411" calcext:value-type="float">
            <text:p>24411</text:p>
          </table:table-cell>
          <table:table-cell office:value-type="float" office:value="19565" calcext:value-type="float">
            <text:p>19565</text:p>
          </table:table-cell>
          <table:table-cell office:value-type="float" office:value="27409" calcext:value-type="float">
            <text:p>2740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30" calcext:value-type="float">
            <text:p>230</text:p>
          </table:table-cell>
          <table:table-cell office:value-type="float" office:value="14165" calcext:value-type="float">
            <text:p>14165</text:p>
          </table:table-cell>
          <table:table-cell office:value-type="float" office:value="20170" calcext:value-type="float">
            <text:p>20170</text:p>
          </table:table-cell>
          <table:table-cell office:value-type="float" office:value="10765" calcext:value-type="float">
            <text:p>10765</text:p>
          </table:table-cell>
          <table:table-cell office:value-type="float" office:value="18418" calcext:value-type="float">
            <text:p>18418</text:p>
          </table:table-cell>
          <table:table-cell office:value-type="float" office:value="12661" calcext:value-type="float">
            <text:p>12661</text:p>
          </table:table-cell>
          <table:table-cell office:value-type="float" office:value="19323" calcext:value-type="float">
            <text:p>19323</text:p>
          </table:table-cell>
          <table:table-cell office:value-type="float" office:value="11663" calcext:value-type="float">
            <text:p>11663</text:p>
          </table:table-cell>
          <table:table-cell office:value-type="float" office:value="17737" calcext:value-type="float">
            <text:p>17737</text:p>
          </table:table-cell>
          <table:table-cell table:style-name="ce8" office:value-type="float" office:value="230" calcext:value-type="float">
            <text:p>230</text:p>
          </table:table-cell>
          <table:table-cell office:value-type="float" office:value="14564" calcext:value-type="float">
            <text:p>14564</text:p>
          </table:table-cell>
          <table:table-cell office:value-type="float" office:value="23842" calcext:value-type="float">
            <text:p>23842</text:p>
          </table:table-cell>
          <table:table-cell table:style-name="ce4" office:value-type="float" office:value="20763" calcext:value-type="float">
            <text:p>20763</text:p>
          </table:table-cell>
          <table:table-cell table:style-name="Default" office:value-type="float" office:value="29714" calcext:value-type="float">
            <text:p>29714</text:p>
          </table:table-cell>
          <table:table-cell office:value-type="float" office:value="16261" calcext:value-type="float">
            <text:p>16261</text:p>
          </table:table-cell>
          <table:table-cell table:style-name="Default" office:value-type="float" office:value="24447" calcext:value-type="float">
            <text:p>24447</text:p>
          </table:table-cell>
          <table:table-cell office:value-type="float" office:value="19859" calcext:value-type="float">
            <text:p>19859</text:p>
          </table:table-cell>
          <table:table-cell office:value-type="float" office:value="27381" calcext:value-type="float">
            <text:p>2738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31" calcext:value-type="float">
            <text:p>231</text:p>
          </table:table-cell>
          <table:table-cell office:value-type="float" office:value="14163" calcext:value-type="float">
            <text:p>14163</text:p>
          </table:table-cell>
          <table:table-cell office:value-type="float" office:value="20037" calcext:value-type="float">
            <text:p>20037</text:p>
          </table:table-cell>
          <table:table-cell office:value-type="float" office:value="9763" calcext:value-type="float">
            <text:p>9763</text:p>
          </table:table-cell>
          <table:table-cell office:value-type="float" office:value="18408" calcext:value-type="float">
            <text:p>18408</text:p>
          </table:table-cell>
          <table:table-cell office:value-type="float" office:value="12661" calcext:value-type="float">
            <text:p>12661</text:p>
          </table:table-cell>
          <table:table-cell office:value-type="float" office:value="19402" calcext:value-type="float">
            <text:p>19402</text:p>
          </table:table-cell>
          <table:table-cell office:value-type="float" office:value="10562" calcext:value-type="float">
            <text:p>10562</text:p>
          </table:table-cell>
          <table:table-cell office:value-type="float" office:value="17829" calcext:value-type="float">
            <text:p>17829</text:p>
          </table:table-cell>
          <table:table-cell table:style-name="ce8" office:value-type="float" office:value="231" calcext:value-type="float">
            <text:p>231</text:p>
          </table:table-cell>
          <table:table-cell office:value-type="float" office:value="13963" calcext:value-type="float">
            <text:p>13963</text:p>
          </table:table-cell>
          <table:table-cell office:value-type="float" office:value="23607" calcext:value-type="float">
            <text:p>23607</text:p>
          </table:table-cell>
          <table:table-cell table:style-name="ce4" office:value-type="float" office:value="21168" calcext:value-type="float">
            <text:p>21168</text:p>
          </table:table-cell>
          <table:table-cell table:style-name="Default" office:value-type="float" office:value="29663" calcext:value-type="float">
            <text:p>29663</text:p>
          </table:table-cell>
          <table:table-cell office:value-type="float" office:value="16555" calcext:value-type="float">
            <text:p>16555</text:p>
          </table:table-cell>
          <table:table-cell table:style-name="Default" office:value-type="float" office:value="24604" calcext:value-type="float">
            <text:p>24604</text:p>
          </table:table-cell>
          <table:table-cell office:value-type="float" office:value="17763" calcext:value-type="float">
            <text:p>17763</text:p>
          </table:table-cell>
          <table:table-cell office:value-type="float" office:value="26912" calcext:value-type="float">
            <text:p>2691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32" calcext:value-type="float">
            <text:p>232</text:p>
          </table:table-cell>
          <table:table-cell office:value-type="float" office:value="14064" calcext:value-type="float">
            <text:p>14064</text:p>
          </table:table-cell>
          <table:table-cell office:value-type="float" office:value="20001" calcext:value-type="float">
            <text:p>20001</text:p>
          </table:table-cell>
          <table:table-cell office:value-type="float" office:value="10564" calcext:value-type="float">
            <text:p>10564</text:p>
          </table:table-cell>
          <table:table-cell office:value-type="float" office:value="18456" calcext:value-type="float">
            <text:p>18456</text:p>
          </table:table-cell>
          <table:table-cell office:value-type="float" office:value="13361" calcext:value-type="float">
            <text:p>13361</text:p>
          </table:table-cell>
          <table:table-cell office:value-type="float" office:value="19446" calcext:value-type="float">
            <text:p>19446</text:p>
          </table:table-cell>
          <table:table-cell office:value-type="float" office:value="9866" calcext:value-type="float">
            <text:p>9866</text:p>
          </table:table-cell>
          <table:table-cell office:value-type="float" office:value="17501" calcext:value-type="float">
            <text:p>17501</text:p>
          </table:table-cell>
          <table:table-cell table:style-name="ce8" office:value-type="float" office:value="232" calcext:value-type="float">
            <text:p>232</text:p>
          </table:table-cell>
          <table:table-cell office:value-type="float" office:value="15362" calcext:value-type="float">
            <text:p>15362</text:p>
          </table:table-cell>
          <table:table-cell office:value-type="float" office:value="23326" calcext:value-type="float">
            <text:p>23326</text:p>
          </table:table-cell>
          <table:table-cell table:style-name="ce4" office:value-type="float" office:value="20763" calcext:value-type="float">
            <text:p>20763</text:p>
          </table:table-cell>
          <table:table-cell table:style-name="Default" office:value-type="float" office:value="29390" calcext:value-type="float">
            <text:p>29390</text:p>
          </table:table-cell>
          <table:table-cell office:value-type="float" office:value="16655" calcext:value-type="float">
            <text:p>16655</text:p>
          </table:table-cell>
          <table:table-cell table:style-name="Default" office:value-type="float" office:value="24460" calcext:value-type="float">
            <text:p>24460</text:p>
          </table:table-cell>
          <table:table-cell office:value-type="float" office:value="18760" calcext:value-type="float">
            <text:p>18760</text:p>
          </table:table-cell>
          <table:table-cell office:value-type="float" office:value="26962" calcext:value-type="float">
            <text:p>2696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33" calcext:value-type="float">
            <text:p>233</text:p>
          </table:table-cell>
          <table:table-cell office:value-type="float" office:value="14968" calcext:value-type="float">
            <text:p>14968</text:p>
          </table:table-cell>
          <table:table-cell office:value-type="float" office:value="20005" calcext:value-type="float">
            <text:p>20005</text:p>
          </table:table-cell>
          <table:table-cell office:value-type="float" office:value="10863" calcext:value-type="float">
            <text:p>10863</text:p>
          </table:table-cell>
          <table:table-cell office:value-type="float" office:value="18146" calcext:value-type="float">
            <text:p>18146</text:p>
          </table:table-cell>
          <table:table-cell office:value-type="float" office:value="12661" calcext:value-type="float">
            <text:p>12661</text:p>
          </table:table-cell>
          <table:table-cell office:value-type="float" office:value="19531" calcext:value-type="float">
            <text:p>19531</text:p>
          </table:table-cell>
          <table:table-cell office:value-type="float" office:value="11462" calcext:value-type="float">
            <text:p>11462</text:p>
          </table:table-cell>
          <table:table-cell office:value-type="float" office:value="17169" calcext:value-type="float">
            <text:p>17169</text:p>
          </table:table-cell>
          <table:table-cell table:style-name="ce8" office:value-type="float" office:value="233" calcext:value-type="float">
            <text:p>233</text:p>
          </table:table-cell>
          <table:table-cell office:value-type="float" office:value="15665" calcext:value-type="float">
            <text:p>15665</text:p>
          </table:table-cell>
          <table:table-cell office:value-type="float" office:value="23681" calcext:value-type="float">
            <text:p>23681</text:p>
          </table:table-cell>
          <table:table-cell table:style-name="ce4" office:value-type="float" office:value="21557" calcext:value-type="float">
            <text:p>21557</text:p>
          </table:table-cell>
          <table:table-cell table:style-name="Default" office:value-type="float" office:value="29187" calcext:value-type="float">
            <text:p>29187</text:p>
          </table:table-cell>
          <table:table-cell office:value-type="float" office:value="17061" calcext:value-type="float">
            <text:p>17061</text:p>
          </table:table-cell>
          <table:table-cell table:style-name="Default" office:value-type="float" office:value="24568" calcext:value-type="float">
            <text:p>24568</text:p>
          </table:table-cell>
          <table:table-cell office:value-type="float" office:value="18862" calcext:value-type="float">
            <text:p>18862</text:p>
          </table:table-cell>
          <table:table-cell office:value-type="float" office:value="26516" calcext:value-type="float">
            <text:p>2651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34" calcext:value-type="float">
            <text:p>234</text:p>
          </table:table-cell>
          <table:table-cell office:value-type="float" office:value="14065" calcext:value-type="float">
            <text:p>14065</text:p>
          </table:table-cell>
          <table:table-cell office:value-type="float" office:value="20331" calcext:value-type="float">
            <text:p>20331</text:p>
          </table:table-cell>
          <table:table-cell office:value-type="float" office:value="9864" calcext:value-type="float">
            <text:p>9864</text:p>
          </table:table-cell>
          <table:table-cell office:value-type="float" office:value="17846" calcext:value-type="float">
            <text:p>17846</text:p>
          </table:table-cell>
          <table:table-cell office:value-type="float" office:value="12661" calcext:value-type="float">
            <text:p>12661</text:p>
          </table:table-cell>
          <table:table-cell office:value-type="float" office:value="19286" calcext:value-type="float">
            <text:p>19286</text:p>
          </table:table-cell>
          <table:table-cell office:value-type="float" office:value="10869" calcext:value-type="float">
            <text:p>10869</text:p>
          </table:table-cell>
          <table:table-cell office:value-type="float" office:value="16897" calcext:value-type="float">
            <text:p>16897</text:p>
          </table:table-cell>
          <table:table-cell table:style-name="ce8" office:value-type="float" office:value="234" calcext:value-type="float">
            <text:p>234</text:p>
          </table:table-cell>
          <table:table-cell office:value-type="float" office:value="14665" calcext:value-type="float">
            <text:p>14665</text:p>
          </table:table-cell>
          <table:table-cell office:value-type="float" office:value="23722" calcext:value-type="float">
            <text:p>23722</text:p>
          </table:table-cell>
          <table:table-cell table:style-name="ce4" office:value-type="float" office:value="19958" calcext:value-type="float">
            <text:p>19958</text:p>
          </table:table-cell>
          <table:table-cell table:style-name="Default" office:value-type="float" office:value="29551" calcext:value-type="float">
            <text:p>29551</text:p>
          </table:table-cell>
          <table:table-cell office:value-type="float" office:value="16557" calcext:value-type="float">
            <text:p>16557</text:p>
          </table:table-cell>
          <table:table-cell table:style-name="Default" office:value-type="float" office:value="24614" calcext:value-type="float">
            <text:p>24614</text:p>
          </table:table-cell>
          <table:table-cell office:value-type="float" office:value="18761" calcext:value-type="float">
            <text:p>18761</text:p>
          </table:table-cell>
          <table:table-cell office:value-type="float" office:value="26498" calcext:value-type="float">
            <text:p>2649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35" calcext:value-type="float">
            <text:p>235</text:p>
          </table:table-cell>
          <table:table-cell office:value-type="float" office:value="14169" calcext:value-type="float">
            <text:p>14169</text:p>
          </table:table-cell>
          <table:table-cell office:value-type="float" office:value="20168" calcext:value-type="float">
            <text:p>20168</text:p>
          </table:table-cell>
          <table:table-cell office:value-type="float" office:value="10861" calcext:value-type="float">
            <text:p>10861</text:p>
          </table:table-cell>
          <table:table-cell office:value-type="float" office:value="17625" calcext:value-type="float">
            <text:p>17625</text:p>
          </table:table-cell>
          <table:table-cell office:value-type="float" office:value="12561" calcext:value-type="float">
            <text:p>12561</text:p>
          </table:table-cell>
          <table:table-cell office:value-type="float" office:value="19457" calcext:value-type="float">
            <text:p>19457</text:p>
          </table:table-cell>
          <table:table-cell office:value-type="float" office:value="11366" calcext:value-type="float">
            <text:p>11366</text:p>
          </table:table-cell>
          <table:table-cell office:value-type="float" office:value="17153" calcext:value-type="float">
            <text:p>17153</text:p>
          </table:table-cell>
          <table:table-cell table:style-name="ce8" office:value-type="float" office:value="235" calcext:value-type="float">
            <text:p>235</text:p>
          </table:table-cell>
          <table:table-cell office:value-type="float" office:value="14565" calcext:value-type="float">
            <text:p>14565</text:p>
          </table:table-cell>
          <table:table-cell office:value-type="float" office:value="23470" calcext:value-type="float">
            <text:p>23470</text:p>
          </table:table-cell>
          <table:table-cell table:style-name="ce4" office:value-type="float" office:value="20059" calcext:value-type="float">
            <text:p>20059</text:p>
          </table:table-cell>
          <table:table-cell table:style-name="Default" office:value-type="float" office:value="29789" calcext:value-type="float">
            <text:p>29789</text:p>
          </table:table-cell>
          <table:table-cell office:value-type="float" office:value="15462" calcext:value-type="float">
            <text:p>15462</text:p>
          </table:table-cell>
          <table:table-cell table:style-name="Default" office:value-type="float" office:value="24144" calcext:value-type="float">
            <text:p>24144</text:p>
          </table:table-cell>
          <table:table-cell office:value-type="float" office:value="19562" calcext:value-type="float">
            <text:p>19562</text:p>
          </table:table-cell>
          <table:table-cell office:value-type="float" office:value="26550" calcext:value-type="float">
            <text:p>2655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36" calcext:value-type="float">
            <text:p>236</text:p>
          </table:table-cell>
          <table:table-cell office:value-type="float" office:value="13864" calcext:value-type="float">
            <text:p>13864</text:p>
          </table:table-cell>
          <table:table-cell office:value-type="float" office:value="20232" calcext:value-type="float">
            <text:p>20232</text:p>
          </table:table-cell>
          <table:table-cell office:value-type="float" office:value="11561" calcext:value-type="float">
            <text:p>11561</text:p>
          </table:table-cell>
          <table:table-cell office:value-type="float" office:value="17612" calcext:value-type="float">
            <text:p>17612</text:p>
          </table:table-cell>
          <table:table-cell office:value-type="float" office:value="13361" calcext:value-type="float">
            <text:p>13361</text:p>
          </table:table-cell>
          <table:table-cell office:value-type="float" office:value="19491" calcext:value-type="float">
            <text:p>19491</text:p>
          </table:table-cell>
          <table:table-cell office:value-type="float" office:value="11466" calcext:value-type="float">
            <text:p>11466</text:p>
          </table:table-cell>
          <table:table-cell office:value-type="float" office:value="17107" calcext:value-type="float">
            <text:p>17107</text:p>
          </table:table-cell>
          <table:table-cell table:style-name="ce8" office:value-type="float" office:value="236" calcext:value-type="float">
            <text:p>236</text:p>
          </table:table-cell>
          <table:table-cell office:value-type="float" office:value="14667" calcext:value-type="float">
            <text:p>14667</text:p>
          </table:table-cell>
          <table:table-cell office:value-type="float" office:value="23324" calcext:value-type="float">
            <text:p>23324</text:p>
          </table:table-cell>
          <table:table-cell table:style-name="ce4" office:value-type="float" office:value="18164" calcext:value-type="float">
            <text:p>18164</text:p>
          </table:table-cell>
          <table:table-cell table:style-name="Default" office:value-type="float" office:value="29563" calcext:value-type="float">
            <text:p>29563</text:p>
          </table:table-cell>
          <table:table-cell office:value-type="float" office:value="15359" calcext:value-type="float">
            <text:p>15359</text:p>
          </table:table-cell>
          <table:table-cell table:style-name="Default" office:value-type="float" office:value="24241" calcext:value-type="float">
            <text:p>24241</text:p>
          </table:table-cell>
          <table:table-cell office:value-type="float" office:value="18864" calcext:value-type="float">
            <text:p>18864</text:p>
          </table:table-cell>
          <table:table-cell office:value-type="float" office:value="26611" calcext:value-type="float">
            <text:p>2661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37" calcext:value-type="float">
            <text:p>237</text:p>
          </table:table-cell>
          <table:table-cell office:value-type="float" office:value="13866" calcext:value-type="float">
            <text:p>13866</text:p>
          </table:table-cell>
          <table:table-cell office:value-type="float" office:value="20126" calcext:value-type="float">
            <text:p>20126</text:p>
          </table:table-cell>
          <table:table-cell office:value-type="float" office:value="11564" calcext:value-type="float">
            <text:p>11564</text:p>
          </table:table-cell>
          <table:table-cell office:value-type="float" office:value="17428" calcext:value-type="float">
            <text:p>17428</text:p>
          </table:table-cell>
          <table:table-cell office:value-type="float" office:value="12561" calcext:value-type="float">
            <text:p>12561</text:p>
          </table:table-cell>
          <table:table-cell office:value-type="float" office:value="19457" calcext:value-type="float">
            <text:p>19457</text:p>
          </table:table-cell>
          <table:table-cell office:value-type="float" office:value="10566" calcext:value-type="float">
            <text:p>10566</text:p>
          </table:table-cell>
          <table:table-cell office:value-type="float" office:value="17009" calcext:value-type="float">
            <text:p>17009</text:p>
          </table:table-cell>
          <table:table-cell table:style-name="ce8" office:value-type="float" office:value="237" calcext:value-type="float">
            <text:p>237</text:p>
          </table:table-cell>
          <table:table-cell office:value-type="float" office:value="12963" calcext:value-type="float">
            <text:p>12963</text:p>
          </table:table-cell>
          <table:table-cell office:value-type="float" office:value="23637" calcext:value-type="float">
            <text:p>23637</text:p>
          </table:table-cell>
          <table:table-cell table:style-name="ce4" office:value-type="float" office:value="19662" calcext:value-type="float">
            <text:p>19662</text:p>
          </table:table-cell>
          <table:table-cell table:style-name="Default" office:value-type="float" office:value="29102" calcext:value-type="float">
            <text:p>29102</text:p>
          </table:table-cell>
          <table:table-cell office:value-type="float" office:value="14559" calcext:value-type="float">
            <text:p>14559</text:p>
          </table:table-cell>
          <table:table-cell table:style-name="Default" office:value-type="float" office:value="23906" calcext:value-type="float">
            <text:p>23906</text:p>
          </table:table-cell>
          <table:table-cell office:value-type="float" office:value="18965" calcext:value-type="float">
            <text:p>18965</text:p>
          </table:table-cell>
          <table:table-cell office:value-type="float" office:value="26545" calcext:value-type="float">
            <text:p>2654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38" calcext:value-type="float">
            <text:p>238</text:p>
          </table:table-cell>
          <table:table-cell office:value-type="float" office:value="14064" calcext:value-type="float">
            <text:p>14064</text:p>
          </table:table-cell>
          <table:table-cell office:value-type="float" office:value="20063" calcext:value-type="float">
            <text:p>20063</text:p>
          </table:table-cell>
          <table:table-cell office:value-type="float" office:value="11462" calcext:value-type="float">
            <text:p>11462</text:p>
          </table:table-cell>
          <table:table-cell office:value-type="float" office:value="17621" calcext:value-type="float">
            <text:p>17621</text:p>
          </table:table-cell>
          <table:table-cell office:value-type="float" office:value="13361" calcext:value-type="float">
            <text:p>13361</text:p>
          </table:table-cell>
          <table:table-cell office:value-type="float" office:value="19115" calcext:value-type="float">
            <text:p>19115</text:p>
          </table:table-cell>
          <table:table-cell office:value-type="float" office:value="10569" calcext:value-type="float">
            <text:p>10569</text:p>
          </table:table-cell>
          <table:table-cell office:value-type="float" office:value="17021" calcext:value-type="float">
            <text:p>17021</text:p>
          </table:table-cell>
          <table:table-cell table:style-name="ce8" office:value-type="float" office:value="238" calcext:value-type="float">
            <text:p>238</text:p>
          </table:table-cell>
          <table:table-cell office:value-type="float" office:value="13770" calcext:value-type="float">
            <text:p>13770</text:p>
          </table:table-cell>
          <table:table-cell office:value-type="float" office:value="23809" calcext:value-type="float">
            <text:p>23809</text:p>
          </table:table-cell>
          <table:table-cell table:style-name="ce4" office:value-type="float" office:value="17961" calcext:value-type="float">
            <text:p>17961</text:p>
          </table:table-cell>
          <table:table-cell table:style-name="Default" office:value-type="float" office:value="29055" calcext:value-type="float">
            <text:p>29055</text:p>
          </table:table-cell>
          <table:table-cell office:value-type="float" office:value="15464" calcext:value-type="float">
            <text:p>15464</text:p>
          </table:table-cell>
          <table:table-cell table:style-name="Default" office:value-type="float" office:value="23758" calcext:value-type="float">
            <text:p>23758</text:p>
          </table:table-cell>
          <table:table-cell office:value-type="float" office:value="18264" calcext:value-type="float">
            <text:p>18264</text:p>
          </table:table-cell>
          <table:table-cell office:value-type="float" office:value="26720" calcext:value-type="float">
            <text:p>2672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39" calcext:value-type="float">
            <text:p>239</text:p>
          </table:table-cell>
          <table:table-cell office:value-type="float" office:value="13868" calcext:value-type="float">
            <text:p>13868</text:p>
          </table:table-cell>
          <table:table-cell office:value-type="float" office:value="19924" calcext:value-type="float">
            <text:p>19924</text:p>
          </table:table-cell>
          <table:table-cell office:value-type="float" office:value="10762" calcext:value-type="float">
            <text:p>10762</text:p>
          </table:table-cell>
          <table:table-cell office:value-type="float" office:value="17901" calcext:value-type="float">
            <text:p>17901</text:p>
          </table:table-cell>
          <table:table-cell office:value-type="float" office:value="12661" calcext:value-type="float">
            <text:p>12661</text:p>
          </table:table-cell>
          <table:table-cell office:value-type="float" office:value="19039" calcext:value-type="float">
            <text:p>19039</text:p>
          </table:table-cell>
          <table:table-cell office:value-type="float" office:value="10568" calcext:value-type="float">
            <text:p>10568</text:p>
          </table:table-cell>
          <table:table-cell office:value-type="float" office:value="17046" calcext:value-type="float">
            <text:p>17046</text:p>
          </table:table-cell>
          <table:table-cell table:style-name="ce8" office:value-type="float" office:value="239" calcext:value-type="float">
            <text:p>239</text:p>
          </table:table-cell>
          <table:table-cell office:value-type="float" office:value="13467" calcext:value-type="float">
            <text:p>13467</text:p>
          </table:table-cell>
          <table:table-cell office:value-type="float" office:value="23701" calcext:value-type="float">
            <text:p>23701</text:p>
          </table:table-cell>
          <table:table-cell table:style-name="ce4" office:value-type="float" office:value="20761" calcext:value-type="float">
            <text:p>20761</text:p>
          </table:table-cell>
          <table:table-cell table:style-name="Default" office:value-type="float" office:value="29601" calcext:value-type="float">
            <text:p>29601</text:p>
          </table:table-cell>
          <table:table-cell office:value-type="float" office:value="16257" calcext:value-type="float">
            <text:p>16257</text:p>
          </table:table-cell>
          <table:table-cell table:style-name="Default" office:value-type="float" office:value="23864" calcext:value-type="float">
            <text:p>23864</text:p>
          </table:table-cell>
          <table:table-cell office:value-type="float" office:value="18963" calcext:value-type="float">
            <text:p>18963</text:p>
          </table:table-cell>
          <table:table-cell office:value-type="float" office:value="26030" calcext:value-type="float">
            <text:p>2603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40" calcext:value-type="float">
            <text:p>240</text:p>
          </table:table-cell>
          <table:table-cell office:value-type="float" office:value="14064" calcext:value-type="float">
            <text:p>14064</text:p>
          </table:table-cell>
          <table:table-cell office:value-type="float" office:value="19855" calcext:value-type="float">
            <text:p>19855</text:p>
          </table:table-cell>
          <table:table-cell office:value-type="float" office:value="10663" calcext:value-type="float">
            <text:p>10663</text:p>
          </table:table-cell>
          <table:table-cell office:value-type="float" office:value="17831" calcext:value-type="float">
            <text:p>17831</text:p>
          </table:table-cell>
          <table:table-cell office:value-type="float" office:value="12562" calcext:value-type="float">
            <text:p>12562</text:p>
          </table:table-cell>
          <table:table-cell office:value-type="float" office:value="19165" calcext:value-type="float">
            <text:p>19165</text:p>
          </table:table-cell>
          <table:table-cell office:value-type="float" office:value="10864" calcext:value-type="float">
            <text:p>10864</text:p>
          </table:table-cell>
          <table:table-cell office:value-type="float" office:value="16836" calcext:value-type="float">
            <text:p>16836</text:p>
          </table:table-cell>
          <table:table-cell table:style-name="ce8" office:value-type="float" office:value="240" calcext:value-type="float">
            <text:p>240</text:p>
          </table:table-cell>
          <table:table-cell office:value-type="float" office:value="13768" calcext:value-type="float">
            <text:p>13768</text:p>
          </table:table-cell>
          <table:table-cell office:value-type="float" office:value="23630" calcext:value-type="float">
            <text:p>23630</text:p>
          </table:table-cell>
          <table:table-cell table:style-name="ce4" office:value-type="float" office:value="19764" calcext:value-type="float">
            <text:p>19764</text:p>
          </table:table-cell>
          <table:table-cell table:style-name="Default" office:value-type="float" office:value="29597" calcext:value-type="float">
            <text:p>29597</text:p>
          </table:table-cell>
          <table:table-cell office:value-type="float" office:value="15661" calcext:value-type="float">
            <text:p>15661</text:p>
          </table:table-cell>
          <table:table-cell table:style-name="Default" office:value-type="float" office:value="23873" calcext:value-type="float">
            <text:p>23873</text:p>
          </table:table-cell>
          <table:table-cell office:value-type="float" office:value="18169" calcext:value-type="float">
            <text:p>18169</text:p>
          </table:table-cell>
          <table:table-cell office:value-type="float" office:value="26171" calcext:value-type="float">
            <text:p>2617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41" calcext:value-type="float">
            <text:p>241</text:p>
          </table:table-cell>
          <table:table-cell office:value-type="float" office:value="14067" calcext:value-type="float">
            <text:p>14067</text:p>
          </table:table-cell>
          <table:table-cell office:value-type="float" office:value="19831" calcext:value-type="float">
            <text:p>19831</text:p>
          </table:table-cell>
          <table:table-cell office:value-type="float" office:value="10561" calcext:value-type="float">
            <text:p>10561</text:p>
          </table:table-cell>
          <table:table-cell office:value-type="float" office:value="17778" calcext:value-type="float">
            <text:p>17778</text:p>
          </table:table-cell>
          <table:table-cell office:value-type="float" office:value="12661" calcext:value-type="float">
            <text:p>12661</text:p>
          </table:table-cell>
          <table:table-cell office:value-type="float" office:value="19325" calcext:value-type="float">
            <text:p>19325</text:p>
          </table:table-cell>
          <table:table-cell office:value-type="float" office:value="10565" calcext:value-type="float">
            <text:p>10565</text:p>
          </table:table-cell>
          <table:table-cell office:value-type="float" office:value="16912" calcext:value-type="float">
            <text:p>16912</text:p>
          </table:table-cell>
          <table:table-cell table:style-name="ce8" office:value-type="float" office:value="241" calcext:value-type="float">
            <text:p>241</text:p>
          </table:table-cell>
          <table:table-cell office:value-type="float" office:value="14869" calcext:value-type="float">
            <text:p>14869</text:p>
          </table:table-cell>
          <table:table-cell office:value-type="float" office:value="23457" calcext:value-type="float">
            <text:p>23457</text:p>
          </table:table-cell>
          <table:table-cell table:style-name="ce4" office:value-type="float" office:value="19662" calcext:value-type="float">
            <text:p>19662</text:p>
          </table:table-cell>
          <table:table-cell table:style-name="Default" office:value-type="float" office:value="29843" calcext:value-type="float">
            <text:p>29843</text:p>
          </table:table-cell>
          <table:table-cell office:value-type="float" office:value="16559" calcext:value-type="float">
            <text:p>16559</text:p>
          </table:table-cell>
          <table:table-cell table:style-name="Default" office:value-type="float" office:value="24004" calcext:value-type="float">
            <text:p>24004</text:p>
          </table:table-cell>
          <table:table-cell office:value-type="float" office:value="18063" calcext:value-type="float">
            <text:p>18063</text:p>
          </table:table-cell>
          <table:table-cell office:value-type="float" office:value="26017" calcext:value-type="float">
            <text:p>2601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42" calcext:value-type="float">
            <text:p>242</text:p>
          </table:table-cell>
          <table:table-cell office:value-type="float" office:value="13666" calcext:value-type="float">
            <text:p>13666</text:p>
          </table:table-cell>
          <table:table-cell office:value-type="float" office:value="19787" calcext:value-type="float">
            <text:p>19787</text:p>
          </table:table-cell>
          <table:table-cell office:value-type="float" office:value="10965" calcext:value-type="float">
            <text:p>10965</text:p>
          </table:table-cell>
          <table:table-cell office:value-type="float" office:value="17615" calcext:value-type="float">
            <text:p>17615</text:p>
          </table:table-cell>
          <table:table-cell office:value-type="float" office:value="13461" calcext:value-type="float">
            <text:p>13461</text:p>
          </table:table-cell>
          <table:table-cell office:value-type="float" office:value="19442" calcext:value-type="float">
            <text:p>19442</text:p>
          </table:table-cell>
          <table:table-cell office:value-type="float" office:value="10867" calcext:value-type="float">
            <text:p>10867</text:p>
          </table:table-cell>
          <table:table-cell office:value-type="float" office:value="16929" calcext:value-type="float">
            <text:p>16929</text:p>
          </table:table-cell>
          <table:table-cell table:style-name="ce8" office:value-type="float" office:value="242" calcext:value-type="float">
            <text:p>242</text:p>
          </table:table-cell>
          <table:table-cell office:value-type="float" office:value="15168" calcext:value-type="float">
            <text:p>15168</text:p>
          </table:table-cell>
          <table:table-cell office:value-type="float" office:value="23615" calcext:value-type="float">
            <text:p>23615</text:p>
          </table:table-cell>
          <table:table-cell table:style-name="ce4" office:value-type="float" office:value="21158" calcext:value-type="float">
            <text:p>21158</text:p>
          </table:table-cell>
          <table:table-cell table:style-name="Default" office:value-type="float" office:value="29809" calcext:value-type="float">
            <text:p>29809</text:p>
          </table:table-cell>
          <table:table-cell office:value-type="float" office:value="15561" calcext:value-type="float">
            <text:p>15561</text:p>
          </table:table-cell>
          <table:table-cell table:style-name="Default" office:value-type="float" office:value="23984" calcext:value-type="float">
            <text:p>23984</text:p>
          </table:table-cell>
          <table:table-cell office:value-type="float" office:value="18671" calcext:value-type="float">
            <text:p>18671</text:p>
          </table:table-cell>
          <table:table-cell office:value-type="float" office:value="26253" calcext:value-type="float">
            <text:p>2625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43" calcext:value-type="float">
            <text:p>243</text:p>
          </table:table-cell>
          <table:table-cell office:value-type="float" office:value="13769" calcext:value-type="float">
            <text:p>13769</text:p>
          </table:table-cell>
          <table:table-cell office:value-type="float" office:value="19941" calcext:value-type="float">
            <text:p>19941</text:p>
          </table:table-cell>
          <table:table-cell office:value-type="float" office:value="11465" calcext:value-type="float">
            <text:p>11465</text:p>
          </table:table-cell>
          <table:table-cell office:value-type="float" office:value="17623" calcext:value-type="float">
            <text:p>17623</text:p>
          </table:table-cell>
          <table:table-cell office:value-type="float" office:value="12662" calcext:value-type="float">
            <text:p>12662</text:p>
          </table:table-cell>
          <table:table-cell office:value-type="float" office:value="19224" calcext:value-type="float">
            <text:p>19224</text:p>
          </table:table-cell>
          <table:table-cell office:value-type="float" office:value="11367" calcext:value-type="float">
            <text:p>11367</text:p>
          </table:table-cell>
          <table:table-cell office:value-type="float" office:value="16834" calcext:value-type="float">
            <text:p>16834</text:p>
          </table:table-cell>
          <table:table-cell table:style-name="ce8" office:value-type="float" office:value="243" calcext:value-type="float">
            <text:p>243</text:p>
          </table:table-cell>
          <table:table-cell office:value-type="float" office:value="14568" calcext:value-type="float">
            <text:p>14568</text:p>
          </table:table-cell>
          <table:table-cell office:value-type="float" office:value="23576" calcext:value-type="float">
            <text:p>23576</text:p>
          </table:table-cell>
          <table:table-cell table:style-name="ce4" office:value-type="float" office:value="20357" calcext:value-type="float">
            <text:p>20357</text:p>
          </table:table-cell>
          <table:table-cell table:style-name="Default" office:value-type="float" office:value="30076" calcext:value-type="float">
            <text:p>30076</text:p>
          </table:table-cell>
          <table:table-cell office:value-type="float" office:value="15459" calcext:value-type="float">
            <text:p>15459</text:p>
          </table:table-cell>
          <table:table-cell table:style-name="Default" office:value-type="float" office:value="23711" calcext:value-type="float">
            <text:p>23711</text:p>
          </table:table-cell>
          <table:table-cell office:value-type="float" office:value="17267" calcext:value-type="float">
            <text:p>17267</text:p>
          </table:table-cell>
          <table:table-cell office:value-type="float" office:value="26642" calcext:value-type="float">
            <text:p>2664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44" calcext:value-type="float">
            <text:p>244</text:p>
          </table:table-cell>
          <table:table-cell office:value-type="float" office:value="13772" calcext:value-type="float">
            <text:p>13772</text:p>
          </table:table-cell>
          <table:table-cell office:value-type="float" office:value="19774" calcext:value-type="float">
            <text:p>19774</text:p>
          </table:table-cell>
          <table:table-cell office:value-type="float" office:value="11667" calcext:value-type="float">
            <text:p>11667</text:p>
          </table:table-cell>
          <table:table-cell office:value-type="float" office:value="17833" calcext:value-type="float">
            <text:p>17833</text:p>
          </table:table-cell>
          <table:table-cell office:value-type="float" office:value="12662" calcext:value-type="float">
            <text:p>12662</text:p>
          </table:table-cell>
          <table:table-cell office:value-type="float" office:value="19084" calcext:value-type="float">
            <text:p>19084</text:p>
          </table:table-cell>
          <table:table-cell office:value-type="float" office:value="10667" calcext:value-type="float">
            <text:p>10667</text:p>
          </table:table-cell>
          <table:table-cell office:value-type="float" office:value="16816" calcext:value-type="float">
            <text:p>16816</text:p>
          </table:table-cell>
          <table:table-cell table:style-name="ce8" office:value-type="float" office:value="244" calcext:value-type="float">
            <text:p>244</text:p>
          </table:table-cell>
          <table:table-cell office:value-type="float" office:value="15167" calcext:value-type="float">
            <text:p>15167</text:p>
          </table:table-cell>
          <table:table-cell office:value-type="float" office:value="23720" calcext:value-type="float">
            <text:p>23720</text:p>
          </table:table-cell>
          <table:table-cell table:style-name="ce4" office:value-type="float" office:value="20755" calcext:value-type="float">
            <text:p>20755</text:p>
          </table:table-cell>
          <table:table-cell table:style-name="Default" office:value-type="float" office:value="29793" calcext:value-type="float">
            <text:p>29793</text:p>
          </table:table-cell>
          <table:table-cell office:value-type="float" office:value="15465" calcext:value-type="float">
            <text:p>15465</text:p>
          </table:table-cell>
          <table:table-cell table:style-name="Default" office:value-type="float" office:value="24071" calcext:value-type="float">
            <text:p>24071</text:p>
          </table:table-cell>
          <table:table-cell office:value-type="float" office:value="20265" calcext:value-type="float">
            <text:p>20265</text:p>
          </table:table-cell>
          <table:table-cell office:value-type="float" office:value="27102" calcext:value-type="float">
            <text:p>2710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45" calcext:value-type="float">
            <text:p>245</text:p>
          </table:table-cell>
          <table:table-cell office:value-type="float" office:value="12968" calcext:value-type="float">
            <text:p>12968</text:p>
          </table:table-cell>
          <table:table-cell office:value-type="float" office:value="19644" calcext:value-type="float">
            <text:p>19644</text:p>
          </table:table-cell>
          <table:table-cell office:value-type="float" office:value="11665" calcext:value-type="float">
            <text:p>11665</text:p>
          </table:table-cell>
          <table:table-cell office:value-type="float" office:value="18267" calcext:value-type="float">
            <text:p>18267</text:p>
          </table:table-cell>
          <table:table-cell office:value-type="float" office:value="13361" calcext:value-type="float">
            <text:p>13361</text:p>
          </table:table-cell>
          <table:table-cell office:value-type="float" office:value="19270" calcext:value-type="float">
            <text:p>19270</text:p>
          </table:table-cell>
          <table:table-cell office:value-type="float" office:value="10864" calcext:value-type="float">
            <text:p>10864</text:p>
          </table:table-cell>
          <table:table-cell office:value-type="float" office:value="16839" calcext:value-type="float">
            <text:p>16839</text:p>
          </table:table-cell>
          <table:table-cell table:style-name="ce8" office:value-type="float" office:value="245" calcext:value-type="float">
            <text:p>245</text:p>
          </table:table-cell>
          <table:table-cell office:value-type="float" office:value="14467" calcext:value-type="float">
            <text:p>14467</text:p>
          </table:table-cell>
          <table:table-cell office:value-type="float" office:value="23703" calcext:value-type="float">
            <text:p>23703</text:p>
          </table:table-cell>
          <table:table-cell table:style-name="ce4" office:value-type="float" office:value="19554" calcext:value-type="float">
            <text:p>19554</text:p>
          </table:table-cell>
          <table:table-cell table:style-name="Default" office:value-type="float" office:value="29179" calcext:value-type="float">
            <text:p>29179</text:p>
          </table:table-cell>
          <table:table-cell office:value-type="float" office:value="16160" calcext:value-type="float">
            <text:p>16160</text:p>
          </table:table-cell>
          <table:table-cell table:style-name="Default" office:value-type="float" office:value="24118" calcext:value-type="float">
            <text:p>24118</text:p>
          </table:table-cell>
          <table:table-cell office:value-type="float" office:value="19763" calcext:value-type="float">
            <text:p>19763</text:p>
          </table:table-cell>
          <table:table-cell office:value-type="float" office:value="27318" calcext:value-type="float">
            <text:p>2731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46" calcext:value-type="float">
            <text:p>246</text:p>
          </table:table-cell>
          <table:table-cell office:value-type="float" office:value="13166" calcext:value-type="float">
            <text:p>13166</text:p>
          </table:table-cell>
          <table:table-cell office:value-type="float" office:value="19520" calcext:value-type="float">
            <text:p>19520</text:p>
          </table:table-cell>
          <table:table-cell office:value-type="float" office:value="10863" calcext:value-type="float">
            <text:p>10863</text:p>
          </table:table-cell>
          <table:table-cell office:value-type="float" office:value="18570" calcext:value-type="float">
            <text:p>18570</text:p>
          </table:table-cell>
          <table:table-cell office:value-type="float" office:value="13663" calcext:value-type="float">
            <text:p>13663</text:p>
          </table:table-cell>
          <table:table-cell office:value-type="float" office:value="19279" calcext:value-type="float">
            <text:p>19279</text:p>
          </table:table-cell>
          <table:table-cell office:value-type="float" office:value="10865" calcext:value-type="float">
            <text:p>10865</text:p>
          </table:table-cell>
          <table:table-cell office:value-type="float" office:value="16901" calcext:value-type="float">
            <text:p>16901</text:p>
          </table:table-cell>
          <table:table-cell table:style-name="ce8" office:value-type="float" office:value="246" calcext:value-type="float">
            <text:p>246</text:p>
          </table:table-cell>
          <table:table-cell office:value-type="float" office:value="14668" calcext:value-type="float">
            <text:p>14668</text:p>
          </table:table-cell>
          <table:table-cell office:value-type="float" office:value="23582" calcext:value-type="float">
            <text:p>23582</text:p>
          </table:table-cell>
          <table:table-cell table:style-name="ce4" office:value-type="float" office:value="19762" calcext:value-type="float">
            <text:p>19762</text:p>
          </table:table-cell>
          <table:table-cell table:style-name="Default" office:value-type="float" office:value="29461" calcext:value-type="float">
            <text:p>29461</text:p>
          </table:table-cell>
          <table:table-cell office:value-type="float" office:value="16158" calcext:value-type="float">
            <text:p>16158</text:p>
          </table:table-cell>
          <table:table-cell table:style-name="Default" office:value-type="float" office:value="23972" calcext:value-type="float">
            <text:p>23972</text:p>
          </table:table-cell>
          <table:table-cell office:value-type="float" office:value="19066" calcext:value-type="float">
            <text:p>19066</text:p>
          </table:table-cell>
          <table:table-cell office:value-type="float" office:value="26980" calcext:value-type="float">
            <text:p>2698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47" calcext:value-type="float">
            <text:p>247</text:p>
          </table:table-cell>
          <table:table-cell office:value-type="float" office:value="13065" calcext:value-type="float">
            <text:p>13065</text:p>
          </table:table-cell>
          <table:table-cell office:value-type="float" office:value="19653" calcext:value-type="float">
            <text:p>19653</text:p>
          </table:table-cell>
          <table:table-cell office:value-type="float" office:value="11762" calcext:value-type="float">
            <text:p>11762</text:p>
          </table:table-cell>
          <table:table-cell office:value-type="float" office:value="18472" calcext:value-type="float">
            <text:p>18472</text:p>
          </table:table-cell>
          <table:table-cell office:value-type="float" office:value="12562" calcext:value-type="float">
            <text:p>12562</text:p>
          </table:table-cell>
          <table:table-cell office:value-type="float" office:value="19517" calcext:value-type="float">
            <text:p>19517</text:p>
          </table:table-cell>
          <table:table-cell office:value-type="float" office:value="10560" calcext:value-type="float">
            <text:p>10560</text:p>
          </table:table-cell>
          <table:table-cell office:value-type="float" office:value="17025" calcext:value-type="float">
            <text:p>17025</text:p>
          </table:table-cell>
          <table:table-cell table:style-name="ce8" office:value-type="float" office:value="247" calcext:value-type="float">
            <text:p>247</text:p>
          </table:table-cell>
          <table:table-cell office:value-type="float" office:value="14665" calcext:value-type="float">
            <text:p>14665</text:p>
          </table:table-cell>
          <table:table-cell office:value-type="float" office:value="23693" calcext:value-type="float">
            <text:p>23693</text:p>
          </table:table-cell>
          <table:table-cell table:style-name="ce4" office:value-type="float" office:value="20065" calcext:value-type="float">
            <text:p>20065</text:p>
          </table:table-cell>
          <table:table-cell table:style-name="Default" office:value-type="float" office:value="29411" calcext:value-type="float">
            <text:p>29411</text:p>
          </table:table-cell>
          <table:table-cell office:value-type="float" office:value="16653" calcext:value-type="float">
            <text:p>16653</text:p>
          </table:table-cell>
          <table:table-cell table:style-name="Default" office:value-type="float" office:value="24281" calcext:value-type="float">
            <text:p>24281</text:p>
          </table:table-cell>
          <table:table-cell office:value-type="float" office:value="18663" calcext:value-type="float">
            <text:p>18663</text:p>
          </table:table-cell>
          <table:table-cell office:value-type="float" office:value="26668" calcext:value-type="float">
            <text:p>2666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48" calcext:value-type="float">
            <text:p>248</text:p>
          </table:table-cell>
          <table:table-cell office:value-type="float" office:value="13066" calcext:value-type="float">
            <text:p>13066</text:p>
          </table:table-cell>
          <table:table-cell office:value-type="float" office:value="19487" calcext:value-type="float">
            <text:p>19487</text:p>
          </table:table-cell>
          <table:table-cell office:value-type="float" office:value="11762" calcext:value-type="float">
            <text:p>11762</text:p>
          </table:table-cell>
          <table:table-cell office:value-type="float" office:value="18507" calcext:value-type="float">
            <text:p>18507</text:p>
          </table:table-cell>
          <table:table-cell office:value-type="float" office:value="12562" calcext:value-type="float">
            <text:p>12562</text:p>
          </table:table-cell>
          <table:table-cell office:value-type="float" office:value="19414" calcext:value-type="float">
            <text:p>19414</text:p>
          </table:table-cell>
          <table:table-cell office:value-type="float" office:value="10462" calcext:value-type="float">
            <text:p>10462</text:p>
          </table:table-cell>
          <table:table-cell office:value-type="float" office:value="16589" calcext:value-type="float">
            <text:p>16589</text:p>
          </table:table-cell>
          <table:table-cell table:style-name="ce8" office:value-type="float" office:value="248" calcext:value-type="float">
            <text:p>248</text:p>
          </table:table-cell>
          <table:table-cell office:value-type="float" office:value="13767" calcext:value-type="float">
            <text:p>13767</text:p>
          </table:table-cell>
          <table:table-cell office:value-type="float" office:value="23626" calcext:value-type="float">
            <text:p>23626</text:p>
          </table:table-cell>
          <table:table-cell table:style-name="ce4" office:value-type="float" office:value="20765" calcext:value-type="float">
            <text:p>20765</text:p>
          </table:table-cell>
          <table:table-cell table:style-name="Default" office:value-type="float" office:value="29321" calcext:value-type="float">
            <text:p>29321</text:p>
          </table:table-cell>
          <table:table-cell office:value-type="float" office:value="16455" calcext:value-type="float">
            <text:p>16455</text:p>
          </table:table-cell>
          <table:table-cell table:style-name="Default" office:value-type="float" office:value="23973" calcext:value-type="float">
            <text:p>23973</text:p>
          </table:table-cell>
          <table:table-cell office:value-type="float" office:value="17767" calcext:value-type="float">
            <text:p>17767</text:p>
          </table:table-cell>
          <table:table-cell office:value-type="float" office:value="27005" calcext:value-type="float">
            <text:p>2700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49" calcext:value-type="float">
            <text:p>249</text:p>
          </table:table-cell>
          <table:table-cell office:value-type="float" office:value="13964" calcext:value-type="float">
            <text:p>13964</text:p>
          </table:table-cell>
          <table:table-cell office:value-type="float" office:value="19296" calcext:value-type="float">
            <text:p>19296</text:p>
          </table:table-cell>
          <table:table-cell office:value-type="float" office:value="11663" calcext:value-type="float">
            <text:p>11663</text:p>
          </table:table-cell>
          <table:table-cell office:value-type="float" office:value="18235" calcext:value-type="float">
            <text:p>18235</text:p>
          </table:table-cell>
          <table:table-cell office:value-type="float" office:value="13463" calcext:value-type="float">
            <text:p>13463</text:p>
          </table:table-cell>
          <table:table-cell office:value-type="float" office:value="19385" calcext:value-type="float">
            <text:p>19385</text:p>
          </table:table-cell>
          <table:table-cell office:value-type="float" office:value="10560" calcext:value-type="float">
            <text:p>10560</text:p>
          </table:table-cell>
          <table:table-cell office:value-type="float" office:value="16771" calcext:value-type="float">
            <text:p>16771</text:p>
          </table:table-cell>
          <table:table-cell table:style-name="ce8" office:value-type="float" office:value="249" calcext:value-type="float">
            <text:p>249</text:p>
          </table:table-cell>
          <table:table-cell office:value-type="float" office:value="14565" calcext:value-type="float">
            <text:p>14565</text:p>
          </table:table-cell>
          <table:table-cell office:value-type="float" office:value="23207" calcext:value-type="float">
            <text:p>23207</text:p>
          </table:table-cell>
          <table:table-cell table:style-name="ce4" office:value-type="float" office:value="18664" calcext:value-type="float">
            <text:p>18664</text:p>
          </table:table-cell>
          <table:table-cell table:style-name="Default" office:value-type="float" office:value="29112" calcext:value-type="float">
            <text:p>29112</text:p>
          </table:table-cell>
          <table:table-cell office:value-type="float" office:value="15357" calcext:value-type="float">
            <text:p>15357</text:p>
          </table:table-cell>
          <table:table-cell table:style-name="Default" office:value-type="float" office:value="24024" calcext:value-type="float">
            <text:p>24024</text:p>
          </table:table-cell>
          <table:table-cell office:value-type="float" office:value="19067" calcext:value-type="float">
            <text:p>19067</text:p>
          </table:table-cell>
          <table:table-cell office:value-type="float" office:value="27028" calcext:value-type="float">
            <text:p>2702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50" calcext:value-type="float">
            <text:p>250</text:p>
          </table:table-cell>
          <table:table-cell office:value-type="float" office:value="13167" calcext:value-type="float">
            <text:p>13167</text:p>
          </table:table-cell>
          <table:table-cell office:value-type="float" office:value="19267" calcext:value-type="float">
            <text:p>19267</text:p>
          </table:table-cell>
          <table:table-cell office:value-type="float" office:value="11763" calcext:value-type="float">
            <text:p>11763</text:p>
          </table:table-cell>
          <table:table-cell office:value-type="float" office:value="18163" calcext:value-type="float">
            <text:p>18163</text:p>
          </table:table-cell>
          <table:table-cell office:value-type="float" office:value="13361" calcext:value-type="float">
            <text:p>13361</text:p>
          </table:table-cell>
          <table:table-cell office:value-type="float" office:value="19542" calcext:value-type="float">
            <text:p>19542</text:p>
          </table:table-cell>
          <table:table-cell office:value-type="float" office:value="10560" calcext:value-type="float">
            <text:p>10560</text:p>
          </table:table-cell>
          <table:table-cell office:value-type="float" office:value="16839" calcext:value-type="float">
            <text:p>16839</text:p>
          </table:table-cell>
          <table:table-cell table:style-name="ce8" office:value-type="float" office:value="250" calcext:value-type="float">
            <text:p>250</text:p>
          </table:table-cell>
          <table:table-cell office:value-type="float" office:value="14464" calcext:value-type="float">
            <text:p>14464</text:p>
          </table:table-cell>
          <table:table-cell office:value-type="float" office:value="22992" calcext:value-type="float">
            <text:p>22992</text:p>
          </table:table-cell>
          <table:table-cell table:style-name="ce4" office:value-type="float" office:value="20866" calcext:value-type="float">
            <text:p>20866</text:p>
          </table:table-cell>
          <table:table-cell table:style-name="Default" office:value-type="float" office:value="29058" calcext:value-type="float">
            <text:p>29058</text:p>
          </table:table-cell>
          <table:table-cell office:value-type="float" office:value="16454" calcext:value-type="float">
            <text:p>16454</text:p>
          </table:table-cell>
          <table:table-cell table:style-name="Default" office:value-type="float" office:value="24111" calcext:value-type="float">
            <text:p>24111</text:p>
          </table:table-cell>
          <table:table-cell office:value-type="float" office:value="19270" calcext:value-type="float">
            <text:p>19270</text:p>
          </table:table-cell>
          <table:table-cell office:value-type="float" office:value="26869" calcext:value-type="float">
            <text:p>2686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51" calcext:value-type="float">
            <text:p>251</text:p>
          </table:table-cell>
          <table:table-cell office:value-type="float" office:value="13064" calcext:value-type="float">
            <text:p>13064</text:p>
          </table:table-cell>
          <table:table-cell office:value-type="float" office:value="19374" calcext:value-type="float">
            <text:p>19374</text:p>
          </table:table-cell>
          <table:table-cell office:value-type="float" office:value="11562" calcext:value-type="float">
            <text:p>11562</text:p>
          </table:table-cell>
          <table:table-cell office:value-type="float" office:value="18276" calcext:value-type="float">
            <text:p>18276</text:p>
          </table:table-cell>
          <table:table-cell office:value-type="float" office:value="12661" calcext:value-type="float">
            <text:p>12661</text:p>
          </table:table-cell>
          <table:table-cell office:value-type="float" office:value="19510" calcext:value-type="float">
            <text:p>19510</text:p>
          </table:table-cell>
          <table:table-cell office:value-type="float" office:value="10769" calcext:value-type="float">
            <text:p>10769</text:p>
          </table:table-cell>
          <table:table-cell office:value-type="float" office:value="16737" calcext:value-type="float">
            <text:p>16737</text:p>
          </table:table-cell>
          <table:table-cell table:style-name="ce8" office:value-type="float" office:value="251" calcext:value-type="float">
            <text:p>251</text:p>
          </table:table-cell>
          <table:table-cell office:value-type="float" office:value="15366" calcext:value-type="float">
            <text:p>15366</text:p>
          </table:table-cell>
          <table:table-cell office:value-type="float" office:value="22978" calcext:value-type="float">
            <text:p>22978</text:p>
          </table:table-cell>
          <table:table-cell table:style-name="ce4" office:value-type="float" office:value="20059" calcext:value-type="float">
            <text:p>20059</text:p>
          </table:table-cell>
          <table:table-cell table:style-name="Default" office:value-type="float" office:value="28945" calcext:value-type="float">
            <text:p>28945</text:p>
          </table:table-cell>
          <table:table-cell office:value-type="float" office:value="15157" calcext:value-type="float">
            <text:p>15157</text:p>
          </table:table-cell>
          <table:table-cell table:style-name="Default" office:value-type="float" office:value="24127" calcext:value-type="float">
            <text:p>24127</text:p>
          </table:table-cell>
          <table:table-cell office:value-type="float" office:value="18064" calcext:value-type="float">
            <text:p>18064</text:p>
          </table:table-cell>
          <table:table-cell office:value-type="float" office:value="26796" calcext:value-type="float">
            <text:p>2679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52" calcext:value-type="float">
            <text:p>252</text:p>
          </table:table-cell>
          <table:table-cell office:value-type="float" office:value="13067" calcext:value-type="float">
            <text:p>13067</text:p>
          </table:table-cell>
          <table:table-cell office:value-type="float" office:value="19127" calcext:value-type="float">
            <text:p>19127</text:p>
          </table:table-cell>
          <table:table-cell office:value-type="float" office:value="12459" calcext:value-type="float">
            <text:p>12459</text:p>
          </table:table-cell>
          <table:table-cell office:value-type="float" office:value="18320" calcext:value-type="float">
            <text:p>18320</text:p>
          </table:table-cell>
          <table:table-cell office:value-type="float" office:value="13361" calcext:value-type="float">
            <text:p>13361</text:p>
          </table:table-cell>
          <table:table-cell office:value-type="float" office:value="19426" calcext:value-type="float">
            <text:p>19426</text:p>
          </table:table-cell>
          <table:table-cell office:value-type="float" office:value="9662" calcext:value-type="float">
            <text:p>9662</text:p>
          </table:table-cell>
          <table:table-cell office:value-type="float" office:value="16636" calcext:value-type="float">
            <text:p>16636</text:p>
          </table:table-cell>
          <table:table-cell table:style-name="ce8" office:value-type="float" office:value="252" calcext:value-type="float">
            <text:p>252</text:p>
          </table:table-cell>
          <table:table-cell office:value-type="float" office:value="15369" calcext:value-type="float">
            <text:p>15369</text:p>
          </table:table-cell>
          <table:table-cell office:value-type="float" office:value="23486" calcext:value-type="float">
            <text:p>23486</text:p>
          </table:table-cell>
          <table:table-cell table:style-name="ce4" office:value-type="float" office:value="20459" calcext:value-type="float">
            <text:p>20459</text:p>
          </table:table-cell>
          <table:table-cell table:style-name="Default" office:value-type="float" office:value="29324" calcext:value-type="float">
            <text:p>29324</text:p>
          </table:table-cell>
          <table:table-cell office:value-type="float" office:value="16259" calcext:value-type="float">
            <text:p>16259</text:p>
          </table:table-cell>
          <table:table-cell table:style-name="Default" office:value-type="float" office:value="24232" calcext:value-type="float">
            <text:p>24232</text:p>
          </table:table-cell>
          <table:table-cell office:value-type="float" office:value="19762" calcext:value-type="float">
            <text:p>19762</text:p>
          </table:table-cell>
          <table:table-cell office:value-type="float" office:value="26918" calcext:value-type="float">
            <text:p>2691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53" calcext:value-type="float">
            <text:p>253</text:p>
          </table:table-cell>
          <table:table-cell office:value-type="float" office:value="13066" calcext:value-type="float">
            <text:p>13066</text:p>
          </table:table-cell>
          <table:table-cell office:value-type="float" office:value="19053" calcext:value-type="float">
            <text:p>19053</text:p>
          </table:table-cell>
          <table:table-cell office:value-type="float" office:value="11858" calcext:value-type="float">
            <text:p>11858</text:p>
          </table:table-cell>
          <table:table-cell office:value-type="float" office:value="18591" calcext:value-type="float">
            <text:p>18591</text:p>
          </table:table-cell>
          <table:table-cell office:value-type="float" office:value="12662" calcext:value-type="float">
            <text:p>12662</text:p>
          </table:table-cell>
          <table:table-cell office:value-type="float" office:value="19353" calcext:value-type="float">
            <text:p>19353</text:p>
          </table:table-cell>
          <table:table-cell office:value-type="float" office:value="10563" calcext:value-type="float">
            <text:p>10563</text:p>
          </table:table-cell>
          <table:table-cell office:value-type="float" office:value="16748" calcext:value-type="float">
            <text:p>16748</text:p>
          </table:table-cell>
          <table:table-cell table:style-name="ce8" office:value-type="float" office:value="253" calcext:value-type="float">
            <text:p>253</text:p>
          </table:table-cell>
          <table:table-cell office:value-type="float" office:value="13566" calcext:value-type="float">
            <text:p>13566</text:p>
          </table:table-cell>
          <table:table-cell office:value-type="float" office:value="23725" calcext:value-type="float">
            <text:p>23725</text:p>
          </table:table-cell>
          <table:table-cell table:style-name="ce4" office:value-type="float" office:value="19960" calcext:value-type="float">
            <text:p>19960</text:p>
          </table:table-cell>
          <table:table-cell table:style-name="Default" office:value-type="float" office:value="29322" calcext:value-type="float">
            <text:p>29322</text:p>
          </table:table-cell>
          <table:table-cell office:value-type="float" office:value="17363" calcext:value-type="float">
            <text:p>17363</text:p>
          </table:table-cell>
          <table:table-cell table:style-name="Default" office:value-type="float" office:value="24375" calcext:value-type="float">
            <text:p>24375</text:p>
          </table:table-cell>
          <table:table-cell office:value-type="float" office:value="18867" calcext:value-type="float">
            <text:p>18867</text:p>
          </table:table-cell>
          <table:table-cell office:value-type="float" office:value="27299" calcext:value-type="float">
            <text:p>2729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54" calcext:value-type="float">
            <text:p>254</text:p>
          </table:table-cell>
          <table:table-cell office:value-type="float" office:value="13164" calcext:value-type="float">
            <text:p>13164</text:p>
          </table:table-cell>
          <table:table-cell office:value-type="float" office:value="18919" calcext:value-type="float">
            <text:p>18919</text:p>
          </table:table-cell>
          <table:table-cell office:value-type="float" office:value="11465" calcext:value-type="float">
            <text:p>11465</text:p>
          </table:table-cell>
          <table:table-cell office:value-type="float" office:value="18531" calcext:value-type="float">
            <text:p>18531</text:p>
          </table:table-cell>
          <table:table-cell office:value-type="float" office:value="13361" calcext:value-type="float">
            <text:p>13361</text:p>
          </table:table-cell>
          <table:table-cell office:value-type="float" office:value="19342" calcext:value-type="float">
            <text:p>19342</text:p>
          </table:table-cell>
          <table:table-cell office:value-type="float" office:value="10564" calcext:value-type="float">
            <text:p>10564</text:p>
          </table:table-cell>
          <table:table-cell office:value-type="float" office:value="16790" calcext:value-type="float">
            <text:p>16790</text:p>
          </table:table-cell>
          <table:table-cell table:style-name="ce8" office:value-type="float" office:value="254" calcext:value-type="float">
            <text:p>254</text:p>
          </table:table-cell>
          <table:table-cell office:value-type="float" office:value="15167" calcext:value-type="float">
            <text:p>15167</text:p>
          </table:table-cell>
          <table:table-cell office:value-type="float" office:value="23638" calcext:value-type="float">
            <text:p>23638</text:p>
          </table:table-cell>
          <table:table-cell table:style-name="ce4" office:value-type="float" office:value="20163" calcext:value-type="float">
            <text:p>20163</text:p>
          </table:table-cell>
          <table:table-cell table:style-name="Default" office:value-type="float" office:value="29097" calcext:value-type="float">
            <text:p>29097</text:p>
          </table:table-cell>
          <table:table-cell office:value-type="float" office:value="16554" calcext:value-type="float">
            <text:p>16554</text:p>
          </table:table-cell>
          <table:table-cell table:style-name="Default" office:value-type="float" office:value="24677" calcext:value-type="float">
            <text:p>24677</text:p>
          </table:table-cell>
          <table:table-cell office:value-type="float" office:value="19264" calcext:value-type="float">
            <text:p>19264</text:p>
          </table:table-cell>
          <table:table-cell office:value-type="float" office:value="27280" calcext:value-type="float">
            <text:p>2728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55" calcext:value-type="float">
            <text:p>255</text:p>
          </table:table-cell>
          <table:table-cell office:value-type="float" office:value="13166" calcext:value-type="float">
            <text:p>13166</text:p>
          </table:table-cell>
          <table:table-cell office:value-type="float" office:value="19085" calcext:value-type="float">
            <text:p>19085</text:p>
          </table:table-cell>
          <table:table-cell office:value-type="float" office:value="11664" calcext:value-type="float">
            <text:p>11664</text:p>
          </table:table-cell>
          <table:table-cell office:value-type="float" office:value="18455" calcext:value-type="float">
            <text:p>18455</text:p>
          </table:table-cell>
          <table:table-cell office:value-type="float" office:value="13361" calcext:value-type="float">
            <text:p>13361</text:p>
          </table:table-cell>
          <table:table-cell office:value-type="float" office:value="19364" calcext:value-type="float">
            <text:p>19364</text:p>
          </table:table-cell>
          <table:table-cell office:value-type="float" office:value="10663" calcext:value-type="float">
            <text:p>10663</text:p>
          </table:table-cell>
          <table:table-cell office:value-type="float" office:value="16760" calcext:value-type="float">
            <text:p>16760</text:p>
          </table:table-cell>
          <table:table-cell table:style-name="ce8" office:value-type="float" office:value="255" calcext:value-type="float">
            <text:p>255</text:p>
          </table:table-cell>
          <table:table-cell office:value-type="float" office:value="14666" calcext:value-type="float">
            <text:p>14666</text:p>
          </table:table-cell>
          <table:table-cell office:value-type="float" office:value="23561" calcext:value-type="float">
            <text:p>23561</text:p>
          </table:table-cell>
          <table:table-cell table:style-name="ce4" office:value-type="float" office:value="20662" calcext:value-type="float">
            <text:p>20662</text:p>
          </table:table-cell>
          <table:table-cell table:style-name="Default" office:value-type="float" office:value="29250" calcext:value-type="float">
            <text:p>29250</text:p>
          </table:table-cell>
          <table:table-cell office:value-type="float" office:value="14759" calcext:value-type="float">
            <text:p>14759</text:p>
          </table:table-cell>
          <table:table-cell table:style-name="Default" office:value-type="float" office:value="24689" calcext:value-type="float">
            <text:p>24689</text:p>
          </table:table-cell>
          <table:table-cell office:value-type="float" office:value="19863" calcext:value-type="float">
            <text:p>19863</text:p>
          </table:table-cell>
          <table:table-cell office:value-type="float" office:value="27459" calcext:value-type="float">
            <text:p>2745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56" calcext:value-type="float">
            <text:p>256</text:p>
          </table:table-cell>
          <table:table-cell office:value-type="float" office:value="13869" calcext:value-type="float">
            <text:p>13869</text:p>
          </table:table-cell>
          <table:table-cell office:value-type="float" office:value="19243" calcext:value-type="float">
            <text:p>19243</text:p>
          </table:table-cell>
          <table:table-cell office:value-type="float" office:value="11858" calcext:value-type="float">
            <text:p>11858</text:p>
          </table:table-cell>
          <table:table-cell office:value-type="float" office:value="18408" calcext:value-type="float">
            <text:p>18408</text:p>
          </table:table-cell>
          <table:table-cell office:value-type="float" office:value="13561" calcext:value-type="float">
            <text:p>13561</text:p>
          </table:table-cell>
          <table:table-cell office:value-type="float" office:value="19312" calcext:value-type="float">
            <text:p>19312</text:p>
          </table:table-cell>
          <table:table-cell office:value-type="float" office:value="10864" calcext:value-type="float">
            <text:p>10864</text:p>
          </table:table-cell>
          <table:table-cell office:value-type="float" office:value="17015" calcext:value-type="float">
            <text:p>17015</text:p>
          </table:table-cell>
          <table:table-cell table:style-name="ce8" office:value-type="float" office:value="256" calcext:value-type="float">
            <text:p>256</text:p>
          </table:table-cell>
          <table:table-cell office:value-type="float" office:value="15667" calcext:value-type="float">
            <text:p>15667</text:p>
          </table:table-cell>
          <table:table-cell office:value-type="float" office:value="23764" calcext:value-type="float">
            <text:p>23764</text:p>
          </table:table-cell>
          <table:table-cell table:style-name="ce4" office:value-type="float" office:value="20559" calcext:value-type="float">
            <text:p>20559</text:p>
          </table:table-cell>
          <table:table-cell table:style-name="Default" office:value-type="float" office:value="29309" calcext:value-type="float">
            <text:p>29309</text:p>
          </table:table-cell>
          <table:table-cell office:value-type="float" office:value="16359" calcext:value-type="float">
            <text:p>16359</text:p>
          </table:table-cell>
          <table:table-cell table:style-name="Default" office:value-type="float" office:value="24297" calcext:value-type="float">
            <text:p>24297</text:p>
          </table:table-cell>
          <table:table-cell office:value-type="float" office:value="19365" calcext:value-type="float">
            <text:p>19365</text:p>
          </table:table-cell>
          <table:table-cell office:value-type="float" office:value="27783" calcext:value-type="float">
            <text:p>2778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57" calcext:value-type="float">
            <text:p>257</text:p>
          </table:table-cell>
          <table:table-cell office:value-type="float" office:value="13164" calcext:value-type="float">
            <text:p>13164</text:p>
          </table:table-cell>
          <table:table-cell office:value-type="float" office:value="19324" calcext:value-type="float">
            <text:p>19324</text:p>
          </table:table-cell>
          <table:table-cell office:value-type="float" office:value="11464" calcext:value-type="float">
            <text:p>11464</text:p>
          </table:table-cell>
          <table:table-cell office:value-type="float" office:value="18428" calcext:value-type="float">
            <text:p>18428</text:p>
          </table:table-cell>
          <table:table-cell office:value-type="float" office:value="13561" calcext:value-type="float">
            <text:p>13561</text:p>
          </table:table-cell>
          <table:table-cell office:value-type="float" office:value="19476" calcext:value-type="float">
            <text:p>19476</text:p>
          </table:table-cell>
          <table:table-cell office:value-type="float" office:value="10666" calcext:value-type="float">
            <text:p>10666</text:p>
          </table:table-cell>
          <table:table-cell office:value-type="float" office:value="16868" calcext:value-type="float">
            <text:p>16868</text:p>
          </table:table-cell>
          <table:table-cell table:style-name="ce8" office:value-type="float" office:value="257" calcext:value-type="float">
            <text:p>257</text:p>
          </table:table-cell>
          <table:table-cell office:value-type="float" office:value="14566" calcext:value-type="float">
            <text:p>14566</text:p>
          </table:table-cell>
          <table:table-cell office:value-type="float" office:value="23803" calcext:value-type="float">
            <text:p>23803</text:p>
          </table:table-cell>
          <table:table-cell table:style-name="ce4" office:value-type="float" office:value="18860" calcext:value-type="float">
            <text:p>18860</text:p>
          </table:table-cell>
          <table:table-cell table:style-name="Default" office:value-type="float" office:value="28922" calcext:value-type="float">
            <text:p>28922</text:p>
          </table:table-cell>
          <table:table-cell office:value-type="float" office:value="15257" calcext:value-type="float">
            <text:p>15257</text:p>
          </table:table-cell>
          <table:table-cell table:style-name="Default" office:value-type="float" office:value="24038" calcext:value-type="float">
            <text:p>24038</text:p>
          </table:table-cell>
          <table:table-cell office:value-type="float" office:value="19071" calcext:value-type="float">
            <text:p>19071</text:p>
          </table:table-cell>
          <table:table-cell office:value-type="float" office:value="27732" calcext:value-type="float">
            <text:p>2773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58" calcext:value-type="float">
            <text:p>258</text:p>
          </table:table-cell>
          <table:table-cell office:value-type="float" office:value="13167" calcext:value-type="float">
            <text:p>13167</text:p>
          </table:table-cell>
          <table:table-cell office:value-type="float" office:value="19288" calcext:value-type="float">
            <text:p>19288</text:p>
          </table:table-cell>
          <table:table-cell office:value-type="float" office:value="12266" calcext:value-type="float">
            <text:p>12266</text:p>
          </table:table-cell>
          <table:table-cell office:value-type="float" office:value="18368" calcext:value-type="float">
            <text:p>18368</text:p>
          </table:table-cell>
          <table:table-cell office:value-type="float" office:value="13461" calcext:value-type="float">
            <text:p>13461</text:p>
          </table:table-cell>
          <table:table-cell office:value-type="float" office:value="19679" calcext:value-type="float">
            <text:p>19679</text:p>
          </table:table-cell>
          <table:table-cell office:value-type="float" office:value="10765" calcext:value-type="float">
            <text:p>10765</text:p>
          </table:table-cell>
          <table:table-cell office:value-type="float" office:value="16966" calcext:value-type="float">
            <text:p>16966</text:p>
          </table:table-cell>
          <table:table-cell table:style-name="ce8" office:value-type="float" office:value="258" calcext:value-type="float">
            <text:p>258</text:p>
          </table:table-cell>
          <table:table-cell office:value-type="float" office:value="14665" calcext:value-type="float">
            <text:p>14665</text:p>
          </table:table-cell>
          <table:table-cell office:value-type="float" office:value="23645" calcext:value-type="float">
            <text:p>23645</text:p>
          </table:table-cell>
          <table:table-cell table:style-name="ce4" office:value-type="float" office:value="19162" calcext:value-type="float">
            <text:p>19162</text:p>
          </table:table-cell>
          <table:table-cell table:style-name="Default" office:value-type="float" office:value="28307" calcext:value-type="float">
            <text:p>28307</text:p>
          </table:table-cell>
          <table:table-cell office:value-type="float" office:value="16156" calcext:value-type="float">
            <text:p>16156</text:p>
          </table:table-cell>
          <table:table-cell table:style-name="Default" office:value-type="float" office:value="23871" calcext:value-type="float">
            <text:p>23871</text:p>
          </table:table-cell>
          <table:table-cell office:value-type="float" office:value="19661" calcext:value-type="float">
            <text:p>19661</text:p>
          </table:table-cell>
          <table:table-cell office:value-type="float" office:value="27568" calcext:value-type="float">
            <text:p>2756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59" calcext:value-type="float">
            <text:p>259</text:p>
          </table:table-cell>
          <table:table-cell office:value-type="float" office:value="13164" calcext:value-type="float">
            <text:p>13164</text:p>
          </table:table-cell>
          <table:table-cell office:value-type="float" office:value="19103" calcext:value-type="float">
            <text:p>19103</text:p>
          </table:table-cell>
          <table:table-cell office:value-type="float" office:value="11660" calcext:value-type="float">
            <text:p>11660</text:p>
          </table:table-cell>
          <table:table-cell office:value-type="float" office:value="18489" calcext:value-type="float">
            <text:p>18489</text:p>
          </table:table-cell>
          <table:table-cell office:value-type="float" office:value="12561" calcext:value-type="float">
            <text:p>12561</text:p>
          </table:table-cell>
          <table:table-cell office:value-type="float" office:value="19588" calcext:value-type="float">
            <text:p>19588</text:p>
          </table:table-cell>
          <table:table-cell office:value-type="float" office:value="11363" calcext:value-type="float">
            <text:p>11363</text:p>
          </table:table-cell>
          <table:table-cell office:value-type="float" office:value="17150" calcext:value-type="float">
            <text:p>17150</text:p>
          </table:table-cell>
          <table:table-cell table:style-name="ce8" office:value-type="float" office:value="259" calcext:value-type="float">
            <text:p>259</text:p>
          </table:table-cell>
          <table:table-cell office:value-type="float" office:value="14468" calcext:value-type="float">
            <text:p>14468</text:p>
          </table:table-cell>
          <table:table-cell office:value-type="float" office:value="24072" calcext:value-type="float">
            <text:p>24072</text:p>
          </table:table-cell>
          <table:table-cell table:style-name="ce4" office:value-type="float" office:value="17359" calcext:value-type="float">
            <text:p>17359</text:p>
          </table:table-cell>
          <table:table-cell table:style-name="Default" office:value-type="float" office:value="28278" calcext:value-type="float">
            <text:p>28278</text:p>
          </table:table-cell>
          <table:table-cell office:value-type="float" office:value="15560" calcext:value-type="float">
            <text:p>15560</text:p>
          </table:table-cell>
          <table:table-cell table:style-name="Default" office:value-type="float" office:value="23856" calcext:value-type="float">
            <text:p>23856</text:p>
          </table:table-cell>
          <table:table-cell office:value-type="float" office:value="19764" calcext:value-type="float">
            <text:p>19764</text:p>
          </table:table-cell>
          <table:table-cell office:value-type="float" office:value="28070" calcext:value-type="float">
            <text:p>2807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60" calcext:value-type="float">
            <text:p>260</text:p>
          </table:table-cell>
          <table:table-cell office:value-type="float" office:value="13065" calcext:value-type="float">
            <text:p>13065</text:p>
          </table:table-cell>
          <table:table-cell office:value-type="float" office:value="19206" calcext:value-type="float">
            <text:p>19206</text:p>
          </table:table-cell>
          <table:table-cell office:value-type="float" office:value="12262" calcext:value-type="float">
            <text:p>12262</text:p>
          </table:table-cell>
          <table:table-cell office:value-type="float" office:value="18352" calcext:value-type="float">
            <text:p>18352</text:p>
          </table:table-cell>
          <table:table-cell office:value-type="float" office:value="13361" calcext:value-type="float">
            <text:p>13361</text:p>
          </table:table-cell>
          <table:table-cell office:value-type="float" office:value="19266" calcext:value-type="float">
            <text:p>19266</text:p>
          </table:table-cell>
          <table:table-cell office:value-type="float" office:value="11563" calcext:value-type="float">
            <text:p>11563</text:p>
          </table:table-cell>
          <table:table-cell office:value-type="float" office:value="17197" calcext:value-type="float">
            <text:p>17197</text:p>
          </table:table-cell>
          <table:table-cell table:style-name="ce8" office:value-type="float" office:value="260" calcext:value-type="float">
            <text:p>260</text:p>
          </table:table-cell>
          <table:table-cell office:value-type="float" office:value="14368" calcext:value-type="float">
            <text:p>14368</text:p>
          </table:table-cell>
          <table:table-cell office:value-type="float" office:value="23899" calcext:value-type="float">
            <text:p>23899</text:p>
          </table:table-cell>
          <table:table-cell table:style-name="ce4" office:value-type="float" office:value="18855" calcext:value-type="float">
            <text:p>18855</text:p>
          </table:table-cell>
          <table:table-cell table:style-name="Default" office:value-type="float" office:value="28010" calcext:value-type="float">
            <text:p>28010</text:p>
          </table:table-cell>
          <table:table-cell office:value-type="float" office:value="16056" calcext:value-type="float">
            <text:p>16056</text:p>
          </table:table-cell>
          <table:table-cell table:style-name="Default" office:value-type="float" office:value="24077" calcext:value-type="float">
            <text:p>24077</text:p>
          </table:table-cell>
          <table:table-cell office:value-type="float" office:value="19868" calcext:value-type="float">
            <text:p>19868</text:p>
          </table:table-cell>
          <table:table-cell office:value-type="float" office:value="27952" calcext:value-type="float">
            <text:p>2795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61" calcext:value-type="float">
            <text:p>261</text:p>
          </table:table-cell>
          <table:table-cell office:value-type="float" office:value="13165" calcext:value-type="float">
            <text:p>13165</text:p>
          </table:table-cell>
          <table:table-cell office:value-type="float" office:value="19114" calcext:value-type="float">
            <text:p>19114</text:p>
          </table:table-cell>
          <table:table-cell office:value-type="float" office:value="11463" calcext:value-type="float">
            <text:p>11463</text:p>
          </table:table-cell>
          <table:table-cell office:value-type="float" office:value="18275" calcext:value-type="float">
            <text:p>18275</text:p>
          </table:table-cell>
          <table:table-cell office:value-type="float" office:value="13361" calcext:value-type="float">
            <text:p>13361</text:p>
          </table:table-cell>
          <table:table-cell office:value-type="float" office:value="19381" calcext:value-type="float">
            <text:p>19381</text:p>
          </table:table-cell>
          <table:table-cell office:value-type="float" office:value="11466" calcext:value-type="float">
            <text:p>11466</text:p>
          </table:table-cell>
          <table:table-cell office:value-type="float" office:value="17330" calcext:value-type="float">
            <text:p>17330</text:p>
          </table:table-cell>
          <table:table-cell table:style-name="ce8" office:value-type="float" office:value="261" calcext:value-type="float">
            <text:p>261</text:p>
          </table:table-cell>
          <table:table-cell office:value-type="float" office:value="14368" calcext:value-type="float">
            <text:p>14368</text:p>
          </table:table-cell>
          <table:table-cell office:value-type="float" office:value="23694" calcext:value-type="float">
            <text:p>23694</text:p>
          </table:table-cell>
          <table:table-cell table:style-name="ce4" office:value-type="float" office:value="18857" calcext:value-type="float">
            <text:p>18857</text:p>
          </table:table-cell>
          <table:table-cell table:style-name="Default" office:value-type="float" office:value="28104" calcext:value-type="float">
            <text:p>28104</text:p>
          </table:table-cell>
          <table:table-cell office:value-type="float" office:value="16059" calcext:value-type="float">
            <text:p>16059</text:p>
          </table:table-cell>
          <table:table-cell table:style-name="Default" office:value-type="float" office:value="24103" calcext:value-type="float">
            <text:p>24103</text:p>
          </table:table-cell>
          <table:table-cell office:value-type="float" office:value="18966" calcext:value-type="float">
            <text:p>18966</text:p>
          </table:table-cell>
          <table:table-cell office:value-type="float" office:value="27731" calcext:value-type="float">
            <text:p>2773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62" calcext:value-type="float">
            <text:p>262</text:p>
          </table:table-cell>
          <table:table-cell office:value-type="float" office:value="13165" calcext:value-type="float">
            <text:p>13165</text:p>
          </table:table-cell>
          <table:table-cell office:value-type="float" office:value="18906" calcext:value-type="float">
            <text:p>18906</text:p>
          </table:table-cell>
          <table:table-cell office:value-type="float" office:value="11561" calcext:value-type="float">
            <text:p>11561</text:p>
          </table:table-cell>
          <table:table-cell office:value-type="float" office:value="18000" calcext:value-type="float">
            <text:p>18000</text:p>
          </table:table-cell>
          <table:table-cell office:value-type="float" office:value="13561" calcext:value-type="float">
            <text:p>13561</text:p>
          </table:table-cell>
          <table:table-cell office:value-type="float" office:value="19574" calcext:value-type="float">
            <text:p>19574</text:p>
          </table:table-cell>
          <table:table-cell office:value-type="float" office:value="10659" calcext:value-type="float">
            <text:p>10659</text:p>
          </table:table-cell>
          <table:table-cell office:value-type="float" office:value="17286" calcext:value-type="float">
            <text:p>17286</text:p>
          </table:table-cell>
          <table:table-cell table:style-name="ce8" office:value-type="float" office:value="262" calcext:value-type="float">
            <text:p>262</text:p>
          </table:table-cell>
          <table:table-cell office:value-type="float" office:value="14569" calcext:value-type="float">
            <text:p>14569</text:p>
          </table:table-cell>
          <table:table-cell office:value-type="float" office:value="23249" calcext:value-type="float">
            <text:p>23249</text:p>
          </table:table-cell>
          <table:table-cell table:style-name="ce4" office:value-type="float" office:value="18063" calcext:value-type="float">
            <text:p>18063</text:p>
          </table:table-cell>
          <table:table-cell table:style-name="Default" office:value-type="float" office:value="27742" calcext:value-type="float">
            <text:p>27742</text:p>
          </table:table-cell>
          <table:table-cell office:value-type="float" office:value="15961" calcext:value-type="float">
            <text:p>15961</text:p>
          </table:table-cell>
          <table:table-cell table:style-name="Default" office:value-type="float" office:value="23852" calcext:value-type="float">
            <text:p>23852</text:p>
          </table:table-cell>
          <table:table-cell office:value-type="float" office:value="18766" calcext:value-type="float">
            <text:p>18766</text:p>
          </table:table-cell>
          <table:table-cell office:value-type="float" office:value="27142" calcext:value-type="float">
            <text:p>2714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63" calcext:value-type="float">
            <text:p>263</text:p>
          </table:table-cell>
          <table:table-cell office:value-type="float" office:value="12966" calcext:value-type="float">
            <text:p>12966</text:p>
          </table:table-cell>
          <table:table-cell office:value-type="float" office:value="18986" calcext:value-type="float">
            <text:p>18986</text:p>
          </table:table-cell>
          <table:table-cell office:value-type="float" office:value="10860" calcext:value-type="float">
            <text:p>10860</text:p>
          </table:table-cell>
          <table:table-cell office:value-type="float" office:value="18040" calcext:value-type="float">
            <text:p>18040</text:p>
          </table:table-cell>
          <table:table-cell office:value-type="float" office:value="13361" calcext:value-type="float">
            <text:p>13361</text:p>
          </table:table-cell>
          <table:table-cell office:value-type="float" office:value="19735" calcext:value-type="float">
            <text:p>19735</text:p>
          </table:table-cell>
          <table:table-cell office:value-type="float" office:value="11763" calcext:value-type="float">
            <text:p>11763</text:p>
          </table:table-cell>
          <table:table-cell office:value-type="float" office:value="17176" calcext:value-type="float">
            <text:p>17176</text:p>
          </table:table-cell>
          <table:table-cell table:style-name="ce8" office:value-type="float" office:value="263" calcext:value-type="float">
            <text:p>263</text:p>
          </table:table-cell>
          <table:table-cell office:value-type="float" office:value="13666" calcext:value-type="float">
            <text:p>13666</text:p>
          </table:table-cell>
          <table:table-cell office:value-type="float" office:value="22921" calcext:value-type="float">
            <text:p>22921</text:p>
          </table:table-cell>
          <table:table-cell table:style-name="ce4" office:value-type="float" office:value="17862" calcext:value-type="float">
            <text:p>17862</text:p>
          </table:table-cell>
          <table:table-cell table:style-name="Default" office:value-type="float" office:value="28135" calcext:value-type="float">
            <text:p>28135</text:p>
          </table:table-cell>
          <table:table-cell office:value-type="float" office:value="16261" calcext:value-type="float">
            <text:p>16261</text:p>
          </table:table-cell>
          <table:table-cell table:style-name="Default" office:value-type="float" office:value="23986" calcext:value-type="float">
            <text:p>23986</text:p>
          </table:table-cell>
          <table:table-cell office:value-type="float" office:value="19267" calcext:value-type="float">
            <text:p>19267</text:p>
          </table:table-cell>
          <table:table-cell office:value-type="float" office:value="26878" calcext:value-type="float">
            <text:p>2687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64" calcext:value-type="float">
            <text:p>264</text:p>
          </table:table-cell>
          <table:table-cell office:value-type="float" office:value="13169" calcext:value-type="float">
            <text:p>13169</text:p>
          </table:table-cell>
          <table:table-cell office:value-type="float" office:value="18897" calcext:value-type="float">
            <text:p>18897</text:p>
          </table:table-cell>
          <table:table-cell office:value-type="float" office:value="11361" calcext:value-type="float">
            <text:p>11361</text:p>
          </table:table-cell>
          <table:table-cell office:value-type="float" office:value="18112" calcext:value-type="float">
            <text:p>18112</text:p>
          </table:table-cell>
          <table:table-cell office:value-type="float" office:value="13361" calcext:value-type="float">
            <text:p>13361</text:p>
          </table:table-cell>
          <table:table-cell office:value-type="float" office:value="19416" calcext:value-type="float">
            <text:p>19416</text:p>
          </table:table-cell>
          <table:table-cell office:value-type="float" office:value="11266" calcext:value-type="float">
            <text:p>11266</text:p>
          </table:table-cell>
          <table:table-cell office:value-type="float" office:value="17393" calcext:value-type="float">
            <text:p>17393</text:p>
          </table:table-cell>
          <table:table-cell table:style-name="ce8" office:value-type="float" office:value="264" calcext:value-type="float">
            <text:p>264</text:p>
          </table:table-cell>
          <table:table-cell office:value-type="float" office:value="14664" calcext:value-type="float">
            <text:p>14664</text:p>
          </table:table-cell>
          <table:table-cell office:value-type="float" office:value="23047" calcext:value-type="float">
            <text:p>23047</text:p>
          </table:table-cell>
          <table:table-cell table:style-name="ce4" office:value-type="float" office:value="20458" calcext:value-type="float">
            <text:p>20458</text:p>
          </table:table-cell>
          <table:table-cell table:style-name="Default" office:value-type="float" office:value="27955" calcext:value-type="float">
            <text:p>27955</text:p>
          </table:table-cell>
          <table:table-cell office:value-type="float" office:value="15256" calcext:value-type="float">
            <text:p>15256</text:p>
          </table:table-cell>
          <table:table-cell table:style-name="Default" office:value-type="float" office:value="23810" calcext:value-type="float">
            <text:p>23810</text:p>
          </table:table-cell>
          <table:table-cell office:value-type="float" office:value="19462" calcext:value-type="float">
            <text:p>19462</text:p>
          </table:table-cell>
          <table:table-cell office:value-type="float" office:value="27203" calcext:value-type="float">
            <text:p>2720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65" calcext:value-type="float">
            <text:p>265</text:p>
          </table:table-cell>
          <table:table-cell office:value-type="float" office:value="13965" calcext:value-type="float">
            <text:p>13965</text:p>
          </table:table-cell>
          <table:table-cell office:value-type="float" office:value="19071" calcext:value-type="float">
            <text:p>19071</text:p>
          </table:table-cell>
          <table:table-cell office:value-type="float" office:value="10759" calcext:value-type="float">
            <text:p>10759</text:p>
          </table:table-cell>
          <table:table-cell office:value-type="float" office:value="18246" calcext:value-type="float">
            <text:p>18246</text:p>
          </table:table-cell>
          <table:table-cell office:value-type="float" office:value="12561" calcext:value-type="float">
            <text:p>12561</text:p>
          </table:table-cell>
          <table:table-cell office:value-type="float" office:value="19481" calcext:value-type="float">
            <text:p>19481</text:p>
          </table:table-cell>
          <table:table-cell office:value-type="float" office:value="10665" calcext:value-type="float">
            <text:p>10665</text:p>
          </table:table-cell>
          <table:table-cell office:value-type="float" office:value="17336" calcext:value-type="float">
            <text:p>17336</text:p>
          </table:table-cell>
          <table:table-cell table:style-name="ce8" office:value-type="float" office:value="265" calcext:value-type="float">
            <text:p>265</text:p>
          </table:table-cell>
          <table:table-cell office:value-type="float" office:value="14168" calcext:value-type="float">
            <text:p>14168</text:p>
          </table:table-cell>
          <table:table-cell office:value-type="float" office:value="23414" calcext:value-type="float">
            <text:p>23414</text:p>
          </table:table-cell>
          <table:table-cell table:style-name="ce4" office:value-type="float" office:value="18459" calcext:value-type="float">
            <text:p>18459</text:p>
          </table:table-cell>
          <table:table-cell table:style-name="Default" office:value-type="float" office:value="28169" calcext:value-type="float">
            <text:p>28169</text:p>
          </table:table-cell>
          <table:table-cell office:value-type="float" office:value="15453" calcext:value-type="float">
            <text:p>15453</text:p>
          </table:table-cell>
          <table:table-cell table:style-name="Default" office:value-type="float" office:value="23704" calcext:value-type="float">
            <text:p>23704</text:p>
          </table:table-cell>
          <table:table-cell office:value-type="float" office:value="19970" calcext:value-type="float">
            <text:p>19970</text:p>
          </table:table-cell>
          <table:table-cell office:value-type="float" office:value="27429" calcext:value-type="float">
            <text:p>2742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66" calcext:value-type="float">
            <text:p>266</text:p>
          </table:table-cell>
          <table:table-cell office:value-type="float" office:value="13167" calcext:value-type="float">
            <text:p>13167</text:p>
          </table:table-cell>
          <table:table-cell office:value-type="float" office:value="19136" calcext:value-type="float">
            <text:p>19136</text:p>
          </table:table-cell>
          <table:table-cell office:value-type="float" office:value="11456" calcext:value-type="float">
            <text:p>11456</text:p>
          </table:table-cell>
          <table:table-cell office:value-type="float" office:value="17991" calcext:value-type="float">
            <text:p>17991</text:p>
          </table:table-cell>
          <table:table-cell office:value-type="float" office:value="12561" calcext:value-type="float">
            <text:p>12561</text:p>
          </table:table-cell>
          <table:table-cell office:value-type="float" office:value="19151" calcext:value-type="float">
            <text:p>19151</text:p>
          </table:table-cell>
          <table:table-cell office:value-type="float" office:value="11468" calcext:value-type="float">
            <text:p>11468</text:p>
          </table:table-cell>
          <table:table-cell office:value-type="float" office:value="17389" calcext:value-type="float">
            <text:p>17389</text:p>
          </table:table-cell>
          <table:table-cell table:style-name="ce8" office:value-type="float" office:value="266" calcext:value-type="float">
            <text:p>266</text:p>
          </table:table-cell>
          <table:table-cell office:value-type="float" office:value="14670" calcext:value-type="float">
            <text:p>14670</text:p>
          </table:table-cell>
          <table:table-cell office:value-type="float" office:value="23112" calcext:value-type="float">
            <text:p>23112</text:p>
          </table:table-cell>
          <table:table-cell table:style-name="ce4" office:value-type="float" office:value="20057" calcext:value-type="float">
            <text:p>20057</text:p>
          </table:table-cell>
          <table:table-cell table:style-name="Default" office:value-type="float" office:value="27983" calcext:value-type="float">
            <text:p>27983</text:p>
          </table:table-cell>
          <table:table-cell office:value-type="float" office:value="15760" calcext:value-type="float">
            <text:p>15760</text:p>
          </table:table-cell>
          <table:table-cell table:style-name="Default" office:value-type="float" office:value="23383" calcext:value-type="float">
            <text:p>23383</text:p>
          </table:table-cell>
          <table:table-cell office:value-type="float" office:value="18771" calcext:value-type="float">
            <text:p>18771</text:p>
          </table:table-cell>
          <table:table-cell office:value-type="float" office:value="27180" calcext:value-type="float">
            <text:p>2718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67" calcext:value-type="float">
            <text:p>267</text:p>
          </table:table-cell>
          <table:table-cell office:value-type="float" office:value="13165" calcext:value-type="float">
            <text:p>13165</text:p>
          </table:table-cell>
          <table:table-cell office:value-type="float" office:value="19352" calcext:value-type="float">
            <text:p>19352</text:p>
          </table:table-cell>
          <table:table-cell office:value-type="float" office:value="11461" calcext:value-type="float">
            <text:p>11461</text:p>
          </table:table-cell>
          <table:table-cell office:value-type="float" office:value="17987" calcext:value-type="float">
            <text:p>17987</text:p>
          </table:table-cell>
          <table:table-cell office:value-type="float" office:value="12560" calcext:value-type="float">
            <text:p>12560</text:p>
          </table:table-cell>
          <table:table-cell office:value-type="float" office:value="19246" calcext:value-type="float">
            <text:p>19246</text:p>
          </table:table-cell>
          <table:table-cell office:value-type="float" office:value="10763" calcext:value-type="float">
            <text:p>10763</text:p>
          </table:table-cell>
          <table:table-cell office:value-type="float" office:value="17351" calcext:value-type="float">
            <text:p>17351</text:p>
          </table:table-cell>
          <table:table-cell table:style-name="ce8" office:value-type="float" office:value="267" calcext:value-type="float">
            <text:p>267</text:p>
          </table:table-cell>
          <table:table-cell office:value-type="float" office:value="14567" calcext:value-type="float">
            <text:p>14567</text:p>
          </table:table-cell>
          <table:table-cell office:value-type="float" office:value="23342" calcext:value-type="float">
            <text:p>23342</text:p>
          </table:table-cell>
          <table:table-cell table:style-name="ce4" office:value-type="float" office:value="19460" calcext:value-type="float">
            <text:p>19460</text:p>
          </table:table-cell>
          <table:table-cell table:style-name="Default" office:value-type="float" office:value="27741" calcext:value-type="float">
            <text:p>27741</text:p>
          </table:table-cell>
          <table:table-cell office:value-type="float" office:value="15559" calcext:value-type="float">
            <text:p>15559</text:p>
          </table:table-cell>
          <table:table-cell table:style-name="Default" office:value-type="float" office:value="23261" calcext:value-type="float">
            <text:p>23261</text:p>
          </table:table-cell>
          <table:table-cell office:value-type="float" office:value="19368" calcext:value-type="float">
            <text:p>19368</text:p>
          </table:table-cell>
          <table:table-cell office:value-type="float" office:value="27037" calcext:value-type="float">
            <text:p>2703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68" calcext:value-type="float">
            <text:p>268</text:p>
          </table:table-cell>
          <table:table-cell office:value-type="float" office:value="13067" calcext:value-type="float">
            <text:p>13067</text:p>
          </table:table-cell>
          <table:table-cell office:value-type="float" office:value="19500" calcext:value-type="float">
            <text:p>19500</text:p>
          </table:table-cell>
          <table:table-cell office:value-type="float" office:value="11563" calcext:value-type="float">
            <text:p>11563</text:p>
          </table:table-cell>
          <table:table-cell office:value-type="float" office:value="18045" calcext:value-type="float">
            <text:p>18045</text:p>
          </table:table-cell>
          <table:table-cell office:value-type="float" office:value="12561" calcext:value-type="float">
            <text:p>12561</text:p>
          </table:table-cell>
          <table:table-cell office:value-type="float" office:value="19083" calcext:value-type="float">
            <text:p>19083</text:p>
          </table:table-cell>
          <table:table-cell office:value-type="float" office:value="10665" calcext:value-type="float">
            <text:p>10665</text:p>
          </table:table-cell>
          <table:table-cell office:value-type="float" office:value="17240" calcext:value-type="float">
            <text:p>17240</text:p>
          </table:table-cell>
          <table:table-cell table:style-name="ce8" office:value-type="float" office:value="268" calcext:value-type="float">
            <text:p>268</text:p>
          </table:table-cell>
          <table:table-cell office:value-type="float" office:value="14366" calcext:value-type="float">
            <text:p>14366</text:p>
          </table:table-cell>
          <table:table-cell office:value-type="float" office:value="23327" calcext:value-type="float">
            <text:p>23327</text:p>
          </table:table-cell>
          <table:table-cell table:style-name="ce4" office:value-type="float" office:value="18266" calcext:value-type="float">
            <text:p>18266</text:p>
          </table:table-cell>
          <table:table-cell table:style-name="Default" office:value-type="float" office:value="27732" calcext:value-type="float">
            <text:p>27732</text:p>
          </table:table-cell>
          <table:table-cell office:value-type="float" office:value="15557" calcext:value-type="float">
            <text:p>15557</text:p>
          </table:table-cell>
          <table:table-cell table:style-name="Default" office:value-type="float" office:value="23135" calcext:value-type="float">
            <text:p>23135</text:p>
          </table:table-cell>
          <table:table-cell office:value-type="float" office:value="18671" calcext:value-type="float">
            <text:p>18671</text:p>
          </table:table-cell>
          <table:table-cell office:value-type="float" office:value="27098" calcext:value-type="float">
            <text:p>2709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69" calcext:value-type="float">
            <text:p>269</text:p>
          </table:table-cell>
          <table:table-cell office:value-type="float" office:value="13167" calcext:value-type="float">
            <text:p>13167</text:p>
          </table:table-cell>
          <table:table-cell office:value-type="float" office:value="19188" calcext:value-type="float">
            <text:p>19188</text:p>
          </table:table-cell>
          <table:table-cell office:value-type="float" office:value="12163" calcext:value-type="float">
            <text:p>12163</text:p>
          </table:table-cell>
          <table:table-cell office:value-type="float" office:value="18303" calcext:value-type="float">
            <text:p>18303</text:p>
          </table:table-cell>
          <table:table-cell office:value-type="float" office:value="13360" calcext:value-type="float">
            <text:p>13360</text:p>
          </table:table-cell>
          <table:table-cell office:value-type="float" office:value="19226" calcext:value-type="float">
            <text:p>19226</text:p>
          </table:table-cell>
          <table:table-cell office:value-type="float" office:value="10663" calcext:value-type="float">
            <text:p>10663</text:p>
          </table:table-cell>
          <table:table-cell office:value-type="float" office:value="17198" calcext:value-type="float">
            <text:p>17198</text:p>
          </table:table-cell>
          <table:table-cell table:style-name="ce8" office:value-type="float" office:value="269" calcext:value-type="float">
            <text:p>269</text:p>
          </table:table-cell>
          <table:table-cell office:value-type="float" office:value="14164" calcext:value-type="float">
            <text:p>14164</text:p>
          </table:table-cell>
          <table:table-cell office:value-type="float" office:value="23215" calcext:value-type="float">
            <text:p>23215</text:p>
          </table:table-cell>
          <table:table-cell table:style-name="ce4" office:value-type="float" office:value="17064" calcext:value-type="float">
            <text:p>17064</text:p>
          </table:table-cell>
          <table:table-cell table:style-name="Default" office:value-type="float" office:value="27504" calcext:value-type="float">
            <text:p>27504</text:p>
          </table:table-cell>
          <table:table-cell office:value-type="float" office:value="16364" calcext:value-type="float">
            <text:p>16364</text:p>
          </table:table-cell>
          <table:table-cell table:style-name="Default" office:value-type="float" office:value="23498" calcext:value-type="float">
            <text:p>23498</text:p>
          </table:table-cell>
          <table:table-cell office:value-type="float" office:value="20167" calcext:value-type="float">
            <text:p>20167</text:p>
          </table:table-cell>
          <table:table-cell office:value-type="float" office:value="27485" calcext:value-type="float">
            <text:p>2748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70" calcext:value-type="float">
            <text:p>270</text:p>
          </table:table-cell>
          <table:table-cell office:value-type="float" office:value="13165" calcext:value-type="float">
            <text:p>13165</text:p>
          </table:table-cell>
          <table:table-cell office:value-type="float" office:value="19186" calcext:value-type="float">
            <text:p>19186</text:p>
          </table:table-cell>
          <table:table-cell office:value-type="float" office:value="10765" calcext:value-type="float">
            <text:p>10765</text:p>
          </table:table-cell>
          <table:table-cell office:value-type="float" office:value="18509" calcext:value-type="float">
            <text:p>18509</text:p>
          </table:table-cell>
          <table:table-cell office:value-type="float" office:value="12561" calcext:value-type="float">
            <text:p>12561</text:p>
          </table:table-cell>
          <table:table-cell office:value-type="float" office:value="19202" calcext:value-type="float">
            <text:p>19202</text:p>
          </table:table-cell>
          <table:table-cell office:value-type="float" office:value="10766" calcext:value-type="float">
            <text:p>10766</text:p>
          </table:table-cell>
          <table:table-cell office:value-type="float" office:value="17336" calcext:value-type="float">
            <text:p>17336</text:p>
          </table:table-cell>
          <table:table-cell table:style-name="ce8" office:value-type="float" office:value="270" calcext:value-type="float">
            <text:p>270</text:p>
          </table:table-cell>
          <table:table-cell office:value-type="float" office:value="12668" calcext:value-type="float">
            <text:p>12668</text:p>
          </table:table-cell>
          <table:table-cell office:value-type="float" office:value="23407" calcext:value-type="float">
            <text:p>23407</text:p>
          </table:table-cell>
          <table:table-cell table:style-name="ce4" office:value-type="float" office:value="17169" calcext:value-type="float">
            <text:p>17169</text:p>
          </table:table-cell>
          <table:table-cell table:style-name="Default" office:value-type="float" office:value="27216" calcext:value-type="float">
            <text:p>27216</text:p>
          </table:table-cell>
          <table:table-cell office:value-type="float" office:value="15161" calcext:value-type="float">
            <text:p>15161</text:p>
          </table:table-cell>
          <table:table-cell table:style-name="Default" office:value-type="float" office:value="23412" calcext:value-type="float">
            <text:p>23412</text:p>
          </table:table-cell>
          <table:table-cell office:value-type="float" office:value="18668" calcext:value-type="float">
            <text:p>18668</text:p>
          </table:table-cell>
          <table:table-cell office:value-type="float" office:value="27767" calcext:value-type="float">
            <text:p>2776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71" calcext:value-type="float">
            <text:p>271</text:p>
          </table:table-cell>
          <table:table-cell office:value-type="float" office:value="13762" calcext:value-type="float">
            <text:p>13762</text:p>
          </table:table-cell>
          <table:table-cell office:value-type="float" office:value="19097" calcext:value-type="float">
            <text:p>19097</text:p>
          </table:table-cell>
          <table:table-cell office:value-type="float" office:value="11263" calcext:value-type="float">
            <text:p>11263</text:p>
          </table:table-cell>
          <table:table-cell office:value-type="float" office:value="18317" calcext:value-type="float">
            <text:p>18317</text:p>
          </table:table-cell>
          <table:table-cell office:value-type="float" office:value="12561" calcext:value-type="float">
            <text:p>12561</text:p>
          </table:table-cell>
          <table:table-cell office:value-type="float" office:value="19341" calcext:value-type="float">
            <text:p>19341</text:p>
          </table:table-cell>
          <table:table-cell office:value-type="float" office:value="10666" calcext:value-type="float">
            <text:p>10666</text:p>
          </table:table-cell>
          <table:table-cell office:value-type="float" office:value="17574" calcext:value-type="float">
            <text:p>17574</text:p>
          </table:table-cell>
          <table:table-cell table:style-name="ce8" office:value-type="float" office:value="271" calcext:value-type="float">
            <text:p>271</text:p>
          </table:table-cell>
          <table:table-cell office:value-type="float" office:value="14367" calcext:value-type="float">
            <text:p>14367</text:p>
          </table:table-cell>
          <table:table-cell office:value-type="float" office:value="23487" calcext:value-type="float">
            <text:p>23487</text:p>
          </table:table-cell>
          <table:table-cell table:style-name="ce4" office:value-type="float" office:value="17264" calcext:value-type="float">
            <text:p>17264</text:p>
          </table:table-cell>
          <table:table-cell table:style-name="Default" office:value-type="float" office:value="26903" calcext:value-type="float">
            <text:p>26903</text:p>
          </table:table-cell>
          <table:table-cell office:value-type="float" office:value="15355" calcext:value-type="float">
            <text:p>15355</text:p>
          </table:table-cell>
          <table:table-cell table:style-name="Default" office:value-type="float" office:value="23271" calcext:value-type="float">
            <text:p>23271</text:p>
          </table:table-cell>
          <table:table-cell office:value-type="float" office:value="18469" calcext:value-type="float">
            <text:p>18469</text:p>
          </table:table-cell>
          <table:table-cell office:value-type="float" office:value="27584" calcext:value-type="float">
            <text:p>2758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72" calcext:value-type="float">
            <text:p>272</text:p>
          </table:table-cell>
          <table:table-cell office:value-type="float" office:value="13164" calcext:value-type="float">
            <text:p>13164</text:p>
          </table:table-cell>
          <table:table-cell office:value-type="float" office:value="19404" calcext:value-type="float">
            <text:p>19404</text:p>
          </table:table-cell>
          <table:table-cell office:value-type="float" office:value="11766" calcext:value-type="float">
            <text:p>11766</text:p>
          </table:table-cell>
          <table:table-cell office:value-type="float" office:value="18393" calcext:value-type="float">
            <text:p>18393</text:p>
          </table:table-cell>
          <table:table-cell office:value-type="float" office:value="13361" calcext:value-type="float">
            <text:p>13361</text:p>
          </table:table-cell>
          <table:table-cell office:value-type="float" office:value="19267" calcext:value-type="float">
            <text:p>19267</text:p>
          </table:table-cell>
          <table:table-cell office:value-type="float" office:value="11466" calcext:value-type="float">
            <text:p>11466</text:p>
          </table:table-cell>
          <table:table-cell office:value-type="float" office:value="17406" calcext:value-type="float">
            <text:p>17406</text:p>
          </table:table-cell>
          <table:table-cell table:style-name="ce8" office:value-type="float" office:value="272" calcext:value-type="float">
            <text:p>272</text:p>
          </table:table-cell>
          <table:table-cell office:value-type="float" office:value="14666" calcext:value-type="float">
            <text:p>14666</text:p>
          </table:table-cell>
          <table:table-cell office:value-type="float" office:value="23403" calcext:value-type="float">
            <text:p>23403</text:p>
          </table:table-cell>
          <table:table-cell table:style-name="ce4" office:value-type="float" office:value="17466" calcext:value-type="float">
            <text:p>17466</text:p>
          </table:table-cell>
          <table:table-cell table:style-name="Default" office:value-type="float" office:value="27238" calcext:value-type="float">
            <text:p>27238</text:p>
          </table:table-cell>
          <table:table-cell office:value-type="float" office:value="15554" calcext:value-type="float">
            <text:p>15554</text:p>
          </table:table-cell>
          <table:table-cell table:style-name="Default" office:value-type="float" office:value="23241" calcext:value-type="float">
            <text:p>23241</text:p>
          </table:table-cell>
          <table:table-cell office:value-type="float" office:value="19966" calcext:value-type="float">
            <text:p>19966</text:p>
          </table:table-cell>
          <table:table-cell office:value-type="float" office:value="27661" calcext:value-type="float">
            <text:p>2766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73" calcext:value-type="float">
            <text:p>273</text:p>
          </table:table-cell>
          <table:table-cell office:value-type="float" office:value="12366" calcext:value-type="float">
            <text:p>12366</text:p>
          </table:table-cell>
          <table:table-cell office:value-type="float" office:value="19244" calcext:value-type="float">
            <text:p>19244</text:p>
          </table:table-cell>
          <table:table-cell office:value-type="float" office:value="12263" calcext:value-type="float">
            <text:p>12263</text:p>
          </table:table-cell>
          <table:table-cell office:value-type="float" office:value="18352" calcext:value-type="float">
            <text:p>18352</text:p>
          </table:table-cell>
          <table:table-cell office:value-type="float" office:value="13361" calcext:value-type="float">
            <text:p>13361</text:p>
          </table:table-cell>
          <table:table-cell office:value-type="float" office:value="19261" calcext:value-type="float">
            <text:p>19261</text:p>
          </table:table-cell>
          <table:table-cell office:value-type="float" office:value="10664" calcext:value-type="float">
            <text:p>10664</text:p>
          </table:table-cell>
          <table:table-cell office:value-type="float" office:value="17622" calcext:value-type="float">
            <text:p>17622</text:p>
          </table:table-cell>
          <table:table-cell table:style-name="ce8" office:value-type="float" office:value="273" calcext:value-type="float">
            <text:p>273</text:p>
          </table:table-cell>
          <table:table-cell office:value-type="float" office:value="15565" calcext:value-type="float">
            <text:p>15565</text:p>
          </table:table-cell>
          <table:table-cell office:value-type="float" office:value="23588" calcext:value-type="float">
            <text:p>23588</text:p>
          </table:table-cell>
          <table:table-cell table:style-name="ce4" office:value-type="float" office:value="17963" calcext:value-type="float">
            <text:p>17963</text:p>
          </table:table-cell>
          <table:table-cell table:style-name="Default" office:value-type="float" office:value="27203" calcext:value-type="float">
            <text:p>27203</text:p>
          </table:table-cell>
          <table:table-cell office:value-type="float" office:value="15459" calcext:value-type="float">
            <text:p>15459</text:p>
          </table:table-cell>
          <table:table-cell table:style-name="Default" office:value-type="float" office:value="23327" calcext:value-type="float">
            <text:p>23327</text:p>
          </table:table-cell>
          <table:table-cell office:value-type="float" office:value="19569" calcext:value-type="float">
            <text:p>19569</text:p>
          </table:table-cell>
          <table:table-cell office:value-type="float" office:value="27585" calcext:value-type="float">
            <text:p>2758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74" calcext:value-type="float">
            <text:p>274</text:p>
          </table:table-cell>
          <table:table-cell office:value-type="float" office:value="13169" calcext:value-type="float">
            <text:p>13169</text:p>
          </table:table-cell>
          <table:table-cell office:value-type="float" office:value="19227" calcext:value-type="float">
            <text:p>19227</text:p>
          </table:table-cell>
          <table:table-cell office:value-type="float" office:value="10864" calcext:value-type="float">
            <text:p>10864</text:p>
          </table:table-cell>
          <table:table-cell office:value-type="float" office:value="18543" calcext:value-type="float">
            <text:p>18543</text:p>
          </table:table-cell>
          <table:table-cell office:value-type="float" office:value="13360" calcext:value-type="float">
            <text:p>13360</text:p>
          </table:table-cell>
          <table:table-cell office:value-type="float" office:value="19333" calcext:value-type="float">
            <text:p>19333</text:p>
          </table:table-cell>
          <table:table-cell office:value-type="float" office:value="11564" calcext:value-type="float">
            <text:p>11564</text:p>
          </table:table-cell>
          <table:table-cell office:value-type="float" office:value="17758" calcext:value-type="float">
            <text:p>17758</text:p>
          </table:table-cell>
          <table:table-cell table:style-name="ce8" office:value-type="float" office:value="274" calcext:value-type="float">
            <text:p>274</text:p>
          </table:table-cell>
          <table:table-cell office:value-type="float" office:value="14362" calcext:value-type="float">
            <text:p>14362</text:p>
          </table:table-cell>
          <table:table-cell office:value-type="float" office:value="23845" calcext:value-type="float">
            <text:p>23845</text:p>
          </table:table-cell>
          <table:table-cell table:style-name="ce4" office:value-type="float" office:value="16966" calcext:value-type="float">
            <text:p>16966</text:p>
          </table:table-cell>
          <table:table-cell table:style-name="Default" office:value-type="float" office:value="27432" calcext:value-type="float">
            <text:p>27432</text:p>
          </table:table-cell>
          <table:table-cell office:value-type="float" office:value="15161" calcext:value-type="float">
            <text:p>15161</text:p>
          </table:table-cell>
          <table:table-cell table:style-name="Default" office:value-type="float" office:value="23507" calcext:value-type="float">
            <text:p>23507</text:p>
          </table:table-cell>
          <table:table-cell office:value-type="float" office:value="20067" calcext:value-type="float">
            <text:p>20067</text:p>
          </table:table-cell>
          <table:table-cell office:value-type="float" office:value="27472" calcext:value-type="float">
            <text:p>2747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75" calcext:value-type="float">
            <text:p>275</text:p>
          </table:table-cell>
          <table:table-cell office:value-type="float" office:value="12365" calcext:value-type="float">
            <text:p>12365</text:p>
          </table:table-cell>
          <table:table-cell office:value-type="float" office:value="19373" calcext:value-type="float">
            <text:p>19373</text:p>
          </table:table-cell>
          <table:table-cell office:value-type="float" office:value="11566" calcext:value-type="float">
            <text:p>11566</text:p>
          </table:table-cell>
          <table:table-cell office:value-type="float" office:value="18899" calcext:value-type="float">
            <text:p>18899</text:p>
          </table:table-cell>
          <table:table-cell office:value-type="float" office:value="13361" calcext:value-type="float">
            <text:p>13361</text:p>
          </table:table-cell>
          <table:table-cell office:value-type="float" office:value="19189" calcext:value-type="float">
            <text:p>19189</text:p>
          </table:table-cell>
          <table:table-cell office:value-type="float" office:value="12368" calcext:value-type="float">
            <text:p>12368</text:p>
          </table:table-cell>
          <table:table-cell office:value-type="float" office:value="17891" calcext:value-type="float">
            <text:p>17891</text:p>
          </table:table-cell>
          <table:table-cell table:style-name="ce8" office:value-type="float" office:value="275" calcext:value-type="float">
            <text:p>275</text:p>
          </table:table-cell>
          <table:table-cell office:value-type="float" office:value="15367" calcext:value-type="float">
            <text:p>15367</text:p>
          </table:table-cell>
          <table:table-cell office:value-type="float" office:value="24001" calcext:value-type="float">
            <text:p>24001</text:p>
          </table:table-cell>
          <table:table-cell table:style-name="ce4" office:value-type="float" office:value="17864" calcext:value-type="float">
            <text:p>17864</text:p>
          </table:table-cell>
          <table:table-cell table:style-name="Default" office:value-type="float" office:value="27799" calcext:value-type="float">
            <text:p>27799</text:p>
          </table:table-cell>
          <table:table-cell office:value-type="float" office:value="15358" calcext:value-type="float">
            <text:p>15358</text:p>
          </table:table-cell>
          <table:table-cell table:style-name="Default" office:value-type="float" office:value="23287" calcext:value-type="float">
            <text:p>23287</text:p>
          </table:table-cell>
          <table:table-cell office:value-type="float" office:value="19069" calcext:value-type="float">
            <text:p>19069</text:p>
          </table:table-cell>
          <table:table-cell office:value-type="float" office:value="27531" calcext:value-type="float">
            <text:p>2753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76" calcext:value-type="float">
            <text:p>276</text:p>
          </table:table-cell>
          <table:table-cell office:value-type="float" office:value="13068" calcext:value-type="float">
            <text:p>13068</text:p>
          </table:table-cell>
          <table:table-cell office:value-type="float" office:value="19028" calcext:value-type="float">
            <text:p>19028</text:p>
          </table:table-cell>
          <table:table-cell office:value-type="float" office:value="11661" calcext:value-type="float">
            <text:p>11661</text:p>
          </table:table-cell>
          <table:table-cell office:value-type="float" office:value="18894" calcext:value-type="float">
            <text:p>18894</text:p>
          </table:table-cell>
          <table:table-cell office:value-type="float" office:value="12560" calcext:value-type="float">
            <text:p>12560</text:p>
          </table:table-cell>
          <table:table-cell office:value-type="float" office:value="19136" calcext:value-type="float">
            <text:p>19136</text:p>
          </table:table-cell>
          <table:table-cell office:value-type="float" office:value="11966" calcext:value-type="float">
            <text:p>11966</text:p>
          </table:table-cell>
          <table:table-cell office:value-type="float" office:value="18031" calcext:value-type="float">
            <text:p>18031</text:p>
          </table:table-cell>
          <table:table-cell table:style-name="ce8" office:value-type="float" office:value="276" calcext:value-type="float">
            <text:p>276</text:p>
          </table:table-cell>
          <table:table-cell office:value-type="float" office:value="15665" calcext:value-type="float">
            <text:p>15665</text:p>
          </table:table-cell>
          <table:table-cell office:value-type="float" office:value="24105" calcext:value-type="float">
            <text:p>24105</text:p>
          </table:table-cell>
          <table:table-cell table:style-name="ce4" office:value-type="float" office:value="19066" calcext:value-type="float">
            <text:p>19066</text:p>
          </table:table-cell>
          <table:table-cell table:style-name="Default" office:value-type="float" office:value="27637" calcext:value-type="float">
            <text:p>27637</text:p>
          </table:table-cell>
          <table:table-cell office:value-type="float" office:value="16061" calcext:value-type="float">
            <text:p>16061</text:p>
          </table:table-cell>
          <table:table-cell table:style-name="Default" office:value-type="float" office:value="23533" calcext:value-type="float">
            <text:p>23533</text:p>
          </table:table-cell>
          <table:table-cell office:value-type="float" office:value="19169" calcext:value-type="float">
            <text:p>19169</text:p>
          </table:table-cell>
          <table:table-cell office:value-type="float" office:value="27607" calcext:value-type="float">
            <text:p>2760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77" calcext:value-type="float">
            <text:p>277</text:p>
          </table:table-cell>
          <table:table-cell office:value-type="float" office:value="12365" calcext:value-type="float">
            <text:p>12365</text:p>
          </table:table-cell>
          <table:table-cell office:value-type="float" office:value="18719" calcext:value-type="float">
            <text:p>18719</text:p>
          </table:table-cell>
          <table:table-cell office:value-type="float" office:value="11464" calcext:value-type="float">
            <text:p>11464</text:p>
          </table:table-cell>
          <table:table-cell office:value-type="float" office:value="18584" calcext:value-type="float">
            <text:p>18584</text:p>
          </table:table-cell>
          <table:table-cell office:value-type="float" office:value="12562" calcext:value-type="float">
            <text:p>12562</text:p>
          </table:table-cell>
          <table:table-cell office:value-type="float" office:value="19118" calcext:value-type="float">
            <text:p>19118</text:p>
          </table:table-cell>
          <table:table-cell office:value-type="float" office:value="11566" calcext:value-type="float">
            <text:p>11566</text:p>
          </table:table-cell>
          <table:table-cell office:value-type="float" office:value="18004" calcext:value-type="float">
            <text:p>18004</text:p>
          </table:table-cell>
          <table:table-cell table:style-name="ce8" office:value-type="float" office:value="277" calcext:value-type="float">
            <text:p>277</text:p>
          </table:table-cell>
          <table:table-cell office:value-type="float" office:value="15565" calcext:value-type="float">
            <text:p>15565</text:p>
          </table:table-cell>
          <table:table-cell office:value-type="float" office:value="24253" calcext:value-type="float">
            <text:p>24253</text:p>
          </table:table-cell>
          <table:table-cell table:style-name="ce4" office:value-type="float" office:value="19568" calcext:value-type="float">
            <text:p>19568</text:p>
          </table:table-cell>
          <table:table-cell table:style-name="Default" office:value-type="float" office:value="27623" calcext:value-type="float">
            <text:p>27623</text:p>
          </table:table-cell>
          <table:table-cell office:value-type="float" office:value="15359" calcext:value-type="float">
            <text:p>15359</text:p>
          </table:table-cell>
          <table:table-cell table:style-name="Default" office:value-type="float" office:value="23567" calcext:value-type="float">
            <text:p>23567</text:p>
          </table:table-cell>
          <table:table-cell office:value-type="float" office:value="20068" calcext:value-type="float">
            <text:p>20068</text:p>
          </table:table-cell>
          <table:table-cell office:value-type="float" office:value="27626" calcext:value-type="float">
            <text:p>2762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78" calcext:value-type="float">
            <text:p>278</text:p>
          </table:table-cell>
          <table:table-cell office:value-type="float" office:value="12268" calcext:value-type="float">
            <text:p>12268</text:p>
          </table:table-cell>
          <table:table-cell office:value-type="float" office:value="18589" calcext:value-type="float">
            <text:p>18589</text:p>
          </table:table-cell>
          <table:table-cell office:value-type="float" office:value="11664" calcext:value-type="float">
            <text:p>11664</text:p>
          </table:table-cell>
          <table:table-cell office:value-type="float" office:value="18332" calcext:value-type="float">
            <text:p>18332</text:p>
          </table:table-cell>
          <table:table-cell office:value-type="float" office:value="13360" calcext:value-type="float">
            <text:p>13360</text:p>
          </table:table-cell>
          <table:table-cell office:value-type="float" office:value="19283" calcext:value-type="float">
            <text:p>19283</text:p>
          </table:table-cell>
          <table:table-cell office:value-type="float" office:value="12463" calcext:value-type="float">
            <text:p>12463</text:p>
          </table:table-cell>
          <table:table-cell office:value-type="float" office:value="17965" calcext:value-type="float">
            <text:p>17965</text:p>
          </table:table-cell>
          <table:table-cell table:style-name="ce8" office:value-type="float" office:value="278" calcext:value-type="float">
            <text:p>278</text:p>
          </table:table-cell>
          <table:table-cell office:value-type="float" office:value="15369" calcext:value-type="float">
            <text:p>15369</text:p>
          </table:table-cell>
          <table:table-cell office:value-type="float" office:value="24265" calcext:value-type="float">
            <text:p>24265</text:p>
          </table:table-cell>
          <table:table-cell table:style-name="ce4" office:value-type="float" office:value="19667" calcext:value-type="float">
            <text:p>19667</text:p>
          </table:table-cell>
          <table:table-cell table:style-name="Default" office:value-type="float" office:value="27687" calcext:value-type="float">
            <text:p>27687</text:p>
          </table:table-cell>
          <table:table-cell office:value-type="float" office:value="15058" calcext:value-type="float">
            <text:p>15058</text:p>
          </table:table-cell>
          <table:table-cell table:style-name="Default" office:value-type="float" office:value="23553" calcext:value-type="float">
            <text:p>23553</text:p>
          </table:table-cell>
          <table:table-cell office:value-type="float" office:value="21066" calcext:value-type="float">
            <text:p>21066</text:p>
          </table:table-cell>
          <table:table-cell office:value-type="float" office:value="27899" calcext:value-type="float">
            <text:p>2789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79" calcext:value-type="float">
            <text:p>279</text:p>
          </table:table-cell>
          <table:table-cell office:value-type="float" office:value="12268" calcext:value-type="float">
            <text:p>12268</text:p>
          </table:table-cell>
          <table:table-cell office:value-type="float" office:value="18458" calcext:value-type="float">
            <text:p>18458</text:p>
          </table:table-cell>
          <table:table-cell office:value-type="float" office:value="10662" calcext:value-type="float">
            <text:p>10662</text:p>
          </table:table-cell>
          <table:table-cell office:value-type="float" office:value="18127" calcext:value-type="float">
            <text:p>18127</text:p>
          </table:table-cell>
          <table:table-cell office:value-type="float" office:value="13361" calcext:value-type="float">
            <text:p>13361</text:p>
          </table:table-cell>
          <table:table-cell office:value-type="float" office:value="19151" calcext:value-type="float">
            <text:p>19151</text:p>
          </table:table-cell>
          <table:table-cell office:value-type="float" office:value="11964" calcext:value-type="float">
            <text:p>11964</text:p>
          </table:table-cell>
          <table:table-cell office:value-type="float" office:value="18069" calcext:value-type="float">
            <text:p>18069</text:p>
          </table:table-cell>
          <table:table-cell table:style-name="ce8" office:value-type="float" office:value="279" calcext:value-type="float">
            <text:p>279</text:p>
          </table:table-cell>
          <table:table-cell office:value-type="float" office:value="15569" calcext:value-type="float">
            <text:p>15569</text:p>
          </table:table-cell>
          <table:table-cell office:value-type="float" office:value="23998" calcext:value-type="float">
            <text:p>23998</text:p>
          </table:table-cell>
          <table:table-cell table:style-name="ce4" office:value-type="float" office:value="18963" calcext:value-type="float">
            <text:p>18963</text:p>
          </table:table-cell>
          <table:table-cell table:style-name="Default" office:value-type="float" office:value="28035" calcext:value-type="float">
            <text:p>28035</text:p>
          </table:table-cell>
          <table:table-cell office:value-type="float" office:value="15165" calcext:value-type="float">
            <text:p>15165</text:p>
          </table:table-cell>
          <table:table-cell table:style-name="Default" office:value-type="float" office:value="23687" calcext:value-type="float">
            <text:p>23687</text:p>
          </table:table-cell>
          <table:table-cell office:value-type="float" office:value="19770" calcext:value-type="float">
            <text:p>19770</text:p>
          </table:table-cell>
          <table:table-cell office:value-type="float" office:value="28412" calcext:value-type="float">
            <text:p>2841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80" calcext:value-type="float">
            <text:p>280</text:p>
          </table:table-cell>
          <table:table-cell office:value-type="float" office:value="12268" calcext:value-type="float">
            <text:p>12268</text:p>
          </table:table-cell>
          <table:table-cell office:value-type="float" office:value="18436" calcext:value-type="float">
            <text:p>18436</text:p>
          </table:table-cell>
          <table:table-cell office:value-type="float" office:value="11562" calcext:value-type="float">
            <text:p>11562</text:p>
          </table:table-cell>
          <table:table-cell office:value-type="float" office:value="18071" calcext:value-type="float">
            <text:p>18071</text:p>
          </table:table-cell>
          <table:table-cell office:value-type="float" office:value="13261" calcext:value-type="float">
            <text:p>13261</text:p>
          </table:table-cell>
          <table:table-cell office:value-type="float" office:value="19148" calcext:value-type="float">
            <text:p>19148</text:p>
          </table:table-cell>
          <table:table-cell office:value-type="float" office:value="12363" calcext:value-type="float">
            <text:p>12363</text:p>
          </table:table-cell>
          <table:table-cell office:value-type="float" office:value="18060" calcext:value-type="float">
            <text:p>18060</text:p>
          </table:table-cell>
          <table:table-cell table:style-name="ce8" office:value-type="float" office:value="280" calcext:value-type="float">
            <text:p>280</text:p>
          </table:table-cell>
          <table:table-cell office:value-type="float" office:value="14566" calcext:value-type="float">
            <text:p>14566</text:p>
          </table:table-cell>
          <table:table-cell office:value-type="float" office:value="23988" calcext:value-type="float">
            <text:p>23988</text:p>
          </table:table-cell>
          <table:table-cell table:style-name="ce4" office:value-type="float" office:value="19569" calcext:value-type="float">
            <text:p>19569</text:p>
          </table:table-cell>
          <table:table-cell table:style-name="Default" office:value-type="float" office:value="28184" calcext:value-type="float">
            <text:p>28184</text:p>
          </table:table-cell>
          <table:table-cell office:value-type="float" office:value="15463" calcext:value-type="float">
            <text:p>15463</text:p>
          </table:table-cell>
          <table:table-cell table:style-name="Default" office:value-type="float" office:value="23423" calcext:value-type="float">
            <text:p>23423</text:p>
          </table:table-cell>
          <table:table-cell office:value-type="float" office:value="19063" calcext:value-type="float">
            <text:p>19063</text:p>
          </table:table-cell>
          <table:table-cell office:value-type="float" office:value="27767" calcext:value-type="float">
            <text:p>2776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81" calcext:value-type="float">
            <text:p>281</text:p>
          </table:table-cell>
          <table:table-cell office:value-type="float" office:value="12366" calcext:value-type="float">
            <text:p>12366</text:p>
          </table:table-cell>
          <table:table-cell office:value-type="float" office:value="18259" calcext:value-type="float">
            <text:p>18259</text:p>
          </table:table-cell>
          <table:table-cell office:value-type="float" office:value="11663" calcext:value-type="float">
            <text:p>11663</text:p>
          </table:table-cell>
          <table:table-cell office:value-type="float" office:value="18042" calcext:value-type="float">
            <text:p>18042</text:p>
          </table:table-cell>
          <table:table-cell office:value-type="float" office:value="12561" calcext:value-type="float">
            <text:p>12561</text:p>
          </table:table-cell>
          <table:table-cell office:value-type="float" office:value="19402" calcext:value-type="float">
            <text:p>19402</text:p>
          </table:table-cell>
          <table:table-cell office:value-type="float" office:value="12363" calcext:value-type="float">
            <text:p>12363</text:p>
          </table:table-cell>
          <table:table-cell office:value-type="float" office:value="18394" calcext:value-type="float">
            <text:p>18394</text:p>
          </table:table-cell>
          <table:table-cell table:style-name="ce8" office:value-type="float" office:value="281" calcext:value-type="float">
            <text:p>281</text:p>
          </table:table-cell>
          <table:table-cell office:value-type="float" office:value="13866" calcext:value-type="float">
            <text:p>13866</text:p>
          </table:table-cell>
          <table:table-cell office:value-type="float" office:value="23821" calcext:value-type="float">
            <text:p>23821</text:p>
          </table:table-cell>
          <table:table-cell table:style-name="ce4" office:value-type="float" office:value="18865" calcext:value-type="float">
            <text:p>18865</text:p>
          </table:table-cell>
          <table:table-cell table:style-name="Default" office:value-type="float" office:value="28192" calcext:value-type="float">
            <text:p>28192</text:p>
          </table:table-cell>
          <table:table-cell office:value-type="float" office:value="16258" calcext:value-type="float">
            <text:p>16258</text:p>
          </table:table-cell>
          <table:table-cell table:style-name="Default" office:value-type="float" office:value="23540" calcext:value-type="float">
            <text:p>23540</text:p>
          </table:table-cell>
          <table:table-cell office:value-type="float" office:value="19769" calcext:value-type="float">
            <text:p>19769</text:p>
          </table:table-cell>
          <table:table-cell office:value-type="float" office:value="27808" calcext:value-type="float">
            <text:p>2780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82" calcext:value-type="float">
            <text:p>282</text:p>
          </table:table-cell>
          <table:table-cell office:value-type="float" office:value="12366" calcext:value-type="float">
            <text:p>12366</text:p>
          </table:table-cell>
          <table:table-cell office:value-type="float" office:value="18255" calcext:value-type="float">
            <text:p>18255</text:p>
          </table:table-cell>
          <table:table-cell office:value-type="float" office:value="11764" calcext:value-type="float">
            <text:p>11764</text:p>
          </table:table-cell>
          <table:table-cell office:value-type="float" office:value="18137" calcext:value-type="float">
            <text:p>18137</text:p>
          </table:table-cell>
          <table:table-cell office:value-type="float" office:value="13461" calcext:value-type="float">
            <text:p>13461</text:p>
          </table:table-cell>
          <table:table-cell office:value-type="float" office:value="19380" calcext:value-type="float">
            <text:p>19380</text:p>
          </table:table-cell>
          <table:table-cell office:value-type="float" office:value="11866" calcext:value-type="float">
            <text:p>11866</text:p>
          </table:table-cell>
          <table:table-cell office:value-type="float" office:value="18359" calcext:value-type="float">
            <text:p>18359</text:p>
          </table:table-cell>
          <table:table-cell table:style-name="ce8" office:value-type="float" office:value="282" calcext:value-type="float">
            <text:p>282</text:p>
          </table:table-cell>
          <table:table-cell office:value-type="float" office:value="14566" calcext:value-type="float">
            <text:p>14566</text:p>
          </table:table-cell>
          <table:table-cell office:value-type="float" office:value="23553" calcext:value-type="float">
            <text:p>23553</text:p>
          </table:table-cell>
          <table:table-cell table:style-name="ce4" office:value-type="float" office:value="19266" calcext:value-type="float">
            <text:p>19266</text:p>
          </table:table-cell>
          <table:table-cell table:style-name="Default" office:value-type="float" office:value="27684" calcext:value-type="float">
            <text:p>27684</text:p>
          </table:table-cell>
          <table:table-cell office:value-type="float" office:value="15261" calcext:value-type="float">
            <text:p>15261</text:p>
          </table:table-cell>
          <table:table-cell table:style-name="Default" office:value-type="float" office:value="23418" calcext:value-type="float">
            <text:p>23418</text:p>
          </table:table-cell>
          <table:table-cell office:value-type="float" office:value="20368" calcext:value-type="float">
            <text:p>20368</text:p>
          </table:table-cell>
          <table:table-cell office:value-type="float" office:value="27535" calcext:value-type="float">
            <text:p>2753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83" calcext:value-type="float">
            <text:p>283</text:p>
          </table:table-cell>
          <table:table-cell office:value-type="float" office:value="12366" calcext:value-type="float">
            <text:p>12366</text:p>
          </table:table-cell>
          <table:table-cell office:value-type="float" office:value="18217" calcext:value-type="float">
            <text:p>18217</text:p>
          </table:table-cell>
          <table:table-cell office:value-type="float" office:value="11462" calcext:value-type="float">
            <text:p>11462</text:p>
          </table:table-cell>
          <table:table-cell office:value-type="float" office:value="18114" calcext:value-type="float">
            <text:p>18114</text:p>
          </table:table-cell>
          <table:table-cell office:value-type="float" office:value="13662" calcext:value-type="float">
            <text:p>13662</text:p>
          </table:table-cell>
          <table:table-cell office:value-type="float" office:value="19540" calcext:value-type="float">
            <text:p>19540</text:p>
          </table:table-cell>
          <table:table-cell office:value-type="float" office:value="11667" calcext:value-type="float">
            <text:p>11667</text:p>
          </table:table-cell>
          <table:table-cell office:value-type="float" office:value="18266" calcext:value-type="float">
            <text:p>18266</text:p>
          </table:table-cell>
          <table:table-cell table:style-name="ce8" office:value-type="float" office:value="283" calcext:value-type="float">
            <text:p>283</text:p>
          </table:table-cell>
          <table:table-cell office:value-type="float" office:value="14764" calcext:value-type="float">
            <text:p>14764</text:p>
          </table:table-cell>
          <table:table-cell office:value-type="float" office:value="23513" calcext:value-type="float">
            <text:p>23513</text:p>
          </table:table-cell>
          <table:table-cell table:style-name="ce4" office:value-type="float" office:value="20067" calcext:value-type="float">
            <text:p>20067</text:p>
          </table:table-cell>
          <table:table-cell table:style-name="Default" office:value-type="float" office:value="27830" calcext:value-type="float">
            <text:p>27830</text:p>
          </table:table-cell>
          <table:table-cell office:value-type="float" office:value="15360" calcext:value-type="float">
            <text:p>15360</text:p>
          </table:table-cell>
          <table:table-cell table:style-name="Default" office:value-type="float" office:value="23248" calcext:value-type="float">
            <text:p>23248</text:p>
          </table:table-cell>
          <table:table-cell office:value-type="float" office:value="20070" calcext:value-type="float">
            <text:p>20070</text:p>
          </table:table-cell>
          <table:table-cell office:value-type="float" office:value="27786" calcext:value-type="float">
            <text:p>2778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84" calcext:value-type="float">
            <text:p>284</text:p>
          </table:table-cell>
          <table:table-cell office:value-type="float" office:value="12370" calcext:value-type="float">
            <text:p>12370</text:p>
          </table:table-cell>
          <table:table-cell office:value-type="float" office:value="18267" calcext:value-type="float">
            <text:p>18267</text:p>
          </table:table-cell>
          <table:table-cell office:value-type="float" office:value="10765" calcext:value-type="float">
            <text:p>10765</text:p>
          </table:table-cell>
          <table:table-cell office:value-type="float" office:value="18153" calcext:value-type="float">
            <text:p>18153</text:p>
          </table:table-cell>
          <table:table-cell office:value-type="float" office:value="13460" calcext:value-type="float">
            <text:p>13460</text:p>
          </table:table-cell>
          <table:table-cell office:value-type="float" office:value="19754" calcext:value-type="float">
            <text:p>19754</text:p>
          </table:table-cell>
          <table:table-cell office:value-type="float" office:value="12964" calcext:value-type="float">
            <text:p>12964</text:p>
          </table:table-cell>
          <table:table-cell office:value-type="float" office:value="18375" calcext:value-type="float">
            <text:p>18375</text:p>
          </table:table-cell>
          <table:table-cell table:style-name="ce8" office:value-type="float" office:value="284" calcext:value-type="float">
            <text:p>284</text:p>
          </table:table-cell>
          <table:table-cell office:value-type="float" office:value="15164" calcext:value-type="float">
            <text:p>15164</text:p>
          </table:table-cell>
          <table:table-cell office:value-type="float" office:value="23552" calcext:value-type="float">
            <text:p>23552</text:p>
          </table:table-cell>
          <table:table-cell table:style-name="ce4" office:value-type="float" office:value="19665" calcext:value-type="float">
            <text:p>19665</text:p>
          </table:table-cell>
          <table:table-cell table:style-name="Default" office:value-type="float" office:value="28119" calcext:value-type="float">
            <text:p>28119</text:p>
          </table:table-cell>
          <table:table-cell office:value-type="float" office:value="16164" calcext:value-type="float">
            <text:p>16164</text:p>
          </table:table-cell>
          <table:table-cell table:style-name="Default" office:value-type="float" office:value="23503" calcext:value-type="float">
            <text:p>23503</text:p>
          </table:table-cell>
          <table:table-cell office:value-type="float" office:value="19267" calcext:value-type="float">
            <text:p>19267</text:p>
          </table:table-cell>
          <table:table-cell office:value-type="float" office:value="28086" calcext:value-type="float">
            <text:p>2808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85" calcext:value-type="float">
            <text:p>285</text:p>
          </table:table-cell>
          <table:table-cell office:value-type="float" office:value="12366" calcext:value-type="float">
            <text:p>12366</text:p>
          </table:table-cell>
          <table:table-cell office:value-type="float" office:value="18228" calcext:value-type="float">
            <text:p>18228</text:p>
          </table:table-cell>
          <table:table-cell office:value-type="float" office:value="11567" calcext:value-type="float">
            <text:p>11567</text:p>
          </table:table-cell>
          <table:table-cell office:value-type="float" office:value="18093" calcext:value-type="float">
            <text:p>18093</text:p>
          </table:table-cell>
          <table:table-cell office:value-type="float" office:value="12661" calcext:value-type="float">
            <text:p>12661</text:p>
          </table:table-cell>
          <table:table-cell office:value-type="float" office:value="19650" calcext:value-type="float">
            <text:p>19650</text:p>
          </table:table-cell>
          <table:table-cell office:value-type="float" office:value="12667" calcext:value-type="float">
            <text:p>12667</text:p>
          </table:table-cell>
          <table:table-cell office:value-type="float" office:value="18719" calcext:value-type="float">
            <text:p>18719</text:p>
          </table:table-cell>
          <table:table-cell table:style-name="ce8" office:value-type="float" office:value="285" calcext:value-type="float">
            <text:p>285</text:p>
          </table:table-cell>
          <table:table-cell office:value-type="float" office:value="15166" calcext:value-type="float">
            <text:p>15166</text:p>
          </table:table-cell>
          <table:table-cell office:value-type="float" office:value="23776" calcext:value-type="float">
            <text:p>23776</text:p>
          </table:table-cell>
          <table:table-cell table:style-name="ce4" office:value-type="float" office:value="18857" calcext:value-type="float">
            <text:p>18857</text:p>
          </table:table-cell>
          <table:table-cell table:style-name="Default" office:value-type="float" office:value="28070" calcext:value-type="float">
            <text:p>28070</text:p>
          </table:table-cell>
          <table:table-cell office:value-type="float" office:value="15158" calcext:value-type="float">
            <text:p>15158</text:p>
          </table:table-cell>
          <table:table-cell table:style-name="Default" office:value-type="float" office:value="23729" calcext:value-type="float">
            <text:p>23729</text:p>
          </table:table-cell>
          <table:table-cell office:value-type="float" office:value="19164" calcext:value-type="float">
            <text:p>19164</text:p>
          </table:table-cell>
          <table:table-cell office:value-type="float" office:value="27308" calcext:value-type="float">
            <text:p>2730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86" calcext:value-type="float">
            <text:p>286</text:p>
          </table:table-cell>
          <table:table-cell office:value-type="float" office:value="12269" calcext:value-type="float">
            <text:p>12269</text:p>
          </table:table-cell>
          <table:table-cell office:value-type="float" office:value="18237" calcext:value-type="float">
            <text:p>18237</text:p>
          </table:table-cell>
          <table:table-cell office:value-type="float" office:value="10660" calcext:value-type="float">
            <text:p>10660</text:p>
          </table:table-cell>
          <table:table-cell office:value-type="float" office:value="18326" calcext:value-type="float">
            <text:p>18326</text:p>
          </table:table-cell>
          <table:table-cell office:value-type="float" office:value="13263" calcext:value-type="float">
            <text:p>13263</text:p>
          </table:table-cell>
          <table:table-cell office:value-type="float" office:value="19534" calcext:value-type="float">
            <text:p>19534</text:p>
          </table:table-cell>
          <table:table-cell office:value-type="float" office:value="12565" calcext:value-type="float">
            <text:p>12565</text:p>
          </table:table-cell>
          <table:table-cell office:value-type="float" office:value="18951" calcext:value-type="float">
            <text:p>18951</text:p>
          </table:table-cell>
          <table:table-cell table:style-name="ce8" office:value-type="float" office:value="286" calcext:value-type="float">
            <text:p>286</text:p>
          </table:table-cell>
          <table:table-cell office:value-type="float" office:value="14565" calcext:value-type="float">
            <text:p>14565</text:p>
          </table:table-cell>
          <table:table-cell office:value-type="float" office:value="23349" calcext:value-type="float">
            <text:p>23349</text:p>
          </table:table-cell>
          <table:table-cell table:style-name="ce4" office:value-type="float" office:value="17856" calcext:value-type="float">
            <text:p>17856</text:p>
          </table:table-cell>
          <table:table-cell table:style-name="Default" office:value-type="float" office:value="27681" calcext:value-type="float">
            <text:p>27681</text:p>
          </table:table-cell>
          <table:table-cell office:value-type="float" office:value="15360" calcext:value-type="float">
            <text:p>15360</text:p>
          </table:table-cell>
          <table:table-cell table:style-name="Default" office:value-type="float" office:value="23477" calcext:value-type="float">
            <text:p>23477</text:p>
          </table:table-cell>
          <table:table-cell office:value-type="float" office:value="18768" calcext:value-type="float">
            <text:p>18768</text:p>
          </table:table-cell>
          <table:table-cell office:value-type="float" office:value="26672" calcext:value-type="float">
            <text:p>2667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87" calcext:value-type="float">
            <text:p>287</text:p>
          </table:table-cell>
          <table:table-cell office:value-type="float" office:value="12366" calcext:value-type="float">
            <text:p>12366</text:p>
          </table:table-cell>
          <table:table-cell office:value-type="float" office:value="18197" calcext:value-type="float">
            <text:p>18197</text:p>
          </table:table-cell>
          <table:table-cell office:value-type="float" office:value="10461" calcext:value-type="float">
            <text:p>10461</text:p>
          </table:table-cell>
          <table:table-cell office:value-type="float" office:value="18032" calcext:value-type="float">
            <text:p>18032</text:p>
          </table:table-cell>
          <table:table-cell office:value-type="float" office:value="13460" calcext:value-type="float">
            <text:p>13460</text:p>
          </table:table-cell>
          <table:table-cell office:value-type="float" office:value="19283" calcext:value-type="float">
            <text:p>19283</text:p>
          </table:table-cell>
          <table:table-cell office:value-type="float" office:value="11866" calcext:value-type="float">
            <text:p>11866</text:p>
          </table:table-cell>
          <table:table-cell office:value-type="float" office:value="19004" calcext:value-type="float">
            <text:p>19004</text:p>
          </table:table-cell>
          <table:table-cell table:style-name="ce8" office:value-type="float" office:value="287" calcext:value-type="float">
            <text:p>287</text:p>
          </table:table-cell>
          <table:table-cell office:value-type="float" office:value="13566" calcext:value-type="float">
            <text:p>13566</text:p>
          </table:table-cell>
          <table:table-cell office:value-type="float" office:value="23473" calcext:value-type="float">
            <text:p>23473</text:p>
          </table:table-cell>
          <table:table-cell table:style-name="ce4" office:value-type="float" office:value="18660" calcext:value-type="float">
            <text:p>18660</text:p>
          </table:table-cell>
          <table:table-cell table:style-name="Default" office:value-type="float" office:value="27745" calcext:value-type="float">
            <text:p>27745</text:p>
          </table:table-cell>
          <table:table-cell office:value-type="float" office:value="16159" calcext:value-type="float">
            <text:p>16159</text:p>
          </table:table-cell>
          <table:table-cell table:style-name="Default" office:value-type="float" office:value="23335" calcext:value-type="float">
            <text:p>23335</text:p>
          </table:table-cell>
          <table:table-cell office:value-type="float" office:value="17066" calcext:value-type="float">
            <text:p>17066</text:p>
          </table:table-cell>
          <table:table-cell office:value-type="float" office:value="26403" calcext:value-type="float">
            <text:p>2640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88" calcext:value-type="float">
            <text:p>288</text:p>
          </table:table-cell>
          <table:table-cell office:value-type="float" office:value="13067" calcext:value-type="float">
            <text:p>13067</text:p>
          </table:table-cell>
          <table:table-cell office:value-type="float" office:value="18399" calcext:value-type="float">
            <text:p>18399</text:p>
          </table:table-cell>
          <table:table-cell office:value-type="float" office:value="10563" calcext:value-type="float">
            <text:p>10563</text:p>
          </table:table-cell>
          <table:table-cell office:value-type="float" office:value="17911" calcext:value-type="float">
            <text:p>17911</text:p>
          </table:table-cell>
          <table:table-cell office:value-type="float" office:value="12661" calcext:value-type="float">
            <text:p>12661</text:p>
          </table:table-cell>
          <table:table-cell office:value-type="float" office:value="19390" calcext:value-type="float">
            <text:p>19390</text:p>
          </table:table-cell>
          <table:table-cell office:value-type="float" office:value="11666" calcext:value-type="float">
            <text:p>11666</text:p>
          </table:table-cell>
          <table:table-cell office:value-type="float" office:value="18712" calcext:value-type="float">
            <text:p>18712</text:p>
          </table:table-cell>
          <table:table-cell table:style-name="ce8" office:value-type="float" office:value="288" calcext:value-type="float">
            <text:p>288</text:p>
          </table:table-cell>
          <table:table-cell office:value-type="float" office:value="15168" calcext:value-type="float">
            <text:p>15168</text:p>
          </table:table-cell>
          <table:table-cell office:value-type="float" office:value="23573" calcext:value-type="float">
            <text:p>23573</text:p>
          </table:table-cell>
          <table:table-cell table:style-name="ce4" office:value-type="float" office:value="18063" calcext:value-type="float">
            <text:p>18063</text:p>
          </table:table-cell>
          <table:table-cell table:style-name="Default" office:value-type="float" office:value="27552" calcext:value-type="float">
            <text:p>27552</text:p>
          </table:table-cell>
          <table:table-cell office:value-type="float" office:value="15857" calcext:value-type="float">
            <text:p>15857</text:p>
          </table:table-cell>
          <table:table-cell table:style-name="Default" office:value-type="float" office:value="23759" calcext:value-type="float">
            <text:p>23759</text:p>
          </table:table-cell>
          <table:table-cell office:value-type="float" office:value="18961" calcext:value-type="float">
            <text:p>18961</text:p>
          </table:table-cell>
          <table:table-cell office:value-type="float" office:value="26449" calcext:value-type="float">
            <text:p>2644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89" calcext:value-type="float">
            <text:p>289</text:p>
          </table:table-cell>
          <table:table-cell office:value-type="float" office:value="12367" calcext:value-type="float">
            <text:p>12367</text:p>
          </table:table-cell>
          <table:table-cell office:value-type="float" office:value="18461" calcext:value-type="float">
            <text:p>18461</text:p>
          </table:table-cell>
          <table:table-cell office:value-type="float" office:value="10865" calcext:value-type="float">
            <text:p>10865</text:p>
          </table:table-cell>
          <table:table-cell office:value-type="float" office:value="17938" calcext:value-type="float">
            <text:p>17938</text:p>
          </table:table-cell>
          <table:table-cell office:value-type="float" office:value="13361" calcext:value-type="float">
            <text:p>13361</text:p>
          </table:table-cell>
          <table:table-cell office:value-type="float" office:value="19413" calcext:value-type="float">
            <text:p>19413</text:p>
          </table:table-cell>
          <table:table-cell office:value-type="float" office:value="11868" calcext:value-type="float">
            <text:p>11868</text:p>
          </table:table-cell>
          <table:table-cell office:value-type="float" office:value="18558" calcext:value-type="float">
            <text:p>18558</text:p>
          </table:table-cell>
          <table:table-cell table:style-name="ce8" office:value-type="float" office:value="289" calcext:value-type="float">
            <text:p>289</text:p>
          </table:table-cell>
          <table:table-cell office:value-type="float" office:value="14669" calcext:value-type="float">
            <text:p>14669</text:p>
          </table:table-cell>
          <table:table-cell office:value-type="float" office:value="23542" calcext:value-type="float">
            <text:p>23542</text:p>
          </table:table-cell>
          <table:table-cell table:style-name="ce4" office:value-type="float" office:value="18468" calcext:value-type="float">
            <text:p>18468</text:p>
          </table:table-cell>
          <table:table-cell table:style-name="Default" office:value-type="float" office:value="27573" calcext:value-type="float">
            <text:p>27573</text:p>
          </table:table-cell>
          <table:table-cell office:value-type="float" office:value="14560" calcext:value-type="float">
            <text:p>14560</text:p>
          </table:table-cell>
          <table:table-cell table:style-name="Default" office:value-type="float" office:value="23547" calcext:value-type="float">
            <text:p>23547</text:p>
          </table:table-cell>
          <table:table-cell office:value-type="float" office:value="17867" calcext:value-type="float">
            <text:p>17867</text:p>
          </table:table-cell>
          <table:table-cell office:value-type="float" office:value="26520" calcext:value-type="float">
            <text:p>2652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90" calcext:value-type="float">
            <text:p>290</text:p>
          </table:table-cell>
          <table:table-cell office:value-type="float" office:value="12367" calcext:value-type="float">
            <text:p>12367</text:p>
          </table:table-cell>
          <table:table-cell office:value-type="float" office:value="18618" calcext:value-type="float">
            <text:p>18618</text:p>
          </table:table-cell>
          <table:table-cell office:value-type="float" office:value="11465" calcext:value-type="float">
            <text:p>11465</text:p>
          </table:table-cell>
          <table:table-cell office:value-type="float" office:value="17843" calcext:value-type="float">
            <text:p>17843</text:p>
          </table:table-cell>
          <table:table-cell office:value-type="float" office:value="13358" calcext:value-type="float">
            <text:p>13358</text:p>
          </table:table-cell>
          <table:table-cell office:value-type="float" office:value="19336" calcext:value-type="float">
            <text:p>19336</text:p>
          </table:table-cell>
          <table:table-cell office:value-type="float" office:value="11066" calcext:value-type="float">
            <text:p>11066</text:p>
          </table:table-cell>
          <table:table-cell office:value-type="float" office:value="18392" calcext:value-type="float">
            <text:p>18392</text:p>
          </table:table-cell>
          <table:table-cell table:style-name="ce8" office:value-type="float" office:value="290" calcext:value-type="float">
            <text:p>290</text:p>
          </table:table-cell>
          <table:table-cell office:value-type="float" office:value="13566" calcext:value-type="float">
            <text:p>13566</text:p>
          </table:table-cell>
          <table:table-cell office:value-type="float" office:value="23547" calcext:value-type="float">
            <text:p>23547</text:p>
          </table:table-cell>
          <table:table-cell table:style-name="ce4" office:value-type="float" office:value="19061" calcext:value-type="float">
            <text:p>19061</text:p>
          </table:table-cell>
          <table:table-cell table:style-name="Default" office:value-type="float" office:value="27667" calcext:value-type="float">
            <text:p>27667</text:p>
          </table:table-cell>
          <table:table-cell office:value-type="float" office:value="15661" calcext:value-type="float">
            <text:p>15661</text:p>
          </table:table-cell>
          <table:table-cell table:style-name="Default" office:value-type="float" office:value="23950" calcext:value-type="float">
            <text:p>23950</text:p>
          </table:table-cell>
          <table:table-cell office:value-type="float" office:value="17666" calcext:value-type="float">
            <text:p>17666</text:p>
          </table:table-cell>
          <table:table-cell office:value-type="float" office:value="26207" calcext:value-type="float">
            <text:p>2620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91" calcext:value-type="float">
            <text:p>291</text:p>
          </table:table-cell>
          <table:table-cell office:value-type="float" office:value="13170" calcext:value-type="float">
            <text:p>13170</text:p>
          </table:table-cell>
          <table:table-cell office:value-type="float" office:value="18513" calcext:value-type="float">
            <text:p>18513</text:p>
          </table:table-cell>
          <table:table-cell office:value-type="float" office:value="10766" calcext:value-type="float">
            <text:p>10766</text:p>
          </table:table-cell>
          <table:table-cell office:value-type="float" office:value="17865" calcext:value-type="float">
            <text:p>17865</text:p>
          </table:table-cell>
          <table:table-cell office:value-type="float" office:value="13661" calcext:value-type="float">
            <text:p>13661</text:p>
          </table:table-cell>
          <table:table-cell office:value-type="float" office:value="19298" calcext:value-type="float">
            <text:p>19298</text:p>
          </table:table-cell>
          <table:table-cell office:value-type="float" office:value="12366" calcext:value-type="float">
            <text:p>12366</text:p>
          </table:table-cell>
          <table:table-cell office:value-type="float" office:value="18271" calcext:value-type="float">
            <text:p>18271</text:p>
          </table:table-cell>
          <table:table-cell table:style-name="ce8" office:value-type="float" office:value="291" calcext:value-type="float">
            <text:p>291</text:p>
          </table:table-cell>
          <table:table-cell office:value-type="float" office:value="14764" calcext:value-type="float">
            <text:p>14764</text:p>
          </table:table-cell>
          <table:table-cell office:value-type="float" office:value="23516" calcext:value-type="float">
            <text:p>23516</text:p>
          </table:table-cell>
          <table:table-cell table:style-name="ce4" office:value-type="float" office:value="18669" calcext:value-type="float">
            <text:p>18669</text:p>
          </table:table-cell>
          <table:table-cell table:style-name="Default" office:value-type="float" office:value="27774" calcext:value-type="float">
            <text:p>27774</text:p>
          </table:table-cell>
          <table:table-cell office:value-type="float" office:value="16360" calcext:value-type="float">
            <text:p>16360</text:p>
          </table:table-cell>
          <table:table-cell table:style-name="Default" office:value-type="float" office:value="23822" calcext:value-type="float">
            <text:p>23822</text:p>
          </table:table-cell>
          <table:table-cell office:value-type="float" office:value="19963" calcext:value-type="float">
            <text:p>19963</text:p>
          </table:table-cell>
          <table:table-cell office:value-type="float" office:value="26386" calcext:value-type="float">
            <text:p>2638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92" calcext:value-type="float">
            <text:p>292</text:p>
          </table:table-cell>
          <table:table-cell office:value-type="float" office:value="12363" calcext:value-type="float">
            <text:p>12363</text:p>
          </table:table-cell>
          <table:table-cell office:value-type="float" office:value="18541" calcext:value-type="float">
            <text:p>18541</text:p>
          </table:table-cell>
          <table:table-cell office:value-type="float" office:value="10663" calcext:value-type="float">
            <text:p>10663</text:p>
          </table:table-cell>
          <table:table-cell office:value-type="float" office:value="18117" calcext:value-type="float">
            <text:p>18117</text:p>
          </table:table-cell>
          <table:table-cell office:value-type="float" office:value="12662" calcext:value-type="float">
            <text:p>12662</text:p>
          </table:table-cell>
          <table:table-cell office:value-type="float" office:value="19521" calcext:value-type="float">
            <text:p>19521</text:p>
          </table:table-cell>
          <table:table-cell office:value-type="float" office:value="12665" calcext:value-type="float">
            <text:p>12665</text:p>
          </table:table-cell>
          <table:table-cell office:value-type="float" office:value="18003" calcext:value-type="float">
            <text:p>18003</text:p>
          </table:table-cell>
          <table:table-cell table:style-name="ce8" office:value-type="float" office:value="292" calcext:value-type="float">
            <text:p>292</text:p>
          </table:table-cell>
          <table:table-cell office:value-type="float" office:value="13567" calcext:value-type="float">
            <text:p>13567</text:p>
          </table:table-cell>
          <table:table-cell office:value-type="float" office:value="23606" calcext:value-type="float">
            <text:p>23606</text:p>
          </table:table-cell>
          <table:table-cell table:style-name="ce4" office:value-type="float" office:value="19063" calcext:value-type="float">
            <text:p>19063</text:p>
          </table:table-cell>
          <table:table-cell table:style-name="Default" office:value-type="float" office:value="27932" calcext:value-type="float">
            <text:p>27932</text:p>
          </table:table-cell>
          <table:table-cell office:value-type="float" office:value="16065" calcext:value-type="float">
            <text:p>16065</text:p>
          </table:table-cell>
          <table:table-cell table:style-name="Default" office:value-type="float" office:value="23989" calcext:value-type="float">
            <text:p>23989</text:p>
          </table:table-cell>
          <table:table-cell office:value-type="float" office:value="19268" calcext:value-type="float">
            <text:p>19268</text:p>
          </table:table-cell>
          <table:table-cell office:value-type="float" office:value="26620" calcext:value-type="float">
            <text:p>2662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93" calcext:value-type="float">
            <text:p>293</text:p>
          </table:table-cell>
          <table:table-cell office:value-type="float" office:value="12563" calcext:value-type="float">
            <text:p>12563</text:p>
          </table:table-cell>
          <table:table-cell office:value-type="float" office:value="18345" calcext:value-type="float">
            <text:p>18345</text:p>
          </table:table-cell>
          <table:table-cell office:value-type="float" office:value="10563" calcext:value-type="float">
            <text:p>10563</text:p>
          </table:table-cell>
          <table:table-cell office:value-type="float" office:value="18089" calcext:value-type="float">
            <text:p>18089</text:p>
          </table:table-cell>
          <table:table-cell office:value-type="float" office:value="12864" calcext:value-type="float">
            <text:p>12864</text:p>
          </table:table-cell>
          <table:table-cell office:value-type="float" office:value="19341" calcext:value-type="float">
            <text:p>19341</text:p>
          </table:table-cell>
          <table:table-cell office:value-type="float" office:value="12764" calcext:value-type="float">
            <text:p>12764</text:p>
          </table:table-cell>
          <table:table-cell office:value-type="float" office:value="18114" calcext:value-type="float">
            <text:p>18114</text:p>
          </table:table-cell>
          <table:table-cell table:style-name="ce8" office:value-type="float" office:value="293" calcext:value-type="float">
            <text:p>293</text:p>
          </table:table-cell>
          <table:table-cell office:value-type="float" office:value="14565" calcext:value-type="float">
            <text:p>14565</text:p>
          </table:table-cell>
          <table:table-cell office:value-type="float" office:value="23685" calcext:value-type="float">
            <text:p>23685</text:p>
          </table:table-cell>
          <table:table-cell table:style-name="ce4" office:value-type="float" office:value="20067" calcext:value-type="float">
            <text:p>20067</text:p>
          </table:table-cell>
          <table:table-cell table:style-name="Default" office:value-type="float" office:value="27892" calcext:value-type="float">
            <text:p>27892</text:p>
          </table:table-cell>
          <table:table-cell office:value-type="float" office:value="13561" calcext:value-type="float">
            <text:p>13561</text:p>
          </table:table-cell>
          <table:table-cell table:style-name="Default" office:value-type="float" office:value="23727" calcext:value-type="float">
            <text:p>23727</text:p>
          </table:table-cell>
          <table:table-cell office:value-type="float" office:value="18774" calcext:value-type="float">
            <text:p>18774</text:p>
          </table:table-cell>
          <table:table-cell office:value-type="float" office:value="27005" calcext:value-type="float">
            <text:p>2700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94" calcext:value-type="float">
            <text:p>294</text:p>
          </table:table-cell>
          <table:table-cell office:value-type="float" office:value="13064" calcext:value-type="float">
            <text:p>13064</text:p>
          </table:table-cell>
          <table:table-cell office:value-type="float" office:value="18296" calcext:value-type="float">
            <text:p>18296</text:p>
          </table:table-cell>
          <table:table-cell office:value-type="float" office:value="10560" calcext:value-type="float">
            <text:p>10560</text:p>
          </table:table-cell>
          <table:table-cell office:value-type="float" office:value="18110" calcext:value-type="float">
            <text:p>18110</text:p>
          </table:table-cell>
          <table:table-cell office:value-type="float" office:value="13361" calcext:value-type="float">
            <text:p>13361</text:p>
          </table:table-cell>
          <table:table-cell office:value-type="float" office:value="19333" calcext:value-type="float">
            <text:p>19333</text:p>
          </table:table-cell>
          <table:table-cell office:value-type="float" office:value="12764" calcext:value-type="float">
            <text:p>12764</text:p>
          </table:table-cell>
          <table:table-cell office:value-type="float" office:value="18234" calcext:value-type="float">
            <text:p>18234</text:p>
          </table:table-cell>
          <table:table-cell table:style-name="ce8" office:value-type="float" office:value="294" calcext:value-type="float">
            <text:p>294</text:p>
          </table:table-cell>
          <table:table-cell office:value-type="float" office:value="14567" calcext:value-type="float">
            <text:p>14567</text:p>
          </table:table-cell>
          <table:table-cell office:value-type="float" office:value="23703" calcext:value-type="float">
            <text:p>23703</text:p>
          </table:table-cell>
          <table:table-cell table:style-name="ce4" office:value-type="float" office:value="20064" calcext:value-type="float">
            <text:p>20064</text:p>
          </table:table-cell>
          <table:table-cell table:style-name="Default" office:value-type="float" office:value="28139" calcext:value-type="float">
            <text:p>28139</text:p>
          </table:table-cell>
          <table:table-cell office:value-type="float" office:value="14262" calcext:value-type="float">
            <text:p>14262</text:p>
          </table:table-cell>
          <table:table-cell table:style-name="Default" office:value-type="float" office:value="23662" calcext:value-type="float">
            <text:p>23662</text:p>
          </table:table-cell>
          <table:table-cell office:value-type="float" office:value="18560" calcext:value-type="float">
            <text:p>18560</text:p>
          </table:table-cell>
          <table:table-cell office:value-type="float" office:value="27010" calcext:value-type="float">
            <text:p>2701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95" calcext:value-type="float">
            <text:p>295</text:p>
          </table:table-cell>
          <table:table-cell office:value-type="float" office:value="12366" calcext:value-type="float">
            <text:p>12366</text:p>
          </table:table-cell>
          <table:table-cell office:value-type="float" office:value="18557" calcext:value-type="float">
            <text:p>18557</text:p>
          </table:table-cell>
          <table:table-cell office:value-type="float" office:value="11465" calcext:value-type="float">
            <text:p>11465</text:p>
          </table:table-cell>
          <table:table-cell office:value-type="float" office:value="18253" calcext:value-type="float">
            <text:p>18253</text:p>
          </table:table-cell>
          <table:table-cell office:value-type="float" office:value="13561" calcext:value-type="float">
            <text:p>13561</text:p>
          </table:table-cell>
          <table:table-cell office:value-type="float" office:value="19402" calcext:value-type="float">
            <text:p>19402</text:p>
          </table:table-cell>
          <table:table-cell office:value-type="float" office:value="11864" calcext:value-type="float">
            <text:p>11864</text:p>
          </table:table-cell>
          <table:table-cell office:value-type="float" office:value="18670" calcext:value-type="float">
            <text:p>18670</text:p>
          </table:table-cell>
          <table:table-cell table:style-name="ce8" office:value-type="float" office:value="295" calcext:value-type="float">
            <text:p>295</text:p>
          </table:table-cell>
          <table:table-cell office:value-type="float" office:value="15470" calcext:value-type="float">
            <text:p>15470</text:p>
          </table:table-cell>
          <table:table-cell office:value-type="float" office:value="23684" calcext:value-type="float">
            <text:p>23684</text:p>
          </table:table-cell>
          <table:table-cell table:style-name="ce4" office:value-type="float" office:value="18964" calcext:value-type="float">
            <text:p>18964</text:p>
          </table:table-cell>
          <table:table-cell table:style-name="Default" office:value-type="float" office:value="28350" calcext:value-type="float">
            <text:p>28350</text:p>
          </table:table-cell>
          <table:table-cell office:value-type="float" office:value="15362" calcext:value-type="float">
            <text:p>15362</text:p>
          </table:table-cell>
          <table:table-cell table:style-name="Default" office:value-type="float" office:value="23397" calcext:value-type="float">
            <text:p>23397</text:p>
          </table:table-cell>
          <table:table-cell office:value-type="float" office:value="18971" calcext:value-type="float">
            <text:p>18971</text:p>
          </table:table-cell>
          <table:table-cell office:value-type="float" office:value="26709" calcext:value-type="float">
            <text:p>2670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96" calcext:value-type="float">
            <text:p>296</text:p>
          </table:table-cell>
          <table:table-cell office:value-type="float" office:value="13067" calcext:value-type="float">
            <text:p>13067</text:p>
          </table:table-cell>
          <table:table-cell office:value-type="float" office:value="18488" calcext:value-type="float">
            <text:p>18488</text:p>
          </table:table-cell>
          <table:table-cell office:value-type="float" office:value="12065" calcext:value-type="float">
            <text:p>12065</text:p>
          </table:table-cell>
          <table:table-cell office:value-type="float" office:value="18349" calcext:value-type="float">
            <text:p>18349</text:p>
          </table:table-cell>
          <table:table-cell office:value-type="float" office:value="13362" calcext:value-type="float">
            <text:p>13362</text:p>
          </table:table-cell>
          <table:table-cell office:value-type="float" office:value="19287" calcext:value-type="float">
            <text:p>19287</text:p>
          </table:table-cell>
          <table:table-cell office:value-type="float" office:value="12668" calcext:value-type="float">
            <text:p>12668</text:p>
          </table:table-cell>
          <table:table-cell office:value-type="float" office:value="18461" calcext:value-type="float">
            <text:p>18461</text:p>
          </table:table-cell>
          <table:table-cell table:style-name="ce8" office:value-type="float" office:value="296" calcext:value-type="float">
            <text:p>296</text:p>
          </table:table-cell>
          <table:table-cell office:value-type="float" office:value="13467" calcext:value-type="float">
            <text:p>13467</text:p>
          </table:table-cell>
          <table:table-cell office:value-type="float" office:value="23600" calcext:value-type="float">
            <text:p>23600</text:p>
          </table:table-cell>
          <table:table-cell table:style-name="ce4" office:value-type="float" office:value="19061" calcext:value-type="float">
            <text:p>19061</text:p>
          </table:table-cell>
          <table:table-cell table:style-name="Default" office:value-type="float" office:value="28529" calcext:value-type="float">
            <text:p>28529</text:p>
          </table:table-cell>
          <table:table-cell office:value-type="float" office:value="14361" calcext:value-type="float">
            <text:p>14361</text:p>
          </table:table-cell>
          <table:table-cell table:style-name="Default" office:value-type="float" office:value="23306" calcext:value-type="float">
            <text:p>23306</text:p>
          </table:table-cell>
          <table:table-cell office:value-type="float" office:value="19172" calcext:value-type="float">
            <text:p>19172</text:p>
          </table:table-cell>
          <table:table-cell office:value-type="float" office:value="27163" calcext:value-type="float">
            <text:p>2716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97" calcext:value-type="float">
            <text:p>297</text:p>
          </table:table-cell>
          <table:table-cell office:value-type="float" office:value="12367" calcext:value-type="float">
            <text:p>12367</text:p>
          </table:table-cell>
          <table:table-cell office:value-type="float" office:value="18598" calcext:value-type="float">
            <text:p>18598</text:p>
          </table:table-cell>
          <table:table-cell office:value-type="float" office:value="12067" calcext:value-type="float">
            <text:p>12067</text:p>
          </table:table-cell>
          <table:table-cell office:value-type="float" office:value="18566" calcext:value-type="float">
            <text:p>18566</text:p>
          </table:table-cell>
          <table:table-cell office:value-type="float" office:value="12561" calcext:value-type="float">
            <text:p>12561</text:p>
          </table:table-cell>
          <table:table-cell office:value-type="float" office:value="19300" calcext:value-type="float">
            <text:p>19300</text:p>
          </table:table-cell>
          <table:table-cell office:value-type="float" office:value="12965" calcext:value-type="float">
            <text:p>12965</text:p>
          </table:table-cell>
          <table:table-cell office:value-type="float" office:value="18458" calcext:value-type="float">
            <text:p>18458</text:p>
          </table:table-cell>
          <table:table-cell table:style-name="ce8" office:value-type="float" office:value="297" calcext:value-type="float">
            <text:p>297</text:p>
          </table:table-cell>
          <table:table-cell office:value-type="float" office:value="14268" calcext:value-type="float">
            <text:p>14268</text:p>
          </table:table-cell>
          <table:table-cell office:value-type="float" office:value="23826" calcext:value-type="float">
            <text:p>23826</text:p>
          </table:table-cell>
          <table:table-cell table:style-name="ce4" office:value-type="float" office:value="19365" calcext:value-type="float">
            <text:p>19365</text:p>
          </table:table-cell>
          <table:table-cell table:style-name="Default" office:value-type="float" office:value="28511" calcext:value-type="float">
            <text:p>28511</text:p>
          </table:table-cell>
          <table:table-cell office:value-type="float" office:value="14959" calcext:value-type="float">
            <text:p>14959</text:p>
          </table:table-cell>
          <table:table-cell table:style-name="Default" office:value-type="float" office:value="23117" calcext:value-type="float">
            <text:p>23117</text:p>
          </table:table-cell>
          <table:table-cell office:value-type="float" office:value="19464" calcext:value-type="float">
            <text:p>19464</text:p>
          </table:table-cell>
          <table:table-cell office:value-type="float" office:value="27260" calcext:value-type="float">
            <text:p>2726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98" calcext:value-type="float">
            <text:p>298</text:p>
          </table:table-cell>
          <table:table-cell office:value-type="float" office:value="12367" calcext:value-type="float">
            <text:p>12367</text:p>
          </table:table-cell>
          <table:table-cell office:value-type="float" office:value="18581" calcext:value-type="float">
            <text:p>18581</text:p>
          </table:table-cell>
          <table:table-cell office:value-type="float" office:value="11663" calcext:value-type="float">
            <text:p>11663</text:p>
          </table:table-cell>
          <table:table-cell office:value-type="float" office:value="18391" calcext:value-type="float">
            <text:p>18391</text:p>
          </table:table-cell>
          <table:table-cell office:value-type="float" office:value="13362" calcext:value-type="float">
            <text:p>13362</text:p>
          </table:table-cell>
          <table:table-cell office:value-type="float" office:value="19326" calcext:value-type="float">
            <text:p>19326</text:p>
          </table:table-cell>
          <table:table-cell office:value-type="float" office:value="12766" calcext:value-type="float">
            <text:p>12766</text:p>
          </table:table-cell>
          <table:table-cell office:value-type="float" office:value="18511" calcext:value-type="float">
            <text:p>18511</text:p>
          </table:table-cell>
          <table:table-cell table:style-name="ce8" office:value-type="float" office:value="298" calcext:value-type="float">
            <text:p>298</text:p>
          </table:table-cell>
          <table:table-cell office:value-type="float" office:value="12866" calcext:value-type="float">
            <text:p>12866</text:p>
          </table:table-cell>
          <table:table-cell office:value-type="float" office:value="23582" calcext:value-type="float">
            <text:p>23582</text:p>
          </table:table-cell>
          <table:table-cell table:style-name="ce4" office:value-type="float" office:value="18260" calcext:value-type="float">
            <text:p>18260</text:p>
          </table:table-cell>
          <table:table-cell table:style-name="Default" office:value-type="float" office:value="28364" calcext:value-type="float">
            <text:p>28364</text:p>
          </table:table-cell>
          <table:table-cell office:value-type="float" office:value="13461" calcext:value-type="float">
            <text:p>13461</text:p>
          </table:table-cell>
          <table:table-cell table:style-name="Default" office:value-type="float" office:value="22986" calcext:value-type="float">
            <text:p>22986</text:p>
          </table:table-cell>
          <table:table-cell office:value-type="float" office:value="18975" calcext:value-type="float">
            <text:p>18975</text:p>
          </table:table-cell>
          <table:table-cell office:value-type="float" office:value="27393" calcext:value-type="float">
            <text:p>2739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299" calcext:value-type="float">
            <text:p>299</text:p>
          </table:table-cell>
          <table:table-cell office:value-type="float" office:value="13068" calcext:value-type="float">
            <text:p>13068</text:p>
          </table:table-cell>
          <table:table-cell office:value-type="float" office:value="18570" calcext:value-type="float">
            <text:p>18570</text:p>
          </table:table-cell>
          <table:table-cell office:value-type="float" office:value="11663" calcext:value-type="float">
            <text:p>11663</text:p>
          </table:table-cell>
          <table:table-cell office:value-type="float" office:value="18406" calcext:value-type="float">
            <text:p>18406</text:p>
          </table:table-cell>
          <table:table-cell office:value-type="float" office:value="13363" calcext:value-type="float">
            <text:p>13363</text:p>
          </table:table-cell>
          <table:table-cell office:value-type="float" office:value="19384" calcext:value-type="float">
            <text:p>19384</text:p>
          </table:table-cell>
          <table:table-cell office:value-type="float" office:value="12063" calcext:value-type="float">
            <text:p>12063</text:p>
          </table:table-cell>
          <table:table-cell office:value-type="float" office:value="18654" calcext:value-type="float">
            <text:p>18654</text:p>
          </table:table-cell>
          <table:table-cell table:style-name="ce8" office:value-type="float" office:value="299" calcext:value-type="float">
            <text:p>299</text:p>
          </table:table-cell>
          <table:table-cell office:value-type="float" office:value="14567" calcext:value-type="float">
            <text:p>14567</text:p>
          </table:table-cell>
          <table:table-cell office:value-type="float" office:value="23210" calcext:value-type="float">
            <text:p>23210</text:p>
          </table:table-cell>
          <table:table-cell table:style-name="ce4" office:value-type="float" office:value="18262" calcext:value-type="float">
            <text:p>18262</text:p>
          </table:table-cell>
          <table:table-cell table:style-name="Default" office:value-type="float" office:value="27790" calcext:value-type="float">
            <text:p>27790</text:p>
          </table:table-cell>
          <table:table-cell office:value-type="float" office:value="14464" calcext:value-type="float">
            <text:p>14464</text:p>
          </table:table-cell>
          <table:table-cell table:style-name="Default" office:value-type="float" office:value="22992" calcext:value-type="float">
            <text:p>22992</text:p>
          </table:table-cell>
          <table:table-cell office:value-type="float" office:value="18370" calcext:value-type="float">
            <text:p>18370</text:p>
          </table:table-cell>
          <table:table-cell office:value-type="float" office:value="26890" calcext:value-type="float">
            <text:p>2689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00" calcext:value-type="float">
            <text:p>300</text:p>
          </table:table-cell>
          <table:table-cell office:value-type="float" office:value="12268" calcext:value-type="float">
            <text:p>12268</text:p>
          </table:table-cell>
          <table:table-cell office:value-type="float" office:value="18621" calcext:value-type="float">
            <text:p>18621</text:p>
          </table:table-cell>
          <table:table-cell office:value-type="float" office:value="11465" calcext:value-type="float">
            <text:p>11465</text:p>
          </table:table-cell>
          <table:table-cell office:value-type="float" office:value="18557" calcext:value-type="float">
            <text:p>18557</text:p>
          </table:table-cell>
          <table:table-cell office:value-type="float" office:value="13360" calcext:value-type="float">
            <text:p>13360</text:p>
          </table:table-cell>
          <table:table-cell office:value-type="float" office:value="19263" calcext:value-type="float">
            <text:p>19263</text:p>
          </table:table-cell>
          <table:table-cell office:value-type="float" office:value="11962" calcext:value-type="float">
            <text:p>11962</text:p>
          </table:table-cell>
          <table:table-cell office:value-type="float" office:value="18603" calcext:value-type="float">
            <text:p>18603</text:p>
          </table:table-cell>
          <table:table-cell table:style-name="ce8" office:value-type="float" office:value="300" calcext:value-type="float">
            <text:p>300</text:p>
          </table:table-cell>
          <table:table-cell office:value-type="float" office:value="15168" calcext:value-type="float">
            <text:p>15168</text:p>
          </table:table-cell>
          <table:table-cell office:value-type="float" office:value="23180" calcext:value-type="float">
            <text:p>23180</text:p>
          </table:table-cell>
          <table:table-cell table:style-name="ce4" office:value-type="float" office:value="17960" calcext:value-type="float">
            <text:p>17960</text:p>
          </table:table-cell>
          <table:table-cell table:style-name="Default" office:value-type="float" office:value="27170" calcext:value-type="float">
            <text:p>27170</text:p>
          </table:table-cell>
          <table:table-cell office:value-type="float" office:value="14662" calcext:value-type="float">
            <text:p>14662</text:p>
          </table:table-cell>
          <table:table-cell table:style-name="Default" office:value-type="float" office:value="22973" calcext:value-type="float">
            <text:p>22973</text:p>
          </table:table-cell>
          <table:table-cell office:value-type="float" office:value="19263" calcext:value-type="float">
            <text:p>19263</text:p>
          </table:table-cell>
          <table:table-cell office:value-type="float" office:value="27273" calcext:value-type="float">
            <text:p>2727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01" calcext:value-type="float">
            <text:p>301</text:p>
          </table:table-cell>
          <table:table-cell office:value-type="float" office:value="11467" calcext:value-type="float">
            <text:p>11467</text:p>
          </table:table-cell>
          <table:table-cell office:value-type="float" office:value="18425" calcext:value-type="float">
            <text:p>18425</text:p>
          </table:table-cell>
          <table:table-cell office:value-type="float" office:value="12465" calcext:value-type="float">
            <text:p>12465</text:p>
          </table:table-cell>
          <table:table-cell office:value-type="float" office:value="18584" calcext:value-type="float">
            <text:p>18584</text:p>
          </table:table-cell>
          <table:table-cell office:value-type="float" office:value="13360" calcext:value-type="float">
            <text:p>13360</text:p>
          </table:table-cell>
          <table:table-cell office:value-type="float" office:value="19311" calcext:value-type="float">
            <text:p>19311</text:p>
          </table:table-cell>
          <table:table-cell office:value-type="float" office:value="12566" calcext:value-type="float">
            <text:p>12566</text:p>
          </table:table-cell>
          <table:table-cell office:value-type="float" office:value="18572" calcext:value-type="float">
            <text:p>18572</text:p>
          </table:table-cell>
          <table:table-cell table:style-name="ce8" office:value-type="float" office:value="301" calcext:value-type="float">
            <text:p>301</text:p>
          </table:table-cell>
          <table:table-cell office:value-type="float" office:value="14270" calcext:value-type="float">
            <text:p>14270</text:p>
          </table:table-cell>
          <table:table-cell office:value-type="float" office:value="23579" calcext:value-type="float">
            <text:p>23579</text:p>
          </table:table-cell>
          <table:table-cell table:style-name="ce4" office:value-type="float" office:value="18261" calcext:value-type="float">
            <text:p>18261</text:p>
          </table:table-cell>
          <table:table-cell table:style-name="Default" office:value-type="float" office:value="27027" calcext:value-type="float">
            <text:p>27027</text:p>
          </table:table-cell>
          <table:table-cell office:value-type="float" office:value="15259" calcext:value-type="float">
            <text:p>15259</text:p>
          </table:table-cell>
          <table:table-cell table:style-name="Default" office:value-type="float" office:value="23277" calcext:value-type="float">
            <text:p>23277</text:p>
          </table:table-cell>
          <table:table-cell office:value-type="float" office:value="18463" calcext:value-type="float">
            <text:p>18463</text:p>
          </table:table-cell>
          <table:table-cell office:value-type="float" office:value="27373" calcext:value-type="float">
            <text:p>2737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02" calcext:value-type="float">
            <text:p>302</text:p>
          </table:table-cell>
          <table:table-cell office:value-type="float" office:value="12368" calcext:value-type="float">
            <text:p>12368</text:p>
          </table:table-cell>
          <table:table-cell office:value-type="float" office:value="18542" calcext:value-type="float">
            <text:p>18542</text:p>
          </table:table-cell>
          <table:table-cell office:value-type="float" office:value="12762" calcext:value-type="float">
            <text:p>12762</text:p>
          </table:table-cell>
          <table:table-cell office:value-type="float" office:value="18559" calcext:value-type="float">
            <text:p>18559</text:p>
          </table:table-cell>
          <table:table-cell office:value-type="float" office:value="13361" calcext:value-type="float">
            <text:p>13361</text:p>
          </table:table-cell>
          <table:table-cell office:value-type="float" office:value="19347" calcext:value-type="float">
            <text:p>19347</text:p>
          </table:table-cell>
          <table:table-cell office:value-type="float" office:value="12162" calcext:value-type="float">
            <text:p>12162</text:p>
          </table:table-cell>
          <table:table-cell office:value-type="float" office:value="18412" calcext:value-type="float">
            <text:p>18412</text:p>
          </table:table-cell>
          <table:table-cell table:style-name="ce8" office:value-type="float" office:value="302" calcext:value-type="float">
            <text:p>302</text:p>
          </table:table-cell>
          <table:table-cell office:value-type="float" office:value="14165" calcext:value-type="float">
            <text:p>14165</text:p>
          </table:table-cell>
          <table:table-cell office:value-type="float" office:value="23625" calcext:value-type="float">
            <text:p>23625</text:p>
          </table:table-cell>
          <table:table-cell table:style-name="ce4" office:value-type="float" office:value="18460" calcext:value-type="float">
            <text:p>18460</text:p>
          </table:table-cell>
          <table:table-cell table:style-name="Default" office:value-type="float" office:value="27286" calcext:value-type="float">
            <text:p>27286</text:p>
          </table:table-cell>
          <table:table-cell office:value-type="float" office:value="14161" calcext:value-type="float">
            <text:p>14161</text:p>
          </table:table-cell>
          <table:table-cell table:style-name="Default" office:value-type="float" office:value="23308" calcext:value-type="float">
            <text:p>23308</text:p>
          </table:table-cell>
          <table:table-cell office:value-type="float" office:value="19267" calcext:value-type="float">
            <text:p>19267</text:p>
          </table:table-cell>
          <table:table-cell office:value-type="float" office:value="27747" calcext:value-type="float">
            <text:p>2774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03" calcext:value-type="float">
            <text:p>303</text:p>
          </table:table-cell>
          <table:table-cell office:value-type="float" office:value="12365" calcext:value-type="float">
            <text:p>12365</text:p>
          </table:table-cell>
          <table:table-cell office:value-type="float" office:value="18453" calcext:value-type="float">
            <text:p>18453</text:p>
          </table:table-cell>
          <table:table-cell office:value-type="float" office:value="11662" calcext:value-type="float">
            <text:p>11662</text:p>
          </table:table-cell>
          <table:table-cell office:value-type="float" office:value="18621" calcext:value-type="float">
            <text:p>18621</text:p>
          </table:table-cell>
          <table:table-cell office:value-type="float" office:value="13361" calcext:value-type="float">
            <text:p>13361</text:p>
          </table:table-cell>
          <table:table-cell office:value-type="float" office:value="19189" calcext:value-type="float">
            <text:p>19189</text:p>
          </table:table-cell>
          <table:table-cell office:value-type="float" office:value="10965" calcext:value-type="float">
            <text:p>10965</text:p>
          </table:table-cell>
          <table:table-cell office:value-type="float" office:value="18493" calcext:value-type="float">
            <text:p>18493</text:p>
          </table:table-cell>
          <table:table-cell table:style-name="ce8" office:value-type="float" office:value="303" calcext:value-type="float">
            <text:p>303</text:p>
          </table:table-cell>
          <table:table-cell office:value-type="float" office:value="14663" calcext:value-type="float">
            <text:p>14663</text:p>
          </table:table-cell>
          <table:table-cell office:value-type="float" office:value="23395" calcext:value-type="float">
            <text:p>23395</text:p>
          </table:table-cell>
          <table:table-cell table:style-name="ce4" office:value-type="float" office:value="17662" calcext:value-type="float">
            <text:p>17662</text:p>
          </table:table-cell>
          <table:table-cell table:style-name="Default" office:value-type="float" office:value="27590" calcext:value-type="float">
            <text:p>27590</text:p>
          </table:table-cell>
          <table:table-cell office:value-type="float" office:value="13362" calcext:value-type="float">
            <text:p>13362</text:p>
          </table:table-cell>
          <table:table-cell table:style-name="Default" office:value-type="float" office:value="23246" calcext:value-type="float">
            <text:p>23246</text:p>
          </table:table-cell>
          <table:table-cell office:value-type="float" office:value="19469" calcext:value-type="float">
            <text:p>19469</text:p>
          </table:table-cell>
          <table:table-cell office:value-type="float" office:value="28038" calcext:value-type="float">
            <text:p>2803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04" calcext:value-type="float">
            <text:p>304</text:p>
          </table:table-cell>
          <table:table-cell office:value-type="float" office:value="12365" calcext:value-type="float">
            <text:p>12365</text:p>
          </table:table-cell>
          <table:table-cell office:value-type="float" office:value="18449" calcext:value-type="float">
            <text:p>18449</text:p>
          </table:table-cell>
          <table:table-cell office:value-type="float" office:value="10666" calcext:value-type="float">
            <text:p>10666</text:p>
          </table:table-cell>
          <table:table-cell office:value-type="float" office:value="18606" calcext:value-type="float">
            <text:p>18606</text:p>
          </table:table-cell>
          <table:table-cell office:value-type="float" office:value="12560" calcext:value-type="float">
            <text:p>12560</text:p>
          </table:table-cell>
          <table:table-cell office:value-type="float" office:value="19258" calcext:value-type="float">
            <text:p>19258</text:p>
          </table:table-cell>
          <table:table-cell office:value-type="float" office:value="11962" calcext:value-type="float">
            <text:p>11962</text:p>
          </table:table-cell>
          <table:table-cell office:value-type="float" office:value="18121" calcext:value-type="float">
            <text:p>18121</text:p>
          </table:table-cell>
          <table:table-cell table:style-name="ce8" office:value-type="float" office:value="304" calcext:value-type="float">
            <text:p>304</text:p>
          </table:table-cell>
          <table:table-cell office:value-type="float" office:value="14469" calcext:value-type="float">
            <text:p>14469</text:p>
          </table:table-cell>
          <table:table-cell office:value-type="float" office:value="23394" calcext:value-type="float">
            <text:p>23394</text:p>
          </table:table-cell>
          <table:table-cell table:style-name="ce4" office:value-type="float" office:value="17760" calcext:value-type="float">
            <text:p>17760</text:p>
          </table:table-cell>
          <table:table-cell table:style-name="Default" office:value-type="float" office:value="27418" calcext:value-type="float">
            <text:p>27418</text:p>
          </table:table-cell>
          <table:table-cell office:value-type="float" office:value="15161" calcext:value-type="float">
            <text:p>15161</text:p>
          </table:table-cell>
          <table:table-cell table:style-name="Default" office:value-type="float" office:value="23170" calcext:value-type="float">
            <text:p>23170</text:p>
          </table:table-cell>
          <table:table-cell office:value-type="float" office:value="19071" calcext:value-type="float">
            <text:p>19071</text:p>
          </table:table-cell>
          <table:table-cell office:value-type="float" office:value="27524" calcext:value-type="float">
            <text:p>2752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05" calcext:value-type="float">
            <text:p>305</text:p>
          </table:table-cell>
          <table:table-cell office:value-type="float" office:value="12267" calcext:value-type="float">
            <text:p>12267</text:p>
          </table:table-cell>
          <table:table-cell office:value-type="float" office:value="18256" calcext:value-type="float">
            <text:p>18256</text:p>
          </table:table-cell>
          <table:table-cell office:value-type="float" office:value="11559" calcext:value-type="float">
            <text:p>11559</text:p>
          </table:table-cell>
          <table:table-cell office:value-type="float" office:value="18533" calcext:value-type="float">
            <text:p>18533</text:p>
          </table:table-cell>
          <table:table-cell office:value-type="float" office:value="13361" calcext:value-type="float">
            <text:p>13361</text:p>
          </table:table-cell>
          <table:table-cell office:value-type="float" office:value="19185" calcext:value-type="float">
            <text:p>19185</text:p>
          </table:table-cell>
          <table:table-cell office:value-type="float" office:value="11766" calcext:value-type="float">
            <text:p>11766</text:p>
          </table:table-cell>
          <table:table-cell office:value-type="float" office:value="18215" calcext:value-type="float">
            <text:p>18215</text:p>
          </table:table-cell>
          <table:table-cell table:style-name="ce8" office:value-type="float" office:value="305" calcext:value-type="float">
            <text:p>305</text:p>
          </table:table-cell>
          <table:table-cell office:value-type="float" office:value="15365" calcext:value-type="float">
            <text:p>15365</text:p>
          </table:table-cell>
          <table:table-cell office:value-type="float" office:value="23379" calcext:value-type="float">
            <text:p>23379</text:p>
          </table:table-cell>
          <table:table-cell table:style-name="ce4" office:value-type="float" office:value="18555" calcext:value-type="float">
            <text:p>18555</text:p>
          </table:table-cell>
          <table:table-cell table:style-name="Default" office:value-type="float" office:value="27337" calcext:value-type="float">
            <text:p>27337</text:p>
          </table:table-cell>
          <table:table-cell office:value-type="float" office:value="15460" calcext:value-type="float">
            <text:p>15460</text:p>
          </table:table-cell>
          <table:table-cell table:style-name="Default" office:value-type="float" office:value="23145" calcext:value-type="float">
            <text:p>23145</text:p>
          </table:table-cell>
          <table:table-cell office:value-type="float" office:value="18564" calcext:value-type="float">
            <text:p>18564</text:p>
          </table:table-cell>
          <table:table-cell office:value-type="float" office:value="27410" calcext:value-type="float">
            <text:p>2741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06" calcext:value-type="float">
            <text:p>306</text:p>
          </table:table-cell>
          <table:table-cell office:value-type="float" office:value="11565" calcext:value-type="float">
            <text:p>11565</text:p>
          </table:table-cell>
          <table:table-cell office:value-type="float" office:value="18321" calcext:value-type="float">
            <text:p>18321</text:p>
          </table:table-cell>
          <table:table-cell office:value-type="float" office:value="11563" calcext:value-type="float">
            <text:p>11563</text:p>
          </table:table-cell>
          <table:table-cell office:value-type="float" office:value="18340" calcext:value-type="float">
            <text:p>18340</text:p>
          </table:table-cell>
          <table:table-cell office:value-type="float" office:value="12560" calcext:value-type="float">
            <text:p>12560</text:p>
          </table:table-cell>
          <table:table-cell office:value-type="float" office:value="19043" calcext:value-type="float">
            <text:p>19043</text:p>
          </table:table-cell>
          <table:table-cell office:value-type="float" office:value="11763" calcext:value-type="float">
            <text:p>11763</text:p>
          </table:table-cell>
          <table:table-cell office:value-type="float" office:value="18009" calcext:value-type="float">
            <text:p>18009</text:p>
          </table:table-cell>
          <table:table-cell table:style-name="ce8" office:value-type="float" office:value="306" calcext:value-type="float">
            <text:p>306</text:p>
          </table:table-cell>
          <table:table-cell office:value-type="float" office:value="13469" calcext:value-type="float">
            <text:p>13469</text:p>
          </table:table-cell>
          <table:table-cell office:value-type="float" office:value="23209" calcext:value-type="float">
            <text:p>23209</text:p>
          </table:table-cell>
          <table:table-cell table:style-name="ce4" office:value-type="float" office:value="19066" calcext:value-type="float">
            <text:p>19066</text:p>
          </table:table-cell>
          <table:table-cell table:style-name="Default" office:value-type="float" office:value="27557" calcext:value-type="float">
            <text:p>27557</text:p>
          </table:table-cell>
          <table:table-cell office:value-type="float" office:value="15358" calcext:value-type="float">
            <text:p>15358</text:p>
          </table:table-cell>
          <table:table-cell table:style-name="Default" office:value-type="float" office:value="23411" calcext:value-type="float">
            <text:p>23411</text:p>
          </table:table-cell>
          <table:table-cell office:value-type="float" office:value="19970" calcext:value-type="float">
            <text:p>19970</text:p>
          </table:table-cell>
          <table:table-cell office:value-type="float" office:value="27249" calcext:value-type="float">
            <text:p>2724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07" calcext:value-type="float">
            <text:p>307</text:p>
          </table:table-cell>
          <table:table-cell office:value-type="float" office:value="12365" calcext:value-type="float">
            <text:p>12365</text:p>
          </table:table-cell>
          <table:table-cell office:value-type="float" office:value="18436" calcext:value-type="float">
            <text:p>18436</text:p>
          </table:table-cell>
          <table:table-cell office:value-type="float" office:value="10460" calcext:value-type="float">
            <text:p>10460</text:p>
          </table:table-cell>
          <table:table-cell office:value-type="float" office:value="18101" calcext:value-type="float">
            <text:p>18101</text:p>
          </table:table-cell>
          <table:table-cell office:value-type="float" office:value="13361" calcext:value-type="float">
            <text:p>13361</text:p>
          </table:table-cell>
          <table:table-cell office:value-type="float" office:value="19046" calcext:value-type="float">
            <text:p>19046</text:p>
          </table:table-cell>
          <table:table-cell office:value-type="float" office:value="11869" calcext:value-type="float">
            <text:p>11869</text:p>
          </table:table-cell>
          <table:table-cell office:value-type="float" office:value="17863" calcext:value-type="float">
            <text:p>17863</text:p>
          </table:table-cell>
          <table:table-cell table:style-name="ce8" office:value-type="float" office:value="307" calcext:value-type="float">
            <text:p>307</text:p>
          </table:table-cell>
          <table:table-cell office:value-type="float" office:value="14566" calcext:value-type="float">
            <text:p>14566</text:p>
          </table:table-cell>
          <table:table-cell office:value-type="float" office:value="23309" calcext:value-type="float">
            <text:p>23309</text:p>
          </table:table-cell>
          <table:table-cell table:style-name="ce4" office:value-type="float" office:value="19057" calcext:value-type="float">
            <text:p>19057</text:p>
          </table:table-cell>
          <table:table-cell table:style-name="Default" office:value-type="float" office:value="27515" calcext:value-type="float">
            <text:p>27515</text:p>
          </table:table-cell>
          <table:table-cell office:value-type="float" office:value="16163" calcext:value-type="float">
            <text:p>16163</text:p>
          </table:table-cell>
          <table:table-cell table:style-name="Default" office:value-type="float" office:value="23792" calcext:value-type="float">
            <text:p>23792</text:p>
          </table:table-cell>
          <table:table-cell office:value-type="float" office:value="19863" calcext:value-type="float">
            <text:p>19863</text:p>
          </table:table-cell>
          <table:table-cell office:value-type="float" office:value="27150" calcext:value-type="float">
            <text:p>2715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08" calcext:value-type="float">
            <text:p>308</text:p>
          </table:table-cell>
          <table:table-cell office:value-type="float" office:value="12364" calcext:value-type="float">
            <text:p>12364</text:p>
          </table:table-cell>
          <table:table-cell office:value-type="float" office:value="18263" calcext:value-type="float">
            <text:p>18263</text:p>
          </table:table-cell>
          <table:table-cell office:value-type="float" office:value="11162" calcext:value-type="float">
            <text:p>11162</text:p>
          </table:table-cell>
          <table:table-cell office:value-type="float" office:value="18083" calcext:value-type="float">
            <text:p>18083</text:p>
          </table:table-cell>
          <table:table-cell office:value-type="float" office:value="12760" calcext:value-type="float">
            <text:p>12760</text:p>
          </table:table-cell>
          <table:table-cell office:value-type="float" office:value="19117" calcext:value-type="float">
            <text:p>19117</text:p>
          </table:table-cell>
          <table:table-cell office:value-type="float" office:value="12363" calcext:value-type="float">
            <text:p>12363</text:p>
          </table:table-cell>
          <table:table-cell office:value-type="float" office:value="17925" calcext:value-type="float">
            <text:p>17925</text:p>
          </table:table-cell>
          <table:table-cell table:style-name="ce8" office:value-type="float" office:value="308" calcext:value-type="float">
            <text:p>308</text:p>
          </table:table-cell>
          <table:table-cell office:value-type="float" office:value="14368" calcext:value-type="float">
            <text:p>14368</text:p>
          </table:table-cell>
          <table:table-cell office:value-type="float" office:value="23618" calcext:value-type="float">
            <text:p>23618</text:p>
          </table:table-cell>
          <table:table-cell table:style-name="ce4" office:value-type="float" office:value="18353" calcext:value-type="float">
            <text:p>18353</text:p>
          </table:table-cell>
          <table:table-cell table:style-name="Default" office:value-type="float" office:value="27842" calcext:value-type="float">
            <text:p>27842</text:p>
          </table:table-cell>
          <table:table-cell office:value-type="float" office:value="14361" calcext:value-type="float">
            <text:p>14361</text:p>
          </table:table-cell>
          <table:table-cell table:style-name="Default" office:value-type="float" office:value="23782" calcext:value-type="float">
            <text:p>23782</text:p>
          </table:table-cell>
          <table:table-cell office:value-type="float" office:value="19671" calcext:value-type="float">
            <text:p>19671</text:p>
          </table:table-cell>
          <table:table-cell office:value-type="float" office:value="27365" calcext:value-type="float">
            <text:p>2736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09" calcext:value-type="float">
            <text:p>309</text:p>
          </table:table-cell>
          <table:table-cell office:value-type="float" office:value="11566" calcext:value-type="float">
            <text:p>11566</text:p>
          </table:table-cell>
          <table:table-cell office:value-type="float" office:value="18019" calcext:value-type="float">
            <text:p>18019</text:p>
          </table:table-cell>
          <table:table-cell office:value-type="float" office:value="10759" calcext:value-type="float">
            <text:p>10759</text:p>
          </table:table-cell>
          <table:table-cell office:value-type="float" office:value="18132" calcext:value-type="float">
            <text:p>18132</text:p>
          </table:table-cell>
          <table:table-cell office:value-type="float" office:value="13460" calcext:value-type="float">
            <text:p>13460</text:p>
          </table:table-cell>
          <table:table-cell office:value-type="float" office:value="19140" calcext:value-type="float">
            <text:p>19140</text:p>
          </table:table-cell>
          <table:table-cell office:value-type="float" office:value="12465" calcext:value-type="float">
            <text:p>12465</text:p>
          </table:table-cell>
          <table:table-cell office:value-type="float" office:value="18146" calcext:value-type="float">
            <text:p>18146</text:p>
          </table:table-cell>
          <table:table-cell table:style-name="ce8" office:value-type="float" office:value="309" calcext:value-type="float">
            <text:p>309</text:p>
          </table:table-cell>
          <table:table-cell office:value-type="float" office:value="14369" calcext:value-type="float">
            <text:p>14369</text:p>
          </table:table-cell>
          <table:table-cell office:value-type="float" office:value="23684" calcext:value-type="float">
            <text:p>23684</text:p>
          </table:table-cell>
          <table:table-cell table:style-name="ce4" office:value-type="float" office:value="18270" calcext:value-type="float">
            <text:p>18270</text:p>
          </table:table-cell>
          <table:table-cell table:style-name="Default" office:value-type="float" office:value="27839" calcext:value-type="float">
            <text:p>27839</text:p>
          </table:table-cell>
          <table:table-cell office:value-type="float" office:value="14561" calcext:value-type="float">
            <text:p>14561</text:p>
          </table:table-cell>
          <table:table-cell table:style-name="Default" office:value-type="float" office:value="23592" calcext:value-type="float">
            <text:p>23592</text:p>
          </table:table-cell>
          <table:table-cell office:value-type="float" office:value="19471" calcext:value-type="float">
            <text:p>19471</text:p>
          </table:table-cell>
          <table:table-cell office:value-type="float" office:value="27940" calcext:value-type="float">
            <text:p>2794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10" calcext:value-type="float">
            <text:p>310</text:p>
          </table:table-cell>
          <table:table-cell office:value-type="float" office:value="12264" calcext:value-type="float">
            <text:p>12264</text:p>
          </table:table-cell>
          <table:table-cell office:value-type="float" office:value="18058" calcext:value-type="float">
            <text:p>18058</text:p>
          </table:table-cell>
          <table:table-cell office:value-type="float" office:value="10563" calcext:value-type="float">
            <text:p>10563</text:p>
          </table:table-cell>
          <table:table-cell office:value-type="float" office:value="17998" calcext:value-type="float">
            <text:p>17998</text:p>
          </table:table-cell>
          <table:table-cell office:value-type="float" office:value="12560" calcext:value-type="float">
            <text:p>12560</text:p>
          </table:table-cell>
          <table:table-cell office:value-type="float" office:value="19288" calcext:value-type="float">
            <text:p>19288</text:p>
          </table:table-cell>
          <table:table-cell office:value-type="float" office:value="11963" calcext:value-type="float">
            <text:p>11963</text:p>
          </table:table-cell>
          <table:table-cell office:value-type="float" office:value="18123" calcext:value-type="float">
            <text:p>18123</text:p>
          </table:table-cell>
          <table:table-cell table:style-name="ce8" office:value-type="float" office:value="310" calcext:value-type="float">
            <text:p>310</text:p>
          </table:table-cell>
          <table:table-cell office:value-type="float" office:value="14466" calcext:value-type="float">
            <text:p>14466</text:p>
          </table:table-cell>
          <table:table-cell office:value-type="float" office:value="23787" calcext:value-type="float">
            <text:p>23787</text:p>
          </table:table-cell>
          <table:table-cell table:style-name="ce4" office:value-type="float" office:value="18065" calcext:value-type="float">
            <text:p>18065</text:p>
          </table:table-cell>
          <table:table-cell table:style-name="Default" office:value-type="float" office:value="27953" calcext:value-type="float">
            <text:p>27953</text:p>
          </table:table-cell>
          <table:table-cell office:value-type="float" office:value="14562" calcext:value-type="float">
            <text:p>14562</text:p>
          </table:table-cell>
          <table:table-cell table:style-name="Default" office:value-type="float" office:value="23184" calcext:value-type="float">
            <text:p>23184</text:p>
          </table:table-cell>
          <table:table-cell office:value-type="float" office:value="19967" calcext:value-type="float">
            <text:p>19967</text:p>
          </table:table-cell>
          <table:table-cell office:value-type="float" office:value="28018" calcext:value-type="float">
            <text:p>2801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11" calcext:value-type="float">
            <text:p>311</text:p>
          </table:table-cell>
          <table:table-cell office:value-type="float" office:value="11565" calcext:value-type="float">
            <text:p>11565</text:p>
          </table:table-cell>
          <table:table-cell office:value-type="float" office:value="18019" calcext:value-type="float">
            <text:p>18019</text:p>
          </table:table-cell>
          <table:table-cell office:value-type="float" office:value="11360" calcext:value-type="float">
            <text:p>11360</text:p>
          </table:table-cell>
          <table:table-cell office:value-type="float" office:value="17887" calcext:value-type="float">
            <text:p>17887</text:p>
          </table:table-cell>
          <table:table-cell office:value-type="float" office:value="13459" calcext:value-type="float">
            <text:p>13459</text:p>
          </table:table-cell>
          <table:table-cell office:value-type="float" office:value="19372" calcext:value-type="float">
            <text:p>19372</text:p>
          </table:table-cell>
          <table:table-cell office:value-type="float" office:value="12460" calcext:value-type="float">
            <text:p>12460</text:p>
          </table:table-cell>
          <table:table-cell office:value-type="float" office:value="18117" calcext:value-type="float">
            <text:p>18117</text:p>
          </table:table-cell>
          <table:table-cell table:style-name="ce8" office:value-type="float" office:value="311" calcext:value-type="float">
            <text:p>311</text:p>
          </table:table-cell>
          <table:table-cell office:value-type="float" office:value="14569" calcext:value-type="float">
            <text:p>14569</text:p>
          </table:table-cell>
          <table:table-cell office:value-type="float" office:value="24164" calcext:value-type="float">
            <text:p>24164</text:p>
          </table:table-cell>
          <table:table-cell table:style-name="ce4" office:value-type="float" office:value="19063" calcext:value-type="float">
            <text:p>19063</text:p>
          </table:table-cell>
          <table:table-cell table:style-name="Default" office:value-type="float" office:value="27849" calcext:value-type="float">
            <text:p>27849</text:p>
          </table:table-cell>
          <table:table-cell office:value-type="float" office:value="14461" calcext:value-type="float">
            <text:p>14461</text:p>
          </table:table-cell>
          <table:table-cell table:style-name="Default" office:value-type="float" office:value="22774" calcext:value-type="float">
            <text:p>22774</text:p>
          </table:table-cell>
          <table:table-cell office:value-type="float" office:value="19364" calcext:value-type="float">
            <text:p>19364</text:p>
          </table:table-cell>
          <table:table-cell office:value-type="float" office:value="27935" calcext:value-type="float">
            <text:p>2793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12" calcext:value-type="float">
            <text:p>312</text:p>
          </table:table-cell>
          <table:table-cell office:value-type="float" office:value="12267" calcext:value-type="float">
            <text:p>12267</text:p>
          </table:table-cell>
          <table:table-cell office:value-type="float" office:value="18031" calcext:value-type="float">
            <text:p>18031</text:p>
          </table:table-cell>
          <table:table-cell office:value-type="float" office:value="10764" calcext:value-type="float">
            <text:p>10764</text:p>
          </table:table-cell>
          <table:table-cell office:value-type="float" office:value="17626" calcext:value-type="float">
            <text:p>17626</text:p>
          </table:table-cell>
          <table:table-cell office:value-type="float" office:value="13360" calcext:value-type="float">
            <text:p>13360</text:p>
          </table:table-cell>
          <table:table-cell office:value-type="float" office:value="19395" calcext:value-type="float">
            <text:p>19395</text:p>
          </table:table-cell>
          <table:table-cell office:value-type="float" office:value="12660" calcext:value-type="float">
            <text:p>12660</text:p>
          </table:table-cell>
          <table:table-cell office:value-type="float" office:value="18348" calcext:value-type="float">
            <text:p>18348</text:p>
          </table:table-cell>
          <table:table-cell table:style-name="ce8" office:value-type="float" office:value="312" calcext:value-type="float">
            <text:p>312</text:p>
          </table:table-cell>
          <table:table-cell office:value-type="float" office:value="15267" calcext:value-type="float">
            <text:p>15267</text:p>
          </table:table-cell>
          <table:table-cell office:value-type="float" office:value="24199" calcext:value-type="float">
            <text:p>24199</text:p>
          </table:table-cell>
          <table:table-cell table:style-name="ce4" office:value-type="float" office:value="19564" calcext:value-type="float">
            <text:p>19564</text:p>
          </table:table-cell>
          <table:table-cell table:style-name="Default" office:value-type="float" office:value="27763" calcext:value-type="float">
            <text:p>27763</text:p>
          </table:table-cell>
          <table:table-cell office:value-type="float" office:value="14658" calcext:value-type="float">
            <text:p>14658</text:p>
          </table:table-cell>
          <table:table-cell table:style-name="Default" office:value-type="float" office:value="23158" calcext:value-type="float">
            <text:p>23158</text:p>
          </table:table-cell>
          <table:table-cell office:value-type="float" office:value="19861" calcext:value-type="float">
            <text:p>19861</text:p>
          </table:table-cell>
          <table:table-cell office:value-type="float" office:value="27953" calcext:value-type="float">
            <text:p>2795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13" calcext:value-type="float">
            <text:p>313</text:p>
          </table:table-cell>
          <table:table-cell office:value-type="float" office:value="11565" calcext:value-type="float">
            <text:p>11565</text:p>
          </table:table-cell>
          <table:table-cell office:value-type="float" office:value="17828" calcext:value-type="float">
            <text:p>17828</text:p>
          </table:table-cell>
          <table:table-cell office:value-type="float" office:value="10766" calcext:value-type="float">
            <text:p>10766</text:p>
          </table:table-cell>
          <table:table-cell office:value-type="float" office:value="17637" calcext:value-type="float">
            <text:p>17637</text:p>
          </table:table-cell>
          <table:table-cell office:value-type="float" office:value="13361" calcext:value-type="float">
            <text:p>13361</text:p>
          </table:table-cell>
          <table:table-cell office:value-type="float" office:value="19447" calcext:value-type="float">
            <text:p>19447</text:p>
          </table:table-cell>
          <table:table-cell office:value-type="float" office:value="12760" calcext:value-type="float">
            <text:p>12760</text:p>
          </table:table-cell>
          <table:table-cell office:value-type="float" office:value="18395" calcext:value-type="float">
            <text:p>18395</text:p>
          </table:table-cell>
          <table:table-cell table:style-name="ce8" office:value-type="float" office:value="313" calcext:value-type="float">
            <text:p>313</text:p>
          </table:table-cell>
          <table:table-cell office:value-type="float" office:value="15362" calcext:value-type="float">
            <text:p>15362</text:p>
          </table:table-cell>
          <table:table-cell office:value-type="float" office:value="23613" calcext:value-type="float">
            <text:p>23613</text:p>
          </table:table-cell>
          <table:table-cell table:style-name="ce4" office:value-type="float" office:value="19366" calcext:value-type="float">
            <text:p>19366</text:p>
          </table:table-cell>
          <table:table-cell table:style-name="Default" office:value-type="float" office:value="28145" calcext:value-type="float">
            <text:p>28145</text:p>
          </table:table-cell>
          <table:table-cell office:value-type="float" office:value="14359" calcext:value-type="float">
            <text:p>14359</text:p>
          </table:table-cell>
          <table:table-cell table:style-name="Default" office:value-type="float" office:value="23013" calcext:value-type="float">
            <text:p>23013</text:p>
          </table:table-cell>
          <table:table-cell office:value-type="float" office:value="18964" calcext:value-type="float">
            <text:p>18964</text:p>
          </table:table-cell>
          <table:table-cell office:value-type="float" office:value="27712" calcext:value-type="float">
            <text:p>2771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14" calcext:value-type="float">
            <text:p>314</text:p>
          </table:table-cell>
          <table:table-cell office:value-type="float" office:value="12267" calcext:value-type="float">
            <text:p>12267</text:p>
          </table:table-cell>
          <table:table-cell office:value-type="float" office:value="17657" calcext:value-type="float">
            <text:p>17657</text:p>
          </table:table-cell>
          <table:table-cell office:value-type="float" office:value="11460" calcext:value-type="float">
            <text:p>11460</text:p>
          </table:table-cell>
          <table:table-cell office:value-type="float" office:value="17552" calcext:value-type="float">
            <text:p>17552</text:p>
          </table:table-cell>
          <table:table-cell office:value-type="float" office:value="12560" calcext:value-type="float">
            <text:p>12560</text:p>
          </table:table-cell>
          <table:table-cell office:value-type="float" office:value="19423" calcext:value-type="float">
            <text:p>19423</text:p>
          </table:table-cell>
          <table:table-cell office:value-type="float" office:value="11866" calcext:value-type="float">
            <text:p>11866</text:p>
          </table:table-cell>
          <table:table-cell office:value-type="float" office:value="18466" calcext:value-type="float">
            <text:p>18466</text:p>
          </table:table-cell>
          <table:table-cell table:style-name="ce8" office:value-type="float" office:value="314" calcext:value-type="float">
            <text:p>314</text:p>
          </table:table-cell>
          <table:table-cell office:value-type="float" office:value="15165" calcext:value-type="float">
            <text:p>15165</text:p>
          </table:table-cell>
          <table:table-cell office:value-type="float" office:value="23596" calcext:value-type="float">
            <text:p>23596</text:p>
          </table:table-cell>
          <table:table-cell table:style-name="ce4" office:value-type="float" office:value="19464" calcext:value-type="float">
            <text:p>19464</text:p>
          </table:table-cell>
          <table:table-cell table:style-name="Default" office:value-type="float" office:value="28383" calcext:value-type="float">
            <text:p>28383</text:p>
          </table:table-cell>
          <table:table-cell office:value-type="float" office:value="14562" calcext:value-type="float">
            <text:p>14562</text:p>
          </table:table-cell>
          <table:table-cell table:style-name="Default" office:value-type="float" office:value="23318" calcext:value-type="float">
            <text:p>23318</text:p>
          </table:table-cell>
          <table:table-cell office:value-type="float" office:value="15362" calcext:value-type="float">
            <text:p>15362</text:p>
          </table:table-cell>
          <table:table-cell office:value-type="float" office:value="27220" calcext:value-type="float">
            <text:p>2722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15" calcext:value-type="float">
            <text:p>315</text:p>
          </table:table-cell>
          <table:table-cell office:value-type="float" office:value="11464" calcext:value-type="float">
            <text:p>11464</text:p>
          </table:table-cell>
          <table:table-cell office:value-type="float" office:value="17645" calcext:value-type="float">
            <text:p>17645</text:p>
          </table:table-cell>
          <table:table-cell office:value-type="float" office:value="11564" calcext:value-type="float">
            <text:p>11564</text:p>
          </table:table-cell>
          <table:table-cell office:value-type="float" office:value="17802" calcext:value-type="float">
            <text:p>17802</text:p>
          </table:table-cell>
          <table:table-cell office:value-type="float" office:value="12560" calcext:value-type="float">
            <text:p>12560</text:p>
          </table:table-cell>
          <table:table-cell office:value-type="float" office:value="19182" calcext:value-type="float">
            <text:p>19182</text:p>
          </table:table-cell>
          <table:table-cell office:value-type="float" office:value="12466" calcext:value-type="float">
            <text:p>12466</text:p>
          </table:table-cell>
          <table:table-cell office:value-type="float" office:value="18355" calcext:value-type="float">
            <text:p>18355</text:p>
          </table:table-cell>
          <table:table-cell table:style-name="ce8" office:value-type="float" office:value="315" calcext:value-type="float">
            <text:p>315</text:p>
          </table:table-cell>
          <table:table-cell office:value-type="float" office:value="14466" calcext:value-type="float">
            <text:p>14466</text:p>
          </table:table-cell>
          <table:table-cell office:value-type="float" office:value="23660" calcext:value-type="float">
            <text:p>23660</text:p>
          </table:table-cell>
          <table:table-cell table:style-name="ce4" office:value-type="float" office:value="18362" calcext:value-type="float">
            <text:p>18362</text:p>
          </table:table-cell>
          <table:table-cell table:style-name="Default" office:value-type="float" office:value="28215" calcext:value-type="float">
            <text:p>28215</text:p>
          </table:table-cell>
          <table:table-cell office:value-type="float" office:value="15061" calcext:value-type="float">
            <text:p>15061</text:p>
          </table:table-cell>
          <table:table-cell table:style-name="Default" office:value-type="float" office:value="23489" calcext:value-type="float">
            <text:p>23489</text:p>
          </table:table-cell>
          <table:table-cell office:value-type="float" office:value="17163" calcext:value-type="float">
            <text:p>17163</text:p>
          </table:table-cell>
          <table:table-cell office:value-type="float" office:value="26665" calcext:value-type="float">
            <text:p>2666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16" calcext:value-type="float">
            <text:p>316</text:p>
          </table:table-cell>
          <table:table-cell office:value-type="float" office:value="11568" calcext:value-type="float">
            <text:p>11568</text:p>
          </table:table-cell>
          <table:table-cell office:value-type="float" office:value="17761" calcext:value-type="float">
            <text:p>17761</text:p>
          </table:table-cell>
          <table:table-cell office:value-type="float" office:value="11363" calcext:value-type="float">
            <text:p>11363</text:p>
          </table:table-cell>
          <table:table-cell office:value-type="float" office:value="17787" calcext:value-type="float">
            <text:p>17787</text:p>
          </table:table-cell>
          <table:table-cell office:value-type="float" office:value="13360" calcext:value-type="float">
            <text:p>13360</text:p>
          </table:table-cell>
          <table:table-cell office:value-type="float" office:value="19082" calcext:value-type="float">
            <text:p>19082</text:p>
          </table:table-cell>
          <table:table-cell office:value-type="float" office:value="11968" calcext:value-type="float">
            <text:p>11968</text:p>
          </table:table-cell>
          <table:table-cell office:value-type="float" office:value="18544" calcext:value-type="float">
            <text:p>18544</text:p>
          </table:table-cell>
          <table:table-cell table:style-name="ce8" office:value-type="float" office:value="316" calcext:value-type="float">
            <text:p>316</text:p>
          </table:table-cell>
          <table:table-cell office:value-type="float" office:value="14666" calcext:value-type="float">
            <text:p>14666</text:p>
          </table:table-cell>
          <table:table-cell office:value-type="float" office:value="23628" calcext:value-type="float">
            <text:p>23628</text:p>
          </table:table-cell>
          <table:table-cell table:style-name="ce4" office:value-type="float" office:value="18861" calcext:value-type="float">
            <text:p>18861</text:p>
          </table:table-cell>
          <table:table-cell table:style-name="Default" office:value-type="float" office:value="27949" calcext:value-type="float">
            <text:p>27949</text:p>
          </table:table-cell>
          <table:table-cell office:value-type="float" office:value="14962" calcext:value-type="float">
            <text:p>14962</text:p>
          </table:table-cell>
          <table:table-cell table:style-name="Default" office:value-type="float" office:value="23199" calcext:value-type="float">
            <text:p>23199</text:p>
          </table:table-cell>
          <table:table-cell office:value-type="float" office:value="16162" calcext:value-type="float">
            <text:p>16162</text:p>
          </table:table-cell>
          <table:table-cell office:value-type="float" office:value="25682" calcext:value-type="float">
            <text:p>2568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17" calcext:value-type="float">
            <text:p>317</text:p>
          </table:table-cell>
          <table:table-cell office:value-type="float" office:value="11566" calcext:value-type="float">
            <text:p>11566</text:p>
          </table:table-cell>
          <table:table-cell office:value-type="float" office:value="17772" calcext:value-type="float">
            <text:p>17772</text:p>
          </table:table-cell>
          <table:table-cell office:value-type="float" office:value="10763" calcext:value-type="float">
            <text:p>10763</text:p>
          </table:table-cell>
          <table:table-cell office:value-type="float" office:value="17841" calcext:value-type="float">
            <text:p>17841</text:p>
          </table:table-cell>
          <table:table-cell office:value-type="float" office:value="12559" calcext:value-type="float">
            <text:p>12559</text:p>
          </table:table-cell>
          <table:table-cell office:value-type="float" office:value="19122" calcext:value-type="float">
            <text:p>19122</text:p>
          </table:table-cell>
          <table:table-cell office:value-type="float" office:value="12660" calcext:value-type="float">
            <text:p>12660</text:p>
          </table:table-cell>
          <table:table-cell office:value-type="float" office:value="18638" calcext:value-type="float">
            <text:p>18638</text:p>
          </table:table-cell>
          <table:table-cell table:style-name="ce8" office:value-type="float" office:value="317" calcext:value-type="float">
            <text:p>317</text:p>
          </table:table-cell>
          <table:table-cell office:value-type="float" office:value="15267" calcext:value-type="float">
            <text:p>15267</text:p>
          </table:table-cell>
          <table:table-cell office:value-type="float" office:value="23806" calcext:value-type="float">
            <text:p>23806</text:p>
          </table:table-cell>
          <table:table-cell table:style-name="ce4" office:value-type="float" office:value="17862" calcext:value-type="float">
            <text:p>17862</text:p>
          </table:table-cell>
          <table:table-cell table:style-name="Default" office:value-type="float" office:value="27888" calcext:value-type="float">
            <text:p>27888</text:p>
          </table:table-cell>
          <table:table-cell office:value-type="float" office:value="14660" calcext:value-type="float">
            <text:p>14660</text:p>
          </table:table-cell>
          <table:table-cell table:style-name="Default" office:value-type="float" office:value="23327" calcext:value-type="float">
            <text:p>23327</text:p>
          </table:table-cell>
          <table:table-cell office:value-type="float" office:value="16763" calcext:value-type="float">
            <text:p>16763</text:p>
          </table:table-cell>
          <table:table-cell office:value-type="float" office:value="25240" calcext:value-type="float">
            <text:p>2524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18" calcext:value-type="float">
            <text:p>318</text:p>
          </table:table-cell>
          <table:table-cell office:value-type="float" office:value="11566" calcext:value-type="float">
            <text:p>11566</text:p>
          </table:table-cell>
          <table:table-cell office:value-type="float" office:value="17648" calcext:value-type="float">
            <text:p>17648</text:p>
          </table:table-cell>
          <table:table-cell office:value-type="float" office:value="10662" calcext:value-type="float">
            <text:p>10662</text:p>
          </table:table-cell>
          <table:table-cell office:value-type="float" office:value="17773" calcext:value-type="float">
            <text:p>17773</text:p>
          </table:table-cell>
          <table:table-cell office:value-type="float" office:value="12660" calcext:value-type="float">
            <text:p>12660</text:p>
          </table:table-cell>
          <table:table-cell office:value-type="float" office:value="18976" calcext:value-type="float">
            <text:p>18976</text:p>
          </table:table-cell>
          <table:table-cell office:value-type="float" office:value="12761" calcext:value-type="float">
            <text:p>12761</text:p>
          </table:table-cell>
          <table:table-cell office:value-type="float" office:value="18759" calcext:value-type="float">
            <text:p>18759</text:p>
          </table:table-cell>
          <table:table-cell table:style-name="ce8" office:value-type="float" office:value="318" calcext:value-type="float">
            <text:p>318</text:p>
          </table:table-cell>
          <table:table-cell office:value-type="float" office:value="12769" calcext:value-type="float">
            <text:p>12769</text:p>
          </table:table-cell>
          <table:table-cell office:value-type="float" office:value="23784" calcext:value-type="float">
            <text:p>23784</text:p>
          </table:table-cell>
          <table:table-cell table:style-name="ce4" office:value-type="float" office:value="19255" calcext:value-type="float">
            <text:p>19255</text:p>
          </table:table-cell>
          <table:table-cell table:style-name="Default" office:value-type="float" office:value="27581" calcext:value-type="float">
            <text:p>27581</text:p>
          </table:table-cell>
          <table:table-cell office:value-type="float" office:value="15060" calcext:value-type="float">
            <text:p>15060</text:p>
          </table:table-cell>
          <table:table-cell table:style-name="Default" office:value-type="float" office:value="23290" calcext:value-type="float">
            <text:p>23290</text:p>
          </table:table-cell>
          <table:table-cell office:value-type="float" office:value="17064" calcext:value-type="float">
            <text:p>17064</text:p>
          </table:table-cell>
          <table:table-cell office:value-type="float" office:value="25009" calcext:value-type="float">
            <text:p>2500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19" calcext:value-type="float">
            <text:p>319</text:p>
          </table:table-cell>
          <table:table-cell office:value-type="float" office:value="11569" calcext:value-type="float">
            <text:p>11569</text:p>
          </table:table-cell>
          <table:table-cell office:value-type="float" office:value="17607" calcext:value-type="float">
            <text:p>17607</text:p>
          </table:table-cell>
          <table:table-cell office:value-type="float" office:value="11665" calcext:value-type="float">
            <text:p>11665</text:p>
          </table:table-cell>
          <table:table-cell office:value-type="float" office:value="17886" calcext:value-type="float">
            <text:p>17886</text:p>
          </table:table-cell>
          <table:table-cell office:value-type="float" office:value="13359" calcext:value-type="float">
            <text:p>13359</text:p>
          </table:table-cell>
          <table:table-cell office:value-type="float" office:value="19075" calcext:value-type="float">
            <text:p>19075</text:p>
          </table:table-cell>
          <table:table-cell office:value-type="float" office:value="11968" calcext:value-type="float">
            <text:p>11968</text:p>
          </table:table-cell>
          <table:table-cell office:value-type="float" office:value="18980" calcext:value-type="float">
            <text:p>18980</text:p>
          </table:table-cell>
          <table:table-cell table:style-name="ce8" office:value-type="float" office:value="319" calcext:value-type="float">
            <text:p>319</text:p>
          </table:table-cell>
          <table:table-cell office:value-type="float" office:value="15165" calcext:value-type="float">
            <text:p>15165</text:p>
          </table:table-cell>
          <table:table-cell office:value-type="float" office:value="23348" calcext:value-type="float">
            <text:p>23348</text:p>
          </table:table-cell>
          <table:table-cell table:style-name="ce4" office:value-type="float" office:value="18765" calcext:value-type="float">
            <text:p>18765</text:p>
          </table:table-cell>
          <table:table-cell table:style-name="Default" office:value-type="float" office:value="26938" calcext:value-type="float">
            <text:p>26938</text:p>
          </table:table-cell>
          <table:table-cell office:value-type="float" office:value="14460" calcext:value-type="float">
            <text:p>14460</text:p>
          </table:table-cell>
          <table:table-cell table:style-name="Default" office:value-type="float" office:value="23533" calcext:value-type="float">
            <text:p>23533</text:p>
          </table:table-cell>
          <table:table-cell office:value-type="float" office:value="17161" calcext:value-type="float">
            <text:p>17161</text:p>
          </table:table-cell>
          <table:table-cell office:value-type="float" office:value="25209" calcext:value-type="float">
            <text:p>2520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20" calcext:value-type="float">
            <text:p>320</text:p>
          </table:table-cell>
          <table:table-cell office:value-type="float" office:value="11568" calcext:value-type="float">
            <text:p>11568</text:p>
          </table:table-cell>
          <table:table-cell office:value-type="float" office:value="17599" calcext:value-type="float">
            <text:p>17599</text:p>
          </table:table-cell>
          <table:table-cell office:value-type="float" office:value="10863" calcext:value-type="float">
            <text:p>10863</text:p>
          </table:table-cell>
          <table:table-cell office:value-type="float" office:value="18157" calcext:value-type="float">
            <text:p>18157</text:p>
          </table:table-cell>
          <table:table-cell office:value-type="float" office:value="13461" calcext:value-type="float">
            <text:p>13461</text:p>
          </table:table-cell>
          <table:table-cell office:value-type="float" office:value="19182" calcext:value-type="float">
            <text:p>19182</text:p>
          </table:table-cell>
          <table:table-cell office:value-type="float" office:value="12862" calcext:value-type="float">
            <text:p>12862</text:p>
          </table:table-cell>
          <table:table-cell office:value-type="float" office:value="19045" calcext:value-type="float">
            <text:p>19045</text:p>
          </table:table-cell>
          <table:table-cell table:style-name="ce8" office:value-type="float" office:value="320" calcext:value-type="float">
            <text:p>320</text:p>
          </table:table-cell>
          <table:table-cell office:value-type="float" office:value="15266" calcext:value-type="float">
            <text:p>15266</text:p>
          </table:table-cell>
          <table:table-cell office:value-type="float" office:value="23478" calcext:value-type="float">
            <text:p>23478</text:p>
          </table:table-cell>
          <table:table-cell table:style-name="ce4" office:value-type="float" office:value="18261" calcext:value-type="float">
            <text:p>18261</text:p>
          </table:table-cell>
          <table:table-cell table:style-name="Default" office:value-type="float" office:value="27057" calcext:value-type="float">
            <text:p>27057</text:p>
          </table:table-cell>
          <table:table-cell office:value-type="float" office:value="15863" calcext:value-type="float">
            <text:p>15863</text:p>
          </table:table-cell>
          <table:table-cell table:style-name="Default" office:value-type="float" office:value="23409" calcext:value-type="float">
            <text:p>23409</text:p>
          </table:table-cell>
          <table:table-cell office:value-type="float" office:value="17660" calcext:value-type="float">
            <text:p>17660</text:p>
          </table:table-cell>
          <table:table-cell office:value-type="float" office:value="25488" calcext:value-type="float">
            <text:p>2548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21" calcext:value-type="float">
            <text:p>321</text:p>
          </table:table-cell>
          <table:table-cell office:value-type="float" office:value="11464" calcext:value-type="float">
            <text:p>11464</text:p>
          </table:table-cell>
          <table:table-cell office:value-type="float" office:value="17504" calcext:value-type="float">
            <text:p>17504</text:p>
          </table:table-cell>
          <table:table-cell office:value-type="float" office:value="11664" calcext:value-type="float">
            <text:p>11664</text:p>
          </table:table-cell>
          <table:table-cell office:value-type="float" office:value="18330" calcext:value-type="float">
            <text:p>18330</text:p>
          </table:table-cell>
          <table:table-cell office:value-type="float" office:value="12561" calcext:value-type="float">
            <text:p>12561</text:p>
          </table:table-cell>
          <table:table-cell office:value-type="float" office:value="19259" calcext:value-type="float">
            <text:p>19259</text:p>
          </table:table-cell>
          <table:table-cell office:value-type="float" office:value="12857" calcext:value-type="float">
            <text:p>12857</text:p>
          </table:table-cell>
          <table:table-cell office:value-type="float" office:value="18979" calcext:value-type="float">
            <text:p>18979</text:p>
          </table:table-cell>
          <table:table-cell table:style-name="ce8" office:value-type="float" office:value="321" calcext:value-type="float">
            <text:p>321</text:p>
          </table:table-cell>
          <table:table-cell office:value-type="float" office:value="15169" calcext:value-type="float">
            <text:p>15169</text:p>
          </table:table-cell>
          <table:table-cell office:value-type="float" office:value="23596" calcext:value-type="float">
            <text:p>23596</text:p>
          </table:table-cell>
          <table:table-cell table:style-name="ce4" office:value-type="float" office:value="19164" calcext:value-type="float">
            <text:p>19164</text:p>
          </table:table-cell>
          <table:table-cell table:style-name="Default" office:value-type="float" office:value="27419" calcext:value-type="float">
            <text:p>27419</text:p>
          </table:table-cell>
          <table:table-cell office:value-type="float" office:value="15262" calcext:value-type="float">
            <text:p>15262</text:p>
          </table:table-cell>
          <table:table-cell table:style-name="Default" office:value-type="float" office:value="23830" calcext:value-type="float">
            <text:p>23830</text:p>
          </table:table-cell>
          <table:table-cell office:value-type="float" office:value="17568" calcext:value-type="float">
            <text:p>17568</text:p>
          </table:table-cell>
          <table:table-cell office:value-type="float" office:value="25832" calcext:value-type="float">
            <text:p>2583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22" calcext:value-type="float">
            <text:p>322</text:p>
          </table:table-cell>
          <table:table-cell office:value-type="float" office:value="11367" calcext:value-type="float">
            <text:p>11367</text:p>
          </table:table-cell>
          <table:table-cell office:value-type="float" office:value="17558" calcext:value-type="float">
            <text:p>17558</text:p>
          </table:table-cell>
          <table:table-cell office:value-type="float" office:value="12262" calcext:value-type="float">
            <text:p>12262</text:p>
          </table:table-cell>
          <table:table-cell office:value-type="float" office:value="18271" calcext:value-type="float">
            <text:p>18271</text:p>
          </table:table-cell>
          <table:table-cell office:value-type="float" office:value="13261" calcext:value-type="float">
            <text:p>13261</text:p>
          </table:table-cell>
          <table:table-cell office:value-type="float" office:value="19415" calcext:value-type="float">
            <text:p>19415</text:p>
          </table:table-cell>
          <table:table-cell office:value-type="float" office:value="13565" calcext:value-type="float">
            <text:p>13565</text:p>
          </table:table-cell>
          <table:table-cell office:value-type="float" office:value="19182" calcext:value-type="float">
            <text:p>19182</text:p>
          </table:table-cell>
          <table:table-cell table:style-name="ce8" office:value-type="float" office:value="322" calcext:value-type="float">
            <text:p>322</text:p>
          </table:table-cell>
          <table:table-cell office:value-type="float" office:value="15167" calcext:value-type="float">
            <text:p>15167</text:p>
          </table:table-cell>
          <table:table-cell office:value-type="float" office:value="23649" calcext:value-type="float">
            <text:p>23649</text:p>
          </table:table-cell>
          <table:table-cell table:style-name="ce4" office:value-type="float" office:value="18463" calcext:value-type="float">
            <text:p>18463</text:p>
          </table:table-cell>
          <table:table-cell table:style-name="Default" office:value-type="float" office:value="27463" calcext:value-type="float">
            <text:p>27463</text:p>
          </table:table-cell>
          <table:table-cell office:value-type="float" office:value="14460" calcext:value-type="float">
            <text:p>14460</text:p>
          </table:table-cell>
          <table:table-cell table:style-name="Default" office:value-type="float" office:value="23720" calcext:value-type="float">
            <text:p>23720</text:p>
          </table:table-cell>
          <table:table-cell office:value-type="float" office:value="16966" calcext:value-type="float">
            <text:p>16966</text:p>
          </table:table-cell>
          <table:table-cell office:value-type="float" office:value="26018" calcext:value-type="float">
            <text:p>2601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23" calcext:value-type="float">
            <text:p>323</text:p>
          </table:table-cell>
          <table:table-cell office:value-type="float" office:value="11369" calcext:value-type="float">
            <text:p>11369</text:p>
          </table:table-cell>
          <table:table-cell office:value-type="float" office:value="17576" calcext:value-type="float">
            <text:p>17576</text:p>
          </table:table-cell>
          <table:table-cell office:value-type="float" office:value="11563" calcext:value-type="float">
            <text:p>11563</text:p>
          </table:table-cell>
          <table:table-cell office:value-type="float" office:value="18217" calcext:value-type="float">
            <text:p>18217</text:p>
          </table:table-cell>
          <table:table-cell office:value-type="float" office:value="13361" calcext:value-type="float">
            <text:p>13361</text:p>
          </table:table-cell>
          <table:table-cell office:value-type="float" office:value="19293" calcext:value-type="float">
            <text:p>19293</text:p>
          </table:table-cell>
          <table:table-cell office:value-type="float" office:value="13567" calcext:value-type="float">
            <text:p>13567</text:p>
          </table:table-cell>
          <table:table-cell office:value-type="float" office:value="19171" calcext:value-type="float">
            <text:p>19171</text:p>
          </table:table-cell>
          <table:table-cell table:style-name="ce8" office:value-type="float" office:value="323" calcext:value-type="float">
            <text:p>323</text:p>
          </table:table-cell>
          <table:table-cell office:value-type="float" office:value="15267" calcext:value-type="float">
            <text:p>15267</text:p>
          </table:table-cell>
          <table:table-cell office:value-type="float" office:value="23670" calcext:value-type="float">
            <text:p>23670</text:p>
          </table:table-cell>
          <table:table-cell table:style-name="ce4" office:value-type="float" office:value="19957" calcext:value-type="float">
            <text:p>19957</text:p>
          </table:table-cell>
          <table:table-cell table:style-name="Default" office:value-type="float" office:value="28087" calcext:value-type="float">
            <text:p>28087</text:p>
          </table:table-cell>
          <table:table-cell office:value-type="float" office:value="15563" calcext:value-type="float">
            <text:p>15563</text:p>
          </table:table-cell>
          <table:table-cell table:style-name="Default" office:value-type="float" office:value="23677" calcext:value-type="float">
            <text:p>23677</text:p>
          </table:table-cell>
          <table:table-cell office:value-type="float" office:value="17768" calcext:value-type="float">
            <text:p>17768</text:p>
          </table:table-cell>
          <table:table-cell office:value-type="float" office:value="25606" calcext:value-type="float">
            <text:p>2560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24" calcext:value-type="float">
            <text:p>324</text:p>
          </table:table-cell>
          <table:table-cell office:value-type="float" office:value="11568" calcext:value-type="float">
            <text:p>11568</text:p>
          </table:table-cell>
          <table:table-cell office:value-type="float" office:value="17758" calcext:value-type="float">
            <text:p>17758</text:p>
          </table:table-cell>
          <table:table-cell office:value-type="float" office:value="11364" calcext:value-type="float">
            <text:p>11364</text:p>
          </table:table-cell>
          <table:table-cell office:value-type="float" office:value="18136" calcext:value-type="float">
            <text:p>18136</text:p>
          </table:table-cell>
          <table:table-cell office:value-type="float" office:value="12560" calcext:value-type="float">
            <text:p>12560</text:p>
          </table:table-cell>
          <table:table-cell office:value-type="float" office:value="19261" calcext:value-type="float">
            <text:p>19261</text:p>
          </table:table-cell>
          <table:table-cell office:value-type="float" office:value="11969" calcext:value-type="float">
            <text:p>11969</text:p>
          </table:table-cell>
          <table:table-cell office:value-type="float" office:value="19547" calcext:value-type="float">
            <text:p>19547</text:p>
          </table:table-cell>
          <table:table-cell table:style-name="ce8" office:value-type="float" office:value="324" calcext:value-type="float">
            <text:p>324</text:p>
          </table:table-cell>
          <table:table-cell office:value-type="float" office:value="15666" calcext:value-type="float">
            <text:p>15666</text:p>
          </table:table-cell>
          <table:table-cell office:value-type="float" office:value="24074" calcext:value-type="float">
            <text:p>24074</text:p>
          </table:table-cell>
          <table:table-cell table:style-name="ce4" office:value-type="float" office:value="19364" calcext:value-type="float">
            <text:p>19364</text:p>
          </table:table-cell>
          <table:table-cell table:style-name="Default" office:value-type="float" office:value="28092" calcext:value-type="float">
            <text:p>28092</text:p>
          </table:table-cell>
          <table:table-cell office:value-type="float" office:value="15359" calcext:value-type="float">
            <text:p>15359</text:p>
          </table:table-cell>
          <table:table-cell table:style-name="Default" office:value-type="float" office:value="23767" calcext:value-type="float">
            <text:p>23767</text:p>
          </table:table-cell>
          <table:table-cell office:value-type="float" office:value="17665" calcext:value-type="float">
            <text:p>17665</text:p>
          </table:table-cell>
          <table:table-cell office:value-type="float" office:value="25674" calcext:value-type="float">
            <text:p>2567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25" calcext:value-type="float">
            <text:p>325</text:p>
          </table:table-cell>
          <table:table-cell office:value-type="float" office:value="11568" calcext:value-type="float">
            <text:p>11568</text:p>
          </table:table-cell>
          <table:table-cell office:value-type="float" office:value="17877" calcext:value-type="float">
            <text:p>17877</text:p>
          </table:table-cell>
          <table:table-cell office:value-type="float" office:value="11461" calcext:value-type="float">
            <text:p>11461</text:p>
          </table:table-cell>
          <table:table-cell office:value-type="float" office:value="18178" calcext:value-type="float">
            <text:p>18178</text:p>
          </table:table-cell>
          <table:table-cell office:value-type="float" office:value="12560" calcext:value-type="float">
            <text:p>12560</text:p>
          </table:table-cell>
          <table:table-cell office:value-type="float" office:value="19250" calcext:value-type="float">
            <text:p>19250</text:p>
          </table:table-cell>
          <table:table-cell office:value-type="float" office:value="12666" calcext:value-type="float">
            <text:p>12666</text:p>
          </table:table-cell>
          <table:table-cell office:value-type="float" office:value="19827" calcext:value-type="float">
            <text:p>19827</text:p>
          </table:table-cell>
          <table:table-cell table:style-name="ce8" office:value-type="float" office:value="325" calcext:value-type="float">
            <text:p>325</text:p>
          </table:table-cell>
          <table:table-cell office:value-type="float" office:value="16065" calcext:value-type="float">
            <text:p>16065</text:p>
          </table:table-cell>
          <table:table-cell office:value-type="float" office:value="24349" calcext:value-type="float">
            <text:p>24349</text:p>
          </table:table-cell>
          <table:table-cell table:style-name="ce4" office:value-type="float" office:value="19564" calcext:value-type="float">
            <text:p>19564</text:p>
          </table:table-cell>
          <table:table-cell table:style-name="Default" office:value-type="float" office:value="27987" calcext:value-type="float">
            <text:p>27987</text:p>
          </table:table-cell>
          <table:table-cell office:value-type="float" office:value="15059" calcext:value-type="float">
            <text:p>15059</text:p>
          </table:table-cell>
          <table:table-cell table:style-name="Default" office:value-type="float" office:value="23710" calcext:value-type="float">
            <text:p>23710</text:p>
          </table:table-cell>
          <table:table-cell office:value-type="float" office:value="18668" calcext:value-type="float">
            <text:p>18668</text:p>
          </table:table-cell>
          <table:table-cell office:value-type="float" office:value="26018" calcext:value-type="float">
            <text:p>2601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26" calcext:value-type="float">
            <text:p>326</text:p>
          </table:table-cell>
          <table:table-cell office:value-type="float" office:value="11569" calcext:value-type="float">
            <text:p>11569</text:p>
          </table:table-cell>
          <table:table-cell office:value-type="float" office:value="17810" calcext:value-type="float">
            <text:p>17810</text:p>
          </table:table-cell>
          <table:table-cell office:value-type="float" office:value="11662" calcext:value-type="float">
            <text:p>11662</text:p>
          </table:table-cell>
          <table:table-cell office:value-type="float" office:value="17882" calcext:value-type="float">
            <text:p>17882</text:p>
          </table:table-cell>
          <table:table-cell office:value-type="float" office:value="12561" calcext:value-type="float">
            <text:p>12561</text:p>
          </table:table-cell>
          <table:table-cell office:value-type="float" office:value="19143" calcext:value-type="float">
            <text:p>19143</text:p>
          </table:table-cell>
          <table:table-cell office:value-type="float" office:value="12768" calcext:value-type="float">
            <text:p>12768</text:p>
          </table:table-cell>
          <table:table-cell office:value-type="float" office:value="19707" calcext:value-type="float">
            <text:p>19707</text:p>
          </table:table-cell>
          <table:table-cell table:style-name="ce8" office:value-type="float" office:value="326" calcext:value-type="float">
            <text:p>326</text:p>
          </table:table-cell>
          <table:table-cell office:value-type="float" office:value="16067" calcext:value-type="float">
            <text:p>16067</text:p>
          </table:table-cell>
          <table:table-cell office:value-type="float" office:value="24541" calcext:value-type="float">
            <text:p>24541</text:p>
          </table:table-cell>
          <table:table-cell table:style-name="ce4" office:value-type="float" office:value="19458" calcext:value-type="float">
            <text:p>19458</text:p>
          </table:table-cell>
          <table:table-cell table:style-name="Default" office:value-type="float" office:value="28191" calcext:value-type="float">
            <text:p>28191</text:p>
          </table:table-cell>
          <table:table-cell office:value-type="float" office:value="14364" calcext:value-type="float">
            <text:p>14364</text:p>
          </table:table-cell>
          <table:table-cell table:style-name="Default" office:value-type="float" office:value="23401" calcext:value-type="float">
            <text:p>23401</text:p>
          </table:table-cell>
          <table:table-cell office:value-type="float" office:value="18861" calcext:value-type="float">
            <text:p>18861</text:p>
          </table:table-cell>
          <table:table-cell office:value-type="float" office:value="26395" calcext:value-type="float">
            <text:p>2639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27" calcext:value-type="float">
            <text:p>327</text:p>
          </table:table-cell>
          <table:table-cell office:value-type="float" office:value="12366" calcext:value-type="float">
            <text:p>12366</text:p>
          </table:table-cell>
          <table:table-cell office:value-type="float" office:value="17914" calcext:value-type="float">
            <text:p>17914</text:p>
          </table:table-cell>
          <table:table-cell office:value-type="float" office:value="11563" calcext:value-type="float">
            <text:p>11563</text:p>
          </table:table-cell>
          <table:table-cell office:value-type="float" office:value="18050" calcext:value-type="float">
            <text:p>18050</text:p>
          </table:table-cell>
          <table:table-cell office:value-type="float" office:value="12460" calcext:value-type="float">
            <text:p>12460</text:p>
          </table:table-cell>
          <table:table-cell office:value-type="float" office:value="19132" calcext:value-type="float">
            <text:p>19132</text:p>
          </table:table-cell>
          <table:table-cell office:value-type="float" office:value="13367" calcext:value-type="float">
            <text:p>13367</text:p>
          </table:table-cell>
          <table:table-cell office:value-type="float" office:value="19849" calcext:value-type="float">
            <text:p>19849</text:p>
          </table:table-cell>
          <table:table-cell table:style-name="ce8" office:value-type="float" office:value="327" calcext:value-type="float">
            <text:p>327</text:p>
          </table:table-cell>
          <table:table-cell office:value-type="float" office:value="15567" calcext:value-type="float">
            <text:p>15567</text:p>
          </table:table-cell>
          <table:table-cell office:value-type="float" office:value="24531" calcext:value-type="float">
            <text:p>24531</text:p>
          </table:table-cell>
          <table:table-cell table:style-name="ce4" office:value-type="float" office:value="18565" calcext:value-type="float">
            <text:p>18565</text:p>
          </table:table-cell>
          <table:table-cell table:style-name="Default" office:value-type="float" office:value="28212" calcext:value-type="float">
            <text:p>28212</text:p>
          </table:table-cell>
          <table:table-cell office:value-type="float" office:value="15359" calcext:value-type="float">
            <text:p>15359</text:p>
          </table:table-cell>
          <table:table-cell table:style-name="Default" office:value-type="float" office:value="23350" calcext:value-type="float">
            <text:p>23350</text:p>
          </table:table-cell>
          <table:table-cell office:value-type="float" office:value="18560" calcext:value-type="float">
            <text:p>18560</text:p>
          </table:table-cell>
          <table:table-cell office:value-type="float" office:value="26478" calcext:value-type="float">
            <text:p>2647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28" calcext:value-type="float">
            <text:p>328</text:p>
          </table:table-cell>
          <table:table-cell office:value-type="float" office:value="12167" calcext:value-type="float">
            <text:p>12167</text:p>
          </table:table-cell>
          <table:table-cell office:value-type="float" office:value="18007" calcext:value-type="float">
            <text:p>18007</text:p>
          </table:table-cell>
          <table:table-cell office:value-type="float" office:value="12063" calcext:value-type="float">
            <text:p>12063</text:p>
          </table:table-cell>
          <table:table-cell office:value-type="float" office:value="17994" calcext:value-type="float">
            <text:p>17994</text:p>
          </table:table-cell>
          <table:table-cell office:value-type="float" office:value="13261" calcext:value-type="float">
            <text:p>13261</text:p>
          </table:table-cell>
          <table:table-cell office:value-type="float" office:value="19128" calcext:value-type="float">
            <text:p>19128</text:p>
          </table:table-cell>
          <table:table-cell office:value-type="float" office:value="13367" calcext:value-type="float">
            <text:p>13367</text:p>
          </table:table-cell>
          <table:table-cell office:value-type="float" office:value="19533" calcext:value-type="float">
            <text:p>19533</text:p>
          </table:table-cell>
          <table:table-cell table:style-name="ce8" office:value-type="float" office:value="328" calcext:value-type="float">
            <text:p>328</text:p>
          </table:table-cell>
          <table:table-cell office:value-type="float" office:value="15465" calcext:value-type="float">
            <text:p>15465</text:p>
          </table:table-cell>
          <table:table-cell office:value-type="float" office:value="24601" calcext:value-type="float">
            <text:p>24601</text:p>
          </table:table-cell>
          <table:table-cell table:style-name="ce4" office:value-type="float" office:value="19154" calcext:value-type="float">
            <text:p>19154</text:p>
          </table:table-cell>
          <table:table-cell table:style-name="Default" office:value-type="float" office:value="27550" calcext:value-type="float">
            <text:p>27550</text:p>
          </table:table-cell>
          <table:table-cell office:value-type="float" office:value="15559" calcext:value-type="float">
            <text:p>15559</text:p>
          </table:table-cell>
          <table:table-cell table:style-name="Default" office:value-type="float" office:value="23459" calcext:value-type="float">
            <text:p>23459</text:p>
          </table:table-cell>
          <table:table-cell office:value-type="float" office:value="18464" calcext:value-type="float">
            <text:p>18464</text:p>
          </table:table-cell>
          <table:table-cell office:value-type="float" office:value="26521" calcext:value-type="float">
            <text:p>2652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29" calcext:value-type="float">
            <text:p>329</text:p>
          </table:table-cell>
          <table:table-cell office:value-type="float" office:value="11568" calcext:value-type="float">
            <text:p>11568</text:p>
          </table:table-cell>
          <table:table-cell office:value-type="float" office:value="17827" calcext:value-type="float">
            <text:p>17827</text:p>
          </table:table-cell>
          <table:table-cell office:value-type="float" office:value="12164" calcext:value-type="float">
            <text:p>12164</text:p>
          </table:table-cell>
          <table:table-cell office:value-type="float" office:value="18247" calcext:value-type="float">
            <text:p>18247</text:p>
          </table:table-cell>
          <table:table-cell office:value-type="float" office:value="12461" calcext:value-type="float">
            <text:p>12461</text:p>
          </table:table-cell>
          <table:table-cell office:value-type="float" office:value="19206" calcext:value-type="float">
            <text:p>19206</text:p>
          </table:table-cell>
          <table:table-cell office:value-type="float" office:value="12668" calcext:value-type="float">
            <text:p>12668</text:p>
          </table:table-cell>
          <table:table-cell office:value-type="float" office:value="19422" calcext:value-type="float">
            <text:p>19422</text:p>
          </table:table-cell>
          <table:table-cell table:style-name="ce8" office:value-type="float" office:value="329" calcext:value-type="float">
            <text:p>329</text:p>
          </table:table-cell>
          <table:table-cell office:value-type="float" office:value="15466" calcext:value-type="float">
            <text:p>15466</text:p>
          </table:table-cell>
          <table:table-cell office:value-type="float" office:value="24252" calcext:value-type="float">
            <text:p>24252</text:p>
          </table:table-cell>
          <table:table-cell table:style-name="ce4" office:value-type="float" office:value="19259" calcext:value-type="float">
            <text:p>19259</text:p>
          </table:table-cell>
          <table:table-cell table:style-name="Default" office:value-type="float" office:value="27844" calcext:value-type="float">
            <text:p>27844</text:p>
          </table:table-cell>
          <table:table-cell office:value-type="float" office:value="16253" calcext:value-type="float">
            <text:p>16253</text:p>
          </table:table-cell>
          <table:table-cell table:style-name="Default" office:value-type="float" office:value="23594" calcext:value-type="float">
            <text:p>23594</text:p>
          </table:table-cell>
          <table:table-cell office:value-type="float" office:value="16966" calcext:value-type="float">
            <text:p>16966</text:p>
          </table:table-cell>
          <table:table-cell office:value-type="float" office:value="26322" calcext:value-type="float">
            <text:p>2632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30" calcext:value-type="float">
            <text:p>330</text:p>
          </table:table-cell>
          <table:table-cell office:value-type="float" office:value="11471" calcext:value-type="float">
            <text:p>11471</text:p>
          </table:table-cell>
          <table:table-cell office:value-type="float" office:value="17833" calcext:value-type="float">
            <text:p>17833</text:p>
          </table:table-cell>
          <table:table-cell office:value-type="float" office:value="12162" calcext:value-type="float">
            <text:p>12162</text:p>
          </table:table-cell>
          <table:table-cell office:value-type="float" office:value="18444" calcext:value-type="float">
            <text:p>18444</text:p>
          </table:table-cell>
          <table:table-cell office:value-type="float" office:value="12460" calcext:value-type="float">
            <text:p>12460</text:p>
          </table:table-cell>
          <table:table-cell office:value-type="float" office:value="19219" calcext:value-type="float">
            <text:p>19219</text:p>
          </table:table-cell>
          <table:table-cell office:value-type="float" office:value="11566" calcext:value-type="float">
            <text:p>11566</text:p>
          </table:table-cell>
          <table:table-cell office:value-type="float" office:value="19061" calcext:value-type="float">
            <text:p>19061</text:p>
          </table:table-cell>
          <table:table-cell table:style-name="ce8" office:value-type="float" office:value="330" calcext:value-type="float">
            <text:p>330</text:p>
          </table:table-cell>
          <table:table-cell office:value-type="float" office:value="15367" calcext:value-type="float">
            <text:p>15367</text:p>
          </table:table-cell>
          <table:table-cell office:value-type="float" office:value="24182" calcext:value-type="float">
            <text:p>24182</text:p>
          </table:table-cell>
          <table:table-cell table:style-name="ce4" office:value-type="float" office:value="19066" calcext:value-type="float">
            <text:p>19066</text:p>
          </table:table-cell>
          <table:table-cell table:style-name="Default" office:value-type="float" office:value="28054" calcext:value-type="float">
            <text:p>28054</text:p>
          </table:table-cell>
          <table:table-cell office:value-type="float" office:value="14264" calcext:value-type="float">
            <text:p>14264</text:p>
          </table:table-cell>
          <table:table-cell table:style-name="Default" office:value-type="float" office:value="23621" calcext:value-type="float">
            <text:p>23621</text:p>
          </table:table-cell>
          <table:table-cell office:value-type="float" office:value="17460" calcext:value-type="float">
            <text:p>17460</text:p>
          </table:table-cell>
          <table:table-cell office:value-type="float" office:value="26556" calcext:value-type="float">
            <text:p>2655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31" calcext:value-type="float">
            <text:p>331</text:p>
          </table:table-cell>
          <table:table-cell office:value-type="float" office:value="11566" calcext:value-type="float">
            <text:p>11566</text:p>
          </table:table-cell>
          <table:table-cell office:value-type="float" office:value="17920" calcext:value-type="float">
            <text:p>17920</text:p>
          </table:table-cell>
          <table:table-cell office:value-type="float" office:value="12164" calcext:value-type="float">
            <text:p>12164</text:p>
          </table:table-cell>
          <table:table-cell office:value-type="float" office:value="18475" calcext:value-type="float">
            <text:p>18475</text:p>
          </table:table-cell>
          <table:table-cell office:value-type="float" office:value="12560" calcext:value-type="float">
            <text:p>12560</text:p>
          </table:table-cell>
          <table:table-cell office:value-type="float" office:value="19357" calcext:value-type="float">
            <text:p>19357</text:p>
          </table:table-cell>
          <table:table-cell office:value-type="float" office:value="12570" calcext:value-type="float">
            <text:p>12570</text:p>
          </table:table-cell>
          <table:table-cell office:value-type="float" office:value="18851" calcext:value-type="float">
            <text:p>18851</text:p>
          </table:table-cell>
          <table:table-cell table:style-name="ce8" office:value-type="float" office:value="331" calcext:value-type="float">
            <text:p>331</text:p>
          </table:table-cell>
          <table:table-cell office:value-type="float" office:value="13566" calcext:value-type="float">
            <text:p>13566</text:p>
          </table:table-cell>
          <table:table-cell office:value-type="float" office:value="24304" calcext:value-type="float">
            <text:p>24304</text:p>
          </table:table-cell>
          <table:table-cell table:style-name="ce4" office:value-type="float" office:value="19061" calcext:value-type="float">
            <text:p>19061</text:p>
          </table:table-cell>
          <table:table-cell table:style-name="Default" office:value-type="float" office:value="27987" calcext:value-type="float">
            <text:p>27987</text:p>
          </table:table-cell>
          <table:table-cell office:value-type="float" office:value="16261" calcext:value-type="float">
            <text:p>16261</text:p>
          </table:table-cell>
          <table:table-cell table:style-name="Default" office:value-type="float" office:value="23826" calcext:value-type="float">
            <text:p>23826</text:p>
          </table:table-cell>
          <table:table-cell office:value-type="float" office:value="19160" calcext:value-type="float">
            <text:p>19160</text:p>
          </table:table-cell>
          <table:table-cell office:value-type="float" office:value="26678" calcext:value-type="float">
            <text:p>2667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32" calcext:value-type="float">
            <text:p>332</text:p>
          </table:table-cell>
          <table:table-cell office:value-type="float" office:value="11365" calcext:value-type="float">
            <text:p>11365</text:p>
          </table:table-cell>
          <table:table-cell office:value-type="float" office:value="17757" calcext:value-type="float">
            <text:p>17757</text:p>
          </table:table-cell>
          <table:table-cell office:value-type="float" office:value="11559" calcext:value-type="float">
            <text:p>11559</text:p>
          </table:table-cell>
          <table:table-cell office:value-type="float" office:value="18586" calcext:value-type="float">
            <text:p>18586</text:p>
          </table:table-cell>
          <table:table-cell office:value-type="float" office:value="12462" calcext:value-type="float">
            <text:p>12462</text:p>
          </table:table-cell>
          <table:table-cell office:value-type="float" office:value="19451" calcext:value-type="float">
            <text:p>19451</text:p>
          </table:table-cell>
          <table:table-cell office:value-type="float" office:value="11768" calcext:value-type="float">
            <text:p>11768</text:p>
          </table:table-cell>
          <table:table-cell office:value-type="float" office:value="18879" calcext:value-type="float">
            <text:p>18879</text:p>
          </table:table-cell>
          <table:table-cell table:style-name="ce8" office:value-type="float" office:value="332" calcext:value-type="float">
            <text:p>332</text:p>
          </table:table-cell>
          <table:table-cell office:value-type="float" office:value="14669" calcext:value-type="float">
            <text:p>14669</text:p>
          </table:table-cell>
          <table:table-cell office:value-type="float" office:value="23859" calcext:value-type="float">
            <text:p>23859</text:p>
          </table:table-cell>
          <table:table-cell table:style-name="ce4" office:value-type="float" office:value="18960" calcext:value-type="float">
            <text:p>18960</text:p>
          </table:table-cell>
          <table:table-cell table:style-name="Default" office:value-type="float" office:value="28531" calcext:value-type="float">
            <text:p>28531</text:p>
          </table:table-cell>
          <table:table-cell office:value-type="float" office:value="16063" calcext:value-type="float">
            <text:p>16063</text:p>
          </table:table-cell>
          <table:table-cell table:style-name="Default" office:value-type="float" office:value="24167" calcext:value-type="float">
            <text:p>24167</text:p>
          </table:table-cell>
          <table:table-cell office:value-type="float" office:value="16965" calcext:value-type="float">
            <text:p>16965</text:p>
          </table:table-cell>
          <table:table-cell office:value-type="float" office:value="26948" calcext:value-type="float">
            <text:p>2694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33" calcext:value-type="float">
            <text:p>333</text:p>
          </table:table-cell>
          <table:table-cell office:value-type="float" office:value="11467" calcext:value-type="float">
            <text:p>11467</text:p>
          </table:table-cell>
          <table:table-cell office:value-type="float" office:value="17901" calcext:value-type="float">
            <text:p>17901</text:p>
          </table:table-cell>
          <table:table-cell office:value-type="float" office:value="11764" calcext:value-type="float">
            <text:p>11764</text:p>
          </table:table-cell>
          <table:table-cell office:value-type="float" office:value="18451" calcext:value-type="float">
            <text:p>18451</text:p>
          </table:table-cell>
          <table:table-cell office:value-type="float" office:value="12462" calcext:value-type="float">
            <text:p>12462</text:p>
          </table:table-cell>
          <table:table-cell office:value-type="float" office:value="19154" calcext:value-type="float">
            <text:p>19154</text:p>
          </table:table-cell>
          <table:table-cell office:value-type="float" office:value="11866" calcext:value-type="float">
            <text:p>11866</text:p>
          </table:table-cell>
          <table:table-cell office:value-type="float" office:value="18508" calcext:value-type="float">
            <text:p>18508</text:p>
          </table:table-cell>
          <table:table-cell table:style-name="ce8" office:value-type="float" office:value="333" calcext:value-type="float">
            <text:p>333</text:p>
          </table:table-cell>
          <table:table-cell office:value-type="float" office:value="13566" calcext:value-type="float">
            <text:p>13566</text:p>
          </table:table-cell>
          <table:table-cell office:value-type="float" office:value="23670" calcext:value-type="float">
            <text:p>23670</text:p>
          </table:table-cell>
          <table:table-cell table:style-name="ce4" office:value-type="float" office:value="18164" calcext:value-type="float">
            <text:p>18164</text:p>
          </table:table-cell>
          <table:table-cell table:style-name="Default" office:value-type="float" office:value="28411" calcext:value-type="float">
            <text:p>28411</text:p>
          </table:table-cell>
          <table:table-cell office:value-type="float" office:value="15164" calcext:value-type="float">
            <text:p>15164</text:p>
          </table:table-cell>
          <table:table-cell table:style-name="Default" office:value-type="float" office:value="24278" calcext:value-type="float">
            <text:p>24278</text:p>
          </table:table-cell>
          <table:table-cell office:value-type="float" office:value="18068" calcext:value-type="float">
            <text:p>18068</text:p>
          </table:table-cell>
          <table:table-cell office:value-type="float" office:value="26677" calcext:value-type="float">
            <text:p>2667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34" calcext:value-type="float">
            <text:p>334</text:p>
          </table:table-cell>
          <table:table-cell office:value-type="float" office:value="11365" calcext:value-type="float">
            <text:p>11365</text:p>
          </table:table-cell>
          <table:table-cell office:value-type="float" office:value="17902" calcext:value-type="float">
            <text:p>17902</text:p>
          </table:table-cell>
          <table:table-cell office:value-type="float" office:value="11361" calcext:value-type="float">
            <text:p>11361</text:p>
          </table:table-cell>
          <table:table-cell office:value-type="float" office:value="18499" calcext:value-type="float">
            <text:p>18499</text:p>
          </table:table-cell>
          <table:table-cell office:value-type="float" office:value="12462" calcext:value-type="float">
            <text:p>12462</text:p>
          </table:table-cell>
          <table:table-cell office:value-type="float" office:value="19171" calcext:value-type="float">
            <text:p>19171</text:p>
          </table:table-cell>
          <table:table-cell office:value-type="float" office:value="11566" calcext:value-type="float">
            <text:p>11566</text:p>
          </table:table-cell>
          <table:table-cell office:value-type="float" office:value="18111" calcext:value-type="float">
            <text:p>18111</text:p>
          </table:table-cell>
          <table:table-cell table:style-name="ce8" office:value-type="float" office:value="334" calcext:value-type="float">
            <text:p>334</text:p>
          </table:table-cell>
          <table:table-cell office:value-type="float" office:value="14766" calcext:value-type="float">
            <text:p>14766</text:p>
          </table:table-cell>
          <table:table-cell office:value-type="float" office:value="23794" calcext:value-type="float">
            <text:p>23794</text:p>
          </table:table-cell>
          <table:table-cell table:style-name="ce4" office:value-type="float" office:value="19058" calcext:value-type="float">
            <text:p>19058</text:p>
          </table:table-cell>
          <table:table-cell table:style-name="Default" office:value-type="float" office:value="27830" calcext:value-type="float">
            <text:p>27830</text:p>
          </table:table-cell>
          <table:table-cell office:value-type="float" office:value="15162" calcext:value-type="float">
            <text:p>15162</text:p>
          </table:table-cell>
          <table:table-cell table:style-name="Default" office:value-type="float" office:value="24200" calcext:value-type="float">
            <text:p>24200</text:p>
          </table:table-cell>
          <table:table-cell office:value-type="float" office:value="17666" calcext:value-type="float">
            <text:p>17666</text:p>
          </table:table-cell>
          <table:table-cell office:value-type="float" office:value="26655" calcext:value-type="float">
            <text:p>2665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35" calcext:value-type="float">
            <text:p>335</text:p>
          </table:table-cell>
          <table:table-cell office:value-type="float" office:value="11467" calcext:value-type="float">
            <text:p>11467</text:p>
          </table:table-cell>
          <table:table-cell office:value-type="float" office:value="17863" calcext:value-type="float">
            <text:p>17863</text:p>
          </table:table-cell>
          <table:table-cell office:value-type="float" office:value="11362" calcext:value-type="float">
            <text:p>11362</text:p>
          </table:table-cell>
          <table:table-cell office:value-type="float" office:value="18460" calcext:value-type="float">
            <text:p>18460</text:p>
          </table:table-cell>
          <table:table-cell office:value-type="float" office:value="13362" calcext:value-type="float">
            <text:p>13362</text:p>
          </table:table-cell>
          <table:table-cell office:value-type="float" office:value="19361" calcext:value-type="float">
            <text:p>19361</text:p>
          </table:table-cell>
          <table:table-cell office:value-type="float" office:value="12467" calcext:value-type="float">
            <text:p>12467</text:p>
          </table:table-cell>
          <table:table-cell office:value-type="float" office:value="17990" calcext:value-type="float">
            <text:p>17990</text:p>
          </table:table-cell>
          <table:table-cell table:style-name="ce8" office:value-type="float" office:value="335" calcext:value-type="float">
            <text:p>335</text:p>
          </table:table-cell>
          <table:table-cell office:value-type="float" office:value="15369" calcext:value-type="float">
            <text:p>15369</text:p>
          </table:table-cell>
          <table:table-cell office:value-type="float" office:value="23886" calcext:value-type="float">
            <text:p>23886</text:p>
          </table:table-cell>
          <table:table-cell table:style-name="ce4" office:value-type="float" office:value="18162" calcext:value-type="float">
            <text:p>18162</text:p>
          </table:table-cell>
          <table:table-cell table:style-name="Default" office:value-type="float" office:value="27820" calcext:value-type="float">
            <text:p>27820</text:p>
          </table:table-cell>
          <table:table-cell office:value-type="float" office:value="15263" calcext:value-type="float">
            <text:p>15263</text:p>
          </table:table-cell>
          <table:table-cell table:style-name="Default" office:value-type="float" office:value="24106" calcext:value-type="float">
            <text:p>24106</text:p>
          </table:table-cell>
          <table:table-cell office:value-type="float" office:value="18960" calcext:value-type="float">
            <text:p>18960</text:p>
          </table:table-cell>
          <table:table-cell office:value-type="float" office:value="26824" calcext:value-type="float">
            <text:p>2682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36" calcext:value-type="float">
            <text:p>336</text:p>
          </table:table-cell>
          <table:table-cell office:value-type="float" office:value="12166" calcext:value-type="float">
            <text:p>12166</text:p>
          </table:table-cell>
          <table:table-cell office:value-type="float" office:value="17816" calcext:value-type="float">
            <text:p>17816</text:p>
          </table:table-cell>
          <table:table-cell office:value-type="float" office:value="12363" calcext:value-type="float">
            <text:p>12363</text:p>
          </table:table-cell>
          <table:table-cell office:value-type="float" office:value="18376" calcext:value-type="float">
            <text:p>18376</text:p>
          </table:table-cell>
          <table:table-cell office:value-type="float" office:value="13260" calcext:value-type="float">
            <text:p>13260</text:p>
          </table:table-cell>
          <table:table-cell office:value-type="float" office:value="19415" calcext:value-type="float">
            <text:p>19415</text:p>
          </table:table-cell>
          <table:table-cell office:value-type="float" office:value="11767" calcext:value-type="float">
            <text:p>11767</text:p>
          </table:table-cell>
          <table:table-cell office:value-type="float" office:value="18016" calcext:value-type="float">
            <text:p>18016</text:p>
          </table:table-cell>
          <table:table-cell table:style-name="ce8" office:value-type="float" office:value="336" calcext:value-type="float">
            <text:p>336</text:p>
          </table:table-cell>
          <table:table-cell office:value-type="float" office:value="14465" calcext:value-type="float">
            <text:p>14465</text:p>
          </table:table-cell>
          <table:table-cell office:value-type="float" office:value="24057" calcext:value-type="float">
            <text:p>24057</text:p>
          </table:table-cell>
          <table:table-cell table:style-name="ce4" office:value-type="float" office:value="18266" calcext:value-type="float">
            <text:p>18266</text:p>
          </table:table-cell>
          <table:table-cell table:style-name="Default" office:value-type="float" office:value="27685" calcext:value-type="float">
            <text:p>27685</text:p>
          </table:table-cell>
          <table:table-cell office:value-type="float" office:value="16163" calcext:value-type="float">
            <text:p>16163</text:p>
          </table:table-cell>
          <table:table-cell table:style-name="Default" office:value-type="float" office:value="23489" calcext:value-type="float">
            <text:p>23489</text:p>
          </table:table-cell>
          <table:table-cell office:value-type="float" office:value="19562" calcext:value-type="float">
            <text:p>19562</text:p>
          </table:table-cell>
          <table:table-cell office:value-type="float" office:value="27026" calcext:value-type="float">
            <text:p>2702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37" calcext:value-type="float">
            <text:p>337</text:p>
          </table:table-cell>
          <table:table-cell office:value-type="float" office:value="11467" calcext:value-type="float">
            <text:p>11467</text:p>
          </table:table-cell>
          <table:table-cell office:value-type="float" office:value="17720" calcext:value-type="float">
            <text:p>17720</text:p>
          </table:table-cell>
          <table:table-cell office:value-type="float" office:value="11563" calcext:value-type="float">
            <text:p>11563</text:p>
          </table:table-cell>
          <table:table-cell office:value-type="float" office:value="18414" calcext:value-type="float">
            <text:p>18414</text:p>
          </table:table-cell>
          <table:table-cell office:value-type="float" office:value="13260" calcext:value-type="float">
            <text:p>13260</text:p>
          </table:table-cell>
          <table:table-cell office:value-type="float" office:value="19486" calcext:value-type="float">
            <text:p>19486</text:p>
          </table:table-cell>
          <table:table-cell office:value-type="float" office:value="11669" calcext:value-type="float">
            <text:p>11669</text:p>
          </table:table-cell>
          <table:table-cell office:value-type="float" office:value="18192" calcext:value-type="float">
            <text:p>18192</text:p>
          </table:table-cell>
          <table:table-cell table:style-name="ce8" office:value-type="float" office:value="337" calcext:value-type="float">
            <text:p>337</text:p>
          </table:table-cell>
          <table:table-cell office:value-type="float" office:value="14665" calcext:value-type="float">
            <text:p>14665</text:p>
          </table:table-cell>
          <table:table-cell office:value-type="float" office:value="23723" calcext:value-type="float">
            <text:p>23723</text:p>
          </table:table-cell>
          <table:table-cell table:style-name="ce4" office:value-type="float" office:value="18359" calcext:value-type="float">
            <text:p>18359</text:p>
          </table:table-cell>
          <table:table-cell table:style-name="Default" office:value-type="float" office:value="27481" calcext:value-type="float">
            <text:p>27481</text:p>
          </table:table-cell>
          <table:table-cell office:value-type="float" office:value="15664" calcext:value-type="float">
            <text:p>15664</text:p>
          </table:table-cell>
          <table:table-cell table:style-name="Default" office:value-type="float" office:value="23649" calcext:value-type="float">
            <text:p>23649</text:p>
          </table:table-cell>
          <table:table-cell office:value-type="float" office:value="18464" calcext:value-type="float">
            <text:p>18464</text:p>
          </table:table-cell>
          <table:table-cell office:value-type="float" office:value="27340" calcext:value-type="float">
            <text:p>2734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38" calcext:value-type="float">
            <text:p>338</text:p>
          </table:table-cell>
          <table:table-cell office:value-type="float" office:value="11565" calcext:value-type="float">
            <text:p>11565</text:p>
          </table:table-cell>
          <table:table-cell office:value-type="float" office:value="17664" calcext:value-type="float">
            <text:p>17664</text:p>
          </table:table-cell>
          <table:table-cell office:value-type="float" office:value="12163" calcext:value-type="float">
            <text:p>12163</text:p>
          </table:table-cell>
          <table:table-cell office:value-type="float" office:value="18350" calcext:value-type="float">
            <text:p>18350</text:p>
          </table:table-cell>
          <table:table-cell office:value-type="float" office:value="13358" calcext:value-type="float">
            <text:p>13358</text:p>
          </table:table-cell>
          <table:table-cell office:value-type="float" office:value="19739" calcext:value-type="float">
            <text:p>19739</text:p>
          </table:table-cell>
          <table:table-cell office:value-type="float" office:value="12366" calcext:value-type="float">
            <text:p>12366</text:p>
          </table:table-cell>
          <table:table-cell office:value-type="float" office:value="18317" calcext:value-type="float">
            <text:p>18317</text:p>
          </table:table-cell>
          <table:table-cell table:style-name="ce8" office:value-type="float" office:value="338" calcext:value-type="float">
            <text:p>338</text:p>
          </table:table-cell>
          <table:table-cell office:value-type="float" office:value="15369" calcext:value-type="float">
            <text:p>15369</text:p>
          </table:table-cell>
          <table:table-cell office:value-type="float" office:value="23728" calcext:value-type="float">
            <text:p>23728</text:p>
          </table:table-cell>
          <table:table-cell table:style-name="ce4" office:value-type="float" office:value="18163" calcext:value-type="float">
            <text:p>18163</text:p>
          </table:table-cell>
          <table:table-cell table:style-name="Default" office:value-type="float" office:value="27763" calcext:value-type="float">
            <text:p>27763</text:p>
          </table:table-cell>
          <table:table-cell office:value-type="float" office:value="14263" calcext:value-type="float">
            <text:p>14263</text:p>
          </table:table-cell>
          <table:table-cell table:style-name="Default" office:value-type="float" office:value="23619" calcext:value-type="float">
            <text:p>23619</text:p>
          </table:table-cell>
          <table:table-cell office:value-type="float" office:value="18067" calcext:value-type="float">
            <text:p>18067</text:p>
          </table:table-cell>
          <table:table-cell office:value-type="float" office:value="27162" calcext:value-type="float">
            <text:p>2716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39" calcext:value-type="float">
            <text:p>339</text:p>
          </table:table-cell>
          <table:table-cell office:value-type="float" office:value="11467" calcext:value-type="float">
            <text:p>11467</text:p>
          </table:table-cell>
          <table:table-cell office:value-type="float" office:value="17554" calcext:value-type="float">
            <text:p>17554</text:p>
          </table:table-cell>
          <table:table-cell office:value-type="float" office:value="11758" calcext:value-type="float">
            <text:p>11758</text:p>
          </table:table-cell>
          <table:table-cell office:value-type="float" office:value="18347" calcext:value-type="float">
            <text:p>18347</text:p>
          </table:table-cell>
          <table:table-cell office:value-type="float" office:value="12462" calcext:value-type="float">
            <text:p>12462</text:p>
          </table:table-cell>
          <table:table-cell office:value-type="float" office:value="19636" calcext:value-type="float">
            <text:p>19636</text:p>
          </table:table-cell>
          <table:table-cell office:value-type="float" office:value="12467" calcext:value-type="float">
            <text:p>12467</text:p>
          </table:table-cell>
          <table:table-cell office:value-type="float" office:value="18218" calcext:value-type="float">
            <text:p>18218</text:p>
          </table:table-cell>
          <table:table-cell table:style-name="ce8" office:value-type="float" office:value="339" calcext:value-type="float">
            <text:p>339</text:p>
          </table:table-cell>
          <table:table-cell office:value-type="float" office:value="15566" calcext:value-type="float">
            <text:p>15566</text:p>
          </table:table-cell>
          <table:table-cell office:value-type="float" office:value="23970" calcext:value-type="float">
            <text:p>23970</text:p>
          </table:table-cell>
          <table:table-cell table:style-name="ce4" office:value-type="float" office:value="17463" calcext:value-type="float">
            <text:p>17463</text:p>
          </table:table-cell>
          <table:table-cell table:style-name="Default" office:value-type="float" office:value="27615" calcext:value-type="float">
            <text:p>27615</text:p>
          </table:table-cell>
          <table:table-cell office:value-type="float" office:value="14264" calcext:value-type="float">
            <text:p>14264</text:p>
          </table:table-cell>
          <table:table-cell table:style-name="Default" office:value-type="float" office:value="23628" calcext:value-type="float">
            <text:p>23628</text:p>
          </table:table-cell>
          <table:table-cell office:value-type="float" office:value="17761" calcext:value-type="float">
            <text:p>17761</text:p>
          </table:table-cell>
          <table:table-cell office:value-type="float" office:value="26819" calcext:value-type="float">
            <text:p>2681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40" calcext:value-type="float">
            <text:p>340</text:p>
          </table:table-cell>
          <table:table-cell office:value-type="float" office:value="11467" calcext:value-type="float">
            <text:p>11467</text:p>
          </table:table-cell>
          <table:table-cell office:value-type="float" office:value="17711" calcext:value-type="float">
            <text:p>17711</text:p>
          </table:table-cell>
          <table:table-cell office:value-type="float" office:value="10661" calcext:value-type="float">
            <text:p>10661</text:p>
          </table:table-cell>
          <table:table-cell office:value-type="float" office:value="18172" calcext:value-type="float">
            <text:p>18172</text:p>
          </table:table-cell>
          <table:table-cell office:value-type="float" office:value="13462" calcext:value-type="float">
            <text:p>13462</text:p>
          </table:table-cell>
          <table:table-cell office:value-type="float" office:value="19514" calcext:value-type="float">
            <text:p>19514</text:p>
          </table:table-cell>
          <table:table-cell office:value-type="float" office:value="11467" calcext:value-type="float">
            <text:p>11467</text:p>
          </table:table-cell>
          <table:table-cell office:value-type="float" office:value="18263" calcext:value-type="float">
            <text:p>18263</text:p>
          </table:table-cell>
          <table:table-cell table:style-name="ce8" office:value-type="float" office:value="340" calcext:value-type="float">
            <text:p>340</text:p>
          </table:table-cell>
          <table:table-cell office:value-type="float" office:value="16364" calcext:value-type="float">
            <text:p>16364</text:p>
          </table:table-cell>
          <table:table-cell office:value-type="float" office:value="24169" calcext:value-type="float">
            <text:p>24169</text:p>
          </table:table-cell>
          <table:table-cell table:style-name="ce4" office:value-type="float" office:value="18964" calcext:value-type="float">
            <text:p>18964</text:p>
          </table:table-cell>
          <table:table-cell table:style-name="Default" office:value-type="float" office:value="27894" calcext:value-type="float">
            <text:p>27894</text:p>
          </table:table-cell>
          <table:table-cell office:value-type="float" office:value="16059" calcext:value-type="float">
            <text:p>16059</text:p>
          </table:table-cell>
          <table:table-cell table:style-name="Default" office:value-type="float" office:value="23743" calcext:value-type="float">
            <text:p>23743</text:p>
          </table:table-cell>
          <table:table-cell office:value-type="float" office:value="18663" calcext:value-type="float">
            <text:p>18663</text:p>
          </table:table-cell>
          <table:table-cell office:value-type="float" office:value="26443" calcext:value-type="float">
            <text:p>2644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41" calcext:value-type="float">
            <text:p>341</text:p>
          </table:table-cell>
          <table:table-cell office:value-type="float" office:value="11464" calcext:value-type="float">
            <text:p>11464</text:p>
          </table:table-cell>
          <table:table-cell office:value-type="float" office:value="17706" calcext:value-type="float">
            <text:p>17706</text:p>
          </table:table-cell>
          <table:table-cell office:value-type="float" office:value="10663" calcext:value-type="float">
            <text:p>10663</text:p>
          </table:table-cell>
          <table:table-cell office:value-type="float" office:value="18066" calcext:value-type="float">
            <text:p>18066</text:p>
          </table:table-cell>
          <table:table-cell office:value-type="float" office:value="13362" calcext:value-type="float">
            <text:p>13362</text:p>
          </table:table-cell>
          <table:table-cell office:value-type="float" office:value="19623" calcext:value-type="float">
            <text:p>19623</text:p>
          </table:table-cell>
          <table:table-cell office:value-type="float" office:value="12570" calcext:value-type="float">
            <text:p>12570</text:p>
          </table:table-cell>
          <table:table-cell office:value-type="float" office:value="18061" calcext:value-type="float">
            <text:p>18061</text:p>
          </table:table-cell>
          <table:table-cell table:style-name="ce8" office:value-type="float" office:value="341" calcext:value-type="float">
            <text:p>341</text:p>
          </table:table-cell>
          <table:table-cell office:value-type="float" office:value="16171" calcext:value-type="float">
            <text:p>16171</text:p>
          </table:table-cell>
          <table:table-cell office:value-type="float" office:value="24401" calcext:value-type="float">
            <text:p>24401</text:p>
          </table:table-cell>
          <table:table-cell table:style-name="ce4" office:value-type="float" office:value="19063" calcext:value-type="float">
            <text:p>19063</text:p>
          </table:table-cell>
          <table:table-cell table:style-name="Default" office:value-type="float" office:value="28236" calcext:value-type="float">
            <text:p>28236</text:p>
          </table:table-cell>
          <table:table-cell office:value-type="float" office:value="15264" calcext:value-type="float">
            <text:p>15264</text:p>
          </table:table-cell>
          <table:table-cell table:style-name="Default" office:value-type="float" office:value="24029" calcext:value-type="float">
            <text:p>24029</text:p>
          </table:table-cell>
          <table:table-cell office:value-type="float" office:value="17663" calcext:value-type="float">
            <text:p>17663</text:p>
          </table:table-cell>
          <table:table-cell office:value-type="float" office:value="25816" calcext:value-type="float">
            <text:p>2581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42" calcext:value-type="float">
            <text:p>342</text:p>
          </table:table-cell>
          <table:table-cell office:value-type="float" office:value="11469" calcext:value-type="float">
            <text:p>11469</text:p>
          </table:table-cell>
          <table:table-cell office:value-type="float" office:value="17689" calcext:value-type="float">
            <text:p>17689</text:p>
          </table:table-cell>
          <table:table-cell office:value-type="float" office:value="11666" calcext:value-type="float">
            <text:p>11666</text:p>
          </table:table-cell>
          <table:table-cell office:value-type="float" office:value="17941" calcext:value-type="float">
            <text:p>17941</text:p>
          </table:table-cell>
          <table:table-cell office:value-type="float" office:value="13260" calcext:value-type="float">
            <text:p>13260</text:p>
          </table:table-cell>
          <table:table-cell office:value-type="float" office:value="19432" calcext:value-type="float">
            <text:p>19432</text:p>
          </table:table-cell>
          <table:table-cell office:value-type="float" office:value="12267" calcext:value-type="float">
            <text:p>12267</text:p>
          </table:table-cell>
          <table:table-cell office:value-type="float" office:value="18063" calcext:value-type="float">
            <text:p>18063</text:p>
          </table:table-cell>
          <table:table-cell table:style-name="ce8" office:value-type="float" office:value="342" calcext:value-type="float">
            <text:p>342</text:p>
          </table:table-cell>
          <table:table-cell office:value-type="float" office:value="15767" calcext:value-type="float">
            <text:p>15767</text:p>
          </table:table-cell>
          <table:table-cell office:value-type="float" office:value="24375" calcext:value-type="float">
            <text:p>24375</text:p>
          </table:table-cell>
          <table:table-cell table:style-name="ce4" office:value-type="float" office:value="20068" calcext:value-type="float">
            <text:p>20068</text:p>
          </table:table-cell>
          <table:table-cell table:style-name="Default" office:value-type="float" office:value="28231" calcext:value-type="float">
            <text:p>28231</text:p>
          </table:table-cell>
          <table:table-cell office:value-type="float" office:value="16160" calcext:value-type="float">
            <text:p>16160</text:p>
          </table:table-cell>
          <table:table-cell table:style-name="Default" office:value-type="float" office:value="23837" calcext:value-type="float">
            <text:p>23837</text:p>
          </table:table-cell>
          <table:table-cell office:value-type="float" office:value="17962" calcext:value-type="float">
            <text:p>17962</text:p>
          </table:table-cell>
          <table:table-cell office:value-type="float" office:value="25613" calcext:value-type="float">
            <text:p>2561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43" calcext:value-type="float">
            <text:p>343</text:p>
          </table:table-cell>
          <table:table-cell office:value-type="float" office:value="11466" calcext:value-type="float">
            <text:p>11466</text:p>
          </table:table-cell>
          <table:table-cell office:value-type="float" office:value="17709" calcext:value-type="float">
            <text:p>17709</text:p>
          </table:table-cell>
          <table:table-cell office:value-type="float" office:value="10865" calcext:value-type="float">
            <text:p>10865</text:p>
          </table:table-cell>
          <table:table-cell office:value-type="float" office:value="17762" calcext:value-type="float">
            <text:p>17762</text:p>
          </table:table-cell>
          <table:table-cell office:value-type="float" office:value="12461" calcext:value-type="float">
            <text:p>12461</text:p>
          </table:table-cell>
          <table:table-cell office:value-type="float" office:value="19466" calcext:value-type="float">
            <text:p>19466</text:p>
          </table:table-cell>
          <table:table-cell office:value-type="float" office:value="11764" calcext:value-type="float">
            <text:p>11764</text:p>
          </table:table-cell>
          <table:table-cell office:value-type="float" office:value="18144" calcext:value-type="float">
            <text:p>18144</text:p>
          </table:table-cell>
          <table:table-cell table:style-name="ce8" office:value-type="float" office:value="343" calcext:value-type="float">
            <text:p>343</text:p>
          </table:table-cell>
          <table:table-cell office:value-type="float" office:value="13667" calcext:value-type="float">
            <text:p>13667</text:p>
          </table:table-cell>
          <table:table-cell office:value-type="float" office:value="23993" calcext:value-type="float">
            <text:p>23993</text:p>
          </table:table-cell>
          <table:table-cell table:style-name="ce4" office:value-type="float" office:value="20166" calcext:value-type="float">
            <text:p>20166</text:p>
          </table:table-cell>
          <table:table-cell table:style-name="Default" office:value-type="float" office:value="28527" calcext:value-type="float">
            <text:p>28527</text:p>
          </table:table-cell>
          <table:table-cell office:value-type="float" office:value="14459" calcext:value-type="float">
            <text:p>14459</text:p>
          </table:table-cell>
          <table:table-cell table:style-name="Default" office:value-type="float" office:value="23574" calcext:value-type="float">
            <text:p>23574</text:p>
          </table:table-cell>
          <table:table-cell office:value-type="float" office:value="17761" calcext:value-type="float">
            <text:p>17761</text:p>
          </table:table-cell>
          <table:table-cell office:value-type="float" office:value="25688" calcext:value-type="float">
            <text:p>2568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44" calcext:value-type="float">
            <text:p>344</text:p>
          </table:table-cell>
          <table:table-cell office:value-type="float" office:value="12172" calcext:value-type="float">
            <text:p>12172</text:p>
          </table:table-cell>
          <table:table-cell office:value-type="float" office:value="17696" calcext:value-type="float">
            <text:p>17696</text:p>
          </table:table-cell>
          <table:table-cell office:value-type="float" office:value="11465" calcext:value-type="float">
            <text:p>11465</text:p>
          </table:table-cell>
          <table:table-cell office:value-type="float" office:value="17766" calcext:value-type="float">
            <text:p>17766</text:p>
          </table:table-cell>
          <table:table-cell office:value-type="float" office:value="13261" calcext:value-type="float">
            <text:p>13261</text:p>
          </table:table-cell>
          <table:table-cell office:value-type="float" office:value="19273" calcext:value-type="float">
            <text:p>19273</text:p>
          </table:table-cell>
          <table:table-cell office:value-type="float" office:value="12365" calcext:value-type="float">
            <text:p>12365</text:p>
          </table:table-cell>
          <table:table-cell office:value-type="float" office:value="18291" calcext:value-type="float">
            <text:p>18291</text:p>
          </table:table-cell>
          <table:table-cell table:style-name="ce8" office:value-type="float" office:value="344" calcext:value-type="float">
            <text:p>344</text:p>
          </table:table-cell>
          <table:table-cell office:value-type="float" office:value="16367" calcext:value-type="float">
            <text:p>16367</text:p>
          </table:table-cell>
          <table:table-cell office:value-type="float" office:value="23995" calcext:value-type="float">
            <text:p>23995</text:p>
          </table:table-cell>
          <table:table-cell table:style-name="ce4" office:value-type="float" office:value="16567" calcext:value-type="float">
            <text:p>16567</text:p>
          </table:table-cell>
          <table:table-cell table:style-name="Default" office:value-type="float" office:value="28646" calcext:value-type="float">
            <text:p>28646</text:p>
          </table:table-cell>
          <table:table-cell office:value-type="float" office:value="15562" calcext:value-type="float">
            <text:p>15562</text:p>
          </table:table-cell>
          <table:table-cell table:style-name="Default" office:value-type="float" office:value="22905" calcext:value-type="float">
            <text:p>22905</text:p>
          </table:table-cell>
          <table:table-cell office:value-type="float" office:value="18267" calcext:value-type="float">
            <text:p>18267</text:p>
          </table:table-cell>
          <table:table-cell office:value-type="float" office:value="25817" calcext:value-type="float">
            <text:p>2581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45" calcext:value-type="float">
            <text:p>345</text:p>
          </table:table-cell>
          <table:table-cell office:value-type="float" office:value="12267" calcext:value-type="float">
            <text:p>12267</text:p>
          </table:table-cell>
          <table:table-cell office:value-type="float" office:value="17752" calcext:value-type="float">
            <text:p>17752</text:p>
          </table:table-cell>
          <table:table-cell office:value-type="float" office:value="11462" calcext:value-type="float">
            <text:p>11462</text:p>
          </table:table-cell>
          <table:table-cell office:value-type="float" office:value="17727" calcext:value-type="float">
            <text:p>17727</text:p>
          </table:table-cell>
          <table:table-cell office:value-type="float" office:value="12461" calcext:value-type="float">
            <text:p>12461</text:p>
          </table:table-cell>
          <table:table-cell office:value-type="float" office:value="19213" calcext:value-type="float">
            <text:p>19213</text:p>
          </table:table-cell>
          <table:table-cell office:value-type="float" office:value="12662" calcext:value-type="float">
            <text:p>12662</text:p>
          </table:table-cell>
          <table:table-cell office:value-type="float" office:value="18516" calcext:value-type="float">
            <text:p>18516</text:p>
          </table:table-cell>
          <table:table-cell table:style-name="ce8" office:value-type="float" office:value="345" calcext:value-type="float">
            <text:p>345</text:p>
          </table:table-cell>
          <table:table-cell office:value-type="float" office:value="15268" calcext:value-type="float">
            <text:p>15268</text:p>
          </table:table-cell>
          <table:table-cell office:value-type="float" office:value="24224" calcext:value-type="float">
            <text:p>24224</text:p>
          </table:table-cell>
          <table:table-cell table:style-name="ce4" office:value-type="float" office:value="18867" calcext:value-type="float">
            <text:p>18867</text:p>
          </table:table-cell>
          <table:table-cell table:style-name="Default" office:value-type="float" office:value="28413" calcext:value-type="float">
            <text:p>28413</text:p>
          </table:table-cell>
          <table:table-cell office:value-type="float" office:value="15162" calcext:value-type="float">
            <text:p>15162</text:p>
          </table:table-cell>
          <table:table-cell table:style-name="Default" office:value-type="float" office:value="23308" calcext:value-type="float">
            <text:p>23308</text:p>
          </table:table-cell>
          <table:table-cell office:value-type="float" office:value="17764" calcext:value-type="float">
            <text:p>17764</text:p>
          </table:table-cell>
          <table:table-cell office:value-type="float" office:value="26253" calcext:value-type="float">
            <text:p>2625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46" calcext:value-type="float">
            <text:p>346</text:p>
          </table:table-cell>
          <table:table-cell office:value-type="float" office:value="12267" calcext:value-type="float">
            <text:p>12267</text:p>
          </table:table-cell>
          <table:table-cell office:value-type="float" office:value="17994" calcext:value-type="float">
            <text:p>17994</text:p>
          </table:table-cell>
          <table:table-cell office:value-type="float" office:value="10661" calcext:value-type="float">
            <text:p>10661</text:p>
          </table:table-cell>
          <table:table-cell office:value-type="float" office:value="17809" calcext:value-type="float">
            <text:p>17809</text:p>
          </table:table-cell>
          <table:table-cell office:value-type="float" office:value="12461" calcext:value-type="float">
            <text:p>12461</text:p>
          </table:table-cell>
          <table:table-cell office:value-type="float" office:value="19127" calcext:value-type="float">
            <text:p>19127</text:p>
          </table:table-cell>
          <table:table-cell office:value-type="float" office:value="12564" calcext:value-type="float">
            <text:p>12564</text:p>
          </table:table-cell>
          <table:table-cell office:value-type="float" office:value="18602" calcext:value-type="float">
            <text:p>18602</text:p>
          </table:table-cell>
          <table:table-cell table:style-name="ce8" office:value-type="float" office:value="346" calcext:value-type="float">
            <text:p>346</text:p>
          </table:table-cell>
          <table:table-cell office:value-type="float" office:value="15367" calcext:value-type="float">
            <text:p>15367</text:p>
          </table:table-cell>
          <table:table-cell office:value-type="float" office:value="24278" calcext:value-type="float">
            <text:p>24278</text:p>
          </table:table-cell>
          <table:table-cell table:style-name="ce4" office:value-type="float" office:value="18768" calcext:value-type="float">
            <text:p>18768</text:p>
          </table:table-cell>
          <table:table-cell table:style-name="Default" office:value-type="float" office:value="28184" calcext:value-type="float">
            <text:p>28184</text:p>
          </table:table-cell>
          <table:table-cell office:value-type="float" office:value="14459" calcext:value-type="float">
            <text:p>14459</text:p>
          </table:table-cell>
          <table:table-cell table:style-name="Default" office:value-type="float" office:value="23530" calcext:value-type="float">
            <text:p>23530</text:p>
          </table:table-cell>
          <table:table-cell office:value-type="float" office:value="17765" calcext:value-type="float">
            <text:p>17765</text:p>
          </table:table-cell>
          <table:table-cell office:value-type="float" office:value="26014" calcext:value-type="float">
            <text:p>2601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47" calcext:value-type="float">
            <text:p>347</text:p>
          </table:table-cell>
          <table:table-cell office:value-type="float" office:value="11467" calcext:value-type="float">
            <text:p>11467</text:p>
          </table:table-cell>
          <table:table-cell office:value-type="float" office:value="18068" calcext:value-type="float">
            <text:p>18068</text:p>
          </table:table-cell>
          <table:table-cell office:value-type="float" office:value="10763" calcext:value-type="float">
            <text:p>10763</text:p>
          </table:table-cell>
          <table:table-cell office:value-type="float" office:value="17801" calcext:value-type="float">
            <text:p>17801</text:p>
          </table:table-cell>
          <table:table-cell office:value-type="float" office:value="13361" calcext:value-type="float">
            <text:p>13361</text:p>
          </table:table-cell>
          <table:table-cell office:value-type="float" office:value="19186" calcext:value-type="float">
            <text:p>19186</text:p>
          </table:table-cell>
          <table:table-cell office:value-type="float" office:value="12169" calcext:value-type="float">
            <text:p>12169</text:p>
          </table:table-cell>
          <table:table-cell office:value-type="float" office:value="18564" calcext:value-type="float">
            <text:p>18564</text:p>
          </table:table-cell>
          <table:table-cell table:style-name="ce8" office:value-type="float" office:value="347" calcext:value-type="float">
            <text:p>347</text:p>
          </table:table-cell>
          <table:table-cell office:value-type="float" office:value="15665" calcext:value-type="float">
            <text:p>15665</text:p>
          </table:table-cell>
          <table:table-cell office:value-type="float" office:value="24237" calcext:value-type="float">
            <text:p>24237</text:p>
          </table:table-cell>
          <table:table-cell table:style-name="ce4" office:value-type="float" office:value="18365" calcext:value-type="float">
            <text:p>18365</text:p>
          </table:table-cell>
          <table:table-cell table:style-name="Default" office:value-type="float" office:value="28038" calcext:value-type="float">
            <text:p>28038</text:p>
          </table:table-cell>
          <table:table-cell office:value-type="float" office:value="14764" calcext:value-type="float">
            <text:p>14764</text:p>
          </table:table-cell>
          <table:table-cell table:style-name="Default" office:value-type="float" office:value="23091" calcext:value-type="float">
            <text:p>23091</text:p>
          </table:table-cell>
          <table:table-cell office:value-type="float" office:value="18870" calcext:value-type="float">
            <text:p>18870</text:p>
          </table:table-cell>
          <table:table-cell office:value-type="float" office:value="26056" calcext:value-type="float">
            <text:p>2605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48" calcext:value-type="float">
            <text:p>348</text:p>
          </table:table-cell>
          <table:table-cell office:value-type="float" office:value="11365" calcext:value-type="float">
            <text:p>11365</text:p>
          </table:table-cell>
          <table:table-cell office:value-type="float" office:value="17709" calcext:value-type="float">
            <text:p>17709</text:p>
          </table:table-cell>
          <table:table-cell office:value-type="float" office:value="10561" calcext:value-type="float">
            <text:p>10561</text:p>
          </table:table-cell>
          <table:table-cell office:value-type="float" office:value="17879" calcext:value-type="float">
            <text:p>17879</text:p>
          </table:table-cell>
          <table:table-cell office:value-type="float" office:value="13262" calcext:value-type="float">
            <text:p>13262</text:p>
          </table:table-cell>
          <table:table-cell office:value-type="float" office:value="18975" calcext:value-type="float">
            <text:p>18975</text:p>
          </table:table-cell>
          <table:table-cell office:value-type="float" office:value="13065" calcext:value-type="float">
            <text:p>13065</text:p>
          </table:table-cell>
          <table:table-cell office:value-type="float" office:value="18791" calcext:value-type="float">
            <text:p>18791</text:p>
          </table:table-cell>
          <table:table-cell table:style-name="ce8" office:value-type="float" office:value="348" calcext:value-type="float">
            <text:p>348</text:p>
          </table:table-cell>
          <table:table-cell office:value-type="float" office:value="15766" calcext:value-type="float">
            <text:p>15766</text:p>
          </table:table-cell>
          <table:table-cell office:value-type="float" office:value="24494" calcext:value-type="float">
            <text:p>24494</text:p>
          </table:table-cell>
          <table:table-cell table:style-name="ce4" office:value-type="float" office:value="18868" calcext:value-type="float">
            <text:p>18868</text:p>
          </table:table-cell>
          <table:table-cell table:style-name="Default" office:value-type="float" office:value="27819" calcext:value-type="float">
            <text:p>27819</text:p>
          </table:table-cell>
          <table:table-cell office:value-type="float" office:value="14758" calcext:value-type="float">
            <text:p>14758</text:p>
          </table:table-cell>
          <table:table-cell table:style-name="Default" office:value-type="float" office:value="23239" calcext:value-type="float">
            <text:p>23239</text:p>
          </table:table-cell>
          <table:table-cell office:value-type="float" office:value="18470" calcext:value-type="float">
            <text:p>18470</text:p>
          </table:table-cell>
          <table:table-cell office:value-type="float" office:value="26034" calcext:value-type="float">
            <text:p>2603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49" calcext:value-type="float">
            <text:p>349</text:p>
          </table:table-cell>
          <table:table-cell office:value-type="float" office:value="11363" calcext:value-type="float">
            <text:p>11363</text:p>
          </table:table-cell>
          <table:table-cell office:value-type="float" office:value="17754" calcext:value-type="float">
            <text:p>17754</text:p>
          </table:table-cell>
          <table:table-cell office:value-type="float" office:value="10363" calcext:value-type="float">
            <text:p>10363</text:p>
          </table:table-cell>
          <table:table-cell office:value-type="float" office:value="17833" calcext:value-type="float">
            <text:p>17833</text:p>
          </table:table-cell>
          <table:table-cell office:value-type="float" office:value="12462" calcext:value-type="float">
            <text:p>12462</text:p>
          </table:table-cell>
          <table:table-cell office:value-type="float" office:value="19168" calcext:value-type="float">
            <text:p>19168</text:p>
          </table:table-cell>
          <table:table-cell office:value-type="float" office:value="12663" calcext:value-type="float">
            <text:p>12663</text:p>
          </table:table-cell>
          <table:table-cell office:value-type="float" office:value="18961" calcext:value-type="float">
            <text:p>18961</text:p>
          </table:table-cell>
          <table:table-cell table:style-name="ce8" office:value-type="float" office:value="349" calcext:value-type="float">
            <text:p>349</text:p>
          </table:table-cell>
          <table:table-cell office:value-type="float" office:value="13566" calcext:value-type="float">
            <text:p>13566</text:p>
          </table:table-cell>
          <table:table-cell office:value-type="float" office:value="24288" calcext:value-type="float">
            <text:p>24288</text:p>
          </table:table-cell>
          <table:table-cell table:style-name="ce4" office:value-type="float" office:value="19166" calcext:value-type="float">
            <text:p>19166</text:p>
          </table:table-cell>
          <table:table-cell table:style-name="Default" office:value-type="float" office:value="27817" calcext:value-type="float">
            <text:p>27817</text:p>
          </table:table-cell>
          <table:table-cell office:value-type="float" office:value="14762" calcext:value-type="float">
            <text:p>14762</text:p>
          </table:table-cell>
          <table:table-cell table:style-name="Default" office:value-type="float" office:value="23386" calcext:value-type="float">
            <text:p>23386</text:p>
          </table:table-cell>
          <table:table-cell office:value-type="float" office:value="17067" calcext:value-type="float">
            <text:p>17067</text:p>
          </table:table-cell>
          <table:table-cell office:value-type="float" office:value="26300" calcext:value-type="float">
            <text:p>2630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50" calcext:value-type="float">
            <text:p>350</text:p>
          </table:table-cell>
          <table:table-cell office:value-type="float" office:value="11468" calcext:value-type="float">
            <text:p>11468</text:p>
          </table:table-cell>
          <table:table-cell office:value-type="float" office:value="17783" calcext:value-type="float">
            <text:p>17783</text:p>
          </table:table-cell>
          <table:table-cell office:value-type="float" office:value="10762" calcext:value-type="float">
            <text:p>10762</text:p>
          </table:table-cell>
          <table:table-cell office:value-type="float" office:value="17744" calcext:value-type="float">
            <text:p>17744</text:p>
          </table:table-cell>
          <table:table-cell office:value-type="float" office:value="13262" calcext:value-type="float">
            <text:p>13262</text:p>
          </table:table-cell>
          <table:table-cell office:value-type="float" office:value="19087" calcext:value-type="float">
            <text:p>19087</text:p>
          </table:table-cell>
          <table:table-cell office:value-type="float" office:value="12660" calcext:value-type="float">
            <text:p>12660</text:p>
          </table:table-cell>
          <table:table-cell office:value-type="float" office:value="18906" calcext:value-type="float">
            <text:p>18906</text:p>
          </table:table-cell>
          <table:table-cell table:style-name="ce8" office:value-type="float" office:value="350" calcext:value-type="float">
            <text:p>350</text:p>
          </table:table-cell>
          <table:table-cell office:value-type="float" office:value="13567" calcext:value-type="float">
            <text:p>13567</text:p>
          </table:table-cell>
          <table:table-cell office:value-type="float" office:value="23993" calcext:value-type="float">
            <text:p>23993</text:p>
          </table:table-cell>
          <table:table-cell table:style-name="ce4" office:value-type="float" office:value="19470" calcext:value-type="float">
            <text:p>19470</text:p>
          </table:table-cell>
          <table:table-cell table:style-name="Default" office:value-type="float" office:value="27905" calcext:value-type="float">
            <text:p>27905</text:p>
          </table:table-cell>
          <table:table-cell office:value-type="float" office:value="15258" calcext:value-type="float">
            <text:p>15258</text:p>
          </table:table-cell>
          <table:table-cell table:style-name="Default" office:value-type="float" office:value="23324" calcext:value-type="float">
            <text:p>23324</text:p>
          </table:table-cell>
          <table:table-cell office:value-type="float" office:value="18262" calcext:value-type="float">
            <text:p>18262</text:p>
          </table:table-cell>
          <table:table-cell office:value-type="float" office:value="25992" calcext:value-type="float">
            <text:p>2599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51" calcext:value-type="float">
            <text:p>351</text:p>
          </table:table-cell>
          <table:table-cell office:value-type="float" office:value="12266" calcext:value-type="float">
            <text:p>12266</text:p>
          </table:table-cell>
          <table:table-cell office:value-type="float" office:value="17856" calcext:value-type="float">
            <text:p>17856</text:p>
          </table:table-cell>
          <table:table-cell office:value-type="float" office:value="11460" calcext:value-type="float">
            <text:p>11460</text:p>
          </table:table-cell>
          <table:table-cell office:value-type="float" office:value="17919" calcext:value-type="float">
            <text:p>17919</text:p>
          </table:table-cell>
          <table:table-cell office:value-type="float" office:value="12461" calcext:value-type="float">
            <text:p>12461</text:p>
          </table:table-cell>
          <table:table-cell office:value-type="float" office:value="19172" calcext:value-type="float">
            <text:p>19172</text:p>
          </table:table-cell>
          <table:table-cell office:value-type="float" office:value="12665" calcext:value-type="float">
            <text:p>12665</text:p>
          </table:table-cell>
          <table:table-cell office:value-type="float" office:value="18874" calcext:value-type="float">
            <text:p>18874</text:p>
          </table:table-cell>
          <table:table-cell table:style-name="ce8" office:value-type="float" office:value="351" calcext:value-type="float">
            <text:p>351</text:p>
          </table:table-cell>
          <table:table-cell office:value-type="float" office:value="14466" calcext:value-type="float">
            <text:p>14466</text:p>
          </table:table-cell>
          <table:table-cell office:value-type="float" office:value="23879" calcext:value-type="float">
            <text:p>23879</text:p>
          </table:table-cell>
          <table:table-cell table:style-name="ce4" office:value-type="float" office:value="18563" calcext:value-type="float">
            <text:p>18563</text:p>
          </table:table-cell>
          <table:table-cell table:style-name="Default" office:value-type="float" office:value="27755" calcext:value-type="float">
            <text:p>27755</text:p>
          </table:table-cell>
          <table:table-cell office:value-type="float" office:value="15264" calcext:value-type="float">
            <text:p>15264</text:p>
          </table:table-cell>
          <table:table-cell table:style-name="Default" office:value-type="float" office:value="23026" calcext:value-type="float">
            <text:p>23026</text:p>
          </table:table-cell>
          <table:table-cell office:value-type="float" office:value="18364" calcext:value-type="float">
            <text:p>18364</text:p>
          </table:table-cell>
          <table:table-cell office:value-type="float" office:value="26132" calcext:value-type="float">
            <text:p>2613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52" calcext:value-type="float">
            <text:p>352</text:p>
          </table:table-cell>
          <table:table-cell office:value-type="float" office:value="11468" calcext:value-type="float">
            <text:p>11468</text:p>
          </table:table-cell>
          <table:table-cell office:value-type="float" office:value="17687" calcext:value-type="float">
            <text:p>17687</text:p>
          </table:table-cell>
          <table:table-cell office:value-type="float" office:value="12061" calcext:value-type="float">
            <text:p>12061</text:p>
          </table:table-cell>
          <table:table-cell office:value-type="float" office:value="18011" calcext:value-type="float">
            <text:p>18011</text:p>
          </table:table-cell>
          <table:table-cell office:value-type="float" office:value="13262" calcext:value-type="float">
            <text:p>13262</text:p>
          </table:table-cell>
          <table:table-cell office:value-type="float" office:value="19254" calcext:value-type="float">
            <text:p>19254</text:p>
          </table:table-cell>
          <table:table-cell office:value-type="float" office:value="12664" calcext:value-type="float">
            <text:p>12664</text:p>
          </table:table-cell>
          <table:table-cell office:value-type="float" office:value="19121" calcext:value-type="float">
            <text:p>19121</text:p>
          </table:table-cell>
          <table:table-cell table:style-name="ce8" office:value-type="float" office:value="352" calcext:value-type="float">
            <text:p>352</text:p>
          </table:table-cell>
          <table:table-cell office:value-type="float" office:value="14467" calcext:value-type="float">
            <text:p>14467</text:p>
          </table:table-cell>
          <table:table-cell office:value-type="float" office:value="23516" calcext:value-type="float">
            <text:p>23516</text:p>
          </table:table-cell>
          <table:table-cell table:style-name="ce4" office:value-type="float" office:value="19167" calcext:value-type="float">
            <text:p>19167</text:p>
          </table:table-cell>
          <table:table-cell table:style-name="Default" office:value-type="float" office:value="27979" calcext:value-type="float">
            <text:p>27979</text:p>
          </table:table-cell>
          <table:table-cell office:value-type="float" office:value="14561" calcext:value-type="float">
            <text:p>14561</text:p>
          </table:table-cell>
          <table:table-cell table:style-name="Default" office:value-type="float" office:value="23195" calcext:value-type="float">
            <text:p>23195</text:p>
          </table:table-cell>
          <table:table-cell office:value-type="float" office:value="18271" calcext:value-type="float">
            <text:p>18271</text:p>
          </table:table-cell>
          <table:table-cell office:value-type="float" office:value="26161" calcext:value-type="float">
            <text:p>2616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53" calcext:value-type="float">
            <text:p>353</text:p>
          </table:table-cell>
          <table:table-cell office:value-type="float" office:value="11467" calcext:value-type="float">
            <text:p>11467</text:p>
          </table:table-cell>
          <table:table-cell office:value-type="float" office:value="17679" calcext:value-type="float">
            <text:p>17679</text:p>
          </table:table-cell>
          <table:table-cell office:value-type="float" office:value="11358" calcext:value-type="float">
            <text:p>11358</text:p>
          </table:table-cell>
          <table:table-cell office:value-type="float" office:value="18016" calcext:value-type="float">
            <text:p>18016</text:p>
          </table:table-cell>
          <table:table-cell office:value-type="float" office:value="13261" calcext:value-type="float">
            <text:p>13261</text:p>
          </table:table-cell>
          <table:table-cell office:value-type="float" office:value="19371" calcext:value-type="float">
            <text:p>19371</text:p>
          </table:table-cell>
          <table:table-cell office:value-type="float" office:value="13466" calcext:value-type="float">
            <text:p>13466</text:p>
          </table:table-cell>
          <table:table-cell office:value-type="float" office:value="19182" calcext:value-type="float">
            <text:p>19182</text:p>
          </table:table-cell>
          <table:table-cell table:style-name="ce8" office:value-type="float" office:value="353" calcext:value-type="float">
            <text:p>353</text:p>
          </table:table-cell>
          <table:table-cell office:value-type="float" office:value="14667" calcext:value-type="float">
            <text:p>14667</text:p>
          </table:table-cell>
          <table:table-cell office:value-type="float" office:value="23325" calcext:value-type="float">
            <text:p>23325</text:p>
          </table:table-cell>
          <table:table-cell table:style-name="ce4" office:value-type="float" office:value="19965" calcext:value-type="float">
            <text:p>19965</text:p>
          </table:table-cell>
          <table:table-cell table:style-name="Default" office:value-type="float" office:value="28102" calcext:value-type="float">
            <text:p>28102</text:p>
          </table:table-cell>
          <table:table-cell office:value-type="float" office:value="15361" calcext:value-type="float">
            <text:p>15361</text:p>
          </table:table-cell>
          <table:table-cell table:style-name="Default" office:value-type="float" office:value="23169" calcext:value-type="float">
            <text:p>23169</text:p>
          </table:table-cell>
          <table:table-cell office:value-type="float" office:value="18962" calcext:value-type="float">
            <text:p>18962</text:p>
          </table:table-cell>
          <table:table-cell office:value-type="float" office:value="26058" calcext:value-type="float">
            <text:p>2605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54" calcext:value-type="float">
            <text:p>354</text:p>
          </table:table-cell>
          <table:table-cell office:value-type="float" office:value="11467" calcext:value-type="float">
            <text:p>11467</text:p>
          </table:table-cell>
          <table:table-cell office:value-type="float" office:value="17698" calcext:value-type="float">
            <text:p>17698</text:p>
          </table:table-cell>
          <table:table-cell office:value-type="float" office:value="11465" calcext:value-type="float">
            <text:p>11465</text:p>
          </table:table-cell>
          <table:table-cell office:value-type="float" office:value="18069" calcext:value-type="float">
            <text:p>18069</text:p>
          </table:table-cell>
          <table:table-cell office:value-type="float" office:value="13462" calcext:value-type="float">
            <text:p>13462</text:p>
          </table:table-cell>
          <table:table-cell office:value-type="float" office:value="19609" calcext:value-type="float">
            <text:p>19609</text:p>
          </table:table-cell>
          <table:table-cell office:value-type="float" office:value="13263" calcext:value-type="float">
            <text:p>13263</text:p>
          </table:table-cell>
          <table:table-cell office:value-type="float" office:value="19371" calcext:value-type="float">
            <text:p>19371</text:p>
          </table:table-cell>
          <table:table-cell table:style-name="ce8" office:value-type="float" office:value="354" calcext:value-type="float">
            <text:p>354</text:p>
          </table:table-cell>
          <table:table-cell office:value-type="float" office:value="13767" calcext:value-type="float">
            <text:p>13767</text:p>
          </table:table-cell>
          <table:table-cell office:value-type="float" office:value="23502" calcext:value-type="float">
            <text:p>23502</text:p>
          </table:table-cell>
          <table:table-cell table:style-name="ce4" office:value-type="float" office:value="18167" calcext:value-type="float">
            <text:p>18167</text:p>
          </table:table-cell>
          <table:table-cell table:style-name="Default" office:value-type="float" office:value="27961" calcext:value-type="float">
            <text:p>27961</text:p>
          </table:table-cell>
          <table:table-cell office:value-type="float" office:value="15461" calcext:value-type="float">
            <text:p>15461</text:p>
          </table:table-cell>
          <table:table-cell table:style-name="Default" office:value-type="float" office:value="23291" calcext:value-type="float">
            <text:p>23291</text:p>
          </table:table-cell>
          <table:table-cell office:value-type="float" office:value="17766" calcext:value-type="float">
            <text:p>17766</text:p>
          </table:table-cell>
          <table:table-cell office:value-type="float" office:value="26155" calcext:value-type="float">
            <text:p>2615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55" calcext:value-type="float">
            <text:p>355</text:p>
          </table:table-cell>
          <table:table-cell office:value-type="float" office:value="11368" calcext:value-type="float">
            <text:p>11368</text:p>
          </table:table-cell>
          <table:table-cell office:value-type="float" office:value="17368" calcext:value-type="float">
            <text:p>17368</text:p>
          </table:table-cell>
          <table:table-cell office:value-type="float" office:value="12157" calcext:value-type="float">
            <text:p>12157</text:p>
          </table:table-cell>
          <table:table-cell office:value-type="float" office:value="18178" calcext:value-type="float">
            <text:p>18178</text:p>
          </table:table-cell>
          <table:table-cell office:value-type="float" office:value="13461" calcext:value-type="float">
            <text:p>13461</text:p>
          </table:table-cell>
          <table:table-cell office:value-type="float" office:value="19534" calcext:value-type="float">
            <text:p>19534</text:p>
          </table:table-cell>
          <table:table-cell office:value-type="float" office:value="13571" calcext:value-type="float">
            <text:p>13571</text:p>
          </table:table-cell>
          <table:table-cell office:value-type="float" office:value="19457" calcext:value-type="float">
            <text:p>19457</text:p>
          </table:table-cell>
          <table:table-cell table:style-name="ce8" office:value-type="float" office:value="355" calcext:value-type="float">
            <text:p>355</text:p>
          </table:table-cell>
          <table:table-cell office:value-type="float" office:value="12768" calcext:value-type="float">
            <text:p>12768</text:p>
          </table:table-cell>
          <table:table-cell office:value-type="float" office:value="23461" calcext:value-type="float">
            <text:p>23461</text:p>
          </table:table-cell>
          <table:table-cell table:style-name="ce4" office:value-type="float" office:value="18469" calcext:value-type="float">
            <text:p>18469</text:p>
          </table:table-cell>
          <table:table-cell table:style-name="Default" office:value-type="float" office:value="28219" calcext:value-type="float">
            <text:p>28219</text:p>
          </table:table-cell>
          <table:table-cell office:value-type="float" office:value="15461" calcext:value-type="float">
            <text:p>15461</text:p>
          </table:table-cell>
          <table:table-cell table:style-name="Default" office:value-type="float" office:value="23497" calcext:value-type="float">
            <text:p>23497</text:p>
          </table:table-cell>
          <table:table-cell office:value-type="float" office:value="18066" calcext:value-type="float">
            <text:p>18066</text:p>
          </table:table-cell>
          <table:table-cell office:value-type="float" office:value="26405" calcext:value-type="float">
            <text:p>2640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56" calcext:value-type="float">
            <text:p>356</text:p>
          </table:table-cell>
          <table:table-cell office:value-type="float" office:value="11467" calcext:value-type="float">
            <text:p>11467</text:p>
          </table:table-cell>
          <table:table-cell office:value-type="float" office:value="17610" calcext:value-type="float">
            <text:p>17610</text:p>
          </table:table-cell>
          <table:table-cell office:value-type="float" office:value="10762" calcext:value-type="float">
            <text:p>10762</text:p>
          </table:table-cell>
          <table:table-cell office:value-type="float" office:value="18273" calcext:value-type="float">
            <text:p>18273</text:p>
          </table:table-cell>
          <table:table-cell office:value-type="float" office:value="12462" calcext:value-type="float">
            <text:p>12462</text:p>
          </table:table-cell>
          <table:table-cell office:value-type="float" office:value="19439" calcext:value-type="float">
            <text:p>19439</text:p>
          </table:table-cell>
          <table:table-cell office:value-type="float" office:value="13162" calcext:value-type="float">
            <text:p>13162</text:p>
          </table:table-cell>
          <table:table-cell office:value-type="float" office:value="19276" calcext:value-type="float">
            <text:p>19276</text:p>
          </table:table-cell>
          <table:table-cell table:style-name="ce8" office:value-type="float" office:value="356" calcext:value-type="float">
            <text:p>356</text:p>
          </table:table-cell>
          <table:table-cell office:value-type="float" office:value="13767" calcext:value-type="float">
            <text:p>13767</text:p>
          </table:table-cell>
          <table:table-cell office:value-type="float" office:value="23185" calcext:value-type="float">
            <text:p>23185</text:p>
          </table:table-cell>
          <table:table-cell table:style-name="ce4" office:value-type="float" office:value="19364" calcext:value-type="float">
            <text:p>19364</text:p>
          </table:table-cell>
          <table:table-cell table:style-name="Default" office:value-type="float" office:value="28173" calcext:value-type="float">
            <text:p>28173</text:p>
          </table:table-cell>
          <table:table-cell office:value-type="float" office:value="15859" calcext:value-type="float">
            <text:p>15859</text:p>
          </table:table-cell>
          <table:table-cell table:style-name="Default" office:value-type="float" office:value="23313" calcext:value-type="float">
            <text:p>23313</text:p>
          </table:table-cell>
          <table:table-cell office:value-type="float" office:value="19769" calcext:value-type="float">
            <text:p>19769</text:p>
          </table:table-cell>
          <table:table-cell office:value-type="float" office:value="26717" calcext:value-type="float">
            <text:p>2671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57" calcext:value-type="float">
            <text:p>357</text:p>
          </table:table-cell>
          <table:table-cell office:value-type="float" office:value="11467" calcext:value-type="float">
            <text:p>11467</text:p>
          </table:table-cell>
          <table:table-cell office:value-type="float" office:value="17763" calcext:value-type="float">
            <text:p>17763</text:p>
          </table:table-cell>
          <table:table-cell office:value-type="float" office:value="11358" calcext:value-type="float">
            <text:p>11358</text:p>
          </table:table-cell>
          <table:table-cell office:value-type="float" office:value="17928" calcext:value-type="float">
            <text:p>17928</text:p>
          </table:table-cell>
          <table:table-cell office:value-type="float" office:value="12461" calcext:value-type="float">
            <text:p>12461</text:p>
          </table:table-cell>
          <table:table-cell office:value-type="float" office:value="19351" calcext:value-type="float">
            <text:p>19351</text:p>
          </table:table-cell>
          <table:table-cell office:value-type="float" office:value="12563" calcext:value-type="float">
            <text:p>12563</text:p>
          </table:table-cell>
          <table:table-cell office:value-type="float" office:value="19139" calcext:value-type="float">
            <text:p>19139</text:p>
          </table:table-cell>
          <table:table-cell table:style-name="ce8" office:value-type="float" office:value="357" calcext:value-type="float">
            <text:p>357</text:p>
          </table:table-cell>
          <table:table-cell office:value-type="float" office:value="14666" calcext:value-type="float">
            <text:p>14666</text:p>
          </table:table-cell>
          <table:table-cell office:value-type="float" office:value="23038" calcext:value-type="float">
            <text:p>23038</text:p>
          </table:table-cell>
          <table:table-cell table:style-name="ce4" office:value-type="float" office:value="18365" calcext:value-type="float">
            <text:p>18365</text:p>
          </table:table-cell>
          <table:table-cell table:style-name="Default" office:value-type="float" office:value="27691" calcext:value-type="float">
            <text:p>27691</text:p>
          </table:table-cell>
          <table:table-cell office:value-type="float" office:value="14560" calcext:value-type="float">
            <text:p>14560</text:p>
          </table:table-cell>
          <table:table-cell table:style-name="Default" office:value-type="float" office:value="23392" calcext:value-type="float">
            <text:p>23392</text:p>
          </table:table-cell>
          <table:table-cell office:value-type="float" office:value="19966" calcext:value-type="float">
            <text:p>19966</text:p>
          </table:table-cell>
          <table:table-cell office:value-type="float" office:value="26782" calcext:value-type="float">
            <text:p>2678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58" calcext:value-type="float">
            <text:p>358</text:p>
          </table:table-cell>
          <table:table-cell office:value-type="float" office:value="11467" calcext:value-type="float">
            <text:p>11467</text:p>
          </table:table-cell>
          <table:table-cell office:value-type="float" office:value="17589" calcext:value-type="float">
            <text:p>17589</text:p>
          </table:table-cell>
          <table:table-cell office:value-type="float" office:value="10762" calcext:value-type="float">
            <text:p>10762</text:p>
          </table:table-cell>
          <table:table-cell office:value-type="float" office:value="17573" calcext:value-type="float">
            <text:p>17573</text:p>
          </table:table-cell>
          <table:table-cell office:value-type="float" office:value="13261" calcext:value-type="float">
            <text:p>13261</text:p>
          </table:table-cell>
          <table:table-cell office:value-type="float" office:value="19194" calcext:value-type="float">
            <text:p>19194</text:p>
          </table:table-cell>
          <table:table-cell office:value-type="float" office:value="12463" calcext:value-type="float">
            <text:p>12463</text:p>
          </table:table-cell>
          <table:table-cell office:value-type="float" office:value="18884" calcext:value-type="float">
            <text:p>18884</text:p>
          </table:table-cell>
          <table:table-cell table:style-name="ce8" office:value-type="float" office:value="358" calcext:value-type="float">
            <text:p>358</text:p>
          </table:table-cell>
          <table:table-cell office:value-type="float" office:value="14665" calcext:value-type="float">
            <text:p>14665</text:p>
          </table:table-cell>
          <table:table-cell office:value-type="float" office:value="23442" calcext:value-type="float">
            <text:p>23442</text:p>
          </table:table-cell>
          <table:table-cell table:style-name="ce4" office:value-type="float" office:value="18465" calcext:value-type="float">
            <text:p>18465</text:p>
          </table:table-cell>
          <table:table-cell table:style-name="Default" office:value-type="float" office:value="27099" calcext:value-type="float">
            <text:p>27099</text:p>
          </table:table-cell>
          <table:table-cell office:value-type="float" office:value="15762" calcext:value-type="float">
            <text:p>15762</text:p>
          </table:table-cell>
          <table:table-cell table:style-name="Default" office:value-type="float" office:value="23435" calcext:value-type="float">
            <text:p>23435</text:p>
          </table:table-cell>
          <table:table-cell office:value-type="float" office:value="18371" calcext:value-type="float">
            <text:p>18371</text:p>
          </table:table-cell>
          <table:table-cell office:value-type="float" office:value="27131" calcext:value-type="float">
            <text:p>2713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59" calcext:value-type="float">
            <text:p>359</text:p>
          </table:table-cell>
          <table:table-cell office:value-type="float" office:value="11467" calcext:value-type="float">
            <text:p>11467</text:p>
          </table:table-cell>
          <table:table-cell office:value-type="float" office:value="17501" calcext:value-type="float">
            <text:p>17501</text:p>
          </table:table-cell>
          <table:table-cell office:value-type="float" office:value="11661" calcext:value-type="float">
            <text:p>11661</text:p>
          </table:table-cell>
          <table:table-cell office:value-type="float" office:value="17684" calcext:value-type="float">
            <text:p>17684</text:p>
          </table:table-cell>
          <table:table-cell office:value-type="float" office:value="13261" calcext:value-type="float">
            <text:p>13261</text:p>
          </table:table-cell>
          <table:table-cell office:value-type="float" office:value="19284" calcext:value-type="float">
            <text:p>19284</text:p>
          </table:table-cell>
          <table:table-cell office:value-type="float" office:value="12765" calcext:value-type="float">
            <text:p>12765</text:p>
          </table:table-cell>
          <table:table-cell office:value-type="float" office:value="18786" calcext:value-type="float">
            <text:p>18786</text:p>
          </table:table-cell>
          <table:table-cell table:style-name="ce8" office:value-type="float" office:value="359" calcext:value-type="float">
            <text:p>359</text:p>
          </table:table-cell>
          <table:table-cell office:value-type="float" office:value="15266" calcext:value-type="float">
            <text:p>15266</text:p>
          </table:table-cell>
          <table:table-cell office:value-type="float" office:value="23773" calcext:value-type="float">
            <text:p>23773</text:p>
          </table:table-cell>
          <table:table-cell table:style-name="ce4" office:value-type="float" office:value="17663" calcext:value-type="float">
            <text:p>17663</text:p>
          </table:table-cell>
          <table:table-cell table:style-name="Default" office:value-type="float" office:value="27055" calcext:value-type="float">
            <text:p>27055</text:p>
          </table:table-cell>
          <table:table-cell office:value-type="float" office:value="15261" calcext:value-type="float">
            <text:p>15261</text:p>
          </table:table-cell>
          <table:table-cell table:style-name="Default" office:value-type="float" office:value="23337" calcext:value-type="float">
            <text:p>23337</text:p>
          </table:table-cell>
          <table:table-cell office:value-type="float" office:value="19369" calcext:value-type="float">
            <text:p>19369</text:p>
          </table:table-cell>
          <table:table-cell office:value-type="float" office:value="27395" calcext:value-type="float">
            <text:p>2739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60" calcext:value-type="float">
            <text:p>360</text:p>
          </table:table-cell>
          <table:table-cell office:value-type="float" office:value="11469" calcext:value-type="float">
            <text:p>11469</text:p>
          </table:table-cell>
          <table:table-cell office:value-type="float" office:value="17510" calcext:value-type="float">
            <text:p>17510</text:p>
          </table:table-cell>
          <table:table-cell office:value-type="float" office:value="10661" calcext:value-type="float">
            <text:p>10661</text:p>
          </table:table-cell>
          <table:table-cell office:value-type="float" office:value="17663" calcext:value-type="float">
            <text:p>17663</text:p>
          </table:table-cell>
          <table:table-cell office:value-type="float" office:value="13261" calcext:value-type="float">
            <text:p>13261</text:p>
          </table:table-cell>
          <table:table-cell office:value-type="float" office:value="19289" calcext:value-type="float">
            <text:p>19289</text:p>
          </table:table-cell>
          <table:table-cell office:value-type="float" office:value="13264" calcext:value-type="float">
            <text:p>13264</text:p>
          </table:table-cell>
          <table:table-cell office:value-type="float" office:value="18730" calcext:value-type="float">
            <text:p>18730</text:p>
          </table:table-cell>
          <table:table-cell table:style-name="ce8" office:value-type="float" office:value="360" calcext:value-type="float">
            <text:p>360</text:p>
          </table:table-cell>
          <table:table-cell office:value-type="float" office:value="13768" calcext:value-type="float">
            <text:p>13768</text:p>
          </table:table-cell>
          <table:table-cell office:value-type="float" office:value="23888" calcext:value-type="float">
            <text:p>23888</text:p>
          </table:table-cell>
          <table:table-cell table:style-name="ce4" office:value-type="float" office:value="18169" calcext:value-type="float">
            <text:p>18169</text:p>
          </table:table-cell>
          <table:table-cell table:style-name="Default" office:value-type="float" office:value="27185" calcext:value-type="float">
            <text:p>27185</text:p>
          </table:table-cell>
          <table:table-cell office:value-type="float" office:value="15458" calcext:value-type="float">
            <text:p>15458</text:p>
          </table:table-cell>
          <table:table-cell table:style-name="Default" office:value-type="float" office:value="23349" calcext:value-type="float">
            <text:p>23349</text:p>
          </table:table-cell>
          <table:table-cell office:value-type="float" office:value="18870" calcext:value-type="float">
            <text:p>18870</text:p>
          </table:table-cell>
          <table:table-cell office:value-type="float" office:value="27212" calcext:value-type="float">
            <text:p>2721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61" calcext:value-type="float">
            <text:p>361</text:p>
          </table:table-cell>
          <table:table-cell office:value-type="float" office:value="11469" calcext:value-type="float">
            <text:p>11469</text:p>
          </table:table-cell>
          <table:table-cell office:value-type="float" office:value="17613" calcext:value-type="float">
            <text:p>17613</text:p>
          </table:table-cell>
          <table:table-cell office:value-type="float" office:value="11363" calcext:value-type="float">
            <text:p>11363</text:p>
          </table:table-cell>
          <table:table-cell office:value-type="float" office:value="17718" calcext:value-type="float">
            <text:p>17718</text:p>
          </table:table-cell>
          <table:table-cell office:value-type="float" office:value="13162" calcext:value-type="float">
            <text:p>13162</text:p>
          </table:table-cell>
          <table:table-cell office:value-type="float" office:value="19430" calcext:value-type="float">
            <text:p>19430</text:p>
          </table:table-cell>
          <table:table-cell office:value-type="float" office:value="11664" calcext:value-type="float">
            <text:p>11664</text:p>
          </table:table-cell>
          <table:table-cell office:value-type="float" office:value="18924" calcext:value-type="float">
            <text:p>18924</text:p>
          </table:table-cell>
          <table:table-cell table:style-name="ce8" office:value-type="float" office:value="361" calcext:value-type="float">
            <text:p>361</text:p>
          </table:table-cell>
          <table:table-cell office:value-type="float" office:value="14368" calcext:value-type="float">
            <text:p>14368</text:p>
          </table:table-cell>
          <table:table-cell office:value-type="float" office:value="23766" calcext:value-type="float">
            <text:p>23766</text:p>
          </table:table-cell>
          <table:table-cell table:style-name="ce4" office:value-type="float" office:value="17871" calcext:value-type="float">
            <text:p>17871</text:p>
          </table:table-cell>
          <table:table-cell table:style-name="Default" office:value-type="float" office:value="27403" calcext:value-type="float">
            <text:p>27403</text:p>
          </table:table-cell>
          <table:table-cell office:value-type="float" office:value="15261" calcext:value-type="float">
            <text:p>15261</text:p>
          </table:table-cell>
          <table:table-cell table:style-name="Default" office:value-type="float" office:value="23218" calcext:value-type="float">
            <text:p>23218</text:p>
          </table:table-cell>
          <table:table-cell office:value-type="float" office:value="17869" calcext:value-type="float">
            <text:p>17869</text:p>
          </table:table-cell>
          <table:table-cell office:value-type="float" office:value="27008" calcext:value-type="float">
            <text:p>2700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62" calcext:value-type="float">
            <text:p>362</text:p>
          </table:table-cell>
          <table:table-cell office:value-type="float" office:value="11470" calcext:value-type="float">
            <text:p>11470</text:p>
          </table:table-cell>
          <table:table-cell office:value-type="float" office:value="17591" calcext:value-type="float">
            <text:p>17591</text:p>
          </table:table-cell>
          <table:table-cell office:value-type="float" office:value="10564" calcext:value-type="float">
            <text:p>10564</text:p>
          </table:table-cell>
          <table:table-cell office:value-type="float" office:value="17771" calcext:value-type="float">
            <text:p>17771</text:p>
          </table:table-cell>
          <table:table-cell office:value-type="float" office:value="12562" calcext:value-type="float">
            <text:p>12562</text:p>
          </table:table-cell>
          <table:table-cell office:value-type="float" office:value="19476" calcext:value-type="float">
            <text:p>19476</text:p>
          </table:table-cell>
          <table:table-cell office:value-type="float" office:value="12561" calcext:value-type="float">
            <text:p>12561</text:p>
          </table:table-cell>
          <table:table-cell office:value-type="float" office:value="18808" calcext:value-type="float">
            <text:p>18808</text:p>
          </table:table-cell>
          <table:table-cell table:style-name="ce8" office:value-type="float" office:value="362" calcext:value-type="float">
            <text:p>362</text:p>
          </table:table-cell>
          <table:table-cell office:value-type="float" office:value="13867" calcext:value-type="float">
            <text:p>13867</text:p>
          </table:table-cell>
          <table:table-cell office:value-type="float" office:value="23756" calcext:value-type="float">
            <text:p>23756</text:p>
          </table:table-cell>
          <table:table-cell table:style-name="ce4" office:value-type="float" office:value="19966" calcext:value-type="float">
            <text:p>19966</text:p>
          </table:table-cell>
          <table:table-cell table:style-name="Default" office:value-type="float" office:value="27572" calcext:value-type="float">
            <text:p>27572</text:p>
          </table:table-cell>
          <table:table-cell office:value-type="float" office:value="15562" calcext:value-type="float">
            <text:p>15562</text:p>
          </table:table-cell>
          <table:table-cell table:style-name="Default" office:value-type="float" office:value="23528" calcext:value-type="float">
            <text:p>23528</text:p>
          </table:table-cell>
          <table:table-cell office:value-type="float" office:value="19167" calcext:value-type="float">
            <text:p>19167</text:p>
          </table:table-cell>
          <table:table-cell office:value-type="float" office:value="26394" calcext:value-type="float">
            <text:p>2639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63" calcext:value-type="float">
            <text:p>363</text:p>
          </table:table-cell>
          <table:table-cell office:value-type="float" office:value="11468" calcext:value-type="float">
            <text:p>11468</text:p>
          </table:table-cell>
          <table:table-cell office:value-type="float" office:value="17491" calcext:value-type="float">
            <text:p>17491</text:p>
          </table:table-cell>
          <table:table-cell office:value-type="float" office:value="10666" calcext:value-type="float">
            <text:p>10666</text:p>
          </table:table-cell>
          <table:table-cell office:value-type="float" office:value="17700" calcext:value-type="float">
            <text:p>17700</text:p>
          </table:table-cell>
          <table:table-cell office:value-type="float" office:value="13262" calcext:value-type="float">
            <text:p>13262</text:p>
          </table:table-cell>
          <table:table-cell office:value-type="float" office:value="19556" calcext:value-type="float">
            <text:p>19556</text:p>
          </table:table-cell>
          <table:table-cell office:value-type="float" office:value="11661" calcext:value-type="float">
            <text:p>11661</text:p>
          </table:table-cell>
          <table:table-cell office:value-type="float" office:value="18555" calcext:value-type="float">
            <text:p>18555</text:p>
          </table:table-cell>
          <table:table-cell table:style-name="ce8" office:value-type="float" office:value="363" calcext:value-type="float">
            <text:p>363</text:p>
          </table:table-cell>
          <table:table-cell office:value-type="float" office:value="13769" calcext:value-type="float">
            <text:p>13769</text:p>
          </table:table-cell>
          <table:table-cell office:value-type="float" office:value="23376" calcext:value-type="float">
            <text:p>23376</text:p>
          </table:table-cell>
          <table:table-cell table:style-name="ce4" office:value-type="float" office:value="18369" calcext:value-type="float">
            <text:p>18369</text:p>
          </table:table-cell>
          <table:table-cell table:style-name="Default" office:value-type="float" office:value="28031" calcext:value-type="float">
            <text:p>28031</text:p>
          </table:table-cell>
          <table:table-cell office:value-type="float" office:value="15561" calcext:value-type="float">
            <text:p>15561</text:p>
          </table:table-cell>
          <table:table-cell table:style-name="Default" office:value-type="float" office:value="23756" calcext:value-type="float">
            <text:p>23756</text:p>
          </table:table-cell>
          <table:table-cell office:value-type="float" office:value="19064" calcext:value-type="float">
            <text:p>19064</text:p>
          </table:table-cell>
          <table:table-cell office:value-type="float" office:value="26203" calcext:value-type="float">
            <text:p>2620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64" calcext:value-type="float">
            <text:p>364</text:p>
          </table:table-cell>
          <table:table-cell office:value-type="float" office:value="11467" calcext:value-type="float">
            <text:p>11467</text:p>
          </table:table-cell>
          <table:table-cell office:value-type="float" office:value="17275" calcext:value-type="float">
            <text:p>17275</text:p>
          </table:table-cell>
          <table:table-cell office:value-type="float" office:value="11263" calcext:value-type="float">
            <text:p>11263</text:p>
          </table:table-cell>
          <table:table-cell office:value-type="float" office:value="17480" calcext:value-type="float">
            <text:p>17480</text:p>
          </table:table-cell>
          <table:table-cell office:value-type="float" office:value="13261" calcext:value-type="float">
            <text:p>13261</text:p>
          </table:table-cell>
          <table:table-cell office:value-type="float" office:value="19425" calcext:value-type="float">
            <text:p>19425</text:p>
          </table:table-cell>
          <table:table-cell office:value-type="float" office:value="11565" calcext:value-type="float">
            <text:p>11565</text:p>
          </table:table-cell>
          <table:table-cell office:value-type="float" office:value="18365" calcext:value-type="float">
            <text:p>18365</text:p>
          </table:table-cell>
          <table:table-cell table:style-name="ce8" office:value-type="float" office:value="364" calcext:value-type="float">
            <text:p>364</text:p>
          </table:table-cell>
          <table:table-cell office:value-type="float" office:value="14668" calcext:value-type="float">
            <text:p>14668</text:p>
          </table:table-cell>
          <table:table-cell office:value-type="float" office:value="23356" calcext:value-type="float">
            <text:p>23356</text:p>
          </table:table-cell>
          <table:table-cell table:style-name="ce4" office:value-type="float" office:value="20068" calcext:value-type="float">
            <text:p>20068</text:p>
          </table:table-cell>
          <table:table-cell table:style-name="Default" office:value-type="float" office:value="28237" calcext:value-type="float">
            <text:p>28237</text:p>
          </table:table-cell>
          <table:table-cell office:value-type="float" office:value="14860" calcext:value-type="float">
            <text:p>14860</text:p>
          </table:table-cell>
          <table:table-cell table:style-name="Default" office:value-type="float" office:value="23411" calcext:value-type="float">
            <text:p>23411</text:p>
          </table:table-cell>
          <table:table-cell office:value-type="float" office:value="17269" calcext:value-type="float">
            <text:p>17269</text:p>
          </table:table-cell>
          <table:table-cell office:value-type="float" office:value="26582" calcext:value-type="float">
            <text:p>2658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65" calcext:value-type="float">
            <text:p>365</text:p>
          </table:table-cell>
          <table:table-cell office:value-type="float" office:value="11470" calcext:value-type="float">
            <text:p>11470</text:p>
          </table:table-cell>
          <table:table-cell office:value-type="float" office:value="17342" calcext:value-type="float">
            <text:p>17342</text:p>
          </table:table-cell>
          <table:table-cell office:value-type="float" office:value="10760" calcext:value-type="float">
            <text:p>10760</text:p>
          </table:table-cell>
          <table:table-cell office:value-type="float" office:value="17605" calcext:value-type="float">
            <text:p>17605</text:p>
          </table:table-cell>
          <table:table-cell office:value-type="float" office:value="12461" calcext:value-type="float">
            <text:p>12461</text:p>
          </table:table-cell>
          <table:table-cell office:value-type="float" office:value="19252" calcext:value-type="float">
            <text:p>19252</text:p>
          </table:table-cell>
          <table:table-cell office:value-type="float" office:value="11862" calcext:value-type="float">
            <text:p>11862</text:p>
          </table:table-cell>
          <table:table-cell office:value-type="float" office:value="18041" calcext:value-type="float">
            <text:p>18041</text:p>
          </table:table-cell>
          <table:table-cell table:style-name="ce8" office:value-type="float" office:value="365" calcext:value-type="float">
            <text:p>365</text:p>
          </table:table-cell>
          <table:table-cell office:value-type="float" office:value="14565" calcext:value-type="float">
            <text:p>14565</text:p>
          </table:table-cell>
          <table:table-cell office:value-type="float" office:value="23750" calcext:value-type="float">
            <text:p>23750</text:p>
          </table:table-cell>
          <table:table-cell table:style-name="ce4" office:value-type="float" office:value="19270" calcext:value-type="float">
            <text:p>19270</text:p>
          </table:table-cell>
          <table:table-cell table:style-name="Default" office:value-type="float" office:value="28503" calcext:value-type="float">
            <text:p>28503</text:p>
          </table:table-cell>
          <table:table-cell office:value-type="float" office:value="14664" calcext:value-type="float">
            <text:p>14664</text:p>
          </table:table-cell>
          <table:table-cell table:style-name="Default" office:value-type="float" office:value="23271" calcext:value-type="float">
            <text:p>23271</text:p>
          </table:table-cell>
          <table:table-cell office:value-type="float" office:value="19266" calcext:value-type="float">
            <text:p>19266</text:p>
          </table:table-cell>
          <table:table-cell office:value-type="float" office:value="26645" calcext:value-type="float">
            <text:p>2664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66" calcext:value-type="float">
            <text:p>366</text:p>
          </table:table-cell>
          <table:table-cell office:value-type="float" office:value="11470" calcext:value-type="float">
            <text:p>11470</text:p>
          </table:table-cell>
          <table:table-cell office:value-type="float" office:value="17496" calcext:value-type="float">
            <text:p>17496</text:p>
          </table:table-cell>
          <table:table-cell office:value-type="float" office:value="10661" calcext:value-type="float">
            <text:p>10661</text:p>
          </table:table-cell>
          <table:table-cell office:value-type="float" office:value="17837" calcext:value-type="float">
            <text:p>17837</text:p>
          </table:table-cell>
          <table:table-cell office:value-type="float" office:value="13261" calcext:value-type="float">
            <text:p>13261</text:p>
          </table:table-cell>
          <table:table-cell office:value-type="float" office:value="19342" calcext:value-type="float">
            <text:p>19342</text:p>
          </table:table-cell>
          <table:table-cell office:value-type="float" office:value="11661" calcext:value-type="float">
            <text:p>11661</text:p>
          </table:table-cell>
          <table:table-cell office:value-type="float" office:value="17836" calcext:value-type="float">
            <text:p>17836</text:p>
          </table:table-cell>
          <table:table-cell table:style-name="ce8" office:value-type="float" office:value="366" calcext:value-type="float">
            <text:p>366</text:p>
          </table:table-cell>
          <table:table-cell office:value-type="float" office:value="13769" calcext:value-type="float">
            <text:p>13769</text:p>
          </table:table-cell>
          <table:table-cell office:value-type="float" office:value="23894" calcext:value-type="float">
            <text:p>23894</text:p>
          </table:table-cell>
          <table:table-cell table:style-name="ce4" office:value-type="float" office:value="19464" calcext:value-type="float">
            <text:p>19464</text:p>
          </table:table-cell>
          <table:table-cell table:style-name="Default" office:value-type="float" office:value="28772" calcext:value-type="float">
            <text:p>28772</text:p>
          </table:table-cell>
          <table:table-cell office:value-type="float" office:value="15960" calcext:value-type="float">
            <text:p>15960</text:p>
          </table:table-cell>
          <table:table-cell table:style-name="Default" office:value-type="float" office:value="23336" calcext:value-type="float">
            <text:p>23336</text:p>
          </table:table-cell>
          <table:table-cell office:value-type="float" office:value="18166" calcext:value-type="float">
            <text:p>18166</text:p>
          </table:table-cell>
          <table:table-cell office:value-type="float" office:value="27110" calcext:value-type="float">
            <text:p>2711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67" calcext:value-type="float">
            <text:p>367</text:p>
          </table:table-cell>
          <table:table-cell office:value-type="float" office:value="11468" calcext:value-type="float">
            <text:p>11468</text:p>
          </table:table-cell>
          <table:table-cell office:value-type="float" office:value="17631" calcext:value-type="float">
            <text:p>17631</text:p>
          </table:table-cell>
          <table:table-cell office:value-type="float" office:value="10462" calcext:value-type="float">
            <text:p>10462</text:p>
          </table:table-cell>
          <table:table-cell office:value-type="float" office:value="17898" calcext:value-type="float">
            <text:p>17898</text:p>
          </table:table-cell>
          <table:table-cell office:value-type="float" office:value="12461" calcext:value-type="float">
            <text:p>12461</text:p>
          </table:table-cell>
          <table:table-cell office:value-type="float" office:value="19226" calcext:value-type="float">
            <text:p>19226</text:p>
          </table:table-cell>
          <table:table-cell office:value-type="float" office:value="11761" calcext:value-type="float">
            <text:p>11761</text:p>
          </table:table-cell>
          <table:table-cell office:value-type="float" office:value="17582" calcext:value-type="float">
            <text:p>17582</text:p>
          </table:table-cell>
          <table:table-cell table:style-name="ce8" office:value-type="float" office:value="367" calcext:value-type="float">
            <text:p>367</text:p>
          </table:table-cell>
          <table:table-cell office:value-type="float" office:value="13470" calcext:value-type="float">
            <text:p>13470</text:p>
          </table:table-cell>
          <table:table-cell office:value-type="float" office:value="23792" calcext:value-type="float">
            <text:p>23792</text:p>
          </table:table-cell>
          <table:table-cell table:style-name="ce4" office:value-type="float" office:value="20462" calcext:value-type="float">
            <text:p>20462</text:p>
          </table:table-cell>
          <table:table-cell table:style-name="Default" office:value-type="float" office:value="28505" calcext:value-type="float">
            <text:p>28505</text:p>
          </table:table-cell>
          <table:table-cell office:value-type="float" office:value="15463" calcext:value-type="float">
            <text:p>15463</text:p>
          </table:table-cell>
          <table:table-cell table:style-name="Default" office:value-type="float" office:value="23229" calcext:value-type="float">
            <text:p>23229</text:p>
          </table:table-cell>
          <table:table-cell office:value-type="float" office:value="19563" calcext:value-type="float">
            <text:p>19563</text:p>
          </table:table-cell>
          <table:table-cell office:value-type="float" office:value="27068" calcext:value-type="float">
            <text:p>2706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68" calcext:value-type="float">
            <text:p>368</text:p>
          </table:table-cell>
          <table:table-cell office:value-type="float" office:value="11468" calcext:value-type="float">
            <text:p>11468</text:p>
          </table:table-cell>
          <table:table-cell office:value-type="float" office:value="17629" calcext:value-type="float">
            <text:p>17629</text:p>
          </table:table-cell>
          <table:table-cell office:value-type="float" office:value="10461" calcext:value-type="float">
            <text:p>10461</text:p>
          </table:table-cell>
          <table:table-cell office:value-type="float" office:value="18241" calcext:value-type="float">
            <text:p>18241</text:p>
          </table:table-cell>
          <table:table-cell office:value-type="float" office:value="13261" calcext:value-type="float">
            <text:p>13261</text:p>
          </table:table-cell>
          <table:table-cell office:value-type="float" office:value="19031" calcext:value-type="float">
            <text:p>19031</text:p>
          </table:table-cell>
          <table:table-cell office:value-type="float" office:value="11659" calcext:value-type="float">
            <text:p>11659</text:p>
          </table:table-cell>
          <table:table-cell office:value-type="float" office:value="17625" calcext:value-type="float">
            <text:p>17625</text:p>
          </table:table-cell>
          <table:table-cell table:style-name="ce8" office:value-type="float" office:value="368" calcext:value-type="float">
            <text:p>368</text:p>
          </table:table-cell>
          <table:table-cell office:value-type="float" office:value="15168" calcext:value-type="float">
            <text:p>15168</text:p>
          </table:table-cell>
          <table:table-cell office:value-type="float" office:value="23600" calcext:value-type="float">
            <text:p>23600</text:p>
          </table:table-cell>
          <table:table-cell table:style-name="ce4" office:value-type="float" office:value="19967" calcext:value-type="float">
            <text:p>19967</text:p>
          </table:table-cell>
          <table:table-cell table:style-name="Default" office:value-type="float" office:value="28590" calcext:value-type="float">
            <text:p>28590</text:p>
          </table:table-cell>
          <table:table-cell office:value-type="float" office:value="14659" calcext:value-type="float">
            <text:p>14659</text:p>
          </table:table-cell>
          <table:table-cell table:style-name="Default" office:value-type="float" office:value="23339" calcext:value-type="float">
            <text:p>23339</text:p>
          </table:table-cell>
          <table:table-cell office:value-type="float" office:value="19371" calcext:value-type="float">
            <text:p>19371</text:p>
          </table:table-cell>
          <table:table-cell office:value-type="float" office:value="27092" calcext:value-type="float">
            <text:p>2709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69" calcext:value-type="float">
            <text:p>369</text:p>
          </table:table-cell>
          <table:table-cell office:value-type="float" office:value="12266" calcext:value-type="float">
            <text:p>12266</text:p>
          </table:table-cell>
          <table:table-cell office:value-type="float" office:value="17554" calcext:value-type="float">
            <text:p>17554</text:p>
          </table:table-cell>
          <table:table-cell office:value-type="float" office:value="12158" calcext:value-type="float">
            <text:p>12158</text:p>
          </table:table-cell>
          <table:table-cell office:value-type="float" office:value="18004" calcext:value-type="float">
            <text:p>18004</text:p>
          </table:table-cell>
          <table:table-cell office:value-type="float" office:value="12461" calcext:value-type="float">
            <text:p>12461</text:p>
          </table:table-cell>
          <table:table-cell office:value-type="float" office:value="19139" calcext:value-type="float">
            <text:p>19139</text:p>
          </table:table-cell>
          <table:table-cell office:value-type="float" office:value="11761" calcext:value-type="float">
            <text:p>11761</text:p>
          </table:table-cell>
          <table:table-cell office:value-type="float" office:value="17538" calcext:value-type="float">
            <text:p>17538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15168" calcext:value-type="float">
            <text:p>15168</text:p>
          </table:table-cell>
          <table:table-cell office:value-type="float" office:value="23629" calcext:value-type="float">
            <text:p>23629</text:p>
          </table:table-cell>
          <table:table-cell table:style-name="ce4" office:value-type="float" office:value="19367" calcext:value-type="float">
            <text:p>19367</text:p>
          </table:table-cell>
          <table:table-cell table:style-name="Default" office:value-type="float" office:value="28472" calcext:value-type="float">
            <text:p>28472</text:p>
          </table:table-cell>
          <table:table-cell office:value-type="float" office:value="14965" calcext:value-type="float">
            <text:p>14965</text:p>
          </table:table-cell>
          <table:table-cell table:style-name="Default" office:value-type="float" office:value="23234" calcext:value-type="float">
            <text:p>23234</text:p>
          </table:table-cell>
          <table:table-cell office:value-type="float" office:value="19062" calcext:value-type="float">
            <text:p>19062</text:p>
          </table:table-cell>
          <table:table-cell office:value-type="float" office:value="27241" calcext:value-type="float">
            <text:p>2724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70" calcext:value-type="float">
            <text:p>370</text:p>
          </table:table-cell>
          <table:table-cell office:value-type="float" office:value="11467" calcext:value-type="float">
            <text:p>11467</text:p>
          </table:table-cell>
          <table:table-cell office:value-type="float" office:value="17770" calcext:value-type="float">
            <text:p>17770</text:p>
          </table:table-cell>
          <table:table-cell office:value-type="float" office:value="11460" calcext:value-type="float">
            <text:p>11460</text:p>
          </table:table-cell>
          <table:table-cell office:value-type="float" office:value="18144" calcext:value-type="float">
            <text:p>18144</text:p>
          </table:table-cell>
          <table:table-cell office:value-type="float" office:value="13261" calcext:value-type="float">
            <text:p>13261</text:p>
          </table:table-cell>
          <table:table-cell office:value-type="float" office:value="19287" calcext:value-type="float">
            <text:p>19287</text:p>
          </table:table-cell>
          <table:table-cell office:value-type="float" office:value="10756" calcext:value-type="float">
            <text:p>10756</text:p>
          </table:table-cell>
          <table:table-cell office:value-type="float" office:value="17474" calcext:value-type="float">
            <text:p>17474</text:p>
          </table:table-cell>
          <table:table-cell table:style-name="ce8" office:value-type="float" office:value="370" calcext:value-type="float">
            <text:p>370</text:p>
          </table:table-cell>
          <table:table-cell office:value-type="float" office:value="15263" calcext:value-type="float">
            <text:p>15263</text:p>
          </table:table-cell>
          <table:table-cell office:value-type="float" office:value="23755" calcext:value-type="float">
            <text:p>23755</text:p>
          </table:table-cell>
          <table:table-cell table:style-name="ce4" office:value-type="float" office:value="18470" calcext:value-type="float">
            <text:p>18470</text:p>
          </table:table-cell>
          <table:table-cell table:style-name="Default" office:value-type="float" office:value="28979" calcext:value-type="float">
            <text:p>28979</text:p>
          </table:table-cell>
          <table:table-cell office:value-type="float" office:value="13965" calcext:value-type="float">
            <text:p>13965</text:p>
          </table:table-cell>
          <table:table-cell table:style-name="Default" office:value-type="float" office:value="23444" calcext:value-type="float">
            <text:p>23444</text:p>
          </table:table-cell>
          <table:table-cell office:value-type="float" office:value="17466" calcext:value-type="float">
            <text:p>17466</text:p>
          </table:table-cell>
          <table:table-cell office:value-type="float" office:value="27285" calcext:value-type="float">
            <text:p>2728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71" calcext:value-type="float">
            <text:p>371</text:p>
          </table:table-cell>
          <table:table-cell office:value-type="float" office:value="11470" calcext:value-type="float">
            <text:p>11470</text:p>
          </table:table-cell>
          <table:table-cell office:value-type="float" office:value="17736" calcext:value-type="float">
            <text:p>17736</text:p>
          </table:table-cell>
          <table:table-cell office:value-type="float" office:value="12356" calcext:value-type="float">
            <text:p>12356</text:p>
          </table:table-cell>
          <table:table-cell office:value-type="float" office:value="18287" calcext:value-type="float">
            <text:p>18287</text:p>
          </table:table-cell>
          <table:table-cell office:value-type="float" office:value="13359" calcext:value-type="float">
            <text:p>13359</text:p>
          </table:table-cell>
          <table:table-cell office:value-type="float" office:value="19434" calcext:value-type="float">
            <text:p>19434</text:p>
          </table:table-cell>
          <table:table-cell office:value-type="float" office:value="11761" calcext:value-type="float">
            <text:p>11761</text:p>
          </table:table-cell>
          <table:table-cell office:value-type="float" office:value="17767" calcext:value-type="float">
            <text:p>17767</text:p>
          </table:table-cell>
          <table:table-cell table:style-name="ce8" office:value-type="float" office:value="371" calcext:value-type="float">
            <text:p>371</text:p>
          </table:table-cell>
          <table:table-cell office:value-type="float" office:value="13666" calcext:value-type="float">
            <text:p>13666</text:p>
          </table:table-cell>
          <table:table-cell office:value-type="float" office:value="23787" calcext:value-type="float">
            <text:p>23787</text:p>
          </table:table-cell>
          <table:table-cell table:style-name="ce4" office:value-type="float" office:value="19563" calcext:value-type="float">
            <text:p>19563</text:p>
          </table:table-cell>
          <table:table-cell table:style-name="Default" office:value-type="float" office:value="29503" calcext:value-type="float">
            <text:p>29503</text:p>
          </table:table-cell>
          <table:table-cell office:value-type="float" office:value="14564" calcext:value-type="float">
            <text:p>14564</text:p>
          </table:table-cell>
          <table:table-cell table:style-name="Default" office:value-type="float" office:value="23151" calcext:value-type="float">
            <text:p>23151</text:p>
          </table:table-cell>
          <table:table-cell office:value-type="float" office:value="19065" calcext:value-type="float">
            <text:p>19065</text:p>
          </table:table-cell>
          <table:table-cell office:value-type="float" office:value="27066" calcext:value-type="float">
            <text:p>2706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72" calcext:value-type="float">
            <text:p>372</text:p>
          </table:table-cell>
          <table:table-cell office:value-type="float" office:value="11567" calcext:value-type="float">
            <text:p>11567</text:p>
          </table:table-cell>
          <table:table-cell office:value-type="float" office:value="17742" calcext:value-type="float">
            <text:p>17742</text:p>
          </table:table-cell>
          <table:table-cell office:value-type="float" office:value="9762" calcext:value-type="float">
            <text:p>9762</text:p>
          </table:table-cell>
          <table:table-cell office:value-type="float" office:value="18327" calcext:value-type="float">
            <text:p>18327</text:p>
          </table:table-cell>
          <table:table-cell office:value-type="float" office:value="13261" calcext:value-type="float">
            <text:p>13261</text:p>
          </table:table-cell>
          <table:table-cell office:value-type="float" office:value="19549" calcext:value-type="float">
            <text:p>19549</text:p>
          </table:table-cell>
          <table:table-cell office:value-type="float" office:value="11558" calcext:value-type="float">
            <text:p>11558</text:p>
          </table:table-cell>
          <table:table-cell office:value-type="float" office:value="17744" calcext:value-type="float">
            <text:p>17744</text:p>
          </table:table-cell>
          <table:table-cell table:style-name="ce8" office:value-type="float" office:value="372" calcext:value-type="float">
            <text:p>372</text:p>
          </table:table-cell>
          <table:table-cell office:value-type="float" office:value="14666" calcext:value-type="float">
            <text:p>14666</text:p>
          </table:table-cell>
          <table:table-cell office:value-type="float" office:value="23777" calcext:value-type="float">
            <text:p>23777</text:p>
          </table:table-cell>
          <table:table-cell table:style-name="ce4" office:value-type="float" office:value="20665" calcext:value-type="float">
            <text:p>20665</text:p>
          </table:table-cell>
          <table:table-cell table:style-name="Default" office:value-type="float" office:value="29608" calcext:value-type="float">
            <text:p>29608</text:p>
          </table:table-cell>
          <table:table-cell office:value-type="float" office:value="13564" calcext:value-type="float">
            <text:p>13564</text:p>
          </table:table-cell>
          <table:table-cell table:style-name="Default" office:value-type="float" office:value="22850" calcext:value-type="float">
            <text:p>22850</text:p>
          </table:table-cell>
          <table:table-cell office:value-type="float" office:value="19563" calcext:value-type="float">
            <text:p>19563</text:p>
          </table:table-cell>
          <table:table-cell office:value-type="float" office:value="27414" calcext:value-type="float">
            <text:p>2741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73" calcext:value-type="float">
            <text:p>373</text:p>
          </table:table-cell>
          <table:table-cell office:value-type="float" office:value="12268" calcext:value-type="float">
            <text:p>12268</text:p>
          </table:table-cell>
          <table:table-cell office:value-type="float" office:value="17686" calcext:value-type="float">
            <text:p>17686</text:p>
          </table:table-cell>
          <table:table-cell office:value-type="float" office:value="11561" calcext:value-type="float">
            <text:p>11561</text:p>
          </table:table-cell>
          <table:table-cell office:value-type="float" office:value="18270" calcext:value-type="float">
            <text:p>18270</text:p>
          </table:table-cell>
          <table:table-cell office:value-type="float" office:value="12461" calcext:value-type="float">
            <text:p>12461</text:p>
          </table:table-cell>
          <table:table-cell office:value-type="float" office:value="19423" calcext:value-type="float">
            <text:p>19423</text:p>
          </table:table-cell>
          <table:table-cell office:value-type="float" office:value="11762" calcext:value-type="float">
            <text:p>11762</text:p>
          </table:table-cell>
          <table:table-cell office:value-type="float" office:value="17726" calcext:value-type="float">
            <text:p>17726</text:p>
          </table:table-cell>
          <table:table-cell table:style-name="ce8" office:value-type="float" office:value="373" calcext:value-type="float">
            <text:p>373</text:p>
          </table:table-cell>
          <table:table-cell office:value-type="float" office:value="13769" calcext:value-type="float">
            <text:p>13769</text:p>
          </table:table-cell>
          <table:table-cell office:value-type="float" office:value="23570" calcext:value-type="float">
            <text:p>23570</text:p>
          </table:table-cell>
          <table:table-cell table:style-name="ce4" office:value-type="float" office:value="20770" calcext:value-type="float">
            <text:p>20770</text:p>
          </table:table-cell>
          <table:table-cell table:style-name="Default" office:value-type="float" office:value="29252" calcext:value-type="float">
            <text:p>29252</text:p>
          </table:table-cell>
          <table:table-cell office:value-type="float" office:value="13761" calcext:value-type="float">
            <text:p>13761</text:p>
          </table:table-cell>
          <table:table-cell table:style-name="Default" office:value-type="float" office:value="22721" calcext:value-type="float">
            <text:p>22721</text:p>
          </table:table-cell>
          <table:table-cell office:value-type="float" office:value="18960" calcext:value-type="float">
            <text:p>18960</text:p>
          </table:table-cell>
          <table:table-cell office:value-type="float" office:value="27267" calcext:value-type="float">
            <text:p>2726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74" calcext:value-type="float">
            <text:p>374</text:p>
          </table:table-cell>
          <table:table-cell office:value-type="float" office:value="11769" calcext:value-type="float">
            <text:p>11769</text:p>
          </table:table-cell>
          <table:table-cell office:value-type="float" office:value="17697" calcext:value-type="float">
            <text:p>17697</text:p>
          </table:table-cell>
          <table:table-cell office:value-type="float" office:value="10561" calcext:value-type="float">
            <text:p>10561</text:p>
          </table:table-cell>
          <table:table-cell office:value-type="float" office:value="18122" calcext:value-type="float">
            <text:p>18122</text:p>
          </table:table-cell>
          <table:table-cell office:value-type="float" office:value="12461" calcext:value-type="float">
            <text:p>12461</text:p>
          </table:table-cell>
          <table:table-cell office:value-type="float" office:value="19402" calcext:value-type="float">
            <text:p>19402</text:p>
          </table:table-cell>
          <table:table-cell office:value-type="float" office:value="11560" calcext:value-type="float">
            <text:p>11560</text:p>
          </table:table-cell>
          <table:table-cell office:value-type="float" office:value="17722" calcext:value-type="float">
            <text:p>17722</text:p>
          </table:table-cell>
          <table:table-cell table:style-name="ce8" office:value-type="float" office:value="374" calcext:value-type="float">
            <text:p>374</text:p>
          </table:table-cell>
          <table:table-cell office:value-type="float" office:value="13864" calcext:value-type="float">
            <text:p>13864</text:p>
          </table:table-cell>
          <table:table-cell office:value-type="float" office:value="23451" calcext:value-type="float">
            <text:p>23451</text:p>
          </table:table-cell>
          <table:table-cell table:style-name="ce4" office:value-type="float" office:value="20071" calcext:value-type="float">
            <text:p>20071</text:p>
          </table:table-cell>
          <table:table-cell table:style-name="Default" office:value-type="float" office:value="29558" calcext:value-type="float">
            <text:p>29558</text:p>
          </table:table-cell>
          <table:table-cell office:value-type="float" office:value="14565" calcext:value-type="float">
            <text:p>14565</text:p>
          </table:table-cell>
          <table:table-cell table:style-name="Default" office:value-type="float" office:value="22879" calcext:value-type="float">
            <text:p>22879</text:p>
          </table:table-cell>
          <table:table-cell office:value-type="float" office:value="19163" calcext:value-type="float">
            <text:p>19163</text:p>
          </table:table-cell>
          <table:table-cell office:value-type="float" office:value="27541" calcext:value-type="float">
            <text:p>2754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75" calcext:value-type="float">
            <text:p>375</text:p>
          </table:table-cell>
          <table:table-cell office:value-type="float" office:value="11470" calcext:value-type="float">
            <text:p>11470</text:p>
          </table:table-cell>
          <table:table-cell office:value-type="float" office:value="17817" calcext:value-type="float">
            <text:p>17817</text:p>
          </table:table-cell>
          <table:table-cell office:value-type="float" office:value="11559" calcext:value-type="float">
            <text:p>11559</text:p>
          </table:table-cell>
          <table:table-cell office:value-type="float" office:value="18230" calcext:value-type="float">
            <text:p>18230</text:p>
          </table:table-cell>
          <table:table-cell office:value-type="float" office:value="12461" calcext:value-type="float">
            <text:p>12461</text:p>
          </table:table-cell>
          <table:table-cell office:value-type="float" office:value="19274" calcext:value-type="float">
            <text:p>19274</text:p>
          </table:table-cell>
          <table:table-cell office:value-type="float" office:value="11360" calcext:value-type="float">
            <text:p>11360</text:p>
          </table:table-cell>
          <table:table-cell office:value-type="float" office:value="17576" calcext:value-type="float">
            <text:p>17576</text:p>
          </table:table-cell>
          <table:table-cell table:style-name="ce8" office:value-type="float" office:value="375" calcext:value-type="float">
            <text:p>375</text:p>
          </table:table-cell>
          <table:table-cell office:value-type="float" office:value="14466" calcext:value-type="float">
            <text:p>14466</text:p>
          </table:table-cell>
          <table:table-cell office:value-type="float" office:value="23322" calcext:value-type="float">
            <text:p>23322</text:p>
          </table:table-cell>
          <table:table-cell table:style-name="ce4" office:value-type="float" office:value="21171" calcext:value-type="float">
            <text:p>21171</text:p>
          </table:table-cell>
          <table:table-cell table:style-name="Default" office:value-type="float" office:value="29535" calcext:value-type="float">
            <text:p>29535</text:p>
          </table:table-cell>
          <table:table-cell office:value-type="float" office:value="14363" calcext:value-type="float">
            <text:p>14363</text:p>
          </table:table-cell>
          <table:table-cell table:style-name="Default" office:value-type="float" office:value="22748" calcext:value-type="float">
            <text:p>22748</text:p>
          </table:table-cell>
          <table:table-cell office:value-type="float" office:value="19761" calcext:value-type="float">
            <text:p>19761</text:p>
          </table:table-cell>
          <table:table-cell office:value-type="float" office:value="27996" calcext:value-type="float">
            <text:p>2799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76" calcext:value-type="float">
            <text:p>376</text:p>
          </table:table-cell>
          <table:table-cell office:value-type="float" office:value="11468" calcext:value-type="float">
            <text:p>11468</text:p>
          </table:table-cell>
          <table:table-cell office:value-type="float" office:value="17868" calcext:value-type="float">
            <text:p>17868</text:p>
          </table:table-cell>
          <table:table-cell office:value-type="float" office:value="11459" calcext:value-type="float">
            <text:p>11459</text:p>
          </table:table-cell>
          <table:table-cell office:value-type="float" office:value="18247" calcext:value-type="float">
            <text:p>18247</text:p>
          </table:table-cell>
          <table:table-cell office:value-type="float" office:value="12461" calcext:value-type="float">
            <text:p>12461</text:p>
          </table:table-cell>
          <table:table-cell office:value-type="float" office:value="19100" calcext:value-type="float">
            <text:p>19100</text:p>
          </table:table-cell>
          <table:table-cell office:value-type="float" office:value="10658" calcext:value-type="float">
            <text:p>10658</text:p>
          </table:table-cell>
          <table:table-cell office:value-type="float" office:value="17553" calcext:value-type="float">
            <text:p>17553</text:p>
          </table:table-cell>
          <table:table-cell table:style-name="ce8" office:value-type="float" office:value="376" calcext:value-type="float">
            <text:p>376</text:p>
          </table:table-cell>
          <table:table-cell office:value-type="float" office:value="14363" calcext:value-type="float">
            <text:p>14363</text:p>
          </table:table-cell>
          <table:table-cell office:value-type="float" office:value="23445" calcext:value-type="float">
            <text:p>23445</text:p>
          </table:table-cell>
          <table:table-cell table:style-name="ce4" office:value-type="float" office:value="20868" calcext:value-type="float">
            <text:p>20868</text:p>
          </table:table-cell>
          <table:table-cell table:style-name="Default" office:value-type="float" office:value="29322" calcext:value-type="float">
            <text:p>29322</text:p>
          </table:table-cell>
          <table:table-cell office:value-type="float" office:value="12863" calcext:value-type="float">
            <text:p>12863</text:p>
          </table:table-cell>
          <table:table-cell table:style-name="Default" office:value-type="float" office:value="22886" calcext:value-type="float">
            <text:p>22886</text:p>
          </table:table-cell>
          <table:table-cell office:value-type="float" office:value="19763" calcext:value-type="float">
            <text:p>19763</text:p>
          </table:table-cell>
          <table:table-cell office:value-type="float" office:value="28417" calcext:value-type="float">
            <text:p>2841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77" calcext:value-type="float">
            <text:p>377</text:p>
          </table:table-cell>
          <table:table-cell office:value-type="float" office:value="11468" calcext:value-type="float">
            <text:p>11468</text:p>
          </table:table-cell>
          <table:table-cell office:value-type="float" office:value="17777" calcext:value-type="float">
            <text:p>17777</text:p>
          </table:table-cell>
          <table:table-cell office:value-type="float" office:value="11461" calcext:value-type="float">
            <text:p>11461</text:p>
          </table:table-cell>
          <table:table-cell office:value-type="float" office:value="18206" calcext:value-type="float">
            <text:p>18206</text:p>
          </table:table-cell>
          <table:table-cell office:value-type="float" office:value="12561" calcext:value-type="float">
            <text:p>12561</text:p>
          </table:table-cell>
          <table:table-cell office:value-type="float" office:value="18887" calcext:value-type="float">
            <text:p>18887</text:p>
          </table:table-cell>
          <table:table-cell office:value-type="float" office:value="11658" calcext:value-type="float">
            <text:p>11658</text:p>
          </table:table-cell>
          <table:table-cell office:value-type="float" office:value="17423" calcext:value-type="float">
            <text:p>17423</text:p>
          </table:table-cell>
          <table:table-cell table:style-name="ce8" office:value-type="float" office:value="377" calcext:value-type="float">
            <text:p>377</text:p>
          </table:table-cell>
          <table:table-cell office:value-type="float" office:value="14563" calcext:value-type="float">
            <text:p>14563</text:p>
          </table:table-cell>
          <table:table-cell office:value-type="float" office:value="23583" calcext:value-type="float">
            <text:p>23583</text:p>
          </table:table-cell>
          <table:table-cell table:style-name="ce4" office:value-type="float" office:value="20871" calcext:value-type="float">
            <text:p>20871</text:p>
          </table:table-cell>
          <table:table-cell table:style-name="Default" office:value-type="float" office:value="29934" calcext:value-type="float">
            <text:p>29934</text:p>
          </table:table-cell>
          <table:table-cell office:value-type="float" office:value="14860" calcext:value-type="float">
            <text:p>14860</text:p>
          </table:table-cell>
          <table:table-cell table:style-name="Default" office:value-type="float" office:value="22614" calcext:value-type="float">
            <text:p>22614</text:p>
          </table:table-cell>
          <table:table-cell office:value-type="float" office:value="20664" calcext:value-type="float">
            <text:p>20664</text:p>
          </table:table-cell>
          <table:table-cell office:value-type="float" office:value="28567" calcext:value-type="float">
            <text:p>2856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78" calcext:value-type="float">
            <text:p>378</text:p>
          </table:table-cell>
          <table:table-cell office:value-type="float" office:value="11470" calcext:value-type="float">
            <text:p>11470</text:p>
          </table:table-cell>
          <table:table-cell office:value-type="float" office:value="17583" calcext:value-type="float">
            <text:p>17583</text:p>
          </table:table-cell>
          <table:table-cell office:value-type="float" office:value="11565" calcext:value-type="float">
            <text:p>11565</text:p>
          </table:table-cell>
          <table:table-cell office:value-type="float" office:value="18222" calcext:value-type="float">
            <text:p>18222</text:p>
          </table:table-cell>
          <table:table-cell office:value-type="float" office:value="12461" calcext:value-type="float">
            <text:p>12461</text:p>
          </table:table-cell>
          <table:table-cell office:value-type="float" office:value="19054" calcext:value-type="float">
            <text:p>19054</text:p>
          </table:table-cell>
          <table:table-cell office:value-type="float" office:value="11562" calcext:value-type="float">
            <text:p>11562</text:p>
          </table:table-cell>
          <table:table-cell office:value-type="float" office:value="17689" calcext:value-type="float">
            <text:p>17689</text:p>
          </table:table-cell>
          <table:table-cell table:style-name="ce8" office:value-type="float" office:value="378" calcext:value-type="float">
            <text:p>378</text:p>
          </table:table-cell>
          <table:table-cell office:value-type="float" office:value="14967" calcext:value-type="float">
            <text:p>14967</text:p>
          </table:table-cell>
          <table:table-cell office:value-type="float" office:value="23278" calcext:value-type="float">
            <text:p>23278</text:p>
          </table:table-cell>
          <table:table-cell table:style-name="ce4" office:value-type="float" office:value="20769" calcext:value-type="float">
            <text:p>20769</text:p>
          </table:table-cell>
          <table:table-cell table:style-name="Default" office:value-type="float" office:value="29968" calcext:value-type="float">
            <text:p>29968</text:p>
          </table:table-cell>
          <table:table-cell office:value-type="float" office:value="14464" calcext:value-type="float">
            <text:p>14464</text:p>
          </table:table-cell>
          <table:table-cell table:style-name="Default" office:value-type="float" office:value="22716" calcext:value-type="float">
            <text:p>22716</text:p>
          </table:table-cell>
          <table:table-cell office:value-type="float" office:value="20864" calcext:value-type="float">
            <text:p>20864</text:p>
          </table:table-cell>
          <table:table-cell office:value-type="float" office:value="28783" calcext:value-type="float">
            <text:p>2878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79" calcext:value-type="float">
            <text:p>379</text:p>
          </table:table-cell>
          <table:table-cell office:value-type="float" office:value="11568" calcext:value-type="float">
            <text:p>11568</text:p>
          </table:table-cell>
          <table:table-cell office:value-type="float" office:value="17591" calcext:value-type="float">
            <text:p>17591</text:p>
          </table:table-cell>
          <table:table-cell office:value-type="float" office:value="11563" calcext:value-type="float">
            <text:p>11563</text:p>
          </table:table-cell>
          <table:table-cell office:value-type="float" office:value="18401" calcext:value-type="float">
            <text:p>18401</text:p>
          </table:table-cell>
          <table:table-cell office:value-type="float" office:value="12461" calcext:value-type="float">
            <text:p>12461</text:p>
          </table:table-cell>
          <table:table-cell office:value-type="float" office:value="19023" calcext:value-type="float">
            <text:p>19023</text:p>
          </table:table-cell>
          <table:table-cell office:value-type="float" office:value="11361" calcext:value-type="float">
            <text:p>11361</text:p>
          </table:table-cell>
          <table:table-cell office:value-type="float" office:value="17766" calcext:value-type="float">
            <text:p>17766</text:p>
          </table:table-cell>
          <table:table-cell table:style-name="ce8" office:value-type="float" office:value="379" calcext:value-type="float">
            <text:p>379</text:p>
          </table:table-cell>
          <table:table-cell office:value-type="float" office:value="14266" calcext:value-type="float">
            <text:p>14266</text:p>
          </table:table-cell>
          <table:table-cell office:value-type="float" office:value="23719" calcext:value-type="float">
            <text:p>23719</text:p>
          </table:table-cell>
          <table:table-cell table:style-name="ce4" office:value-type="float" office:value="21072" calcext:value-type="float">
            <text:p>21072</text:p>
          </table:table-cell>
          <table:table-cell table:style-name="Default" office:value-type="float" office:value="29796" calcext:value-type="float">
            <text:p>29796</text:p>
          </table:table-cell>
          <table:table-cell office:value-type="float" office:value="13762" calcext:value-type="float">
            <text:p>13762</text:p>
          </table:table-cell>
          <table:table-cell table:style-name="Default" office:value-type="float" office:value="22750" calcext:value-type="float">
            <text:p>22750</text:p>
          </table:table-cell>
          <table:table-cell office:value-type="float" office:value="20964" calcext:value-type="float">
            <text:p>20964</text:p>
          </table:table-cell>
          <table:table-cell office:value-type="float" office:value="29081" calcext:value-type="float">
            <text:p>2908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80" calcext:value-type="float">
            <text:p>380</text:p>
          </table:table-cell>
          <table:table-cell office:value-type="float" office:value="11667" calcext:value-type="float">
            <text:p>11667</text:p>
          </table:table-cell>
          <table:table-cell office:value-type="float" office:value="17644" calcext:value-type="float">
            <text:p>17644</text:p>
          </table:table-cell>
          <table:table-cell office:value-type="float" office:value="10766" calcext:value-type="float">
            <text:p>10766</text:p>
          </table:table-cell>
          <table:table-cell office:value-type="float" office:value="18362" calcext:value-type="float">
            <text:p>18362</text:p>
          </table:table-cell>
          <table:table-cell office:value-type="float" office:value="13261" calcext:value-type="float">
            <text:p>13261</text:p>
          </table:table-cell>
          <table:table-cell office:value-type="float" office:value="18871" calcext:value-type="float">
            <text:p>18871</text:p>
          </table:table-cell>
          <table:table-cell office:value-type="float" office:value="12562" calcext:value-type="float">
            <text:p>12562</text:p>
          </table:table-cell>
          <table:table-cell office:value-type="float" office:value="17748" calcext:value-type="float">
            <text:p>17748</text:p>
          </table:table-cell>
          <table:table-cell table:style-name="ce8" office:value-type="float" office:value="380" calcext:value-type="float">
            <text:p>380</text:p>
          </table:table-cell>
          <table:table-cell office:value-type="float" office:value="14563" calcext:value-type="float">
            <text:p>14563</text:p>
          </table:table-cell>
          <table:table-cell office:value-type="float" office:value="23111" calcext:value-type="float">
            <text:p>23111</text:p>
          </table:table-cell>
          <table:table-cell table:style-name="ce4" office:value-type="float" office:value="21767" calcext:value-type="float">
            <text:p>21767</text:p>
          </table:table-cell>
          <table:table-cell table:style-name="Default" office:value-type="float" office:value="29984" calcext:value-type="float">
            <text:p>29984</text:p>
          </table:table-cell>
          <table:table-cell office:value-type="float" office:value="13964" calcext:value-type="float">
            <text:p>13964</text:p>
          </table:table-cell>
          <table:table-cell table:style-name="Default" office:value-type="float" office:value="22775" calcext:value-type="float">
            <text:p>22775</text:p>
          </table:table-cell>
          <table:table-cell office:value-type="float" office:value="18965" calcext:value-type="float">
            <text:p>18965</text:p>
          </table:table-cell>
          <table:table-cell office:value-type="float" office:value="28773" calcext:value-type="float">
            <text:p>2877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81" calcext:value-type="float">
            <text:p>381</text:p>
          </table:table-cell>
          <table:table-cell office:value-type="float" office:value="11468" calcext:value-type="float">
            <text:p>11468</text:p>
          </table:table-cell>
          <table:table-cell office:value-type="float" office:value="17793" calcext:value-type="float">
            <text:p>17793</text:p>
          </table:table-cell>
          <table:table-cell office:value-type="float" office:value="12460" calcext:value-type="float">
            <text:p>12460</text:p>
          </table:table-cell>
          <table:table-cell office:value-type="float" office:value="18367" calcext:value-type="float">
            <text:p>18367</text:p>
          </table:table-cell>
          <table:table-cell office:value-type="float" office:value="12461" calcext:value-type="float">
            <text:p>12461</text:p>
          </table:table-cell>
          <table:table-cell office:value-type="float" office:value="19096" calcext:value-type="float">
            <text:p>19096</text:p>
          </table:table-cell>
          <table:table-cell office:value-type="float" office:value="11563" calcext:value-type="float">
            <text:p>11563</text:p>
          </table:table-cell>
          <table:table-cell office:value-type="float" office:value="17993" calcext:value-type="float">
            <text:p>17993</text:p>
          </table:table-cell>
          <table:table-cell table:style-name="ce8" office:value-type="float" office:value="381" calcext:value-type="float">
            <text:p>381</text:p>
          </table:table-cell>
          <table:table-cell office:value-type="float" office:value="14368" calcext:value-type="float">
            <text:p>14368</text:p>
          </table:table-cell>
          <table:table-cell office:value-type="float" office:value="23409" calcext:value-type="float">
            <text:p>23409</text:p>
          </table:table-cell>
          <table:table-cell table:style-name="ce4" office:value-type="float" office:value="21363" calcext:value-type="float">
            <text:p>21363</text:p>
          </table:table-cell>
          <table:table-cell table:style-name="Default" office:value-type="float" office:value="29810" calcext:value-type="float">
            <text:p>29810</text:p>
          </table:table-cell>
          <table:table-cell office:value-type="float" office:value="15264" calcext:value-type="float">
            <text:p>15264</text:p>
          </table:table-cell>
          <table:table-cell table:style-name="Default" office:value-type="float" office:value="22763" calcext:value-type="float">
            <text:p>22763</text:p>
          </table:table-cell>
          <table:table-cell office:value-type="float" office:value="19668" calcext:value-type="float">
            <text:p>19668</text:p>
          </table:table-cell>
          <table:table-cell office:value-type="float" office:value="28332" calcext:value-type="float">
            <text:p>2833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82" calcext:value-type="float">
            <text:p>382</text:p>
          </table:table-cell>
          <table:table-cell office:value-type="float" office:value="11468" calcext:value-type="float">
            <text:p>11468</text:p>
          </table:table-cell>
          <table:table-cell office:value-type="float" office:value="17408" calcext:value-type="float">
            <text:p>17408</text:p>
          </table:table-cell>
          <table:table-cell office:value-type="float" office:value="12262" calcext:value-type="float">
            <text:p>12262</text:p>
          </table:table-cell>
          <table:table-cell office:value-type="float" office:value="18445" calcext:value-type="float">
            <text:p>18445</text:p>
          </table:table-cell>
          <table:table-cell office:value-type="float" office:value="12461" calcext:value-type="float">
            <text:p>12461</text:p>
          </table:table-cell>
          <table:table-cell office:value-type="float" office:value="19255" calcext:value-type="float">
            <text:p>19255</text:p>
          </table:table-cell>
          <table:table-cell office:value-type="float" office:value="11765" calcext:value-type="float">
            <text:p>11765</text:p>
          </table:table-cell>
          <table:table-cell office:value-type="float" office:value="18040" calcext:value-type="float">
            <text:p>18040</text:p>
          </table:table-cell>
          <table:table-cell table:style-name="ce8" office:value-type="float" office:value="382" calcext:value-type="float">
            <text:p>382</text:p>
          </table:table-cell>
          <table:table-cell office:value-type="float" office:value="13668" calcext:value-type="float">
            <text:p>13668</text:p>
          </table:table-cell>
          <table:table-cell office:value-type="float" office:value="23506" calcext:value-type="float">
            <text:p>23506</text:p>
          </table:table-cell>
          <table:table-cell table:style-name="ce4" office:value-type="float" office:value="19969" calcext:value-type="float">
            <text:p>19969</text:p>
          </table:table-cell>
          <table:table-cell table:style-name="Default" office:value-type="float" office:value="29639" calcext:value-type="float">
            <text:p>29639</text:p>
          </table:table-cell>
          <table:table-cell office:value-type="float" office:value="13761" calcext:value-type="float">
            <text:p>13761</text:p>
          </table:table-cell>
          <table:table-cell table:style-name="Default" office:value-type="float" office:value="22833" calcext:value-type="float">
            <text:p>22833</text:p>
          </table:table-cell>
          <table:table-cell office:value-type="float" office:value="20666" calcext:value-type="float">
            <text:p>20666</text:p>
          </table:table-cell>
          <table:table-cell office:value-type="float" office:value="27961" calcext:value-type="float">
            <text:p>2796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83" calcext:value-type="float">
            <text:p>383</text:p>
          </table:table-cell>
          <table:table-cell office:value-type="float" office:value="11469" calcext:value-type="float">
            <text:p>11469</text:p>
          </table:table-cell>
          <table:table-cell office:value-type="float" office:value="17373" calcext:value-type="float">
            <text:p>17373</text:p>
          </table:table-cell>
          <table:table-cell office:value-type="float" office:value="12362" calcext:value-type="float">
            <text:p>12362</text:p>
          </table:table-cell>
          <table:table-cell office:value-type="float" office:value="18503" calcext:value-type="float">
            <text:p>18503</text:p>
          </table:table-cell>
          <table:table-cell office:value-type="float" office:value="13261" calcext:value-type="float">
            <text:p>13261</text:p>
          </table:table-cell>
          <table:table-cell office:value-type="float" office:value="19051" calcext:value-type="float">
            <text:p>19051</text:p>
          </table:table-cell>
          <table:table-cell office:value-type="float" office:value="11566" calcext:value-type="float">
            <text:p>11566</text:p>
          </table:table-cell>
          <table:table-cell office:value-type="float" office:value="18042" calcext:value-type="float">
            <text:p>18042</text:p>
          </table:table-cell>
          <table:table-cell table:style-name="ce8" office:value-type="float" office:value="383" calcext:value-type="float">
            <text:p>383</text:p>
          </table:table-cell>
          <table:table-cell office:value-type="float" office:value="14269" calcext:value-type="float">
            <text:p>14269</text:p>
          </table:table-cell>
          <table:table-cell office:value-type="float" office:value="23304" calcext:value-type="float">
            <text:p>23304</text:p>
          </table:table-cell>
          <table:table-cell table:style-name="ce4" office:value-type="float" office:value="21366" calcext:value-type="float">
            <text:p>21366</text:p>
          </table:table-cell>
          <table:table-cell table:style-name="Default" office:value-type="float" office:value="29489" calcext:value-type="float">
            <text:p>29489</text:p>
          </table:table-cell>
          <table:table-cell office:value-type="float" office:value="13563" calcext:value-type="float">
            <text:p>13563</text:p>
          </table:table-cell>
          <table:table-cell table:style-name="Default" office:value-type="float" office:value="22407" calcext:value-type="float">
            <text:p>22407</text:p>
          </table:table-cell>
          <table:table-cell office:value-type="float" office:value="21562" calcext:value-type="float">
            <text:p>21562</text:p>
          </table:table-cell>
          <table:table-cell office:value-type="float" office:value="27881" calcext:value-type="float">
            <text:p>2788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84" calcext:value-type="float">
            <text:p>384</text:p>
          </table:table-cell>
          <table:table-cell office:value-type="float" office:value="11467" calcext:value-type="float">
            <text:p>11467</text:p>
          </table:table-cell>
          <table:table-cell office:value-type="float" office:value="17346" calcext:value-type="float">
            <text:p>17346</text:p>
          </table:table-cell>
          <table:table-cell office:value-type="float" office:value="11465" calcext:value-type="float">
            <text:p>11465</text:p>
          </table:table-cell>
          <table:table-cell office:value-type="float" office:value="18380" calcext:value-type="float">
            <text:p>18380</text:p>
          </table:table-cell>
          <table:table-cell office:value-type="float" office:value="13261" calcext:value-type="float">
            <text:p>13261</text:p>
          </table:table-cell>
          <table:table-cell office:value-type="float" office:value="19041" calcext:value-type="float">
            <text:p>19041</text:p>
          </table:table-cell>
          <table:table-cell office:value-type="float" office:value="12266" calcext:value-type="float">
            <text:p>12266</text:p>
          </table:table-cell>
          <table:table-cell office:value-type="float" office:value="17937" calcext:value-type="float">
            <text:p>17937</text:p>
          </table:table-cell>
          <table:table-cell table:style-name="ce8" office:value-type="float" office:value="384" calcext:value-type="float">
            <text:p>384</text:p>
          </table:table-cell>
          <table:table-cell office:value-type="float" office:value="15265" calcext:value-type="float">
            <text:p>15265</text:p>
          </table:table-cell>
          <table:table-cell office:value-type="float" office:value="23261" calcext:value-type="float">
            <text:p>23261</text:p>
          </table:table-cell>
          <table:table-cell table:style-name="ce4" office:value-type="float" office:value="20265" calcext:value-type="float">
            <text:p>20265</text:p>
          </table:table-cell>
          <table:table-cell table:style-name="Default" office:value-type="float" office:value="29423" calcext:value-type="float">
            <text:p>29423</text:p>
          </table:table-cell>
          <table:table-cell office:value-type="float" office:value="12961" calcext:value-type="float">
            <text:p>12961</text:p>
          </table:table-cell>
          <table:table-cell table:style-name="Default" office:value-type="float" office:value="22282" calcext:value-type="float">
            <text:p>22282</text:p>
          </table:table-cell>
          <table:table-cell office:value-type="float" office:value="18666" calcext:value-type="float">
            <text:p>18666</text:p>
          </table:table-cell>
          <table:table-cell office:value-type="float" office:value="28568" calcext:value-type="float">
            <text:p>2856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85" calcext:value-type="float">
            <text:p>385</text:p>
          </table:table-cell>
          <table:table-cell office:value-type="float" office:value="11469" calcext:value-type="float">
            <text:p>11469</text:p>
          </table:table-cell>
          <table:table-cell office:value-type="float" office:value="17453" calcext:value-type="float">
            <text:p>17453</text:p>
          </table:table-cell>
          <table:table-cell office:value-type="float" office:value="12164" calcext:value-type="float">
            <text:p>12164</text:p>
          </table:table-cell>
          <table:table-cell office:value-type="float" office:value="18549" calcext:value-type="float">
            <text:p>18549</text:p>
          </table:table-cell>
          <table:table-cell office:value-type="float" office:value="13261" calcext:value-type="float">
            <text:p>13261</text:p>
          </table:table-cell>
          <table:table-cell office:value-type="float" office:value="19245" calcext:value-type="float">
            <text:p>19245</text:p>
          </table:table-cell>
          <table:table-cell office:value-type="float" office:value="11563" calcext:value-type="float">
            <text:p>11563</text:p>
          </table:table-cell>
          <table:table-cell office:value-type="float" office:value="17984" calcext:value-type="float">
            <text:p>17984</text:p>
          </table:table-cell>
          <table:table-cell table:style-name="ce8" office:value-type="float" office:value="385" calcext:value-type="float">
            <text:p>385</text:p>
          </table:table-cell>
          <table:table-cell office:value-type="float" office:value="14464" calcext:value-type="float">
            <text:p>14464</text:p>
          </table:table-cell>
          <table:table-cell office:value-type="float" office:value="23456" calcext:value-type="float">
            <text:p>23456</text:p>
          </table:table-cell>
          <table:table-cell table:style-name="ce4" office:value-type="float" office:value="20970" calcext:value-type="float">
            <text:p>20970</text:p>
          </table:table-cell>
          <table:table-cell table:style-name="Default" office:value-type="float" office:value="29019" calcext:value-type="float">
            <text:p>29019</text:p>
          </table:table-cell>
          <table:table-cell office:value-type="float" office:value="14860" calcext:value-type="float">
            <text:p>14860</text:p>
          </table:table-cell>
          <table:table-cell table:style-name="Default" office:value-type="float" office:value="22429" calcext:value-type="float">
            <text:p>22429</text:p>
          </table:table-cell>
          <table:table-cell office:value-type="float" office:value="21061" calcext:value-type="float">
            <text:p>21061</text:p>
          </table:table-cell>
          <table:table-cell office:value-type="float" office:value="28258" calcext:value-type="float">
            <text:p>2825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86" calcext:value-type="float">
            <text:p>386</text:p>
          </table:table-cell>
          <table:table-cell office:value-type="float" office:value="11567" calcext:value-type="float">
            <text:p>11567</text:p>
          </table:table-cell>
          <table:table-cell office:value-type="float" office:value="17384" calcext:value-type="float">
            <text:p>17384</text:p>
          </table:table-cell>
          <table:table-cell office:value-type="float" office:value="11464" calcext:value-type="float">
            <text:p>11464</text:p>
          </table:table-cell>
          <table:table-cell office:value-type="float" office:value="18591" calcext:value-type="float">
            <text:p>18591</text:p>
          </table:table-cell>
          <table:table-cell office:value-type="float" office:value="13261" calcext:value-type="float">
            <text:p>13261</text:p>
          </table:table-cell>
          <table:table-cell office:value-type="float" office:value="19170" calcext:value-type="float">
            <text:p>19170</text:p>
          </table:table-cell>
          <table:table-cell office:value-type="float" office:value="11568" calcext:value-type="float">
            <text:p>11568</text:p>
          </table:table-cell>
          <table:table-cell office:value-type="float" office:value="18031" calcext:value-type="float">
            <text:p>18031</text:p>
          </table:table-cell>
          <table:table-cell table:style-name="ce8" office:value-type="float" office:value="386" calcext:value-type="float">
            <text:p>386</text:p>
          </table:table-cell>
          <table:table-cell office:value-type="float" office:value="13665" calcext:value-type="float">
            <text:p>13665</text:p>
          </table:table-cell>
          <table:table-cell office:value-type="float" office:value="23369" calcext:value-type="float">
            <text:p>23369</text:p>
          </table:table-cell>
          <table:table-cell table:style-name="ce4" office:value-type="float" office:value="20768" calcext:value-type="float">
            <text:p>20768</text:p>
          </table:table-cell>
          <table:table-cell table:style-name="Default" office:value-type="float" office:value="29061" calcext:value-type="float">
            <text:p>29061</text:p>
          </table:table-cell>
          <table:table-cell office:value-type="float" office:value="14758" calcext:value-type="float">
            <text:p>14758</text:p>
          </table:table-cell>
          <table:table-cell table:style-name="Default" office:value-type="float" office:value="22696" calcext:value-type="float">
            <text:p>22696</text:p>
          </table:table-cell>
          <table:table-cell office:value-type="float" office:value="21064" calcext:value-type="float">
            <text:p>21064</text:p>
          </table:table-cell>
          <table:table-cell office:value-type="float" office:value="28460" calcext:value-type="float">
            <text:p>2846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87" calcext:value-type="float">
            <text:p>387</text:p>
          </table:table-cell>
          <table:table-cell office:value-type="float" office:value="11469" calcext:value-type="float">
            <text:p>11469</text:p>
          </table:table-cell>
          <table:table-cell office:value-type="float" office:value="17422" calcext:value-type="float">
            <text:p>17422</text:p>
          </table:table-cell>
          <table:table-cell office:value-type="float" office:value="11465" calcext:value-type="float">
            <text:p>11465</text:p>
          </table:table-cell>
          <table:table-cell office:value-type="float" office:value="18436" calcext:value-type="float">
            <text:p>18436</text:p>
          </table:table-cell>
          <table:table-cell office:value-type="float" office:value="13262" calcext:value-type="float">
            <text:p>13262</text:p>
          </table:table-cell>
          <table:table-cell office:value-type="float" office:value="19160" calcext:value-type="float">
            <text:p>19160</text:p>
          </table:table-cell>
          <table:table-cell office:value-type="float" office:value="12065" calcext:value-type="float">
            <text:p>12065</text:p>
          </table:table-cell>
          <table:table-cell office:value-type="float" office:value="18058" calcext:value-type="float">
            <text:p>18058</text:p>
          </table:table-cell>
          <table:table-cell table:style-name="ce8" office:value-type="float" office:value="387" calcext:value-type="float">
            <text:p>387</text:p>
          </table:table-cell>
          <table:table-cell office:value-type="float" office:value="13565" calcext:value-type="float">
            <text:p>13565</text:p>
          </table:table-cell>
          <table:table-cell office:value-type="float" office:value="23097" calcext:value-type="float">
            <text:p>23097</text:p>
          </table:table-cell>
          <table:table-cell table:style-name="ce4" office:value-type="float" office:value="20468" calcext:value-type="float">
            <text:p>20468</text:p>
          </table:table-cell>
          <table:table-cell table:style-name="Default" office:value-type="float" office:value="28931" calcext:value-type="float">
            <text:p>28931</text:p>
          </table:table-cell>
          <table:table-cell office:value-type="float" office:value="13859" calcext:value-type="float">
            <text:p>13859</text:p>
          </table:table-cell>
          <table:table-cell table:style-name="Default" office:value-type="float" office:value="22744" calcext:value-type="float">
            <text:p>22744</text:p>
          </table:table-cell>
          <table:table-cell office:value-type="float" office:value="18964" calcext:value-type="float">
            <text:p>18964</text:p>
          </table:table-cell>
          <table:table-cell office:value-type="float" office:value="28363" calcext:value-type="float">
            <text:p>2836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88" calcext:value-type="float">
            <text:p>388</text:p>
          </table:table-cell>
          <table:table-cell office:value-type="float" office:value="11568" calcext:value-type="float">
            <text:p>11568</text:p>
          </table:table-cell>
          <table:table-cell office:value-type="float" office:value="17341" calcext:value-type="float">
            <text:p>17341</text:p>
          </table:table-cell>
          <table:table-cell office:value-type="float" office:value="11661" calcext:value-type="float">
            <text:p>11661</text:p>
          </table:table-cell>
          <table:table-cell office:value-type="float" office:value="18312" calcext:value-type="float">
            <text:p>18312</text:p>
          </table:table-cell>
          <table:table-cell office:value-type="float" office:value="12664" calcext:value-type="float">
            <text:p>12664</text:p>
          </table:table-cell>
          <table:table-cell office:value-type="float" office:value="19291" calcext:value-type="float">
            <text:p>19291</text:p>
          </table:table-cell>
          <table:table-cell office:value-type="float" office:value="12169" calcext:value-type="float">
            <text:p>12169</text:p>
          </table:table-cell>
          <table:table-cell office:value-type="float" office:value="18121" calcext:value-type="float">
            <text:p>18121</text:p>
          </table:table-cell>
          <table:table-cell table:style-name="ce8" office:value-type="float" office:value="388" calcext:value-type="float">
            <text:p>388</text:p>
          </table:table-cell>
          <table:table-cell office:value-type="float" office:value="13566" calcext:value-type="float">
            <text:p>13566</text:p>
          </table:table-cell>
          <table:table-cell office:value-type="float" office:value="22871" calcext:value-type="float">
            <text:p>22871</text:p>
          </table:table-cell>
          <table:table-cell table:style-name="ce4" office:value-type="float" office:value="20567" calcext:value-type="float">
            <text:p>20567</text:p>
          </table:table-cell>
          <table:table-cell table:style-name="Default" office:value-type="float" office:value="29185" calcext:value-type="float">
            <text:p>29185</text:p>
          </table:table-cell>
          <table:table-cell office:value-type="float" office:value="14458" calcext:value-type="float">
            <text:p>14458</text:p>
          </table:table-cell>
          <table:table-cell table:style-name="Default" office:value-type="float" office:value="22652" calcext:value-type="float">
            <text:p>22652</text:p>
          </table:table-cell>
          <table:table-cell office:value-type="float" office:value="20159" calcext:value-type="float">
            <text:p>20159</text:p>
          </table:table-cell>
          <table:table-cell office:value-type="float" office:value="28051" calcext:value-type="float">
            <text:p>2805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89" calcext:value-type="float">
            <text:p>389</text:p>
          </table:table-cell>
          <table:table-cell office:value-type="float" office:value="11470" calcext:value-type="float">
            <text:p>11470</text:p>
          </table:table-cell>
          <table:table-cell office:value-type="float" office:value="17646" calcext:value-type="float">
            <text:p>17646</text:p>
          </table:table-cell>
          <table:table-cell office:value-type="float" office:value="11564" calcext:value-type="float">
            <text:p>11564</text:p>
          </table:table-cell>
          <table:table-cell office:value-type="float" office:value="18569" calcext:value-type="float">
            <text:p>18569</text:p>
          </table:table-cell>
          <table:table-cell office:value-type="float" office:value="13262" calcext:value-type="float">
            <text:p>13262</text:p>
          </table:table-cell>
          <table:table-cell office:value-type="float" office:value="19240" calcext:value-type="float">
            <text:p>19240</text:p>
          </table:table-cell>
          <table:table-cell office:value-type="float" office:value="12264" calcext:value-type="float">
            <text:p>12264</text:p>
          </table:table-cell>
          <table:table-cell office:value-type="float" office:value="18026" calcext:value-type="float">
            <text:p>18026</text:p>
          </table:table-cell>
          <table:table-cell table:style-name="ce8" office:value-type="float" office:value="389" calcext:value-type="float">
            <text:p>389</text:p>
          </table:table-cell>
          <table:table-cell office:value-type="float" office:value="13464" calcext:value-type="float">
            <text:p>13464</text:p>
          </table:table-cell>
          <table:table-cell office:value-type="float" office:value="22891" calcext:value-type="float">
            <text:p>22891</text:p>
          </table:table-cell>
          <table:table-cell table:style-name="ce4" office:value-type="float" office:value="18771" calcext:value-type="float">
            <text:p>18771</text:p>
          </table:table-cell>
          <table:table-cell table:style-name="Default" office:value-type="float" office:value="29598" calcext:value-type="float">
            <text:p>29598</text:p>
          </table:table-cell>
          <table:table-cell office:value-type="float" office:value="14563" calcext:value-type="float">
            <text:p>14563</text:p>
          </table:table-cell>
          <table:table-cell table:style-name="Default" office:value-type="float" office:value="22813" calcext:value-type="float">
            <text:p>22813</text:p>
          </table:table-cell>
          <table:table-cell office:value-type="float" office:value="19873" calcext:value-type="float">
            <text:p>19873</text:p>
          </table:table-cell>
          <table:table-cell office:value-type="float" office:value="27771" calcext:value-type="float">
            <text:p>2777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90" calcext:value-type="float">
            <text:p>390</text:p>
          </table:table-cell>
          <table:table-cell office:value-type="float" office:value="11466" calcext:value-type="float">
            <text:p>11466</text:p>
          </table:table-cell>
          <table:table-cell office:value-type="float" office:value="17657" calcext:value-type="float">
            <text:p>17657</text:p>
          </table:table-cell>
          <table:table-cell office:value-type="float" office:value="11663" calcext:value-type="float">
            <text:p>11663</text:p>
          </table:table-cell>
          <table:table-cell office:value-type="float" office:value="18523" calcext:value-type="float">
            <text:p>18523</text:p>
          </table:table-cell>
          <table:table-cell office:value-type="float" office:value="12461" calcext:value-type="float">
            <text:p>12461</text:p>
          </table:table-cell>
          <table:table-cell office:value-type="float" office:value="19166" calcext:value-type="float">
            <text:p>19166</text:p>
          </table:table-cell>
          <table:table-cell office:value-type="float" office:value="10666" calcext:value-type="float">
            <text:p>10666</text:p>
          </table:table-cell>
          <table:table-cell office:value-type="float" office:value="17892" calcext:value-type="float">
            <text:p>17892</text:p>
          </table:table-cell>
          <table:table-cell table:style-name="ce8" office:value-type="float" office:value="390" calcext:value-type="float">
            <text:p>390</text:p>
          </table:table-cell>
          <table:table-cell office:value-type="float" office:value="14365" calcext:value-type="float">
            <text:p>14365</text:p>
          </table:table-cell>
          <table:table-cell office:value-type="float" office:value="22707" calcext:value-type="float">
            <text:p>22707</text:p>
          </table:table-cell>
          <table:table-cell table:style-name="ce4" office:value-type="float" office:value="20269" calcext:value-type="float">
            <text:p>20269</text:p>
          </table:table-cell>
          <table:table-cell table:style-name="Default" office:value-type="float" office:value="29551" calcext:value-type="float">
            <text:p>29551</text:p>
          </table:table-cell>
          <table:table-cell office:value-type="float" office:value="14559" calcext:value-type="float">
            <text:p>14559</text:p>
          </table:table-cell>
          <table:table-cell table:style-name="Default" office:value-type="float" office:value="23006" calcext:value-type="float">
            <text:p>23006</text:p>
          </table:table-cell>
          <table:table-cell office:value-type="float" office:value="20165" calcext:value-type="float">
            <text:p>20165</text:p>
          </table:table-cell>
          <table:table-cell office:value-type="float" office:value="28066" calcext:value-type="float">
            <text:p>2806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91" calcext:value-type="float">
            <text:p>391</text:p>
          </table:table-cell>
          <table:table-cell office:value-type="float" office:value="11468" calcext:value-type="float">
            <text:p>11468</text:p>
          </table:table-cell>
          <table:table-cell office:value-type="float" office:value="17713" calcext:value-type="float">
            <text:p>17713</text:p>
          </table:table-cell>
          <table:table-cell office:value-type="float" office:value="11665" calcext:value-type="float">
            <text:p>11665</text:p>
          </table:table-cell>
          <table:table-cell office:value-type="float" office:value="18594" calcext:value-type="float">
            <text:p>18594</text:p>
          </table:table-cell>
          <table:table-cell office:value-type="float" office:value="13262" calcext:value-type="float">
            <text:p>13262</text:p>
          </table:table-cell>
          <table:table-cell office:value-type="float" office:value="19221" calcext:value-type="float">
            <text:p>19221</text:p>
          </table:table-cell>
          <table:table-cell office:value-type="float" office:value="11767" calcext:value-type="float">
            <text:p>11767</text:p>
          </table:table-cell>
          <table:table-cell office:value-type="float" office:value="17728" calcext:value-type="float">
            <text:p>17728</text:p>
          </table:table-cell>
          <table:table-cell table:style-name="ce8" office:value-type="float" office:value="391" calcext:value-type="float">
            <text:p>391</text:p>
          </table:table-cell>
          <table:table-cell office:value-type="float" office:value="12765" calcext:value-type="float">
            <text:p>12765</text:p>
          </table:table-cell>
          <table:table-cell office:value-type="float" office:value="23319" calcext:value-type="float">
            <text:p>23319</text:p>
          </table:table-cell>
          <table:table-cell table:style-name="ce4" office:value-type="float" office:value="20068" calcext:value-type="float">
            <text:p>20068</text:p>
          </table:table-cell>
          <table:table-cell table:style-name="Default" office:value-type="float" office:value="29535" calcext:value-type="float">
            <text:p>29535</text:p>
          </table:table-cell>
          <table:table-cell office:value-type="float" office:value="14560" calcext:value-type="float">
            <text:p>14560</text:p>
          </table:table-cell>
          <table:table-cell table:style-name="Default" office:value-type="float" office:value="23002" calcext:value-type="float">
            <text:p>23002</text:p>
          </table:table-cell>
          <table:table-cell office:value-type="float" office:value="20562" calcext:value-type="float">
            <text:p>20562</text:p>
          </table:table-cell>
          <table:table-cell office:value-type="float" office:value="28503" calcext:value-type="float">
            <text:p>2850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92" calcext:value-type="float">
            <text:p>392</text:p>
          </table:table-cell>
          <table:table-cell office:value-type="float" office:value="11569" calcext:value-type="float">
            <text:p>11569</text:p>
          </table:table-cell>
          <table:table-cell office:value-type="float" office:value="17696" calcext:value-type="float">
            <text:p>17696</text:p>
          </table:table-cell>
          <table:table-cell office:value-type="float" office:value="11564" calcext:value-type="float">
            <text:p>11564</text:p>
          </table:table-cell>
          <table:table-cell office:value-type="float" office:value="18511" calcext:value-type="float">
            <text:p>18511</text:p>
          </table:table-cell>
          <table:table-cell office:value-type="float" office:value="12461" calcext:value-type="float">
            <text:p>12461</text:p>
          </table:table-cell>
          <table:table-cell office:value-type="float" office:value="19254" calcext:value-type="float">
            <text:p>19254</text:p>
          </table:table-cell>
          <table:table-cell office:value-type="float" office:value="11465" calcext:value-type="float">
            <text:p>11465</text:p>
          </table:table-cell>
          <table:table-cell office:value-type="float" office:value="17621" calcext:value-type="float">
            <text:p>17621</text:p>
          </table:table-cell>
          <table:table-cell table:style-name="ce8" office:value-type="float" office:value="392" calcext:value-type="float">
            <text:p>392</text:p>
          </table:table-cell>
          <table:table-cell office:value-type="float" office:value="13765" calcext:value-type="float">
            <text:p>13765</text:p>
          </table:table-cell>
          <table:table-cell office:value-type="float" office:value="23052" calcext:value-type="float">
            <text:p>23052</text:p>
          </table:table-cell>
          <table:table-cell table:style-name="ce4" office:value-type="float" office:value="19972" calcext:value-type="float">
            <text:p>19972</text:p>
          </table:table-cell>
          <table:table-cell table:style-name="Default" office:value-type="float" office:value="29283" calcext:value-type="float">
            <text:p>29283</text:p>
          </table:table-cell>
          <table:table-cell office:value-type="float" office:value="14761" calcext:value-type="float">
            <text:p>14761</text:p>
          </table:table-cell>
          <table:table-cell table:style-name="Default" office:value-type="float" office:value="22947" calcext:value-type="float">
            <text:p>22947</text:p>
          </table:table-cell>
          <table:table-cell office:value-type="float" office:value="19563" calcext:value-type="float">
            <text:p>19563</text:p>
          </table:table-cell>
          <table:table-cell office:value-type="float" office:value="28637" calcext:value-type="float">
            <text:p>2863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93" calcext:value-type="float">
            <text:p>393</text:p>
          </table:table-cell>
          <table:table-cell office:value-type="float" office:value="11468" calcext:value-type="float">
            <text:p>11468</text:p>
          </table:table-cell>
          <table:table-cell office:value-type="float" office:value="17535" calcext:value-type="float">
            <text:p>17535</text:p>
          </table:table-cell>
          <table:table-cell office:value-type="float" office:value="11663" calcext:value-type="float">
            <text:p>11663</text:p>
          </table:table-cell>
          <table:table-cell office:value-type="float" office:value="18525" calcext:value-type="float">
            <text:p>18525</text:p>
          </table:table-cell>
          <table:table-cell office:value-type="float" office:value="13262" calcext:value-type="float">
            <text:p>13262</text:p>
          </table:table-cell>
          <table:table-cell office:value-type="float" office:value="19312" calcext:value-type="float">
            <text:p>19312</text:p>
          </table:table-cell>
          <table:table-cell office:value-type="float" office:value="12266" calcext:value-type="float">
            <text:p>12266</text:p>
          </table:table-cell>
          <table:table-cell office:value-type="float" office:value="17716" calcext:value-type="float">
            <text:p>17716</text:p>
          </table:table-cell>
          <table:table-cell table:style-name="ce8" office:value-type="float" office:value="393" calcext:value-type="float">
            <text:p>393</text:p>
          </table:table-cell>
          <table:table-cell office:value-type="float" office:value="14562" calcext:value-type="float">
            <text:p>14562</text:p>
          </table:table-cell>
          <table:table-cell office:value-type="float" office:value="22997" calcext:value-type="float">
            <text:p>22997</text:p>
          </table:table-cell>
          <table:table-cell table:style-name="ce4" office:value-type="float" office:value="20369" calcext:value-type="float">
            <text:p>20369</text:p>
          </table:table-cell>
          <table:table-cell table:style-name="Default" office:value-type="float" office:value="29137" calcext:value-type="float">
            <text:p>29137</text:p>
          </table:table-cell>
          <table:table-cell office:value-type="float" office:value="15368" calcext:value-type="float">
            <text:p>15368</text:p>
          </table:table-cell>
          <table:table-cell table:style-name="Default" office:value-type="float" office:value="23086" calcext:value-type="float">
            <text:p>23086</text:p>
          </table:table-cell>
          <table:table-cell office:value-type="float" office:value="20370" calcext:value-type="float">
            <text:p>20370</text:p>
          </table:table-cell>
          <table:table-cell office:value-type="float" office:value="28687" calcext:value-type="float">
            <text:p>2868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94" calcext:value-type="float">
            <text:p>394</text:p>
          </table:table-cell>
          <table:table-cell office:value-type="float" office:value="11468" calcext:value-type="float">
            <text:p>11468</text:p>
          </table:table-cell>
          <table:table-cell office:value-type="float" office:value="17674" calcext:value-type="float">
            <text:p>17674</text:p>
          </table:table-cell>
          <table:table-cell office:value-type="float" office:value="11561" calcext:value-type="float">
            <text:p>11561</text:p>
          </table:table-cell>
          <table:table-cell office:value-type="float" office:value="18637" calcext:value-type="float">
            <text:p>18637</text:p>
          </table:table-cell>
          <table:table-cell office:value-type="float" office:value="12461" calcext:value-type="float">
            <text:p>12461</text:p>
          </table:table-cell>
          <table:table-cell office:value-type="float" office:value="19430" calcext:value-type="float">
            <text:p>19430</text:p>
          </table:table-cell>
          <table:table-cell office:value-type="float" office:value="11565" calcext:value-type="float">
            <text:p>11565</text:p>
          </table:table-cell>
          <table:table-cell office:value-type="float" office:value="17695" calcext:value-type="float">
            <text:p>17695</text:p>
          </table:table-cell>
          <table:table-cell table:style-name="ce8" office:value-type="float" office:value="394" calcext:value-type="float">
            <text:p>394</text:p>
          </table:table-cell>
          <table:table-cell office:value-type="float" office:value="13565" calcext:value-type="float">
            <text:p>13565</text:p>
          </table:table-cell>
          <table:table-cell office:value-type="float" office:value="23255" calcext:value-type="float">
            <text:p>23255</text:p>
          </table:table-cell>
          <table:table-cell table:style-name="ce4" office:value-type="float" office:value="19965" calcext:value-type="float">
            <text:p>19965</text:p>
          </table:table-cell>
          <table:table-cell table:style-name="Default" office:value-type="float" office:value="29166" calcext:value-type="float">
            <text:p>29166</text:p>
          </table:table-cell>
          <table:table-cell office:value-type="float" office:value="13861" calcext:value-type="float">
            <text:p>13861</text:p>
          </table:table-cell>
          <table:table-cell table:style-name="Default" office:value-type="float" office:value="23191" calcext:value-type="float">
            <text:p>23191</text:p>
          </table:table-cell>
          <table:table-cell office:value-type="float" office:value="19862" calcext:value-type="float">
            <text:p>19862</text:p>
          </table:table-cell>
          <table:table-cell office:value-type="float" office:value="28730" calcext:value-type="float">
            <text:p>2873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95" calcext:value-type="float">
            <text:p>395</text:p>
          </table:table-cell>
          <table:table-cell office:value-type="float" office:value="11469" calcext:value-type="float">
            <text:p>11469</text:p>
          </table:table-cell>
          <table:table-cell office:value-type="float" office:value="17636" calcext:value-type="float">
            <text:p>17636</text:p>
          </table:table-cell>
          <table:table-cell office:value-type="float" office:value="11869" calcext:value-type="float">
            <text:p>11869</text:p>
          </table:table-cell>
          <table:table-cell office:value-type="float" office:value="18713" calcext:value-type="float">
            <text:p>18713</text:p>
          </table:table-cell>
          <table:table-cell office:value-type="float" office:value="13261" calcext:value-type="float">
            <text:p>13261</text:p>
          </table:table-cell>
          <table:table-cell office:value-type="float" office:value="19397" calcext:value-type="float">
            <text:p>19397</text:p>
          </table:table-cell>
          <table:table-cell office:value-type="float" office:value="11465" calcext:value-type="float">
            <text:p>11465</text:p>
          </table:table-cell>
          <table:table-cell office:value-type="float" office:value="17530" calcext:value-type="float">
            <text:p>17530</text:p>
          </table:table-cell>
          <table:table-cell table:style-name="ce8" office:value-type="float" office:value="395" calcext:value-type="float">
            <text:p>395</text:p>
          </table:table-cell>
          <table:table-cell office:value-type="float" office:value="14366" calcext:value-type="float">
            <text:p>14366</text:p>
          </table:table-cell>
          <table:table-cell office:value-type="float" office:value="23416" calcext:value-type="float">
            <text:p>23416</text:p>
          </table:table-cell>
          <table:table-cell table:style-name="ce4" office:value-type="float" office:value="19771" calcext:value-type="float">
            <text:p>19771</text:p>
          </table:table-cell>
          <table:table-cell table:style-name="Default" office:value-type="float" office:value="29458" calcext:value-type="float">
            <text:p>29458</text:p>
          </table:table-cell>
          <table:table-cell office:value-type="float" office:value="15464" calcext:value-type="float">
            <text:p>15464</text:p>
          </table:table-cell>
          <table:table-cell table:style-name="Default" office:value-type="float" office:value="23086" calcext:value-type="float">
            <text:p>23086</text:p>
          </table:table-cell>
          <table:table-cell office:value-type="float" office:value="20764" calcext:value-type="float">
            <text:p>20764</text:p>
          </table:table-cell>
          <table:table-cell office:value-type="float" office:value="28790" calcext:value-type="float">
            <text:p>2879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96" calcext:value-type="float">
            <text:p>396</text:p>
          </table:table-cell>
          <table:table-cell office:value-type="float" office:value="11468" calcext:value-type="float">
            <text:p>11468</text:p>
          </table:table-cell>
          <table:table-cell office:value-type="float" office:value="17538" calcext:value-type="float">
            <text:p>17538</text:p>
          </table:table-cell>
          <table:table-cell office:value-type="float" office:value="11763" calcext:value-type="float">
            <text:p>11763</text:p>
          </table:table-cell>
          <table:table-cell office:value-type="float" office:value="18718" calcext:value-type="float">
            <text:p>18718</text:p>
          </table:table-cell>
          <table:table-cell office:value-type="float" office:value="13261" calcext:value-type="float">
            <text:p>13261</text:p>
          </table:table-cell>
          <table:table-cell office:value-type="float" office:value="19205" calcext:value-type="float">
            <text:p>19205</text:p>
          </table:table-cell>
          <table:table-cell office:value-type="float" office:value="11464" calcext:value-type="float">
            <text:p>11464</text:p>
          </table:table-cell>
          <table:table-cell office:value-type="float" office:value="17581" calcext:value-type="float">
            <text:p>17581</text:p>
          </table:table-cell>
          <table:table-cell table:style-name="ce8" office:value-type="float" office:value="396" calcext:value-type="float">
            <text:p>396</text:p>
          </table:table-cell>
          <table:table-cell office:value-type="float" office:value="15365" calcext:value-type="float">
            <text:p>15365</text:p>
          </table:table-cell>
          <table:table-cell office:value-type="float" office:value="23348" calcext:value-type="float">
            <text:p>23348</text:p>
          </table:table-cell>
          <table:table-cell table:style-name="ce4" office:value-type="float" office:value="20765" calcext:value-type="float">
            <text:p>20765</text:p>
          </table:table-cell>
          <table:table-cell table:style-name="Default" office:value-type="float" office:value="29583" calcext:value-type="float">
            <text:p>29583</text:p>
          </table:table-cell>
          <table:table-cell office:value-type="float" office:value="14762" calcext:value-type="float">
            <text:p>14762</text:p>
          </table:table-cell>
          <table:table-cell table:style-name="Default" office:value-type="float" office:value="23075" calcext:value-type="float">
            <text:p>23075</text:p>
          </table:table-cell>
          <table:table-cell office:value-type="float" office:value="19663" calcext:value-type="float">
            <text:p>19663</text:p>
          </table:table-cell>
          <table:table-cell office:value-type="float" office:value="28894" calcext:value-type="float">
            <text:p>2889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97" calcext:value-type="float">
            <text:p>397</text:p>
          </table:table-cell>
          <table:table-cell office:value-type="float" office:value="11668" calcext:value-type="float">
            <text:p>11668</text:p>
          </table:table-cell>
          <table:table-cell office:value-type="float" office:value="17715" calcext:value-type="float">
            <text:p>17715</text:p>
          </table:table-cell>
          <table:table-cell office:value-type="float" office:value="10865" calcext:value-type="float">
            <text:p>10865</text:p>
          </table:table-cell>
          <table:table-cell office:value-type="float" office:value="18464" calcext:value-type="float">
            <text:p>18464</text:p>
          </table:table-cell>
          <table:table-cell office:value-type="float" office:value="12461" calcext:value-type="float">
            <text:p>12461</text:p>
          </table:table-cell>
          <table:table-cell office:value-type="float" office:value="19393" calcext:value-type="float">
            <text:p>19393</text:p>
          </table:table-cell>
          <table:table-cell office:value-type="float" office:value="10567" calcext:value-type="float">
            <text:p>10567</text:p>
          </table:table-cell>
          <table:table-cell office:value-type="float" office:value="17473" calcext:value-type="float">
            <text:p>17473</text:p>
          </table:table-cell>
          <table:table-cell table:style-name="ce8" office:value-type="float" office:value="397" calcext:value-type="float">
            <text:p>397</text:p>
          </table:table-cell>
          <table:table-cell office:value-type="float" office:value="14564" calcext:value-type="float">
            <text:p>14564</text:p>
          </table:table-cell>
          <table:table-cell office:value-type="float" office:value="23228" calcext:value-type="float">
            <text:p>23228</text:p>
          </table:table-cell>
          <table:table-cell table:style-name="ce4" office:value-type="float" office:value="20063" calcext:value-type="float">
            <text:p>20063</text:p>
          </table:table-cell>
          <table:table-cell table:style-name="Default" office:value-type="float" office:value="29454" calcext:value-type="float">
            <text:p>29454</text:p>
          </table:table-cell>
          <table:table-cell office:value-type="float" office:value="13759" calcext:value-type="float">
            <text:p>13759</text:p>
          </table:table-cell>
          <table:table-cell table:style-name="Default" office:value-type="float" office:value="23129" calcext:value-type="float">
            <text:p>23129</text:p>
          </table:table-cell>
          <table:table-cell office:value-type="float" office:value="20260" calcext:value-type="float">
            <text:p>20260</text:p>
          </table:table-cell>
          <table:table-cell office:value-type="float" office:value="28564" calcext:value-type="float">
            <text:p>2856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98" calcext:value-type="float">
            <text:p>398</text:p>
          </table:table-cell>
          <table:table-cell office:value-type="float" office:value="11670" calcext:value-type="float">
            <text:p>11670</text:p>
          </table:table-cell>
          <table:table-cell office:value-type="float" office:value="17672" calcext:value-type="float">
            <text:p>17672</text:p>
          </table:table-cell>
          <table:table-cell office:value-type="float" office:value="11566" calcext:value-type="float">
            <text:p>11566</text:p>
          </table:table-cell>
          <table:table-cell office:value-type="float" office:value="18293" calcext:value-type="float">
            <text:p>18293</text:p>
          </table:table-cell>
          <table:table-cell office:value-type="float" office:value="12461" calcext:value-type="float">
            <text:p>12461</text:p>
          </table:table-cell>
          <table:table-cell office:value-type="float" office:value="19325" calcext:value-type="float">
            <text:p>19325</text:p>
          </table:table-cell>
          <table:table-cell office:value-type="float" office:value="10565" calcext:value-type="float">
            <text:p>10565</text:p>
          </table:table-cell>
          <table:table-cell office:value-type="float" office:value="17248" calcext:value-type="float">
            <text:p>17248</text:p>
          </table:table-cell>
          <table:table-cell table:style-name="ce8" office:value-type="float" office:value="398" calcext:value-type="float">
            <text:p>398</text:p>
          </table:table-cell>
          <table:table-cell office:value-type="float" office:value="13365" calcext:value-type="float">
            <text:p>13365</text:p>
          </table:table-cell>
          <table:table-cell office:value-type="float" office:value="23301" calcext:value-type="float">
            <text:p>23301</text:p>
          </table:table-cell>
          <table:table-cell table:style-name="ce4" office:value-type="float" office:value="21069" calcext:value-type="float">
            <text:p>21069</text:p>
          </table:table-cell>
          <table:table-cell table:style-name="Default" office:value-type="float" office:value="29586" calcext:value-type="float">
            <text:p>29586</text:p>
          </table:table-cell>
          <table:table-cell office:value-type="float" office:value="14561" calcext:value-type="float">
            <text:p>14561</text:p>
          </table:table-cell>
          <table:table-cell table:style-name="Default" office:value-type="float" office:value="23082" calcext:value-type="float">
            <text:p>23082</text:p>
          </table:table-cell>
          <table:table-cell office:value-type="float" office:value="19666" calcext:value-type="float">
            <text:p>19666</text:p>
          </table:table-cell>
          <table:table-cell office:value-type="float" office:value="27953" calcext:value-type="float">
            <text:p>2795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399" calcext:value-type="float">
            <text:p>399</text:p>
          </table:table-cell>
          <table:table-cell office:value-type="float" office:value="11470" calcext:value-type="float">
            <text:p>11470</text:p>
          </table:table-cell>
          <table:table-cell office:value-type="float" office:value="17792" calcext:value-type="float">
            <text:p>17792</text:p>
          </table:table-cell>
          <table:table-cell office:value-type="float" office:value="11665" calcext:value-type="float">
            <text:p>11665</text:p>
          </table:table-cell>
          <table:table-cell office:value-type="float" office:value="18447" calcext:value-type="float">
            <text:p>18447</text:p>
          </table:table-cell>
          <table:table-cell office:value-type="float" office:value="12561" calcext:value-type="float">
            <text:p>12561</text:p>
          </table:table-cell>
          <table:table-cell office:value-type="float" office:value="19167" calcext:value-type="float">
            <text:p>19167</text:p>
          </table:table-cell>
          <table:table-cell office:value-type="float" office:value="10665" calcext:value-type="float">
            <text:p>10665</text:p>
          </table:table-cell>
          <table:table-cell office:value-type="float" office:value="17136" calcext:value-type="float">
            <text:p>17136</text:p>
          </table:table-cell>
          <table:table-cell table:style-name="ce8" office:value-type="float" office:value="399" calcext:value-type="float">
            <text:p>399</text:p>
          </table:table-cell>
          <table:table-cell office:value-type="float" office:value="13864" calcext:value-type="float">
            <text:p>13864</text:p>
          </table:table-cell>
          <table:table-cell office:value-type="float" office:value="23254" calcext:value-type="float">
            <text:p>23254</text:p>
          </table:table-cell>
          <table:table-cell table:style-name="ce4" office:value-type="float" office:value="19864" calcext:value-type="float">
            <text:p>19864</text:p>
          </table:table-cell>
          <table:table-cell table:style-name="Default" office:value-type="float" office:value="29624" calcext:value-type="float">
            <text:p>29624</text:p>
          </table:table-cell>
          <table:table-cell office:value-type="float" office:value="13759" calcext:value-type="float">
            <text:p>13759</text:p>
          </table:table-cell>
          <table:table-cell table:style-name="Default" office:value-type="float" office:value="23121" calcext:value-type="float">
            <text:p>23121</text:p>
          </table:table-cell>
          <table:table-cell office:value-type="float" office:value="20066" calcext:value-type="float">
            <text:p>20066</text:p>
          </table:table-cell>
          <table:table-cell office:value-type="float" office:value="27438" calcext:value-type="float">
            <text:p>2743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00" calcext:value-type="float">
            <text:p>400</text:p>
          </table:table-cell>
          <table:table-cell office:value-type="float" office:value="11666" calcext:value-type="float">
            <text:p>11666</text:p>
          </table:table-cell>
          <table:table-cell office:value-type="float" office:value="17548" calcext:value-type="float">
            <text:p>17548</text:p>
          </table:table-cell>
          <table:table-cell office:value-type="float" office:value="10564" calcext:value-type="float">
            <text:p>10564</text:p>
          </table:table-cell>
          <table:table-cell office:value-type="float" office:value="18559" calcext:value-type="float">
            <text:p>18559</text:p>
          </table:table-cell>
          <table:table-cell office:value-type="float" office:value="12462" calcext:value-type="float">
            <text:p>12462</text:p>
          </table:table-cell>
          <table:table-cell office:value-type="float" office:value="19402" calcext:value-type="float">
            <text:p>19402</text:p>
          </table:table-cell>
          <table:table-cell office:value-type="float" office:value="10667" calcext:value-type="float">
            <text:p>10667</text:p>
          </table:table-cell>
          <table:table-cell office:value-type="float" office:value="17070" calcext:value-type="float">
            <text:p>17070</text:p>
          </table:table-cell>
          <table:table-cell table:style-name="ce8" office:value-type="float" office:value="400" calcext:value-type="float">
            <text:p>400</text:p>
          </table:table-cell>
          <table:table-cell office:value-type="float" office:value="14565" calcext:value-type="float">
            <text:p>14565</text:p>
          </table:table-cell>
          <table:table-cell office:value-type="float" office:value="23477" calcext:value-type="float">
            <text:p>23477</text:p>
          </table:table-cell>
          <table:table-cell table:style-name="ce4" office:value-type="float" office:value="20765" calcext:value-type="float">
            <text:p>20765</text:p>
          </table:table-cell>
          <table:table-cell table:style-name="Default" office:value-type="float" office:value="29800" calcext:value-type="float">
            <text:p>29800</text:p>
          </table:table-cell>
          <table:table-cell office:value-type="float" office:value="14560" calcext:value-type="float">
            <text:p>14560</text:p>
          </table:table-cell>
          <table:table-cell table:style-name="Default" office:value-type="float" office:value="23225" calcext:value-type="float">
            <text:p>23225</text:p>
          </table:table-cell>
          <table:table-cell office:value-type="float" office:value="19161" calcext:value-type="float">
            <text:p>19161</text:p>
          </table:table-cell>
          <table:table-cell office:value-type="float" office:value="27368" calcext:value-type="float">
            <text:p>2736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01" calcext:value-type="float">
            <text:p>401</text:p>
          </table:table-cell>
          <table:table-cell office:value-type="float" office:value="11570" calcext:value-type="float">
            <text:p>11570</text:p>
          </table:table-cell>
          <table:table-cell office:value-type="float" office:value="17557" calcext:value-type="float">
            <text:p>17557</text:p>
          </table:table-cell>
          <table:table-cell office:value-type="float" office:value="11564" calcext:value-type="float">
            <text:p>11564</text:p>
          </table:table-cell>
          <table:table-cell office:value-type="float" office:value="18511" calcext:value-type="float">
            <text:p>18511</text:p>
          </table:table-cell>
          <table:table-cell office:value-type="float" office:value="12461" calcext:value-type="float">
            <text:p>12461</text:p>
          </table:table-cell>
          <table:table-cell office:value-type="float" office:value="19077" calcext:value-type="float">
            <text:p>19077</text:p>
          </table:table-cell>
          <table:table-cell office:value-type="float" office:value="10565" calcext:value-type="float">
            <text:p>10565</text:p>
          </table:table-cell>
          <table:table-cell office:value-type="float" office:value="17062" calcext:value-type="float">
            <text:p>17062</text:p>
          </table:table-cell>
          <table:table-cell table:style-name="ce8" office:value-type="float" office:value="401" calcext:value-type="float">
            <text:p>401</text:p>
          </table:table-cell>
          <table:table-cell office:value-type="float" office:value="14566" calcext:value-type="float">
            <text:p>14566</text:p>
          </table:table-cell>
          <table:table-cell office:value-type="float" office:value="23396" calcext:value-type="float">
            <text:p>23396</text:p>
          </table:table-cell>
          <table:table-cell table:style-name="ce4" office:value-type="float" office:value="21067" calcext:value-type="float">
            <text:p>21067</text:p>
          </table:table-cell>
          <table:table-cell table:style-name="Default" office:value-type="float" office:value="29494" calcext:value-type="float">
            <text:p>29494</text:p>
          </table:table-cell>
          <table:table-cell office:value-type="float" office:value="14763" calcext:value-type="float">
            <text:p>14763</text:p>
          </table:table-cell>
          <table:table-cell table:style-name="Default" office:value-type="float" office:value="23014" calcext:value-type="float">
            <text:p>23014</text:p>
          </table:table-cell>
          <table:table-cell office:value-type="float" office:value="20161" calcext:value-type="float">
            <text:p>20161</text:p>
          </table:table-cell>
          <table:table-cell office:value-type="float" office:value="27379" calcext:value-type="float">
            <text:p>2737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02" calcext:value-type="float">
            <text:p>402</text:p>
          </table:table-cell>
          <table:table-cell office:value-type="float" office:value="11469" calcext:value-type="float">
            <text:p>11469</text:p>
          </table:table-cell>
          <table:table-cell office:value-type="float" office:value="17551" calcext:value-type="float">
            <text:p>17551</text:p>
          </table:table-cell>
          <table:table-cell office:value-type="float" office:value="11463" calcext:value-type="float">
            <text:p>11463</text:p>
          </table:table-cell>
          <table:table-cell office:value-type="float" office:value="18404" calcext:value-type="float">
            <text:p>18404</text:p>
          </table:table-cell>
          <table:table-cell office:value-type="float" office:value="12462" calcext:value-type="float">
            <text:p>12462</text:p>
          </table:table-cell>
          <table:table-cell office:value-type="float" office:value="19078" calcext:value-type="float">
            <text:p>19078</text:p>
          </table:table-cell>
          <table:table-cell office:value-type="float" office:value="11265" calcext:value-type="float">
            <text:p>11265</text:p>
          </table:table-cell>
          <table:table-cell office:value-type="float" office:value="17252" calcext:value-type="float">
            <text:p>17252</text:p>
          </table:table-cell>
          <table:table-cell table:style-name="ce8" office:value-type="float" office:value="402" calcext:value-type="float">
            <text:p>402</text:p>
          </table:table-cell>
          <table:table-cell office:value-type="float" office:value="13667" calcext:value-type="float">
            <text:p>13667</text:p>
          </table:table-cell>
          <table:table-cell office:value-type="float" office:value="23397" calcext:value-type="float">
            <text:p>23397</text:p>
          </table:table-cell>
          <table:table-cell table:style-name="ce4" office:value-type="float" office:value="19864" calcext:value-type="float">
            <text:p>19864</text:p>
          </table:table-cell>
          <table:table-cell table:style-name="Default" office:value-type="float" office:value="29191" calcext:value-type="float">
            <text:p>29191</text:p>
          </table:table-cell>
          <table:table-cell office:value-type="float" office:value="15358" calcext:value-type="float">
            <text:p>15358</text:p>
          </table:table-cell>
          <table:table-cell table:style-name="Default" office:value-type="float" office:value="23043" calcext:value-type="float">
            <text:p>23043</text:p>
          </table:table-cell>
          <table:table-cell office:value-type="float" office:value="19763" calcext:value-type="float">
            <text:p>19763</text:p>
          </table:table-cell>
          <table:table-cell office:value-type="float" office:value="27447" calcext:value-type="float">
            <text:p>2744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03" calcext:value-type="float">
            <text:p>403</text:p>
          </table:table-cell>
          <table:table-cell office:value-type="float" office:value="11567" calcext:value-type="float">
            <text:p>11567</text:p>
          </table:table-cell>
          <table:table-cell office:value-type="float" office:value="17492" calcext:value-type="float">
            <text:p>17492</text:p>
          </table:table-cell>
          <table:table-cell office:value-type="float" office:value="11664" calcext:value-type="float">
            <text:p>11664</text:p>
          </table:table-cell>
          <table:table-cell office:value-type="float" office:value="18474" calcext:value-type="float">
            <text:p>18474</text:p>
          </table:table-cell>
          <table:table-cell office:value-type="float" office:value="13260" calcext:value-type="float">
            <text:p>13260</text:p>
          </table:table-cell>
          <table:table-cell office:value-type="float" office:value="19046" calcext:value-type="float">
            <text:p>19046</text:p>
          </table:table-cell>
          <table:table-cell office:value-type="float" office:value="10563" calcext:value-type="float">
            <text:p>10563</text:p>
          </table:table-cell>
          <table:table-cell office:value-type="float" office:value="17242" calcext:value-type="float">
            <text:p>17242</text:p>
          </table:table-cell>
          <table:table-cell table:style-name="ce8" office:value-type="float" office:value="403" calcext:value-type="float">
            <text:p>403</text:p>
          </table:table-cell>
          <table:table-cell office:value-type="float" office:value="13868" calcext:value-type="float">
            <text:p>13868</text:p>
          </table:table-cell>
          <table:table-cell office:value-type="float" office:value="23561" calcext:value-type="float">
            <text:p>23561</text:p>
          </table:table-cell>
          <table:table-cell table:style-name="ce4" office:value-type="float" office:value="19670" calcext:value-type="float">
            <text:p>19670</text:p>
          </table:table-cell>
          <table:table-cell table:style-name="Default" office:value-type="float" office:value="28559" calcext:value-type="float">
            <text:p>28559</text:p>
          </table:table-cell>
          <table:table-cell office:value-type="float" office:value="15362" calcext:value-type="float">
            <text:p>15362</text:p>
          </table:table-cell>
          <table:table-cell table:style-name="Default" office:value-type="float" office:value="23202" calcext:value-type="float">
            <text:p>23202</text:p>
          </table:table-cell>
          <table:table-cell office:value-type="float" office:value="20461" calcext:value-type="float">
            <text:p>20461</text:p>
          </table:table-cell>
          <table:table-cell office:value-type="float" office:value="27657" calcext:value-type="float">
            <text:p>2765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04" calcext:value-type="float">
            <text:p>404</text:p>
          </table:table-cell>
          <table:table-cell office:value-type="float" office:value="11567" calcext:value-type="float">
            <text:p>11567</text:p>
          </table:table-cell>
          <table:table-cell office:value-type="float" office:value="17440" calcext:value-type="float">
            <text:p>17440</text:p>
          </table:table-cell>
          <table:table-cell office:value-type="float" office:value="12062" calcext:value-type="float">
            <text:p>12062</text:p>
          </table:table-cell>
          <table:table-cell office:value-type="float" office:value="18525" calcext:value-type="float">
            <text:p>18525</text:p>
          </table:table-cell>
          <table:table-cell office:value-type="float" office:value="13262" calcext:value-type="float">
            <text:p>13262</text:p>
          </table:table-cell>
          <table:table-cell office:value-type="float" office:value="19085" calcext:value-type="float">
            <text:p>19085</text:p>
          </table:table-cell>
          <table:table-cell office:value-type="float" office:value="11264" calcext:value-type="float">
            <text:p>11264</text:p>
          </table:table-cell>
          <table:table-cell office:value-type="float" office:value="17313" calcext:value-type="float">
            <text:p>17313</text:p>
          </table:table-cell>
          <table:table-cell table:style-name="ce8" office:value-type="float" office:value="404" calcext:value-type="float">
            <text:p>404</text:p>
          </table:table-cell>
          <table:table-cell office:value-type="float" office:value="14665" calcext:value-type="float">
            <text:p>14665</text:p>
          </table:table-cell>
          <table:table-cell office:value-type="float" office:value="23712" calcext:value-type="float">
            <text:p>23712</text:p>
          </table:table-cell>
          <table:table-cell table:style-name="ce4" office:value-type="float" office:value="19064" calcext:value-type="float">
            <text:p>19064</text:p>
          </table:table-cell>
          <table:table-cell table:style-name="Default" office:value-type="float" office:value="28271" calcext:value-type="float">
            <text:p>28271</text:p>
          </table:table-cell>
          <table:table-cell office:value-type="float" office:value="14160" calcext:value-type="float">
            <text:p>14160</text:p>
          </table:table-cell>
          <table:table-cell table:style-name="Default" office:value-type="float" office:value="23313" calcext:value-type="float">
            <text:p>23313</text:p>
          </table:table-cell>
          <table:table-cell office:value-type="float" office:value="19370" calcext:value-type="float">
            <text:p>19370</text:p>
          </table:table-cell>
          <table:table-cell office:value-type="float" office:value="27826" calcext:value-type="float">
            <text:p>2782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05" calcext:value-type="float">
            <text:p>405</text:p>
          </table:table-cell>
          <table:table-cell office:value-type="float" office:value="11567" calcext:value-type="float">
            <text:p>11567</text:p>
          </table:table-cell>
          <table:table-cell office:value-type="float" office:value="17452" calcext:value-type="float">
            <text:p>17452</text:p>
          </table:table-cell>
          <table:table-cell office:value-type="float" office:value="10661" calcext:value-type="float">
            <text:p>10661</text:p>
          </table:table-cell>
          <table:table-cell office:value-type="float" office:value="18573" calcext:value-type="float">
            <text:p>18573</text:p>
          </table:table-cell>
          <table:table-cell office:value-type="float" office:value="13262" calcext:value-type="float">
            <text:p>13262</text:p>
          </table:table-cell>
          <table:table-cell office:value-type="float" office:value="19199" calcext:value-type="float">
            <text:p>19199</text:p>
          </table:table-cell>
          <table:table-cell office:value-type="float" office:value="10467" calcext:value-type="float">
            <text:p>10467</text:p>
          </table:table-cell>
          <table:table-cell office:value-type="float" office:value="17364" calcext:value-type="float">
            <text:p>17364</text:p>
          </table:table-cell>
          <table:table-cell table:style-name="ce8" office:value-type="float" office:value="405" calcext:value-type="float">
            <text:p>405</text:p>
          </table:table-cell>
          <table:table-cell office:value-type="float" office:value="14463" calcext:value-type="float">
            <text:p>14463</text:p>
          </table:table-cell>
          <table:table-cell office:value-type="float" office:value="23583" calcext:value-type="float">
            <text:p>23583</text:p>
          </table:table-cell>
          <table:table-cell table:style-name="ce4" office:value-type="float" office:value="18566" calcext:value-type="float">
            <text:p>18566</text:p>
          </table:table-cell>
          <table:table-cell table:style-name="Default" office:value-type="float" office:value="27800" calcext:value-type="float">
            <text:p>27800</text:p>
          </table:table-cell>
          <table:table-cell office:value-type="float" office:value="15459" calcext:value-type="float">
            <text:p>15459</text:p>
          </table:table-cell>
          <table:table-cell table:style-name="Default" office:value-type="float" office:value="23322" calcext:value-type="float">
            <text:p>23322</text:p>
          </table:table-cell>
          <table:table-cell office:value-type="float" office:value="19663" calcext:value-type="float">
            <text:p>19663</text:p>
          </table:table-cell>
          <table:table-cell office:value-type="float" office:value="27778" calcext:value-type="float">
            <text:p>2777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06" calcext:value-type="float">
            <text:p>406</text:p>
          </table:table-cell>
          <table:table-cell office:value-type="float" office:value="11468" calcext:value-type="float">
            <text:p>11468</text:p>
          </table:table-cell>
          <table:table-cell office:value-type="float" office:value="17628" calcext:value-type="float">
            <text:p>17628</text:p>
          </table:table-cell>
          <table:table-cell office:value-type="float" office:value="10662" calcext:value-type="float">
            <text:p>10662</text:p>
          </table:table-cell>
          <table:table-cell office:value-type="float" office:value="18699" calcext:value-type="float">
            <text:p>18699</text:p>
          </table:table-cell>
          <table:table-cell office:value-type="float" office:value="12561" calcext:value-type="float">
            <text:p>12561</text:p>
          </table:table-cell>
          <table:table-cell office:value-type="float" office:value="19245" calcext:value-type="float">
            <text:p>19245</text:p>
          </table:table-cell>
          <table:table-cell office:value-type="float" office:value="11565" calcext:value-type="float">
            <text:p>11565</text:p>
          </table:table-cell>
          <table:table-cell office:value-type="float" office:value="17671" calcext:value-type="float">
            <text:p>17671</text:p>
          </table:table-cell>
          <table:table-cell table:style-name="ce8" office:value-type="float" office:value="406" calcext:value-type="float">
            <text:p>406</text:p>
          </table:table-cell>
          <table:table-cell office:value-type="float" office:value="13471" calcext:value-type="float">
            <text:p>13471</text:p>
          </table:table-cell>
          <table:table-cell office:value-type="float" office:value="23476" calcext:value-type="float">
            <text:p>23476</text:p>
          </table:table-cell>
          <table:table-cell table:style-name="ce4" office:value-type="float" office:value="18963" calcext:value-type="float">
            <text:p>18963</text:p>
          </table:table-cell>
          <table:table-cell table:style-name="Default" office:value-type="float" office:value="27800" calcext:value-type="float">
            <text:p>27800</text:p>
          </table:table-cell>
          <table:table-cell office:value-type="float" office:value="15167" calcext:value-type="float">
            <text:p>15167</text:p>
          </table:table-cell>
          <table:table-cell table:style-name="Default" office:value-type="float" office:value="23087" calcext:value-type="float">
            <text:p>23087</text:p>
          </table:table-cell>
          <table:table-cell office:value-type="float" office:value="20165" calcext:value-type="float">
            <text:p>20165</text:p>
          </table:table-cell>
          <table:table-cell office:value-type="float" office:value="27905" calcext:value-type="float">
            <text:p>2790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07" calcext:value-type="float">
            <text:p>407</text:p>
          </table:table-cell>
          <table:table-cell office:value-type="float" office:value="11469" calcext:value-type="float">
            <text:p>11469</text:p>
          </table:table-cell>
          <table:table-cell office:value-type="float" office:value="17575" calcext:value-type="float">
            <text:p>17575</text:p>
          </table:table-cell>
          <table:table-cell office:value-type="float" office:value="11763" calcext:value-type="float">
            <text:p>11763</text:p>
          </table:table-cell>
          <table:table-cell office:value-type="float" office:value="18789" calcext:value-type="float">
            <text:p>18789</text:p>
          </table:table-cell>
          <table:table-cell office:value-type="float" office:value="13361" calcext:value-type="float">
            <text:p>13361</text:p>
          </table:table-cell>
          <table:table-cell office:value-type="float" office:value="19125" calcext:value-type="float">
            <text:p>19125</text:p>
          </table:table-cell>
          <table:table-cell office:value-type="float" office:value="11565" calcext:value-type="float">
            <text:p>11565</text:p>
          </table:table-cell>
          <table:table-cell office:value-type="float" office:value="17776" calcext:value-type="float">
            <text:p>17776</text:p>
          </table:table-cell>
          <table:table-cell table:style-name="ce8" office:value-type="float" office:value="407" calcext:value-type="float">
            <text:p>407</text:p>
          </table:table-cell>
          <table:table-cell office:value-type="float" office:value="14366" calcext:value-type="float">
            <text:p>14366</text:p>
          </table:table-cell>
          <table:table-cell office:value-type="float" office:value="23551" calcext:value-type="float">
            <text:p>23551</text:p>
          </table:table-cell>
          <table:table-cell table:style-name="ce4" office:value-type="float" office:value="18868" calcext:value-type="float">
            <text:p>18868</text:p>
          </table:table-cell>
          <table:table-cell table:style-name="Default" office:value-type="float" office:value="27493" calcext:value-type="float">
            <text:p>27493</text:p>
          </table:table-cell>
          <table:table-cell office:value-type="float" office:value="15464" calcext:value-type="float">
            <text:p>15464</text:p>
          </table:table-cell>
          <table:table-cell table:style-name="Default" office:value-type="float" office:value="23455" calcext:value-type="float">
            <text:p>23455</text:p>
          </table:table-cell>
          <table:table-cell office:value-type="float" office:value="19665" calcext:value-type="float">
            <text:p>19665</text:p>
          </table:table-cell>
          <table:table-cell office:value-type="float" office:value="27879" calcext:value-type="float">
            <text:p>2787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08" calcext:value-type="float">
            <text:p>408</text:p>
          </table:table-cell>
          <table:table-cell office:value-type="float" office:value="11468" calcext:value-type="float">
            <text:p>11468</text:p>
          </table:table-cell>
          <table:table-cell office:value-type="float" office:value="17495" calcext:value-type="float">
            <text:p>17495</text:p>
          </table:table-cell>
          <table:table-cell office:value-type="float" office:value="12264" calcext:value-type="float">
            <text:p>12264</text:p>
          </table:table-cell>
          <table:table-cell office:value-type="float" office:value="18379" calcext:value-type="float">
            <text:p>18379</text:p>
          </table:table-cell>
          <table:table-cell office:value-type="float" office:value="12561" calcext:value-type="float">
            <text:p>12561</text:p>
          </table:table-cell>
          <table:table-cell office:value-type="float" office:value="19239" calcext:value-type="float">
            <text:p>19239</text:p>
          </table:table-cell>
          <table:table-cell office:value-type="float" office:value="10664" calcext:value-type="float">
            <text:p>10664</text:p>
          </table:table-cell>
          <table:table-cell office:value-type="float" office:value="17625" calcext:value-type="float">
            <text:p>17625</text:p>
          </table:table-cell>
          <table:table-cell table:style-name="ce8" office:value-type="float" office:value="408" calcext:value-type="float">
            <text:p>408</text:p>
          </table:table-cell>
          <table:table-cell office:value-type="float" office:value="15164" calcext:value-type="float">
            <text:p>15164</text:p>
          </table:table-cell>
          <table:table-cell office:value-type="float" office:value="23663" calcext:value-type="float">
            <text:p>23663</text:p>
          </table:table-cell>
          <table:table-cell table:style-name="ce4" office:value-type="float" office:value="18268" calcext:value-type="float">
            <text:p>18268</text:p>
          </table:table-cell>
          <table:table-cell table:style-name="Default" office:value-type="float" office:value="27466" calcext:value-type="float">
            <text:p>27466</text:p>
          </table:table-cell>
          <table:table-cell office:value-type="float" office:value="16065" calcext:value-type="float">
            <text:p>16065</text:p>
          </table:table-cell>
          <table:table-cell table:style-name="Default" office:value-type="float" office:value="23284" calcext:value-type="float">
            <text:p>23284</text:p>
          </table:table-cell>
          <table:table-cell office:value-type="float" office:value="18969" calcext:value-type="float">
            <text:p>18969</text:p>
          </table:table-cell>
          <table:table-cell office:value-type="float" office:value="27903" calcext:value-type="float">
            <text:p>2790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09" calcext:value-type="float">
            <text:p>409</text:p>
          </table:table-cell>
          <table:table-cell office:value-type="float" office:value="11471" calcext:value-type="float">
            <text:p>11471</text:p>
          </table:table-cell>
          <table:table-cell office:value-type="float" office:value="17589" calcext:value-type="float">
            <text:p>17589</text:p>
          </table:table-cell>
          <table:table-cell office:value-type="float" office:value="11660" calcext:value-type="float">
            <text:p>11660</text:p>
          </table:table-cell>
          <table:table-cell office:value-type="float" office:value="18205" calcext:value-type="float">
            <text:p>18205</text:p>
          </table:table-cell>
          <table:table-cell office:value-type="float" office:value="12461" calcext:value-type="float">
            <text:p>12461</text:p>
          </table:table-cell>
          <table:table-cell office:value-type="float" office:value="19338" calcext:value-type="float">
            <text:p>19338</text:p>
          </table:table-cell>
          <table:table-cell office:value-type="float" office:value="12164" calcext:value-type="float">
            <text:p>12164</text:p>
          </table:table-cell>
          <table:table-cell office:value-type="float" office:value="17856" calcext:value-type="float">
            <text:p>17856</text:p>
          </table:table-cell>
          <table:table-cell table:style-name="ce8" office:value-type="float" office:value="409" calcext:value-type="float">
            <text:p>409</text:p>
          </table:table-cell>
          <table:table-cell office:value-type="float" office:value="15267" calcext:value-type="float">
            <text:p>15267</text:p>
          </table:table-cell>
          <table:table-cell office:value-type="float" office:value="23430" calcext:value-type="float">
            <text:p>23430</text:p>
          </table:table-cell>
          <table:table-cell table:style-name="ce4" office:value-type="float" office:value="18671" calcext:value-type="float">
            <text:p>18671</text:p>
          </table:table-cell>
          <table:table-cell table:style-name="Default" office:value-type="float" office:value="27653" calcext:value-type="float">
            <text:p>27653</text:p>
          </table:table-cell>
          <table:table-cell office:value-type="float" office:value="14959" calcext:value-type="float">
            <text:p>14959</text:p>
          </table:table-cell>
          <table:table-cell table:style-name="Default" office:value-type="float" office:value="23261" calcext:value-type="float">
            <text:p>23261</text:p>
          </table:table-cell>
          <table:table-cell office:value-type="float" office:value="19464" calcext:value-type="float">
            <text:p>19464</text:p>
          </table:table-cell>
          <table:table-cell office:value-type="float" office:value="27582" calcext:value-type="float">
            <text:p>2758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10" calcext:value-type="float">
            <text:p>410</text:p>
          </table:table-cell>
          <table:table-cell office:value-type="float" office:value="11466" calcext:value-type="float">
            <text:p>11466</text:p>
          </table:table-cell>
          <table:table-cell office:value-type="float" office:value="17453" calcext:value-type="float">
            <text:p>17453</text:p>
          </table:table-cell>
          <table:table-cell office:value-type="float" office:value="10564" calcext:value-type="float">
            <text:p>10564</text:p>
          </table:table-cell>
          <table:table-cell office:value-type="float" office:value="17992" calcext:value-type="float">
            <text:p>17992</text:p>
          </table:table-cell>
          <table:table-cell office:value-type="float" office:value="13461" calcext:value-type="float">
            <text:p>13461</text:p>
          </table:table-cell>
          <table:table-cell office:value-type="float" office:value="19304" calcext:value-type="float">
            <text:p>19304</text:p>
          </table:table-cell>
          <table:table-cell office:value-type="float" office:value="12265" calcext:value-type="float">
            <text:p>12265</text:p>
          </table:table-cell>
          <table:table-cell office:value-type="float" office:value="17816" calcext:value-type="float">
            <text:p>17816</text:p>
          </table:table-cell>
          <table:table-cell table:style-name="ce8" office:value-type="float" office:value="410" calcext:value-type="float">
            <text:p>410</text:p>
          </table:table-cell>
          <table:table-cell office:value-type="float" office:value="15268" calcext:value-type="float">
            <text:p>15268</text:p>
          </table:table-cell>
          <table:table-cell office:value-type="float" office:value="23624" calcext:value-type="float">
            <text:p>23624</text:p>
          </table:table-cell>
          <table:table-cell table:style-name="ce4" office:value-type="float" office:value="18967" calcext:value-type="float">
            <text:p>18967</text:p>
          </table:table-cell>
          <table:table-cell table:style-name="Default" office:value-type="float" office:value="27678" calcext:value-type="float">
            <text:p>27678</text:p>
          </table:table-cell>
          <table:table-cell office:value-type="float" office:value="14564" calcext:value-type="float">
            <text:p>14564</text:p>
          </table:table-cell>
          <table:table-cell table:style-name="Default" office:value-type="float" office:value="23333" calcext:value-type="float">
            <text:p>23333</text:p>
          </table:table-cell>
          <table:table-cell office:value-type="float" office:value="20064" calcext:value-type="float">
            <text:p>20064</text:p>
          </table:table-cell>
          <table:table-cell office:value-type="float" office:value="27339" calcext:value-type="float">
            <text:p>2733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11" calcext:value-type="float">
            <text:p>411</text:p>
          </table:table-cell>
          <table:table-cell office:value-type="float" office:value="11469" calcext:value-type="float">
            <text:p>11469</text:p>
          </table:table-cell>
          <table:table-cell office:value-type="float" office:value="17606" calcext:value-type="float">
            <text:p>17606</text:p>
          </table:table-cell>
          <table:table-cell office:value-type="float" office:value="10564" calcext:value-type="float">
            <text:p>10564</text:p>
          </table:table-cell>
          <table:table-cell office:value-type="float" office:value="17767" calcext:value-type="float">
            <text:p>17767</text:p>
          </table:table-cell>
          <table:table-cell office:value-type="float" office:value="13461" calcext:value-type="float">
            <text:p>13461</text:p>
          </table:table-cell>
          <table:table-cell office:value-type="float" office:value="19565" calcext:value-type="float">
            <text:p>19565</text:p>
          </table:table-cell>
          <table:table-cell office:value-type="float" office:value="11861" calcext:value-type="float">
            <text:p>11861</text:p>
          </table:table-cell>
          <table:table-cell office:value-type="float" office:value="17835" calcext:value-type="float">
            <text:p>17835</text:p>
          </table:table-cell>
          <table:table-cell table:style-name="ce8" office:value-type="float" office:value="411" calcext:value-type="float">
            <text:p>411</text:p>
          </table:table-cell>
          <table:table-cell office:value-type="float" office:value="14269" calcext:value-type="float">
            <text:p>14269</text:p>
          </table:table-cell>
          <table:table-cell office:value-type="float" office:value="23989" calcext:value-type="float">
            <text:p>23989</text:p>
          </table:table-cell>
          <table:table-cell table:style-name="ce4" office:value-type="float" office:value="18068" calcext:value-type="float">
            <text:p>18068</text:p>
          </table:table-cell>
          <table:table-cell table:style-name="Default" office:value-type="float" office:value="27781" calcext:value-type="float">
            <text:p>27781</text:p>
          </table:table-cell>
          <table:table-cell office:value-type="float" office:value="14761" calcext:value-type="float">
            <text:p>14761</text:p>
          </table:table-cell>
          <table:table-cell table:style-name="Default" office:value-type="float" office:value="23317" calcext:value-type="float">
            <text:p>23317</text:p>
          </table:table-cell>
          <table:table-cell office:value-type="float" office:value="19965" calcext:value-type="float">
            <text:p>19965</text:p>
          </table:table-cell>
          <table:table-cell office:value-type="float" office:value="27653" calcext:value-type="float">
            <text:p>2765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12" calcext:value-type="float">
            <text:p>412</text:p>
          </table:table-cell>
          <table:table-cell office:value-type="float" office:value="11466" calcext:value-type="float">
            <text:p>11466</text:p>
          </table:table-cell>
          <table:table-cell office:value-type="float" office:value="17682" calcext:value-type="float">
            <text:p>17682</text:p>
          </table:table-cell>
          <table:table-cell office:value-type="float" office:value="10566" calcext:value-type="float">
            <text:p>10566</text:p>
          </table:table-cell>
          <table:table-cell office:value-type="float" office:value="17441" calcext:value-type="float">
            <text:p>17441</text:p>
          </table:table-cell>
          <table:table-cell office:value-type="float" office:value="13262" calcext:value-type="float">
            <text:p>13262</text:p>
          </table:table-cell>
          <table:table-cell office:value-type="float" office:value="19597" calcext:value-type="float">
            <text:p>19597</text:p>
          </table:table-cell>
          <table:table-cell office:value-type="float" office:value="11365" calcext:value-type="float">
            <text:p>11365</text:p>
          </table:table-cell>
          <table:table-cell office:value-type="float" office:value="17896" calcext:value-type="float">
            <text:p>17896</text:p>
          </table:table-cell>
          <table:table-cell table:style-name="ce8" office:value-type="float" office:value="412" calcext:value-type="float">
            <text:p>412</text:p>
          </table:table-cell>
          <table:table-cell office:value-type="float" office:value="14968" calcext:value-type="float">
            <text:p>14968</text:p>
          </table:table-cell>
          <table:table-cell office:value-type="float" office:value="23758" calcext:value-type="float">
            <text:p>23758</text:p>
          </table:table-cell>
          <table:table-cell table:style-name="ce4" office:value-type="float" office:value="19169" calcext:value-type="float">
            <text:p>19169</text:p>
          </table:table-cell>
          <table:table-cell table:style-name="Default" office:value-type="float" office:value="27565" calcext:value-type="float">
            <text:p>27565</text:p>
          </table:table-cell>
          <table:table-cell office:value-type="float" office:value="14563" calcext:value-type="float">
            <text:p>14563</text:p>
          </table:table-cell>
          <table:table-cell table:style-name="Default" office:value-type="float" office:value="23203" calcext:value-type="float">
            <text:p>23203</text:p>
          </table:table-cell>
          <table:table-cell office:value-type="float" office:value="20364" calcext:value-type="float">
            <text:p>20364</text:p>
          </table:table-cell>
          <table:table-cell office:value-type="float" office:value="27684" calcext:value-type="float">
            <text:p>2768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13" calcext:value-type="float">
            <text:p>413</text:p>
          </table:table-cell>
          <table:table-cell office:value-type="float" office:value="12167" calcext:value-type="float">
            <text:p>12167</text:p>
          </table:table-cell>
          <table:table-cell office:value-type="float" office:value="17653" calcext:value-type="float">
            <text:p>17653</text:p>
          </table:table-cell>
          <table:table-cell office:value-type="float" office:value="11461" calcext:value-type="float">
            <text:p>11461</text:p>
          </table:table-cell>
          <table:table-cell office:value-type="float" office:value="17488" calcext:value-type="float">
            <text:p>17488</text:p>
          </table:table-cell>
          <table:table-cell office:value-type="float" office:value="12462" calcext:value-type="float">
            <text:p>12462</text:p>
          </table:table-cell>
          <table:table-cell office:value-type="float" office:value="19496" calcext:value-type="float">
            <text:p>19496</text:p>
          </table:table-cell>
          <table:table-cell office:value-type="float" office:value="10566" calcext:value-type="float">
            <text:p>10566</text:p>
          </table:table-cell>
          <table:table-cell office:value-type="float" office:value="17765" calcext:value-type="float">
            <text:p>17765</text:p>
          </table:table-cell>
          <table:table-cell table:style-name="ce8" office:value-type="float" office:value="413" calcext:value-type="float">
            <text:p>413</text:p>
          </table:table-cell>
          <table:table-cell office:value-type="float" office:value="15466" calcext:value-type="float">
            <text:p>15466</text:p>
          </table:table-cell>
          <table:table-cell office:value-type="float" office:value="23507" calcext:value-type="float">
            <text:p>23507</text:p>
          </table:table-cell>
          <table:table-cell table:style-name="ce4" office:value-type="float" office:value="17866" calcext:value-type="float">
            <text:p>17866</text:p>
          </table:table-cell>
          <table:table-cell table:style-name="Default" office:value-type="float" office:value="27504" calcext:value-type="float">
            <text:p>27504</text:p>
          </table:table-cell>
          <table:table-cell office:value-type="float" office:value="14561" calcext:value-type="float">
            <text:p>14561</text:p>
          </table:table-cell>
          <table:table-cell table:style-name="Default" office:value-type="float" office:value="23096" calcext:value-type="float">
            <text:p>23096</text:p>
          </table:table-cell>
          <table:table-cell office:value-type="float" office:value="19763" calcext:value-type="float">
            <text:p>19763</text:p>
          </table:table-cell>
          <table:table-cell office:value-type="float" office:value="27725" calcext:value-type="float">
            <text:p>2772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14" calcext:value-type="float">
            <text:p>414</text:p>
          </table:table-cell>
          <table:table-cell office:value-type="float" office:value="11670" calcext:value-type="float">
            <text:p>11670</text:p>
          </table:table-cell>
          <table:table-cell office:value-type="float" office:value="17842" calcext:value-type="float">
            <text:p>17842</text:p>
          </table:table-cell>
          <table:table-cell office:value-type="float" office:value="10764" calcext:value-type="float">
            <text:p>10764</text:p>
          </table:table-cell>
          <table:table-cell office:value-type="float" office:value="17615" calcext:value-type="float">
            <text:p>17615</text:p>
          </table:table-cell>
          <table:table-cell office:value-type="float" office:value="12561" calcext:value-type="float">
            <text:p>12561</text:p>
          </table:table-cell>
          <table:table-cell office:value-type="float" office:value="19405" calcext:value-type="float">
            <text:p>19405</text:p>
          </table:table-cell>
          <table:table-cell office:value-type="float" office:value="12266" calcext:value-type="float">
            <text:p>12266</text:p>
          </table:table-cell>
          <table:table-cell office:value-type="float" office:value="17563" calcext:value-type="float">
            <text:p>17563</text:p>
          </table:table-cell>
          <table:table-cell table:style-name="ce8" office:value-type="float" office:value="414" calcext:value-type="float">
            <text:p>414</text:p>
          </table:table-cell>
          <table:table-cell office:value-type="float" office:value="15466" calcext:value-type="float">
            <text:p>15466</text:p>
          </table:table-cell>
          <table:table-cell office:value-type="float" office:value="23543" calcext:value-type="float">
            <text:p>23543</text:p>
          </table:table-cell>
          <table:table-cell table:style-name="ce4" office:value-type="float" office:value="19070" calcext:value-type="float">
            <text:p>19070</text:p>
          </table:table-cell>
          <table:table-cell table:style-name="Default" office:value-type="float" office:value="27679" calcext:value-type="float">
            <text:p>27679</text:p>
          </table:table-cell>
          <table:table-cell office:value-type="float" office:value="15263" calcext:value-type="float">
            <text:p>15263</text:p>
          </table:table-cell>
          <table:table-cell table:style-name="Default" office:value-type="float" office:value="23108" calcext:value-type="float">
            <text:p>23108</text:p>
          </table:table-cell>
          <table:table-cell office:value-type="float" office:value="19763" calcext:value-type="float">
            <text:p>19763</text:p>
          </table:table-cell>
          <table:table-cell office:value-type="float" office:value="27551" calcext:value-type="float">
            <text:p>2755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15" calcext:value-type="float">
            <text:p>415</text:p>
          </table:table-cell>
          <table:table-cell office:value-type="float" office:value="11470" calcext:value-type="float">
            <text:p>11470</text:p>
          </table:table-cell>
          <table:table-cell office:value-type="float" office:value="17684" calcext:value-type="float">
            <text:p>17684</text:p>
          </table:table-cell>
          <table:table-cell office:value-type="float" office:value="11462" calcext:value-type="float">
            <text:p>11462</text:p>
          </table:table-cell>
          <table:table-cell office:value-type="float" office:value="18016" calcext:value-type="float">
            <text:p>18016</text:p>
          </table:table-cell>
          <table:table-cell office:value-type="float" office:value="12561" calcext:value-type="float">
            <text:p>12561</text:p>
          </table:table-cell>
          <table:table-cell office:value-type="float" office:value="19418" calcext:value-type="float">
            <text:p>19418</text:p>
          </table:table-cell>
          <table:table-cell office:value-type="float" office:value="10668" calcext:value-type="float">
            <text:p>10668</text:p>
          </table:table-cell>
          <table:table-cell office:value-type="float" office:value="17485" calcext:value-type="float">
            <text:p>17485</text:p>
          </table:table-cell>
          <table:table-cell table:style-name="ce8" office:value-type="float" office:value="415" calcext:value-type="float">
            <text:p>415</text:p>
          </table:table-cell>
          <table:table-cell office:value-type="float" office:value="15463" calcext:value-type="float">
            <text:p>15463</text:p>
          </table:table-cell>
          <table:table-cell office:value-type="float" office:value="23812" calcext:value-type="float">
            <text:p>23812</text:p>
          </table:table-cell>
          <table:table-cell table:style-name="ce4" office:value-type="float" office:value="19865" calcext:value-type="float">
            <text:p>19865</text:p>
          </table:table-cell>
          <table:table-cell table:style-name="Default" office:value-type="float" office:value="27783" calcext:value-type="float">
            <text:p>27783</text:p>
          </table:table-cell>
          <table:table-cell office:value-type="float" office:value="15258" calcext:value-type="float">
            <text:p>15258</text:p>
          </table:table-cell>
          <table:table-cell table:style-name="Default" office:value-type="float" office:value="23126" calcext:value-type="float">
            <text:p>23126</text:p>
          </table:table-cell>
          <table:table-cell office:value-type="float" office:value="20564" calcext:value-type="float">
            <text:p>20564</text:p>
          </table:table-cell>
          <table:table-cell office:value-type="float" office:value="27562" calcext:value-type="float">
            <text:p>2756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16" calcext:value-type="float">
            <text:p>416</text:p>
          </table:table-cell>
          <table:table-cell office:value-type="float" office:value="11767" calcext:value-type="float">
            <text:p>11767</text:p>
          </table:table-cell>
          <table:table-cell office:value-type="float" office:value="17530" calcext:value-type="float">
            <text:p>17530</text:p>
          </table:table-cell>
          <table:table-cell office:value-type="float" office:value="12064" calcext:value-type="float">
            <text:p>12064</text:p>
          </table:table-cell>
          <table:table-cell office:value-type="float" office:value="18369" calcext:value-type="float">
            <text:p>18369</text:p>
          </table:table-cell>
          <table:table-cell office:value-type="float" office:value="13261" calcext:value-type="float">
            <text:p>13261</text:p>
          </table:table-cell>
          <table:table-cell office:value-type="float" office:value="19279" calcext:value-type="float">
            <text:p>19279</text:p>
          </table:table-cell>
          <table:table-cell office:value-type="float" office:value="10267" calcext:value-type="float">
            <text:p>10267</text:p>
          </table:table-cell>
          <table:table-cell office:value-type="float" office:value="17228" calcext:value-type="float">
            <text:p>17228</text:p>
          </table:table-cell>
          <table:table-cell table:style-name="ce8" office:value-type="float" office:value="416" calcext:value-type="float">
            <text:p>416</text:p>
          </table:table-cell>
          <table:table-cell office:value-type="float" office:value="15466" calcext:value-type="float">
            <text:p>15466</text:p>
          </table:table-cell>
          <table:table-cell office:value-type="float" office:value="23985" calcext:value-type="float">
            <text:p>23985</text:p>
          </table:table-cell>
          <table:table-cell table:style-name="ce4" office:value-type="float" office:value="20367" calcext:value-type="float">
            <text:p>20367</text:p>
          </table:table-cell>
          <table:table-cell table:style-name="Default" office:value-type="float" office:value="28376" calcext:value-type="float">
            <text:p>28376</text:p>
          </table:table-cell>
          <table:table-cell office:value-type="float" office:value="13761" calcext:value-type="float">
            <text:p>13761</text:p>
          </table:table-cell>
          <table:table-cell table:style-name="Default" office:value-type="float" office:value="23327" calcext:value-type="float">
            <text:p>23327</text:p>
          </table:table-cell>
          <table:table-cell office:value-type="float" office:value="19264" calcext:value-type="float">
            <text:p>19264</text:p>
          </table:table-cell>
          <table:table-cell office:value-type="float" office:value="27752" calcext:value-type="float">
            <text:p>2775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17" calcext:value-type="float">
            <text:p>417</text:p>
          </table:table-cell>
          <table:table-cell office:value-type="float" office:value="11470" calcext:value-type="float">
            <text:p>11470</text:p>
          </table:table-cell>
          <table:table-cell office:value-type="float" office:value="17707" calcext:value-type="float">
            <text:p>17707</text:p>
          </table:table-cell>
          <table:table-cell office:value-type="float" office:value="12459" calcext:value-type="float">
            <text:p>12459</text:p>
          </table:table-cell>
          <table:table-cell office:value-type="float" office:value="18420" calcext:value-type="float">
            <text:p>18420</text:p>
          </table:table-cell>
          <table:table-cell office:value-type="float" office:value="12561" calcext:value-type="float">
            <text:p>12561</text:p>
          </table:table-cell>
          <table:table-cell office:value-type="float" office:value="19240" calcext:value-type="float">
            <text:p>19240</text:p>
          </table:table-cell>
          <table:table-cell office:value-type="float" office:value="10567" calcext:value-type="float">
            <text:p>10567</text:p>
          </table:table-cell>
          <table:table-cell office:value-type="float" office:value="16928" calcext:value-type="float">
            <text:p>16928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15164" calcext:value-type="float">
            <text:p>15164</text:p>
          </table:table-cell>
          <table:table-cell office:value-type="float" office:value="23728" calcext:value-type="float">
            <text:p>23728</text:p>
          </table:table-cell>
          <table:table-cell table:style-name="ce4" office:value-type="float" office:value="19867" calcext:value-type="float">
            <text:p>19867</text:p>
          </table:table-cell>
          <table:table-cell table:style-name="Default" office:value-type="float" office:value="28550" calcext:value-type="float">
            <text:p>28550</text:p>
          </table:table-cell>
          <table:table-cell office:value-type="float" office:value="14862" calcext:value-type="float">
            <text:p>14862</text:p>
          </table:table-cell>
          <table:table-cell table:style-name="Default" office:value-type="float" office:value="23352" calcext:value-type="float">
            <text:p>23352</text:p>
          </table:table-cell>
          <table:table-cell office:value-type="float" office:value="20562" calcext:value-type="float">
            <text:p>20562</text:p>
          </table:table-cell>
          <table:table-cell office:value-type="float" office:value="27679" calcext:value-type="float">
            <text:p>2767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18" calcext:value-type="float">
            <text:p>418</text:p>
          </table:table-cell>
          <table:table-cell office:value-type="float" office:value="11367" calcext:value-type="float">
            <text:p>11367</text:p>
          </table:table-cell>
          <table:table-cell office:value-type="float" office:value="17788" calcext:value-type="float">
            <text:p>17788</text:p>
          </table:table-cell>
          <table:table-cell office:value-type="float" office:value="11369" calcext:value-type="float">
            <text:p>11369</text:p>
          </table:table-cell>
          <table:table-cell office:value-type="float" office:value="18896" calcext:value-type="float">
            <text:p>18896</text:p>
          </table:table-cell>
          <table:table-cell office:value-type="float" office:value="12661" calcext:value-type="float">
            <text:p>12661</text:p>
          </table:table-cell>
          <table:table-cell office:value-type="float" office:value="19371" calcext:value-type="float">
            <text:p>19371</text:p>
          </table:table-cell>
          <table:table-cell office:value-type="float" office:value="9668" calcext:value-type="float">
            <text:p>9668</text:p>
          </table:table-cell>
          <table:table-cell office:value-type="float" office:value="16910" calcext:value-type="float">
            <text:p>16910</text:p>
          </table:table-cell>
          <table:table-cell table:style-name="ce8" office:value-type="float" office:value="418" calcext:value-type="float">
            <text:p>418</text:p>
          </table:table-cell>
          <table:table-cell office:value-type="float" office:value="14367" calcext:value-type="float">
            <text:p>14367</text:p>
          </table:table-cell>
          <table:table-cell office:value-type="float" office:value="23729" calcext:value-type="float">
            <text:p>23729</text:p>
          </table:table-cell>
          <table:table-cell table:style-name="ce4" office:value-type="float" office:value="20265" calcext:value-type="float">
            <text:p>20265</text:p>
          </table:table-cell>
          <table:table-cell table:style-name="Default" office:value-type="float" office:value="28753" calcext:value-type="float">
            <text:p>28753</text:p>
          </table:table-cell>
          <table:table-cell office:value-type="float" office:value="14465" calcext:value-type="float">
            <text:p>14465</text:p>
          </table:table-cell>
          <table:table-cell table:style-name="Default" office:value-type="float" office:value="23209" calcext:value-type="float">
            <text:p>23209</text:p>
          </table:table-cell>
          <table:table-cell office:value-type="float" office:value="19663" calcext:value-type="float">
            <text:p>19663</text:p>
          </table:table-cell>
          <table:table-cell office:value-type="float" office:value="27612" calcext:value-type="float">
            <text:p>2761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19" calcext:value-type="float">
            <text:p>419</text:p>
          </table:table-cell>
          <table:table-cell office:value-type="float" office:value="11473" calcext:value-type="float">
            <text:p>11473</text:p>
          </table:table-cell>
          <table:table-cell office:value-type="float" office:value="17516" calcext:value-type="float">
            <text:p>17516</text:p>
          </table:table-cell>
          <table:table-cell office:value-type="float" office:value="11763" calcext:value-type="float">
            <text:p>11763</text:p>
          </table:table-cell>
          <table:table-cell office:value-type="float" office:value="18761" calcext:value-type="float">
            <text:p>18761</text:p>
          </table:table-cell>
          <table:table-cell office:value-type="float" office:value="12561" calcext:value-type="float">
            <text:p>12561</text:p>
          </table:table-cell>
          <table:table-cell office:value-type="float" office:value="19371" calcext:value-type="float">
            <text:p>19371</text:p>
          </table:table-cell>
          <table:table-cell office:value-type="float" office:value="11166" calcext:value-type="float">
            <text:p>11166</text:p>
          </table:table-cell>
          <table:table-cell office:value-type="float" office:value="16856" calcext:value-type="float">
            <text:p>16856</text:p>
          </table:table-cell>
          <table:table-cell table:style-name="ce8" office:value-type="float" office:value="419" calcext:value-type="float">
            <text:p>419</text:p>
          </table:table-cell>
          <table:table-cell office:value-type="float" office:value="14365" calcext:value-type="float">
            <text:p>14365</text:p>
          </table:table-cell>
          <table:table-cell office:value-type="float" office:value="23580" calcext:value-type="float">
            <text:p>23580</text:p>
          </table:table-cell>
          <table:table-cell table:style-name="ce4" office:value-type="float" office:value="20065" calcext:value-type="float">
            <text:p>20065</text:p>
          </table:table-cell>
          <table:table-cell table:style-name="Default" office:value-type="float" office:value="29109" calcext:value-type="float">
            <text:p>29109</text:p>
          </table:table-cell>
          <table:table-cell office:value-type="float" office:value="14563" calcext:value-type="float">
            <text:p>14563</text:p>
          </table:table-cell>
          <table:table-cell table:style-name="Default" office:value-type="float" office:value="23035" calcext:value-type="float">
            <text:p>23035</text:p>
          </table:table-cell>
          <table:table-cell office:value-type="float" office:value="19766" calcext:value-type="float">
            <text:p>19766</text:p>
          </table:table-cell>
          <table:table-cell office:value-type="float" office:value="27643" calcext:value-type="float">
            <text:p>2764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20" calcext:value-type="float">
            <text:p>420</text:p>
          </table:table-cell>
          <table:table-cell office:value-type="float" office:value="11569" calcext:value-type="float">
            <text:p>11569</text:p>
          </table:table-cell>
          <table:table-cell office:value-type="float" office:value="17465" calcext:value-type="float">
            <text:p>17465</text:p>
          </table:table-cell>
          <table:table-cell office:value-type="float" office:value="11562" calcext:value-type="float">
            <text:p>11562</text:p>
          </table:table-cell>
          <table:table-cell office:value-type="float" office:value="18627" calcext:value-type="float">
            <text:p>18627</text:p>
          </table:table-cell>
          <table:table-cell office:value-type="float" office:value="12661" calcext:value-type="float">
            <text:p>12661</text:p>
          </table:table-cell>
          <table:table-cell office:value-type="float" office:value="19306" calcext:value-type="float">
            <text:p>19306</text:p>
          </table:table-cell>
          <table:table-cell office:value-type="float" office:value="11464" calcext:value-type="float">
            <text:p>11464</text:p>
          </table:table-cell>
          <table:table-cell office:value-type="float" office:value="16821" calcext:value-type="float">
            <text:p>16821</text:p>
          </table:table-cell>
          <table:table-cell table:style-name="ce8" office:value-type="float" office:value="420" calcext:value-type="float">
            <text:p>420</text:p>
          </table:table-cell>
          <table:table-cell office:value-type="float" office:value="15267" calcext:value-type="float">
            <text:p>15267</text:p>
          </table:table-cell>
          <table:table-cell office:value-type="float" office:value="23443" calcext:value-type="float">
            <text:p>23443</text:p>
          </table:table-cell>
          <table:table-cell table:style-name="ce4" office:value-type="float" office:value="19765" calcext:value-type="float">
            <text:p>19765</text:p>
          </table:table-cell>
          <table:table-cell table:style-name="Default" office:value-type="float" office:value="28962" calcext:value-type="float">
            <text:p>28962</text:p>
          </table:table-cell>
          <table:table-cell office:value-type="float" office:value="15263" calcext:value-type="float">
            <text:p>15263</text:p>
          </table:table-cell>
          <table:table-cell table:style-name="Default" office:value-type="float" office:value="23301" calcext:value-type="float">
            <text:p>23301</text:p>
          </table:table-cell>
          <table:table-cell office:value-type="float" office:value="20166" calcext:value-type="float">
            <text:p>20166</text:p>
          </table:table-cell>
          <table:table-cell office:value-type="float" office:value="27798" calcext:value-type="float">
            <text:p>2779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21" calcext:value-type="float">
            <text:p>421</text:p>
          </table:table-cell>
          <table:table-cell office:value-type="float" office:value="12267" calcext:value-type="float">
            <text:p>12267</text:p>
          </table:table-cell>
          <table:table-cell office:value-type="float" office:value="17520" calcext:value-type="float">
            <text:p>17520</text:p>
          </table:table-cell>
          <table:table-cell office:value-type="float" office:value="10867" calcext:value-type="float">
            <text:p>10867</text:p>
          </table:table-cell>
          <table:table-cell office:value-type="float" office:value="18653" calcext:value-type="float">
            <text:p>18653</text:p>
          </table:table-cell>
          <table:table-cell office:value-type="float" office:value="13262" calcext:value-type="float">
            <text:p>13262</text:p>
          </table:table-cell>
          <table:table-cell office:value-type="float" office:value="19363" calcext:value-type="float">
            <text:p>19363</text:p>
          </table:table-cell>
          <table:table-cell office:value-type="float" office:value="10569" calcext:value-type="float">
            <text:p>10569</text:p>
          </table:table-cell>
          <table:table-cell office:value-type="float" office:value="16786" calcext:value-type="float">
            <text:p>16786</text:p>
          </table:table-cell>
          <table:table-cell table:style-name="ce8" office:value-type="float" office:value="421" calcext:value-type="float">
            <text:p>421</text:p>
          </table:table-cell>
          <table:table-cell office:value-type="float" office:value="12567" calcext:value-type="float">
            <text:p>12567</text:p>
          </table:table-cell>
          <table:table-cell office:value-type="float" office:value="23224" calcext:value-type="float">
            <text:p>23224</text:p>
          </table:table-cell>
          <table:table-cell table:style-name="ce4" office:value-type="float" office:value="19969" calcext:value-type="float">
            <text:p>19969</text:p>
          </table:table-cell>
          <table:table-cell table:style-name="Default" office:value-type="float" office:value="29072" calcext:value-type="float">
            <text:p>29072</text:p>
          </table:table-cell>
          <table:table-cell office:value-type="float" office:value="14661" calcext:value-type="float">
            <text:p>14661</text:p>
          </table:table-cell>
          <table:table-cell table:style-name="Default" office:value-type="float" office:value="23674" calcext:value-type="float">
            <text:p>23674</text:p>
          </table:table-cell>
          <table:table-cell office:value-type="float" office:value="18267" calcext:value-type="float">
            <text:p>18267</text:p>
          </table:table-cell>
          <table:table-cell office:value-type="float" office:value="27955" calcext:value-type="float">
            <text:p>2795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22" calcext:value-type="float">
            <text:p>422</text:p>
          </table:table-cell>
          <table:table-cell office:value-type="float" office:value="11366" calcext:value-type="float">
            <text:p>11366</text:p>
          </table:table-cell>
          <table:table-cell office:value-type="float" office:value="17752" calcext:value-type="float">
            <text:p>17752</text:p>
          </table:table-cell>
          <table:table-cell office:value-type="float" office:value="11562" calcext:value-type="float">
            <text:p>11562</text:p>
          </table:table-cell>
          <table:table-cell office:value-type="float" office:value="18444" calcext:value-type="float">
            <text:p>18444</text:p>
          </table:table-cell>
          <table:table-cell office:value-type="float" office:value="13461" calcext:value-type="float">
            <text:p>13461</text:p>
          </table:table-cell>
          <table:table-cell office:value-type="float" office:value="19711" calcext:value-type="float">
            <text:p>19711</text:p>
          </table:table-cell>
          <table:table-cell office:value-type="float" office:value="10664" calcext:value-type="float">
            <text:p>10664</text:p>
          </table:table-cell>
          <table:table-cell office:value-type="float" office:value="16912" calcext:value-type="float">
            <text:p>16912</text:p>
          </table:table-cell>
          <table:table-cell table:style-name="ce8" office:value-type="float" office:value="422" calcext:value-type="float">
            <text:p>422</text:p>
          </table:table-cell>
          <table:table-cell office:value-type="float" office:value="14866" calcext:value-type="float">
            <text:p>14866</text:p>
          </table:table-cell>
          <table:table-cell office:value-type="float" office:value="23221" calcext:value-type="float">
            <text:p>23221</text:p>
          </table:table-cell>
          <table:table-cell table:style-name="ce4" office:value-type="float" office:value="20667" calcext:value-type="float">
            <text:p>20667</text:p>
          </table:table-cell>
          <table:table-cell table:style-name="Default" office:value-type="float" office:value="29175" calcext:value-type="float">
            <text:p>29175</text:p>
          </table:table-cell>
          <table:table-cell office:value-type="float" office:value="15358" calcext:value-type="float">
            <text:p>15358</text:p>
          </table:table-cell>
          <table:table-cell table:style-name="Default" office:value-type="float" office:value="23653" calcext:value-type="float">
            <text:p>23653</text:p>
          </table:table-cell>
          <table:table-cell office:value-type="float" office:value="20567" calcext:value-type="float">
            <text:p>20567</text:p>
          </table:table-cell>
          <table:table-cell office:value-type="float" office:value="28192" calcext:value-type="float">
            <text:p>2819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23" calcext:value-type="float">
            <text:p>423</text:p>
          </table:table-cell>
          <table:table-cell office:value-type="float" office:value="11669" calcext:value-type="float">
            <text:p>11669</text:p>
          </table:table-cell>
          <table:table-cell office:value-type="float" office:value="17982" calcext:value-type="float">
            <text:p>17982</text:p>
          </table:table-cell>
          <table:table-cell office:value-type="float" office:value="11662" calcext:value-type="float">
            <text:p>11662</text:p>
          </table:table-cell>
          <table:table-cell office:value-type="float" office:value="18136" calcext:value-type="float">
            <text:p>18136</text:p>
          </table:table-cell>
          <table:table-cell office:value-type="float" office:value="14061" calcext:value-type="float">
            <text:p>14061</text:p>
          </table:table-cell>
          <table:table-cell office:value-type="float" office:value="19621" calcext:value-type="float">
            <text:p>19621</text:p>
          </table:table-cell>
          <table:table-cell office:value-type="float" office:value="11366" calcext:value-type="float">
            <text:p>11366</text:p>
          </table:table-cell>
          <table:table-cell office:value-type="float" office:value="16777" calcext:value-type="float">
            <text:p>16777</text:p>
          </table:table-cell>
          <table:table-cell table:style-name="ce8" office:value-type="float" office:value="423" calcext:value-type="float">
            <text:p>423</text:p>
          </table:table-cell>
          <table:table-cell office:value-type="float" office:value="13466" calcext:value-type="float">
            <text:p>13466</text:p>
          </table:table-cell>
          <table:table-cell office:value-type="float" office:value="23048" calcext:value-type="float">
            <text:p>23048</text:p>
          </table:table-cell>
          <table:table-cell table:style-name="ce4" office:value-type="float" office:value="20266" calcext:value-type="float">
            <text:p>20266</text:p>
          </table:table-cell>
          <table:table-cell table:style-name="Default" office:value-type="float" office:value="29340" calcext:value-type="float">
            <text:p>29340</text:p>
          </table:table-cell>
          <table:table-cell office:value-type="float" office:value="15664" calcext:value-type="float">
            <text:p>15664</text:p>
          </table:table-cell>
          <table:table-cell table:style-name="Default" office:value-type="float" office:value="23830" calcext:value-type="float">
            <text:p>23830</text:p>
          </table:table-cell>
          <table:table-cell office:value-type="float" office:value="20865" calcext:value-type="float">
            <text:p>20865</text:p>
          </table:table-cell>
          <table:table-cell office:value-type="float" office:value="28709" calcext:value-type="float">
            <text:p>2870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24" calcext:value-type="float">
            <text:p>424</text:p>
          </table:table-cell>
          <table:table-cell office:value-type="float" office:value="11470" calcext:value-type="float">
            <text:p>11470</text:p>
          </table:table-cell>
          <table:table-cell office:value-type="float" office:value="17700" calcext:value-type="float">
            <text:p>17700</text:p>
          </table:table-cell>
          <table:table-cell office:value-type="float" office:value="10562" calcext:value-type="float">
            <text:p>10562</text:p>
          </table:table-cell>
          <table:table-cell office:value-type="float" office:value="17921" calcext:value-type="float">
            <text:p>17921</text:p>
          </table:table-cell>
          <table:table-cell office:value-type="float" office:value="13362" calcext:value-type="float">
            <text:p>13362</text:p>
          </table:table-cell>
          <table:table-cell office:value-type="float" office:value="19767" calcext:value-type="float">
            <text:p>19767</text:p>
          </table:table-cell>
          <table:table-cell office:value-type="float" office:value="11469" calcext:value-type="float">
            <text:p>11469</text:p>
          </table:table-cell>
          <table:table-cell office:value-type="float" office:value="17111" calcext:value-type="float">
            <text:p>17111</text:p>
          </table:table-cell>
          <table:table-cell table:style-name="ce8" office:value-type="float" office:value="424" calcext:value-type="float">
            <text:p>424</text:p>
          </table:table-cell>
          <table:table-cell office:value-type="float" office:value="14365" calcext:value-type="float">
            <text:p>14365</text:p>
          </table:table-cell>
          <table:table-cell office:value-type="float" office:value="23142" calcext:value-type="float">
            <text:p>23142</text:p>
          </table:table-cell>
          <table:table-cell table:style-name="ce4" office:value-type="float" office:value="20562" calcext:value-type="float">
            <text:p>20562</text:p>
          </table:table-cell>
          <table:table-cell table:style-name="Default" office:value-type="float" office:value="29172" calcext:value-type="float">
            <text:p>29172</text:p>
          </table:table-cell>
          <table:table-cell office:value-type="float" office:value="15361" calcext:value-type="float">
            <text:p>15361</text:p>
          </table:table-cell>
          <table:table-cell table:style-name="Default" office:value-type="float" office:value="23628" calcext:value-type="float">
            <text:p>23628</text:p>
          </table:table-cell>
          <table:table-cell office:value-type="float" office:value="21767" calcext:value-type="float">
            <text:p>21767</text:p>
          </table:table-cell>
          <table:table-cell office:value-type="float" office:value="28765" calcext:value-type="float">
            <text:p>2876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25" calcext:value-type="float">
            <text:p>425</text:p>
          </table:table-cell>
          <table:table-cell office:value-type="float" office:value="12267" calcext:value-type="float">
            <text:p>12267</text:p>
          </table:table-cell>
          <table:table-cell office:value-type="float" office:value="17776" calcext:value-type="float">
            <text:p>17776</text:p>
          </table:table-cell>
          <table:table-cell office:value-type="float" office:value="10963" calcext:value-type="float">
            <text:p>10963</text:p>
          </table:table-cell>
          <table:table-cell office:value-type="float" office:value="17890" calcext:value-type="float">
            <text:p>17890</text:p>
          </table:table-cell>
          <table:table-cell office:value-type="float" office:value="12661" calcext:value-type="float">
            <text:p>12661</text:p>
          </table:table-cell>
          <table:table-cell office:value-type="float" office:value="19650" calcext:value-type="float">
            <text:p>19650</text:p>
          </table:table-cell>
          <table:table-cell office:value-type="float" office:value="9767" calcext:value-type="float">
            <text:p>9767</text:p>
          </table:table-cell>
          <table:table-cell office:value-type="float" office:value="17317" calcext:value-type="float">
            <text:p>17317</text:p>
          </table:table-cell>
          <table:table-cell table:style-name="ce8" office:value-type="float" office:value="425" calcext:value-type="float">
            <text:p>425</text:p>
          </table:table-cell>
          <table:table-cell office:value-type="float" office:value="12670" calcext:value-type="float">
            <text:p>12670</text:p>
          </table:table-cell>
          <table:table-cell office:value-type="float" office:value="23233" calcext:value-type="float">
            <text:p>23233</text:p>
          </table:table-cell>
          <table:table-cell table:style-name="ce4" office:value-type="float" office:value="19268" calcext:value-type="float">
            <text:p>19268</text:p>
          </table:table-cell>
          <table:table-cell table:style-name="Default" office:value-type="float" office:value="28548" calcext:value-type="float">
            <text:p>28548</text:p>
          </table:table-cell>
          <table:table-cell office:value-type="float" office:value="15562" calcext:value-type="float">
            <text:p>15562</text:p>
          </table:table-cell>
          <table:table-cell table:style-name="Default" office:value-type="float" office:value="23469" calcext:value-type="float">
            <text:p>23469</text:p>
          </table:table-cell>
          <table:table-cell office:value-type="float" office:value="21466" calcext:value-type="float">
            <text:p>21466</text:p>
          </table:table-cell>
          <table:table-cell office:value-type="float" office:value="28965" calcext:value-type="float">
            <text:p>2896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26" calcext:value-type="float">
            <text:p>426</text:p>
          </table:table-cell>
          <table:table-cell office:value-type="float" office:value="11666" calcext:value-type="float">
            <text:p>11666</text:p>
          </table:table-cell>
          <table:table-cell office:value-type="float" office:value="17975" calcext:value-type="float">
            <text:p>17975</text:p>
          </table:table-cell>
          <table:table-cell office:value-type="float" office:value="11462" calcext:value-type="float">
            <text:p>11462</text:p>
          </table:table-cell>
          <table:table-cell office:value-type="float" office:value="17651" calcext:value-type="float">
            <text:p>17651</text:p>
          </table:table-cell>
          <table:table-cell office:value-type="float" office:value="13261" calcext:value-type="float">
            <text:p>13261</text:p>
          </table:table-cell>
          <table:table-cell office:value-type="float" office:value="19213" calcext:value-type="float">
            <text:p>19213</text:p>
          </table:table-cell>
          <table:table-cell office:value-type="float" office:value="9768" calcext:value-type="float">
            <text:p>9768</text:p>
          </table:table-cell>
          <table:table-cell office:value-type="float" office:value="17296" calcext:value-type="float">
            <text:p>17296</text:p>
          </table:table-cell>
          <table:table-cell table:style-name="ce8" office:value-type="float" office:value="426" calcext:value-type="float">
            <text:p>426</text:p>
          </table:table-cell>
          <table:table-cell office:value-type="float" office:value="14368" calcext:value-type="float">
            <text:p>14368</text:p>
          </table:table-cell>
          <table:table-cell office:value-type="float" office:value="23215" calcext:value-type="float">
            <text:p>23215</text:p>
          </table:table-cell>
          <table:table-cell table:style-name="ce4" office:value-type="float" office:value="20462" calcext:value-type="float">
            <text:p>20462</text:p>
          </table:table-cell>
          <table:table-cell table:style-name="Default" office:value-type="float" office:value="28402" calcext:value-type="float">
            <text:p>28402</text:p>
          </table:table-cell>
          <table:table-cell office:value-type="float" office:value="15260" calcext:value-type="float">
            <text:p>15260</text:p>
          </table:table-cell>
          <table:table-cell table:style-name="Default" office:value-type="float" office:value="23321" calcext:value-type="float">
            <text:p>23321</text:p>
          </table:table-cell>
          <table:table-cell office:value-type="float" office:value="20567" calcext:value-type="float">
            <text:p>20567</text:p>
          </table:table-cell>
          <table:table-cell office:value-type="float" office:value="28803" calcext:value-type="float">
            <text:p>2880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27" calcext:value-type="float">
            <text:p>427</text:p>
          </table:table-cell>
          <table:table-cell office:value-type="float" office:value="12368" calcext:value-type="float">
            <text:p>12368</text:p>
          </table:table-cell>
          <table:table-cell office:value-type="float" office:value="17754" calcext:value-type="float">
            <text:p>17754</text:p>
          </table:table-cell>
          <table:table-cell office:value-type="float" office:value="11261" calcext:value-type="float">
            <text:p>11261</text:p>
          </table:table-cell>
          <table:table-cell office:value-type="float" office:value="17945" calcext:value-type="float">
            <text:p>17945</text:p>
          </table:table-cell>
          <table:table-cell office:value-type="float" office:value="12561" calcext:value-type="float">
            <text:p>12561</text:p>
          </table:table-cell>
          <table:table-cell office:value-type="float" office:value="19291" calcext:value-type="float">
            <text:p>19291</text:p>
          </table:table-cell>
          <table:table-cell office:value-type="float" office:value="10766" calcext:value-type="float">
            <text:p>10766</text:p>
          </table:table-cell>
          <table:table-cell office:value-type="float" office:value="17305" calcext:value-type="float">
            <text:p>17305</text:p>
          </table:table-cell>
          <table:table-cell table:style-name="ce8" office:value-type="float" office:value="427" calcext:value-type="float">
            <text:p>427</text:p>
          </table:table-cell>
          <table:table-cell office:value-type="float" office:value="14367" calcext:value-type="float">
            <text:p>14367</text:p>
          </table:table-cell>
          <table:table-cell office:value-type="float" office:value="23359" calcext:value-type="float">
            <text:p>23359</text:p>
          </table:table-cell>
          <table:table-cell table:style-name="ce4" office:value-type="float" office:value="18268" calcext:value-type="float">
            <text:p>18268</text:p>
          </table:table-cell>
          <table:table-cell table:style-name="Default" office:value-type="float" office:value="28562" calcext:value-type="float">
            <text:p>28562</text:p>
          </table:table-cell>
          <table:table-cell office:value-type="float" office:value="15361" calcext:value-type="float">
            <text:p>15361</text:p>
          </table:table-cell>
          <table:table-cell table:style-name="Default" office:value-type="float" office:value="23277" calcext:value-type="float">
            <text:p>23277</text:p>
          </table:table-cell>
          <table:table-cell office:value-type="float" office:value="20066" calcext:value-type="float">
            <text:p>20066</text:p>
          </table:table-cell>
          <table:table-cell office:value-type="float" office:value="29001" calcext:value-type="float">
            <text:p>2900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28" calcext:value-type="float">
            <text:p>428</text:p>
          </table:table-cell>
          <table:table-cell office:value-type="float" office:value="11466" calcext:value-type="float">
            <text:p>11466</text:p>
          </table:table-cell>
          <table:table-cell office:value-type="float" office:value="17710" calcext:value-type="float">
            <text:p>17710</text:p>
          </table:table-cell>
          <table:table-cell office:value-type="float" office:value="11565" calcext:value-type="float">
            <text:p>11565</text:p>
          </table:table-cell>
          <table:table-cell office:value-type="float" office:value="17897" calcext:value-type="float">
            <text:p>17897</text:p>
          </table:table-cell>
          <table:table-cell office:value-type="float" office:value="12562" calcext:value-type="float">
            <text:p>12562</text:p>
          </table:table-cell>
          <table:table-cell office:value-type="float" office:value="19346" calcext:value-type="float">
            <text:p>19346</text:p>
          </table:table-cell>
          <table:table-cell office:value-type="float" office:value="10766" calcext:value-type="float">
            <text:p>10766</text:p>
          </table:table-cell>
          <table:table-cell office:value-type="float" office:value="17022" calcext:value-type="float">
            <text:p>17022</text:p>
          </table:table-cell>
          <table:table-cell table:style-name="ce8" office:value-type="float" office:value="428" calcext:value-type="float">
            <text:p>428</text:p>
          </table:table-cell>
          <table:table-cell office:value-type="float" office:value="13764" calcext:value-type="float">
            <text:p>13764</text:p>
          </table:table-cell>
          <table:table-cell office:value-type="float" office:value="23329" calcext:value-type="float">
            <text:p>23329</text:p>
          </table:table-cell>
          <table:table-cell table:style-name="ce4" office:value-type="float" office:value="20062" calcext:value-type="float">
            <text:p>20062</text:p>
          </table:table-cell>
          <table:table-cell table:style-name="Default" office:value-type="float" office:value="28543" calcext:value-type="float">
            <text:p>28543</text:p>
          </table:table-cell>
          <table:table-cell office:value-type="float" office:value="15256" calcext:value-type="float">
            <text:p>15256</text:p>
          </table:table-cell>
          <table:table-cell table:style-name="Default" office:value-type="float" office:value="23145" calcext:value-type="float">
            <text:p>23145</text:p>
          </table:table-cell>
          <table:table-cell office:value-type="float" office:value="20063" calcext:value-type="float">
            <text:p>20063</text:p>
          </table:table-cell>
          <table:table-cell office:value-type="float" office:value="28872" calcext:value-type="float">
            <text:p>2887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29" calcext:value-type="float">
            <text:p>429</text:p>
          </table:table-cell>
          <table:table-cell office:value-type="float" office:value="11467" calcext:value-type="float">
            <text:p>11467</text:p>
          </table:table-cell>
          <table:table-cell office:value-type="float" office:value="17553" calcext:value-type="float">
            <text:p>17553</text:p>
          </table:table-cell>
          <table:table-cell office:value-type="float" office:value="11564" calcext:value-type="float">
            <text:p>11564</text:p>
          </table:table-cell>
          <table:table-cell office:value-type="float" office:value="17917" calcext:value-type="float">
            <text:p>17917</text:p>
          </table:table-cell>
          <table:table-cell office:value-type="float" office:value="12460" calcext:value-type="float">
            <text:p>12460</text:p>
          </table:table-cell>
          <table:table-cell office:value-type="float" office:value="19250" calcext:value-type="float">
            <text:p>19250</text:p>
          </table:table-cell>
          <table:table-cell office:value-type="float" office:value="10468" calcext:value-type="float">
            <text:p>10468</text:p>
          </table:table-cell>
          <table:table-cell office:value-type="float" office:value="17248" calcext:value-type="float">
            <text:p>17248</text:p>
          </table:table-cell>
          <table:table-cell table:style-name="ce8" office:value-type="float" office:value="429" calcext:value-type="float">
            <text:p>429</text:p>
          </table:table-cell>
          <table:table-cell office:value-type="float" office:value="14269" calcext:value-type="float">
            <text:p>14269</text:p>
          </table:table-cell>
          <table:table-cell office:value-type="float" office:value="23186" calcext:value-type="float">
            <text:p>23186</text:p>
          </table:table-cell>
          <table:table-cell table:style-name="ce4" office:value-type="float" office:value="18469" calcext:value-type="float">
            <text:p>18469</text:p>
          </table:table-cell>
          <table:table-cell table:style-name="Default" office:value-type="float" office:value="28614" calcext:value-type="float">
            <text:p>28614</text:p>
          </table:table-cell>
          <table:table-cell office:value-type="float" office:value="13661" calcext:value-type="float">
            <text:p>13661</text:p>
          </table:table-cell>
          <table:table-cell table:style-name="Default" office:value-type="float" office:value="23332" calcext:value-type="float">
            <text:p>23332</text:p>
          </table:table-cell>
          <table:table-cell office:value-type="float" office:value="20165" calcext:value-type="float">
            <text:p>20165</text:p>
          </table:table-cell>
          <table:table-cell office:value-type="float" office:value="28505" calcext:value-type="float">
            <text:p>2850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30" calcext:value-type="float">
            <text:p>430</text:p>
          </table:table-cell>
          <table:table-cell office:value-type="float" office:value="11467" calcext:value-type="float">
            <text:p>11467</text:p>
          </table:table-cell>
          <table:table-cell office:value-type="float" office:value="17559" calcext:value-type="float">
            <text:p>17559</text:p>
          </table:table-cell>
          <table:table-cell office:value-type="float" office:value="11264" calcext:value-type="float">
            <text:p>11264</text:p>
          </table:table-cell>
          <table:table-cell office:value-type="float" office:value="18047" calcext:value-type="float">
            <text:p>18047</text:p>
          </table:table-cell>
          <table:table-cell office:value-type="float" office:value="12561" calcext:value-type="float">
            <text:p>12561</text:p>
          </table:table-cell>
          <table:table-cell office:value-type="float" office:value="19207" calcext:value-type="float">
            <text:p>19207</text:p>
          </table:table-cell>
          <table:table-cell office:value-type="float" office:value="10567" calcext:value-type="float">
            <text:p>10567</text:p>
          </table:table-cell>
          <table:table-cell office:value-type="float" office:value="17373" calcext:value-type="float">
            <text:p>17373</text:p>
          </table:table-cell>
          <table:table-cell table:style-name="ce8" office:value-type="float" office:value="430" calcext:value-type="float">
            <text:p>430</text:p>
          </table:table-cell>
          <table:table-cell office:value-type="float" office:value="12766" calcext:value-type="float">
            <text:p>12766</text:p>
          </table:table-cell>
          <table:table-cell office:value-type="float" office:value="23133" calcext:value-type="float">
            <text:p>23133</text:p>
          </table:table-cell>
          <table:table-cell table:style-name="ce4" office:value-type="float" office:value="19163" calcext:value-type="float">
            <text:p>19163</text:p>
          </table:table-cell>
          <table:table-cell table:style-name="Default" office:value-type="float" office:value="28454" calcext:value-type="float">
            <text:p>28454</text:p>
          </table:table-cell>
          <table:table-cell office:value-type="float" office:value="15759" calcext:value-type="float">
            <text:p>15759</text:p>
          </table:table-cell>
          <table:table-cell table:style-name="Default" office:value-type="float" office:value="23268" calcext:value-type="float">
            <text:p>23268</text:p>
          </table:table-cell>
          <table:table-cell office:value-type="float" office:value="19664" calcext:value-type="float">
            <text:p>19664</text:p>
          </table:table-cell>
          <table:table-cell office:value-type="float" office:value="28200" calcext:value-type="float">
            <text:p>2820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31" calcext:value-type="float">
            <text:p>431</text:p>
          </table:table-cell>
          <table:table-cell office:value-type="float" office:value="11469" calcext:value-type="float">
            <text:p>11469</text:p>
          </table:table-cell>
          <table:table-cell office:value-type="float" office:value="17416" calcext:value-type="float">
            <text:p>17416</text:p>
          </table:table-cell>
          <table:table-cell office:value-type="float" office:value="10862" calcext:value-type="float">
            <text:p>10862</text:p>
          </table:table-cell>
          <table:table-cell office:value-type="float" office:value="18210" calcext:value-type="float">
            <text:p>18210</text:p>
          </table:table-cell>
          <table:table-cell office:value-type="float" office:value="12762" calcext:value-type="float">
            <text:p>12762</text:p>
          </table:table-cell>
          <table:table-cell office:value-type="float" office:value="19063" calcext:value-type="float">
            <text:p>19063</text:p>
          </table:table-cell>
          <table:table-cell office:value-type="float" office:value="11567" calcext:value-type="float">
            <text:p>11567</text:p>
          </table:table-cell>
          <table:table-cell office:value-type="float" office:value="17126" calcext:value-type="float">
            <text:p>17126</text:p>
          </table:table-cell>
          <table:table-cell table:style-name="ce8" office:value-type="float" office:value="431" calcext:value-type="float">
            <text:p>431</text:p>
          </table:table-cell>
          <table:table-cell office:value-type="float" office:value="13968" calcext:value-type="float">
            <text:p>13968</text:p>
          </table:table-cell>
          <table:table-cell office:value-type="float" office:value="23254" calcext:value-type="float">
            <text:p>23254</text:p>
          </table:table-cell>
          <table:table-cell table:style-name="ce4" office:value-type="float" office:value="18964" calcext:value-type="float">
            <text:p>18964</text:p>
          </table:table-cell>
          <table:table-cell table:style-name="Default" office:value-type="float" office:value="28072" calcext:value-type="float">
            <text:p>28072</text:p>
          </table:table-cell>
          <table:table-cell office:value-type="float" office:value="14464" calcext:value-type="float">
            <text:p>14464</text:p>
          </table:table-cell>
          <table:table-cell table:style-name="Default" office:value-type="float" office:value="23388" calcext:value-type="float">
            <text:p>23388</text:p>
          </table:table-cell>
          <table:table-cell office:value-type="float" office:value="19766" calcext:value-type="float">
            <text:p>19766</text:p>
          </table:table-cell>
          <table:table-cell office:value-type="float" office:value="27731" calcext:value-type="float">
            <text:p>2773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32" calcext:value-type="float">
            <text:p>432</text:p>
          </table:table-cell>
          <table:table-cell office:value-type="float" office:value="11568" calcext:value-type="float">
            <text:p>11568</text:p>
          </table:table-cell>
          <table:table-cell office:value-type="float" office:value="17593" calcext:value-type="float">
            <text:p>17593</text:p>
          </table:table-cell>
          <table:table-cell office:value-type="float" office:value="10963" calcext:value-type="float">
            <text:p>10963</text:p>
          </table:table-cell>
          <table:table-cell office:value-type="float" office:value="18051" calcext:value-type="float">
            <text:p>18051</text:p>
          </table:table-cell>
          <table:table-cell office:value-type="float" office:value="12561" calcext:value-type="float">
            <text:p>12561</text:p>
          </table:table-cell>
          <table:table-cell office:value-type="float" office:value="19219" calcext:value-type="float">
            <text:p>19219</text:p>
          </table:table-cell>
          <table:table-cell office:value-type="float" office:value="11269" calcext:value-type="float">
            <text:p>11269</text:p>
          </table:table-cell>
          <table:table-cell office:value-type="float" office:value="17371" calcext:value-type="float">
            <text:p>17371</text:p>
          </table:table-cell>
          <table:table-cell table:style-name="ce8" office:value-type="float" office:value="432" calcext:value-type="float">
            <text:p>432</text:p>
          </table:table-cell>
          <table:table-cell office:value-type="float" office:value="14669" calcext:value-type="float">
            <text:p>14669</text:p>
          </table:table-cell>
          <table:table-cell office:value-type="float" office:value="23424" calcext:value-type="float">
            <text:p>23424</text:p>
          </table:table-cell>
          <table:table-cell table:style-name="ce4" office:value-type="float" office:value="19864" calcext:value-type="float">
            <text:p>19864</text:p>
          </table:table-cell>
          <table:table-cell table:style-name="Default" office:value-type="float" office:value="27954" calcext:value-type="float">
            <text:p>27954</text:p>
          </table:table-cell>
          <table:table-cell office:value-type="float" office:value="15765" calcext:value-type="float">
            <text:p>15765</text:p>
          </table:table-cell>
          <table:table-cell table:style-name="Default" office:value-type="float" office:value="23555" calcext:value-type="float">
            <text:p>23555</text:p>
          </table:table-cell>
          <table:table-cell office:value-type="float" office:value="19367" calcext:value-type="float">
            <text:p>19367</text:p>
          </table:table-cell>
          <table:table-cell office:value-type="float" office:value="27694" calcext:value-type="float">
            <text:p>2769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33" calcext:value-type="float">
            <text:p>433</text:p>
          </table:table-cell>
          <table:table-cell office:value-type="float" office:value="11368" calcext:value-type="float">
            <text:p>11368</text:p>
          </table:table-cell>
          <table:table-cell office:value-type="float" office:value="17730" calcext:value-type="float">
            <text:p>17730</text:p>
          </table:table-cell>
          <table:table-cell office:value-type="float" office:value="10660" calcext:value-type="float">
            <text:p>10660</text:p>
          </table:table-cell>
          <table:table-cell office:value-type="float" office:value="18117" calcext:value-type="float">
            <text:p>18117</text:p>
          </table:table-cell>
          <table:table-cell office:value-type="float" office:value="12661" calcext:value-type="float">
            <text:p>12661</text:p>
          </table:table-cell>
          <table:table-cell office:value-type="float" office:value="19280" calcext:value-type="float">
            <text:p>19280</text:p>
          </table:table-cell>
          <table:table-cell office:value-type="float" office:value="11167" calcext:value-type="float">
            <text:p>11167</text:p>
          </table:table-cell>
          <table:table-cell office:value-type="float" office:value="17391" calcext:value-type="float">
            <text:p>17391</text:p>
          </table:table-cell>
          <table:table-cell table:style-name="ce8" office:value-type="float" office:value="433" calcext:value-type="float">
            <text:p>433</text:p>
          </table:table-cell>
          <table:table-cell office:value-type="float" office:value="14366" calcext:value-type="float">
            <text:p>14366</text:p>
          </table:table-cell>
          <table:table-cell office:value-type="float" office:value="23500" calcext:value-type="float">
            <text:p>23500</text:p>
          </table:table-cell>
          <table:table-cell table:style-name="ce4" office:value-type="float" office:value="19070" calcext:value-type="float">
            <text:p>19070</text:p>
          </table:table-cell>
          <table:table-cell table:style-name="Default" office:value-type="float" office:value="28350" calcext:value-type="float">
            <text:p>28350</text:p>
          </table:table-cell>
          <table:table-cell office:value-type="float" office:value="16355" calcext:value-type="float">
            <text:p>16355</text:p>
          </table:table-cell>
          <table:table-cell table:style-name="Default" office:value-type="float" office:value="23606" calcext:value-type="float">
            <text:p>23606</text:p>
          </table:table-cell>
          <table:table-cell office:value-type="float" office:value="18369" calcext:value-type="float">
            <text:p>18369</text:p>
          </table:table-cell>
          <table:table-cell office:value-type="float" office:value="27808" calcext:value-type="float">
            <text:p>2780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34" calcext:value-type="float">
            <text:p>434</text:p>
          </table:table-cell>
          <table:table-cell office:value-type="float" office:value="11567" calcext:value-type="float">
            <text:p>11567</text:p>
          </table:table-cell>
          <table:table-cell office:value-type="float" office:value="17887" calcext:value-type="float">
            <text:p>17887</text:p>
          </table:table-cell>
          <table:table-cell office:value-type="float" office:value="11461" calcext:value-type="float">
            <text:p>11461</text:p>
          </table:table-cell>
          <table:table-cell office:value-type="float" office:value="18100" calcext:value-type="float">
            <text:p>18100</text:p>
          </table:table-cell>
          <table:table-cell office:value-type="float" office:value="12560" calcext:value-type="float">
            <text:p>12560</text:p>
          </table:table-cell>
          <table:table-cell office:value-type="float" office:value="19522" calcext:value-type="float">
            <text:p>19522</text:p>
          </table:table-cell>
          <table:table-cell office:value-type="float" office:value="10866" calcext:value-type="float">
            <text:p>10866</text:p>
          </table:table-cell>
          <table:table-cell office:value-type="float" office:value="17528" calcext:value-type="float">
            <text:p>17528</text:p>
          </table:table-cell>
          <table:table-cell table:style-name="ce8" office:value-type="float" office:value="434" calcext:value-type="float">
            <text:p>434</text:p>
          </table:table-cell>
          <table:table-cell office:value-type="float" office:value="14565" calcext:value-type="float">
            <text:p>14565</text:p>
          </table:table-cell>
          <table:table-cell office:value-type="float" office:value="23460" calcext:value-type="float">
            <text:p>23460</text:p>
          </table:table-cell>
          <table:table-cell table:style-name="ce4" office:value-type="float" office:value="19165" calcext:value-type="float">
            <text:p>19165</text:p>
          </table:table-cell>
          <table:table-cell table:style-name="Default" office:value-type="float" office:value="28613" calcext:value-type="float">
            <text:p>28613</text:p>
          </table:table-cell>
          <table:table-cell office:value-type="float" office:value="15161" calcext:value-type="float">
            <text:p>15161</text:p>
          </table:table-cell>
          <table:table-cell table:style-name="Default" office:value-type="float" office:value="23799" calcext:value-type="float">
            <text:p>23799</text:p>
          </table:table-cell>
          <table:table-cell office:value-type="float" office:value="19163" calcext:value-type="float">
            <text:p>19163</text:p>
          </table:table-cell>
          <table:table-cell office:value-type="float" office:value="27592" calcext:value-type="float">
            <text:p>2759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35" calcext:value-type="float">
            <text:p>435</text:p>
          </table:table-cell>
          <table:table-cell office:value-type="float" office:value="11468" calcext:value-type="float">
            <text:p>11468</text:p>
          </table:table-cell>
          <table:table-cell office:value-type="float" office:value="17691" calcext:value-type="float">
            <text:p>17691</text:p>
          </table:table-cell>
          <table:table-cell office:value-type="float" office:value="10760" calcext:value-type="float">
            <text:p>10760</text:p>
          </table:table-cell>
          <table:table-cell office:value-type="float" office:value="18126" calcext:value-type="float">
            <text:p>18126</text:p>
          </table:table-cell>
          <table:table-cell office:value-type="float" office:value="12560" calcext:value-type="float">
            <text:p>12560</text:p>
          </table:table-cell>
          <table:table-cell office:value-type="float" office:value="19157" calcext:value-type="float">
            <text:p>19157</text:p>
          </table:table-cell>
          <table:table-cell office:value-type="float" office:value="11569" calcext:value-type="float">
            <text:p>11569</text:p>
          </table:table-cell>
          <table:table-cell office:value-type="float" office:value="17546" calcext:value-type="float">
            <text:p>17546</text:p>
          </table:table-cell>
          <table:table-cell table:style-name="ce8" office:value-type="float" office:value="435" calcext:value-type="float">
            <text:p>435</text:p>
          </table:table-cell>
          <table:table-cell office:value-type="float" office:value="13861" calcext:value-type="float">
            <text:p>13861</text:p>
          </table:table-cell>
          <table:table-cell office:value-type="float" office:value="23369" calcext:value-type="float">
            <text:p>23369</text:p>
          </table:table-cell>
          <table:table-cell table:style-name="ce4" office:value-type="float" office:value="18565" calcext:value-type="float">
            <text:p>18565</text:p>
          </table:table-cell>
          <table:table-cell table:style-name="Default" office:value-type="float" office:value="28442" calcext:value-type="float">
            <text:p>28442</text:p>
          </table:table-cell>
          <table:table-cell office:value-type="float" office:value="16256" calcext:value-type="float">
            <text:p>16256</text:p>
          </table:table-cell>
          <table:table-cell table:style-name="Default" office:value-type="float" office:value="23932" calcext:value-type="float">
            <text:p>23932</text:p>
          </table:table-cell>
          <table:table-cell office:value-type="float" office:value="19865" calcext:value-type="float">
            <text:p>19865</text:p>
          </table:table-cell>
          <table:table-cell office:value-type="float" office:value="27325" calcext:value-type="float">
            <text:p>2732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36" calcext:value-type="float">
            <text:p>436</text:p>
          </table:table-cell>
          <table:table-cell office:value-type="float" office:value="11566" calcext:value-type="float">
            <text:p>11566</text:p>
          </table:table-cell>
          <table:table-cell office:value-type="float" office:value="17641" calcext:value-type="float">
            <text:p>17641</text:p>
          </table:table-cell>
          <table:table-cell office:value-type="float" office:value="10764" calcext:value-type="float">
            <text:p>10764</text:p>
          </table:table-cell>
          <table:table-cell office:value-type="float" office:value="17872" calcext:value-type="float">
            <text:p>17872</text:p>
          </table:table-cell>
          <table:table-cell office:value-type="float" office:value="13361" calcext:value-type="float">
            <text:p>13361</text:p>
          </table:table-cell>
          <table:table-cell office:value-type="float" office:value="19251" calcext:value-type="float">
            <text:p>19251</text:p>
          </table:table-cell>
          <table:table-cell office:value-type="float" office:value="10867" calcext:value-type="float">
            <text:p>10867</text:p>
          </table:table-cell>
          <table:table-cell office:value-type="float" office:value="17659" calcext:value-type="float">
            <text:p>17659</text:p>
          </table:table-cell>
          <table:table-cell table:style-name="ce8" office:value-type="float" office:value="436" calcext:value-type="float">
            <text:p>436</text:p>
          </table:table-cell>
          <table:table-cell office:value-type="float" office:value="13763" calcext:value-type="float">
            <text:p>13763</text:p>
          </table:table-cell>
          <table:table-cell office:value-type="float" office:value="23483" calcext:value-type="float">
            <text:p>23483</text:p>
          </table:table-cell>
          <table:table-cell table:style-name="ce4" office:value-type="float" office:value="19268" calcext:value-type="float">
            <text:p>19268</text:p>
          </table:table-cell>
          <table:table-cell table:style-name="Default" office:value-type="float" office:value="28666" calcext:value-type="float">
            <text:p>28666</text:p>
          </table:table-cell>
          <table:table-cell office:value-type="float" office:value="13560" calcext:value-type="float">
            <text:p>13560</text:p>
          </table:table-cell>
          <table:table-cell table:style-name="Default" office:value-type="float" office:value="23896" calcext:value-type="float">
            <text:p>23896</text:p>
          </table:table-cell>
          <table:table-cell office:value-type="float" office:value="19664" calcext:value-type="float">
            <text:p>19664</text:p>
          </table:table-cell>
          <table:table-cell office:value-type="float" office:value="27302" calcext:value-type="float">
            <text:p>2730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37" calcext:value-type="float">
            <text:p>437</text:p>
          </table:table-cell>
          <table:table-cell office:value-type="float" office:value="11565" calcext:value-type="float">
            <text:p>11565</text:p>
          </table:table-cell>
          <table:table-cell office:value-type="float" office:value="17489" calcext:value-type="float">
            <text:p>17489</text:p>
          </table:table-cell>
          <table:table-cell office:value-type="float" office:value="10460" calcext:value-type="float">
            <text:p>10460</text:p>
          </table:table-cell>
          <table:table-cell office:value-type="float" office:value="17786" calcext:value-type="float">
            <text:p>17786</text:p>
          </table:table-cell>
          <table:table-cell office:value-type="float" office:value="13361" calcext:value-type="float">
            <text:p>13361</text:p>
          </table:table-cell>
          <table:table-cell office:value-type="float" office:value="19248" calcext:value-type="float">
            <text:p>19248</text:p>
          </table:table-cell>
          <table:table-cell office:value-type="float" office:value="10665" calcext:value-type="float">
            <text:p>10665</text:p>
          </table:table-cell>
          <table:table-cell office:value-type="float" office:value="17621" calcext:value-type="float">
            <text:p>17621</text:p>
          </table:table-cell>
          <table:table-cell table:style-name="ce8" office:value-type="float" office:value="437" calcext:value-type="float">
            <text:p>437</text:p>
          </table:table-cell>
          <table:table-cell office:value-type="float" office:value="15161" calcext:value-type="float">
            <text:p>15161</text:p>
          </table:table-cell>
          <table:table-cell office:value-type="float" office:value="23096" calcext:value-type="float">
            <text:p>23096</text:p>
          </table:table-cell>
          <table:table-cell table:style-name="ce4" office:value-type="float" office:value="19164" calcext:value-type="float">
            <text:p>19164</text:p>
          </table:table-cell>
          <table:table-cell table:style-name="Default" office:value-type="float" office:value="28697" calcext:value-type="float">
            <text:p>28697</text:p>
          </table:table-cell>
          <table:table-cell office:value-type="float" office:value="14260" calcext:value-type="float">
            <text:p>14260</text:p>
          </table:table-cell>
          <table:table-cell table:style-name="Default" office:value-type="float" office:value="23520" calcext:value-type="float">
            <text:p>23520</text:p>
          </table:table-cell>
          <table:table-cell office:value-type="float" office:value="19267" calcext:value-type="float">
            <text:p>19267</text:p>
          </table:table-cell>
          <table:table-cell office:value-type="float" office:value="27088" calcext:value-type="float">
            <text:p>2708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38" calcext:value-type="float">
            <text:p>438</text:p>
          </table:table-cell>
          <table:table-cell office:value-type="float" office:value="11467" calcext:value-type="float">
            <text:p>11467</text:p>
          </table:table-cell>
          <table:table-cell office:value-type="float" office:value="17721" calcext:value-type="float">
            <text:p>17721</text:p>
          </table:table-cell>
          <table:table-cell office:value-type="float" office:value="11563" calcext:value-type="float">
            <text:p>11563</text:p>
          </table:table-cell>
          <table:table-cell office:value-type="float" office:value="17969" calcext:value-type="float">
            <text:p>17969</text:p>
          </table:table-cell>
          <table:table-cell office:value-type="float" office:value="12561" calcext:value-type="float">
            <text:p>12561</text:p>
          </table:table-cell>
          <table:table-cell office:value-type="float" office:value="19238" calcext:value-type="float">
            <text:p>19238</text:p>
          </table:table-cell>
          <table:table-cell office:value-type="float" office:value="10665" calcext:value-type="float">
            <text:p>10665</text:p>
          </table:table-cell>
          <table:table-cell office:value-type="float" office:value="17444" calcext:value-type="float">
            <text:p>17444</text:p>
          </table:table-cell>
          <table:table-cell table:style-name="ce8" office:value-type="float" office:value="438" calcext:value-type="float">
            <text:p>438</text:p>
          </table:table-cell>
          <table:table-cell office:value-type="float" office:value="15265" calcext:value-type="float">
            <text:p>15265</text:p>
          </table:table-cell>
          <table:table-cell office:value-type="float" office:value="23208" calcext:value-type="float">
            <text:p>23208</text:p>
          </table:table-cell>
          <table:table-cell table:style-name="ce4" office:value-type="float" office:value="19769" calcext:value-type="float">
            <text:p>19769</text:p>
          </table:table-cell>
          <table:table-cell table:style-name="Default" office:value-type="float" office:value="28482" calcext:value-type="float">
            <text:p>28482</text:p>
          </table:table-cell>
          <table:table-cell office:value-type="float" office:value="15961" calcext:value-type="float">
            <text:p>15961</text:p>
          </table:table-cell>
          <table:table-cell table:style-name="Default" office:value-type="float" office:value="23868" calcext:value-type="float">
            <text:p>23868</text:p>
          </table:table-cell>
          <table:table-cell office:value-type="float" office:value="19264" calcext:value-type="float">
            <text:p>19264</text:p>
          </table:table-cell>
          <table:table-cell office:value-type="float" office:value="27092" calcext:value-type="float">
            <text:p>2709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39" calcext:value-type="float">
            <text:p>439</text:p>
          </table:table-cell>
          <table:table-cell office:value-type="float" office:value="11369" calcext:value-type="float">
            <text:p>11369</text:p>
          </table:table-cell>
          <table:table-cell office:value-type="float" office:value="17629" calcext:value-type="float">
            <text:p>17629</text:p>
          </table:table-cell>
          <table:table-cell office:value-type="float" office:value="10762" calcext:value-type="float">
            <text:p>10762</text:p>
          </table:table-cell>
          <table:table-cell office:value-type="float" office:value="18252" calcext:value-type="float">
            <text:p>18252</text:p>
          </table:table-cell>
          <table:table-cell office:value-type="float" office:value="13359" calcext:value-type="float">
            <text:p>13359</text:p>
          </table:table-cell>
          <table:table-cell office:value-type="float" office:value="19099" calcext:value-type="float">
            <text:p>19099</text:p>
          </table:table-cell>
          <table:table-cell office:value-type="float" office:value="11366" calcext:value-type="float">
            <text:p>11366</text:p>
          </table:table-cell>
          <table:table-cell office:value-type="float" office:value="17559" calcext:value-type="float">
            <text:p>17559</text:p>
          </table:table-cell>
          <table:table-cell table:style-name="ce8" office:value-type="float" office:value="439" calcext:value-type="float">
            <text:p>439</text:p>
          </table:table-cell>
          <table:table-cell office:value-type="float" office:value="14565" calcext:value-type="float">
            <text:p>14565</text:p>
          </table:table-cell>
          <table:table-cell office:value-type="float" office:value="23358" calcext:value-type="float">
            <text:p>23358</text:p>
          </table:table-cell>
          <table:table-cell table:style-name="ce4" office:value-type="float" office:value="20163" calcext:value-type="float">
            <text:p>20163</text:p>
          </table:table-cell>
          <table:table-cell table:style-name="Default" office:value-type="float" office:value="28390" calcext:value-type="float">
            <text:p>28390</text:p>
          </table:table-cell>
          <table:table-cell office:value-type="float" office:value="15661" calcext:value-type="float">
            <text:p>15661</text:p>
          </table:table-cell>
          <table:table-cell table:style-name="Default" office:value-type="float" office:value="24026" calcext:value-type="float">
            <text:p>24026</text:p>
          </table:table-cell>
          <table:table-cell office:value-type="float" office:value="20066" calcext:value-type="float">
            <text:p>20066</text:p>
          </table:table-cell>
          <table:table-cell office:value-type="float" office:value="27683" calcext:value-type="float">
            <text:p>2768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40" calcext:value-type="float">
            <text:p>440</text:p>
          </table:table-cell>
          <table:table-cell office:value-type="float" office:value="11571" calcext:value-type="float">
            <text:p>11571</text:p>
          </table:table-cell>
          <table:table-cell office:value-type="float" office:value="17611" calcext:value-type="float">
            <text:p>17611</text:p>
          </table:table-cell>
          <table:table-cell office:value-type="float" office:value="12170" calcext:value-type="float">
            <text:p>12170</text:p>
          </table:table-cell>
          <table:table-cell office:value-type="float" office:value="18488" calcext:value-type="float">
            <text:p>18488</text:p>
          </table:table-cell>
          <table:table-cell office:value-type="float" office:value="12661" calcext:value-type="float">
            <text:p>12661</text:p>
          </table:table-cell>
          <table:table-cell office:value-type="float" office:value="19354" calcext:value-type="float">
            <text:p>19354</text:p>
          </table:table-cell>
          <table:table-cell office:value-type="float" office:value="11664" calcext:value-type="float">
            <text:p>11664</text:p>
          </table:table-cell>
          <table:table-cell office:value-type="float" office:value="17674" calcext:value-type="float">
            <text:p>17674</text:p>
          </table:table-cell>
          <table:table-cell table:style-name="ce8" office:value-type="float" office:value="440" calcext:value-type="float">
            <text:p>440</text:p>
          </table:table-cell>
          <table:table-cell office:value-type="float" office:value="12566" calcext:value-type="float">
            <text:p>12566</text:p>
          </table:table-cell>
          <table:table-cell office:value-type="float" office:value="23376" calcext:value-type="float">
            <text:p>23376</text:p>
          </table:table-cell>
          <table:table-cell table:style-name="ce4" office:value-type="float" office:value="20068" calcext:value-type="float">
            <text:p>20068</text:p>
          </table:table-cell>
          <table:table-cell table:style-name="Default" office:value-type="float" office:value="28713" calcext:value-type="float">
            <text:p>28713</text:p>
          </table:table-cell>
          <table:table-cell office:value-type="float" office:value="14462" calcext:value-type="float">
            <text:p>14462</text:p>
          </table:table-cell>
          <table:table-cell table:style-name="Default" office:value-type="float" office:value="23882" calcext:value-type="float">
            <text:p>23882</text:p>
          </table:table-cell>
          <table:table-cell office:value-type="float" office:value="19163" calcext:value-type="float">
            <text:p>19163</text:p>
          </table:table-cell>
          <table:table-cell office:value-type="float" office:value="27991" calcext:value-type="float">
            <text:p>2799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41" calcext:value-type="float">
            <text:p>441</text:p>
          </table:table-cell>
          <table:table-cell office:value-type="float" office:value="11467" calcext:value-type="float">
            <text:p>11467</text:p>
          </table:table-cell>
          <table:table-cell office:value-type="float" office:value="17710" calcext:value-type="float">
            <text:p>17710</text:p>
          </table:table-cell>
          <table:table-cell office:value-type="float" office:value="10563" calcext:value-type="float">
            <text:p>10563</text:p>
          </table:table-cell>
          <table:table-cell office:value-type="float" office:value="18500" calcext:value-type="float">
            <text:p>18500</text:p>
          </table:table-cell>
          <table:table-cell office:value-type="float" office:value="12661" calcext:value-type="float">
            <text:p>12661</text:p>
          </table:table-cell>
          <table:table-cell office:value-type="float" office:value="19269" calcext:value-type="float">
            <text:p>19269</text:p>
          </table:table-cell>
          <table:table-cell office:value-type="float" office:value="11667" calcext:value-type="float">
            <text:p>11667</text:p>
          </table:table-cell>
          <table:table-cell office:value-type="float" office:value="17904" calcext:value-type="float">
            <text:p>17904</text:p>
          </table:table-cell>
          <table:table-cell table:style-name="ce8" office:value-type="float" office:value="441" calcext:value-type="float">
            <text:p>441</text:p>
          </table:table-cell>
          <table:table-cell office:value-type="float" office:value="14568" calcext:value-type="float">
            <text:p>14568</text:p>
          </table:table-cell>
          <table:table-cell office:value-type="float" office:value="23428" calcext:value-type="float">
            <text:p>23428</text:p>
          </table:table-cell>
          <table:table-cell table:style-name="ce4" office:value-type="float" office:value="20969" calcext:value-type="float">
            <text:p>20969</text:p>
          </table:table-cell>
          <table:table-cell table:style-name="Default" office:value-type="float" office:value="29019" calcext:value-type="float">
            <text:p>29019</text:p>
          </table:table-cell>
          <table:table-cell office:value-type="float" office:value="15961" calcext:value-type="float">
            <text:p>15961</text:p>
          </table:table-cell>
          <table:table-cell table:style-name="Default" office:value-type="float" office:value="23901" calcext:value-type="float">
            <text:p>23901</text:p>
          </table:table-cell>
          <table:table-cell office:value-type="float" office:value="19468" calcext:value-type="float">
            <text:p>19468</text:p>
          </table:table-cell>
          <table:table-cell office:value-type="float" office:value="27898" calcext:value-type="float">
            <text:p>2789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42" calcext:value-type="float">
            <text:p>442</text:p>
          </table:table-cell>
          <table:table-cell office:value-type="float" office:value="11567" calcext:value-type="float">
            <text:p>11567</text:p>
          </table:table-cell>
          <table:table-cell office:value-type="float" office:value="17618" calcext:value-type="float">
            <text:p>17618</text:p>
          </table:table-cell>
          <table:table-cell office:value-type="float" office:value="11561" calcext:value-type="float">
            <text:p>11561</text:p>
          </table:table-cell>
          <table:table-cell office:value-type="float" office:value="18686" calcext:value-type="float">
            <text:p>18686</text:p>
          </table:table-cell>
          <table:table-cell office:value-type="float" office:value="12561" calcext:value-type="float">
            <text:p>12561</text:p>
          </table:table-cell>
          <table:table-cell office:value-type="float" office:value="19159" calcext:value-type="float">
            <text:p>19159</text:p>
          </table:table-cell>
          <table:table-cell office:value-type="float" office:value="10668" calcext:value-type="float">
            <text:p>10668</text:p>
          </table:table-cell>
          <table:table-cell office:value-type="float" office:value="17814" calcext:value-type="float">
            <text:p>17814</text:p>
          </table:table-cell>
          <table:table-cell table:style-name="ce8" office:value-type="float" office:value="442" calcext:value-type="float">
            <text:p>442</text:p>
          </table:table-cell>
          <table:table-cell office:value-type="float" office:value="14566" calcext:value-type="float">
            <text:p>14566</text:p>
          </table:table-cell>
          <table:table-cell office:value-type="float" office:value="23114" calcext:value-type="float">
            <text:p>23114</text:p>
          </table:table-cell>
          <table:table-cell table:style-name="ce4" office:value-type="float" office:value="17270" calcext:value-type="float">
            <text:p>17270</text:p>
          </table:table-cell>
          <table:table-cell table:style-name="Default" office:value-type="float" office:value="29211" calcext:value-type="float">
            <text:p>29211</text:p>
          </table:table-cell>
          <table:table-cell office:value-type="float" office:value="15160" calcext:value-type="float">
            <text:p>15160</text:p>
          </table:table-cell>
          <table:table-cell table:style-name="Default" office:value-type="float" office:value="23872" calcext:value-type="float">
            <text:p>23872</text:p>
          </table:table-cell>
          <table:table-cell office:value-type="float" office:value="20066" calcext:value-type="float">
            <text:p>20066</text:p>
          </table:table-cell>
          <table:table-cell office:value-type="float" office:value="27793" calcext:value-type="float">
            <text:p>2779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43" calcext:value-type="float">
            <text:p>443</text:p>
          </table:table-cell>
          <table:table-cell office:value-type="float" office:value="11769" calcext:value-type="float">
            <text:p>11769</text:p>
          </table:table-cell>
          <table:table-cell office:value-type="float" office:value="17677" calcext:value-type="float">
            <text:p>17677</text:p>
          </table:table-cell>
          <table:table-cell office:value-type="float" office:value="12262" calcext:value-type="float">
            <text:p>12262</text:p>
          </table:table-cell>
          <table:table-cell office:value-type="float" office:value="18514" calcext:value-type="float">
            <text:p>18514</text:p>
          </table:table-cell>
          <table:table-cell office:value-type="float" office:value="12562" calcext:value-type="float">
            <text:p>12562</text:p>
          </table:table-cell>
          <table:table-cell office:value-type="float" office:value="19149" calcext:value-type="float">
            <text:p>19149</text:p>
          </table:table-cell>
          <table:table-cell office:value-type="float" office:value="11664" calcext:value-type="float">
            <text:p>11664</text:p>
          </table:table-cell>
          <table:table-cell office:value-type="float" office:value="17818" calcext:value-type="float">
            <text:p>17818</text:p>
          </table:table-cell>
          <table:table-cell table:style-name="ce8" office:value-type="float" office:value="443" calcext:value-type="float">
            <text:p>443</text:p>
          </table:table-cell>
          <table:table-cell office:value-type="float" office:value="14167" calcext:value-type="float">
            <text:p>14167</text:p>
          </table:table-cell>
          <table:table-cell office:value-type="float" office:value="23310" calcext:value-type="float">
            <text:p>23310</text:p>
          </table:table-cell>
          <table:table-cell table:style-name="ce4" office:value-type="float" office:value="20167" calcext:value-type="float">
            <text:p>20167</text:p>
          </table:table-cell>
          <table:table-cell table:style-name="Default" office:value-type="float" office:value="28594" calcext:value-type="float">
            <text:p>28594</text:p>
          </table:table-cell>
          <table:table-cell office:value-type="float" office:value="16861" calcext:value-type="float">
            <text:p>16861</text:p>
          </table:table-cell>
          <table:table-cell table:style-name="Default" office:value-type="float" office:value="23897" calcext:value-type="float">
            <text:p>23897</text:p>
          </table:table-cell>
          <table:table-cell office:value-type="float" office:value="21463" calcext:value-type="float">
            <text:p>21463</text:p>
          </table:table-cell>
          <table:table-cell office:value-type="float" office:value="27772" calcext:value-type="float">
            <text:p>2777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44" calcext:value-type="float">
            <text:p>444</text:p>
          </table:table-cell>
          <table:table-cell office:value-type="float" office:value="11466" calcext:value-type="float">
            <text:p>11466</text:p>
          </table:table-cell>
          <table:table-cell office:value-type="float" office:value="17765" calcext:value-type="float">
            <text:p>17765</text:p>
          </table:table-cell>
          <table:table-cell office:value-type="float" office:value="12365" calcext:value-type="float">
            <text:p>12365</text:p>
          </table:table-cell>
          <table:table-cell office:value-type="float" office:value="18395" calcext:value-type="float">
            <text:p>18395</text:p>
          </table:table-cell>
          <table:table-cell office:value-type="float" office:value="12562" calcext:value-type="float">
            <text:p>12562</text:p>
          </table:table-cell>
          <table:table-cell office:value-type="float" office:value="19146" calcext:value-type="float">
            <text:p>19146</text:p>
          </table:table-cell>
          <table:table-cell office:value-type="float" office:value="11366" calcext:value-type="float">
            <text:p>11366</text:p>
          </table:table-cell>
          <table:table-cell office:value-type="float" office:value="17765" calcext:value-type="float">
            <text:p>17765</text:p>
          </table:table-cell>
          <table:table-cell table:style-name="ce8" office:value-type="float" office:value="444" calcext:value-type="float">
            <text:p>444</text:p>
          </table:table-cell>
          <table:table-cell office:value-type="float" office:value="15469" calcext:value-type="float">
            <text:p>15469</text:p>
          </table:table-cell>
          <table:table-cell office:value-type="float" office:value="23157" calcext:value-type="float">
            <text:p>23157</text:p>
          </table:table-cell>
          <table:table-cell table:style-name="ce4" office:value-type="float" office:value="19762" calcext:value-type="float">
            <text:p>19762</text:p>
          </table:table-cell>
          <table:table-cell table:style-name="Default" office:value-type="float" office:value="28387" calcext:value-type="float">
            <text:p>28387</text:p>
          </table:table-cell>
          <table:table-cell office:value-type="float" office:value="16061" calcext:value-type="float">
            <text:p>16061</text:p>
          </table:table-cell>
          <table:table-cell table:style-name="Default" office:value-type="float" office:value="24215" calcext:value-type="float">
            <text:p>24215</text:p>
          </table:table-cell>
          <table:table-cell office:value-type="float" office:value="18865" calcext:value-type="float">
            <text:p>18865</text:p>
          </table:table-cell>
          <table:table-cell office:value-type="float" office:value="28017" calcext:value-type="float">
            <text:p>2801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45" calcext:value-type="float">
            <text:p>445</text:p>
          </table:table-cell>
          <table:table-cell office:value-type="float" office:value="11663" calcext:value-type="float">
            <text:p>11663</text:p>
          </table:table-cell>
          <table:table-cell office:value-type="float" office:value="17687" calcext:value-type="float">
            <text:p>17687</text:p>
          </table:table-cell>
          <table:table-cell office:value-type="float" office:value="11967" calcext:value-type="float">
            <text:p>11967</text:p>
          </table:table-cell>
          <table:table-cell office:value-type="float" office:value="18634" calcext:value-type="float">
            <text:p>18634</text:p>
          </table:table-cell>
          <table:table-cell office:value-type="float" office:value="13560" calcext:value-type="float">
            <text:p>13560</text:p>
          </table:table-cell>
          <table:table-cell office:value-type="float" office:value="19255" calcext:value-type="float">
            <text:p>19255</text:p>
          </table:table-cell>
          <table:table-cell office:value-type="float" office:value="10667" calcext:value-type="float">
            <text:p>10667</text:p>
          </table:table-cell>
          <table:table-cell office:value-type="float" office:value="17829" calcext:value-type="float">
            <text:p>17829</text:p>
          </table:table-cell>
          <table:table-cell table:style-name="ce8" office:value-type="float" office:value="445" calcext:value-type="float">
            <text:p>445</text:p>
          </table:table-cell>
          <table:table-cell office:value-type="float" office:value="14465" calcext:value-type="float">
            <text:p>14465</text:p>
          </table:table-cell>
          <table:table-cell office:value-type="float" office:value="23344" calcext:value-type="float">
            <text:p>23344</text:p>
          </table:table-cell>
          <table:table-cell table:style-name="ce4" office:value-type="float" office:value="19665" calcext:value-type="float">
            <text:p>19665</text:p>
          </table:table-cell>
          <table:table-cell table:style-name="Default" office:value-type="float" office:value="28122" calcext:value-type="float">
            <text:p>28122</text:p>
          </table:table-cell>
          <table:table-cell office:value-type="float" office:value="15959" calcext:value-type="float">
            <text:p>15959</text:p>
          </table:table-cell>
          <table:table-cell table:style-name="Default" office:value-type="float" office:value="24136" calcext:value-type="float">
            <text:p>24136</text:p>
          </table:table-cell>
          <table:table-cell office:value-type="float" office:value="18968" calcext:value-type="float">
            <text:p>18968</text:p>
          </table:table-cell>
          <table:table-cell office:value-type="float" office:value="28160" calcext:value-type="float">
            <text:p>2816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46" calcext:value-type="float">
            <text:p>446</text:p>
          </table:table-cell>
          <table:table-cell office:value-type="float" office:value="11569" calcext:value-type="float">
            <text:p>11569</text:p>
          </table:table-cell>
          <table:table-cell office:value-type="float" office:value="17604" calcext:value-type="float">
            <text:p>17604</text:p>
          </table:table-cell>
          <table:table-cell office:value-type="float" office:value="11565" calcext:value-type="float">
            <text:p>11565</text:p>
          </table:table-cell>
          <table:table-cell office:value-type="float" office:value="18690" calcext:value-type="float">
            <text:p>18690</text:p>
          </table:table-cell>
          <table:table-cell office:value-type="float" office:value="13261" calcext:value-type="float">
            <text:p>13261</text:p>
          </table:table-cell>
          <table:table-cell office:value-type="float" office:value="19450" calcext:value-type="float">
            <text:p>19450</text:p>
          </table:table-cell>
          <table:table-cell office:value-type="float" office:value="11467" calcext:value-type="float">
            <text:p>11467</text:p>
          </table:table-cell>
          <table:table-cell office:value-type="float" office:value="17826" calcext:value-type="float">
            <text:p>17826</text:p>
          </table:table-cell>
          <table:table-cell table:style-name="ce8" office:value-type="float" office:value="446" calcext:value-type="float">
            <text:p>446</text:p>
          </table:table-cell>
          <table:table-cell office:value-type="float" office:value="14469" calcext:value-type="float">
            <text:p>14469</text:p>
          </table:table-cell>
          <table:table-cell office:value-type="float" office:value="23260" calcext:value-type="float">
            <text:p>23260</text:p>
          </table:table-cell>
          <table:table-cell table:style-name="ce4" office:value-type="float" office:value="19464" calcext:value-type="float">
            <text:p>19464</text:p>
          </table:table-cell>
          <table:table-cell table:style-name="Default" office:value-type="float" office:value="27956" calcext:value-type="float">
            <text:p>27956</text:p>
          </table:table-cell>
          <table:table-cell office:value-type="float" office:value="15161" calcext:value-type="float">
            <text:p>15161</text:p>
          </table:table-cell>
          <table:table-cell table:style-name="Default" office:value-type="float" office:value="24091" calcext:value-type="float">
            <text:p>24091</text:p>
          </table:table-cell>
          <table:table-cell office:value-type="float" office:value="19069" calcext:value-type="float">
            <text:p>19069</text:p>
          </table:table-cell>
          <table:table-cell office:value-type="float" office:value="27795" calcext:value-type="float">
            <text:p>2779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47" calcext:value-type="float">
            <text:p>447</text:p>
          </table:table-cell>
          <table:table-cell office:value-type="float" office:value="11470" calcext:value-type="float">
            <text:p>11470</text:p>
          </table:table-cell>
          <table:table-cell office:value-type="float" office:value="17593" calcext:value-type="float">
            <text:p>17593</text:p>
          </table:table-cell>
          <table:table-cell office:value-type="float" office:value="12160" calcext:value-type="float">
            <text:p>12160</text:p>
          </table:table-cell>
          <table:table-cell office:value-type="float" office:value="18650" calcext:value-type="float">
            <text:p>18650</text:p>
          </table:table-cell>
          <table:table-cell office:value-type="float" office:value="13361" calcext:value-type="float">
            <text:p>13361</text:p>
          </table:table-cell>
          <table:table-cell office:value-type="float" office:value="19536" calcext:value-type="float">
            <text:p>19536</text:p>
          </table:table-cell>
          <table:table-cell office:value-type="float" office:value="11463" calcext:value-type="float">
            <text:p>11463</text:p>
          </table:table-cell>
          <table:table-cell office:value-type="float" office:value="17838" calcext:value-type="float">
            <text:p>17838</text:p>
          </table:table-cell>
          <table:table-cell table:style-name="ce8" office:value-type="float" office:value="447" calcext:value-type="float">
            <text:p>447</text:p>
          </table:table-cell>
          <table:table-cell office:value-type="float" office:value="14267" calcext:value-type="float">
            <text:p>14267</text:p>
          </table:table-cell>
          <table:table-cell office:value-type="float" office:value="23269" calcext:value-type="float">
            <text:p>23269</text:p>
          </table:table-cell>
          <table:table-cell table:style-name="ce4" office:value-type="float" office:value="19368" calcext:value-type="float">
            <text:p>19368</text:p>
          </table:table-cell>
          <table:table-cell table:style-name="Default" office:value-type="float" office:value="27929" calcext:value-type="float">
            <text:p>27929</text:p>
          </table:table-cell>
          <table:table-cell office:value-type="float" office:value="16062" calcext:value-type="float">
            <text:p>16062</text:p>
          </table:table-cell>
          <table:table-cell table:style-name="Default" office:value-type="float" office:value="23941" calcext:value-type="float">
            <text:p>23941</text:p>
          </table:table-cell>
          <table:table-cell office:value-type="float" office:value="19268" calcext:value-type="float">
            <text:p>19268</text:p>
          </table:table-cell>
          <table:table-cell office:value-type="float" office:value="27788" calcext:value-type="float">
            <text:p>2778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48" calcext:value-type="float">
            <text:p>448</text:p>
          </table:table-cell>
          <table:table-cell office:value-type="float" office:value="11566" calcext:value-type="float">
            <text:p>11566</text:p>
          </table:table-cell>
          <table:table-cell office:value-type="float" office:value="17462" calcext:value-type="float">
            <text:p>17462</text:p>
          </table:table-cell>
          <table:table-cell office:value-type="float" office:value="11764" calcext:value-type="float">
            <text:p>11764</text:p>
          </table:table-cell>
          <table:table-cell office:value-type="float" office:value="18580" calcext:value-type="float">
            <text:p>18580</text:p>
          </table:table-cell>
          <table:table-cell office:value-type="float" office:value="13561" calcext:value-type="float">
            <text:p>13561</text:p>
          </table:table-cell>
          <table:table-cell office:value-type="float" office:value="19599" calcext:value-type="float">
            <text:p>19599</text:p>
          </table:table-cell>
          <table:table-cell office:value-type="float" office:value="10563" calcext:value-type="float">
            <text:p>10563</text:p>
          </table:table-cell>
          <table:table-cell office:value-type="float" office:value="17991" calcext:value-type="float">
            <text:p>17991</text:p>
          </table:table-cell>
          <table:table-cell table:style-name="ce8" office:value-type="float" office:value="448" calcext:value-type="float">
            <text:p>448</text:p>
          </table:table-cell>
          <table:table-cell office:value-type="float" office:value="14465" calcext:value-type="float">
            <text:p>14465</text:p>
          </table:table-cell>
          <table:table-cell office:value-type="float" office:value="23034" calcext:value-type="float">
            <text:p>23034</text:p>
          </table:table-cell>
          <table:table-cell table:style-name="ce4" office:value-type="float" office:value="20167" calcext:value-type="float">
            <text:p>20167</text:p>
          </table:table-cell>
          <table:table-cell table:style-name="Default" office:value-type="float" office:value="28144" calcext:value-type="float">
            <text:p>28144</text:p>
          </table:table-cell>
          <table:table-cell office:value-type="float" office:value="14861" calcext:value-type="float">
            <text:p>14861</text:p>
          </table:table-cell>
          <table:table-cell table:style-name="Default" office:value-type="float" office:value="23834" calcext:value-type="float">
            <text:p>23834</text:p>
          </table:table-cell>
          <table:table-cell office:value-type="float" office:value="19868" calcext:value-type="float">
            <text:p>19868</text:p>
          </table:table-cell>
          <table:table-cell office:value-type="float" office:value="27810" calcext:value-type="float">
            <text:p>2781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49" calcext:value-type="float">
            <text:p>449</text:p>
          </table:table-cell>
          <table:table-cell office:value-type="float" office:value="11568" calcext:value-type="float">
            <text:p>11568</text:p>
          </table:table-cell>
          <table:table-cell office:value-type="float" office:value="17393" calcext:value-type="float">
            <text:p>17393</text:p>
          </table:table-cell>
          <table:table-cell office:value-type="float" office:value="11564" calcext:value-type="float">
            <text:p>11564</text:p>
          </table:table-cell>
          <table:table-cell office:value-type="float" office:value="18439" calcext:value-type="float">
            <text:p>18439</text:p>
          </table:table-cell>
          <table:table-cell office:value-type="float" office:value="14360" calcext:value-type="float">
            <text:p>14360</text:p>
          </table:table-cell>
          <table:table-cell office:value-type="float" office:value="19576" calcext:value-type="float">
            <text:p>19576</text:p>
          </table:table-cell>
          <table:table-cell office:value-type="float" office:value="12362" calcext:value-type="float">
            <text:p>12362</text:p>
          </table:table-cell>
          <table:table-cell office:value-type="float" office:value="18150" calcext:value-type="float">
            <text:p>18150</text:p>
          </table:table-cell>
          <table:table-cell table:style-name="ce8" office:value-type="float" office:value="449" calcext:value-type="float">
            <text:p>449</text:p>
          </table:table-cell>
          <table:table-cell office:value-type="float" office:value="14466" calcext:value-type="float">
            <text:p>14466</text:p>
          </table:table-cell>
          <table:table-cell office:value-type="float" office:value="22846" calcext:value-type="float">
            <text:p>22846</text:p>
          </table:table-cell>
          <table:table-cell table:style-name="ce4" office:value-type="float" office:value="20164" calcext:value-type="float">
            <text:p>20164</text:p>
          </table:table-cell>
          <table:table-cell table:style-name="Default" office:value-type="float" office:value="28609" calcext:value-type="float">
            <text:p>28609</text:p>
          </table:table-cell>
          <table:table-cell office:value-type="float" office:value="16164" calcext:value-type="float">
            <text:p>16164</text:p>
          </table:table-cell>
          <table:table-cell table:style-name="Default" office:value-type="float" office:value="23840" calcext:value-type="float">
            <text:p>23840</text:p>
          </table:table-cell>
          <table:table-cell office:value-type="float" office:value="20070" calcext:value-type="float">
            <text:p>20070</text:p>
          </table:table-cell>
          <table:table-cell office:value-type="float" office:value="27868" calcext:value-type="float">
            <text:p>2786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50" calcext:value-type="float">
            <text:p>450</text:p>
          </table:table-cell>
          <table:table-cell office:value-type="float" office:value="11567" calcext:value-type="float">
            <text:p>11567</text:p>
          </table:table-cell>
          <table:table-cell office:value-type="float" office:value="17440" calcext:value-type="float">
            <text:p>17440</text:p>
          </table:table-cell>
          <table:table-cell office:value-type="float" office:value="11563" calcext:value-type="float">
            <text:p>11563</text:p>
          </table:table-cell>
          <table:table-cell office:value-type="float" office:value="18377" calcext:value-type="float">
            <text:p>18377</text:p>
          </table:table-cell>
          <table:table-cell office:value-type="float" office:value="12662" calcext:value-type="float">
            <text:p>12662</text:p>
          </table:table-cell>
          <table:table-cell office:value-type="float" office:value="19851" calcext:value-type="float">
            <text:p>19851</text:p>
          </table:table-cell>
          <table:table-cell office:value-type="float" office:value="12264" calcext:value-type="float">
            <text:p>12264</text:p>
          </table:table-cell>
          <table:table-cell office:value-type="float" office:value="18193" calcext:value-type="float">
            <text:p>18193</text:p>
          </table:table-cell>
          <table:table-cell table:style-name="ce8" office:value-type="float" office:value="450" calcext:value-type="float">
            <text:p>450</text:p>
          </table:table-cell>
          <table:table-cell office:value-type="float" office:value="13863" calcext:value-type="float">
            <text:p>13863</text:p>
          </table:table-cell>
          <table:table-cell office:value-type="float" office:value="22808" calcext:value-type="float">
            <text:p>22808</text:p>
          </table:table-cell>
          <table:table-cell table:style-name="ce4" office:value-type="float" office:value="19767" calcext:value-type="float">
            <text:p>19767</text:p>
          </table:table-cell>
          <table:table-cell table:style-name="Default" office:value-type="float" office:value="28861" calcext:value-type="float">
            <text:p>28861</text:p>
          </table:table-cell>
          <table:table-cell office:value-type="float" office:value="15961" calcext:value-type="float">
            <text:p>15961</text:p>
          </table:table-cell>
          <table:table-cell table:style-name="Default" office:value-type="float" office:value="23630" calcext:value-type="float">
            <text:p>23630</text:p>
          </table:table-cell>
          <table:table-cell office:value-type="float" office:value="19769" calcext:value-type="float">
            <text:p>19769</text:p>
          </table:table-cell>
          <table:table-cell office:value-type="float" office:value="28217" calcext:value-type="float">
            <text:p>2821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51" calcext:value-type="float">
            <text:p>451</text:p>
          </table:table-cell>
          <table:table-cell office:value-type="float" office:value="11568" calcext:value-type="float">
            <text:p>11568</text:p>
          </table:table-cell>
          <table:table-cell office:value-type="float" office:value="17445" calcext:value-type="float">
            <text:p>17445</text:p>
          </table:table-cell>
          <table:table-cell office:value-type="float" office:value="11463" calcext:value-type="float">
            <text:p>11463</text:p>
          </table:table-cell>
          <table:table-cell office:value-type="float" office:value="18277" calcext:value-type="float">
            <text:p>18277</text:p>
          </table:table-cell>
          <table:table-cell office:value-type="float" office:value="12663" calcext:value-type="float">
            <text:p>12663</text:p>
          </table:table-cell>
          <table:table-cell office:value-type="float" office:value="19583" calcext:value-type="float">
            <text:p>19583</text:p>
          </table:table-cell>
          <table:table-cell office:value-type="float" office:value="11466" calcext:value-type="float">
            <text:p>11466</text:p>
          </table:table-cell>
          <table:table-cell office:value-type="float" office:value="18223" calcext:value-type="float">
            <text:p>18223</text:p>
          </table:table-cell>
          <table:table-cell table:style-name="ce8" office:value-type="float" office:value="451" calcext:value-type="float">
            <text:p>451</text:p>
          </table:table-cell>
          <table:table-cell office:value-type="float" office:value="13865" calcext:value-type="float">
            <text:p>13865</text:p>
          </table:table-cell>
          <table:table-cell office:value-type="float" office:value="23190" calcext:value-type="float">
            <text:p>23190</text:p>
          </table:table-cell>
          <table:table-cell table:style-name="ce4" office:value-type="float" office:value="20365" calcext:value-type="float">
            <text:p>20365</text:p>
          </table:table-cell>
          <table:table-cell table:style-name="Default" office:value-type="float" office:value="29116" calcext:value-type="float">
            <text:p>29116</text:p>
          </table:table-cell>
          <table:table-cell office:value-type="float" office:value="15160" calcext:value-type="float">
            <text:p>15160</text:p>
          </table:table-cell>
          <table:table-cell table:style-name="Default" office:value-type="float" office:value="23617" calcext:value-type="float">
            <text:p>23617</text:p>
          </table:table-cell>
          <table:table-cell office:value-type="float" office:value="19867" calcext:value-type="float">
            <text:p>19867</text:p>
          </table:table-cell>
          <table:table-cell office:value-type="float" office:value="27938" calcext:value-type="float">
            <text:p>2793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52" calcext:value-type="float">
            <text:p>452</text:p>
          </table:table-cell>
          <table:table-cell office:value-type="float" office:value="11466" calcext:value-type="float">
            <text:p>11466</text:p>
          </table:table-cell>
          <table:table-cell office:value-type="float" office:value="17516" calcext:value-type="float">
            <text:p>17516</text:p>
          </table:table-cell>
          <table:table-cell office:value-type="float" office:value="11463" calcext:value-type="float">
            <text:p>11463</text:p>
          </table:table-cell>
          <table:table-cell office:value-type="float" office:value="18170" calcext:value-type="float">
            <text:p>18170</text:p>
          </table:table-cell>
          <table:table-cell office:value-type="float" office:value="12562" calcext:value-type="float">
            <text:p>12562</text:p>
          </table:table-cell>
          <table:table-cell office:value-type="float" office:value="19485" calcext:value-type="float">
            <text:p>19485</text:p>
          </table:table-cell>
          <table:table-cell office:value-type="float" office:value="9667" calcext:value-type="float">
            <text:p>9667</text:p>
          </table:table-cell>
          <table:table-cell office:value-type="float" office:value="17934" calcext:value-type="float">
            <text:p>17934</text:p>
          </table:table-cell>
          <table:table-cell table:style-name="ce8" office:value-type="float" office:value="452" calcext:value-type="float">
            <text:p>452</text:p>
          </table:table-cell>
          <table:table-cell office:value-type="float" office:value="14467" calcext:value-type="float">
            <text:p>14467</text:p>
          </table:table-cell>
          <table:table-cell office:value-type="float" office:value="23242" calcext:value-type="float">
            <text:p>23242</text:p>
          </table:table-cell>
          <table:table-cell table:style-name="ce4" office:value-type="float" office:value="19064" calcext:value-type="float">
            <text:p>19064</text:p>
          </table:table-cell>
          <table:table-cell table:style-name="Default" office:value-type="float" office:value="28765" calcext:value-type="float">
            <text:p>28765</text:p>
          </table:table-cell>
          <table:table-cell office:value-type="float" office:value="13458" calcext:value-type="float">
            <text:p>13458</text:p>
          </table:table-cell>
          <table:table-cell table:style-name="Default" office:value-type="float" office:value="23386" calcext:value-type="float">
            <text:p>23386</text:p>
          </table:table-cell>
          <table:table-cell office:value-type="float" office:value="20974" calcext:value-type="float">
            <text:p>20974</text:p>
          </table:table-cell>
          <table:table-cell office:value-type="float" office:value="28054" calcext:value-type="float">
            <text:p>2805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53" calcext:value-type="float">
            <text:p>453</text:p>
          </table:table-cell>
          <table:table-cell office:value-type="float" office:value="11467" calcext:value-type="float">
            <text:p>11467</text:p>
          </table:table-cell>
          <table:table-cell office:value-type="float" office:value="17602" calcext:value-type="float">
            <text:p>17602</text:p>
          </table:table-cell>
          <table:table-cell office:value-type="float" office:value="11561" calcext:value-type="float">
            <text:p>11561</text:p>
          </table:table-cell>
          <table:table-cell office:value-type="float" office:value="18070" calcext:value-type="float">
            <text:p>18070</text:p>
          </table:table-cell>
          <table:table-cell office:value-type="float" office:value="12662" calcext:value-type="float">
            <text:p>12662</text:p>
          </table:table-cell>
          <table:table-cell office:value-type="float" office:value="19262" calcext:value-type="float">
            <text:p>19262</text:p>
          </table:table-cell>
          <table:table-cell office:value-type="float" office:value="10667" calcext:value-type="float">
            <text:p>10667</text:p>
          </table:table-cell>
          <table:table-cell office:value-type="float" office:value="17733" calcext:value-type="float">
            <text:p>17733</text:p>
          </table:table-cell>
          <table:table-cell table:style-name="ce8" office:value-type="float" office:value="453" calcext:value-type="float">
            <text:p>453</text:p>
          </table:table-cell>
          <table:table-cell office:value-type="float" office:value="13766" calcext:value-type="float">
            <text:p>13766</text:p>
          </table:table-cell>
          <table:table-cell office:value-type="float" office:value="23373" calcext:value-type="float">
            <text:p>23373</text:p>
          </table:table-cell>
          <table:table-cell table:style-name="ce4" office:value-type="float" office:value="19765" calcext:value-type="float">
            <text:p>19765</text:p>
          </table:table-cell>
          <table:table-cell table:style-name="Default" office:value-type="float" office:value="28408" calcext:value-type="float">
            <text:p>28408</text:p>
          </table:table-cell>
          <table:table-cell office:value-type="float" office:value="14261" calcext:value-type="float">
            <text:p>14261</text:p>
          </table:table-cell>
          <table:table-cell table:style-name="Default" office:value-type="float" office:value="23193" calcext:value-type="float">
            <text:p>23193</text:p>
          </table:table-cell>
          <table:table-cell office:value-type="float" office:value="20566" calcext:value-type="float">
            <text:p>20566</text:p>
          </table:table-cell>
          <table:table-cell office:value-type="float" office:value="28216" calcext:value-type="float">
            <text:p>2821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54" calcext:value-type="float">
            <text:p>454</text:p>
          </table:table-cell>
          <table:table-cell office:value-type="float" office:value="12269" calcext:value-type="float">
            <text:p>12269</text:p>
          </table:table-cell>
          <table:table-cell office:value-type="float" office:value="17674" calcext:value-type="float">
            <text:p>17674</text:p>
          </table:table-cell>
          <table:table-cell office:value-type="float" office:value="11663" calcext:value-type="float">
            <text:p>11663</text:p>
          </table:table-cell>
          <table:table-cell office:value-type="float" office:value="18184" calcext:value-type="float">
            <text:p>18184</text:p>
          </table:table-cell>
          <table:table-cell office:value-type="float" office:value="13361" calcext:value-type="float">
            <text:p>13361</text:p>
          </table:table-cell>
          <table:table-cell office:value-type="float" office:value="19223" calcext:value-type="float">
            <text:p>19223</text:p>
          </table:table-cell>
          <table:table-cell office:value-type="float" office:value="10567" calcext:value-type="float">
            <text:p>10567</text:p>
          </table:table-cell>
          <table:table-cell office:value-type="float" office:value="17377" calcext:value-type="float">
            <text:p>17377</text:p>
          </table:table-cell>
          <table:table-cell table:style-name="ce8" office:value-type="float" office:value="454" calcext:value-type="float">
            <text:p>454</text:p>
          </table:table-cell>
          <table:table-cell office:value-type="float" office:value="13467" calcext:value-type="float">
            <text:p>13467</text:p>
          </table:table-cell>
          <table:table-cell office:value-type="float" office:value="23108" calcext:value-type="float">
            <text:p>23108</text:p>
          </table:table-cell>
          <table:table-cell table:style-name="ce4" office:value-type="float" office:value="18467" calcext:value-type="float">
            <text:p>18467</text:p>
          </table:table-cell>
          <table:table-cell table:style-name="Default" office:value-type="float" office:value="28521" calcext:value-type="float">
            <text:p>28521</text:p>
          </table:table-cell>
          <table:table-cell office:value-type="float" office:value="15363" calcext:value-type="float">
            <text:p>15363</text:p>
          </table:table-cell>
          <table:table-cell table:style-name="Default" office:value-type="float" office:value="22979" calcext:value-type="float">
            <text:p>22979</text:p>
          </table:table-cell>
          <table:table-cell office:value-type="float" office:value="19969" calcext:value-type="float">
            <text:p>19969</text:p>
          </table:table-cell>
          <table:table-cell office:value-type="float" office:value="28418" calcext:value-type="float">
            <text:p>2841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55" calcext:value-type="float">
            <text:p>455</text:p>
          </table:table-cell>
          <table:table-cell office:value-type="float" office:value="11667" calcext:value-type="float">
            <text:p>11667</text:p>
          </table:table-cell>
          <table:table-cell office:value-type="float" office:value="17711" calcext:value-type="float">
            <text:p>17711</text:p>
          </table:table-cell>
          <table:table-cell office:value-type="float" office:value="12263" calcext:value-type="float">
            <text:p>12263</text:p>
          </table:table-cell>
          <table:table-cell office:value-type="float" office:value="18426" calcext:value-type="float">
            <text:p>18426</text:p>
          </table:table-cell>
          <table:table-cell office:value-type="float" office:value="13462" calcext:value-type="float">
            <text:p>13462</text:p>
          </table:table-cell>
          <table:table-cell office:value-type="float" office:value="19161" calcext:value-type="float">
            <text:p>19161</text:p>
          </table:table-cell>
          <table:table-cell office:value-type="float" office:value="11366" calcext:value-type="float">
            <text:p>11366</text:p>
          </table:table-cell>
          <table:table-cell office:value-type="float" office:value="17171" calcext:value-type="float">
            <text:p>17171</text:p>
          </table:table-cell>
          <table:table-cell table:style-name="ce8" office:value-type="float" office:value="455" calcext:value-type="float">
            <text:p>455</text:p>
          </table:table-cell>
          <table:table-cell office:value-type="float" office:value="14664" calcext:value-type="float">
            <text:p>14664</text:p>
          </table:table-cell>
          <table:table-cell office:value-type="float" office:value="23097" calcext:value-type="float">
            <text:p>23097</text:p>
          </table:table-cell>
          <table:table-cell table:style-name="ce4" office:value-type="float" office:value="19967" calcext:value-type="float">
            <text:p>19967</text:p>
          </table:table-cell>
          <table:table-cell table:style-name="Default" office:value-type="float" office:value="27972" calcext:value-type="float">
            <text:p>27972</text:p>
          </table:table-cell>
          <table:table-cell office:value-type="float" office:value="14162" calcext:value-type="float">
            <text:p>14162</text:p>
          </table:table-cell>
          <table:table-cell table:style-name="Default" office:value-type="float" office:value="23266" calcext:value-type="float">
            <text:p>23266</text:p>
          </table:table-cell>
          <table:table-cell office:value-type="float" office:value="20967" calcext:value-type="float">
            <text:p>20967</text:p>
          </table:table-cell>
          <table:table-cell office:value-type="float" office:value="28124" calcext:value-type="float">
            <text:p>2812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56" calcext:value-type="float">
            <text:p>456</text:p>
          </table:table-cell>
          <table:table-cell office:value-type="float" office:value="11466" calcext:value-type="float">
            <text:p>11466</text:p>
          </table:table-cell>
          <table:table-cell office:value-type="float" office:value="17826" calcext:value-type="float">
            <text:p>17826</text:p>
          </table:table-cell>
          <table:table-cell office:value-type="float" office:value="11765" calcext:value-type="float">
            <text:p>11765</text:p>
          </table:table-cell>
          <table:table-cell office:value-type="float" office:value="18467" calcext:value-type="float">
            <text:p>18467</text:p>
          </table:table-cell>
          <table:table-cell office:value-type="float" office:value="13361" calcext:value-type="float">
            <text:p>13361</text:p>
          </table:table-cell>
          <table:table-cell office:value-type="float" office:value="19335" calcext:value-type="float">
            <text:p>19335</text:p>
          </table:table-cell>
          <table:table-cell office:value-type="float" office:value="10666" calcext:value-type="float">
            <text:p>10666</text:p>
          </table:table-cell>
          <table:table-cell office:value-type="float" office:value="17383" calcext:value-type="float">
            <text:p>17383</text:p>
          </table:table-cell>
          <table:table-cell table:style-name="ce8" office:value-type="float" office:value="456" calcext:value-type="float">
            <text:p>456</text:p>
          </table:table-cell>
          <table:table-cell office:value-type="float" office:value="13766" calcext:value-type="float">
            <text:p>13766</text:p>
          </table:table-cell>
          <table:table-cell office:value-type="float" office:value="22885" calcext:value-type="float">
            <text:p>22885</text:p>
          </table:table-cell>
          <table:table-cell table:style-name="ce4" office:value-type="float" office:value="18568" calcext:value-type="float">
            <text:p>18568</text:p>
          </table:table-cell>
          <table:table-cell table:style-name="Default" office:value-type="float" office:value="28253" calcext:value-type="float">
            <text:p>28253</text:p>
          </table:table-cell>
          <table:table-cell office:value-type="float" office:value="14963" calcext:value-type="float">
            <text:p>14963</text:p>
          </table:table-cell>
          <table:table-cell table:style-name="Default" office:value-type="float" office:value="22985" calcext:value-type="float">
            <text:p>22985</text:p>
          </table:table-cell>
          <table:table-cell office:value-type="float" office:value="21368" calcext:value-type="float">
            <text:p>21368</text:p>
          </table:table-cell>
          <table:table-cell office:value-type="float" office:value="28110" calcext:value-type="float">
            <text:p>2811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57" calcext:value-type="float">
            <text:p>457</text:p>
          </table:table-cell>
          <table:table-cell office:value-type="float" office:value="11569" calcext:value-type="float">
            <text:p>11569</text:p>
          </table:table-cell>
          <table:table-cell office:value-type="float" office:value="18007" calcext:value-type="float">
            <text:p>18007</text:p>
          </table:table-cell>
          <table:table-cell office:value-type="float" office:value="11466" calcext:value-type="float">
            <text:p>11466</text:p>
          </table:table-cell>
          <table:table-cell office:value-type="float" office:value="18524" calcext:value-type="float">
            <text:p>18524</text:p>
          </table:table-cell>
          <table:table-cell office:value-type="float" office:value="13362" calcext:value-type="float">
            <text:p>13362</text:p>
          </table:table-cell>
          <table:table-cell office:value-type="float" office:value="19606" calcext:value-type="float">
            <text:p>19606</text:p>
          </table:table-cell>
          <table:table-cell office:value-type="float" office:value="11666" calcext:value-type="float">
            <text:p>11666</text:p>
          </table:table-cell>
          <table:table-cell office:value-type="float" office:value="17725" calcext:value-type="float">
            <text:p>17725</text:p>
          </table:table-cell>
          <table:table-cell table:style-name="ce8" office:value-type="float" office:value="457" calcext:value-type="float">
            <text:p>457</text:p>
          </table:table-cell>
          <table:table-cell office:value-type="float" office:value="14666" calcext:value-type="float">
            <text:p>14666</text:p>
          </table:table-cell>
          <table:table-cell office:value-type="float" office:value="23148" calcext:value-type="float">
            <text:p>23148</text:p>
          </table:table-cell>
          <table:table-cell table:style-name="ce4" office:value-type="float" office:value="19561" calcext:value-type="float">
            <text:p>19561</text:p>
          </table:table-cell>
          <table:table-cell table:style-name="Default" office:value-type="float" office:value="27798" calcext:value-type="float">
            <text:p>27798</text:p>
          </table:table-cell>
          <table:table-cell office:value-type="float" office:value="15360" calcext:value-type="float">
            <text:p>15360</text:p>
          </table:table-cell>
          <table:table-cell table:style-name="Default" office:value-type="float" office:value="23063" calcext:value-type="float">
            <text:p>23063</text:p>
          </table:table-cell>
          <table:table-cell office:value-type="float" office:value="19963" calcext:value-type="float">
            <text:p>19963</text:p>
          </table:table-cell>
          <table:table-cell office:value-type="float" office:value="28508" calcext:value-type="float">
            <text:p>2850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58" calcext:value-type="float">
            <text:p>458</text:p>
          </table:table-cell>
          <table:table-cell office:value-type="float" office:value="11566" calcext:value-type="float">
            <text:p>11566</text:p>
          </table:table-cell>
          <table:table-cell office:value-type="float" office:value="18051" calcext:value-type="float">
            <text:p>18051</text:p>
          </table:table-cell>
          <table:table-cell office:value-type="float" office:value="12262" calcext:value-type="float">
            <text:p>12262</text:p>
          </table:table-cell>
          <table:table-cell office:value-type="float" office:value="18340" calcext:value-type="float">
            <text:p>18340</text:p>
          </table:table-cell>
          <table:table-cell office:value-type="float" office:value="12561" calcext:value-type="float">
            <text:p>12561</text:p>
          </table:table-cell>
          <table:table-cell office:value-type="float" office:value="19410" calcext:value-type="float">
            <text:p>19410</text:p>
          </table:table-cell>
          <table:table-cell office:value-type="float" office:value="11467" calcext:value-type="float">
            <text:p>11467</text:p>
          </table:table-cell>
          <table:table-cell office:value-type="float" office:value="17348" calcext:value-type="float">
            <text:p>17348</text:p>
          </table:table-cell>
          <table:table-cell table:style-name="ce8" office:value-type="float" office:value="458" calcext:value-type="float">
            <text:p>458</text:p>
          </table:table-cell>
          <table:table-cell office:value-type="float" office:value="13565" calcext:value-type="float">
            <text:p>13565</text:p>
          </table:table-cell>
          <table:table-cell office:value-type="float" office:value="23200" calcext:value-type="float">
            <text:p>23200</text:p>
          </table:table-cell>
          <table:table-cell table:style-name="ce4" office:value-type="float" office:value="18968" calcext:value-type="float">
            <text:p>18968</text:p>
          </table:table-cell>
          <table:table-cell table:style-name="Default" office:value-type="float" office:value="27264" calcext:value-type="float">
            <text:p>27264</text:p>
          </table:table-cell>
          <table:table-cell office:value-type="float" office:value="15159" calcext:value-type="float">
            <text:p>15159</text:p>
          </table:table-cell>
          <table:table-cell table:style-name="Default" office:value-type="float" office:value="23089" calcext:value-type="float">
            <text:p>23089</text:p>
          </table:table-cell>
          <table:table-cell office:value-type="float" office:value="20064" calcext:value-type="float">
            <text:p>20064</text:p>
          </table:table-cell>
          <table:table-cell office:value-type="float" office:value="28816" calcext:value-type="float">
            <text:p>2881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59" calcext:value-type="float">
            <text:p>459</text:p>
          </table:table-cell>
          <table:table-cell office:value-type="float" office:value="11770" calcext:value-type="float">
            <text:p>11770</text:p>
          </table:table-cell>
          <table:table-cell office:value-type="float" office:value="17815" calcext:value-type="float">
            <text:p>17815</text:p>
          </table:table-cell>
          <table:table-cell office:value-type="float" office:value="11361" calcext:value-type="float">
            <text:p>11361</text:p>
          </table:table-cell>
          <table:table-cell office:value-type="float" office:value="18421" calcext:value-type="float">
            <text:p>18421</text:p>
          </table:table-cell>
          <table:table-cell office:value-type="float" office:value="13660" calcext:value-type="float">
            <text:p>13660</text:p>
          </table:table-cell>
          <table:table-cell office:value-type="float" office:value="19553" calcext:value-type="float">
            <text:p>19553</text:p>
          </table:table-cell>
          <table:table-cell office:value-type="float" office:value="10667" calcext:value-type="float">
            <text:p>10667</text:p>
          </table:table-cell>
          <table:table-cell office:value-type="float" office:value="17336" calcext:value-type="float">
            <text:p>17336</text:p>
          </table:table-cell>
          <table:table-cell table:style-name="ce8" office:value-type="float" office:value="459" calcext:value-type="float">
            <text:p>459</text:p>
          </table:table-cell>
          <table:table-cell office:value-type="float" office:value="14467" calcext:value-type="float">
            <text:p>14467</text:p>
          </table:table-cell>
          <table:table-cell office:value-type="float" office:value="23311" calcext:value-type="float">
            <text:p>23311</text:p>
          </table:table-cell>
          <table:table-cell table:style-name="ce4" office:value-type="float" office:value="18265" calcext:value-type="float">
            <text:p>18265</text:p>
          </table:table-cell>
          <table:table-cell table:style-name="Default" office:value-type="float" office:value="27246" calcext:value-type="float">
            <text:p>27246</text:p>
          </table:table-cell>
          <table:table-cell office:value-type="float" office:value="14361" calcext:value-type="float">
            <text:p>14361</text:p>
          </table:table-cell>
          <table:table-cell table:style-name="Default" office:value-type="float" office:value="22904" calcext:value-type="float">
            <text:p>22904</text:p>
          </table:table-cell>
          <table:table-cell office:value-type="float" office:value="19365" calcext:value-type="float">
            <text:p>19365</text:p>
          </table:table-cell>
          <table:table-cell office:value-type="float" office:value="28644" calcext:value-type="float">
            <text:p>2864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60" calcext:value-type="float">
            <text:p>460</text:p>
          </table:table-cell>
          <table:table-cell office:value-type="float" office:value="11566" calcext:value-type="float">
            <text:p>11566</text:p>
          </table:table-cell>
          <table:table-cell office:value-type="float" office:value="17687" calcext:value-type="float">
            <text:p>17687</text:p>
          </table:table-cell>
          <table:table-cell office:value-type="float" office:value="12267" calcext:value-type="float">
            <text:p>12267</text:p>
          </table:table-cell>
          <table:table-cell office:value-type="float" office:value="18530" calcext:value-type="float">
            <text:p>18530</text:p>
          </table:table-cell>
          <table:table-cell office:value-type="float" office:value="12662" calcext:value-type="float">
            <text:p>12662</text:p>
          </table:table-cell>
          <table:table-cell office:value-type="float" office:value="19696" calcext:value-type="float">
            <text:p>19696</text:p>
          </table:table-cell>
          <table:table-cell office:value-type="float" office:value="10767" calcext:value-type="float">
            <text:p>10767</text:p>
          </table:table-cell>
          <table:table-cell office:value-type="float" office:value="17393" calcext:value-type="float">
            <text:p>17393</text:p>
          </table:table-cell>
          <table:table-cell table:style-name="ce8" office:value-type="float" office:value="460" calcext:value-type="float">
            <text:p>460</text:p>
          </table:table-cell>
          <table:table-cell office:value-type="float" office:value="14664" calcext:value-type="float">
            <text:p>14664</text:p>
          </table:table-cell>
          <table:table-cell office:value-type="float" office:value="23171" calcext:value-type="float">
            <text:p>23171</text:p>
          </table:table-cell>
          <table:table-cell table:style-name="ce4" office:value-type="float" office:value="19266" calcext:value-type="float">
            <text:p>19266</text:p>
          </table:table-cell>
          <table:table-cell table:style-name="Default" office:value-type="float" office:value="27571" calcext:value-type="float">
            <text:p>27571</text:p>
          </table:table-cell>
          <table:table-cell office:value-type="float" office:value="14860" calcext:value-type="float">
            <text:p>14860</text:p>
          </table:table-cell>
          <table:table-cell table:style-name="Default" office:value-type="float" office:value="23188" calcext:value-type="float">
            <text:p>23188</text:p>
          </table:table-cell>
          <table:table-cell office:value-type="float" office:value="19364" calcext:value-type="float">
            <text:p>19364</text:p>
          </table:table-cell>
          <table:table-cell office:value-type="float" office:value="28529" calcext:value-type="float">
            <text:p>2852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61" calcext:value-type="float">
            <text:p>461</text:p>
          </table:table-cell>
          <table:table-cell office:value-type="float" office:value="11769" calcext:value-type="float">
            <text:p>11769</text:p>
          </table:table-cell>
          <table:table-cell office:value-type="float" office:value="17700" calcext:value-type="float">
            <text:p>17700</text:p>
          </table:table-cell>
          <table:table-cell office:value-type="float" office:value="11565" calcext:value-type="float">
            <text:p>11565</text:p>
          </table:table-cell>
          <table:table-cell office:value-type="float" office:value="18569" calcext:value-type="float">
            <text:p>18569</text:p>
          </table:table-cell>
          <table:table-cell office:value-type="float" office:value="13461" calcext:value-type="float">
            <text:p>13461</text:p>
          </table:table-cell>
          <table:table-cell office:value-type="float" office:value="19447" calcext:value-type="float">
            <text:p>19447</text:p>
          </table:table-cell>
          <table:table-cell office:value-type="float" office:value="11167" calcext:value-type="float">
            <text:p>11167</text:p>
          </table:table-cell>
          <table:table-cell office:value-type="float" office:value="17417" calcext:value-type="float">
            <text:p>17417</text:p>
          </table:table-cell>
          <table:table-cell table:style-name="ce8" office:value-type="float" office:value="461" calcext:value-type="float">
            <text:p>461</text:p>
          </table:table-cell>
          <table:table-cell office:value-type="float" office:value="12664" calcext:value-type="float">
            <text:p>12664</text:p>
          </table:table-cell>
          <table:table-cell office:value-type="float" office:value="23339" calcext:value-type="float">
            <text:p>23339</text:p>
          </table:table-cell>
          <table:table-cell table:style-name="ce4" office:value-type="float" office:value="17462" calcext:value-type="float">
            <text:p>17462</text:p>
          </table:table-cell>
          <table:table-cell table:style-name="Default" office:value-type="float" office:value="27893" calcext:value-type="float">
            <text:p>27893</text:p>
          </table:table-cell>
          <table:table-cell office:value-type="float" office:value="15259" calcext:value-type="float">
            <text:p>15259</text:p>
          </table:table-cell>
          <table:table-cell table:style-name="Default" office:value-type="float" office:value="23105" calcext:value-type="float">
            <text:p>23105</text:p>
          </table:table-cell>
          <table:table-cell office:value-type="float" office:value="19063" calcext:value-type="float">
            <text:p>19063</text:p>
          </table:table-cell>
          <table:table-cell office:value-type="float" office:value="27746" calcext:value-type="float">
            <text:p>2774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62" calcext:value-type="float">
            <text:p>462</text:p>
          </table:table-cell>
          <table:table-cell office:value-type="float" office:value="11669" calcext:value-type="float">
            <text:p>11669</text:p>
          </table:table-cell>
          <table:table-cell office:value-type="float" office:value="17601" calcext:value-type="float">
            <text:p>17601</text:p>
          </table:table-cell>
          <table:table-cell office:value-type="float" office:value="12165" calcext:value-type="float">
            <text:p>12165</text:p>
          </table:table-cell>
          <table:table-cell office:value-type="float" office:value="18549" calcext:value-type="float">
            <text:p>18549</text:p>
          </table:table-cell>
          <table:table-cell office:value-type="float" office:value="12561" calcext:value-type="float">
            <text:p>12561</text:p>
          </table:table-cell>
          <table:table-cell office:value-type="float" office:value="19507" calcext:value-type="float">
            <text:p>19507</text:p>
          </table:table-cell>
          <table:table-cell office:value-type="float" office:value="10567" calcext:value-type="float">
            <text:p>10567</text:p>
          </table:table-cell>
          <table:table-cell office:value-type="float" office:value="17486" calcext:value-type="float">
            <text:p>17486</text:p>
          </table:table-cell>
          <table:table-cell table:style-name="ce8" office:value-type="float" office:value="462" calcext:value-type="float">
            <text:p>462</text:p>
          </table:table-cell>
          <table:table-cell office:value-type="float" office:value="14664" calcext:value-type="float">
            <text:p>14664</text:p>
          </table:table-cell>
          <table:table-cell office:value-type="float" office:value="22901" calcext:value-type="float">
            <text:p>22901</text:p>
          </table:table-cell>
          <table:table-cell table:style-name="ce4" office:value-type="float" office:value="17259" calcext:value-type="float">
            <text:p>17259</text:p>
          </table:table-cell>
          <table:table-cell table:style-name="Default" office:value-type="float" office:value="27743" calcext:value-type="float">
            <text:p>27743</text:p>
          </table:table-cell>
          <table:table-cell office:value-type="float" office:value="15655" calcext:value-type="float">
            <text:p>15655</text:p>
          </table:table-cell>
          <table:table-cell table:style-name="Default" office:value-type="float" office:value="22856" calcext:value-type="float">
            <text:p>22856</text:p>
          </table:table-cell>
          <table:table-cell office:value-type="float" office:value="19264" calcext:value-type="float">
            <text:p>19264</text:p>
          </table:table-cell>
          <table:table-cell office:value-type="float" office:value="26796" calcext:value-type="float">
            <text:p>2679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63" calcext:value-type="float">
            <text:p>463</text:p>
          </table:table-cell>
          <table:table-cell office:value-type="float" office:value="11468" calcext:value-type="float">
            <text:p>11468</text:p>
          </table:table-cell>
          <table:table-cell office:value-type="float" office:value="17604" calcext:value-type="float">
            <text:p>17604</text:p>
          </table:table-cell>
          <table:table-cell office:value-type="float" office:value="11864" calcext:value-type="float">
            <text:p>11864</text:p>
          </table:table-cell>
          <table:table-cell office:value-type="float" office:value="18521" calcext:value-type="float">
            <text:p>18521</text:p>
          </table:table-cell>
          <table:table-cell office:value-type="float" office:value="12562" calcext:value-type="float">
            <text:p>12562</text:p>
          </table:table-cell>
          <table:table-cell office:value-type="float" office:value="19428" calcext:value-type="float">
            <text:p>19428</text:p>
          </table:table-cell>
          <table:table-cell office:value-type="float" office:value="10566" calcext:value-type="float">
            <text:p>10566</text:p>
          </table:table-cell>
          <table:table-cell office:value-type="float" office:value="17526" calcext:value-type="float">
            <text:p>17526</text:p>
          </table:table-cell>
          <table:table-cell table:style-name="ce8" office:value-type="float" office:value="463" calcext:value-type="float">
            <text:p>463</text:p>
          </table:table-cell>
          <table:table-cell office:value-type="float" office:value="14663" calcext:value-type="float">
            <text:p>14663</text:p>
          </table:table-cell>
          <table:table-cell office:value-type="float" office:value="23004" calcext:value-type="float">
            <text:p>23004</text:p>
          </table:table-cell>
          <table:table-cell table:style-name="ce4" office:value-type="float" office:value="17862" calcext:value-type="float">
            <text:p>17862</text:p>
          </table:table-cell>
          <table:table-cell table:style-name="Default" office:value-type="float" office:value="27613" calcext:value-type="float">
            <text:p>27613</text:p>
          </table:table-cell>
          <table:table-cell office:value-type="float" office:value="15657" calcext:value-type="float">
            <text:p>15657</text:p>
          </table:table-cell>
          <table:table-cell table:style-name="Default" office:value-type="float" office:value="22968" calcext:value-type="float">
            <text:p>22968</text:p>
          </table:table-cell>
          <table:table-cell office:value-type="float" office:value="17970" calcext:value-type="float">
            <text:p>17970</text:p>
          </table:table-cell>
          <table:table-cell office:value-type="float" office:value="26969" calcext:value-type="float">
            <text:p>2696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64" calcext:value-type="float">
            <text:p>464</text:p>
          </table:table-cell>
          <table:table-cell office:value-type="float" office:value="11466" calcext:value-type="float">
            <text:p>11466</text:p>
          </table:table-cell>
          <table:table-cell office:value-type="float" office:value="17606" calcext:value-type="float">
            <text:p>17606</text:p>
          </table:table-cell>
          <table:table-cell office:value-type="float" office:value="11566" calcext:value-type="float">
            <text:p>11566</text:p>
          </table:table-cell>
          <table:table-cell office:value-type="float" office:value="18477" calcext:value-type="float">
            <text:p>18477</text:p>
          </table:table-cell>
          <table:table-cell office:value-type="float" office:value="12559" calcext:value-type="float">
            <text:p>12559</text:p>
          </table:table-cell>
          <table:table-cell office:value-type="float" office:value="19151" calcext:value-type="float">
            <text:p>19151</text:p>
          </table:table-cell>
          <table:table-cell office:value-type="float" office:value="10567" calcext:value-type="float">
            <text:p>10567</text:p>
          </table:table-cell>
          <table:table-cell office:value-type="float" office:value="17599" calcext:value-type="float">
            <text:p>17599</text:p>
          </table:table-cell>
          <table:table-cell table:style-name="ce8" office:value-type="float" office:value="464" calcext:value-type="float">
            <text:p>464</text:p>
          </table:table-cell>
          <table:table-cell office:value-type="float" office:value="14465" calcext:value-type="float">
            <text:p>14465</text:p>
          </table:table-cell>
          <table:table-cell office:value-type="float" office:value="23073" calcext:value-type="float">
            <text:p>23073</text:p>
          </table:table-cell>
          <table:table-cell table:style-name="ce4" office:value-type="float" office:value="18764" calcext:value-type="float">
            <text:p>18764</text:p>
          </table:table-cell>
          <table:table-cell table:style-name="Default" office:value-type="float" office:value="27360" calcext:value-type="float">
            <text:p>27360</text:p>
          </table:table-cell>
          <table:table-cell office:value-type="float" office:value="15158" calcext:value-type="float">
            <text:p>15158</text:p>
          </table:table-cell>
          <table:table-cell table:style-name="Default" office:value-type="float" office:value="22943" calcext:value-type="float">
            <text:p>22943</text:p>
          </table:table-cell>
          <table:table-cell office:value-type="float" office:value="18971" calcext:value-type="float">
            <text:p>18971</text:p>
          </table:table-cell>
          <table:table-cell office:value-type="float" office:value="26968" calcext:value-type="float">
            <text:p>2696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65" calcext:value-type="float">
            <text:p>465</text:p>
          </table:table-cell>
          <table:table-cell office:value-type="float" office:value="11669" calcext:value-type="float">
            <text:p>11669</text:p>
          </table:table-cell>
          <table:table-cell office:value-type="float" office:value="17782" calcext:value-type="float">
            <text:p>17782</text:p>
          </table:table-cell>
          <table:table-cell office:value-type="float" office:value="11366" calcext:value-type="float">
            <text:p>11366</text:p>
          </table:table-cell>
          <table:table-cell office:value-type="float" office:value="18433" calcext:value-type="float">
            <text:p>18433</text:p>
          </table:table-cell>
          <table:table-cell office:value-type="float" office:value="12761" calcext:value-type="float">
            <text:p>12761</text:p>
          </table:table-cell>
          <table:table-cell office:value-type="float" office:value="19210" calcext:value-type="float">
            <text:p>19210</text:p>
          </table:table-cell>
          <table:table-cell office:value-type="float" office:value="11166" calcext:value-type="float">
            <text:p>11166</text:p>
          </table:table-cell>
          <table:table-cell office:value-type="float" office:value="17285" calcext:value-type="float">
            <text:p>17285</text:p>
          </table:table-cell>
          <table:table-cell table:style-name="ce8" office:value-type="float" office:value="465" calcext:value-type="float">
            <text:p>465</text:p>
          </table:table-cell>
          <table:table-cell office:value-type="float" office:value="13665" calcext:value-type="float">
            <text:p>13665</text:p>
          </table:table-cell>
          <table:table-cell office:value-type="float" office:value="23020" calcext:value-type="float">
            <text:p>23020</text:p>
          </table:table-cell>
          <table:table-cell table:style-name="ce4" office:value-type="float" office:value="16764" calcext:value-type="float">
            <text:p>16764</text:p>
          </table:table-cell>
          <table:table-cell table:style-name="Default" office:value-type="float" office:value="27448" calcext:value-type="float">
            <text:p>27448</text:p>
          </table:table-cell>
          <table:table-cell office:value-type="float" office:value="14358" calcext:value-type="float">
            <text:p>14358</text:p>
          </table:table-cell>
          <table:table-cell table:style-name="Default" office:value-type="float" office:value="22956" calcext:value-type="float">
            <text:p>22956</text:p>
          </table:table-cell>
          <table:table-cell office:value-type="float" office:value="19167" calcext:value-type="float">
            <text:p>19167</text:p>
          </table:table-cell>
          <table:table-cell office:value-type="float" office:value="26779" calcext:value-type="float">
            <text:p>2677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66" calcext:value-type="float">
            <text:p>466</text:p>
          </table:table-cell>
          <table:table-cell office:value-type="float" office:value="11470" calcext:value-type="float">
            <text:p>11470</text:p>
          </table:table-cell>
          <table:table-cell office:value-type="float" office:value="17640" calcext:value-type="float">
            <text:p>17640</text:p>
          </table:table-cell>
          <table:table-cell office:value-type="float" office:value="10664" calcext:value-type="float">
            <text:p>10664</text:p>
          </table:table-cell>
          <table:table-cell office:value-type="float" office:value="18232" calcext:value-type="float">
            <text:p>18232</text:p>
          </table:table-cell>
          <table:table-cell office:value-type="float" office:value="12661" calcext:value-type="float">
            <text:p>12661</text:p>
          </table:table-cell>
          <table:table-cell office:value-type="float" office:value="19400" calcext:value-type="float">
            <text:p>19400</text:p>
          </table:table-cell>
          <table:table-cell office:value-type="float" office:value="11068" calcext:value-type="float">
            <text:p>11068</text:p>
          </table:table-cell>
          <table:table-cell office:value-type="float" office:value="17354" calcext:value-type="float">
            <text:p>17354</text:p>
          </table:table-cell>
          <table:table-cell table:style-name="ce8" office:value-type="float" office:value="466" calcext:value-type="float">
            <text:p>466</text:p>
          </table:table-cell>
          <table:table-cell office:value-type="float" office:value="14767" calcext:value-type="float">
            <text:p>14767</text:p>
          </table:table-cell>
          <table:table-cell office:value-type="float" office:value="23092" calcext:value-type="float">
            <text:p>23092</text:p>
          </table:table-cell>
          <table:table-cell table:style-name="ce4" office:value-type="float" office:value="18666" calcext:value-type="float">
            <text:p>18666</text:p>
          </table:table-cell>
          <table:table-cell table:style-name="Default" office:value-type="float" office:value="27282" calcext:value-type="float">
            <text:p>27282</text:p>
          </table:table-cell>
          <table:table-cell office:value-type="float" office:value="15260" calcext:value-type="float">
            <text:p>15260</text:p>
          </table:table-cell>
          <table:table-cell table:style-name="Default" office:value-type="float" office:value="22845" calcext:value-type="float">
            <text:p>22845</text:p>
          </table:table-cell>
          <table:table-cell office:value-type="float" office:value="17963" calcext:value-type="float">
            <text:p>17963</text:p>
          </table:table-cell>
          <table:table-cell office:value-type="float" office:value="26797" calcext:value-type="float">
            <text:p>2679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67" calcext:value-type="float">
            <text:p>467</text:p>
          </table:table-cell>
          <table:table-cell office:value-type="float" office:value="11466" calcext:value-type="float">
            <text:p>11466</text:p>
          </table:table-cell>
          <table:table-cell office:value-type="float" office:value="17656" calcext:value-type="float">
            <text:p>17656</text:p>
          </table:table-cell>
          <table:table-cell office:value-type="float" office:value="11662" calcext:value-type="float">
            <text:p>11662</text:p>
          </table:table-cell>
          <table:table-cell office:value-type="float" office:value="18500" calcext:value-type="float">
            <text:p>18500</text:p>
          </table:table-cell>
          <table:table-cell office:value-type="float" office:value="12561" calcext:value-type="float">
            <text:p>12561</text:p>
          </table:table-cell>
          <table:table-cell office:value-type="float" office:value="19354" calcext:value-type="float">
            <text:p>19354</text:p>
          </table:table-cell>
          <table:table-cell office:value-type="float" office:value="10467" calcext:value-type="float">
            <text:p>10467</text:p>
          </table:table-cell>
          <table:table-cell office:value-type="float" office:value="17439" calcext:value-type="float">
            <text:p>17439</text:p>
          </table:table-cell>
          <table:table-cell table:style-name="ce8" office:value-type="float" office:value="467" calcext:value-type="float">
            <text:p>467</text:p>
          </table:table-cell>
          <table:table-cell office:value-type="float" office:value="14464" calcext:value-type="float">
            <text:p>14464</text:p>
          </table:table-cell>
          <table:table-cell office:value-type="float" office:value="22917" calcext:value-type="float">
            <text:p>22917</text:p>
          </table:table-cell>
          <table:table-cell table:style-name="ce4" office:value-type="float" office:value="19165" calcext:value-type="float">
            <text:p>19165</text:p>
          </table:table-cell>
          <table:table-cell table:style-name="Default" office:value-type="float" office:value="27149" calcext:value-type="float">
            <text:p>27149</text:p>
          </table:table-cell>
          <table:table-cell office:value-type="float" office:value="14158" calcext:value-type="float">
            <text:p>14158</text:p>
          </table:table-cell>
          <table:table-cell table:style-name="Default" office:value-type="float" office:value="23095" calcext:value-type="float">
            <text:p>23095</text:p>
          </table:table-cell>
          <table:table-cell office:value-type="float" office:value="18367" calcext:value-type="float">
            <text:p>18367</text:p>
          </table:table-cell>
          <table:table-cell office:value-type="float" office:value="26853" calcext:value-type="float">
            <text:p>2685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68" calcext:value-type="float">
            <text:p>468</text:p>
          </table:table-cell>
          <table:table-cell office:value-type="float" office:value="11463" calcext:value-type="float">
            <text:p>11463</text:p>
          </table:table-cell>
          <table:table-cell office:value-type="float" office:value="17538" calcext:value-type="float">
            <text:p>17538</text:p>
          </table:table-cell>
          <table:table-cell office:value-type="float" office:value="10869" calcext:value-type="float">
            <text:p>10869</text:p>
          </table:table-cell>
          <table:table-cell office:value-type="float" office:value="18281" calcext:value-type="float">
            <text:p>18281</text:p>
          </table:table-cell>
          <table:table-cell office:value-type="float" office:value="12562" calcext:value-type="float">
            <text:p>12562</text:p>
          </table:table-cell>
          <table:table-cell office:value-type="float" office:value="19266" calcext:value-type="float">
            <text:p>19266</text:p>
          </table:table-cell>
          <table:table-cell office:value-type="float" office:value="11366" calcext:value-type="float">
            <text:p>11366</text:p>
          </table:table-cell>
          <table:table-cell office:value-type="float" office:value="17360" calcext:value-type="float">
            <text:p>17360</text:p>
          </table:table-cell>
          <table:table-cell table:style-name="ce8" office:value-type="float" office:value="468" calcext:value-type="float">
            <text:p>468</text:p>
          </table:table-cell>
          <table:table-cell office:value-type="float" office:value="12766" calcext:value-type="float">
            <text:p>12766</text:p>
          </table:table-cell>
          <table:table-cell office:value-type="float" office:value="22850" calcext:value-type="float">
            <text:p>22850</text:p>
          </table:table-cell>
          <table:table-cell table:style-name="ce4" office:value-type="float" office:value="19263" calcext:value-type="float">
            <text:p>19263</text:p>
          </table:table-cell>
          <table:table-cell table:style-name="Default" office:value-type="float" office:value="27490" calcext:value-type="float">
            <text:p>27490</text:p>
          </table:table-cell>
          <table:table-cell office:value-type="float" office:value="14464" calcext:value-type="float">
            <text:p>14464</text:p>
          </table:table-cell>
          <table:table-cell table:style-name="Default" office:value-type="float" office:value="23134" calcext:value-type="float">
            <text:p>23134</text:p>
          </table:table-cell>
          <table:table-cell office:value-type="float" office:value="19461" calcext:value-type="float">
            <text:p>19461</text:p>
          </table:table-cell>
          <table:table-cell office:value-type="float" office:value="26715" calcext:value-type="float">
            <text:p>2671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69" calcext:value-type="float">
            <text:p>469</text:p>
          </table:table-cell>
          <table:table-cell office:value-type="float" office:value="11466" calcext:value-type="float">
            <text:p>11466</text:p>
          </table:table-cell>
          <table:table-cell office:value-type="float" office:value="17584" calcext:value-type="float">
            <text:p>17584</text:p>
          </table:table-cell>
          <table:table-cell office:value-type="float" office:value="10463" calcext:value-type="float">
            <text:p>10463</text:p>
          </table:table-cell>
          <table:table-cell office:value-type="float" office:value="18255" calcext:value-type="float">
            <text:p>18255</text:p>
          </table:table-cell>
          <table:table-cell office:value-type="float" office:value="12561" calcext:value-type="float">
            <text:p>12561</text:p>
          </table:table-cell>
          <table:table-cell office:value-type="float" office:value="19253" calcext:value-type="float">
            <text:p>19253</text:p>
          </table:table-cell>
          <table:table-cell office:value-type="float" office:value="12066" calcext:value-type="float">
            <text:p>12066</text:p>
          </table:table-cell>
          <table:table-cell office:value-type="float" office:value="17419" calcext:value-type="float">
            <text:p>17419</text:p>
          </table:table-cell>
          <table:table-cell table:style-name="ce8" office:value-type="float" office:value="469" calcext:value-type="float">
            <text:p>469</text:p>
          </table:table-cell>
          <table:table-cell office:value-type="float" office:value="13766" calcext:value-type="float">
            <text:p>13766</text:p>
          </table:table-cell>
          <table:table-cell office:value-type="float" office:value="22779" calcext:value-type="float">
            <text:p>22779</text:p>
          </table:table-cell>
          <table:table-cell table:style-name="ce4" office:value-type="float" office:value="19163" calcext:value-type="float">
            <text:p>19163</text:p>
          </table:table-cell>
          <table:table-cell table:style-name="Default" office:value-type="float" office:value="27848" calcext:value-type="float">
            <text:p>27848</text:p>
          </table:table-cell>
          <table:table-cell office:value-type="float" office:value="15857" calcext:value-type="float">
            <text:p>15857</text:p>
          </table:table-cell>
          <table:table-cell table:style-name="Default" office:value-type="float" office:value="23371" calcext:value-type="float">
            <text:p>23371</text:p>
          </table:table-cell>
          <table:table-cell office:value-type="float" office:value="18964" calcext:value-type="float">
            <text:p>18964</text:p>
          </table:table-cell>
          <table:table-cell office:value-type="float" office:value="26859" calcext:value-type="float">
            <text:p>26859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70" calcext:value-type="float">
            <text:p>470</text:p>
          </table:table-cell>
          <table:table-cell office:value-type="float" office:value="11564" calcext:value-type="float">
            <text:p>11564</text:p>
          </table:table-cell>
          <table:table-cell office:value-type="float" office:value="17454" calcext:value-type="float">
            <text:p>17454</text:p>
          </table:table-cell>
          <table:table-cell office:value-type="float" office:value="11467" calcext:value-type="float">
            <text:p>11467</text:p>
          </table:table-cell>
          <table:table-cell office:value-type="float" office:value="18137" calcext:value-type="float">
            <text:p>18137</text:p>
          </table:table-cell>
          <table:table-cell office:value-type="float" office:value="12561" calcext:value-type="float">
            <text:p>12561</text:p>
          </table:table-cell>
          <table:table-cell office:value-type="float" office:value="19312" calcext:value-type="float">
            <text:p>19312</text:p>
          </table:table-cell>
          <table:table-cell office:value-type="float" office:value="10267" calcext:value-type="float">
            <text:p>10267</text:p>
          </table:table-cell>
          <table:table-cell office:value-type="float" office:value="17619" calcext:value-type="float">
            <text:p>17619</text:p>
          </table:table-cell>
          <table:table-cell table:style-name="ce8" office:value-type="float" office:value="470" calcext:value-type="float">
            <text:p>470</text:p>
          </table:table-cell>
          <table:table-cell office:value-type="float" office:value="14664" calcext:value-type="float">
            <text:p>14664</text:p>
          </table:table-cell>
          <table:table-cell office:value-type="float" office:value="23005" calcext:value-type="float">
            <text:p>23005</text:p>
          </table:table-cell>
          <table:table-cell table:style-name="ce4" office:value-type="float" office:value="18661" calcext:value-type="float">
            <text:p>18661</text:p>
          </table:table-cell>
          <table:table-cell table:style-name="Default" office:value-type="float" office:value="27808" calcext:value-type="float">
            <text:p>27808</text:p>
          </table:table-cell>
          <table:table-cell office:value-type="float" office:value="16057" calcext:value-type="float">
            <text:p>16057</text:p>
          </table:table-cell>
          <table:table-cell table:style-name="Default" office:value-type="float" office:value="23400" calcext:value-type="float">
            <text:p>23400</text:p>
          </table:table-cell>
          <table:table-cell office:value-type="float" office:value="19165" calcext:value-type="float">
            <text:p>19165</text:p>
          </table:table-cell>
          <table:table-cell office:value-type="float" office:value="27111" calcext:value-type="float">
            <text:p>2711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71" calcext:value-type="float">
            <text:p>471</text:p>
          </table:table-cell>
          <table:table-cell office:value-type="float" office:value="11467" calcext:value-type="float">
            <text:p>11467</text:p>
          </table:table-cell>
          <table:table-cell office:value-type="float" office:value="17508" calcext:value-type="float">
            <text:p>17508</text:p>
          </table:table-cell>
          <table:table-cell office:value-type="float" office:value="11466" calcext:value-type="float">
            <text:p>11466</text:p>
          </table:table-cell>
          <table:table-cell office:value-type="float" office:value="18122" calcext:value-type="float">
            <text:p>18122</text:p>
          </table:table-cell>
          <table:table-cell office:value-type="float" office:value="12561" calcext:value-type="float">
            <text:p>12561</text:p>
          </table:table-cell>
          <table:table-cell office:value-type="float" office:value="19371" calcext:value-type="float">
            <text:p>19371</text:p>
          </table:table-cell>
          <table:table-cell office:value-type="float" office:value="11565" calcext:value-type="float">
            <text:p>11565</text:p>
          </table:table-cell>
          <table:table-cell office:value-type="float" office:value="17787" calcext:value-type="float">
            <text:p>17787</text:p>
          </table:table-cell>
          <table:table-cell table:style-name="ce8" office:value-type="float" office:value="471" calcext:value-type="float">
            <text:p>471</text:p>
          </table:table-cell>
          <table:table-cell office:value-type="float" office:value="13466" calcext:value-type="float">
            <text:p>13466</text:p>
          </table:table-cell>
          <table:table-cell office:value-type="float" office:value="23058" calcext:value-type="float">
            <text:p>23058</text:p>
          </table:table-cell>
          <table:table-cell table:style-name="ce4" office:value-type="float" office:value="18657" calcext:value-type="float">
            <text:p>18657</text:p>
          </table:table-cell>
          <table:table-cell table:style-name="Default" office:value-type="float" office:value="27593" calcext:value-type="float">
            <text:p>27593</text:p>
          </table:table-cell>
          <table:table-cell office:value-type="float" office:value="13362" calcext:value-type="float">
            <text:p>13362</text:p>
          </table:table-cell>
          <table:table-cell table:style-name="Default" office:value-type="float" office:value="23278" calcext:value-type="float">
            <text:p>23278</text:p>
          </table:table-cell>
          <table:table-cell office:value-type="float" office:value="19062" calcext:value-type="float">
            <text:p>19062</text:p>
          </table:table-cell>
          <table:table-cell office:value-type="float" office:value="26992" calcext:value-type="float">
            <text:p>2699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72" calcext:value-type="float">
            <text:p>472</text:p>
          </table:table-cell>
          <table:table-cell office:value-type="float" office:value="11468" calcext:value-type="float">
            <text:p>11468</text:p>
          </table:table-cell>
          <table:table-cell office:value-type="float" office:value="17444" calcext:value-type="float">
            <text:p>17444</text:p>
          </table:table-cell>
          <table:table-cell office:value-type="float" office:value="11463" calcext:value-type="float">
            <text:p>11463</text:p>
          </table:table-cell>
          <table:table-cell office:value-type="float" office:value="18212" calcext:value-type="float">
            <text:p>18212</text:p>
          </table:table-cell>
          <table:table-cell office:value-type="float" office:value="12561" calcext:value-type="float">
            <text:p>12561</text:p>
          </table:table-cell>
          <table:table-cell office:value-type="float" office:value="19291" calcext:value-type="float">
            <text:p>19291</text:p>
          </table:table-cell>
          <table:table-cell office:value-type="float" office:value="11167" calcext:value-type="float">
            <text:p>11167</text:p>
          </table:table-cell>
          <table:table-cell office:value-type="float" office:value="17910" calcext:value-type="float">
            <text:p>17910</text:p>
          </table:table-cell>
          <table:table-cell table:style-name="ce8" office:value-type="float" office:value="472" calcext:value-type="float">
            <text:p>472</text:p>
          </table:table-cell>
          <table:table-cell office:value-type="float" office:value="15065" calcext:value-type="float">
            <text:p>15065</text:p>
          </table:table-cell>
          <table:table-cell office:value-type="float" office:value="23111" calcext:value-type="float">
            <text:p>23111</text:p>
          </table:table-cell>
          <table:table-cell table:style-name="ce4" office:value-type="float" office:value="18167" calcext:value-type="float">
            <text:p>18167</text:p>
          </table:table-cell>
          <table:table-cell table:style-name="Default" office:value-type="float" office:value="27451" calcext:value-type="float">
            <text:p>27451</text:p>
          </table:table-cell>
          <table:table-cell office:value-type="float" office:value="15162" calcext:value-type="float">
            <text:p>15162</text:p>
          </table:table-cell>
          <table:table-cell table:style-name="Default" office:value-type="float" office:value="22964" calcext:value-type="float">
            <text:p>22964</text:p>
          </table:table-cell>
          <table:table-cell office:value-type="float" office:value="18963" calcext:value-type="float">
            <text:p>18963</text:p>
          </table:table-cell>
          <table:table-cell office:value-type="float" office:value="26903" calcext:value-type="float">
            <text:p>2690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73" calcext:value-type="float">
            <text:p>473</text:p>
          </table:table-cell>
          <table:table-cell office:value-type="float" office:value="11566" calcext:value-type="float">
            <text:p>11566</text:p>
          </table:table-cell>
          <table:table-cell office:value-type="float" office:value="17596" calcext:value-type="float">
            <text:p>17596</text:p>
          </table:table-cell>
          <table:table-cell office:value-type="float" office:value="11862" calcext:value-type="float">
            <text:p>11862</text:p>
          </table:table-cell>
          <table:table-cell office:value-type="float" office:value="18080" calcext:value-type="float">
            <text:p>18080</text:p>
          </table:table-cell>
          <table:table-cell office:value-type="float" office:value="13461" calcext:value-type="float">
            <text:p>13461</text:p>
          </table:table-cell>
          <table:table-cell office:value-type="float" office:value="19116" calcext:value-type="float">
            <text:p>19116</text:p>
          </table:table-cell>
          <table:table-cell office:value-type="float" office:value="11266" calcext:value-type="float">
            <text:p>11266</text:p>
          </table:table-cell>
          <table:table-cell office:value-type="float" office:value="17971" calcext:value-type="float">
            <text:p>17971</text:p>
          </table:table-cell>
          <table:table-cell table:style-name="ce8" office:value-type="float" office:value="473" calcext:value-type="float">
            <text:p>473</text:p>
          </table:table-cell>
          <table:table-cell office:value-type="float" office:value="13666" calcext:value-type="float">
            <text:p>13666</text:p>
          </table:table-cell>
          <table:table-cell office:value-type="float" office:value="23025" calcext:value-type="float">
            <text:p>23025</text:p>
          </table:table-cell>
          <table:table-cell table:style-name="ce4" office:value-type="float" office:value="19666" calcext:value-type="float">
            <text:p>19666</text:p>
          </table:table-cell>
          <table:table-cell table:style-name="Default" office:value-type="float" office:value="27771" calcext:value-type="float">
            <text:p>27771</text:p>
          </table:table-cell>
          <table:table-cell office:value-type="float" office:value="15064" calcext:value-type="float">
            <text:p>15064</text:p>
          </table:table-cell>
          <table:table-cell table:style-name="Default" office:value-type="float" office:value="22841" calcext:value-type="float">
            <text:p>22841</text:p>
          </table:table-cell>
          <table:table-cell office:value-type="float" office:value="19264" calcext:value-type="float">
            <text:p>19264</text:p>
          </table:table-cell>
          <table:table-cell office:value-type="float" office:value="26650" calcext:value-type="float">
            <text:p>2665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74" calcext:value-type="float">
            <text:p>474</text:p>
          </table:table-cell>
          <table:table-cell office:value-type="float" office:value="11566" calcext:value-type="float">
            <text:p>11566</text:p>
          </table:table-cell>
          <table:table-cell office:value-type="float" office:value="17598" calcext:value-type="float">
            <text:p>17598</text:p>
          </table:table-cell>
          <table:table-cell office:value-type="float" office:value="11663" calcext:value-type="float">
            <text:p>11663</text:p>
          </table:table-cell>
          <table:table-cell office:value-type="float" office:value="18216" calcext:value-type="float">
            <text:p>18216</text:p>
          </table:table-cell>
          <table:table-cell office:value-type="float" office:value="12661" calcext:value-type="float">
            <text:p>12661</text:p>
          </table:table-cell>
          <table:table-cell office:value-type="float" office:value="19319" calcext:value-type="float">
            <text:p>19319</text:p>
          </table:table-cell>
          <table:table-cell office:value-type="float" office:value="11367" calcext:value-type="float">
            <text:p>11367</text:p>
          </table:table-cell>
          <table:table-cell office:value-type="float" office:value="18091" calcext:value-type="float">
            <text:p>18091</text:p>
          </table:table-cell>
          <table:table-cell table:style-name="ce8" office:value-type="float" office:value="474" calcext:value-type="float">
            <text:p>474</text:p>
          </table:table-cell>
          <table:table-cell office:value-type="float" office:value="13566" calcext:value-type="float">
            <text:p>13566</text:p>
          </table:table-cell>
          <table:table-cell office:value-type="float" office:value="22727" calcext:value-type="float">
            <text:p>22727</text:p>
          </table:table-cell>
          <table:table-cell table:style-name="ce4" office:value-type="float" office:value="17164" calcext:value-type="float">
            <text:p>17164</text:p>
          </table:table-cell>
          <table:table-cell table:style-name="Default" office:value-type="float" office:value="28046" calcext:value-type="float">
            <text:p>28046</text:p>
          </table:table-cell>
          <table:table-cell office:value-type="float" office:value="14165" calcext:value-type="float">
            <text:p>14165</text:p>
          </table:table-cell>
          <table:table-cell table:style-name="Default" office:value-type="float" office:value="23080" calcext:value-type="float">
            <text:p>23080</text:p>
          </table:table-cell>
          <table:table-cell office:value-type="float" office:value="19369" calcext:value-type="float">
            <text:p>19369</text:p>
          </table:table-cell>
          <table:table-cell office:value-type="float" office:value="26850" calcext:value-type="float">
            <text:p>2685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75" calcext:value-type="float">
            <text:p>475</text:p>
          </table:table-cell>
          <table:table-cell office:value-type="float" office:value="11565" calcext:value-type="float">
            <text:p>11565</text:p>
          </table:table-cell>
          <table:table-cell office:value-type="float" office:value="17482" calcext:value-type="float">
            <text:p>17482</text:p>
          </table:table-cell>
          <table:table-cell office:value-type="float" office:value="11563" calcext:value-type="float">
            <text:p>11563</text:p>
          </table:table-cell>
          <table:table-cell office:value-type="float" office:value="18188" calcext:value-type="float">
            <text:p>18188</text:p>
          </table:table-cell>
          <table:table-cell office:value-type="float" office:value="12561" calcext:value-type="float">
            <text:p>12561</text:p>
          </table:table-cell>
          <table:table-cell office:value-type="float" office:value="19481" calcext:value-type="float">
            <text:p>19481</text:p>
          </table:table-cell>
          <table:table-cell office:value-type="float" office:value="11368" calcext:value-type="float">
            <text:p>11368</text:p>
          </table:table-cell>
          <table:table-cell office:value-type="float" office:value="18131" calcext:value-type="float">
            <text:p>18131</text:p>
          </table:table-cell>
          <table:table-cell table:style-name="ce8" office:value-type="float" office:value="475" calcext:value-type="float">
            <text:p>475</text:p>
          </table:table-cell>
          <table:table-cell office:value-type="float" office:value="14368" calcext:value-type="float">
            <text:p>14368</text:p>
          </table:table-cell>
          <table:table-cell office:value-type="float" office:value="22775" calcext:value-type="float">
            <text:p>22775</text:p>
          </table:table-cell>
          <table:table-cell table:style-name="ce4" office:value-type="float" office:value="18160" calcext:value-type="float">
            <text:p>18160</text:p>
          </table:table-cell>
          <table:table-cell table:style-name="Default" office:value-type="float" office:value="27576" calcext:value-type="float">
            <text:p>27576</text:p>
          </table:table-cell>
          <table:table-cell office:value-type="float" office:value="14263" calcext:value-type="float">
            <text:p>14263</text:p>
          </table:table-cell>
          <table:table-cell table:style-name="Default" office:value-type="float" office:value="22699" calcext:value-type="float">
            <text:p>22699</text:p>
          </table:table-cell>
          <table:table-cell office:value-type="float" office:value="19266" calcext:value-type="float">
            <text:p>19266</text:p>
          </table:table-cell>
          <table:table-cell office:value-type="float" office:value="27401" calcext:value-type="float">
            <text:p>2740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76" calcext:value-type="float">
            <text:p>476</text:p>
          </table:table-cell>
          <table:table-cell office:value-type="float" office:value="12268" calcext:value-type="float">
            <text:p>12268</text:p>
          </table:table-cell>
          <table:table-cell office:value-type="float" office:value="17619" calcext:value-type="float">
            <text:p>17619</text:p>
          </table:table-cell>
          <table:table-cell office:value-type="float" office:value="11560" calcext:value-type="float">
            <text:p>11560</text:p>
          </table:table-cell>
          <table:table-cell office:value-type="float" office:value="18103" calcext:value-type="float">
            <text:p>18103</text:p>
          </table:table-cell>
          <table:table-cell office:value-type="float" office:value="13461" calcext:value-type="float">
            <text:p>13461</text:p>
          </table:table-cell>
          <table:table-cell office:value-type="float" office:value="19476" calcext:value-type="float">
            <text:p>19476</text:p>
          </table:table-cell>
          <table:table-cell office:value-type="float" office:value="11367" calcext:value-type="float">
            <text:p>11367</text:p>
          </table:table-cell>
          <table:table-cell office:value-type="float" office:value="18291" calcext:value-type="float">
            <text:p>18291</text:p>
          </table:table-cell>
          <table:table-cell table:style-name="ce8" office:value-type="float" office:value="476" calcext:value-type="float">
            <text:p>476</text:p>
          </table:table-cell>
          <table:table-cell office:value-type="float" office:value="14667" calcext:value-type="float">
            <text:p>14667</text:p>
          </table:table-cell>
          <table:table-cell office:value-type="float" office:value="23139" calcext:value-type="float">
            <text:p>23139</text:p>
          </table:table-cell>
          <table:table-cell table:style-name="ce4" office:value-type="float" office:value="18467" calcext:value-type="float">
            <text:p>18467</text:p>
          </table:table-cell>
          <table:table-cell table:style-name="Default" office:value-type="float" office:value="27156" calcext:value-type="float">
            <text:p>27156</text:p>
          </table:table-cell>
          <table:table-cell office:value-type="float" office:value="14363" calcext:value-type="float">
            <text:p>14363</text:p>
          </table:table-cell>
          <table:table-cell table:style-name="Default" office:value-type="float" office:value="22806" calcext:value-type="float">
            <text:p>22806</text:p>
          </table:table-cell>
          <table:table-cell office:value-type="float" office:value="19168" calcext:value-type="float">
            <text:p>19168</text:p>
          </table:table-cell>
          <table:table-cell office:value-type="float" office:value="27532" calcext:value-type="float">
            <text:p>2753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77" calcext:value-type="float">
            <text:p>477</text:p>
          </table:table-cell>
          <table:table-cell office:value-type="float" office:value="11566" calcext:value-type="float">
            <text:p>11566</text:p>
          </table:table-cell>
          <table:table-cell office:value-type="float" office:value="17863" calcext:value-type="float">
            <text:p>17863</text:p>
          </table:table-cell>
          <table:table-cell office:value-type="float" office:value="10764" calcext:value-type="float">
            <text:p>10764</text:p>
          </table:table-cell>
          <table:table-cell office:value-type="float" office:value="18059" calcext:value-type="float">
            <text:p>18059</text:p>
          </table:table-cell>
          <table:table-cell office:value-type="float" office:value="13561" calcext:value-type="float">
            <text:p>13561</text:p>
          </table:table-cell>
          <table:table-cell office:value-type="float" office:value="19336" calcext:value-type="float">
            <text:p>19336</text:p>
          </table:table-cell>
          <table:table-cell office:value-type="float" office:value="11365" calcext:value-type="float">
            <text:p>11365</text:p>
          </table:table-cell>
          <table:table-cell office:value-type="float" office:value="18253" calcext:value-type="float">
            <text:p>18253</text:p>
          </table:table-cell>
          <table:table-cell table:style-name="ce8" office:value-type="float" office:value="477" calcext:value-type="float">
            <text:p>477</text:p>
          </table:table-cell>
          <table:table-cell office:value-type="float" office:value="14363" calcext:value-type="float">
            <text:p>14363</text:p>
          </table:table-cell>
          <table:table-cell office:value-type="float" office:value="23433" calcext:value-type="float">
            <text:p>23433</text:p>
          </table:table-cell>
          <table:table-cell table:style-name="ce4" office:value-type="float" office:value="18564" calcext:value-type="float">
            <text:p>18564</text:p>
          </table:table-cell>
          <table:table-cell table:style-name="Default" office:value-type="float" office:value="26899" calcext:value-type="float">
            <text:p>26899</text:p>
          </table:table-cell>
          <table:table-cell office:value-type="float" office:value="13563" calcext:value-type="float">
            <text:p>13563</text:p>
          </table:table-cell>
          <table:table-cell table:style-name="Default" office:value-type="float" office:value="22510" calcext:value-type="float">
            <text:p>22510</text:p>
          </table:table-cell>
          <table:table-cell office:value-type="float" office:value="18469" calcext:value-type="float">
            <text:p>18469</text:p>
          </table:table-cell>
          <table:table-cell office:value-type="float" office:value="27052" calcext:value-type="float">
            <text:p>2705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78" calcext:value-type="float">
            <text:p>478</text:p>
          </table:table-cell>
          <table:table-cell office:value-type="float" office:value="12167" calcext:value-type="float">
            <text:p>12167</text:p>
          </table:table-cell>
          <table:table-cell office:value-type="float" office:value="18049" calcext:value-type="float">
            <text:p>18049</text:p>
          </table:table-cell>
          <table:table-cell office:value-type="float" office:value="11265" calcext:value-type="float">
            <text:p>11265</text:p>
          </table:table-cell>
          <table:table-cell office:value-type="float" office:value="18018" calcext:value-type="float">
            <text:p>18018</text:p>
          </table:table-cell>
          <table:table-cell office:value-type="float" office:value="13262" calcext:value-type="float">
            <text:p>13262</text:p>
          </table:table-cell>
          <table:table-cell office:value-type="float" office:value="19470" calcext:value-type="float">
            <text:p>19470</text:p>
          </table:table-cell>
          <table:table-cell office:value-type="float" office:value="10467" calcext:value-type="float">
            <text:p>10467</text:p>
          </table:table-cell>
          <table:table-cell office:value-type="float" office:value="18248" calcext:value-type="float">
            <text:p>18248</text:p>
          </table:table-cell>
          <table:table-cell table:style-name="ce8" office:value-type="float" office:value="478" calcext:value-type="float">
            <text:p>478</text:p>
          </table:table-cell>
          <table:table-cell office:value-type="float" office:value="14567" calcext:value-type="float">
            <text:p>14567</text:p>
          </table:table-cell>
          <table:table-cell office:value-type="float" office:value="23347" calcext:value-type="float">
            <text:p>23347</text:p>
          </table:table-cell>
          <table:table-cell table:style-name="ce4" office:value-type="float" office:value="17865" calcext:value-type="float">
            <text:p>17865</text:p>
          </table:table-cell>
          <table:table-cell table:style-name="Default" office:value-type="float" office:value="26938" calcext:value-type="float">
            <text:p>26938</text:p>
          </table:table-cell>
          <table:table-cell office:value-type="float" office:value="13164" calcext:value-type="float">
            <text:p>13164</text:p>
          </table:table-cell>
          <table:table-cell table:style-name="Default" office:value-type="float" office:value="22242" calcext:value-type="float">
            <text:p>22242</text:p>
          </table:table-cell>
          <table:table-cell office:value-type="float" office:value="19065" calcext:value-type="float">
            <text:p>19065</text:p>
          </table:table-cell>
          <table:table-cell office:value-type="float" office:value="26710" calcext:value-type="float">
            <text:p>2671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79" calcext:value-type="float">
            <text:p>479</text:p>
          </table:table-cell>
          <table:table-cell office:value-type="float" office:value="11468" calcext:value-type="float">
            <text:p>11468</text:p>
          </table:table-cell>
          <table:table-cell office:value-type="float" office:value="17964" calcext:value-type="float">
            <text:p>17964</text:p>
          </table:table-cell>
          <table:table-cell office:value-type="float" office:value="11363" calcext:value-type="float">
            <text:p>11363</text:p>
          </table:table-cell>
          <table:table-cell office:value-type="float" office:value="17827" calcext:value-type="float">
            <text:p>17827</text:p>
          </table:table-cell>
          <table:table-cell office:value-type="float" office:value="13462" calcext:value-type="float">
            <text:p>13462</text:p>
          </table:table-cell>
          <table:table-cell office:value-type="float" office:value="19389" calcext:value-type="float">
            <text:p>19389</text:p>
          </table:table-cell>
          <table:table-cell office:value-type="float" office:value="11569" calcext:value-type="float">
            <text:p>11569</text:p>
          </table:table-cell>
          <table:table-cell office:value-type="float" office:value="18271" calcext:value-type="float">
            <text:p>18271</text:p>
          </table:table-cell>
          <table:table-cell table:style-name="ce8" office:value-type="float" office:value="479" calcext:value-type="float">
            <text:p>479</text:p>
          </table:table-cell>
          <table:table-cell office:value-type="float" office:value="13767" calcext:value-type="float">
            <text:p>13767</text:p>
          </table:table-cell>
          <table:table-cell office:value-type="float" office:value="23215" calcext:value-type="float">
            <text:p>23215</text:p>
          </table:table-cell>
          <table:table-cell table:style-name="ce4" office:value-type="float" office:value="18465" calcext:value-type="float">
            <text:p>18465</text:p>
          </table:table-cell>
          <table:table-cell table:style-name="Default" office:value-type="float" office:value="26955" calcext:value-type="float">
            <text:p>26955</text:p>
          </table:table-cell>
          <table:table-cell office:value-type="float" office:value="14266" calcext:value-type="float">
            <text:p>14266</text:p>
          </table:table-cell>
          <table:table-cell table:style-name="Default" office:value-type="float" office:value="22347" calcext:value-type="float">
            <text:p>22347</text:p>
          </table:table-cell>
          <table:table-cell office:value-type="float" office:value="19467" calcext:value-type="float">
            <text:p>19467</text:p>
          </table:table-cell>
          <table:table-cell office:value-type="float" office:value="26732" calcext:value-type="float">
            <text:p>2673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80" calcext:value-type="float">
            <text:p>480</text:p>
          </table:table-cell>
          <table:table-cell office:value-type="float" office:value="11369" calcext:value-type="float">
            <text:p>11369</text:p>
          </table:table-cell>
          <table:table-cell office:value-type="float" office:value="17852" calcext:value-type="float">
            <text:p>17852</text:p>
          </table:table-cell>
          <table:table-cell office:value-type="float" office:value="10965" calcext:value-type="float">
            <text:p>10965</text:p>
          </table:table-cell>
          <table:table-cell office:value-type="float" office:value="17802" calcext:value-type="float">
            <text:p>17802</text:p>
          </table:table-cell>
          <table:table-cell office:value-type="float" office:value="12562" calcext:value-type="float">
            <text:p>12562</text:p>
          </table:table-cell>
          <table:table-cell office:value-type="float" office:value="19379" calcext:value-type="float">
            <text:p>19379</text:p>
          </table:table-cell>
          <table:table-cell office:value-type="float" office:value="11567" calcext:value-type="float">
            <text:p>11567</text:p>
          </table:table-cell>
          <table:table-cell office:value-type="float" office:value="18030" calcext:value-type="float">
            <text:p>18030</text:p>
          </table:table-cell>
          <table:table-cell table:style-name="ce8" office:value-type="float" office:value="480" calcext:value-type="float">
            <text:p>480</text:p>
          </table:table-cell>
          <table:table-cell office:value-type="float" office:value="13665" calcext:value-type="float">
            <text:p>13665</text:p>
          </table:table-cell>
          <table:table-cell office:value-type="float" office:value="22945" calcext:value-type="float">
            <text:p>22945</text:p>
          </table:table-cell>
          <table:table-cell table:style-name="ce4" office:value-type="float" office:value="18069" calcext:value-type="float">
            <text:p>18069</text:p>
          </table:table-cell>
          <table:table-cell table:style-name="Default" office:value-type="float" office:value="26822" calcext:value-type="float">
            <text:p>26822</text:p>
          </table:table-cell>
          <table:table-cell office:value-type="float" office:value="14165" calcext:value-type="float">
            <text:p>14165</text:p>
          </table:table-cell>
          <table:table-cell table:style-name="Default" office:value-type="float" office:value="22355" calcext:value-type="float">
            <text:p>22355</text:p>
          </table:table-cell>
          <table:table-cell office:value-type="float" office:value="19767" calcext:value-type="float">
            <text:p>19767</text:p>
          </table:table-cell>
          <table:table-cell office:value-type="float" office:value="26894" calcext:value-type="float">
            <text:p>2689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81" calcext:value-type="float">
            <text:p>481</text:p>
          </table:table-cell>
          <table:table-cell office:value-type="float" office:value="11668" calcext:value-type="float">
            <text:p>11668</text:p>
          </table:table-cell>
          <table:table-cell office:value-type="float" office:value="18150" calcext:value-type="float">
            <text:p>18150</text:p>
          </table:table-cell>
          <table:table-cell office:value-type="float" office:value="11666" calcext:value-type="float">
            <text:p>11666</text:p>
          </table:table-cell>
          <table:table-cell office:value-type="float" office:value="17619" calcext:value-type="float">
            <text:p>17619</text:p>
          </table:table-cell>
          <table:table-cell office:value-type="float" office:value="13562" calcext:value-type="float">
            <text:p>13562</text:p>
          </table:table-cell>
          <table:table-cell office:value-type="float" office:value="19264" calcext:value-type="float">
            <text:p>19264</text:p>
          </table:table-cell>
          <table:table-cell office:value-type="float" office:value="10566" calcext:value-type="float">
            <text:p>10566</text:p>
          </table:table-cell>
          <table:table-cell office:value-type="float" office:value="18129" calcext:value-type="float">
            <text:p>18129</text:p>
          </table:table-cell>
          <table:table-cell table:style-name="ce8" office:value-type="float" office:value="481" calcext:value-type="float">
            <text:p>481</text:p>
          </table:table-cell>
          <table:table-cell office:value-type="float" office:value="14466" calcext:value-type="float">
            <text:p>14466</text:p>
          </table:table-cell>
          <table:table-cell office:value-type="float" office:value="23033" calcext:value-type="float">
            <text:p>23033</text:p>
          </table:table-cell>
          <table:table-cell table:style-name="ce4" office:value-type="float" office:value="18370" calcext:value-type="float">
            <text:p>18370</text:p>
          </table:table-cell>
          <table:table-cell table:style-name="Default" office:value-type="float" office:value="26655" calcext:value-type="float">
            <text:p>26655</text:p>
          </table:table-cell>
          <table:table-cell office:value-type="float" office:value="14165" calcext:value-type="float">
            <text:p>14165</text:p>
          </table:table-cell>
          <table:table-cell table:style-name="Default" office:value-type="float" office:value="22429" calcext:value-type="float">
            <text:p>22429</text:p>
          </table:table-cell>
          <table:table-cell office:value-type="float" office:value="19366" calcext:value-type="float">
            <text:p>19366</text:p>
          </table:table-cell>
          <table:table-cell office:value-type="float" office:value="27235" calcext:value-type="float">
            <text:p>2723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82" calcext:value-type="float">
            <text:p>482</text:p>
          </table:table-cell>
          <table:table-cell office:value-type="float" office:value="11468" calcext:value-type="float">
            <text:p>11468</text:p>
          </table:table-cell>
          <table:table-cell office:value-type="float" office:value="18037" calcext:value-type="float">
            <text:p>18037</text:p>
          </table:table-cell>
          <table:table-cell office:value-type="float" office:value="10966" calcext:value-type="float">
            <text:p>10966</text:p>
          </table:table-cell>
          <table:table-cell office:value-type="float" office:value="17634" calcext:value-type="float">
            <text:p>17634</text:p>
          </table:table-cell>
          <table:table-cell office:value-type="float" office:value="12660" calcext:value-type="float">
            <text:p>12660</text:p>
          </table:table-cell>
          <table:table-cell office:value-type="float" office:value="19275" calcext:value-type="float">
            <text:p>19275</text:p>
          </table:table-cell>
          <table:table-cell office:value-type="float" office:value="11767" calcext:value-type="float">
            <text:p>11767</text:p>
          </table:table-cell>
          <table:table-cell office:value-type="float" office:value="18157" calcext:value-type="float">
            <text:p>18157</text:p>
          </table:table-cell>
          <table:table-cell table:style-name="ce8" office:value-type="float" office:value="482" calcext:value-type="float">
            <text:p>482</text:p>
          </table:table-cell>
          <table:table-cell office:value-type="float" office:value="14563" calcext:value-type="float">
            <text:p>14563</text:p>
          </table:table-cell>
          <table:table-cell office:value-type="float" office:value="23148" calcext:value-type="float">
            <text:p>23148</text:p>
          </table:table-cell>
          <table:table-cell table:style-name="ce4" office:value-type="float" office:value="19166" calcext:value-type="float">
            <text:p>19166</text:p>
          </table:table-cell>
          <table:table-cell table:style-name="Default" office:value-type="float" office:value="26693" calcext:value-type="float">
            <text:p>26693</text:p>
          </table:table-cell>
          <table:table-cell office:value-type="float" office:value="14565" calcext:value-type="float">
            <text:p>14565</text:p>
          </table:table-cell>
          <table:table-cell table:style-name="Default" office:value-type="float" office:value="22499" calcext:value-type="float">
            <text:p>22499</text:p>
          </table:table-cell>
          <table:table-cell office:value-type="float" office:value="20363" calcext:value-type="float">
            <text:p>20363</text:p>
          </table:table-cell>
          <table:table-cell office:value-type="float" office:value="27267" calcext:value-type="float">
            <text:p>2726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83" calcext:value-type="float">
            <text:p>483</text:p>
          </table:table-cell>
          <table:table-cell office:value-type="float" office:value="11467" calcext:value-type="float">
            <text:p>11467</text:p>
          </table:table-cell>
          <table:table-cell office:value-type="float" office:value="17777" calcext:value-type="float">
            <text:p>17777</text:p>
          </table:table-cell>
          <table:table-cell office:value-type="float" office:value="11266" calcext:value-type="float">
            <text:p>11266</text:p>
          </table:table-cell>
          <table:table-cell office:value-type="float" office:value="17957" calcext:value-type="float">
            <text:p>17957</text:p>
          </table:table-cell>
          <table:table-cell office:value-type="float" office:value="12862" calcext:value-type="float">
            <text:p>12862</text:p>
          </table:table-cell>
          <table:table-cell office:value-type="float" office:value="19227" calcext:value-type="float">
            <text:p>19227</text:p>
          </table:table-cell>
          <table:table-cell office:value-type="float" office:value="11267" calcext:value-type="float">
            <text:p>11267</text:p>
          </table:table-cell>
          <table:table-cell office:value-type="float" office:value="18063" calcext:value-type="float">
            <text:p>18063</text:p>
          </table:table-cell>
          <table:table-cell table:style-name="ce8" office:value-type="float" office:value="483" calcext:value-type="float">
            <text:p>483</text:p>
          </table:table-cell>
          <table:table-cell office:value-type="float" office:value="14863" calcext:value-type="float">
            <text:p>14863</text:p>
          </table:table-cell>
          <table:table-cell office:value-type="float" office:value="22895" calcext:value-type="float">
            <text:p>22895</text:p>
          </table:table-cell>
          <table:table-cell table:style-name="ce4" office:value-type="float" office:value="17366" calcext:value-type="float">
            <text:p>17366</text:p>
          </table:table-cell>
          <table:table-cell table:style-name="Default" office:value-type="float" office:value="27061" calcext:value-type="float">
            <text:p>27061</text:p>
          </table:table-cell>
          <table:table-cell office:value-type="float" office:value="14268" calcext:value-type="float">
            <text:p>14268</text:p>
          </table:table-cell>
          <table:table-cell table:style-name="Default" office:value-type="float" office:value="22614" calcext:value-type="float">
            <text:p>22614</text:p>
          </table:table-cell>
          <table:table-cell office:value-type="float" office:value="20564" calcext:value-type="float">
            <text:p>20564</text:p>
          </table:table-cell>
          <table:table-cell office:value-type="float" office:value="27702" calcext:value-type="float">
            <text:p>2770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84" calcext:value-type="float">
            <text:p>484</text:p>
          </table:table-cell>
          <table:table-cell office:value-type="float" office:value="11468" calcext:value-type="float">
            <text:p>11468</text:p>
          </table:table-cell>
          <table:table-cell office:value-type="float" office:value="17815" calcext:value-type="float">
            <text:p>17815</text:p>
          </table:table-cell>
          <table:table-cell office:value-type="float" office:value="10669" calcext:value-type="float">
            <text:p>10669</text:p>
          </table:table-cell>
          <table:table-cell office:value-type="float" office:value="17890" calcext:value-type="float">
            <text:p>17890</text:p>
          </table:table-cell>
          <table:table-cell office:value-type="float" office:value="13262" calcext:value-type="float">
            <text:p>13262</text:p>
          </table:table-cell>
          <table:table-cell office:value-type="float" office:value="19135" calcext:value-type="float">
            <text:p>19135</text:p>
          </table:table-cell>
          <table:table-cell office:value-type="float" office:value="10668" calcext:value-type="float">
            <text:p>10668</text:p>
          </table:table-cell>
          <table:table-cell office:value-type="float" office:value="18039" calcext:value-type="float">
            <text:p>18039</text:p>
          </table:table-cell>
          <table:table-cell table:style-name="ce8" office:value-type="float" office:value="484" calcext:value-type="float">
            <text:p>484</text:p>
          </table:table-cell>
          <table:table-cell office:value-type="float" office:value="14663" calcext:value-type="float">
            <text:p>14663</text:p>
          </table:table-cell>
          <table:table-cell office:value-type="float" office:value="23283" calcext:value-type="float">
            <text:p>23283</text:p>
          </table:table-cell>
          <table:table-cell table:style-name="ce4" office:value-type="float" office:value="17569" calcext:value-type="float">
            <text:p>17569</text:p>
          </table:table-cell>
          <table:table-cell table:style-name="Default" office:value-type="float" office:value="26890" calcext:value-type="float">
            <text:p>26890</text:p>
          </table:table-cell>
          <table:table-cell office:value-type="float" office:value="14964" calcext:value-type="float">
            <text:p>14964</text:p>
          </table:table-cell>
          <table:table-cell table:style-name="Default" office:value-type="float" office:value="22743" calcext:value-type="float">
            <text:p>22743</text:p>
          </table:table-cell>
          <table:table-cell office:value-type="float" office:value="20162" calcext:value-type="float">
            <text:p>20162</text:p>
          </table:table-cell>
          <table:table-cell office:value-type="float" office:value="27893" calcext:value-type="float">
            <text:p>2789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85" calcext:value-type="float">
            <text:p>485</text:p>
          </table:table-cell>
          <table:table-cell office:value-type="float" office:value="11568" calcext:value-type="float">
            <text:p>11568</text:p>
          </table:table-cell>
          <table:table-cell office:value-type="float" office:value="17795" calcext:value-type="float">
            <text:p>17795</text:p>
          </table:table-cell>
          <table:table-cell office:value-type="float" office:value="10763" calcext:value-type="float">
            <text:p>10763</text:p>
          </table:table-cell>
          <table:table-cell office:value-type="float" office:value="17676" calcext:value-type="float">
            <text:p>17676</text:p>
          </table:table-cell>
          <table:table-cell office:value-type="float" office:value="13362" calcext:value-type="float">
            <text:p>13362</text:p>
          </table:table-cell>
          <table:table-cell office:value-type="float" office:value="19370" calcext:value-type="float">
            <text:p>19370</text:p>
          </table:table-cell>
          <table:table-cell office:value-type="float" office:value="11467" calcext:value-type="float">
            <text:p>11467</text:p>
          </table:table-cell>
          <table:table-cell office:value-type="float" office:value="17932" calcext:value-type="float">
            <text:p>17932</text:p>
          </table:table-cell>
          <table:table-cell table:style-name="ce8" office:value-type="float" office:value="485" calcext:value-type="float">
            <text:p>485</text:p>
          </table:table-cell>
          <table:table-cell office:value-type="float" office:value="12663" calcext:value-type="float">
            <text:p>12663</text:p>
          </table:table-cell>
          <table:table-cell office:value-type="float" office:value="23352" calcext:value-type="float">
            <text:p>23352</text:p>
          </table:table-cell>
          <table:table-cell table:style-name="ce4" office:value-type="float" office:value="18372" calcext:value-type="float">
            <text:p>18372</text:p>
          </table:table-cell>
          <table:table-cell table:style-name="Default" office:value-type="float" office:value="26774" calcext:value-type="float">
            <text:p>26774</text:p>
          </table:table-cell>
          <table:table-cell office:value-type="float" office:value="15264" calcext:value-type="float">
            <text:p>15264</text:p>
          </table:table-cell>
          <table:table-cell table:style-name="Default" office:value-type="float" office:value="22747" calcext:value-type="float">
            <text:p>22747</text:p>
          </table:table-cell>
          <table:table-cell office:value-type="float" office:value="20361" calcext:value-type="float">
            <text:p>20361</text:p>
          </table:table-cell>
          <table:table-cell office:value-type="float" office:value="27996" calcext:value-type="float">
            <text:p>2799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86" calcext:value-type="float">
            <text:p>486</text:p>
          </table:table-cell>
          <table:table-cell office:value-type="float" office:value="11467" calcext:value-type="float">
            <text:p>11467</text:p>
          </table:table-cell>
          <table:table-cell office:value-type="float" office:value="17601" calcext:value-type="float">
            <text:p>17601</text:p>
          </table:table-cell>
          <table:table-cell office:value-type="float" office:value="10765" calcext:value-type="float">
            <text:p>10765</text:p>
          </table:table-cell>
          <table:table-cell office:value-type="float" office:value="17678" calcext:value-type="float">
            <text:p>17678</text:p>
          </table:table-cell>
          <table:table-cell office:value-type="float" office:value="12760" calcext:value-type="float">
            <text:p>12760</text:p>
          </table:table-cell>
          <table:table-cell office:value-type="float" office:value="19417" calcext:value-type="float">
            <text:p>19417</text:p>
          </table:table-cell>
          <table:table-cell office:value-type="float" office:value="11468" calcext:value-type="float">
            <text:p>11468</text:p>
          </table:table-cell>
          <table:table-cell office:value-type="float" office:value="17617" calcext:value-type="float">
            <text:p>17617</text:p>
          </table:table-cell>
          <table:table-cell table:style-name="ce8" office:value-type="float" office:value="486" calcext:value-type="float">
            <text:p>486</text:p>
          </table:table-cell>
          <table:table-cell office:value-type="float" office:value="13665" calcext:value-type="float">
            <text:p>13665</text:p>
          </table:table-cell>
          <table:table-cell office:value-type="float" office:value="22896" calcext:value-type="float">
            <text:p>22896</text:p>
          </table:table-cell>
          <table:table-cell table:style-name="ce4" office:value-type="float" office:value="17462" calcext:value-type="float">
            <text:p>17462</text:p>
          </table:table-cell>
          <table:table-cell table:style-name="Default" office:value-type="float" office:value="26751" calcext:value-type="float">
            <text:p>26751</text:p>
          </table:table-cell>
          <table:table-cell office:value-type="float" office:value="15265" calcext:value-type="float">
            <text:p>15265</text:p>
          </table:table-cell>
          <table:table-cell table:style-name="Default" office:value-type="float" office:value="23071" calcext:value-type="float">
            <text:p>23071</text:p>
          </table:table-cell>
          <table:table-cell office:value-type="float" office:value="19762" calcext:value-type="float">
            <text:p>19762</text:p>
          </table:table-cell>
          <table:table-cell office:value-type="float" office:value="27564" calcext:value-type="float">
            <text:p>2756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87" calcext:value-type="float">
            <text:p>487</text:p>
          </table:table-cell>
          <table:table-cell office:value-type="float" office:value="11769" calcext:value-type="float">
            <text:p>11769</text:p>
          </table:table-cell>
          <table:table-cell office:value-type="float" office:value="17659" calcext:value-type="float">
            <text:p>17659</text:p>
          </table:table-cell>
          <table:table-cell office:value-type="float" office:value="10763" calcext:value-type="float">
            <text:p>10763</text:p>
          </table:table-cell>
          <table:table-cell office:value-type="float" office:value="17673" calcext:value-type="float">
            <text:p>17673</text:p>
          </table:table-cell>
          <table:table-cell office:value-type="float" office:value="12662" calcext:value-type="float">
            <text:p>12662</text:p>
          </table:table-cell>
          <table:table-cell office:value-type="float" office:value="19317" calcext:value-type="float">
            <text:p>19317</text:p>
          </table:table-cell>
          <table:table-cell office:value-type="float" office:value="11367" calcext:value-type="float">
            <text:p>11367</text:p>
          </table:table-cell>
          <table:table-cell office:value-type="float" office:value="17313" calcext:value-type="float">
            <text:p>17313</text:p>
          </table:table-cell>
          <table:table-cell table:style-name="ce8" office:value-type="float" office:value="487" calcext:value-type="float">
            <text:p>487</text:p>
          </table:table-cell>
          <table:table-cell office:value-type="float" office:value="14263" calcext:value-type="float">
            <text:p>14263</text:p>
          </table:table-cell>
          <table:table-cell office:value-type="float" office:value="22785" calcext:value-type="float">
            <text:p>22785</text:p>
          </table:table-cell>
          <table:table-cell table:style-name="ce4" office:value-type="float" office:value="17768" calcext:value-type="float">
            <text:p>17768</text:p>
          </table:table-cell>
          <table:table-cell table:style-name="Default" office:value-type="float" office:value="26745" calcext:value-type="float">
            <text:p>26745</text:p>
          </table:table-cell>
          <table:table-cell office:value-type="float" office:value="13362" calcext:value-type="float">
            <text:p>13362</text:p>
          </table:table-cell>
          <table:table-cell table:style-name="Default" office:value-type="float" office:value="23045" calcext:value-type="float">
            <text:p>23045</text:p>
          </table:table-cell>
          <table:table-cell office:value-type="float" office:value="20164" calcext:value-type="float">
            <text:p>20164</text:p>
          </table:table-cell>
          <table:table-cell office:value-type="float" office:value="27496" calcext:value-type="float">
            <text:p>27496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88" calcext:value-type="float">
            <text:p>488</text:p>
          </table:table-cell>
          <table:table-cell office:value-type="float" office:value="11370" calcext:value-type="float">
            <text:p>11370</text:p>
          </table:table-cell>
          <table:table-cell office:value-type="float" office:value="17726" calcext:value-type="float">
            <text:p>17726</text:p>
          </table:table-cell>
          <table:table-cell office:value-type="float" office:value="10459" calcext:value-type="float">
            <text:p>10459</text:p>
          </table:table-cell>
          <table:table-cell office:value-type="float" office:value="17831" calcext:value-type="float">
            <text:p>17831</text:p>
          </table:table-cell>
          <table:table-cell office:value-type="float" office:value="12763" calcext:value-type="float">
            <text:p>12763</text:p>
          </table:table-cell>
          <table:table-cell office:value-type="float" office:value="19287" calcext:value-type="float">
            <text:p>19287</text:p>
          </table:table-cell>
          <table:table-cell office:value-type="float" office:value="10767" calcext:value-type="float">
            <text:p>10767</text:p>
          </table:table-cell>
          <table:table-cell office:value-type="float" office:value="17297" calcext:value-type="float">
            <text:p>17297</text:p>
          </table:table-cell>
          <table:table-cell table:style-name="ce8" office:value-type="float" office:value="488" calcext:value-type="float">
            <text:p>488</text:p>
          </table:table-cell>
          <table:table-cell office:value-type="float" office:value="14464" calcext:value-type="float">
            <text:p>14464</text:p>
          </table:table-cell>
          <table:table-cell office:value-type="float" office:value="23024" calcext:value-type="float">
            <text:p>23024</text:p>
          </table:table-cell>
          <table:table-cell table:style-name="ce4" office:value-type="float" office:value="17262" calcext:value-type="float">
            <text:p>17262</text:p>
          </table:table-cell>
          <table:table-cell table:style-name="Default" office:value-type="float" office:value="26826" calcext:value-type="float">
            <text:p>26826</text:p>
          </table:table-cell>
          <table:table-cell office:value-type="float" office:value="14464" calcext:value-type="float">
            <text:p>14464</text:p>
          </table:table-cell>
          <table:table-cell table:style-name="Default" office:value-type="float" office:value="22805" calcext:value-type="float">
            <text:p>22805</text:p>
          </table:table-cell>
          <table:table-cell office:value-type="float" office:value="19268" calcext:value-type="float">
            <text:p>19268</text:p>
          </table:table-cell>
          <table:table-cell office:value-type="float" office:value="27715" calcext:value-type="float">
            <text:p>27715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89" calcext:value-type="float">
            <text:p>489</text:p>
          </table:table-cell>
          <table:table-cell office:value-type="float" office:value="11670" calcext:value-type="float">
            <text:p>11670</text:p>
          </table:table-cell>
          <table:table-cell office:value-type="float" office:value="17726" calcext:value-type="float">
            <text:p>17726</text:p>
          </table:table-cell>
          <table:table-cell office:value-type="float" office:value="10766" calcext:value-type="float">
            <text:p>10766</text:p>
          </table:table-cell>
          <table:table-cell office:value-type="float" office:value="17551" calcext:value-type="float">
            <text:p>17551</text:p>
          </table:table-cell>
          <table:table-cell office:value-type="float" office:value="13460" calcext:value-type="float">
            <text:p>13460</text:p>
          </table:table-cell>
          <table:table-cell office:value-type="float" office:value="19357" calcext:value-type="float">
            <text:p>19357</text:p>
          </table:table-cell>
          <table:table-cell office:value-type="float" office:value="11467" calcext:value-type="float">
            <text:p>11467</text:p>
          </table:table-cell>
          <table:table-cell office:value-type="float" office:value="17457" calcext:value-type="float">
            <text:p>17457</text:p>
          </table:table-cell>
          <table:table-cell table:style-name="ce8" office:value-type="float" office:value="489" calcext:value-type="float">
            <text:p>489</text:p>
          </table:table-cell>
          <table:table-cell office:value-type="float" office:value="13864" calcext:value-type="float">
            <text:p>13864</text:p>
          </table:table-cell>
          <table:table-cell office:value-type="float" office:value="23043" calcext:value-type="float">
            <text:p>23043</text:p>
          </table:table-cell>
          <table:table-cell table:style-name="ce4" office:value-type="float" office:value="18170" calcext:value-type="float">
            <text:p>18170</text:p>
          </table:table-cell>
          <table:table-cell table:style-name="Default" office:value-type="float" office:value="26683" calcext:value-type="float">
            <text:p>26683</text:p>
          </table:table-cell>
          <table:table-cell office:value-type="float" office:value="15065" calcext:value-type="float">
            <text:p>15065</text:p>
          </table:table-cell>
          <table:table-cell table:style-name="Default" office:value-type="float" office:value="22588" calcext:value-type="float">
            <text:p>22588</text:p>
          </table:table-cell>
          <table:table-cell office:value-type="float" office:value="19562" calcext:value-type="float">
            <text:p>19562</text:p>
          </table:table-cell>
          <table:table-cell office:value-type="float" office:value="27524" calcext:value-type="float">
            <text:p>2752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90" calcext:value-type="float">
            <text:p>490</text:p>
          </table:table-cell>
          <table:table-cell office:value-type="float" office:value="11567" calcext:value-type="float">
            <text:p>11567</text:p>
          </table:table-cell>
          <table:table-cell office:value-type="float" office:value="17742" calcext:value-type="float">
            <text:p>17742</text:p>
          </table:table-cell>
          <table:table-cell office:value-type="float" office:value="9766" calcext:value-type="float">
            <text:p>9766</text:p>
          </table:table-cell>
          <table:table-cell office:value-type="float" office:value="17582" calcext:value-type="float">
            <text:p>17582</text:p>
          </table:table-cell>
          <table:table-cell office:value-type="float" office:value="12662" calcext:value-type="float">
            <text:p>12662</text:p>
          </table:table-cell>
          <table:table-cell office:value-type="float" office:value="19391" calcext:value-type="float">
            <text:p>19391</text:p>
          </table:table-cell>
          <table:table-cell office:value-type="float" office:value="11567" calcext:value-type="float">
            <text:p>11567</text:p>
          </table:table-cell>
          <table:table-cell office:value-type="float" office:value="17650" calcext:value-type="float">
            <text:p>17650</text:p>
          </table:table-cell>
          <table:table-cell table:style-name="ce8" office:value-type="float" office:value="490" calcext:value-type="float">
            <text:p>490</text:p>
          </table:table-cell>
          <table:table-cell office:value-type="float" office:value="12865" calcext:value-type="float">
            <text:p>12865</text:p>
          </table:table-cell>
          <table:table-cell office:value-type="float" office:value="22774" calcext:value-type="float">
            <text:p>22774</text:p>
          </table:table-cell>
          <table:table-cell table:style-name="ce4" office:value-type="float" office:value="18161" calcext:value-type="float">
            <text:p>18161</text:p>
          </table:table-cell>
          <table:table-cell table:style-name="Default" office:value-type="float" office:value="26962" calcext:value-type="float">
            <text:p>26962</text:p>
          </table:table-cell>
          <table:table-cell office:value-type="float" office:value="15163" calcext:value-type="float">
            <text:p>15163</text:p>
          </table:table-cell>
          <table:table-cell table:style-name="Default" office:value-type="float" office:value="22763" calcext:value-type="float">
            <text:p>22763</text:p>
          </table:table-cell>
          <table:table-cell office:value-type="float" office:value="19465" calcext:value-type="float">
            <text:p>19465</text:p>
          </table:table-cell>
          <table:table-cell office:value-type="float" office:value="27757" calcext:value-type="float">
            <text:p>27757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91" calcext:value-type="float">
            <text:p>491</text:p>
          </table:table-cell>
          <table:table-cell office:value-type="float" office:value="11570" calcext:value-type="float">
            <text:p>11570</text:p>
          </table:table-cell>
          <table:table-cell office:value-type="float" office:value="17795" calcext:value-type="float">
            <text:p>17795</text:p>
          </table:table-cell>
          <table:table-cell office:value-type="float" office:value="11365" calcext:value-type="float">
            <text:p>11365</text:p>
          </table:table-cell>
          <table:table-cell office:value-type="float" office:value="17564" calcext:value-type="float">
            <text:p>17564</text:p>
          </table:table-cell>
          <table:table-cell office:value-type="float" office:value="12760" calcext:value-type="float">
            <text:p>12760</text:p>
          </table:table-cell>
          <table:table-cell office:value-type="float" office:value="19158" calcext:value-type="float">
            <text:p>19158</text:p>
          </table:table-cell>
          <table:table-cell office:value-type="float" office:value="11468" calcext:value-type="float">
            <text:p>11468</text:p>
          </table:table-cell>
          <table:table-cell office:value-type="float" office:value="17581" calcext:value-type="float">
            <text:p>17581</text:p>
          </table:table-cell>
          <table:table-cell table:style-name="ce8" office:value-type="float" office:value="491" calcext:value-type="float">
            <text:p>491</text:p>
          </table:table-cell>
          <table:table-cell office:value-type="float" office:value="13864" calcext:value-type="float">
            <text:p>13864</text:p>
          </table:table-cell>
          <table:table-cell office:value-type="float" office:value="22831" calcext:value-type="float">
            <text:p>22831</text:p>
          </table:table-cell>
          <table:table-cell table:style-name="ce4" office:value-type="float" office:value="17268" calcext:value-type="float">
            <text:p>17268</text:p>
          </table:table-cell>
          <table:table-cell table:style-name="Default" office:value-type="float" office:value="27299" calcext:value-type="float">
            <text:p>27299</text:p>
          </table:table-cell>
          <table:table-cell office:value-type="float" office:value="15664" calcext:value-type="float">
            <text:p>15664</text:p>
          </table:table-cell>
          <table:table-cell table:style-name="Default" office:value-type="float" office:value="22813" calcext:value-type="float">
            <text:p>22813</text:p>
          </table:table-cell>
          <table:table-cell office:value-type="float" office:value="20364" calcext:value-type="float">
            <text:p>20364</text:p>
          </table:table-cell>
          <table:table-cell office:value-type="float" office:value="27863" calcext:value-type="float">
            <text:p>2786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92" calcext:value-type="float">
            <text:p>492</text:p>
          </table:table-cell>
          <table:table-cell office:value-type="float" office:value="11568" calcext:value-type="float">
            <text:p>11568</text:p>
          </table:table-cell>
          <table:table-cell office:value-type="float" office:value="17793" calcext:value-type="float">
            <text:p>17793</text:p>
          </table:table-cell>
          <table:table-cell office:value-type="float" office:value="11366" calcext:value-type="float">
            <text:p>11366</text:p>
          </table:table-cell>
          <table:table-cell office:value-type="float" office:value="17648" calcext:value-type="float">
            <text:p>17648</text:p>
          </table:table-cell>
          <table:table-cell office:value-type="float" office:value="13462" calcext:value-type="float">
            <text:p>13462</text:p>
          </table:table-cell>
          <table:table-cell office:value-type="float" office:value="19177" calcext:value-type="float">
            <text:p>19177</text:p>
          </table:table-cell>
          <table:table-cell office:value-type="float" office:value="11767" calcext:value-type="float">
            <text:p>11767</text:p>
          </table:table-cell>
          <table:table-cell office:value-type="float" office:value="17668" calcext:value-type="float">
            <text:p>17668</text:p>
          </table:table-cell>
          <table:table-cell table:style-name="ce8" office:value-type="float" office:value="492" calcext:value-type="float">
            <text:p>492</text:p>
          </table:table-cell>
          <table:table-cell office:value-type="float" office:value="14665" calcext:value-type="float">
            <text:p>14665</text:p>
          </table:table-cell>
          <table:table-cell office:value-type="float" office:value="22946" calcext:value-type="float">
            <text:p>22946</text:p>
          </table:table-cell>
          <table:table-cell table:style-name="ce4" office:value-type="float" office:value="19163" calcext:value-type="float">
            <text:p>19163</text:p>
          </table:table-cell>
          <table:table-cell table:style-name="Default" office:value-type="float" office:value="27765" calcext:value-type="float">
            <text:p>27765</text:p>
          </table:table-cell>
          <table:table-cell office:value-type="float" office:value="15265" calcext:value-type="float">
            <text:p>15265</text:p>
          </table:table-cell>
          <table:table-cell table:style-name="Default" office:value-type="float" office:value="23027" calcext:value-type="float">
            <text:p>23027</text:p>
          </table:table-cell>
          <table:table-cell office:value-type="float" office:value="19064" calcext:value-type="float">
            <text:p>19064</text:p>
          </table:table-cell>
          <table:table-cell office:value-type="float" office:value="28228" calcext:value-type="float">
            <text:p>28228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93" calcext:value-type="float">
            <text:p>493</text:p>
          </table:table-cell>
          <table:table-cell office:value-type="float" office:value="11567" calcext:value-type="float">
            <text:p>11567</text:p>
          </table:table-cell>
          <table:table-cell office:value-type="float" office:value="17939" calcext:value-type="float">
            <text:p>17939</text:p>
          </table:table-cell>
          <table:table-cell office:value-type="float" office:value="10864" calcext:value-type="float">
            <text:p>10864</text:p>
          </table:table-cell>
          <table:table-cell office:value-type="float" office:value="17897" calcext:value-type="float">
            <text:p>17897</text:p>
          </table:table-cell>
          <table:table-cell office:value-type="float" office:value="12562" calcext:value-type="float">
            <text:p>12562</text:p>
          </table:table-cell>
          <table:table-cell office:value-type="float" office:value="19168" calcext:value-type="float">
            <text:p>19168</text:p>
          </table:table-cell>
          <table:table-cell office:value-type="float" office:value="11568" calcext:value-type="float">
            <text:p>11568</text:p>
          </table:table-cell>
          <table:table-cell office:value-type="float" office:value="17933" calcext:value-type="float">
            <text:p>17933</text:p>
          </table:table-cell>
          <table:table-cell table:style-name="ce8" office:value-type="float" office:value="493" calcext:value-type="float">
            <text:p>493</text:p>
          </table:table-cell>
          <table:table-cell office:value-type="float" office:value="13663" calcext:value-type="float">
            <text:p>13663</text:p>
          </table:table-cell>
          <table:table-cell office:value-type="float" office:value="23177" calcext:value-type="float">
            <text:p>23177</text:p>
          </table:table-cell>
          <table:table-cell table:style-name="ce4" office:value-type="float" office:value="18567" calcext:value-type="float">
            <text:p>18567</text:p>
          </table:table-cell>
          <table:table-cell table:style-name="Default" office:value-type="float" office:value="27938" calcext:value-type="float">
            <text:p>27938</text:p>
          </table:table-cell>
          <table:table-cell office:value-type="float" office:value="15264" calcext:value-type="float">
            <text:p>15264</text:p>
          </table:table-cell>
          <table:table-cell table:style-name="Default" office:value-type="float" office:value="23285" calcext:value-type="float">
            <text:p>23285</text:p>
          </table:table-cell>
          <table:table-cell office:value-type="float" office:value="19461" calcext:value-type="float">
            <text:p>19461</text:p>
          </table:table-cell>
          <table:table-cell office:value-type="float" office:value="27883" calcext:value-type="float">
            <text:p>27883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94" calcext:value-type="float">
            <text:p>494</text:p>
          </table:table-cell>
          <table:table-cell office:value-type="float" office:value="12364" calcext:value-type="float">
            <text:p>12364</text:p>
          </table:table-cell>
          <table:table-cell office:value-type="float" office:value="17830" calcext:value-type="float">
            <text:p>17830</text:p>
          </table:table-cell>
          <table:table-cell office:value-type="float" office:value="10464" calcext:value-type="float">
            <text:p>10464</text:p>
          </table:table-cell>
          <table:table-cell office:value-type="float" office:value="18054" calcext:value-type="float">
            <text:p>18054</text:p>
          </table:table-cell>
          <table:table-cell office:value-type="float" office:value="12561" calcext:value-type="float">
            <text:p>12561</text:p>
          </table:table-cell>
          <table:table-cell office:value-type="float" office:value="19173" calcext:value-type="float">
            <text:p>19173</text:p>
          </table:table-cell>
          <table:table-cell office:value-type="float" office:value="11572" calcext:value-type="float">
            <text:p>11572</text:p>
          </table:table-cell>
          <table:table-cell office:value-type="float" office:value="17964" calcext:value-type="float">
            <text:p>17964</text:p>
          </table:table-cell>
          <table:table-cell table:style-name="ce8" office:value-type="float" office:value="494" calcext:value-type="float">
            <text:p>494</text:p>
          </table:table-cell>
          <table:table-cell office:value-type="float" office:value="14364" calcext:value-type="float">
            <text:p>14364</text:p>
          </table:table-cell>
          <table:table-cell office:value-type="float" office:value="23229" calcext:value-type="float">
            <text:p>23229</text:p>
          </table:table-cell>
          <table:table-cell table:style-name="ce4" office:value-type="float" office:value="19372" calcext:value-type="float">
            <text:p>19372</text:p>
          </table:table-cell>
          <table:table-cell table:style-name="Default" office:value-type="float" office:value="27717" calcext:value-type="float">
            <text:p>27717</text:p>
          </table:table-cell>
          <table:table-cell office:value-type="float" office:value="15165" calcext:value-type="float">
            <text:p>15165</text:p>
          </table:table-cell>
          <table:table-cell table:style-name="Default" office:value-type="float" office:value="23469" calcext:value-type="float">
            <text:p>23469</text:p>
          </table:table-cell>
          <table:table-cell office:value-type="float" office:value="19968" calcext:value-type="float">
            <text:p>19968</text:p>
          </table:table-cell>
          <table:table-cell office:value-type="float" office:value="27744" calcext:value-type="float">
            <text:p>2774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95" calcext:value-type="float">
            <text:p>495</text:p>
          </table:table-cell>
          <table:table-cell office:value-type="float" office:value="11366" calcext:value-type="float">
            <text:p>11366</text:p>
          </table:table-cell>
          <table:table-cell office:value-type="float" office:value="17759" calcext:value-type="float">
            <text:p>17759</text:p>
          </table:table-cell>
          <table:table-cell office:value-type="float" office:value="11665" calcext:value-type="float">
            <text:p>11665</text:p>
          </table:table-cell>
          <table:table-cell office:value-type="float" office:value="18059" calcext:value-type="float">
            <text:p>18059</text:p>
          </table:table-cell>
          <table:table-cell office:value-type="float" office:value="12561" calcext:value-type="float">
            <text:p>12561</text:p>
          </table:table-cell>
          <table:table-cell office:value-type="float" office:value="19025" calcext:value-type="float">
            <text:p>19025</text:p>
          </table:table-cell>
          <table:table-cell office:value-type="float" office:value="11871" calcext:value-type="float">
            <text:p>11871</text:p>
          </table:table-cell>
          <table:table-cell office:value-type="float" office:value="17887" calcext:value-type="float">
            <text:p>17887</text:p>
          </table:table-cell>
          <table:table-cell table:style-name="ce8" office:value-type="float" office:value="495" calcext:value-type="float">
            <text:p>495</text:p>
          </table:table-cell>
          <table:table-cell office:value-type="float" office:value="13563" calcext:value-type="float">
            <text:p>13563</text:p>
          </table:table-cell>
          <table:table-cell office:value-type="float" office:value="22870" calcext:value-type="float">
            <text:p>22870</text:p>
          </table:table-cell>
          <table:table-cell table:style-name="ce4" office:value-type="float" office:value="18064" calcext:value-type="float">
            <text:p>18064</text:p>
          </table:table-cell>
          <table:table-cell table:style-name="Default" office:value-type="float" office:value="27777" calcext:value-type="float">
            <text:p>27777</text:p>
          </table:table-cell>
          <table:table-cell office:value-type="float" office:value="14360" calcext:value-type="float">
            <text:p>14360</text:p>
          </table:table-cell>
          <table:table-cell table:style-name="Default" office:value-type="float" office:value="23279" calcext:value-type="float">
            <text:p>23279</text:p>
          </table:table-cell>
          <table:table-cell office:value-type="float" office:value="19463" calcext:value-type="float">
            <text:p>19463</text:p>
          </table:table-cell>
          <table:table-cell office:value-type="float" office:value="27492" calcext:value-type="float">
            <text:p>2749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96" calcext:value-type="float">
            <text:p>496</text:p>
          </table:table-cell>
          <table:table-cell office:value-type="float" office:value="11567" calcext:value-type="float">
            <text:p>11567</text:p>
          </table:table-cell>
          <table:table-cell office:value-type="float" office:value="17797" calcext:value-type="float">
            <text:p>17797</text:p>
          </table:table-cell>
          <table:table-cell office:value-type="float" office:value="11363" calcext:value-type="float">
            <text:p>11363</text:p>
          </table:table-cell>
          <table:table-cell office:value-type="float" office:value="18253" calcext:value-type="float">
            <text:p>18253</text:p>
          </table:table-cell>
          <table:table-cell office:value-type="float" office:value="12562" calcext:value-type="float">
            <text:p>12562</text:p>
          </table:table-cell>
          <table:table-cell office:value-type="float" office:value="19110" calcext:value-type="float">
            <text:p>19110</text:p>
          </table:table-cell>
          <table:table-cell office:value-type="float" office:value="11470" calcext:value-type="float">
            <text:p>11470</text:p>
          </table:table-cell>
          <table:table-cell office:value-type="float" office:value="18076" calcext:value-type="float">
            <text:p>18076</text:p>
          </table:table-cell>
          <table:table-cell table:style-name="ce8" office:value-type="float" office:value="496" calcext:value-type="float">
            <text:p>496</text:p>
          </table:table-cell>
          <table:table-cell office:value-type="float" office:value="13566" calcext:value-type="float">
            <text:p>13566</text:p>
          </table:table-cell>
          <table:table-cell office:value-type="float" office:value="23017" calcext:value-type="float">
            <text:p>23017</text:p>
          </table:table-cell>
          <table:table-cell table:style-name="ce4" office:value-type="float" office:value="19061" calcext:value-type="float">
            <text:p>19061</text:p>
          </table:table-cell>
          <table:table-cell table:style-name="Default" office:value-type="float" office:value="27993" calcext:value-type="float">
            <text:p>27993</text:p>
          </table:table-cell>
          <table:table-cell office:value-type="float" office:value="15369" calcext:value-type="float">
            <text:p>15369</text:p>
          </table:table-cell>
          <table:table-cell table:style-name="Default" office:value-type="float" office:value="23383" calcext:value-type="float">
            <text:p>23383</text:p>
          </table:table-cell>
          <table:table-cell office:value-type="float" office:value="19758" calcext:value-type="float">
            <text:p>19758</text:p>
          </table:table-cell>
          <table:table-cell office:value-type="float" office:value="27671" calcext:value-type="float">
            <text:p>27671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97" calcext:value-type="float">
            <text:p>497</text:p>
          </table:table-cell>
          <table:table-cell office:value-type="float" office:value="11566" calcext:value-type="float">
            <text:p>11566</text:p>
          </table:table-cell>
          <table:table-cell office:value-type="float" office:value="17721" calcext:value-type="float">
            <text:p>17721</text:p>
          </table:table-cell>
          <table:table-cell office:value-type="float" office:value="11465" calcext:value-type="float">
            <text:p>11465</text:p>
          </table:table-cell>
          <table:table-cell office:value-type="float" office:value="18404" calcext:value-type="float">
            <text:p>18404</text:p>
          </table:table-cell>
          <table:table-cell office:value-type="float" office:value="12661" calcext:value-type="float">
            <text:p>12661</text:p>
          </table:table-cell>
          <table:table-cell office:value-type="float" office:value="19215" calcext:value-type="float">
            <text:p>19215</text:p>
          </table:table-cell>
          <table:table-cell office:value-type="float" office:value="11370" calcext:value-type="float">
            <text:p>11370</text:p>
          </table:table-cell>
          <table:table-cell office:value-type="float" office:value="18039" calcext:value-type="float">
            <text:p>18039</text:p>
          </table:table-cell>
          <table:table-cell table:style-name="ce8" office:value-type="float" office:value="497" calcext:value-type="float">
            <text:p>497</text:p>
          </table:table-cell>
          <table:table-cell office:value-type="float" office:value="14465" calcext:value-type="float">
            <text:p>14465</text:p>
          </table:table-cell>
          <table:table-cell office:value-type="float" office:value="23058" calcext:value-type="float">
            <text:p>23058</text:p>
          </table:table-cell>
          <table:table-cell table:style-name="ce4" office:value-type="float" office:value="19260" calcext:value-type="float">
            <text:p>19260</text:p>
          </table:table-cell>
          <table:table-cell table:style-name="Default" office:value-type="float" office:value="28227" calcext:value-type="float">
            <text:p>28227</text:p>
          </table:table-cell>
          <table:table-cell office:value-type="float" office:value="15269" calcext:value-type="float">
            <text:p>15269</text:p>
          </table:table-cell>
          <table:table-cell table:style-name="Default" office:value-type="float" office:value="23525" calcext:value-type="float">
            <text:p>23525</text:p>
          </table:table-cell>
          <table:table-cell office:value-type="float" office:value="18566" calcext:value-type="float">
            <text:p>18566</text:p>
          </table:table-cell>
          <table:table-cell office:value-type="float" office:value="27442" calcext:value-type="float">
            <text:p>2744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98" calcext:value-type="float">
            <text:p>498</text:p>
          </table:table-cell>
          <table:table-cell office:value-type="float" office:value="11761" calcext:value-type="float">
            <text:p>11761</text:p>
          </table:table-cell>
          <table:table-cell office:value-type="float" office:value="17686" calcext:value-type="float">
            <text:p>17686</text:p>
          </table:table-cell>
          <table:table-cell office:value-type="float" office:value="11767" calcext:value-type="float">
            <text:p>11767</text:p>
          </table:table-cell>
          <table:table-cell office:value-type="float" office:value="18406" calcext:value-type="float">
            <text:p>18406</text:p>
          </table:table-cell>
          <table:table-cell office:value-type="float" office:value="12559" calcext:value-type="float">
            <text:p>12559</text:p>
          </table:table-cell>
          <table:table-cell office:value-type="float" office:value="19026" calcext:value-type="float">
            <text:p>19026</text:p>
          </table:table-cell>
          <table:table-cell office:value-type="float" office:value="12070" calcext:value-type="float">
            <text:p>12070</text:p>
          </table:table-cell>
          <table:table-cell office:value-type="float" office:value="18101" calcext:value-type="float">
            <text:p>18101</text:p>
          </table:table-cell>
          <table:table-cell table:style-name="ce8" office:value-type="float" office:value="498" calcext:value-type="float">
            <text:p>498</text:p>
          </table:table-cell>
          <table:table-cell office:value-type="float" office:value="14466" calcext:value-type="float">
            <text:p>14466</text:p>
          </table:table-cell>
          <table:table-cell office:value-type="float" office:value="23177" calcext:value-type="float">
            <text:p>23177</text:p>
          </table:table-cell>
          <table:table-cell table:style-name="ce4" office:value-type="float" office:value="18265" calcext:value-type="float">
            <text:p>18265</text:p>
          </table:table-cell>
          <table:table-cell table:style-name="Default" office:value-type="float" office:value="28334" calcext:value-type="float">
            <text:p>28334</text:p>
          </table:table-cell>
          <table:table-cell office:value-type="float" office:value="14470" calcext:value-type="float">
            <text:p>14470</text:p>
          </table:table-cell>
          <table:table-cell table:style-name="Default" office:value-type="float" office:value="23203" calcext:value-type="float">
            <text:p>23203</text:p>
          </table:table-cell>
          <table:table-cell office:value-type="float" office:value="19466" calcext:value-type="float">
            <text:p>19466</text:p>
          </table:table-cell>
          <table:table-cell office:value-type="float" office:value="27224" calcext:value-type="float">
            <text:p>27224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499" calcext:value-type="float">
            <text:p>499</text:p>
          </table:table-cell>
          <table:table-cell office:value-type="float" office:value="11564" calcext:value-type="float">
            <text:p>11564</text:p>
          </table:table-cell>
          <table:table-cell office:value-type="float" office:value="17555" calcext:value-type="float">
            <text:p>17555</text:p>
          </table:table-cell>
          <table:table-cell office:value-type="float" office:value="12366" calcext:value-type="float">
            <text:p>12366</text:p>
          </table:table-cell>
          <table:table-cell office:value-type="float" office:value="18606" calcext:value-type="float">
            <text:p>18606</text:p>
          </table:table-cell>
          <table:table-cell office:value-type="float" office:value="13359" calcext:value-type="float">
            <text:p>13359</text:p>
          </table:table-cell>
          <table:table-cell office:value-type="float" office:value="19054" calcext:value-type="float">
            <text:p>19054</text:p>
          </table:table-cell>
          <table:table-cell office:value-type="float" office:value="11568" calcext:value-type="float">
            <text:p>11568</text:p>
          </table:table-cell>
          <table:table-cell office:value-type="float" office:value="17983" calcext:value-type="float">
            <text:p>17983</text:p>
          </table:table-cell>
          <table:table-cell table:style-name="ce8" office:value-type="float" office:value="499" calcext:value-type="float">
            <text:p>499</text:p>
          </table:table-cell>
          <table:table-cell office:value-type="float" office:value="13664" calcext:value-type="float">
            <text:p>13664</text:p>
          </table:table-cell>
          <table:table-cell office:value-type="float" office:value="23136" calcext:value-type="float">
            <text:p>23136</text:p>
          </table:table-cell>
          <table:table-cell table:style-name="ce4" office:value-type="float" office:value="18561" calcext:value-type="float">
            <text:p>18561</text:p>
          </table:table-cell>
          <table:table-cell table:style-name="Default" office:value-type="float" office:value="28049" calcext:value-type="float">
            <text:p>28049</text:p>
          </table:table-cell>
          <table:table-cell office:value-type="float" office:value="14366" calcext:value-type="float">
            <text:p>14366</text:p>
          </table:table-cell>
          <table:table-cell table:style-name="Default" office:value-type="float" office:value="23006" calcext:value-type="float">
            <text:p>23006</text:p>
          </table:table-cell>
          <table:table-cell office:value-type="float" office:value="18766" calcext:value-type="float">
            <text:p>18766</text:p>
          </table:table-cell>
          <table:table-cell office:value-type="float" office:value="27460" calcext:value-type="float">
            <text:p>27460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500" calcext:value-type="float">
            <text:p>500</text:p>
          </table:table-cell>
          <table:table-cell office:value-type="float" office:value="11569" calcext:value-type="float">
            <text:p>11569</text:p>
          </table:table-cell>
          <table:table-cell office:value-type="float" office:value="17571" calcext:value-type="float">
            <text:p>17571</text:p>
          </table:table-cell>
          <table:table-cell office:value-type="float" office:value="10765" calcext:value-type="float">
            <text:p>10765</text:p>
          </table:table-cell>
          <table:table-cell office:value-type="float" office:value="18543" calcext:value-type="float">
            <text:p>18543</text:p>
          </table:table-cell>
          <table:table-cell office:value-type="float" office:value="13361" calcext:value-type="float">
            <text:p>13361</text:p>
          </table:table-cell>
          <table:table-cell office:value-type="float" office:value="19072" calcext:value-type="float">
            <text:p>19072</text:p>
          </table:table-cell>
          <table:table-cell office:value-type="float" office:value="10670" calcext:value-type="float">
            <text:p>10670</text:p>
          </table:table-cell>
          <table:table-cell office:value-type="float" office:value="17821" calcext:value-type="float">
            <text:p>17821</text:p>
          </table:table-cell>
          <table:table-cell table:style-name="ce8" office:value-type="float" office:value="500" calcext:value-type="float">
            <text:p>500</text:p>
          </table:table-cell>
          <table:table-cell office:value-type="float" office:value="13568" calcext:value-type="float">
            <text:p>13568</text:p>
          </table:table-cell>
          <table:table-cell office:value-type="float" office:value="23299" calcext:value-type="float">
            <text:p>23299</text:p>
          </table:table-cell>
          <table:table-cell table:style-name="ce4" office:value-type="float" office:value="20053" calcext:value-type="float">
            <text:p>20053</text:p>
          </table:table-cell>
          <table:table-cell table:style-name="Default" office:value-type="float" office:value="28171" calcext:value-type="float">
            <text:p>28171</text:p>
          </table:table-cell>
          <table:table-cell office:value-type="float" office:value="15371" calcext:value-type="float">
            <text:p>15371</text:p>
          </table:table-cell>
          <table:table-cell table:style-name="Default" office:value-type="float" office:value="23030" calcext:value-type="float">
            <text:p>23030</text:p>
          </table:table-cell>
          <table:table-cell office:value-type="float" office:value="19666" calcext:value-type="float">
            <text:p>19666</text:p>
          </table:table-cell>
          <table:table-cell office:value-type="float" office:value="27552" calcext:value-type="float">
            <text:p>27552</text:p>
          </table:table-cell>
          <table:table-cell table:number-columns-repeated="989"/>
        </table:table-row>
        <table:table-row table:style-name="ro3">
          <table:table-cell table:number-columns-repeated="9"/>
          <table:table-cell table:style-name="ce13" office:value-type="float" office:value="501" calcext:value-type="float">
            <text:p>501</text:p>
          </table:table-cell>
          <table:table-cell office:value-type="float" office:value="11566" calcext:value-type="float">
            <text:p>11566</text:p>
          </table:table-cell>
          <table:table-cell office:value-type="float" office:value="17565" calcext:value-type="float">
            <text:p>17565</text:p>
          </table:table-cell>
          <table:table-cell office:value-type="float" office:value="11465" calcext:value-type="float">
            <text:p>11465</text:p>
          </table:table-cell>
          <table:table-cell office:value-type="float" office:value="18404" calcext:value-type="float">
            <text:p>18404</text:p>
          </table:table-cell>
          <table:table-cell office:value-type="float" office:value="13259" calcext:value-type="float">
            <text:p>13259</text:p>
          </table:table-cell>
          <table:table-cell office:value-type="float" office:value="18912" calcext:value-type="float">
            <text:p>18912</text:p>
          </table:table-cell>
          <table:table-cell office:value-type="float" office:value="11569" calcext:value-type="float">
            <text:p>11569</text:p>
          </table:table-cell>
          <table:table-cell office:value-type="float" office:value="17785" calcext:value-type="float">
            <text:p>1778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02" calcext:value-type="float">
            <text:p>502</text:p>
          </table:table-cell>
          <table:table-cell office:value-type="float" office:value="11566" calcext:value-type="float">
            <text:p>11566</text:p>
          </table:table-cell>
          <table:table-cell office:value-type="float" office:value="17657" calcext:value-type="float">
            <text:p>17657</text:p>
          </table:table-cell>
          <table:table-cell office:value-type="float" office:value="10364" calcext:value-type="float">
            <text:p>10364</text:p>
          </table:table-cell>
          <table:table-cell office:value-type="float" office:value="18226" calcext:value-type="float">
            <text:p>18226</text:p>
          </table:table-cell>
          <table:table-cell office:value-type="float" office:value="12559" calcext:value-type="float">
            <text:p>12559</text:p>
          </table:table-cell>
          <table:table-cell office:value-type="float" office:value="18994" calcext:value-type="float">
            <text:p>18994</text:p>
          </table:table-cell>
          <table:table-cell office:value-type="float" office:value="12370" calcext:value-type="float">
            <text:p>12370</text:p>
          </table:table-cell>
          <table:table-cell office:value-type="float" office:value="17894" calcext:value-type="float">
            <text:p>1789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03" calcext:value-type="float">
            <text:p>503</text:p>
          </table:table-cell>
          <table:table-cell office:value-type="float" office:value="11567" calcext:value-type="float">
            <text:p>11567</text:p>
          </table:table-cell>
          <table:table-cell office:value-type="float" office:value="17567" calcext:value-type="float">
            <text:p>17567</text:p>
          </table:table-cell>
          <table:table-cell office:value-type="float" office:value="10764" calcext:value-type="float">
            <text:p>10764</text:p>
          </table:table-cell>
          <table:table-cell office:value-type="float" office:value="18024" calcext:value-type="float">
            <text:p>18024</text:p>
          </table:table-cell>
          <table:table-cell office:value-type="float" office:value="12659" calcext:value-type="float">
            <text:p>12659</text:p>
          </table:table-cell>
          <table:table-cell office:value-type="float" office:value="18994" calcext:value-type="float">
            <text:p>18994</text:p>
          </table:table-cell>
          <table:table-cell office:value-type="float" office:value="12067" calcext:value-type="float">
            <text:p>12067</text:p>
          </table:table-cell>
          <table:table-cell office:value-type="float" office:value="18088" calcext:value-type="float">
            <text:p>1808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04" calcext:value-type="float">
            <text:p>504</text:p>
          </table:table-cell>
          <table:table-cell office:value-type="float" office:value="11569" calcext:value-type="float">
            <text:p>11569</text:p>
          </table:table-cell>
          <table:table-cell office:value-type="float" office:value="17666" calcext:value-type="float">
            <text:p>17666</text:p>
          </table:table-cell>
          <table:table-cell office:value-type="float" office:value="11466" calcext:value-type="float">
            <text:p>11466</text:p>
          </table:table-cell>
          <table:table-cell office:value-type="float" office:value="17890" calcext:value-type="float">
            <text:p>17890</text:p>
          </table:table-cell>
          <table:table-cell office:value-type="float" office:value="12559" calcext:value-type="float">
            <text:p>12559</text:p>
          </table:table-cell>
          <table:table-cell office:value-type="float" office:value="18868" calcext:value-type="float">
            <text:p>18868</text:p>
          </table:table-cell>
          <table:table-cell office:value-type="float" office:value="11768" calcext:value-type="float">
            <text:p>11768</text:p>
          </table:table-cell>
          <table:table-cell office:value-type="float" office:value="18123" calcext:value-type="float">
            <text:p>1812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05" calcext:value-type="float">
            <text:p>505</text:p>
          </table:table-cell>
          <table:table-cell office:value-type="float" office:value="11466" calcext:value-type="float">
            <text:p>11466</text:p>
          </table:table-cell>
          <table:table-cell office:value-type="float" office:value="17535" calcext:value-type="float">
            <text:p>17535</text:p>
          </table:table-cell>
          <table:table-cell office:value-type="float" office:value="11465" calcext:value-type="float">
            <text:p>11465</text:p>
          </table:table-cell>
          <table:table-cell office:value-type="float" office:value="17744" calcext:value-type="float">
            <text:p>17744</text:p>
          </table:table-cell>
          <table:table-cell office:value-type="float" office:value="13361" calcext:value-type="float">
            <text:p>13361</text:p>
          </table:table-cell>
          <table:table-cell office:value-type="float" office:value="19013" calcext:value-type="float">
            <text:p>19013</text:p>
          </table:table-cell>
          <table:table-cell office:value-type="float" office:value="12371" calcext:value-type="float">
            <text:p>12371</text:p>
          </table:table-cell>
          <table:table-cell office:value-type="float" office:value="18165" calcext:value-type="float">
            <text:p>1816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06" calcext:value-type="float">
            <text:p>506</text:p>
          </table:table-cell>
          <table:table-cell office:value-type="float" office:value="11567" calcext:value-type="float">
            <text:p>11567</text:p>
          </table:table-cell>
          <table:table-cell office:value-type="float" office:value="17701" calcext:value-type="float">
            <text:p>17701</text:p>
          </table:table-cell>
          <table:table-cell office:value-type="float" office:value="11361" calcext:value-type="float">
            <text:p>11361</text:p>
          </table:table-cell>
          <table:table-cell office:value-type="float" office:value="17818" calcext:value-type="float">
            <text:p>17818</text:p>
          </table:table-cell>
          <table:table-cell office:value-type="float" office:value="13558" calcext:value-type="float">
            <text:p>13558</text:p>
          </table:table-cell>
          <table:table-cell office:value-type="float" office:value="19378" calcext:value-type="float">
            <text:p>19378</text:p>
          </table:table-cell>
          <table:table-cell office:value-type="float" office:value="11566" calcext:value-type="float">
            <text:p>11566</text:p>
          </table:table-cell>
          <table:table-cell office:value-type="float" office:value="18459" calcext:value-type="float">
            <text:p>1845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07" calcext:value-type="float">
            <text:p>507</text:p>
          </table:table-cell>
          <table:table-cell office:value-type="float" office:value="11467" calcext:value-type="float">
            <text:p>11467</text:p>
          </table:table-cell>
          <table:table-cell office:value-type="float" office:value="17705" calcext:value-type="float">
            <text:p>17705</text:p>
          </table:table-cell>
          <table:table-cell office:value-type="float" office:value="10659" calcext:value-type="float">
            <text:p>10659</text:p>
          </table:table-cell>
          <table:table-cell office:value-type="float" office:value="17813" calcext:value-type="float">
            <text:p>17813</text:p>
          </table:table-cell>
          <table:table-cell office:value-type="float" office:value="12561" calcext:value-type="float">
            <text:p>12561</text:p>
          </table:table-cell>
          <table:table-cell office:value-type="float" office:value="19314" calcext:value-type="float">
            <text:p>19314</text:p>
          </table:table-cell>
          <table:table-cell office:value-type="float" office:value="12665" calcext:value-type="float">
            <text:p>12665</text:p>
          </table:table-cell>
          <table:table-cell office:value-type="float" office:value="18481" calcext:value-type="float">
            <text:p>1848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08" calcext:value-type="float">
            <text:p>508</text:p>
          </table:table-cell>
          <table:table-cell office:value-type="float" office:value="11567" calcext:value-type="float">
            <text:p>11567</text:p>
          </table:table-cell>
          <table:table-cell office:value-type="float" office:value="17813" calcext:value-type="float">
            <text:p>17813</text:p>
          </table:table-cell>
          <table:table-cell office:value-type="float" office:value="10465" calcext:value-type="float">
            <text:p>10465</text:p>
          </table:table-cell>
          <table:table-cell office:value-type="float" office:value="17870" calcext:value-type="float">
            <text:p>17870</text:p>
          </table:table-cell>
          <table:table-cell office:value-type="float" office:value="12561" calcext:value-type="float">
            <text:p>12561</text:p>
          </table:table-cell>
          <table:table-cell office:value-type="float" office:value="19209" calcext:value-type="float">
            <text:p>19209</text:p>
          </table:table-cell>
          <table:table-cell office:value-type="float" office:value="11768" calcext:value-type="float">
            <text:p>11768</text:p>
          </table:table-cell>
          <table:table-cell office:value-type="float" office:value="18588" calcext:value-type="float">
            <text:p>1858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09" calcext:value-type="float">
            <text:p>509</text:p>
          </table:table-cell>
          <table:table-cell office:value-type="float" office:value="11565" calcext:value-type="float">
            <text:p>11565</text:p>
          </table:table-cell>
          <table:table-cell office:value-type="float" office:value="17805" calcext:value-type="float">
            <text:p>17805</text:p>
          </table:table-cell>
          <table:table-cell office:value-type="float" office:value="10365" calcext:value-type="float">
            <text:p>10365</text:p>
          </table:table-cell>
          <table:table-cell office:value-type="float" office:value="18095" calcext:value-type="float">
            <text:p>18095</text:p>
          </table:table-cell>
          <table:table-cell office:value-type="float" office:value="12562" calcext:value-type="float">
            <text:p>12562</text:p>
          </table:table-cell>
          <table:table-cell office:value-type="float" office:value="19085" calcext:value-type="float">
            <text:p>19085</text:p>
          </table:table-cell>
          <table:table-cell office:value-type="float" office:value="11565" calcext:value-type="float">
            <text:p>11565</text:p>
          </table:table-cell>
          <table:table-cell office:value-type="float" office:value="18285" calcext:value-type="float">
            <text:p>1828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10" calcext:value-type="float">
            <text:p>510</text:p>
          </table:table-cell>
          <table:table-cell office:value-type="float" office:value="11468" calcext:value-type="float">
            <text:p>11468</text:p>
          </table:table-cell>
          <table:table-cell office:value-type="float" office:value="17706" calcext:value-type="float">
            <text:p>17706</text:p>
          </table:table-cell>
          <table:table-cell office:value-type="float" office:value="11161" calcext:value-type="float">
            <text:p>11161</text:p>
          </table:table-cell>
          <table:table-cell office:value-type="float" office:value="18204" calcext:value-type="float">
            <text:p>18204</text:p>
          </table:table-cell>
          <table:table-cell office:value-type="float" office:value="12560" calcext:value-type="float">
            <text:p>12560</text:p>
          </table:table-cell>
          <table:table-cell office:value-type="float" office:value="19104" calcext:value-type="float">
            <text:p>19104</text:p>
          </table:table-cell>
          <table:table-cell office:value-type="float" office:value="11667" calcext:value-type="float">
            <text:p>11667</text:p>
          </table:table-cell>
          <table:table-cell office:value-type="float" office:value="18045" calcext:value-type="float">
            <text:p>1804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11" calcext:value-type="float">
            <text:p>511</text:p>
          </table:table-cell>
          <table:table-cell office:value-type="float" office:value="11469" calcext:value-type="float">
            <text:p>11469</text:p>
          </table:table-cell>
          <table:table-cell office:value-type="float" office:value="17633" calcext:value-type="float">
            <text:p>17633</text:p>
          </table:table-cell>
          <table:table-cell office:value-type="float" office:value="11257" calcext:value-type="float">
            <text:p>11257</text:p>
          </table:table-cell>
          <table:table-cell office:value-type="float" office:value="18083" calcext:value-type="float">
            <text:p>18083</text:p>
          </table:table-cell>
          <table:table-cell office:value-type="float" office:value="12559" calcext:value-type="float">
            <text:p>12559</text:p>
          </table:table-cell>
          <table:table-cell office:value-type="float" office:value="19217" calcext:value-type="float">
            <text:p>19217</text:p>
          </table:table-cell>
          <table:table-cell office:value-type="float" office:value="11667" calcext:value-type="float">
            <text:p>11667</text:p>
          </table:table-cell>
          <table:table-cell office:value-type="float" office:value="17961" calcext:value-type="float">
            <text:p>1796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12" calcext:value-type="float">
            <text:p>512</text:p>
          </table:table-cell>
          <table:table-cell office:value-type="float" office:value="11567" calcext:value-type="float">
            <text:p>11567</text:p>
          </table:table-cell>
          <table:table-cell office:value-type="float" office:value="17812" calcext:value-type="float">
            <text:p>17812</text:p>
          </table:table-cell>
          <table:table-cell office:value-type="float" office:value="11867" calcext:value-type="float">
            <text:p>11867</text:p>
          </table:table-cell>
          <table:table-cell office:value-type="float" office:value="18121" calcext:value-type="float">
            <text:p>18121</text:p>
          </table:table-cell>
          <table:table-cell office:value-type="float" office:value="13359" calcext:value-type="float">
            <text:p>13359</text:p>
          </table:table-cell>
          <table:table-cell office:value-type="float" office:value="19218" calcext:value-type="float">
            <text:p>19218</text:p>
          </table:table-cell>
          <table:table-cell office:value-type="float" office:value="11667" calcext:value-type="float">
            <text:p>11667</text:p>
          </table:table-cell>
          <table:table-cell office:value-type="float" office:value="18061" calcext:value-type="float">
            <text:p>1806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13" calcext:value-type="float">
            <text:p>513</text:p>
          </table:table-cell>
          <table:table-cell office:value-type="float" office:value="11470" calcext:value-type="float">
            <text:p>11470</text:p>
          </table:table-cell>
          <table:table-cell office:value-type="float" office:value="17743" calcext:value-type="float">
            <text:p>17743</text:p>
          </table:table-cell>
          <table:table-cell office:value-type="float" office:value="11265" calcext:value-type="float">
            <text:p>11265</text:p>
          </table:table-cell>
          <table:table-cell office:value-type="float" office:value="18103" calcext:value-type="float">
            <text:p>18103</text:p>
          </table:table-cell>
          <table:table-cell office:value-type="float" office:value="12559" calcext:value-type="float">
            <text:p>12559</text:p>
          </table:table-cell>
          <table:table-cell office:value-type="float" office:value="19194" calcext:value-type="float">
            <text:p>19194</text:p>
          </table:table-cell>
          <table:table-cell office:value-type="float" office:value="11569" calcext:value-type="float">
            <text:p>11569</text:p>
          </table:table-cell>
          <table:table-cell office:value-type="float" office:value="17879" calcext:value-type="float">
            <text:p>1787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14" calcext:value-type="float">
            <text:p>514</text:p>
          </table:table-cell>
          <table:table-cell office:value-type="float" office:value="12270" calcext:value-type="float">
            <text:p>12270</text:p>
          </table:table-cell>
          <table:table-cell office:value-type="float" office:value="17728" calcext:value-type="float">
            <text:p>17728</text:p>
          </table:table-cell>
          <table:table-cell office:value-type="float" office:value="11364" calcext:value-type="float">
            <text:p>11364</text:p>
          </table:table-cell>
          <table:table-cell office:value-type="float" office:value="18022" calcext:value-type="float">
            <text:p>18022</text:p>
          </table:table-cell>
          <table:table-cell office:value-type="float" office:value="12659" calcext:value-type="float">
            <text:p>12659</text:p>
          </table:table-cell>
          <table:table-cell office:value-type="float" office:value="19307" calcext:value-type="float">
            <text:p>19307</text:p>
          </table:table-cell>
          <table:table-cell office:value-type="float" office:value="11566" calcext:value-type="float">
            <text:p>11566</text:p>
          </table:table-cell>
          <table:table-cell office:value-type="float" office:value="17952" calcext:value-type="float">
            <text:p>1795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15" calcext:value-type="float">
            <text:p>515</text:p>
          </table:table-cell>
          <table:table-cell office:value-type="float" office:value="12363" calcext:value-type="float">
            <text:p>12363</text:p>
          </table:table-cell>
          <table:table-cell office:value-type="float" office:value="17727" calcext:value-type="float">
            <text:p>17727</text:p>
          </table:table-cell>
          <table:table-cell office:value-type="float" office:value="10465" calcext:value-type="float">
            <text:p>10465</text:p>
          </table:table-cell>
          <table:table-cell office:value-type="float" office:value="17981" calcext:value-type="float">
            <text:p>17981</text:p>
          </table:table-cell>
          <table:table-cell office:value-type="float" office:value="13359" calcext:value-type="float">
            <text:p>13359</text:p>
          </table:table-cell>
          <table:table-cell office:value-type="float" office:value="19363" calcext:value-type="float">
            <text:p>19363</text:p>
          </table:table-cell>
          <table:table-cell office:value-type="float" office:value="11769" calcext:value-type="float">
            <text:p>11769</text:p>
          </table:table-cell>
          <table:table-cell office:value-type="float" office:value="17987" calcext:value-type="float">
            <text:p>1798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16" calcext:value-type="float">
            <text:p>516</text:p>
          </table:table-cell>
          <table:table-cell office:value-type="float" office:value="11664" calcext:value-type="float">
            <text:p>11664</text:p>
          </table:table-cell>
          <table:table-cell office:value-type="float" office:value="17765" calcext:value-type="float">
            <text:p>17765</text:p>
          </table:table-cell>
          <table:table-cell office:value-type="float" office:value="12167" calcext:value-type="float">
            <text:p>12167</text:p>
          </table:table-cell>
          <table:table-cell office:value-type="float" office:value="17870" calcext:value-type="float">
            <text:p>17870</text:p>
          </table:table-cell>
          <table:table-cell office:value-type="float" office:value="13259" calcext:value-type="float">
            <text:p>13259</text:p>
          </table:table-cell>
          <table:table-cell office:value-type="float" office:value="19201" calcext:value-type="float">
            <text:p>19201</text:p>
          </table:table-cell>
          <table:table-cell office:value-type="float" office:value="12566" calcext:value-type="float">
            <text:p>12566</text:p>
          </table:table-cell>
          <table:table-cell office:value-type="float" office:value="18009" calcext:value-type="float">
            <text:p>1800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17" calcext:value-type="float">
            <text:p>517</text:p>
          </table:table-cell>
          <table:table-cell office:value-type="float" office:value="11566" calcext:value-type="float">
            <text:p>11566</text:p>
          </table:table-cell>
          <table:table-cell office:value-type="float" office:value="17793" calcext:value-type="float">
            <text:p>17793</text:p>
          </table:table-cell>
          <table:table-cell office:value-type="float" office:value="11267" calcext:value-type="float">
            <text:p>11267</text:p>
          </table:table-cell>
          <table:table-cell office:value-type="float" office:value="18131" calcext:value-type="float">
            <text:p>18131</text:p>
          </table:table-cell>
          <table:table-cell office:value-type="float" office:value="12661" calcext:value-type="float">
            <text:p>12661</text:p>
          </table:table-cell>
          <table:table-cell office:value-type="float" office:value="19393" calcext:value-type="float">
            <text:p>19393</text:p>
          </table:table-cell>
          <table:table-cell office:value-type="float" office:value="11767" calcext:value-type="float">
            <text:p>11767</text:p>
          </table:table-cell>
          <table:table-cell office:value-type="float" office:value="17884" calcext:value-type="float">
            <text:p>1788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18" calcext:value-type="float">
            <text:p>518</text:p>
          </table:table-cell>
          <table:table-cell office:value-type="float" office:value="11465" calcext:value-type="float">
            <text:p>11465</text:p>
          </table:table-cell>
          <table:table-cell office:value-type="float" office:value="17705" calcext:value-type="float">
            <text:p>17705</text:p>
          </table:table-cell>
          <table:table-cell office:value-type="float" office:value="10763" calcext:value-type="float">
            <text:p>10763</text:p>
          </table:table-cell>
          <table:table-cell office:value-type="float" office:value="18157" calcext:value-type="float">
            <text:p>18157</text:p>
          </table:table-cell>
          <table:table-cell office:value-type="float" office:value="13560" calcext:value-type="float">
            <text:p>13560</text:p>
          </table:table-cell>
          <table:table-cell office:value-type="float" office:value="19406" calcext:value-type="float">
            <text:p>19406</text:p>
          </table:table-cell>
          <table:table-cell office:value-type="float" office:value="12271" calcext:value-type="float">
            <text:p>12271</text:p>
          </table:table-cell>
          <table:table-cell office:value-type="float" office:value="17947" calcext:value-type="float">
            <text:p>1794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19" calcext:value-type="float">
            <text:p>519</text:p>
          </table:table-cell>
          <table:table-cell office:value-type="float" office:value="11566" calcext:value-type="float">
            <text:p>11566</text:p>
          </table:table-cell>
          <table:table-cell office:value-type="float" office:value="17782" calcext:value-type="float">
            <text:p>17782</text:p>
          </table:table-cell>
          <table:table-cell office:value-type="float" office:value="11663" calcext:value-type="float">
            <text:p>11663</text:p>
          </table:table-cell>
          <table:table-cell office:value-type="float" office:value="17976" calcext:value-type="float">
            <text:p>17976</text:p>
          </table:table-cell>
          <table:table-cell office:value-type="float" office:value="12560" calcext:value-type="float">
            <text:p>12560</text:p>
          </table:table-cell>
          <table:table-cell office:value-type="float" office:value="19196" calcext:value-type="float">
            <text:p>19196</text:p>
          </table:table-cell>
          <table:table-cell office:value-type="float" office:value="11768" calcext:value-type="float">
            <text:p>11768</text:p>
          </table:table-cell>
          <table:table-cell office:value-type="float" office:value="18141" calcext:value-type="float">
            <text:p>1814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20" calcext:value-type="float">
            <text:p>520</text:p>
          </table:table-cell>
          <table:table-cell office:value-type="float" office:value="11666" calcext:value-type="float">
            <text:p>11666</text:p>
          </table:table-cell>
          <table:table-cell office:value-type="float" office:value="17749" calcext:value-type="float">
            <text:p>17749</text:p>
          </table:table-cell>
          <table:table-cell office:value-type="float" office:value="11564" calcext:value-type="float">
            <text:p>11564</text:p>
          </table:table-cell>
          <table:table-cell office:value-type="float" office:value="18037" calcext:value-type="float">
            <text:p>18037</text:p>
          </table:table-cell>
          <table:table-cell office:value-type="float" office:value="12560" calcext:value-type="float">
            <text:p>12560</text:p>
          </table:table-cell>
          <table:table-cell office:value-type="float" office:value="19312" calcext:value-type="float">
            <text:p>19312</text:p>
          </table:table-cell>
          <table:table-cell office:value-type="float" office:value="12267" calcext:value-type="float">
            <text:p>12267</text:p>
          </table:table-cell>
          <table:table-cell office:value-type="float" office:value="17957" calcext:value-type="float">
            <text:p>1795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21" calcext:value-type="float">
            <text:p>521</text:p>
          </table:table-cell>
          <table:table-cell office:value-type="float" office:value="11565" calcext:value-type="float">
            <text:p>11565</text:p>
          </table:table-cell>
          <table:table-cell office:value-type="float" office:value="17842" calcext:value-type="float">
            <text:p>17842</text:p>
          </table:table-cell>
          <table:table-cell office:value-type="float" office:value="11265" calcext:value-type="float">
            <text:p>11265</text:p>
          </table:table-cell>
          <table:table-cell office:value-type="float" office:value="18102" calcext:value-type="float">
            <text:p>18102</text:p>
          </table:table-cell>
          <table:table-cell office:value-type="float" office:value="13461" calcext:value-type="float">
            <text:p>13461</text:p>
          </table:table-cell>
          <table:table-cell office:value-type="float" office:value="19350" calcext:value-type="float">
            <text:p>19350</text:p>
          </table:table-cell>
          <table:table-cell office:value-type="float" office:value="11469" calcext:value-type="float">
            <text:p>11469</text:p>
          </table:table-cell>
          <table:table-cell office:value-type="float" office:value="17988" calcext:value-type="float">
            <text:p>1798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22" calcext:value-type="float">
            <text:p>522</text:p>
          </table:table-cell>
          <table:table-cell office:value-type="float" office:value="11567" calcext:value-type="float">
            <text:p>11567</text:p>
          </table:table-cell>
          <table:table-cell office:value-type="float" office:value="17709" calcext:value-type="float">
            <text:p>17709</text:p>
          </table:table-cell>
          <table:table-cell office:value-type="float" office:value="10666" calcext:value-type="float">
            <text:p>10666</text:p>
          </table:table-cell>
          <table:table-cell office:value-type="float" office:value="18056" calcext:value-type="float">
            <text:p>18056</text:p>
          </table:table-cell>
          <table:table-cell office:value-type="float" office:value="12661" calcext:value-type="float">
            <text:p>12661</text:p>
          </table:table-cell>
          <table:table-cell office:value-type="float" office:value="19478" calcext:value-type="float">
            <text:p>19478</text:p>
          </table:table-cell>
          <table:table-cell office:value-type="float" office:value="11667" calcext:value-type="float">
            <text:p>11667</text:p>
          </table:table-cell>
          <table:table-cell office:value-type="float" office:value="17949" calcext:value-type="float">
            <text:p>1794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23" calcext:value-type="float">
            <text:p>523</text:p>
          </table:table-cell>
          <table:table-cell office:value-type="float" office:value="11569" calcext:value-type="float">
            <text:p>11569</text:p>
          </table:table-cell>
          <table:table-cell office:value-type="float" office:value="17699" calcext:value-type="float">
            <text:p>17699</text:p>
          </table:table-cell>
          <table:table-cell office:value-type="float" office:value="10664" calcext:value-type="float">
            <text:p>10664</text:p>
          </table:table-cell>
          <table:table-cell office:value-type="float" office:value="18116" calcext:value-type="float">
            <text:p>18116</text:p>
          </table:table-cell>
          <table:table-cell office:value-type="float" office:value="12460" calcext:value-type="float">
            <text:p>12460</text:p>
          </table:table-cell>
          <table:table-cell office:value-type="float" office:value="19449" calcext:value-type="float">
            <text:p>19449</text:p>
          </table:table-cell>
          <table:table-cell office:value-type="float" office:value="11470" calcext:value-type="float">
            <text:p>11470</text:p>
          </table:table-cell>
          <table:table-cell office:value-type="float" office:value="17704" calcext:value-type="float">
            <text:p>1770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24" calcext:value-type="float">
            <text:p>524</text:p>
          </table:table-cell>
          <table:table-cell office:value-type="float" office:value="11570" calcext:value-type="float">
            <text:p>11570</text:p>
          </table:table-cell>
          <table:table-cell office:value-type="float" office:value="17781" calcext:value-type="float">
            <text:p>17781</text:p>
          </table:table-cell>
          <table:table-cell office:value-type="float" office:value="11463" calcext:value-type="float">
            <text:p>11463</text:p>
          </table:table-cell>
          <table:table-cell office:value-type="float" office:value="18022" calcext:value-type="float">
            <text:p>18022</text:p>
          </table:table-cell>
          <table:table-cell office:value-type="float" office:value="12560" calcext:value-type="float">
            <text:p>12560</text:p>
          </table:table-cell>
          <table:table-cell office:value-type="float" office:value="19469" calcext:value-type="float">
            <text:p>19469</text:p>
          </table:table-cell>
          <table:table-cell office:value-type="float" office:value="11367" calcext:value-type="float">
            <text:p>11367</text:p>
          </table:table-cell>
          <table:table-cell office:value-type="float" office:value="17654" calcext:value-type="float">
            <text:p>1765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25" calcext:value-type="float">
            <text:p>525</text:p>
          </table:table-cell>
          <table:table-cell office:value-type="float" office:value="11567" calcext:value-type="float">
            <text:p>11567</text:p>
          </table:table-cell>
          <table:table-cell office:value-type="float" office:value="17790" calcext:value-type="float">
            <text:p>17790</text:p>
          </table:table-cell>
          <table:table-cell office:value-type="float" office:value="11666" calcext:value-type="float">
            <text:p>11666</text:p>
          </table:table-cell>
          <table:table-cell office:value-type="float" office:value="18062" calcext:value-type="float">
            <text:p>18062</text:p>
          </table:table-cell>
          <table:table-cell office:value-type="float" office:value="12560" calcext:value-type="float">
            <text:p>12560</text:p>
          </table:table-cell>
          <table:table-cell office:value-type="float" office:value="19277" calcext:value-type="float">
            <text:p>19277</text:p>
          </table:table-cell>
          <table:table-cell office:value-type="float" office:value="12270" calcext:value-type="float">
            <text:p>12270</text:p>
          </table:table-cell>
          <table:table-cell office:value-type="float" office:value="17499" calcext:value-type="float">
            <text:p>1749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26" calcext:value-type="float">
            <text:p>526</text:p>
          </table:table-cell>
          <table:table-cell office:value-type="float" office:value="11468" calcext:value-type="float">
            <text:p>11468</text:p>
          </table:table-cell>
          <table:table-cell office:value-type="float" office:value="17654" calcext:value-type="float">
            <text:p>17654</text:p>
          </table:table-cell>
          <table:table-cell office:value-type="float" office:value="11266" calcext:value-type="float">
            <text:p>11266</text:p>
          </table:table-cell>
          <table:table-cell office:value-type="float" office:value="18291" calcext:value-type="float">
            <text:p>18291</text:p>
          </table:table-cell>
          <table:table-cell office:value-type="float" office:value="12560" calcext:value-type="float">
            <text:p>12560</text:p>
          </table:table-cell>
          <table:table-cell office:value-type="float" office:value="19238" calcext:value-type="float">
            <text:p>19238</text:p>
          </table:table-cell>
          <table:table-cell office:value-type="float" office:value="10570" calcext:value-type="float">
            <text:p>10570</text:p>
          </table:table-cell>
          <table:table-cell office:value-type="float" office:value="17797" calcext:value-type="float">
            <text:p>1779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27" calcext:value-type="float">
            <text:p>527</text:p>
          </table:table-cell>
          <table:table-cell office:value-type="float" office:value="11468" calcext:value-type="float">
            <text:p>11468</text:p>
          </table:table-cell>
          <table:table-cell office:value-type="float" office:value="17612" calcext:value-type="float">
            <text:p>17612</text:p>
          </table:table-cell>
          <table:table-cell office:value-type="float" office:value="11664" calcext:value-type="float">
            <text:p>11664</text:p>
          </table:table-cell>
          <table:table-cell office:value-type="float" office:value="18333" calcext:value-type="float">
            <text:p>18333</text:p>
          </table:table-cell>
          <table:table-cell office:value-type="float" office:value="12560" calcext:value-type="float">
            <text:p>12560</text:p>
          </table:table-cell>
          <table:table-cell office:value-type="float" office:value="19256" calcext:value-type="float">
            <text:p>19256</text:p>
          </table:table-cell>
          <table:table-cell office:value-type="float" office:value="11771" calcext:value-type="float">
            <text:p>11771</text:p>
          </table:table-cell>
          <table:table-cell office:value-type="float" office:value="17703" calcext:value-type="float">
            <text:p>1770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28" calcext:value-type="float">
            <text:p>528</text:p>
          </table:table-cell>
          <table:table-cell office:value-type="float" office:value="11466" calcext:value-type="float">
            <text:p>11466</text:p>
          </table:table-cell>
          <table:table-cell office:value-type="float" office:value="17476" calcext:value-type="float">
            <text:p>17476</text:p>
          </table:table-cell>
          <table:table-cell office:value-type="float" office:value="10865" calcext:value-type="float">
            <text:p>10865</text:p>
          </table:table-cell>
          <table:table-cell office:value-type="float" office:value="18291" calcext:value-type="float">
            <text:p>18291</text:p>
          </table:table-cell>
          <table:table-cell office:value-type="float" office:value="12763" calcext:value-type="float">
            <text:p>12763</text:p>
          </table:table-cell>
          <table:table-cell office:value-type="float" office:value="19265" calcext:value-type="float">
            <text:p>19265</text:p>
          </table:table-cell>
          <table:table-cell office:value-type="float" office:value="11368" calcext:value-type="float">
            <text:p>11368</text:p>
          </table:table-cell>
          <table:table-cell office:value-type="float" office:value="17641" calcext:value-type="float">
            <text:p>1764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29" calcext:value-type="float">
            <text:p>529</text:p>
          </table:table-cell>
          <table:table-cell office:value-type="float" office:value="11565" calcext:value-type="float">
            <text:p>11565</text:p>
          </table:table-cell>
          <table:table-cell office:value-type="float" office:value="17625" calcext:value-type="float">
            <text:p>17625</text:p>
          </table:table-cell>
          <table:table-cell office:value-type="float" office:value="9764" calcext:value-type="float">
            <text:p>9764</text:p>
          </table:table-cell>
          <table:table-cell office:value-type="float" office:value="18078" calcext:value-type="float">
            <text:p>18078</text:p>
          </table:table-cell>
          <table:table-cell office:value-type="float" office:value="12661" calcext:value-type="float">
            <text:p>12661</text:p>
          </table:table-cell>
          <table:table-cell office:value-type="float" office:value="19104" calcext:value-type="float">
            <text:p>19104</text:p>
          </table:table-cell>
          <table:table-cell office:value-type="float" office:value="11567" calcext:value-type="float">
            <text:p>11567</text:p>
          </table:table-cell>
          <table:table-cell office:value-type="float" office:value="17488" calcext:value-type="float">
            <text:p>1748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30" calcext:value-type="float">
            <text:p>530</text:p>
          </table:table-cell>
          <table:table-cell office:value-type="float" office:value="11565" calcext:value-type="float">
            <text:p>11565</text:p>
          </table:table-cell>
          <table:table-cell office:value-type="float" office:value="17577" calcext:value-type="float">
            <text:p>17577</text:p>
          </table:table-cell>
          <table:table-cell office:value-type="float" office:value="10665" calcext:value-type="float">
            <text:p>10665</text:p>
          </table:table-cell>
          <table:table-cell office:value-type="float" office:value="18046" calcext:value-type="float">
            <text:p>18046</text:p>
          </table:table-cell>
          <table:table-cell office:value-type="float" office:value="13260" calcext:value-type="float">
            <text:p>13260</text:p>
          </table:table-cell>
          <table:table-cell office:value-type="float" office:value="19319" calcext:value-type="float">
            <text:p>19319</text:p>
          </table:table-cell>
          <table:table-cell office:value-type="float" office:value="11371" calcext:value-type="float">
            <text:p>11371</text:p>
          </table:table-cell>
          <table:table-cell office:value-type="float" office:value="17408" calcext:value-type="float">
            <text:p>1740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31" calcext:value-type="float">
            <text:p>531</text:p>
          </table:table-cell>
          <table:table-cell office:value-type="float" office:value="11470" calcext:value-type="float">
            <text:p>11470</text:p>
          </table:table-cell>
          <table:table-cell office:value-type="float" office:value="17576" calcext:value-type="float">
            <text:p>17576</text:p>
          </table:table-cell>
          <table:table-cell office:value-type="float" office:value="11563" calcext:value-type="float">
            <text:p>11563</text:p>
          </table:table-cell>
          <table:table-cell office:value-type="float" office:value="17843" calcext:value-type="float">
            <text:p>17843</text:p>
          </table:table-cell>
          <table:table-cell office:value-type="float" office:value="13458" calcext:value-type="float">
            <text:p>13458</text:p>
          </table:table-cell>
          <table:table-cell office:value-type="float" office:value="19380" calcext:value-type="float">
            <text:p>19380</text:p>
          </table:table-cell>
          <table:table-cell office:value-type="float" office:value="12168" calcext:value-type="float">
            <text:p>12168</text:p>
          </table:table-cell>
          <table:table-cell office:value-type="float" office:value="17634" calcext:value-type="float">
            <text:p>1763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32" calcext:value-type="float">
            <text:p>532</text:p>
          </table:table-cell>
          <table:table-cell office:value-type="float" office:value="11364" calcext:value-type="float">
            <text:p>11364</text:p>
          </table:table-cell>
          <table:table-cell office:value-type="float" office:value="17470" calcext:value-type="float">
            <text:p>17470</text:p>
          </table:table-cell>
          <table:table-cell office:value-type="float" office:value="10466" calcext:value-type="float">
            <text:p>10466</text:p>
          </table:table-cell>
          <table:table-cell office:value-type="float" office:value="17627" calcext:value-type="float">
            <text:p>17627</text:p>
          </table:table-cell>
          <table:table-cell office:value-type="float" office:value="13258" calcext:value-type="float">
            <text:p>13258</text:p>
          </table:table-cell>
          <table:table-cell office:value-type="float" office:value="19528" calcext:value-type="float">
            <text:p>19528</text:p>
          </table:table-cell>
          <table:table-cell office:value-type="float" office:value="11373" calcext:value-type="float">
            <text:p>11373</text:p>
          </table:table-cell>
          <table:table-cell office:value-type="float" office:value="17793" calcext:value-type="float">
            <text:p>1779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33" calcext:value-type="float">
            <text:p>533</text:p>
          </table:table-cell>
          <table:table-cell office:value-type="float" office:value="11567" calcext:value-type="float">
            <text:p>11567</text:p>
          </table:table-cell>
          <table:table-cell office:value-type="float" office:value="17466" calcext:value-type="float">
            <text:p>17466</text:p>
          </table:table-cell>
          <table:table-cell office:value-type="float" office:value="9764" calcext:value-type="float">
            <text:p>9764</text:p>
          </table:table-cell>
          <table:table-cell office:value-type="float" office:value="17506" calcext:value-type="float">
            <text:p>17506</text:p>
          </table:table-cell>
          <table:table-cell office:value-type="float" office:value="13261" calcext:value-type="float">
            <text:p>13261</text:p>
          </table:table-cell>
          <table:table-cell office:value-type="float" office:value="19461" calcext:value-type="float">
            <text:p>19461</text:p>
          </table:table-cell>
          <table:table-cell office:value-type="float" office:value="10568" calcext:value-type="float">
            <text:p>10568</text:p>
          </table:table-cell>
          <table:table-cell office:value-type="float" office:value="17832" calcext:value-type="float">
            <text:p>1783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34" calcext:value-type="float">
            <text:p>534</text:p>
          </table:table-cell>
          <table:table-cell office:value-type="float" office:value="11567" calcext:value-type="float">
            <text:p>11567</text:p>
          </table:table-cell>
          <table:table-cell office:value-type="float" office:value="17582" calcext:value-type="float">
            <text:p>17582</text:p>
          </table:table-cell>
          <table:table-cell office:value-type="float" office:value="10966" calcext:value-type="float">
            <text:p>10966</text:p>
          </table:table-cell>
          <table:table-cell office:value-type="float" office:value="17700" calcext:value-type="float">
            <text:p>17700</text:p>
          </table:table-cell>
          <table:table-cell office:value-type="float" office:value="12459" calcext:value-type="float">
            <text:p>12459</text:p>
          </table:table-cell>
          <table:table-cell office:value-type="float" office:value="19229" calcext:value-type="float">
            <text:p>19229</text:p>
          </table:table-cell>
          <table:table-cell office:value-type="float" office:value="12372" calcext:value-type="float">
            <text:p>12372</text:p>
          </table:table-cell>
          <table:table-cell office:value-type="float" office:value="17955" calcext:value-type="float">
            <text:p>1795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35" calcext:value-type="float">
            <text:p>535</text:p>
          </table:table-cell>
          <table:table-cell office:value-type="float" office:value="11468" calcext:value-type="float">
            <text:p>11468</text:p>
          </table:table-cell>
          <table:table-cell office:value-type="float" office:value="17615" calcext:value-type="float">
            <text:p>17615</text:p>
          </table:table-cell>
          <table:table-cell office:value-type="float" office:value="11261" calcext:value-type="float">
            <text:p>11261</text:p>
          </table:table-cell>
          <table:table-cell office:value-type="float" office:value="17992" calcext:value-type="float">
            <text:p>17992</text:p>
          </table:table-cell>
          <table:table-cell office:value-type="float" office:value="12661" calcext:value-type="float">
            <text:p>12661</text:p>
          </table:table-cell>
          <table:table-cell office:value-type="float" office:value="19202" calcext:value-type="float">
            <text:p>19202</text:p>
          </table:table-cell>
          <table:table-cell office:value-type="float" office:value="12374" calcext:value-type="float">
            <text:p>12374</text:p>
          </table:table-cell>
          <table:table-cell office:value-type="float" office:value="18084" calcext:value-type="float">
            <text:p>1808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36" calcext:value-type="float">
            <text:p>536</text:p>
          </table:table-cell>
          <table:table-cell office:value-type="float" office:value="11466" calcext:value-type="float">
            <text:p>11466</text:p>
          </table:table-cell>
          <table:table-cell office:value-type="float" office:value="17438" calcext:value-type="float">
            <text:p>17438</text:p>
          </table:table-cell>
          <table:table-cell office:value-type="float" office:value="10562" calcext:value-type="float">
            <text:p>10562</text:p>
          </table:table-cell>
          <table:table-cell office:value-type="float" office:value="17735" calcext:value-type="float">
            <text:p>17735</text:p>
          </table:table-cell>
          <table:table-cell office:value-type="float" office:value="12560" calcext:value-type="float">
            <text:p>12560</text:p>
          </table:table-cell>
          <table:table-cell office:value-type="float" office:value="19231" calcext:value-type="float">
            <text:p>19231</text:p>
          </table:table-cell>
          <table:table-cell office:value-type="float" office:value="12467" calcext:value-type="float">
            <text:p>12467</text:p>
          </table:table-cell>
          <table:table-cell office:value-type="float" office:value="17982" calcext:value-type="float">
            <text:p>1798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37" calcext:value-type="float">
            <text:p>537</text:p>
          </table:table-cell>
          <table:table-cell office:value-type="float" office:value="11567" calcext:value-type="float">
            <text:p>11567</text:p>
          </table:table-cell>
          <table:table-cell office:value-type="float" office:value="17498" calcext:value-type="float">
            <text:p>17498</text:p>
          </table:table-cell>
          <table:table-cell office:value-type="float" office:value="10863" calcext:value-type="float">
            <text:p>10863</text:p>
          </table:table-cell>
          <table:table-cell office:value-type="float" office:value="17704" calcext:value-type="float">
            <text:p>17704</text:p>
          </table:table-cell>
          <table:table-cell office:value-type="float" office:value="12660" calcext:value-type="float">
            <text:p>12660</text:p>
          </table:table-cell>
          <table:table-cell office:value-type="float" office:value="19130" calcext:value-type="float">
            <text:p>19130</text:p>
          </table:table-cell>
          <table:table-cell office:value-type="float" office:value="12365" calcext:value-type="float">
            <text:p>12365</text:p>
          </table:table-cell>
          <table:table-cell office:value-type="float" office:value="17927" calcext:value-type="float">
            <text:p>1792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38" calcext:value-type="float">
            <text:p>538</text:p>
          </table:table-cell>
          <table:table-cell office:value-type="float" office:value="11471" calcext:value-type="float">
            <text:p>11471</text:p>
          </table:table-cell>
          <table:table-cell office:value-type="float" office:value="17456" calcext:value-type="float">
            <text:p>17456</text:p>
          </table:table-cell>
          <table:table-cell office:value-type="float" office:value="10366" calcext:value-type="float">
            <text:p>10366</text:p>
          </table:table-cell>
          <table:table-cell office:value-type="float" office:value="17547" calcext:value-type="float">
            <text:p>17547</text:p>
          </table:table-cell>
          <table:table-cell office:value-type="float" office:value="12560" calcext:value-type="float">
            <text:p>12560</text:p>
          </table:table-cell>
          <table:table-cell office:value-type="float" office:value="19205" calcext:value-type="float">
            <text:p>19205</text:p>
          </table:table-cell>
          <table:table-cell office:value-type="float" office:value="10969" calcext:value-type="float">
            <text:p>10969</text:p>
          </table:table-cell>
          <table:table-cell office:value-type="float" office:value="18268" calcext:value-type="float">
            <text:p>1826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39" calcext:value-type="float">
            <text:p>539</text:p>
          </table:table-cell>
          <table:table-cell office:value-type="float" office:value="11566" calcext:value-type="float">
            <text:p>11566</text:p>
          </table:table-cell>
          <table:table-cell office:value-type="float" office:value="17436" calcext:value-type="float">
            <text:p>17436</text:p>
          </table:table-cell>
          <table:table-cell office:value-type="float" office:value="10363" calcext:value-type="float">
            <text:p>10363</text:p>
          </table:table-cell>
          <table:table-cell office:value-type="float" office:value="17678" calcext:value-type="float">
            <text:p>17678</text:p>
          </table:table-cell>
          <table:table-cell office:value-type="float" office:value="12460" calcext:value-type="float">
            <text:p>12460</text:p>
          </table:table-cell>
          <table:table-cell office:value-type="float" office:value="19320" calcext:value-type="float">
            <text:p>19320</text:p>
          </table:table-cell>
          <table:table-cell office:value-type="float" office:value="11567" calcext:value-type="float">
            <text:p>11567</text:p>
          </table:table-cell>
          <table:table-cell office:value-type="float" office:value="18424" calcext:value-type="float">
            <text:p>1842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40" calcext:value-type="float">
            <text:p>540</text:p>
          </table:table-cell>
          <table:table-cell office:value-type="float" office:value="11565" calcext:value-type="float">
            <text:p>11565</text:p>
          </table:table-cell>
          <table:table-cell office:value-type="float" office:value="17306" calcext:value-type="float">
            <text:p>17306</text:p>
          </table:table-cell>
          <table:table-cell office:value-type="float" office:value="9664" calcext:value-type="float">
            <text:p>9664</text:p>
          </table:table-cell>
          <table:table-cell office:value-type="float" office:value="17707" calcext:value-type="float">
            <text:p>17707</text:p>
          </table:table-cell>
          <table:table-cell office:value-type="float" office:value="13260" calcext:value-type="float">
            <text:p>13260</text:p>
          </table:table-cell>
          <table:table-cell office:value-type="float" office:value="19252" calcext:value-type="float">
            <text:p>19252</text:p>
          </table:table-cell>
          <table:table-cell office:value-type="float" office:value="11670" calcext:value-type="float">
            <text:p>11670</text:p>
          </table:table-cell>
          <table:table-cell office:value-type="float" office:value="18246" calcext:value-type="float">
            <text:p>1824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41" calcext:value-type="float">
            <text:p>541</text:p>
          </table:table-cell>
          <table:table-cell office:value-type="float" office:value="11467" calcext:value-type="float">
            <text:p>11467</text:p>
          </table:table-cell>
          <table:table-cell office:value-type="float" office:value="17402" calcext:value-type="float">
            <text:p>17402</text:p>
          </table:table-cell>
          <table:table-cell office:value-type="float" office:value="10765" calcext:value-type="float">
            <text:p>10765</text:p>
          </table:table-cell>
          <table:table-cell office:value-type="float" office:value="17759" calcext:value-type="float">
            <text:p>17759</text:p>
          </table:table-cell>
          <table:table-cell office:value-type="float" office:value="12458" calcext:value-type="float">
            <text:p>12458</text:p>
          </table:table-cell>
          <table:table-cell office:value-type="float" office:value="19307" calcext:value-type="float">
            <text:p>19307</text:p>
          </table:table-cell>
          <table:table-cell office:value-type="float" office:value="10669" calcext:value-type="float">
            <text:p>10669</text:p>
          </table:table-cell>
          <table:table-cell office:value-type="float" office:value="18216" calcext:value-type="float">
            <text:p>1821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42" calcext:value-type="float">
            <text:p>542</text:p>
          </table:table-cell>
          <table:table-cell office:value-type="float" office:value="11570" calcext:value-type="float">
            <text:p>11570</text:p>
          </table:table-cell>
          <table:table-cell office:value-type="float" office:value="17312" calcext:value-type="float">
            <text:p>17312</text:p>
          </table:table-cell>
          <table:table-cell office:value-type="float" office:value="10762" calcext:value-type="float">
            <text:p>10762</text:p>
          </table:table-cell>
          <table:table-cell office:value-type="float" office:value="17785" calcext:value-type="float">
            <text:p>17785</text:p>
          </table:table-cell>
          <table:table-cell office:value-type="float" office:value="12661" calcext:value-type="float">
            <text:p>12661</text:p>
          </table:table-cell>
          <table:table-cell office:value-type="float" office:value="19424" calcext:value-type="float">
            <text:p>19424</text:p>
          </table:table-cell>
          <table:table-cell office:value-type="float" office:value="10766" calcext:value-type="float">
            <text:p>10766</text:p>
          </table:table-cell>
          <table:table-cell office:value-type="float" office:value="18132" calcext:value-type="float">
            <text:p>1813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43" calcext:value-type="float">
            <text:p>543</text:p>
          </table:table-cell>
          <table:table-cell office:value-type="float" office:value="11566" calcext:value-type="float">
            <text:p>11566</text:p>
          </table:table-cell>
          <table:table-cell office:value-type="float" office:value="17531" calcext:value-type="float">
            <text:p>17531</text:p>
          </table:table-cell>
          <table:table-cell office:value-type="float" office:value="11363" calcext:value-type="float">
            <text:p>11363</text:p>
          </table:table-cell>
          <table:table-cell office:value-type="float" office:value="17657" calcext:value-type="float">
            <text:p>17657</text:p>
          </table:table-cell>
          <table:table-cell office:value-type="float" office:value="12460" calcext:value-type="float">
            <text:p>12460</text:p>
          </table:table-cell>
          <table:table-cell office:value-type="float" office:value="19220" calcext:value-type="float">
            <text:p>19220</text:p>
          </table:table-cell>
          <table:table-cell office:value-type="float" office:value="12467" calcext:value-type="float">
            <text:p>12467</text:p>
          </table:table-cell>
          <table:table-cell office:value-type="float" office:value="17963" calcext:value-type="float">
            <text:p>1796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44" calcext:value-type="float">
            <text:p>544</text:p>
          </table:table-cell>
          <table:table-cell office:value-type="float" office:value="11567" calcext:value-type="float">
            <text:p>11567</text:p>
          </table:table-cell>
          <table:table-cell office:value-type="float" office:value="17553" calcext:value-type="float">
            <text:p>17553</text:p>
          </table:table-cell>
          <table:table-cell office:value-type="float" office:value="10568" calcext:value-type="float">
            <text:p>10568</text:p>
          </table:table-cell>
          <table:table-cell office:value-type="float" office:value="17668" calcext:value-type="float">
            <text:p>17668</text:p>
          </table:table-cell>
          <table:table-cell office:value-type="float" office:value="12560" calcext:value-type="float">
            <text:p>12560</text:p>
          </table:table-cell>
          <table:table-cell office:value-type="float" office:value="19148" calcext:value-type="float">
            <text:p>19148</text:p>
          </table:table-cell>
          <table:table-cell office:value-type="float" office:value="11566" calcext:value-type="float">
            <text:p>11566</text:p>
          </table:table-cell>
          <table:table-cell office:value-type="float" office:value="18113" calcext:value-type="float">
            <text:p>1811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45" calcext:value-type="float">
            <text:p>545</text:p>
          </table:table-cell>
          <table:table-cell office:value-type="float" office:value="11567" calcext:value-type="float">
            <text:p>11567</text:p>
          </table:table-cell>
          <table:table-cell office:value-type="float" office:value="17574" calcext:value-type="float">
            <text:p>17574</text:p>
          </table:table-cell>
          <table:table-cell office:value-type="float" office:value="10663" calcext:value-type="float">
            <text:p>10663</text:p>
          </table:table-cell>
          <table:table-cell office:value-type="float" office:value="17636" calcext:value-type="float">
            <text:p>17636</text:p>
          </table:table-cell>
          <table:table-cell office:value-type="float" office:value="12860" calcext:value-type="float">
            <text:p>12860</text:p>
          </table:table-cell>
          <table:table-cell office:value-type="float" office:value="19035" calcext:value-type="float">
            <text:p>19035</text:p>
          </table:table-cell>
          <table:table-cell office:value-type="float" office:value="12469" calcext:value-type="float">
            <text:p>12469</text:p>
          </table:table-cell>
          <table:table-cell office:value-type="float" office:value="17961" calcext:value-type="float">
            <text:p>1796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46" calcext:value-type="float">
            <text:p>546</text:p>
          </table:table-cell>
          <table:table-cell office:value-type="float" office:value="11565" calcext:value-type="float">
            <text:p>11565</text:p>
          </table:table-cell>
          <table:table-cell office:value-type="float" office:value="17536" calcext:value-type="float">
            <text:p>17536</text:p>
          </table:table-cell>
          <table:table-cell office:value-type="float" office:value="10567" calcext:value-type="float">
            <text:p>10567</text:p>
          </table:table-cell>
          <table:table-cell office:value-type="float" office:value="17408" calcext:value-type="float">
            <text:p>17408</text:p>
          </table:table-cell>
          <table:table-cell office:value-type="float" office:value="12661" calcext:value-type="float">
            <text:p>12661</text:p>
          </table:table-cell>
          <table:table-cell office:value-type="float" office:value="19310" calcext:value-type="float">
            <text:p>19310</text:p>
          </table:table-cell>
          <table:table-cell office:value-type="float" office:value="11669" calcext:value-type="float">
            <text:p>11669</text:p>
          </table:table-cell>
          <table:table-cell office:value-type="float" office:value="18194" calcext:value-type="float">
            <text:p>1819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47" calcext:value-type="float">
            <text:p>547</text:p>
          </table:table-cell>
          <table:table-cell office:value-type="float" office:value="11565" calcext:value-type="float">
            <text:p>11565</text:p>
          </table:table-cell>
          <table:table-cell office:value-type="float" office:value="17513" calcext:value-type="float">
            <text:p>17513</text:p>
          </table:table-cell>
          <table:table-cell office:value-type="float" office:value="11462" calcext:value-type="float">
            <text:p>11462</text:p>
          </table:table-cell>
          <table:table-cell office:value-type="float" office:value="17480" calcext:value-type="float">
            <text:p>17480</text:p>
          </table:table-cell>
          <table:table-cell office:value-type="float" office:value="12761" calcext:value-type="float">
            <text:p>12761</text:p>
          </table:table-cell>
          <table:table-cell office:value-type="float" office:value="19308" calcext:value-type="float">
            <text:p>19308</text:p>
          </table:table-cell>
          <table:table-cell office:value-type="float" office:value="11768" calcext:value-type="float">
            <text:p>11768</text:p>
          </table:table-cell>
          <table:table-cell office:value-type="float" office:value="17961" calcext:value-type="float">
            <text:p>1796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48" calcext:value-type="float">
            <text:p>548</text:p>
          </table:table-cell>
          <table:table-cell office:value-type="float" office:value="11663" calcext:value-type="float">
            <text:p>11663</text:p>
          </table:table-cell>
          <table:table-cell office:value-type="float" office:value="17366" calcext:value-type="float">
            <text:p>17366</text:p>
          </table:table-cell>
          <table:table-cell office:value-type="float" office:value="10764" calcext:value-type="float">
            <text:p>10764</text:p>
          </table:table-cell>
          <table:table-cell office:value-type="float" office:value="17624" calcext:value-type="float">
            <text:p>17624</text:p>
          </table:table-cell>
          <table:table-cell office:value-type="float" office:value="12560" calcext:value-type="float">
            <text:p>12560</text:p>
          </table:table-cell>
          <table:table-cell office:value-type="float" office:value="19290" calcext:value-type="float">
            <text:p>19290</text:p>
          </table:table-cell>
          <table:table-cell office:value-type="float" office:value="11669" calcext:value-type="float">
            <text:p>11669</text:p>
          </table:table-cell>
          <table:table-cell office:value-type="float" office:value="17584" calcext:value-type="float">
            <text:p>1758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49" calcext:value-type="float">
            <text:p>549</text:p>
          </table:table-cell>
          <table:table-cell office:value-type="float" office:value="11567" calcext:value-type="float">
            <text:p>11567</text:p>
          </table:table-cell>
          <table:table-cell office:value-type="float" office:value="17417" calcext:value-type="float">
            <text:p>17417</text:p>
          </table:table-cell>
          <table:table-cell office:value-type="float" office:value="10463" calcext:value-type="float">
            <text:p>10463</text:p>
          </table:table-cell>
          <table:table-cell office:value-type="float" office:value="17702" calcext:value-type="float">
            <text:p>17702</text:p>
          </table:table-cell>
          <table:table-cell office:value-type="float" office:value="12560" calcext:value-type="float">
            <text:p>12560</text:p>
          </table:table-cell>
          <table:table-cell office:value-type="float" office:value="19338" calcext:value-type="float">
            <text:p>19338</text:p>
          </table:table-cell>
          <table:table-cell office:value-type="float" office:value="10767" calcext:value-type="float">
            <text:p>10767</text:p>
          </table:table-cell>
          <table:table-cell office:value-type="float" office:value="17533" calcext:value-type="float">
            <text:p>1753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50" calcext:value-type="float">
            <text:p>550</text:p>
          </table:table-cell>
          <table:table-cell office:value-type="float" office:value="11469" calcext:value-type="float">
            <text:p>11469</text:p>
          </table:table-cell>
          <table:table-cell office:value-type="float" office:value="17492" calcext:value-type="float">
            <text:p>17492</text:p>
          </table:table-cell>
          <table:table-cell office:value-type="float" office:value="10665" calcext:value-type="float">
            <text:p>10665</text:p>
          </table:table-cell>
          <table:table-cell office:value-type="float" office:value="17624" calcext:value-type="float">
            <text:p>17624</text:p>
          </table:table-cell>
          <table:table-cell office:value-type="float" office:value="12662" calcext:value-type="float">
            <text:p>12662</text:p>
          </table:table-cell>
          <table:table-cell office:value-type="float" office:value="19233" calcext:value-type="float">
            <text:p>19233</text:p>
          </table:table-cell>
          <table:table-cell office:value-type="float" office:value="11567" calcext:value-type="float">
            <text:p>11567</text:p>
          </table:table-cell>
          <table:table-cell office:value-type="float" office:value="17487" calcext:value-type="float">
            <text:p>1748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51" calcext:value-type="float">
            <text:p>551</text:p>
          </table:table-cell>
          <table:table-cell office:value-type="float" office:value="11467" calcext:value-type="float">
            <text:p>11467</text:p>
          </table:table-cell>
          <table:table-cell office:value-type="float" office:value="17557" calcext:value-type="float">
            <text:p>17557</text:p>
          </table:table-cell>
          <table:table-cell office:value-type="float" office:value="11366" calcext:value-type="float">
            <text:p>11366</text:p>
          </table:table-cell>
          <table:table-cell office:value-type="float" office:value="17572" calcext:value-type="float">
            <text:p>17572</text:p>
          </table:table-cell>
          <table:table-cell office:value-type="float" office:value="12458" calcext:value-type="float">
            <text:p>12458</text:p>
          </table:table-cell>
          <table:table-cell office:value-type="float" office:value="19021" calcext:value-type="float">
            <text:p>19021</text:p>
          </table:table-cell>
          <table:table-cell office:value-type="float" office:value="11468" calcext:value-type="float">
            <text:p>11468</text:p>
          </table:table-cell>
          <table:table-cell office:value-type="float" office:value="17426" calcext:value-type="float">
            <text:p>1742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52" calcext:value-type="float">
            <text:p>552</text:p>
          </table:table-cell>
          <table:table-cell office:value-type="float" office:value="11466" calcext:value-type="float">
            <text:p>11466</text:p>
          </table:table-cell>
          <table:table-cell office:value-type="float" office:value="17688" calcext:value-type="float">
            <text:p>17688</text:p>
          </table:table-cell>
          <table:table-cell office:value-type="float" office:value="9662" calcext:value-type="float">
            <text:p>9662</text:p>
          </table:table-cell>
          <table:table-cell office:value-type="float" office:value="17505" calcext:value-type="float">
            <text:p>17505</text:p>
          </table:table-cell>
          <table:table-cell office:value-type="float" office:value="12559" calcext:value-type="float">
            <text:p>12559</text:p>
          </table:table-cell>
          <table:table-cell office:value-type="float" office:value="19168" calcext:value-type="float">
            <text:p>19168</text:p>
          </table:table-cell>
          <table:table-cell office:value-type="float" office:value="11467" calcext:value-type="float">
            <text:p>11467</text:p>
          </table:table-cell>
          <table:table-cell office:value-type="float" office:value="17457" calcext:value-type="float">
            <text:p>1745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53" calcext:value-type="float">
            <text:p>553</text:p>
          </table:table-cell>
          <table:table-cell office:value-type="float" office:value="11468" calcext:value-type="float">
            <text:p>11468</text:p>
          </table:table-cell>
          <table:table-cell office:value-type="float" office:value="17505" calcext:value-type="float">
            <text:p>17505</text:p>
          </table:table-cell>
          <table:table-cell office:value-type="float" office:value="11467" calcext:value-type="float">
            <text:p>11467</text:p>
          </table:table-cell>
          <table:table-cell office:value-type="float" office:value="17546" calcext:value-type="float">
            <text:p>17546</text:p>
          </table:table-cell>
          <table:table-cell office:value-type="float" office:value="12458" calcext:value-type="float">
            <text:p>12458</text:p>
          </table:table-cell>
          <table:table-cell office:value-type="float" office:value="19119" calcext:value-type="float">
            <text:p>19119</text:p>
          </table:table-cell>
          <table:table-cell office:value-type="float" office:value="11968" calcext:value-type="float">
            <text:p>11968</text:p>
          </table:table-cell>
          <table:table-cell office:value-type="float" office:value="17578" calcext:value-type="float">
            <text:p>1757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54" calcext:value-type="float">
            <text:p>554</text:p>
          </table:table-cell>
          <table:table-cell office:value-type="float" office:value="11466" calcext:value-type="float">
            <text:p>11466</text:p>
          </table:table-cell>
          <table:table-cell office:value-type="float" office:value="17332" calcext:value-type="float">
            <text:p>17332</text:p>
          </table:table-cell>
          <table:table-cell office:value-type="float" office:value="10564" calcext:value-type="float">
            <text:p>10564</text:p>
          </table:table-cell>
          <table:table-cell office:value-type="float" office:value="17584" calcext:value-type="float">
            <text:p>17584</text:p>
          </table:table-cell>
          <table:table-cell office:value-type="float" office:value="12458" calcext:value-type="float">
            <text:p>12458</text:p>
          </table:table-cell>
          <table:table-cell office:value-type="float" office:value="19183" calcext:value-type="float">
            <text:p>19183</text:p>
          </table:table-cell>
          <table:table-cell office:value-type="float" office:value="12367" calcext:value-type="float">
            <text:p>12367</text:p>
          </table:table-cell>
          <table:table-cell office:value-type="float" office:value="17654" calcext:value-type="float">
            <text:p>1765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55" calcext:value-type="float">
            <text:p>555</text:p>
          </table:table-cell>
          <table:table-cell office:value-type="float" office:value="11567" calcext:value-type="float">
            <text:p>11567</text:p>
          </table:table-cell>
          <table:table-cell office:value-type="float" office:value="17368" calcext:value-type="float">
            <text:p>17368</text:p>
          </table:table-cell>
          <table:table-cell office:value-type="float" office:value="11564" calcext:value-type="float">
            <text:p>11564</text:p>
          </table:table-cell>
          <table:table-cell office:value-type="float" office:value="17811" calcext:value-type="float">
            <text:p>17811</text:p>
          </table:table-cell>
          <table:table-cell office:value-type="float" office:value="12458" calcext:value-type="float">
            <text:p>12458</text:p>
          </table:table-cell>
          <table:table-cell office:value-type="float" office:value="19143" calcext:value-type="float">
            <text:p>19143</text:p>
          </table:table-cell>
          <table:table-cell office:value-type="float" office:value="11669" calcext:value-type="float">
            <text:p>11669</text:p>
          </table:table-cell>
          <table:table-cell office:value-type="float" office:value="17673" calcext:value-type="float">
            <text:p>1767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56" calcext:value-type="float">
            <text:p>556</text:p>
          </table:table-cell>
          <table:table-cell office:value-type="float" office:value="11468" calcext:value-type="float">
            <text:p>11468</text:p>
          </table:table-cell>
          <table:table-cell office:value-type="float" office:value="17480" calcext:value-type="float">
            <text:p>17480</text:p>
          </table:table-cell>
          <table:table-cell office:value-type="float" office:value="10262" calcext:value-type="float">
            <text:p>10262</text:p>
          </table:table-cell>
          <table:table-cell office:value-type="float" office:value="17908" calcext:value-type="float">
            <text:p>17908</text:p>
          </table:table-cell>
          <table:table-cell office:value-type="float" office:value="13258" calcext:value-type="float">
            <text:p>13258</text:p>
          </table:table-cell>
          <table:table-cell office:value-type="float" office:value="19029" calcext:value-type="float">
            <text:p>19029</text:p>
          </table:table-cell>
          <table:table-cell office:value-type="float" office:value="12168" calcext:value-type="float">
            <text:p>12168</text:p>
          </table:table-cell>
          <table:table-cell office:value-type="float" office:value="17994" calcext:value-type="float">
            <text:p>1799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57" calcext:value-type="float">
            <text:p>557</text:p>
          </table:table-cell>
          <table:table-cell office:value-type="float" office:value="12366" calcext:value-type="float">
            <text:p>12366</text:p>
          </table:table-cell>
          <table:table-cell office:value-type="float" office:value="17557" calcext:value-type="float">
            <text:p>17557</text:p>
          </table:table-cell>
          <table:table-cell office:value-type="float" office:value="11561" calcext:value-type="float">
            <text:p>11561</text:p>
          </table:table-cell>
          <table:table-cell office:value-type="float" office:value="17929" calcext:value-type="float">
            <text:p>17929</text:p>
          </table:table-cell>
          <table:table-cell office:value-type="float" office:value="12560" calcext:value-type="float">
            <text:p>12560</text:p>
          </table:table-cell>
          <table:table-cell office:value-type="float" office:value="19011" calcext:value-type="float">
            <text:p>19011</text:p>
          </table:table-cell>
          <table:table-cell office:value-type="float" office:value="11768" calcext:value-type="float">
            <text:p>11768</text:p>
          </table:table-cell>
          <table:table-cell office:value-type="float" office:value="17949" calcext:value-type="float">
            <text:p>1794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58" calcext:value-type="float">
            <text:p>558</text:p>
          </table:table-cell>
          <table:table-cell office:value-type="float" office:value="11567" calcext:value-type="float">
            <text:p>11567</text:p>
          </table:table-cell>
          <table:table-cell office:value-type="float" office:value="17686" calcext:value-type="float">
            <text:p>17686</text:p>
          </table:table-cell>
          <table:table-cell office:value-type="float" office:value="11561" calcext:value-type="float">
            <text:p>11561</text:p>
          </table:table-cell>
          <table:table-cell office:value-type="float" office:value="18147" calcext:value-type="float">
            <text:p>18147</text:p>
          </table:table-cell>
          <table:table-cell office:value-type="float" office:value="12558" calcext:value-type="float">
            <text:p>12558</text:p>
          </table:table-cell>
          <table:table-cell office:value-type="float" office:value="18896" calcext:value-type="float">
            <text:p>18896</text:p>
          </table:table-cell>
          <table:table-cell office:value-type="float" office:value="12268" calcext:value-type="float">
            <text:p>12268</text:p>
          </table:table-cell>
          <table:table-cell office:value-type="float" office:value="17861" calcext:value-type="float">
            <text:p>1786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59" calcext:value-type="float">
            <text:p>559</text:p>
          </table:table-cell>
          <table:table-cell office:value-type="float" office:value="11568" calcext:value-type="float">
            <text:p>11568</text:p>
          </table:table-cell>
          <table:table-cell office:value-type="float" office:value="17680" calcext:value-type="float">
            <text:p>17680</text:p>
          </table:table-cell>
          <table:table-cell office:value-type="float" office:value="11464" calcext:value-type="float">
            <text:p>11464</text:p>
          </table:table-cell>
          <table:table-cell office:value-type="float" office:value="18219" calcext:value-type="float">
            <text:p>18219</text:p>
          </table:table-cell>
          <table:table-cell office:value-type="float" office:value="13258" calcext:value-type="float">
            <text:p>13258</text:p>
          </table:table-cell>
          <table:table-cell office:value-type="float" office:value="18933" calcext:value-type="float">
            <text:p>18933</text:p>
          </table:table-cell>
          <table:table-cell office:value-type="float" office:value="11567" calcext:value-type="float">
            <text:p>11567</text:p>
          </table:table-cell>
          <table:table-cell office:value-type="float" office:value="17731" calcext:value-type="float">
            <text:p>1773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60" calcext:value-type="float">
            <text:p>560</text:p>
          </table:table-cell>
          <table:table-cell office:value-type="float" office:value="11368" calcext:value-type="float">
            <text:p>11368</text:p>
          </table:table-cell>
          <table:table-cell office:value-type="float" office:value="17530" calcext:value-type="float">
            <text:p>17530</text:p>
          </table:table-cell>
          <table:table-cell office:value-type="float" office:value="11768" calcext:value-type="float">
            <text:p>11768</text:p>
          </table:table-cell>
          <table:table-cell office:value-type="float" office:value="18030" calcext:value-type="float">
            <text:p>18030</text:p>
          </table:table-cell>
          <table:table-cell office:value-type="float" office:value="13258" calcext:value-type="float">
            <text:p>13258</text:p>
          </table:table-cell>
          <table:table-cell office:value-type="float" office:value="19185" calcext:value-type="float">
            <text:p>19185</text:p>
          </table:table-cell>
          <table:table-cell office:value-type="float" office:value="11369" calcext:value-type="float">
            <text:p>11369</text:p>
          </table:table-cell>
          <table:table-cell office:value-type="float" office:value="17484" calcext:value-type="float">
            <text:p>1748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61" calcext:value-type="float">
            <text:p>561</text:p>
          </table:table-cell>
          <table:table-cell office:value-type="float" office:value="11567" calcext:value-type="float">
            <text:p>11567</text:p>
          </table:table-cell>
          <table:table-cell office:value-type="float" office:value="17280" calcext:value-type="float">
            <text:p>17280</text:p>
          </table:table-cell>
          <table:table-cell office:value-type="float" office:value="11265" calcext:value-type="float">
            <text:p>11265</text:p>
          </table:table-cell>
          <table:table-cell office:value-type="float" office:value="18245" calcext:value-type="float">
            <text:p>18245</text:p>
          </table:table-cell>
          <table:table-cell office:value-type="float" office:value="13258" calcext:value-type="float">
            <text:p>13258</text:p>
          </table:table-cell>
          <table:table-cell office:value-type="float" office:value="19138" calcext:value-type="float">
            <text:p>19138</text:p>
          </table:table-cell>
          <table:table-cell office:value-type="float" office:value="10667" calcext:value-type="float">
            <text:p>10667</text:p>
          </table:table-cell>
          <table:table-cell office:value-type="float" office:value="17382" calcext:value-type="float">
            <text:p>1738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62" calcext:value-type="float">
            <text:p>562</text:p>
          </table:table-cell>
          <table:table-cell office:value-type="float" office:value="11566" calcext:value-type="float">
            <text:p>11566</text:p>
          </table:table-cell>
          <table:table-cell office:value-type="float" office:value="17326" calcext:value-type="float">
            <text:p>17326</text:p>
          </table:table-cell>
          <table:table-cell office:value-type="float" office:value="11663" calcext:value-type="float">
            <text:p>11663</text:p>
          </table:table-cell>
          <table:table-cell office:value-type="float" office:value="18136" calcext:value-type="float">
            <text:p>18136</text:p>
          </table:table-cell>
          <table:table-cell office:value-type="float" office:value="13262" calcext:value-type="float">
            <text:p>13262</text:p>
          </table:table-cell>
          <table:table-cell office:value-type="float" office:value="19140" calcext:value-type="float">
            <text:p>19140</text:p>
          </table:table-cell>
          <table:table-cell office:value-type="float" office:value="12270" calcext:value-type="float">
            <text:p>12270</text:p>
          </table:table-cell>
          <table:table-cell office:value-type="float" office:value="17452" calcext:value-type="float">
            <text:p>1745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63" calcext:value-type="float">
            <text:p>563</text:p>
          </table:table-cell>
          <table:table-cell office:value-type="float" office:value="11567" calcext:value-type="float">
            <text:p>11567</text:p>
          </table:table-cell>
          <table:table-cell office:value-type="float" office:value="17281" calcext:value-type="float">
            <text:p>17281</text:p>
          </table:table-cell>
          <table:table-cell office:value-type="float" office:value="11564" calcext:value-type="float">
            <text:p>11564</text:p>
          </table:table-cell>
          <table:table-cell office:value-type="float" office:value="18270" calcext:value-type="float">
            <text:p>18270</text:p>
          </table:table-cell>
          <table:table-cell office:value-type="float" office:value="13258" calcext:value-type="float">
            <text:p>13258</text:p>
          </table:table-cell>
          <table:table-cell office:value-type="float" office:value="19254" calcext:value-type="float">
            <text:p>19254</text:p>
          </table:table-cell>
          <table:table-cell office:value-type="float" office:value="12267" calcext:value-type="float">
            <text:p>12267</text:p>
          </table:table-cell>
          <table:table-cell office:value-type="float" office:value="17688" calcext:value-type="float">
            <text:p>1768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64" calcext:value-type="float">
            <text:p>564</text:p>
          </table:table-cell>
          <table:table-cell office:value-type="float" office:value="11567" calcext:value-type="float">
            <text:p>11567</text:p>
          </table:table-cell>
          <table:table-cell office:value-type="float" office:value="17279" calcext:value-type="float">
            <text:p>17279</text:p>
          </table:table-cell>
          <table:table-cell office:value-type="float" office:value="11764" calcext:value-type="float">
            <text:p>11764</text:p>
          </table:table-cell>
          <table:table-cell office:value-type="float" office:value="18439" calcext:value-type="float">
            <text:p>18439</text:p>
          </table:table-cell>
          <table:table-cell office:value-type="float" office:value="12660" calcext:value-type="float">
            <text:p>12660</text:p>
          </table:table-cell>
          <table:table-cell office:value-type="float" office:value="19377" calcext:value-type="float">
            <text:p>19377</text:p>
          </table:table-cell>
          <table:table-cell office:value-type="float" office:value="11266" calcext:value-type="float">
            <text:p>11266</text:p>
          </table:table-cell>
          <table:table-cell office:value-type="float" office:value="17753" calcext:value-type="float">
            <text:p>1775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65" calcext:value-type="float">
            <text:p>565</text:p>
          </table:table-cell>
          <table:table-cell office:value-type="float" office:value="11368" calcext:value-type="float">
            <text:p>11368</text:p>
          </table:table-cell>
          <table:table-cell office:value-type="float" office:value="17374" calcext:value-type="float">
            <text:p>17374</text:p>
          </table:table-cell>
          <table:table-cell office:value-type="float" office:value="10664" calcext:value-type="float">
            <text:p>10664</text:p>
          </table:table-cell>
          <table:table-cell office:value-type="float" office:value="18314" calcext:value-type="float">
            <text:p>18314</text:p>
          </table:table-cell>
          <table:table-cell office:value-type="float" office:value="13358" calcext:value-type="float">
            <text:p>13358</text:p>
          </table:table-cell>
          <table:table-cell office:value-type="float" office:value="19352" calcext:value-type="float">
            <text:p>19352</text:p>
          </table:table-cell>
          <table:table-cell office:value-type="float" office:value="11267" calcext:value-type="float">
            <text:p>11267</text:p>
          </table:table-cell>
          <table:table-cell office:value-type="float" office:value="17721" calcext:value-type="float">
            <text:p>1772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66" calcext:value-type="float">
            <text:p>566</text:p>
          </table:table-cell>
          <table:table-cell office:value-type="float" office:value="11567" calcext:value-type="float">
            <text:p>11567</text:p>
          </table:table-cell>
          <table:table-cell office:value-type="float" office:value="17222" calcext:value-type="float">
            <text:p>17222</text:p>
          </table:table-cell>
          <table:table-cell office:value-type="float" office:value="10767" calcext:value-type="float">
            <text:p>10767</text:p>
          </table:table-cell>
          <table:table-cell office:value-type="float" office:value="18011" calcext:value-type="float">
            <text:p>18011</text:p>
          </table:table-cell>
          <table:table-cell office:value-type="float" office:value="13358" calcext:value-type="float">
            <text:p>13358</text:p>
          </table:table-cell>
          <table:table-cell office:value-type="float" office:value="19342" calcext:value-type="float">
            <text:p>19342</text:p>
          </table:table-cell>
          <table:table-cell office:value-type="float" office:value="11569" calcext:value-type="float">
            <text:p>11569</text:p>
          </table:table-cell>
          <table:table-cell office:value-type="float" office:value="17815" calcext:value-type="float">
            <text:p>1781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67" calcext:value-type="float">
            <text:p>567</text:p>
          </table:table-cell>
          <table:table-cell office:value-type="float" office:value="11366" calcext:value-type="float">
            <text:p>11366</text:p>
          </table:table-cell>
          <table:table-cell office:value-type="float" office:value="17066" calcext:value-type="float">
            <text:p>17066</text:p>
          </table:table-cell>
          <table:table-cell office:value-type="float" office:value="11464" calcext:value-type="float">
            <text:p>11464</text:p>
          </table:table-cell>
          <table:table-cell office:value-type="float" office:value="17832" calcext:value-type="float">
            <text:p>17832</text:p>
          </table:table-cell>
          <table:table-cell office:value-type="float" office:value="12558" calcext:value-type="float">
            <text:p>12558</text:p>
          </table:table-cell>
          <table:table-cell office:value-type="float" office:value="19198" calcext:value-type="float">
            <text:p>19198</text:p>
          </table:table-cell>
          <table:table-cell office:value-type="float" office:value="11367" calcext:value-type="float">
            <text:p>11367</text:p>
          </table:table-cell>
          <table:table-cell office:value-type="float" office:value="17676" calcext:value-type="float">
            <text:p>1767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68" calcext:value-type="float">
            <text:p>568</text:p>
          </table:table-cell>
          <table:table-cell office:value-type="float" office:value="11567" calcext:value-type="float">
            <text:p>11567</text:p>
          </table:table-cell>
          <table:table-cell office:value-type="float" office:value="17304" calcext:value-type="float">
            <text:p>17304</text:p>
          </table:table-cell>
          <table:table-cell office:value-type="float" office:value="10467" calcext:value-type="float">
            <text:p>10467</text:p>
          </table:table-cell>
          <table:table-cell office:value-type="float" office:value="17929" calcext:value-type="float">
            <text:p>17929</text:p>
          </table:table-cell>
          <table:table-cell office:value-type="float" office:value="13459" calcext:value-type="float">
            <text:p>13459</text:p>
          </table:table-cell>
          <table:table-cell office:value-type="float" office:value="19135" calcext:value-type="float">
            <text:p>19135</text:p>
          </table:table-cell>
          <table:table-cell office:value-type="float" office:value="12168" calcext:value-type="float">
            <text:p>12168</text:p>
          </table:table-cell>
          <table:table-cell office:value-type="float" office:value="17651" calcext:value-type="float">
            <text:p>1765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69" calcext:value-type="float">
            <text:p>569</text:p>
          </table:table-cell>
          <table:table-cell office:value-type="float" office:value="11468" calcext:value-type="float">
            <text:p>11468</text:p>
          </table:table-cell>
          <table:table-cell office:value-type="float" office:value="17579" calcext:value-type="float">
            <text:p>17579</text:p>
          </table:table-cell>
          <table:table-cell office:value-type="float" office:value="11165" calcext:value-type="float">
            <text:p>11165</text:p>
          </table:table-cell>
          <table:table-cell office:value-type="float" office:value="17989" calcext:value-type="float">
            <text:p>17989</text:p>
          </table:table-cell>
          <table:table-cell office:value-type="float" office:value="13158" calcext:value-type="float">
            <text:p>13158</text:p>
          </table:table-cell>
          <table:table-cell office:value-type="float" office:value="19165" calcext:value-type="float">
            <text:p>19165</text:p>
          </table:table-cell>
          <table:table-cell office:value-type="float" office:value="11267" calcext:value-type="float">
            <text:p>11267</text:p>
          </table:table-cell>
          <table:table-cell office:value-type="float" office:value="17792" calcext:value-type="float">
            <text:p>1779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70" calcext:value-type="float">
            <text:p>570</text:p>
          </table:table-cell>
          <table:table-cell office:value-type="float" office:value="11567" calcext:value-type="float">
            <text:p>11567</text:p>
          </table:table-cell>
          <table:table-cell office:value-type="float" office:value="17248" calcext:value-type="float">
            <text:p>17248</text:p>
          </table:table-cell>
          <table:table-cell office:value-type="float" office:value="11463" calcext:value-type="float">
            <text:p>11463</text:p>
          </table:table-cell>
          <table:table-cell office:value-type="float" office:value="17902" calcext:value-type="float">
            <text:p>17902</text:p>
          </table:table-cell>
          <table:table-cell office:value-type="float" office:value="12459" calcext:value-type="float">
            <text:p>12459</text:p>
          </table:table-cell>
          <table:table-cell office:value-type="float" office:value="19243" calcext:value-type="float">
            <text:p>19243</text:p>
          </table:table-cell>
          <table:table-cell office:value-type="float" office:value="11268" calcext:value-type="float">
            <text:p>11268</text:p>
          </table:table-cell>
          <table:table-cell office:value-type="float" office:value="17948" calcext:value-type="float">
            <text:p>1794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71" calcext:value-type="float">
            <text:p>571</text:p>
          </table:table-cell>
          <table:table-cell office:value-type="float" office:value="11467" calcext:value-type="float">
            <text:p>11467</text:p>
          </table:table-cell>
          <table:table-cell office:value-type="float" office:value="17583" calcext:value-type="float">
            <text:p>17583</text:p>
          </table:table-cell>
          <table:table-cell office:value-type="float" office:value="11464" calcext:value-type="float">
            <text:p>11464</text:p>
          </table:table-cell>
          <table:table-cell office:value-type="float" office:value="18043" calcext:value-type="float">
            <text:p>18043</text:p>
          </table:table-cell>
          <table:table-cell office:value-type="float" office:value="12458" calcext:value-type="float">
            <text:p>12458</text:p>
          </table:table-cell>
          <table:table-cell office:value-type="float" office:value="19068" calcext:value-type="float">
            <text:p>19068</text:p>
          </table:table-cell>
          <table:table-cell office:value-type="float" office:value="12169" calcext:value-type="float">
            <text:p>12169</text:p>
          </table:table-cell>
          <table:table-cell office:value-type="float" office:value="18128" calcext:value-type="float">
            <text:p>1812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72" calcext:value-type="float">
            <text:p>572</text:p>
          </table:table-cell>
          <table:table-cell office:value-type="float" office:value="11567" calcext:value-type="float">
            <text:p>11567</text:p>
          </table:table-cell>
          <table:table-cell office:value-type="float" office:value="17469" calcext:value-type="float">
            <text:p>17469</text:p>
          </table:table-cell>
          <table:table-cell office:value-type="float" office:value="11563" calcext:value-type="float">
            <text:p>11563</text:p>
          </table:table-cell>
          <table:table-cell office:value-type="float" office:value="18081" calcext:value-type="float">
            <text:p>18081</text:p>
          </table:table-cell>
          <table:table-cell office:value-type="float" office:value="12462" calcext:value-type="float">
            <text:p>12462</text:p>
          </table:table-cell>
          <table:table-cell office:value-type="float" office:value="19059" calcext:value-type="float">
            <text:p>19059</text:p>
          </table:table-cell>
          <table:table-cell office:value-type="float" office:value="11467" calcext:value-type="float">
            <text:p>11467</text:p>
          </table:table-cell>
          <table:table-cell office:value-type="float" office:value="18091" calcext:value-type="float">
            <text:p>1809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73" calcext:value-type="float">
            <text:p>573</text:p>
          </table:table-cell>
          <table:table-cell office:value-type="float" office:value="11571" calcext:value-type="float">
            <text:p>11571</text:p>
          </table:table-cell>
          <table:table-cell office:value-type="float" office:value="17452" calcext:value-type="float">
            <text:p>17452</text:p>
          </table:table-cell>
          <table:table-cell office:value-type="float" office:value="10464" calcext:value-type="float">
            <text:p>10464</text:p>
          </table:table-cell>
          <table:table-cell office:value-type="float" office:value="18190" calcext:value-type="float">
            <text:p>18190</text:p>
          </table:table-cell>
          <table:table-cell office:value-type="float" office:value="12458" calcext:value-type="float">
            <text:p>12458</text:p>
          </table:table-cell>
          <table:table-cell office:value-type="float" office:value="19163" calcext:value-type="float">
            <text:p>19163</text:p>
          </table:table-cell>
          <table:table-cell office:value-type="float" office:value="11665" calcext:value-type="float">
            <text:p>11665</text:p>
          </table:table-cell>
          <table:table-cell office:value-type="float" office:value="18089" calcext:value-type="float">
            <text:p>1808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74" calcext:value-type="float">
            <text:p>574</text:p>
          </table:table-cell>
          <table:table-cell office:value-type="float" office:value="12369" calcext:value-type="float">
            <text:p>12369</text:p>
          </table:table-cell>
          <table:table-cell office:value-type="float" office:value="17466" calcext:value-type="float">
            <text:p>17466</text:p>
          </table:table-cell>
          <table:table-cell office:value-type="float" office:value="11465" calcext:value-type="float">
            <text:p>11465</text:p>
          </table:table-cell>
          <table:table-cell office:value-type="float" office:value="18178" calcext:value-type="float">
            <text:p>18178</text:p>
          </table:table-cell>
          <table:table-cell office:value-type="float" office:value="13258" calcext:value-type="float">
            <text:p>13258</text:p>
          </table:table-cell>
          <table:table-cell office:value-type="float" office:value="18894" calcext:value-type="float">
            <text:p>18894</text:p>
          </table:table-cell>
          <table:table-cell office:value-type="float" office:value="11369" calcext:value-type="float">
            <text:p>11369</text:p>
          </table:table-cell>
          <table:table-cell office:value-type="float" office:value="18096" calcext:value-type="float">
            <text:p>1809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75" calcext:value-type="float">
            <text:p>575</text:p>
          </table:table-cell>
          <table:table-cell office:value-type="float" office:value="11569" calcext:value-type="float">
            <text:p>11569</text:p>
          </table:table-cell>
          <table:table-cell office:value-type="float" office:value="17518" calcext:value-type="float">
            <text:p>17518</text:p>
          </table:table-cell>
          <table:table-cell office:value-type="float" office:value="11264" calcext:value-type="float">
            <text:p>11264</text:p>
          </table:table-cell>
          <table:table-cell office:value-type="float" office:value="18090" calcext:value-type="float">
            <text:p>18090</text:p>
          </table:table-cell>
          <table:table-cell office:value-type="float" office:value="12460" calcext:value-type="float">
            <text:p>12460</text:p>
          </table:table-cell>
          <table:table-cell office:value-type="float" office:value="19001" calcext:value-type="float">
            <text:p>19001</text:p>
          </table:table-cell>
          <table:table-cell office:value-type="float" office:value="12272" calcext:value-type="float">
            <text:p>12272</text:p>
          </table:table-cell>
          <table:table-cell office:value-type="float" office:value="18034" calcext:value-type="float">
            <text:p>1803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76" calcext:value-type="float">
            <text:p>576</text:p>
          </table:table-cell>
          <table:table-cell office:value-type="float" office:value="11567" calcext:value-type="float">
            <text:p>11567</text:p>
          </table:table-cell>
          <table:table-cell office:value-type="float" office:value="17400" calcext:value-type="float">
            <text:p>17400</text:p>
          </table:table-cell>
          <table:table-cell office:value-type="float" office:value="9966" calcext:value-type="float">
            <text:p>9966</text:p>
          </table:table-cell>
          <table:table-cell office:value-type="float" office:value="17933" calcext:value-type="float">
            <text:p>17933</text:p>
          </table:table-cell>
          <table:table-cell office:value-type="float" office:value="12662" calcext:value-type="float">
            <text:p>12662</text:p>
          </table:table-cell>
          <table:table-cell office:value-type="float" office:value="18736" calcext:value-type="float">
            <text:p>18736</text:p>
          </table:table-cell>
          <table:table-cell office:value-type="float" office:value="12365" calcext:value-type="float">
            <text:p>12365</text:p>
          </table:table-cell>
          <table:table-cell office:value-type="float" office:value="18204" calcext:value-type="float">
            <text:p>1820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77" calcext:value-type="float">
            <text:p>577</text:p>
          </table:table-cell>
          <table:table-cell office:value-type="float" office:value="11567" calcext:value-type="float">
            <text:p>11567</text:p>
          </table:table-cell>
          <table:table-cell office:value-type="float" office:value="17329" calcext:value-type="float">
            <text:p>17329</text:p>
          </table:table-cell>
          <table:table-cell office:value-type="float" office:value="10463" calcext:value-type="float">
            <text:p>10463</text:p>
          </table:table-cell>
          <table:table-cell office:value-type="float" office:value="17911" calcext:value-type="float">
            <text:p>17911</text:p>
          </table:table-cell>
          <table:table-cell office:value-type="float" office:value="12562" calcext:value-type="float">
            <text:p>12562</text:p>
          </table:table-cell>
          <table:table-cell office:value-type="float" office:value="18949" calcext:value-type="float">
            <text:p>18949</text:p>
          </table:table-cell>
          <table:table-cell office:value-type="float" office:value="12266" calcext:value-type="float">
            <text:p>12266</text:p>
          </table:table-cell>
          <table:table-cell office:value-type="float" office:value="18229" calcext:value-type="float">
            <text:p>1822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78" calcext:value-type="float">
            <text:p>578</text:p>
          </table:table-cell>
          <table:table-cell office:value-type="float" office:value="11567" calcext:value-type="float">
            <text:p>11567</text:p>
          </table:table-cell>
          <table:table-cell office:value-type="float" office:value="17269" calcext:value-type="float">
            <text:p>17269</text:p>
          </table:table-cell>
          <table:table-cell office:value-type="float" office:value="11265" calcext:value-type="float">
            <text:p>11265</text:p>
          </table:table-cell>
          <table:table-cell office:value-type="float" office:value="17648" calcext:value-type="float">
            <text:p>17648</text:p>
          </table:table-cell>
          <table:table-cell office:value-type="float" office:value="12462" calcext:value-type="float">
            <text:p>12462</text:p>
          </table:table-cell>
          <table:table-cell office:value-type="float" office:value="19041" calcext:value-type="float">
            <text:p>19041</text:p>
          </table:table-cell>
          <table:table-cell office:value-type="float" office:value="12263" calcext:value-type="float">
            <text:p>12263</text:p>
          </table:table-cell>
          <table:table-cell office:value-type="float" office:value="18133" calcext:value-type="float">
            <text:p>1813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79" calcext:value-type="float">
            <text:p>579</text:p>
          </table:table-cell>
          <table:table-cell office:value-type="float" office:value="11468" calcext:value-type="float">
            <text:p>11468</text:p>
          </table:table-cell>
          <table:table-cell office:value-type="float" office:value="17389" calcext:value-type="float">
            <text:p>17389</text:p>
          </table:table-cell>
          <table:table-cell office:value-type="float" office:value="11262" calcext:value-type="float">
            <text:p>11262</text:p>
          </table:table-cell>
          <table:table-cell office:value-type="float" office:value="17565" calcext:value-type="float">
            <text:p>17565</text:p>
          </table:table-cell>
          <table:table-cell office:value-type="float" office:value="13259" calcext:value-type="float">
            <text:p>13259</text:p>
          </table:table-cell>
          <table:table-cell office:value-type="float" office:value="19143" calcext:value-type="float">
            <text:p>19143</text:p>
          </table:table-cell>
          <table:table-cell office:value-type="float" office:value="12461" calcext:value-type="float">
            <text:p>12461</text:p>
          </table:table-cell>
          <table:table-cell office:value-type="float" office:value="18062" calcext:value-type="float">
            <text:p>1806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80" calcext:value-type="float">
            <text:p>580</text:p>
          </table:table-cell>
          <table:table-cell office:value-type="float" office:value="11468" calcext:value-type="float">
            <text:p>11468</text:p>
          </table:table-cell>
          <table:table-cell office:value-type="float" office:value="17304" calcext:value-type="float">
            <text:p>17304</text:p>
          </table:table-cell>
          <table:table-cell office:value-type="float" office:value="9661" calcext:value-type="float">
            <text:p>9661</text:p>
          </table:table-cell>
          <table:table-cell office:value-type="float" office:value="17612" calcext:value-type="float">
            <text:p>17612</text:p>
          </table:table-cell>
          <table:table-cell office:value-type="float" office:value="12462" calcext:value-type="float">
            <text:p>12462</text:p>
          </table:table-cell>
          <table:table-cell office:value-type="float" office:value="19173" calcext:value-type="float">
            <text:p>19173</text:p>
          </table:table-cell>
          <table:table-cell office:value-type="float" office:value="11566" calcext:value-type="float">
            <text:p>11566</text:p>
          </table:table-cell>
          <table:table-cell office:value-type="float" office:value="17982" calcext:value-type="float">
            <text:p>1798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81" calcext:value-type="float">
            <text:p>581</text:p>
          </table:table-cell>
          <table:table-cell office:value-type="float" office:value="11465" calcext:value-type="float">
            <text:p>11465</text:p>
          </table:table-cell>
          <table:table-cell office:value-type="float" office:value="17294" calcext:value-type="float">
            <text:p>17294</text:p>
          </table:table-cell>
          <table:table-cell office:value-type="float" office:value="10668" calcext:value-type="float">
            <text:p>10668</text:p>
          </table:table-cell>
          <table:table-cell office:value-type="float" office:value="17203" calcext:value-type="float">
            <text:p>17203</text:p>
          </table:table-cell>
          <table:table-cell office:value-type="float" office:value="12462" calcext:value-type="float">
            <text:p>12462</text:p>
          </table:table-cell>
          <table:table-cell office:value-type="float" office:value="19042" calcext:value-type="float">
            <text:p>19042</text:p>
          </table:table-cell>
          <table:table-cell office:value-type="float" office:value="11463" calcext:value-type="float">
            <text:p>11463</text:p>
          </table:table-cell>
          <table:table-cell office:value-type="float" office:value="18064" calcext:value-type="float">
            <text:p>1806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82" calcext:value-type="float">
            <text:p>582</text:p>
          </table:table-cell>
          <table:table-cell office:value-type="float" office:value="11568" calcext:value-type="float">
            <text:p>11568</text:p>
          </table:table-cell>
          <table:table-cell office:value-type="float" office:value="17068" calcext:value-type="float">
            <text:p>17068</text:p>
          </table:table-cell>
          <table:table-cell office:value-type="float" office:value="11265" calcext:value-type="float">
            <text:p>11265</text:p>
          </table:table-cell>
          <table:table-cell office:value-type="float" office:value="17435" calcext:value-type="float">
            <text:p>17435</text:p>
          </table:table-cell>
          <table:table-cell office:value-type="float" office:value="12459" calcext:value-type="float">
            <text:p>12459</text:p>
          </table:table-cell>
          <table:table-cell office:value-type="float" office:value="19084" calcext:value-type="float">
            <text:p>19084</text:p>
          </table:table-cell>
          <table:table-cell office:value-type="float" office:value="11566" calcext:value-type="float">
            <text:p>11566</text:p>
          </table:table-cell>
          <table:table-cell office:value-type="float" office:value="17887" calcext:value-type="float">
            <text:p>1788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83" calcext:value-type="float">
            <text:p>583</text:p>
          </table:table-cell>
          <table:table-cell office:value-type="float" office:value="11569" calcext:value-type="float">
            <text:p>11569</text:p>
          </table:table-cell>
          <table:table-cell office:value-type="float" office:value="17127" calcext:value-type="float">
            <text:p>17127</text:p>
          </table:table-cell>
          <table:table-cell office:value-type="float" office:value="10565" calcext:value-type="float">
            <text:p>10565</text:p>
          </table:table-cell>
          <table:table-cell office:value-type="float" office:value="17437" calcext:value-type="float">
            <text:p>17437</text:p>
          </table:table-cell>
          <table:table-cell office:value-type="float" office:value="12459" calcext:value-type="float">
            <text:p>12459</text:p>
          </table:table-cell>
          <table:table-cell office:value-type="float" office:value="19132" calcext:value-type="float">
            <text:p>19132</text:p>
          </table:table-cell>
          <table:table-cell office:value-type="float" office:value="11769" calcext:value-type="float">
            <text:p>11769</text:p>
          </table:table-cell>
          <table:table-cell office:value-type="float" office:value="17787" calcext:value-type="float">
            <text:p>1778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84" calcext:value-type="float">
            <text:p>584</text:p>
          </table:table-cell>
          <table:table-cell office:value-type="float" office:value="11567" calcext:value-type="float">
            <text:p>11567</text:p>
          </table:table-cell>
          <table:table-cell office:value-type="float" office:value="17309" calcext:value-type="float">
            <text:p>17309</text:p>
          </table:table-cell>
          <table:table-cell office:value-type="float" office:value="10665" calcext:value-type="float">
            <text:p>10665</text:p>
          </table:table-cell>
          <table:table-cell office:value-type="float" office:value="17683" calcext:value-type="float">
            <text:p>17683</text:p>
          </table:table-cell>
          <table:table-cell office:value-type="float" office:value="12462" calcext:value-type="float">
            <text:p>12462</text:p>
          </table:table-cell>
          <table:table-cell office:value-type="float" office:value="19006" calcext:value-type="float">
            <text:p>19006</text:p>
          </table:table-cell>
          <table:table-cell office:value-type="float" office:value="12166" calcext:value-type="float">
            <text:p>12166</text:p>
          </table:table-cell>
          <table:table-cell office:value-type="float" office:value="17902" calcext:value-type="float">
            <text:p>1790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85" calcext:value-type="float">
            <text:p>585</text:p>
          </table:table-cell>
          <table:table-cell office:value-type="float" office:value="11467" calcext:value-type="float">
            <text:p>11467</text:p>
          </table:table-cell>
          <table:table-cell office:value-type="float" office:value="17332" calcext:value-type="float">
            <text:p>17332</text:p>
          </table:table-cell>
          <table:table-cell office:value-type="float" office:value="10564" calcext:value-type="float">
            <text:p>10564</text:p>
          </table:table-cell>
          <table:table-cell office:value-type="float" office:value="17728" calcext:value-type="float">
            <text:p>17728</text:p>
          </table:table-cell>
          <table:table-cell office:value-type="float" office:value="12559" calcext:value-type="float">
            <text:p>12559</text:p>
          </table:table-cell>
          <table:table-cell office:value-type="float" office:value="18958" calcext:value-type="float">
            <text:p>18958</text:p>
          </table:table-cell>
          <table:table-cell office:value-type="float" office:value="11365" calcext:value-type="float">
            <text:p>11365</text:p>
          </table:table-cell>
          <table:table-cell office:value-type="float" office:value="17901" calcext:value-type="float">
            <text:p>1790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86" calcext:value-type="float">
            <text:p>586</text:p>
          </table:table-cell>
          <table:table-cell office:value-type="float" office:value="11370" calcext:value-type="float">
            <text:p>11370</text:p>
          </table:table-cell>
          <table:table-cell office:value-type="float" office:value="17452" calcext:value-type="float">
            <text:p>17452</text:p>
          </table:table-cell>
          <table:table-cell office:value-type="float" office:value="12161" calcext:value-type="float">
            <text:p>12161</text:p>
          </table:table-cell>
          <table:table-cell office:value-type="float" office:value="17777" calcext:value-type="float">
            <text:p>17777</text:p>
          </table:table-cell>
          <table:table-cell office:value-type="float" office:value="13259" calcext:value-type="float">
            <text:p>13259</text:p>
          </table:table-cell>
          <table:table-cell office:value-type="float" office:value="18877" calcext:value-type="float">
            <text:p>18877</text:p>
          </table:table-cell>
          <table:table-cell office:value-type="float" office:value="12366" calcext:value-type="float">
            <text:p>12366</text:p>
          </table:table-cell>
          <table:table-cell office:value-type="float" office:value="18083" calcext:value-type="float">
            <text:p>1808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87" calcext:value-type="float">
            <text:p>587</text:p>
          </table:table-cell>
          <table:table-cell office:value-type="float" office:value="11568" calcext:value-type="float">
            <text:p>11568</text:p>
          </table:table-cell>
          <table:table-cell office:value-type="float" office:value="17411" calcext:value-type="float">
            <text:p>17411</text:p>
          </table:table-cell>
          <table:table-cell office:value-type="float" office:value="10965" calcext:value-type="float">
            <text:p>10965</text:p>
          </table:table-cell>
          <table:table-cell office:value-type="float" office:value="17903" calcext:value-type="float">
            <text:p>17903</text:p>
          </table:table-cell>
          <table:table-cell office:value-type="float" office:value="12462" calcext:value-type="float">
            <text:p>12462</text:p>
          </table:table-cell>
          <table:table-cell office:value-type="float" office:value="18918" calcext:value-type="float">
            <text:p>18918</text:p>
          </table:table-cell>
          <table:table-cell office:value-type="float" office:value="11665" calcext:value-type="float">
            <text:p>11665</text:p>
          </table:table-cell>
          <table:table-cell office:value-type="float" office:value="18199" calcext:value-type="float">
            <text:p>1819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88" calcext:value-type="float">
            <text:p>588</text:p>
          </table:table-cell>
          <table:table-cell office:value-type="float" office:value="11364" calcext:value-type="float">
            <text:p>11364</text:p>
          </table:table-cell>
          <table:table-cell office:value-type="float" office:value="17426" calcext:value-type="float">
            <text:p>17426</text:p>
          </table:table-cell>
          <table:table-cell office:value-type="float" office:value="10760" calcext:value-type="float">
            <text:p>10760</text:p>
          </table:table-cell>
          <table:table-cell office:value-type="float" office:value="17907" calcext:value-type="float">
            <text:p>17907</text:p>
          </table:table-cell>
          <table:table-cell office:value-type="float" office:value="12459" calcext:value-type="float">
            <text:p>12459</text:p>
          </table:table-cell>
          <table:table-cell office:value-type="float" office:value="19024" calcext:value-type="float">
            <text:p>19024</text:p>
          </table:table-cell>
          <table:table-cell office:value-type="float" office:value="12267" calcext:value-type="float">
            <text:p>12267</text:p>
          </table:table-cell>
          <table:table-cell office:value-type="float" office:value="18284" calcext:value-type="float">
            <text:p>1828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89" calcext:value-type="float">
            <text:p>589</text:p>
          </table:table-cell>
          <table:table-cell office:value-type="float" office:value="11367" calcext:value-type="float">
            <text:p>11367</text:p>
          </table:table-cell>
          <table:table-cell office:value-type="float" office:value="17389" calcext:value-type="float">
            <text:p>17389</text:p>
          </table:table-cell>
          <table:table-cell office:value-type="float" office:value="10764" calcext:value-type="float">
            <text:p>10764</text:p>
          </table:table-cell>
          <table:table-cell office:value-type="float" office:value="17785" calcext:value-type="float">
            <text:p>17785</text:p>
          </table:table-cell>
          <table:table-cell office:value-type="float" office:value="13458" calcext:value-type="float">
            <text:p>13458</text:p>
          </table:table-cell>
          <table:table-cell office:value-type="float" office:value="19159" calcext:value-type="float">
            <text:p>19159</text:p>
          </table:table-cell>
          <table:table-cell office:value-type="float" office:value="11567" calcext:value-type="float">
            <text:p>11567</text:p>
          </table:table-cell>
          <table:table-cell office:value-type="float" office:value="18548" calcext:value-type="float">
            <text:p>1854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90" calcext:value-type="float">
            <text:p>590</text:p>
          </table:table-cell>
          <table:table-cell office:value-type="float" office:value="11370" calcext:value-type="float">
            <text:p>11370</text:p>
          </table:table-cell>
          <table:table-cell office:value-type="float" office:value="17400" calcext:value-type="float">
            <text:p>17400</text:p>
          </table:table-cell>
          <table:table-cell office:value-type="float" office:value="11464" calcext:value-type="float">
            <text:p>11464</text:p>
          </table:table-cell>
          <table:table-cell office:value-type="float" office:value="17802" calcext:value-type="float">
            <text:p>17802</text:p>
          </table:table-cell>
          <table:table-cell office:value-type="float" office:value="13259" calcext:value-type="float">
            <text:p>13259</text:p>
          </table:table-cell>
          <table:table-cell office:value-type="float" office:value="19320" calcext:value-type="float">
            <text:p>19320</text:p>
          </table:table-cell>
          <table:table-cell office:value-type="float" office:value="12467" calcext:value-type="float">
            <text:p>12467</text:p>
          </table:table-cell>
          <table:table-cell office:value-type="float" office:value="18459" calcext:value-type="float">
            <text:p>1845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91" calcext:value-type="float">
            <text:p>591</text:p>
          </table:table-cell>
          <table:table-cell office:value-type="float" office:value="11465" calcext:value-type="float">
            <text:p>11465</text:p>
          </table:table-cell>
          <table:table-cell office:value-type="float" office:value="17182" calcext:value-type="float">
            <text:p>17182</text:p>
          </table:table-cell>
          <table:table-cell office:value-type="float" office:value="10865" calcext:value-type="float">
            <text:p>10865</text:p>
          </table:table-cell>
          <table:table-cell office:value-type="float" office:value="17977" calcext:value-type="float">
            <text:p>17977</text:p>
          </table:table-cell>
          <table:table-cell office:value-type="float" office:value="13259" calcext:value-type="float">
            <text:p>13259</text:p>
          </table:table-cell>
          <table:table-cell office:value-type="float" office:value="19269" calcext:value-type="float">
            <text:p>19269</text:p>
          </table:table-cell>
          <table:table-cell office:value-type="float" office:value="12561" calcext:value-type="float">
            <text:p>12561</text:p>
          </table:table-cell>
          <table:table-cell office:value-type="float" office:value="18393" calcext:value-type="float">
            <text:p>1839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92" calcext:value-type="float">
            <text:p>592</text:p>
          </table:table-cell>
          <table:table-cell office:value-type="float" office:value="11566" calcext:value-type="float">
            <text:p>11566</text:p>
          </table:table-cell>
          <table:table-cell office:value-type="float" office:value="17237" calcext:value-type="float">
            <text:p>17237</text:p>
          </table:table-cell>
          <table:table-cell office:value-type="float" office:value="11465" calcext:value-type="float">
            <text:p>11465</text:p>
          </table:table-cell>
          <table:table-cell office:value-type="float" office:value="17952" calcext:value-type="float">
            <text:p>17952</text:p>
          </table:table-cell>
          <table:table-cell office:value-type="float" office:value="13259" calcext:value-type="float">
            <text:p>13259</text:p>
          </table:table-cell>
          <table:table-cell office:value-type="float" office:value="19387" calcext:value-type="float">
            <text:p>19387</text:p>
          </table:table-cell>
          <table:table-cell office:value-type="float" office:value="12567" calcext:value-type="float">
            <text:p>12567</text:p>
          </table:table-cell>
          <table:table-cell office:value-type="float" office:value="18215" calcext:value-type="float">
            <text:p>1821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93" calcext:value-type="float">
            <text:p>593</text:p>
          </table:table-cell>
          <table:table-cell office:value-type="float" office:value="11665" calcext:value-type="float">
            <text:p>11665</text:p>
          </table:table-cell>
          <table:table-cell office:value-type="float" office:value="17238" calcext:value-type="float">
            <text:p>17238</text:p>
          </table:table-cell>
          <table:table-cell office:value-type="float" office:value="11662" calcext:value-type="float">
            <text:p>11662</text:p>
          </table:table-cell>
          <table:table-cell office:value-type="float" office:value="18232" calcext:value-type="float">
            <text:p>18232</text:p>
          </table:table-cell>
          <table:table-cell office:value-type="float" office:value="13259" calcext:value-type="float">
            <text:p>13259</text:p>
          </table:table-cell>
          <table:table-cell office:value-type="float" office:value="19422" calcext:value-type="float">
            <text:p>19422</text:p>
          </table:table-cell>
          <table:table-cell office:value-type="float" office:value="12268" calcext:value-type="float">
            <text:p>12268</text:p>
          </table:table-cell>
          <table:table-cell office:value-type="float" office:value="18198" calcext:value-type="float">
            <text:p>1819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94" calcext:value-type="float">
            <text:p>594</text:p>
          </table:table-cell>
          <table:table-cell office:value-type="float" office:value="11365" calcext:value-type="float">
            <text:p>11365</text:p>
          </table:table-cell>
          <table:table-cell office:value-type="float" office:value="17271" calcext:value-type="float">
            <text:p>17271</text:p>
          </table:table-cell>
          <table:table-cell office:value-type="float" office:value="10565" calcext:value-type="float">
            <text:p>10565</text:p>
          </table:table-cell>
          <table:table-cell office:value-type="float" office:value="18208" calcext:value-type="float">
            <text:p>18208</text:p>
          </table:table-cell>
          <table:table-cell office:value-type="float" office:value="13460" calcext:value-type="float">
            <text:p>13460</text:p>
          </table:table-cell>
          <table:table-cell office:value-type="float" office:value="19242" calcext:value-type="float">
            <text:p>19242</text:p>
          </table:table-cell>
          <table:table-cell office:value-type="float" office:value="12367" calcext:value-type="float">
            <text:p>12367</text:p>
          </table:table-cell>
          <table:table-cell office:value-type="float" office:value="18391" calcext:value-type="float">
            <text:p>1839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95" calcext:value-type="float">
            <text:p>595</text:p>
          </table:table-cell>
          <table:table-cell office:value-type="float" office:value="11464" calcext:value-type="float">
            <text:p>11464</text:p>
          </table:table-cell>
          <table:table-cell office:value-type="float" office:value="17116" calcext:value-type="float">
            <text:p>17116</text:p>
          </table:table-cell>
          <table:table-cell office:value-type="float" office:value="11566" calcext:value-type="float">
            <text:p>11566</text:p>
          </table:table-cell>
          <table:table-cell office:value-type="float" office:value="18209" calcext:value-type="float">
            <text:p>18209</text:p>
          </table:table-cell>
          <table:table-cell office:value-type="float" office:value="13259" calcext:value-type="float">
            <text:p>13259</text:p>
          </table:table-cell>
          <table:table-cell office:value-type="float" office:value="19301" calcext:value-type="float">
            <text:p>19301</text:p>
          </table:table-cell>
          <table:table-cell office:value-type="float" office:value="12366" calcext:value-type="float">
            <text:p>12366</text:p>
          </table:table-cell>
          <table:table-cell office:value-type="float" office:value="18303" calcext:value-type="float">
            <text:p>1830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96" calcext:value-type="float">
            <text:p>596</text:p>
          </table:table-cell>
          <table:table-cell office:value-type="float" office:value="11465" calcext:value-type="float">
            <text:p>11465</text:p>
          </table:table-cell>
          <table:table-cell office:value-type="float" office:value="17231" calcext:value-type="float">
            <text:p>17231</text:p>
          </table:table-cell>
          <table:table-cell office:value-type="float" office:value="11363" calcext:value-type="float">
            <text:p>11363</text:p>
          </table:table-cell>
          <table:table-cell office:value-type="float" office:value="18119" calcext:value-type="float">
            <text:p>18119</text:p>
          </table:table-cell>
          <table:table-cell office:value-type="float" office:value="13259" calcext:value-type="float">
            <text:p>13259</text:p>
          </table:table-cell>
          <table:table-cell office:value-type="float" office:value="19211" calcext:value-type="float">
            <text:p>19211</text:p>
          </table:table-cell>
          <table:table-cell office:value-type="float" office:value="12865" calcext:value-type="float">
            <text:p>12865</text:p>
          </table:table-cell>
          <table:table-cell office:value-type="float" office:value="18555" calcext:value-type="float">
            <text:p>1855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97" calcext:value-type="float">
            <text:p>597</text:p>
          </table:table-cell>
          <table:table-cell office:value-type="float" office:value="11567" calcext:value-type="float">
            <text:p>11567</text:p>
          </table:table-cell>
          <table:table-cell office:value-type="float" office:value="17315" calcext:value-type="float">
            <text:p>17315</text:p>
          </table:table-cell>
          <table:table-cell office:value-type="float" office:value="10663" calcext:value-type="float">
            <text:p>10663</text:p>
          </table:table-cell>
          <table:table-cell office:value-type="float" office:value="18191" calcext:value-type="float">
            <text:p>18191</text:p>
          </table:table-cell>
          <table:table-cell office:value-type="float" office:value="13259" calcext:value-type="float">
            <text:p>13259</text:p>
          </table:table-cell>
          <table:table-cell office:value-type="float" office:value="19340" calcext:value-type="float">
            <text:p>19340</text:p>
          </table:table-cell>
          <table:table-cell office:value-type="float" office:value="12362" calcext:value-type="float">
            <text:p>12362</text:p>
          </table:table-cell>
          <table:table-cell office:value-type="float" office:value="18418" calcext:value-type="float">
            <text:p>1841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98" calcext:value-type="float">
            <text:p>598</text:p>
          </table:table-cell>
          <table:table-cell office:value-type="float" office:value="11368" calcext:value-type="float">
            <text:p>11368</text:p>
          </table:table-cell>
          <table:table-cell office:value-type="float" office:value="17577" calcext:value-type="float">
            <text:p>17577</text:p>
          </table:table-cell>
          <table:table-cell office:value-type="float" office:value="11264" calcext:value-type="float">
            <text:p>11264</text:p>
          </table:table-cell>
          <table:table-cell office:value-type="float" office:value="18228" calcext:value-type="float">
            <text:p>18228</text:p>
          </table:table-cell>
          <table:table-cell office:value-type="float" office:value="12759" calcext:value-type="float">
            <text:p>12759</text:p>
          </table:table-cell>
          <table:table-cell office:value-type="float" office:value="19163" calcext:value-type="float">
            <text:p>19163</text:p>
          </table:table-cell>
          <table:table-cell office:value-type="float" office:value="12364" calcext:value-type="float">
            <text:p>12364</text:p>
          </table:table-cell>
          <table:table-cell office:value-type="float" office:value="18260" calcext:value-type="float">
            <text:p>1826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599" calcext:value-type="float">
            <text:p>599</text:p>
          </table:table-cell>
          <table:table-cell office:value-type="float" office:value="11468" calcext:value-type="float">
            <text:p>11468</text:p>
          </table:table-cell>
          <table:table-cell office:value-type="float" office:value="17570" calcext:value-type="float">
            <text:p>17570</text:p>
          </table:table-cell>
          <table:table-cell office:value-type="float" office:value="10467" calcext:value-type="float">
            <text:p>10467</text:p>
          </table:table-cell>
          <table:table-cell office:value-type="float" office:value="18158" calcext:value-type="float">
            <text:p>18158</text:p>
          </table:table-cell>
          <table:table-cell office:value-type="float" office:value="12559" calcext:value-type="float">
            <text:p>12559</text:p>
          </table:table-cell>
          <table:table-cell office:value-type="float" office:value="19075" calcext:value-type="float">
            <text:p>19075</text:p>
          </table:table-cell>
          <table:table-cell office:value-type="float" office:value="12166" calcext:value-type="float">
            <text:p>12166</text:p>
          </table:table-cell>
          <table:table-cell office:value-type="float" office:value="18343" calcext:value-type="float">
            <text:p>1834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00" calcext:value-type="float">
            <text:p>600</text:p>
          </table:table-cell>
          <table:table-cell office:value-type="float" office:value="11567" calcext:value-type="float">
            <text:p>11567</text:p>
          </table:table-cell>
          <table:table-cell office:value-type="float" office:value="17444" calcext:value-type="float">
            <text:p>17444</text:p>
          </table:table-cell>
          <table:table-cell office:value-type="float" office:value="10566" calcext:value-type="float">
            <text:p>10566</text:p>
          </table:table-cell>
          <table:table-cell office:value-type="float" office:value="18078" calcext:value-type="float">
            <text:p>18078</text:p>
          </table:table-cell>
          <table:table-cell office:value-type="float" office:value="12459" calcext:value-type="float">
            <text:p>12459</text:p>
          </table:table-cell>
          <table:table-cell office:value-type="float" office:value="19150" calcext:value-type="float">
            <text:p>19150</text:p>
          </table:table-cell>
          <table:table-cell office:value-type="float" office:value="11567" calcext:value-type="float">
            <text:p>11567</text:p>
          </table:table-cell>
          <table:table-cell office:value-type="float" office:value="18433" calcext:value-type="float">
            <text:p>1843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01" calcext:value-type="float">
            <text:p>601</text:p>
          </table:table-cell>
          <table:table-cell office:value-type="float" office:value="11567" calcext:value-type="float">
            <text:p>11567</text:p>
          </table:table-cell>
          <table:table-cell office:value-type="float" office:value="17478" calcext:value-type="float">
            <text:p>17478</text:p>
          </table:table-cell>
          <table:table-cell office:value-type="float" office:value="11266" calcext:value-type="float">
            <text:p>11266</text:p>
          </table:table-cell>
          <table:table-cell office:value-type="float" office:value="17724" calcext:value-type="float">
            <text:p>17724</text:p>
          </table:table-cell>
          <table:table-cell office:value-type="float" office:value="12459" calcext:value-type="float">
            <text:p>12459</text:p>
          </table:table-cell>
          <table:table-cell office:value-type="float" office:value="18942" calcext:value-type="float">
            <text:p>18942</text:p>
          </table:table-cell>
          <table:table-cell office:value-type="float" office:value="12564" calcext:value-type="float">
            <text:p>12564</text:p>
          </table:table-cell>
          <table:table-cell office:value-type="float" office:value="18156" calcext:value-type="float">
            <text:p>1815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02" calcext:value-type="float">
            <text:p>602</text:p>
          </table:table-cell>
          <table:table-cell office:value-type="float" office:value="11467" calcext:value-type="float">
            <text:p>11467</text:p>
          </table:table-cell>
          <table:table-cell office:value-type="float" office:value="17528" calcext:value-type="float">
            <text:p>17528</text:p>
          </table:table-cell>
          <table:table-cell office:value-type="float" office:value="10464" calcext:value-type="float">
            <text:p>10464</text:p>
          </table:table-cell>
          <table:table-cell office:value-type="float" office:value="17729" calcext:value-type="float">
            <text:p>17729</text:p>
          </table:table-cell>
          <table:table-cell office:value-type="float" office:value="13259" calcext:value-type="float">
            <text:p>13259</text:p>
          </table:table-cell>
          <table:table-cell office:value-type="float" office:value="19105" calcext:value-type="float">
            <text:p>19105</text:p>
          </table:table-cell>
          <table:table-cell office:value-type="float" office:value="11666" calcext:value-type="float">
            <text:p>11666</text:p>
          </table:table-cell>
          <table:table-cell office:value-type="float" office:value="18176" calcext:value-type="float">
            <text:p>1817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03" calcext:value-type="float">
            <text:p>603</text:p>
          </table:table-cell>
          <table:table-cell office:value-type="float" office:value="11567" calcext:value-type="float">
            <text:p>11567</text:p>
          </table:table-cell>
          <table:table-cell office:value-type="float" office:value="17269" calcext:value-type="float">
            <text:p>17269</text:p>
          </table:table-cell>
          <table:table-cell office:value-type="float" office:value="9764" calcext:value-type="float">
            <text:p>9764</text:p>
          </table:table-cell>
          <table:table-cell office:value-type="float" office:value="17692" calcext:value-type="float">
            <text:p>17692</text:p>
          </table:table-cell>
          <table:table-cell office:value-type="float" office:value="12459" calcext:value-type="float">
            <text:p>12459</text:p>
          </table:table-cell>
          <table:table-cell office:value-type="float" office:value="19316" calcext:value-type="float">
            <text:p>19316</text:p>
          </table:table-cell>
          <table:table-cell office:value-type="float" office:value="11864" calcext:value-type="float">
            <text:p>11864</text:p>
          </table:table-cell>
          <table:table-cell office:value-type="float" office:value="18387" calcext:value-type="float">
            <text:p>1838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04" calcext:value-type="float">
            <text:p>604</text:p>
          </table:table-cell>
          <table:table-cell office:value-type="float" office:value="12268" calcext:value-type="float">
            <text:p>12268</text:p>
          </table:table-cell>
          <table:table-cell office:value-type="float" office:value="17395" calcext:value-type="float">
            <text:p>17395</text:p>
          </table:table-cell>
          <table:table-cell office:value-type="float" office:value="11266" calcext:value-type="float">
            <text:p>11266</text:p>
          </table:table-cell>
          <table:table-cell office:value-type="float" office:value="17778" calcext:value-type="float">
            <text:p>17778</text:p>
          </table:table-cell>
          <table:table-cell office:value-type="float" office:value="12459" calcext:value-type="float">
            <text:p>12459</text:p>
          </table:table-cell>
          <table:table-cell office:value-type="float" office:value="18971" calcext:value-type="float">
            <text:p>18971</text:p>
          </table:table-cell>
          <table:table-cell office:value-type="float" office:value="12661" calcext:value-type="float">
            <text:p>12661</text:p>
          </table:table-cell>
          <table:table-cell office:value-type="float" office:value="18298" calcext:value-type="float">
            <text:p>1829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05" calcext:value-type="float">
            <text:p>605</text:p>
          </table:table-cell>
          <table:table-cell office:value-type="float" office:value="11467" calcext:value-type="float">
            <text:p>11467</text:p>
          </table:table-cell>
          <table:table-cell office:value-type="float" office:value="17454" calcext:value-type="float">
            <text:p>17454</text:p>
          </table:table-cell>
          <table:table-cell office:value-type="float" office:value="11663" calcext:value-type="float">
            <text:p>11663</text:p>
          </table:table-cell>
          <table:table-cell office:value-type="float" office:value="18030" calcext:value-type="float">
            <text:p>18030</text:p>
          </table:table-cell>
          <table:table-cell office:value-type="float" office:value="13258" calcext:value-type="float">
            <text:p>13258</text:p>
          </table:table-cell>
          <table:table-cell office:value-type="float" office:value="18997" calcext:value-type="float">
            <text:p>18997</text:p>
          </table:table-cell>
          <table:table-cell office:value-type="float" office:value="12462" calcext:value-type="float">
            <text:p>12462</text:p>
          </table:table-cell>
          <table:table-cell office:value-type="float" office:value="18269" calcext:value-type="float">
            <text:p>1826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06" calcext:value-type="float">
            <text:p>606</text:p>
          </table:table-cell>
          <table:table-cell office:value-type="float" office:value="11466" calcext:value-type="float">
            <text:p>11466</text:p>
          </table:table-cell>
          <table:table-cell office:value-type="float" office:value="17498" calcext:value-type="float">
            <text:p>17498</text:p>
          </table:table-cell>
          <table:table-cell office:value-type="float" office:value="12464" calcext:value-type="float">
            <text:p>12464</text:p>
          </table:table-cell>
          <table:table-cell office:value-type="float" office:value="18189" calcext:value-type="float">
            <text:p>18189</text:p>
          </table:table-cell>
          <table:table-cell office:value-type="float" office:value="12461" calcext:value-type="float">
            <text:p>12461</text:p>
          </table:table-cell>
          <table:table-cell office:value-type="float" office:value="18944" calcext:value-type="float">
            <text:p>18944</text:p>
          </table:table-cell>
          <table:table-cell office:value-type="float" office:value="11462" calcext:value-type="float">
            <text:p>11462</text:p>
          </table:table-cell>
          <table:table-cell office:value-type="float" office:value="18377" calcext:value-type="float">
            <text:p>1837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07" calcext:value-type="float">
            <text:p>607</text:p>
          </table:table-cell>
          <table:table-cell office:value-type="float" office:value="11466" calcext:value-type="float">
            <text:p>11466</text:p>
          </table:table-cell>
          <table:table-cell office:value-type="float" office:value="17433" calcext:value-type="float">
            <text:p>17433</text:p>
          </table:table-cell>
          <table:table-cell office:value-type="float" office:value="9763" calcext:value-type="float">
            <text:p>9763</text:p>
          </table:table-cell>
          <table:table-cell office:value-type="float" office:value="18285" calcext:value-type="float">
            <text:p>18285</text:p>
          </table:table-cell>
          <table:table-cell office:value-type="float" office:value="12458" calcext:value-type="float">
            <text:p>12458</text:p>
          </table:table-cell>
          <table:table-cell office:value-type="float" office:value="18728" calcext:value-type="float">
            <text:p>18728</text:p>
          </table:table-cell>
          <table:table-cell office:value-type="float" office:value="12363" calcext:value-type="float">
            <text:p>12363</text:p>
          </table:table-cell>
          <table:table-cell office:value-type="float" office:value="18435" calcext:value-type="float">
            <text:p>1843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08" calcext:value-type="float">
            <text:p>608</text:p>
          </table:table-cell>
          <table:table-cell office:value-type="float" office:value="11366" calcext:value-type="float">
            <text:p>11366</text:p>
          </table:table-cell>
          <table:table-cell office:value-type="float" office:value="17400" calcext:value-type="float">
            <text:p>17400</text:p>
          </table:table-cell>
          <table:table-cell office:value-type="float" office:value="10468" calcext:value-type="float">
            <text:p>10468</text:p>
          </table:table-cell>
          <table:table-cell office:value-type="float" office:value="18132" calcext:value-type="float">
            <text:p>18132</text:p>
          </table:table-cell>
          <table:table-cell office:value-type="float" office:value="12459" calcext:value-type="float">
            <text:p>12459</text:p>
          </table:table-cell>
          <table:table-cell office:value-type="float" office:value="18950" calcext:value-type="float">
            <text:p>18950</text:p>
          </table:table-cell>
          <table:table-cell office:value-type="float" office:value="12263" calcext:value-type="float">
            <text:p>12263</text:p>
          </table:table-cell>
          <table:table-cell office:value-type="float" office:value="18587" calcext:value-type="float">
            <text:p>1858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09" calcext:value-type="float">
            <text:p>609</text:p>
          </table:table-cell>
          <table:table-cell office:value-type="float" office:value="11468" calcext:value-type="float">
            <text:p>11468</text:p>
          </table:table-cell>
          <table:table-cell office:value-type="float" office:value="17413" calcext:value-type="float">
            <text:p>17413</text:p>
          </table:table-cell>
          <table:table-cell office:value-type="float" office:value="11563" calcext:value-type="float">
            <text:p>11563</text:p>
          </table:table-cell>
          <table:table-cell office:value-type="float" office:value="17885" calcext:value-type="float">
            <text:p>17885</text:p>
          </table:table-cell>
          <table:table-cell office:value-type="float" office:value="13259" calcext:value-type="float">
            <text:p>13259</text:p>
          </table:table-cell>
          <table:table-cell office:value-type="float" office:value="18902" calcext:value-type="float">
            <text:p>18902</text:p>
          </table:table-cell>
          <table:table-cell office:value-type="float" office:value="12264" calcext:value-type="float">
            <text:p>12264</text:p>
          </table:table-cell>
          <table:table-cell office:value-type="float" office:value="18569" calcext:value-type="float">
            <text:p>1856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10" calcext:value-type="float">
            <text:p>610</text:p>
          </table:table-cell>
          <table:table-cell office:value-type="float" office:value="11564" calcext:value-type="float">
            <text:p>11564</text:p>
          </table:table-cell>
          <table:table-cell office:value-type="float" office:value="17512" calcext:value-type="float">
            <text:p>17512</text:p>
          </table:table-cell>
          <table:table-cell office:value-type="float" office:value="12262" calcext:value-type="float">
            <text:p>12262</text:p>
          </table:table-cell>
          <table:table-cell office:value-type="float" office:value="18086" calcext:value-type="float">
            <text:p>18086</text:p>
          </table:table-cell>
          <table:table-cell office:value-type="float" office:value="12459" calcext:value-type="float">
            <text:p>12459</text:p>
          </table:table-cell>
          <table:table-cell office:value-type="float" office:value="18781" calcext:value-type="float">
            <text:p>18781</text:p>
          </table:table-cell>
          <table:table-cell office:value-type="float" office:value="12563" calcext:value-type="float">
            <text:p>12563</text:p>
          </table:table-cell>
          <table:table-cell office:value-type="float" office:value="18451" calcext:value-type="float">
            <text:p>1845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11" calcext:value-type="float">
            <text:p>611</text:p>
          </table:table-cell>
          <table:table-cell office:value-type="float" office:value="11569" calcext:value-type="float">
            <text:p>11569</text:p>
          </table:table-cell>
          <table:table-cell office:value-type="float" office:value="17583" calcext:value-type="float">
            <text:p>17583</text:p>
          </table:table-cell>
          <table:table-cell office:value-type="float" office:value="10367" calcext:value-type="float">
            <text:p>10367</text:p>
          </table:table-cell>
          <table:table-cell office:value-type="float" office:value="18123" calcext:value-type="float">
            <text:p>18123</text:p>
          </table:table-cell>
          <table:table-cell office:value-type="float" office:value="13258" calcext:value-type="float">
            <text:p>13258</text:p>
          </table:table-cell>
          <table:table-cell office:value-type="float" office:value="18950" calcext:value-type="float">
            <text:p>18950</text:p>
          </table:table-cell>
          <table:table-cell office:value-type="float" office:value="12162" calcext:value-type="float">
            <text:p>12162</text:p>
          </table:table-cell>
          <table:table-cell office:value-type="float" office:value="18250" calcext:value-type="float">
            <text:p>1825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12" calcext:value-type="float">
            <text:p>612</text:p>
          </table:table-cell>
          <table:table-cell office:value-type="float" office:value="11469" calcext:value-type="float">
            <text:p>11469</text:p>
          </table:table-cell>
          <table:table-cell office:value-type="float" office:value="17589" calcext:value-type="float">
            <text:p>17589</text:p>
          </table:table-cell>
          <table:table-cell office:value-type="float" office:value="11663" calcext:value-type="float">
            <text:p>11663</text:p>
          </table:table-cell>
          <table:table-cell office:value-type="float" office:value="18308" calcext:value-type="float">
            <text:p>18308</text:p>
          </table:table-cell>
          <table:table-cell office:value-type="float" office:value="12560" calcext:value-type="float">
            <text:p>12560</text:p>
          </table:table-cell>
          <table:table-cell office:value-type="float" office:value="19072" calcext:value-type="float">
            <text:p>19072</text:p>
          </table:table-cell>
          <table:table-cell office:value-type="float" office:value="12364" calcext:value-type="float">
            <text:p>12364</text:p>
          </table:table-cell>
          <table:table-cell office:value-type="float" office:value="17854" calcext:value-type="float">
            <text:p>1785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13" calcext:value-type="float">
            <text:p>613</text:p>
          </table:table-cell>
          <table:table-cell office:value-type="float" office:value="11470" calcext:value-type="float">
            <text:p>11470</text:p>
          </table:table-cell>
          <table:table-cell office:value-type="float" office:value="17704" calcext:value-type="float">
            <text:p>17704</text:p>
          </table:table-cell>
          <table:table-cell office:value-type="float" office:value="12167" calcext:value-type="float">
            <text:p>12167</text:p>
          </table:table-cell>
          <table:table-cell office:value-type="float" office:value="18633" calcext:value-type="float">
            <text:p>18633</text:p>
          </table:table-cell>
          <table:table-cell office:value-type="float" office:value="13259" calcext:value-type="float">
            <text:p>13259</text:p>
          </table:table-cell>
          <table:table-cell office:value-type="float" office:value="19054" calcext:value-type="float">
            <text:p>19054</text:p>
          </table:table-cell>
          <table:table-cell office:value-type="float" office:value="11362" calcext:value-type="float">
            <text:p>11362</text:p>
          </table:table-cell>
          <table:table-cell office:value-type="float" office:value="17654" calcext:value-type="float">
            <text:p>1765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14" calcext:value-type="float">
            <text:p>614</text:p>
          </table:table-cell>
          <table:table-cell office:value-type="float" office:value="11467" calcext:value-type="float">
            <text:p>11467</text:p>
          </table:table-cell>
          <table:table-cell office:value-type="float" office:value="17679" calcext:value-type="float">
            <text:p>17679</text:p>
          </table:table-cell>
          <table:table-cell office:value-type="float" office:value="11668" calcext:value-type="float">
            <text:p>11668</text:p>
          </table:table-cell>
          <table:table-cell office:value-type="float" office:value="18685" calcext:value-type="float">
            <text:p>18685</text:p>
          </table:table-cell>
          <table:table-cell office:value-type="float" office:value="13259" calcext:value-type="float">
            <text:p>13259</text:p>
          </table:table-cell>
          <table:table-cell office:value-type="float" office:value="19044" calcext:value-type="float">
            <text:p>19044</text:p>
          </table:table-cell>
          <table:table-cell office:value-type="float" office:value="11359" calcext:value-type="float">
            <text:p>11359</text:p>
          </table:table-cell>
          <table:table-cell office:value-type="float" office:value="17436" calcext:value-type="float">
            <text:p>1743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15" calcext:value-type="float">
            <text:p>615</text:p>
          </table:table-cell>
          <table:table-cell office:value-type="float" office:value="11470" calcext:value-type="float">
            <text:p>11470</text:p>
          </table:table-cell>
          <table:table-cell office:value-type="float" office:value="17495" calcext:value-type="float">
            <text:p>17495</text:p>
          </table:table-cell>
          <table:table-cell office:value-type="float" office:value="10667" calcext:value-type="float">
            <text:p>10667</text:p>
          </table:table-cell>
          <table:table-cell office:value-type="float" office:value="18370" calcext:value-type="float">
            <text:p>18370</text:p>
          </table:table-cell>
          <table:table-cell office:value-type="float" office:value="12459" calcext:value-type="float">
            <text:p>12459</text:p>
          </table:table-cell>
          <table:table-cell office:value-type="float" office:value="18985" calcext:value-type="float">
            <text:p>18985</text:p>
          </table:table-cell>
          <table:table-cell office:value-type="float" office:value="11564" calcext:value-type="float">
            <text:p>11564</text:p>
          </table:table-cell>
          <table:table-cell office:value-type="float" office:value="17598" calcext:value-type="float">
            <text:p>1759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16" calcext:value-type="float">
            <text:p>616</text:p>
          </table:table-cell>
          <table:table-cell office:value-type="float" office:value="11466" calcext:value-type="float">
            <text:p>11466</text:p>
          </table:table-cell>
          <table:table-cell office:value-type="float" office:value="17412" calcext:value-type="float">
            <text:p>17412</text:p>
          </table:table-cell>
          <table:table-cell office:value-type="float" office:value="11565" calcext:value-type="float">
            <text:p>11565</text:p>
          </table:table-cell>
          <table:table-cell office:value-type="float" office:value="18197" calcext:value-type="float">
            <text:p>18197</text:p>
          </table:table-cell>
          <table:table-cell office:value-type="float" office:value="13259" calcext:value-type="float">
            <text:p>13259</text:p>
          </table:table-cell>
          <table:table-cell office:value-type="float" office:value="18995" calcext:value-type="float">
            <text:p>18995</text:p>
          </table:table-cell>
          <table:table-cell office:value-type="float" office:value="11566" calcext:value-type="float">
            <text:p>11566</text:p>
          </table:table-cell>
          <table:table-cell office:value-type="float" office:value="17642" calcext:value-type="float">
            <text:p>1764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17" calcext:value-type="float">
            <text:p>617</text:p>
          </table:table-cell>
          <table:table-cell office:value-type="float" office:value="11369" calcext:value-type="float">
            <text:p>11369</text:p>
          </table:table-cell>
          <table:table-cell office:value-type="float" office:value="17439" calcext:value-type="float">
            <text:p>17439</text:p>
          </table:table-cell>
          <table:table-cell office:value-type="float" office:value="10565" calcext:value-type="float">
            <text:p>10565</text:p>
          </table:table-cell>
          <table:table-cell office:value-type="float" office:value="18151" calcext:value-type="float">
            <text:p>18151</text:p>
          </table:table-cell>
          <table:table-cell office:value-type="float" office:value="12459" calcext:value-type="float">
            <text:p>12459</text:p>
          </table:table-cell>
          <table:table-cell office:value-type="float" office:value="18956" calcext:value-type="float">
            <text:p>18956</text:p>
          </table:table-cell>
          <table:table-cell office:value-type="float" office:value="11266" calcext:value-type="float">
            <text:p>11266</text:p>
          </table:table-cell>
          <table:table-cell office:value-type="float" office:value="17748" calcext:value-type="float">
            <text:p>1774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18" calcext:value-type="float">
            <text:p>618</text:p>
          </table:table-cell>
          <table:table-cell office:value-type="float" office:value="11466" calcext:value-type="float">
            <text:p>11466</text:p>
          </table:table-cell>
          <table:table-cell office:value-type="float" office:value="17442" calcext:value-type="float">
            <text:p>17442</text:p>
          </table:table-cell>
          <table:table-cell office:value-type="float" office:value="11664" calcext:value-type="float">
            <text:p>11664</text:p>
          </table:table-cell>
          <table:table-cell office:value-type="float" office:value="18317" calcext:value-type="float">
            <text:p>18317</text:p>
          </table:table-cell>
          <table:table-cell office:value-type="float" office:value="12459" calcext:value-type="float">
            <text:p>12459</text:p>
          </table:table-cell>
          <table:table-cell office:value-type="float" office:value="18766" calcext:value-type="float">
            <text:p>18766</text:p>
          </table:table-cell>
          <table:table-cell office:value-type="float" office:value="11665" calcext:value-type="float">
            <text:p>11665</text:p>
          </table:table-cell>
          <table:table-cell office:value-type="float" office:value="17771" calcext:value-type="float">
            <text:p>1777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19" calcext:value-type="float">
            <text:p>619</text:p>
          </table:table-cell>
          <table:table-cell office:value-type="float" office:value="11469" calcext:value-type="float">
            <text:p>11469</text:p>
          </table:table-cell>
          <table:table-cell office:value-type="float" office:value="17479" calcext:value-type="float">
            <text:p>17479</text:p>
          </table:table-cell>
          <table:table-cell office:value-type="float" office:value="12262" calcext:value-type="float">
            <text:p>12262</text:p>
          </table:table-cell>
          <table:table-cell office:value-type="float" office:value="18419" calcext:value-type="float">
            <text:p>18419</text:p>
          </table:table-cell>
          <table:table-cell office:value-type="float" office:value="12457" calcext:value-type="float">
            <text:p>12457</text:p>
          </table:table-cell>
          <table:table-cell office:value-type="float" office:value="18834" calcext:value-type="float">
            <text:p>18834</text:p>
          </table:table-cell>
          <table:table-cell office:value-type="float" office:value="11367" calcext:value-type="float">
            <text:p>11367</text:p>
          </table:table-cell>
          <table:table-cell office:value-type="float" office:value="17923" calcext:value-type="float">
            <text:p>1792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20" calcext:value-type="float">
            <text:p>620</text:p>
          </table:table-cell>
          <table:table-cell office:value-type="float" office:value="11467" calcext:value-type="float">
            <text:p>11467</text:p>
          </table:table-cell>
          <table:table-cell office:value-type="float" office:value="17507" calcext:value-type="float">
            <text:p>17507</text:p>
          </table:table-cell>
          <table:table-cell office:value-type="float" office:value="11262" calcext:value-type="float">
            <text:p>11262</text:p>
          </table:table-cell>
          <table:table-cell office:value-type="float" office:value="18342" calcext:value-type="float">
            <text:p>18342</text:p>
          </table:table-cell>
          <table:table-cell office:value-type="float" office:value="12459" calcext:value-type="float">
            <text:p>12459</text:p>
          </table:table-cell>
          <table:table-cell office:value-type="float" office:value="18986" calcext:value-type="float">
            <text:p>18986</text:p>
          </table:table-cell>
          <table:table-cell office:value-type="float" office:value="11965" calcext:value-type="float">
            <text:p>11965</text:p>
          </table:table-cell>
          <table:table-cell office:value-type="float" office:value="17897" calcext:value-type="float">
            <text:p>1789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21" calcext:value-type="float">
            <text:p>621</text:p>
          </table:table-cell>
          <table:table-cell office:value-type="float" office:value="11468" calcext:value-type="float">
            <text:p>11468</text:p>
          </table:table-cell>
          <table:table-cell office:value-type="float" office:value="17874" calcext:value-type="float">
            <text:p>17874</text:p>
          </table:table-cell>
          <table:table-cell office:value-type="float" office:value="11762" calcext:value-type="float">
            <text:p>11762</text:p>
          </table:table-cell>
          <table:table-cell office:value-type="float" office:value="18280" calcext:value-type="float">
            <text:p>18280</text:p>
          </table:table-cell>
          <table:table-cell office:value-type="float" office:value="13460" calcext:value-type="float">
            <text:p>13460</text:p>
          </table:table-cell>
          <table:table-cell office:value-type="float" office:value="19158" calcext:value-type="float">
            <text:p>19158</text:p>
          </table:table-cell>
          <table:table-cell office:value-type="float" office:value="11462" calcext:value-type="float">
            <text:p>11462</text:p>
          </table:table-cell>
          <table:table-cell office:value-type="float" office:value="17960" calcext:value-type="float">
            <text:p>1796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22" calcext:value-type="float">
            <text:p>622</text:p>
          </table:table-cell>
          <table:table-cell office:value-type="float" office:value="11365" calcext:value-type="float">
            <text:p>11365</text:p>
          </table:table-cell>
          <table:table-cell office:value-type="float" office:value="17765" calcext:value-type="float">
            <text:p>17765</text:p>
          </table:table-cell>
          <table:table-cell office:value-type="float" office:value="11462" calcext:value-type="float">
            <text:p>11462</text:p>
          </table:table-cell>
          <table:table-cell office:value-type="float" office:value="18336" calcext:value-type="float">
            <text:p>18336</text:p>
          </table:table-cell>
          <table:table-cell office:value-type="float" office:value="12458" calcext:value-type="float">
            <text:p>12458</text:p>
          </table:table-cell>
          <table:table-cell office:value-type="float" office:value="19347" calcext:value-type="float">
            <text:p>19347</text:p>
          </table:table-cell>
          <table:table-cell office:value-type="float" office:value="12166" calcext:value-type="float">
            <text:p>12166</text:p>
          </table:table-cell>
          <table:table-cell office:value-type="float" office:value="18000" calcext:value-type="float">
            <text:p>1800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23" calcext:value-type="float">
            <text:p>623</text:p>
          </table:table-cell>
          <table:table-cell office:value-type="float" office:value="12164" calcext:value-type="float">
            <text:p>12164</text:p>
          </table:table-cell>
          <table:table-cell office:value-type="float" office:value="17723" calcext:value-type="float">
            <text:p>17723</text:p>
          </table:table-cell>
          <table:table-cell office:value-type="float" office:value="11769" calcext:value-type="float">
            <text:p>11769</text:p>
          </table:table-cell>
          <table:table-cell office:value-type="float" office:value="18377" calcext:value-type="float">
            <text:p>18377</text:p>
          </table:table-cell>
          <table:table-cell office:value-type="float" office:value="12458" calcext:value-type="float">
            <text:p>12458</text:p>
          </table:table-cell>
          <table:table-cell office:value-type="float" office:value="18952" calcext:value-type="float">
            <text:p>18952</text:p>
          </table:table-cell>
          <table:table-cell office:value-type="float" office:value="12066" calcext:value-type="float">
            <text:p>12066</text:p>
          </table:table-cell>
          <table:table-cell office:value-type="float" office:value="18155" calcext:value-type="float">
            <text:p>1815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24" calcext:value-type="float">
            <text:p>624</text:p>
          </table:table-cell>
          <table:table-cell office:value-type="float" office:value="11466" calcext:value-type="float">
            <text:p>11466</text:p>
          </table:table-cell>
          <table:table-cell office:value-type="float" office:value="17677" calcext:value-type="float">
            <text:p>17677</text:p>
          </table:table-cell>
          <table:table-cell office:value-type="float" office:value="11863" calcext:value-type="float">
            <text:p>11863</text:p>
          </table:table-cell>
          <table:table-cell office:value-type="float" office:value="18391" calcext:value-type="float">
            <text:p>18391</text:p>
          </table:table-cell>
          <table:table-cell office:value-type="float" office:value="12458" calcext:value-type="float">
            <text:p>12458</text:p>
          </table:table-cell>
          <table:table-cell office:value-type="float" office:value="18953" calcext:value-type="float">
            <text:p>18953</text:p>
          </table:table-cell>
          <table:table-cell office:value-type="float" office:value="11363" calcext:value-type="float">
            <text:p>11363</text:p>
          </table:table-cell>
          <table:table-cell office:value-type="float" office:value="18077" calcext:value-type="float">
            <text:p>1807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25" calcext:value-type="float">
            <text:p>625</text:p>
          </table:table-cell>
          <table:table-cell office:value-type="float" office:value="11467" calcext:value-type="float">
            <text:p>11467</text:p>
          </table:table-cell>
          <table:table-cell office:value-type="float" office:value="17693" calcext:value-type="float">
            <text:p>17693</text:p>
          </table:table-cell>
          <table:table-cell office:value-type="float" office:value="10765" calcext:value-type="float">
            <text:p>10765</text:p>
          </table:table-cell>
          <table:table-cell office:value-type="float" office:value="18335" calcext:value-type="float">
            <text:p>18335</text:p>
          </table:table-cell>
          <table:table-cell office:value-type="float" office:value="12461" calcext:value-type="float">
            <text:p>12461</text:p>
          </table:table-cell>
          <table:table-cell office:value-type="float" office:value="18779" calcext:value-type="float">
            <text:p>18779</text:p>
          </table:table-cell>
          <table:table-cell office:value-type="float" office:value="12265" calcext:value-type="float">
            <text:p>12265</text:p>
          </table:table-cell>
          <table:table-cell office:value-type="float" office:value="18207" calcext:value-type="float">
            <text:p>1820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26" calcext:value-type="float">
            <text:p>626</text:p>
          </table:table-cell>
          <table:table-cell office:value-type="float" office:value="11567" calcext:value-type="float">
            <text:p>11567</text:p>
          </table:table-cell>
          <table:table-cell office:value-type="float" office:value="17769" calcext:value-type="float">
            <text:p>17769</text:p>
          </table:table-cell>
          <table:table-cell office:value-type="float" office:value="10565" calcext:value-type="float">
            <text:p>10565</text:p>
          </table:table-cell>
          <table:table-cell office:value-type="float" office:value="18093" calcext:value-type="float">
            <text:p>18093</text:p>
          </table:table-cell>
          <table:table-cell office:value-type="float" office:value="12458" calcext:value-type="float">
            <text:p>12458</text:p>
          </table:table-cell>
          <table:table-cell office:value-type="float" office:value="18856" calcext:value-type="float">
            <text:p>18856</text:p>
          </table:table-cell>
          <table:table-cell office:value-type="float" office:value="11563" calcext:value-type="float">
            <text:p>11563</text:p>
          </table:table-cell>
          <table:table-cell office:value-type="float" office:value="18071" calcext:value-type="float">
            <text:p>1807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27" calcext:value-type="float">
            <text:p>627</text:p>
          </table:table-cell>
          <table:table-cell office:value-type="float" office:value="11369" calcext:value-type="float">
            <text:p>11369</text:p>
          </table:table-cell>
          <table:table-cell office:value-type="float" office:value="17658" calcext:value-type="float">
            <text:p>17658</text:p>
          </table:table-cell>
          <table:table-cell office:value-type="float" office:value="11562" calcext:value-type="float">
            <text:p>11562</text:p>
          </table:table-cell>
          <table:table-cell office:value-type="float" office:value="17831" calcext:value-type="float">
            <text:p>17831</text:p>
          </table:table-cell>
          <table:table-cell office:value-type="float" office:value="12558" calcext:value-type="float">
            <text:p>12558</text:p>
          </table:table-cell>
          <table:table-cell office:value-type="float" office:value="18827" calcext:value-type="float">
            <text:p>18827</text:p>
          </table:table-cell>
          <table:table-cell office:value-type="float" office:value="11466" calcext:value-type="float">
            <text:p>11466</text:p>
          </table:table-cell>
          <table:table-cell office:value-type="float" office:value="17924" calcext:value-type="float">
            <text:p>1792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28" calcext:value-type="float">
            <text:p>628</text:p>
          </table:table-cell>
          <table:table-cell office:value-type="float" office:value="11466" calcext:value-type="float">
            <text:p>11466</text:p>
          </table:table-cell>
          <table:table-cell office:value-type="float" office:value="17702" calcext:value-type="float">
            <text:p>17702</text:p>
          </table:table-cell>
          <table:table-cell office:value-type="float" office:value="10667" calcext:value-type="float">
            <text:p>10667</text:p>
          </table:table-cell>
          <table:table-cell office:value-type="float" office:value="18094" calcext:value-type="float">
            <text:p>18094</text:p>
          </table:table-cell>
          <table:table-cell office:value-type="float" office:value="12459" calcext:value-type="float">
            <text:p>12459</text:p>
          </table:table-cell>
          <table:table-cell office:value-type="float" office:value="18841" calcext:value-type="float">
            <text:p>18841</text:p>
          </table:table-cell>
          <table:table-cell office:value-type="float" office:value="11364" calcext:value-type="float">
            <text:p>11364</text:p>
          </table:table-cell>
          <table:table-cell office:value-type="float" office:value="17915" calcext:value-type="float">
            <text:p>1791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29" calcext:value-type="float">
            <text:p>629</text:p>
          </table:table-cell>
          <table:table-cell office:value-type="float" office:value="11467" calcext:value-type="float">
            <text:p>11467</text:p>
          </table:table-cell>
          <table:table-cell office:value-type="float" office:value="17598" calcext:value-type="float">
            <text:p>17598</text:p>
          </table:table-cell>
          <table:table-cell office:value-type="float" office:value="10666" calcext:value-type="float">
            <text:p>10666</text:p>
          </table:table-cell>
          <table:table-cell office:value-type="float" office:value="18314" calcext:value-type="float">
            <text:p>18314</text:p>
          </table:table-cell>
          <table:table-cell office:value-type="float" office:value="12459" calcext:value-type="float">
            <text:p>12459</text:p>
          </table:table-cell>
          <table:table-cell office:value-type="float" office:value="19006" calcext:value-type="float">
            <text:p>19006</text:p>
          </table:table-cell>
          <table:table-cell office:value-type="float" office:value="12266" calcext:value-type="float">
            <text:p>12266</text:p>
          </table:table-cell>
          <table:table-cell office:value-type="float" office:value="17852" calcext:value-type="float">
            <text:p>1785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30" calcext:value-type="float">
            <text:p>630</text:p>
          </table:table-cell>
          <table:table-cell office:value-type="float" office:value="11467" calcext:value-type="float">
            <text:p>11467</text:p>
          </table:table-cell>
          <table:table-cell office:value-type="float" office:value="17569" calcext:value-type="float">
            <text:p>17569</text:p>
          </table:table-cell>
          <table:table-cell office:value-type="float" office:value="12364" calcext:value-type="float">
            <text:p>12364</text:p>
          </table:table-cell>
          <table:table-cell office:value-type="float" office:value="18185" calcext:value-type="float">
            <text:p>18185</text:p>
          </table:table-cell>
          <table:table-cell office:value-type="float" office:value="12457" calcext:value-type="float">
            <text:p>12457</text:p>
          </table:table-cell>
          <table:table-cell office:value-type="float" office:value="18956" calcext:value-type="float">
            <text:p>18956</text:p>
          </table:table-cell>
          <table:table-cell office:value-type="float" office:value="12367" calcext:value-type="float">
            <text:p>12367</text:p>
          </table:table-cell>
          <table:table-cell office:value-type="float" office:value="18072" calcext:value-type="float">
            <text:p>1807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31" calcext:value-type="float">
            <text:p>631</text:p>
          </table:table-cell>
          <table:table-cell office:value-type="float" office:value="11466" calcext:value-type="float">
            <text:p>11466</text:p>
          </table:table-cell>
          <table:table-cell office:value-type="float" office:value="17585" calcext:value-type="float">
            <text:p>17585</text:p>
          </table:table-cell>
          <table:table-cell office:value-type="float" office:value="11366" calcext:value-type="float">
            <text:p>11366</text:p>
          </table:table-cell>
          <table:table-cell office:value-type="float" office:value="18143" calcext:value-type="float">
            <text:p>18143</text:p>
          </table:table-cell>
          <table:table-cell office:value-type="float" office:value="13257" calcext:value-type="float">
            <text:p>13257</text:p>
          </table:table-cell>
          <table:table-cell office:value-type="float" office:value="19287" calcext:value-type="float">
            <text:p>19287</text:p>
          </table:table-cell>
          <table:table-cell office:value-type="float" office:value="11566" calcext:value-type="float">
            <text:p>11566</text:p>
          </table:table-cell>
          <table:table-cell office:value-type="float" office:value="18067" calcext:value-type="float">
            <text:p>1806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32" calcext:value-type="float">
            <text:p>632</text:p>
          </table:table-cell>
          <table:table-cell office:value-type="float" office:value="11466" calcext:value-type="float">
            <text:p>11466</text:p>
          </table:table-cell>
          <table:table-cell office:value-type="float" office:value="17485" calcext:value-type="float">
            <text:p>17485</text:p>
          </table:table-cell>
          <table:table-cell office:value-type="float" office:value="11767" calcext:value-type="float">
            <text:p>11767</text:p>
          </table:table-cell>
          <table:table-cell office:value-type="float" office:value="18200" calcext:value-type="float">
            <text:p>18200</text:p>
          </table:table-cell>
          <table:table-cell office:value-type="float" office:value="12459" calcext:value-type="float">
            <text:p>12459</text:p>
          </table:table-cell>
          <table:table-cell office:value-type="float" office:value="19102" calcext:value-type="float">
            <text:p>19102</text:p>
          </table:table-cell>
          <table:table-cell office:value-type="float" office:value="11762" calcext:value-type="float">
            <text:p>11762</text:p>
          </table:table-cell>
          <table:table-cell office:value-type="float" office:value="17999" calcext:value-type="float">
            <text:p>1799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33" calcext:value-type="float">
            <text:p>633</text:p>
          </table:table-cell>
          <table:table-cell office:value-type="float" office:value="11363" calcext:value-type="float">
            <text:p>11363</text:p>
          </table:table-cell>
          <table:table-cell office:value-type="float" office:value="17273" calcext:value-type="float">
            <text:p>17273</text:p>
          </table:table-cell>
          <table:table-cell office:value-type="float" office:value="11666" calcext:value-type="float">
            <text:p>11666</text:p>
          </table:table-cell>
          <table:table-cell office:value-type="float" office:value="18135" calcext:value-type="float">
            <text:p>18135</text:p>
          </table:table-cell>
          <table:table-cell office:value-type="float" office:value="13257" calcext:value-type="float">
            <text:p>13257</text:p>
          </table:table-cell>
          <table:table-cell office:value-type="float" office:value="19035" calcext:value-type="float">
            <text:p>19035</text:p>
          </table:table-cell>
          <table:table-cell office:value-type="float" office:value="12268" calcext:value-type="float">
            <text:p>12268</text:p>
          </table:table-cell>
          <table:table-cell office:value-type="float" office:value="18081" calcext:value-type="float">
            <text:p>1808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34" calcext:value-type="float">
            <text:p>634</text:p>
          </table:table-cell>
          <table:table-cell office:value-type="float" office:value="11464" calcext:value-type="float">
            <text:p>11464</text:p>
          </table:table-cell>
          <table:table-cell office:value-type="float" office:value="17352" calcext:value-type="float">
            <text:p>17352</text:p>
          </table:table-cell>
          <table:table-cell office:value-type="float" office:value="11566" calcext:value-type="float">
            <text:p>11566</text:p>
          </table:table-cell>
          <table:table-cell office:value-type="float" office:value="18022" calcext:value-type="float">
            <text:p>18022</text:p>
          </table:table-cell>
          <table:table-cell office:value-type="float" office:value="12458" calcext:value-type="float">
            <text:p>12458</text:p>
          </table:table-cell>
          <table:table-cell office:value-type="float" office:value="19085" calcext:value-type="float">
            <text:p>19085</text:p>
          </table:table-cell>
          <table:table-cell office:value-type="float" office:value="12266" calcext:value-type="float">
            <text:p>12266</text:p>
          </table:table-cell>
          <table:table-cell office:value-type="float" office:value="18246" calcext:value-type="float">
            <text:p>1824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35" calcext:value-type="float">
            <text:p>635</text:p>
          </table:table-cell>
          <table:table-cell office:value-type="float" office:value="11466" calcext:value-type="float">
            <text:p>11466</text:p>
          </table:table-cell>
          <table:table-cell office:value-type="float" office:value="17588" calcext:value-type="float">
            <text:p>17588</text:p>
          </table:table-cell>
          <table:table-cell office:value-type="float" office:value="10663" calcext:value-type="float">
            <text:p>10663</text:p>
          </table:table-cell>
          <table:table-cell office:value-type="float" office:value="18070" calcext:value-type="float">
            <text:p>18070</text:p>
          </table:table-cell>
          <table:table-cell office:value-type="float" office:value="12559" calcext:value-type="float">
            <text:p>12559</text:p>
          </table:table-cell>
          <table:table-cell office:value-type="float" office:value="18992" calcext:value-type="float">
            <text:p>18992</text:p>
          </table:table-cell>
          <table:table-cell office:value-type="float" office:value="13067" calcext:value-type="float">
            <text:p>13067</text:p>
          </table:table-cell>
          <table:table-cell office:value-type="float" office:value="18403" calcext:value-type="float">
            <text:p>1840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36" calcext:value-type="float">
            <text:p>636</text:p>
          </table:table-cell>
          <table:table-cell office:value-type="float" office:value="11466" calcext:value-type="float">
            <text:p>11466</text:p>
          </table:table-cell>
          <table:table-cell office:value-type="float" office:value="17778" calcext:value-type="float">
            <text:p>17778</text:p>
          </table:table-cell>
          <table:table-cell office:value-type="float" office:value="11365" calcext:value-type="float">
            <text:p>11365</text:p>
          </table:table-cell>
          <table:table-cell office:value-type="float" office:value="17976" calcext:value-type="float">
            <text:p>17976</text:p>
          </table:table-cell>
          <table:table-cell office:value-type="float" office:value="12458" calcext:value-type="float">
            <text:p>12458</text:p>
          </table:table-cell>
          <table:table-cell office:value-type="float" office:value="18989" calcext:value-type="float">
            <text:p>18989</text:p>
          </table:table-cell>
          <table:table-cell office:value-type="float" office:value="11465" calcext:value-type="float">
            <text:p>11465</text:p>
          </table:table-cell>
          <table:table-cell office:value-type="float" office:value="18369" calcext:value-type="float">
            <text:p>1836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37" calcext:value-type="float">
            <text:p>637</text:p>
          </table:table-cell>
          <table:table-cell office:value-type="float" office:value="11366" calcext:value-type="float">
            <text:p>11366</text:p>
          </table:table-cell>
          <table:table-cell office:value-type="float" office:value="17850" calcext:value-type="float">
            <text:p>17850</text:p>
          </table:table-cell>
          <table:table-cell office:value-type="float" office:value="10767" calcext:value-type="float">
            <text:p>10767</text:p>
          </table:table-cell>
          <table:table-cell office:value-type="float" office:value="17767" calcext:value-type="float">
            <text:p>17767</text:p>
          </table:table-cell>
          <table:table-cell office:value-type="float" office:value="12558" calcext:value-type="float">
            <text:p>12558</text:p>
          </table:table-cell>
          <table:table-cell office:value-type="float" office:value="19071" calcext:value-type="float">
            <text:p>19071</text:p>
          </table:table-cell>
          <table:table-cell office:value-type="float" office:value="12265" calcext:value-type="float">
            <text:p>12265</text:p>
          </table:table-cell>
          <table:table-cell office:value-type="float" office:value="18357" calcext:value-type="float">
            <text:p>1835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38" calcext:value-type="float">
            <text:p>638</text:p>
          </table:table-cell>
          <table:table-cell office:value-type="float" office:value="11467" calcext:value-type="float">
            <text:p>11467</text:p>
          </table:table-cell>
          <table:table-cell office:value-type="float" office:value="17635" calcext:value-type="float">
            <text:p>17635</text:p>
          </table:table-cell>
          <table:table-cell office:value-type="float" office:value="10561" calcext:value-type="float">
            <text:p>10561</text:p>
          </table:table-cell>
          <table:table-cell office:value-type="float" office:value="17989" calcext:value-type="float">
            <text:p>17989</text:p>
          </table:table-cell>
          <table:table-cell office:value-type="float" office:value="12458" calcext:value-type="float">
            <text:p>12458</text:p>
          </table:table-cell>
          <table:table-cell office:value-type="float" office:value="18876" calcext:value-type="float">
            <text:p>18876</text:p>
          </table:table-cell>
          <table:table-cell office:value-type="float" office:value="11666" calcext:value-type="float">
            <text:p>11666</text:p>
          </table:table-cell>
          <table:table-cell office:value-type="float" office:value="18163" calcext:value-type="float">
            <text:p>1816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39" calcext:value-type="float">
            <text:p>639</text:p>
          </table:table-cell>
          <table:table-cell office:value-type="float" office:value="11466" calcext:value-type="float">
            <text:p>11466</text:p>
          </table:table-cell>
          <table:table-cell office:value-type="float" office:value="17570" calcext:value-type="float">
            <text:p>17570</text:p>
          </table:table-cell>
          <table:table-cell office:value-type="float" office:value="10566" calcext:value-type="float">
            <text:p>10566</text:p>
          </table:table-cell>
          <table:table-cell office:value-type="float" office:value="17990" calcext:value-type="float">
            <text:p>17990</text:p>
          </table:table-cell>
          <table:table-cell office:value-type="float" office:value="12458" calcext:value-type="float">
            <text:p>12458</text:p>
          </table:table-cell>
          <table:table-cell office:value-type="float" office:value="18791" calcext:value-type="float">
            <text:p>18791</text:p>
          </table:table-cell>
          <table:table-cell office:value-type="float" office:value="11570" calcext:value-type="float">
            <text:p>11570</text:p>
          </table:table-cell>
          <table:table-cell office:value-type="float" office:value="18186" calcext:value-type="float">
            <text:p>1818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40" calcext:value-type="float">
            <text:p>640</text:p>
          </table:table-cell>
          <table:table-cell office:value-type="float" office:value="11366" calcext:value-type="float">
            <text:p>11366</text:p>
          </table:table-cell>
          <table:table-cell office:value-type="float" office:value="17725" calcext:value-type="float">
            <text:p>17725</text:p>
          </table:table-cell>
          <table:table-cell office:value-type="float" office:value="10863" calcext:value-type="float">
            <text:p>10863</text:p>
          </table:table-cell>
          <table:table-cell office:value-type="float" office:value="18099" calcext:value-type="float">
            <text:p>18099</text:p>
          </table:table-cell>
          <table:table-cell office:value-type="float" office:value="12458" calcext:value-type="float">
            <text:p>12458</text:p>
          </table:table-cell>
          <table:table-cell office:value-type="float" office:value="18857" calcext:value-type="float">
            <text:p>18857</text:p>
          </table:table-cell>
          <table:table-cell office:value-type="float" office:value="11467" calcext:value-type="float">
            <text:p>11467</text:p>
          </table:table-cell>
          <table:table-cell office:value-type="float" office:value="18053" calcext:value-type="float">
            <text:p>1805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41" calcext:value-type="float">
            <text:p>641</text:p>
          </table:table-cell>
          <table:table-cell office:value-type="float" office:value="11465" calcext:value-type="float">
            <text:p>11465</text:p>
          </table:table-cell>
          <table:table-cell office:value-type="float" office:value="17618" calcext:value-type="float">
            <text:p>17618</text:p>
          </table:table-cell>
          <table:table-cell office:value-type="float" office:value="10965" calcext:value-type="float">
            <text:p>10965</text:p>
          </table:table-cell>
          <table:table-cell office:value-type="float" office:value="17908" calcext:value-type="float">
            <text:p>17908</text:p>
          </table:table-cell>
          <table:table-cell office:value-type="float" office:value="12459" calcext:value-type="float">
            <text:p>12459</text:p>
          </table:table-cell>
          <table:table-cell office:value-type="float" office:value="18901" calcext:value-type="float">
            <text:p>18901</text:p>
          </table:table-cell>
          <table:table-cell office:value-type="float" office:value="12169" calcext:value-type="float">
            <text:p>12169</text:p>
          </table:table-cell>
          <table:table-cell office:value-type="float" office:value="18072" calcext:value-type="float">
            <text:p>1807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42" calcext:value-type="float">
            <text:p>642</text:p>
          </table:table-cell>
          <table:table-cell office:value-type="float" office:value="11566" calcext:value-type="float">
            <text:p>11566</text:p>
          </table:table-cell>
          <table:table-cell office:value-type="float" office:value="17644" calcext:value-type="float">
            <text:p>17644</text:p>
          </table:table-cell>
          <table:table-cell office:value-type="float" office:value="10465" calcext:value-type="float">
            <text:p>10465</text:p>
          </table:table-cell>
          <table:table-cell office:value-type="float" office:value="17878" calcext:value-type="float">
            <text:p>17878</text:p>
          </table:table-cell>
          <table:table-cell office:value-type="float" office:value="12459" calcext:value-type="float">
            <text:p>12459</text:p>
          </table:table-cell>
          <table:table-cell office:value-type="float" office:value="18736" calcext:value-type="float">
            <text:p>18736</text:p>
          </table:table-cell>
          <table:table-cell office:value-type="float" office:value="11566" calcext:value-type="float">
            <text:p>11566</text:p>
          </table:table-cell>
          <table:table-cell office:value-type="float" office:value="17877" calcext:value-type="float">
            <text:p>1787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43" calcext:value-type="float">
            <text:p>643</text:p>
          </table:table-cell>
          <table:table-cell office:value-type="float" office:value="11465" calcext:value-type="float">
            <text:p>11465</text:p>
          </table:table-cell>
          <table:table-cell office:value-type="float" office:value="17548" calcext:value-type="float">
            <text:p>17548</text:p>
          </table:table-cell>
          <table:table-cell office:value-type="float" office:value="10564" calcext:value-type="float">
            <text:p>10564</text:p>
          </table:table-cell>
          <table:table-cell office:value-type="float" office:value="18006" calcext:value-type="float">
            <text:p>18006</text:p>
          </table:table-cell>
          <table:table-cell office:value-type="float" office:value="12459" calcext:value-type="float">
            <text:p>12459</text:p>
          </table:table-cell>
          <table:table-cell office:value-type="float" office:value="18825" calcext:value-type="float">
            <text:p>18825</text:p>
          </table:table-cell>
          <table:table-cell office:value-type="float" office:value="12169" calcext:value-type="float">
            <text:p>12169</text:p>
          </table:table-cell>
          <table:table-cell office:value-type="float" office:value="17817" calcext:value-type="float">
            <text:p>1781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44" calcext:value-type="float">
            <text:p>644</text:p>
          </table:table-cell>
          <table:table-cell office:value-type="float" office:value="11466" calcext:value-type="float">
            <text:p>11466</text:p>
          </table:table-cell>
          <table:table-cell office:value-type="float" office:value="17478" calcext:value-type="float">
            <text:p>17478</text:p>
          </table:table-cell>
          <table:table-cell office:value-type="float" office:value="10668" calcext:value-type="float">
            <text:p>10668</text:p>
          </table:table-cell>
          <table:table-cell office:value-type="float" office:value="17936" calcext:value-type="float">
            <text:p>17936</text:p>
          </table:table-cell>
          <table:table-cell office:value-type="float" office:value="12459" calcext:value-type="float">
            <text:p>12459</text:p>
          </table:table-cell>
          <table:table-cell office:value-type="float" office:value="18760" calcext:value-type="float">
            <text:p>18760</text:p>
          </table:table-cell>
          <table:table-cell office:value-type="float" office:value="11568" calcext:value-type="float">
            <text:p>11568</text:p>
          </table:table-cell>
          <table:table-cell office:value-type="float" office:value="17826" calcext:value-type="float">
            <text:p>1782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45" calcext:value-type="float">
            <text:p>645</text:p>
          </table:table-cell>
          <table:table-cell office:value-type="float" office:value="11563" calcext:value-type="float">
            <text:p>11563</text:p>
          </table:table-cell>
          <table:table-cell office:value-type="float" office:value="17439" calcext:value-type="float">
            <text:p>17439</text:p>
          </table:table-cell>
          <table:table-cell office:value-type="float" office:value="10766" calcext:value-type="float">
            <text:p>10766</text:p>
          </table:table-cell>
          <table:table-cell office:value-type="float" office:value="18086" calcext:value-type="float">
            <text:p>18086</text:p>
          </table:table-cell>
          <table:table-cell office:value-type="float" office:value="12560" calcext:value-type="float">
            <text:p>12560</text:p>
          </table:table-cell>
          <table:table-cell office:value-type="float" office:value="18831" calcext:value-type="float">
            <text:p>18831</text:p>
          </table:table-cell>
          <table:table-cell office:value-type="float" office:value="11670" calcext:value-type="float">
            <text:p>11670</text:p>
          </table:table-cell>
          <table:table-cell office:value-type="float" office:value="17720" calcext:value-type="float">
            <text:p>1772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46" calcext:value-type="float">
            <text:p>646</text:p>
          </table:table-cell>
          <table:table-cell office:value-type="float" office:value="11464" calcext:value-type="float">
            <text:p>11464</text:p>
          </table:table-cell>
          <table:table-cell office:value-type="float" office:value="17663" calcext:value-type="float">
            <text:p>17663</text:p>
          </table:table-cell>
          <table:table-cell office:value-type="float" office:value="11565" calcext:value-type="float">
            <text:p>11565</text:p>
          </table:table-cell>
          <table:table-cell office:value-type="float" office:value="18167" calcext:value-type="float">
            <text:p>18167</text:p>
          </table:table-cell>
          <table:table-cell office:value-type="float" office:value="12459" calcext:value-type="float">
            <text:p>12459</text:p>
          </table:table-cell>
          <table:table-cell office:value-type="float" office:value="19049" calcext:value-type="float">
            <text:p>19049</text:p>
          </table:table-cell>
          <table:table-cell office:value-type="float" office:value="11572" calcext:value-type="float">
            <text:p>11572</text:p>
          </table:table-cell>
          <table:table-cell office:value-type="float" office:value="17699" calcext:value-type="float">
            <text:p>1769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47" calcext:value-type="float">
            <text:p>647</text:p>
          </table:table-cell>
          <table:table-cell office:value-type="float" office:value="11464" calcext:value-type="float">
            <text:p>11464</text:p>
          </table:table-cell>
          <table:table-cell office:value-type="float" office:value="17811" calcext:value-type="float">
            <text:p>17811</text:p>
          </table:table-cell>
          <table:table-cell office:value-type="float" office:value="10767" calcext:value-type="float">
            <text:p>10767</text:p>
          </table:table-cell>
          <table:table-cell office:value-type="float" office:value="18138" calcext:value-type="float">
            <text:p>18138</text:p>
          </table:table-cell>
          <table:table-cell office:value-type="float" office:value="13158" calcext:value-type="float">
            <text:p>13158</text:p>
          </table:table-cell>
          <table:table-cell office:value-type="float" office:value="19076" calcext:value-type="float">
            <text:p>19076</text:p>
          </table:table-cell>
          <table:table-cell office:value-type="float" office:value="12569" calcext:value-type="float">
            <text:p>12569</text:p>
          </table:table-cell>
          <table:table-cell office:value-type="float" office:value="17842" calcext:value-type="float">
            <text:p>1784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48" calcext:value-type="float">
            <text:p>648</text:p>
          </table:table-cell>
          <table:table-cell office:value-type="float" office:value="11468" calcext:value-type="float">
            <text:p>11468</text:p>
          </table:table-cell>
          <table:table-cell office:value-type="float" office:value="17604" calcext:value-type="float">
            <text:p>17604</text:p>
          </table:table-cell>
          <table:table-cell office:value-type="float" office:value="10667" calcext:value-type="float">
            <text:p>10667</text:p>
          </table:table-cell>
          <table:table-cell office:value-type="float" office:value="18013" calcext:value-type="float">
            <text:p>18013</text:p>
          </table:table-cell>
          <table:table-cell office:value-type="float" office:value="12358" calcext:value-type="float">
            <text:p>12358</text:p>
          </table:table-cell>
          <table:table-cell office:value-type="float" office:value="18943" calcext:value-type="float">
            <text:p>18943</text:p>
          </table:table-cell>
          <table:table-cell office:value-type="float" office:value="12169" calcext:value-type="float">
            <text:p>12169</text:p>
          </table:table-cell>
          <table:table-cell office:value-type="float" office:value="17981" calcext:value-type="float">
            <text:p>1798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49" calcext:value-type="float">
            <text:p>649</text:p>
          </table:table-cell>
          <table:table-cell office:value-type="float" office:value="11464" calcext:value-type="float">
            <text:p>11464</text:p>
          </table:table-cell>
          <table:table-cell office:value-type="float" office:value="17790" calcext:value-type="float">
            <text:p>17790</text:p>
          </table:table-cell>
          <table:table-cell office:value-type="float" office:value="10762" calcext:value-type="float">
            <text:p>10762</text:p>
          </table:table-cell>
          <table:table-cell office:value-type="float" office:value="18196" calcext:value-type="float">
            <text:p>18196</text:p>
          </table:table-cell>
          <table:table-cell office:value-type="float" office:value="12458" calcext:value-type="float">
            <text:p>12458</text:p>
          </table:table-cell>
          <table:table-cell office:value-type="float" office:value="19036" calcext:value-type="float">
            <text:p>19036</text:p>
          </table:table-cell>
          <table:table-cell office:value-type="float" office:value="12466" calcext:value-type="float">
            <text:p>12466</text:p>
          </table:table-cell>
          <table:table-cell office:value-type="float" office:value="18190" calcext:value-type="float">
            <text:p>1819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50" calcext:value-type="float">
            <text:p>650</text:p>
          </table:table-cell>
          <table:table-cell office:value-type="float" office:value="11569" calcext:value-type="float">
            <text:p>11569</text:p>
          </table:table-cell>
          <table:table-cell office:value-type="float" office:value="17809" calcext:value-type="float">
            <text:p>17809</text:p>
          </table:table-cell>
          <table:table-cell office:value-type="float" office:value="10563" calcext:value-type="float">
            <text:p>10563</text:p>
          </table:table-cell>
          <table:table-cell office:value-type="float" office:value="17990" calcext:value-type="float">
            <text:p>17990</text:p>
          </table:table-cell>
          <table:table-cell office:value-type="float" office:value="13257" calcext:value-type="float">
            <text:p>13257</text:p>
          </table:table-cell>
          <table:table-cell office:value-type="float" office:value="18987" calcext:value-type="float">
            <text:p>18987</text:p>
          </table:table-cell>
          <table:table-cell office:value-type="float" office:value="11770" calcext:value-type="float">
            <text:p>11770</text:p>
          </table:table-cell>
          <table:table-cell office:value-type="float" office:value="18224" calcext:value-type="float">
            <text:p>1822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51" calcext:value-type="float">
            <text:p>651</text:p>
          </table:table-cell>
          <table:table-cell office:value-type="float" office:value="11365" calcext:value-type="float">
            <text:p>11365</text:p>
          </table:table-cell>
          <table:table-cell office:value-type="float" office:value="17677" calcext:value-type="float">
            <text:p>17677</text:p>
          </table:table-cell>
          <table:table-cell office:value-type="float" office:value="11465" calcext:value-type="float">
            <text:p>11465</text:p>
          </table:table-cell>
          <table:table-cell office:value-type="float" office:value="18003" calcext:value-type="float">
            <text:p>18003</text:p>
          </table:table-cell>
          <table:table-cell office:value-type="float" office:value="12459" calcext:value-type="float">
            <text:p>12459</text:p>
          </table:table-cell>
          <table:table-cell office:value-type="float" office:value="19067" calcext:value-type="float">
            <text:p>19067</text:p>
          </table:table-cell>
          <table:table-cell office:value-type="float" office:value="12569" calcext:value-type="float">
            <text:p>12569</text:p>
          </table:table-cell>
          <table:table-cell office:value-type="float" office:value="18392" calcext:value-type="float">
            <text:p>1839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52" calcext:value-type="float">
            <text:p>652</text:p>
          </table:table-cell>
          <table:table-cell office:value-type="float" office:value="11464" calcext:value-type="float">
            <text:p>11464</text:p>
          </table:table-cell>
          <table:table-cell office:value-type="float" office:value="17578" calcext:value-type="float">
            <text:p>17578</text:p>
          </table:table-cell>
          <table:table-cell office:value-type="float" office:value="11564" calcext:value-type="float">
            <text:p>11564</text:p>
          </table:table-cell>
          <table:table-cell office:value-type="float" office:value="18056" calcext:value-type="float">
            <text:p>18056</text:p>
          </table:table-cell>
          <table:table-cell office:value-type="float" office:value="13257" calcext:value-type="float">
            <text:p>13257</text:p>
          </table:table-cell>
          <table:table-cell office:value-type="float" office:value="19266" calcext:value-type="float">
            <text:p>19266</text:p>
          </table:table-cell>
          <table:table-cell office:value-type="float" office:value="12371" calcext:value-type="float">
            <text:p>12371</text:p>
          </table:table-cell>
          <table:table-cell office:value-type="float" office:value="18465" calcext:value-type="float">
            <text:p>1846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53" calcext:value-type="float">
            <text:p>653</text:p>
          </table:table-cell>
          <table:table-cell office:value-type="float" office:value="11567" calcext:value-type="float">
            <text:p>11567</text:p>
          </table:table-cell>
          <table:table-cell office:value-type="float" office:value="17642" calcext:value-type="float">
            <text:p>17642</text:p>
          </table:table-cell>
          <table:table-cell office:value-type="float" office:value="11665" calcext:value-type="float">
            <text:p>11665</text:p>
          </table:table-cell>
          <table:table-cell office:value-type="float" office:value="17921" calcext:value-type="float">
            <text:p>17921</text:p>
          </table:table-cell>
          <table:table-cell office:value-type="float" office:value="12459" calcext:value-type="float">
            <text:p>12459</text:p>
          </table:table-cell>
          <table:table-cell office:value-type="float" office:value="19134" calcext:value-type="float">
            <text:p>19134</text:p>
          </table:table-cell>
          <table:table-cell office:value-type="float" office:value="13070" calcext:value-type="float">
            <text:p>13070</text:p>
          </table:table-cell>
          <table:table-cell office:value-type="float" office:value="18512" calcext:value-type="float">
            <text:p>1851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54" calcext:value-type="float">
            <text:p>654</text:p>
          </table:table-cell>
          <table:table-cell office:value-type="float" office:value="11464" calcext:value-type="float">
            <text:p>11464</text:p>
          </table:table-cell>
          <table:table-cell office:value-type="float" office:value="17583" calcext:value-type="float">
            <text:p>17583</text:p>
          </table:table-cell>
          <table:table-cell office:value-type="float" office:value="12166" calcext:value-type="float">
            <text:p>12166</text:p>
          </table:table-cell>
          <table:table-cell office:value-type="float" office:value="18238" calcext:value-type="float">
            <text:p>18238</text:p>
          </table:table-cell>
          <table:table-cell office:value-type="float" office:value="12459" calcext:value-type="float">
            <text:p>12459</text:p>
          </table:table-cell>
          <table:table-cell office:value-type="float" office:value="19009" calcext:value-type="float">
            <text:p>19009</text:p>
          </table:table-cell>
          <table:table-cell office:value-type="float" office:value="13872" calcext:value-type="float">
            <text:p>13872</text:p>
          </table:table-cell>
          <table:table-cell office:value-type="float" office:value="18902" calcext:value-type="float">
            <text:p>1890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55" calcext:value-type="float">
            <text:p>655</text:p>
          </table:table-cell>
          <table:table-cell office:value-type="float" office:value="11466" calcext:value-type="float">
            <text:p>11466</text:p>
          </table:table-cell>
          <table:table-cell office:value-type="float" office:value="17552" calcext:value-type="float">
            <text:p>17552</text:p>
          </table:table-cell>
          <table:table-cell office:value-type="float" office:value="11463" calcext:value-type="float">
            <text:p>11463</text:p>
          </table:table-cell>
          <table:table-cell office:value-type="float" office:value="18153" calcext:value-type="float">
            <text:p>18153</text:p>
          </table:table-cell>
          <table:table-cell office:value-type="float" office:value="12459" calcext:value-type="float">
            <text:p>12459</text:p>
          </table:table-cell>
          <table:table-cell office:value-type="float" office:value="18948" calcext:value-type="float">
            <text:p>18948</text:p>
          </table:table-cell>
          <table:table-cell office:value-type="float" office:value="14068" calcext:value-type="float">
            <text:p>14068</text:p>
          </table:table-cell>
          <table:table-cell office:value-type="float" office:value="19180" calcext:value-type="float">
            <text:p>1918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56" calcext:value-type="float">
            <text:p>656</text:p>
          </table:table-cell>
          <table:table-cell office:value-type="float" office:value="11363" calcext:value-type="float">
            <text:p>11363</text:p>
          </table:table-cell>
          <table:table-cell office:value-type="float" office:value="17509" calcext:value-type="float">
            <text:p>17509</text:p>
          </table:table-cell>
          <table:table-cell office:value-type="float" office:value="11464" calcext:value-type="float">
            <text:p>11464</text:p>
          </table:table-cell>
          <table:table-cell office:value-type="float" office:value="18279" calcext:value-type="float">
            <text:p>18279</text:p>
          </table:table-cell>
          <table:table-cell office:value-type="float" office:value="13258" calcext:value-type="float">
            <text:p>13258</text:p>
          </table:table-cell>
          <table:table-cell office:value-type="float" office:value="19345" calcext:value-type="float">
            <text:p>19345</text:p>
          </table:table-cell>
          <table:table-cell office:value-type="float" office:value="13668" calcext:value-type="float">
            <text:p>13668</text:p>
          </table:table-cell>
          <table:table-cell office:value-type="float" office:value="19461" calcext:value-type="float">
            <text:p>1946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57" calcext:value-type="float">
            <text:p>657</text:p>
          </table:table-cell>
          <table:table-cell office:value-type="float" office:value="11466" calcext:value-type="float">
            <text:p>11466</text:p>
          </table:table-cell>
          <table:table-cell office:value-type="float" office:value="17426" calcext:value-type="float">
            <text:p>17426</text:p>
          </table:table-cell>
          <table:table-cell office:value-type="float" office:value="11463" calcext:value-type="float">
            <text:p>11463</text:p>
          </table:table-cell>
          <table:table-cell office:value-type="float" office:value="18133" calcext:value-type="float">
            <text:p>18133</text:p>
          </table:table-cell>
          <table:table-cell office:value-type="float" office:value="12459" calcext:value-type="float">
            <text:p>12459</text:p>
          </table:table-cell>
          <table:table-cell office:value-type="float" office:value="19221" calcext:value-type="float">
            <text:p>19221</text:p>
          </table:table-cell>
          <table:table-cell office:value-type="float" office:value="12270" calcext:value-type="float">
            <text:p>12270</text:p>
          </table:table-cell>
          <table:table-cell office:value-type="float" office:value="19529" calcext:value-type="float">
            <text:p>1952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58" calcext:value-type="float">
            <text:p>658</text:p>
          </table:table-cell>
          <table:table-cell office:value-type="float" office:value="11468" calcext:value-type="float">
            <text:p>11468</text:p>
          </table:table-cell>
          <table:table-cell office:value-type="float" office:value="17405" calcext:value-type="float">
            <text:p>17405</text:p>
          </table:table-cell>
          <table:table-cell office:value-type="float" office:value="11464" calcext:value-type="float">
            <text:p>11464</text:p>
          </table:table-cell>
          <table:table-cell office:value-type="float" office:value="17938" calcext:value-type="float">
            <text:p>17938</text:p>
          </table:table-cell>
          <table:table-cell office:value-type="float" office:value="12459" calcext:value-type="float">
            <text:p>12459</text:p>
          </table:table-cell>
          <table:table-cell office:value-type="float" office:value="18922" calcext:value-type="float">
            <text:p>18922</text:p>
          </table:table-cell>
          <table:table-cell office:value-type="float" office:value="13169" calcext:value-type="float">
            <text:p>13169</text:p>
          </table:table-cell>
          <table:table-cell office:value-type="float" office:value="19568" calcext:value-type="float">
            <text:p>1956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59" calcext:value-type="float">
            <text:p>659</text:p>
          </table:table-cell>
          <table:table-cell office:value-type="float" office:value="11367" calcext:value-type="float">
            <text:p>11367</text:p>
          </table:table-cell>
          <table:table-cell office:value-type="float" office:value="17278" calcext:value-type="float">
            <text:p>17278</text:p>
          </table:table-cell>
          <table:table-cell office:value-type="float" office:value="11265" calcext:value-type="float">
            <text:p>11265</text:p>
          </table:table-cell>
          <table:table-cell office:value-type="float" office:value="18065" calcext:value-type="float">
            <text:p>18065</text:p>
          </table:table-cell>
          <table:table-cell office:value-type="float" office:value="12457" calcext:value-type="float">
            <text:p>12457</text:p>
          </table:table-cell>
          <table:table-cell office:value-type="float" office:value="18898" calcext:value-type="float">
            <text:p>18898</text:p>
          </table:table-cell>
          <table:table-cell office:value-type="float" office:value="12470" calcext:value-type="float">
            <text:p>12470</text:p>
          </table:table-cell>
          <table:table-cell office:value-type="float" office:value="19250" calcext:value-type="float">
            <text:p>1925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60" calcext:value-type="float">
            <text:p>660</text:p>
          </table:table-cell>
          <table:table-cell office:value-type="float" office:value="11365" calcext:value-type="float">
            <text:p>11365</text:p>
          </table:table-cell>
          <table:table-cell office:value-type="float" office:value="17405" calcext:value-type="float">
            <text:p>17405</text:p>
          </table:table-cell>
          <table:table-cell office:value-type="float" office:value="10664" calcext:value-type="float">
            <text:p>10664</text:p>
          </table:table-cell>
          <table:table-cell office:value-type="float" office:value="17919" calcext:value-type="float">
            <text:p>17919</text:p>
          </table:table-cell>
          <table:table-cell office:value-type="float" office:value="13360" calcext:value-type="float">
            <text:p>13360</text:p>
          </table:table-cell>
          <table:table-cell office:value-type="float" office:value="19104" calcext:value-type="float">
            <text:p>19104</text:p>
          </table:table-cell>
          <table:table-cell office:value-type="float" office:value="13472" calcext:value-type="float">
            <text:p>13472</text:p>
          </table:table-cell>
          <table:table-cell office:value-type="float" office:value="19223" calcext:value-type="float">
            <text:p>1922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61" calcext:value-type="float">
            <text:p>661</text:p>
          </table:table-cell>
          <table:table-cell office:value-type="float" office:value="11466" calcext:value-type="float">
            <text:p>11466</text:p>
          </table:table-cell>
          <table:table-cell office:value-type="float" office:value="17412" calcext:value-type="float">
            <text:p>17412</text:p>
          </table:table-cell>
          <table:table-cell office:value-type="float" office:value="12163" calcext:value-type="float">
            <text:p>12163</text:p>
          </table:table-cell>
          <table:table-cell office:value-type="float" office:value="18016" calcext:value-type="float">
            <text:p>18016</text:p>
          </table:table-cell>
          <table:table-cell office:value-type="float" office:value="12462" calcext:value-type="float">
            <text:p>12462</text:p>
          </table:table-cell>
          <table:table-cell office:value-type="float" office:value="19128" calcext:value-type="float">
            <text:p>19128</text:p>
          </table:table-cell>
          <table:table-cell office:value-type="float" office:value="13074" calcext:value-type="float">
            <text:p>13074</text:p>
          </table:table-cell>
          <table:table-cell office:value-type="float" office:value="19305" calcext:value-type="float">
            <text:p>1930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62" calcext:value-type="float">
            <text:p>662</text:p>
          </table:table-cell>
          <table:table-cell office:value-type="float" office:value="11468" calcext:value-type="float">
            <text:p>11468</text:p>
          </table:table-cell>
          <table:table-cell office:value-type="float" office:value="17296" calcext:value-type="float">
            <text:p>17296</text:p>
          </table:table-cell>
          <table:table-cell office:value-type="float" office:value="10963" calcext:value-type="float">
            <text:p>10963</text:p>
          </table:table-cell>
          <table:table-cell office:value-type="float" office:value="18280" calcext:value-type="float">
            <text:p>18280</text:p>
          </table:table-cell>
          <table:table-cell office:value-type="float" office:value="13262" calcext:value-type="float">
            <text:p>13262</text:p>
          </table:table-cell>
          <table:table-cell office:value-type="float" office:value="19210" calcext:value-type="float">
            <text:p>19210</text:p>
          </table:table-cell>
          <table:table-cell office:value-type="float" office:value="13369" calcext:value-type="float">
            <text:p>13369</text:p>
          </table:table-cell>
          <table:table-cell office:value-type="float" office:value="19181" calcext:value-type="float">
            <text:p>1918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63" calcext:value-type="float">
            <text:p>663</text:p>
          </table:table-cell>
          <table:table-cell office:value-type="float" office:value="11367" calcext:value-type="float">
            <text:p>11367</text:p>
          </table:table-cell>
          <table:table-cell office:value-type="float" office:value="17355" calcext:value-type="float">
            <text:p>17355</text:p>
          </table:table-cell>
          <table:table-cell office:value-type="float" office:value="9961" calcext:value-type="float">
            <text:p>9961</text:p>
          </table:table-cell>
          <table:table-cell office:value-type="float" office:value="18030" calcext:value-type="float">
            <text:p>18030</text:p>
          </table:table-cell>
          <table:table-cell office:value-type="float" office:value="12460" calcext:value-type="float">
            <text:p>12460</text:p>
          </table:table-cell>
          <table:table-cell office:value-type="float" office:value="19329" calcext:value-type="float">
            <text:p>19329</text:p>
          </table:table-cell>
          <table:table-cell office:value-type="float" office:value="13968" calcext:value-type="float">
            <text:p>13968</text:p>
          </table:table-cell>
          <table:table-cell office:value-type="float" office:value="19363" calcext:value-type="float">
            <text:p>1936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64" calcext:value-type="float">
            <text:p>664</text:p>
          </table:table-cell>
          <table:table-cell office:value-type="float" office:value="11465" calcext:value-type="float">
            <text:p>11465</text:p>
          </table:table-cell>
          <table:table-cell office:value-type="float" office:value="17557" calcext:value-type="float">
            <text:p>17557</text:p>
          </table:table-cell>
          <table:table-cell office:value-type="float" office:value="11463" calcext:value-type="float">
            <text:p>11463</text:p>
          </table:table-cell>
          <table:table-cell office:value-type="float" office:value="17941" calcext:value-type="float">
            <text:p>17941</text:p>
          </table:table-cell>
          <table:table-cell office:value-type="float" office:value="12662" calcext:value-type="float">
            <text:p>12662</text:p>
          </table:table-cell>
          <table:table-cell office:value-type="float" office:value="19080" calcext:value-type="float">
            <text:p>19080</text:p>
          </table:table-cell>
          <table:table-cell office:value-type="float" office:value="13968" calcext:value-type="float">
            <text:p>13968</text:p>
          </table:table-cell>
          <table:table-cell office:value-type="float" office:value="19737" calcext:value-type="float">
            <text:p>1973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65" calcext:value-type="float">
            <text:p>665</text:p>
          </table:table-cell>
          <table:table-cell office:value-type="float" office:value="11369" calcext:value-type="float">
            <text:p>11369</text:p>
          </table:table-cell>
          <table:table-cell office:value-type="float" office:value="17533" calcext:value-type="float">
            <text:p>17533</text:p>
          </table:table-cell>
          <table:table-cell office:value-type="float" office:value="11665" calcext:value-type="float">
            <text:p>11665</text:p>
          </table:table-cell>
          <table:table-cell office:value-type="float" office:value="17832" calcext:value-type="float">
            <text:p>17832</text:p>
          </table:table-cell>
          <table:table-cell office:value-type="float" office:value="12460" calcext:value-type="float">
            <text:p>12460</text:p>
          </table:table-cell>
          <table:table-cell office:value-type="float" office:value="18985" calcext:value-type="float">
            <text:p>18985</text:p>
          </table:table-cell>
          <table:table-cell office:value-type="float" office:value="13871" calcext:value-type="float">
            <text:p>13871</text:p>
          </table:table-cell>
          <table:table-cell office:value-type="float" office:value="19882" calcext:value-type="float">
            <text:p>1988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66" calcext:value-type="float">
            <text:p>666</text:p>
          </table:table-cell>
          <table:table-cell office:value-type="float" office:value="11466" calcext:value-type="float">
            <text:p>11466</text:p>
          </table:table-cell>
          <table:table-cell office:value-type="float" office:value="17465" calcext:value-type="float">
            <text:p>17465</text:p>
          </table:table-cell>
          <table:table-cell office:value-type="float" office:value="11862" calcext:value-type="float">
            <text:p>11862</text:p>
          </table:table-cell>
          <table:table-cell office:value-type="float" office:value="17717" calcext:value-type="float">
            <text:p>17717</text:p>
          </table:table-cell>
          <table:table-cell office:value-type="float" office:value="12559" calcext:value-type="float">
            <text:p>12559</text:p>
          </table:table-cell>
          <table:table-cell office:value-type="float" office:value="18876" calcext:value-type="float">
            <text:p>18876</text:p>
          </table:table-cell>
          <table:table-cell office:value-type="float" office:value="13071" calcext:value-type="float">
            <text:p>13071</text:p>
          </table:table-cell>
          <table:table-cell office:value-type="float" office:value="20155" calcext:value-type="float">
            <text:p>2015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67" calcext:value-type="float">
            <text:p>667</text:p>
          </table:table-cell>
          <table:table-cell office:value-type="float" office:value="11466" calcext:value-type="float">
            <text:p>11466</text:p>
          </table:table-cell>
          <table:table-cell office:value-type="float" office:value="17593" calcext:value-type="float">
            <text:p>17593</text:p>
          </table:table-cell>
          <table:table-cell office:value-type="float" office:value="10562" calcext:value-type="float">
            <text:p>10562</text:p>
          </table:table-cell>
          <table:table-cell office:value-type="float" office:value="18155" calcext:value-type="float">
            <text:p>18155</text:p>
          </table:table-cell>
          <table:table-cell office:value-type="float" office:value="12460" calcext:value-type="float">
            <text:p>12460</text:p>
          </table:table-cell>
          <table:table-cell office:value-type="float" office:value="19101" calcext:value-type="float">
            <text:p>19101</text:p>
          </table:table-cell>
          <table:table-cell office:value-type="float" office:value="13170" calcext:value-type="float">
            <text:p>13170</text:p>
          </table:table-cell>
          <table:table-cell office:value-type="float" office:value="20109" calcext:value-type="float">
            <text:p>2010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68" calcext:value-type="float">
            <text:p>668</text:p>
          </table:table-cell>
          <table:table-cell office:value-type="float" office:value="11368" calcext:value-type="float">
            <text:p>11368</text:p>
          </table:table-cell>
          <table:table-cell office:value-type="float" office:value="17623" calcext:value-type="float">
            <text:p>17623</text:p>
          </table:table-cell>
          <table:table-cell office:value-type="float" office:value="11365" calcext:value-type="float">
            <text:p>11365</text:p>
          </table:table-cell>
          <table:table-cell office:value-type="float" office:value="18280" calcext:value-type="float">
            <text:p>18280</text:p>
          </table:table-cell>
          <table:table-cell office:value-type="float" office:value="13362" calcext:value-type="float">
            <text:p>13362</text:p>
          </table:table-cell>
          <table:table-cell office:value-type="float" office:value="18987" calcext:value-type="float">
            <text:p>18987</text:p>
          </table:table-cell>
          <table:table-cell office:value-type="float" office:value="13168" calcext:value-type="float">
            <text:p>13168</text:p>
          </table:table-cell>
          <table:table-cell office:value-type="float" office:value="19875" calcext:value-type="float">
            <text:p>1987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69" calcext:value-type="float">
            <text:p>669</text:p>
          </table:table-cell>
          <table:table-cell office:value-type="float" office:value="11467" calcext:value-type="float">
            <text:p>11467</text:p>
          </table:table-cell>
          <table:table-cell office:value-type="float" office:value="17610" calcext:value-type="float">
            <text:p>17610</text:p>
          </table:table-cell>
          <table:table-cell office:value-type="float" office:value="10963" calcext:value-type="float">
            <text:p>10963</text:p>
          </table:table-cell>
          <table:table-cell office:value-type="float" office:value="17947" calcext:value-type="float">
            <text:p>17947</text:p>
          </table:table-cell>
          <table:table-cell office:value-type="float" office:value="13364" calcext:value-type="float">
            <text:p>13364</text:p>
          </table:table-cell>
          <table:table-cell office:value-type="float" office:value="19195" calcext:value-type="float">
            <text:p>19195</text:p>
          </table:table-cell>
          <table:table-cell office:value-type="float" office:value="13869" calcext:value-type="float">
            <text:p>13869</text:p>
          </table:table-cell>
          <table:table-cell office:value-type="float" office:value="19599" calcext:value-type="float">
            <text:p>1959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70" calcext:value-type="float">
            <text:p>670</text:p>
          </table:table-cell>
          <table:table-cell office:value-type="float" office:value="11466" calcext:value-type="float">
            <text:p>11466</text:p>
          </table:table-cell>
          <table:table-cell office:value-type="float" office:value="17618" calcext:value-type="float">
            <text:p>17618</text:p>
          </table:table-cell>
          <table:table-cell office:value-type="float" office:value="10663" calcext:value-type="float">
            <text:p>10663</text:p>
          </table:table-cell>
          <table:table-cell office:value-type="float" office:value="18184" calcext:value-type="float">
            <text:p>18184</text:p>
          </table:table-cell>
          <table:table-cell office:value-type="float" office:value="13263" calcext:value-type="float">
            <text:p>13263</text:p>
          </table:table-cell>
          <table:table-cell office:value-type="float" office:value="19164" calcext:value-type="float">
            <text:p>19164</text:p>
          </table:table-cell>
          <table:table-cell office:value-type="float" office:value="14069" calcext:value-type="float">
            <text:p>14069</text:p>
          </table:table-cell>
          <table:table-cell office:value-type="float" office:value="19404" calcext:value-type="float">
            <text:p>1940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71" calcext:value-type="float">
            <text:p>671</text:p>
          </table:table-cell>
          <table:table-cell office:value-type="float" office:value="11465" calcext:value-type="float">
            <text:p>11465</text:p>
          </table:table-cell>
          <table:table-cell office:value-type="float" office:value="17349" calcext:value-type="float">
            <text:p>17349</text:p>
          </table:table-cell>
          <table:table-cell office:value-type="float" office:value="11462" calcext:value-type="float">
            <text:p>11462</text:p>
          </table:table-cell>
          <table:table-cell office:value-type="float" office:value="18294" calcext:value-type="float">
            <text:p>18294</text:p>
          </table:table-cell>
          <table:table-cell office:value-type="float" office:value="12562" calcext:value-type="float">
            <text:p>12562</text:p>
          </table:table-cell>
          <table:table-cell office:value-type="float" office:value="19136" calcext:value-type="float">
            <text:p>19136</text:p>
          </table:table-cell>
          <table:table-cell office:value-type="float" office:value="12268" calcext:value-type="float">
            <text:p>12268</text:p>
          </table:table-cell>
          <table:table-cell office:value-type="float" office:value="19573" calcext:value-type="float">
            <text:p>1957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72" calcext:value-type="float">
            <text:p>672</text:p>
          </table:table-cell>
          <table:table-cell office:value-type="float" office:value="11371" calcext:value-type="float">
            <text:p>11371</text:p>
          </table:table-cell>
          <table:table-cell office:value-type="float" office:value="17475" calcext:value-type="float">
            <text:p>17475</text:p>
          </table:table-cell>
          <table:table-cell office:value-type="float" office:value="9764" calcext:value-type="float">
            <text:p>9764</text:p>
          </table:table-cell>
          <table:table-cell office:value-type="float" office:value="18461" calcext:value-type="float">
            <text:p>18461</text:p>
          </table:table-cell>
          <table:table-cell office:value-type="float" office:value="12458" calcext:value-type="float">
            <text:p>12458</text:p>
          </table:table-cell>
          <table:table-cell office:value-type="float" office:value="19113" calcext:value-type="float">
            <text:p>19113</text:p>
          </table:table-cell>
          <table:table-cell office:value-type="float" office:value="13169" calcext:value-type="float">
            <text:p>13169</text:p>
          </table:table-cell>
          <table:table-cell office:value-type="float" office:value="19448" calcext:value-type="float">
            <text:p>1944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73" calcext:value-type="float">
            <text:p>673</text:p>
          </table:table-cell>
          <table:table-cell office:value-type="float" office:value="11366" calcext:value-type="float">
            <text:p>11366</text:p>
          </table:table-cell>
          <table:table-cell office:value-type="float" office:value="17313" calcext:value-type="float">
            <text:p>17313</text:p>
          </table:table-cell>
          <table:table-cell office:value-type="float" office:value="10865" calcext:value-type="float">
            <text:p>10865</text:p>
          </table:table-cell>
          <table:table-cell office:value-type="float" office:value="18306" calcext:value-type="float">
            <text:p>18306</text:p>
          </table:table-cell>
          <table:table-cell office:value-type="float" office:value="12462" calcext:value-type="float">
            <text:p>12462</text:p>
          </table:table-cell>
          <table:table-cell office:value-type="float" office:value="18794" calcext:value-type="float">
            <text:p>18794</text:p>
          </table:table-cell>
          <table:table-cell office:value-type="float" office:value="13068" calcext:value-type="float">
            <text:p>13068</text:p>
          </table:table-cell>
          <table:table-cell office:value-type="float" office:value="19522" calcext:value-type="float">
            <text:p>1952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74" calcext:value-type="float">
            <text:p>674</text:p>
          </table:table-cell>
          <table:table-cell office:value-type="float" office:value="11468" calcext:value-type="float">
            <text:p>11468</text:p>
          </table:table-cell>
          <table:table-cell office:value-type="float" office:value="17391" calcext:value-type="float">
            <text:p>17391</text:p>
          </table:table-cell>
          <table:table-cell office:value-type="float" office:value="10864" calcext:value-type="float">
            <text:p>10864</text:p>
          </table:table-cell>
          <table:table-cell office:value-type="float" office:value="18070" calcext:value-type="float">
            <text:p>18070</text:p>
          </table:table-cell>
          <table:table-cell office:value-type="float" office:value="12360" calcext:value-type="float">
            <text:p>12360</text:p>
          </table:table-cell>
          <table:table-cell office:value-type="float" office:value="18667" calcext:value-type="float">
            <text:p>18667</text:p>
          </table:table-cell>
          <table:table-cell office:value-type="float" office:value="12568" calcext:value-type="float">
            <text:p>12568</text:p>
          </table:table-cell>
          <table:table-cell office:value-type="float" office:value="19307" calcext:value-type="float">
            <text:p>1930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75" calcext:value-type="float">
            <text:p>675</text:p>
          </table:table-cell>
          <table:table-cell office:value-type="float" office:value="11466" calcext:value-type="float">
            <text:p>11466</text:p>
          </table:table-cell>
          <table:table-cell office:value-type="float" office:value="17573" calcext:value-type="float">
            <text:p>17573</text:p>
          </table:table-cell>
          <table:table-cell office:value-type="float" office:value="11064" calcext:value-type="float">
            <text:p>11064</text:p>
          </table:table-cell>
          <table:table-cell office:value-type="float" office:value="17889" calcext:value-type="float">
            <text:p>17889</text:p>
          </table:table-cell>
          <table:table-cell office:value-type="float" office:value="12561" calcext:value-type="float">
            <text:p>12561</text:p>
          </table:table-cell>
          <table:table-cell office:value-type="float" office:value="18664" calcext:value-type="float">
            <text:p>18664</text:p>
          </table:table-cell>
          <table:table-cell office:value-type="float" office:value="12271" calcext:value-type="float">
            <text:p>12271</text:p>
          </table:table-cell>
          <table:table-cell office:value-type="float" office:value="19016" calcext:value-type="float">
            <text:p>1901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76" calcext:value-type="float">
            <text:p>676</text:p>
          </table:table-cell>
          <table:table-cell office:value-type="float" office:value="11464" calcext:value-type="float">
            <text:p>11464</text:p>
          </table:table-cell>
          <table:table-cell office:value-type="float" office:value="17480" calcext:value-type="float">
            <text:p>17480</text:p>
          </table:table-cell>
          <table:table-cell office:value-type="float" office:value="10765" calcext:value-type="float">
            <text:p>10765</text:p>
          </table:table-cell>
          <table:table-cell office:value-type="float" office:value="17696" calcext:value-type="float">
            <text:p>17696</text:p>
          </table:table-cell>
          <table:table-cell office:value-type="float" office:value="12464" calcext:value-type="float">
            <text:p>12464</text:p>
          </table:table-cell>
          <table:table-cell office:value-type="float" office:value="18870" calcext:value-type="float">
            <text:p>18870</text:p>
          </table:table-cell>
          <table:table-cell office:value-type="float" office:value="12970" calcext:value-type="float">
            <text:p>12970</text:p>
          </table:table-cell>
          <table:table-cell office:value-type="float" office:value="18865" calcext:value-type="float">
            <text:p>1886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77" calcext:value-type="float">
            <text:p>677</text:p>
          </table:table-cell>
          <table:table-cell office:value-type="float" office:value="11464" calcext:value-type="float">
            <text:p>11464</text:p>
          </table:table-cell>
          <table:table-cell office:value-type="float" office:value="17503" calcext:value-type="float">
            <text:p>17503</text:p>
          </table:table-cell>
          <table:table-cell office:value-type="float" office:value="10563" calcext:value-type="float">
            <text:p>10563</text:p>
          </table:table-cell>
          <table:table-cell office:value-type="float" office:value="17533" calcext:value-type="float">
            <text:p>17533</text:p>
          </table:table-cell>
          <table:table-cell office:value-type="float" office:value="12561" calcext:value-type="float">
            <text:p>12561</text:p>
          </table:table-cell>
          <table:table-cell office:value-type="float" office:value="19017" calcext:value-type="float">
            <text:p>19017</text:p>
          </table:table-cell>
          <table:table-cell office:value-type="float" office:value="13269" calcext:value-type="float">
            <text:p>13269</text:p>
          </table:table-cell>
          <table:table-cell office:value-type="float" office:value="19110" calcext:value-type="float">
            <text:p>1911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78" calcext:value-type="float">
            <text:p>678</text:p>
          </table:table-cell>
          <table:table-cell office:value-type="float" office:value="11366" calcext:value-type="float">
            <text:p>11366</text:p>
          </table:table-cell>
          <table:table-cell office:value-type="float" office:value="17578" calcext:value-type="float">
            <text:p>17578</text:p>
          </table:table-cell>
          <table:table-cell office:value-type="float" office:value="10864" calcext:value-type="float">
            <text:p>10864</text:p>
          </table:table-cell>
          <table:table-cell office:value-type="float" office:value="17250" calcext:value-type="float">
            <text:p>17250</text:p>
          </table:table-cell>
          <table:table-cell office:value-type="float" office:value="12462" calcext:value-type="float">
            <text:p>12462</text:p>
          </table:table-cell>
          <table:table-cell office:value-type="float" office:value="18951" calcext:value-type="float">
            <text:p>18951</text:p>
          </table:table-cell>
          <table:table-cell office:value-type="float" office:value="13170" calcext:value-type="float">
            <text:p>13170</text:p>
          </table:table-cell>
          <table:table-cell office:value-type="float" office:value="19062" calcext:value-type="float">
            <text:p>1906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79" calcext:value-type="float">
            <text:p>679</text:p>
          </table:table-cell>
          <table:table-cell office:value-type="float" office:value="11366" calcext:value-type="float">
            <text:p>11366</text:p>
          </table:table-cell>
          <table:table-cell office:value-type="float" office:value="17512" calcext:value-type="float">
            <text:p>17512</text:p>
          </table:table-cell>
          <table:table-cell office:value-type="float" office:value="10763" calcext:value-type="float">
            <text:p>10763</text:p>
          </table:table-cell>
          <table:table-cell office:value-type="float" office:value="17320" calcext:value-type="float">
            <text:p>17320</text:p>
          </table:table-cell>
          <table:table-cell office:value-type="float" office:value="12460" calcext:value-type="float">
            <text:p>12460</text:p>
          </table:table-cell>
          <table:table-cell office:value-type="float" office:value="19089" calcext:value-type="float">
            <text:p>19089</text:p>
          </table:table-cell>
          <table:table-cell office:value-type="float" office:value="13070" calcext:value-type="float">
            <text:p>13070</text:p>
          </table:table-cell>
          <table:table-cell office:value-type="float" office:value="18882" calcext:value-type="float">
            <text:p>1888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80" calcext:value-type="float">
            <text:p>680</text:p>
          </table:table-cell>
          <table:table-cell office:value-type="float" office:value="11465" calcext:value-type="float">
            <text:p>11465</text:p>
          </table:table-cell>
          <table:table-cell office:value-type="float" office:value="17576" calcext:value-type="float">
            <text:p>17576</text:p>
          </table:table-cell>
          <table:table-cell office:value-type="float" office:value="11565" calcext:value-type="float">
            <text:p>11565</text:p>
          </table:table-cell>
          <table:table-cell office:value-type="float" office:value="17464" calcext:value-type="float">
            <text:p>17464</text:p>
          </table:table-cell>
          <table:table-cell office:value-type="float" office:value="12459" calcext:value-type="float">
            <text:p>12459</text:p>
          </table:table-cell>
          <table:table-cell office:value-type="float" office:value="18926" calcext:value-type="float">
            <text:p>18926</text:p>
          </table:table-cell>
          <table:table-cell office:value-type="float" office:value="12270" calcext:value-type="float">
            <text:p>12270</text:p>
          </table:table-cell>
          <table:table-cell office:value-type="float" office:value="19081" calcext:value-type="float">
            <text:p>1908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81" calcext:value-type="float">
            <text:p>681</text:p>
          </table:table-cell>
          <table:table-cell office:value-type="float" office:value="11366" calcext:value-type="float">
            <text:p>11366</text:p>
          </table:table-cell>
          <table:table-cell office:value-type="float" office:value="17554" calcext:value-type="float">
            <text:p>17554</text:p>
          </table:table-cell>
          <table:table-cell office:value-type="float" office:value="11469" calcext:value-type="float">
            <text:p>11469</text:p>
          </table:table-cell>
          <table:table-cell office:value-type="float" office:value="17669" calcext:value-type="float">
            <text:p>17669</text:p>
          </table:table-cell>
          <table:table-cell office:value-type="float" office:value="12562" calcext:value-type="float">
            <text:p>12562</text:p>
          </table:table-cell>
          <table:table-cell office:value-type="float" office:value="18889" calcext:value-type="float">
            <text:p>18889</text:p>
          </table:table-cell>
          <table:table-cell office:value-type="float" office:value="12468" calcext:value-type="float">
            <text:p>12468</text:p>
          </table:table-cell>
          <table:table-cell office:value-type="float" office:value="19089" calcext:value-type="float">
            <text:p>1908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82" calcext:value-type="float">
            <text:p>682</text:p>
          </table:table-cell>
          <table:table-cell office:value-type="float" office:value="11466" calcext:value-type="float">
            <text:p>11466</text:p>
          </table:table-cell>
          <table:table-cell office:value-type="float" office:value="17494" calcext:value-type="float">
            <text:p>17494</text:p>
          </table:table-cell>
          <table:table-cell office:value-type="float" office:value="10967" calcext:value-type="float">
            <text:p>10967</text:p>
          </table:table-cell>
          <table:table-cell office:value-type="float" office:value="17849" calcext:value-type="float">
            <text:p>17849</text:p>
          </table:table-cell>
          <table:table-cell office:value-type="float" office:value="12459" calcext:value-type="float">
            <text:p>12459</text:p>
          </table:table-cell>
          <table:table-cell office:value-type="float" office:value="18878" calcext:value-type="float">
            <text:p>18878</text:p>
          </table:table-cell>
          <table:table-cell office:value-type="float" office:value="12570" calcext:value-type="float">
            <text:p>12570</text:p>
          </table:table-cell>
          <table:table-cell office:value-type="float" office:value="18894" calcext:value-type="float">
            <text:p>1889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83" calcext:value-type="float">
            <text:p>683</text:p>
          </table:table-cell>
          <table:table-cell office:value-type="float" office:value="11365" calcext:value-type="float">
            <text:p>11365</text:p>
          </table:table-cell>
          <table:table-cell office:value-type="float" office:value="17541" calcext:value-type="float">
            <text:p>17541</text:p>
          </table:table-cell>
          <table:table-cell office:value-type="float" office:value="10867" calcext:value-type="float">
            <text:p>10867</text:p>
          </table:table-cell>
          <table:table-cell office:value-type="float" office:value="17888" calcext:value-type="float">
            <text:p>17888</text:p>
          </table:table-cell>
          <table:table-cell office:value-type="float" office:value="12459" calcext:value-type="float">
            <text:p>12459</text:p>
          </table:table-cell>
          <table:table-cell office:value-type="float" office:value="18987" calcext:value-type="float">
            <text:p>18987</text:p>
          </table:table-cell>
          <table:table-cell office:value-type="float" office:value="13170" calcext:value-type="float">
            <text:p>13170</text:p>
          </table:table-cell>
          <table:table-cell office:value-type="float" office:value="18825" calcext:value-type="float">
            <text:p>1882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84" calcext:value-type="float">
            <text:p>684</text:p>
          </table:table-cell>
          <table:table-cell office:value-type="float" office:value="11366" calcext:value-type="float">
            <text:p>11366</text:p>
          </table:table-cell>
          <table:table-cell office:value-type="float" office:value="17542" calcext:value-type="float">
            <text:p>17542</text:p>
          </table:table-cell>
          <table:table-cell office:value-type="float" office:value="11666" calcext:value-type="float">
            <text:p>11666</text:p>
          </table:table-cell>
          <table:table-cell office:value-type="float" office:value="18322" calcext:value-type="float">
            <text:p>18322</text:p>
          </table:table-cell>
          <table:table-cell office:value-type="float" office:value="12459" calcext:value-type="float">
            <text:p>12459</text:p>
          </table:table-cell>
          <table:table-cell office:value-type="float" office:value="18998" calcext:value-type="float">
            <text:p>18998</text:p>
          </table:table-cell>
          <table:table-cell office:value-type="float" office:value="13168" calcext:value-type="float">
            <text:p>13168</text:p>
          </table:table-cell>
          <table:table-cell office:value-type="float" office:value="18806" calcext:value-type="float">
            <text:p>1880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85" calcext:value-type="float">
            <text:p>685</text:p>
          </table:table-cell>
          <table:table-cell office:value-type="float" office:value="11366" calcext:value-type="float">
            <text:p>11366</text:p>
          </table:table-cell>
          <table:table-cell office:value-type="float" office:value="17436" calcext:value-type="float">
            <text:p>17436</text:p>
          </table:table-cell>
          <table:table-cell office:value-type="float" office:value="10666" calcext:value-type="float">
            <text:p>10666</text:p>
          </table:table-cell>
          <table:table-cell office:value-type="float" office:value="18201" calcext:value-type="float">
            <text:p>18201</text:p>
          </table:table-cell>
          <table:table-cell office:value-type="float" office:value="12460" calcext:value-type="float">
            <text:p>12460</text:p>
          </table:table-cell>
          <table:table-cell office:value-type="float" office:value="18991" calcext:value-type="float">
            <text:p>18991</text:p>
          </table:table-cell>
          <table:table-cell office:value-type="float" office:value="13066" calcext:value-type="float">
            <text:p>13066</text:p>
          </table:table-cell>
          <table:table-cell office:value-type="float" office:value="18756" calcext:value-type="float">
            <text:p>1875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86" calcext:value-type="float">
            <text:p>686</text:p>
          </table:table-cell>
          <table:table-cell office:value-type="float" office:value="11368" calcext:value-type="float">
            <text:p>11368</text:p>
          </table:table-cell>
          <table:table-cell office:value-type="float" office:value="17552" calcext:value-type="float">
            <text:p>17552</text:p>
          </table:table-cell>
          <table:table-cell office:value-type="float" office:value="10863" calcext:value-type="float">
            <text:p>10863</text:p>
          </table:table-cell>
          <table:table-cell office:value-type="float" office:value="18226" calcext:value-type="float">
            <text:p>18226</text:p>
          </table:table-cell>
          <table:table-cell office:value-type="float" office:value="13259" calcext:value-type="float">
            <text:p>13259</text:p>
          </table:table-cell>
          <table:table-cell office:value-type="float" office:value="19054" calcext:value-type="float">
            <text:p>19054</text:p>
          </table:table-cell>
          <table:table-cell office:value-type="float" office:value="12568" calcext:value-type="float">
            <text:p>12568</text:p>
          </table:table-cell>
          <table:table-cell office:value-type="float" office:value="18581" calcext:value-type="float">
            <text:p>1858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87" calcext:value-type="float">
            <text:p>687</text:p>
          </table:table-cell>
          <table:table-cell office:value-type="float" office:value="11467" calcext:value-type="float">
            <text:p>11467</text:p>
          </table:table-cell>
          <table:table-cell office:value-type="float" office:value="17632" calcext:value-type="float">
            <text:p>17632</text:p>
          </table:table-cell>
          <table:table-cell office:value-type="float" office:value="10964" calcext:value-type="float">
            <text:p>10964</text:p>
          </table:table-cell>
          <table:table-cell office:value-type="float" office:value="18075" calcext:value-type="float">
            <text:p>18075</text:p>
          </table:table-cell>
          <table:table-cell office:value-type="float" office:value="12459" calcext:value-type="float">
            <text:p>12459</text:p>
          </table:table-cell>
          <table:table-cell office:value-type="float" office:value="19011" calcext:value-type="float">
            <text:p>19011</text:p>
          </table:table-cell>
          <table:table-cell office:value-type="float" office:value="12871" calcext:value-type="float">
            <text:p>12871</text:p>
          </table:table-cell>
          <table:table-cell office:value-type="float" office:value="18602" calcext:value-type="float">
            <text:p>1860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88" calcext:value-type="float">
            <text:p>688</text:p>
          </table:table-cell>
          <table:table-cell office:value-type="float" office:value="11468" calcext:value-type="float">
            <text:p>11468</text:p>
          </table:table-cell>
          <table:table-cell office:value-type="float" office:value="17630" calcext:value-type="float">
            <text:p>17630</text:p>
          </table:table-cell>
          <table:table-cell office:value-type="float" office:value="11664" calcext:value-type="float">
            <text:p>11664</text:p>
          </table:table-cell>
          <table:table-cell office:value-type="float" office:value="18123" calcext:value-type="float">
            <text:p>18123</text:p>
          </table:table-cell>
          <table:table-cell office:value-type="float" office:value="13259" calcext:value-type="float">
            <text:p>13259</text:p>
          </table:table-cell>
          <table:table-cell office:value-type="float" office:value="19102" calcext:value-type="float">
            <text:p>19102</text:p>
          </table:table-cell>
          <table:table-cell office:value-type="float" office:value="12466" calcext:value-type="float">
            <text:p>12466</text:p>
          </table:table-cell>
          <table:table-cell office:value-type="float" office:value="18836" calcext:value-type="float">
            <text:p>1883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89" calcext:value-type="float">
            <text:p>689</text:p>
          </table:table-cell>
          <table:table-cell office:value-type="float" office:value="11468" calcext:value-type="float">
            <text:p>11468</text:p>
          </table:table-cell>
          <table:table-cell office:value-type="float" office:value="17756" calcext:value-type="float">
            <text:p>17756</text:p>
          </table:table-cell>
          <table:table-cell office:value-type="float" office:value="10666" calcext:value-type="float">
            <text:p>10666</text:p>
          </table:table-cell>
          <table:table-cell office:value-type="float" office:value="18117" calcext:value-type="float">
            <text:p>18117</text:p>
          </table:table-cell>
          <table:table-cell office:value-type="float" office:value="13259" calcext:value-type="float">
            <text:p>13259</text:p>
          </table:table-cell>
          <table:table-cell office:value-type="float" office:value="19268" calcext:value-type="float">
            <text:p>19268</text:p>
          </table:table-cell>
          <table:table-cell office:value-type="float" office:value="12265" calcext:value-type="float">
            <text:p>12265</text:p>
          </table:table-cell>
          <table:table-cell office:value-type="float" office:value="18649" calcext:value-type="float">
            <text:p>1864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90" calcext:value-type="float">
            <text:p>690</text:p>
          </table:table-cell>
          <table:table-cell office:value-type="float" office:value="11366" calcext:value-type="float">
            <text:p>11366</text:p>
          </table:table-cell>
          <table:table-cell office:value-type="float" office:value="17564" calcext:value-type="float">
            <text:p>17564</text:p>
          </table:table-cell>
          <table:table-cell office:value-type="float" office:value="10764" calcext:value-type="float">
            <text:p>10764</text:p>
          </table:table-cell>
          <table:table-cell office:value-type="float" office:value="18124" calcext:value-type="float">
            <text:p>18124</text:p>
          </table:table-cell>
          <table:table-cell office:value-type="float" office:value="12661" calcext:value-type="float">
            <text:p>12661</text:p>
          </table:table-cell>
          <table:table-cell office:value-type="float" office:value="19132" calcext:value-type="float">
            <text:p>19132</text:p>
          </table:table-cell>
          <table:table-cell office:value-type="float" office:value="11467" calcext:value-type="float">
            <text:p>11467</text:p>
          </table:table-cell>
          <table:table-cell office:value-type="float" office:value="18612" calcext:value-type="float">
            <text:p>1861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91" calcext:value-type="float">
            <text:p>691</text:p>
          </table:table-cell>
          <table:table-cell office:value-type="float" office:value="11466" calcext:value-type="float">
            <text:p>11466</text:p>
          </table:table-cell>
          <table:table-cell office:value-type="float" office:value="17485" calcext:value-type="float">
            <text:p>17485</text:p>
          </table:table-cell>
          <table:table-cell office:value-type="float" office:value="11068" calcext:value-type="float">
            <text:p>11068</text:p>
          </table:table-cell>
          <table:table-cell office:value-type="float" office:value="17949" calcext:value-type="float">
            <text:p>17949</text:p>
          </table:table-cell>
          <table:table-cell office:value-type="float" office:value="12459" calcext:value-type="float">
            <text:p>12459</text:p>
          </table:table-cell>
          <table:table-cell office:value-type="float" office:value="19171" calcext:value-type="float">
            <text:p>19171</text:p>
          </table:table-cell>
          <table:table-cell office:value-type="float" office:value="12471" calcext:value-type="float">
            <text:p>12471</text:p>
          </table:table-cell>
          <table:table-cell office:value-type="float" office:value="18473" calcext:value-type="float">
            <text:p>1847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92" calcext:value-type="float">
            <text:p>692</text:p>
          </table:table-cell>
          <table:table-cell office:value-type="float" office:value="11366" calcext:value-type="float">
            <text:p>11366</text:p>
          </table:table-cell>
          <table:table-cell office:value-type="float" office:value="17350" calcext:value-type="float">
            <text:p>17350</text:p>
          </table:table-cell>
          <table:table-cell office:value-type="float" office:value="11666" calcext:value-type="float">
            <text:p>11666</text:p>
          </table:table-cell>
          <table:table-cell office:value-type="float" office:value="18179" calcext:value-type="float">
            <text:p>18179</text:p>
          </table:table-cell>
          <table:table-cell office:value-type="float" office:value="12559" calcext:value-type="float">
            <text:p>12559</text:p>
          </table:table-cell>
          <table:table-cell office:value-type="float" office:value="19044" calcext:value-type="float">
            <text:p>19044</text:p>
          </table:table-cell>
          <table:table-cell office:value-type="float" office:value="12468" calcext:value-type="float">
            <text:p>12468</text:p>
          </table:table-cell>
          <table:table-cell office:value-type="float" office:value="18524" calcext:value-type="float">
            <text:p>1852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93" calcext:value-type="float">
            <text:p>693</text:p>
          </table:table-cell>
          <table:table-cell office:value-type="float" office:value="11365" calcext:value-type="float">
            <text:p>11365</text:p>
          </table:table-cell>
          <table:table-cell office:value-type="float" office:value="17346" calcext:value-type="float">
            <text:p>17346</text:p>
          </table:table-cell>
          <table:table-cell office:value-type="float" office:value="11766" calcext:value-type="float">
            <text:p>11766</text:p>
          </table:table-cell>
          <table:table-cell office:value-type="float" office:value="18319" calcext:value-type="float">
            <text:p>18319</text:p>
          </table:table-cell>
          <table:table-cell office:value-type="float" office:value="13259" calcext:value-type="float">
            <text:p>13259</text:p>
          </table:table-cell>
          <table:table-cell office:value-type="float" office:value="19019" calcext:value-type="float">
            <text:p>19019</text:p>
          </table:table-cell>
          <table:table-cell office:value-type="float" office:value="11269" calcext:value-type="float">
            <text:p>11269</text:p>
          </table:table-cell>
          <table:table-cell office:value-type="float" office:value="18280" calcext:value-type="float">
            <text:p>1828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94" calcext:value-type="float">
            <text:p>694</text:p>
          </table:table-cell>
          <table:table-cell office:value-type="float" office:value="11466" calcext:value-type="float">
            <text:p>11466</text:p>
          </table:table-cell>
          <table:table-cell office:value-type="float" office:value="17258" calcext:value-type="float">
            <text:p>17258</text:p>
          </table:table-cell>
          <table:table-cell office:value-type="float" office:value="11566" calcext:value-type="float">
            <text:p>11566</text:p>
          </table:table-cell>
          <table:table-cell office:value-type="float" office:value="18321" calcext:value-type="float">
            <text:p>18321</text:p>
          </table:table-cell>
          <table:table-cell office:value-type="float" office:value="13262" calcext:value-type="float">
            <text:p>13262</text:p>
          </table:table-cell>
          <table:table-cell office:value-type="float" office:value="19066" calcext:value-type="float">
            <text:p>19066</text:p>
          </table:table-cell>
          <table:table-cell office:value-type="float" office:value="12068" calcext:value-type="float">
            <text:p>12068</text:p>
          </table:table-cell>
          <table:table-cell office:value-type="float" office:value="18055" calcext:value-type="float">
            <text:p>1805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95" calcext:value-type="float">
            <text:p>695</text:p>
          </table:table-cell>
          <table:table-cell office:value-type="float" office:value="11369" calcext:value-type="float">
            <text:p>11369</text:p>
          </table:table-cell>
          <table:table-cell office:value-type="float" office:value="17563" calcext:value-type="float">
            <text:p>17563</text:p>
          </table:table-cell>
          <table:table-cell office:value-type="float" office:value="12271" calcext:value-type="float">
            <text:p>12271</text:p>
          </table:table-cell>
          <table:table-cell office:value-type="float" office:value="18372" calcext:value-type="float">
            <text:p>18372</text:p>
          </table:table-cell>
          <table:table-cell office:value-type="float" office:value="12459" calcext:value-type="float">
            <text:p>12459</text:p>
          </table:table-cell>
          <table:table-cell office:value-type="float" office:value="19365" calcext:value-type="float">
            <text:p>19365</text:p>
          </table:table-cell>
          <table:table-cell office:value-type="float" office:value="12070" calcext:value-type="float">
            <text:p>12070</text:p>
          </table:table-cell>
          <table:table-cell office:value-type="float" office:value="17939" calcext:value-type="float">
            <text:p>1793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96" calcext:value-type="float">
            <text:p>696</text:p>
          </table:table-cell>
          <table:table-cell office:value-type="float" office:value="11466" calcext:value-type="float">
            <text:p>11466</text:p>
          </table:table-cell>
          <table:table-cell office:value-type="float" office:value="17535" calcext:value-type="float">
            <text:p>17535</text:p>
          </table:table-cell>
          <table:table-cell office:value-type="float" office:value="11757" calcext:value-type="float">
            <text:p>11757</text:p>
          </table:table-cell>
          <table:table-cell office:value-type="float" office:value="18438" calcext:value-type="float">
            <text:p>18438</text:p>
          </table:table-cell>
          <table:table-cell office:value-type="float" office:value="13259" calcext:value-type="float">
            <text:p>13259</text:p>
          </table:table-cell>
          <table:table-cell office:value-type="float" office:value="19010" calcext:value-type="float">
            <text:p>19010</text:p>
          </table:table-cell>
          <table:table-cell office:value-type="float" office:value="12170" calcext:value-type="float">
            <text:p>12170</text:p>
          </table:table-cell>
          <table:table-cell office:value-type="float" office:value="18304" calcext:value-type="float">
            <text:p>1830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97" calcext:value-type="float">
            <text:p>697</text:p>
          </table:table-cell>
          <table:table-cell office:value-type="float" office:value="11365" calcext:value-type="float">
            <text:p>11365</text:p>
          </table:table-cell>
          <table:table-cell office:value-type="float" office:value="17272" calcext:value-type="float">
            <text:p>17272</text:p>
          </table:table-cell>
          <table:table-cell office:value-type="float" office:value="11663" calcext:value-type="float">
            <text:p>11663</text:p>
          </table:table-cell>
          <table:table-cell office:value-type="float" office:value="18611" calcext:value-type="float">
            <text:p>18611</text:p>
          </table:table-cell>
          <table:table-cell office:value-type="float" office:value="12461" calcext:value-type="float">
            <text:p>12461</text:p>
          </table:table-cell>
          <table:table-cell office:value-type="float" office:value="19040" calcext:value-type="float">
            <text:p>19040</text:p>
          </table:table-cell>
          <table:table-cell office:value-type="float" office:value="11569" calcext:value-type="float">
            <text:p>11569</text:p>
          </table:table-cell>
          <table:table-cell office:value-type="float" office:value="18133" calcext:value-type="float">
            <text:p>1813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98" calcext:value-type="float">
            <text:p>698</text:p>
          </table:table-cell>
          <table:table-cell office:value-type="float" office:value="11365" calcext:value-type="float">
            <text:p>11365</text:p>
          </table:table-cell>
          <table:table-cell office:value-type="float" office:value="17276" calcext:value-type="float">
            <text:p>17276</text:p>
          </table:table-cell>
          <table:table-cell office:value-type="float" office:value="11863" calcext:value-type="float">
            <text:p>11863</text:p>
          </table:table-cell>
          <table:table-cell office:value-type="float" office:value="18668" calcext:value-type="float">
            <text:p>18668</text:p>
          </table:table-cell>
          <table:table-cell office:value-type="float" office:value="13462" calcext:value-type="float">
            <text:p>13462</text:p>
          </table:table-cell>
          <table:table-cell office:value-type="float" office:value="19023" calcext:value-type="float">
            <text:p>19023</text:p>
          </table:table-cell>
          <table:table-cell office:value-type="float" office:value="11568" calcext:value-type="float">
            <text:p>11568</text:p>
          </table:table-cell>
          <table:table-cell office:value-type="float" office:value="17816" calcext:value-type="float">
            <text:p>1781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699" calcext:value-type="float">
            <text:p>699</text:p>
          </table:table-cell>
          <table:table-cell office:value-type="float" office:value="11465" calcext:value-type="float">
            <text:p>11465</text:p>
          </table:table-cell>
          <table:table-cell office:value-type="float" office:value="17323" calcext:value-type="float">
            <text:p>17323</text:p>
          </table:table-cell>
          <table:table-cell office:value-type="float" office:value="12561" calcext:value-type="float">
            <text:p>12561</text:p>
          </table:table-cell>
          <table:table-cell office:value-type="float" office:value="18719" calcext:value-type="float">
            <text:p>18719</text:p>
          </table:table-cell>
          <table:table-cell office:value-type="float" office:value="12459" calcext:value-type="float">
            <text:p>12459</text:p>
          </table:table-cell>
          <table:table-cell office:value-type="float" office:value="19250" calcext:value-type="float">
            <text:p>19250</text:p>
          </table:table-cell>
          <table:table-cell office:value-type="float" office:value="12067" calcext:value-type="float">
            <text:p>12067</text:p>
          </table:table-cell>
          <table:table-cell office:value-type="float" office:value="17975" calcext:value-type="float">
            <text:p>1797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00" calcext:value-type="float">
            <text:p>700</text:p>
          </table:table-cell>
          <table:table-cell office:value-type="float" office:value="11366" calcext:value-type="float">
            <text:p>11366</text:p>
          </table:table-cell>
          <table:table-cell office:value-type="float" office:value="17164" calcext:value-type="float">
            <text:p>17164</text:p>
          </table:table-cell>
          <table:table-cell office:value-type="float" office:value="12262" calcext:value-type="float">
            <text:p>12262</text:p>
          </table:table-cell>
          <table:table-cell office:value-type="float" office:value="18654" calcext:value-type="float">
            <text:p>18654</text:p>
          </table:table-cell>
          <table:table-cell office:value-type="float" office:value="13259" calcext:value-type="float">
            <text:p>13259</text:p>
          </table:table-cell>
          <table:table-cell office:value-type="float" office:value="18892" calcext:value-type="float">
            <text:p>18892</text:p>
          </table:table-cell>
          <table:table-cell office:value-type="float" office:value="10564" calcext:value-type="float">
            <text:p>10564</text:p>
          </table:table-cell>
          <table:table-cell office:value-type="float" office:value="17951" calcext:value-type="float">
            <text:p>1795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01" calcext:value-type="float">
            <text:p>701</text:p>
          </table:table-cell>
          <table:table-cell office:value-type="float" office:value="11367" calcext:value-type="float">
            <text:p>11367</text:p>
          </table:table-cell>
          <table:table-cell office:value-type="float" office:value="17215" calcext:value-type="float">
            <text:p>17215</text:p>
          </table:table-cell>
          <table:table-cell office:value-type="float" office:value="13068" calcext:value-type="float">
            <text:p>13068</text:p>
          </table:table-cell>
          <table:table-cell office:value-type="float" office:value="18541" calcext:value-type="float">
            <text:p>18541</text:p>
          </table:table-cell>
          <table:table-cell office:value-type="float" office:value="13259" calcext:value-type="float">
            <text:p>13259</text:p>
          </table:table-cell>
          <table:table-cell office:value-type="float" office:value="19023" calcext:value-type="float">
            <text:p>19023</text:p>
          </table:table-cell>
          <table:table-cell office:value-type="float" office:value="11266" calcext:value-type="float">
            <text:p>11266</text:p>
          </table:table-cell>
          <table:table-cell office:value-type="float" office:value="17982" calcext:value-type="float">
            <text:p>1798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02" calcext:value-type="float">
            <text:p>702</text:p>
          </table:table-cell>
          <table:table-cell office:value-type="float" office:value="11369" calcext:value-type="float">
            <text:p>11369</text:p>
          </table:table-cell>
          <table:table-cell office:value-type="float" office:value="17172" calcext:value-type="float">
            <text:p>17172</text:p>
          </table:table-cell>
          <table:table-cell office:value-type="float" office:value="11565" calcext:value-type="float">
            <text:p>11565</text:p>
          </table:table-cell>
          <table:table-cell office:value-type="float" office:value="18667" calcext:value-type="float">
            <text:p>18667</text:p>
          </table:table-cell>
          <table:table-cell office:value-type="float" office:value="12560" calcext:value-type="float">
            <text:p>12560</text:p>
          </table:table-cell>
          <table:table-cell office:value-type="float" office:value="19158" calcext:value-type="float">
            <text:p>19158</text:p>
          </table:table-cell>
          <table:table-cell office:value-type="float" office:value="11165" calcext:value-type="float">
            <text:p>11165</text:p>
          </table:table-cell>
          <table:table-cell office:value-type="float" office:value="17881" calcext:value-type="float">
            <text:p>1788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03" calcext:value-type="float">
            <text:p>703</text:p>
          </table:table-cell>
          <table:table-cell office:value-type="float" office:value="11466" calcext:value-type="float">
            <text:p>11466</text:p>
          </table:table-cell>
          <table:table-cell office:value-type="float" office:value="17274" calcext:value-type="float">
            <text:p>17274</text:p>
          </table:table-cell>
          <table:table-cell office:value-type="float" office:value="11566" calcext:value-type="float">
            <text:p>11566</text:p>
          </table:table-cell>
          <table:table-cell office:value-type="float" office:value="18682" calcext:value-type="float">
            <text:p>18682</text:p>
          </table:table-cell>
          <table:table-cell office:value-type="float" office:value="12560" calcext:value-type="float">
            <text:p>12560</text:p>
          </table:table-cell>
          <table:table-cell office:value-type="float" office:value="19101" calcext:value-type="float">
            <text:p>19101</text:p>
          </table:table-cell>
          <table:table-cell office:value-type="float" office:value="11571" calcext:value-type="float">
            <text:p>11571</text:p>
          </table:table-cell>
          <table:table-cell office:value-type="float" office:value="17915" calcext:value-type="float">
            <text:p>1791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04" calcext:value-type="float">
            <text:p>704</text:p>
          </table:table-cell>
          <table:table-cell office:value-type="float" office:value="11369" calcext:value-type="float">
            <text:p>11369</text:p>
          </table:table-cell>
          <table:table-cell office:value-type="float" office:value="17187" calcext:value-type="float">
            <text:p>17187</text:p>
          </table:table-cell>
          <table:table-cell office:value-type="float" office:value="10964" calcext:value-type="float">
            <text:p>10964</text:p>
          </table:table-cell>
          <table:table-cell office:value-type="float" office:value="18248" calcext:value-type="float">
            <text:p>18248</text:p>
          </table:table-cell>
          <table:table-cell office:value-type="float" office:value="12460" calcext:value-type="float">
            <text:p>12460</text:p>
          </table:table-cell>
          <table:table-cell office:value-type="float" office:value="18964" calcext:value-type="float">
            <text:p>18964</text:p>
          </table:table-cell>
          <table:table-cell office:value-type="float" office:value="11269" calcext:value-type="float">
            <text:p>11269</text:p>
          </table:table-cell>
          <table:table-cell office:value-type="float" office:value="17951" calcext:value-type="float">
            <text:p>1795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05" calcext:value-type="float">
            <text:p>705</text:p>
          </table:table-cell>
          <table:table-cell office:value-type="float" office:value="11465" calcext:value-type="float">
            <text:p>11465</text:p>
          </table:table-cell>
          <table:table-cell office:value-type="float" office:value="17312" calcext:value-type="float">
            <text:p>17312</text:p>
          </table:table-cell>
          <table:table-cell office:value-type="float" office:value="10564" calcext:value-type="float">
            <text:p>10564</text:p>
          </table:table-cell>
          <table:table-cell office:value-type="float" office:value="17877" calcext:value-type="float">
            <text:p>17877</text:p>
          </table:table-cell>
          <table:table-cell office:value-type="float" office:value="12560" calcext:value-type="float">
            <text:p>12560</text:p>
          </table:table-cell>
          <table:table-cell office:value-type="float" office:value="18775" calcext:value-type="float">
            <text:p>18775</text:p>
          </table:table-cell>
          <table:table-cell office:value-type="float" office:value="11367" calcext:value-type="float">
            <text:p>11367</text:p>
          </table:table-cell>
          <table:table-cell office:value-type="float" office:value="17954" calcext:value-type="float">
            <text:p>1795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06" calcext:value-type="float">
            <text:p>706</text:p>
          </table:table-cell>
          <table:table-cell office:value-type="float" office:value="11365" calcext:value-type="float">
            <text:p>11365</text:p>
          </table:table-cell>
          <table:table-cell office:value-type="float" office:value="17424" calcext:value-type="float">
            <text:p>17424</text:p>
          </table:table-cell>
          <table:table-cell office:value-type="float" office:value="10565" calcext:value-type="float">
            <text:p>10565</text:p>
          </table:table-cell>
          <table:table-cell office:value-type="float" office:value="17691" calcext:value-type="float">
            <text:p>17691</text:p>
          </table:table-cell>
          <table:table-cell office:value-type="float" office:value="13359" calcext:value-type="float">
            <text:p>13359</text:p>
          </table:table-cell>
          <table:table-cell office:value-type="float" office:value="18852" calcext:value-type="float">
            <text:p>18852</text:p>
          </table:table-cell>
          <table:table-cell office:value-type="float" office:value="11268" calcext:value-type="float">
            <text:p>11268</text:p>
          </table:table-cell>
          <table:table-cell office:value-type="float" office:value="17822" calcext:value-type="float">
            <text:p>1782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07" calcext:value-type="float">
            <text:p>707</text:p>
          </table:table-cell>
          <table:table-cell office:value-type="float" office:value="11368" calcext:value-type="float">
            <text:p>11368</text:p>
          </table:table-cell>
          <table:table-cell office:value-type="float" office:value="17540" calcext:value-type="float">
            <text:p>17540</text:p>
          </table:table-cell>
          <table:table-cell office:value-type="float" office:value="11563" calcext:value-type="float">
            <text:p>11563</text:p>
          </table:table-cell>
          <table:table-cell office:value-type="float" office:value="17741" calcext:value-type="float">
            <text:p>17741</text:p>
          </table:table-cell>
          <table:table-cell office:value-type="float" office:value="13160" calcext:value-type="float">
            <text:p>13160</text:p>
          </table:table-cell>
          <table:table-cell office:value-type="float" office:value="19037" calcext:value-type="float">
            <text:p>19037</text:p>
          </table:table-cell>
          <table:table-cell office:value-type="float" office:value="11168" calcext:value-type="float">
            <text:p>11168</text:p>
          </table:table-cell>
          <table:table-cell office:value-type="float" office:value="17652" calcext:value-type="float">
            <text:p>1765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08" calcext:value-type="float">
            <text:p>708</text:p>
          </table:table-cell>
          <table:table-cell office:value-type="float" office:value="11466" calcext:value-type="float">
            <text:p>11466</text:p>
          </table:table-cell>
          <table:table-cell office:value-type="float" office:value="17442" calcext:value-type="float">
            <text:p>17442</text:p>
          </table:table-cell>
          <table:table-cell office:value-type="float" office:value="9666" calcext:value-type="float">
            <text:p>9666</text:p>
          </table:table-cell>
          <table:table-cell office:value-type="float" office:value="17734" calcext:value-type="float">
            <text:p>17734</text:p>
          </table:table-cell>
          <table:table-cell office:value-type="float" office:value="13262" calcext:value-type="float">
            <text:p>13262</text:p>
          </table:table-cell>
          <table:table-cell office:value-type="float" office:value="19068" calcext:value-type="float">
            <text:p>19068</text:p>
          </table:table-cell>
          <table:table-cell office:value-type="float" office:value="10567" calcext:value-type="float">
            <text:p>10567</text:p>
          </table:table-cell>
          <table:table-cell office:value-type="float" office:value="17315" calcext:value-type="float">
            <text:p>1731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09" calcext:value-type="float">
            <text:p>709</text:p>
          </table:table-cell>
          <table:table-cell office:value-type="float" office:value="11368" calcext:value-type="float">
            <text:p>11368</text:p>
          </table:table-cell>
          <table:table-cell office:value-type="float" office:value="17399" calcext:value-type="float">
            <text:p>17399</text:p>
          </table:table-cell>
          <table:table-cell office:value-type="float" office:value="10467" calcext:value-type="float">
            <text:p>10467</text:p>
          </table:table-cell>
          <table:table-cell office:value-type="float" office:value="17501" calcext:value-type="float">
            <text:p>17501</text:p>
          </table:table-cell>
          <table:table-cell office:value-type="float" office:value="12560" calcext:value-type="float">
            <text:p>12560</text:p>
          </table:table-cell>
          <table:table-cell office:value-type="float" office:value="19085" calcext:value-type="float">
            <text:p>19085</text:p>
          </table:table-cell>
          <table:table-cell office:value-type="float" office:value="11268" calcext:value-type="float">
            <text:p>11268</text:p>
          </table:table-cell>
          <table:table-cell office:value-type="float" office:value="17297" calcext:value-type="float">
            <text:p>1729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10" calcext:value-type="float">
            <text:p>710</text:p>
          </table:table-cell>
          <table:table-cell office:value-type="float" office:value="11467" calcext:value-type="float">
            <text:p>11467</text:p>
          </table:table-cell>
          <table:table-cell office:value-type="float" office:value="17326" calcext:value-type="float">
            <text:p>17326</text:p>
          </table:table-cell>
          <table:table-cell office:value-type="float" office:value="10768" calcext:value-type="float">
            <text:p>10768</text:p>
          </table:table-cell>
          <table:table-cell office:value-type="float" office:value="17724" calcext:value-type="float">
            <text:p>17724</text:p>
          </table:table-cell>
          <table:table-cell office:value-type="float" office:value="13160" calcext:value-type="float">
            <text:p>13160</text:p>
          </table:table-cell>
          <table:table-cell office:value-type="float" office:value="18925" calcext:value-type="float">
            <text:p>18925</text:p>
          </table:table-cell>
          <table:table-cell office:value-type="float" office:value="11367" calcext:value-type="float">
            <text:p>11367</text:p>
          </table:table-cell>
          <table:table-cell office:value-type="float" office:value="17299" calcext:value-type="float">
            <text:p>1729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11" calcext:value-type="float">
            <text:p>711</text:p>
          </table:table-cell>
          <table:table-cell office:value-type="float" office:value="11466" calcext:value-type="float">
            <text:p>11466</text:p>
          </table:table-cell>
          <table:table-cell office:value-type="float" office:value="17499" calcext:value-type="float">
            <text:p>17499</text:p>
          </table:table-cell>
          <table:table-cell office:value-type="float" office:value="11762" calcext:value-type="float">
            <text:p>11762</text:p>
          </table:table-cell>
          <table:table-cell office:value-type="float" office:value="18004" calcext:value-type="float">
            <text:p>18004</text:p>
          </table:table-cell>
          <table:table-cell office:value-type="float" office:value="13160" calcext:value-type="float">
            <text:p>13160</text:p>
          </table:table-cell>
          <table:table-cell office:value-type="float" office:value="19048" calcext:value-type="float">
            <text:p>19048</text:p>
          </table:table-cell>
          <table:table-cell office:value-type="float" office:value="11168" calcext:value-type="float">
            <text:p>11168</text:p>
          </table:table-cell>
          <table:table-cell office:value-type="float" office:value="17598" calcext:value-type="float">
            <text:p>1759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12" calcext:value-type="float">
            <text:p>712</text:p>
          </table:table-cell>
          <table:table-cell office:value-type="float" office:value="11464" calcext:value-type="float">
            <text:p>11464</text:p>
          </table:table-cell>
          <table:table-cell office:value-type="float" office:value="17558" calcext:value-type="float">
            <text:p>17558</text:p>
          </table:table-cell>
          <table:table-cell office:value-type="float" office:value="11667" calcext:value-type="float">
            <text:p>11667</text:p>
          </table:table-cell>
          <table:table-cell office:value-type="float" office:value="18384" calcext:value-type="float">
            <text:p>18384</text:p>
          </table:table-cell>
          <table:table-cell office:value-type="float" office:value="12460" calcext:value-type="float">
            <text:p>12460</text:p>
          </table:table-cell>
          <table:table-cell office:value-type="float" office:value="19093" calcext:value-type="float">
            <text:p>19093</text:p>
          </table:table-cell>
          <table:table-cell office:value-type="float" office:value="11266" calcext:value-type="float">
            <text:p>11266</text:p>
          </table:table-cell>
          <table:table-cell office:value-type="float" office:value="17644" calcext:value-type="float">
            <text:p>1764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13" calcext:value-type="float">
            <text:p>713</text:p>
          </table:table-cell>
          <table:table-cell office:value-type="float" office:value="11464" calcext:value-type="float">
            <text:p>11464</text:p>
          </table:table-cell>
          <table:table-cell office:value-type="float" office:value="17597" calcext:value-type="float">
            <text:p>17597</text:p>
          </table:table-cell>
          <table:table-cell office:value-type="float" office:value="11668" calcext:value-type="float">
            <text:p>11668</text:p>
          </table:table-cell>
          <table:table-cell office:value-type="float" office:value="18200" calcext:value-type="float">
            <text:p>18200</text:p>
          </table:table-cell>
          <table:table-cell office:value-type="float" office:value="13159" calcext:value-type="float">
            <text:p>13159</text:p>
          </table:table-cell>
          <table:table-cell office:value-type="float" office:value="19054" calcext:value-type="float">
            <text:p>19054</text:p>
          </table:table-cell>
          <table:table-cell office:value-type="float" office:value="12266" calcext:value-type="float">
            <text:p>12266</text:p>
          </table:table-cell>
          <table:table-cell office:value-type="float" office:value="17564" calcext:value-type="float">
            <text:p>1756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14" calcext:value-type="float">
            <text:p>714</text:p>
          </table:table-cell>
          <table:table-cell office:value-type="float" office:value="11368" calcext:value-type="float">
            <text:p>11368</text:p>
          </table:table-cell>
          <table:table-cell office:value-type="float" office:value="17517" calcext:value-type="float">
            <text:p>17517</text:p>
          </table:table-cell>
          <table:table-cell office:value-type="float" office:value="10764" calcext:value-type="float">
            <text:p>10764</text:p>
          </table:table-cell>
          <table:table-cell office:value-type="float" office:value="18338" calcext:value-type="float">
            <text:p>18338</text:p>
          </table:table-cell>
          <table:table-cell office:value-type="float" office:value="12360" calcext:value-type="float">
            <text:p>12360</text:p>
          </table:table-cell>
          <table:table-cell office:value-type="float" office:value="18957" calcext:value-type="float">
            <text:p>18957</text:p>
          </table:table-cell>
          <table:table-cell office:value-type="float" office:value="11569" calcext:value-type="float">
            <text:p>11569</text:p>
          </table:table-cell>
          <table:table-cell office:value-type="float" office:value="17828" calcext:value-type="float">
            <text:p>1782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15" calcext:value-type="float">
            <text:p>715</text:p>
          </table:table-cell>
          <table:table-cell office:value-type="float" office:value="11366" calcext:value-type="float">
            <text:p>11366</text:p>
          </table:table-cell>
          <table:table-cell office:value-type="float" office:value="17362" calcext:value-type="float">
            <text:p>17362</text:p>
          </table:table-cell>
          <table:table-cell office:value-type="float" office:value="10766" calcext:value-type="float">
            <text:p>10766</text:p>
          </table:table-cell>
          <table:table-cell office:value-type="float" office:value="18221" calcext:value-type="float">
            <text:p>18221</text:p>
          </table:table-cell>
          <table:table-cell office:value-type="float" office:value="13259" calcext:value-type="float">
            <text:p>13259</text:p>
          </table:table-cell>
          <table:table-cell office:value-type="float" office:value="19052" calcext:value-type="float">
            <text:p>19052</text:p>
          </table:table-cell>
          <table:table-cell office:value-type="float" office:value="11965" calcext:value-type="float">
            <text:p>11965</text:p>
          </table:table-cell>
          <table:table-cell office:value-type="float" office:value="17980" calcext:value-type="float">
            <text:p>1798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16" calcext:value-type="float">
            <text:p>716</text:p>
          </table:table-cell>
          <table:table-cell office:value-type="float" office:value="11368" calcext:value-type="float">
            <text:p>11368</text:p>
          </table:table-cell>
          <table:table-cell office:value-type="float" office:value="17283" calcext:value-type="float">
            <text:p>17283</text:p>
          </table:table-cell>
          <table:table-cell office:value-type="float" office:value="11464" calcext:value-type="float">
            <text:p>11464</text:p>
          </table:table-cell>
          <table:table-cell office:value-type="float" office:value="18171" calcext:value-type="float">
            <text:p>18171</text:p>
          </table:table-cell>
          <table:table-cell office:value-type="float" office:value="13261" calcext:value-type="float">
            <text:p>13261</text:p>
          </table:table-cell>
          <table:table-cell office:value-type="float" office:value="19376" calcext:value-type="float">
            <text:p>19376</text:p>
          </table:table-cell>
          <table:table-cell office:value-type="float" office:value="11967" calcext:value-type="float">
            <text:p>11967</text:p>
          </table:table-cell>
          <table:table-cell office:value-type="float" office:value="18007" calcext:value-type="float">
            <text:p>1800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17" calcext:value-type="float">
            <text:p>717</text:p>
          </table:table-cell>
          <table:table-cell office:value-type="float" office:value="11368" calcext:value-type="float">
            <text:p>11368</text:p>
          </table:table-cell>
          <table:table-cell office:value-type="float" office:value="17300" calcext:value-type="float">
            <text:p>17300</text:p>
          </table:table-cell>
          <table:table-cell office:value-type="float" office:value="10865" calcext:value-type="float">
            <text:p>10865</text:p>
          </table:table-cell>
          <table:table-cell office:value-type="float" office:value="17954" calcext:value-type="float">
            <text:p>17954</text:p>
          </table:table-cell>
          <table:table-cell office:value-type="float" office:value="13258" calcext:value-type="float">
            <text:p>13258</text:p>
          </table:table-cell>
          <table:table-cell office:value-type="float" office:value="19254" calcext:value-type="float">
            <text:p>19254</text:p>
          </table:table-cell>
          <table:table-cell office:value-type="float" office:value="12369" calcext:value-type="float">
            <text:p>12369</text:p>
          </table:table-cell>
          <table:table-cell office:value-type="float" office:value="18250" calcext:value-type="float">
            <text:p>1825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18" calcext:value-type="float">
            <text:p>718</text:p>
          </table:table-cell>
          <table:table-cell office:value-type="float" office:value="11464" calcext:value-type="float">
            <text:p>11464</text:p>
          </table:table-cell>
          <table:table-cell office:value-type="float" office:value="17094" calcext:value-type="float">
            <text:p>17094</text:p>
          </table:table-cell>
          <table:table-cell office:value-type="float" office:value="10667" calcext:value-type="float">
            <text:p>10667</text:p>
          </table:table-cell>
          <table:table-cell office:value-type="float" office:value="18072" calcext:value-type="float">
            <text:p>18072</text:p>
          </table:table-cell>
          <table:table-cell office:value-type="float" office:value="12560" calcext:value-type="float">
            <text:p>12560</text:p>
          </table:table-cell>
          <table:table-cell office:value-type="float" office:value="19147" calcext:value-type="float">
            <text:p>19147</text:p>
          </table:table-cell>
          <table:table-cell office:value-type="float" office:value="11467" calcext:value-type="float">
            <text:p>11467</text:p>
          </table:table-cell>
          <table:table-cell office:value-type="float" office:value="18376" calcext:value-type="float">
            <text:p>1837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19" calcext:value-type="float">
            <text:p>719</text:p>
          </table:table-cell>
          <table:table-cell office:value-type="float" office:value="11464" calcext:value-type="float">
            <text:p>11464</text:p>
          </table:table-cell>
          <table:table-cell office:value-type="float" office:value="17189" calcext:value-type="float">
            <text:p>17189</text:p>
          </table:table-cell>
          <table:table-cell office:value-type="float" office:value="10864" calcext:value-type="float">
            <text:p>10864</text:p>
          </table:table-cell>
          <table:table-cell office:value-type="float" office:value="18036" calcext:value-type="float">
            <text:p>18036</text:p>
          </table:table-cell>
          <table:table-cell office:value-type="float" office:value="12458" calcext:value-type="float">
            <text:p>12458</text:p>
          </table:table-cell>
          <table:table-cell office:value-type="float" office:value="19170" calcext:value-type="float">
            <text:p>19170</text:p>
          </table:table-cell>
          <table:table-cell office:value-type="float" office:value="13065" calcext:value-type="float">
            <text:p>13065</text:p>
          </table:table-cell>
          <table:table-cell office:value-type="float" office:value="18510" calcext:value-type="float">
            <text:p>1851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20" calcext:value-type="float">
            <text:p>720</text:p>
          </table:table-cell>
          <table:table-cell office:value-type="float" office:value="11466" calcext:value-type="float">
            <text:p>11466</text:p>
          </table:table-cell>
          <table:table-cell office:value-type="float" office:value="17273" calcext:value-type="float">
            <text:p>17273</text:p>
          </table:table-cell>
          <table:table-cell office:value-type="float" office:value="10564" calcext:value-type="float">
            <text:p>10564</text:p>
          </table:table-cell>
          <table:table-cell office:value-type="float" office:value="18071" calcext:value-type="float">
            <text:p>18071</text:p>
          </table:table-cell>
          <table:table-cell office:value-type="float" office:value="13260" calcext:value-type="float">
            <text:p>13260</text:p>
          </table:table-cell>
          <table:table-cell office:value-type="float" office:value="19090" calcext:value-type="float">
            <text:p>19090</text:p>
          </table:table-cell>
          <table:table-cell office:value-type="float" office:value="12265" calcext:value-type="float">
            <text:p>12265</text:p>
          </table:table-cell>
          <table:table-cell office:value-type="float" office:value="18706" calcext:value-type="float">
            <text:p>1870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21" calcext:value-type="float">
            <text:p>721</text:p>
          </table:table-cell>
          <table:table-cell office:value-type="float" office:value="11467" calcext:value-type="float">
            <text:p>11467</text:p>
          </table:table-cell>
          <table:table-cell office:value-type="float" office:value="17373" calcext:value-type="float">
            <text:p>17373</text:p>
          </table:table-cell>
          <table:table-cell office:value-type="float" office:value="11565" calcext:value-type="float">
            <text:p>11565</text:p>
          </table:table-cell>
          <table:table-cell office:value-type="float" office:value="17846" calcext:value-type="float">
            <text:p>17846</text:p>
          </table:table-cell>
          <table:table-cell office:value-type="float" office:value="12360" calcext:value-type="float">
            <text:p>12360</text:p>
          </table:table-cell>
          <table:table-cell office:value-type="float" office:value="19038" calcext:value-type="float">
            <text:p>19038</text:p>
          </table:table-cell>
          <table:table-cell office:value-type="float" office:value="11669" calcext:value-type="float">
            <text:p>11669</text:p>
          </table:table-cell>
          <table:table-cell office:value-type="float" office:value="18606" calcext:value-type="float">
            <text:p>1860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22" calcext:value-type="float">
            <text:p>722</text:p>
          </table:table-cell>
          <table:table-cell office:value-type="float" office:value="11467" calcext:value-type="float">
            <text:p>11467</text:p>
          </table:table-cell>
          <table:table-cell office:value-type="float" office:value="17596" calcext:value-type="float">
            <text:p>17596</text:p>
          </table:table-cell>
          <table:table-cell office:value-type="float" office:value="11462" calcext:value-type="float">
            <text:p>11462</text:p>
          </table:table-cell>
          <table:table-cell office:value-type="float" office:value="17975" calcext:value-type="float">
            <text:p>17975</text:p>
          </table:table-cell>
          <table:table-cell office:value-type="float" office:value="12359" calcext:value-type="float">
            <text:p>12359</text:p>
          </table:table-cell>
          <table:table-cell office:value-type="float" office:value="19034" calcext:value-type="float">
            <text:p>19034</text:p>
          </table:table-cell>
          <table:table-cell office:value-type="float" office:value="11770" calcext:value-type="float">
            <text:p>11770</text:p>
          </table:table-cell>
          <table:table-cell office:value-type="float" office:value="18743" calcext:value-type="float">
            <text:p>1874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23" calcext:value-type="float">
            <text:p>723</text:p>
          </table:table-cell>
          <table:table-cell office:value-type="float" office:value="11368" calcext:value-type="float">
            <text:p>11368</text:p>
          </table:table-cell>
          <table:table-cell office:value-type="float" office:value="17661" calcext:value-type="float">
            <text:p>17661</text:p>
          </table:table-cell>
          <table:table-cell office:value-type="float" office:value="11563" calcext:value-type="float">
            <text:p>11563</text:p>
          </table:table-cell>
          <table:table-cell office:value-type="float" office:value="17942" calcext:value-type="float">
            <text:p>17942</text:p>
          </table:table-cell>
          <table:table-cell office:value-type="float" office:value="12662" calcext:value-type="float">
            <text:p>12662</text:p>
          </table:table-cell>
          <table:table-cell office:value-type="float" office:value="18956" calcext:value-type="float">
            <text:p>18956</text:p>
          </table:table-cell>
          <table:table-cell office:value-type="float" office:value="12168" calcext:value-type="float">
            <text:p>12168</text:p>
          </table:table-cell>
          <table:table-cell office:value-type="float" office:value="18393" calcext:value-type="float">
            <text:p>1839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24" calcext:value-type="float">
            <text:p>724</text:p>
          </table:table-cell>
          <table:table-cell office:value-type="float" office:value="11467" calcext:value-type="float">
            <text:p>11467</text:p>
          </table:table-cell>
          <table:table-cell office:value-type="float" office:value="17688" calcext:value-type="float">
            <text:p>17688</text:p>
          </table:table-cell>
          <table:table-cell office:value-type="float" office:value="11561" calcext:value-type="float">
            <text:p>11561</text:p>
          </table:table-cell>
          <table:table-cell office:value-type="float" office:value="17865" calcext:value-type="float">
            <text:p>17865</text:p>
          </table:table-cell>
          <table:table-cell office:value-type="float" office:value="12459" calcext:value-type="float">
            <text:p>12459</text:p>
          </table:table-cell>
          <table:table-cell office:value-type="float" office:value="18834" calcext:value-type="float">
            <text:p>18834</text:p>
          </table:table-cell>
          <table:table-cell office:value-type="float" office:value="11371" calcext:value-type="float">
            <text:p>11371</text:p>
          </table:table-cell>
          <table:table-cell office:value-type="float" office:value="18236" calcext:value-type="float">
            <text:p>1823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25" calcext:value-type="float">
            <text:p>725</text:p>
          </table:table-cell>
          <table:table-cell office:value-type="float" office:value="11466" calcext:value-type="float">
            <text:p>11466</text:p>
          </table:table-cell>
          <table:table-cell office:value-type="float" office:value="17750" calcext:value-type="float">
            <text:p>17750</text:p>
          </table:table-cell>
          <table:table-cell office:value-type="float" office:value="10660" calcext:value-type="float">
            <text:p>10660</text:p>
          </table:table-cell>
          <table:table-cell office:value-type="float" office:value="17807" calcext:value-type="float">
            <text:p>17807</text:p>
          </table:table-cell>
          <table:table-cell office:value-type="float" office:value="12562" calcext:value-type="float">
            <text:p>12562</text:p>
          </table:table-cell>
          <table:table-cell office:value-type="float" office:value="18976" calcext:value-type="float">
            <text:p>18976</text:p>
          </table:table-cell>
          <table:table-cell office:value-type="float" office:value="11270" calcext:value-type="float">
            <text:p>11270</text:p>
          </table:table-cell>
          <table:table-cell office:value-type="float" office:value="18043" calcext:value-type="float">
            <text:p>1804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26" calcext:value-type="float">
            <text:p>726</text:p>
          </table:table-cell>
          <table:table-cell office:value-type="float" office:value="11368" calcext:value-type="float">
            <text:p>11368</text:p>
          </table:table-cell>
          <table:table-cell office:value-type="float" office:value="17700" calcext:value-type="float">
            <text:p>17700</text:p>
          </table:table-cell>
          <table:table-cell office:value-type="float" office:value="11463" calcext:value-type="float">
            <text:p>11463</text:p>
          </table:table-cell>
          <table:table-cell office:value-type="float" office:value="17753" calcext:value-type="float">
            <text:p>17753</text:p>
          </table:table-cell>
          <table:table-cell office:value-type="float" office:value="13362" calcext:value-type="float">
            <text:p>13362</text:p>
          </table:table-cell>
          <table:table-cell office:value-type="float" office:value="19044" calcext:value-type="float">
            <text:p>19044</text:p>
          </table:table-cell>
          <table:table-cell office:value-type="float" office:value="11271" calcext:value-type="float">
            <text:p>11271</text:p>
          </table:table-cell>
          <table:table-cell office:value-type="float" office:value="17534" calcext:value-type="float">
            <text:p>1753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27" calcext:value-type="float">
            <text:p>727</text:p>
          </table:table-cell>
          <table:table-cell office:value-type="float" office:value="11464" calcext:value-type="float">
            <text:p>11464</text:p>
          </table:table-cell>
          <table:table-cell office:value-type="float" office:value="17561" calcext:value-type="float">
            <text:p>17561</text:p>
          </table:table-cell>
          <table:table-cell office:value-type="float" office:value="10763" calcext:value-type="float">
            <text:p>10763</text:p>
          </table:table-cell>
          <table:table-cell office:value-type="float" office:value="17767" calcext:value-type="float">
            <text:p>17767</text:p>
          </table:table-cell>
          <table:table-cell office:value-type="float" office:value="12762" calcext:value-type="float">
            <text:p>12762</text:p>
          </table:table-cell>
          <table:table-cell office:value-type="float" office:value="19093" calcext:value-type="float">
            <text:p>19093</text:p>
          </table:table-cell>
          <table:table-cell office:value-type="float" office:value="11671" calcext:value-type="float">
            <text:p>11671</text:p>
          </table:table-cell>
          <table:table-cell office:value-type="float" office:value="17485" calcext:value-type="float">
            <text:p>1748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28" calcext:value-type="float">
            <text:p>728</text:p>
          </table:table-cell>
          <table:table-cell office:value-type="float" office:value="11368" calcext:value-type="float">
            <text:p>11368</text:p>
          </table:table-cell>
          <table:table-cell office:value-type="float" office:value="17723" calcext:value-type="float">
            <text:p>17723</text:p>
          </table:table-cell>
          <table:table-cell office:value-type="float" office:value="11461" calcext:value-type="float">
            <text:p>11461</text:p>
          </table:table-cell>
          <table:table-cell office:value-type="float" office:value="17580" calcext:value-type="float">
            <text:p>17580</text:p>
          </table:table-cell>
          <table:table-cell office:value-type="float" office:value="13159" calcext:value-type="float">
            <text:p>13159</text:p>
          </table:table-cell>
          <table:table-cell office:value-type="float" office:value="19077" calcext:value-type="float">
            <text:p>19077</text:p>
          </table:table-cell>
          <table:table-cell office:value-type="float" office:value="10570" calcext:value-type="float">
            <text:p>10570</text:p>
          </table:table-cell>
          <table:table-cell office:value-type="float" office:value="17601" calcext:value-type="float">
            <text:p>1760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29" calcext:value-type="float">
            <text:p>729</text:p>
          </table:table-cell>
          <table:table-cell office:value-type="float" office:value="11466" calcext:value-type="float">
            <text:p>11466</text:p>
          </table:table-cell>
          <table:table-cell office:value-type="float" office:value="17489" calcext:value-type="float">
            <text:p>17489</text:p>
          </table:table-cell>
          <table:table-cell office:value-type="float" office:value="11164" calcext:value-type="float">
            <text:p>11164</text:p>
          </table:table-cell>
          <table:table-cell office:value-type="float" office:value="17622" calcext:value-type="float">
            <text:p>17622</text:p>
          </table:table-cell>
          <table:table-cell office:value-type="float" office:value="12359" calcext:value-type="float">
            <text:p>12359</text:p>
          </table:table-cell>
          <table:table-cell office:value-type="float" office:value="19082" calcext:value-type="float">
            <text:p>19082</text:p>
          </table:table-cell>
          <table:table-cell office:value-type="float" office:value="10469" calcext:value-type="float">
            <text:p>10469</text:p>
          </table:table-cell>
          <table:table-cell office:value-type="float" office:value="17430" calcext:value-type="float">
            <text:p>1743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30" calcext:value-type="float">
            <text:p>730</text:p>
          </table:table-cell>
          <table:table-cell office:value-type="float" office:value="11465" calcext:value-type="float">
            <text:p>11465</text:p>
          </table:table-cell>
          <table:table-cell office:value-type="float" office:value="17423" calcext:value-type="float">
            <text:p>17423</text:p>
          </table:table-cell>
          <table:table-cell office:value-type="float" office:value="10764" calcext:value-type="float">
            <text:p>10764</text:p>
          </table:table-cell>
          <table:table-cell office:value-type="float" office:value="17670" calcext:value-type="float">
            <text:p>17670</text:p>
          </table:table-cell>
          <table:table-cell office:value-type="float" office:value="12459" calcext:value-type="float">
            <text:p>12459</text:p>
          </table:table-cell>
          <table:table-cell office:value-type="float" office:value="18958" calcext:value-type="float">
            <text:p>18958</text:p>
          </table:table-cell>
          <table:table-cell office:value-type="float" office:value="10671" calcext:value-type="float">
            <text:p>10671</text:p>
          </table:table-cell>
          <table:table-cell office:value-type="float" office:value="17313" calcext:value-type="float">
            <text:p>1731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31" calcext:value-type="float">
            <text:p>731</text:p>
          </table:table-cell>
          <table:table-cell office:value-type="float" office:value="11463" calcext:value-type="float">
            <text:p>11463</text:p>
          </table:table-cell>
          <table:table-cell office:value-type="float" office:value="17458" calcext:value-type="float">
            <text:p>17458</text:p>
          </table:table-cell>
          <table:table-cell office:value-type="float" office:value="10861" calcext:value-type="float">
            <text:p>10861</text:p>
          </table:table-cell>
          <table:table-cell office:value-type="float" office:value="17597" calcext:value-type="float">
            <text:p>17597</text:p>
          </table:table-cell>
          <table:table-cell office:value-type="float" office:value="13259" calcext:value-type="float">
            <text:p>13259</text:p>
          </table:table-cell>
          <table:table-cell office:value-type="float" office:value="19036" calcext:value-type="float">
            <text:p>19036</text:p>
          </table:table-cell>
          <table:table-cell office:value-type="float" office:value="10572" calcext:value-type="float">
            <text:p>10572</text:p>
          </table:table-cell>
          <table:table-cell office:value-type="float" office:value="17266" calcext:value-type="float">
            <text:p>1726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32" calcext:value-type="float">
            <text:p>732</text:p>
          </table:table-cell>
          <table:table-cell office:value-type="float" office:value="11368" calcext:value-type="float">
            <text:p>11368</text:p>
          </table:table-cell>
          <table:table-cell office:value-type="float" office:value="17630" calcext:value-type="float">
            <text:p>17630</text:p>
          </table:table-cell>
          <table:table-cell office:value-type="float" office:value="10564" calcext:value-type="float">
            <text:p>10564</text:p>
          </table:table-cell>
          <table:table-cell office:value-type="float" office:value="17544" calcext:value-type="float">
            <text:p>17544</text:p>
          </table:table-cell>
          <table:table-cell office:value-type="float" office:value="12359" calcext:value-type="float">
            <text:p>12359</text:p>
          </table:table-cell>
          <table:table-cell office:value-type="float" office:value="19007" calcext:value-type="float">
            <text:p>19007</text:p>
          </table:table-cell>
          <table:table-cell office:value-type="float" office:value="11065" calcext:value-type="float">
            <text:p>11065</text:p>
          </table:table-cell>
          <table:table-cell office:value-type="float" office:value="17126" calcext:value-type="float">
            <text:p>1712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33" calcext:value-type="float">
            <text:p>733</text:p>
          </table:table-cell>
          <table:table-cell office:value-type="float" office:value="11564" calcext:value-type="float">
            <text:p>11564</text:p>
          </table:table-cell>
          <table:table-cell office:value-type="float" office:value="17700" calcext:value-type="float">
            <text:p>17700</text:p>
          </table:table-cell>
          <table:table-cell office:value-type="float" office:value="10563" calcext:value-type="float">
            <text:p>10563</text:p>
          </table:table-cell>
          <table:table-cell office:value-type="float" office:value="17622" calcext:value-type="float">
            <text:p>17622</text:p>
          </table:table-cell>
          <table:table-cell office:value-type="float" office:value="12459" calcext:value-type="float">
            <text:p>12459</text:p>
          </table:table-cell>
          <table:table-cell office:value-type="float" office:value="19094" calcext:value-type="float">
            <text:p>19094</text:p>
          </table:table-cell>
          <table:table-cell office:value-type="float" office:value="10572" calcext:value-type="float">
            <text:p>10572</text:p>
          </table:table-cell>
          <table:table-cell office:value-type="float" office:value="17233" calcext:value-type="float">
            <text:p>1723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34" calcext:value-type="float">
            <text:p>734</text:p>
          </table:table-cell>
          <table:table-cell office:value-type="float" office:value="11567" calcext:value-type="float">
            <text:p>11567</text:p>
          </table:table-cell>
          <table:table-cell office:value-type="float" office:value="17726" calcext:value-type="float">
            <text:p>17726</text:p>
          </table:table-cell>
          <table:table-cell office:value-type="float" office:value="9665" calcext:value-type="float">
            <text:p>9665</text:p>
          </table:table-cell>
          <table:table-cell office:value-type="float" office:value="17504" calcext:value-type="float">
            <text:p>17504</text:p>
          </table:table-cell>
          <table:table-cell office:value-type="float" office:value="12359" calcext:value-type="float">
            <text:p>12359</text:p>
          </table:table-cell>
          <table:table-cell office:value-type="float" office:value="18914" calcext:value-type="float">
            <text:p>18914</text:p>
          </table:table-cell>
          <table:table-cell office:value-type="float" office:value="10572" calcext:value-type="float">
            <text:p>10572</text:p>
          </table:table-cell>
          <table:table-cell office:value-type="float" office:value="17214" calcext:value-type="float">
            <text:p>1721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35" calcext:value-type="float">
            <text:p>735</text:p>
          </table:table-cell>
          <table:table-cell office:value-type="float" office:value="11368" calcext:value-type="float">
            <text:p>11368</text:p>
          </table:table-cell>
          <table:table-cell office:value-type="float" office:value="17568" calcext:value-type="float">
            <text:p>17568</text:p>
          </table:table-cell>
          <table:table-cell office:value-type="float" office:value="10763" calcext:value-type="float">
            <text:p>10763</text:p>
          </table:table-cell>
          <table:table-cell office:value-type="float" office:value="17584" calcext:value-type="float">
            <text:p>17584</text:p>
          </table:table-cell>
          <table:table-cell office:value-type="float" office:value="12459" calcext:value-type="float">
            <text:p>12459</text:p>
          </table:table-cell>
          <table:table-cell office:value-type="float" office:value="18860" calcext:value-type="float">
            <text:p>18860</text:p>
          </table:table-cell>
          <table:table-cell office:value-type="float" office:value="11170" calcext:value-type="float">
            <text:p>11170</text:p>
          </table:table-cell>
          <table:table-cell office:value-type="float" office:value="17134" calcext:value-type="float">
            <text:p>1713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36" calcext:value-type="float">
            <text:p>736</text:p>
          </table:table-cell>
          <table:table-cell office:value-type="float" office:value="11466" calcext:value-type="float">
            <text:p>11466</text:p>
          </table:table-cell>
          <table:table-cell office:value-type="float" office:value="17606" calcext:value-type="float">
            <text:p>17606</text:p>
          </table:table-cell>
          <table:table-cell office:value-type="float" office:value="10765" calcext:value-type="float">
            <text:p>10765</text:p>
          </table:table-cell>
          <table:table-cell office:value-type="float" office:value="17552" calcext:value-type="float">
            <text:p>17552</text:p>
          </table:table-cell>
          <table:table-cell office:value-type="float" office:value="13159" calcext:value-type="float">
            <text:p>13159</text:p>
          </table:table-cell>
          <table:table-cell office:value-type="float" office:value="19064" calcext:value-type="float">
            <text:p>19064</text:p>
          </table:table-cell>
          <table:table-cell office:value-type="float" office:value="11373" calcext:value-type="float">
            <text:p>11373</text:p>
          </table:table-cell>
          <table:table-cell office:value-type="float" office:value="17181" calcext:value-type="float">
            <text:p>1718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37" calcext:value-type="float">
            <text:p>737</text:p>
          </table:table-cell>
          <table:table-cell office:value-type="float" office:value="11466" calcext:value-type="float">
            <text:p>11466</text:p>
          </table:table-cell>
          <table:table-cell office:value-type="float" office:value="17624" calcext:value-type="float">
            <text:p>17624</text:p>
          </table:table-cell>
          <table:table-cell office:value-type="float" office:value="9866" calcext:value-type="float">
            <text:p>9866</text:p>
          </table:table-cell>
          <table:table-cell office:value-type="float" office:value="17359" calcext:value-type="float">
            <text:p>17359</text:p>
          </table:table-cell>
          <table:table-cell office:value-type="float" office:value="12461" calcext:value-type="float">
            <text:p>12461</text:p>
          </table:table-cell>
          <table:table-cell office:value-type="float" office:value="19134" calcext:value-type="float">
            <text:p>19134</text:p>
          </table:table-cell>
          <table:table-cell office:value-type="float" office:value="12070" calcext:value-type="float">
            <text:p>12070</text:p>
          </table:table-cell>
          <table:table-cell office:value-type="float" office:value="17274" calcext:value-type="float">
            <text:p>1727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38" calcext:value-type="float">
            <text:p>738</text:p>
          </table:table-cell>
          <table:table-cell office:value-type="float" office:value="11470" calcext:value-type="float">
            <text:p>11470</text:p>
          </table:table-cell>
          <table:table-cell office:value-type="float" office:value="17545" calcext:value-type="float">
            <text:p>17545</text:p>
          </table:table-cell>
          <table:table-cell office:value-type="float" office:value="10563" calcext:value-type="float">
            <text:p>10563</text:p>
          </table:table-cell>
          <table:table-cell office:value-type="float" office:value="17287" calcext:value-type="float">
            <text:p>17287</text:p>
          </table:table-cell>
          <table:table-cell office:value-type="float" office:value="12562" calcext:value-type="float">
            <text:p>12562</text:p>
          </table:table-cell>
          <table:table-cell office:value-type="float" office:value="19219" calcext:value-type="float">
            <text:p>19219</text:p>
          </table:table-cell>
          <table:table-cell office:value-type="float" office:value="11571" calcext:value-type="float">
            <text:p>11571</text:p>
          </table:table-cell>
          <table:table-cell office:value-type="float" office:value="17491" calcext:value-type="float">
            <text:p>1749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39" calcext:value-type="float">
            <text:p>739</text:p>
          </table:table-cell>
          <table:table-cell office:value-type="float" office:value="12270" calcext:value-type="float">
            <text:p>12270</text:p>
          </table:table-cell>
          <table:table-cell office:value-type="float" office:value="17681" calcext:value-type="float">
            <text:p>17681</text:p>
          </table:table-cell>
          <table:table-cell office:value-type="float" office:value="11463" calcext:value-type="float">
            <text:p>11463</text:p>
          </table:table-cell>
          <table:table-cell office:value-type="float" office:value="17352" calcext:value-type="float">
            <text:p>17352</text:p>
          </table:table-cell>
          <table:table-cell office:value-type="float" office:value="12461" calcext:value-type="float">
            <text:p>12461</text:p>
          </table:table-cell>
          <table:table-cell office:value-type="float" office:value="19173" calcext:value-type="float">
            <text:p>19173</text:p>
          </table:table-cell>
          <table:table-cell office:value-type="float" office:value="11372" calcext:value-type="float">
            <text:p>11372</text:p>
          </table:table-cell>
          <table:table-cell office:value-type="float" office:value="17773" calcext:value-type="float">
            <text:p>1777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40" calcext:value-type="float">
            <text:p>740</text:p>
          </table:table-cell>
          <table:table-cell office:value-type="float" office:value="11465" calcext:value-type="float">
            <text:p>11465</text:p>
          </table:table-cell>
          <table:table-cell office:value-type="float" office:value="17627" calcext:value-type="float">
            <text:p>17627</text:p>
          </table:table-cell>
          <table:table-cell office:value-type="float" office:value="10566" calcext:value-type="float">
            <text:p>10566</text:p>
          </table:table-cell>
          <table:table-cell office:value-type="float" office:value="17530" calcext:value-type="float">
            <text:p>17530</text:p>
          </table:table-cell>
          <table:table-cell office:value-type="float" office:value="12459" calcext:value-type="float">
            <text:p>12459</text:p>
          </table:table-cell>
          <table:table-cell office:value-type="float" office:value="19148" calcext:value-type="float">
            <text:p>19148</text:p>
          </table:table-cell>
          <table:table-cell office:value-type="float" office:value="10572" calcext:value-type="float">
            <text:p>10572</text:p>
          </table:table-cell>
          <table:table-cell office:value-type="float" office:value="17814" calcext:value-type="float">
            <text:p>1781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41" calcext:value-type="float">
            <text:p>741</text:p>
          </table:table-cell>
          <table:table-cell office:value-type="float" office:value="11468" calcext:value-type="float">
            <text:p>11468</text:p>
          </table:table-cell>
          <table:table-cell office:value-type="float" office:value="17572" calcext:value-type="float">
            <text:p>17572</text:p>
          </table:table-cell>
          <table:table-cell office:value-type="float" office:value="11363" calcext:value-type="float">
            <text:p>11363</text:p>
          </table:table-cell>
          <table:table-cell office:value-type="float" office:value="17487" calcext:value-type="float">
            <text:p>17487</text:p>
          </table:table-cell>
          <table:table-cell office:value-type="float" office:value="12359" calcext:value-type="float">
            <text:p>12359</text:p>
          </table:table-cell>
          <table:table-cell office:value-type="float" office:value="18829" calcext:value-type="float">
            <text:p>18829</text:p>
          </table:table-cell>
          <table:table-cell office:value-type="float" office:value="10572" calcext:value-type="float">
            <text:p>10572</text:p>
          </table:table-cell>
          <table:table-cell office:value-type="float" office:value="17781" calcext:value-type="float">
            <text:p>1778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42" calcext:value-type="float">
            <text:p>742</text:p>
          </table:table-cell>
          <table:table-cell office:value-type="float" office:value="11563" calcext:value-type="float">
            <text:p>11563</text:p>
          </table:table-cell>
          <table:table-cell office:value-type="float" office:value="17426" calcext:value-type="float">
            <text:p>17426</text:p>
          </table:table-cell>
          <table:table-cell office:value-type="float" office:value="11466" calcext:value-type="float">
            <text:p>11466</text:p>
          </table:table-cell>
          <table:table-cell office:value-type="float" office:value="17714" calcext:value-type="float">
            <text:p>17714</text:p>
          </table:table-cell>
          <table:table-cell office:value-type="float" office:value="12461" calcext:value-type="float">
            <text:p>12461</text:p>
          </table:table-cell>
          <table:table-cell office:value-type="float" office:value="18796" calcext:value-type="float">
            <text:p>18796</text:p>
          </table:table-cell>
          <table:table-cell office:value-type="float" office:value="11371" calcext:value-type="float">
            <text:p>11371</text:p>
          </table:table-cell>
          <table:table-cell office:value-type="float" office:value="17566" calcext:value-type="float">
            <text:p>1756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43" calcext:value-type="float">
            <text:p>743</text:p>
          </table:table-cell>
          <table:table-cell office:value-type="float" office:value="11566" calcext:value-type="float">
            <text:p>11566</text:p>
          </table:table-cell>
          <table:table-cell office:value-type="float" office:value="17656" calcext:value-type="float">
            <text:p>17656</text:p>
          </table:table-cell>
          <table:table-cell office:value-type="float" office:value="11363" calcext:value-type="float">
            <text:p>11363</text:p>
          </table:table-cell>
          <table:table-cell office:value-type="float" office:value="17891" calcext:value-type="float">
            <text:p>17891</text:p>
          </table:table-cell>
          <table:table-cell office:value-type="float" office:value="12461" calcext:value-type="float">
            <text:p>12461</text:p>
          </table:table-cell>
          <table:table-cell office:value-type="float" office:value="18667" calcext:value-type="float">
            <text:p>18667</text:p>
          </table:table-cell>
          <table:table-cell office:value-type="float" office:value="10673" calcext:value-type="float">
            <text:p>10673</text:p>
          </table:table-cell>
          <table:table-cell office:value-type="float" office:value="17537" calcext:value-type="float">
            <text:p>1753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44" calcext:value-type="float">
            <text:p>744</text:p>
          </table:table-cell>
          <table:table-cell office:value-type="float" office:value="11466" calcext:value-type="float">
            <text:p>11466</text:p>
          </table:table-cell>
          <table:table-cell office:value-type="float" office:value="17482" calcext:value-type="float">
            <text:p>17482</text:p>
          </table:table-cell>
          <table:table-cell office:value-type="float" office:value="11563" calcext:value-type="float">
            <text:p>11563</text:p>
          </table:table-cell>
          <table:table-cell office:value-type="float" office:value="17877" calcext:value-type="float">
            <text:p>17877</text:p>
          </table:table-cell>
          <table:table-cell office:value-type="float" office:value="12461" calcext:value-type="float">
            <text:p>12461</text:p>
          </table:table-cell>
          <table:table-cell office:value-type="float" office:value="18676" calcext:value-type="float">
            <text:p>18676</text:p>
          </table:table-cell>
          <table:table-cell office:value-type="float" office:value="11374" calcext:value-type="float">
            <text:p>11374</text:p>
          </table:table-cell>
          <table:table-cell office:value-type="float" office:value="17362" calcext:value-type="float">
            <text:p>1736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45" calcext:value-type="float">
            <text:p>745</text:p>
          </table:table-cell>
          <table:table-cell office:value-type="float" office:value="11466" calcext:value-type="float">
            <text:p>11466</text:p>
          </table:table-cell>
          <table:table-cell office:value-type="float" office:value="17545" calcext:value-type="float">
            <text:p>17545</text:p>
          </table:table-cell>
          <table:table-cell office:value-type="float" office:value="10866" calcext:value-type="float">
            <text:p>10866</text:p>
          </table:table-cell>
          <table:table-cell office:value-type="float" office:value="17956" calcext:value-type="float">
            <text:p>17956</text:p>
          </table:table-cell>
          <table:table-cell office:value-type="float" office:value="12461" calcext:value-type="float">
            <text:p>12461</text:p>
          </table:table-cell>
          <table:table-cell office:value-type="float" office:value="18657" calcext:value-type="float">
            <text:p>18657</text:p>
          </table:table-cell>
          <table:table-cell office:value-type="float" office:value="11169" calcext:value-type="float">
            <text:p>11169</text:p>
          </table:table-cell>
          <table:table-cell office:value-type="float" office:value="17555" calcext:value-type="float">
            <text:p>1755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46" calcext:value-type="float">
            <text:p>746</text:p>
          </table:table-cell>
          <table:table-cell office:value-type="float" office:value="11466" calcext:value-type="float">
            <text:p>11466</text:p>
          </table:table-cell>
          <table:table-cell office:value-type="float" office:value="17634" calcext:value-type="float">
            <text:p>17634</text:p>
          </table:table-cell>
          <table:table-cell office:value-type="float" office:value="10464" calcext:value-type="float">
            <text:p>10464</text:p>
          </table:table-cell>
          <table:table-cell office:value-type="float" office:value="17773" calcext:value-type="float">
            <text:p>17773</text:p>
          </table:table-cell>
          <table:table-cell office:value-type="float" office:value="12461" calcext:value-type="float">
            <text:p>12461</text:p>
          </table:table-cell>
          <table:table-cell office:value-type="float" office:value="18947" calcext:value-type="float">
            <text:p>18947</text:p>
          </table:table-cell>
          <table:table-cell office:value-type="float" office:value="11271" calcext:value-type="float">
            <text:p>11271</text:p>
          </table:table-cell>
          <table:table-cell office:value-type="float" office:value="17355" calcext:value-type="float">
            <text:p>1735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47" calcext:value-type="float">
            <text:p>747</text:p>
          </table:table-cell>
          <table:table-cell office:value-type="float" office:value="11466" calcext:value-type="float">
            <text:p>11466</text:p>
          </table:table-cell>
          <table:table-cell office:value-type="float" office:value="17491" calcext:value-type="float">
            <text:p>17491</text:p>
          </table:table-cell>
          <table:table-cell office:value-type="float" office:value="10965" calcext:value-type="float">
            <text:p>10965</text:p>
          </table:table-cell>
          <table:table-cell office:value-type="float" office:value="17453" calcext:value-type="float">
            <text:p>17453</text:p>
          </table:table-cell>
          <table:table-cell office:value-type="float" office:value="13159" calcext:value-type="float">
            <text:p>13159</text:p>
          </table:table-cell>
          <table:table-cell office:value-type="float" office:value="19025" calcext:value-type="float">
            <text:p>19025</text:p>
          </table:table-cell>
          <table:table-cell office:value-type="float" office:value="11269" calcext:value-type="float">
            <text:p>11269</text:p>
          </table:table-cell>
          <table:table-cell office:value-type="float" office:value="17390" calcext:value-type="float">
            <text:p>1739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48" calcext:value-type="float">
            <text:p>748</text:p>
          </table:table-cell>
          <table:table-cell office:value-type="float" office:value="11666" calcext:value-type="float">
            <text:p>11666</text:p>
          </table:table-cell>
          <table:table-cell office:value-type="float" office:value="17456" calcext:value-type="float">
            <text:p>17456</text:p>
          </table:table-cell>
          <table:table-cell office:value-type="float" office:value="11665" calcext:value-type="float">
            <text:p>11665</text:p>
          </table:table-cell>
          <table:table-cell office:value-type="float" office:value="17473" calcext:value-type="float">
            <text:p>17473</text:p>
          </table:table-cell>
          <table:table-cell office:value-type="float" office:value="12461" calcext:value-type="float">
            <text:p>12461</text:p>
          </table:table-cell>
          <table:table-cell office:value-type="float" office:value="19032" calcext:value-type="float">
            <text:p>19032</text:p>
          </table:table-cell>
          <table:table-cell office:value-type="float" office:value="10371" calcext:value-type="float">
            <text:p>10371</text:p>
          </table:table-cell>
          <table:table-cell office:value-type="float" office:value="17462" calcext:value-type="float">
            <text:p>1746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49" calcext:value-type="float">
            <text:p>749</text:p>
          </table:table-cell>
          <table:table-cell office:value-type="float" office:value="11367" calcext:value-type="float">
            <text:p>11367</text:p>
          </table:table-cell>
          <table:table-cell office:value-type="float" office:value="17524" calcext:value-type="float">
            <text:p>17524</text:p>
          </table:table-cell>
          <table:table-cell office:value-type="float" office:value="11463" calcext:value-type="float">
            <text:p>11463</text:p>
          </table:table-cell>
          <table:table-cell office:value-type="float" office:value="17724" calcext:value-type="float">
            <text:p>17724</text:p>
          </table:table-cell>
          <table:table-cell office:value-type="float" office:value="12461" calcext:value-type="float">
            <text:p>12461</text:p>
          </table:table-cell>
          <table:table-cell office:value-type="float" office:value="19251" calcext:value-type="float">
            <text:p>19251</text:p>
          </table:table-cell>
          <table:table-cell office:value-type="float" office:value="10875" calcext:value-type="float">
            <text:p>10875</text:p>
          </table:table-cell>
          <table:table-cell office:value-type="float" office:value="17397" calcext:value-type="float">
            <text:p>1739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50" calcext:value-type="float">
            <text:p>750</text:p>
          </table:table-cell>
          <table:table-cell office:value-type="float" office:value="11568" calcext:value-type="float">
            <text:p>11568</text:p>
          </table:table-cell>
          <table:table-cell office:value-type="float" office:value="17531" calcext:value-type="float">
            <text:p>17531</text:p>
          </table:table-cell>
          <table:table-cell office:value-type="float" office:value="9862" calcext:value-type="float">
            <text:p>9862</text:p>
          </table:table-cell>
          <table:table-cell office:value-type="float" office:value="17595" calcext:value-type="float">
            <text:p>17595</text:p>
          </table:table-cell>
          <table:table-cell office:value-type="float" office:value="13261" calcext:value-type="float">
            <text:p>13261</text:p>
          </table:table-cell>
          <table:table-cell office:value-type="float" office:value="18900" calcext:value-type="float">
            <text:p>18900</text:p>
          </table:table-cell>
          <table:table-cell office:value-type="float" office:value="11172" calcext:value-type="float">
            <text:p>11172</text:p>
          </table:table-cell>
          <table:table-cell office:value-type="float" office:value="17347" calcext:value-type="float">
            <text:p>1734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51" calcext:value-type="float">
            <text:p>751</text:p>
          </table:table-cell>
          <table:table-cell office:value-type="float" office:value="11465" calcext:value-type="float">
            <text:p>11465</text:p>
          </table:table-cell>
          <table:table-cell office:value-type="float" office:value="17529" calcext:value-type="float">
            <text:p>17529</text:p>
          </table:table-cell>
          <table:table-cell office:value-type="float" office:value="11365" calcext:value-type="float">
            <text:p>11365</text:p>
          </table:table-cell>
          <table:table-cell office:value-type="float" office:value="17541" calcext:value-type="float">
            <text:p>17541</text:p>
          </table:table-cell>
          <table:table-cell office:value-type="float" office:value="12460" calcext:value-type="float">
            <text:p>12460</text:p>
          </table:table-cell>
          <table:table-cell office:value-type="float" office:value="18821" calcext:value-type="float">
            <text:p>18821</text:p>
          </table:table-cell>
          <table:table-cell office:value-type="float" office:value="11371" calcext:value-type="float">
            <text:p>11371</text:p>
          </table:table-cell>
          <table:table-cell office:value-type="float" office:value="17460" calcext:value-type="float">
            <text:p>1746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52" calcext:value-type="float">
            <text:p>752</text:p>
          </table:table-cell>
          <table:table-cell office:value-type="float" office:value="11465" calcext:value-type="float">
            <text:p>11465</text:p>
          </table:table-cell>
          <table:table-cell office:value-type="float" office:value="17763" calcext:value-type="float">
            <text:p>17763</text:p>
          </table:table-cell>
          <table:table-cell office:value-type="float" office:value="11461" calcext:value-type="float">
            <text:p>11461</text:p>
          </table:table-cell>
          <table:table-cell office:value-type="float" office:value="17610" calcext:value-type="float">
            <text:p>17610</text:p>
          </table:table-cell>
          <table:table-cell office:value-type="float" office:value="12461" calcext:value-type="float">
            <text:p>12461</text:p>
          </table:table-cell>
          <table:table-cell office:value-type="float" office:value="18687" calcext:value-type="float">
            <text:p>18687</text:p>
          </table:table-cell>
          <table:table-cell office:value-type="float" office:value="11472" calcext:value-type="float">
            <text:p>11472</text:p>
          </table:table-cell>
          <table:table-cell office:value-type="float" office:value="17400" calcext:value-type="float">
            <text:p>1740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53" calcext:value-type="float">
            <text:p>753</text:p>
          </table:table-cell>
          <table:table-cell office:value-type="float" office:value="11466" calcext:value-type="float">
            <text:p>11466</text:p>
          </table:table-cell>
          <table:table-cell office:value-type="float" office:value="17786" calcext:value-type="float">
            <text:p>17786</text:p>
          </table:table-cell>
          <table:table-cell office:value-type="float" office:value="11464" calcext:value-type="float">
            <text:p>11464</text:p>
          </table:table-cell>
          <table:table-cell office:value-type="float" office:value="17532" calcext:value-type="float">
            <text:p>17532</text:p>
          </table:table-cell>
          <table:table-cell office:value-type="float" office:value="12461" calcext:value-type="float">
            <text:p>12461</text:p>
          </table:table-cell>
          <table:table-cell office:value-type="float" office:value="18892" calcext:value-type="float">
            <text:p>18892</text:p>
          </table:table-cell>
          <table:table-cell office:value-type="float" office:value="10470" calcext:value-type="float">
            <text:p>10470</text:p>
          </table:table-cell>
          <table:table-cell office:value-type="float" office:value="17564" calcext:value-type="float">
            <text:p>1756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54" calcext:value-type="float">
            <text:p>754</text:p>
          </table:table-cell>
          <table:table-cell office:value-type="float" office:value="11563" calcext:value-type="float">
            <text:p>11563</text:p>
          </table:table-cell>
          <table:table-cell office:value-type="float" office:value="17629" calcext:value-type="float">
            <text:p>17629</text:p>
          </table:table-cell>
          <table:table-cell office:value-type="float" office:value="10665" calcext:value-type="float">
            <text:p>10665</text:p>
          </table:table-cell>
          <table:table-cell office:value-type="float" office:value="17632" calcext:value-type="float">
            <text:p>17632</text:p>
          </table:table-cell>
          <table:table-cell office:value-type="float" office:value="12461" calcext:value-type="float">
            <text:p>12461</text:p>
          </table:table-cell>
          <table:table-cell office:value-type="float" office:value="18968" calcext:value-type="float">
            <text:p>18968</text:p>
          </table:table-cell>
          <table:table-cell office:value-type="float" office:value="10472" calcext:value-type="float">
            <text:p>10472</text:p>
          </table:table-cell>
          <table:table-cell office:value-type="float" office:value="17250" calcext:value-type="float">
            <text:p>1725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55" calcext:value-type="float">
            <text:p>755</text:p>
          </table:table-cell>
          <table:table-cell office:value-type="float" office:value="11468" calcext:value-type="float">
            <text:p>11468</text:p>
          </table:table-cell>
          <table:table-cell office:value-type="float" office:value="17735" calcext:value-type="float">
            <text:p>17735</text:p>
          </table:table-cell>
          <table:table-cell office:value-type="float" office:value="9665" calcext:value-type="float">
            <text:p>9665</text:p>
          </table:table-cell>
          <table:table-cell office:value-type="float" office:value="17791" calcext:value-type="float">
            <text:p>17791</text:p>
          </table:table-cell>
          <table:table-cell office:value-type="float" office:value="13261" calcext:value-type="float">
            <text:p>13261</text:p>
          </table:table-cell>
          <table:table-cell office:value-type="float" office:value="18823" calcext:value-type="float">
            <text:p>18823</text:p>
          </table:table-cell>
          <table:table-cell office:value-type="float" office:value="10569" calcext:value-type="float">
            <text:p>10569</text:p>
          </table:table-cell>
          <table:table-cell office:value-type="float" office:value="17086" calcext:value-type="float">
            <text:p>1708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56" calcext:value-type="float">
            <text:p>756</text:p>
          </table:table-cell>
          <table:table-cell office:value-type="float" office:value="11564" calcext:value-type="float">
            <text:p>11564</text:p>
          </table:table-cell>
          <table:table-cell office:value-type="float" office:value="17536" calcext:value-type="float">
            <text:p>17536</text:p>
          </table:table-cell>
          <table:table-cell office:value-type="float" office:value="11267" calcext:value-type="float">
            <text:p>11267</text:p>
          </table:table-cell>
          <table:table-cell office:value-type="float" office:value="17828" calcext:value-type="float">
            <text:p>17828</text:p>
          </table:table-cell>
          <table:table-cell office:value-type="float" office:value="12461" calcext:value-type="float">
            <text:p>12461</text:p>
          </table:table-cell>
          <table:table-cell office:value-type="float" office:value="18937" calcext:value-type="float">
            <text:p>18937</text:p>
          </table:table-cell>
          <table:table-cell office:value-type="float" office:value="11372" calcext:value-type="float">
            <text:p>11372</text:p>
          </table:table-cell>
          <table:table-cell office:value-type="float" office:value="17145" calcext:value-type="float">
            <text:p>1714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57" calcext:value-type="float">
            <text:p>757</text:p>
          </table:table-cell>
          <table:table-cell office:value-type="float" office:value="11467" calcext:value-type="float">
            <text:p>11467</text:p>
          </table:table-cell>
          <table:table-cell office:value-type="float" office:value="17487" calcext:value-type="float">
            <text:p>17487</text:p>
          </table:table-cell>
          <table:table-cell office:value-type="float" office:value="10566" calcext:value-type="float">
            <text:p>10566</text:p>
          </table:table-cell>
          <table:table-cell office:value-type="float" office:value="18069" calcext:value-type="float">
            <text:p>18069</text:p>
          </table:table-cell>
          <table:table-cell office:value-type="float" office:value="12461" calcext:value-type="float">
            <text:p>12461</text:p>
          </table:table-cell>
          <table:table-cell office:value-type="float" office:value="18855" calcext:value-type="float">
            <text:p>18855</text:p>
          </table:table-cell>
          <table:table-cell office:value-type="float" office:value="11172" calcext:value-type="float">
            <text:p>11172</text:p>
          </table:table-cell>
          <table:table-cell office:value-type="float" office:value="17134" calcext:value-type="float">
            <text:p>1713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58" calcext:value-type="float">
            <text:p>758</text:p>
          </table:table-cell>
          <table:table-cell office:value-type="float" office:value="11465" calcext:value-type="float">
            <text:p>11465</text:p>
          </table:table-cell>
          <table:table-cell office:value-type="float" office:value="17497" calcext:value-type="float">
            <text:p>17497</text:p>
          </table:table-cell>
          <table:table-cell office:value-type="float" office:value="11560" calcext:value-type="float">
            <text:p>11560</text:p>
          </table:table-cell>
          <table:table-cell office:value-type="float" office:value="17758" calcext:value-type="float">
            <text:p>17758</text:p>
          </table:table-cell>
          <table:table-cell office:value-type="float" office:value="12561" calcext:value-type="float">
            <text:p>12561</text:p>
          </table:table-cell>
          <table:table-cell office:value-type="float" office:value="18729" calcext:value-type="float">
            <text:p>18729</text:p>
          </table:table-cell>
          <table:table-cell office:value-type="float" office:value="10574" calcext:value-type="float">
            <text:p>10574</text:p>
          </table:table-cell>
          <table:table-cell office:value-type="float" office:value="17253" calcext:value-type="float">
            <text:p>1725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59" calcext:value-type="float">
            <text:p>759</text:p>
          </table:table-cell>
          <table:table-cell office:value-type="float" office:value="11468" calcext:value-type="float">
            <text:p>11468</text:p>
          </table:table-cell>
          <table:table-cell office:value-type="float" office:value="17395" calcext:value-type="float">
            <text:p>17395</text:p>
          </table:table-cell>
          <table:table-cell office:value-type="float" office:value="11563" calcext:value-type="float">
            <text:p>11563</text:p>
          </table:table-cell>
          <table:table-cell office:value-type="float" office:value="17796" calcext:value-type="float">
            <text:p>17796</text:p>
          </table:table-cell>
          <table:table-cell office:value-type="float" office:value="12461" calcext:value-type="float">
            <text:p>12461</text:p>
          </table:table-cell>
          <table:table-cell office:value-type="float" office:value="18807" calcext:value-type="float">
            <text:p>18807</text:p>
          </table:table-cell>
          <table:table-cell office:value-type="float" office:value="11371" calcext:value-type="float">
            <text:p>11371</text:p>
          </table:table-cell>
          <table:table-cell office:value-type="float" office:value="17442" calcext:value-type="float">
            <text:p>1744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60" calcext:value-type="float">
            <text:p>760</text:p>
          </table:table-cell>
          <table:table-cell office:value-type="float" office:value="11368" calcext:value-type="float">
            <text:p>11368</text:p>
          </table:table-cell>
          <table:table-cell office:value-type="float" office:value="17569" calcext:value-type="float">
            <text:p>17569</text:p>
          </table:table-cell>
          <table:table-cell office:value-type="float" office:value="10764" calcext:value-type="float">
            <text:p>10764</text:p>
          </table:table-cell>
          <table:table-cell office:value-type="float" office:value="18083" calcext:value-type="float">
            <text:p>18083</text:p>
          </table:table-cell>
          <table:table-cell office:value-type="float" office:value="12461" calcext:value-type="float">
            <text:p>12461</text:p>
          </table:table-cell>
          <table:table-cell office:value-type="float" office:value="18780" calcext:value-type="float">
            <text:p>18780</text:p>
          </table:table-cell>
          <table:table-cell office:value-type="float" office:value="11372" calcext:value-type="float">
            <text:p>11372</text:p>
          </table:table-cell>
          <table:table-cell office:value-type="float" office:value="17432" calcext:value-type="float">
            <text:p>1743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61" calcext:value-type="float">
            <text:p>761</text:p>
          </table:table-cell>
          <table:table-cell office:value-type="float" office:value="11365" calcext:value-type="float">
            <text:p>11365</text:p>
          </table:table-cell>
          <table:table-cell office:value-type="float" office:value="17657" calcext:value-type="float">
            <text:p>17657</text:p>
          </table:table-cell>
          <table:table-cell office:value-type="float" office:value="11665" calcext:value-type="float">
            <text:p>11665</text:p>
          </table:table-cell>
          <table:table-cell office:value-type="float" office:value="18124" calcext:value-type="float">
            <text:p>18124</text:p>
          </table:table-cell>
          <table:table-cell office:value-type="float" office:value="12461" calcext:value-type="float">
            <text:p>12461</text:p>
          </table:table-cell>
          <table:table-cell office:value-type="float" office:value="18739" calcext:value-type="float">
            <text:p>18739</text:p>
          </table:table-cell>
          <table:table-cell office:value-type="float" office:value="11469" calcext:value-type="float">
            <text:p>11469</text:p>
          </table:table-cell>
          <table:table-cell office:value-type="float" office:value="17110" calcext:value-type="float">
            <text:p>1711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62" calcext:value-type="float">
            <text:p>762</text:p>
          </table:table-cell>
          <table:table-cell office:value-type="float" office:value="11465" calcext:value-type="float">
            <text:p>11465</text:p>
          </table:table-cell>
          <table:table-cell office:value-type="float" office:value="17538" calcext:value-type="float">
            <text:p>17538</text:p>
          </table:table-cell>
          <table:table-cell office:value-type="float" office:value="10064" calcext:value-type="float">
            <text:p>10064</text:p>
          </table:table-cell>
          <table:table-cell office:value-type="float" office:value="18178" calcext:value-type="float">
            <text:p>18178</text:p>
          </table:table-cell>
          <table:table-cell office:value-type="float" office:value="12461" calcext:value-type="float">
            <text:p>12461</text:p>
          </table:table-cell>
          <table:table-cell office:value-type="float" office:value="18837" calcext:value-type="float">
            <text:p>18837</text:p>
          </table:table-cell>
          <table:table-cell office:value-type="float" office:value="11467" calcext:value-type="float">
            <text:p>11467</text:p>
          </table:table-cell>
          <table:table-cell office:value-type="float" office:value="17357" calcext:value-type="float">
            <text:p>1735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63" calcext:value-type="float">
            <text:p>763</text:p>
          </table:table-cell>
          <table:table-cell office:value-type="float" office:value="12264" calcext:value-type="float">
            <text:p>12264</text:p>
          </table:table-cell>
          <table:table-cell office:value-type="float" office:value="17582" calcext:value-type="float">
            <text:p>17582</text:p>
          </table:table-cell>
          <table:table-cell office:value-type="float" office:value="11464" calcext:value-type="float">
            <text:p>11464</text:p>
          </table:table-cell>
          <table:table-cell office:value-type="float" office:value="18032" calcext:value-type="float">
            <text:p>18032</text:p>
          </table:table-cell>
          <table:table-cell office:value-type="float" office:value="13261" calcext:value-type="float">
            <text:p>13261</text:p>
          </table:table-cell>
          <table:table-cell office:value-type="float" office:value="18632" calcext:value-type="float">
            <text:p>18632</text:p>
          </table:table-cell>
          <table:table-cell office:value-type="float" office:value="12067" calcext:value-type="float">
            <text:p>12067</text:p>
          </table:table-cell>
          <table:table-cell office:value-type="float" office:value="17623" calcext:value-type="float">
            <text:p>1762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64" calcext:value-type="float">
            <text:p>764</text:p>
          </table:table-cell>
          <table:table-cell office:value-type="float" office:value="11365" calcext:value-type="float">
            <text:p>11365</text:p>
          </table:table-cell>
          <table:table-cell office:value-type="float" office:value="17387" calcext:value-type="float">
            <text:p>17387</text:p>
          </table:table-cell>
          <table:table-cell office:value-type="float" office:value="11563" calcext:value-type="float">
            <text:p>11563</text:p>
          </table:table-cell>
          <table:table-cell office:value-type="float" office:value="17982" calcext:value-type="float">
            <text:p>17982</text:p>
          </table:table-cell>
          <table:table-cell office:value-type="float" office:value="12461" calcext:value-type="float">
            <text:p>12461</text:p>
          </table:table-cell>
          <table:table-cell office:value-type="float" office:value="18876" calcext:value-type="float">
            <text:p>18876</text:p>
          </table:table-cell>
          <table:table-cell office:value-type="float" office:value="11072" calcext:value-type="float">
            <text:p>11072</text:p>
          </table:table-cell>
          <table:table-cell office:value-type="float" office:value="17720" calcext:value-type="float">
            <text:p>1772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65" calcext:value-type="float">
            <text:p>765</text:p>
          </table:table-cell>
          <table:table-cell office:value-type="float" office:value="11466" calcext:value-type="float">
            <text:p>11466</text:p>
          </table:table-cell>
          <table:table-cell office:value-type="float" office:value="17218" calcext:value-type="float">
            <text:p>17218</text:p>
          </table:table-cell>
          <table:table-cell office:value-type="float" office:value="10865" calcext:value-type="float">
            <text:p>10865</text:p>
          </table:table-cell>
          <table:table-cell office:value-type="float" office:value="18077" calcext:value-type="float">
            <text:p>18077</text:p>
          </table:table-cell>
          <table:table-cell office:value-type="float" office:value="12461" calcext:value-type="float">
            <text:p>12461</text:p>
          </table:table-cell>
          <table:table-cell office:value-type="float" office:value="18970" calcext:value-type="float">
            <text:p>18970</text:p>
          </table:table-cell>
          <table:table-cell office:value-type="float" office:value="11573" calcext:value-type="float">
            <text:p>11573</text:p>
          </table:table-cell>
          <table:table-cell office:value-type="float" office:value="17698" calcext:value-type="float">
            <text:p>1769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66" calcext:value-type="float">
            <text:p>766</text:p>
          </table:table-cell>
          <table:table-cell office:value-type="float" office:value="11565" calcext:value-type="float">
            <text:p>11565</text:p>
          </table:table-cell>
          <table:table-cell office:value-type="float" office:value="17203" calcext:value-type="float">
            <text:p>17203</text:p>
          </table:table-cell>
          <table:table-cell office:value-type="float" office:value="10663" calcext:value-type="float">
            <text:p>10663</text:p>
          </table:table-cell>
          <table:table-cell office:value-type="float" office:value="18169" calcext:value-type="float">
            <text:p>18169</text:p>
          </table:table-cell>
          <table:table-cell office:value-type="float" office:value="12461" calcext:value-type="float">
            <text:p>12461</text:p>
          </table:table-cell>
          <table:table-cell office:value-type="float" office:value="18924" calcext:value-type="float">
            <text:p>18924</text:p>
          </table:table-cell>
          <table:table-cell office:value-type="float" office:value="11372" calcext:value-type="float">
            <text:p>11372</text:p>
          </table:table-cell>
          <table:table-cell office:value-type="float" office:value="17695" calcext:value-type="float">
            <text:p>1769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67" calcext:value-type="float">
            <text:p>767</text:p>
          </table:table-cell>
          <table:table-cell office:value-type="float" office:value="11566" calcext:value-type="float">
            <text:p>11566</text:p>
          </table:table-cell>
          <table:table-cell office:value-type="float" office:value="17381" calcext:value-type="float">
            <text:p>17381</text:p>
          </table:table-cell>
          <table:table-cell office:value-type="float" office:value="10764" calcext:value-type="float">
            <text:p>10764</text:p>
          </table:table-cell>
          <table:table-cell office:value-type="float" office:value="18350" calcext:value-type="float">
            <text:p>18350</text:p>
          </table:table-cell>
          <table:table-cell office:value-type="float" office:value="12461" calcext:value-type="float">
            <text:p>12461</text:p>
          </table:table-cell>
          <table:table-cell office:value-type="float" office:value="18976" calcext:value-type="float">
            <text:p>18976</text:p>
          </table:table-cell>
          <table:table-cell office:value-type="float" office:value="12069" calcext:value-type="float">
            <text:p>12069</text:p>
          </table:table-cell>
          <table:table-cell office:value-type="float" office:value="17775" calcext:value-type="float">
            <text:p>1777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68" calcext:value-type="float">
            <text:p>768</text:p>
          </table:table-cell>
          <table:table-cell office:value-type="float" office:value="11568" calcext:value-type="float">
            <text:p>11568</text:p>
          </table:table-cell>
          <table:table-cell office:value-type="float" office:value="17435" calcext:value-type="float">
            <text:p>17435</text:p>
          </table:table-cell>
          <table:table-cell office:value-type="float" office:value="10766" calcext:value-type="float">
            <text:p>10766</text:p>
          </table:table-cell>
          <table:table-cell office:value-type="float" office:value="18325" calcext:value-type="float">
            <text:p>18325</text:p>
          </table:table-cell>
          <table:table-cell office:value-type="float" office:value="12461" calcext:value-type="float">
            <text:p>12461</text:p>
          </table:table-cell>
          <table:table-cell office:value-type="float" office:value="19125" calcext:value-type="float">
            <text:p>19125</text:p>
          </table:table-cell>
          <table:table-cell office:value-type="float" office:value="11370" calcext:value-type="float">
            <text:p>11370</text:p>
          </table:table-cell>
          <table:table-cell office:value-type="float" office:value="17840" calcext:value-type="float">
            <text:p>1784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69" calcext:value-type="float">
            <text:p>769</text:p>
          </table:table-cell>
          <table:table-cell office:value-type="float" office:value="11464" calcext:value-type="float">
            <text:p>11464</text:p>
          </table:table-cell>
          <table:table-cell office:value-type="float" office:value="17789" calcext:value-type="float">
            <text:p>17789</text:p>
          </table:table-cell>
          <table:table-cell office:value-type="float" office:value="11663" calcext:value-type="float">
            <text:p>11663</text:p>
          </table:table-cell>
          <table:table-cell office:value-type="float" office:value="18283" calcext:value-type="float">
            <text:p>18283</text:p>
          </table:table-cell>
          <table:table-cell office:value-type="float" office:value="12461" calcext:value-type="float">
            <text:p>12461</text:p>
          </table:table-cell>
          <table:table-cell office:value-type="float" office:value="19141" calcext:value-type="float">
            <text:p>19141</text:p>
          </table:table-cell>
          <table:table-cell office:value-type="float" office:value="12269" calcext:value-type="float">
            <text:p>12269</text:p>
          </table:table-cell>
          <table:table-cell office:value-type="float" office:value="17769" calcext:value-type="float">
            <text:p>1776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70" calcext:value-type="float">
            <text:p>770</text:p>
          </table:table-cell>
          <table:table-cell office:value-type="float" office:value="11468" calcext:value-type="float">
            <text:p>11468</text:p>
          </table:table-cell>
          <table:table-cell office:value-type="float" office:value="17631" calcext:value-type="float">
            <text:p>17631</text:p>
          </table:table-cell>
          <table:table-cell office:value-type="float" office:value="10764" calcext:value-type="float">
            <text:p>10764</text:p>
          </table:table-cell>
          <table:table-cell office:value-type="float" office:value="18185" calcext:value-type="float">
            <text:p>18185</text:p>
          </table:table-cell>
          <table:table-cell office:value-type="float" office:value="12461" calcext:value-type="float">
            <text:p>12461</text:p>
          </table:table-cell>
          <table:table-cell office:value-type="float" office:value="19003" calcext:value-type="float">
            <text:p>19003</text:p>
          </table:table-cell>
          <table:table-cell office:value-type="float" office:value="11672" calcext:value-type="float">
            <text:p>11672</text:p>
          </table:table-cell>
          <table:table-cell office:value-type="float" office:value="18000" calcext:value-type="float">
            <text:p>1800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71" calcext:value-type="float">
            <text:p>771</text:p>
          </table:table-cell>
          <table:table-cell office:value-type="float" office:value="11468" calcext:value-type="float">
            <text:p>11468</text:p>
          </table:table-cell>
          <table:table-cell office:value-type="float" office:value="17534" calcext:value-type="float">
            <text:p>17534</text:p>
          </table:table-cell>
          <table:table-cell office:value-type="float" office:value="10762" calcext:value-type="float">
            <text:p>10762</text:p>
          </table:table-cell>
          <table:table-cell office:value-type="float" office:value="18019" calcext:value-type="float">
            <text:p>18019</text:p>
          </table:table-cell>
          <table:table-cell office:value-type="float" office:value="12461" calcext:value-type="float">
            <text:p>12461</text:p>
          </table:table-cell>
          <table:table-cell office:value-type="float" office:value="18768" calcext:value-type="float">
            <text:p>18768</text:p>
          </table:table-cell>
          <table:table-cell office:value-type="float" office:value="11370" calcext:value-type="float">
            <text:p>11370</text:p>
          </table:table-cell>
          <table:table-cell office:value-type="float" office:value="18307" calcext:value-type="float">
            <text:p>1830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72" calcext:value-type="float">
            <text:p>772</text:p>
          </table:table-cell>
          <table:table-cell office:value-type="float" office:value="11566" calcext:value-type="float">
            <text:p>11566</text:p>
          </table:table-cell>
          <table:table-cell office:value-type="float" office:value="17477" calcext:value-type="float">
            <text:p>17477</text:p>
          </table:table-cell>
          <table:table-cell office:value-type="float" office:value="10765" calcext:value-type="float">
            <text:p>10765</text:p>
          </table:table-cell>
          <table:table-cell office:value-type="float" office:value="17593" calcext:value-type="float">
            <text:p>17593</text:p>
          </table:table-cell>
          <table:table-cell office:value-type="float" office:value="12461" calcext:value-type="float">
            <text:p>12461</text:p>
          </table:table-cell>
          <table:table-cell office:value-type="float" office:value="18579" calcext:value-type="float">
            <text:p>18579</text:p>
          </table:table-cell>
          <table:table-cell office:value-type="float" office:value="12168" calcext:value-type="float">
            <text:p>12168</text:p>
          </table:table-cell>
          <table:table-cell office:value-type="float" office:value="18125" calcext:value-type="float">
            <text:p>1812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73" calcext:value-type="float">
            <text:p>773</text:p>
          </table:table-cell>
          <table:table-cell office:value-type="float" office:value="11464" calcext:value-type="float">
            <text:p>11464</text:p>
          </table:table-cell>
          <table:table-cell office:value-type="float" office:value="17638" calcext:value-type="float">
            <text:p>17638</text:p>
          </table:table-cell>
          <table:table-cell office:value-type="float" office:value="10663" calcext:value-type="float">
            <text:p>10663</text:p>
          </table:table-cell>
          <table:table-cell office:value-type="float" office:value="17463" calcext:value-type="float">
            <text:p>17463</text:p>
          </table:table-cell>
          <table:table-cell office:value-type="float" office:value="12461" calcext:value-type="float">
            <text:p>12461</text:p>
          </table:table-cell>
          <table:table-cell office:value-type="float" office:value="18643" calcext:value-type="float">
            <text:p>18643</text:p>
          </table:table-cell>
          <table:table-cell office:value-type="float" office:value="12371" calcext:value-type="float">
            <text:p>12371</text:p>
          </table:table-cell>
          <table:table-cell office:value-type="float" office:value="18451" calcext:value-type="float">
            <text:p>1845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74" calcext:value-type="float">
            <text:p>774</text:p>
          </table:table-cell>
          <table:table-cell office:value-type="float" office:value="11564" calcext:value-type="float">
            <text:p>11564</text:p>
          </table:table-cell>
          <table:table-cell office:value-type="float" office:value="17591" calcext:value-type="float">
            <text:p>17591</text:p>
          </table:table-cell>
          <table:table-cell office:value-type="float" office:value="10066" calcext:value-type="float">
            <text:p>10066</text:p>
          </table:table-cell>
          <table:table-cell office:value-type="float" office:value="17367" calcext:value-type="float">
            <text:p>17367</text:p>
          </table:table-cell>
          <table:table-cell office:value-type="float" office:value="12562" calcext:value-type="float">
            <text:p>12562</text:p>
          </table:table-cell>
          <table:table-cell office:value-type="float" office:value="18487" calcext:value-type="float">
            <text:p>18487</text:p>
          </table:table-cell>
          <table:table-cell office:value-type="float" office:value="12266" calcext:value-type="float">
            <text:p>12266</text:p>
          </table:table-cell>
          <table:table-cell office:value-type="float" office:value="18458" calcext:value-type="float">
            <text:p>1845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75" calcext:value-type="float">
            <text:p>775</text:p>
          </table:table-cell>
          <table:table-cell office:value-type="float" office:value="11566" calcext:value-type="float">
            <text:p>11566</text:p>
          </table:table-cell>
          <table:table-cell office:value-type="float" office:value="17655" calcext:value-type="float">
            <text:p>17655</text:p>
          </table:table-cell>
          <table:table-cell office:value-type="float" office:value="10667" calcext:value-type="float">
            <text:p>10667</text:p>
          </table:table-cell>
          <table:table-cell office:value-type="float" office:value="17377" calcext:value-type="float">
            <text:p>17377</text:p>
          </table:table-cell>
          <table:table-cell office:value-type="float" office:value="13261" calcext:value-type="float">
            <text:p>13261</text:p>
          </table:table-cell>
          <table:table-cell office:value-type="float" office:value="18561" calcext:value-type="float">
            <text:p>18561</text:p>
          </table:table-cell>
          <table:table-cell office:value-type="float" office:value="11970" calcext:value-type="float">
            <text:p>11970</text:p>
          </table:table-cell>
          <table:table-cell office:value-type="float" office:value="18566" calcext:value-type="float">
            <text:p>1856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76" calcext:value-type="float">
            <text:p>776</text:p>
          </table:table-cell>
          <table:table-cell office:value-type="float" office:value="11469" calcext:value-type="float">
            <text:p>11469</text:p>
          </table:table-cell>
          <table:table-cell office:value-type="float" office:value="17775" calcext:value-type="float">
            <text:p>17775</text:p>
          </table:table-cell>
          <table:table-cell office:value-type="float" office:value="10964" calcext:value-type="float">
            <text:p>10964</text:p>
          </table:table-cell>
          <table:table-cell office:value-type="float" office:value="17510" calcext:value-type="float">
            <text:p>17510</text:p>
          </table:table-cell>
          <table:table-cell office:value-type="float" office:value="12461" calcext:value-type="float">
            <text:p>12461</text:p>
          </table:table-cell>
          <table:table-cell office:value-type="float" office:value="18860" calcext:value-type="float">
            <text:p>18860</text:p>
          </table:table-cell>
          <table:table-cell office:value-type="float" office:value="11370" calcext:value-type="float">
            <text:p>11370</text:p>
          </table:table-cell>
          <table:table-cell office:value-type="float" office:value="18670" calcext:value-type="float">
            <text:p>1867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77" calcext:value-type="float">
            <text:p>777</text:p>
          </table:table-cell>
          <table:table-cell office:value-type="float" office:value="11567" calcext:value-type="float">
            <text:p>11567</text:p>
          </table:table-cell>
          <table:table-cell office:value-type="float" office:value="17732" calcext:value-type="float">
            <text:p>17732</text:p>
          </table:table-cell>
          <table:table-cell office:value-type="float" office:value="10462" calcext:value-type="float">
            <text:p>10462</text:p>
          </table:table-cell>
          <table:table-cell office:value-type="float" office:value="17679" calcext:value-type="float">
            <text:p>17679</text:p>
          </table:table-cell>
          <table:table-cell office:value-type="float" office:value="12561" calcext:value-type="float">
            <text:p>12561</text:p>
          </table:table-cell>
          <table:table-cell office:value-type="float" office:value="18966" calcext:value-type="float">
            <text:p>18966</text:p>
          </table:table-cell>
          <table:table-cell office:value-type="float" office:value="12270" calcext:value-type="float">
            <text:p>12270</text:p>
          </table:table-cell>
          <table:table-cell office:value-type="float" office:value="18480" calcext:value-type="float">
            <text:p>1848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78" calcext:value-type="float">
            <text:p>778</text:p>
          </table:table-cell>
          <table:table-cell office:value-type="float" office:value="11468" calcext:value-type="float">
            <text:p>11468</text:p>
          </table:table-cell>
          <table:table-cell office:value-type="float" office:value="17743" calcext:value-type="float">
            <text:p>17743</text:p>
          </table:table-cell>
          <table:table-cell office:value-type="float" office:value="11560" calcext:value-type="float">
            <text:p>11560</text:p>
          </table:table-cell>
          <table:table-cell office:value-type="float" office:value="17615" calcext:value-type="float">
            <text:p>17615</text:p>
          </table:table-cell>
          <table:table-cell office:value-type="float" office:value="13361" calcext:value-type="float">
            <text:p>13361</text:p>
          </table:table-cell>
          <table:table-cell office:value-type="float" office:value="19001" calcext:value-type="float">
            <text:p>19001</text:p>
          </table:table-cell>
          <table:table-cell office:value-type="float" office:value="12066" calcext:value-type="float">
            <text:p>12066</text:p>
          </table:table-cell>
          <table:table-cell office:value-type="float" office:value="18424" calcext:value-type="float">
            <text:p>1842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79" calcext:value-type="float">
            <text:p>779</text:p>
          </table:table-cell>
          <table:table-cell office:value-type="float" office:value="11466" calcext:value-type="float">
            <text:p>11466</text:p>
          </table:table-cell>
          <table:table-cell office:value-type="float" office:value="17841" calcext:value-type="float">
            <text:p>17841</text:p>
          </table:table-cell>
          <table:table-cell office:value-type="float" office:value="11361" calcext:value-type="float">
            <text:p>11361</text:p>
          </table:table-cell>
          <table:table-cell office:value-type="float" office:value="17611" calcext:value-type="float">
            <text:p>17611</text:p>
          </table:table-cell>
          <table:table-cell office:value-type="float" office:value="13261" calcext:value-type="float">
            <text:p>13261</text:p>
          </table:table-cell>
          <table:table-cell office:value-type="float" office:value="18958" calcext:value-type="float">
            <text:p>18958</text:p>
          </table:table-cell>
          <table:table-cell office:value-type="float" office:value="12868" calcext:value-type="float">
            <text:p>12868</text:p>
          </table:table-cell>
          <table:table-cell office:value-type="float" office:value="18578" calcext:value-type="float">
            <text:p>1857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80" calcext:value-type="float">
            <text:p>780</text:p>
          </table:table-cell>
          <table:table-cell office:value-type="float" office:value="11468" calcext:value-type="float">
            <text:p>11468</text:p>
          </table:table-cell>
          <table:table-cell office:value-type="float" office:value="17979" calcext:value-type="float">
            <text:p>17979</text:p>
          </table:table-cell>
          <table:table-cell office:value-type="float" office:value="11464" calcext:value-type="float">
            <text:p>11464</text:p>
          </table:table-cell>
          <table:table-cell office:value-type="float" office:value="17786" calcext:value-type="float">
            <text:p>17786</text:p>
          </table:table-cell>
          <table:table-cell office:value-type="float" office:value="13259" calcext:value-type="float">
            <text:p>13259</text:p>
          </table:table-cell>
          <table:table-cell office:value-type="float" office:value="18904" calcext:value-type="float">
            <text:p>18904</text:p>
          </table:table-cell>
          <table:table-cell office:value-type="float" office:value="12967" calcext:value-type="float">
            <text:p>12967</text:p>
          </table:table-cell>
          <table:table-cell office:value-type="float" office:value="18753" calcext:value-type="float">
            <text:p>1875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81" calcext:value-type="float">
            <text:p>781</text:p>
          </table:table-cell>
          <table:table-cell office:value-type="float" office:value="11468" calcext:value-type="float">
            <text:p>11468</text:p>
          </table:table-cell>
          <table:table-cell office:value-type="float" office:value="17934" calcext:value-type="float">
            <text:p>17934</text:p>
          </table:table-cell>
          <table:table-cell office:value-type="float" office:value="10661" calcext:value-type="float">
            <text:p>10661</text:p>
          </table:table-cell>
          <table:table-cell office:value-type="float" office:value="17660" calcext:value-type="float">
            <text:p>17660</text:p>
          </table:table-cell>
          <table:table-cell office:value-type="float" office:value="12462" calcext:value-type="float">
            <text:p>12462</text:p>
          </table:table-cell>
          <table:table-cell office:value-type="float" office:value="18920" calcext:value-type="float">
            <text:p>18920</text:p>
          </table:table-cell>
          <table:table-cell office:value-type="float" office:value="12871" calcext:value-type="float">
            <text:p>12871</text:p>
          </table:table-cell>
          <table:table-cell office:value-type="float" office:value="18877" calcext:value-type="float">
            <text:p>1887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82" calcext:value-type="float">
            <text:p>782</text:p>
          </table:table-cell>
          <table:table-cell office:value-type="float" office:value="11568" calcext:value-type="float">
            <text:p>11568</text:p>
          </table:table-cell>
          <table:table-cell office:value-type="float" office:value="17702" calcext:value-type="float">
            <text:p>17702</text:p>
          </table:table-cell>
          <table:table-cell office:value-type="float" office:value="10662" calcext:value-type="float">
            <text:p>10662</text:p>
          </table:table-cell>
          <table:table-cell office:value-type="float" office:value="17518" calcext:value-type="float">
            <text:p>17518</text:p>
          </table:table-cell>
          <table:table-cell office:value-type="float" office:value="12461" calcext:value-type="float">
            <text:p>12461</text:p>
          </table:table-cell>
          <table:table-cell office:value-type="float" office:value="18962" calcext:value-type="float">
            <text:p>18962</text:p>
          </table:table-cell>
          <table:table-cell office:value-type="float" office:value="12268" calcext:value-type="float">
            <text:p>12268</text:p>
          </table:table-cell>
          <table:table-cell office:value-type="float" office:value="18795" calcext:value-type="float">
            <text:p>1879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83" calcext:value-type="float">
            <text:p>783</text:p>
          </table:table-cell>
          <table:table-cell office:value-type="float" office:value="11468" calcext:value-type="float">
            <text:p>11468</text:p>
          </table:table-cell>
          <table:table-cell office:value-type="float" office:value="17831" calcext:value-type="float">
            <text:p>17831</text:p>
          </table:table-cell>
          <table:table-cell office:value-type="float" office:value="9863" calcext:value-type="float">
            <text:p>9863</text:p>
          </table:table-cell>
          <table:table-cell office:value-type="float" office:value="17648" calcext:value-type="float">
            <text:p>17648</text:p>
          </table:table-cell>
          <table:table-cell office:value-type="float" office:value="12461" calcext:value-type="float">
            <text:p>12461</text:p>
          </table:table-cell>
          <table:table-cell office:value-type="float" office:value="18936" calcext:value-type="float">
            <text:p>18936</text:p>
          </table:table-cell>
          <table:table-cell office:value-type="float" office:value="11470" calcext:value-type="float">
            <text:p>11470</text:p>
          </table:table-cell>
          <table:table-cell office:value-type="float" office:value="18550" calcext:value-type="float">
            <text:p>1855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84" calcext:value-type="float">
            <text:p>784</text:p>
          </table:table-cell>
          <table:table-cell office:value-type="float" office:value="11466" calcext:value-type="float">
            <text:p>11466</text:p>
          </table:table-cell>
          <table:table-cell office:value-type="float" office:value="17760" calcext:value-type="float">
            <text:p>17760</text:p>
          </table:table-cell>
          <table:table-cell office:value-type="float" office:value="10860" calcext:value-type="float">
            <text:p>10860</text:p>
          </table:table-cell>
          <table:table-cell office:value-type="float" office:value="17530" calcext:value-type="float">
            <text:p>17530</text:p>
          </table:table-cell>
          <table:table-cell office:value-type="float" office:value="12461" calcext:value-type="float">
            <text:p>12461</text:p>
          </table:table-cell>
          <table:table-cell office:value-type="float" office:value="18835" calcext:value-type="float">
            <text:p>18835</text:p>
          </table:table-cell>
          <table:table-cell office:value-type="float" office:value="12470" calcext:value-type="float">
            <text:p>12470</text:p>
          </table:table-cell>
          <table:table-cell office:value-type="float" office:value="18384" calcext:value-type="float">
            <text:p>1838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85" calcext:value-type="float">
            <text:p>785</text:p>
          </table:table-cell>
          <table:table-cell office:value-type="float" office:value="11466" calcext:value-type="float">
            <text:p>11466</text:p>
          </table:table-cell>
          <table:table-cell office:value-type="float" office:value="17684" calcext:value-type="float">
            <text:p>17684</text:p>
          </table:table-cell>
          <table:table-cell office:value-type="float" office:value="11461" calcext:value-type="float">
            <text:p>11461</text:p>
          </table:table-cell>
          <table:table-cell office:value-type="float" office:value="17387" calcext:value-type="float">
            <text:p>17387</text:p>
          </table:table-cell>
          <table:table-cell office:value-type="float" office:value="12561" calcext:value-type="float">
            <text:p>12561</text:p>
          </table:table-cell>
          <table:table-cell office:value-type="float" office:value="18718" calcext:value-type="float">
            <text:p>18718</text:p>
          </table:table-cell>
          <table:table-cell office:value-type="float" office:value="11473" calcext:value-type="float">
            <text:p>11473</text:p>
          </table:table-cell>
          <table:table-cell office:value-type="float" office:value="18148" calcext:value-type="float">
            <text:p>1814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86" calcext:value-type="float">
            <text:p>786</text:p>
          </table:table-cell>
          <table:table-cell office:value-type="float" office:value="11466" calcext:value-type="float">
            <text:p>11466</text:p>
          </table:table-cell>
          <table:table-cell office:value-type="float" office:value="17394" calcext:value-type="float">
            <text:p>17394</text:p>
          </table:table-cell>
          <table:table-cell office:value-type="float" office:value="10168" calcext:value-type="float">
            <text:p>10168</text:p>
          </table:table-cell>
          <table:table-cell office:value-type="float" office:value="17527" calcext:value-type="float">
            <text:p>17527</text:p>
          </table:table-cell>
          <table:table-cell office:value-type="float" office:value="12562" calcext:value-type="float">
            <text:p>12562</text:p>
          </table:table-cell>
          <table:table-cell office:value-type="float" office:value="18892" calcext:value-type="float">
            <text:p>18892</text:p>
          </table:table-cell>
          <table:table-cell office:value-type="float" office:value="11566" calcext:value-type="float">
            <text:p>11566</text:p>
          </table:table-cell>
          <table:table-cell office:value-type="float" office:value="17794" calcext:value-type="float">
            <text:p>1779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87" calcext:value-type="float">
            <text:p>787</text:p>
          </table:table-cell>
          <table:table-cell office:value-type="float" office:value="11368" calcext:value-type="float">
            <text:p>11368</text:p>
          </table:table-cell>
          <table:table-cell office:value-type="float" office:value="17493" calcext:value-type="float">
            <text:p>17493</text:p>
          </table:table-cell>
          <table:table-cell office:value-type="float" office:value="10564" calcext:value-type="float">
            <text:p>10564</text:p>
          </table:table-cell>
          <table:table-cell office:value-type="float" office:value="17624" calcext:value-type="float">
            <text:p>17624</text:p>
          </table:table-cell>
          <table:table-cell office:value-type="float" office:value="12461" calcext:value-type="float">
            <text:p>12461</text:p>
          </table:table-cell>
          <table:table-cell office:value-type="float" office:value="19030" calcext:value-type="float">
            <text:p>19030</text:p>
          </table:table-cell>
          <table:table-cell office:value-type="float" office:value="10370" calcext:value-type="float">
            <text:p>10370</text:p>
          </table:table-cell>
          <table:table-cell office:value-type="float" office:value="17696" calcext:value-type="float">
            <text:p>1769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88" calcext:value-type="float">
            <text:p>788</text:p>
          </table:table-cell>
          <table:table-cell office:value-type="float" office:value="11466" calcext:value-type="float">
            <text:p>11466</text:p>
          </table:table-cell>
          <table:table-cell office:value-type="float" office:value="17356" calcext:value-type="float">
            <text:p>17356</text:p>
          </table:table-cell>
          <table:table-cell office:value-type="float" office:value="11462" calcext:value-type="float">
            <text:p>11462</text:p>
          </table:table-cell>
          <table:table-cell office:value-type="float" office:value="17523" calcext:value-type="float">
            <text:p>17523</text:p>
          </table:table-cell>
          <table:table-cell office:value-type="float" office:value="12561" calcext:value-type="float">
            <text:p>12561</text:p>
          </table:table-cell>
          <table:table-cell office:value-type="float" office:value="18963" calcext:value-type="float">
            <text:p>18963</text:p>
          </table:table-cell>
          <table:table-cell office:value-type="float" office:value="9570" calcext:value-type="float">
            <text:p>9570</text:p>
          </table:table-cell>
          <table:table-cell office:value-type="float" office:value="17313" calcext:value-type="float">
            <text:p>1731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89" calcext:value-type="float">
            <text:p>789</text:p>
          </table:table-cell>
          <table:table-cell office:value-type="float" office:value="11367" calcext:value-type="float">
            <text:p>11367</text:p>
          </table:table-cell>
          <table:table-cell office:value-type="float" office:value="17593" calcext:value-type="float">
            <text:p>17593</text:p>
          </table:table-cell>
          <table:table-cell office:value-type="float" office:value="11463" calcext:value-type="float">
            <text:p>11463</text:p>
          </table:table-cell>
          <table:table-cell office:value-type="float" office:value="17496" calcext:value-type="float">
            <text:p>17496</text:p>
          </table:table-cell>
          <table:table-cell office:value-type="float" office:value="12561" calcext:value-type="float">
            <text:p>12561</text:p>
          </table:table-cell>
          <table:table-cell office:value-type="float" office:value="19009" calcext:value-type="float">
            <text:p>19009</text:p>
          </table:table-cell>
          <table:table-cell office:value-type="float" office:value="9570" calcext:value-type="float">
            <text:p>9570</text:p>
          </table:table-cell>
          <table:table-cell office:value-type="float" office:value="16964" calcext:value-type="float">
            <text:p>1696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90" calcext:value-type="float">
            <text:p>790</text:p>
          </table:table-cell>
          <table:table-cell office:value-type="float" office:value="10569" calcext:value-type="float">
            <text:p>10569</text:p>
          </table:table-cell>
          <table:table-cell office:value-type="float" office:value="17592" calcext:value-type="float">
            <text:p>17592</text:p>
          </table:table-cell>
          <table:table-cell office:value-type="float" office:value="10562" calcext:value-type="float">
            <text:p>10562</text:p>
          </table:table-cell>
          <table:table-cell office:value-type="float" office:value="17696" calcext:value-type="float">
            <text:p>17696</text:p>
          </table:table-cell>
          <table:table-cell office:value-type="float" office:value="12561" calcext:value-type="float">
            <text:p>12561</text:p>
          </table:table-cell>
          <table:table-cell office:value-type="float" office:value="18712" calcext:value-type="float">
            <text:p>18712</text:p>
          </table:table-cell>
          <table:table-cell office:value-type="float" office:value="9570" calcext:value-type="float">
            <text:p>9570</text:p>
          </table:table-cell>
          <table:table-cell office:value-type="float" office:value="16793" calcext:value-type="float">
            <text:p>1679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91" calcext:value-type="float">
            <text:p>791</text:p>
          </table:table-cell>
          <table:table-cell office:value-type="float" office:value="11368" calcext:value-type="float">
            <text:p>11368</text:p>
          </table:table-cell>
          <table:table-cell office:value-type="float" office:value="17674" calcext:value-type="float">
            <text:p>17674</text:p>
          </table:table-cell>
          <table:table-cell office:value-type="float" office:value="10459" calcext:value-type="float">
            <text:p>10459</text:p>
          </table:table-cell>
          <table:table-cell office:value-type="float" office:value="17618" calcext:value-type="float">
            <text:p>17618</text:p>
          </table:table-cell>
          <table:table-cell office:value-type="float" office:value="12461" calcext:value-type="float">
            <text:p>12461</text:p>
          </table:table-cell>
          <table:table-cell office:value-type="float" office:value="18709" calcext:value-type="float">
            <text:p>18709</text:p>
          </table:table-cell>
          <table:table-cell office:value-type="float" office:value="9670" calcext:value-type="float">
            <text:p>9670</text:p>
          </table:table-cell>
          <table:table-cell office:value-type="float" office:value="16656" calcext:value-type="float">
            <text:p>1665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92" calcext:value-type="float">
            <text:p>792</text:p>
          </table:table-cell>
          <table:table-cell office:value-type="float" office:value="11467" calcext:value-type="float">
            <text:p>11467</text:p>
          </table:table-cell>
          <table:table-cell office:value-type="float" office:value="17772" calcext:value-type="float">
            <text:p>17772</text:p>
          </table:table-cell>
          <table:table-cell office:value-type="float" office:value="10762" calcext:value-type="float">
            <text:p>10762</text:p>
          </table:table-cell>
          <table:table-cell office:value-type="float" office:value="17614" calcext:value-type="float">
            <text:p>17614</text:p>
          </table:table-cell>
          <table:table-cell office:value-type="float" office:value="12461" calcext:value-type="float">
            <text:p>12461</text:p>
          </table:table-cell>
          <table:table-cell office:value-type="float" office:value="18952" calcext:value-type="float">
            <text:p>18952</text:p>
          </table:table-cell>
          <table:table-cell office:value-type="float" office:value="10369" calcext:value-type="float">
            <text:p>10369</text:p>
          </table:table-cell>
          <table:table-cell office:value-type="float" office:value="16493" calcext:value-type="float">
            <text:p>1649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93" calcext:value-type="float">
            <text:p>793</text:p>
          </table:table-cell>
          <table:table-cell office:value-type="float" office:value="11468" calcext:value-type="float">
            <text:p>11468</text:p>
          </table:table-cell>
          <table:table-cell office:value-type="float" office:value="17862" calcext:value-type="float">
            <text:p>17862</text:p>
          </table:table-cell>
          <table:table-cell office:value-type="float" office:value="10868" calcext:value-type="float">
            <text:p>10868</text:p>
          </table:table-cell>
          <table:table-cell office:value-type="float" office:value="17558" calcext:value-type="float">
            <text:p>17558</text:p>
          </table:table-cell>
          <table:table-cell office:value-type="float" office:value="12461" calcext:value-type="float">
            <text:p>12461</text:p>
          </table:table-cell>
          <table:table-cell office:value-type="float" office:value="18712" calcext:value-type="float">
            <text:p>18712</text:p>
          </table:table-cell>
          <table:table-cell office:value-type="float" office:value="9569" calcext:value-type="float">
            <text:p>9569</text:p>
          </table:table-cell>
          <table:table-cell office:value-type="float" office:value="16433" calcext:value-type="float">
            <text:p>1643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94" calcext:value-type="float">
            <text:p>794</text:p>
          </table:table-cell>
          <table:table-cell office:value-type="float" office:value="11466" calcext:value-type="float">
            <text:p>11466</text:p>
          </table:table-cell>
          <table:table-cell office:value-type="float" office:value="17707" calcext:value-type="float">
            <text:p>17707</text:p>
          </table:table-cell>
          <table:table-cell office:value-type="float" office:value="11562" calcext:value-type="float">
            <text:p>11562</text:p>
          </table:table-cell>
          <table:table-cell office:value-type="float" office:value="17782" calcext:value-type="float">
            <text:p>17782</text:p>
          </table:table-cell>
          <table:table-cell office:value-type="float" office:value="12461" calcext:value-type="float">
            <text:p>12461</text:p>
          </table:table-cell>
          <table:table-cell office:value-type="float" office:value="18472" calcext:value-type="float">
            <text:p>18472</text:p>
          </table:table-cell>
          <table:table-cell office:value-type="float" office:value="10369" calcext:value-type="float">
            <text:p>10369</text:p>
          </table:table-cell>
          <table:table-cell office:value-type="float" office:value="16466" calcext:value-type="float">
            <text:p>1646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95" calcext:value-type="float">
            <text:p>795</text:p>
          </table:table-cell>
          <table:table-cell office:value-type="float" office:value="11466" calcext:value-type="float">
            <text:p>11466</text:p>
          </table:table-cell>
          <table:table-cell office:value-type="float" office:value="17650" calcext:value-type="float">
            <text:p>17650</text:p>
          </table:table-cell>
          <table:table-cell office:value-type="float" office:value="12164" calcext:value-type="float">
            <text:p>12164</text:p>
          </table:table-cell>
          <table:table-cell office:value-type="float" office:value="17965" calcext:value-type="float">
            <text:p>17965</text:p>
          </table:table-cell>
          <table:table-cell office:value-type="float" office:value="12561" calcext:value-type="float">
            <text:p>12561</text:p>
          </table:table-cell>
          <table:table-cell office:value-type="float" office:value="18470" calcext:value-type="float">
            <text:p>18470</text:p>
          </table:table-cell>
          <table:table-cell office:value-type="float" office:value="10569" calcext:value-type="float">
            <text:p>10569</text:p>
          </table:table-cell>
          <table:table-cell office:value-type="float" office:value="16518" calcext:value-type="float">
            <text:p>1651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96" calcext:value-type="float">
            <text:p>796</text:p>
          </table:table-cell>
          <table:table-cell office:value-type="float" office:value="11466" calcext:value-type="float">
            <text:p>11466</text:p>
          </table:table-cell>
          <table:table-cell office:value-type="float" office:value="17683" calcext:value-type="float">
            <text:p>17683</text:p>
          </table:table-cell>
          <table:table-cell office:value-type="float" office:value="11861" calcext:value-type="float">
            <text:p>11861</text:p>
          </table:table-cell>
          <table:table-cell office:value-type="float" office:value="18256" calcext:value-type="float">
            <text:p>18256</text:p>
          </table:table-cell>
          <table:table-cell office:value-type="float" office:value="12459" calcext:value-type="float">
            <text:p>12459</text:p>
          </table:table-cell>
          <table:table-cell office:value-type="float" office:value="18664" calcext:value-type="float">
            <text:p>18664</text:p>
          </table:table-cell>
          <table:table-cell office:value-type="float" office:value="10570" calcext:value-type="float">
            <text:p>10570</text:p>
          </table:table-cell>
          <table:table-cell office:value-type="float" office:value="16694" calcext:value-type="float">
            <text:p>1669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97" calcext:value-type="float">
            <text:p>797</text:p>
          </table:table-cell>
          <table:table-cell office:value-type="float" office:value="11466" calcext:value-type="float">
            <text:p>11466</text:p>
          </table:table-cell>
          <table:table-cell office:value-type="float" office:value="17710" calcext:value-type="float">
            <text:p>17710</text:p>
          </table:table-cell>
          <table:table-cell office:value-type="float" office:value="11463" calcext:value-type="float">
            <text:p>11463</text:p>
          </table:table-cell>
          <table:table-cell office:value-type="float" office:value="18439" calcext:value-type="float">
            <text:p>18439</text:p>
          </table:table-cell>
          <table:table-cell office:value-type="float" office:value="12461" calcext:value-type="float">
            <text:p>12461</text:p>
          </table:table-cell>
          <table:table-cell office:value-type="float" office:value="18686" calcext:value-type="float">
            <text:p>18686</text:p>
          </table:table-cell>
          <table:table-cell office:value-type="float" office:value="9670" calcext:value-type="float">
            <text:p>9670</text:p>
          </table:table-cell>
          <table:table-cell office:value-type="float" office:value="16735" calcext:value-type="float">
            <text:p>1673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98" calcext:value-type="float">
            <text:p>798</text:p>
          </table:table-cell>
          <table:table-cell office:value-type="float" office:value="11466" calcext:value-type="float">
            <text:p>11466</text:p>
          </table:table-cell>
          <table:table-cell office:value-type="float" office:value="17522" calcext:value-type="float">
            <text:p>17522</text:p>
          </table:table-cell>
          <table:table-cell office:value-type="float" office:value="10563" calcext:value-type="float">
            <text:p>10563</text:p>
          </table:table-cell>
          <table:table-cell office:value-type="float" office:value="18227" calcext:value-type="float">
            <text:p>18227</text:p>
          </table:table-cell>
          <table:table-cell office:value-type="float" office:value="12461" calcext:value-type="float">
            <text:p>12461</text:p>
          </table:table-cell>
          <table:table-cell office:value-type="float" office:value="18842" calcext:value-type="float">
            <text:p>18842</text:p>
          </table:table-cell>
          <table:table-cell office:value-type="float" office:value="10467" calcext:value-type="float">
            <text:p>10467</text:p>
          </table:table-cell>
          <table:table-cell office:value-type="float" office:value="16495" calcext:value-type="float">
            <text:p>1649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799" calcext:value-type="float">
            <text:p>799</text:p>
          </table:table-cell>
          <table:table-cell office:value-type="float" office:value="11469" calcext:value-type="float">
            <text:p>11469</text:p>
          </table:table-cell>
          <table:table-cell office:value-type="float" office:value="17536" calcext:value-type="float">
            <text:p>17536</text:p>
          </table:table-cell>
          <table:table-cell office:value-type="float" office:value="10563" calcext:value-type="float">
            <text:p>10563</text:p>
          </table:table-cell>
          <table:table-cell office:value-type="float" office:value="17931" calcext:value-type="float">
            <text:p>17931</text:p>
          </table:table-cell>
          <table:table-cell office:value-type="float" office:value="12461" calcext:value-type="float">
            <text:p>12461</text:p>
          </table:table-cell>
          <table:table-cell office:value-type="float" office:value="19079" calcext:value-type="float">
            <text:p>19079</text:p>
          </table:table-cell>
          <table:table-cell office:value-type="float" office:value="10369" calcext:value-type="float">
            <text:p>10369</text:p>
          </table:table-cell>
          <table:table-cell office:value-type="float" office:value="16282" calcext:value-type="float">
            <text:p>1628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00" calcext:value-type="float">
            <text:p>800</text:p>
          </table:table-cell>
          <table:table-cell office:value-type="float" office:value="11466" calcext:value-type="float">
            <text:p>11466</text:p>
          </table:table-cell>
          <table:table-cell office:value-type="float" office:value="17654" calcext:value-type="float">
            <text:p>17654</text:p>
          </table:table-cell>
          <table:table-cell office:value-type="float" office:value="10963" calcext:value-type="float">
            <text:p>10963</text:p>
          </table:table-cell>
          <table:table-cell office:value-type="float" office:value="17743" calcext:value-type="float">
            <text:p>17743</text:p>
          </table:table-cell>
          <table:table-cell office:value-type="float" office:value="12461" calcext:value-type="float">
            <text:p>12461</text:p>
          </table:table-cell>
          <table:table-cell office:value-type="float" office:value="18953" calcext:value-type="float">
            <text:p>18953</text:p>
          </table:table-cell>
          <table:table-cell office:value-type="float" office:value="10369" calcext:value-type="float">
            <text:p>10369</text:p>
          </table:table-cell>
          <table:table-cell office:value-type="float" office:value="16213" calcext:value-type="float">
            <text:p>1621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01" calcext:value-type="float">
            <text:p>801</text:p>
          </table:table-cell>
          <table:table-cell office:value-type="float" office:value="11468" calcext:value-type="float">
            <text:p>11468</text:p>
          </table:table-cell>
          <table:table-cell office:value-type="float" office:value="17722" calcext:value-type="float">
            <text:p>17722</text:p>
          </table:table-cell>
          <table:table-cell office:value-type="float" office:value="11462" calcext:value-type="float">
            <text:p>11462</text:p>
          </table:table-cell>
          <table:table-cell office:value-type="float" office:value="17783" calcext:value-type="float">
            <text:p>17783</text:p>
          </table:table-cell>
          <table:table-cell office:value-type="float" office:value="12461" calcext:value-type="float">
            <text:p>12461</text:p>
          </table:table-cell>
          <table:table-cell office:value-type="float" office:value="18624" calcext:value-type="float">
            <text:p>18624</text:p>
          </table:table-cell>
          <table:table-cell office:value-type="float" office:value="10569" calcext:value-type="float">
            <text:p>10569</text:p>
          </table:table-cell>
          <table:table-cell office:value-type="float" office:value="16294" calcext:value-type="float">
            <text:p>1629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02" calcext:value-type="float">
            <text:p>802</text:p>
          </table:table-cell>
          <table:table-cell office:value-type="float" office:value="11568" calcext:value-type="float">
            <text:p>11568</text:p>
          </table:table-cell>
          <table:table-cell office:value-type="float" office:value="17847" calcext:value-type="float">
            <text:p>17847</text:p>
          </table:table-cell>
          <table:table-cell office:value-type="float" office:value="10862" calcext:value-type="float">
            <text:p>10862</text:p>
          </table:table-cell>
          <table:table-cell office:value-type="float" office:value="17636" calcext:value-type="float">
            <text:p>17636</text:p>
          </table:table-cell>
          <table:table-cell office:value-type="float" office:value="12461" calcext:value-type="float">
            <text:p>12461</text:p>
          </table:table-cell>
          <table:table-cell office:value-type="float" office:value="18824" calcext:value-type="float">
            <text:p>18824</text:p>
          </table:table-cell>
          <table:table-cell office:value-type="float" office:value="10369" calcext:value-type="float">
            <text:p>10369</text:p>
          </table:table-cell>
          <table:table-cell office:value-type="float" office:value="16593" calcext:value-type="float">
            <text:p>1659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03" calcext:value-type="float">
            <text:p>803</text:p>
          </table:table-cell>
          <table:table-cell office:value-type="float" office:value="11567" calcext:value-type="float">
            <text:p>11567</text:p>
          </table:table-cell>
          <table:table-cell office:value-type="float" office:value="17931" calcext:value-type="float">
            <text:p>17931</text:p>
          </table:table-cell>
          <table:table-cell office:value-type="float" office:value="10862" calcext:value-type="float">
            <text:p>10862</text:p>
          </table:table-cell>
          <table:table-cell office:value-type="float" office:value="17621" calcext:value-type="float">
            <text:p>17621</text:p>
          </table:table-cell>
          <table:table-cell office:value-type="float" office:value="12461" calcext:value-type="float">
            <text:p>12461</text:p>
          </table:table-cell>
          <table:table-cell office:value-type="float" office:value="18469" calcext:value-type="float">
            <text:p>18469</text:p>
          </table:table-cell>
          <table:table-cell office:value-type="float" office:value="11169" calcext:value-type="float">
            <text:p>11169</text:p>
          </table:table-cell>
          <table:table-cell office:value-type="float" office:value="16942" calcext:value-type="float">
            <text:p>1694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04" calcext:value-type="float">
            <text:p>804</text:p>
          </table:table-cell>
          <table:table-cell office:value-type="float" office:value="11669" calcext:value-type="float">
            <text:p>11669</text:p>
          </table:table-cell>
          <table:table-cell office:value-type="float" office:value="17756" calcext:value-type="float">
            <text:p>17756</text:p>
          </table:table-cell>
          <table:table-cell office:value-type="float" office:value="10662" calcext:value-type="float">
            <text:p>10662</text:p>
          </table:table-cell>
          <table:table-cell office:value-type="float" office:value="17506" calcext:value-type="float">
            <text:p>17506</text:p>
          </table:table-cell>
          <table:table-cell office:value-type="float" office:value="12461" calcext:value-type="float">
            <text:p>12461</text:p>
          </table:table-cell>
          <table:table-cell office:value-type="float" office:value="18621" calcext:value-type="float">
            <text:p>18621</text:p>
          </table:table-cell>
          <table:table-cell office:value-type="float" office:value="10368" calcext:value-type="float">
            <text:p>10368</text:p>
          </table:table-cell>
          <table:table-cell office:value-type="float" office:value="16974" calcext:value-type="float">
            <text:p>1697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05" calcext:value-type="float">
            <text:p>805</text:p>
          </table:table-cell>
          <table:table-cell office:value-type="float" office:value="11466" calcext:value-type="float">
            <text:p>11466</text:p>
          </table:table-cell>
          <table:table-cell office:value-type="float" office:value="18078" calcext:value-type="float">
            <text:p>18078</text:p>
          </table:table-cell>
          <table:table-cell office:value-type="float" office:value="11366" calcext:value-type="float">
            <text:p>11366</text:p>
          </table:table-cell>
          <table:table-cell office:value-type="float" office:value="17701" calcext:value-type="float">
            <text:p>17701</text:p>
          </table:table-cell>
          <table:table-cell office:value-type="float" office:value="13161" calcext:value-type="float">
            <text:p>13161</text:p>
          </table:table-cell>
          <table:table-cell office:value-type="float" office:value="18687" calcext:value-type="float">
            <text:p>18687</text:p>
          </table:table-cell>
          <table:table-cell office:value-type="float" office:value="10570" calcext:value-type="float">
            <text:p>10570</text:p>
          </table:table-cell>
          <table:table-cell office:value-type="float" office:value="17215" calcext:value-type="float">
            <text:p>1721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06" calcext:value-type="float">
            <text:p>806</text:p>
          </table:table-cell>
          <table:table-cell office:value-type="float" office:value="11466" calcext:value-type="float">
            <text:p>11466</text:p>
          </table:table-cell>
          <table:table-cell office:value-type="float" office:value="17840" calcext:value-type="float">
            <text:p>17840</text:p>
          </table:table-cell>
          <table:table-cell office:value-type="float" office:value="11562" calcext:value-type="float">
            <text:p>11562</text:p>
          </table:table-cell>
          <table:table-cell office:value-type="float" office:value="17895" calcext:value-type="float">
            <text:p>17895</text:p>
          </table:table-cell>
          <table:table-cell office:value-type="float" office:value="12461" calcext:value-type="float">
            <text:p>12461</text:p>
          </table:table-cell>
          <table:table-cell office:value-type="float" office:value="18649" calcext:value-type="float">
            <text:p>18649</text:p>
          </table:table-cell>
          <table:table-cell office:value-type="float" office:value="11168" calcext:value-type="float">
            <text:p>11168</text:p>
          </table:table-cell>
          <table:table-cell office:value-type="float" office:value="17274" calcext:value-type="float">
            <text:p>1727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07" calcext:value-type="float">
            <text:p>807</text:p>
          </table:table-cell>
          <table:table-cell office:value-type="float" office:value="12266" calcext:value-type="float">
            <text:p>12266</text:p>
          </table:table-cell>
          <table:table-cell office:value-type="float" office:value="17831" calcext:value-type="float">
            <text:p>17831</text:p>
          </table:table-cell>
          <table:table-cell office:value-type="float" office:value="10666" calcext:value-type="float">
            <text:p>10666</text:p>
          </table:table-cell>
          <table:table-cell office:value-type="float" office:value="17989" calcext:value-type="float">
            <text:p>17989</text:p>
          </table:table-cell>
          <table:table-cell office:value-type="float" office:value="12461" calcext:value-type="float">
            <text:p>12461</text:p>
          </table:table-cell>
          <table:table-cell office:value-type="float" office:value="18702" calcext:value-type="float">
            <text:p>18702</text:p>
          </table:table-cell>
          <table:table-cell office:value-type="float" office:value="11366" calcext:value-type="float">
            <text:p>11366</text:p>
          </table:table-cell>
          <table:table-cell office:value-type="float" office:value="17199" calcext:value-type="float">
            <text:p>1719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08" calcext:value-type="float">
            <text:p>808</text:p>
          </table:table-cell>
          <table:table-cell office:value-type="float" office:value="11570" calcext:value-type="float">
            <text:p>11570</text:p>
          </table:table-cell>
          <table:table-cell office:value-type="float" office:value="18053" calcext:value-type="float">
            <text:p>18053</text:p>
          </table:table-cell>
          <table:table-cell office:value-type="float" office:value="11463" calcext:value-type="float">
            <text:p>11463</text:p>
          </table:table-cell>
          <table:table-cell office:value-type="float" office:value="17881" calcext:value-type="float">
            <text:p>17881</text:p>
          </table:table-cell>
          <table:table-cell office:value-type="float" office:value="12461" calcext:value-type="float">
            <text:p>12461</text:p>
          </table:table-cell>
          <table:table-cell office:value-type="float" office:value="18681" calcext:value-type="float">
            <text:p>18681</text:p>
          </table:table-cell>
          <table:table-cell office:value-type="float" office:value="11264" calcext:value-type="float">
            <text:p>11264</text:p>
          </table:table-cell>
          <table:table-cell office:value-type="float" office:value="17312" calcext:value-type="float">
            <text:p>1731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09" calcext:value-type="float">
            <text:p>809</text:p>
          </table:table-cell>
          <table:table-cell office:value-type="float" office:value="11469" calcext:value-type="float">
            <text:p>11469</text:p>
          </table:table-cell>
          <table:table-cell office:value-type="float" office:value="17982" calcext:value-type="float">
            <text:p>17982</text:p>
          </table:table-cell>
          <table:table-cell office:value-type="float" office:value="11466" calcext:value-type="float">
            <text:p>11466</text:p>
          </table:table-cell>
          <table:table-cell office:value-type="float" office:value="17953" calcext:value-type="float">
            <text:p>17953</text:p>
          </table:table-cell>
          <table:table-cell office:value-type="float" office:value="12461" calcext:value-type="float">
            <text:p>12461</text:p>
          </table:table-cell>
          <table:table-cell office:value-type="float" office:value="18745" calcext:value-type="float">
            <text:p>18745</text:p>
          </table:table-cell>
          <table:table-cell office:value-type="float" office:value="10570" calcext:value-type="float">
            <text:p>10570</text:p>
          </table:table-cell>
          <table:table-cell office:value-type="float" office:value="17159" calcext:value-type="float">
            <text:p>1715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10" calcext:value-type="float">
            <text:p>810</text:p>
          </table:table-cell>
          <table:table-cell office:value-type="float" office:value="11467" calcext:value-type="float">
            <text:p>11467</text:p>
          </table:table-cell>
          <table:table-cell office:value-type="float" office:value="17867" calcext:value-type="float">
            <text:p>17867</text:p>
          </table:table-cell>
          <table:table-cell office:value-type="float" office:value="11464" calcext:value-type="float">
            <text:p>11464</text:p>
          </table:table-cell>
          <table:table-cell office:value-type="float" office:value="17862" calcext:value-type="float">
            <text:p>17862</text:p>
          </table:table-cell>
          <table:table-cell office:value-type="float" office:value="12461" calcext:value-type="float">
            <text:p>12461</text:p>
          </table:table-cell>
          <table:table-cell office:value-type="float" office:value="18715" calcext:value-type="float">
            <text:p>18715</text:p>
          </table:table-cell>
          <table:table-cell office:value-type="float" office:value="11367" calcext:value-type="float">
            <text:p>11367</text:p>
          </table:table-cell>
          <table:table-cell office:value-type="float" office:value="17050" calcext:value-type="float">
            <text:p>1705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11" calcext:value-type="float">
            <text:p>811</text:p>
          </table:table-cell>
          <table:table-cell office:value-type="float" office:value="12267" calcext:value-type="float">
            <text:p>12267</text:p>
          </table:table-cell>
          <table:table-cell office:value-type="float" office:value="17774" calcext:value-type="float">
            <text:p>17774</text:p>
          </table:table-cell>
          <table:table-cell office:value-type="float" office:value="11658" calcext:value-type="float">
            <text:p>11658</text:p>
          </table:table-cell>
          <table:table-cell office:value-type="float" office:value="18163" calcext:value-type="float">
            <text:p>18163</text:p>
          </table:table-cell>
          <table:table-cell office:value-type="float" office:value="12461" calcext:value-type="float">
            <text:p>12461</text:p>
          </table:table-cell>
          <table:table-cell office:value-type="float" office:value="18706" calcext:value-type="float">
            <text:p>18706</text:p>
          </table:table-cell>
          <table:table-cell office:value-type="float" office:value="10565" calcext:value-type="float">
            <text:p>10565</text:p>
          </table:table-cell>
          <table:table-cell office:value-type="float" office:value="17054" calcext:value-type="float">
            <text:p>1705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12" calcext:value-type="float">
            <text:p>812</text:p>
          </table:table-cell>
          <table:table-cell office:value-type="float" office:value="11468" calcext:value-type="float">
            <text:p>11468</text:p>
          </table:table-cell>
          <table:table-cell office:value-type="float" office:value="17973" calcext:value-type="float">
            <text:p>17973</text:p>
          </table:table-cell>
          <table:table-cell office:value-type="float" office:value="10665" calcext:value-type="float">
            <text:p>10665</text:p>
          </table:table-cell>
          <table:table-cell office:value-type="float" office:value="18189" calcext:value-type="float">
            <text:p>18189</text:p>
          </table:table-cell>
          <table:table-cell office:value-type="float" office:value="12561" calcext:value-type="float">
            <text:p>12561</text:p>
          </table:table-cell>
          <table:table-cell office:value-type="float" office:value="18839" calcext:value-type="float">
            <text:p>18839</text:p>
          </table:table-cell>
          <table:table-cell office:value-type="float" office:value="9665" calcext:value-type="float">
            <text:p>9665</text:p>
          </table:table-cell>
          <table:table-cell office:value-type="float" office:value="16969" calcext:value-type="float">
            <text:p>1696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13" calcext:value-type="float">
            <text:p>813</text:p>
          </table:table-cell>
          <table:table-cell office:value-type="float" office:value="12366" calcext:value-type="float">
            <text:p>12366</text:p>
          </table:table-cell>
          <table:table-cell office:value-type="float" office:value="17701" calcext:value-type="float">
            <text:p>17701</text:p>
          </table:table-cell>
          <table:table-cell office:value-type="float" office:value="11063" calcext:value-type="float">
            <text:p>11063</text:p>
          </table:table-cell>
          <table:table-cell office:value-type="float" office:value="18209" calcext:value-type="float">
            <text:p>18209</text:p>
          </table:table-cell>
          <table:table-cell office:value-type="float" office:value="12561" calcext:value-type="float">
            <text:p>12561</text:p>
          </table:table-cell>
          <table:table-cell office:value-type="float" office:value="18818" calcext:value-type="float">
            <text:p>18818</text:p>
          </table:table-cell>
          <table:table-cell office:value-type="float" office:value="10465" calcext:value-type="float">
            <text:p>10465</text:p>
          </table:table-cell>
          <table:table-cell office:value-type="float" office:value="16904" calcext:value-type="float">
            <text:p>1690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14" calcext:value-type="float">
            <text:p>814</text:p>
          </table:table-cell>
          <table:table-cell office:value-type="float" office:value="11466" calcext:value-type="float">
            <text:p>11466</text:p>
          </table:table-cell>
          <table:table-cell office:value-type="float" office:value="17733" calcext:value-type="float">
            <text:p>17733</text:p>
          </table:table-cell>
          <table:table-cell office:value-type="float" office:value="10864" calcext:value-type="float">
            <text:p>10864</text:p>
          </table:table-cell>
          <table:table-cell office:value-type="float" office:value="18023" calcext:value-type="float">
            <text:p>18023</text:p>
          </table:table-cell>
          <table:table-cell office:value-type="float" office:value="12461" calcext:value-type="float">
            <text:p>12461</text:p>
          </table:table-cell>
          <table:table-cell office:value-type="float" office:value="18912" calcext:value-type="float">
            <text:p>18912</text:p>
          </table:table-cell>
          <table:table-cell office:value-type="float" office:value="9665" calcext:value-type="float">
            <text:p>9665</text:p>
          </table:table-cell>
          <table:table-cell office:value-type="float" office:value="16639" calcext:value-type="float">
            <text:p>1663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15" calcext:value-type="float">
            <text:p>815</text:p>
          </table:table-cell>
          <table:table-cell office:value-type="float" office:value="12267" calcext:value-type="float">
            <text:p>12267</text:p>
          </table:table-cell>
          <table:table-cell office:value-type="float" office:value="17987" calcext:value-type="float">
            <text:p>17987</text:p>
          </table:table-cell>
          <table:table-cell office:value-type="float" office:value="11563" calcext:value-type="float">
            <text:p>11563</text:p>
          </table:table-cell>
          <table:table-cell office:value-type="float" office:value="17986" calcext:value-type="float">
            <text:p>17986</text:p>
          </table:table-cell>
          <table:table-cell office:value-type="float" office:value="12561" calcext:value-type="float">
            <text:p>12561</text:p>
          </table:table-cell>
          <table:table-cell office:value-type="float" office:value="18890" calcext:value-type="float">
            <text:p>18890</text:p>
          </table:table-cell>
          <table:table-cell office:value-type="float" office:value="9767" calcext:value-type="float">
            <text:p>9767</text:p>
          </table:table-cell>
          <table:table-cell office:value-type="float" office:value="16528" calcext:value-type="float">
            <text:p>1652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16" calcext:value-type="float">
            <text:p>816</text:p>
          </table:table-cell>
          <table:table-cell office:value-type="float" office:value="11465" calcext:value-type="float">
            <text:p>11465</text:p>
          </table:table-cell>
          <table:table-cell office:value-type="float" office:value="18018" calcext:value-type="float">
            <text:p>18018</text:p>
          </table:table-cell>
          <table:table-cell office:value-type="float" office:value="10765" calcext:value-type="float">
            <text:p>10765</text:p>
          </table:table-cell>
          <table:table-cell office:value-type="float" office:value="17828" calcext:value-type="float">
            <text:p>17828</text:p>
          </table:table-cell>
          <table:table-cell office:value-type="float" office:value="12561" calcext:value-type="float">
            <text:p>12561</text:p>
          </table:table-cell>
          <table:table-cell office:value-type="float" office:value="18961" calcext:value-type="float">
            <text:p>18961</text:p>
          </table:table-cell>
          <table:table-cell office:value-type="float" office:value="10569" calcext:value-type="float">
            <text:p>10569</text:p>
          </table:table-cell>
          <table:table-cell office:value-type="float" office:value="16592" calcext:value-type="float">
            <text:p>1659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17" calcext:value-type="float">
            <text:p>817</text:p>
          </table:table-cell>
          <table:table-cell office:value-type="float" office:value="11466" calcext:value-type="float">
            <text:p>11466</text:p>
          </table:table-cell>
          <table:table-cell office:value-type="float" office:value="18059" calcext:value-type="float">
            <text:p>18059</text:p>
          </table:table-cell>
          <table:table-cell office:value-type="float" office:value="10861" calcext:value-type="float">
            <text:p>10861</text:p>
          </table:table-cell>
          <table:table-cell office:value-type="float" office:value="17854" calcext:value-type="float">
            <text:p>17854</text:p>
          </table:table-cell>
          <table:table-cell office:value-type="float" office:value="12462" calcext:value-type="float">
            <text:p>12462</text:p>
          </table:table-cell>
          <table:table-cell office:value-type="float" office:value="19000" calcext:value-type="float">
            <text:p>19000</text:p>
          </table:table-cell>
          <table:table-cell office:value-type="float" office:value="10367" calcext:value-type="float">
            <text:p>10367</text:p>
          </table:table-cell>
          <table:table-cell office:value-type="float" office:value="16657" calcext:value-type="float">
            <text:p>1665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18" calcext:value-type="float">
            <text:p>818</text:p>
          </table:table-cell>
          <table:table-cell office:value-type="float" office:value="11465" calcext:value-type="float">
            <text:p>11465</text:p>
          </table:table-cell>
          <table:table-cell office:value-type="float" office:value="17754" calcext:value-type="float">
            <text:p>17754</text:p>
          </table:table-cell>
          <table:table-cell office:value-type="float" office:value="11465" calcext:value-type="float">
            <text:p>11465</text:p>
          </table:table-cell>
          <table:table-cell office:value-type="float" office:value="17786" calcext:value-type="float">
            <text:p>17786</text:p>
          </table:table-cell>
          <table:table-cell office:value-type="float" office:value="12462" calcext:value-type="float">
            <text:p>12462</text:p>
          </table:table-cell>
          <table:table-cell office:value-type="float" office:value="18925" calcext:value-type="float">
            <text:p>18925</text:p>
          </table:table-cell>
          <table:table-cell office:value-type="float" office:value="11267" calcext:value-type="float">
            <text:p>11267</text:p>
          </table:table-cell>
          <table:table-cell office:value-type="float" office:value="16830" calcext:value-type="float">
            <text:p>1683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19" calcext:value-type="float">
            <text:p>819</text:p>
          </table:table-cell>
          <table:table-cell office:value-type="float" office:value="11371" calcext:value-type="float">
            <text:p>11371</text:p>
          </table:table-cell>
          <table:table-cell office:value-type="float" office:value="17751" calcext:value-type="float">
            <text:p>17751</text:p>
          </table:table-cell>
          <table:table-cell office:value-type="float" office:value="10963" calcext:value-type="float">
            <text:p>10963</text:p>
          </table:table-cell>
          <table:table-cell office:value-type="float" office:value="17841" calcext:value-type="float">
            <text:p>17841</text:p>
          </table:table-cell>
          <table:table-cell office:value-type="float" office:value="12564" calcext:value-type="float">
            <text:p>12564</text:p>
          </table:table-cell>
          <table:table-cell office:value-type="float" office:value="18866" calcext:value-type="float">
            <text:p>18866</text:p>
          </table:table-cell>
          <table:table-cell office:value-type="float" office:value="11066" calcext:value-type="float">
            <text:p>11066</text:p>
          </table:table-cell>
          <table:table-cell office:value-type="float" office:value="17132" calcext:value-type="float">
            <text:p>1713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20" calcext:value-type="float">
            <text:p>820</text:p>
          </table:table-cell>
          <table:table-cell office:value-type="float" office:value="11369" calcext:value-type="float">
            <text:p>11369</text:p>
          </table:table-cell>
          <table:table-cell office:value-type="float" office:value="17641" calcext:value-type="float">
            <text:p>17641</text:p>
          </table:table-cell>
          <table:table-cell office:value-type="float" office:value="11565" calcext:value-type="float">
            <text:p>11565</text:p>
          </table:table-cell>
          <table:table-cell office:value-type="float" office:value="17735" calcext:value-type="float">
            <text:p>17735</text:p>
          </table:table-cell>
          <table:table-cell office:value-type="float" office:value="12461" calcext:value-type="float">
            <text:p>12461</text:p>
          </table:table-cell>
          <table:table-cell office:value-type="float" office:value="18991" calcext:value-type="float">
            <text:p>18991</text:p>
          </table:table-cell>
          <table:table-cell office:value-type="float" office:value="11367" calcext:value-type="float">
            <text:p>11367</text:p>
          </table:table-cell>
          <table:table-cell office:value-type="float" office:value="17332" calcext:value-type="float">
            <text:p>1733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21" calcext:value-type="float">
            <text:p>821</text:p>
          </table:table-cell>
          <table:table-cell office:value-type="float" office:value="11368" calcext:value-type="float">
            <text:p>11368</text:p>
          </table:table-cell>
          <table:table-cell office:value-type="float" office:value="17478" calcext:value-type="float">
            <text:p>17478</text:p>
          </table:table-cell>
          <table:table-cell office:value-type="float" office:value="11065" calcext:value-type="float">
            <text:p>11065</text:p>
          </table:table-cell>
          <table:table-cell office:value-type="float" office:value="17863" calcext:value-type="float">
            <text:p>17863</text:p>
          </table:table-cell>
          <table:table-cell office:value-type="float" office:value="13263" calcext:value-type="float">
            <text:p>13263</text:p>
          </table:table-cell>
          <table:table-cell office:value-type="float" office:value="18983" calcext:value-type="float">
            <text:p>18983</text:p>
          </table:table-cell>
          <table:table-cell office:value-type="float" office:value="11167" calcext:value-type="float">
            <text:p>11167</text:p>
          </table:table-cell>
          <table:table-cell office:value-type="float" office:value="17445" calcext:value-type="float">
            <text:p>1744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22" calcext:value-type="float">
            <text:p>822</text:p>
          </table:table-cell>
          <table:table-cell office:value-type="float" office:value="11468" calcext:value-type="float">
            <text:p>11468</text:p>
          </table:table-cell>
          <table:table-cell office:value-type="float" office:value="17552" calcext:value-type="float">
            <text:p>17552</text:p>
          </table:table-cell>
          <table:table-cell office:value-type="float" office:value="11462" calcext:value-type="float">
            <text:p>11462</text:p>
          </table:table-cell>
          <table:table-cell office:value-type="float" office:value="17883" calcext:value-type="float">
            <text:p>17883</text:p>
          </table:table-cell>
          <table:table-cell office:value-type="float" office:value="12461" calcext:value-type="float">
            <text:p>12461</text:p>
          </table:table-cell>
          <table:table-cell office:value-type="float" office:value="19112" calcext:value-type="float">
            <text:p>19112</text:p>
          </table:table-cell>
          <table:table-cell office:value-type="float" office:value="10370" calcext:value-type="float">
            <text:p>10370</text:p>
          </table:table-cell>
          <table:table-cell office:value-type="float" office:value="17284" calcext:value-type="float">
            <text:p>1728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23" calcext:value-type="float">
            <text:p>823</text:p>
          </table:table-cell>
          <table:table-cell office:value-type="float" office:value="11666" calcext:value-type="float">
            <text:p>11666</text:p>
          </table:table-cell>
          <table:table-cell office:value-type="float" office:value="17584" calcext:value-type="float">
            <text:p>17584</text:p>
          </table:table-cell>
          <table:table-cell office:value-type="float" office:value="10962" calcext:value-type="float">
            <text:p>10962</text:p>
          </table:table-cell>
          <table:table-cell office:value-type="float" office:value="17864" calcext:value-type="float">
            <text:p>17864</text:p>
          </table:table-cell>
          <table:table-cell office:value-type="float" office:value="12662" calcext:value-type="float">
            <text:p>12662</text:p>
          </table:table-cell>
          <table:table-cell office:value-type="float" office:value="18911" calcext:value-type="float">
            <text:p>18911</text:p>
          </table:table-cell>
          <table:table-cell office:value-type="float" office:value="11268" calcext:value-type="float">
            <text:p>11268</text:p>
          </table:table-cell>
          <table:table-cell office:value-type="float" office:value="17278" calcext:value-type="float">
            <text:p>1727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24" calcext:value-type="float">
            <text:p>824</text:p>
          </table:table-cell>
          <table:table-cell office:value-type="float" office:value="11466" calcext:value-type="float">
            <text:p>11466</text:p>
          </table:table-cell>
          <table:table-cell office:value-type="float" office:value="17595" calcext:value-type="float">
            <text:p>17595</text:p>
          </table:table-cell>
          <table:table-cell office:value-type="float" office:value="11462" calcext:value-type="float">
            <text:p>11462</text:p>
          </table:table-cell>
          <table:table-cell office:value-type="float" office:value="18015" calcext:value-type="float">
            <text:p>18015</text:p>
          </table:table-cell>
          <table:table-cell office:value-type="float" office:value="12562" calcext:value-type="float">
            <text:p>12562</text:p>
          </table:table-cell>
          <table:table-cell office:value-type="float" office:value="18768" calcext:value-type="float">
            <text:p>18768</text:p>
          </table:table-cell>
          <table:table-cell office:value-type="float" office:value="10367" calcext:value-type="float">
            <text:p>10367</text:p>
          </table:table-cell>
          <table:table-cell office:value-type="float" office:value="17103" calcext:value-type="float">
            <text:p>1710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25" calcext:value-type="float">
            <text:p>825</text:p>
          </table:table-cell>
          <table:table-cell office:value-type="float" office:value="11466" calcext:value-type="float">
            <text:p>11466</text:p>
          </table:table-cell>
          <table:table-cell office:value-type="float" office:value="17683" calcext:value-type="float">
            <text:p>17683</text:p>
          </table:table-cell>
          <table:table-cell office:value-type="float" office:value="10962" calcext:value-type="float">
            <text:p>10962</text:p>
          </table:table-cell>
          <table:table-cell office:value-type="float" office:value="17949" calcext:value-type="float">
            <text:p>17949</text:p>
          </table:table-cell>
          <table:table-cell office:value-type="float" office:value="12562" calcext:value-type="float">
            <text:p>12562</text:p>
          </table:table-cell>
          <table:table-cell office:value-type="float" office:value="18773" calcext:value-type="float">
            <text:p>18773</text:p>
          </table:table-cell>
          <table:table-cell office:value-type="float" office:value="11265" calcext:value-type="float">
            <text:p>11265</text:p>
          </table:table-cell>
          <table:table-cell office:value-type="float" office:value="17162" calcext:value-type="float">
            <text:p>1716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26" calcext:value-type="float">
            <text:p>826</text:p>
          </table:table-cell>
          <table:table-cell office:value-type="float" office:value="11768" calcext:value-type="float">
            <text:p>11768</text:p>
          </table:table-cell>
          <table:table-cell office:value-type="float" office:value="17610" calcext:value-type="float">
            <text:p>17610</text:p>
          </table:table-cell>
          <table:table-cell office:value-type="float" office:value="11663" calcext:value-type="float">
            <text:p>11663</text:p>
          </table:table-cell>
          <table:table-cell office:value-type="float" office:value="17909" calcext:value-type="float">
            <text:p>17909</text:p>
          </table:table-cell>
          <table:table-cell office:value-type="float" office:value="12461" calcext:value-type="float">
            <text:p>12461</text:p>
          </table:table-cell>
          <table:table-cell office:value-type="float" office:value="18792" calcext:value-type="float">
            <text:p>18792</text:p>
          </table:table-cell>
          <table:table-cell office:value-type="float" office:value="10668" calcext:value-type="float">
            <text:p>10668</text:p>
          </table:table-cell>
          <table:table-cell office:value-type="float" office:value="17336" calcext:value-type="float">
            <text:p>1733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27" calcext:value-type="float">
            <text:p>827</text:p>
          </table:table-cell>
          <table:table-cell office:value-type="float" office:value="12365" calcext:value-type="float">
            <text:p>12365</text:p>
          </table:table-cell>
          <table:table-cell office:value-type="float" office:value="17828" calcext:value-type="float">
            <text:p>17828</text:p>
          </table:table-cell>
          <table:table-cell office:value-type="float" office:value="11265" calcext:value-type="float">
            <text:p>11265</text:p>
          </table:table-cell>
          <table:table-cell office:value-type="float" office:value="17843" calcext:value-type="float">
            <text:p>17843</text:p>
          </table:table-cell>
          <table:table-cell office:value-type="float" office:value="12761" calcext:value-type="float">
            <text:p>12761</text:p>
          </table:table-cell>
          <table:table-cell office:value-type="float" office:value="18649" calcext:value-type="float">
            <text:p>18649</text:p>
          </table:table-cell>
          <table:table-cell office:value-type="float" office:value="10568" calcext:value-type="float">
            <text:p>10568</text:p>
          </table:table-cell>
          <table:table-cell office:value-type="float" office:value="17140" calcext:value-type="float">
            <text:p>1714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28" calcext:value-type="float">
            <text:p>828</text:p>
          </table:table-cell>
          <table:table-cell office:value-type="float" office:value="11365" calcext:value-type="float">
            <text:p>11365</text:p>
          </table:table-cell>
          <table:table-cell office:value-type="float" office:value="17688" calcext:value-type="float">
            <text:p>17688</text:p>
          </table:table-cell>
          <table:table-cell office:value-type="float" office:value="11362" calcext:value-type="float">
            <text:p>11362</text:p>
          </table:table-cell>
          <table:table-cell office:value-type="float" office:value="18120" calcext:value-type="float">
            <text:p>18120</text:p>
          </table:table-cell>
          <table:table-cell office:value-type="float" office:value="12461" calcext:value-type="float">
            <text:p>12461</text:p>
          </table:table-cell>
          <table:table-cell office:value-type="float" office:value="18874" calcext:value-type="float">
            <text:p>18874</text:p>
          </table:table-cell>
          <table:table-cell office:value-type="float" office:value="11066" calcext:value-type="float">
            <text:p>11066</text:p>
          </table:table-cell>
          <table:table-cell office:value-type="float" office:value="17055" calcext:value-type="float">
            <text:p>1705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29" calcext:value-type="float">
            <text:p>829</text:p>
          </table:table-cell>
          <table:table-cell office:value-type="float" office:value="11566" calcext:value-type="float">
            <text:p>11566</text:p>
          </table:table-cell>
          <table:table-cell office:value-type="float" office:value="17635" calcext:value-type="float">
            <text:p>17635</text:p>
          </table:table-cell>
          <table:table-cell office:value-type="float" office:value="10663" calcext:value-type="float">
            <text:p>10663</text:p>
          </table:table-cell>
          <table:table-cell office:value-type="float" office:value="18138" calcext:value-type="float">
            <text:p>18138</text:p>
          </table:table-cell>
          <table:table-cell office:value-type="float" office:value="12661" calcext:value-type="float">
            <text:p>12661</text:p>
          </table:table-cell>
          <table:table-cell office:value-type="float" office:value="18878" calcext:value-type="float">
            <text:p>18878</text:p>
          </table:table-cell>
          <table:table-cell office:value-type="float" office:value="10567" calcext:value-type="float">
            <text:p>10567</text:p>
          </table:table-cell>
          <table:table-cell office:value-type="float" office:value="17102" calcext:value-type="float">
            <text:p>1710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30" calcext:value-type="float">
            <text:p>830</text:p>
          </table:table-cell>
          <table:table-cell office:value-type="float" office:value="11670" calcext:value-type="float">
            <text:p>11670</text:p>
          </table:table-cell>
          <table:table-cell office:value-type="float" office:value="17675" calcext:value-type="float">
            <text:p>17675</text:p>
          </table:table-cell>
          <table:table-cell office:value-type="float" office:value="11460" calcext:value-type="float">
            <text:p>11460</text:p>
          </table:table-cell>
          <table:table-cell office:value-type="float" office:value="18190" calcext:value-type="float">
            <text:p>18190</text:p>
          </table:table-cell>
          <table:table-cell office:value-type="float" office:value="12561" calcext:value-type="float">
            <text:p>12561</text:p>
          </table:table-cell>
          <table:table-cell office:value-type="float" office:value="18817" calcext:value-type="float">
            <text:p>18817</text:p>
          </table:table-cell>
          <table:table-cell office:value-type="float" office:value="10665" calcext:value-type="float">
            <text:p>10665</text:p>
          </table:table-cell>
          <table:table-cell office:value-type="float" office:value="16874" calcext:value-type="float">
            <text:p>1687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31" calcext:value-type="float">
            <text:p>831</text:p>
          </table:table-cell>
          <table:table-cell office:value-type="float" office:value="11567" calcext:value-type="float">
            <text:p>11567</text:p>
          </table:table-cell>
          <table:table-cell office:value-type="float" office:value="17512" calcext:value-type="float">
            <text:p>17512</text:p>
          </table:table-cell>
          <table:table-cell office:value-type="float" office:value="10660" calcext:value-type="float">
            <text:p>10660</text:p>
          </table:table-cell>
          <table:table-cell office:value-type="float" office:value="18312" calcext:value-type="float">
            <text:p>18312</text:p>
          </table:table-cell>
          <table:table-cell office:value-type="float" office:value="12461" calcext:value-type="float">
            <text:p>12461</text:p>
          </table:table-cell>
          <table:table-cell office:value-type="float" office:value="18868" calcext:value-type="float">
            <text:p>18868</text:p>
          </table:table-cell>
          <table:table-cell office:value-type="float" office:value="10867" calcext:value-type="float">
            <text:p>10867</text:p>
          </table:table-cell>
          <table:table-cell office:value-type="float" office:value="17109" calcext:value-type="float">
            <text:p>1710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32" calcext:value-type="float">
            <text:p>832</text:p>
          </table:table-cell>
          <table:table-cell office:value-type="float" office:value="11670" calcext:value-type="float">
            <text:p>11670</text:p>
          </table:table-cell>
          <table:table-cell office:value-type="float" office:value="17633" calcext:value-type="float">
            <text:p>17633</text:p>
          </table:table-cell>
          <table:table-cell office:value-type="float" office:value="11963" calcext:value-type="float">
            <text:p>11963</text:p>
          </table:table-cell>
          <table:table-cell office:value-type="float" office:value="18370" calcext:value-type="float">
            <text:p>18370</text:p>
          </table:table-cell>
          <table:table-cell office:value-type="float" office:value="12661" calcext:value-type="float">
            <text:p>12661</text:p>
          </table:table-cell>
          <table:table-cell office:value-type="float" office:value="18897" calcext:value-type="float">
            <text:p>18897</text:p>
          </table:table-cell>
          <table:table-cell office:value-type="float" office:value="11465" calcext:value-type="float">
            <text:p>11465</text:p>
          </table:table-cell>
          <table:table-cell office:value-type="float" office:value="17071" calcext:value-type="float">
            <text:p>1707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33" calcext:value-type="float">
            <text:p>833</text:p>
          </table:table-cell>
          <table:table-cell office:value-type="float" office:value="11468" calcext:value-type="float">
            <text:p>11468</text:p>
          </table:table-cell>
          <table:table-cell office:value-type="float" office:value="17580" calcext:value-type="float">
            <text:p>17580</text:p>
          </table:table-cell>
          <table:table-cell office:value-type="float" office:value="9864" calcext:value-type="float">
            <text:p>9864</text:p>
          </table:table-cell>
          <table:table-cell office:value-type="float" office:value="18313" calcext:value-type="float">
            <text:p>18313</text:p>
          </table:table-cell>
          <table:table-cell office:value-type="float" office:value="12459" calcext:value-type="float">
            <text:p>12459</text:p>
          </table:table-cell>
          <table:table-cell office:value-type="float" office:value="18913" calcext:value-type="float">
            <text:p>18913</text:p>
          </table:table-cell>
          <table:table-cell office:value-type="float" office:value="10665" calcext:value-type="float">
            <text:p>10665</text:p>
          </table:table-cell>
          <table:table-cell office:value-type="float" office:value="17183" calcext:value-type="float">
            <text:p>1718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34" calcext:value-type="float">
            <text:p>834</text:p>
          </table:table-cell>
          <table:table-cell office:value-type="float" office:value="11368" calcext:value-type="float">
            <text:p>11368</text:p>
          </table:table-cell>
          <table:table-cell office:value-type="float" office:value="17642" calcext:value-type="float">
            <text:p>17642</text:p>
          </table:table-cell>
          <table:table-cell office:value-type="float" office:value="11560" calcext:value-type="float">
            <text:p>11560</text:p>
          </table:table-cell>
          <table:table-cell office:value-type="float" office:value="18014" calcext:value-type="float">
            <text:p>18014</text:p>
          </table:table-cell>
          <table:table-cell office:value-type="float" office:value="12461" calcext:value-type="float">
            <text:p>12461</text:p>
          </table:table-cell>
          <table:table-cell office:value-type="float" office:value="18995" calcext:value-type="float">
            <text:p>18995</text:p>
          </table:table-cell>
          <table:table-cell office:value-type="float" office:value="11465" calcext:value-type="float">
            <text:p>11465</text:p>
          </table:table-cell>
          <table:table-cell office:value-type="float" office:value="17125" calcext:value-type="float">
            <text:p>1712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35" calcext:value-type="float">
            <text:p>835</text:p>
          </table:table-cell>
          <table:table-cell office:value-type="float" office:value="11468" calcext:value-type="float">
            <text:p>11468</text:p>
          </table:table-cell>
          <table:table-cell office:value-type="float" office:value="17536" calcext:value-type="float">
            <text:p>17536</text:p>
          </table:table-cell>
          <table:table-cell office:value-type="float" office:value="11561" calcext:value-type="float">
            <text:p>11561</text:p>
          </table:table-cell>
          <table:table-cell office:value-type="float" office:value="17975" calcext:value-type="float">
            <text:p>17975</text:p>
          </table:table-cell>
          <table:table-cell office:value-type="float" office:value="12461" calcext:value-type="float">
            <text:p>12461</text:p>
          </table:table-cell>
          <table:table-cell office:value-type="float" office:value="18664" calcext:value-type="float">
            <text:p>18664</text:p>
          </table:table-cell>
          <table:table-cell office:value-type="float" office:value="11265" calcext:value-type="float">
            <text:p>11265</text:p>
          </table:table-cell>
          <table:table-cell office:value-type="float" office:value="17288" calcext:value-type="float">
            <text:p>1728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36" calcext:value-type="float">
            <text:p>836</text:p>
          </table:table-cell>
          <table:table-cell office:value-type="float" office:value="11468" calcext:value-type="float">
            <text:p>11468</text:p>
          </table:table-cell>
          <table:table-cell office:value-type="float" office:value="17647" calcext:value-type="float">
            <text:p>17647</text:p>
          </table:table-cell>
          <table:table-cell office:value-type="float" office:value="10964" calcext:value-type="float">
            <text:p>10964</text:p>
          </table:table-cell>
          <table:table-cell office:value-type="float" office:value="18134" calcext:value-type="float">
            <text:p>18134</text:p>
          </table:table-cell>
          <table:table-cell office:value-type="float" office:value="12563" calcext:value-type="float">
            <text:p>12563</text:p>
          </table:table-cell>
          <table:table-cell office:value-type="float" office:value="18784" calcext:value-type="float">
            <text:p>18784</text:p>
          </table:table-cell>
          <table:table-cell office:value-type="float" office:value="10467" calcext:value-type="float">
            <text:p>10467</text:p>
          </table:table-cell>
          <table:table-cell office:value-type="float" office:value="17070" calcext:value-type="float">
            <text:p>1707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37" calcext:value-type="float">
            <text:p>837</text:p>
          </table:table-cell>
          <table:table-cell office:value-type="float" office:value="11664" calcext:value-type="float">
            <text:p>11664</text:p>
          </table:table-cell>
          <table:table-cell office:value-type="float" office:value="17525" calcext:value-type="float">
            <text:p>17525</text:p>
          </table:table-cell>
          <table:table-cell office:value-type="float" office:value="11359" calcext:value-type="float">
            <text:p>11359</text:p>
          </table:table-cell>
          <table:table-cell office:value-type="float" office:value="17985" calcext:value-type="float">
            <text:p>17985</text:p>
          </table:table-cell>
          <table:table-cell office:value-type="float" office:value="12461" calcext:value-type="float">
            <text:p>12461</text:p>
          </table:table-cell>
          <table:table-cell office:value-type="float" office:value="18839" calcext:value-type="float">
            <text:p>18839</text:p>
          </table:table-cell>
          <table:table-cell office:value-type="float" office:value="10465" calcext:value-type="float">
            <text:p>10465</text:p>
          </table:table-cell>
          <table:table-cell office:value-type="float" office:value="16885" calcext:value-type="float">
            <text:p>1688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38" calcext:value-type="float">
            <text:p>838</text:p>
          </table:table-cell>
          <table:table-cell office:value-type="float" office:value="11568" calcext:value-type="float">
            <text:p>11568</text:p>
          </table:table-cell>
          <table:table-cell office:value-type="float" office:value="17505" calcext:value-type="float">
            <text:p>17505</text:p>
          </table:table-cell>
          <table:table-cell office:value-type="float" office:value="11664" calcext:value-type="float">
            <text:p>11664</text:p>
          </table:table-cell>
          <table:table-cell office:value-type="float" office:value="17921" calcext:value-type="float">
            <text:p>17921</text:p>
          </table:table-cell>
          <table:table-cell office:value-type="float" office:value="12461" calcext:value-type="float">
            <text:p>12461</text:p>
          </table:table-cell>
          <table:table-cell office:value-type="float" office:value="18840" calcext:value-type="float">
            <text:p>18840</text:p>
          </table:table-cell>
          <table:table-cell office:value-type="float" office:value="11265" calcext:value-type="float">
            <text:p>11265</text:p>
          </table:table-cell>
          <table:table-cell office:value-type="float" office:value="16894" calcext:value-type="float">
            <text:p>1689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39" calcext:value-type="float">
            <text:p>839</text:p>
          </table:table-cell>
          <table:table-cell office:value-type="float" office:value="11766" calcext:value-type="float">
            <text:p>11766</text:p>
          </table:table-cell>
          <table:table-cell office:value-type="float" office:value="17648" calcext:value-type="float">
            <text:p>17648</text:p>
          </table:table-cell>
          <table:table-cell office:value-type="float" office:value="11459" calcext:value-type="float">
            <text:p>11459</text:p>
          </table:table-cell>
          <table:table-cell office:value-type="float" office:value="17677" calcext:value-type="float">
            <text:p>17677</text:p>
          </table:table-cell>
          <table:table-cell office:value-type="float" office:value="12461" calcext:value-type="float">
            <text:p>12461</text:p>
          </table:table-cell>
          <table:table-cell office:value-type="float" office:value="18690" calcext:value-type="float">
            <text:p>18690</text:p>
          </table:table-cell>
          <table:table-cell office:value-type="float" office:value="10465" calcext:value-type="float">
            <text:p>10465</text:p>
          </table:table-cell>
          <table:table-cell office:value-type="float" office:value="17087" calcext:value-type="float">
            <text:p>1708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40" calcext:value-type="float">
            <text:p>840</text:p>
          </table:table-cell>
          <table:table-cell office:value-type="float" office:value="11467" calcext:value-type="float">
            <text:p>11467</text:p>
          </table:table-cell>
          <table:table-cell office:value-type="float" office:value="17754" calcext:value-type="float">
            <text:p>17754</text:p>
          </table:table-cell>
          <table:table-cell office:value-type="float" office:value="10563" calcext:value-type="float">
            <text:p>10563</text:p>
          </table:table-cell>
          <table:table-cell office:value-type="float" office:value="17883" calcext:value-type="float">
            <text:p>17883</text:p>
          </table:table-cell>
          <table:table-cell office:value-type="float" office:value="12459" calcext:value-type="float">
            <text:p>12459</text:p>
          </table:table-cell>
          <table:table-cell office:value-type="float" office:value="18557" calcext:value-type="float">
            <text:p>18557</text:p>
          </table:table-cell>
          <table:table-cell office:value-type="float" office:value="10665" calcext:value-type="float">
            <text:p>10665</text:p>
          </table:table-cell>
          <table:table-cell office:value-type="float" office:value="16815" calcext:value-type="float">
            <text:p>1681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41" calcext:value-type="float">
            <text:p>841</text:p>
          </table:table-cell>
          <table:table-cell office:value-type="float" office:value="12266" calcext:value-type="float">
            <text:p>12266</text:p>
          </table:table-cell>
          <table:table-cell office:value-type="float" office:value="17588" calcext:value-type="float">
            <text:p>17588</text:p>
          </table:table-cell>
          <table:table-cell office:value-type="float" office:value="10765" calcext:value-type="float">
            <text:p>10765</text:p>
          </table:table-cell>
          <table:table-cell office:value-type="float" office:value="17737" calcext:value-type="float">
            <text:p>17737</text:p>
          </table:table-cell>
          <table:table-cell office:value-type="float" office:value="12661" calcext:value-type="float">
            <text:p>12661</text:p>
          </table:table-cell>
          <table:table-cell office:value-type="float" office:value="18777" calcext:value-type="float">
            <text:p>18777</text:p>
          </table:table-cell>
          <table:table-cell office:value-type="float" office:value="10864" calcext:value-type="float">
            <text:p>10864</text:p>
          </table:table-cell>
          <table:table-cell office:value-type="float" office:value="16777" calcext:value-type="float">
            <text:p>1677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42" calcext:value-type="float">
            <text:p>842</text:p>
          </table:table-cell>
          <table:table-cell office:value-type="float" office:value="11466" calcext:value-type="float">
            <text:p>11466</text:p>
          </table:table-cell>
          <table:table-cell office:value-type="float" office:value="17551" calcext:value-type="float">
            <text:p>17551</text:p>
          </table:table-cell>
          <table:table-cell office:value-type="float" office:value="10764" calcext:value-type="float">
            <text:p>10764</text:p>
          </table:table-cell>
          <table:table-cell office:value-type="float" office:value="17815" calcext:value-type="float">
            <text:p>17815</text:p>
          </table:table-cell>
          <table:table-cell office:value-type="float" office:value="12461" calcext:value-type="float">
            <text:p>12461</text:p>
          </table:table-cell>
          <table:table-cell office:value-type="float" office:value="18854" calcext:value-type="float">
            <text:p>18854</text:p>
          </table:table-cell>
          <table:table-cell office:value-type="float" office:value="10664" calcext:value-type="float">
            <text:p>10664</text:p>
          </table:table-cell>
          <table:table-cell office:value-type="float" office:value="16839" calcext:value-type="float">
            <text:p>1683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43" calcext:value-type="float">
            <text:p>843</text:p>
          </table:table-cell>
          <table:table-cell office:value-type="float" office:value="11466" calcext:value-type="float">
            <text:p>11466</text:p>
          </table:table-cell>
          <table:table-cell office:value-type="float" office:value="17792" calcext:value-type="float">
            <text:p>17792</text:p>
          </table:table-cell>
          <table:table-cell office:value-type="float" office:value="11759" calcext:value-type="float">
            <text:p>11759</text:p>
          </table:table-cell>
          <table:table-cell office:value-type="float" office:value="17781" calcext:value-type="float">
            <text:p>17781</text:p>
          </table:table-cell>
          <table:table-cell office:value-type="float" office:value="12661" calcext:value-type="float">
            <text:p>12661</text:p>
          </table:table-cell>
          <table:table-cell office:value-type="float" office:value="18968" calcext:value-type="float">
            <text:p>18968</text:p>
          </table:table-cell>
          <table:table-cell office:value-type="float" office:value="11265" calcext:value-type="float">
            <text:p>11265</text:p>
          </table:table-cell>
          <table:table-cell office:value-type="float" office:value="17117" calcext:value-type="float">
            <text:p>1711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44" calcext:value-type="float">
            <text:p>844</text:p>
          </table:table-cell>
          <table:table-cell office:value-type="float" office:value="11466" calcext:value-type="float">
            <text:p>11466</text:p>
          </table:table-cell>
          <table:table-cell office:value-type="float" office:value="17564" calcext:value-type="float">
            <text:p>17564</text:p>
          </table:table-cell>
          <table:table-cell office:value-type="float" office:value="11667" calcext:value-type="float">
            <text:p>11667</text:p>
          </table:table-cell>
          <table:table-cell office:value-type="float" office:value="18017" calcext:value-type="float">
            <text:p>18017</text:p>
          </table:table-cell>
          <table:table-cell office:value-type="float" office:value="12461" calcext:value-type="float">
            <text:p>12461</text:p>
          </table:table-cell>
          <table:table-cell office:value-type="float" office:value="18788" calcext:value-type="float">
            <text:p>18788</text:p>
          </table:table-cell>
          <table:table-cell office:value-type="float" office:value="10664" calcext:value-type="float">
            <text:p>10664</text:p>
          </table:table-cell>
          <table:table-cell office:value-type="float" office:value="17427" calcext:value-type="float">
            <text:p>1742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45" calcext:value-type="float">
            <text:p>845</text:p>
          </table:table-cell>
          <table:table-cell office:value-type="float" office:value="11466" calcext:value-type="float">
            <text:p>11466</text:p>
          </table:table-cell>
          <table:table-cell office:value-type="float" office:value="17651" calcext:value-type="float">
            <text:p>17651</text:p>
          </table:table-cell>
          <table:table-cell office:value-type="float" office:value="10865" calcext:value-type="float">
            <text:p>10865</text:p>
          </table:table-cell>
          <table:table-cell office:value-type="float" office:value="18149" calcext:value-type="float">
            <text:p>18149</text:p>
          </table:table-cell>
          <table:table-cell office:value-type="float" office:value="12659" calcext:value-type="float">
            <text:p>12659</text:p>
          </table:table-cell>
          <table:table-cell office:value-type="float" office:value="18685" calcext:value-type="float">
            <text:p>18685</text:p>
          </table:table-cell>
          <table:table-cell office:value-type="float" office:value="11466" calcext:value-type="float">
            <text:p>11466</text:p>
          </table:table-cell>
          <table:table-cell office:value-type="float" office:value="17566" calcext:value-type="float">
            <text:p>1756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46" calcext:value-type="float">
            <text:p>846</text:p>
          </table:table-cell>
          <table:table-cell office:value-type="float" office:value="11469" calcext:value-type="float">
            <text:p>11469</text:p>
          </table:table-cell>
          <table:table-cell office:value-type="float" office:value="17592" calcext:value-type="float">
            <text:p>17592</text:p>
          </table:table-cell>
          <table:table-cell office:value-type="float" office:value="9967" calcext:value-type="float">
            <text:p>9967</text:p>
          </table:table-cell>
          <table:table-cell office:value-type="float" office:value="18302" calcext:value-type="float">
            <text:p>18302</text:p>
          </table:table-cell>
          <table:table-cell office:value-type="float" office:value="12661" calcext:value-type="float">
            <text:p>12661</text:p>
          </table:table-cell>
          <table:table-cell office:value-type="float" office:value="18818" calcext:value-type="float">
            <text:p>18818</text:p>
          </table:table-cell>
          <table:table-cell office:value-type="float" office:value="11466" calcext:value-type="float">
            <text:p>11466</text:p>
          </table:table-cell>
          <table:table-cell office:value-type="float" office:value="17312" calcext:value-type="float">
            <text:p>1731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47" calcext:value-type="float">
            <text:p>847</text:p>
          </table:table-cell>
          <table:table-cell office:value-type="float" office:value="11569" calcext:value-type="float">
            <text:p>11569</text:p>
          </table:table-cell>
          <table:table-cell office:value-type="float" office:value="17499" calcext:value-type="float">
            <text:p>17499</text:p>
          </table:table-cell>
          <table:table-cell office:value-type="float" office:value="11664" calcext:value-type="float">
            <text:p>11664</text:p>
          </table:table-cell>
          <table:table-cell office:value-type="float" office:value="18224" calcext:value-type="float">
            <text:p>18224</text:p>
          </table:table-cell>
          <table:table-cell office:value-type="float" office:value="13261" calcext:value-type="float">
            <text:p>13261</text:p>
          </table:table-cell>
          <table:table-cell office:value-type="float" office:value="19050" calcext:value-type="float">
            <text:p>19050</text:p>
          </table:table-cell>
          <table:table-cell office:value-type="float" office:value="10664" calcext:value-type="float">
            <text:p>10664</text:p>
          </table:table-cell>
          <table:table-cell office:value-type="float" office:value="17265" calcext:value-type="float">
            <text:p>1726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48" calcext:value-type="float">
            <text:p>848</text:p>
          </table:table-cell>
          <table:table-cell office:value-type="float" office:value="11370" calcext:value-type="float">
            <text:p>11370</text:p>
          </table:table-cell>
          <table:table-cell office:value-type="float" office:value="17418" calcext:value-type="float">
            <text:p>17418</text:p>
          </table:table-cell>
          <table:table-cell office:value-type="float" office:value="11663" calcext:value-type="float">
            <text:p>11663</text:p>
          </table:table-cell>
          <table:table-cell office:value-type="float" office:value="18135" calcext:value-type="float">
            <text:p>18135</text:p>
          </table:table-cell>
          <table:table-cell office:value-type="float" office:value="12661" calcext:value-type="float">
            <text:p>12661</text:p>
          </table:table-cell>
          <table:table-cell office:value-type="float" office:value="19049" calcext:value-type="float">
            <text:p>19049</text:p>
          </table:table-cell>
          <table:table-cell office:value-type="float" office:value="10465" calcext:value-type="float">
            <text:p>10465</text:p>
          </table:table-cell>
          <table:table-cell office:value-type="float" office:value="17386" calcext:value-type="float">
            <text:p>1738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49" calcext:value-type="float">
            <text:p>849</text:p>
          </table:table-cell>
          <table:table-cell office:value-type="float" office:value="11468" calcext:value-type="float">
            <text:p>11468</text:p>
          </table:table-cell>
          <table:table-cell office:value-type="float" office:value="17266" calcext:value-type="float">
            <text:p>17266</text:p>
          </table:table-cell>
          <table:table-cell office:value-type="float" office:value="11664" calcext:value-type="float">
            <text:p>11664</text:p>
          </table:table-cell>
          <table:table-cell office:value-type="float" office:value="18335" calcext:value-type="float">
            <text:p>18335</text:p>
          </table:table-cell>
          <table:table-cell office:value-type="float" office:value="12461" calcext:value-type="float">
            <text:p>12461</text:p>
          </table:table-cell>
          <table:table-cell office:value-type="float" office:value="18973" calcext:value-type="float">
            <text:p>18973</text:p>
          </table:table-cell>
          <table:table-cell office:value-type="float" office:value="10566" calcext:value-type="float">
            <text:p>10566</text:p>
          </table:table-cell>
          <table:table-cell office:value-type="float" office:value="17336" calcext:value-type="float">
            <text:p>1733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50" calcext:value-type="float">
            <text:p>850</text:p>
          </table:table-cell>
          <table:table-cell office:value-type="float" office:value="11466" calcext:value-type="float">
            <text:p>11466</text:p>
          </table:table-cell>
          <table:table-cell office:value-type="float" office:value="17232" calcext:value-type="float">
            <text:p>17232</text:p>
          </table:table-cell>
          <table:table-cell office:value-type="float" office:value="11765" calcext:value-type="float">
            <text:p>11765</text:p>
          </table:table-cell>
          <table:table-cell office:value-type="float" office:value="18433" calcext:value-type="float">
            <text:p>18433</text:p>
          </table:table-cell>
          <table:table-cell office:value-type="float" office:value="12661" calcext:value-type="float">
            <text:p>12661</text:p>
          </table:table-cell>
          <table:table-cell office:value-type="float" office:value="19037" calcext:value-type="float">
            <text:p>19037</text:p>
          </table:table-cell>
          <table:table-cell office:value-type="float" office:value="9666" calcext:value-type="float">
            <text:p>9666</text:p>
          </table:table-cell>
          <table:table-cell office:value-type="float" office:value="17020" calcext:value-type="float">
            <text:p>1702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51" calcext:value-type="float">
            <text:p>851</text:p>
          </table:table-cell>
          <table:table-cell office:value-type="float" office:value="11470" calcext:value-type="float">
            <text:p>11470</text:p>
          </table:table-cell>
          <table:table-cell office:value-type="float" office:value="17405" calcext:value-type="float">
            <text:p>17405</text:p>
          </table:table-cell>
          <table:table-cell office:value-type="float" office:value="11764" calcext:value-type="float">
            <text:p>11764</text:p>
          </table:table-cell>
          <table:table-cell office:value-type="float" office:value="18319" calcext:value-type="float">
            <text:p>18319</text:p>
          </table:table-cell>
          <table:table-cell office:value-type="float" office:value="12561" calcext:value-type="float">
            <text:p>12561</text:p>
          </table:table-cell>
          <table:table-cell office:value-type="float" office:value="18968" calcext:value-type="float">
            <text:p>18968</text:p>
          </table:table-cell>
          <table:table-cell office:value-type="float" office:value="9666" calcext:value-type="float">
            <text:p>9666</text:p>
          </table:table-cell>
          <table:table-cell office:value-type="float" office:value="16605" calcext:value-type="float">
            <text:p>1660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52" calcext:value-type="float">
            <text:p>852</text:p>
          </table:table-cell>
          <table:table-cell office:value-type="float" office:value="11369" calcext:value-type="float">
            <text:p>11369</text:p>
          </table:table-cell>
          <table:table-cell office:value-type="float" office:value="17698" calcext:value-type="float">
            <text:p>17698</text:p>
          </table:table-cell>
          <table:table-cell office:value-type="float" office:value="11464" calcext:value-type="float">
            <text:p>11464</text:p>
          </table:table-cell>
          <table:table-cell office:value-type="float" office:value="17966" calcext:value-type="float">
            <text:p>17966</text:p>
          </table:table-cell>
          <table:table-cell office:value-type="float" office:value="12661" calcext:value-type="float">
            <text:p>12661</text:p>
          </table:table-cell>
          <table:table-cell office:value-type="float" office:value="18921" calcext:value-type="float">
            <text:p>18921</text:p>
          </table:table-cell>
          <table:table-cell office:value-type="float" office:value="10467" calcext:value-type="float">
            <text:p>10467</text:p>
          </table:table-cell>
          <table:table-cell office:value-type="float" office:value="16572" calcext:value-type="float">
            <text:p>1657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53" calcext:value-type="float">
            <text:p>853</text:p>
          </table:table-cell>
          <table:table-cell office:value-type="float" office:value="11467" calcext:value-type="float">
            <text:p>11467</text:p>
          </table:table-cell>
          <table:table-cell office:value-type="float" office:value="17464" calcext:value-type="float">
            <text:p>17464</text:p>
          </table:table-cell>
          <table:table-cell office:value-type="float" office:value="10667" calcext:value-type="float">
            <text:p>10667</text:p>
          </table:table-cell>
          <table:table-cell office:value-type="float" office:value="18323" calcext:value-type="float">
            <text:p>18323</text:p>
          </table:table-cell>
          <table:table-cell office:value-type="float" office:value="12661" calcext:value-type="float">
            <text:p>12661</text:p>
          </table:table-cell>
          <table:table-cell office:value-type="float" office:value="19000" calcext:value-type="float">
            <text:p>19000</text:p>
          </table:table-cell>
          <table:table-cell office:value-type="float" office:value="9665" calcext:value-type="float">
            <text:p>9665</text:p>
          </table:table-cell>
          <table:table-cell office:value-type="float" office:value="16704" calcext:value-type="float">
            <text:p>1670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54" calcext:value-type="float">
            <text:p>854</text:p>
          </table:table-cell>
          <table:table-cell office:value-type="float" office:value="11466" calcext:value-type="float">
            <text:p>11466</text:p>
          </table:table-cell>
          <table:table-cell office:value-type="float" office:value="17502" calcext:value-type="float">
            <text:p>17502</text:p>
          </table:table-cell>
          <table:table-cell office:value-type="float" office:value="10564" calcext:value-type="float">
            <text:p>10564</text:p>
          </table:table-cell>
          <table:table-cell office:value-type="float" office:value="18388" calcext:value-type="float">
            <text:p>18388</text:p>
          </table:table-cell>
          <table:table-cell office:value-type="float" office:value="12659" calcext:value-type="float">
            <text:p>12659</text:p>
          </table:table-cell>
          <table:table-cell office:value-type="float" office:value="18940" calcext:value-type="float">
            <text:p>18940</text:p>
          </table:table-cell>
          <table:table-cell office:value-type="float" office:value="10566" calcext:value-type="float">
            <text:p>10566</text:p>
          </table:table-cell>
          <table:table-cell office:value-type="float" office:value="16692" calcext:value-type="float">
            <text:p>1669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55" calcext:value-type="float">
            <text:p>855</text:p>
          </table:table-cell>
          <table:table-cell office:value-type="float" office:value="12165" calcext:value-type="float">
            <text:p>12165</text:p>
          </table:table-cell>
          <table:table-cell office:value-type="float" office:value="17560" calcext:value-type="float">
            <text:p>17560</text:p>
          </table:table-cell>
          <table:table-cell office:value-type="float" office:value="11367" calcext:value-type="float">
            <text:p>11367</text:p>
          </table:table-cell>
          <table:table-cell office:value-type="float" office:value="18251" calcext:value-type="float">
            <text:p>18251</text:p>
          </table:table-cell>
          <table:table-cell office:value-type="float" office:value="12661" calcext:value-type="float">
            <text:p>12661</text:p>
          </table:table-cell>
          <table:table-cell office:value-type="float" office:value="18816" calcext:value-type="float">
            <text:p>18816</text:p>
          </table:table-cell>
          <table:table-cell office:value-type="float" office:value="10465" calcext:value-type="float">
            <text:p>10465</text:p>
          </table:table-cell>
          <table:table-cell office:value-type="float" office:value="16411" calcext:value-type="float">
            <text:p>1641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56" calcext:value-type="float">
            <text:p>856</text:p>
          </table:table-cell>
          <table:table-cell office:value-type="float" office:value="11466" calcext:value-type="float">
            <text:p>11466</text:p>
          </table:table-cell>
          <table:table-cell office:value-type="float" office:value="17647" calcext:value-type="float">
            <text:p>17647</text:p>
          </table:table-cell>
          <table:table-cell office:value-type="float" office:value="12365" calcext:value-type="float">
            <text:p>12365</text:p>
          </table:table-cell>
          <table:table-cell office:value-type="float" office:value="18372" calcext:value-type="float">
            <text:p>18372</text:p>
          </table:table-cell>
          <table:table-cell office:value-type="float" office:value="12661" calcext:value-type="float">
            <text:p>12661</text:p>
          </table:table-cell>
          <table:table-cell office:value-type="float" office:value="18787" calcext:value-type="float">
            <text:p>18787</text:p>
          </table:table-cell>
          <table:table-cell office:value-type="float" office:value="10464" calcext:value-type="float">
            <text:p>10464</text:p>
          </table:table-cell>
          <table:table-cell office:value-type="float" office:value="16721" calcext:value-type="float">
            <text:p>1672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57" calcext:value-type="float">
            <text:p>857</text:p>
          </table:table-cell>
          <table:table-cell office:value-type="float" office:value="11466" calcext:value-type="float">
            <text:p>11466</text:p>
          </table:table-cell>
          <table:table-cell office:value-type="float" office:value="17514" calcext:value-type="float">
            <text:p>17514</text:p>
          </table:table-cell>
          <table:table-cell office:value-type="float" office:value="11766" calcext:value-type="float">
            <text:p>11766</text:p>
          </table:table-cell>
          <table:table-cell office:value-type="float" office:value="18536" calcext:value-type="float">
            <text:p>18536</text:p>
          </table:table-cell>
          <table:table-cell office:value-type="float" office:value="12661" calcext:value-type="float">
            <text:p>12661</text:p>
          </table:table-cell>
          <table:table-cell office:value-type="float" office:value="18883" calcext:value-type="float">
            <text:p>18883</text:p>
          </table:table-cell>
          <table:table-cell office:value-type="float" office:value="10368" calcext:value-type="float">
            <text:p>10368</text:p>
          </table:table-cell>
          <table:table-cell office:value-type="float" office:value="16914" calcext:value-type="float">
            <text:p>1691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58" calcext:value-type="float">
            <text:p>858</text:p>
          </table:table-cell>
          <table:table-cell office:value-type="float" office:value="11468" calcext:value-type="float">
            <text:p>11468</text:p>
          </table:table-cell>
          <table:table-cell office:value-type="float" office:value="17474" calcext:value-type="float">
            <text:p>17474</text:p>
          </table:table-cell>
          <table:table-cell office:value-type="float" office:value="10763" calcext:value-type="float">
            <text:p>10763</text:p>
          </table:table-cell>
          <table:table-cell office:value-type="float" office:value="18937" calcext:value-type="float">
            <text:p>18937</text:p>
          </table:table-cell>
          <table:table-cell office:value-type="float" office:value="12661" calcext:value-type="float">
            <text:p>12661</text:p>
          </table:table-cell>
          <table:table-cell office:value-type="float" office:value="18745" calcext:value-type="float">
            <text:p>18745</text:p>
          </table:table-cell>
          <table:table-cell office:value-type="float" office:value="10664" calcext:value-type="float">
            <text:p>10664</text:p>
          </table:table-cell>
          <table:table-cell office:value-type="float" office:value="17056" calcext:value-type="float">
            <text:p>1705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59" calcext:value-type="float">
            <text:p>859</text:p>
          </table:table-cell>
          <table:table-cell office:value-type="float" office:value="12363" calcext:value-type="float">
            <text:p>12363</text:p>
          </table:table-cell>
          <table:table-cell office:value-type="float" office:value="17515" calcext:value-type="float">
            <text:p>17515</text:p>
          </table:table-cell>
          <table:table-cell office:value-type="float" office:value="11762" calcext:value-type="float">
            <text:p>11762</text:p>
          </table:table-cell>
          <table:table-cell office:value-type="float" office:value="19036" calcext:value-type="float">
            <text:p>19036</text:p>
          </table:table-cell>
          <table:table-cell office:value-type="float" office:value="12661" calcext:value-type="float">
            <text:p>12661</text:p>
          </table:table-cell>
          <table:table-cell office:value-type="float" office:value="18941" calcext:value-type="float">
            <text:p>18941</text:p>
          </table:table-cell>
          <table:table-cell office:value-type="float" office:value="10665" calcext:value-type="float">
            <text:p>10665</text:p>
          </table:table-cell>
          <table:table-cell office:value-type="float" office:value="17088" calcext:value-type="float">
            <text:p>1708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60" calcext:value-type="float">
            <text:p>860</text:p>
          </table:table-cell>
          <table:table-cell office:value-type="float" office:value="11367" calcext:value-type="float">
            <text:p>11367</text:p>
          </table:table-cell>
          <table:table-cell office:value-type="float" office:value="17592" calcext:value-type="float">
            <text:p>17592</text:p>
          </table:table-cell>
          <table:table-cell office:value-type="float" office:value="11565" calcext:value-type="float">
            <text:p>11565</text:p>
          </table:table-cell>
          <table:table-cell office:value-type="float" office:value="18962" calcext:value-type="float">
            <text:p>18962</text:p>
          </table:table-cell>
          <table:table-cell office:value-type="float" office:value="12662" calcext:value-type="float">
            <text:p>12662</text:p>
          </table:table-cell>
          <table:table-cell office:value-type="float" office:value="18915" calcext:value-type="float">
            <text:p>18915</text:p>
          </table:table-cell>
          <table:table-cell office:value-type="float" office:value="10666" calcext:value-type="float">
            <text:p>10666</text:p>
          </table:table-cell>
          <table:table-cell office:value-type="float" office:value="16878" calcext:value-type="float">
            <text:p>1687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61" calcext:value-type="float">
            <text:p>861</text:p>
          </table:table-cell>
          <table:table-cell office:value-type="float" office:value="11466" calcext:value-type="float">
            <text:p>11466</text:p>
          </table:table-cell>
          <table:table-cell office:value-type="float" office:value="17572" calcext:value-type="float">
            <text:p>17572</text:p>
          </table:table-cell>
          <table:table-cell office:value-type="float" office:value="11367" calcext:value-type="float">
            <text:p>11367</text:p>
          </table:table-cell>
          <table:table-cell office:value-type="float" office:value="18937" calcext:value-type="float">
            <text:p>18937</text:p>
          </table:table-cell>
          <table:table-cell office:value-type="float" office:value="12660" calcext:value-type="float">
            <text:p>12660</text:p>
          </table:table-cell>
          <table:table-cell office:value-type="float" office:value="18905" calcext:value-type="float">
            <text:p>18905</text:p>
          </table:table-cell>
          <table:table-cell office:value-type="float" office:value="9666" calcext:value-type="float">
            <text:p>9666</text:p>
          </table:table-cell>
          <table:table-cell office:value-type="float" office:value="16761" calcext:value-type="float">
            <text:p>1676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62" calcext:value-type="float">
            <text:p>862</text:p>
          </table:table-cell>
          <table:table-cell office:value-type="float" office:value="11467" calcext:value-type="float">
            <text:p>11467</text:p>
          </table:table-cell>
          <table:table-cell office:value-type="float" office:value="17443" calcext:value-type="float">
            <text:p>17443</text:p>
          </table:table-cell>
          <table:table-cell office:value-type="float" office:value="12365" calcext:value-type="float">
            <text:p>12365</text:p>
          </table:table-cell>
          <table:table-cell office:value-type="float" office:value="18868" calcext:value-type="float">
            <text:p>18868</text:p>
          </table:table-cell>
          <table:table-cell office:value-type="float" office:value="12662" calcext:value-type="float">
            <text:p>12662</text:p>
          </table:table-cell>
          <table:table-cell office:value-type="float" office:value="18720" calcext:value-type="float">
            <text:p>18720</text:p>
          </table:table-cell>
          <table:table-cell office:value-type="float" office:value="10466" calcext:value-type="float">
            <text:p>10466</text:p>
          </table:table-cell>
          <table:table-cell office:value-type="float" office:value="16468" calcext:value-type="float">
            <text:p>1646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63" calcext:value-type="float">
            <text:p>863</text:p>
          </table:table-cell>
          <table:table-cell office:value-type="float" office:value="11368" calcext:value-type="float">
            <text:p>11368</text:p>
          </table:table-cell>
          <table:table-cell office:value-type="float" office:value="17489" calcext:value-type="float">
            <text:p>17489</text:p>
          </table:table-cell>
          <table:table-cell office:value-type="float" office:value="11568" calcext:value-type="float">
            <text:p>11568</text:p>
          </table:table-cell>
          <table:table-cell office:value-type="float" office:value="18893" calcext:value-type="float">
            <text:p>18893</text:p>
          </table:table-cell>
          <table:table-cell office:value-type="float" office:value="13259" calcext:value-type="float">
            <text:p>13259</text:p>
          </table:table-cell>
          <table:table-cell office:value-type="float" office:value="18746" calcext:value-type="float">
            <text:p>18746</text:p>
          </table:table-cell>
          <table:table-cell office:value-type="float" office:value="10469" calcext:value-type="float">
            <text:p>10469</text:p>
          </table:table-cell>
          <table:table-cell office:value-type="float" office:value="16407" calcext:value-type="float">
            <text:p>1640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64" calcext:value-type="float">
            <text:p>864</text:p>
          </table:table-cell>
          <table:table-cell office:value-type="float" office:value="11466" calcext:value-type="float">
            <text:p>11466</text:p>
          </table:table-cell>
          <table:table-cell office:value-type="float" office:value="17463" calcext:value-type="float">
            <text:p>17463</text:p>
          </table:table-cell>
          <table:table-cell office:value-type="float" office:value="12065" calcext:value-type="float">
            <text:p>12065</text:p>
          </table:table-cell>
          <table:table-cell office:value-type="float" office:value="18969" calcext:value-type="float">
            <text:p>18969</text:p>
          </table:table-cell>
          <table:table-cell office:value-type="float" office:value="12659" calcext:value-type="float">
            <text:p>12659</text:p>
          </table:table-cell>
          <table:table-cell office:value-type="float" office:value="18915" calcext:value-type="float">
            <text:p>18915</text:p>
          </table:table-cell>
          <table:table-cell office:value-type="float" office:value="11369" calcext:value-type="float">
            <text:p>11369</text:p>
          </table:table-cell>
          <table:table-cell office:value-type="float" office:value="16811" calcext:value-type="float">
            <text:p>1681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65" calcext:value-type="float">
            <text:p>865</text:p>
          </table:table-cell>
          <table:table-cell office:value-type="float" office:value="11466" calcext:value-type="float">
            <text:p>11466</text:p>
          </table:table-cell>
          <table:table-cell office:value-type="float" office:value="17202" calcext:value-type="float">
            <text:p>17202</text:p>
          </table:table-cell>
          <table:table-cell office:value-type="float" office:value="12263" calcext:value-type="float">
            <text:p>12263</text:p>
          </table:table-cell>
          <table:table-cell office:value-type="float" office:value="18908" calcext:value-type="float">
            <text:p>18908</text:p>
          </table:table-cell>
          <table:table-cell office:value-type="float" office:value="12659" calcext:value-type="float">
            <text:p>12659</text:p>
          </table:table-cell>
          <table:table-cell office:value-type="float" office:value="18965" calcext:value-type="float">
            <text:p>18965</text:p>
          </table:table-cell>
          <table:table-cell office:value-type="float" office:value="10364" calcext:value-type="float">
            <text:p>10364</text:p>
          </table:table-cell>
          <table:table-cell office:value-type="float" office:value="17158" calcext:value-type="float">
            <text:p>1715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66" calcext:value-type="float">
            <text:p>866</text:p>
          </table:table-cell>
          <table:table-cell office:value-type="float" office:value="11467" calcext:value-type="float">
            <text:p>11467</text:p>
          </table:table-cell>
          <table:table-cell office:value-type="float" office:value="17310" calcext:value-type="float">
            <text:p>17310</text:p>
          </table:table-cell>
          <table:table-cell office:value-type="float" office:value="9865" calcext:value-type="float">
            <text:p>9865</text:p>
          </table:table-cell>
          <table:table-cell office:value-type="float" office:value="18928" calcext:value-type="float">
            <text:p>18928</text:p>
          </table:table-cell>
          <table:table-cell office:value-type="float" office:value="12661" calcext:value-type="float">
            <text:p>12661</text:p>
          </table:table-cell>
          <table:table-cell office:value-type="float" office:value="18984" calcext:value-type="float">
            <text:p>18984</text:p>
          </table:table-cell>
          <table:table-cell office:value-type="float" office:value="10364" calcext:value-type="float">
            <text:p>10364</text:p>
          </table:table-cell>
          <table:table-cell office:value-type="float" office:value="17253" calcext:value-type="float">
            <text:p>1725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67" calcext:value-type="float">
            <text:p>867</text:p>
          </table:table-cell>
          <table:table-cell office:value-type="float" office:value="11468" calcext:value-type="float">
            <text:p>11468</text:p>
          </table:table-cell>
          <table:table-cell office:value-type="float" office:value="17239" calcext:value-type="float">
            <text:p>17239</text:p>
          </table:table-cell>
          <table:table-cell office:value-type="float" office:value="9666" calcext:value-type="float">
            <text:p>9666</text:p>
          </table:table-cell>
          <table:table-cell office:value-type="float" office:value="18636" calcext:value-type="float">
            <text:p>18636</text:p>
          </table:table-cell>
          <table:table-cell office:value-type="float" office:value="12661" calcext:value-type="float">
            <text:p>12661</text:p>
          </table:table-cell>
          <table:table-cell office:value-type="float" office:value="19193" calcext:value-type="float">
            <text:p>19193</text:p>
          </table:table-cell>
          <table:table-cell office:value-type="float" office:value="11465" calcext:value-type="float">
            <text:p>11465</text:p>
          </table:table-cell>
          <table:table-cell office:value-type="float" office:value="17263" calcext:value-type="float">
            <text:p>1726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68" calcext:value-type="float">
            <text:p>868</text:p>
          </table:table-cell>
          <table:table-cell office:value-type="float" office:value="11466" calcext:value-type="float">
            <text:p>11466</text:p>
          </table:table-cell>
          <table:table-cell office:value-type="float" office:value="17247" calcext:value-type="float">
            <text:p>17247</text:p>
          </table:table-cell>
          <table:table-cell office:value-type="float" office:value="11361" calcext:value-type="float">
            <text:p>11361</text:p>
          </table:table-cell>
          <table:table-cell office:value-type="float" office:value="18653" calcext:value-type="float">
            <text:p>18653</text:p>
          </table:table-cell>
          <table:table-cell office:value-type="float" office:value="12659" calcext:value-type="float">
            <text:p>12659</text:p>
          </table:table-cell>
          <table:table-cell office:value-type="float" office:value="19036" calcext:value-type="float">
            <text:p>19036</text:p>
          </table:table-cell>
          <table:table-cell office:value-type="float" office:value="11265" calcext:value-type="float">
            <text:p>11265</text:p>
          </table:table-cell>
          <table:table-cell office:value-type="float" office:value="17346" calcext:value-type="float">
            <text:p>1734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69" calcext:value-type="float">
            <text:p>869</text:p>
          </table:table-cell>
          <table:table-cell office:value-type="float" office:value="11466" calcext:value-type="float">
            <text:p>11466</text:p>
          </table:table-cell>
          <table:table-cell office:value-type="float" office:value="17335" calcext:value-type="float">
            <text:p>17335</text:p>
          </table:table-cell>
          <table:table-cell office:value-type="float" office:value="11569" calcext:value-type="float">
            <text:p>11569</text:p>
          </table:table-cell>
          <table:table-cell office:value-type="float" office:value="18235" calcext:value-type="float">
            <text:p>18235</text:p>
          </table:table-cell>
          <table:table-cell office:value-type="float" office:value="12659" calcext:value-type="float">
            <text:p>12659</text:p>
          </table:table-cell>
          <table:table-cell office:value-type="float" office:value="19115" calcext:value-type="float">
            <text:p>19115</text:p>
          </table:table-cell>
          <table:table-cell office:value-type="float" office:value="10867" calcext:value-type="float">
            <text:p>10867</text:p>
          </table:table-cell>
          <table:table-cell office:value-type="float" office:value="17090" calcext:value-type="float">
            <text:p>1709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70" calcext:value-type="float">
            <text:p>870</text:p>
          </table:table-cell>
          <table:table-cell office:value-type="float" office:value="11470" calcext:value-type="float">
            <text:p>11470</text:p>
          </table:table-cell>
          <table:table-cell office:value-type="float" office:value="17499" calcext:value-type="float">
            <text:p>17499</text:p>
          </table:table-cell>
          <table:table-cell office:value-type="float" office:value="12262" calcext:value-type="float">
            <text:p>12262</text:p>
          </table:table-cell>
          <table:table-cell office:value-type="float" office:value="18157" calcext:value-type="float">
            <text:p>18157</text:p>
          </table:table-cell>
          <table:table-cell office:value-type="float" office:value="12661" calcext:value-type="float">
            <text:p>12661</text:p>
          </table:table-cell>
          <table:table-cell office:value-type="float" office:value="18978" calcext:value-type="float">
            <text:p>18978</text:p>
          </table:table-cell>
          <table:table-cell office:value-type="float" office:value="10667" calcext:value-type="float">
            <text:p>10667</text:p>
          </table:table-cell>
          <table:table-cell office:value-type="float" office:value="17129" calcext:value-type="float">
            <text:p>1712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71" calcext:value-type="float">
            <text:p>871</text:p>
          </table:table-cell>
          <table:table-cell office:value-type="float" office:value="11466" calcext:value-type="float">
            <text:p>11466</text:p>
          </table:table-cell>
          <table:table-cell office:value-type="float" office:value="17627" calcext:value-type="float">
            <text:p>17627</text:p>
          </table:table-cell>
          <table:table-cell office:value-type="float" office:value="11464" calcext:value-type="float">
            <text:p>11464</text:p>
          </table:table-cell>
          <table:table-cell office:value-type="float" office:value="18137" calcext:value-type="float">
            <text:p>18137</text:p>
          </table:table-cell>
          <table:table-cell office:value-type="float" office:value="12659" calcext:value-type="float">
            <text:p>12659</text:p>
          </table:table-cell>
          <table:table-cell office:value-type="float" office:value="19178" calcext:value-type="float">
            <text:p>19178</text:p>
          </table:table-cell>
          <table:table-cell office:value-type="float" office:value="11261" calcext:value-type="float">
            <text:p>11261</text:p>
          </table:table-cell>
          <table:table-cell office:value-type="float" office:value="17404" calcext:value-type="float">
            <text:p>1740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72" calcext:value-type="float">
            <text:p>872</text:p>
          </table:table-cell>
          <table:table-cell office:value-type="float" office:value="11369" calcext:value-type="float">
            <text:p>11369</text:p>
          </table:table-cell>
          <table:table-cell office:value-type="float" office:value="17529" calcext:value-type="float">
            <text:p>17529</text:p>
          </table:table-cell>
          <table:table-cell office:value-type="float" office:value="11664" calcext:value-type="float">
            <text:p>11664</text:p>
          </table:table-cell>
          <table:table-cell office:value-type="float" office:value="18092" calcext:value-type="float">
            <text:p>18092</text:p>
          </table:table-cell>
          <table:table-cell office:value-type="float" office:value="12661" calcext:value-type="float">
            <text:p>12661</text:p>
          </table:table-cell>
          <table:table-cell office:value-type="float" office:value="19034" calcext:value-type="float">
            <text:p>19034</text:p>
          </table:table-cell>
          <table:table-cell office:value-type="float" office:value="10767" calcext:value-type="float">
            <text:p>10767</text:p>
          </table:table-cell>
          <table:table-cell office:value-type="float" office:value="17692" calcext:value-type="float">
            <text:p>1769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73" calcext:value-type="float">
            <text:p>873</text:p>
          </table:table-cell>
          <table:table-cell office:value-type="float" office:value="11370" calcext:value-type="float">
            <text:p>1137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66" calcext:value-type="float">
            <text:p>11066</text:p>
          </table:table-cell>
          <table:table-cell office:value-type="float" office:value="18040" calcext:value-type="float">
            <text:p>18040</text:p>
          </table:table-cell>
          <table:table-cell office:value-type="float" office:value="12662" calcext:value-type="float">
            <text:p>12662</text:p>
          </table:table-cell>
          <table:table-cell office:value-type="float" office:value="18944" calcext:value-type="float">
            <text:p>18944</text:p>
          </table:table-cell>
          <table:table-cell office:value-type="float" office:value="11562" calcext:value-type="float">
            <text:p>11562</text:p>
          </table:table-cell>
          <table:table-cell office:value-type="float" office:value="17933" calcext:value-type="float">
            <text:p>1793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74" calcext:value-type="float">
            <text:p>874</text:p>
          </table:table-cell>
          <table:table-cell office:value-type="float" office:value="11365" calcext:value-type="float">
            <text:p>11365</text:p>
          </table:table-cell>
          <table:table-cell office:value-type="float" office:value="17504" calcext:value-type="float">
            <text:p>17504</text:p>
          </table:table-cell>
          <table:table-cell office:value-type="float" office:value="10666" calcext:value-type="float">
            <text:p>10666</text:p>
          </table:table-cell>
          <table:table-cell office:value-type="float" office:value="18100" calcext:value-type="float">
            <text:p>18100</text:p>
          </table:table-cell>
          <table:table-cell office:value-type="float" office:value="13361" calcext:value-type="float">
            <text:p>13361</text:p>
          </table:table-cell>
          <table:table-cell office:value-type="float" office:value="19062" calcext:value-type="float">
            <text:p>19062</text:p>
          </table:table-cell>
          <table:table-cell office:value-type="float" office:value="11364" calcext:value-type="float">
            <text:p>11364</text:p>
          </table:table-cell>
          <table:table-cell office:value-type="float" office:value="17915" calcext:value-type="float">
            <text:p>1791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75" calcext:value-type="float">
            <text:p>875</text:p>
          </table:table-cell>
          <table:table-cell office:value-type="float" office:value="11466" calcext:value-type="float">
            <text:p>11466</text:p>
          </table:table-cell>
          <table:table-cell office:value-type="float" office:value="17231" calcext:value-type="float">
            <text:p>17231</text:p>
          </table:table-cell>
          <table:table-cell office:value-type="float" office:value="10564" calcext:value-type="float">
            <text:p>10564</text:p>
          </table:table-cell>
          <table:table-cell office:value-type="float" office:value="18235" calcext:value-type="float">
            <text:p>18235</text:p>
          </table:table-cell>
          <table:table-cell office:value-type="float" office:value="12659" calcext:value-type="float">
            <text:p>12659</text:p>
          </table:table-cell>
          <table:table-cell office:value-type="float" office:value="19043" calcext:value-type="float">
            <text:p>19043</text:p>
          </table:table-cell>
          <table:table-cell office:value-type="float" office:value="11465" calcext:value-type="float">
            <text:p>11465</text:p>
          </table:table-cell>
          <table:table-cell office:value-type="float" office:value="17862" calcext:value-type="float">
            <text:p>1786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76" calcext:value-type="float">
            <text:p>876</text:p>
          </table:table-cell>
          <table:table-cell office:value-type="float" office:value="11466" calcext:value-type="float">
            <text:p>11466</text:p>
          </table:table-cell>
          <table:table-cell office:value-type="float" office:value="17250" calcext:value-type="float">
            <text:p>17250</text:p>
          </table:table-cell>
          <table:table-cell office:value-type="float" office:value="10566" calcext:value-type="float">
            <text:p>10566</text:p>
          </table:table-cell>
          <table:table-cell office:value-type="float" office:value="18044" calcext:value-type="float">
            <text:p>18044</text:p>
          </table:table-cell>
          <table:table-cell office:value-type="float" office:value="12659" calcext:value-type="float">
            <text:p>12659</text:p>
          </table:table-cell>
          <table:table-cell office:value-type="float" office:value="18975" calcext:value-type="float">
            <text:p>18975</text:p>
          </table:table-cell>
          <table:table-cell office:value-type="float" office:value="11363" calcext:value-type="float">
            <text:p>11363</text:p>
          </table:table-cell>
          <table:table-cell office:value-type="float" office:value="17946" calcext:value-type="float">
            <text:p>1794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77" calcext:value-type="float">
            <text:p>877</text:p>
          </table:table-cell>
          <table:table-cell office:value-type="float" office:value="11466" calcext:value-type="float">
            <text:p>11466</text:p>
          </table:table-cell>
          <table:table-cell office:value-type="float" office:value="17533" calcext:value-type="float">
            <text:p>17533</text:p>
          </table:table-cell>
          <table:table-cell office:value-type="float" office:value="10665" calcext:value-type="float">
            <text:p>10665</text:p>
          </table:table-cell>
          <table:table-cell office:value-type="float" office:value="17893" calcext:value-type="float">
            <text:p>17893</text:p>
          </table:table-cell>
          <table:table-cell office:value-type="float" office:value="12661" calcext:value-type="float">
            <text:p>12661</text:p>
          </table:table-cell>
          <table:table-cell office:value-type="float" office:value="19116" calcext:value-type="float">
            <text:p>19116</text:p>
          </table:table-cell>
          <table:table-cell office:value-type="float" office:value="9562" calcext:value-type="float">
            <text:p>9562</text:p>
          </table:table-cell>
          <table:table-cell office:value-type="float" office:value="17862" calcext:value-type="float">
            <text:p>1786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78" calcext:value-type="float">
            <text:p>878</text:p>
          </table:table-cell>
          <table:table-cell office:value-type="float" office:value="11468" calcext:value-type="float">
            <text:p>11468</text:p>
          </table:table-cell>
          <table:table-cell office:value-type="float" office:value="17590" calcext:value-type="float">
            <text:p>17590</text:p>
          </table:table-cell>
          <table:table-cell office:value-type="float" office:value="11367" calcext:value-type="float">
            <text:p>11367</text:p>
          </table:table-cell>
          <table:table-cell office:value-type="float" office:value="17732" calcext:value-type="float">
            <text:p>17732</text:p>
          </table:table-cell>
          <table:table-cell office:value-type="float" office:value="13361" calcext:value-type="float">
            <text:p>13361</text:p>
          </table:table-cell>
          <table:table-cell office:value-type="float" office:value="19411" calcext:value-type="float">
            <text:p>19411</text:p>
          </table:table-cell>
          <table:table-cell office:value-type="float" office:value="10266" calcext:value-type="float">
            <text:p>10266</text:p>
          </table:table-cell>
          <table:table-cell office:value-type="float" office:value="17787" calcext:value-type="float">
            <text:p>1778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79" calcext:value-type="float">
            <text:p>879</text:p>
          </table:table-cell>
          <table:table-cell office:value-type="float" office:value="11469" calcext:value-type="float">
            <text:p>11469</text:p>
          </table:table-cell>
          <table:table-cell office:value-type="float" office:value="17526" calcext:value-type="float">
            <text:p>17526</text:p>
          </table:table-cell>
          <table:table-cell office:value-type="float" office:value="10464" calcext:value-type="float">
            <text:p>10464</text:p>
          </table:table-cell>
          <table:table-cell office:value-type="float" office:value="17586" calcext:value-type="float">
            <text:p>17586</text:p>
          </table:table-cell>
          <table:table-cell office:value-type="float" office:value="12659" calcext:value-type="float">
            <text:p>12659</text:p>
          </table:table-cell>
          <table:table-cell office:value-type="float" office:value="19290" calcext:value-type="float">
            <text:p>19290</text:p>
          </table:table-cell>
          <table:table-cell office:value-type="float" office:value="10566" calcext:value-type="float">
            <text:p>10566</text:p>
          </table:table-cell>
          <table:table-cell office:value-type="float" office:value="17743" calcext:value-type="float">
            <text:p>1774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80" calcext:value-type="float">
            <text:p>880</text:p>
          </table:table-cell>
          <table:table-cell office:value-type="float" office:value="11464" calcext:value-type="float">
            <text:p>11464</text:p>
          </table:table-cell>
          <table:table-cell office:value-type="float" office:value="17394" calcext:value-type="float">
            <text:p>17394</text:p>
          </table:table-cell>
          <table:table-cell office:value-type="float" office:value="11365" calcext:value-type="float">
            <text:p>11365</text:p>
          </table:table-cell>
          <table:table-cell office:value-type="float" office:value="17670" calcext:value-type="float">
            <text:p>17670</text:p>
          </table:table-cell>
          <table:table-cell office:value-type="float" office:value="13459" calcext:value-type="float">
            <text:p>13459</text:p>
          </table:table-cell>
          <table:table-cell office:value-type="float" office:value="19291" calcext:value-type="float">
            <text:p>19291</text:p>
          </table:table-cell>
          <table:table-cell office:value-type="float" office:value="11662" calcext:value-type="float">
            <text:p>11662</text:p>
          </table:table-cell>
          <table:table-cell office:value-type="float" office:value="17743" calcext:value-type="float">
            <text:p>1774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81" calcext:value-type="float">
            <text:p>881</text:p>
          </table:table-cell>
          <table:table-cell office:value-type="float" office:value="11467" calcext:value-type="float">
            <text:p>11467</text:p>
          </table:table-cell>
          <table:table-cell office:value-type="float" office:value="17512" calcext:value-type="float">
            <text:p>17512</text:p>
          </table:table-cell>
          <table:table-cell office:value-type="float" office:value="9864" calcext:value-type="float">
            <text:p>9864</text:p>
          </table:table-cell>
          <table:table-cell office:value-type="float" office:value="18001" calcext:value-type="float">
            <text:p>18001</text:p>
          </table:table-cell>
          <table:table-cell office:value-type="float" office:value="13456" calcext:value-type="float">
            <text:p>13456</text:p>
          </table:table-cell>
          <table:table-cell office:value-type="float" office:value="19320" calcext:value-type="float">
            <text:p>19320</text:p>
          </table:table-cell>
          <table:table-cell office:value-type="float" office:value="12267" calcext:value-type="float">
            <text:p>12267</text:p>
          </table:table-cell>
          <table:table-cell office:value-type="float" office:value="17961" calcext:value-type="float">
            <text:p>1796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82" calcext:value-type="float">
            <text:p>882</text:p>
          </table:table-cell>
          <table:table-cell office:value-type="float" office:value="11468" calcext:value-type="float">
            <text:p>11468</text:p>
          </table:table-cell>
          <table:table-cell office:value-type="float" office:value="17381" calcext:value-type="float">
            <text:p>17381</text:p>
          </table:table-cell>
          <table:table-cell office:value-type="float" office:value="10562" calcext:value-type="float">
            <text:p>10562</text:p>
          </table:table-cell>
          <table:table-cell office:value-type="float" office:value="17962" calcext:value-type="float">
            <text:p>17962</text:p>
          </table:table-cell>
          <table:table-cell office:value-type="float" office:value="12659" calcext:value-type="float">
            <text:p>12659</text:p>
          </table:table-cell>
          <table:table-cell office:value-type="float" office:value="19317" calcext:value-type="float">
            <text:p>19317</text:p>
          </table:table-cell>
          <table:table-cell office:value-type="float" office:value="11463" calcext:value-type="float">
            <text:p>11463</text:p>
          </table:table-cell>
          <table:table-cell office:value-type="float" office:value="18394" calcext:value-type="float">
            <text:p>1839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83" calcext:value-type="float">
            <text:p>883</text:p>
          </table:table-cell>
          <table:table-cell office:value-type="float" office:value="12168" calcext:value-type="float">
            <text:p>12168</text:p>
          </table:table-cell>
          <table:table-cell office:value-type="float" office:value="17534" calcext:value-type="float">
            <text:p>17534</text:p>
          </table:table-cell>
          <table:table-cell office:value-type="float" office:value="10866" calcext:value-type="float">
            <text:p>10866</text:p>
          </table:table-cell>
          <table:table-cell office:value-type="float" office:value="17579" calcext:value-type="float">
            <text:p>17579</text:p>
          </table:table-cell>
          <table:table-cell office:value-type="float" office:value="13459" calcext:value-type="float">
            <text:p>13459</text:p>
          </table:table-cell>
          <table:table-cell office:value-type="float" office:value="19041" calcext:value-type="float">
            <text:p>19041</text:p>
          </table:table-cell>
          <table:table-cell office:value-type="float" office:value="11567" calcext:value-type="float">
            <text:p>11567</text:p>
          </table:table-cell>
          <table:table-cell office:value-type="float" office:value="18308" calcext:value-type="float">
            <text:p>1830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84" calcext:value-type="float">
            <text:p>884</text:p>
          </table:table-cell>
          <table:table-cell office:value-type="float" office:value="11569" calcext:value-type="float">
            <text:p>11569</text:p>
          </table:table-cell>
          <table:table-cell office:value-type="float" office:value="17757" calcext:value-type="float">
            <text:p>17757</text:p>
          </table:table-cell>
          <table:table-cell office:value-type="float" office:value="11367" calcext:value-type="float">
            <text:p>11367</text:p>
          </table:table-cell>
          <table:table-cell office:value-type="float" office:value="17855" calcext:value-type="float">
            <text:p>17855</text:p>
          </table:table-cell>
          <table:table-cell office:value-type="float" office:value="12659" calcext:value-type="float">
            <text:p>12659</text:p>
          </table:table-cell>
          <table:table-cell office:value-type="float" office:value="19122" calcext:value-type="float">
            <text:p>19122</text:p>
          </table:table-cell>
          <table:table-cell office:value-type="float" office:value="11061" calcext:value-type="float">
            <text:p>11061</text:p>
          </table:table-cell>
          <table:table-cell office:value-type="float" office:value="17989" calcext:value-type="float">
            <text:p>1798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85" calcext:value-type="float">
            <text:p>885</text:p>
          </table:table-cell>
          <table:table-cell office:value-type="float" office:value="11466" calcext:value-type="float">
            <text:p>11466</text:p>
          </table:table-cell>
          <table:table-cell office:value-type="float" office:value="17476" calcext:value-type="float">
            <text:p>17476</text:p>
          </table:table-cell>
          <table:table-cell office:value-type="float" office:value="11669" calcext:value-type="float">
            <text:p>11669</text:p>
          </table:table-cell>
          <table:table-cell office:value-type="float" office:value="17701" calcext:value-type="float">
            <text:p>17701</text:p>
          </table:table-cell>
          <table:table-cell office:value-type="float" office:value="12659" calcext:value-type="float">
            <text:p>12659</text:p>
          </table:table-cell>
          <table:table-cell office:value-type="float" office:value="19088" calcext:value-type="float">
            <text:p>19088</text:p>
          </table:table-cell>
          <table:table-cell office:value-type="float" office:value="11266" calcext:value-type="float">
            <text:p>11266</text:p>
          </table:table-cell>
          <table:table-cell office:value-type="float" office:value="17957" calcext:value-type="float">
            <text:p>1795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86" calcext:value-type="float">
            <text:p>886</text:p>
          </table:table-cell>
          <table:table-cell office:value-type="float" office:value="11366" calcext:value-type="float">
            <text:p>11366</text:p>
          </table:table-cell>
          <table:table-cell office:value-type="float" office:value="17337" calcext:value-type="float">
            <text:p>17337</text:p>
          </table:table-cell>
          <table:table-cell office:value-type="float" office:value="11664" calcext:value-type="float">
            <text:p>11664</text:p>
          </table:table-cell>
          <table:table-cell office:value-type="float" office:value="17882" calcext:value-type="float">
            <text:p>17882</text:p>
          </table:table-cell>
          <table:table-cell office:value-type="float" office:value="12659" calcext:value-type="float">
            <text:p>12659</text:p>
          </table:table-cell>
          <table:table-cell office:value-type="float" office:value="19106" calcext:value-type="float">
            <text:p>19106</text:p>
          </table:table-cell>
          <table:table-cell office:value-type="float" office:value="11363" calcext:value-type="float">
            <text:p>11363</text:p>
          </table:table-cell>
          <table:table-cell office:value-type="float" office:value="17874" calcext:value-type="float">
            <text:p>1787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87" calcext:value-type="float">
            <text:p>887</text:p>
          </table:table-cell>
          <table:table-cell office:value-type="float" office:value="11466" calcext:value-type="float">
            <text:p>11466</text:p>
          </table:table-cell>
          <table:table-cell office:value-type="float" office:value="17367" calcext:value-type="float">
            <text:p>17367</text:p>
          </table:table-cell>
          <table:table-cell office:value-type="float" office:value="10761" calcext:value-type="float">
            <text:p>10761</text:p>
          </table:table-cell>
          <table:table-cell office:value-type="float" office:value="17966" calcext:value-type="float">
            <text:p>17966</text:p>
          </table:table-cell>
          <table:table-cell office:value-type="float" office:value="13459" calcext:value-type="float">
            <text:p>13459</text:p>
          </table:table-cell>
          <table:table-cell office:value-type="float" office:value="19052" calcext:value-type="float">
            <text:p>19052</text:p>
          </table:table-cell>
          <table:table-cell office:value-type="float" office:value="10661" calcext:value-type="float">
            <text:p>10661</text:p>
          </table:table-cell>
          <table:table-cell office:value-type="float" office:value="17655" calcext:value-type="float">
            <text:p>1765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88" calcext:value-type="float">
            <text:p>888</text:p>
          </table:table-cell>
          <table:table-cell office:value-type="float" office:value="11568" calcext:value-type="float">
            <text:p>11568</text:p>
          </table:table-cell>
          <table:table-cell office:value-type="float" office:value="17504" calcext:value-type="float">
            <text:p>17504</text:p>
          </table:table-cell>
          <table:table-cell office:value-type="float" office:value="10760" calcext:value-type="float">
            <text:p>10760</text:p>
          </table:table-cell>
          <table:table-cell office:value-type="float" office:value="17914" calcext:value-type="float">
            <text:p>17914</text:p>
          </table:table-cell>
          <table:table-cell office:value-type="float" office:value="13359" calcext:value-type="float">
            <text:p>13359</text:p>
          </table:table-cell>
          <table:table-cell office:value-type="float" office:value="19139" calcext:value-type="float">
            <text:p>19139</text:p>
          </table:table-cell>
          <table:table-cell office:value-type="float" office:value="11264" calcext:value-type="float">
            <text:p>11264</text:p>
          </table:table-cell>
          <table:table-cell office:value-type="float" office:value="17509" calcext:value-type="float">
            <text:p>1750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89" calcext:value-type="float">
            <text:p>889</text:p>
          </table:table-cell>
          <table:table-cell office:value-type="float" office:value="11467" calcext:value-type="float">
            <text:p>11467</text:p>
          </table:table-cell>
          <table:table-cell office:value-type="float" office:value="17464" calcext:value-type="float">
            <text:p>17464</text:p>
          </table:table-cell>
          <table:table-cell office:value-type="float" office:value="11866" calcext:value-type="float">
            <text:p>11866</text:p>
          </table:table-cell>
          <table:table-cell office:value-type="float" office:value="17785" calcext:value-type="float">
            <text:p>17785</text:p>
          </table:table-cell>
          <table:table-cell office:value-type="float" office:value="13459" calcext:value-type="float">
            <text:p>13459</text:p>
          </table:table-cell>
          <table:table-cell office:value-type="float" office:value="19307" calcext:value-type="float">
            <text:p>19307</text:p>
          </table:table-cell>
          <table:table-cell office:value-type="float" office:value="10564" calcext:value-type="float">
            <text:p>10564</text:p>
          </table:table-cell>
          <table:table-cell office:value-type="float" office:value="17360" calcext:value-type="float">
            <text:p>1736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90" calcext:value-type="float">
            <text:p>890</text:p>
          </table:table-cell>
          <table:table-cell office:value-type="float" office:value="11468" calcext:value-type="float">
            <text:p>11468</text:p>
          </table:table-cell>
          <table:table-cell office:value-type="float" office:value="17440" calcext:value-type="float">
            <text:p>17440</text:p>
          </table:table-cell>
          <table:table-cell office:value-type="float" office:value="11562" calcext:value-type="float">
            <text:p>11562</text:p>
          </table:table-cell>
          <table:table-cell office:value-type="float" office:value="17889" calcext:value-type="float">
            <text:p>17889</text:p>
          </table:table-cell>
          <table:table-cell office:value-type="float" office:value="12659" calcext:value-type="float">
            <text:p>12659</text:p>
          </table:table-cell>
          <table:table-cell office:value-type="float" office:value="19142" calcext:value-type="float">
            <text:p>19142</text:p>
          </table:table-cell>
          <table:table-cell office:value-type="float" office:value="10465" calcext:value-type="float">
            <text:p>10465</text:p>
          </table:table-cell>
          <table:table-cell office:value-type="float" office:value="16988" calcext:value-type="float">
            <text:p>1698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91" calcext:value-type="float">
            <text:p>891</text:p>
          </table:table-cell>
          <table:table-cell office:value-type="float" office:value="11566" calcext:value-type="float">
            <text:p>11566</text:p>
          </table:table-cell>
          <table:table-cell office:value-type="float" office:value="17371" calcext:value-type="float">
            <text:p>17371</text:p>
          </table:table-cell>
          <table:table-cell office:value-type="float" office:value="11464" calcext:value-type="float">
            <text:p>11464</text:p>
          </table:table-cell>
          <table:table-cell office:value-type="float" office:value="17962" calcext:value-type="float">
            <text:p>17962</text:p>
          </table:table-cell>
          <table:table-cell office:value-type="float" office:value="12659" calcext:value-type="float">
            <text:p>12659</text:p>
          </table:table-cell>
          <table:table-cell office:value-type="float" office:value="19179" calcext:value-type="float">
            <text:p>19179</text:p>
          </table:table-cell>
          <table:table-cell office:value-type="float" office:value="10565" calcext:value-type="float">
            <text:p>10565</text:p>
          </table:table-cell>
          <table:table-cell office:value-type="float" office:value="17263" calcext:value-type="float">
            <text:p>1726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92" calcext:value-type="float">
            <text:p>892</text:p>
          </table:table-cell>
          <table:table-cell office:value-type="float" office:value="11466" calcext:value-type="float">
            <text:p>11466</text:p>
          </table:table-cell>
          <table:table-cell office:value-type="float" office:value="17625" calcext:value-type="float">
            <text:p>17625</text:p>
          </table:table-cell>
          <table:table-cell office:value-type="float" office:value="10664" calcext:value-type="float">
            <text:p>10664</text:p>
          </table:table-cell>
          <table:table-cell office:value-type="float" office:value="17998" calcext:value-type="float">
            <text:p>17998</text:p>
          </table:table-cell>
          <table:table-cell office:value-type="float" office:value="12657" calcext:value-type="float">
            <text:p>12657</text:p>
          </table:table-cell>
          <table:table-cell office:value-type="float" office:value="19126" calcext:value-type="float">
            <text:p>19126</text:p>
          </table:table-cell>
          <table:table-cell office:value-type="float" office:value="10362" calcext:value-type="float">
            <text:p>10362</text:p>
          </table:table-cell>
          <table:table-cell office:value-type="float" office:value="17074" calcext:value-type="float">
            <text:p>1707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93" calcext:value-type="float">
            <text:p>893</text:p>
          </table:table-cell>
          <table:table-cell office:value-type="float" office:value="11467" calcext:value-type="float">
            <text:p>11467</text:p>
          </table:table-cell>
          <table:table-cell office:value-type="float" office:value="17608" calcext:value-type="float">
            <text:p>17608</text:p>
          </table:table-cell>
          <table:table-cell office:value-type="float" office:value="10664" calcext:value-type="float">
            <text:p>10664</text:p>
          </table:table-cell>
          <table:table-cell office:value-type="float" office:value="18071" calcext:value-type="float">
            <text:p>18071</text:p>
          </table:table-cell>
          <table:table-cell office:value-type="float" office:value="12659" calcext:value-type="float">
            <text:p>12659</text:p>
          </table:table-cell>
          <table:table-cell office:value-type="float" office:value="18917" calcext:value-type="float">
            <text:p>18917</text:p>
          </table:table-cell>
          <table:table-cell office:value-type="float" office:value="9663" calcext:value-type="float">
            <text:p>9663</text:p>
          </table:table-cell>
          <table:table-cell office:value-type="float" office:value="17072" calcext:value-type="float">
            <text:p>1707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94" calcext:value-type="float">
            <text:p>894</text:p>
          </table:table-cell>
          <table:table-cell office:value-type="float" office:value="11466" calcext:value-type="float">
            <text:p>11466</text:p>
          </table:table-cell>
          <table:table-cell office:value-type="float" office:value="17583" calcext:value-type="float">
            <text:p>17583</text:p>
          </table:table-cell>
          <table:table-cell office:value-type="float" office:value="10564" calcext:value-type="float">
            <text:p>10564</text:p>
          </table:table-cell>
          <table:table-cell office:value-type="float" office:value="18256" calcext:value-type="float">
            <text:p>18256</text:p>
          </table:table-cell>
          <table:table-cell office:value-type="float" office:value="13459" calcext:value-type="float">
            <text:p>13459</text:p>
          </table:table-cell>
          <table:table-cell office:value-type="float" office:value="19091" calcext:value-type="float">
            <text:p>19091</text:p>
          </table:table-cell>
          <table:table-cell office:value-type="float" office:value="10664" calcext:value-type="float">
            <text:p>10664</text:p>
          </table:table-cell>
          <table:table-cell office:value-type="float" office:value="17087" calcext:value-type="float">
            <text:p>1708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95" calcext:value-type="float">
            <text:p>895</text:p>
          </table:table-cell>
          <table:table-cell office:value-type="float" office:value="11466" calcext:value-type="float">
            <text:p>11466</text:p>
          </table:table-cell>
          <table:table-cell office:value-type="float" office:value="17494" calcext:value-type="float">
            <text:p>17494</text:p>
          </table:table-cell>
          <table:table-cell office:value-type="float" office:value="11566" calcext:value-type="float">
            <text:p>11566</text:p>
          </table:table-cell>
          <table:table-cell office:value-type="float" office:value="17939" calcext:value-type="float">
            <text:p>17939</text:p>
          </table:table-cell>
          <table:table-cell office:value-type="float" office:value="12659" calcext:value-type="float">
            <text:p>12659</text:p>
          </table:table-cell>
          <table:table-cell office:value-type="float" office:value="19128" calcext:value-type="float">
            <text:p>19128</text:p>
          </table:table-cell>
          <table:table-cell office:value-type="float" office:value="11367" calcext:value-type="float">
            <text:p>11367</text:p>
          </table:table-cell>
          <table:table-cell office:value-type="float" office:value="17003" calcext:value-type="float">
            <text:p>1700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96" calcext:value-type="float">
            <text:p>896</text:p>
          </table:table-cell>
          <table:table-cell office:value-type="float" office:value="11568" calcext:value-type="float">
            <text:p>11568</text:p>
          </table:table-cell>
          <table:table-cell office:value-type="float" office:value="17612" calcext:value-type="float">
            <text:p>17612</text:p>
          </table:table-cell>
          <table:table-cell office:value-type="float" office:value="11562" calcext:value-type="float">
            <text:p>11562</text:p>
          </table:table-cell>
          <table:table-cell office:value-type="float" office:value="17901" calcext:value-type="float">
            <text:p>17901</text:p>
          </table:table-cell>
          <table:table-cell office:value-type="float" office:value="13459" calcext:value-type="float">
            <text:p>13459</text:p>
          </table:table-cell>
          <table:table-cell office:value-type="float" office:value="19201" calcext:value-type="float">
            <text:p>19201</text:p>
          </table:table-cell>
          <table:table-cell office:value-type="float" office:value="11263" calcext:value-type="float">
            <text:p>11263</text:p>
          </table:table-cell>
          <table:table-cell office:value-type="float" office:value="17412" calcext:value-type="float">
            <text:p>1741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97" calcext:value-type="float">
            <text:p>897</text:p>
          </table:table-cell>
          <table:table-cell office:value-type="float" office:value="11468" calcext:value-type="float">
            <text:p>11468</text:p>
          </table:table-cell>
          <table:table-cell office:value-type="float" office:value="17481" calcext:value-type="float">
            <text:p>17481</text:p>
          </table:table-cell>
          <table:table-cell office:value-type="float" office:value="11564" calcext:value-type="float">
            <text:p>11564</text:p>
          </table:table-cell>
          <table:table-cell office:value-type="float" office:value="18135" calcext:value-type="float">
            <text:p>18135</text:p>
          </table:table-cell>
          <table:table-cell office:value-type="float" office:value="13460" calcext:value-type="float">
            <text:p>13460</text:p>
          </table:table-cell>
          <table:table-cell office:value-type="float" office:value="19276" calcext:value-type="float">
            <text:p>19276</text:p>
          </table:table-cell>
          <table:table-cell office:value-type="float" office:value="10566" calcext:value-type="float">
            <text:p>10566</text:p>
          </table:table-cell>
          <table:table-cell office:value-type="float" office:value="17350" calcext:value-type="float">
            <text:p>1735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98" calcext:value-type="float">
            <text:p>898</text:p>
          </table:table-cell>
          <table:table-cell office:value-type="float" office:value="11467" calcext:value-type="float">
            <text:p>11467</text:p>
          </table:table-cell>
          <table:table-cell office:value-type="float" office:value="17507" calcext:value-type="float">
            <text:p>17507</text:p>
          </table:table-cell>
          <table:table-cell office:value-type="float" office:value="11562" calcext:value-type="float">
            <text:p>11562</text:p>
          </table:table-cell>
          <table:table-cell office:value-type="float" office:value="18234" calcext:value-type="float">
            <text:p>18234</text:p>
          </table:table-cell>
          <table:table-cell office:value-type="float" office:value="12659" calcext:value-type="float">
            <text:p>12659</text:p>
          </table:table-cell>
          <table:table-cell office:value-type="float" office:value="19459" calcext:value-type="float">
            <text:p>19459</text:p>
          </table:table-cell>
          <table:table-cell office:value-type="float" office:value="10564" calcext:value-type="float">
            <text:p>10564</text:p>
          </table:table-cell>
          <table:table-cell office:value-type="float" office:value="17338" calcext:value-type="float">
            <text:p>1733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899" calcext:value-type="float">
            <text:p>899</text:p>
          </table:table-cell>
          <table:table-cell office:value-type="float" office:value="11468" calcext:value-type="float">
            <text:p>11468</text:p>
          </table:table-cell>
          <table:table-cell office:value-type="float" office:value="17572" calcext:value-type="float">
            <text:p>17572</text:p>
          </table:table-cell>
          <table:table-cell office:value-type="float" office:value="10860" calcext:value-type="float">
            <text:p>10860</text:p>
          </table:table-cell>
          <table:table-cell office:value-type="float" office:value="18187" calcext:value-type="float">
            <text:p>18187</text:p>
          </table:table-cell>
          <table:table-cell office:value-type="float" office:value="13458" calcext:value-type="float">
            <text:p>13458</text:p>
          </table:table-cell>
          <table:table-cell office:value-type="float" office:value="19382" calcext:value-type="float">
            <text:p>19382</text:p>
          </table:table-cell>
          <table:table-cell office:value-type="float" office:value="9665" calcext:value-type="float">
            <text:p>9665</text:p>
          </table:table-cell>
          <table:table-cell office:value-type="float" office:value="17379" calcext:value-type="float">
            <text:p>1737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00" calcext:value-type="float">
            <text:p>900</text:p>
          </table:table-cell>
          <table:table-cell office:value-type="float" office:value="11566" calcext:value-type="float">
            <text:p>11566</text:p>
          </table:table-cell>
          <table:table-cell office:value-type="float" office:value="17659" calcext:value-type="float">
            <text:p>17659</text:p>
          </table:table-cell>
          <table:table-cell office:value-type="float" office:value="11565" calcext:value-type="float">
            <text:p>11565</text:p>
          </table:table-cell>
          <table:table-cell office:value-type="float" office:value="18006" calcext:value-type="float">
            <text:p>18006</text:p>
          </table:table-cell>
          <table:table-cell office:value-type="float" office:value="12658" calcext:value-type="float">
            <text:p>12658</text:p>
          </table:table-cell>
          <table:table-cell office:value-type="float" office:value="19422" calcext:value-type="float">
            <text:p>19422</text:p>
          </table:table-cell>
          <table:table-cell office:value-type="float" office:value="10664" calcext:value-type="float">
            <text:p>10664</text:p>
          </table:table-cell>
          <table:table-cell office:value-type="float" office:value="17272" calcext:value-type="float">
            <text:p>1727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01" calcext:value-type="float">
            <text:p>901</text:p>
          </table:table-cell>
          <table:table-cell office:value-type="float" office:value="11568" calcext:value-type="float">
            <text:p>11568</text:p>
          </table:table-cell>
          <table:table-cell office:value-type="float" office:value="17494" calcext:value-type="float">
            <text:p>17494</text:p>
          </table:table-cell>
          <table:table-cell office:value-type="float" office:value="10665" calcext:value-type="float">
            <text:p>10665</text:p>
          </table:table-cell>
          <table:table-cell office:value-type="float" office:value="18154" calcext:value-type="float">
            <text:p>18154</text:p>
          </table:table-cell>
          <table:table-cell office:value-type="float" office:value="12659" calcext:value-type="float">
            <text:p>12659</text:p>
          </table:table-cell>
          <table:table-cell office:value-type="float" office:value="19391" calcext:value-type="float">
            <text:p>19391</text:p>
          </table:table-cell>
          <table:table-cell office:value-type="float" office:value="11365" calcext:value-type="float">
            <text:p>11365</text:p>
          </table:table-cell>
          <table:table-cell office:value-type="float" office:value="17088" calcext:value-type="float">
            <text:p>1708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02" calcext:value-type="float">
            <text:p>902</text:p>
          </table:table-cell>
          <table:table-cell office:value-type="float" office:value="11366" calcext:value-type="float">
            <text:p>11366</text:p>
          </table:table-cell>
          <table:table-cell office:value-type="float" office:value="17527" calcext:value-type="float">
            <text:p>17527</text:p>
          </table:table-cell>
          <table:table-cell office:value-type="float" office:value="11661" calcext:value-type="float">
            <text:p>11661</text:p>
          </table:table-cell>
          <table:table-cell office:value-type="float" office:value="18091" calcext:value-type="float">
            <text:p>18091</text:p>
          </table:table-cell>
          <table:table-cell office:value-type="float" office:value="12658" calcext:value-type="float">
            <text:p>12658</text:p>
          </table:table-cell>
          <table:table-cell office:value-type="float" office:value="19088" calcext:value-type="float">
            <text:p>19088</text:p>
          </table:table-cell>
          <table:table-cell office:value-type="float" office:value="11462" calcext:value-type="float">
            <text:p>11462</text:p>
          </table:table-cell>
          <table:table-cell office:value-type="float" office:value="17217" calcext:value-type="float">
            <text:p>1721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03" calcext:value-type="float">
            <text:p>903</text:p>
          </table:table-cell>
          <table:table-cell office:value-type="float" office:value="11567" calcext:value-type="float">
            <text:p>11567</text:p>
          </table:table-cell>
          <table:table-cell office:value-type="float" office:value="17622" calcext:value-type="float">
            <text:p>17622</text:p>
          </table:table-cell>
          <table:table-cell office:value-type="float" office:value="10664" calcext:value-type="float">
            <text:p>10664</text:p>
          </table:table-cell>
          <table:table-cell office:value-type="float" office:value="17970" calcext:value-type="float">
            <text:p>17970</text:p>
          </table:table-cell>
          <table:table-cell office:value-type="float" office:value="12658" calcext:value-type="float">
            <text:p>12658</text:p>
          </table:table-cell>
          <table:table-cell office:value-type="float" office:value="19113" calcext:value-type="float">
            <text:p>19113</text:p>
          </table:table-cell>
          <table:table-cell office:value-type="float" office:value="10460" calcext:value-type="float">
            <text:p>10460</text:p>
          </table:table-cell>
          <table:table-cell office:value-type="float" office:value="17162" calcext:value-type="float">
            <text:p>1716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04" calcext:value-type="float">
            <text:p>904</text:p>
          </table:table-cell>
          <table:table-cell office:value-type="float" office:value="11569" calcext:value-type="float">
            <text:p>11569</text:p>
          </table:table-cell>
          <table:table-cell office:value-type="float" office:value="17723" calcext:value-type="float">
            <text:p>17723</text:p>
          </table:table-cell>
          <table:table-cell office:value-type="float" office:value="11161" calcext:value-type="float">
            <text:p>11161</text:p>
          </table:table-cell>
          <table:table-cell office:value-type="float" office:value="18088" calcext:value-type="float">
            <text:p>18088</text:p>
          </table:table-cell>
          <table:table-cell office:value-type="float" office:value="12658" calcext:value-type="float">
            <text:p>12658</text:p>
          </table:table-cell>
          <table:table-cell office:value-type="float" office:value="19116" calcext:value-type="float">
            <text:p>19116</text:p>
          </table:table-cell>
          <table:table-cell office:value-type="float" office:value="10861" calcext:value-type="float">
            <text:p>10861</text:p>
          </table:table-cell>
          <table:table-cell office:value-type="float" office:value="17310" calcext:value-type="float">
            <text:p>1731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05" calcext:value-type="float">
            <text:p>905</text:p>
          </table:table-cell>
          <table:table-cell office:value-type="float" office:value="11466" calcext:value-type="float">
            <text:p>11466</text:p>
          </table:table-cell>
          <table:table-cell office:value-type="float" office:value="17769" calcext:value-type="float">
            <text:p>17769</text:p>
          </table:table-cell>
          <table:table-cell office:value-type="float" office:value="10664" calcext:value-type="float">
            <text:p>10664</text:p>
          </table:table-cell>
          <table:table-cell office:value-type="float" office:value="17925" calcext:value-type="float">
            <text:p>17925</text:p>
          </table:table-cell>
          <table:table-cell office:value-type="float" office:value="12658" calcext:value-type="float">
            <text:p>12658</text:p>
          </table:table-cell>
          <table:table-cell office:value-type="float" office:value="18997" calcext:value-type="float">
            <text:p>18997</text:p>
          </table:table-cell>
          <table:table-cell office:value-type="float" office:value="10461" calcext:value-type="float">
            <text:p>10461</text:p>
          </table:table-cell>
          <table:table-cell office:value-type="float" office:value="17236" calcext:value-type="float">
            <text:p>1723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06" calcext:value-type="float">
            <text:p>906</text:p>
          </table:table-cell>
          <table:table-cell office:value-type="float" office:value="12264" calcext:value-type="float">
            <text:p>12264</text:p>
          </table:table-cell>
          <table:table-cell office:value-type="float" office:value="17729" calcext:value-type="float">
            <text:p>17729</text:p>
          </table:table-cell>
          <table:table-cell office:value-type="float" office:value="11362" calcext:value-type="float">
            <text:p>11362</text:p>
          </table:table-cell>
          <table:table-cell office:value-type="float" office:value="17971" calcext:value-type="float">
            <text:p>17971</text:p>
          </table:table-cell>
          <table:table-cell office:value-type="float" office:value="12659" calcext:value-type="float">
            <text:p>12659</text:p>
          </table:table-cell>
          <table:table-cell office:value-type="float" office:value="18994" calcext:value-type="float">
            <text:p>18994</text:p>
          </table:table-cell>
          <table:table-cell office:value-type="float" office:value="10659" calcext:value-type="float">
            <text:p>10659</text:p>
          </table:table-cell>
          <table:table-cell office:value-type="float" office:value="17329" calcext:value-type="float">
            <text:p>1732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07" calcext:value-type="float">
            <text:p>907</text:p>
          </table:table-cell>
          <table:table-cell office:value-type="float" office:value="12270" calcext:value-type="float">
            <text:p>12270</text:p>
          </table:table-cell>
          <table:table-cell office:value-type="float" office:value="17764" calcext:value-type="float">
            <text:p>17764</text:p>
          </table:table-cell>
          <table:table-cell office:value-type="float" office:value="10864" calcext:value-type="float">
            <text:p>10864</text:p>
          </table:table-cell>
          <table:table-cell office:value-type="float" office:value="18055" calcext:value-type="float">
            <text:p>18055</text:p>
          </table:table-cell>
          <table:table-cell office:value-type="float" office:value="12659" calcext:value-type="float">
            <text:p>12659</text:p>
          </table:table-cell>
          <table:table-cell office:value-type="float" office:value="18979" calcext:value-type="float">
            <text:p>18979</text:p>
          </table:table-cell>
          <table:table-cell office:value-type="float" office:value="11262" calcext:value-type="float">
            <text:p>11262</text:p>
          </table:table-cell>
          <table:table-cell office:value-type="float" office:value="17169" calcext:value-type="float">
            <text:p>1716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08" calcext:value-type="float">
            <text:p>908</text:p>
          </table:table-cell>
          <table:table-cell office:value-type="float" office:value="11467" calcext:value-type="float">
            <text:p>11467</text:p>
          </table:table-cell>
          <table:table-cell office:value-type="float" office:value="17688" calcext:value-type="float">
            <text:p>17688</text:p>
          </table:table-cell>
          <table:table-cell office:value-type="float" office:value="10756" calcext:value-type="float">
            <text:p>10756</text:p>
          </table:table-cell>
          <table:table-cell office:value-type="float" office:value="17966" calcext:value-type="float">
            <text:p>17966</text:p>
          </table:table-cell>
          <table:table-cell office:value-type="float" office:value="12658" calcext:value-type="float">
            <text:p>12658</text:p>
          </table:table-cell>
          <table:table-cell office:value-type="float" office:value="19043" calcext:value-type="float">
            <text:p>19043</text:p>
          </table:table-cell>
          <table:table-cell office:value-type="float" office:value="9665" calcext:value-type="float">
            <text:p>9665</text:p>
          </table:table-cell>
          <table:table-cell office:value-type="float" office:value="17138" calcext:value-type="float">
            <text:p>1713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09" calcext:value-type="float">
            <text:p>909</text:p>
          </table:table-cell>
          <table:table-cell office:value-type="float" office:value="11566" calcext:value-type="float">
            <text:p>11566</text:p>
          </table:table-cell>
          <table:table-cell office:value-type="float" office:value="17662" calcext:value-type="float">
            <text:p>17662</text:p>
          </table:table-cell>
          <table:table-cell office:value-type="float" office:value="11664" calcext:value-type="float">
            <text:p>11664</text:p>
          </table:table-cell>
          <table:table-cell office:value-type="float" office:value="17808" calcext:value-type="float">
            <text:p>17808</text:p>
          </table:table-cell>
          <table:table-cell office:value-type="float" office:value="12658" calcext:value-type="float">
            <text:p>12658</text:p>
          </table:table-cell>
          <table:table-cell office:value-type="float" office:value="18993" calcext:value-type="float">
            <text:p>18993</text:p>
          </table:table-cell>
          <table:table-cell office:value-type="float" office:value="10662" calcext:value-type="float">
            <text:p>10662</text:p>
          </table:table-cell>
          <table:table-cell office:value-type="float" office:value="17079" calcext:value-type="float">
            <text:p>1707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10" calcext:value-type="float">
            <text:p>910</text:p>
          </table:table-cell>
          <table:table-cell office:value-type="float" office:value="11466" calcext:value-type="float">
            <text:p>11466</text:p>
          </table:table-cell>
          <table:table-cell office:value-type="float" office:value="17592" calcext:value-type="float">
            <text:p>17592</text:p>
          </table:table-cell>
          <table:table-cell office:value-type="float" office:value="10761" calcext:value-type="float">
            <text:p>10761</text:p>
          </table:table-cell>
          <table:table-cell office:value-type="float" office:value="17885" calcext:value-type="float">
            <text:p>17885</text:p>
          </table:table-cell>
          <table:table-cell office:value-type="float" office:value="12658" calcext:value-type="float">
            <text:p>12658</text:p>
          </table:table-cell>
          <table:table-cell office:value-type="float" office:value="18849" calcext:value-type="float">
            <text:p>18849</text:p>
          </table:table-cell>
          <table:table-cell office:value-type="float" office:value="11463" calcext:value-type="float">
            <text:p>11463</text:p>
          </table:table-cell>
          <table:table-cell office:value-type="float" office:value="17309" calcext:value-type="float">
            <text:p>1730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11" calcext:value-type="float">
            <text:p>911</text:p>
          </table:table-cell>
          <table:table-cell office:value-type="float" office:value="11568" calcext:value-type="float">
            <text:p>11568</text:p>
          </table:table-cell>
          <table:table-cell office:value-type="float" office:value="17761" calcext:value-type="float">
            <text:p>17761</text:p>
          </table:table-cell>
          <table:table-cell office:value-type="float" office:value="11463" calcext:value-type="float">
            <text:p>11463</text:p>
          </table:table-cell>
          <table:table-cell office:value-type="float" office:value="17866" calcext:value-type="float">
            <text:p>17866</text:p>
          </table:table-cell>
          <table:table-cell office:value-type="float" office:value="12759" calcext:value-type="float">
            <text:p>12759</text:p>
          </table:table-cell>
          <table:table-cell office:value-type="float" office:value="18847" calcext:value-type="float">
            <text:p>18847</text:p>
          </table:table-cell>
          <table:table-cell office:value-type="float" office:value="11264" calcext:value-type="float">
            <text:p>11264</text:p>
          </table:table-cell>
          <table:table-cell office:value-type="float" office:value="17391" calcext:value-type="float">
            <text:p>1739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12" calcext:value-type="float">
            <text:p>912</text:p>
          </table:table-cell>
          <table:table-cell office:value-type="float" office:value="11466" calcext:value-type="float">
            <text:p>11466</text:p>
          </table:table-cell>
          <table:table-cell office:value-type="float" office:value="17667" calcext:value-type="float">
            <text:p>17667</text:p>
          </table:table-cell>
          <table:table-cell office:value-type="float" office:value="10761" calcext:value-type="float">
            <text:p>10761</text:p>
          </table:table-cell>
          <table:table-cell office:value-type="float" office:value="18063" calcext:value-type="float">
            <text:p>18063</text:p>
          </table:table-cell>
          <table:table-cell office:value-type="float" office:value="12658" calcext:value-type="float">
            <text:p>12658</text:p>
          </table:table-cell>
          <table:table-cell office:value-type="float" office:value="19035" calcext:value-type="float">
            <text:p>19035</text:p>
          </table:table-cell>
          <table:table-cell office:value-type="float" office:value="11360" calcext:value-type="float">
            <text:p>11360</text:p>
          </table:table-cell>
          <table:table-cell office:value-type="float" office:value="17489" calcext:value-type="float">
            <text:p>1748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13" calcext:value-type="float">
            <text:p>913</text:p>
          </table:table-cell>
          <table:table-cell office:value-type="float" office:value="11566" calcext:value-type="float">
            <text:p>11566</text:p>
          </table:table-cell>
          <table:table-cell office:value-type="float" office:value="17512" calcext:value-type="float">
            <text:p>17512</text:p>
          </table:table-cell>
          <table:table-cell office:value-type="float" office:value="11363" calcext:value-type="float">
            <text:p>11363</text:p>
          </table:table-cell>
          <table:table-cell office:value-type="float" office:value="17860" calcext:value-type="float">
            <text:p>17860</text:p>
          </table:table-cell>
          <table:table-cell office:value-type="float" office:value="12658" calcext:value-type="float">
            <text:p>12658</text:p>
          </table:table-cell>
          <table:table-cell office:value-type="float" office:value="18993" calcext:value-type="float">
            <text:p>18993</text:p>
          </table:table-cell>
          <table:table-cell office:value-type="float" office:value="11161" calcext:value-type="float">
            <text:p>11161</text:p>
          </table:table-cell>
          <table:table-cell office:value-type="float" office:value="17658" calcext:value-type="float">
            <text:p>1765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14" calcext:value-type="float">
            <text:p>914</text:p>
          </table:table-cell>
          <table:table-cell office:value-type="float" office:value="11567" calcext:value-type="float">
            <text:p>11567</text:p>
          </table:table-cell>
          <table:table-cell office:value-type="float" office:value="17671" calcext:value-type="float">
            <text:p>17671</text:p>
          </table:table-cell>
          <table:table-cell office:value-type="float" office:value="10763" calcext:value-type="float">
            <text:p>10763</text:p>
          </table:table-cell>
          <table:table-cell office:value-type="float" office:value="17685" calcext:value-type="float">
            <text:p>17685</text:p>
          </table:table-cell>
          <table:table-cell office:value-type="float" office:value="13459" calcext:value-type="float">
            <text:p>13459</text:p>
          </table:table-cell>
          <table:table-cell office:value-type="float" office:value="18856" calcext:value-type="float">
            <text:p>18856</text:p>
          </table:table-cell>
          <table:table-cell office:value-type="float" office:value="11361" calcext:value-type="float">
            <text:p>11361</text:p>
          </table:table-cell>
          <table:table-cell office:value-type="float" office:value="17537" calcext:value-type="float">
            <text:p>1753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15" calcext:value-type="float">
            <text:p>915</text:p>
          </table:table-cell>
          <table:table-cell office:value-type="float" office:value="11567" calcext:value-type="float">
            <text:p>11567</text:p>
          </table:table-cell>
          <table:table-cell office:value-type="float" office:value="17697" calcext:value-type="float">
            <text:p>17697</text:p>
          </table:table-cell>
          <table:table-cell office:value-type="float" office:value="11664" calcext:value-type="float">
            <text:p>11664</text:p>
          </table:table-cell>
          <table:table-cell office:value-type="float" office:value="17647" calcext:value-type="float">
            <text:p>17647</text:p>
          </table:table-cell>
          <table:table-cell office:value-type="float" office:value="12658" calcext:value-type="float">
            <text:p>12658</text:p>
          </table:table-cell>
          <table:table-cell office:value-type="float" office:value="19170" calcext:value-type="float">
            <text:p>19170</text:p>
          </table:table-cell>
          <table:table-cell office:value-type="float" office:value="10662" calcext:value-type="float">
            <text:p>10662</text:p>
          </table:table-cell>
          <table:table-cell office:value-type="float" office:value="17455" calcext:value-type="float">
            <text:p>1745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16" calcext:value-type="float">
            <text:p>916</text:p>
          </table:table-cell>
          <table:table-cell office:value-type="float" office:value="11669" calcext:value-type="float">
            <text:p>11669</text:p>
          </table:table-cell>
          <table:table-cell office:value-type="float" office:value="17626" calcext:value-type="float">
            <text:p>17626</text:p>
          </table:table-cell>
          <table:table-cell office:value-type="float" office:value="9764" calcext:value-type="float">
            <text:p>9764</text:p>
          </table:table-cell>
          <table:table-cell office:value-type="float" office:value="17698" calcext:value-type="float">
            <text:p>17698</text:p>
          </table:table-cell>
          <table:table-cell office:value-type="float" office:value="12660" calcext:value-type="float">
            <text:p>12660</text:p>
          </table:table-cell>
          <table:table-cell office:value-type="float" office:value="19396" calcext:value-type="float">
            <text:p>19396</text:p>
          </table:table-cell>
          <table:table-cell office:value-type="float" office:value="11266" calcext:value-type="float">
            <text:p>11266</text:p>
          </table:table-cell>
          <table:table-cell office:value-type="float" office:value="17285" calcext:value-type="float">
            <text:p>1728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17" calcext:value-type="float">
            <text:p>917</text:p>
          </table:table-cell>
          <table:table-cell office:value-type="float" office:value="11466" calcext:value-type="float">
            <text:p>11466</text:p>
          </table:table-cell>
          <table:table-cell office:value-type="float" office:value="17663" calcext:value-type="float">
            <text:p>17663</text:p>
          </table:table-cell>
          <table:table-cell office:value-type="float" office:value="10662" calcext:value-type="float">
            <text:p>10662</text:p>
          </table:table-cell>
          <table:table-cell office:value-type="float" office:value="17650" calcext:value-type="float">
            <text:p>17650</text:p>
          </table:table-cell>
          <table:table-cell office:value-type="float" office:value="12658" calcext:value-type="float">
            <text:p>12658</text:p>
          </table:table-cell>
          <table:table-cell office:value-type="float" office:value="19310" calcext:value-type="float">
            <text:p>19310</text:p>
          </table:table-cell>
          <table:table-cell office:value-type="float" office:value="10462" calcext:value-type="float">
            <text:p>10462</text:p>
          </table:table-cell>
          <table:table-cell office:value-type="float" office:value="17515" calcext:value-type="float">
            <text:p>1751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18" calcext:value-type="float">
            <text:p>918</text:p>
          </table:table-cell>
          <table:table-cell office:value-type="float" office:value="11468" calcext:value-type="float">
            <text:p>11468</text:p>
          </table:table-cell>
          <table:table-cell office:value-type="float" office:value="17764" calcext:value-type="float">
            <text:p>17764</text:p>
          </table:table-cell>
          <table:table-cell office:value-type="float" office:value="11463" calcext:value-type="float">
            <text:p>11463</text:p>
          </table:table-cell>
          <table:table-cell office:value-type="float" office:value="17942" calcext:value-type="float">
            <text:p>17942</text:p>
          </table:table-cell>
          <table:table-cell office:value-type="float" office:value="13458" calcext:value-type="float">
            <text:p>13458</text:p>
          </table:table-cell>
          <table:table-cell office:value-type="float" office:value="19006" calcext:value-type="float">
            <text:p>19006</text:p>
          </table:table-cell>
          <table:table-cell office:value-type="float" office:value="11062" calcext:value-type="float">
            <text:p>11062</text:p>
          </table:table-cell>
          <table:table-cell office:value-type="float" office:value="17572" calcext:value-type="float">
            <text:p>1757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19" calcext:value-type="float">
            <text:p>919</text:p>
          </table:table-cell>
          <table:table-cell office:value-type="float" office:value="11467" calcext:value-type="float">
            <text:p>11467</text:p>
          </table:table-cell>
          <table:table-cell office:value-type="float" office:value="17647" calcext:value-type="float">
            <text:p>17647</text:p>
          </table:table-cell>
          <table:table-cell office:value-type="float" office:value="10963" calcext:value-type="float">
            <text:p>10963</text:p>
          </table:table-cell>
          <table:table-cell office:value-type="float" office:value="18111" calcext:value-type="float">
            <text:p>18111</text:p>
          </table:table-cell>
          <table:table-cell office:value-type="float" office:value="12759" calcext:value-type="float">
            <text:p>12759</text:p>
          </table:table-cell>
          <table:table-cell office:value-type="float" office:value="19257" calcext:value-type="float">
            <text:p>19257</text:p>
          </table:table-cell>
          <table:table-cell office:value-type="float" office:value="11363" calcext:value-type="float">
            <text:p>11363</text:p>
          </table:table-cell>
          <table:table-cell office:value-type="float" office:value="17661" calcext:value-type="float">
            <text:p>1766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20" calcext:value-type="float">
            <text:p>920</text:p>
          </table:table-cell>
          <table:table-cell office:value-type="float" office:value="11468" calcext:value-type="float">
            <text:p>11468</text:p>
          </table:table-cell>
          <table:table-cell office:value-type="float" office:value="17545" calcext:value-type="float">
            <text:p>17545</text:p>
          </table:table-cell>
          <table:table-cell office:value-type="float" office:value="9862" calcext:value-type="float">
            <text:p>9862</text:p>
          </table:table-cell>
          <table:table-cell office:value-type="float" office:value="17982" calcext:value-type="float">
            <text:p>17982</text:p>
          </table:table-cell>
          <table:table-cell office:value-type="float" office:value="12758" calcext:value-type="float">
            <text:p>12758</text:p>
          </table:table-cell>
          <table:table-cell office:value-type="float" office:value="19121" calcext:value-type="float">
            <text:p>19121</text:p>
          </table:table-cell>
          <table:table-cell office:value-type="float" office:value="11365" calcext:value-type="float">
            <text:p>11365</text:p>
          </table:table-cell>
          <table:table-cell office:value-type="float" office:value="18054" calcext:value-type="float">
            <text:p>1805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21" calcext:value-type="float">
            <text:p>921</text:p>
          </table:table-cell>
          <table:table-cell office:value-type="float" office:value="11567" calcext:value-type="float">
            <text:p>11567</text:p>
          </table:table-cell>
          <table:table-cell office:value-type="float" office:value="17425" calcext:value-type="float">
            <text:p>17425</text:p>
          </table:table-cell>
          <table:table-cell office:value-type="float" office:value="11560" calcext:value-type="float">
            <text:p>11560</text:p>
          </table:table-cell>
          <table:table-cell office:value-type="float" office:value="18134" calcext:value-type="float">
            <text:p>18134</text:p>
          </table:table-cell>
          <table:table-cell office:value-type="float" office:value="12759" calcext:value-type="float">
            <text:p>12759</text:p>
          </table:table-cell>
          <table:table-cell office:value-type="float" office:value="19236" calcext:value-type="float">
            <text:p>19236</text:p>
          </table:table-cell>
          <table:table-cell office:value-type="float" office:value="12960" calcext:value-type="float">
            <text:p>12960</text:p>
          </table:table-cell>
          <table:table-cell office:value-type="float" office:value="18294" calcext:value-type="float">
            <text:p>1829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22" calcext:value-type="float">
            <text:p>922</text:p>
          </table:table-cell>
          <table:table-cell office:value-type="float" office:value="11367" calcext:value-type="float">
            <text:p>11367</text:p>
          </table:table-cell>
          <table:table-cell office:value-type="float" office:value="17498" calcext:value-type="float">
            <text:p>17498</text:p>
          </table:table-cell>
          <table:table-cell office:value-type="float" office:value="9964" calcext:value-type="float">
            <text:p>9964</text:p>
          </table:table-cell>
          <table:table-cell office:value-type="float" office:value="17849" calcext:value-type="float">
            <text:p>17849</text:p>
          </table:table-cell>
          <table:table-cell office:value-type="float" office:value="12758" calcext:value-type="float">
            <text:p>12758</text:p>
          </table:table-cell>
          <table:table-cell office:value-type="float" office:value="19263" calcext:value-type="float">
            <text:p>19263</text:p>
          </table:table-cell>
          <table:table-cell office:value-type="float" office:value="12262" calcext:value-type="float">
            <text:p>12262</text:p>
          </table:table-cell>
          <table:table-cell office:value-type="float" office:value="18457" calcext:value-type="float">
            <text:p>1845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23" calcext:value-type="float">
            <text:p>923</text:p>
          </table:table-cell>
          <table:table-cell office:value-type="float" office:value="11370" calcext:value-type="float">
            <text:p>11370</text:p>
          </table:table-cell>
          <table:table-cell office:value-type="float" office:value="17592" calcext:value-type="float">
            <text:p>17592</text:p>
          </table:table-cell>
          <table:table-cell office:value-type="float" office:value="10661" calcext:value-type="float">
            <text:p>10661</text:p>
          </table:table-cell>
          <table:table-cell office:value-type="float" office:value="17880" calcext:value-type="float">
            <text:p>17880</text:p>
          </table:table-cell>
          <table:table-cell office:value-type="float" office:value="12658" calcext:value-type="float">
            <text:p>12658</text:p>
          </table:table-cell>
          <table:table-cell office:value-type="float" office:value="19069" calcext:value-type="float">
            <text:p>19069</text:p>
          </table:table-cell>
          <table:table-cell office:value-type="float" office:value="12861" calcext:value-type="float">
            <text:p>12861</text:p>
          </table:table-cell>
          <table:table-cell office:value-type="float" office:value="18586" calcext:value-type="float">
            <text:p>1858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24" calcext:value-type="float">
            <text:p>924</text:p>
          </table:table-cell>
          <table:table-cell office:value-type="float" office:value="11568" calcext:value-type="float">
            <text:p>11568</text:p>
          </table:table-cell>
          <table:table-cell office:value-type="float" office:value="17561" calcext:value-type="float">
            <text:p>17561</text:p>
          </table:table-cell>
          <table:table-cell office:value-type="float" office:value="10762" calcext:value-type="float">
            <text:p>10762</text:p>
          </table:table-cell>
          <table:table-cell office:value-type="float" office:value="17625" calcext:value-type="float">
            <text:p>17625</text:p>
          </table:table-cell>
          <table:table-cell office:value-type="float" office:value="12559" calcext:value-type="float">
            <text:p>12559</text:p>
          </table:table-cell>
          <table:table-cell office:value-type="float" office:value="19039" calcext:value-type="float">
            <text:p>19039</text:p>
          </table:table-cell>
          <table:table-cell office:value-type="float" office:value="11263" calcext:value-type="float">
            <text:p>11263</text:p>
          </table:table-cell>
          <table:table-cell office:value-type="float" office:value="18810" calcext:value-type="float">
            <text:p>1881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25" calcext:value-type="float">
            <text:p>925</text:p>
          </table:table-cell>
          <table:table-cell office:value-type="float" office:value="11467" calcext:value-type="float">
            <text:p>11467</text:p>
          </table:table-cell>
          <table:table-cell office:value-type="float" office:value="17588" calcext:value-type="float">
            <text:p>17588</text:p>
          </table:table-cell>
          <table:table-cell office:value-type="float" office:value="11561" calcext:value-type="float">
            <text:p>11561</text:p>
          </table:table-cell>
          <table:table-cell office:value-type="float" office:value="17484" calcext:value-type="float">
            <text:p>17484</text:p>
          </table:table-cell>
          <table:table-cell office:value-type="float" office:value="12659" calcext:value-type="float">
            <text:p>12659</text:p>
          </table:table-cell>
          <table:table-cell office:value-type="float" office:value="19123" calcext:value-type="float">
            <text:p>19123</text:p>
          </table:table-cell>
          <table:table-cell office:value-type="float" office:value="11263" calcext:value-type="float">
            <text:p>11263</text:p>
          </table:table-cell>
          <table:table-cell office:value-type="float" office:value="18962" calcext:value-type="float">
            <text:p>1896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26" calcext:value-type="float">
            <text:p>926</text:p>
          </table:table-cell>
          <table:table-cell office:value-type="float" office:value="11569" calcext:value-type="float">
            <text:p>11569</text:p>
          </table:table-cell>
          <table:table-cell office:value-type="float" office:value="17617" calcext:value-type="float">
            <text:p>17617</text:p>
          </table:table-cell>
          <table:table-cell office:value-type="float" office:value="11661" calcext:value-type="float">
            <text:p>11661</text:p>
          </table:table-cell>
          <table:table-cell office:value-type="float" office:value="17724" calcext:value-type="float">
            <text:p>17724</text:p>
          </table:table-cell>
          <table:table-cell office:value-type="float" office:value="12658" calcext:value-type="float">
            <text:p>12658</text:p>
          </table:table-cell>
          <table:table-cell office:value-type="float" office:value="19092" calcext:value-type="float">
            <text:p>19092</text:p>
          </table:table-cell>
          <table:table-cell office:value-type="float" office:value="12164" calcext:value-type="float">
            <text:p>12164</text:p>
          </table:table-cell>
          <table:table-cell office:value-type="float" office:value="18951" calcext:value-type="float">
            <text:p>1895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27" calcext:value-type="float">
            <text:p>927</text:p>
          </table:table-cell>
          <table:table-cell office:value-type="float" office:value="11467" calcext:value-type="float">
            <text:p>11467</text:p>
          </table:table-cell>
          <table:table-cell office:value-type="float" office:value="17462" calcext:value-type="float">
            <text:p>17462</text:p>
          </table:table-cell>
          <table:table-cell office:value-type="float" office:value="10764" calcext:value-type="float">
            <text:p>10764</text:p>
          </table:table-cell>
          <table:table-cell office:value-type="float" office:value="17816" calcext:value-type="float">
            <text:p>17816</text:p>
          </table:table-cell>
          <table:table-cell office:value-type="float" office:value="12659" calcext:value-type="float">
            <text:p>12659</text:p>
          </table:table-cell>
          <table:table-cell office:value-type="float" office:value="19133" calcext:value-type="float">
            <text:p>19133</text:p>
          </table:table-cell>
          <table:table-cell office:value-type="float" office:value="12364" calcext:value-type="float">
            <text:p>12364</text:p>
          </table:table-cell>
          <table:table-cell office:value-type="float" office:value="19008" calcext:value-type="float">
            <text:p>1900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28" calcext:value-type="float">
            <text:p>928</text:p>
          </table:table-cell>
          <table:table-cell office:value-type="float" office:value="11570" calcext:value-type="float">
            <text:p>11570</text:p>
          </table:table-cell>
          <table:table-cell office:value-type="float" office:value="17657" calcext:value-type="float">
            <text:p>17657</text:p>
          </table:table-cell>
          <table:table-cell office:value-type="float" office:value="11462" calcext:value-type="float">
            <text:p>11462</text:p>
          </table:table-cell>
          <table:table-cell office:value-type="float" office:value="17537" calcext:value-type="float">
            <text:p>17537</text:p>
          </table:table-cell>
          <table:table-cell office:value-type="float" office:value="12757" calcext:value-type="float">
            <text:p>12757</text:p>
          </table:table-cell>
          <table:table-cell office:value-type="float" office:value="19270" calcext:value-type="float">
            <text:p>19270</text:p>
          </table:table-cell>
          <table:table-cell office:value-type="float" office:value="12057" calcext:value-type="float">
            <text:p>12057</text:p>
          </table:table-cell>
          <table:table-cell office:value-type="float" office:value="18791" calcext:value-type="float">
            <text:p>1879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29" calcext:value-type="float">
            <text:p>929</text:p>
          </table:table-cell>
          <table:table-cell office:value-type="float" office:value="11467" calcext:value-type="float">
            <text:p>11467</text:p>
          </table:table-cell>
          <table:table-cell office:value-type="float" office:value="17471" calcext:value-type="float">
            <text:p>17471</text:p>
          </table:table-cell>
          <table:table-cell office:value-type="float" office:value="10862" calcext:value-type="float">
            <text:p>10862</text:p>
          </table:table-cell>
          <table:table-cell office:value-type="float" office:value="17417" calcext:value-type="float">
            <text:p>17417</text:p>
          </table:table-cell>
          <table:table-cell office:value-type="float" office:value="12659" calcext:value-type="float">
            <text:p>12659</text:p>
          </table:table-cell>
          <table:table-cell office:value-type="float" office:value="19393" calcext:value-type="float">
            <text:p>19393</text:p>
          </table:table-cell>
          <table:table-cell office:value-type="float" office:value="11465" calcext:value-type="float">
            <text:p>11465</text:p>
          </table:table-cell>
          <table:table-cell office:value-type="float" office:value="18597" calcext:value-type="float">
            <text:p>1859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30" calcext:value-type="float">
            <text:p>930</text:p>
          </table:table-cell>
          <table:table-cell office:value-type="float" office:value="11464" calcext:value-type="float">
            <text:p>11464</text:p>
          </table:table-cell>
          <table:table-cell office:value-type="float" office:value="17434" calcext:value-type="float">
            <text:p>17434</text:p>
          </table:table-cell>
          <table:table-cell office:value-type="float" office:value="10563" calcext:value-type="float">
            <text:p>10563</text:p>
          </table:table-cell>
          <table:table-cell office:value-type="float" office:value="17406" calcext:value-type="float">
            <text:p>17406</text:p>
          </table:table-cell>
          <table:table-cell office:value-type="float" office:value="12659" calcext:value-type="float">
            <text:p>12659</text:p>
          </table:table-cell>
          <table:table-cell office:value-type="float" office:value="19161" calcext:value-type="float">
            <text:p>19161</text:p>
          </table:table-cell>
          <table:table-cell office:value-type="float" office:value="12366" calcext:value-type="float">
            <text:p>12366</text:p>
          </table:table-cell>
          <table:table-cell office:value-type="float" office:value="18503" calcext:value-type="float">
            <text:p>1850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31" calcext:value-type="float">
            <text:p>931</text:p>
          </table:table-cell>
          <table:table-cell office:value-type="float" office:value="11567" calcext:value-type="float">
            <text:p>11567</text:p>
          </table:table-cell>
          <table:table-cell office:value-type="float" office:value="17545" calcext:value-type="float">
            <text:p>17545</text:p>
          </table:table-cell>
          <table:table-cell office:value-type="float" office:value="10662" calcext:value-type="float">
            <text:p>10662</text:p>
          </table:table-cell>
          <table:table-cell office:value-type="float" office:value="17356" calcext:value-type="float">
            <text:p>17356</text:p>
          </table:table-cell>
          <table:table-cell office:value-type="float" office:value="12659" calcext:value-type="float">
            <text:p>12659</text:p>
          </table:table-cell>
          <table:table-cell office:value-type="float" office:value="19081" calcext:value-type="float">
            <text:p>19081</text:p>
          </table:table-cell>
          <table:table-cell office:value-type="float" office:value="12365" calcext:value-type="float">
            <text:p>12365</text:p>
          </table:table-cell>
          <table:table-cell office:value-type="float" office:value="18597" calcext:value-type="float">
            <text:p>1859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32" calcext:value-type="float">
            <text:p>932</text:p>
          </table:table-cell>
          <table:table-cell office:value-type="float" office:value="11571" calcext:value-type="float">
            <text:p>11571</text:p>
          </table:table-cell>
          <table:table-cell office:value-type="float" office:value="17404" calcext:value-type="float">
            <text:p>17404</text:p>
          </table:table-cell>
          <table:table-cell office:value-type="float" office:value="11658" calcext:value-type="float">
            <text:p>11658</text:p>
          </table:table-cell>
          <table:table-cell office:value-type="float" office:value="17344" calcext:value-type="float">
            <text:p>17344</text:p>
          </table:table-cell>
          <table:table-cell office:value-type="float" office:value="12658" calcext:value-type="float">
            <text:p>12658</text:p>
          </table:table-cell>
          <table:table-cell office:value-type="float" office:value="18888" calcext:value-type="float">
            <text:p>18888</text:p>
          </table:table-cell>
          <table:table-cell office:value-type="float" office:value="10370" calcext:value-type="float">
            <text:p>10370</text:p>
          </table:table-cell>
          <table:table-cell office:value-type="float" office:value="18469" calcext:value-type="float">
            <text:p>1846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33" calcext:value-type="float">
            <text:p>933</text:p>
          </table:table-cell>
          <table:table-cell office:value-type="float" office:value="11567" calcext:value-type="float">
            <text:p>11567</text:p>
          </table:table-cell>
          <table:table-cell office:value-type="float" office:value="17483" calcext:value-type="float">
            <text:p>17483</text:p>
          </table:table-cell>
          <table:table-cell office:value-type="float" office:value="9662" calcext:value-type="float">
            <text:p>9662</text:p>
          </table:table-cell>
          <table:table-cell office:value-type="float" office:value="17351" calcext:value-type="float">
            <text:p>17351</text:p>
          </table:table-cell>
          <table:table-cell office:value-type="float" office:value="12659" calcext:value-type="float">
            <text:p>12659</text:p>
          </table:table-cell>
          <table:table-cell office:value-type="float" office:value="18871" calcext:value-type="float">
            <text:p>18871</text:p>
          </table:table-cell>
          <table:table-cell office:value-type="float" office:value="11266" calcext:value-type="float">
            <text:p>11266</text:p>
          </table:table-cell>
          <table:table-cell office:value-type="float" office:value="18207" calcext:value-type="float">
            <text:p>1820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34" calcext:value-type="float">
            <text:p>934</text:p>
          </table:table-cell>
          <table:table-cell office:value-type="float" office:value="11567" calcext:value-type="float">
            <text:p>11567</text:p>
          </table:table-cell>
          <table:table-cell office:value-type="float" office:value="17548" calcext:value-type="float">
            <text:p>17548</text:p>
          </table:table-cell>
          <table:table-cell office:value-type="float" office:value="11561" calcext:value-type="float">
            <text:p>11561</text:p>
          </table:table-cell>
          <table:table-cell office:value-type="float" office:value="17578" calcext:value-type="float">
            <text:p>17578</text:p>
          </table:table-cell>
          <table:table-cell office:value-type="float" office:value="12758" calcext:value-type="float">
            <text:p>12758</text:p>
          </table:table-cell>
          <table:table-cell office:value-type="float" office:value="18766" calcext:value-type="float">
            <text:p>18766</text:p>
          </table:table-cell>
          <table:table-cell office:value-type="float" office:value="11266" calcext:value-type="float">
            <text:p>11266</text:p>
          </table:table-cell>
          <table:table-cell office:value-type="float" office:value="17871" calcext:value-type="float">
            <text:p>1787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35" calcext:value-type="float">
            <text:p>935</text:p>
          </table:table-cell>
          <table:table-cell office:value-type="float" office:value="11369" calcext:value-type="float">
            <text:p>11369</text:p>
          </table:table-cell>
          <table:table-cell office:value-type="float" office:value="17438" calcext:value-type="float">
            <text:p>17438</text:p>
          </table:table-cell>
          <table:table-cell office:value-type="float" office:value="11062" calcext:value-type="float">
            <text:p>11062</text:p>
          </table:table-cell>
          <table:table-cell office:value-type="float" office:value="17407" calcext:value-type="float">
            <text:p>17407</text:p>
          </table:table-cell>
          <table:table-cell office:value-type="float" office:value="12658" calcext:value-type="float">
            <text:p>12658</text:p>
          </table:table-cell>
          <table:table-cell office:value-type="float" office:value="18738" calcext:value-type="float">
            <text:p>18738</text:p>
          </table:table-cell>
          <table:table-cell office:value-type="float" office:value="11265" calcext:value-type="float">
            <text:p>11265</text:p>
          </table:table-cell>
          <table:table-cell office:value-type="float" office:value="17572" calcext:value-type="float">
            <text:p>1757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36" calcext:value-type="float">
            <text:p>936</text:p>
          </table:table-cell>
          <table:table-cell office:value-type="float" office:value="11667" calcext:value-type="float">
            <text:p>11667</text:p>
          </table:table-cell>
          <table:table-cell office:value-type="float" office:value="17515" calcext:value-type="float">
            <text:p>17515</text:p>
          </table:table-cell>
          <table:table-cell office:value-type="float" office:value="10666" calcext:value-type="float">
            <text:p>10666</text:p>
          </table:table-cell>
          <table:table-cell office:value-type="float" office:value="17288" calcext:value-type="float">
            <text:p>17288</text:p>
          </table:table-cell>
          <table:table-cell office:value-type="float" office:value="12659" calcext:value-type="float">
            <text:p>12659</text:p>
          </table:table-cell>
          <table:table-cell office:value-type="float" office:value="18766" calcext:value-type="float">
            <text:p>18766</text:p>
          </table:table-cell>
          <table:table-cell office:value-type="float" office:value="11267" calcext:value-type="float">
            <text:p>11267</text:p>
          </table:table-cell>
          <table:table-cell office:value-type="float" office:value="17451" calcext:value-type="float">
            <text:p>1745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37" calcext:value-type="float">
            <text:p>937</text:p>
          </table:table-cell>
          <table:table-cell office:value-type="float" office:value="11567" calcext:value-type="float">
            <text:p>11567</text:p>
          </table:table-cell>
          <table:table-cell office:value-type="float" office:value="17602" calcext:value-type="float">
            <text:p>17602</text:p>
          </table:table-cell>
          <table:table-cell office:value-type="float" office:value="10660" calcext:value-type="float">
            <text:p>10660</text:p>
          </table:table-cell>
          <table:table-cell office:value-type="float" office:value="17539" calcext:value-type="float">
            <text:p>17539</text:p>
          </table:table-cell>
          <table:table-cell office:value-type="float" office:value="12659" calcext:value-type="float">
            <text:p>12659</text:p>
          </table:table-cell>
          <table:table-cell office:value-type="float" office:value="18872" calcext:value-type="float">
            <text:p>18872</text:p>
          </table:table-cell>
          <table:table-cell office:value-type="float" office:value="11364" calcext:value-type="float">
            <text:p>11364</text:p>
          </table:table-cell>
          <table:table-cell office:value-type="float" office:value="17485" calcext:value-type="float">
            <text:p>1748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38" calcext:value-type="float">
            <text:p>938</text:p>
          </table:table-cell>
          <table:table-cell office:value-type="float" office:value="11468" calcext:value-type="float">
            <text:p>11468</text:p>
          </table:table-cell>
          <table:table-cell office:value-type="float" office:value="17584" calcext:value-type="float">
            <text:p>17584</text:p>
          </table:table-cell>
          <table:table-cell office:value-type="float" office:value="9765" calcext:value-type="float">
            <text:p>9765</text:p>
          </table:table-cell>
          <table:table-cell office:value-type="float" office:value="17571" calcext:value-type="float">
            <text:p>17571</text:p>
          </table:table-cell>
          <table:table-cell office:value-type="float" office:value="12659" calcext:value-type="float">
            <text:p>12659</text:p>
          </table:table-cell>
          <table:table-cell office:value-type="float" office:value="18908" calcext:value-type="float">
            <text:p>18908</text:p>
          </table:table-cell>
          <table:table-cell office:value-type="float" office:value="10565" calcext:value-type="float">
            <text:p>10565</text:p>
          </table:table-cell>
          <table:table-cell office:value-type="float" office:value="17583" calcext:value-type="float">
            <text:p>1758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39" calcext:value-type="float">
            <text:p>939</text:p>
          </table:table-cell>
          <table:table-cell office:value-type="float" office:value="11469" calcext:value-type="float">
            <text:p>11469</text:p>
          </table:table-cell>
          <table:table-cell office:value-type="float" office:value="17536" calcext:value-type="float">
            <text:p>17536</text:p>
          </table:table-cell>
          <table:table-cell office:value-type="float" office:value="9765" calcext:value-type="float">
            <text:p>9765</text:p>
          </table:table-cell>
          <table:table-cell office:value-type="float" office:value="17487" calcext:value-type="float">
            <text:p>17487</text:p>
          </table:table-cell>
          <table:table-cell office:value-type="float" office:value="12659" calcext:value-type="float">
            <text:p>12659</text:p>
          </table:table-cell>
          <table:table-cell office:value-type="float" office:value="19028" calcext:value-type="float">
            <text:p>19028</text:p>
          </table:table-cell>
          <table:table-cell office:value-type="float" office:value="11365" calcext:value-type="float">
            <text:p>11365</text:p>
          </table:table-cell>
          <table:table-cell office:value-type="float" office:value="17598" calcext:value-type="float">
            <text:p>1759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40" calcext:value-type="float">
            <text:p>940</text:p>
          </table:table-cell>
          <table:table-cell office:value-type="float" office:value="11567" calcext:value-type="float">
            <text:p>11567</text:p>
          </table:table-cell>
          <table:table-cell office:value-type="float" office:value="17468" calcext:value-type="float">
            <text:p>17468</text:p>
          </table:table-cell>
          <table:table-cell office:value-type="float" office:value="11462" calcext:value-type="float">
            <text:p>11462</text:p>
          </table:table-cell>
          <table:table-cell office:value-type="float" office:value="17491" calcext:value-type="float">
            <text:p>17491</text:p>
          </table:table-cell>
          <table:table-cell office:value-type="float" office:value="13459" calcext:value-type="float">
            <text:p>13459</text:p>
          </table:table-cell>
          <table:table-cell office:value-type="float" office:value="18992" calcext:value-type="float">
            <text:p>18992</text:p>
          </table:table-cell>
          <table:table-cell office:value-type="float" office:value="10264" calcext:value-type="float">
            <text:p>10264</text:p>
          </table:table-cell>
          <table:table-cell office:value-type="float" office:value="17651" calcext:value-type="float">
            <text:p>1765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41" calcext:value-type="float">
            <text:p>941</text:p>
          </table:table-cell>
          <table:table-cell office:value-type="float" office:value="11568" calcext:value-type="float">
            <text:p>11568</text:p>
          </table:table-cell>
          <table:table-cell office:value-type="float" office:value="17499" calcext:value-type="float">
            <text:p>17499</text:p>
          </table:table-cell>
          <table:table-cell office:value-type="float" office:value="10764" calcext:value-type="float">
            <text:p>10764</text:p>
          </table:table-cell>
          <table:table-cell office:value-type="float" office:value="17464" calcext:value-type="float">
            <text:p>17464</text:p>
          </table:table-cell>
          <table:table-cell office:value-type="float" office:value="12659" calcext:value-type="float">
            <text:p>12659</text:p>
          </table:table-cell>
          <table:table-cell office:value-type="float" office:value="18959" calcext:value-type="float">
            <text:p>18959</text:p>
          </table:table-cell>
          <table:table-cell office:value-type="float" office:value="10668" calcext:value-type="float">
            <text:p>10668</text:p>
          </table:table-cell>
          <table:table-cell office:value-type="float" office:value="17363" calcext:value-type="float">
            <text:p>1736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42" calcext:value-type="float">
            <text:p>942</text:p>
          </table:table-cell>
          <table:table-cell office:value-type="float" office:value="11468" calcext:value-type="float">
            <text:p>11468</text:p>
          </table:table-cell>
          <table:table-cell office:value-type="float" office:value="17447" calcext:value-type="float">
            <text:p>17447</text:p>
          </table:table-cell>
          <table:table-cell office:value-type="float" office:value="10662" calcext:value-type="float">
            <text:p>10662</text:p>
          </table:table-cell>
          <table:table-cell office:value-type="float" office:value="17303" calcext:value-type="float">
            <text:p>17303</text:p>
          </table:table-cell>
          <table:table-cell office:value-type="float" office:value="13459" calcext:value-type="float">
            <text:p>13459</text:p>
          </table:table-cell>
          <table:table-cell office:value-type="float" office:value="19051" calcext:value-type="float">
            <text:p>19051</text:p>
          </table:table-cell>
          <table:table-cell office:value-type="float" office:value="11465" calcext:value-type="float">
            <text:p>11465</text:p>
          </table:table-cell>
          <table:table-cell office:value-type="float" office:value="17224" calcext:value-type="float">
            <text:p>1722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43" calcext:value-type="float">
            <text:p>943</text:p>
          </table:table-cell>
          <table:table-cell office:value-type="float" office:value="11568" calcext:value-type="float">
            <text:p>11568</text:p>
          </table:table-cell>
          <table:table-cell office:value-type="float" office:value="17555" calcext:value-type="float">
            <text:p>17555</text:p>
          </table:table-cell>
          <table:table-cell office:value-type="float" office:value="10861" calcext:value-type="float">
            <text:p>10861</text:p>
          </table:table-cell>
          <table:table-cell office:value-type="float" office:value="17475" calcext:value-type="float">
            <text:p>17475</text:p>
          </table:table-cell>
          <table:table-cell office:value-type="float" office:value="12659" calcext:value-type="float">
            <text:p>12659</text:p>
          </table:table-cell>
          <table:table-cell office:value-type="float" office:value="19089" calcext:value-type="float">
            <text:p>19089</text:p>
          </table:table-cell>
          <table:table-cell office:value-type="float" office:value="10564" calcext:value-type="float">
            <text:p>10564</text:p>
          </table:table-cell>
          <table:table-cell office:value-type="float" office:value="17181" calcext:value-type="float">
            <text:p>1718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44" calcext:value-type="float">
            <text:p>944</text:p>
          </table:table-cell>
          <table:table-cell office:value-type="float" office:value="11567" calcext:value-type="float">
            <text:p>11567</text:p>
          </table:table-cell>
          <table:table-cell office:value-type="float" office:value="17377" calcext:value-type="float">
            <text:p>17377</text:p>
          </table:table-cell>
          <table:table-cell office:value-type="float" office:value="10663" calcext:value-type="float">
            <text:p>10663</text:p>
          </table:table-cell>
          <table:table-cell office:value-type="float" office:value="17536" calcext:value-type="float">
            <text:p>17536</text:p>
          </table:table-cell>
          <table:table-cell office:value-type="float" office:value="12659" calcext:value-type="float">
            <text:p>12659</text:p>
          </table:table-cell>
          <table:table-cell office:value-type="float" office:value="19012" calcext:value-type="float">
            <text:p>19012</text:p>
          </table:table-cell>
          <table:table-cell office:value-type="float" office:value="10365" calcext:value-type="float">
            <text:p>10365</text:p>
          </table:table-cell>
          <table:table-cell office:value-type="float" office:value="17209" calcext:value-type="float">
            <text:p>1720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45" calcext:value-type="float">
            <text:p>945</text:p>
          </table:table-cell>
          <table:table-cell office:value-type="float" office:value="11568" calcext:value-type="float">
            <text:p>11568</text:p>
          </table:table-cell>
          <table:table-cell office:value-type="float" office:value="17344" calcext:value-type="float">
            <text:p>17344</text:p>
          </table:table-cell>
          <table:table-cell office:value-type="float" office:value="10660" calcext:value-type="float">
            <text:p>10660</text:p>
          </table:table-cell>
          <table:table-cell office:value-type="float" office:value="17443" calcext:value-type="float">
            <text:p>17443</text:p>
          </table:table-cell>
          <table:table-cell office:value-type="float" office:value="12659" calcext:value-type="float">
            <text:p>12659</text:p>
          </table:table-cell>
          <table:table-cell office:value-type="float" office:value="18964" calcext:value-type="float">
            <text:p>18964</text:p>
          </table:table-cell>
          <table:table-cell office:value-type="float" office:value="9665" calcext:value-type="float">
            <text:p>9665</text:p>
          </table:table-cell>
          <table:table-cell office:value-type="float" office:value="17027" calcext:value-type="float">
            <text:p>1702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46" calcext:value-type="float">
            <text:p>946</text:p>
          </table:table-cell>
          <table:table-cell office:value-type="float" office:value="11471" calcext:value-type="float">
            <text:p>11471</text:p>
          </table:table-cell>
          <table:table-cell office:value-type="float" office:value="17306" calcext:value-type="float">
            <text:p>17306</text:p>
          </table:table-cell>
          <table:table-cell office:value-type="float" office:value="9761" calcext:value-type="float">
            <text:p>9761</text:p>
          </table:table-cell>
          <table:table-cell office:value-type="float" office:value="17374" calcext:value-type="float">
            <text:p>17374</text:p>
          </table:table-cell>
          <table:table-cell office:value-type="float" office:value="13459" calcext:value-type="float">
            <text:p>13459</text:p>
          </table:table-cell>
          <table:table-cell office:value-type="float" office:value="19156" calcext:value-type="float">
            <text:p>19156</text:p>
          </table:table-cell>
          <table:table-cell office:value-type="float" office:value="10365" calcext:value-type="float">
            <text:p>10365</text:p>
          </table:table-cell>
          <table:table-cell office:value-type="float" office:value="16835" calcext:value-type="float">
            <text:p>1683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47" calcext:value-type="float">
            <text:p>947</text:p>
          </table:table-cell>
          <table:table-cell office:value-type="float" office:value="11468" calcext:value-type="float">
            <text:p>11468</text:p>
          </table:table-cell>
          <table:table-cell office:value-type="float" office:value="17360" calcext:value-type="float">
            <text:p>17360</text:p>
          </table:table-cell>
          <table:table-cell office:value-type="float" office:value="9762" calcext:value-type="float">
            <text:p>9762</text:p>
          </table:table-cell>
          <table:table-cell office:value-type="float" office:value="17279" calcext:value-type="float">
            <text:p>17279</text:p>
          </table:table-cell>
          <table:table-cell office:value-type="float" office:value="13358" calcext:value-type="float">
            <text:p>13358</text:p>
          </table:table-cell>
          <table:table-cell office:value-type="float" office:value="19124" calcext:value-type="float">
            <text:p>19124</text:p>
          </table:table-cell>
          <table:table-cell office:value-type="float" office:value="10568" calcext:value-type="float">
            <text:p>10568</text:p>
          </table:table-cell>
          <table:table-cell office:value-type="float" office:value="16723" calcext:value-type="float">
            <text:p>1672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48" calcext:value-type="float">
            <text:p>948</text:p>
          </table:table-cell>
          <table:table-cell office:value-type="float" office:value="11465" calcext:value-type="float">
            <text:p>11465</text:p>
          </table:table-cell>
          <table:table-cell office:value-type="float" office:value="17364" calcext:value-type="float">
            <text:p>17364</text:p>
          </table:table-cell>
          <table:table-cell office:value-type="float" office:value="10663" calcext:value-type="float">
            <text:p>10663</text:p>
          </table:table-cell>
          <table:table-cell office:value-type="float" office:value="17224" calcext:value-type="float">
            <text:p>17224</text:p>
          </table:table-cell>
          <table:table-cell office:value-type="float" office:value="12659" calcext:value-type="float">
            <text:p>12659</text:p>
          </table:table-cell>
          <table:table-cell office:value-type="float" office:value="19176" calcext:value-type="float">
            <text:p>19176</text:p>
          </table:table-cell>
          <table:table-cell office:value-type="float" office:value="11166" calcext:value-type="float">
            <text:p>11166</text:p>
          </table:table-cell>
          <table:table-cell office:value-type="float" office:value="16734" calcext:value-type="float">
            <text:p>1673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49" calcext:value-type="float">
            <text:p>949</text:p>
          </table:table-cell>
          <table:table-cell office:value-type="float" office:value="12366" calcext:value-type="float">
            <text:p>12366</text:p>
          </table:table-cell>
          <table:table-cell office:value-type="float" office:value="17361" calcext:value-type="float">
            <text:p>17361</text:p>
          </table:table-cell>
          <table:table-cell office:value-type="float" office:value="11259" calcext:value-type="float">
            <text:p>11259</text:p>
          </table:table-cell>
          <table:table-cell office:value-type="float" office:value="17135" calcext:value-type="float">
            <text:p>17135</text:p>
          </table:table-cell>
          <table:table-cell office:value-type="float" office:value="13457" calcext:value-type="float">
            <text:p>13457</text:p>
          </table:table-cell>
          <table:table-cell office:value-type="float" office:value="19298" calcext:value-type="float">
            <text:p>19298</text:p>
          </table:table-cell>
          <table:table-cell office:value-type="float" office:value="10765" calcext:value-type="float">
            <text:p>10765</text:p>
          </table:table-cell>
          <table:table-cell office:value-type="float" office:value="16985" calcext:value-type="float">
            <text:p>1698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50" calcext:value-type="float">
            <text:p>950</text:p>
          </table:table-cell>
          <table:table-cell office:value-type="float" office:value="11667" calcext:value-type="float">
            <text:p>11667</text:p>
          </table:table-cell>
          <table:table-cell office:value-type="float" office:value="17397" calcext:value-type="float">
            <text:p>17397</text:p>
          </table:table-cell>
          <table:table-cell office:value-type="float" office:value="10860" calcext:value-type="float">
            <text:p>10860</text:p>
          </table:table-cell>
          <table:table-cell office:value-type="float" office:value="17183" calcext:value-type="float">
            <text:p>17183</text:p>
          </table:table-cell>
          <table:table-cell office:value-type="float" office:value="13459" calcext:value-type="float">
            <text:p>13459</text:p>
          </table:table-cell>
          <table:table-cell office:value-type="float" office:value="19446" calcext:value-type="float">
            <text:p>19446</text:p>
          </table:table-cell>
          <table:table-cell office:value-type="float" office:value="11066" calcext:value-type="float">
            <text:p>11066</text:p>
          </table:table-cell>
          <table:table-cell office:value-type="float" office:value="17375" calcext:value-type="float">
            <text:p>1737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51" calcext:value-type="float">
            <text:p>951</text:p>
          </table:table-cell>
          <table:table-cell office:value-type="float" office:value="11570" calcext:value-type="float">
            <text:p>11570</text:p>
          </table:table-cell>
          <table:table-cell office:value-type="float" office:value="17722" calcext:value-type="float">
            <text:p>17722</text:p>
          </table:table-cell>
          <table:table-cell office:value-type="float" office:value="11062" calcext:value-type="float">
            <text:p>11062</text:p>
          </table:table-cell>
          <table:table-cell office:value-type="float" office:value="17225" calcext:value-type="float">
            <text:p>17225</text:p>
          </table:table-cell>
          <table:table-cell office:value-type="float" office:value="12659" calcext:value-type="float">
            <text:p>12659</text:p>
          </table:table-cell>
          <table:table-cell office:value-type="float" office:value="19484" calcext:value-type="float">
            <text:p>19484</text:p>
          </table:table-cell>
          <table:table-cell office:value-type="float" office:value="10566" calcext:value-type="float">
            <text:p>10566</text:p>
          </table:table-cell>
          <table:table-cell office:value-type="float" office:value="17334" calcext:value-type="float">
            <text:p>1733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52" calcext:value-type="float">
            <text:p>952</text:p>
          </table:table-cell>
          <table:table-cell office:value-type="float" office:value="12368" calcext:value-type="float">
            <text:p>12368</text:p>
          </table:table-cell>
          <table:table-cell office:value-type="float" office:value="17750" calcext:value-type="float">
            <text:p>17750</text:p>
          </table:table-cell>
          <table:table-cell office:value-type="float" office:value="10564" calcext:value-type="float">
            <text:p>10564</text:p>
          </table:table-cell>
          <table:table-cell office:value-type="float" office:value="17202" calcext:value-type="float">
            <text:p>17202</text:p>
          </table:table-cell>
          <table:table-cell office:value-type="float" office:value="12659" calcext:value-type="float">
            <text:p>12659</text:p>
          </table:table-cell>
          <table:table-cell office:value-type="float" office:value="19134" calcext:value-type="float">
            <text:p>19134</text:p>
          </table:table-cell>
          <table:table-cell office:value-type="float" office:value="10664" calcext:value-type="float">
            <text:p>10664</text:p>
          </table:table-cell>
          <table:table-cell office:value-type="float" office:value="17179" calcext:value-type="float">
            <text:p>1717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53" calcext:value-type="float">
            <text:p>953</text:p>
          </table:table-cell>
          <table:table-cell office:value-type="float" office:value="12267" calcext:value-type="float">
            <text:p>12267</text:p>
          </table:table-cell>
          <table:table-cell office:value-type="float" office:value="17618" calcext:value-type="float">
            <text:p>17618</text:p>
          </table:table-cell>
          <table:table-cell office:value-type="float" office:value="9861" calcext:value-type="float">
            <text:p>9861</text:p>
          </table:table-cell>
          <table:table-cell office:value-type="float" office:value="17444" calcext:value-type="float">
            <text:p>17444</text:p>
          </table:table-cell>
          <table:table-cell office:value-type="float" office:value="13360" calcext:value-type="float">
            <text:p>13360</text:p>
          </table:table-cell>
          <table:table-cell office:value-type="float" office:value="19237" calcext:value-type="float">
            <text:p>19237</text:p>
          </table:table-cell>
          <table:table-cell office:value-type="float" office:value="9466" calcext:value-type="float">
            <text:p>9466</text:p>
          </table:table-cell>
          <table:table-cell office:value-type="float" office:value="17155" calcext:value-type="float">
            <text:p>1715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54" calcext:value-type="float">
            <text:p>954</text:p>
          </table:table-cell>
          <table:table-cell office:value-type="float" office:value="11468" calcext:value-type="float">
            <text:p>11468</text:p>
          </table:table-cell>
          <table:table-cell office:value-type="float" office:value="17677" calcext:value-type="float">
            <text:p>17677</text:p>
          </table:table-cell>
          <table:table-cell office:value-type="float" office:value="9963" calcext:value-type="float">
            <text:p>9963</text:p>
          </table:table-cell>
          <table:table-cell office:value-type="float" office:value="17476" calcext:value-type="float">
            <text:p>17476</text:p>
          </table:table-cell>
          <table:table-cell office:value-type="float" office:value="12659" calcext:value-type="float">
            <text:p>12659</text:p>
          </table:table-cell>
          <table:table-cell office:value-type="float" office:value="19219" calcext:value-type="float">
            <text:p>19219</text:p>
          </table:table-cell>
          <table:table-cell office:value-type="float" office:value="10466" calcext:value-type="float">
            <text:p>10466</text:p>
          </table:table-cell>
          <table:table-cell office:value-type="float" office:value="17026" calcext:value-type="float">
            <text:p>1702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55" calcext:value-type="float">
            <text:p>955</text:p>
          </table:table-cell>
          <table:table-cell office:value-type="float" office:value="11566" calcext:value-type="float">
            <text:p>11566</text:p>
          </table:table-cell>
          <table:table-cell office:value-type="float" office:value="17520" calcext:value-type="float">
            <text:p>17520</text:p>
          </table:table-cell>
          <table:table-cell office:value-type="float" office:value="11561" calcext:value-type="float">
            <text:p>11561</text:p>
          </table:table-cell>
          <table:table-cell office:value-type="float" office:value="17502" calcext:value-type="float">
            <text:p>17502</text:p>
          </table:table-cell>
          <table:table-cell office:value-type="float" office:value="12861" calcext:value-type="float">
            <text:p>12861</text:p>
          </table:table-cell>
          <table:table-cell office:value-type="float" office:value="19140" calcext:value-type="float">
            <text:p>19140</text:p>
          </table:table-cell>
          <table:table-cell office:value-type="float" office:value="11264" calcext:value-type="float">
            <text:p>11264</text:p>
          </table:table-cell>
          <table:table-cell office:value-type="float" office:value="16900" calcext:value-type="float">
            <text:p>1690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56" calcext:value-type="float">
            <text:p>956</text:p>
          </table:table-cell>
          <table:table-cell office:value-type="float" office:value="11367" calcext:value-type="float">
            <text:p>11367</text:p>
          </table:table-cell>
          <table:table-cell office:value-type="float" office:value="17594" calcext:value-type="float">
            <text:p>17594</text:p>
          </table:table-cell>
          <table:table-cell office:value-type="float" office:value="11660" calcext:value-type="float">
            <text:p>11660</text:p>
          </table:table-cell>
          <table:table-cell office:value-type="float" office:value="17846" calcext:value-type="float">
            <text:p>17846</text:p>
          </table:table-cell>
          <table:table-cell office:value-type="float" office:value="13658" calcext:value-type="float">
            <text:p>13658</text:p>
          </table:table-cell>
          <table:table-cell office:value-type="float" office:value="18979" calcext:value-type="float">
            <text:p>18979</text:p>
          </table:table-cell>
          <table:table-cell office:value-type="float" office:value="10366" calcext:value-type="float">
            <text:p>10366</text:p>
          </table:table-cell>
          <table:table-cell office:value-type="float" office:value="16974" calcext:value-type="float">
            <text:p>1697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57" calcext:value-type="float">
            <text:p>957</text:p>
          </table:table-cell>
          <table:table-cell office:value-type="float" office:value="11566" calcext:value-type="float">
            <text:p>11566</text:p>
          </table:table-cell>
          <table:table-cell office:value-type="float" office:value="17620" calcext:value-type="float">
            <text:p>17620</text:p>
          </table:table-cell>
          <table:table-cell office:value-type="float" office:value="11659" calcext:value-type="float">
            <text:p>11659</text:p>
          </table:table-cell>
          <table:table-cell office:value-type="float" office:value="18059" calcext:value-type="float">
            <text:p>18059</text:p>
          </table:table-cell>
          <table:table-cell office:value-type="float" office:value="12659" calcext:value-type="float">
            <text:p>12659</text:p>
          </table:table-cell>
          <table:table-cell office:value-type="float" office:value="19108" calcext:value-type="float">
            <text:p>19108</text:p>
          </table:table-cell>
          <table:table-cell office:value-type="float" office:value="11166" calcext:value-type="float">
            <text:p>11166</text:p>
          </table:table-cell>
          <table:table-cell office:value-type="float" office:value="17178" calcext:value-type="float">
            <text:p>1717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58" calcext:value-type="float">
            <text:p>958</text:p>
          </table:table-cell>
          <table:table-cell office:value-type="float" office:value="12265" calcext:value-type="float">
            <text:p>12265</text:p>
          </table:table-cell>
          <table:table-cell office:value-type="float" office:value="17469" calcext:value-type="float">
            <text:p>17469</text:p>
          </table:table-cell>
          <table:table-cell office:value-type="float" office:value="11162" calcext:value-type="float">
            <text:p>11162</text:p>
          </table:table-cell>
          <table:table-cell office:value-type="float" office:value="18117" calcext:value-type="float">
            <text:p>18117</text:p>
          </table:table-cell>
          <table:table-cell office:value-type="float" office:value="12860" calcext:value-type="float">
            <text:p>12860</text:p>
          </table:table-cell>
          <table:table-cell office:value-type="float" office:value="19251" calcext:value-type="float">
            <text:p>19251</text:p>
          </table:table-cell>
          <table:table-cell office:value-type="float" office:value="10564" calcext:value-type="float">
            <text:p>10564</text:p>
          </table:table-cell>
          <table:table-cell office:value-type="float" office:value="17121" calcext:value-type="float">
            <text:p>1712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59" calcext:value-type="float">
            <text:p>959</text:p>
          </table:table-cell>
          <table:table-cell office:value-type="float" office:value="11567" calcext:value-type="float">
            <text:p>11567</text:p>
          </table:table-cell>
          <table:table-cell office:value-type="float" office:value="17698" calcext:value-type="float">
            <text:p>17698</text:p>
          </table:table-cell>
          <table:table-cell office:value-type="float" office:value="11462" calcext:value-type="float">
            <text:p>11462</text:p>
          </table:table-cell>
          <table:table-cell office:value-type="float" office:value="18310" calcext:value-type="float">
            <text:p>18310</text:p>
          </table:table-cell>
          <table:table-cell office:value-type="float" office:value="12659" calcext:value-type="float">
            <text:p>12659</text:p>
          </table:table-cell>
          <table:table-cell office:value-type="float" office:value="19192" calcext:value-type="float">
            <text:p>19192</text:p>
          </table:table-cell>
          <table:table-cell office:value-type="float" office:value="10565" calcext:value-type="float">
            <text:p>10565</text:p>
          </table:table-cell>
          <table:table-cell office:value-type="float" office:value="17183" calcext:value-type="float">
            <text:p>1718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60" calcext:value-type="float">
            <text:p>960</text:p>
          </table:table-cell>
          <table:table-cell office:value-type="float" office:value="11564" calcext:value-type="float">
            <text:p>11564</text:p>
          </table:table-cell>
          <table:table-cell office:value-type="float" office:value="17630" calcext:value-type="float">
            <text:p>17630</text:p>
          </table:table-cell>
          <table:table-cell office:value-type="float" office:value="11561" calcext:value-type="float">
            <text:p>11561</text:p>
          </table:table-cell>
          <table:table-cell office:value-type="float" office:value="18386" calcext:value-type="float">
            <text:p>18386</text:p>
          </table:table-cell>
          <table:table-cell office:value-type="float" office:value="12659" calcext:value-type="float">
            <text:p>12659</text:p>
          </table:table-cell>
          <table:table-cell office:value-type="float" office:value="19100" calcext:value-type="float">
            <text:p>19100</text:p>
          </table:table-cell>
          <table:table-cell office:value-type="float" office:value="11364" calcext:value-type="float">
            <text:p>11364</text:p>
          </table:table-cell>
          <table:table-cell office:value-type="float" office:value="17246" calcext:value-type="float">
            <text:p>1724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61" calcext:value-type="float">
            <text:p>961</text:p>
          </table:table-cell>
          <table:table-cell office:value-type="float" office:value="11566" calcext:value-type="float">
            <text:p>11566</text:p>
          </table:table-cell>
          <table:table-cell office:value-type="float" office:value="17617" calcext:value-type="float">
            <text:p>17617</text:p>
          </table:table-cell>
          <table:table-cell office:value-type="float" office:value="12359" calcext:value-type="float">
            <text:p>12359</text:p>
          </table:table-cell>
          <table:table-cell office:value-type="float" office:value="18310" calcext:value-type="float">
            <text:p>18310</text:p>
          </table:table-cell>
          <table:table-cell office:value-type="float" office:value="12659" calcext:value-type="float">
            <text:p>12659</text:p>
          </table:table-cell>
          <table:table-cell office:value-type="float" office:value="19039" calcext:value-type="float">
            <text:p>19039</text:p>
          </table:table-cell>
          <table:table-cell office:value-type="float" office:value="10465" calcext:value-type="float">
            <text:p>10465</text:p>
          </table:table-cell>
          <table:table-cell office:value-type="float" office:value="17243" calcext:value-type="float">
            <text:p>1724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62" calcext:value-type="float">
            <text:p>962</text:p>
          </table:table-cell>
          <table:table-cell office:value-type="float" office:value="11568" calcext:value-type="float">
            <text:p>11568</text:p>
          </table:table-cell>
          <table:table-cell office:value-type="float" office:value="17440" calcext:value-type="float">
            <text:p>17440</text:p>
          </table:table-cell>
          <table:table-cell office:value-type="float" office:value="10662" calcext:value-type="float">
            <text:p>10662</text:p>
          </table:table-cell>
          <table:table-cell office:value-type="float" office:value="18316" calcext:value-type="float">
            <text:p>18316</text:p>
          </table:table-cell>
          <table:table-cell office:value-type="float" office:value="12659" calcext:value-type="float">
            <text:p>12659</text:p>
          </table:table-cell>
          <table:table-cell office:value-type="float" office:value="18987" calcext:value-type="float">
            <text:p>18987</text:p>
          </table:table-cell>
          <table:table-cell office:value-type="float" office:value="11167" calcext:value-type="float">
            <text:p>11167</text:p>
          </table:table-cell>
          <table:table-cell office:value-type="float" office:value="17269" calcext:value-type="float">
            <text:p>1726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63" calcext:value-type="float">
            <text:p>963</text:p>
          </table:table-cell>
          <table:table-cell office:value-type="float" office:value="11568" calcext:value-type="float">
            <text:p>11568</text:p>
          </table:table-cell>
          <table:table-cell office:value-type="float" office:value="17502" calcext:value-type="float">
            <text:p>17502</text:p>
          </table:table-cell>
          <table:table-cell office:value-type="float" office:value="12563" calcext:value-type="float">
            <text:p>12563</text:p>
          </table:table-cell>
          <table:table-cell office:value-type="float" office:value="18263" calcext:value-type="float">
            <text:p>18263</text:p>
          </table:table-cell>
          <table:table-cell office:value-type="float" office:value="12659" calcext:value-type="float">
            <text:p>12659</text:p>
          </table:table-cell>
          <table:table-cell office:value-type="float" office:value="18971" calcext:value-type="float">
            <text:p>18971</text:p>
          </table:table-cell>
          <table:table-cell office:value-type="float" office:value="11166" calcext:value-type="float">
            <text:p>11166</text:p>
          </table:table-cell>
          <table:table-cell office:value-type="float" office:value="17261" calcext:value-type="float">
            <text:p>1726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64" calcext:value-type="float">
            <text:p>964</text:p>
          </table:table-cell>
          <table:table-cell office:value-type="float" office:value="11466" calcext:value-type="float">
            <text:p>11466</text:p>
          </table:table-cell>
          <table:table-cell office:value-type="float" office:value="17506" calcext:value-type="float">
            <text:p>17506</text:p>
          </table:table-cell>
          <table:table-cell office:value-type="float" office:value="10860" calcext:value-type="float">
            <text:p>10860</text:p>
          </table:table-cell>
          <table:table-cell office:value-type="float" office:value="18633" calcext:value-type="float">
            <text:p>18633</text:p>
          </table:table-cell>
          <table:table-cell office:value-type="float" office:value="12659" calcext:value-type="float">
            <text:p>12659</text:p>
          </table:table-cell>
          <table:table-cell office:value-type="float" office:value="18987" calcext:value-type="float">
            <text:p>18987</text:p>
          </table:table-cell>
          <table:table-cell office:value-type="float" office:value="10465" calcext:value-type="float">
            <text:p>10465</text:p>
          </table:table-cell>
          <table:table-cell office:value-type="float" office:value="17484" calcext:value-type="float">
            <text:p>1748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65" calcext:value-type="float">
            <text:p>965</text:p>
          </table:table-cell>
          <table:table-cell office:value-type="float" office:value="11567" calcext:value-type="float">
            <text:p>11567</text:p>
          </table:table-cell>
          <table:table-cell office:value-type="float" office:value="17503" calcext:value-type="float">
            <text:p>17503</text:p>
          </table:table-cell>
          <table:table-cell office:value-type="float" office:value="10661" calcext:value-type="float">
            <text:p>10661</text:p>
          </table:table-cell>
          <table:table-cell office:value-type="float" office:value="18561" calcext:value-type="float">
            <text:p>18561</text:p>
          </table:table-cell>
          <table:table-cell office:value-type="float" office:value="12659" calcext:value-type="float">
            <text:p>12659</text:p>
          </table:table-cell>
          <table:table-cell office:value-type="float" office:value="18954" calcext:value-type="float">
            <text:p>18954</text:p>
          </table:table-cell>
          <table:table-cell office:value-type="float" office:value="10366" calcext:value-type="float">
            <text:p>10366</text:p>
          </table:table-cell>
          <table:table-cell office:value-type="float" office:value="17564" calcext:value-type="float">
            <text:p>1756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66" calcext:value-type="float">
            <text:p>966</text:p>
          </table:table-cell>
          <table:table-cell office:value-type="float" office:value="11367" calcext:value-type="float">
            <text:p>11367</text:p>
          </table:table-cell>
          <table:table-cell office:value-type="float" office:value="17503" calcext:value-type="float">
            <text:p>17503</text:p>
          </table:table-cell>
          <table:table-cell office:value-type="float" office:value="11661" calcext:value-type="float">
            <text:p>11661</text:p>
          </table:table-cell>
          <table:table-cell office:value-type="float" office:value="18566" calcext:value-type="float">
            <text:p>18566</text:p>
          </table:table-cell>
          <table:table-cell office:value-type="float" office:value="12659" calcext:value-type="float">
            <text:p>12659</text:p>
          </table:table-cell>
          <table:table-cell office:value-type="float" office:value="19015" calcext:value-type="float">
            <text:p>19015</text:p>
          </table:table-cell>
          <table:table-cell office:value-type="float" office:value="10563" calcext:value-type="float">
            <text:p>10563</text:p>
          </table:table-cell>
          <table:table-cell office:value-type="float" office:value="17413" calcext:value-type="float">
            <text:p>1741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67" calcext:value-type="float">
            <text:p>967</text:p>
          </table:table-cell>
          <table:table-cell office:value-type="float" office:value="11365" calcext:value-type="float">
            <text:p>11365</text:p>
          </table:table-cell>
          <table:table-cell office:value-type="float" office:value="17500" calcext:value-type="float">
            <text:p>17500</text:p>
          </table:table-cell>
          <table:table-cell office:value-type="float" office:value="11361" calcext:value-type="float">
            <text:p>11361</text:p>
          </table:table-cell>
          <table:table-cell office:value-type="float" office:value="18350" calcext:value-type="float">
            <text:p>18350</text:p>
          </table:table-cell>
          <table:table-cell office:value-type="float" office:value="12659" calcext:value-type="float">
            <text:p>12659</text:p>
          </table:table-cell>
          <table:table-cell office:value-type="float" office:value="18951" calcext:value-type="float">
            <text:p>18951</text:p>
          </table:table-cell>
          <table:table-cell office:value-type="float" office:value="10466" calcext:value-type="float">
            <text:p>10466</text:p>
          </table:table-cell>
          <table:table-cell office:value-type="float" office:value="17340" calcext:value-type="float">
            <text:p>1734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68" calcext:value-type="float">
            <text:p>968</text:p>
          </table:table-cell>
          <table:table-cell office:value-type="float" office:value="11565" calcext:value-type="float">
            <text:p>11565</text:p>
          </table:table-cell>
          <table:table-cell office:value-type="float" office:value="17537" calcext:value-type="float">
            <text:p>17537</text:p>
          </table:table-cell>
          <table:table-cell office:value-type="float" office:value="11865" calcext:value-type="float">
            <text:p>11865</text:p>
          </table:table-cell>
          <table:table-cell office:value-type="float" office:value="18149" calcext:value-type="float">
            <text:p>18149</text:p>
          </table:table-cell>
          <table:table-cell office:value-type="float" office:value="12659" calcext:value-type="float">
            <text:p>12659</text:p>
          </table:table-cell>
          <table:table-cell office:value-type="float" office:value="19021" calcext:value-type="float">
            <text:p>19021</text:p>
          </table:table-cell>
          <table:table-cell office:value-type="float" office:value="11362" calcext:value-type="float">
            <text:p>11362</text:p>
          </table:table-cell>
          <table:table-cell office:value-type="float" office:value="17487" calcext:value-type="float">
            <text:p>1748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69" calcext:value-type="float">
            <text:p>969</text:p>
          </table:table-cell>
          <table:table-cell office:value-type="float" office:value="11568" calcext:value-type="float">
            <text:p>11568</text:p>
          </table:table-cell>
          <table:table-cell office:value-type="float" office:value="17610" calcext:value-type="float">
            <text:p>17610</text:p>
          </table:table-cell>
          <table:table-cell office:value-type="float" office:value="10763" calcext:value-type="float">
            <text:p>10763</text:p>
          </table:table-cell>
          <table:table-cell office:value-type="float" office:value="18372" calcext:value-type="float">
            <text:p>18372</text:p>
          </table:table-cell>
          <table:table-cell office:value-type="float" office:value="12659" calcext:value-type="float">
            <text:p>12659</text:p>
          </table:table-cell>
          <table:table-cell office:value-type="float" office:value="18925" calcext:value-type="float">
            <text:p>18925</text:p>
          </table:table-cell>
          <table:table-cell office:value-type="float" office:value="10560" calcext:value-type="float">
            <text:p>10560</text:p>
          </table:table-cell>
          <table:table-cell office:value-type="float" office:value="17550" calcext:value-type="float">
            <text:p>1755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70" calcext:value-type="float">
            <text:p>970</text:p>
          </table:table-cell>
          <table:table-cell office:value-type="float" office:value="11470" calcext:value-type="float">
            <text:p>11470</text:p>
          </table:table-cell>
          <table:table-cell office:value-type="float" office:value="17588" calcext:value-type="float">
            <text:p>17588</text:p>
          </table:table-cell>
          <table:table-cell office:value-type="float" office:value="11457" calcext:value-type="float">
            <text:p>11457</text:p>
          </table:table-cell>
          <table:table-cell office:value-type="float" office:value="18550" calcext:value-type="float">
            <text:p>18550</text:p>
          </table:table-cell>
          <table:table-cell office:value-type="float" office:value="12659" calcext:value-type="float">
            <text:p>12659</text:p>
          </table:table-cell>
          <table:table-cell office:value-type="float" office:value="18886" calcext:value-type="float">
            <text:p>18886</text:p>
          </table:table-cell>
          <table:table-cell office:value-type="float" office:value="11167" calcext:value-type="float">
            <text:p>11167</text:p>
          </table:table-cell>
          <table:table-cell office:value-type="float" office:value="17700" calcext:value-type="float">
            <text:p>1770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71" calcext:value-type="float">
            <text:p>971</text:p>
          </table:table-cell>
          <table:table-cell office:value-type="float" office:value="11470" calcext:value-type="float">
            <text:p>11470</text:p>
          </table:table-cell>
          <table:table-cell office:value-type="float" office:value="17649" calcext:value-type="float">
            <text:p>17649</text:p>
          </table:table-cell>
          <table:table-cell office:value-type="float" office:value="10765" calcext:value-type="float">
            <text:p>10765</text:p>
          </table:table-cell>
          <table:table-cell office:value-type="float" office:value="18432" calcext:value-type="float">
            <text:p>18432</text:p>
          </table:table-cell>
          <table:table-cell office:value-type="float" office:value="12657" calcext:value-type="float">
            <text:p>12657</text:p>
          </table:table-cell>
          <table:table-cell office:value-type="float" office:value="18805" calcext:value-type="float">
            <text:p>18805</text:p>
          </table:table-cell>
          <table:table-cell office:value-type="float" office:value="10363" calcext:value-type="float">
            <text:p>10363</text:p>
          </table:table-cell>
          <table:table-cell office:value-type="float" office:value="17387" calcext:value-type="float">
            <text:p>1738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72" calcext:value-type="float">
            <text:p>972</text:p>
          </table:table-cell>
          <table:table-cell office:value-type="float" office:value="11470" calcext:value-type="float">
            <text:p>11470</text:p>
          </table:table-cell>
          <table:table-cell office:value-type="float" office:value="17641" calcext:value-type="float">
            <text:p>17641</text:p>
          </table:table-cell>
          <table:table-cell office:value-type="float" office:value="10660" calcext:value-type="float">
            <text:p>10660</text:p>
          </table:table-cell>
          <table:table-cell office:value-type="float" office:value="18231" calcext:value-type="float">
            <text:p>18231</text:p>
          </table:table-cell>
          <table:table-cell office:value-type="float" office:value="12659" calcext:value-type="float">
            <text:p>12659</text:p>
          </table:table-cell>
          <table:table-cell office:value-type="float" office:value="18988" calcext:value-type="float">
            <text:p>18988</text:p>
          </table:table-cell>
          <table:table-cell office:value-type="float" office:value="11263" calcext:value-type="float">
            <text:p>11263</text:p>
          </table:table-cell>
          <table:table-cell office:value-type="float" office:value="17092" calcext:value-type="float">
            <text:p>1709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73" calcext:value-type="float">
            <text:p>973</text:p>
          </table:table-cell>
          <table:table-cell office:value-type="float" office:value="11568" calcext:value-type="float">
            <text:p>11568</text:p>
          </table:table-cell>
          <table:table-cell office:value-type="float" office:value="17354" calcext:value-type="float">
            <text:p>17354</text:p>
          </table:table-cell>
          <table:table-cell office:value-type="float" office:value="11461" calcext:value-type="float">
            <text:p>11461</text:p>
          </table:table-cell>
          <table:table-cell office:value-type="float" office:value="18151" calcext:value-type="float">
            <text:p>18151</text:p>
          </table:table-cell>
          <table:table-cell office:value-type="float" office:value="12657" calcext:value-type="float">
            <text:p>12657</text:p>
          </table:table-cell>
          <table:table-cell office:value-type="float" office:value="18900" calcext:value-type="float">
            <text:p>18900</text:p>
          </table:table-cell>
          <table:table-cell office:value-type="float" office:value="11162" calcext:value-type="float">
            <text:p>11162</text:p>
          </table:table-cell>
          <table:table-cell office:value-type="float" office:value="17285" calcext:value-type="float">
            <text:p>1728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74" calcext:value-type="float">
            <text:p>974</text:p>
          </table:table-cell>
          <table:table-cell office:value-type="float" office:value="11565" calcext:value-type="float">
            <text:p>11565</text:p>
          </table:table-cell>
          <table:table-cell office:value-type="float" office:value="17399" calcext:value-type="float">
            <text:p>17399</text:p>
          </table:table-cell>
          <table:table-cell office:value-type="float" office:value="11864" calcext:value-type="float">
            <text:p>11864</text:p>
          </table:table-cell>
          <table:table-cell office:value-type="float" office:value="18169" calcext:value-type="float">
            <text:p>18169</text:p>
          </table:table-cell>
          <table:table-cell office:value-type="float" office:value="12659" calcext:value-type="float">
            <text:p>12659</text:p>
          </table:table-cell>
          <table:table-cell office:value-type="float" office:value="18950" calcext:value-type="float">
            <text:p>18950</text:p>
          </table:table-cell>
          <table:table-cell office:value-type="float" office:value="11263" calcext:value-type="float">
            <text:p>11263</text:p>
          </table:table-cell>
          <table:table-cell office:value-type="float" office:value="17348" calcext:value-type="float">
            <text:p>1734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75" calcext:value-type="float">
            <text:p>975</text:p>
          </table:table-cell>
          <table:table-cell office:value-type="float" office:value="11467" calcext:value-type="float">
            <text:p>11467</text:p>
          </table:table-cell>
          <table:table-cell office:value-type="float" office:value="17468" calcext:value-type="float">
            <text:p>17468</text:p>
          </table:table-cell>
          <table:table-cell office:value-type="float" office:value="10861" calcext:value-type="float">
            <text:p>10861</text:p>
          </table:table-cell>
          <table:table-cell office:value-type="float" office:value="18324" calcext:value-type="float">
            <text:p>18324</text:p>
          </table:table-cell>
          <table:table-cell office:value-type="float" office:value="13457" calcext:value-type="float">
            <text:p>13457</text:p>
          </table:table-cell>
          <table:table-cell office:value-type="float" office:value="19105" calcext:value-type="float">
            <text:p>19105</text:p>
          </table:table-cell>
          <table:table-cell office:value-type="float" office:value="10463" calcext:value-type="float">
            <text:p>10463</text:p>
          </table:table-cell>
          <table:table-cell office:value-type="float" office:value="17395" calcext:value-type="float">
            <text:p>1739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76" calcext:value-type="float">
            <text:p>976</text:p>
          </table:table-cell>
          <table:table-cell office:value-type="float" office:value="11467" calcext:value-type="float">
            <text:p>11467</text:p>
          </table:table-cell>
          <table:table-cell office:value-type="float" office:value="17459" calcext:value-type="float">
            <text:p>17459</text:p>
          </table:table-cell>
          <table:table-cell office:value-type="float" office:value="11665" calcext:value-type="float">
            <text:p>11665</text:p>
          </table:table-cell>
          <table:table-cell office:value-type="float" office:value="18174" calcext:value-type="float">
            <text:p>18174</text:p>
          </table:table-cell>
          <table:table-cell office:value-type="float" office:value="12659" calcext:value-type="float">
            <text:p>12659</text:p>
          </table:table-cell>
          <table:table-cell office:value-type="float" office:value="19245" calcext:value-type="float">
            <text:p>19245</text:p>
          </table:table-cell>
          <table:table-cell office:value-type="float" office:value="10564" calcext:value-type="float">
            <text:p>10564</text:p>
          </table:table-cell>
          <table:table-cell office:value-type="float" office:value="17414" calcext:value-type="float">
            <text:p>1741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77" calcext:value-type="float">
            <text:p>977</text:p>
          </table:table-cell>
          <table:table-cell office:value-type="float" office:value="12266" calcext:value-type="float">
            <text:p>12266</text:p>
          </table:table-cell>
          <table:table-cell office:value-type="float" office:value="17404" calcext:value-type="float">
            <text:p>17404</text:p>
          </table:table-cell>
          <table:table-cell office:value-type="float" office:value="10663" calcext:value-type="float">
            <text:p>10663</text:p>
          </table:table-cell>
          <table:table-cell office:value-type="float" office:value="18182" calcext:value-type="float">
            <text:p>18182</text:p>
          </table:table-cell>
          <table:table-cell office:value-type="float" office:value="12659" calcext:value-type="float">
            <text:p>12659</text:p>
          </table:table-cell>
          <table:table-cell office:value-type="float" office:value="19186" calcext:value-type="float">
            <text:p>19186</text:p>
          </table:table-cell>
          <table:table-cell office:value-type="float" office:value="11963" calcext:value-type="float">
            <text:p>11963</text:p>
          </table:table-cell>
          <table:table-cell office:value-type="float" office:value="17606" calcext:value-type="float">
            <text:p>1760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78" calcext:value-type="float">
            <text:p>978</text:p>
          </table:table-cell>
          <table:table-cell office:value-type="float" office:value="11468" calcext:value-type="float">
            <text:p>11468</text:p>
          </table:table-cell>
          <table:table-cell office:value-type="float" office:value="17743" calcext:value-type="float">
            <text:p>17743</text:p>
          </table:table-cell>
          <table:table-cell office:value-type="float" office:value="11563" calcext:value-type="float">
            <text:p>11563</text:p>
          </table:table-cell>
          <table:table-cell office:value-type="float" office:value="18237" calcext:value-type="float">
            <text:p>18237</text:p>
          </table:table-cell>
          <table:table-cell office:value-type="float" office:value="12659" calcext:value-type="float">
            <text:p>12659</text:p>
          </table:table-cell>
          <table:table-cell office:value-type="float" office:value="19032" calcext:value-type="float">
            <text:p>19032</text:p>
          </table:table-cell>
          <table:table-cell office:value-type="float" office:value="11462" calcext:value-type="float">
            <text:p>11462</text:p>
          </table:table-cell>
          <table:table-cell office:value-type="float" office:value="17570" calcext:value-type="float">
            <text:p>1757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79" calcext:value-type="float">
            <text:p>979</text:p>
          </table:table-cell>
          <table:table-cell office:value-type="float" office:value="11466" calcext:value-type="float">
            <text:p>11466</text:p>
          </table:table-cell>
          <table:table-cell office:value-type="float" office:value="17567" calcext:value-type="float">
            <text:p>17567</text:p>
          </table:table-cell>
          <table:table-cell office:value-type="float" office:value="10062" calcext:value-type="float">
            <text:p>10062</text:p>
          </table:table-cell>
          <table:table-cell office:value-type="float" office:value="18072" calcext:value-type="float">
            <text:p>18072</text:p>
          </table:table-cell>
          <table:table-cell office:value-type="float" office:value="12659" calcext:value-type="float">
            <text:p>12659</text:p>
          </table:table-cell>
          <table:table-cell office:value-type="float" office:value="19118" calcext:value-type="float">
            <text:p>19118</text:p>
          </table:table-cell>
          <table:table-cell office:value-type="float" office:value="12062" calcext:value-type="float">
            <text:p>12062</text:p>
          </table:table-cell>
          <table:table-cell office:value-type="float" office:value="17568" calcext:value-type="float">
            <text:p>1756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80" calcext:value-type="float">
            <text:p>980</text:p>
          </table:table-cell>
          <table:table-cell office:value-type="float" office:value="11567" calcext:value-type="float">
            <text:p>11567</text:p>
          </table:table-cell>
          <table:table-cell office:value-type="float" office:value="17505" calcext:value-type="float">
            <text:p>17505</text:p>
          </table:table-cell>
          <table:table-cell office:value-type="float" office:value="11462" calcext:value-type="float">
            <text:p>11462</text:p>
          </table:table-cell>
          <table:table-cell office:value-type="float" office:value="17843" calcext:value-type="float">
            <text:p>17843</text:p>
          </table:table-cell>
          <table:table-cell office:value-type="float" office:value="12661" calcext:value-type="float">
            <text:p>12661</text:p>
          </table:table-cell>
          <table:table-cell office:value-type="float" office:value="19079" calcext:value-type="float">
            <text:p>19079</text:p>
          </table:table-cell>
          <table:table-cell office:value-type="float" office:value="11160" calcext:value-type="float">
            <text:p>11160</text:p>
          </table:table-cell>
          <table:table-cell office:value-type="float" office:value="17679" calcext:value-type="float">
            <text:p>1767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81" calcext:value-type="float">
            <text:p>981</text:p>
          </table:table-cell>
          <table:table-cell office:value-type="float" office:value="11468" calcext:value-type="float">
            <text:p>11468</text:p>
          </table:table-cell>
          <table:table-cell office:value-type="float" office:value="17496" calcext:value-type="float">
            <text:p>17496</text:p>
          </table:table-cell>
          <table:table-cell office:value-type="float" office:value="11762" calcext:value-type="float">
            <text:p>11762</text:p>
          </table:table-cell>
          <table:table-cell office:value-type="float" office:value="17917" calcext:value-type="float">
            <text:p>17917</text:p>
          </table:table-cell>
          <table:table-cell office:value-type="float" office:value="12661" calcext:value-type="float">
            <text:p>12661</text:p>
          </table:table-cell>
          <table:table-cell office:value-type="float" office:value="18909" calcext:value-type="float">
            <text:p>18909</text:p>
          </table:table-cell>
          <table:table-cell office:value-type="float" office:value="11261" calcext:value-type="float">
            <text:p>11261</text:p>
          </table:table-cell>
          <table:table-cell office:value-type="float" office:value="17790" calcext:value-type="float">
            <text:p>1779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82" calcext:value-type="float">
            <text:p>982</text:p>
          </table:table-cell>
          <table:table-cell office:value-type="float" office:value="11468" calcext:value-type="float">
            <text:p>11468</text:p>
          </table:table-cell>
          <table:table-cell office:value-type="float" office:value="17283" calcext:value-type="float">
            <text:p>17283</text:p>
          </table:table-cell>
          <table:table-cell office:value-type="float" office:value="10962" calcext:value-type="float">
            <text:p>10962</text:p>
          </table:table-cell>
          <table:table-cell office:value-type="float" office:value="17941" calcext:value-type="float">
            <text:p>17941</text:p>
          </table:table-cell>
          <table:table-cell office:value-type="float" office:value="13460" calcext:value-type="float">
            <text:p>13460</text:p>
          </table:table-cell>
          <table:table-cell office:value-type="float" office:value="18958" calcext:value-type="float">
            <text:p>18958</text:p>
          </table:table-cell>
          <table:table-cell office:value-type="float" office:value="11465" calcext:value-type="float">
            <text:p>11465</text:p>
          </table:table-cell>
          <table:table-cell office:value-type="float" office:value="17931" calcext:value-type="float">
            <text:p>1793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83" calcext:value-type="float">
            <text:p>983</text:p>
          </table:table-cell>
          <table:table-cell office:value-type="float" office:value="11570" calcext:value-type="float">
            <text:p>11570</text:p>
          </table:table-cell>
          <table:table-cell office:value-type="float" office:value="17173" calcext:value-type="float">
            <text:p>17173</text:p>
          </table:table-cell>
          <table:table-cell office:value-type="float" office:value="9861" calcext:value-type="float">
            <text:p>9861</text:p>
          </table:table-cell>
          <table:table-cell office:value-type="float" office:value="17785" calcext:value-type="float">
            <text:p>17785</text:p>
          </table:table-cell>
          <table:table-cell office:value-type="float" office:value="12659" calcext:value-type="float">
            <text:p>12659</text:p>
          </table:table-cell>
          <table:table-cell office:value-type="float" office:value="19045" calcext:value-type="float">
            <text:p>19045</text:p>
          </table:table-cell>
          <table:table-cell office:value-type="float" office:value="11264" calcext:value-type="float">
            <text:p>11264</text:p>
          </table:table-cell>
          <table:table-cell office:value-type="float" office:value="17608" calcext:value-type="float">
            <text:p>1760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84" calcext:value-type="float">
            <text:p>984</text:p>
          </table:table-cell>
          <table:table-cell office:value-type="float" office:value="11470" calcext:value-type="float">
            <text:p>11470</text:p>
          </table:table-cell>
          <table:table-cell office:value-type="float" office:value="17415" calcext:value-type="float">
            <text:p>17415</text:p>
          </table:table-cell>
          <table:table-cell office:value-type="float" office:value="10760" calcext:value-type="float">
            <text:p>10760</text:p>
          </table:table-cell>
          <table:table-cell office:value-type="float" office:value="17714" calcext:value-type="float">
            <text:p>17714</text:p>
          </table:table-cell>
          <table:table-cell office:value-type="float" office:value="12658" calcext:value-type="float">
            <text:p>12658</text:p>
          </table:table-cell>
          <table:table-cell office:value-type="float" office:value="18904" calcext:value-type="float">
            <text:p>18904</text:p>
          </table:table-cell>
          <table:table-cell office:value-type="float" office:value="11261" calcext:value-type="float">
            <text:p>11261</text:p>
          </table:table-cell>
          <table:table-cell office:value-type="float" office:value="17368" calcext:value-type="float">
            <text:p>1736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85" calcext:value-type="float">
            <text:p>985</text:p>
          </table:table-cell>
          <table:table-cell office:value-type="float" office:value="11466" calcext:value-type="float">
            <text:p>11466</text:p>
          </table:table-cell>
          <table:table-cell office:value-type="float" office:value="17254" calcext:value-type="float">
            <text:p>17254</text:p>
          </table:table-cell>
          <table:table-cell office:value-type="float" office:value="11662" calcext:value-type="float">
            <text:p>11662</text:p>
          </table:table-cell>
          <table:table-cell office:value-type="float" office:value="17440" calcext:value-type="float">
            <text:p>17440</text:p>
          </table:table-cell>
          <table:table-cell office:value-type="float" office:value="12659" calcext:value-type="float">
            <text:p>12659</text:p>
          </table:table-cell>
          <table:table-cell office:value-type="float" office:value="18902" calcext:value-type="float">
            <text:p>18902</text:p>
          </table:table-cell>
          <table:table-cell office:value-type="float" office:value="11262" calcext:value-type="float">
            <text:p>11262</text:p>
          </table:table-cell>
          <table:table-cell office:value-type="float" office:value="17447" calcext:value-type="float">
            <text:p>17447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86" calcext:value-type="float">
            <text:p>986</text:p>
          </table:table-cell>
          <table:table-cell office:value-type="float" office:value="11467" calcext:value-type="float">
            <text:p>11467</text:p>
          </table:table-cell>
          <table:table-cell office:value-type="float" office:value="17285" calcext:value-type="float">
            <text:p>17285</text:p>
          </table:table-cell>
          <table:table-cell office:value-type="float" office:value="10664" calcext:value-type="float">
            <text:p>10664</text:p>
          </table:table-cell>
          <table:table-cell office:value-type="float" office:value="17648" calcext:value-type="float">
            <text:p>17648</text:p>
          </table:table-cell>
          <table:table-cell office:value-type="float" office:value="12659" calcext:value-type="float">
            <text:p>12659</text:p>
          </table:table-cell>
          <table:table-cell office:value-type="float" office:value="18875" calcext:value-type="float">
            <text:p>18875</text:p>
          </table:table-cell>
          <table:table-cell office:value-type="float" office:value="11062" calcext:value-type="float">
            <text:p>11062</text:p>
          </table:table-cell>
          <table:table-cell office:value-type="float" office:value="17452" calcext:value-type="float">
            <text:p>1745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87" calcext:value-type="float">
            <text:p>987</text:p>
          </table:table-cell>
          <table:table-cell office:value-type="float" office:value="11567" calcext:value-type="float">
            <text:p>11567</text:p>
          </table:table-cell>
          <table:table-cell office:value-type="float" office:value="17362" calcext:value-type="float">
            <text:p>17362</text:p>
          </table:table-cell>
          <table:table-cell office:value-type="float" office:value="11663" calcext:value-type="float">
            <text:p>11663</text:p>
          </table:table-cell>
          <table:table-cell office:value-type="float" office:value="17755" calcext:value-type="float">
            <text:p>17755</text:p>
          </table:table-cell>
          <table:table-cell office:value-type="float" office:value="12659" calcext:value-type="float">
            <text:p>12659</text:p>
          </table:table-cell>
          <table:table-cell office:value-type="float" office:value="18667" calcext:value-type="float">
            <text:p>18667</text:p>
          </table:table-cell>
          <table:table-cell office:value-type="float" office:value="11363" calcext:value-type="float">
            <text:p>11363</text:p>
          </table:table-cell>
          <table:table-cell office:value-type="float" office:value="17510" calcext:value-type="float">
            <text:p>17510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88" calcext:value-type="float">
            <text:p>988</text:p>
          </table:table-cell>
          <table:table-cell office:value-type="float" office:value="11469" calcext:value-type="float">
            <text:p>11469</text:p>
          </table:table-cell>
          <table:table-cell office:value-type="float" office:value="17377" calcext:value-type="float">
            <text:p>17377</text:p>
          </table:table-cell>
          <table:table-cell office:value-type="float" office:value="11664" calcext:value-type="float">
            <text:p>11664</text:p>
          </table:table-cell>
          <table:table-cell office:value-type="float" office:value="17881" calcext:value-type="float">
            <text:p>17881</text:p>
          </table:table-cell>
          <table:table-cell office:value-type="float" office:value="12658" calcext:value-type="float">
            <text:p>12658</text:p>
          </table:table-cell>
          <table:table-cell office:value-type="float" office:value="18841" calcext:value-type="float">
            <text:p>18841</text:p>
          </table:table-cell>
          <table:table-cell office:value-type="float" office:value="11360" calcext:value-type="float">
            <text:p>11360</text:p>
          </table:table-cell>
          <table:table-cell office:value-type="float" office:value="17265" calcext:value-type="float">
            <text:p>17265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89" calcext:value-type="float">
            <text:p>989</text:p>
          </table:table-cell>
          <table:table-cell office:value-type="float" office:value="11467" calcext:value-type="float">
            <text:p>11467</text:p>
          </table:table-cell>
          <table:table-cell office:value-type="float" office:value="17277" calcext:value-type="float">
            <text:p>17277</text:p>
          </table:table-cell>
          <table:table-cell office:value-type="float" office:value="10764" calcext:value-type="float">
            <text:p>10764</text:p>
          </table:table-cell>
          <table:table-cell office:value-type="float" office:value="17853" calcext:value-type="float">
            <text:p>17853</text:p>
          </table:table-cell>
          <table:table-cell office:value-type="float" office:value="12758" calcext:value-type="float">
            <text:p>12758</text:p>
          </table:table-cell>
          <table:table-cell office:value-type="float" office:value="18802" calcext:value-type="float">
            <text:p>18802</text:p>
          </table:table-cell>
          <table:table-cell office:value-type="float" office:value="11165" calcext:value-type="float">
            <text:p>11165</text:p>
          </table:table-cell>
          <table:table-cell office:value-type="float" office:value="17322" calcext:value-type="float">
            <text:p>17322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90" calcext:value-type="float">
            <text:p>990</text:p>
          </table:table-cell>
          <table:table-cell office:value-type="float" office:value="11466" calcext:value-type="float">
            <text:p>11466</text:p>
          </table:table-cell>
          <table:table-cell office:value-type="float" office:value="17274" calcext:value-type="float">
            <text:p>17274</text:p>
          </table:table-cell>
          <table:table-cell office:value-type="float" office:value="10765" calcext:value-type="float">
            <text:p>10765</text:p>
          </table:table-cell>
          <table:table-cell office:value-type="float" office:value="17731" calcext:value-type="float">
            <text:p>17731</text:p>
          </table:table-cell>
          <table:table-cell office:value-type="float" office:value="12659" calcext:value-type="float">
            <text:p>12659</text:p>
          </table:table-cell>
          <table:table-cell office:value-type="float" office:value="18815" calcext:value-type="float">
            <text:p>18815</text:p>
          </table:table-cell>
          <table:table-cell office:value-type="float" office:value="10264" calcext:value-type="float">
            <text:p>10264</text:p>
          </table:table-cell>
          <table:table-cell office:value-type="float" office:value="17208" calcext:value-type="float">
            <text:p>1720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91" calcext:value-type="float">
            <text:p>991</text:p>
          </table:table-cell>
          <table:table-cell office:value-type="float" office:value="11567" calcext:value-type="float">
            <text:p>11567</text:p>
          </table:table-cell>
          <table:table-cell office:value-type="float" office:value="17330" calcext:value-type="float">
            <text:p>17330</text:p>
          </table:table-cell>
          <table:table-cell office:value-type="float" office:value="10765" calcext:value-type="float">
            <text:p>10765</text:p>
          </table:table-cell>
          <table:table-cell office:value-type="float" office:value="17760" calcext:value-type="float">
            <text:p>17760</text:p>
          </table:table-cell>
          <table:table-cell office:value-type="float" office:value="12659" calcext:value-type="float">
            <text:p>12659</text:p>
          </table:table-cell>
          <table:table-cell office:value-type="float" office:value="18762" calcext:value-type="float">
            <text:p>18762</text:p>
          </table:table-cell>
          <table:table-cell office:value-type="float" office:value="10464" calcext:value-type="float">
            <text:p>10464</text:p>
          </table:table-cell>
          <table:table-cell office:value-type="float" office:value="16998" calcext:value-type="float">
            <text:p>1699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92" calcext:value-type="float">
            <text:p>992</text:p>
          </table:table-cell>
          <table:table-cell office:value-type="float" office:value="11466" calcext:value-type="float">
            <text:p>11466</text:p>
          </table:table-cell>
          <table:table-cell office:value-type="float" office:value="17145" calcext:value-type="float">
            <text:p>17145</text:p>
          </table:table-cell>
          <table:table-cell office:value-type="float" office:value="11466" calcext:value-type="float">
            <text:p>11466</text:p>
          </table:table-cell>
          <table:table-cell office:value-type="float" office:value="17947" calcext:value-type="float">
            <text:p>17947</text:p>
          </table:table-cell>
          <table:table-cell office:value-type="float" office:value="13459" calcext:value-type="float">
            <text:p>13459</text:p>
          </table:table-cell>
          <table:table-cell office:value-type="float" office:value="18790" calcext:value-type="float">
            <text:p>18790</text:p>
          </table:table-cell>
          <table:table-cell office:value-type="float" office:value="10264" calcext:value-type="float">
            <text:p>10264</text:p>
          </table:table-cell>
          <table:table-cell office:value-type="float" office:value="16864" calcext:value-type="float">
            <text:p>16864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93" calcext:value-type="float">
            <text:p>993</text:p>
          </table:table-cell>
          <table:table-cell office:value-type="float" office:value="11467" calcext:value-type="float">
            <text:p>11467</text:p>
          </table:table-cell>
          <table:table-cell office:value-type="float" office:value="17310" calcext:value-type="float">
            <text:p>17310</text:p>
          </table:table-cell>
          <table:table-cell office:value-type="float" office:value="10464" calcext:value-type="float">
            <text:p>10464</text:p>
          </table:table-cell>
          <table:table-cell office:value-type="float" office:value="18146" calcext:value-type="float">
            <text:p>18146</text:p>
          </table:table-cell>
          <table:table-cell office:value-type="float" office:value="12965" calcext:value-type="float">
            <text:p>12965</text:p>
          </table:table-cell>
          <table:table-cell office:value-type="float" office:value="19111" calcext:value-type="float">
            <text:p>19111</text:p>
          </table:table-cell>
          <table:table-cell office:value-type="float" office:value="11361" calcext:value-type="float">
            <text:p>11361</text:p>
          </table:table-cell>
          <table:table-cell office:value-type="float" office:value="16836" calcext:value-type="float">
            <text:p>1683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94" calcext:value-type="float">
            <text:p>994</text:p>
          </table:table-cell>
          <table:table-cell office:value-type="float" office:value="11567" calcext:value-type="float">
            <text:p>11567</text:p>
          </table:table-cell>
          <table:table-cell office:value-type="float" office:value="17486" calcext:value-type="float">
            <text:p>17486</text:p>
          </table:table-cell>
          <table:table-cell office:value-type="float" office:value="11467" calcext:value-type="float">
            <text:p>11467</text:p>
          </table:table-cell>
          <table:table-cell office:value-type="float" office:value="18145" calcext:value-type="float">
            <text:p>18145</text:p>
          </table:table-cell>
          <table:table-cell office:value-type="float" office:value="12661" calcext:value-type="float">
            <text:p>12661</text:p>
          </table:table-cell>
          <table:table-cell office:value-type="float" office:value="19229" calcext:value-type="float">
            <text:p>19229</text:p>
          </table:table-cell>
          <table:table-cell office:value-type="float" office:value="10367" calcext:value-type="float">
            <text:p>10367</text:p>
          </table:table-cell>
          <table:table-cell office:value-type="float" office:value="16871" calcext:value-type="float">
            <text:p>16871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95" calcext:value-type="float">
            <text:p>995</text:p>
          </table:table-cell>
          <table:table-cell office:value-type="float" office:value="11566" calcext:value-type="float">
            <text:p>11566</text:p>
          </table:table-cell>
          <table:table-cell office:value-type="float" office:value="17403" calcext:value-type="float">
            <text:p>17403</text:p>
          </table:table-cell>
          <table:table-cell office:value-type="float" office:value="11365" calcext:value-type="float">
            <text:p>11365</text:p>
          </table:table-cell>
          <table:table-cell office:value-type="float" office:value="18369" calcext:value-type="float">
            <text:p>18369</text:p>
          </table:table-cell>
          <table:table-cell office:value-type="float" office:value="12658" calcext:value-type="float">
            <text:p>12658</text:p>
          </table:table-cell>
          <table:table-cell office:value-type="float" office:value="19038" calcext:value-type="float">
            <text:p>19038</text:p>
          </table:table-cell>
          <table:table-cell office:value-type="float" office:value="11367" calcext:value-type="float">
            <text:p>11367</text:p>
          </table:table-cell>
          <table:table-cell office:value-type="float" office:value="16829" calcext:value-type="float">
            <text:p>1682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96" calcext:value-type="float">
            <text:p>996</text:p>
          </table:table-cell>
          <table:table-cell office:value-type="float" office:value="11466" calcext:value-type="float">
            <text:p>11466</text:p>
          </table:table-cell>
          <table:table-cell office:value-type="float" office:value="17333" calcext:value-type="float">
            <text:p>17333</text:p>
          </table:table-cell>
          <table:table-cell office:value-type="float" office:value="10568" calcext:value-type="float">
            <text:p>10568</text:p>
          </table:table-cell>
          <table:table-cell office:value-type="float" office:value="18465" calcext:value-type="float">
            <text:p>18465</text:p>
          </table:table-cell>
          <table:table-cell office:value-type="float" office:value="12659" calcext:value-type="float">
            <text:p>12659</text:p>
          </table:table-cell>
          <table:table-cell office:value-type="float" office:value="18952" calcext:value-type="float">
            <text:p>18952</text:p>
          </table:table-cell>
          <table:table-cell office:value-type="float" office:value="10965" calcext:value-type="float">
            <text:p>10965</text:p>
          </table:table-cell>
          <table:table-cell office:value-type="float" office:value="16969" calcext:value-type="float">
            <text:p>16969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97" calcext:value-type="float">
            <text:p>997</text:p>
          </table:table-cell>
          <table:table-cell office:value-type="float" office:value="11372" calcext:value-type="float">
            <text:p>11372</text:p>
          </table:table-cell>
          <table:table-cell office:value-type="float" office:value="17527" calcext:value-type="float">
            <text:p>17527</text:p>
          </table:table-cell>
          <table:table-cell office:value-type="float" office:value="11468" calcext:value-type="float">
            <text:p>11468</text:p>
          </table:table-cell>
          <table:table-cell office:value-type="float" office:value="18584" calcext:value-type="float">
            <text:p>18584</text:p>
          </table:table-cell>
          <table:table-cell office:value-type="float" office:value="12659" calcext:value-type="float">
            <text:p>12659</text:p>
          </table:table-cell>
          <table:table-cell office:value-type="float" office:value="18933" calcext:value-type="float">
            <text:p>18933</text:p>
          </table:table-cell>
          <table:table-cell office:value-type="float" office:value="10363" calcext:value-type="float">
            <text:p>10363</text:p>
          </table:table-cell>
          <table:table-cell office:value-type="float" office:value="16978" calcext:value-type="float">
            <text:p>16978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98" calcext:value-type="float">
            <text:p>998</text:p>
          </table:table-cell>
          <table:table-cell office:value-type="float" office:value="11466" calcext:value-type="float">
            <text:p>11466</text:p>
          </table:table-cell>
          <table:table-cell office:value-type="float" office:value="17714" calcext:value-type="float">
            <text:p>17714</text:p>
          </table:table-cell>
          <table:table-cell office:value-type="float" office:value="11467" calcext:value-type="float">
            <text:p>11467</text:p>
          </table:table-cell>
          <table:table-cell office:value-type="float" office:value="18211" calcext:value-type="float">
            <text:p>18211</text:p>
          </table:table-cell>
          <table:table-cell office:value-type="float" office:value="12759" calcext:value-type="float">
            <text:p>12759</text:p>
          </table:table-cell>
          <table:table-cell office:value-type="float" office:value="18883" calcext:value-type="float">
            <text:p>18883</text:p>
          </table:table-cell>
          <table:table-cell office:value-type="float" office:value="11164" calcext:value-type="float">
            <text:p>11164</text:p>
          </table:table-cell>
          <table:table-cell office:value-type="float" office:value="17183" calcext:value-type="float">
            <text:p>17183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999" calcext:value-type="float">
            <text:p>999</text:p>
          </table:table-cell>
          <table:table-cell office:value-type="float" office:value="11566" calcext:value-type="float">
            <text:p>11566</text:p>
          </table:table-cell>
          <table:table-cell office:value-type="float" office:value="17584" calcext:value-type="float">
            <text:p>17584</text:p>
          </table:table-cell>
          <table:table-cell office:value-type="float" office:value="11669" calcext:value-type="float">
            <text:p>11669</text:p>
          </table:table-cell>
          <table:table-cell office:value-type="float" office:value="18114" calcext:value-type="float">
            <text:p>18114</text:p>
          </table:table-cell>
          <table:table-cell office:value-type="float" office:value="12760" calcext:value-type="float">
            <text:p>12760</text:p>
          </table:table-cell>
          <table:table-cell office:value-type="float" office:value="18888" calcext:value-type="float">
            <text:p>18888</text:p>
          </table:table-cell>
          <table:table-cell office:value-type="float" office:value="11364" calcext:value-type="float">
            <text:p>11364</text:p>
          </table:table-cell>
          <table:table-cell office:value-type="float" office:value="16986" calcext:value-type="float">
            <text:p>16986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style-name="ce13" office:value-type="float" office:value="1000" calcext:value-type="float">
            <text:p>1000</text:p>
          </table:table-cell>
          <table:table-cell office:value-type="float" office:value="11568" calcext:value-type="float">
            <text:p>11568</text:p>
          </table:table-cell>
          <table:table-cell office:value-type="float" office:value="17633" calcext:value-type="float">
            <text:p>17633</text:p>
          </table:table-cell>
          <table:table-cell office:value-type="float" office:value="11468" calcext:value-type="float">
            <text:p>11468</text:p>
          </table:table-cell>
          <table:table-cell office:value-type="float" office:value="18042" calcext:value-type="float">
            <text:p>18042</text:p>
          </table:table-cell>
          <table:table-cell office:value-type="float" office:value="12660" calcext:value-type="float">
            <text:p>12660</text:p>
          </table:table-cell>
          <table:table-cell office:value-type="float" office:value="18969" calcext:value-type="float">
            <text:p>18969</text:p>
          </table:table-cell>
          <table:table-cell office:value-type="float" office:value="11364" calcext:value-type="float">
            <text:p>11364</text:p>
          </table:table-cell>
          <table:table-cell office:value-type="float" office:value="17153" calcext:value-type="float">
            <text:p>17153</text:p>
          </table:table-cell>
          <table:table-cell table:number-columns-repeated="998"/>
        </table:table-row>
        <table:table-row table:style-name="ro3" table:number-rows-repeated="1047573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23:40:58.9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20-04-29T00:28:44.733000000</dc:date>
    <meta:editing-duration>PT6H47M34S</meta:editing-duration>
    <meta:editing-cycles>44</meta:editing-cycles>
    <meta:document-statistic meta:table-count="1" meta:cell-count="13649" meta:object-count="0"/>
  </office:meta>
</office:document-meta>
</file>